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B720000009B428C9716555D8079.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adornments="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ru" fo:country="RU" fo:font-style="normal" officeooo:rsid="0072754d" officeooo:paragraph-rsid="0072754d" style:font-style-asian="normal" style:font-style-complex="normal"/>
    </style:style>
    <style:style style:name="P2" style:family="paragraph" style:parent-style-name="Standard">
      <style:text-properties fo:language="ru" fo:country="RU" fo:font-style="normal" officeooo:rsid="0073c117" officeooo:paragraph-rsid="0073c117" style:font-style-asian="normal" style:font-style-complex="normal"/>
    </style:style>
    <style:style style:name="P3" style:family="paragraph" style:parent-style-name="Standard">
      <style:text-properties fo:language="ru" fo:country="RU" fo:font-style="normal" officeooo:rsid="0073c117" officeooo:paragraph-rsid="0073fd95" style:font-style-asian="normal" style:font-style-complex="normal"/>
    </style:style>
    <style:style style:name="P4" style:family="paragraph" style:parent-style-name="Standard">
      <style:text-properties fo:language="ru" fo:country="RU" fo:font-style="normal" officeooo:rsid="0073c117" officeooo:paragraph-rsid="0077986c" style:font-style-asian="normal" style:font-style-complex="normal"/>
    </style:style>
    <style:style style:name="P5" style:family="paragraph" style:parent-style-name="Standard">
      <style:text-properties fo:language="ru" fo:country="RU" fo:font-style="normal" officeooo:rsid="0073fd95" officeooo:paragraph-rsid="0073fd95" style:font-style-asian="normal" style:font-style-complex="normal"/>
    </style:style>
    <style:style style:name="P6" style:family="paragraph" style:parent-style-name="Standard">
      <style:text-properties fo:language="ru" fo:country="RU" fo:font-style="normal" officeooo:rsid="0077986c" officeooo:paragraph-rsid="0077986c" style:font-style-asian="normal" style:font-style-complex="normal"/>
    </style:style>
    <style:style style:name="P7" style:family="paragraph" style:parent-style-name="Standard">
      <style:text-properties fo:language="ru" fo:country="RU" fo:font-style="normal" officeooo:rsid="007a6363" officeooo:paragraph-rsid="007a6363" style:font-style-asian="normal" style:font-style-complex="normal"/>
    </style:style>
    <style:style style:name="P8" style:family="paragraph" style:parent-style-name="Standard">
      <style:text-properties fo:language="ru" fo:country="RU" fo:font-style="normal" officeooo:rsid="007af11d" officeooo:paragraph-rsid="007af11d" style:font-style-asian="normal" style:font-style-complex="normal"/>
    </style:style>
    <style:style style:name="P9" style:family="paragraph" style:parent-style-name="Standard">
      <style:text-properties fo:language="ru" fo:country="RU" fo:font-style="normal" officeooo:rsid="007af11d" officeooo:paragraph-rsid="007bfd59" style:font-style-asian="normal" style:font-style-complex="normal"/>
    </style:style>
    <style:style style:name="P10" style:family="paragraph" style:parent-style-name="Standard">
      <style:text-properties fo:language="ru" fo:country="RU" fo:font-style="normal" officeooo:rsid="007bbeff" officeooo:paragraph-rsid="007bbeff" style:font-style-asian="normal" style:font-style-complex="normal"/>
    </style:style>
    <style:style style:name="P11" style:family="paragraph" style:parent-style-name="Standard">
      <style:text-properties fo:language="ru" fo:country="RU" fo:font-style="normal" officeooo:rsid="007bfd59" officeooo:paragraph-rsid="007bfd59" style:font-style-asian="normal" style:font-style-complex="normal"/>
    </style:style>
    <style:style style:name="P12" style:family="paragraph" style:parent-style-name="Standard">
      <style:text-properties fo:language="ru" fo:country="RU" fo:font-style="normal" officeooo:rsid="007de998" officeooo:paragraph-rsid="007de998" style:font-style-asian="normal" style:font-style-complex="normal"/>
    </style:style>
    <style:style style:name="P13" style:family="paragraph" style:parent-style-name="Standard">
      <style:text-properties fo:language="ru" fo:country="RU" fo:font-style="normal" officeooo:rsid="007ecefd" officeooo:paragraph-rsid="00885e26" style:font-style-asian="normal" style:font-style-complex="normal"/>
    </style:style>
    <style:style style:name="P14" style:family="paragraph" style:parent-style-name="Standard">
      <style:text-properties fo:language="ru" fo:country="RU" fo:font-style="normal" officeooo:rsid="008fb2eb" officeooo:paragraph-rsid="008fb2eb" style:font-style-asian="normal" style:font-style-complex="normal"/>
    </style:style>
    <style:style style:name="P15" style:family="paragraph" style:parent-style-name="Standard">
      <style:text-properties fo:language="ru" fo:country="RU" fo:font-style="normal" officeooo:rsid="00945c29" officeooo:paragraph-rsid="009aa109" style:font-style-asian="normal" style:font-style-complex="normal"/>
    </style:style>
    <style:style style:name="P16" style:family="paragraph" style:parent-style-name="Standard">
      <style:text-properties fo:language="ru" fo:country="RU" fo:font-style="normal" officeooo:rsid="009be487" officeooo:paragraph-rsid="00a0aa89" style:font-style-asian="normal" style:font-style-complex="normal"/>
    </style:style>
    <style:style style:name="P17" style:family="paragraph" style:parent-style-name="Standard">
      <style:text-properties fo:language="ru" fo:country="RU" fo:font-style="normal" officeooo:rsid="00a0ab3e" officeooo:paragraph-rsid="00a0ab3e" style:font-style-asian="normal" style:font-style-complex="normal"/>
    </style:style>
    <style:style style:name="P18" style:family="paragraph" style:parent-style-name="Standard">
      <style:text-properties fo:language="ru" fo:country="RU" fo:font-style="normal" officeooo:rsid="00a0ab3e" officeooo:paragraph-rsid="00a41c24" style:font-style-asian="normal" style:font-style-complex="normal"/>
    </style:style>
    <style:style style:name="P19" style:family="paragraph" style:parent-style-name="Standard">
      <style:text-properties fo:language="ru" fo:country="RU" fo:font-style="normal" officeooo:rsid="00a0ab3e" officeooo:paragraph-rsid="00a4f3c4" style:font-style-asian="normal" style:font-style-complex="normal"/>
    </style:style>
    <style:style style:name="P20" style:family="paragraph" style:parent-style-name="Standard">
      <style:text-properties fo:language="ru" fo:country="RU" fo:font-style="normal" officeooo:rsid="00a4f3c4" officeooo:paragraph-rsid="00a4f3c4" style:font-style-asian="normal" style:font-style-complex="normal"/>
    </style:style>
    <style:style style:name="P21" style:family="paragraph" style:parent-style-name="Standard">
      <style:text-properties fo:language="ru" fo:country="RU" fo:font-style="normal" officeooo:rsid="00a907d0" officeooo:paragraph-rsid="00a907d0" style:font-style-asian="normal" style:font-style-complex="normal"/>
    </style:style>
    <style:style style:name="P22" style:family="paragraph" style:parent-style-name="Standard">
      <style:text-properties fo:language="ru" fo:country="RU" fo:font-style="normal" officeooo:rsid="00aa4620" officeooo:paragraph-rsid="00aa4620" style:font-style-asian="normal" style:font-style-complex="normal"/>
    </style:style>
    <style:style style:name="P23" style:family="paragraph" style:parent-style-name="Standard">
      <style:text-properties fo:language="ru" fo:country="RU" fo:font-style="normal" officeooo:rsid="00acef47" officeooo:paragraph-rsid="00acef47" style:font-style-asian="normal" style:font-style-complex="normal"/>
    </style:style>
    <style:style style:name="P24" style:family="paragraph" style:parent-style-name="Standard">
      <style:text-properties fo:language="ru" fo:country="RU" fo:font-style="normal" officeooo:rsid="00acef47" officeooo:paragraph-rsid="00b05260" style:font-style-asian="normal" style:font-style-complex="normal"/>
    </style:style>
    <style:style style:name="P25" style:family="paragraph" style:parent-style-name="Standard">
      <style:text-properties fo:language="ru" fo:country="RU" fo:font-style="normal" officeooo:rsid="00ad85b9" officeooo:paragraph-rsid="00b24294" style:font-style-asian="normal" style:font-style-complex="normal"/>
    </style:style>
    <style:style style:name="P26" style:family="paragraph" style:parent-style-name="Standard">
      <style:text-properties fo:language="ru" fo:country="RU" fo:font-style="normal" officeooo:rsid="00b38469" officeooo:paragraph-rsid="00b38469" style:font-style-asian="normal" style:font-style-complex="normal"/>
    </style:style>
    <style:style style:name="P27" style:family="paragraph" style:parent-style-name="Standard">
      <style:text-properties fo:language="ru" fo:country="RU" fo:font-style="normal" officeooo:rsid="00b50481" officeooo:paragraph-rsid="00b50481" style:font-style-asian="normal" style:font-style-complex="normal"/>
    </style:style>
    <style:style style:name="P28" style:family="paragraph" style:parent-style-name="Standard">
      <style:text-properties fo:language="ru" fo:country="RU" fo:font-style="normal" officeooo:rsid="00b50481" officeooo:paragraph-rsid="00b7f185" style:font-style-asian="normal" style:font-style-complex="normal"/>
    </style:style>
    <style:style style:name="P29" style:family="paragraph" style:parent-style-name="Standard">
      <style:text-properties fo:language="ru" fo:country="RU" fo:font-style="normal" officeooo:rsid="00b7f185" officeooo:paragraph-rsid="00b7f185" style:font-style-asian="normal" style:font-style-complex="normal"/>
    </style:style>
    <style:style style:name="P30" style:family="paragraph" style:parent-style-name="Standard">
      <style:text-properties fo:language="ru" fo:country="RU" fo:font-style="normal" officeooo:rsid="00b8b325" officeooo:paragraph-rsid="00b8b325" style:font-style-asian="normal" style:font-style-complex="normal"/>
    </style:style>
    <style:style style:name="P31" style:family="paragraph" style:parent-style-name="Standard">
      <style:text-properties fo:language="ru" fo:country="RU" fo:font-style="normal" officeooo:rsid="00bda49a" officeooo:paragraph-rsid="00c452b8" style:font-style-asian="normal" style:font-style-complex="normal"/>
    </style:style>
    <style:style style:name="P32" style:family="paragraph" style:parent-style-name="Standard">
      <style:text-properties fo:language="ru" fo:country="RU" fo:font-style="normal" officeooo:rsid="00ca9860" officeooo:paragraph-rsid="00ca9860" style:font-style-asian="normal" style:font-style-complex="normal"/>
    </style:style>
    <style:style style:name="P33" style:family="paragraph" style:parent-style-name="Standard">
      <style:text-properties fo:language="ru" fo:country="RU" fo:font-style="normal" officeooo:rsid="00cccf80" officeooo:paragraph-rsid="00cccf80" style:font-style-asian="normal" style:font-style-complex="normal"/>
    </style:style>
    <style:style style:name="P34" style:family="paragraph" style:parent-style-name="Standard">
      <style:text-properties fo:language="ru" fo:country="RU" fo:font-style="normal" officeooo:rsid="00da8077" officeooo:paragraph-rsid="00dc4584" style:font-style-asian="normal" style:font-style-complex="normal"/>
    </style:style>
    <style:style style:name="P35" style:family="paragraph" style:parent-style-name="Standard">
      <style:text-properties fo:language="ru" fo:country="RU" fo:font-style="normal" officeooo:rsid="00e2f5e0" officeooo:paragraph-rsid="00e4bc85" style:font-style-asian="normal" style:font-style-complex="normal"/>
    </style:style>
    <style:style style:name="P36" style:family="paragraph" style:parent-style-name="Standard">
      <style:text-properties fo:language="ru" fo:country="RU" fo:font-style="normal" officeooo:rsid="00e58a79" officeooo:paragraph-rsid="00e58a79" style:font-style-asian="normal" style:font-style-complex="normal"/>
    </style:style>
    <style:style style:name="P37" style:family="paragraph" style:parent-style-name="Standard">
      <style:text-properties fo:language="ru" fo:country="RU" fo:font-style="normal" officeooo:rsid="00e8e230" officeooo:paragraph-rsid="00f3f0d1" style:font-style-asian="normal" style:font-style-complex="normal"/>
    </style:style>
    <style:style style:name="P38" style:family="paragraph" style:parent-style-name="Standard">
      <style:text-properties fo:language="ru" fo:country="RU" fo:font-style="normal" officeooo:rsid="00f586aa" officeooo:paragraph-rsid="00f70918" style:font-style-asian="normal" style:font-style-complex="normal"/>
    </style:style>
    <style:style style:name="P39" style:family="paragraph" style:parent-style-name="Standard">
      <style:text-properties fo:language="ru" fo:country="RU" fo:font-style="normal" officeooo:rsid="00fb6839" officeooo:paragraph-rsid="00fb6839" style:font-style-asian="normal" style:font-style-complex="normal"/>
    </style:style>
    <style:style style:name="P40" style:family="paragraph" style:parent-style-name="Standard">
      <style:text-properties fo:language="ru" fo:country="RU" fo:font-style="normal" officeooo:rsid="010590e4" officeooo:paragraph-rsid="010590e4" style:font-style-asian="normal" style:font-style-complex="normal"/>
    </style:style>
    <style:style style:name="P41" style:family="paragraph" style:parent-style-name="Standard">
      <style:text-properties fo:language="ru" fo:country="RU" fo:font-style="normal" officeooo:rsid="01081208" officeooo:paragraph-rsid="01081208" style:font-style-asian="normal" style:font-style-complex="normal"/>
    </style:style>
    <style:style style:name="P42" style:family="paragraph" style:parent-style-name="Standard">
      <style:text-properties fo:language="ru" fo:country="RU" fo:font-style="normal" officeooo:rsid="013dcc58" officeooo:paragraph-rsid="013dcc58" style:font-style-asian="normal" style:font-style-complex="normal"/>
    </style:style>
    <style:style style:name="P43" style:family="paragraph" style:parent-style-name="Standard">
      <style:text-properties fo:language="ru" fo:country="RU" fo:font-style="normal" officeooo:rsid="0144ad3f" officeooo:paragraph-rsid="0145cd65" style:font-style-asian="normal" style:font-style-complex="normal"/>
    </style:style>
    <style:style style:name="P44" style:family="paragraph" style:parent-style-name="Standard">
      <style:text-properties fo:language="ru" fo:country="RU" fo:font-style="normal" officeooo:rsid="0146aa26" officeooo:paragraph-rsid="0146aa26" style:font-style-asian="normal" style:font-style-complex="normal"/>
    </style:style>
    <style:style style:name="P45" style:family="paragraph" style:parent-style-name="Standard">
      <style:text-properties fo:language="ru" fo:country="RU" fo:font-style="normal" officeooo:rsid="0147aad1" officeooo:paragraph-rsid="014902d8" style:font-style-asian="normal" style:font-style-complex="normal"/>
    </style:style>
    <style:style style:name="P46" style:family="paragraph" style:parent-style-name="Standard">
      <style:text-properties fo:language="ru" fo:country="RU" fo:font-style="normal" officeooo:rsid="0149b9d2" officeooo:paragraph-rsid="014a27e7" style:font-style-asian="normal" style:font-style-complex="normal"/>
    </style:style>
    <style:style style:name="P47" style:family="paragraph" style:parent-style-name="Standard">
      <style:text-properties fo:language="ru" fo:country="RU" fo:font-style="normal" officeooo:rsid="014cbda9" officeooo:paragraph-rsid="014cbda9" style:font-style-asian="normal" style:font-style-complex="normal"/>
    </style:style>
    <style:style style:name="P48" style:family="paragraph" style:parent-style-name="Standard">
      <style:text-properties fo:language="ru" fo:country="RU" fo:font-style="normal" officeooo:rsid="014cbda9" officeooo:paragraph-rsid="014f8b5b" style:font-style-asian="normal" style:font-style-complex="normal"/>
    </style:style>
    <style:style style:name="P49" style:family="paragraph" style:parent-style-name="Standard">
      <style:text-properties fo:language="ru" fo:country="RU" fo:font-style="normal" officeooo:rsid="014cbda9" officeooo:paragraph-rsid="01550fb3" style:font-style-asian="normal" style:font-style-complex="normal"/>
    </style:style>
    <style:style style:name="P50" style:family="paragraph" style:parent-style-name="Standard">
      <style:text-properties fo:language="ru" fo:country="RU" fo:font-style="normal" officeooo:rsid="015b6ff4" officeooo:paragraph-rsid="015e4640" style:font-style-asian="normal" style:font-style-complex="normal"/>
    </style:style>
    <style:style style:name="P51" style:family="paragraph" style:parent-style-name="Standard">
      <style:text-properties fo:language="ru" fo:country="RU" fo:font-style="normal" officeooo:rsid="015fc487" officeooo:paragraph-rsid="015fc487" style:font-style-asian="normal" style:font-style-complex="normal"/>
    </style:style>
    <style:style style:name="P52" style:family="paragraph" style:parent-style-name="Standard">
      <style:text-properties fo:language="ru" fo:country="RU" fo:font-style="normal" officeooo:rsid="01612c4f" officeooo:paragraph-rsid="01636651" style:font-style-asian="normal" style:font-style-complex="normal"/>
    </style:style>
    <style:style style:name="P53" style:family="paragraph" style:parent-style-name="Standard">
      <style:text-properties fo:language="ru" fo:country="RU" fo:font-style="normal" officeooo:rsid="016947b1" officeooo:paragraph-rsid="016cdc32" style:font-style-asian="normal" style:font-style-complex="normal"/>
    </style:style>
    <style:style style:name="P54" style:family="paragraph" style:parent-style-name="Standard">
      <style:text-properties fo:language="ru" fo:country="RU" fo:font-style="normal" officeooo:rsid="016947b1" officeooo:paragraph-rsid="016f763d" style:font-style-asian="normal" style:font-style-complex="normal"/>
    </style:style>
    <style:style style:name="P55" style:family="paragraph" style:parent-style-name="Standard">
      <style:text-properties fo:language="ru" fo:country="RU" fo:font-style="normal" officeooo:rsid="016947b1" officeooo:paragraph-rsid="01735a37" style:font-style-asian="normal" style:font-style-complex="normal"/>
    </style:style>
    <style:style style:name="P56" style:family="paragraph" style:parent-style-name="Standard">
      <style:text-properties fo:language="ru" fo:country="RU" fo:font-style="normal" officeooo:rsid="016947b1" officeooo:paragraph-rsid="0176735d" style:font-style-asian="normal" style:font-style-complex="normal"/>
    </style:style>
    <style:style style:name="P57" style:family="paragraph" style:parent-style-name="Standard">
      <style:text-properties fo:language="ru" fo:country="RU" fo:font-style="normal" officeooo:rsid="016947b1" officeooo:paragraph-rsid="01850e20" style:font-style-asian="normal" style:font-style-complex="normal"/>
    </style:style>
    <style:style style:name="P58" style:family="paragraph" style:parent-style-name="Standard">
      <style:text-properties fo:language="ru" fo:country="RU" fo:font-style="normal" officeooo:rsid="017100c2" officeooo:paragraph-rsid="017100c2" style:font-style-asian="normal" style:font-style-complex="normal"/>
    </style:style>
    <style:style style:name="P59" style:family="paragraph" style:parent-style-name="Standard">
      <style:text-properties fo:language="ru" fo:country="RU" fo:font-style="normal" officeooo:rsid="0174abe8" officeooo:paragraph-rsid="0174abe8" style:font-style-asian="normal" style:font-style-complex="normal"/>
    </style:style>
    <style:style style:name="P60" style:family="paragraph" style:parent-style-name="Standard">
      <style:text-properties fo:language="ru" fo:country="RU" fo:font-style="normal" officeooo:rsid="0176735d" officeooo:paragraph-rsid="017a8dc8" style:font-style-asian="normal" style:font-style-complex="normal"/>
    </style:style>
    <style:style style:name="P61" style:family="paragraph" style:parent-style-name="Standard">
      <style:text-properties fo:language="ru" fo:country="RU" fo:font-style="normal" officeooo:rsid="017ef677" officeooo:paragraph-rsid="017fe353" style:font-style-asian="normal" style:font-style-complex="normal"/>
    </style:style>
    <style:style style:name="P62" style:family="paragraph" style:parent-style-name="Standard">
      <style:text-properties fo:language="ru" fo:country="RU" fo:font-style="normal" officeooo:rsid="018386c3" officeooo:paragraph-rsid="018386c3" style:font-style-asian="normal" style:font-style-complex="normal"/>
    </style:style>
    <style:style style:name="P63" style:family="paragraph" style:parent-style-name="Standard">
      <style:text-properties fo:language="ru" fo:country="RU" fo:font-style="normal" officeooo:rsid="01872d05" officeooo:paragraph-rsid="01872d05" style:font-style-asian="normal" style:font-style-complex="normal"/>
    </style:style>
    <style:style style:name="P64" style:family="paragraph" style:parent-style-name="Standard">
      <style:text-properties fo:language="ru" fo:country="RU" fo:font-style="normal" officeooo:rsid="0188bde6" officeooo:paragraph-rsid="0188bde6" style:font-style-asian="normal" style:font-style-complex="normal"/>
    </style:style>
    <style:style style:name="P65" style:family="paragraph" style:parent-style-name="Standard">
      <style:text-properties fo:language="ru" fo:country="RU" fo:font-style="normal" officeooo:rsid="0188bde6" officeooo:paragraph-rsid="018b7f8e" style:font-style-asian="normal" style:font-style-complex="normal"/>
    </style:style>
    <style:style style:name="P66" style:family="paragraph" style:parent-style-name="Standard">
      <style:text-properties fo:language="ru" fo:country="RU" fo:font-style="normal" officeooo:rsid="018cc3be" officeooo:paragraph-rsid="01904d3d" style:font-style-asian="normal" style:font-style-complex="normal"/>
    </style:style>
    <style:style style:name="P67" style:family="paragraph" style:parent-style-name="Standard">
      <style:text-properties fo:language="ru" fo:country="RU" fo:font-style="normal" officeooo:rsid="019202e8" officeooo:paragraph-rsid="01932064" style:font-style-asian="normal" style:font-style-complex="normal"/>
    </style:style>
    <style:style style:name="P68" style:family="paragraph" style:parent-style-name="Standard">
      <style:text-properties fo:language="ru" fo:country="RU" fo:font-style="normal" officeooo:rsid="01932064" officeooo:paragraph-rsid="01932064" style:font-style-asian="normal" style:font-style-complex="normal"/>
    </style:style>
    <style:style style:name="P69" style:family="paragraph" style:parent-style-name="Standard">
      <style:text-properties fo:language="ru" fo:country="RU" fo:font-style="normal" officeooo:rsid="01948ce7" officeooo:paragraph-rsid="01948ce7" style:font-style-asian="normal" style:font-style-complex="normal"/>
    </style:style>
    <style:style style:name="P70" style:family="paragraph" style:parent-style-name="Standard">
      <style:text-properties fo:language="ru" fo:country="RU" fo:font-style="normal" officeooo:rsid="0189c69e" officeooo:paragraph-rsid="0189e394" style:font-style-asian="normal" style:font-style-complex="normal"/>
    </style:style>
    <style:style style:name="P71" style:family="paragraph" style:parent-style-name="Standard">
      <style:text-properties fo:language="ru" fo:country="RU" fo:font-style="normal" officeooo:rsid="0189c69e" officeooo:paragraph-rsid="018b7f8e" style:font-style-asian="normal" style:font-style-complex="normal"/>
    </style:style>
    <style:style style:name="P72" style:family="paragraph" style:parent-style-name="Standard">
      <style:text-properties fo:language="ru" fo:country="RU" fo:font-style="normal" officeooo:rsid="0197e3c7" officeooo:paragraph-rsid="0197e3c7" style:font-style-asian="normal" style:font-style-complex="normal"/>
    </style:style>
    <style:style style:name="P73" style:family="paragraph" style:parent-style-name="Standard">
      <style:text-properties fo:language="ru" fo:country="RU" fo:font-style="normal" officeooo:rsid="01987dfa" officeooo:paragraph-rsid="01987dfa" style:font-style-asian="normal" style:font-style-complex="normal"/>
    </style:style>
    <style:style style:name="P74" style:family="paragraph" style:parent-style-name="Standard">
      <style:text-properties fo:language="ru" fo:country="RU" fo:font-style="normal" officeooo:rsid="01996503" officeooo:paragraph-rsid="01996503" style:font-style-asian="normal" style:font-style-complex="normal"/>
    </style:style>
    <style:style style:name="P75" style:family="paragraph" style:parent-style-name="Standard">
      <style:text-properties fo:language="ru" fo:country="RU" fo:font-style="normal" officeooo:rsid="01996503" officeooo:paragraph-rsid="019d1ad0" style:font-style-asian="normal" style:font-style-complex="normal"/>
    </style:style>
    <style:style style:name="P76" style:family="paragraph" style:parent-style-name="Standard">
      <style:text-properties fo:language="ru" fo:country="RU" fo:font-style="normal" officeooo:rsid="019e92a6" officeooo:paragraph-rsid="019e92a6" style:font-style-asian="normal" style:font-style-complex="normal"/>
    </style:style>
    <style:style style:name="P77" style:family="paragraph" style:parent-style-name="Standard">
      <style:text-properties fo:language="ru" fo:country="RU" fo:font-style="normal" officeooo:rsid="019e92a6" officeooo:paragraph-rsid="019f95f7" style:font-style-asian="normal" style:font-style-complex="normal"/>
    </style:style>
    <style:style style:name="P78" style:family="paragraph" style:parent-style-name="Standard">
      <style:text-properties fo:language="ru" fo:country="RU" fo:font-style="normal" officeooo:rsid="019f95f7" officeooo:paragraph-rsid="019f95f7" style:font-style-asian="normal" style:font-style-complex="normal"/>
    </style:style>
    <style:style style:name="P79" style:family="paragraph" style:parent-style-name="Standard">
      <style:text-properties fo:language="ru" fo:country="RU" fo:font-style="normal" officeooo:rsid="01a069fd" officeooo:paragraph-rsid="01a069fd" style:font-style-asian="normal" style:font-style-complex="normal"/>
    </style:style>
    <style:style style:name="P80" style:family="paragraph" style:parent-style-name="Standard">
      <style:text-properties fo:language="ru" fo:country="RU" fo:font-style="normal" officeooo:rsid="01a7d4a5" officeooo:paragraph-rsid="01a7d4a5" style:font-style-asian="normal" style:font-style-complex="normal"/>
    </style:style>
    <style:style style:name="P81" style:family="paragraph" style:parent-style-name="Standard">
      <style:text-properties fo:language="ru" fo:country="RU" fo:font-style="normal" officeooo:rsid="01aa8f82" officeooo:paragraph-rsid="01ab7c41" style:font-style-asian="normal" style:font-style-complex="normal"/>
    </style:style>
    <style:style style:name="P82" style:family="paragraph" style:parent-style-name="Standard">
      <style:text-properties fo:language="ru" fo:country="RU" fo:font-style="normal" officeooo:rsid="01ac386d" officeooo:paragraph-rsid="01b06fb7" style:font-style-asian="normal" style:font-style-complex="normal"/>
    </style:style>
    <style:style style:name="P83" style:family="paragraph" style:parent-style-name="Standard">
      <style:text-properties fo:language="ru" fo:country="RU" fo:font-style="normal" officeooo:rsid="01ad5bc2" officeooo:paragraph-rsid="01ad5bc2" style:font-style-asian="normal" style:font-style-complex="normal"/>
    </style:style>
    <style:style style:name="P84" style:family="paragraph" style:parent-style-name="Standard">
      <style:text-properties fo:language="ru" fo:country="RU" fo:font-style="normal" officeooo:rsid="01ad5bc2" officeooo:paragraph-rsid="01add0ae" style:font-style-asian="normal" style:font-style-complex="normal"/>
    </style:style>
    <style:style style:name="P85" style:family="paragraph" style:parent-style-name="Standard">
      <style:text-properties fo:language="ru" fo:country="RU" fo:font-style="normal" officeooo:rsid="01bb7930" officeooo:paragraph-rsid="01bbae20" style:font-style-asian="normal" style:font-style-complex="normal"/>
    </style:style>
    <style:style style:name="P86" style:family="paragraph" style:parent-style-name="Standard">
      <style:text-properties fo:language="ru" fo:country="RU" fo:font-style="normal" officeooo:rsid="01bd3ba6" officeooo:paragraph-rsid="01c20b37" style:font-style-asian="normal" style:font-style-complex="normal"/>
    </style:style>
    <style:style style:name="P87" style:family="paragraph" style:parent-style-name="Standard">
      <style:text-properties fo:language="ru" fo:country="RU" fo:font-style="normal" officeooo:rsid="01bd3ba6" officeooo:paragraph-rsid="01c48934" style:font-style-asian="normal" style:font-style-complex="normal"/>
    </style:style>
    <style:style style:name="P88" style:family="paragraph" style:parent-style-name="Standard">
      <style:text-properties fo:language="ru" fo:country="RU" fo:font-style="normal" officeooo:rsid="01bd3ba6" officeooo:paragraph-rsid="01c614ce" style:font-style-asian="normal" style:font-style-complex="normal"/>
    </style:style>
    <style:style style:name="P89" style:family="paragraph" style:parent-style-name="Standard">
      <style:text-properties fo:language="ru" fo:country="RU" fo:font-style="normal" officeooo:rsid="01bd3ba6" officeooo:paragraph-rsid="01cf215b" style:font-style-asian="normal" style:font-style-complex="normal"/>
    </style:style>
    <style:style style:name="P90" style:family="paragraph" style:parent-style-name="Standard">
      <style:text-properties fo:language="ru" fo:country="RU" fo:font-style="normal" officeooo:rsid="01bd3ba6" officeooo:paragraph-rsid="01da395c" style:font-style-asian="normal" style:font-style-complex="normal"/>
    </style:style>
    <style:style style:name="P91" style:family="paragraph" style:parent-style-name="Standard">
      <style:text-properties fo:language="ru" fo:country="RU" fo:font-style="normal" officeooo:rsid="01bd3ba6" officeooo:paragraph-rsid="01db3a9b" style:font-style-asian="normal" style:font-style-complex="normal"/>
    </style:style>
    <style:style style:name="P92" style:family="paragraph" style:parent-style-name="Standard">
      <style:text-properties fo:language="ru" fo:country="RU" fo:font-style="normal" officeooo:rsid="01c48934" officeooo:paragraph-rsid="01c48934" style:font-style-asian="normal" style:font-style-complex="normal"/>
    </style:style>
    <style:style style:name="P93" style:family="paragraph" style:parent-style-name="Standard">
      <style:text-properties fo:language="ru" fo:country="RU" fo:font-style="normal" officeooo:rsid="01ab7c41" officeooo:paragraph-rsid="01ab7c41" style:font-style-asian="normal" style:font-style-complex="normal"/>
    </style:style>
    <style:style style:name="P94" style:family="paragraph" style:parent-style-name="Standard">
      <style:text-properties fo:language="ru" fo:country="RU" fo:font-style="normal" officeooo:rsid="01bf0653" officeooo:paragraph-rsid="01c20b37" style:font-style-asian="normal" style:font-style-complex="normal"/>
    </style:style>
    <style:style style:name="P95" style:family="paragraph" style:parent-style-name="Standard">
      <style:text-properties fo:language="ru" fo:country="RU" fo:font-style="normal" officeooo:rsid="01bf0653" officeooo:paragraph-rsid="01c48934" style:font-style-asian="normal" style:font-style-complex="normal"/>
    </style:style>
    <style:style style:name="P96" style:family="paragraph" style:parent-style-name="Standard">
      <style:text-properties fo:language="ru" fo:country="RU" fo:font-style="normal" officeooo:rsid="01bf0653" officeooo:paragraph-rsid="01d8b304" style:font-style-asian="normal" style:font-style-complex="normal"/>
    </style:style>
    <style:style style:name="P97" style:family="paragraph" style:parent-style-name="Standard">
      <style:text-properties fo:language="ru" fo:country="RU" fo:font-style="normal" officeooo:rsid="01bf0653" officeooo:paragraph-rsid="01d91e94" style:font-style-asian="normal" style:font-style-complex="normal"/>
    </style:style>
    <style:style style:name="P98" style:family="paragraph" style:parent-style-name="Standard">
      <style:text-properties fo:language="ru" fo:country="RU" fo:font-style="normal" officeooo:rsid="01bf0653" officeooo:paragraph-rsid="01da395c" style:font-style-asian="normal" style:font-style-complex="normal"/>
    </style:style>
    <style:style style:name="P99" style:family="paragraph" style:parent-style-name="Standard">
      <style:text-properties fo:language="ru" fo:country="RU" fo:font-style="normal" officeooo:rsid="01bf0653" officeooo:paragraph-rsid="01db697d" style:font-style-asian="normal" style:font-style-complex="normal"/>
    </style:style>
    <style:style style:name="P100" style:family="paragraph" style:parent-style-name="Standard">
      <style:text-properties fo:language="ru" fo:country="RU" fo:font-style="normal" officeooo:rsid="01bf0653" officeooo:paragraph-rsid="01e0ab2c" style:font-style-asian="normal" style:font-style-complex="normal"/>
    </style:style>
    <style:style style:name="P101" style:family="paragraph" style:parent-style-name="Standard">
      <style:text-properties fo:language="ru" fo:country="RU" fo:font-style="normal" officeooo:rsid="01bf0653" officeooo:paragraph-rsid="01e6efc0" style:font-style-asian="normal" style:font-style-complex="normal"/>
    </style:style>
    <style:style style:name="P102" style:family="paragraph" style:parent-style-name="Standard">
      <style:text-properties fo:language="ru" fo:country="RU" fo:font-style="normal" officeooo:rsid="01bf0653" officeooo:paragraph-rsid="01e7243a" style:font-style-asian="normal" style:font-style-complex="normal"/>
    </style:style>
    <style:style style:name="P103" style:family="paragraph" style:parent-style-name="Standard">
      <style:text-properties fo:language="ru" fo:country="RU" fo:font-style="normal" officeooo:rsid="01bf0653" officeooo:paragraph-rsid="01ef2402" style:font-style-asian="normal" style:font-style-complex="normal"/>
    </style:style>
    <style:style style:name="P104" style:family="paragraph" style:parent-style-name="Standard">
      <style:text-properties fo:language="ru" fo:country="RU" fo:font-style="normal" officeooo:rsid="01bf0653" officeooo:paragraph-rsid="01ef452b" style:font-style-asian="normal" style:font-style-complex="normal"/>
    </style:style>
    <style:style style:name="P105" style:family="paragraph" style:parent-style-name="Standard">
      <style:text-properties fo:language="ru" fo:country="RU" fo:font-style="normal" officeooo:rsid="01bf0653" officeooo:paragraph-rsid="01f036a0" style:font-style-asian="normal" style:font-style-complex="normal"/>
    </style:style>
    <style:style style:name="P106" style:family="paragraph" style:parent-style-name="Standard">
      <style:text-properties fo:language="ru" fo:country="RU" fo:font-style="normal" officeooo:rsid="01bf0653" officeooo:paragraph-rsid="01f0ea24" style:font-style-asian="normal" style:font-style-complex="normal"/>
    </style:style>
    <style:style style:name="P107" style:family="paragraph" style:parent-style-name="Standard">
      <style:text-properties fo:language="ru" fo:country="RU" fo:font-style="normal" officeooo:rsid="01bf0653" officeooo:paragraph-rsid="01f23090" style:font-style-asian="normal" style:font-style-complex="normal"/>
    </style:style>
    <style:style style:name="P108" style:family="paragraph" style:parent-style-name="Standard">
      <style:text-properties fo:language="ru" fo:country="RU" fo:font-style="normal" officeooo:rsid="01ced853" officeooo:paragraph-rsid="01ced853" style:font-style-asian="normal" style:font-style-complex="normal"/>
    </style:style>
    <style:style style:name="P109" style:family="paragraph" style:parent-style-name="Standard">
      <style:text-properties fo:language="ru" fo:country="RU" fo:font-style="normal" officeooo:rsid="01d14342" officeooo:paragraph-rsid="01d14342" style:font-style-asian="normal" style:font-style-complex="normal"/>
    </style:style>
    <style:style style:name="P110" style:family="paragraph" style:parent-style-name="Standard">
      <style:text-properties fo:language="ru" fo:country="RU" fo:font-style="normal" officeooo:rsid="01d31e91" officeooo:paragraph-rsid="01d31e91" style:font-style-asian="normal" style:font-style-complex="normal"/>
    </style:style>
    <style:style style:name="P111" style:family="paragraph" style:parent-style-name="Standard">
      <style:text-properties fo:language="ru" fo:country="RU" fo:font-style="normal" officeooo:rsid="01d323cd" officeooo:paragraph-rsid="01d323cd" style:font-style-asian="normal" style:font-style-complex="normal"/>
    </style:style>
    <style:style style:name="P112" style:family="paragraph" style:parent-style-name="Standard">
      <style:text-properties fo:language="ru" fo:country="RU" fo:font-style="normal" officeooo:rsid="01d6f549" officeooo:paragraph-rsid="01d6f549" style:font-style-asian="normal" style:font-style-complex="normal"/>
    </style:style>
    <style:style style:name="P113" style:family="paragraph" style:parent-style-name="Standard">
      <style:text-properties fo:language="ru" fo:country="RU" fo:font-style="normal" officeooo:rsid="01e0ab2c" officeooo:paragraph-rsid="01e0ab2c" style:font-style-asian="normal" style:font-style-complex="normal"/>
    </style:style>
    <style:style style:name="P114" style:family="paragraph" style:parent-style-name="Standard">
      <style:text-properties fo:language="ru" fo:country="RU" fo:font-style="normal" officeooo:rsid="01e2b316" officeooo:paragraph-rsid="01e2b316" style:font-style-asian="normal" style:font-style-complex="normal"/>
    </style:style>
    <style:style style:name="P115" style:family="paragraph" style:parent-style-name="Standard">
      <style:text-properties fo:language="ru" fo:country="RU" fo:font-style="normal" officeooo:rsid="01e30eb0" officeooo:paragraph-rsid="01e62873" style:font-style-asian="normal" style:font-style-complex="normal"/>
    </style:style>
    <style:style style:name="P116" style:family="paragraph" style:parent-style-name="Standard">
      <style:text-properties fo:language="ru" fo:country="RU" fo:font-style="normal" officeooo:rsid="01e6efc0" officeooo:paragraph-rsid="01e6efc0" style:font-style-asian="normal" style:font-style-complex="normal"/>
    </style:style>
    <style:style style:name="P117" style:family="paragraph" style:parent-style-name="Standard">
      <style:text-properties fo:language="ru" fo:country="RU" fo:font-style="normal" officeooo:rsid="01e76270" officeooo:paragraph-rsid="01e76270" style:font-style-asian="normal" style:font-style-complex="normal"/>
    </style:style>
    <style:style style:name="P118" style:family="paragraph" style:parent-style-name="Standard">
      <style:text-properties fo:language="ru" fo:country="RU" fo:font-style="normal" officeooo:rsid="01eb9b72" officeooo:paragraph-rsid="01ebffad" style:font-style-asian="normal" style:font-style-complex="normal"/>
    </style:style>
    <style:style style:name="P119" style:family="paragraph" style:parent-style-name="Standard">
      <style:text-properties fo:language="ru" fo:country="RU" fo:font-style="normal" officeooo:rsid="01f230d3" officeooo:paragraph-rsid="01f230d3" style:font-style-asian="normal" style:font-style-complex="normal"/>
    </style:style>
    <style:style style:name="P120" style:family="paragraph" style:parent-style-name="Standard">
      <style:text-properties fo:language="ru" fo:country="RU" fo:font-style="normal" officeooo:rsid="01f3b9e3" officeooo:paragraph-rsid="01f3b9e3" style:font-style-asian="normal" style:font-style-complex="normal"/>
    </style:style>
    <style:style style:name="P121" style:family="paragraph" style:parent-style-name="Standard">
      <style:text-properties fo:language="ru" fo:country="RU" fo:font-style="normal" officeooo:rsid="01f8026f" officeooo:paragraph-rsid="01fbdb3d" style:font-style-asian="normal" style:font-style-complex="normal"/>
    </style:style>
    <style:style style:name="P122" style:family="paragraph" style:parent-style-name="Standard">
      <style:text-properties fo:language="ru" fo:country="RU" fo:font-style="normal" officeooo:rsid="01fe6674" officeooo:paragraph-rsid="01fe6674" style:font-style-asian="normal" style:font-style-complex="normal"/>
    </style:style>
    <style:style style:name="P123" style:family="paragraph" style:parent-style-name="Standard">
      <style:text-properties fo:language="ru" fo:country="RU" fo:font-style="normal" officeooo:rsid="02006a09" officeooo:paragraph-rsid="0201c564" style:font-style-asian="normal" style:font-style-complex="normal"/>
    </style:style>
    <style:style style:name="P124" style:family="paragraph" style:parent-style-name="Standard">
      <style:text-properties fo:language="ru" fo:country="RU" fo:font-style="normal" officeooo:rsid="0202705b" officeooo:paragraph-rsid="0202705b" style:font-style-asian="normal" style:font-style-complex="normal"/>
    </style:style>
    <style:style style:name="P125" style:family="paragraph" style:parent-style-name="Standard">
      <style:text-properties fo:language="ru" fo:country="RU" fo:font-style="normal" officeooo:rsid="020293e3" officeooo:paragraph-rsid="0204577f" style:font-style-asian="normal" style:font-style-complex="normal"/>
    </style:style>
    <style:style style:name="P126" style:family="paragraph" style:parent-style-name="Standard">
      <style:text-properties fo:language="ru" fo:country="RU" fo:font-style="normal" officeooo:rsid="0204ae7a" officeooo:paragraph-rsid="020afb0f" style:font-style-asian="normal" style:font-style-complex="normal"/>
    </style:style>
    <style:style style:name="P127" style:family="paragraph" style:parent-style-name="Standard">
      <style:text-properties fo:language="ru" fo:country="RU" fo:font-style="normal" officeooo:rsid="020b3b0f" officeooo:paragraph-rsid="020b3b0f" style:font-style-asian="normal" style:font-style-complex="normal"/>
    </style:style>
    <style:style style:name="P128" style:family="paragraph" style:parent-style-name="Standard">
      <style:text-properties fo:language="ru" fo:country="RU" fo:font-style="normal" officeooo:rsid="0210141e" officeooo:paragraph-rsid="02114a32" style:font-style-asian="normal" style:font-style-complex="normal"/>
    </style:style>
    <style:style style:name="P129" style:family="paragraph" style:parent-style-name="Standard">
      <style:text-properties fo:language="ru" fo:country="RU" fo:font-style="normal" officeooo:rsid="0210141e" officeooo:paragraph-rsid="0212b4d1" style:font-style-asian="normal" style:font-style-complex="normal"/>
    </style:style>
    <style:style style:name="P130" style:family="paragraph" style:parent-style-name="Standard">
      <style:text-properties fo:language="ru" fo:country="RU" fo:font-style="normal" officeooo:rsid="02134ca7" officeooo:paragraph-rsid="02134ca7" style:font-style-asian="normal" style:font-style-complex="normal"/>
    </style:style>
    <style:style style:name="P131" style:family="paragraph" style:parent-style-name="Standard">
      <style:text-properties fo:language="ru" fo:country="RU" fo:font-style="normal" officeooo:rsid="01fd24bf" officeooo:paragraph-rsid="01fbdb3d" style:font-style-asian="normal" style:font-style-complex="normal"/>
    </style:style>
    <style:style style:name="P132" style:family="paragraph" style:parent-style-name="Standard">
      <style:text-properties fo:language="ru" fo:country="RU" fo:font-style="normal" officeooo:rsid="02129022" officeooo:paragraph-rsid="0212b4d1" style:font-style-asian="normal" style:font-style-complex="normal"/>
    </style:style>
    <style:style style:name="P133" style:family="paragraph" style:parent-style-name="Standard">
      <style:text-properties fo:language="ru" fo:country="RU" fo:font-style="normal" officeooo:rsid="02153241" officeooo:paragraph-rsid="02153241" style:font-style-asian="normal" style:font-style-complex="normal"/>
    </style:style>
    <style:style style:name="P134" style:family="paragraph" style:parent-style-name="Standard">
      <style:text-properties fo:language="ru" fo:country="RU" fo:font-style="normal" officeooo:rsid="02202f9b" officeooo:paragraph-rsid="02202f9b" style:font-style-asian="normal" style:font-style-complex="normal"/>
    </style:style>
    <style:style style:name="P135" style:family="paragraph" style:parent-style-name="Standard">
      <style:text-properties fo:language="ru" fo:country="RU" fo:font-style="normal" officeooo:rsid="0224b132" officeooo:paragraph-rsid="0224b132" style:font-style-asian="normal" style:font-style-complex="normal"/>
    </style:style>
    <style:style style:name="P136" style:family="paragraph" style:parent-style-name="Standard">
      <style:text-properties fo:language="ru" fo:country="RU" fo:font-style="normal" officeooo:rsid="0224b132" officeooo:paragraph-rsid="0225be5e" style:font-style-asian="normal" style:font-style-complex="normal"/>
    </style:style>
    <style:style style:name="P137" style:family="paragraph" style:parent-style-name="Standard">
      <style:text-properties fo:language="ru" fo:country="RU" fo:font-style="normal" officeooo:rsid="0224b132" officeooo:paragraph-rsid="0227d0c5" style:font-style-asian="normal" style:font-style-complex="normal"/>
    </style:style>
    <style:style style:name="P138" style:family="paragraph" style:parent-style-name="Standard">
      <style:text-properties fo:language="ru" fo:country="RU" fo:font-style="normal" officeooo:rsid="0224b132" officeooo:paragraph-rsid="022927b8" style:font-style-asian="normal" style:font-style-complex="normal"/>
    </style:style>
    <style:style style:name="P139" style:family="paragraph" style:parent-style-name="Standard">
      <style:text-properties fo:language="ru" fo:country="RU" fo:font-style="normal" officeooo:rsid="0225be5e" officeooo:paragraph-rsid="0226f4ce" style:font-style-asian="normal" style:font-style-complex="normal"/>
    </style:style>
    <style:style style:name="P140" style:family="paragraph" style:parent-style-name="Standard">
      <style:text-properties fo:language="ru" fo:country="RU" fo:font-style="normal" officeooo:rsid="0226f4ce" officeooo:paragraph-rsid="0226f4ce" style:font-style-asian="normal" style:font-style-complex="normal"/>
    </style:style>
    <style:style style:name="P141" style:family="paragraph" style:parent-style-name="Standard">
      <style:text-properties fo:language="ru" fo:country="RU" fo:font-style="normal" officeooo:rsid="022a67fd" officeooo:paragraph-rsid="022ad238" style:font-style-asian="normal" style:font-style-complex="normal"/>
    </style:style>
    <style:style style:name="P142" style:family="paragraph" style:parent-style-name="Standard">
      <style:text-properties fo:language="ru" fo:country="RU" fo:font-style="normal" officeooo:rsid="022c3beb" officeooo:paragraph-rsid="022e36ff" style:font-style-asian="normal" style:font-style-complex="normal"/>
    </style:style>
    <style:style style:name="P143" style:family="paragraph" style:parent-style-name="Standard">
      <style:text-properties fo:language="ru" fo:country="RU" fo:font-style="normal" officeooo:rsid="023171b8" officeooo:paragraph-rsid="023171b8" style:font-style-asian="normal" style:font-style-complex="normal"/>
    </style:style>
    <style:style style:name="P144" style:family="paragraph" style:parent-style-name="Standard">
      <style:text-properties fo:language="ru" fo:country="RU" fo:font-style="normal" officeooo:rsid="023171b8" officeooo:paragraph-rsid="0231b24c" style:font-style-asian="normal" style:font-style-complex="normal"/>
    </style:style>
    <style:style style:name="P145" style:family="paragraph" style:parent-style-name="Standard">
      <style:text-properties fo:language="ru" fo:country="RU" fo:font-style="normal" officeooo:rsid="023171b8" officeooo:paragraph-rsid="02334ceb" style:font-style-asian="normal" style:font-style-complex="normal"/>
    </style:style>
    <style:style style:name="P146" style:family="paragraph" style:parent-style-name="Standard">
      <style:text-properties fo:language="ru" fo:country="RU" fo:font-style="normal" officeooo:rsid="023171b8" officeooo:paragraph-rsid="02343bde" style:font-style-asian="normal" style:font-style-complex="normal"/>
    </style:style>
    <style:style style:name="P147" style:family="paragraph" style:parent-style-name="Standard">
      <style:text-properties fo:language="ru" fo:country="RU" fo:font-style="normal" officeooo:rsid="023171b8" officeooo:paragraph-rsid="02371e3c" style:font-style-asian="normal" style:font-style-complex="normal"/>
    </style:style>
    <style:style style:name="P148" style:family="paragraph" style:parent-style-name="Standard">
      <style:text-properties fo:language="ru" fo:country="RU" fo:font-style="normal" officeooo:rsid="023171b8" officeooo:paragraph-rsid="02387068" style:font-style-asian="normal" style:font-style-complex="normal"/>
    </style:style>
    <style:style style:name="P149" style:family="paragraph" style:parent-style-name="Standard">
      <style:text-properties fo:language="ru" fo:country="RU" fo:font-style="normal" officeooo:rsid="023171b8" officeooo:paragraph-rsid="023f9a96" style:font-style-asian="normal" style:font-style-complex="normal"/>
    </style:style>
    <style:style style:name="P150" style:family="paragraph" style:parent-style-name="Standard">
      <style:text-properties fo:language="ru" fo:country="RU" fo:font-style="normal" officeooo:rsid="023171b8" officeooo:paragraph-rsid="023fb3ee" style:font-style-asian="normal" style:font-style-complex="normal"/>
    </style:style>
    <style:style style:name="P151" style:family="paragraph" style:parent-style-name="Standard">
      <style:text-properties fo:language="ru" fo:country="RU" fo:font-style="normal" officeooo:rsid="0231b24c" officeooo:paragraph-rsid="0231b24c" style:font-style-asian="normal" style:font-style-complex="normal"/>
    </style:style>
    <style:style style:name="P152" style:family="paragraph" style:parent-style-name="Standard">
      <style:text-properties fo:language="ru" fo:country="RU" fo:font-style="normal" officeooo:rsid="02334ceb" officeooo:paragraph-rsid="02334ceb" style:font-style-asian="normal" style:font-style-complex="normal"/>
    </style:style>
    <style:style style:name="P153" style:family="paragraph" style:parent-style-name="Standard">
      <style:text-properties fo:language="ru" fo:country="RU" fo:font-style="normal" officeooo:rsid="02343bde" officeooo:paragraph-rsid="02343bde" style:font-style-asian="normal" style:font-style-complex="normal"/>
    </style:style>
    <style:style style:name="P154" style:family="paragraph" style:parent-style-name="Standard">
      <style:text-properties fo:language="ru" fo:country="RU" fo:font-style="normal" officeooo:rsid="02371e3c" officeooo:paragraph-rsid="02371e3c" style:font-style-asian="normal" style:font-style-complex="normal"/>
    </style:style>
    <style:style style:name="P155" style:family="paragraph" style:parent-style-name="Standard">
      <style:text-properties fo:language="ru" fo:country="RU" fo:font-style="normal" officeooo:rsid="02387068" officeooo:paragraph-rsid="023a462d" style:font-style-asian="normal" style:font-style-complex="normal"/>
    </style:style>
    <style:style style:name="P156" style:family="paragraph" style:parent-style-name="Standard">
      <style:text-properties fo:language="ru" fo:country="RU" fo:font-style="normal" officeooo:rsid="023b599d" officeooo:paragraph-rsid="023b599d" style:font-style-asian="normal" style:font-style-complex="normal"/>
    </style:style>
    <style:style style:name="P157" style:family="paragraph" style:parent-style-name="Standard">
      <style:text-properties fo:language="ru" fo:country="RU" fo:font-style="normal" officeooo:rsid="023e6ff9" officeooo:paragraph-rsid="023e6ff9" style:font-style-asian="normal" style:font-style-complex="normal"/>
    </style:style>
    <style:style style:name="P158" style:family="paragraph" style:parent-style-name="Standard">
      <style:text-properties fo:language="ru" fo:country="RU" fo:font-style="normal" officeooo:rsid="023e6ff9" officeooo:paragraph-rsid="024a992d" style:font-style-asian="normal" style:font-style-complex="normal"/>
    </style:style>
    <style:style style:name="P159" style:family="paragraph" style:parent-style-name="Standard">
      <style:text-properties fo:language="ru" fo:country="RU" fo:font-style="normal" officeooo:rsid="023f9a96" officeooo:paragraph-rsid="023f9a96" style:font-style-asian="normal" style:font-style-complex="normal"/>
    </style:style>
    <style:style style:name="P160" style:family="paragraph" style:parent-style-name="Standard">
      <style:text-properties fo:language="ru" fo:country="RU" fo:font-style="normal" officeooo:rsid="023fb3ee" officeooo:paragraph-rsid="023fb3ee" style:font-style-asian="normal" style:font-style-complex="normal"/>
    </style:style>
    <style:style style:name="P161" style:family="paragraph" style:parent-style-name="Standard">
      <style:text-properties fo:language="ru" fo:country="RU" fo:font-style="normal" officeooo:rsid="02406e55" officeooo:paragraph-rsid="02406e55" style:font-style-asian="normal" style:font-style-complex="normal"/>
    </style:style>
    <style:style style:name="P162" style:family="paragraph" style:parent-style-name="Standard">
      <style:text-properties fo:language="ru" fo:country="RU" fo:font-style="normal" officeooo:rsid="02423a70" officeooo:paragraph-rsid="02423a70" style:font-style-asian="normal" style:font-style-complex="normal"/>
    </style:style>
    <style:style style:name="P163" style:family="paragraph" style:parent-style-name="Standard">
      <style:text-properties fo:language="ru" fo:country="RU" fo:font-style="normal" officeooo:rsid="024580d4" officeooo:paragraph-rsid="02466825" style:font-style-asian="normal" style:font-style-complex="normal"/>
    </style:style>
    <style:style style:name="P164" style:family="paragraph" style:parent-style-name="Standard">
      <style:text-properties fo:language="ru" fo:country="RU" fo:font-style="normal" officeooo:rsid="02498964" officeooo:paragraph-rsid="0249ff24" style:font-style-asian="normal" style:font-style-complex="normal"/>
    </style:style>
    <style:style style:name="P165" style:family="paragraph" style:parent-style-name="Standard">
      <style:text-properties fo:language="ru" fo:country="RU" fo:font-style="normal" officeooo:rsid="024c6334" officeooo:paragraph-rsid="024c6334" style:font-style-asian="normal" style:font-style-complex="normal"/>
    </style:style>
    <style:style style:name="P166" style:family="paragraph" style:parent-style-name="Standard">
      <style:text-properties fo:language="ru" fo:country="RU" fo:font-style="normal" officeooo:rsid="024fe5a5" officeooo:paragraph-rsid="024fe5a5" style:font-style-asian="normal" style:font-style-complex="normal"/>
    </style:style>
    <style:style style:name="P167" style:family="paragraph" style:parent-style-name="Standard">
      <style:text-properties fo:language="ru" fo:country="RU" fo:font-style="normal" officeooo:rsid="02508050" officeooo:paragraph-rsid="02508050" style:font-style-asian="normal" style:font-style-complex="normal"/>
    </style:style>
    <style:style style:name="P168" style:family="paragraph" style:parent-style-name="Standard">
      <style:text-properties fo:language="ru" fo:country="RU" fo:font-style="normal" officeooo:rsid="0252aae2" officeooo:paragraph-rsid="0252aae2" style:font-style-asian="normal" style:font-style-complex="normal"/>
    </style:style>
    <style:style style:name="P169" style:family="paragraph" style:parent-style-name="Standard">
      <style:text-properties fo:language="ru" fo:country="RU" fo:font-style="normal" officeooo:rsid="02536e03" officeooo:paragraph-rsid="02561def" style:font-style-asian="normal" style:font-style-complex="normal"/>
    </style:style>
    <style:style style:name="P170" style:family="paragraph" style:parent-style-name="Standard">
      <style:text-properties fo:language="ru" fo:country="RU" fo:font-style="normal" officeooo:rsid="02595af3" officeooo:paragraph-rsid="025a9308" style:font-style-asian="normal" style:font-style-complex="normal"/>
    </style:style>
    <style:style style:name="P171" style:family="paragraph" style:parent-style-name="Standard">
      <style:text-properties fo:language="ru" fo:country="RU" fo:font-style="normal" officeooo:rsid="02595af3" officeooo:paragraph-rsid="025c6f68" style:font-style-asian="normal" style:font-style-complex="normal"/>
    </style:style>
    <style:style style:name="P172" style:family="paragraph" style:parent-style-name="Standard">
      <style:text-properties fo:language="ru" fo:country="RU" fo:font-style="normal" officeooo:rsid="02595af3" officeooo:paragraph-rsid="025e6a9b" style:font-style-asian="normal" style:font-style-complex="normal"/>
    </style:style>
    <style:style style:name="P173" style:family="paragraph" style:parent-style-name="Standard">
      <style:text-properties fo:language="ru" fo:country="RU" fo:font-style="normal" officeooo:rsid="02595af3" officeooo:paragraph-rsid="025f653e" style:font-style-asian="normal" style:font-style-complex="normal"/>
    </style:style>
    <style:style style:name="P174" style:family="paragraph" style:parent-style-name="Standard">
      <style:text-properties fo:language="ru" fo:country="RU" fo:font-style="normal" officeooo:rsid="02595af3" officeooo:paragraph-rsid="0261823d" style:font-style-asian="normal" style:font-style-complex="normal"/>
    </style:style>
    <style:style style:name="P175" style:family="paragraph" style:parent-style-name="Standard">
      <style:text-properties fo:language="ru" fo:country="RU" fo:font-style="normal" officeooo:rsid="025e6a9b" officeooo:paragraph-rsid="025e6a9b" style:font-style-asian="normal" style:font-style-complex="normal"/>
    </style:style>
    <style:style style:name="P176" style:family="paragraph" style:parent-style-name="Standard">
      <style:text-properties fo:language="ru" fo:country="RU" fo:font-style="normal" officeooo:rsid="025f653e" officeooo:paragraph-rsid="025f653e" style:font-style-asian="normal" style:font-style-complex="normal"/>
    </style:style>
    <style:style style:name="P177" style:family="paragraph" style:parent-style-name="Standard">
      <style:text-properties fo:language="ru" fo:country="RU" fo:font-style="normal" officeooo:rsid="02624f3c" officeooo:paragraph-rsid="02664178" style:font-style-asian="normal" style:font-style-complex="normal"/>
    </style:style>
    <style:style style:name="P178" style:family="paragraph" style:parent-style-name="Standard">
      <style:text-properties fo:language="ru" fo:country="RU" fo:font-style="normal" officeooo:rsid="026a6d80" officeooo:paragraph-rsid="026bfc72" style:font-style-asian="normal" style:font-style-complex="normal"/>
    </style:style>
    <style:style style:name="P179" style:family="paragraph" style:parent-style-name="Standard">
      <style:text-properties fo:language="ru" fo:country="RU" fo:font-style="normal" officeooo:rsid="026c6c18" officeooo:paragraph-rsid="026c6c18" style:font-style-asian="normal" style:font-style-complex="normal"/>
    </style:style>
    <style:style style:name="P180" style:family="paragraph" style:parent-style-name="Standard">
      <style:text-properties fo:language="ru" fo:country="RU" fo:font-style="normal" officeooo:rsid="026cfa1a" officeooo:paragraph-rsid="026cfa1a" style:font-style-asian="normal" style:font-style-complex="normal"/>
    </style:style>
    <style:style style:name="P181" style:family="paragraph" style:parent-style-name="Standard">
      <style:text-properties fo:language="ru" fo:country="RU" fo:font-style="normal" officeooo:rsid="026cfa1a" officeooo:paragraph-rsid="026f1e6b" style:font-style-asian="normal" style:font-style-complex="normal"/>
    </style:style>
    <style:style style:name="P182" style:family="paragraph" style:parent-style-name="Standard">
      <style:text-properties fo:language="ru" fo:country="RU" fo:font-style="normal" officeooo:rsid="026f6fcf" officeooo:paragraph-rsid="026f6fcf" style:font-style-asian="normal" style:font-style-complex="normal"/>
    </style:style>
    <style:style style:name="P183" style:family="paragraph" style:parent-style-name="Standard">
      <style:text-properties fo:language="ru" fo:country="RU" fo:font-style="normal" officeooo:rsid="02705c20" officeooo:paragraph-rsid="02705c20" style:font-style-asian="normal" style:font-style-complex="normal"/>
    </style:style>
    <style:style style:name="P184" style:family="paragraph" style:parent-style-name="Standard">
      <style:text-properties fo:language="ru" fo:country="RU" fo:font-style="normal" officeooo:rsid="026387cf" officeooo:paragraph-rsid="0266ee85" style:font-style-asian="normal" style:font-style-complex="normal"/>
    </style:style>
    <style:style style:name="P185" style:family="paragraph" style:parent-style-name="Standard">
      <style:text-properties fo:language="ru" fo:country="RU" fo:font-style="normal" officeooo:rsid="026387cf" officeooo:paragraph-rsid="026886b6" style:font-style-asian="normal" style:font-style-complex="normal"/>
    </style:style>
    <style:style style:name="P186" style:family="paragraph" style:parent-style-name="Standard">
      <style:text-properties fo:language="ru" fo:country="RU" fo:font-style="normal" officeooo:rsid="026387cf" officeooo:paragraph-rsid="0269b1b2" style:font-style-asian="normal" style:font-style-complex="normal"/>
    </style:style>
    <style:style style:name="P187" style:family="paragraph" style:parent-style-name="Standard">
      <style:text-properties fo:language="ru" fo:country="RU" fo:font-style="normal" officeooo:rsid="026387cf" officeooo:paragraph-rsid="026bfc72" style:font-style-asian="normal" style:font-style-complex="normal"/>
    </style:style>
    <style:style style:name="P188" style:family="paragraph" style:parent-style-name="Standard">
      <style:text-properties fo:language="ru" fo:country="RU" fo:font-style="normal" officeooo:rsid="026387cf" officeooo:paragraph-rsid="026c00a9" style:font-style-asian="normal" style:font-style-complex="normal"/>
    </style:style>
    <style:style style:name="P189" style:family="paragraph" style:parent-style-name="Standard">
      <style:text-properties fo:language="ru" fo:country="RU" fo:font-style="normal" officeooo:rsid="026387cf" officeooo:paragraph-rsid="026c6c18" style:font-style-asian="normal" style:font-style-complex="normal"/>
    </style:style>
    <style:style style:name="P190" style:family="paragraph" style:parent-style-name="Standard">
      <style:text-properties fo:language="ru" fo:country="RU" fo:font-style="normal" officeooo:rsid="026387cf" officeooo:paragraph-rsid="026cfa1a" style:font-style-asian="normal" style:font-style-complex="normal"/>
    </style:style>
    <style:style style:name="P191" style:family="paragraph" style:parent-style-name="Standard">
      <style:text-properties fo:language="ru" fo:country="RU" fo:font-style="normal" officeooo:rsid="0272fe9f" officeooo:paragraph-rsid="0272fe9f" style:font-style-asian="normal" style:font-style-complex="normal"/>
    </style:style>
    <style:style style:name="P192" style:family="paragraph" style:parent-style-name="Standard">
      <style:text-properties fo:language="ru" fo:country="RU" fo:font-style="normal" officeooo:rsid="0274d108" officeooo:paragraph-rsid="0274d108" style:font-style-asian="normal" style:font-style-complex="normal"/>
    </style:style>
    <style:style style:name="P193" style:family="paragraph" style:parent-style-name="Standard">
      <style:text-properties fo:language="ru" fo:country="RU" fo:font-style="normal" officeooo:rsid="0274d108" officeooo:paragraph-rsid="0277a842" style:font-style-asian="normal" style:font-style-complex="normal"/>
    </style:style>
    <style:style style:name="P194" style:family="paragraph" style:parent-style-name="Standard">
      <style:text-properties fo:language="ru" fo:country="RU" fo:font-style="normal" officeooo:rsid="0274d108" officeooo:paragraph-rsid="027822db" style:font-style-asian="normal" style:font-style-complex="normal"/>
    </style:style>
    <style:style style:name="P195" style:family="paragraph" style:parent-style-name="Standard">
      <style:text-properties fo:language="ru" fo:country="RU" fo:font-style="normal" officeooo:rsid="0274d108" officeooo:paragraph-rsid="02797e3a" style:font-style-asian="normal" style:font-style-complex="normal"/>
    </style:style>
    <style:style style:name="P196" style:family="paragraph" style:parent-style-name="Standard">
      <style:text-properties fo:language="ru" fo:country="RU" fo:font-style="normal" officeooo:rsid="0274d108" officeooo:paragraph-rsid="027c7ed5" style:font-style-asian="normal" style:font-style-complex="normal"/>
    </style:style>
    <style:style style:name="P197" style:family="paragraph" style:parent-style-name="Standard">
      <style:text-properties fo:language="ru" fo:country="RU" fo:font-style="normal" officeooo:rsid="0274d108" officeooo:paragraph-rsid="02812dc4" style:font-style-asian="normal" style:font-style-complex="normal"/>
    </style:style>
    <style:style style:name="P198" style:family="paragraph" style:parent-style-name="Standard">
      <style:text-properties fo:language="ru" fo:country="RU" fo:font-style="normal" officeooo:rsid="0274d108" officeooo:paragraph-rsid="02823829" style:font-style-asian="normal" style:font-style-complex="normal"/>
    </style:style>
    <style:style style:name="P199" style:family="paragraph" style:parent-style-name="Standard">
      <style:text-properties fo:language="ru" fo:country="RU" fo:font-style="normal" officeooo:rsid="0274d108" officeooo:paragraph-rsid="0284908a" style:font-style-asian="normal" style:font-style-complex="normal"/>
    </style:style>
    <style:style style:name="P200" style:family="paragraph" style:parent-style-name="Standard">
      <style:text-properties fo:language="ru" fo:country="RU" fo:font-style="normal" officeooo:rsid="0274d108" officeooo:paragraph-rsid="028537f3" style:font-style-asian="normal" style:font-style-complex="normal"/>
    </style:style>
    <style:style style:name="P201" style:family="paragraph" style:parent-style-name="Standard">
      <style:text-properties fo:language="ru" fo:country="RU" fo:font-style="normal" officeooo:rsid="0274d108" officeooo:paragraph-rsid="02880feb" style:font-style-asian="normal" style:font-style-complex="normal"/>
    </style:style>
    <style:style style:name="P202" style:family="paragraph" style:parent-style-name="Standard">
      <style:text-properties fo:language="ru" fo:country="RU" fo:font-style="normal" officeooo:rsid="0274d108" officeooo:paragraph-rsid="02a32cff" style:font-style-asian="normal" style:font-style-complex="normal"/>
    </style:style>
    <style:style style:name="P203" style:family="paragraph" style:parent-style-name="Standard">
      <style:text-properties fo:language="ru" fo:country="RU" fo:font-style="normal" officeooo:rsid="0274d108" officeooo:paragraph-rsid="02a45bb8" style:font-style-asian="normal" style:font-style-complex="normal"/>
    </style:style>
    <style:style style:name="P204" style:family="paragraph" style:parent-style-name="Standard">
      <style:text-properties fo:language="ru" fo:country="RU" fo:font-style="normal" officeooo:rsid="0274d108" officeooo:paragraph-rsid="02a46659" style:font-style-asian="normal" style:font-style-complex="normal"/>
    </style:style>
    <style:style style:name="P205" style:family="paragraph" style:parent-style-name="Standard">
      <style:text-properties fo:language="ru" fo:country="RU" fo:font-style="normal" officeooo:rsid="0274d108" officeooo:paragraph-rsid="02ac4c5e" style:font-style-asian="normal" style:font-style-complex="normal"/>
    </style:style>
    <style:style style:name="P206" style:family="paragraph" style:parent-style-name="Standard">
      <style:text-properties fo:language="ru" fo:country="RU" fo:font-style="normal" officeooo:rsid="0274d108" officeooo:paragraph-rsid="02ad1813" style:font-style-asian="normal" style:font-style-complex="normal"/>
    </style:style>
    <style:style style:name="P207" style:family="paragraph" style:parent-style-name="Standard">
      <style:text-properties fo:language="ru" fo:country="RU" fo:font-style="normal" officeooo:rsid="0274d108" officeooo:paragraph-rsid="02af2003" style:font-style-asian="normal" style:font-style-complex="normal"/>
    </style:style>
    <style:style style:name="P208" style:family="paragraph" style:parent-style-name="Standard">
      <style:text-properties fo:language="ru" fo:country="RU" fo:font-style="normal" officeooo:rsid="027bc09b" officeooo:paragraph-rsid="027bc09b" style:font-style-asian="normal" style:font-style-complex="normal"/>
    </style:style>
    <style:style style:name="P209" style:family="paragraph" style:parent-style-name="Standard">
      <style:text-properties fo:language="ru" fo:country="RU" fo:font-style="normal" officeooo:rsid="0281cb8e" officeooo:paragraph-rsid="0281cb8e" style:font-style-asian="normal" style:font-style-complex="normal"/>
    </style:style>
    <style:style style:name="P210" style:family="paragraph" style:parent-style-name="Standard">
      <style:text-properties fo:language="ru" fo:country="RU" fo:font-style="normal" officeooo:rsid="02823829" officeooo:paragraph-rsid="02823829" style:font-style-asian="normal" style:font-style-complex="normal"/>
    </style:style>
    <style:style style:name="P211" style:family="paragraph" style:parent-style-name="Standard">
      <style:text-properties fo:language="ru" fo:country="RU" fo:font-style="normal" officeooo:rsid="0283b85f" officeooo:paragraph-rsid="0284908a" style:font-style-asian="normal" style:font-style-complex="normal"/>
    </style:style>
    <style:style style:name="P212" style:family="paragraph" style:parent-style-name="Standard">
      <style:text-properties fo:language="ru" fo:country="RU" fo:font-style="normal" officeooo:rsid="0283b85f" officeooo:paragraph-rsid="02880feb" style:font-style-asian="normal" style:font-style-complex="normal"/>
    </style:style>
    <style:style style:name="P213" style:family="paragraph" style:parent-style-name="Standard">
      <style:text-properties fo:language="ru" fo:country="RU" fo:font-style="normal" officeooo:rsid="0283b85f" officeooo:paragraph-rsid="02a956c7" style:font-style-asian="normal" style:font-style-complex="normal"/>
    </style:style>
    <style:style style:name="P214" style:family="paragraph" style:parent-style-name="Standard">
      <style:text-properties fo:language="ru" fo:country="RU" fo:font-style="normal" officeooo:rsid="0283b85f" officeooo:paragraph-rsid="02ad1813" style:font-style-asian="normal" style:font-style-complex="normal"/>
    </style:style>
    <style:style style:name="P215" style:family="paragraph" style:parent-style-name="Standard">
      <style:text-properties fo:language="ru" fo:country="RU" fo:font-style="normal" officeooo:rsid="0283b85f" officeooo:paragraph-rsid="02af2003" style:font-style-asian="normal" style:font-style-complex="normal"/>
    </style:style>
    <style:style style:name="P216" style:family="paragraph" style:parent-style-name="Standard">
      <style:text-properties fo:language="ru" fo:country="RU" fo:font-style="normal" officeooo:rsid="028acea5" officeooo:paragraph-rsid="028acea5" style:font-style-asian="normal" style:font-style-complex="normal"/>
    </style:style>
    <style:style style:name="P217" style:family="paragraph" style:parent-style-name="Standard">
      <style:text-properties fo:language="ru" fo:country="RU" fo:font-style="normal" officeooo:rsid="028aff4e" officeooo:paragraph-rsid="028aff4e" style:font-style-asian="normal" style:font-style-complex="normal"/>
    </style:style>
    <style:style style:name="P218" style:family="paragraph" style:parent-style-name="Standard">
      <style:text-properties fo:language="ru" fo:country="RU" fo:font-style="normal" officeooo:rsid="028aff4e" officeooo:paragraph-rsid="028bf133" style:font-style-asian="normal" style:font-style-complex="normal"/>
    </style:style>
    <style:style style:name="P219" style:family="paragraph" style:parent-style-name="Standard">
      <style:text-properties fo:language="ru" fo:country="RU" fo:font-style="normal" officeooo:rsid="028aff4e" officeooo:paragraph-rsid="028edeaa" style:font-style-asian="normal" style:font-style-complex="normal"/>
    </style:style>
    <style:style style:name="P220" style:family="paragraph" style:parent-style-name="Standard">
      <style:text-properties fo:language="ru" fo:country="RU" fo:font-style="normal" officeooo:rsid="0290a461" officeooo:paragraph-rsid="0290a461" style:font-style-asian="normal" style:font-style-complex="normal"/>
    </style:style>
    <style:style style:name="P221" style:family="paragraph" style:parent-style-name="Standard">
      <style:text-properties fo:language="ru" fo:country="RU" fo:font-style="normal" officeooo:rsid="0291b241" officeooo:paragraph-rsid="0291b241" style:font-style-asian="normal" style:font-style-complex="normal"/>
    </style:style>
    <style:style style:name="P222" style:family="paragraph" style:parent-style-name="Standard">
      <style:text-properties fo:language="ru" fo:country="RU" fo:font-style="normal" officeooo:rsid="0294c15c" officeooo:paragraph-rsid="0294c15c" style:font-style-asian="normal" style:font-style-complex="normal"/>
    </style:style>
    <style:style style:name="P223" style:family="paragraph" style:parent-style-name="Standard">
      <style:text-properties fo:language="ru" fo:country="RU" fo:font-style="normal" officeooo:rsid="0295b27c" officeooo:paragraph-rsid="0295b27c" style:font-style-asian="normal" style:font-style-complex="normal"/>
    </style:style>
    <style:style style:name="P224" style:family="paragraph" style:parent-style-name="Standard">
      <style:text-properties fo:language="ru" fo:country="RU" fo:font-style="normal" officeooo:rsid="0299f66a" officeooo:paragraph-rsid="029a83fe" style:font-style-asian="normal" style:font-style-complex="normal"/>
    </style:style>
    <style:style style:name="P225" style:family="paragraph" style:parent-style-name="Standard">
      <style:text-properties fo:language="ru" fo:country="RU" fo:font-style="normal" officeooo:rsid="029e5ae3" officeooo:paragraph-rsid="029e5ae3" style:font-style-asian="normal" style:font-style-complex="normal"/>
    </style:style>
    <style:style style:name="P226" style:family="paragraph" style:parent-style-name="Standard">
      <style:text-properties fo:language="ru" fo:country="RU" fo:font-style="normal" officeooo:rsid="02a0ab86" officeooo:paragraph-rsid="02a0ab86" style:font-style-asian="normal" style:font-style-complex="normal"/>
    </style:style>
    <style:style style:name="P227" style:family="paragraph" style:parent-style-name="Standard">
      <style:text-properties fo:language="ru" fo:country="RU" fo:font-style="normal" officeooo:rsid="02a46659" officeooo:paragraph-rsid="02a95169" style:font-style-asian="normal" style:font-style-complex="normal"/>
    </style:style>
    <style:style style:name="P228" style:family="paragraph" style:parent-style-name="Standard">
      <style:text-properties fo:language="ru" fo:country="RU" fo:font-style="normal" officeooo:rsid="02a250e8" officeooo:paragraph-rsid="02a250e8" style:font-style-asian="normal" style:font-style-complex="normal"/>
    </style:style>
    <style:style style:name="P229" style:family="paragraph" style:parent-style-name="Standard">
      <style:text-properties fo:language="ru" fo:country="RU" fo:font-style="normal" officeooo:rsid="02b24258" officeooo:paragraph-rsid="02b24258" style:font-style-asian="normal" style:font-style-complex="normal"/>
    </style:style>
    <style:style style:name="P230" style:family="paragraph" style:parent-style-name="Standard">
      <style:text-properties fo:language="ru" fo:country="RU" fo:font-style="normal" officeooo:rsid="02b2d7bf" officeooo:paragraph-rsid="02b2d7bf" style:font-style-asian="normal" style:font-style-complex="normal"/>
    </style:style>
    <style:style style:name="P231" style:family="paragraph" style:parent-style-name="Standard">
      <style:text-properties fo:language="ru" fo:country="RU" fo:font-style="normal" officeooo:rsid="02b72381" officeooo:paragraph-rsid="02b72381" style:font-style-asian="normal" style:font-style-complex="normal"/>
    </style:style>
    <style:style style:name="P232" style:family="paragraph" style:parent-style-name="Standard">
      <style:text-properties fo:language="ru" fo:country="RU" fo:font-style="normal" officeooo:rsid="02b96daf" officeooo:paragraph-rsid="02b96daf" style:font-style-asian="normal" style:font-style-complex="normal"/>
    </style:style>
    <style:style style:name="P233" style:family="paragraph" style:parent-style-name="Standard">
      <style:text-properties fo:language="ru" fo:country="RU" fo:font-style="normal" officeooo:rsid="02bd944e" officeooo:paragraph-rsid="02bd944e" style:font-style-asian="normal" style:font-style-complex="normal"/>
    </style:style>
    <style:style style:name="P234" style:family="paragraph" style:parent-style-name="Standard">
      <style:text-properties fo:language="ru" fo:country="RU" fo:font-style="normal" officeooo:rsid="02c03085" officeooo:paragraph-rsid="02c03085" style:font-style-asian="normal" style:font-style-complex="normal"/>
    </style:style>
    <style:style style:name="P235" style:family="paragraph" style:parent-style-name="Standard">
      <style:text-properties fo:language="ru" fo:country="RU" fo:font-style="normal" officeooo:rsid="02c03085" officeooo:paragraph-rsid="02c347d7" style:font-style-asian="normal" style:font-style-complex="normal"/>
    </style:style>
    <style:style style:name="P236" style:family="paragraph" style:parent-style-name="Standard">
      <style:text-properties fo:language="ru" fo:country="RU" fo:font-style="normal" officeooo:rsid="02c347d7" officeooo:paragraph-rsid="02c347d7" style:font-style-asian="normal" style:font-style-complex="normal"/>
    </style:style>
    <style:style style:name="P237" style:family="paragraph" style:parent-style-name="Standard">
      <style:text-properties fo:language="ru" fo:country="RU" fo:font-style="normal" officeooo:rsid="02ca9def" officeooo:paragraph-rsid="02ca9def" style:font-style-asian="normal" style:font-style-complex="normal"/>
    </style:style>
    <style:style style:name="P238" style:family="paragraph" style:parent-style-name="Standard">
      <style:text-properties fo:language="ru" fo:country="RU" fo:font-style="normal" officeooo:rsid="02cc6d0f" officeooo:paragraph-rsid="02cc6d0f" style:font-style-asian="normal" style:font-style-complex="normal"/>
    </style:style>
    <style:style style:name="P239" style:family="paragraph" style:parent-style-name="Standard">
      <style:text-properties fo:language="ru" fo:country="RU" fo:font-style="normal" officeooo:rsid="02ceda63" officeooo:paragraph-rsid="02d15cef" style:font-style-asian="normal" style:font-style-complex="normal"/>
    </style:style>
    <style:style style:name="P240" style:family="paragraph" style:parent-style-name="Standard">
      <style:text-properties fo:language="ru" fo:country="RU" fo:font-style="normal" officeooo:rsid="02ceda63" officeooo:paragraph-rsid="02d1fcc5" style:font-style-asian="normal" style:font-style-complex="normal"/>
    </style:style>
    <style:style style:name="P241" style:family="paragraph" style:parent-style-name="Standard">
      <style:text-properties fo:language="ru" fo:country="RU" fo:font-style="normal" officeooo:rsid="02ceda63" officeooo:paragraph-rsid="02d2982e" style:font-style-asian="normal" style:font-style-complex="normal"/>
    </style:style>
    <style:style style:name="P242" style:family="paragraph" style:parent-style-name="Standard">
      <style:text-properties fo:language="ru" fo:country="RU" fo:font-style="normal" officeooo:rsid="02ceda63" officeooo:paragraph-rsid="02d76b85" style:font-style-asian="normal" style:font-style-complex="normal"/>
    </style:style>
    <style:style style:name="P243" style:family="paragraph" style:parent-style-name="Standard">
      <style:text-properties fo:language="ru" fo:country="RU" fo:font-style="normal" officeooo:rsid="02ceda63" officeooo:paragraph-rsid="02d7e4bb" style:font-style-asian="normal" style:font-style-complex="normal"/>
    </style:style>
    <style:style style:name="P244" style:family="paragraph" style:parent-style-name="Standard">
      <style:text-properties fo:language="ru" fo:country="RU" fo:font-style="normal" officeooo:rsid="02ceda63" officeooo:paragraph-rsid="02dd5bdd" style:font-style-asian="normal" style:font-style-complex="normal"/>
    </style:style>
    <style:style style:name="P245" style:family="paragraph" style:parent-style-name="Standard">
      <style:text-properties fo:language="ru" fo:country="RU" fo:font-style="normal" officeooo:rsid="02ceda63" officeooo:paragraph-rsid="02dd7efe" style:font-style-asian="normal" style:font-style-complex="normal"/>
    </style:style>
    <style:style style:name="P246" style:family="paragraph" style:parent-style-name="Standard">
      <style:text-properties fo:language="ru" fo:country="RU" fo:font-style="normal" officeooo:rsid="02ceda63" officeooo:paragraph-rsid="02deab72" style:font-style-asian="normal" style:font-style-complex="normal"/>
    </style:style>
    <style:style style:name="P247" style:family="paragraph" style:parent-style-name="Standard">
      <style:text-properties fo:language="ru" fo:country="RU" fo:font-style="normal" officeooo:rsid="02ceda63" officeooo:paragraph-rsid="02e2c4cc" style:font-style-asian="normal" style:font-style-complex="normal"/>
    </style:style>
    <style:style style:name="P248" style:family="paragraph" style:parent-style-name="Standard">
      <style:text-properties fo:language="ru" fo:country="RU" fo:font-style="normal" officeooo:rsid="02ceda63" officeooo:paragraph-rsid="02ec21e7" style:font-style-asian="normal" style:font-style-complex="normal"/>
    </style:style>
    <style:style style:name="P249" style:family="paragraph" style:parent-style-name="Standard">
      <style:text-properties fo:language="ru" fo:country="RU" fo:font-style="normal" officeooo:rsid="02ceda63" officeooo:paragraph-rsid="02efae15" style:font-style-asian="normal" style:font-style-complex="normal"/>
    </style:style>
    <style:style style:name="P250" style:family="paragraph" style:parent-style-name="Standard">
      <style:text-properties fo:language="ru" fo:country="RU" fo:font-style="normal" officeooo:rsid="02ceda63" officeooo:paragraph-rsid="02f46446" style:font-style-asian="normal" style:font-style-complex="normal"/>
    </style:style>
    <style:style style:name="P251" style:family="paragraph" style:parent-style-name="Standard">
      <style:text-properties fo:language="ru" fo:country="RU" fo:font-style="normal" officeooo:rsid="02ceda63" officeooo:paragraph-rsid="02f5343f" style:font-style-asian="normal" style:font-style-complex="normal"/>
    </style:style>
    <style:style style:name="P252" style:family="paragraph" style:parent-style-name="Standard">
      <style:text-properties fo:language="ru" fo:country="RU" fo:font-style="normal" officeooo:rsid="02ceda63" officeooo:paragraph-rsid="02f8919f" style:font-style-asian="normal" style:font-style-complex="normal"/>
    </style:style>
    <style:style style:name="P253" style:family="paragraph" style:parent-style-name="Standard">
      <style:text-properties fo:language="ru" fo:country="RU" fo:font-style="normal" officeooo:rsid="02ceda63" officeooo:paragraph-rsid="02fc82ed" style:font-style-asian="normal" style:font-style-complex="normal"/>
    </style:style>
    <style:style style:name="P254" style:family="paragraph" style:parent-style-name="Standard">
      <style:text-properties fo:language="ru" fo:country="RU" fo:font-style="normal" officeooo:rsid="02ceda63" officeooo:paragraph-rsid="02fe2189" style:font-style-asian="normal" style:font-style-complex="normal"/>
    </style:style>
    <style:style style:name="P255" style:family="paragraph" style:parent-style-name="Standard">
      <style:text-properties fo:language="ru" fo:country="RU" fo:font-style="normal" officeooo:rsid="02d23950" officeooo:paragraph-rsid="02d23950" style:font-style-asian="normal" style:font-style-complex="normal"/>
    </style:style>
    <style:style style:name="P256" style:family="paragraph" style:parent-style-name="Standard">
      <style:text-properties fo:language="ru" fo:country="RU" fo:font-style="normal" officeooo:rsid="02d49117" officeooo:paragraph-rsid="02d6078d" style:font-style-asian="normal" style:font-style-complex="normal"/>
    </style:style>
    <style:style style:name="P257" style:family="paragraph" style:parent-style-name="Standard">
      <style:text-properties fo:language="ru" fo:country="RU" fo:font-style="normal" officeooo:rsid="02d76b85" officeooo:paragraph-rsid="02d76b85" style:font-style-asian="normal" style:font-style-complex="normal"/>
    </style:style>
    <style:style style:name="P258" style:family="paragraph" style:parent-style-name="Standard">
      <style:text-properties fo:language="ru" fo:country="RU" fo:font-style="normal" officeooo:rsid="02d97f99" officeooo:paragraph-rsid="02d97f99" style:font-style-asian="normal" style:font-style-complex="normal"/>
    </style:style>
    <style:style style:name="P259" style:family="paragraph" style:parent-style-name="Standard">
      <style:text-properties fo:language="ru" fo:country="RU" fo:font-style="normal" officeooo:rsid="02dd5bdd" officeooo:paragraph-rsid="02dd5bdd" style:font-style-asian="normal" style:font-style-complex="normal"/>
    </style:style>
    <style:style style:name="P260" style:family="paragraph" style:parent-style-name="Standard">
      <style:text-properties fo:language="ru" fo:country="RU" fo:font-style="normal" officeooo:rsid="02deab72" officeooo:paragraph-rsid="02deab72" style:font-style-asian="normal" style:font-style-complex="normal"/>
    </style:style>
    <style:style style:name="P261" style:family="paragraph" style:parent-style-name="Standard">
      <style:text-properties fo:language="ru" fo:country="RU" fo:font-style="normal" officeooo:rsid="02efae15" officeooo:paragraph-rsid="02efe7fe" style:font-style-asian="normal" style:font-style-complex="normal"/>
    </style:style>
    <style:style style:name="P262" style:family="paragraph" style:parent-style-name="Standard">
      <style:text-properties fo:language="ru" fo:country="RU" fo:font-style="normal" officeooo:rsid="02f8919f" officeooo:paragraph-rsid="02f93ab7" style:font-style-asian="normal" style:font-style-complex="normal"/>
    </style:style>
    <style:style style:name="P263" style:family="paragraph" style:parent-style-name="Standard">
      <style:text-properties fo:language="ru" fo:country="RU" fo:font-style="normal" officeooo:rsid="02fe2189" officeooo:paragraph-rsid="02fe2189" style:font-style-asian="normal" style:font-style-complex="normal"/>
    </style:style>
    <style:style style:name="P264" style:family="paragraph" style:parent-style-name="Standard">
      <style:text-properties fo:language="ru" fo:country="RU" fo:font-style="normal" officeooo:rsid="02fecb62" officeooo:paragraph-rsid="030855b1" style:font-style-asian="normal" style:font-style-complex="normal"/>
    </style:style>
    <style:style style:name="P265" style:family="paragraph" style:parent-style-name="Standard">
      <style:text-properties fo:language="ru" fo:country="RU" fo:font-style="normal" officeooo:rsid="030b698d" officeooo:paragraph-rsid="030b698d" style:font-style-asian="normal" style:font-style-complex="normal"/>
    </style:style>
    <style:style style:name="P266" style:family="paragraph" style:parent-style-name="Standard">
      <style:text-properties fo:language="ru" fo:country="RU" fo:font-style="normal" officeooo:rsid="02f17992" officeooo:paragraph-rsid="02efe7fe" style:font-style-asian="normal" style:font-style-complex="normal"/>
    </style:style>
    <style:style style:name="P267" style:family="paragraph" style:parent-style-name="Standard">
      <style:text-properties fo:language="ru" fo:country="RU" officeooo:rsid="000797fc" officeooo:paragraph-rsid="010590e4"/>
    </style:style>
    <style:style style:name="P268" style:family="paragraph" style:parent-style-name="Standard">
      <style:text-properties fo:language="ru" fo:country="RU" officeooo:rsid="00152400" officeooo:paragraph-rsid="010590e4"/>
    </style:style>
    <style:style style:name="P269" style:family="paragraph" style:parent-style-name="Standard">
      <style:text-properties fo:language="ru" fo:country="RU" officeooo:rsid="001ad645" officeooo:paragraph-rsid="010590e4"/>
    </style:style>
    <style:style style:name="P270" style:family="paragraph" style:parent-style-name="Standard">
      <style:text-properties fo:language="ru" fo:country="RU" officeooo:rsid="00274f87" officeooo:paragraph-rsid="010590e4"/>
    </style:style>
    <style:style style:name="P271" style:family="paragraph" style:parent-style-name="Standard">
      <style:text-properties fo:language="ru" fo:country="RU" officeooo:rsid="002ecdbf" officeooo:paragraph-rsid="010590e4"/>
    </style:style>
    <style:style style:name="P272" style:family="paragraph" style:parent-style-name="Standard">
      <style:text-properties fo:language="ru" fo:country="RU" officeooo:rsid="00328af9" officeooo:paragraph-rsid="010590e4"/>
    </style:style>
    <style:style style:name="P273" style:family="paragraph" style:parent-style-name="Standard">
      <style:text-properties fo:language="ru" fo:country="RU" fo:font-style="italic" officeooo:rsid="0037d882" officeooo:paragraph-rsid="010590e4" style:font-style-asian="italic" style:font-style-complex="italic"/>
    </style:style>
    <style:style style:name="P274" style:family="paragraph" style:parent-style-name="Standard">
      <style:text-properties fo:language="ru" fo:country="RU" fo:font-style="italic" officeooo:rsid="0040a08d" officeooo:paragraph-rsid="010590e4" style:font-style-asian="italic" style:font-style-complex="italic"/>
    </style:style>
    <style:style style:name="P275" style:family="paragraph" style:parent-style-name="Standard">
      <style:text-properties fo:language="ru" fo:country="RU" fo:font-style="italic" officeooo:rsid="0041f17d" officeooo:paragraph-rsid="010590e4" style:font-style-asian="italic" style:font-style-complex="italic"/>
    </style:style>
    <style:style style:name="P276" style:family="paragraph" style:parent-style-name="Standard">
      <style:text-properties fo:language="ru" fo:country="RU" fo:font-style="italic" officeooo:rsid="00454c66" officeooo:paragraph-rsid="010590e4" style:font-style-asian="italic" style:font-style-complex="italic"/>
    </style:style>
    <style:style style:name="P277" style:family="paragraph" style:parent-style-name="Standard">
      <style:text-properties fo:language="ru" fo:country="RU" fo:font-style="italic" officeooo:rsid="004af18b" officeooo:paragraph-rsid="010590e4" style:font-style-asian="italic" style:font-style-complex="italic"/>
    </style:style>
    <style:style style:name="P278" style:family="paragraph" style:parent-style-name="Standard">
      <style:text-properties fo:language="ru" fo:country="RU" fo:font-style="italic" officeooo:rsid="0054a9b4" officeooo:paragraph-rsid="010590e4" style:font-style-asian="italic" style:font-style-complex="italic"/>
    </style:style>
    <style:style style:name="P279" style:family="paragraph" style:parent-style-name="Standard">
      <style:text-properties fo:language="ru" fo:country="RU" fo:font-style="italic" officeooo:rsid="0054bcc4" officeooo:paragraph-rsid="010590e4" style:font-style-asian="italic" style:font-style-complex="italic"/>
    </style:style>
    <style:style style:name="P280" style:family="paragraph" style:parent-style-name="Standard">
      <style:text-properties fo:language="ru" fo:country="RU" fo:font-style="italic" officeooo:rsid="005e41dc" officeooo:paragraph-rsid="010590e4" style:font-style-asian="italic" style:font-style-complex="italic"/>
    </style:style>
    <style:style style:name="P281" style:family="paragraph" style:parent-style-name="Standard">
      <style:text-properties fo:language="ru" fo:country="RU" fo:font-style="italic" officeooo:rsid="00627b0b" officeooo:paragraph-rsid="010590e4" style:font-style-asian="italic" style:font-style-complex="italic"/>
    </style:style>
    <style:style style:name="P282" style:family="paragraph" style:parent-style-name="Standard">
      <style:text-properties fo:language="ru" fo:country="RU" fo:font-style="italic" officeooo:rsid="00667a83" officeooo:paragraph-rsid="010590e4" style:font-style-asian="italic" style:font-style-complex="italic"/>
    </style:style>
    <style:style style:name="P283" style:family="paragraph" style:parent-style-name="Standard">
      <style:text-properties fo:language="ru" fo:country="RU" fo:font-style="italic" officeooo:rsid="0067aaf9" officeooo:paragraph-rsid="010590e4" style:font-style-asian="italic" style:font-style-complex="italic"/>
    </style:style>
    <style:style style:name="P284" style:family="paragraph" style:parent-style-name="Standard">
      <style:text-properties fo:language="ru" fo:country="RU" fo:font-style="italic" officeooo:rsid="0067cefb" officeooo:paragraph-rsid="010590e4" style:font-style-asian="italic" style:font-style-complex="italic"/>
    </style:style>
    <style:style style:name="P285" style:family="paragraph" style:parent-style-name="Standard">
      <style:text-properties fo:language="ru" fo:country="RU" fo:font-style="italic" officeooo:rsid="00691c46" officeooo:paragraph-rsid="010590e4" style:font-style-asian="italic" style:font-style-complex="italic"/>
    </style:style>
    <style:style style:name="P286" style:family="paragraph" style:parent-style-name="Standard">
      <style:text-properties fo:language="ru" fo:country="RU" fo:font-style="italic" officeooo:rsid="006a6d69" officeooo:paragraph-rsid="010590e4" style:font-style-asian="italic" style:font-style-complex="italic"/>
    </style:style>
    <style:style style:name="P287" style:family="paragraph" style:parent-style-name="Standard">
      <style:text-properties fo:language="ru" fo:country="RU" fo:font-style="italic" officeooo:rsid="006c3a18" officeooo:paragraph-rsid="010590e4" style:font-style-asian="italic" style:font-style-complex="italic"/>
    </style:style>
    <style:style style:name="P288" style:family="paragraph" style:parent-style-name="Standard">
      <style:text-properties fo:language="ru" fo:country="RU" fo:font-style="italic" officeooo:rsid="006dd16b" officeooo:paragraph-rsid="010590e4" style:font-style-asian="italic" style:font-style-complex="italic"/>
    </style:style>
    <style:style style:name="P289" style:family="paragraph" style:parent-style-name="Standard">
      <style:text-properties fo:language="ru" fo:country="RU" fo:font-style="italic" officeooo:rsid="006f5a1d" officeooo:paragraph-rsid="010590e4" style:font-style-asian="italic" style:font-style-complex="italic"/>
    </style:style>
    <style:style style:name="P290" style:family="paragraph" style:parent-style-name="Standard">
      <style:text-properties fo:language="ru" fo:country="RU" officeooo:rsid="000495c5" officeooo:paragraph-rsid="010590e4"/>
    </style:style>
    <style:style style:name="P291" style:family="paragraph" style:parent-style-name="Standard">
      <style:text-properties fo:language="ru" fo:country="RU" officeooo:paragraph-rsid="025e3220"/>
    </style:style>
    <style:style style:name="P292" style:family="paragraph" style:parent-style-name="Standard">
      <style:text-properties officeooo:paragraph-rsid="00fec96f"/>
    </style:style>
    <style:style style:name="P293" style:family="paragraph" style:parent-style-name="Standard">
      <style:text-properties officeooo:rsid="00ff66a4" officeooo:paragraph-rsid="0103e94f"/>
    </style:style>
    <style:style style:name="P294" style:family="paragraph" style:parent-style-name="Standard">
      <style:text-properties officeooo:rsid="010b0467" officeooo:paragraph-rsid="010b0467"/>
    </style:style>
    <style:style style:name="P295" style:family="paragraph" style:parent-style-name="Standard">
      <style:text-properties officeooo:rsid="010dc1e4" officeooo:paragraph-rsid="010dc1e4"/>
    </style:style>
    <style:style style:name="P296" style:family="paragraph" style:parent-style-name="Standard">
      <style:text-properties officeooo:rsid="010efa48" officeooo:paragraph-rsid="0116e5bc"/>
    </style:style>
    <style:style style:name="P297" style:family="paragraph" style:parent-style-name="Standard">
      <style:text-properties officeooo:rsid="0114d215" officeooo:paragraph-rsid="0114d215"/>
    </style:style>
    <style:style style:name="P298" style:family="paragraph" style:parent-style-name="Standard">
      <style:text-properties officeooo:rsid="0117a6f6" officeooo:paragraph-rsid="012a79d9"/>
    </style:style>
    <style:style style:name="P299" style:family="paragraph" style:parent-style-name="Standard">
      <style:text-properties officeooo:rsid="012c0dfb" officeooo:paragraph-rsid="012d3fcc"/>
    </style:style>
    <style:style style:name="P300" style:family="paragraph" style:parent-style-name="Standard">
      <style:text-properties officeooo:rsid="012c0dfb" officeooo:paragraph-rsid="012fc6d6"/>
    </style:style>
    <style:style style:name="P301" style:family="paragraph" style:parent-style-name="Standard">
      <style:text-properties officeooo:rsid="01307619" officeooo:paragraph-rsid="013a4b01"/>
    </style:style>
    <style:style style:name="P302" style:family="paragraph" style:parent-style-name="Standard">
      <style:text-properties officeooo:rsid="013c0693" officeooo:paragraph-rsid="013c0693"/>
    </style:style>
    <style:style style:name="P303" style:family="paragraph" style:parent-style-name="Standard">
      <style:text-properties style:font-name="Liberation Serif1" fo:language="ru" fo:country="RU" fo:font-style="normal" officeooo:rsid="013d7b37" officeooo:paragraph-rsid="013c0693" style:font-style-asian="normal" style:font-style-complex="normal"/>
    </style:style>
    <style:style style:name="P304" style:family="paragraph" style:parent-style-name="Standard">
      <style:text-properties officeooo:rsid="030b838f" officeooo:paragraph-rsid="030b838f"/>
    </style:style>
    <style:style style:name="P305" style:family="paragraph" style:parent-style-name="Standard">
      <style:text-properties officeooo:rsid="030bee34" officeooo:paragraph-rsid="030bee34"/>
    </style:style>
    <style:style style:name="P306" style:family="paragraph" style:parent-style-name="Standard">
      <style:text-properties officeooo:rsid="030d8dec" officeooo:paragraph-rsid="030d8dec"/>
    </style:style>
    <style:style style:name="P307" style:family="paragraph" style:parent-style-name="Standard">
      <style:text-properties officeooo:rsid="030d8dec" officeooo:paragraph-rsid="030f65e3"/>
    </style:style>
    <style:style style:name="P308" style:family="paragraph" style:parent-style-name="Standard">
      <style:text-properties officeooo:rsid="030f65e3" officeooo:paragraph-rsid="030f65e3"/>
    </style:style>
    <style:style style:name="P309" style:family="paragraph" style:parent-style-name="Standard">
      <style:text-properties fo:font-style="normal" officeooo:rsid="030f65e3" officeooo:paragraph-rsid="030f65e3" style:font-style-asian="normal" style:font-style-complex="normal"/>
    </style:style>
    <style:style style:name="P310" style:family="paragraph" style:parent-style-name="Standard">
      <style:text-properties fo:font-style="normal" officeooo:rsid="03114010" officeooo:paragraph-rsid="03114010" style:font-style-asian="normal" style:font-style-complex="normal"/>
    </style:style>
    <style:style style:name="P311" style:family="paragraph" style:parent-style-name="Standard">
      <style:text-properties fo:font-style="normal" officeooo:rsid="031249dc" officeooo:paragraph-rsid="031249dc" style:font-style-asian="normal" style:font-style-complex="normal"/>
    </style:style>
    <style:style style:name="P312" style:family="paragraph" style:parent-style-name="Standard">
      <style:text-properties fo:font-style="normal" officeooo:rsid="0314cf52" officeooo:paragraph-rsid="0314cf52" style:font-style-asian="normal" style:font-style-complex="normal"/>
    </style:style>
    <style:style style:name="P313" style:family="paragraph" style:parent-style-name="Standard">
      <style:text-properties fo:font-style="normal" officeooo:rsid="03154bf8" officeooo:paragraph-rsid="03154bf8" style:font-style-asian="normal" style:font-style-complex="normal"/>
    </style:style>
    <style:style style:name="P314" style:family="paragraph" style:parent-style-name="Standard">
      <style:text-properties fo:font-style="normal" officeooo:rsid="03159ecd" officeooo:paragraph-rsid="03159ecd" style:font-style-asian="normal" style:font-style-complex="normal"/>
    </style:style>
    <style:style style:name="P315" style:family="paragraph" style:parent-style-name="Standard">
      <style:text-properties fo:font-style="normal" officeooo:rsid="031661f2" officeooo:paragraph-rsid="031661f2" style:font-style-asian="normal" style:font-style-complex="normal"/>
    </style:style>
    <style:style style:name="P316" style:family="paragraph" style:parent-style-name="Standard">
      <style:text-properties fo:font-style="normal" officeooo:rsid="0317d492" officeooo:paragraph-rsid="0317d492" style:font-style-asian="normal" style:font-style-complex="normal"/>
    </style:style>
    <style:style style:name="P317" style:family="paragraph" style:parent-style-name="Standard">
      <style:text-properties fo:font-style="normal" officeooo:rsid="0318c983" officeooo:paragraph-rsid="0318c983" style:font-style-asian="normal" style:font-style-complex="normal"/>
    </style:style>
    <style:style style:name="P318" style:family="paragraph" style:parent-style-name="Standard">
      <style:text-properties fo:font-style="normal" officeooo:rsid="031a2707" officeooo:paragraph-rsid="031a2707" style:font-style-asian="normal" style:font-style-complex="normal"/>
    </style:style>
    <style:style style:name="P319" style:family="paragraph" style:parent-style-name="Standard">
      <style:text-properties fo:font-style="normal" officeooo:rsid="0324b176" officeooo:paragraph-rsid="0325cdd3" style:font-style-asian="normal" style:font-style-complex="normal"/>
    </style:style>
    <style:style style:name="P320" style:family="paragraph" style:parent-style-name="Standard">
      <style:text-properties fo:font-style="normal" officeooo:rsid="0325cdd3" officeooo:paragraph-rsid="0325cdd3" style:font-style-asian="normal" style:font-style-complex="normal"/>
    </style:style>
    <style:style style:name="P321" style:family="paragraph" style:parent-style-name="Standard">
      <style:text-properties fo:font-style="normal" officeooo:rsid="0327b48c" officeooo:paragraph-rsid="0327b48c" style:font-style-asian="normal" style:font-style-complex="normal"/>
    </style:style>
    <style:style style:name="P322" style:family="paragraph" style:parent-style-name="Standard">
      <style:text-properties fo:font-style="normal" officeooo:rsid="032d82bc" officeooo:paragraph-rsid="032d82bc" style:font-style-asian="normal" style:font-style-complex="normal"/>
    </style:style>
    <style:style style:name="P323" style:family="paragraph" style:parent-style-name="Standard">
      <style:text-properties fo:font-style="normal" officeooo:rsid="0333593e" officeooo:paragraph-rsid="0333593e" style:font-style-asian="normal" style:font-style-complex="normal"/>
    </style:style>
    <style:style style:name="P324" style:family="paragraph" style:parent-style-name="Standard">
      <style:text-properties fo:font-style="normal" officeooo:rsid="0346a723" officeooo:paragraph-rsid="0349fbaf" style:font-style-asian="normal" style:font-style-complex="normal"/>
    </style:style>
    <style:style style:name="P325" style:family="paragraph" style:parent-style-name="Standard">
      <style:text-properties fo:font-style="normal" officeooo:rsid="03504aa1" officeooo:paragraph-rsid="03504aa1" style:font-style-asian="normal" style:font-style-complex="normal"/>
    </style:style>
    <style:style style:name="P326" style:family="paragraph" style:parent-style-name="Standard">
      <style:text-properties fo:font-style="normal" officeooo:rsid="035beacc" officeooo:paragraph-rsid="035beacc" style:font-style-asian="normal" style:font-style-complex="normal"/>
    </style:style>
    <style:style style:name="P327" style:family="paragraph" style:parent-style-name="Standard">
      <style:text-properties fo:font-style="normal" officeooo:rsid="035d6708" officeooo:paragraph-rsid="035d6708" style:font-style-asian="normal" style:font-style-complex="normal"/>
    </style:style>
    <style:style style:name="P328" style:family="paragraph" style:parent-style-name="Standard">
      <style:text-properties fo:font-style="normal" officeooo:rsid="035ee300" officeooo:paragraph-rsid="035ee300" style:font-style-asian="normal" style:font-style-complex="normal"/>
    </style:style>
    <style:style style:name="P329" style:family="paragraph" style:parent-style-name="Standard">
      <style:text-properties fo:font-style="normal" officeooo:rsid="036c9c2a" officeooo:paragraph-rsid="0376927c" style:font-style-asian="normal" style:font-style-complex="normal"/>
    </style:style>
    <style:style style:name="P330" style:family="paragraph" style:parent-style-name="Standard">
      <style:text-properties fo:font-style="normal" officeooo:rsid="037df10d" officeooo:paragraph-rsid="037df10d" style:font-style-asian="normal" style:font-style-complex="normal"/>
    </style:style>
    <style:style style:name="P331" style:family="paragraph" style:parent-style-name="Standard">
      <style:text-properties fo:font-style="normal" officeooo:rsid="038aa2b4" officeooo:paragraph-rsid="038aa2b4" style:font-style-asian="normal" style:font-style-complex="normal"/>
    </style:style>
    <style:style style:name="P332" style:family="paragraph" style:parent-style-name="Standard">
      <style:text-properties fo:font-style="normal" officeooo:rsid="038aa2b4" officeooo:paragraph-rsid="038c89aa" style:font-style-asian="normal" style:font-style-complex="normal"/>
    </style:style>
    <style:style style:name="P333" style:family="paragraph" style:parent-style-name="Standard">
      <style:text-properties fo:font-style="normal" officeooo:rsid="038c89aa" officeooo:paragraph-rsid="038c89aa" style:font-style-asian="normal" style:font-style-complex="normal"/>
    </style:style>
    <style:style style:name="P334" style:family="paragraph" style:parent-style-name="Standard">
      <style:text-properties fo:font-style="normal" officeooo:rsid="038d732e" officeooo:paragraph-rsid="03948724" style:font-style-asian="normal" style:font-style-complex="normal"/>
    </style:style>
    <style:style style:name="P335" style:family="paragraph" style:parent-style-name="Standard">
      <style:text-properties fo:font-style="normal" officeooo:rsid="045c1067" officeooo:paragraph-rsid="045c1067" style:font-style-asian="normal" style:font-style-complex="normal"/>
    </style:style>
    <style:style style:name="P336" style:family="paragraph" style:parent-style-name="Standard">
      <style:text-properties officeooo:rsid="031b36b3" officeooo:paragraph-rsid="031b36b3"/>
    </style:style>
    <style:style style:name="P337" style:family="paragraph" style:parent-style-name="Standard">
      <style:text-properties officeooo:rsid="03974f4b" officeooo:paragraph-rsid="03974f4b"/>
    </style:style>
    <style:style style:name="P338" style:family="paragraph" style:parent-style-name="Standard">
      <style:text-properties officeooo:rsid="03974f4b" officeooo:paragraph-rsid="03976937"/>
    </style:style>
    <style:style style:name="P339" style:family="paragraph" style:parent-style-name="Standard">
      <style:text-properties officeooo:rsid="03976937" officeooo:paragraph-rsid="03976937"/>
    </style:style>
    <style:style style:name="P340" style:family="paragraph" style:parent-style-name="Standard">
      <style:text-properties officeooo:rsid="039b20f6" officeooo:paragraph-rsid="039b20f6"/>
    </style:style>
    <style:style style:name="P341" style:family="paragraph" style:parent-style-name="Standard">
      <style:text-properties officeooo:rsid="039dfc5d" officeooo:paragraph-rsid="039dfc5d"/>
    </style:style>
    <style:style style:name="P342" style:family="paragraph" style:parent-style-name="Standard">
      <style:text-properties officeooo:rsid="03a05524" officeooo:paragraph-rsid="03a05524"/>
    </style:style>
    <style:style style:name="P343" style:family="paragraph" style:parent-style-name="Standard">
      <style:text-properties officeooo:rsid="03a229ba" officeooo:paragraph-rsid="03a229ba"/>
    </style:style>
    <style:style style:name="P344" style:family="paragraph" style:parent-style-name="Standard">
      <style:text-properties officeooo:rsid="03a3846e" officeooo:paragraph-rsid="03a3846e"/>
    </style:style>
    <style:style style:name="P345" style:family="paragraph" style:parent-style-name="Standard">
      <style:text-properties officeooo:rsid="03a4c2a2" officeooo:paragraph-rsid="03a4c2a2"/>
    </style:style>
    <style:style style:name="P346" style:family="paragraph" style:parent-style-name="Standard">
      <style:text-properties officeooo:paragraph-rsid="03a4d788"/>
    </style:style>
    <style:style style:name="P347" style:family="paragraph" style:parent-style-name="Standard">
      <style:text-properties officeooo:paragraph-rsid="03a93435"/>
    </style:style>
    <style:style style:name="P348" style:family="paragraph" style:parent-style-name="Standard">
      <style:text-properties officeooo:paragraph-rsid="03ac9b9c"/>
    </style:style>
    <style:style style:name="P349" style:family="paragraph" style:parent-style-name="Standard">
      <style:text-properties officeooo:rsid="03b047fd" officeooo:paragraph-rsid="03b047fd"/>
    </style:style>
    <style:style style:name="P350" style:family="paragraph" style:parent-style-name="Standard">
      <style:text-properties officeooo:rsid="03b047fd" officeooo:paragraph-rsid="03b0ee69"/>
    </style:style>
    <style:style style:name="P351" style:family="paragraph" style:parent-style-name="Standard">
      <style:text-properties officeooo:rsid="03b0ee69" officeooo:paragraph-rsid="03b0ee69"/>
    </style:style>
    <style:style style:name="P352" style:family="paragraph" style:parent-style-name="Standard">
      <style:text-properties officeooo:rsid="03b464fd" officeooo:paragraph-rsid="03b56308"/>
    </style:style>
    <style:style style:name="P353" style:family="paragraph" style:parent-style-name="Standard">
      <style:text-properties officeooo:rsid="03b654d3" officeooo:paragraph-rsid="03b654d3"/>
    </style:style>
    <style:style style:name="P354" style:family="paragraph" style:parent-style-name="Standard">
      <style:text-properties officeooo:rsid="03b654d3" officeooo:paragraph-rsid="03b56308"/>
    </style:style>
    <style:style style:name="P355" style:family="paragraph" style:parent-style-name="Standard">
      <style:text-properties officeooo:rsid="03b654d3" officeooo:paragraph-rsid="03bb5b79"/>
    </style:style>
    <style:style style:name="P356" style:family="paragraph" style:parent-style-name="Standard">
      <style:text-properties officeooo:rsid="03c1db86" officeooo:paragraph-rsid="03c1db86"/>
    </style:style>
    <style:style style:name="P357" style:family="paragraph" style:parent-style-name="Standard">
      <style:text-properties officeooo:rsid="03c1db86" officeooo:paragraph-rsid="03c3d524"/>
    </style:style>
    <style:style style:name="P358" style:family="paragraph" style:parent-style-name="Standard">
      <style:text-properties officeooo:rsid="03c3d524" officeooo:paragraph-rsid="03c3d524"/>
    </style:style>
    <style:style style:name="P359" style:family="paragraph" style:parent-style-name="Standard">
      <style:text-properties officeooo:rsid="03c3d524" officeooo:paragraph-rsid="03cf2e5c"/>
    </style:style>
    <style:style style:name="P360" style:family="paragraph" style:parent-style-name="Standard">
      <style:text-properties officeooo:rsid="03d03fce" officeooo:paragraph-rsid="03d1b535"/>
    </style:style>
    <style:style style:name="P361" style:family="paragraph" style:parent-style-name="Standard">
      <style:text-properties officeooo:rsid="03d43144" officeooo:paragraph-rsid="03d43144"/>
    </style:style>
    <style:style style:name="P362" style:family="paragraph" style:parent-style-name="Standard">
      <style:text-properties officeooo:rsid="03d5edf4" officeooo:paragraph-rsid="03d5edf4"/>
    </style:style>
    <style:style style:name="P363" style:family="paragraph" style:parent-style-name="Standard">
      <style:text-properties officeooo:rsid="03e577be" officeooo:paragraph-rsid="03e59b48"/>
    </style:style>
    <style:style style:name="P364" style:family="paragraph" style:parent-style-name="Standard">
      <style:text-properties officeooo:rsid="03e7870e" officeooo:paragraph-rsid="03e7870e"/>
    </style:style>
    <style:style style:name="P365" style:family="paragraph" style:parent-style-name="Standard">
      <style:text-properties officeooo:rsid="03e99ac2" officeooo:paragraph-rsid="03e9e372"/>
    </style:style>
    <style:style style:name="P366" style:family="paragraph" style:parent-style-name="Standard">
      <style:text-properties officeooo:rsid="03ef4409" officeooo:paragraph-rsid="03ef4409"/>
    </style:style>
    <style:style style:name="P367" style:family="paragraph" style:parent-style-name="Standard">
      <style:text-properties officeooo:rsid="03d84817" officeooo:paragraph-rsid="03df85a5"/>
    </style:style>
    <style:style style:name="P368" style:family="paragraph" style:parent-style-name="Standard">
      <style:text-properties officeooo:rsid="03d84817" officeooo:paragraph-rsid="03e1231e"/>
    </style:style>
    <style:style style:name="P369" style:family="paragraph" style:parent-style-name="Standard">
      <style:text-properties officeooo:rsid="03d84817" officeooo:paragraph-rsid="03e1a61b"/>
    </style:style>
    <style:style style:name="P370" style:family="paragraph" style:parent-style-name="Standard">
      <style:text-properties officeooo:rsid="03d84817" officeooo:paragraph-rsid="03e1fe96"/>
    </style:style>
    <style:style style:name="P371" style:family="paragraph" style:parent-style-name="Standard">
      <style:text-properties officeooo:rsid="03d84817" officeooo:paragraph-rsid="03e30a35"/>
    </style:style>
    <style:style style:name="P372" style:family="paragraph" style:parent-style-name="Standard">
      <style:text-properties officeooo:rsid="03d84817" officeooo:paragraph-rsid="03e498b3"/>
    </style:style>
    <style:style style:name="P373" style:family="paragraph" style:parent-style-name="Standard">
      <style:text-properties officeooo:rsid="03f5195c" officeooo:paragraph-rsid="03f8c1ba"/>
    </style:style>
    <style:style style:name="P374" style:family="paragraph" style:parent-style-name="Standard">
      <style:text-properties officeooo:rsid="03fa9068" officeooo:paragraph-rsid="03ff5e73"/>
    </style:style>
    <style:style style:name="P375" style:family="paragraph" style:parent-style-name="Standard">
      <style:text-properties officeooo:rsid="04056f95" officeooo:paragraph-rsid="04056f95"/>
    </style:style>
    <style:style style:name="P376" style:family="paragraph" style:parent-style-name="Standard">
      <style:text-properties officeooo:rsid="04096b59" officeooo:paragraph-rsid="040a2a8b"/>
    </style:style>
    <style:style style:name="P377" style:family="paragraph" style:parent-style-name="Standard">
      <style:text-properties officeooo:rsid="040da7db" officeooo:paragraph-rsid="040ea4a9"/>
    </style:style>
    <style:style style:name="P378" style:family="paragraph" style:parent-style-name="Standard">
      <style:text-properties officeooo:rsid="041018c4" officeooo:paragraph-rsid="041018c4"/>
    </style:style>
    <style:style style:name="P379" style:family="paragraph" style:parent-style-name="Standard">
      <style:text-properties officeooo:rsid="0414a000" officeooo:paragraph-rsid="041664b1"/>
    </style:style>
    <style:style style:name="P380" style:family="paragraph" style:parent-style-name="Standard">
      <style:text-properties officeooo:rsid="04185270" officeooo:paragraph-rsid="041e5568"/>
    </style:style>
    <style:style style:name="P381" style:family="paragraph" style:parent-style-name="Standard">
      <style:text-properties officeooo:rsid="0423af3a" officeooo:paragraph-rsid="0423af3a"/>
    </style:style>
    <style:style style:name="P382" style:family="paragraph" style:parent-style-name="Standard">
      <style:text-properties officeooo:rsid="04283b92" officeooo:paragraph-rsid="04283b92"/>
    </style:style>
    <style:style style:name="P383" style:family="paragraph" style:parent-style-name="Standard">
      <style:text-properties officeooo:rsid="042d97b9" officeooo:paragraph-rsid="042d97b9"/>
    </style:style>
    <style:style style:name="P384" style:family="paragraph" style:parent-style-name="Standard">
      <style:text-properties officeooo:rsid="042fac62" officeooo:paragraph-rsid="043322e6"/>
    </style:style>
    <style:style style:name="P385" style:family="paragraph" style:parent-style-name="Standard">
      <style:text-properties officeooo:rsid="043622f6" officeooo:paragraph-rsid="043622f6"/>
    </style:style>
    <style:style style:name="P386" style:family="paragraph" style:parent-style-name="Standard">
      <style:text-properties officeooo:rsid="043622f6" officeooo:paragraph-rsid="0449bd92"/>
    </style:style>
    <style:style style:name="P387" style:family="paragraph" style:parent-style-name="Standard">
      <style:text-properties officeooo:rsid="0449bd92" officeooo:paragraph-rsid="044c5f54"/>
    </style:style>
    <style:style style:name="P388" style:family="paragraph" style:parent-style-name="Standard">
      <style:text-properties officeooo:rsid="044d587e" officeooo:paragraph-rsid="044de190"/>
    </style:style>
    <style:style style:name="P389" style:family="paragraph" style:parent-style-name="Standard">
      <style:text-properties officeooo:rsid="04542d04" officeooo:paragraph-rsid="04542d04"/>
    </style:style>
    <style:style style:name="P390" style:family="paragraph" style:parent-style-name="Standard">
      <style:text-properties officeooo:rsid="0458c65d" officeooo:paragraph-rsid="045a19cb"/>
    </style:style>
    <style:style style:name="P391" style:family="paragraph" style:parent-style-name="Standard">
      <style:text-properties officeooo:rsid="0458c65d" officeooo:paragraph-rsid="045c1067"/>
    </style:style>
    <style:style style:name="P392" style:family="paragraph" style:parent-style-name="Standard">
      <style:text-properties officeooo:rsid="0458c65d" officeooo:paragraph-rsid="046136ae"/>
    </style:style>
    <style:style style:name="P393" style:family="paragraph" style:parent-style-name="Standard">
      <style:text-properties officeooo:rsid="0458c65d" officeooo:paragraph-rsid="04656bf5"/>
    </style:style>
    <style:style style:name="P394" style:family="paragraph" style:parent-style-name="Standard">
      <style:text-properties officeooo:rsid="045a19cb" officeooo:paragraph-rsid="0460536b"/>
    </style:style>
    <style:style style:name="P395" style:family="paragraph" style:parent-style-name="Standard">
      <style:text-properties officeooo:rsid="046747b3" officeooo:paragraph-rsid="046b0733"/>
    </style:style>
    <style:style style:name="P396" style:family="paragraph" style:parent-style-name="Standard">
      <style:text-properties officeooo:rsid="0474c7d9" officeooo:paragraph-rsid="0474c7d9"/>
    </style:style>
    <style:style style:name="P397" style:family="paragraph" style:parent-style-name="Standard">
      <style:text-properties officeooo:rsid="04754fea" officeooo:paragraph-rsid="04754fea"/>
    </style:style>
    <style:style style:name="P398" style:family="paragraph" style:parent-style-name="Standard">
      <style:text-properties officeooo:rsid="047616bb" officeooo:paragraph-rsid="047616bb"/>
    </style:style>
    <style:style style:name="P399" style:family="paragraph" style:parent-style-name="Standard">
      <style:text-properties officeooo:paragraph-rsid="0483a52b"/>
    </style:style>
    <style:style style:name="P400" style:family="paragraph" style:parent-style-name="Standard">
      <style:text-properties officeooo:paragraph-rsid="048490d1"/>
    </style:style>
    <style:style style:name="P401" style:family="paragraph" style:parent-style-name="Standard">
      <style:text-properties officeooo:paragraph-rsid="0488d145"/>
    </style:style>
    <style:style style:name="P402" style:family="paragraph" style:parent-style-name="Standard">
      <style:text-properties officeooo:paragraph-rsid="04898598"/>
    </style:style>
    <style:style style:name="P403" style:family="paragraph" style:parent-style-name="Standard">
      <style:text-properties officeooo:paragraph-rsid="0489b1aa"/>
    </style:style>
    <style:style style:name="P404" style:family="paragraph" style:parent-style-name="Standard">
      <style:text-properties officeooo:paragraph-rsid="048a4ce0"/>
    </style:style>
    <style:style style:name="P405" style:family="paragraph" style:parent-style-name="Standard">
      <style:text-properties officeooo:paragraph-rsid="048bcdc3"/>
    </style:style>
    <style:style style:name="P406" style:family="paragraph" style:parent-style-name="Standard">
      <style:text-properties officeooo:paragraph-rsid="048e039a"/>
    </style:style>
    <style:style style:name="P407" style:family="paragraph" style:parent-style-name="Standard">
      <style:text-properties officeooo:paragraph-rsid="049527bf"/>
    </style:style>
    <style:style style:name="P408" style:family="paragraph" style:parent-style-name="Standard">
      <style:text-properties officeooo:paragraph-rsid="0499271b"/>
    </style:style>
    <style:style style:name="P409" style:family="paragraph" style:parent-style-name="Standard">
      <style:text-properties officeooo:paragraph-rsid="049badc2"/>
    </style:style>
    <style:style style:name="P410" style:family="paragraph" style:parent-style-name="Standard">
      <style:text-properties officeooo:paragraph-rsid="04a12401"/>
    </style:style>
    <style:style style:name="P411" style:family="paragraph" style:parent-style-name="Standard">
      <style:text-properties officeooo:paragraph-rsid="04a2a9a1"/>
    </style:style>
    <style:style style:name="P412" style:family="paragraph" style:parent-style-name="Standard">
      <style:text-properties officeooo:paragraph-rsid="04a5f3e5"/>
    </style:style>
    <style:style style:name="P413" style:family="paragraph" style:parent-style-name="Standard">
      <style:text-properties officeooo:paragraph-rsid="04a97a77"/>
    </style:style>
    <style:style style:name="P414" style:family="paragraph" style:parent-style-name="Standard">
      <style:text-properties officeooo:paragraph-rsid="04aa27ea"/>
    </style:style>
    <style:style style:name="P415" style:family="paragraph" style:parent-style-name="Standard">
      <style:text-properties officeooo:paragraph-rsid="04aa2b8b"/>
    </style:style>
    <style:style style:name="P416" style:family="paragraph" style:parent-style-name="Standard">
      <style:text-properties officeooo:paragraph-rsid="04af237e"/>
    </style:style>
    <style:style style:name="P417" style:family="paragraph" style:parent-style-name="Standard">
      <style:text-properties officeooo:paragraph-rsid="04b5680a"/>
    </style:style>
    <style:style style:name="P418" style:family="paragraph" style:parent-style-name="Standard">
      <style:text-properties officeooo:paragraph-rsid="04b8e372"/>
    </style:style>
    <style:style style:name="P419" style:family="paragraph" style:parent-style-name="Standard">
      <style:text-properties officeooo:paragraph-rsid="04bc7459"/>
    </style:style>
    <style:style style:name="P420" style:family="paragraph" style:parent-style-name="Standard">
      <style:text-properties officeooo:paragraph-rsid="04be06ee"/>
    </style:style>
    <style:style style:name="P421" style:family="paragraph" style:parent-style-name="Standard">
      <style:text-properties officeooo:paragraph-rsid="04bef11b"/>
    </style:style>
    <style:style style:name="P422" style:family="paragraph" style:parent-style-name="Standard">
      <style:text-properties officeooo:paragraph-rsid="04c0c350"/>
    </style:style>
    <style:style style:name="P423" style:family="paragraph" style:parent-style-name="Standard">
      <style:text-properties officeooo:paragraph-rsid="04c46ba1"/>
    </style:style>
    <style:style style:name="P424" style:family="paragraph" style:parent-style-name="Standard">
      <style:text-properties officeooo:paragraph-rsid="04c4f363"/>
    </style:style>
    <style:style style:name="P425" style:family="paragraph" style:parent-style-name="Standard">
      <style:text-properties officeooo:paragraph-rsid="04c60ccd"/>
    </style:style>
    <style:style style:name="P426" style:family="paragraph" style:parent-style-name="Standard">
      <style:text-properties officeooo:paragraph-rsid="04c714ce"/>
    </style:style>
    <style:style style:name="P427" style:family="paragraph" style:parent-style-name="Standard">
      <style:text-properties officeooo:paragraph-rsid="04cb82d4"/>
    </style:style>
    <style:style style:name="P428" style:family="paragraph" style:parent-style-name="Standard">
      <style:text-properties officeooo:paragraph-rsid="04cd2265"/>
    </style:style>
    <style:style style:name="P429" style:family="paragraph" style:parent-style-name="Standard">
      <style:text-properties officeooo:paragraph-rsid="04ce775e"/>
    </style:style>
    <style:style style:name="P430" style:family="paragraph" style:parent-style-name="Standard">
      <style:text-properties officeooo:paragraph-rsid="04d31bfa"/>
    </style:style>
    <style:style style:name="P431" style:family="paragraph" style:parent-style-name="Standard">
      <style:text-properties officeooo:paragraph-rsid="04d3424e"/>
    </style:style>
    <style:style style:name="P432" style:family="paragraph" style:parent-style-name="Standard">
      <style:text-properties officeooo:paragraph-rsid="04d5ba1d"/>
    </style:style>
    <style:style style:name="P433" style:family="paragraph" style:parent-style-name="Standard">
      <style:text-properties officeooo:paragraph-rsid="04da3397"/>
    </style:style>
    <style:style style:name="P434" style:family="paragraph" style:parent-style-name="Standard">
      <style:text-properties officeooo:paragraph-rsid="04df0c54"/>
    </style:style>
    <style:style style:name="P435" style:family="paragraph" style:parent-style-name="Standard">
      <style:text-properties officeooo:paragraph-rsid="04e9439a"/>
    </style:style>
    <style:style style:name="P436" style:family="paragraph" style:parent-style-name="Standard">
      <style:text-properties officeooo:paragraph-rsid="04efb9c0"/>
    </style:style>
    <style:style style:name="P437" style:family="paragraph" style:parent-style-name="Standard">
      <style:text-properties officeooo:paragraph-rsid="05031b48"/>
    </style:style>
    <style:style style:name="P438" style:family="paragraph" style:parent-style-name="Standard">
      <style:text-properties officeooo:paragraph-rsid="0506e0a7"/>
    </style:style>
    <style:style style:name="P439" style:family="paragraph" style:parent-style-name="Standard">
      <style:text-properties officeooo:paragraph-rsid="050ccaf4"/>
    </style:style>
    <style:style style:name="P440" style:family="paragraph" style:parent-style-name="Standard">
      <style:text-properties officeooo:paragraph-rsid="051418e9"/>
    </style:style>
    <style:style style:name="P441" style:family="paragraph" style:parent-style-name="Standard">
      <style:text-properties officeooo:paragraph-rsid="0526b21c"/>
    </style:style>
    <style:style style:name="P442" style:family="paragraph" style:parent-style-name="Standard">
      <style:text-properties officeooo:paragraph-rsid="052e5903"/>
    </style:style>
    <style:style style:name="P443" style:family="paragraph" style:parent-style-name="Standard">
      <style:text-properties officeooo:paragraph-rsid="0532791b"/>
    </style:style>
    <style:style style:name="P444" style:family="paragraph" style:parent-style-name="Standard">
      <style:text-properties officeooo:paragraph-rsid="05438e76"/>
    </style:style>
    <style:style style:name="P445" style:family="paragraph" style:parent-style-name="Standard">
      <style:text-properties officeooo:paragraph-rsid="0549d78c"/>
    </style:style>
    <style:style style:name="P446" style:family="paragraph" style:parent-style-name="Standard">
      <style:text-properties officeooo:paragraph-rsid="05510f38"/>
    </style:style>
    <style:style style:name="P447" style:family="paragraph" style:parent-style-name="Standard">
      <style:text-properties officeooo:paragraph-rsid="05578ed7"/>
    </style:style>
    <style:style style:name="P448" style:family="paragraph" style:parent-style-name="Standard">
      <style:text-properties officeooo:paragraph-rsid="055a5cef"/>
    </style:style>
    <style:style style:name="P449" style:family="paragraph" style:parent-style-name="Standard">
      <style:text-properties officeooo:paragraph-rsid="055b2fed"/>
    </style:style>
    <style:style style:name="P450" style:family="paragraph" style:parent-style-name="Standard">
      <style:text-properties officeooo:paragraph-rsid="0560c551"/>
    </style:style>
    <style:style style:name="P451" style:family="paragraph" style:parent-style-name="Standard">
      <style:text-properties officeooo:paragraph-rsid="0576c912"/>
    </style:style>
    <style:style style:name="P452" style:family="paragraph" style:parent-style-name="Standard">
      <style:text-properties officeooo:paragraph-rsid="0578b482"/>
    </style:style>
    <style:style style:name="P453" style:family="paragraph" style:parent-style-name="Standard">
      <style:text-properties officeooo:paragraph-rsid="057a66ad"/>
    </style:style>
    <style:style style:name="P454" style:family="paragraph" style:parent-style-name="Standard">
      <style:text-properties officeooo:paragraph-rsid="057cd8b2"/>
    </style:style>
    <style:style style:name="P455" style:family="paragraph" style:parent-style-name="Standard">
      <style:text-properties officeooo:paragraph-rsid="0584f229"/>
    </style:style>
    <style:style style:name="P456" style:family="paragraph" style:parent-style-name="Standard">
      <style:text-properties officeooo:paragraph-rsid="058756b7"/>
    </style:style>
    <style:style style:name="P457" style:family="paragraph" style:parent-style-name="Standard">
      <style:text-properties officeooo:paragraph-rsid="059983f0"/>
    </style:style>
    <style:style style:name="P458" style:family="paragraph" style:parent-style-name="Standard">
      <style:text-properties officeooo:paragraph-rsid="059a1371"/>
    </style:style>
    <style:style style:name="P459" style:family="paragraph" style:parent-style-name="Standard">
      <style:text-properties officeooo:paragraph-rsid="059bffce"/>
    </style:style>
    <style:style style:name="P460" style:family="paragraph" style:parent-style-name="Standard">
      <style:text-properties officeooo:paragraph-rsid="059ccec8"/>
    </style:style>
    <style:style style:name="P461" style:family="paragraph" style:parent-style-name="Standard">
      <style:text-properties officeooo:paragraph-rsid="059fd925"/>
    </style:style>
    <style:style style:name="P462" style:family="paragraph" style:parent-style-name="Standard">
      <style:text-properties officeooo:paragraph-rsid="05a30a6c"/>
    </style:style>
    <style:style style:name="P463" style:family="paragraph" style:parent-style-name="Standard">
      <style:text-properties officeooo:paragraph-rsid="05a33a6c"/>
    </style:style>
    <style:style style:name="P464" style:family="paragraph" style:parent-style-name="Standard">
      <style:text-properties officeooo:paragraph-rsid="05a522eb"/>
    </style:style>
    <style:style style:name="P465" style:family="paragraph" style:parent-style-name="Standard">
      <style:text-properties officeooo:paragraph-rsid="05a92241"/>
    </style:style>
    <style:style style:name="P466" style:family="paragraph" style:parent-style-name="Standard">
      <style:text-properties officeooo:paragraph-rsid="05ae293d"/>
    </style:style>
    <style:style style:name="P467" style:family="paragraph" style:parent-style-name="Standard">
      <style:text-properties officeooo:paragraph-rsid="05af3df0"/>
    </style:style>
    <style:style style:name="P468" style:family="paragraph" style:parent-style-name="Standard">
      <style:text-properties officeooo:paragraph-rsid="05af5b40"/>
    </style:style>
    <style:style style:name="P469" style:family="paragraph" style:parent-style-name="Standard">
      <style:text-properties officeooo:paragraph-rsid="05b0e90a"/>
    </style:style>
    <style:style style:name="P470" style:family="paragraph" style:parent-style-name="Standard">
      <style:text-properties officeooo:paragraph-rsid="05b6a97a"/>
    </style:style>
    <style:style style:name="P471" style:family="paragraph" style:parent-style-name="Standard">
      <style:text-properties officeooo:paragraph-rsid="05be180b"/>
    </style:style>
    <style:style style:name="P472" style:family="paragraph" style:parent-style-name="Standard">
      <style:text-properties officeooo:paragraph-rsid="05ca1c85"/>
    </style:style>
    <style:style style:name="P473" style:family="paragraph" style:parent-style-name="Standard">
      <style:text-properties officeooo:paragraph-rsid="05ca2a23"/>
    </style:style>
    <style:style style:name="P474" style:family="paragraph" style:parent-style-name="Standard">
      <style:text-properties officeooo:paragraph-rsid="05cd6bee"/>
    </style:style>
    <style:style style:name="P475" style:family="paragraph" style:parent-style-name="Standard">
      <style:text-properties officeooo:paragraph-rsid="05cf2338"/>
    </style:style>
    <style:style style:name="P476" style:family="paragraph" style:parent-style-name="Standard">
      <style:text-properties officeooo:paragraph-rsid="05d3b8ee"/>
    </style:style>
    <style:style style:name="P477" style:family="paragraph" style:parent-style-name="Standard">
      <style:text-properties officeooo:paragraph-rsid="05d40df7"/>
    </style:style>
    <style:style style:name="P478" style:family="paragraph" style:parent-style-name="Standard">
      <style:text-properties officeooo:paragraph-rsid="05e240d2"/>
    </style:style>
    <style:style style:name="P479" style:family="paragraph" style:parent-style-name="Standard">
      <style:text-properties officeooo:paragraph-rsid="05e3f83a"/>
    </style:style>
    <style:style style:name="P480" style:family="paragraph" style:parent-style-name="Standard">
      <style:text-properties officeooo:paragraph-rsid="05e71f1c"/>
    </style:style>
    <style:style style:name="P481" style:family="paragraph" style:parent-style-name="Standard">
      <style:text-properties officeooo:paragraph-rsid="05eae6df"/>
    </style:style>
    <style:style style:name="P482" style:family="paragraph" style:parent-style-name="Standard">
      <style:text-properties officeooo:paragraph-rsid="05ecc485"/>
    </style:style>
    <style:style style:name="P483" style:family="paragraph" style:parent-style-name="Standard">
      <style:text-properties officeooo:paragraph-rsid="05edb45e"/>
    </style:style>
    <style:style style:name="P484" style:family="paragraph" style:parent-style-name="Standard">
      <style:text-properties officeooo:paragraph-rsid="05f9310f"/>
    </style:style>
    <style:style style:name="P485" style:family="paragraph" style:parent-style-name="Standard">
      <style:text-properties officeooo:paragraph-rsid="05fc99cb"/>
    </style:style>
    <style:style style:name="P486" style:family="paragraph" style:parent-style-name="Standard">
      <style:text-properties officeooo:paragraph-rsid="05fe956a"/>
    </style:style>
    <style:style style:name="P487" style:family="paragraph" style:parent-style-name="Standard">
      <style:text-properties officeooo:paragraph-rsid="0600d726"/>
    </style:style>
    <style:style style:name="P488" style:family="paragraph" style:parent-style-name="Standard">
      <style:text-properties officeooo:paragraph-rsid="0601af11"/>
    </style:style>
    <style:style style:name="P489" style:family="paragraph" style:parent-style-name="Standard">
      <style:text-properties officeooo:paragraph-rsid="06036a5c"/>
    </style:style>
    <style:style style:name="P490" style:family="paragraph" style:parent-style-name="Standard">
      <style:text-properties officeooo:paragraph-rsid="06073b4e"/>
    </style:style>
    <style:style style:name="P491" style:family="paragraph" style:parent-style-name="Standard">
      <style:text-properties officeooo:paragraph-rsid="060d6298"/>
    </style:style>
    <style:style style:name="P492" style:family="paragraph" style:parent-style-name="Standard">
      <style:text-properties officeooo:paragraph-rsid="060da689"/>
    </style:style>
    <style:style style:name="P493" style:family="paragraph" style:parent-style-name="Standard">
      <style:text-properties officeooo:paragraph-rsid="060ef392"/>
    </style:style>
    <style:style style:name="P494" style:family="paragraph" style:parent-style-name="Standard">
      <style:text-properties officeooo:paragraph-rsid="061ae918"/>
    </style:style>
    <style:style style:name="P495" style:family="paragraph" style:parent-style-name="Standard">
      <style:text-properties officeooo:paragraph-rsid="061c2b48"/>
    </style:style>
    <style:style style:name="P496" style:family="paragraph" style:parent-style-name="Standard">
      <style:text-properties officeooo:paragraph-rsid="061f1b4d"/>
    </style:style>
    <style:style style:name="P497" style:family="paragraph" style:parent-style-name="Standard">
      <style:text-properties officeooo:paragraph-rsid="0620f64a"/>
    </style:style>
    <style:style style:name="P498" style:family="paragraph" style:parent-style-name="Standard">
      <style:text-properties officeooo:paragraph-rsid="0624d679"/>
    </style:style>
    <style:style style:name="P499" style:family="paragraph" style:parent-style-name="Standard">
      <style:text-properties officeooo:paragraph-rsid="062592a8"/>
    </style:style>
    <style:style style:name="P500" style:family="paragraph" style:parent-style-name="Standard">
      <style:text-properties officeooo:paragraph-rsid="06272fca"/>
    </style:style>
    <style:style style:name="P501" style:family="paragraph" style:parent-style-name="Standard">
      <style:text-properties officeooo:paragraph-rsid="0629609d"/>
    </style:style>
    <style:style style:name="P502" style:family="paragraph" style:parent-style-name="Standard">
      <style:text-properties officeooo:paragraph-rsid="062b320e"/>
    </style:style>
    <style:style style:name="P503" style:family="paragraph" style:parent-style-name="Standard">
      <style:text-properties officeooo:paragraph-rsid="062f2dc2"/>
    </style:style>
    <style:style style:name="P504" style:family="paragraph" style:parent-style-name="Standard">
      <style:text-properties officeooo:paragraph-rsid="0634de97"/>
    </style:style>
    <style:style style:name="P505" style:family="paragraph" style:parent-style-name="Standard">
      <style:text-properties officeooo:paragraph-rsid="06368497"/>
    </style:style>
    <style:style style:name="P506" style:family="paragraph" style:parent-style-name="Standard">
      <style:text-properties officeooo:paragraph-rsid="063723c2"/>
    </style:style>
    <style:style style:name="P507" style:family="paragraph" style:parent-style-name="Standard">
      <style:text-properties officeooo:paragraph-rsid="0638ed70"/>
    </style:style>
    <style:style style:name="P508" style:family="paragraph" style:parent-style-name="Standard">
      <style:text-properties officeooo:paragraph-rsid="063d100b"/>
    </style:style>
    <style:style style:name="P509" style:family="paragraph" style:parent-style-name="Standard">
      <style:text-properties officeooo:paragraph-rsid="063e9de0"/>
    </style:style>
    <style:style style:name="P510" style:family="paragraph" style:parent-style-name="Standard">
      <style:text-properties officeooo:paragraph-rsid="064171e9"/>
    </style:style>
    <style:style style:name="P511" style:family="paragraph" style:parent-style-name="Standard">
      <style:text-properties officeooo:paragraph-rsid="06447e91"/>
    </style:style>
    <style:style style:name="P512" style:family="paragraph" style:parent-style-name="Standard">
      <style:text-properties officeooo:paragraph-rsid="06466cbd"/>
    </style:style>
    <style:style style:name="P513" style:family="paragraph" style:parent-style-name="Standard">
      <style:text-properties officeooo:paragraph-rsid="064ac324"/>
    </style:style>
    <style:style style:name="P514" style:family="paragraph" style:parent-style-name="Standard">
      <style:text-properties officeooo:paragraph-rsid="064eed4b"/>
    </style:style>
    <style:style style:name="P515" style:family="paragraph" style:parent-style-name="Standard">
      <style:text-properties officeooo:paragraph-rsid="0653121e"/>
    </style:style>
    <style:style style:name="P516" style:family="paragraph" style:parent-style-name="Standard">
      <style:text-properties officeooo:paragraph-rsid="06538b03"/>
    </style:style>
    <style:style style:name="P517" style:family="paragraph" style:parent-style-name="Standard">
      <style:text-properties officeooo:paragraph-rsid="06566fda"/>
    </style:style>
    <style:style style:name="P518" style:family="paragraph" style:parent-style-name="Standard">
      <style:text-properties officeooo:paragraph-rsid="065f12a7"/>
    </style:style>
    <style:style style:name="P519" style:family="paragraph" style:parent-style-name="Standard">
      <style:text-properties officeooo:paragraph-rsid="0660688a"/>
    </style:style>
    <style:style style:name="P520" style:family="paragraph" style:parent-style-name="Standard">
      <style:text-properties officeooo:paragraph-rsid="06606ba4"/>
    </style:style>
    <style:style style:name="P521" style:family="paragraph" style:parent-style-name="Standard">
      <style:text-properties officeooo:paragraph-rsid="0666bbfe"/>
    </style:style>
    <style:style style:name="P522" style:family="paragraph" style:parent-style-name="Standard">
      <style:text-properties officeooo:paragraph-rsid="066d9508"/>
    </style:style>
    <style:style style:name="P523" style:family="paragraph" style:parent-style-name="Standard">
      <style:text-properties officeooo:paragraph-rsid="066ec1d0"/>
    </style:style>
    <style:style style:name="P524" style:family="paragraph" style:parent-style-name="Standard">
      <style:text-properties officeooo:paragraph-rsid="066fe5df"/>
    </style:style>
    <style:style style:name="P525" style:family="paragraph" style:parent-style-name="Standard">
      <style:text-properties officeooo:paragraph-rsid="067018ca"/>
    </style:style>
    <style:style style:name="P526" style:family="paragraph" style:parent-style-name="Standard">
      <style:text-properties officeooo:paragraph-rsid="0670c15a"/>
    </style:style>
    <style:style style:name="P527" style:family="paragraph" style:parent-style-name="Standard">
      <style:text-properties officeooo:paragraph-rsid="06727fbc"/>
    </style:style>
    <style:style style:name="P528" style:family="paragraph" style:parent-style-name="Standard">
      <style:text-properties officeooo:paragraph-rsid="06736238"/>
    </style:style>
    <style:style style:name="P529" style:family="paragraph" style:parent-style-name="Standard">
      <style:text-properties officeooo:paragraph-rsid="0678638d"/>
    </style:style>
    <style:style style:name="P530" style:family="paragraph" style:parent-style-name="Standard">
      <style:text-properties officeooo:paragraph-rsid="06842cf1"/>
    </style:style>
    <style:style style:name="P531" style:family="paragraph" style:parent-style-name="Standard">
      <style:text-properties officeooo:paragraph-rsid="068462d0"/>
    </style:style>
    <style:style style:name="P532" style:family="paragraph" style:parent-style-name="Standard">
      <style:text-properties officeooo:paragraph-rsid="0685cd44"/>
    </style:style>
    <style:style style:name="P533" style:family="paragraph" style:parent-style-name="Standard">
      <style:text-properties officeooo:paragraph-rsid="0687ae69"/>
    </style:style>
    <style:style style:name="P534" style:family="paragraph" style:parent-style-name="Standard">
      <style:text-properties officeooo:paragraph-rsid="068925a4"/>
    </style:style>
    <style:style style:name="P535" style:family="paragraph" style:parent-style-name="Standard">
      <style:text-properties officeooo:paragraph-rsid="068f3c79"/>
    </style:style>
    <style:style style:name="P536" style:family="paragraph" style:parent-style-name="Standard">
      <style:text-properties officeooo:paragraph-rsid="0691fd80"/>
    </style:style>
    <style:style style:name="P537" style:family="paragraph" style:parent-style-name="Standard">
      <style:text-properties officeooo:paragraph-rsid="0699620b"/>
    </style:style>
    <style:style style:name="P538" style:family="paragraph" style:parent-style-name="Standard">
      <style:text-properties officeooo:paragraph-rsid="069a193e"/>
    </style:style>
    <style:style style:name="P539" style:family="paragraph" style:parent-style-name="Standard">
      <style:text-properties officeooo:paragraph-rsid="069aa3c2"/>
    </style:style>
    <style:style style:name="P540" style:family="paragraph" style:parent-style-name="Standard">
      <style:text-properties officeooo:paragraph-rsid="069cd3a0"/>
    </style:style>
    <style:style style:name="P541" style:family="paragraph" style:parent-style-name="Standard">
      <style:paragraph-properties fo:text-align="justify" style:justify-single-word="false"/>
      <style:text-properties officeooo:paragraph-rsid="06b00726"/>
    </style:style>
    <style:style style:name="P542" style:family="paragraph" style:parent-style-name="Standard">
      <style:paragraph-properties fo:text-align="justify" style:justify-single-word="false"/>
      <style:text-properties officeooo:paragraph-rsid="06b34b1b"/>
    </style:style>
    <style:style style:name="P543" style:family="paragraph" style:parent-style-name="Standard">
      <style:paragraph-properties fo:text-align="justify" style:justify-single-word="false"/>
      <style:text-properties officeooo:paragraph-rsid="06bb8ac2"/>
    </style:style>
    <style:style style:name="P544" style:family="paragraph" style:parent-style-name="Standard">
      <style:paragraph-properties fo:text-align="justify" style:justify-single-word="false"/>
      <style:text-properties officeooo:paragraph-rsid="06bce637"/>
    </style:style>
    <style:style style:name="P545" style:family="paragraph" style:parent-style-name="Standard">
      <style:paragraph-properties fo:text-align="justify" style:justify-single-word="false"/>
      <style:text-properties officeooo:paragraph-rsid="06be6391"/>
    </style:style>
    <style:style style:name="P546" style:family="paragraph" style:parent-style-name="Standard">
      <style:paragraph-properties fo:text-align="justify" style:justify-single-word="false"/>
      <style:text-properties officeooo:paragraph-rsid="06c8f099"/>
    </style:style>
    <style:style style:name="P547" style:family="paragraph" style:parent-style-name="Standard">
      <style:paragraph-properties fo:text-align="justify" style:justify-single-word="false"/>
      <style:text-properties officeooo:paragraph-rsid="06ced31b"/>
    </style:style>
    <style:style style:name="P548" style:family="paragraph" style:parent-style-name="Standard">
      <style:paragraph-properties fo:text-align="justify" style:justify-single-word="false"/>
      <style:text-properties officeooo:paragraph-rsid="06e07e66"/>
    </style:style>
    <style:style style:name="P549" style:family="paragraph" style:parent-style-name="Standard">
      <style:paragraph-properties fo:text-align="justify" style:justify-single-word="false"/>
      <style:text-properties officeooo:paragraph-rsid="06e237d7"/>
    </style:style>
    <style:style style:name="P550" style:family="paragraph" style:parent-style-name="Standard">
      <style:paragraph-properties fo:text-align="justify" style:justify-single-word="false"/>
      <style:text-properties officeooo:paragraph-rsid="06e49f1f"/>
    </style:style>
    <style:style style:name="P551" style:family="paragraph" style:parent-style-name="Standard">
      <style:paragraph-properties fo:text-align="justify" style:justify-single-word="false"/>
      <style:text-properties officeooo:paragraph-rsid="06e56a28"/>
    </style:style>
    <style:style style:name="P552" style:family="paragraph" style:parent-style-name="Standard">
      <style:paragraph-properties fo:text-align="justify" style:justify-single-word="false"/>
      <style:text-properties officeooo:paragraph-rsid="06e662cf"/>
    </style:style>
    <style:style style:name="P553" style:family="paragraph" style:parent-style-name="Standard">
      <style:paragraph-properties fo:text-align="justify" style:justify-single-word="false"/>
      <style:text-properties officeooo:paragraph-rsid="06e98bdc"/>
    </style:style>
    <style:style style:name="P554" style:family="paragraph" style:parent-style-name="Standard">
      <style:paragraph-properties fo:text-align="justify" style:justify-single-word="false"/>
      <style:text-properties officeooo:paragraph-rsid="06e9a8bf"/>
    </style:style>
    <style:style style:name="P555" style:family="paragraph" style:parent-style-name="Standard">
      <style:paragraph-properties fo:text-align="justify" style:justify-single-word="false"/>
      <style:text-properties officeooo:paragraph-rsid="06eaa433"/>
    </style:style>
    <style:style style:name="P556" style:family="paragraph" style:parent-style-name="Standard">
      <style:paragraph-properties fo:text-align="justify" style:justify-single-word="false"/>
      <style:text-properties officeooo:paragraph-rsid="06ecd514"/>
    </style:style>
    <style:style style:name="P557" style:family="paragraph" style:parent-style-name="Standard">
      <style:paragraph-properties fo:text-align="justify" style:justify-single-word="false"/>
      <style:text-properties officeooo:paragraph-rsid="06ecd8bd"/>
    </style:style>
    <style:style style:name="P558" style:family="paragraph" style:parent-style-name="Standard">
      <style:paragraph-properties fo:text-align="justify" style:justify-single-word="false"/>
      <style:text-properties officeooo:paragraph-rsid="06f167b0"/>
    </style:style>
    <style:style style:name="P559" style:family="paragraph" style:parent-style-name="Standard">
      <style:paragraph-properties fo:text-align="justify" style:justify-single-word="false"/>
      <style:text-properties officeooo:paragraph-rsid="06f90360"/>
    </style:style>
    <style:style style:name="P560" style:family="paragraph" style:parent-style-name="Standard">
      <style:paragraph-properties fo:text-align="justify" style:justify-single-word="false"/>
      <style:text-properties officeooo:paragraph-rsid="071de9d6"/>
    </style:style>
    <style:style style:name="P561" style:family="paragraph" style:parent-style-name="Standard">
      <style:paragraph-properties fo:text-align="justify" style:justify-single-word="false"/>
      <style:text-properties officeooo:paragraph-rsid="07afed32"/>
    </style:style>
    <style:style style:name="P562" style:family="paragraph" style:parent-style-name="Standard">
      <style:paragraph-properties fo:text-align="justify" style:justify-single-word="false"/>
      <style:text-properties officeooo:paragraph-rsid="07b4b00f"/>
    </style:style>
    <style:style style:name="P563" style:family="paragraph" style:parent-style-name="Standard">
      <style:paragraph-properties fo:text-align="justify" style:justify-single-word="false"/>
      <style:text-properties officeooo:paragraph-rsid="07be4663"/>
    </style:style>
    <style:style style:name="P564" style:family="paragraph" style:parent-style-name="Standard">
      <style:paragraph-properties fo:text-align="justify" style:justify-single-word="false"/>
      <style:text-properties officeooo:paragraph-rsid="07d48835"/>
    </style:style>
    <style:style style:name="P565" style:family="paragraph" style:parent-style-name="Standard">
      <style:paragraph-properties fo:text-align="justify" style:justify-single-word="false"/>
      <style:text-properties officeooo:paragraph-rsid="07eddd08"/>
    </style:style>
    <style:style style:name="P566" style:family="paragraph" style:parent-style-name="Standard">
      <style:paragraph-properties fo:text-align="justify" style:justify-single-word="false"/>
      <style:text-properties officeooo:paragraph-rsid="07f00c32"/>
    </style:style>
    <style:style style:name="P567" style:family="paragraph" style:parent-style-name="Standard">
      <style:paragraph-properties fo:text-align="justify" style:justify-single-word="false"/>
      <style:text-properties officeooo:paragraph-rsid="080a06c7"/>
    </style:style>
    <style:style style:name="P568" style:family="paragraph" style:parent-style-name="Standard">
      <style:paragraph-properties fo:text-align="justify" style:justify-single-word="false"/>
      <style:text-properties officeooo:paragraph-rsid="081297a7"/>
    </style:style>
    <style:style style:name="P569" style:family="paragraph" style:parent-style-name="Standard">
      <style:paragraph-properties fo:text-align="justify" style:justify-single-word="false"/>
      <style:text-properties officeooo:paragraph-rsid="08266779"/>
    </style:style>
    <style:style style:name="P570" style:family="paragraph" style:parent-style-name="Standard">
      <style:paragraph-properties fo:text-align="justify" style:justify-single-word="false"/>
      <style:text-properties officeooo:paragraph-rsid="084a5b1d"/>
    </style:style>
    <style:style style:name="P571" style:family="paragraph" style:parent-style-name="Standard">
      <style:paragraph-properties fo:text-align="justify" style:justify-single-word="false"/>
      <style:text-properties officeooo:paragraph-rsid="084cb5d1"/>
    </style:style>
    <style:style style:name="P572" style:family="paragraph" style:parent-style-name="Standard">
      <style:paragraph-properties fo:text-align="justify" style:justify-single-word="false"/>
      <style:text-properties officeooo:paragraph-rsid="08507420"/>
    </style:style>
    <style:style style:name="P573" style:family="paragraph" style:parent-style-name="Standard">
      <style:paragraph-properties fo:text-align="justify" style:justify-single-word="false"/>
      <style:text-properties officeooo:paragraph-rsid="0853679b"/>
    </style:style>
    <style:style style:name="P574" style:family="paragraph" style:parent-style-name="Standard">
      <style:paragraph-properties fo:text-align="justify" style:justify-single-word="false"/>
      <style:text-properties officeooo:paragraph-rsid="085fecd8"/>
    </style:style>
    <style:style style:name="P575" style:family="paragraph" style:parent-style-name="Standard">
      <style:paragraph-properties fo:text-align="justify" style:justify-single-word="false"/>
      <style:text-properties officeooo:paragraph-rsid="086c6a9e"/>
    </style:style>
    <style:style style:name="P576" style:family="paragraph" style:parent-style-name="Standard">
      <style:paragraph-properties fo:text-align="justify" style:justify-single-word="false"/>
      <style:text-properties officeooo:paragraph-rsid="08701fc4"/>
    </style:style>
    <style:style style:name="P577" style:family="paragraph" style:parent-style-name="Standard">
      <style:paragraph-properties fo:text-align="justify" style:justify-single-word="false"/>
      <style:text-properties officeooo:paragraph-rsid="08719cad"/>
    </style:style>
    <style:style style:name="P578" style:family="paragraph" style:parent-style-name="Standard">
      <style:paragraph-properties fo:text-align="justify" style:justify-single-word="false"/>
      <style:text-properties officeooo:paragraph-rsid="0871c354"/>
    </style:style>
    <style:style style:name="P579" style:family="paragraph" style:parent-style-name="Standard">
      <style:paragraph-properties fo:text-align="justify" style:justify-single-word="false"/>
      <style:text-properties officeooo:paragraph-rsid="0878cc93"/>
    </style:style>
    <style:style style:name="P580" style:family="paragraph" style:parent-style-name="Standard">
      <style:paragraph-properties fo:text-align="justify" style:justify-single-word="false"/>
      <style:text-properties officeooo:paragraph-rsid="087f6f69"/>
    </style:style>
    <style:style style:name="P581" style:family="paragraph" style:parent-style-name="Standard">
      <style:paragraph-properties fo:text-align="justify" style:justify-single-word="false"/>
      <style:text-properties officeooo:paragraph-rsid="0883d164"/>
    </style:style>
    <style:style style:name="P582" style:family="paragraph" style:parent-style-name="Standard">
      <style:paragraph-properties fo:text-align="justify" style:justify-single-word="false"/>
      <style:text-properties officeooo:paragraph-rsid="0885c3f8"/>
    </style:style>
    <style:style style:name="P583" style:family="paragraph" style:parent-style-name="Standard">
      <style:paragraph-properties fo:text-align="justify" style:justify-single-word="false"/>
      <style:text-properties officeooo:paragraph-rsid="089a9c0c"/>
    </style:style>
    <style:style style:name="P584" style:family="paragraph" style:parent-style-name="Standard">
      <style:paragraph-properties fo:text-align="justify" style:justify-single-word="false"/>
      <style:text-properties officeooo:paragraph-rsid="08b42c11"/>
    </style:style>
    <style:style style:name="P585" style:family="paragraph" style:parent-style-name="Standard">
      <style:paragraph-properties fo:text-align="justify" style:justify-single-word="false"/>
      <style:text-properties officeooo:paragraph-rsid="08d41a6b"/>
    </style:style>
    <style:style style:name="P586" style:family="paragraph" style:parent-style-name="Standard">
      <style:paragraph-properties fo:text-align="justify" style:justify-single-word="false"/>
      <style:text-properties officeooo:paragraph-rsid="08e45b94"/>
    </style:style>
    <style:style style:name="P587" style:family="paragraph" style:parent-style-name="Standard">
      <style:paragraph-properties fo:text-align="justify" style:justify-single-word="false"/>
      <style:text-properties officeooo:paragraph-rsid="08e9d2c5"/>
    </style:style>
    <style:style style:name="P588" style:family="paragraph" style:parent-style-name="Standard">
      <style:paragraph-properties fo:text-align="justify" style:justify-single-word="false"/>
      <style:text-properties officeooo:paragraph-rsid="08ecb0eb"/>
    </style:style>
    <style:style style:name="P589" style:family="paragraph" style:parent-style-name="Standard">
      <style:paragraph-properties fo:text-align="justify" style:justify-single-word="false"/>
      <style:text-properties officeooo:paragraph-rsid="08edeaab"/>
    </style:style>
    <style:style style:name="P590" style:family="paragraph" style:parent-style-name="Standard">
      <style:paragraph-properties fo:text-align="justify" style:justify-single-word="false"/>
      <style:text-properties officeooo:paragraph-rsid="08f13b50"/>
    </style:style>
    <style:style style:name="P591" style:family="paragraph" style:parent-style-name="Standard">
      <style:paragraph-properties fo:text-align="justify" style:justify-single-word="false"/>
      <style:text-properties officeooo:paragraph-rsid="08f2554f"/>
    </style:style>
    <style:style style:name="P592" style:family="paragraph" style:parent-style-name="Standard">
      <style:paragraph-properties fo:text-align="justify" style:justify-single-word="false"/>
      <style:text-properties officeooo:paragraph-rsid="08f6700b"/>
    </style:style>
    <style:style style:name="P593" style:family="paragraph" style:parent-style-name="Standard">
      <style:paragraph-properties fo:text-align="justify" style:justify-single-word="false"/>
      <style:text-properties officeooo:paragraph-rsid="09010ef0"/>
    </style:style>
    <style:style style:name="P594" style:family="paragraph" style:parent-style-name="Standard">
      <style:paragraph-properties fo:text-align="justify" style:justify-single-word="false"/>
      <style:text-properties officeooo:paragraph-rsid="0906e436"/>
    </style:style>
    <style:style style:name="P595" style:family="paragraph" style:parent-style-name="Standard">
      <style:paragraph-properties fo:text-align="justify" style:justify-single-word="false"/>
      <style:text-properties officeooo:paragraph-rsid="0910686e"/>
    </style:style>
    <style:style style:name="P596" style:family="paragraph" style:parent-style-name="Standard">
      <style:paragraph-properties fo:text-align="justify" style:justify-single-word="false"/>
      <style:text-properties officeooo:paragraph-rsid="092258c5"/>
    </style:style>
    <style:style style:name="P597" style:family="paragraph" style:parent-style-name="Standard">
      <style:paragraph-properties fo:text-align="justify" style:justify-single-word="false"/>
      <style:text-properties officeooo:paragraph-rsid="09252128"/>
    </style:style>
    <style:style style:name="P598" style:family="paragraph" style:parent-style-name="Standard">
      <style:paragraph-properties fo:text-align="justify" style:justify-single-word="false"/>
      <style:text-properties officeooo:paragraph-rsid="09279546"/>
    </style:style>
    <style:style style:name="P599" style:family="paragraph" style:parent-style-name="Standard">
      <style:paragraph-properties fo:text-align="justify" style:justify-single-word="false"/>
      <style:text-properties officeooo:paragraph-rsid="092c78db"/>
    </style:style>
    <style:style style:name="P600" style:family="paragraph" style:parent-style-name="Standard">
      <style:paragraph-properties fo:text-align="justify" style:justify-single-word="false"/>
      <style:text-properties officeooo:paragraph-rsid="0938bda5"/>
    </style:style>
    <style:style style:name="P601" style:family="paragraph" style:parent-style-name="Standard">
      <style:paragraph-properties fo:text-align="justify" style:justify-single-word="false"/>
      <style:text-properties officeooo:paragraph-rsid="093eb95b"/>
    </style:style>
    <style:style style:name="P602" style:family="paragraph" style:parent-style-name="Standard">
      <style:paragraph-properties fo:text-align="justify" style:justify-single-word="false"/>
      <style:text-properties officeooo:paragraph-rsid="093fb59b"/>
    </style:style>
    <style:style style:name="P603" style:family="paragraph" style:parent-style-name="Standard">
      <style:paragraph-properties fo:text-align="justify" style:justify-single-word="false"/>
      <style:text-properties officeooo:paragraph-rsid="09419037"/>
    </style:style>
    <style:style style:name="P604" style:family="paragraph" style:parent-style-name="Standard">
      <style:paragraph-properties fo:text-align="justify" style:justify-single-word="false"/>
      <style:text-properties officeooo:paragraph-rsid="09432c48"/>
    </style:style>
    <style:style style:name="P605" style:family="paragraph" style:parent-style-name="Standard">
      <style:paragraph-properties fo:text-align="justify" style:justify-single-word="false"/>
      <style:text-properties officeooo:paragraph-rsid="09445edc"/>
    </style:style>
    <style:style style:name="P606" style:family="paragraph" style:parent-style-name="Standard">
      <style:paragraph-properties fo:text-align="justify" style:justify-single-word="false"/>
      <style:text-properties officeooo:paragraph-rsid="094a6a74"/>
    </style:style>
    <style:style style:name="P607" style:family="paragraph" style:parent-style-name="Standard">
      <style:paragraph-properties fo:text-align="justify" style:justify-single-word="false"/>
      <style:text-properties officeooo:paragraph-rsid="094e956d"/>
    </style:style>
    <style:style style:name="P608" style:family="paragraph" style:parent-style-name="Standard">
      <style:paragraph-properties fo:text-align="justify" style:justify-single-word="false"/>
      <style:text-properties officeooo:paragraph-rsid="095716f2"/>
    </style:style>
    <style:style style:name="P609" style:family="paragraph" style:parent-style-name="Standard">
      <style:paragraph-properties fo:text-align="justify" style:justify-single-word="false"/>
      <style:text-properties officeooo:paragraph-rsid="0960c774"/>
    </style:style>
    <style:style style:name="P610" style:family="paragraph" style:parent-style-name="Standard">
      <style:paragraph-properties fo:text-align="justify" style:justify-single-word="false"/>
      <style:text-properties officeooo:paragraph-rsid="0968f619"/>
    </style:style>
    <style:style style:name="P611" style:family="paragraph" style:parent-style-name="Standard">
      <style:paragraph-properties fo:text-align="justify" style:justify-single-word="false"/>
      <style:text-properties officeooo:paragraph-rsid="096e0eae"/>
    </style:style>
    <style:style style:name="P612" style:family="paragraph" style:parent-style-name="Standard">
      <style:paragraph-properties fo:text-align="justify" style:justify-single-word="false"/>
      <style:text-properties officeooo:paragraph-rsid="09a099c3"/>
    </style:style>
    <style:style style:name="P613" style:family="paragraph" style:parent-style-name="Standard">
      <style:paragraph-properties fo:text-align="justify" style:justify-single-word="false"/>
      <style:text-properties officeooo:paragraph-rsid="09a26f51"/>
    </style:style>
    <style:style style:name="P614" style:family="paragraph" style:parent-style-name="Standard">
      <style:paragraph-properties fo:text-align="justify" style:justify-single-word="false"/>
      <style:text-properties officeooo:paragraph-rsid="09a44f9c"/>
    </style:style>
    <style:style style:name="P615" style:family="paragraph" style:parent-style-name="Standard">
      <style:paragraph-properties fo:text-align="justify" style:justify-single-word="false"/>
      <style:text-properties officeooo:paragraph-rsid="09a7dcd4"/>
    </style:style>
    <style:style style:name="P616" style:family="paragraph" style:parent-style-name="Standard">
      <style:paragraph-properties fo:text-align="justify" style:justify-single-word="false"/>
      <style:text-properties officeooo:paragraph-rsid="09af4201"/>
    </style:style>
    <style:style style:name="P617" style:family="paragraph" style:parent-style-name="Standard">
      <style:paragraph-properties fo:text-align="justify" style:justify-single-word="false"/>
      <style:text-properties officeooo:paragraph-rsid="09b0f5b3"/>
    </style:style>
    <style:style style:name="P618" style:family="paragraph" style:parent-style-name="Standard">
      <style:paragraph-properties fo:text-align="justify" style:justify-single-word="false"/>
      <style:text-properties officeooo:paragraph-rsid="09b2d68e"/>
    </style:style>
    <style:style style:name="P619" style:family="paragraph" style:parent-style-name="Standard">
      <style:paragraph-properties fo:text-align="justify" style:justify-single-word="false"/>
      <style:text-properties officeooo:paragraph-rsid="09b48720"/>
    </style:style>
    <style:style style:name="P620" style:family="paragraph" style:parent-style-name="Standard">
      <style:paragraph-properties fo:text-align="justify" style:justify-single-word="false"/>
      <style:text-properties officeooo:paragraph-rsid="09cb7535"/>
    </style:style>
    <style:style style:name="P621" style:family="paragraph" style:parent-style-name="Standard">
      <style:text-properties officeooo:paragraph-rsid="082cb598"/>
    </style:style>
    <style:style style:name="P622" style:family="paragraph" style:parent-style-name="Standard">
      <style:text-properties officeooo:rsid="08306330" officeooo:paragraph-rsid="08306330"/>
    </style:style>
    <style:style style:name="P623" style:family="paragraph" style:parent-style-name="Standard">
      <style:text-properties officeooo:rsid="08306330" officeooo:paragraph-rsid="0837c55b"/>
    </style:style>
    <style:style style:name="P624" style:family="paragraph" style:parent-style-name="Standard">
      <style:text-properties officeooo:rsid="083a105c" officeooo:paragraph-rsid="083ed088"/>
    </style:style>
    <style:style style:name="P625" style:family="paragraph" style:parent-style-name="Standard">
      <style:text-properties officeooo:rsid="08425878" officeooo:paragraph-rsid="08425878"/>
    </style:style>
    <style:style style:name="P626" style:family="paragraph" style:parent-style-name="Standard">
      <style:text-properties officeooo:paragraph-rsid="096e418f"/>
    </style:style>
    <style:style style:name="P627" style:family="paragraph" style:parent-style-name="Standard">
      <style:text-properties officeooo:paragraph-rsid="0975fc6c"/>
    </style:style>
    <style:style style:name="P628" style:family="paragraph" style:parent-style-name="Standard">
      <style:text-properties officeooo:paragraph-rsid="09792ddc"/>
    </style:style>
    <style:style style:name="P629" style:family="paragraph" style:parent-style-name="Standard">
      <style:text-properties officeooo:paragraph-rsid="097afb3f"/>
    </style:style>
    <style:style style:name="P630" style:family="paragraph" style:parent-style-name="Standard">
      <style:text-properties officeooo:paragraph-rsid="097bab4f"/>
    </style:style>
    <style:style style:name="P631" style:family="paragraph" style:parent-style-name="Standard">
      <style:text-properties officeooo:paragraph-rsid="097d907e"/>
    </style:style>
    <style:style style:name="P632" style:family="paragraph" style:parent-style-name="Standard">
      <style:text-properties officeooo:paragraph-rsid="099ac04f"/>
    </style:style>
    <style:style style:name="P633" style:family="paragraph" style:parent-style-name="Standard">
      <style:text-properties officeooo:paragraph-rsid="099ef1cd"/>
    </style:style>
    <style:style style:name="P634" style:family="paragraph" style:parent-style-name="Standard">
      <style:text-properties officeooo:paragraph-rsid="09ba2f6c"/>
    </style:style>
    <style:style style:name="P635" style:family="paragraph" style:parent-style-name="Standard">
      <style:text-properties officeooo:paragraph-rsid="09bbd62e"/>
    </style:style>
    <style:style style:name="P636" style:family="paragraph" style:parent-style-name="Standard">
      <style:text-properties officeooo:paragraph-rsid="09bc1470"/>
    </style:style>
    <style:style style:name="P637" style:family="paragraph" style:parent-style-name="Standard">
      <style:text-properties officeooo:paragraph-rsid="09be1b64"/>
    </style:style>
    <style:style style:name="P638" style:family="paragraph" style:parent-style-name="Standard">
      <style:text-properties officeooo:paragraph-rsid="09be6ba2"/>
    </style:style>
    <style:style style:name="P639" style:family="paragraph" style:parent-style-name="Standard">
      <style:text-properties officeooo:paragraph-rsid="09c064ca"/>
    </style:style>
    <style:style style:name="P640" style:family="paragraph" style:parent-style-name="Standard">
      <style:text-properties officeooo:paragraph-rsid="09c1872c"/>
    </style:style>
    <style:style style:name="P641" style:family="paragraph" style:parent-style-name="Standard">
      <style:text-properties officeooo:paragraph-rsid="09c1b1bc"/>
    </style:style>
    <style:style style:name="P642" style:family="paragraph" style:parent-style-name="Standard">
      <style:text-properties officeooo:paragraph-rsid="09c68ad9"/>
    </style:style>
    <style:style style:name="P643" style:family="paragraph" style:parent-style-name="Standard">
      <style:text-properties officeooo:paragraph-rsid="09d193c0"/>
    </style:style>
    <style:style style:name="P644" style:family="paragraph" style:parent-style-name="Standard">
      <style:text-properties officeooo:paragraph-rsid="09d67013"/>
    </style:style>
    <style:style style:name="P645" style:family="paragraph" style:parent-style-name="Standard">
      <style:text-properties officeooo:paragraph-rsid="09e927cd"/>
    </style:style>
    <style:style style:name="P646" style:family="paragraph" style:parent-style-name="Standard">
      <style:text-properties officeooo:paragraph-rsid="09ee11da"/>
    </style:style>
    <style:style style:name="P647" style:family="paragraph" style:parent-style-name="Standard">
      <style:text-properties officeooo:paragraph-rsid="09f016ff"/>
    </style:style>
    <style:style style:name="P648" style:family="paragraph" style:parent-style-name="Standard">
      <style:text-properties officeooo:paragraph-rsid="09f0994e"/>
    </style:style>
    <style:style style:name="P649" style:family="paragraph" style:parent-style-name="Standard">
      <style:text-properties officeooo:paragraph-rsid="09f141c1"/>
    </style:style>
    <style:style style:name="P650" style:family="paragraph" style:parent-style-name="Standard">
      <style:text-properties officeooo:paragraph-rsid="09f3c14a"/>
    </style:style>
    <style:style style:name="P651" style:family="paragraph" style:parent-style-name="Standard">
      <style:text-properties officeooo:paragraph-rsid="09f4b93c"/>
    </style:style>
    <style:style style:name="P652" style:family="paragraph" style:parent-style-name="Standard">
      <style:text-properties officeooo:paragraph-rsid="09f663d9"/>
    </style:style>
    <style:style style:name="P653" style:family="paragraph" style:parent-style-name="Standard">
      <style:text-properties officeooo:paragraph-rsid="09f67888"/>
    </style:style>
    <style:style style:name="P654" style:family="paragraph" style:parent-style-name="Standard">
      <style:text-properties officeooo:paragraph-rsid="09f7a4df"/>
    </style:style>
    <style:style style:name="P655" style:family="paragraph" style:parent-style-name="Standard">
      <style:text-properties officeooo:paragraph-rsid="09f81ea6"/>
    </style:style>
    <style:style style:name="P656" style:family="paragraph" style:parent-style-name="Standard" style:master-page-name="">
      <style:paragraph-properties style:page-number="auto"/>
      <style:text-properties fo:language="ru" fo:country="RU" officeooo:rsid="01061190" officeooo:paragraph-rsid="01061190"/>
    </style:style>
    <style:style style:name="P657" style:family="paragraph" style:parent-style-name="indent-big">
      <style:text-properties officeooo:rsid="030b838f" officeooo:paragraph-rsid="030b838f"/>
    </style:style>
    <style:style style:name="P658" style:family="paragraph" style:parent-style-name="indent-big">
      <style:text-properties officeooo:rsid="031b36b3" officeooo:paragraph-rsid="031b36b3"/>
    </style:style>
    <style:style style:name="P659" style:family="paragraph" style:parent-style-name="big-left-indent">
      <style:text-properties officeooo:rsid="030b838f" officeooo:paragraph-rsid="030b838f"/>
    </style:style>
    <style:style style:name="P660" style:family="paragraph" style:parent-style-name="center">
      <style:text-properties officeooo:paragraph-rsid="039b20f6"/>
    </style:style>
    <style:style style:name="P661" style:family="paragraph" style:parent-style-name="center">
      <style:text-properties officeooo:paragraph-rsid="03c0abc5"/>
    </style:style>
    <style:style style:name="P662" style:family="paragraph" style:parent-style-name="center">
      <style:text-properties officeooo:rsid="03c0abc5" officeooo:paragraph-rsid="03c0abc5"/>
    </style:style>
    <style:style style:name="P663" style:family="paragraph" style:parent-style-name="center-norm">
      <style:text-properties officeooo:paragraph-rsid="0481af48"/>
    </style:style>
    <style:style style:name="P664" style:family="paragraph" style:parent-style-name="Standard">
      <style:paragraph-properties fo:margin-left="0in" fo:margin-right="0in" fo:text-align="justify" style:justify-single-word="false" fo:text-indent="0in" style:auto-text-indent="false"/>
      <style:text-properties officeooo:rsid="082ba5ca" officeooo:paragraph-rsid="082ba5ca"/>
    </style:style>
    <style:style style:name="P665" style:family="paragraph" style:parent-style-name="caps">
      <style:paragraph-properties fo:margin-left="0in" fo:margin-right="0in" fo:text-indent="0in" style:auto-text-indent="false"/>
    </style:style>
    <style:style style:name="P666" style:family="paragraph" style:parent-style-name="caps">
      <style:paragraph-properties fo:margin-left="0in" fo:margin-right="0in" fo:text-align="justify" style:justify-single-word="false" fo:text-indent="0in" style:auto-text-indent="false"/>
      <style:text-properties officeooo:paragraph-rsid="09b48720"/>
    </style:style>
    <style:style style:name="P667" style:family="paragraph" style:parent-style-name="Standard">
      <style:text-properties officeooo:paragraph-rsid="09fae3ec"/>
    </style:style>
    <style:style style:name="P668" style:family="paragraph" style:parent-style-name="Standard">
      <style:text-properties officeooo:paragraph-rsid="09fcd38c"/>
    </style:style>
    <style:style style:name="P669" style:family="paragraph" style:parent-style-name="Standard">
      <style:text-properties officeooo:paragraph-rsid="09ffa582"/>
    </style:style>
    <style:style style:name="P670" style:family="paragraph" style:parent-style-name="Standard">
      <style:text-properties officeooo:paragraph-rsid="0a057c15"/>
    </style:style>
    <style:style style:name="P671" style:family="paragraph" style:parent-style-name="Standard">
      <style:text-properties officeooo:paragraph-rsid="0a0768b6"/>
    </style:style>
    <style:style style:name="P672" style:family="paragraph" style:parent-style-name="Standard">
      <style:text-properties officeooo:paragraph-rsid="0a07ff08"/>
    </style:style>
    <style:style style:name="P673" style:family="paragraph" style:parent-style-name="Standard">
      <style:text-properties officeooo:paragraph-rsid="0a089a0a"/>
    </style:style>
    <style:style style:name="P674" style:family="paragraph" style:parent-style-name="Standard">
      <style:text-properties officeooo:paragraph-rsid="0a0c2fc1"/>
    </style:style>
    <style:style style:name="P675" style:family="paragraph" style:parent-style-name="Standard">
      <style:text-properties officeooo:paragraph-rsid="0a0c5b50"/>
    </style:style>
    <style:style style:name="P676" style:family="paragraph" style:parent-style-name="Standard">
      <style:text-properties officeooo:paragraph-rsid="0a125822"/>
    </style:style>
    <style:style style:name="P677" style:family="paragraph" style:parent-style-name="Standard">
      <style:text-properties officeooo:paragraph-rsid="0a12cb46"/>
    </style:style>
    <style:style style:name="P678" style:family="paragraph" style:parent-style-name="Standard">
      <style:text-properties officeooo:paragraph-rsid="0a14c66d"/>
    </style:style>
    <style:style style:name="P679" style:family="paragraph" style:parent-style-name="Standard">
      <style:text-properties officeooo:paragraph-rsid="0a16c152"/>
    </style:style>
    <style:style style:name="P680" style:family="paragraph" style:parent-style-name="Standard">
      <style:text-properties officeooo:paragraph-rsid="0a170de1"/>
    </style:style>
    <style:style style:name="P681" style:family="paragraph" style:parent-style-name="Standard">
      <style:text-properties officeooo:paragraph-rsid="0a17cffe"/>
    </style:style>
    <style:style style:name="P682" style:family="paragraph" style:parent-style-name="Standard">
      <style:text-properties officeooo:paragraph-rsid="0a1957ff"/>
    </style:style>
    <style:style style:name="T1" style:family="text">
      <style:text-properties officeooo:rsid="0006143b"/>
    </style:style>
    <style:style style:name="T2" style:family="text">
      <style:text-properties officeooo:rsid="000835cb"/>
    </style:style>
    <style:style style:name="T3" style:family="text">
      <style:text-properties officeooo:rsid="0009e78c"/>
    </style:style>
    <style:style style:name="T4" style:family="text">
      <style:text-properties officeooo:rsid="001b4fe9"/>
    </style:style>
    <style:style style:name="T5" style:family="text">
      <style:text-properties fo:font-style="italic" style:font-style-asian="italic" style:font-style-complex="italic"/>
    </style:style>
    <style:style style:name="T6" style:family="text">
      <style:text-properties fo:font-style="italic" officeooo:rsid="001b4fe9" style:font-style-asian="italic" style:font-style-complex="italic"/>
    </style:style>
    <style:style style:name="T7" style:family="text">
      <style:text-properties fo:font-style="italic" officeooo:rsid="003058a2" style:font-style-asian="italic" style:font-style-complex="italic"/>
    </style:style>
    <style:style style:name="T8" style:family="text">
      <style:text-properties fo:font-style="italic" officeooo:rsid="007685cc" style:font-style-asian="italic" style:font-style-complex="italic"/>
    </style:style>
    <style:style style:name="T9" style:family="text">
      <style:text-properties fo:font-style="italic" officeooo:rsid="00727f7f" style:font-style-asian="italic" style:font-style-complex="italic"/>
    </style:style>
    <style:style style:name="T10" style:family="text">
      <style:text-properties fo:font-style="italic" officeooo:rsid="009d3fd8" style:font-style-asian="italic" style:font-style-complex="italic"/>
    </style:style>
    <style:style style:name="T11" style:family="text">
      <style:text-properties fo:font-style="italic" officeooo:rsid="00a4f3c4" style:font-style-asian="italic" style:font-style-complex="italic"/>
    </style:style>
    <style:style style:name="T12" style:family="text">
      <style:text-properties fo:font-style="italic" officeooo:rsid="00befcbb" style:font-style-asian="italic" style:font-style-complex="italic"/>
    </style:style>
    <style:style style:name="T13" style:family="text">
      <style:text-properties fo:font-style="italic" officeooo:rsid="00dc4584" style:font-style-asian="italic" style:font-style-complex="italic"/>
    </style:style>
    <style:style style:name="T14" style:family="text">
      <style:text-properties fo:font-style="italic" officeooo:rsid="00ea508c" style:font-style-asian="italic" style:font-style-complex="italic"/>
    </style:style>
    <style:style style:name="T15" style:family="text">
      <style:text-properties fo:font-style="italic" officeooo:rsid="00ec1d7b" style:font-style-asian="italic" style:font-style-complex="italic"/>
    </style:style>
    <style:style style:name="T16" style:family="text">
      <style:text-properties fo:font-style="italic" officeooo:rsid="00f70918" style:font-style-asian="italic" style:font-style-complex="italic"/>
    </style:style>
    <style:style style:name="T17" style:family="text">
      <style:text-properties fo:font-style="italic" officeooo:rsid="014e6d1b" style:font-style-asian="italic" style:font-style-complex="italic"/>
    </style:style>
    <style:style style:name="T18" style:family="text">
      <style:text-properties fo:font-style="italic" officeooo:rsid="014f8b5b" style:font-style-asian="italic" style:font-style-complex="italic"/>
    </style:style>
    <style:style style:name="T19" style:family="text">
      <style:text-properties fo:font-style="italic" officeooo:rsid="01550fb3" style:font-style-asian="italic" style:font-style-complex="italic"/>
    </style:style>
    <style:style style:name="T20" style:family="text">
      <style:text-properties fo:font-style="italic" officeooo:rsid="015b9ba0" style:font-style-asian="italic" style:font-style-complex="italic"/>
    </style:style>
    <style:style style:name="T21" style:family="text">
      <style:text-properties fo:font-style="italic" officeooo:rsid="0162a5bc" style:font-style-asian="italic" style:font-style-complex="italic"/>
    </style:style>
    <style:style style:name="T22" style:family="text">
      <style:text-properties fo:font-style="italic" officeooo:rsid="01735a37" style:font-style-asian="italic" style:font-style-complex="italic"/>
    </style:style>
    <style:style style:name="T23" style:family="text">
      <style:text-properties fo:font-style="italic" officeooo:rsid="01850e20" style:font-style-asian="italic" style:font-style-complex="italic"/>
    </style:style>
    <style:style style:name="T24" style:family="text">
      <style:text-properties fo:font-style="italic" officeooo:rsid="0189c69e" style:font-style-asian="italic" style:font-style-complex="italic"/>
    </style:style>
    <style:style style:name="T25" style:family="text">
      <style:text-properties fo:font-style="italic" officeooo:rsid="01932064" style:font-style-asian="italic" style:font-style-complex="italic"/>
    </style:style>
    <style:style style:name="T26" style:family="text">
      <style:text-properties fo:font-style="italic" officeooo:rsid="019d1ad0" style:font-style-asian="italic" style:font-style-complex="italic"/>
    </style:style>
    <style:style style:name="T27" style:family="text">
      <style:text-properties fo:font-style="italic" officeooo:rsid="01b1f69c" style:font-style-asian="italic" style:font-style-complex="italic"/>
    </style:style>
    <style:style style:name="T28" style:family="text">
      <style:text-properties fo:font-style="italic" officeooo:rsid="01bf0653" style:font-style-asian="italic" style:font-style-complex="italic"/>
    </style:style>
    <style:style style:name="T29" style:family="text">
      <style:text-properties fo:font-style="italic" officeooo:rsid="01c81895" style:font-style-asian="italic" style:font-style-complex="italic"/>
    </style:style>
    <style:style style:name="T30" style:family="text">
      <style:text-properties fo:font-style="italic" officeooo:rsid="01ce668d" style:font-style-asian="italic" style:font-style-complex="italic"/>
    </style:style>
    <style:style style:name="T31" style:family="text">
      <style:text-properties fo:font-style="italic" officeooo:rsid="01e77783" style:font-style-asian="italic" style:font-style-complex="italic"/>
    </style:style>
    <style:style style:name="T32" style:family="text">
      <style:text-properties fo:font-style="italic" officeooo:rsid="01e97356" style:font-style-asian="italic" style:font-style-complex="italic"/>
    </style:style>
    <style:style style:name="T33" style:family="text">
      <style:text-properties fo:font-style="italic" officeooo:rsid="01ea9cd9" style:font-style-asian="italic" style:font-style-complex="italic"/>
    </style:style>
    <style:style style:name="T34" style:family="text">
      <style:text-properties fo:font-style="italic" officeooo:rsid="01ed3b8d" style:font-style-asian="italic" style:font-style-complex="italic"/>
    </style:style>
    <style:style style:name="T35" style:family="text">
      <style:text-properties fo:font-style="italic" officeooo:rsid="01f0ea24" style:font-style-asian="italic" style:font-style-complex="italic"/>
    </style:style>
    <style:style style:name="T36" style:family="text">
      <style:text-properties fo:font-style="italic" officeooo:rsid="0205adbf" style:font-style-asian="italic" style:font-style-complex="italic"/>
    </style:style>
    <style:style style:name="T37" style:family="text">
      <style:text-properties fo:font-style="italic" officeooo:rsid="020cc7df" style:font-style-asian="italic" style:font-style-complex="italic"/>
    </style:style>
    <style:style style:name="T38" style:family="text">
      <style:text-properties fo:font-style="italic" officeooo:rsid="0227d0c5" style:font-style-asian="italic" style:font-style-complex="italic"/>
    </style:style>
    <style:style style:name="T39" style:family="text">
      <style:text-properties fo:font-style="italic" officeooo:rsid="022927b8" style:font-style-asian="italic" style:font-style-complex="italic"/>
    </style:style>
    <style:style style:name="T40" style:family="text">
      <style:text-properties fo:font-style="italic" officeooo:rsid="022ad238" style:font-style-asian="italic" style:font-style-complex="italic"/>
    </style:style>
    <style:style style:name="T41" style:family="text">
      <style:text-properties fo:font-style="italic" officeooo:rsid="02371e3c" style:font-style-asian="italic" style:font-style-complex="italic"/>
    </style:style>
    <style:style style:name="T42" style:family="text">
      <style:text-properties fo:font-style="italic" officeooo:rsid="023d1519" style:font-style-asian="italic" style:font-style-complex="italic"/>
    </style:style>
    <style:style style:name="T43" style:family="text">
      <style:text-properties fo:font-style="italic" officeooo:rsid="023f862e" style:font-style-asian="italic" style:font-style-complex="italic"/>
    </style:style>
    <style:style style:name="T44" style:family="text">
      <style:text-properties fo:font-style="italic" officeooo:rsid="024321c4" style:font-style-asian="italic" style:font-style-complex="italic"/>
    </style:style>
    <style:style style:name="T45" style:family="text">
      <style:text-properties fo:font-style="italic" officeooo:rsid="0250d4d2" style:font-style-asian="italic" style:font-style-complex="italic"/>
    </style:style>
    <style:style style:name="T46" style:family="text">
      <style:text-properties fo:font-style="italic" officeooo:rsid="025a9308" style:font-style-asian="italic" style:font-style-complex="italic"/>
    </style:style>
    <style:style style:name="T47" style:family="text">
      <style:text-properties fo:font-style="italic" officeooo:rsid="025d2e95" style:font-style-asian="italic" style:font-style-complex="italic"/>
    </style:style>
    <style:style style:name="T48" style:family="text">
      <style:text-properties fo:font-style="italic" officeooo:rsid="025e3220" style:font-style-asian="italic" style:font-style-complex="italic"/>
    </style:style>
    <style:style style:name="T49" style:family="text">
      <style:text-properties fo:font-style="italic" officeooo:rsid="025f9e0e" style:font-style-asian="italic" style:font-style-complex="italic"/>
    </style:style>
    <style:style style:name="T50" style:family="text">
      <style:text-properties fo:font-style="italic" officeooo:rsid="0261823d" style:font-style-asian="italic" style:font-style-complex="italic"/>
    </style:style>
    <style:style style:name="T51" style:family="text">
      <style:text-properties fo:font-style="italic" officeooo:rsid="026387cf" style:font-style-asian="italic" style:font-style-complex="italic"/>
    </style:style>
    <style:style style:name="T52" style:family="text">
      <style:text-properties fo:font-style="italic" officeooo:rsid="0277a205" style:font-style-asian="italic" style:font-style-complex="italic"/>
    </style:style>
    <style:style style:name="T53" style:family="text">
      <style:text-properties fo:font-style="italic" officeooo:rsid="02797e3a" style:font-style-asian="italic" style:font-style-complex="italic"/>
    </style:style>
    <style:style style:name="T54" style:family="text">
      <style:text-properties fo:font-style="italic" officeooo:rsid="027ae545" style:font-style-asian="italic" style:font-style-complex="italic"/>
    </style:style>
    <style:style style:name="T55" style:family="text">
      <style:text-properties fo:font-style="italic" officeooo:rsid="02812dc4" style:font-style-asian="italic" style:font-style-complex="italic"/>
    </style:style>
    <style:style style:name="T56" style:family="text">
      <style:text-properties fo:font-style="italic" officeooo:rsid="028537f3" style:font-style-asian="italic" style:font-style-complex="italic"/>
    </style:style>
    <style:style style:name="T57" style:family="text">
      <style:text-properties fo:font-style="italic" officeooo:rsid="02880feb" style:font-style-asian="italic" style:font-style-complex="italic"/>
    </style:style>
    <style:style style:name="T58" style:family="text">
      <style:text-properties fo:font-style="italic" officeooo:rsid="028bf133" style:font-style-asian="italic" style:font-style-complex="italic"/>
    </style:style>
    <style:style style:name="T59" style:family="text">
      <style:text-properties fo:font-style="italic" officeooo:rsid="028dc2d7" style:font-style-asian="italic" style:font-style-complex="italic"/>
    </style:style>
    <style:style style:name="T60" style:family="text">
      <style:text-properties fo:font-style="italic" officeooo:rsid="0274d108" style:font-style-asian="italic" style:font-style-complex="italic"/>
    </style:style>
    <style:style style:name="T61" style:family="text">
      <style:text-properties fo:font-style="italic" officeooo:rsid="02c1a870" style:font-style-asian="italic" style:font-style-complex="italic"/>
    </style:style>
    <style:style style:name="T62" style:family="text">
      <style:text-properties fo:font-style="italic" officeooo:rsid="02d1fcc5" style:font-style-asian="italic" style:font-style-complex="italic"/>
    </style:style>
    <style:style style:name="T63" style:family="text">
      <style:text-properties fo:font-style="italic" officeooo:rsid="02d4e167" style:font-style-asian="italic" style:font-style-complex="italic"/>
    </style:style>
    <style:style style:name="T64" style:family="text">
      <style:text-properties fo:font-style="italic" officeooo:rsid="02ef3e2a" style:font-style-asian="italic" style:font-style-complex="italic"/>
    </style:style>
    <style:style style:name="T65" style:family="text">
      <style:text-properties fo:font-style="italic" officeooo:rsid="02f5343f" style:font-style-asian="italic" style:font-style-complex="italic"/>
    </style:style>
    <style:style style:name="T66" style:family="text">
      <style:text-properties fo:font-style="italic" officeooo:rsid="02f6c291" style:font-style-asian="italic" style:font-style-complex="italic"/>
    </style:style>
    <style:style style:name="T67" style:family="text">
      <style:text-properties fo:font-style="italic" officeooo:rsid="02f8919f" style:font-style-asian="italic" style:font-style-complex="italic"/>
    </style:style>
    <style:style style:name="T68" style:family="text">
      <style:text-properties fo:font-style="italic" officeooo:rsid="02fc82ed" style:font-style-asian="italic" style:font-style-complex="italic"/>
    </style:style>
    <style:style style:name="T69" style:family="text">
      <style:text-properties fo:font-style="italic" officeooo:rsid="03114010" style:font-style-asian="italic" style:font-style-complex="italic"/>
    </style:style>
    <style:style style:name="T70" style:family="text">
      <style:text-properties fo:font-style="italic" officeooo:rsid="032e6ea2" style:font-style-asian="italic" style:font-style-complex="italic"/>
    </style:style>
    <style:style style:name="T71" style:family="text">
      <style:text-properties fo:font-style="italic" officeooo:rsid="03300cad" style:font-style-asian="italic" style:font-style-complex="italic"/>
    </style:style>
    <style:style style:name="T72" style:family="text">
      <style:text-properties fo:font-style="italic" officeooo:rsid="0335c972" style:font-style-asian="italic" style:font-style-complex="italic"/>
    </style:style>
    <style:style style:name="T73" style:family="text">
      <style:text-properties fo:font-style="italic" officeooo:rsid="0347328d" style:font-style-asian="italic" style:font-style-complex="italic"/>
    </style:style>
    <style:style style:name="T74" style:family="text">
      <style:text-properties fo:font-style="italic" officeooo:rsid="0351327f" style:font-style-asian="italic" style:font-style-complex="italic"/>
    </style:style>
    <style:style style:name="T75" style:family="text">
      <style:text-properties fo:font-style="italic" officeooo:rsid="03a4d788" style:font-style-asian="italic" style:font-style-complex="italic"/>
    </style:style>
    <style:style style:name="T76" style:family="text">
      <style:text-properties fo:font-style="italic" officeooo:rsid="03a93435" style:font-style-asian="italic" style:font-style-complex="italic"/>
    </style:style>
    <style:style style:name="T77" style:family="text">
      <style:text-properties fo:font-style="italic" officeooo:rsid="03b0ee69" style:font-style-asian="italic" style:font-style-complex="italic"/>
    </style:style>
    <style:style style:name="T78" style:family="text">
      <style:text-properties fo:font-style="italic" officeooo:rsid="03c5486b" style:font-style-asian="italic" style:font-style-complex="italic"/>
    </style:style>
    <style:style style:name="T79" style:family="text">
      <style:text-properties fo:font-style="italic" officeooo:rsid="03f65a15" style:font-style-asian="italic" style:font-style-complex="italic"/>
    </style:style>
    <style:style style:name="T80" style:family="text">
      <style:text-properties fo:font-style="italic" officeooo:rsid="04185270" style:font-style-asian="italic" style:font-style-complex="italic"/>
    </style:style>
    <style:style style:name="T81" style:family="text">
      <style:text-properties fo:font-style="italic" officeooo:rsid="041a035b" style:font-style-asian="italic" style:font-style-complex="italic"/>
    </style:style>
    <style:style style:name="T82" style:family="text">
      <style:text-properties fo:font-style="italic" officeooo:rsid="0430b161" style:font-style-asian="italic" style:font-style-complex="italic"/>
    </style:style>
    <style:style style:name="T83" style:family="text">
      <style:text-properties fo:font-style="italic" officeooo:rsid="043659f4" style:font-style-asian="italic" style:font-style-complex="italic"/>
    </style:style>
    <style:style style:name="T84" style:family="text">
      <style:text-properties fo:font-style="italic" officeooo:rsid="044602bb" style:font-style-asian="italic" style:font-style-complex="italic"/>
    </style:style>
    <style:style style:name="T85" style:family="text">
      <style:text-properties fo:font-style="italic" officeooo:rsid="04479aea" style:font-style-asian="italic" style:font-style-complex="italic"/>
    </style:style>
    <style:style style:name="T86" style:family="text">
      <style:text-properties fo:font-style="italic" officeooo:rsid="04494599" style:font-style-asian="italic" style:font-style-complex="italic"/>
    </style:style>
    <style:style style:name="T87" style:family="text">
      <style:text-properties fo:font-style="italic" officeooo:rsid="04560cd1" style:font-style-asian="italic" style:font-style-complex="italic"/>
    </style:style>
    <style:style style:name="T88" style:family="text">
      <style:text-properties fo:font-style="italic" officeooo:rsid="045a19cb" style:font-style-asian="italic" style:font-style-complex="italic"/>
    </style:style>
    <style:style style:name="T89" style:family="text">
      <style:text-properties fo:font-style="italic" officeooo:rsid="04656bf5" style:font-style-asian="italic" style:font-style-complex="italic"/>
    </style:style>
    <style:style style:name="T90" style:family="text">
      <style:text-properties fo:font-style="italic" officeooo:rsid="04800dce" style:font-style-asian="italic" style:font-style-complex="italic"/>
    </style:style>
    <style:style style:name="T91" style:family="text">
      <style:text-properties fo:font-style="italic" officeooo:rsid="0837c55b" style:font-style-asian="italic" style:font-style-complex="italic"/>
    </style:style>
    <style:style style:name="T92" style:family="text">
      <style:text-properties fo:font-style="italic" officeooo:rsid="083d0927" style:font-style-asian="italic" style:font-style-complex="italic"/>
    </style:style>
    <style:style style:name="T93" style:family="text">
      <style:text-properties fo:font-style="italic" officeooo:rsid="0840114a" style:font-style-asian="italic" style:font-style-complex="italic"/>
    </style:style>
    <style:style style:name="T94" style:family="text">
      <style:text-properties fo:font-style="italic" officeooo:rsid="0842b747" style:font-style-asian="italic" style:font-style-complex="italic"/>
    </style:style>
    <style:style style:name="T95" style:family="text">
      <style:text-properties fo:font-style="italic" fo:font-weight="normal" style:font-style-asian="italic" style:font-weight-asian="normal" style:font-style-complex="italic" style:font-weight-complex="normal"/>
    </style:style>
    <style:style style:name="T96" style:family="text">
      <style:text-properties officeooo:rsid="003058a2"/>
    </style:style>
    <style:style style:name="T97" style:family="text">
      <style:text-properties officeooo:rsid="003415f1"/>
    </style:style>
    <style:style style:name="T98" style:family="text">
      <style:text-properties officeooo:rsid="00363ab8"/>
    </style:style>
    <style:style style:name="T99" style:family="text">
      <style:text-properties officeooo:rsid="0038daec"/>
    </style:style>
    <style:style style:name="T100" style:family="text">
      <style:text-properties officeooo:rsid="003929d3"/>
    </style:style>
    <style:style style:name="T101" style:family="text">
      <style:text-properties officeooo:rsid="003b022f"/>
    </style:style>
    <style:style style:name="T102" style:family="text">
      <style:text-properties officeooo:rsid="003bd8eb"/>
    </style:style>
    <style:style style:name="T103" style:family="text">
      <style:text-properties officeooo:rsid="003d934b"/>
    </style:style>
    <style:style style:name="T104" style:family="text">
      <style:text-properties fo:font-style="normal" style:font-style-asian="normal" style:font-style-complex="normal"/>
    </style:style>
    <style:style style:name="T105" style:family="text">
      <style:text-properties fo:font-style="normal" officeooo:rsid="003d934b" style:font-style-asian="normal" style:font-style-complex="normal"/>
    </style:style>
    <style:style style:name="T106" style:family="text">
      <style:text-properties fo:font-style="normal" officeooo:rsid="003e4e43" style:font-style-asian="normal" style:font-style-complex="normal"/>
    </style:style>
    <style:style style:name="T107" style:family="text">
      <style:text-properties fo:font-style="normal" officeooo:rsid="003f3465" style:font-style-asian="normal" style:font-style-complex="normal"/>
    </style:style>
    <style:style style:name="T108" style:family="text">
      <style:text-properties fo:font-style="normal" officeooo:rsid="00406898" style:font-style-asian="normal" style:font-style-complex="normal"/>
    </style:style>
    <style:style style:name="T109" style:family="text">
      <style:text-properties fo:font-style="normal" officeooo:rsid="00419d67" style:font-style-asian="normal" style:font-style-complex="normal"/>
    </style:style>
    <style:style style:name="T110" style:family="text">
      <style:text-properties fo:font-style="normal" officeooo:rsid="0041f17d" style:font-style-asian="normal" style:font-style-complex="normal"/>
    </style:style>
    <style:style style:name="T111" style:family="text">
      <style:text-properties fo:font-style="normal" officeooo:rsid="0043d4c5" style:font-style-asian="normal" style:font-style-complex="normal"/>
    </style:style>
    <style:style style:name="T112" style:family="text">
      <style:text-properties fo:font-style="normal" officeooo:rsid="00454c66" style:font-style-asian="normal" style:font-style-complex="normal"/>
    </style:style>
    <style:style style:name="T113" style:family="text">
      <style:text-properties fo:font-style="normal" officeooo:rsid="0045673d" style:font-style-asian="normal" style:font-style-complex="normal"/>
    </style:style>
    <style:style style:name="T114" style:family="text">
      <style:text-properties fo:font-style="normal" officeooo:rsid="0045751f" style:font-style-asian="normal" style:font-style-complex="normal"/>
    </style:style>
    <style:style style:name="T115" style:family="text">
      <style:text-properties fo:font-style="normal" officeooo:rsid="0045a057" style:font-style-asian="normal" style:font-style-complex="normal"/>
    </style:style>
    <style:style style:name="T116" style:family="text">
      <style:text-properties fo:font-style="normal" officeooo:rsid="00476c5f" style:font-style-asian="normal" style:font-style-complex="normal"/>
    </style:style>
    <style:style style:name="T117" style:family="text">
      <style:text-properties fo:font-style="normal" officeooo:rsid="004bafc6" style:font-style-asian="normal" style:font-style-complex="normal"/>
    </style:style>
    <style:style style:name="T118" style:family="text">
      <style:text-properties fo:font-style="normal" officeooo:rsid="004c76d2" style:font-style-asian="normal" style:font-style-complex="normal"/>
    </style:style>
    <style:style style:name="T119" style:family="text">
      <style:text-properties fo:font-style="normal" officeooo:rsid="004df15c" style:font-style-asian="normal" style:font-style-complex="normal"/>
    </style:style>
    <style:style style:name="T120" style:family="text">
      <style:text-properties fo:font-style="normal" officeooo:rsid="004e7bda" style:font-style-asian="normal" style:font-style-complex="normal"/>
    </style:style>
    <style:style style:name="T121" style:family="text">
      <style:text-properties fo:font-style="normal" officeooo:rsid="004e8660" style:font-style-asian="normal" style:font-style-complex="normal"/>
    </style:style>
    <style:style style:name="T122" style:family="text">
      <style:text-properties fo:font-style="normal" officeooo:rsid="004efd4c" style:font-style-asian="normal" style:font-style-complex="normal"/>
    </style:style>
    <style:style style:name="T123" style:family="text">
      <style:text-properties fo:font-style="normal" officeooo:rsid="0050007e" style:font-style-asian="normal" style:font-style-complex="normal"/>
    </style:style>
    <style:style style:name="T124" style:family="text">
      <style:text-properties fo:font-style="normal" officeooo:rsid="00505d06" style:font-style-asian="normal" style:font-style-complex="normal"/>
    </style:style>
    <style:style style:name="T125" style:family="text">
      <style:text-properties fo:font-style="normal" officeooo:rsid="0051d955" style:font-style-asian="normal" style:font-style-complex="normal"/>
    </style:style>
    <style:style style:name="T126" style:family="text">
      <style:text-properties fo:font-style="normal" officeooo:rsid="0052ca59" style:font-style-asian="normal" style:font-style-complex="normal"/>
    </style:style>
    <style:style style:name="T127" style:family="text">
      <style:text-properties fo:font-style="normal" officeooo:rsid="0055d1bf" style:font-style-asian="normal" style:font-style-complex="normal"/>
    </style:style>
    <style:style style:name="T128" style:family="text">
      <style:text-properties fo:font-style="normal" officeooo:rsid="0056a681" style:font-style-asian="normal" style:font-style-complex="normal"/>
    </style:style>
    <style:style style:name="T129" style:family="text">
      <style:text-properties fo:font-style="normal" officeooo:rsid="00570cff" style:font-style-asian="normal" style:font-style-complex="normal"/>
    </style:style>
    <style:style style:name="T130" style:family="text">
      <style:text-properties fo:font-style="normal" officeooo:rsid="0057833b" style:font-style-asian="normal" style:font-style-complex="normal"/>
    </style:style>
    <style:style style:name="T131" style:family="text">
      <style:text-properties fo:font-style="normal" officeooo:rsid="0058939d" style:font-style-asian="normal" style:font-style-complex="normal"/>
    </style:style>
    <style:style style:name="T132" style:family="text">
      <style:text-properties fo:font-style="normal" officeooo:rsid="005ab894" style:font-style-asian="normal" style:font-style-complex="normal"/>
    </style:style>
    <style:style style:name="T133" style:family="text">
      <style:text-properties fo:font-style="normal" officeooo:rsid="005ab9d4" style:font-style-asian="normal" style:font-style-complex="normal"/>
    </style:style>
    <style:style style:name="T134" style:family="text">
      <style:text-properties fo:font-style="normal" officeooo:rsid="005c47e1" style:font-style-asian="normal" style:font-style-complex="normal"/>
    </style:style>
    <style:style style:name="T135" style:family="text">
      <style:text-properties fo:font-style="normal" officeooo:rsid="005e41dc" style:font-style-asian="normal" style:font-style-complex="normal"/>
    </style:style>
    <style:style style:name="T136" style:family="text">
      <style:text-properties fo:font-style="normal" officeooo:rsid="005f7340" style:font-style-asian="normal" style:font-style-complex="normal"/>
    </style:style>
    <style:style style:name="T137" style:family="text">
      <style:text-properties fo:font-style="normal" officeooo:rsid="005f7f84" style:font-style-asian="normal" style:font-style-complex="normal"/>
    </style:style>
    <style:style style:name="T138" style:family="text">
      <style:text-properties fo:font-style="normal" officeooo:rsid="005fa089" style:font-style-asian="normal" style:font-style-complex="normal"/>
    </style:style>
    <style:style style:name="T139" style:family="text">
      <style:text-properties fo:font-style="normal" officeooo:rsid="00613a24" style:font-style-asian="normal" style:font-style-complex="normal"/>
    </style:style>
    <style:style style:name="T140" style:family="text">
      <style:text-properties fo:font-style="normal" officeooo:rsid="00627b0b" style:font-style-asian="normal" style:font-style-complex="normal"/>
    </style:style>
    <style:style style:name="T141" style:family="text">
      <style:text-properties fo:font-style="normal" officeooo:rsid="006332a0" style:font-style-asian="normal" style:font-style-complex="normal"/>
    </style:style>
    <style:style style:name="T142" style:family="text">
      <style:text-properties fo:font-style="normal" officeooo:rsid="006479b3" style:font-style-asian="normal" style:font-style-complex="normal"/>
    </style:style>
    <style:style style:name="T143" style:family="text">
      <style:text-properties fo:font-style="normal" officeooo:rsid="00660c89" style:font-style-asian="normal" style:font-style-complex="normal"/>
    </style:style>
    <style:style style:name="T144" style:family="text">
      <style:text-properties fo:font-style="normal" officeooo:rsid="0067aaf9" style:font-style-asian="normal" style:font-style-complex="normal"/>
    </style:style>
    <style:style style:name="T145" style:family="text">
      <style:text-properties fo:font-style="normal" officeooo:rsid="0067cefb" style:font-style-asian="normal" style:font-style-complex="normal"/>
    </style:style>
    <style:style style:name="T146" style:family="text">
      <style:text-properties fo:font-style="normal" officeooo:rsid="006b4470" style:font-style-asian="normal" style:font-style-complex="normal"/>
    </style:style>
    <style:style style:name="T147" style:family="text">
      <style:text-properties fo:font-style="normal" officeooo:rsid="006c3a18" style:font-style-asian="normal" style:font-style-complex="normal"/>
    </style:style>
    <style:style style:name="T148" style:family="text">
      <style:text-properties fo:font-style="normal" officeooo:rsid="006cfea0" style:font-style-asian="normal" style:font-style-complex="normal"/>
    </style:style>
    <style:style style:name="T149" style:family="text">
      <style:text-properties fo:font-style="normal" officeooo:rsid="006f5a1d" style:font-style-asian="normal" style:font-style-complex="normal"/>
    </style:style>
    <style:style style:name="T150" style:family="text">
      <style:text-properties fo:font-style="normal" officeooo:rsid="025d2e95" style:font-style-asian="normal" style:font-style-complex="normal"/>
    </style:style>
    <style:style style:name="T151" style:family="text">
      <style:text-properties fo:font-style="normal" officeooo:rsid="02595af3" style:font-style-asian="normal" style:font-style-complex="normal"/>
    </style:style>
    <style:style style:name="T152" style:family="text">
      <style:text-properties fo:font-style="normal" officeooo:rsid="0259ca07" style:font-style-asian="normal" style:font-style-complex="normal"/>
    </style:style>
    <style:style style:name="T153" style:family="text">
      <style:text-properties fo:font-style="normal" officeooo:rsid="025e3220" style:font-style-asian="normal" style:font-style-complex="normal"/>
    </style:style>
    <style:style style:name="T154" style:family="text">
      <style:text-properties fo:font-style="normal" officeooo:rsid="0264f7aa" style:font-style-asian="normal" style:font-style-complex="normal"/>
    </style:style>
    <style:style style:name="T155" style:family="text">
      <style:text-properties fo:font-style="normal" officeooo:rsid="035acf84" style:font-style-asian="normal" style:font-style-complex="normal"/>
    </style:style>
    <style:style style:name="T156" style:family="text">
      <style:text-properties fo:font-style="normal" officeooo:rsid="038ef054" style:font-style-asian="normal" style:font-style-complex="normal"/>
    </style:style>
    <style:style style:name="T157" style:family="text">
      <style:text-properties fo:font-style="normal" officeooo:rsid="044602bb" style:font-style-asian="normal" style:font-style-complex="normal"/>
    </style:style>
    <style:style style:name="T158" style:family="text">
      <style:text-properties fo:font-style="normal" officeooo:rsid="04479aea" style:font-style-asian="normal" style:font-style-complex="normal"/>
    </style:style>
    <style:style style:name="T159" style:family="text">
      <style:text-properties fo:font-style="normal" officeooo:rsid="04489af3" style:font-style-asian="normal" style:font-style-complex="normal"/>
    </style:style>
    <style:style style:name="T160" style:family="text">
      <style:text-properties fo:font-style="normal" officeooo:rsid="04494599" style:font-style-asian="normal" style:font-style-complex="normal"/>
    </style:style>
    <style:style style:name="T161" style:family="text">
      <style:text-properties fo:font-style="normal" officeooo:rsid="0449bd92" style:font-style-asian="normal" style:font-style-complex="normal"/>
    </style:style>
    <style:style style:name="T162" style:family="text">
      <style:text-properties fo:font-style="normal" officeooo:rsid="044b8fd0" style:font-style-asian="normal" style:font-style-complex="normal"/>
    </style:style>
    <style:style style:name="T163" style:family="text">
      <style:text-properties fo:font-style="normal" officeooo:rsid="044c5f54" style:font-style-asian="normal" style:font-style-complex="normal"/>
    </style:style>
    <style:style style:name="T164" style:family="text">
      <style:text-properties fo:font-style="normal" officeooo:rsid="044cc0b6" style:font-style-asian="normal" style:font-style-complex="normal"/>
    </style:style>
    <style:style style:name="T165" style:family="text">
      <style:text-properties fo:font-style="normal" officeooo:rsid="044de190" style:font-style-asian="normal" style:font-style-complex="normal"/>
    </style:style>
    <style:style style:name="T166" style:family="text">
      <style:text-properties fo:font-style="normal" officeooo:rsid="044f1751" style:font-style-asian="normal" style:font-style-complex="normal"/>
    </style:style>
    <style:style style:name="T167" style:family="text">
      <style:text-properties fo:font-style="normal" officeooo:rsid="04508927" style:font-style-asian="normal" style:font-style-complex="normal"/>
    </style:style>
    <style:style style:name="T168" style:family="text">
      <style:text-properties fo:font-style="normal" officeooo:rsid="04510910" style:font-style-asian="normal" style:font-style-complex="normal"/>
    </style:style>
    <style:style style:name="T169" style:family="text">
      <style:text-properties fo:font-style="normal" officeooo:rsid="0452c621" style:font-style-asian="normal" style:font-style-complex="normal"/>
    </style:style>
    <style:style style:name="T170" style:family="text">
      <style:text-properties fo:font-style="normal" officeooo:rsid="04542d04" style:font-style-asian="normal" style:font-style-complex="normal"/>
    </style:style>
    <style:style style:name="T171" style:family="text">
      <style:text-properties fo:font-style="normal" officeooo:rsid="0455d0a3" style:font-style-asian="normal" style:font-style-complex="normal"/>
    </style:style>
    <style:style style:name="T172" style:family="text">
      <style:text-properties fo:font-style="normal" officeooo:rsid="04560cd1" style:font-style-asian="normal" style:font-style-complex="normal"/>
    </style:style>
    <style:style style:name="T173" style:family="text">
      <style:text-properties fo:font-style="normal" officeooo:rsid="0457b7ab" style:font-style-asian="normal" style:font-style-complex="normal"/>
    </style:style>
    <style:style style:name="T174" style:family="text">
      <style:text-properties fo:font-style="normal" officeooo:rsid="0458c65d" style:font-style-asian="normal" style:font-style-complex="normal"/>
    </style:style>
    <style:style style:name="T175" style:family="text">
      <style:text-properties fo:font-style="normal" officeooo:rsid="045a19cb" style:font-style-asian="normal" style:font-style-complex="normal"/>
    </style:style>
    <style:style style:name="T176" style:family="text">
      <style:text-properties fo:font-style="normal" officeooo:rsid="045c1067" style:font-style-asian="normal" style:font-style-complex="normal"/>
    </style:style>
    <style:style style:name="T177" style:family="text">
      <style:text-properties fo:font-style="normal" officeooo:rsid="045d76f7" style:font-style-asian="normal" style:font-style-complex="normal"/>
    </style:style>
    <style:style style:name="T178" style:family="text">
      <style:text-properties fo:font-style="normal" officeooo:rsid="045e2ab3" style:font-style-asian="normal" style:font-style-complex="normal"/>
    </style:style>
    <style:style style:name="T179" style:family="text">
      <style:text-properties fo:font-style="normal" officeooo:rsid="045f351b" style:font-style-asian="normal" style:font-style-complex="normal"/>
    </style:style>
    <style:style style:name="T180" style:family="text">
      <style:text-properties fo:font-style="normal" officeooo:rsid="0460536b" style:font-style-asian="normal" style:font-style-complex="normal"/>
    </style:style>
    <style:style style:name="T181" style:family="text">
      <style:text-properties fo:font-style="normal" officeooo:rsid="046136ae" style:font-style-asian="normal" style:font-style-complex="normal"/>
    </style:style>
    <style:style style:name="T182" style:family="text">
      <style:text-properties fo:font-style="normal" officeooo:rsid="04644523" style:font-style-asian="normal" style:font-style-complex="normal"/>
    </style:style>
    <style:style style:name="T183" style:family="text">
      <style:text-properties fo:font-style="normal" officeooo:rsid="0464c765" style:font-style-asian="normal" style:font-style-complex="normal"/>
    </style:style>
    <style:style style:name="T184" style:family="text">
      <style:text-properties fo:font-style="normal" officeooo:rsid="04656bf5" style:font-style-asian="normal" style:font-style-complex="normal"/>
    </style:style>
    <style:style style:name="T185" style:family="text">
      <style:text-properties fo:font-style="normal" officeooo:rsid="0466a931" style:font-style-asian="normal" style:font-style-complex="normal"/>
    </style:style>
    <style:style style:name="T186" style:family="text">
      <style:text-properties fo:font-style="normal" officeooo:rsid="04682baf" style:font-style-asian="normal" style:font-style-complex="normal"/>
    </style:style>
    <style:style style:name="T187" style:family="text">
      <style:text-properties fo:font-style="normal" officeooo:rsid="04694282" style:font-style-asian="normal" style:font-style-complex="normal"/>
    </style:style>
    <style:style style:name="T188" style:family="text">
      <style:text-properties fo:font-style="normal" officeooo:rsid="046a63f0" style:font-style-asian="normal" style:font-style-complex="normal"/>
    </style:style>
    <style:style style:name="T189" style:family="text">
      <style:text-properties fo:font-style="normal" officeooo:rsid="046b0733" style:font-style-asian="normal" style:font-style-complex="normal"/>
    </style:style>
    <style:style style:name="T190" style:family="text">
      <style:text-properties fo:font-style="normal" officeooo:rsid="046d0175" style:font-style-asian="normal" style:font-style-complex="normal"/>
    </style:style>
    <style:style style:name="T191" style:family="text">
      <style:text-properties fo:font-style="normal" officeooo:rsid="046e09bf" style:font-style-asian="normal" style:font-style-complex="normal"/>
    </style:style>
    <style:style style:name="T192" style:family="text">
      <style:text-properties fo:font-style="normal" officeooo:rsid="0470f4ea" style:font-style-asian="normal" style:font-style-complex="normal"/>
    </style:style>
    <style:style style:name="T193" style:family="text">
      <style:text-properties fo:font-style="normal" officeooo:rsid="047120dc" style:font-style-asian="normal" style:font-style-complex="normal"/>
    </style:style>
    <style:style style:name="T194" style:family="text">
      <style:text-properties fo:font-style="normal" officeooo:rsid="04754fea" style:font-style-asian="normal" style:font-style-complex="normal"/>
    </style:style>
    <style:style style:name="T195" style:family="text">
      <style:text-properties fo:font-style="normal" officeooo:rsid="0476750e" style:font-style-asian="normal" style:font-style-complex="normal"/>
    </style:style>
    <style:style style:name="T196" style:family="text">
      <style:text-properties fo:font-style="normal" officeooo:rsid="047695ed" style:font-style-asian="normal" style:font-style-complex="normal"/>
    </style:style>
    <style:style style:name="T197" style:family="text">
      <style:text-properties fo:font-style="normal" officeooo:rsid="04784c34" style:font-style-asian="normal" style:font-style-complex="normal"/>
    </style:style>
    <style:style style:name="T198" style:family="text">
      <style:text-properties fo:font-style="normal" officeooo:rsid="0481af48" style:font-style-asian="normal" style:font-style-complex="normal"/>
    </style:style>
    <style:style style:name="T199" style:family="text">
      <style:text-properties officeooo:rsid="00727f7f"/>
    </style:style>
    <style:style style:name="T200" style:family="text">
      <style:text-properties officeooo:rsid="0073c117"/>
    </style:style>
    <style:style style:name="T201" style:family="text">
      <style:text-properties officeooo:rsid="0073fd95"/>
    </style:style>
    <style:style style:name="T202" style:family="text">
      <style:text-properties officeooo:rsid="007685cc"/>
    </style:style>
    <style:style style:name="T203" style:family="text">
      <style:text-properties officeooo:rsid="0077986c"/>
    </style:style>
    <style:style style:name="T204" style:family="text">
      <style:text-properties officeooo:rsid="0078fa12"/>
    </style:style>
    <style:style style:name="T205" style:family="text">
      <style:text-properties officeooo:rsid="007bbeff"/>
    </style:style>
    <style:style style:name="T206" style:family="text">
      <style:text-properties officeooo:rsid="007bfd59"/>
    </style:style>
    <style:style style:name="T207" style:family="text">
      <style:text-properties officeooo:rsid="0080a39c"/>
    </style:style>
    <style:style style:name="T208" style:family="text">
      <style:text-properties officeooo:rsid="0083db86"/>
    </style:style>
    <style:style style:name="T209" style:family="text">
      <style:text-properties officeooo:rsid="009480a7"/>
    </style:style>
    <style:style style:name="T210" style:family="text">
      <style:text-properties officeooo:rsid="009aa109"/>
    </style:style>
    <style:style style:name="T211" style:family="text">
      <style:text-properties officeooo:rsid="009d3fd8"/>
    </style:style>
    <style:style style:name="T212" style:family="text">
      <style:text-properties officeooo:rsid="009ec2e1"/>
    </style:style>
    <style:style style:name="T213" style:family="text">
      <style:text-properties officeooo:rsid="00a273e6"/>
    </style:style>
    <style:style style:name="T214" style:family="text">
      <style:text-properties officeooo:rsid="00a41c24"/>
    </style:style>
    <style:style style:name="T215" style:family="text">
      <style:text-properties officeooo:rsid="00a4f3c4"/>
    </style:style>
    <style:style style:name="T216" style:family="text">
      <style:text-properties officeooo:rsid="00ab0f04"/>
    </style:style>
    <style:style style:name="T217" style:family="text">
      <style:text-properties officeooo:rsid="00ad85b9"/>
    </style:style>
    <style:style style:name="T218" style:family="text">
      <style:text-properties officeooo:rsid="00adc398"/>
    </style:style>
    <style:style style:name="T219" style:family="text">
      <style:text-properties officeooo:rsid="00ae5beb"/>
    </style:style>
    <style:style style:name="T220" style:family="text">
      <style:text-properties officeooo:rsid="00b05260"/>
    </style:style>
    <style:style style:name="T221" style:family="text">
      <style:text-properties officeooo:rsid="00b07f59"/>
    </style:style>
    <style:style style:name="T222" style:family="text">
      <style:text-properties officeooo:rsid="00b65346"/>
    </style:style>
    <style:style style:name="T223" style:family="text">
      <style:text-properties officeooo:rsid="00befcbb"/>
    </style:style>
    <style:style style:name="T224" style:family="text">
      <style:text-properties officeooo:rsid="00cc2cd0"/>
    </style:style>
    <style:style style:name="T225" style:family="text">
      <style:text-properties officeooo:rsid="00ce5f9f"/>
    </style:style>
    <style:style style:name="T226" style:family="text">
      <style:text-properties officeooo:rsid="00dc4584"/>
    </style:style>
    <style:style style:name="T227" style:family="text">
      <style:text-properties fo:font-variant="normal" fo:text-transform="none" fo:color="#000000" style:font-name="FreeSerif" fo:font-size="12pt" fo:font-weight="normal" officeooo:rsid="00dc4584" fo:background-color="#ffffff" loext:char-shading-value="0" style:font-size-asian="12pt" style:font-size-complex="12pt"/>
    </style:style>
    <style:style style:name="T228" style:family="text">
      <style:text-properties fo:font-variant="normal" fo:text-transform="none" fo:color="#000000" style:font-name="FreeSerif" fo:font-size="12pt" fo:language="ru" fo:country="RU" fo:font-style="normal" style:text-underline-style="none" fo:font-weight="normal" officeooo:rsid="068462d0" fo:background-color="#ffffff" loext:char-shading-value="0" style:font-name-asian="Liberation Mono" style:font-size-asian="12pt" style:font-style-asian="normal" style:font-weight-asian="normal" style:font-name-complex="Liberation Mono" style:font-size-complex="12pt" style:font-style-complex="normal" style:font-weight-complex="normal"/>
    </style:style>
    <style:style style:name="T229" style:family="text">
      <style:text-properties officeooo:rsid="00e4bc85"/>
    </style:style>
    <style:style style:name="T230" style:family="text">
      <style:text-properties fo:language="ru" fo:country="RU" fo:font-style="normal" style:font-style-asian="normal" style:font-style-complex="normal"/>
    </style:style>
    <style:style style:name="T231" style:family="text">
      <style:text-properties fo:language="ru" fo:country="RU" fo:font-style="normal" officeooo:rsid="00fb6839" style:font-style-asian="normal" style:font-style-complex="normal"/>
    </style:style>
    <style:style style:name="T232" style:family="text">
      <style:text-properties fo:language="ru" fo:country="RU" fo:font-style="normal" officeooo:rsid="00f70918" style:font-style-asian="normal" style:font-style-complex="normal"/>
    </style:style>
    <style:style style:name="T233" style:family="text">
      <style:text-properties fo:language="ru" fo:country="RU" fo:font-style="normal" officeooo:rsid="00fec96f" style:font-style-asian="normal" style:font-style-complex="normal"/>
    </style:style>
    <style:style style:name="T234" style:family="text">
      <style:text-properties fo:language="ru" fo:country="RU" fo:font-style="normal" officeooo:rsid="00ff3848" style:font-style-asian="normal" style:font-style-complex="normal"/>
    </style:style>
    <style:style style:name="T235" style:family="text">
      <style:text-properties fo:language="ru" fo:country="RU" fo:font-style="normal" officeooo:rsid="0100e116" style:font-style-asian="normal" style:font-style-complex="normal"/>
    </style:style>
    <style:style style:name="T236" style:family="text">
      <style:text-properties fo:language="ru" fo:country="RU" fo:font-style="normal" officeooo:rsid="0103e94f" style:font-style-asian="normal" style:font-style-complex="normal"/>
    </style:style>
    <style:style style:name="T237" style:family="text">
      <style:text-properties fo:language="ru" fo:country="RU" fo:font-style="normal" officeooo:rsid="010c406e" style:font-style-asian="normal" style:font-style-complex="normal"/>
    </style:style>
    <style:style style:name="T238" style:family="text">
      <style:text-properties fo:language="ru" fo:country="RU" fo:font-style="normal" officeooo:rsid="010e61ed" style:font-style-asian="normal" style:font-style-complex="normal"/>
    </style:style>
    <style:style style:name="T239" style:family="text">
      <style:text-properties fo:language="ru" fo:country="RU" fo:font-style="normal" officeooo:rsid="010eb35a" style:font-style-asian="normal" style:font-style-complex="normal"/>
    </style:style>
    <style:style style:name="T240" style:family="text">
      <style:text-properties fo:language="ru" fo:country="RU" fo:font-style="normal" officeooo:rsid="010efa48" style:font-style-asian="normal" style:font-style-complex="normal"/>
    </style:style>
    <style:style style:name="T241" style:family="text">
      <style:text-properties fo:language="ru" fo:country="RU" fo:font-style="normal" officeooo:rsid="01104538" style:font-style-asian="normal" style:font-style-complex="normal"/>
    </style:style>
    <style:style style:name="T242" style:family="text">
      <style:text-properties fo:language="ru" fo:country="RU" fo:font-style="normal" officeooo:rsid="01115021" style:font-style-asian="normal" style:font-style-complex="normal"/>
    </style:style>
    <style:style style:name="T243" style:family="text">
      <style:text-properties fo:language="ru" fo:country="RU" fo:font-style="normal" officeooo:rsid="0114d215" style:font-style-asian="normal" style:font-style-complex="normal"/>
    </style:style>
    <style:style style:name="T244" style:family="text">
      <style:text-properties fo:language="ru" fo:country="RU" fo:font-style="normal" officeooo:rsid="01156f2f" style:font-style-asian="normal" style:font-style-complex="normal"/>
    </style:style>
    <style:style style:name="T245" style:family="text">
      <style:text-properties fo:language="ru" fo:country="RU" fo:font-style="normal" officeooo:rsid="0116e5bc" style:font-style-asian="normal" style:font-style-complex="normal"/>
    </style:style>
    <style:style style:name="T246" style:family="text">
      <style:text-properties fo:language="ru" fo:country="RU" fo:font-style="normal" officeooo:rsid="01176066" style:font-style-asian="normal" style:font-style-complex="normal"/>
    </style:style>
    <style:style style:name="T247" style:family="text">
      <style:text-properties fo:language="ru" fo:country="RU" fo:font-style="normal" officeooo:rsid="01193137" style:font-style-asian="normal" style:font-style-complex="normal"/>
    </style:style>
    <style:style style:name="T248" style:family="text">
      <style:text-properties fo:language="ru" fo:country="RU" fo:font-style="normal" officeooo:rsid="012a2dd4" style:font-style-asian="normal" style:font-style-complex="normal"/>
    </style:style>
    <style:style style:name="T249" style:family="text">
      <style:text-properties officeooo:rsid="00ea508c"/>
    </style:style>
    <style:style style:name="T250" style:family="text">
      <style:text-properties officeooo:rsid="00ec1d7b"/>
    </style:style>
    <style:style style:name="T251" style:family="text">
      <style:text-properties fo:font-weight="normal" style:font-weight-asian="normal" style:font-weight-complex="normal"/>
    </style:style>
    <style:style style:name="T252" style:family="text">
      <style:text-properties fo:font-weight="normal" officeooo:rsid="00ec1d7b" style:font-weight-asian="normal" style:font-weight-complex="normal"/>
    </style:style>
    <style:style style:name="T253" style:family="text">
      <style:text-properties fo:font-weight="normal" officeooo:rsid="025e6a9b" style:font-weight-asian="normal" style:font-weight-complex="normal"/>
    </style:style>
    <style:style style:name="T254" style:family="text">
      <style:text-properties fo:font-weight="normal" officeooo:rsid="02595af3" style:font-weight-asian="normal" style:font-weight-complex="normal"/>
    </style:style>
    <style:style style:name="T255" style:family="text">
      <style:text-properties officeooo:rsid="00f70918"/>
    </style:style>
    <style:style style:name="T256" style:family="text">
      <style:text-properties officeooo:rsid="00fcecca"/>
    </style:style>
    <style:style style:name="T257" style:family="text">
      <style:text-properties officeooo:rsid="0109c258"/>
    </style:style>
    <style:style style:name="T258" style:family="text">
      <style:text-properties style:font-name="Liberation Serif1" fo:language="ru" fo:country="RU" fo:font-style="normal" style:font-style-asian="normal" style:font-style-complex="normal"/>
    </style:style>
    <style:style style:name="T259" style:family="text">
      <style:text-properties style:font-name="Liberation Serif1" fo:language="ru" fo:country="RU" fo:font-style="normal" officeooo:rsid="01193137" style:font-style-asian="normal" style:font-style-complex="normal"/>
    </style:style>
    <style:style style:name="T260" style:family="text">
      <style:text-properties style:font-name="Liberation Serif1" fo:language="ru" fo:country="RU" fo:font-style="normal" officeooo:rsid="01193855" style:font-style-asian="normal" style:font-style-complex="normal"/>
    </style:style>
    <style:style style:name="T261" style:family="text">
      <style:text-properties style:font-name="Liberation Serif1" fo:language="ru" fo:country="RU" fo:font-style="normal" officeooo:rsid="0120a3a5" style:font-style-asian="normal" style:font-style-complex="normal"/>
    </style:style>
    <style:style style:name="T262" style:family="text">
      <style:text-properties style:font-name="Liberation Serif1" fo:language="ru" fo:country="RU" fo:font-style="normal" officeooo:rsid="0121cac0" style:font-style-asian="normal" style:font-style-complex="normal"/>
    </style:style>
    <style:style style:name="T263" style:family="text">
      <style:text-properties style:font-name="Liberation Serif1" fo:language="ru" fo:country="RU" fo:font-style="normal" officeooo:rsid="01221f78" style:font-style-asian="normal" style:font-style-complex="normal"/>
    </style:style>
    <style:style style:name="T264" style:family="text">
      <style:text-properties style:font-name="Liberation Serif1" fo:language="ru" fo:country="RU" fo:font-style="normal" officeooo:rsid="012299aa" style:font-style-asian="normal" style:font-style-complex="normal"/>
    </style:style>
    <style:style style:name="T265" style:family="text">
      <style:text-properties style:font-name="Liberation Serif1" fo:language="ru" fo:country="RU" fo:font-style="normal" officeooo:rsid="01231549" style:font-style-asian="normal" style:font-style-complex="normal"/>
    </style:style>
    <style:style style:name="T266" style:family="text">
      <style:text-properties style:font-name="Liberation Serif1" fo:language="ru" fo:country="RU" fo:font-style="normal" officeooo:rsid="0124bf0e" style:font-style-asian="normal" style:font-style-complex="normal"/>
    </style:style>
    <style:style style:name="T267" style:family="text">
      <style:text-properties style:font-name="Liberation Serif1" fo:language="ru" fo:country="RU" fo:font-style="normal" officeooo:rsid="01266a74" style:font-style-asian="normal" style:font-style-complex="normal"/>
    </style:style>
    <style:style style:name="T268" style:family="text">
      <style:text-properties style:font-name="Liberation Serif1" fo:language="ru" fo:country="RU" fo:font-style="normal" officeooo:rsid="01282f49" style:font-style-asian="normal" style:font-style-complex="normal"/>
    </style:style>
    <style:style style:name="T269" style:family="text">
      <style:text-properties style:font-name="Liberation Serif1" fo:language="ru" fo:country="RU" fo:font-style="normal" officeooo:rsid="012a2dd4" style:font-style-asian="normal" style:font-style-complex="normal"/>
    </style:style>
    <style:style style:name="T270" style:family="text">
      <style:text-properties style:font-name="Liberation Serif1" fo:language="ru" fo:country="RU" fo:font-style="normal" officeooo:rsid="0114d215" style:font-style-asian="normal" style:font-style-complex="normal"/>
    </style:style>
    <style:style style:name="T271" style:family="text">
      <style:text-properties style:font-name="Liberation Serif1" fo:language="ru" fo:country="RU" fo:font-style="normal" officeooo:rsid="00f70918" style:font-style-asian="normal" style:font-style-complex="normal"/>
    </style:style>
    <style:style style:name="T272" style:family="text">
      <style:text-properties style:font-name="Liberation Serif1" fo:language="ru" fo:country="RU" fo:font-style="normal" officeooo:rsid="012a79d9" style:font-style-asian="normal" style:font-style-complex="normal"/>
    </style:style>
    <style:style style:name="T273" style:family="text">
      <style:text-properties style:font-name="Liberation Serif1" fo:language="ru" fo:country="RU" fo:font-style="normal" officeooo:rsid="012c1fbf" style:font-style-asian="normal" style:font-style-complex="normal"/>
    </style:style>
    <style:style style:name="T274" style:family="text">
      <style:text-properties style:font-name="Liberation Serif1" fo:language="ru" fo:country="RU" fo:font-style="normal" officeooo:rsid="012d3fcc" style:font-style-asian="normal" style:font-style-complex="normal"/>
    </style:style>
    <style:style style:name="T275" style:family="text">
      <style:text-properties style:font-name="Liberation Serif1" fo:language="ru" fo:country="RU" fo:font-style="normal" officeooo:rsid="012f2009" style:font-style-asian="normal" style:font-style-complex="normal"/>
    </style:style>
    <style:style style:name="T276" style:family="text">
      <style:text-properties style:font-name="Liberation Serif1" fo:language="ru" fo:country="RU" fo:font-style="normal" officeooo:rsid="012fc6d6" style:font-style-asian="normal" style:font-style-complex="normal"/>
    </style:style>
    <style:style style:name="T277" style:family="text">
      <style:text-properties style:font-name="Liberation Serif1" fo:language="ru" fo:country="RU" fo:font-style="normal" officeooo:rsid="01302e2e" style:font-style-asian="normal" style:font-style-complex="normal"/>
    </style:style>
    <style:style style:name="T278" style:family="text">
      <style:text-properties style:font-name="Liberation Serif1" fo:language="ru" fo:country="RU" fo:font-style="normal" officeooo:rsid="01304ab2" style:font-style-asian="normal" style:font-style-complex="normal"/>
    </style:style>
    <style:style style:name="T279" style:family="text">
      <style:text-properties style:font-name="Liberation Serif1" fo:language="ru" fo:country="RU" fo:font-style="normal" officeooo:rsid="0131c2d9" style:font-style-asian="normal" style:font-style-complex="normal"/>
    </style:style>
    <style:style style:name="T280" style:family="text">
      <style:text-properties style:font-name="Liberation Serif1" fo:language="ru" fo:country="RU" fo:font-style="normal" officeooo:rsid="01339223" style:font-style-asian="normal" style:font-style-complex="normal"/>
    </style:style>
    <style:style style:name="T281" style:family="text">
      <style:text-properties style:font-name="Liberation Serif1" fo:language="ru" fo:country="RU" fo:font-style="normal" officeooo:rsid="0135391c" style:font-style-asian="normal" style:font-style-complex="normal"/>
    </style:style>
    <style:style style:name="T282" style:family="text">
      <style:text-properties style:font-name="Liberation Serif1" fo:language="ru" fo:country="RU" fo:font-style="normal" officeooo:rsid="01364953" style:font-style-asian="normal" style:font-style-complex="normal"/>
    </style:style>
    <style:style style:name="T283" style:family="text">
      <style:text-properties style:font-name="Liberation Serif1" fo:language="ru" fo:country="RU" fo:font-style="normal" officeooo:rsid="0138c869" style:font-style-asian="normal" style:font-style-complex="normal"/>
    </style:style>
    <style:style style:name="T284" style:family="text">
      <style:text-properties style:font-name="Liberation Serif1" fo:language="ru" fo:country="RU" fo:font-style="normal" officeooo:rsid="013a4b01" style:font-style-asian="normal" style:font-style-complex="normal"/>
    </style:style>
    <style:style style:name="T285" style:family="text">
      <style:text-properties style:font-name="Liberation Serif1" fo:language="ru" fo:country="RU" fo:font-style="normal" officeooo:rsid="013d7b37" style:font-style-asian="normal" style:font-style-complex="normal"/>
    </style:style>
    <style:style style:name="T286" style:family="text">
      <style:text-properties style:font-name="Liberation Serif1" fo:language="ru" fo:country="RU" fo:font-style="normal" officeooo:rsid="01500c79" style:font-style-asian="normal" style:font-style-complex="normal"/>
    </style:style>
    <style:style style:name="T287" style:family="text">
      <style:text-properties style:font-name="Liberation Serif1" fo:language="ru" fo:country="RU" fo:font-style="normal" officeooo:rsid="0624d679" style:font-style-asian="normal" style:font-style-complex="normal"/>
    </style:style>
    <style:style style:name="T288" style:family="text">
      <style:text-properties style:font-name="Liberation Serif1" fo:language="ru" fo:country="RU" fo:font-style="normal" style:text-underline-style="none" fo:font-weight="normal" officeooo:rsid="058756b7" style:font-name-asian="Liberation Mono" style:font-style-asian="normal" style:font-weight-asian="normal" style:font-name-complex="Liberation Mono" style:font-style-complex="normal" style:font-weight-complex="normal"/>
    </style:style>
    <style:style style:name="T289" style:family="text">
      <style:text-properties style:font-name="Liberation Serif1" fo:language="ru" fo:country="RU" fo:font-style="normal" style:text-underline-style="none" fo:font-weight="normal" officeooo:rsid="058b060b" style:font-name-asian="Liberation Mono" style:font-style-asian="normal" style:font-weight-asian="normal" style:font-name-complex="Liberation Mono" style:font-style-complex="normal" style:font-weight-complex="normal"/>
    </style:style>
    <style:style style:name="T290" style:family="text">
      <style:text-properties style:font-name="Liberation Serif1" fo:language="ru" fo:country="RU" fo:font-style="normal" style:text-underline-style="none" fo:font-weight="normal" officeooo:rsid="058bbe3a" style:font-name-asian="Liberation Mono" style:font-style-asian="normal" style:font-weight-asian="normal" style:font-name-complex="Liberation Mono" style:font-style-complex="normal" style:font-weight-complex="normal"/>
    </style:style>
    <style:style style:name="T291" style:family="text">
      <style:text-properties style:font-name="Liberation Serif1" fo:language="ru" fo:country="RU" fo:font-style="normal" style:text-underline-style="none" fo:font-weight="normal" officeooo:rsid="058cc823" style:font-name-asian="Liberation Mono" style:font-style-asian="normal" style:font-weight-asian="normal" style:font-name-complex="Liberation Mono" style:font-style-complex="normal" style:font-weight-complex="normal"/>
    </style:style>
    <style:style style:name="T292" style:family="text">
      <style:text-properties style:font-name="Liberation Serif1" fo:language="ru" fo:country="RU" fo:font-style="normal" style:text-underline-style="none" fo:font-weight="normal" officeooo:rsid="058d5a4e" style:font-name-asian="Liberation Mono" style:font-style-asian="normal" style:font-weight-asian="normal" style:font-name-complex="Liberation Mono" style:font-style-complex="normal" style:font-weight-complex="normal"/>
    </style:style>
    <style:style style:name="T293" style:family="text">
      <style:text-properties style:font-name="Liberation Serif1" fo:language="ru" fo:country="RU" fo:font-style="normal" style:text-underline-style="none" fo:font-weight="normal" officeooo:rsid="0584f229" style:font-name-asian="Liberation Mono" style:font-style-asian="normal" style:font-weight-asian="normal" style:font-name-complex="Liberation Mono" style:font-style-complex="normal" style:font-weight-complex="normal"/>
    </style:style>
    <style:style style:name="T294" style:family="text">
      <style:text-properties style:font-name="Liberation Serif1" fo:language="ru" fo:country="RU" fo:font-style="normal" style:text-underline-style="none" fo:font-weight="normal" officeooo:rsid="058ef562" style:font-name-asian="Liberation Mono" style:font-style-asian="normal" style:font-weight-asian="normal" style:font-name-complex="Liberation Mono" style:font-style-complex="normal" style:font-weight-complex="normal"/>
    </style:style>
    <style:style style:name="T295" style:family="text">
      <style:text-properties style:font-name="Liberation Serif1" fo:language="ru" fo:country="RU" fo:font-style="normal" style:text-underline-style="none" fo:font-weight="normal" officeooo:rsid="0590bda7" style:font-name-asian="Liberation Mono" style:font-style-asian="normal" style:font-weight-asian="normal" style:font-name-complex="Liberation Mono" style:font-style-complex="normal" style:font-weight-complex="normal"/>
    </style:style>
    <style:style style:name="T296" style:family="text">
      <style:text-properties style:font-name="Liberation Serif1" fo:language="ru" fo:country="RU" fo:font-style="normal" style:text-underline-style="none" fo:font-weight="normal" officeooo:rsid="05935a45" style:font-name-asian="Liberation Mono" style:font-style-asian="normal" style:font-weight-asian="normal" style:font-name-complex="Liberation Mono" style:font-style-complex="normal" style:font-weight-complex="normal"/>
    </style:style>
    <style:style style:name="T297" style:family="text">
      <style:text-properties style:font-name="Liberation Serif1" fo:language="ru" fo:country="RU" fo:font-style="normal" style:text-underline-style="none" fo:font-weight="normal" officeooo:rsid="05953cfb" style:font-name-asian="Liberation Mono" style:font-style-asian="normal" style:font-weight-asian="normal" style:font-name-complex="Liberation Mono" style:font-style-complex="normal" style:font-weight-complex="normal"/>
    </style:style>
    <style:style style:name="T298" style:family="text">
      <style:text-properties style:font-name="Liberation Serif1" fo:language="ru" fo:country="RU" fo:font-style="normal" style:text-underline-style="none" fo:font-weight="normal" officeooo:rsid="05960c2c" style:font-name-asian="Liberation Mono" style:font-style-asian="normal" style:font-weight-asian="normal" style:font-name-complex="Liberation Mono" style:font-style-complex="normal" style:font-weight-complex="normal"/>
    </style:style>
    <style:style style:name="T299" style:family="text">
      <style:text-properties style:font-name="Liberation Serif1" fo:language="ru" fo:country="RU" fo:font-style="normal" style:text-underline-style="none" fo:font-weight="normal" officeooo:rsid="0597245d" style:font-name-asian="Liberation Mono" style:font-style-asian="normal" style:font-weight-asian="normal" style:font-name-complex="Liberation Mono" style:font-style-complex="normal" style:font-weight-complex="normal"/>
    </style:style>
    <style:style style:name="T300" style:family="text">
      <style:text-properties style:font-name="Liberation Serif1" fo:language="ru" fo:country="RU" fo:font-style="normal" style:text-underline-style="none" fo:font-weight="normal" officeooo:rsid="0598d5cc" style:font-name-asian="Liberation Mono" style:font-style-asian="normal" style:font-weight-asian="normal" style:font-name-complex="Liberation Mono" style:font-style-complex="normal" style:font-weight-complex="normal"/>
    </style:style>
    <style:style style:name="T301" style:family="text">
      <style:text-properties style:font-name="Liberation Serif1" fo:language="ru" fo:country="RU" fo:font-style="normal" style:text-underline-style="none" fo:font-weight="normal" officeooo:rsid="059983f0" style:font-name-asian="Liberation Mono" style:font-style-asian="normal" style:font-weight-asian="normal" style:font-name-complex="Liberation Mono" style:font-style-complex="normal" style:font-weight-complex="normal"/>
    </style:style>
    <style:style style:name="T302" style:family="text">
      <style:text-properties style:font-name="Liberation Serif1" fo:language="ru" fo:country="RU" fo:font-style="normal" style:text-underline-style="none" fo:font-weight="normal" officeooo:rsid="059a1371" style:font-name-asian="Liberation Mono" style:font-style-asian="normal" style:font-weight-asian="normal" style:font-name-complex="Liberation Mono" style:font-style-complex="normal" style:font-weight-complex="normal"/>
    </style:style>
    <style:style style:name="T303" style:family="text">
      <style:text-properties style:font-name="Liberation Serif1" fo:language="ru" fo:country="RU" fo:font-style="normal" style:text-underline-style="none" fo:font-weight="normal" officeooo:rsid="057a487b" style:font-name-asian="Liberation Mono" style:font-style-asian="normal" style:font-weight-asian="normal" style:font-name-complex="Liberation Mono" style:font-style-complex="normal" style:font-weight-complex="normal"/>
    </style:style>
    <style:style style:name="T304" style:family="text">
      <style:text-properties style:font-name="Liberation Serif1" fo:language="ru" fo:country="RU" fo:font-style="normal" style:text-underline-style="none" fo:font-weight="normal" officeooo:rsid="059bffce" style:font-name-asian="Liberation Mono" style:font-style-asian="normal" style:font-weight-asian="normal" style:font-name-complex="Liberation Mono" style:font-style-complex="normal" style:font-weight-complex="normal"/>
    </style:style>
    <style:style style:name="T305" style:family="text">
      <style:text-properties style:font-name="Liberation Serif1" fo:language="ru" fo:country="RU" fo:font-style="normal" style:text-underline-style="none" fo:font-weight="normal" officeooo:rsid="059ccec8" style:font-name-asian="Liberation Mono" style:font-style-asian="normal" style:font-weight-asian="normal" style:font-name-complex="Liberation Mono" style:font-style-complex="normal" style:font-weight-complex="normal"/>
    </style:style>
    <style:style style:name="T306" style:family="text">
      <style:text-properties style:font-name="Liberation Serif1" fo:language="ru" fo:country="RU" fo:font-style="normal" style:text-underline-style="none" fo:font-weight="normal" officeooo:rsid="059e7191" style:font-name-asian="Liberation Mono" style:font-style-asian="normal" style:font-weight-asian="normal" style:font-name-complex="Liberation Mono" style:font-style-complex="normal" style:font-weight-complex="normal"/>
    </style:style>
    <style:style style:name="T307" style:family="text">
      <style:text-properties style:font-name="Liberation Serif1" fo:language="ru" fo:country="RU" fo:font-style="normal" style:text-underline-style="none" fo:font-weight="normal" officeooo:rsid="059fd925" style:font-name-asian="Liberation Mono" style:font-style-asian="normal" style:font-weight-asian="normal" style:font-name-complex="Liberation Mono" style:font-style-complex="normal" style:font-weight-complex="normal"/>
    </style:style>
    <style:style style:name="T308" style:family="text">
      <style:text-properties style:font-name="Liberation Serif1" fo:language="ru" fo:country="RU" fo:font-style="normal" style:text-underline-style="none" fo:font-weight="normal" officeooo:rsid="05a30a6c" style:font-name-asian="Liberation Mono" style:font-style-asian="normal" style:font-weight-asian="normal" style:font-name-complex="Liberation Mono" style:font-style-complex="normal" style:font-weight-complex="normal"/>
    </style:style>
    <style:style style:name="T309" style:family="text">
      <style:text-properties style:font-name="Liberation Serif1" fo:language="ru" fo:country="RU" fo:font-style="normal" style:text-underline-style="none" fo:font-weight="normal" officeooo:rsid="05a33a6c" style:font-name-asian="Liberation Mono" style:font-style-asian="normal" style:font-weight-asian="normal" style:font-name-complex="Liberation Mono" style:font-style-complex="normal" style:font-weight-complex="normal"/>
    </style:style>
    <style:style style:name="T310" style:family="text">
      <style:text-properties style:font-name="Liberation Serif1" fo:language="ru" fo:country="RU" fo:font-style="normal" style:text-underline-style="none" fo:font-weight="normal" officeooo:rsid="05a4a047" style:font-name-asian="Liberation Mono" style:font-style-asian="normal" style:font-weight-asian="normal" style:font-name-complex="Liberation Mono" style:font-style-complex="normal" style:font-weight-complex="normal"/>
    </style:style>
    <style:style style:name="T311" style:family="text">
      <style:text-properties style:font-name="Liberation Serif1" fo:language="ru" fo:country="RU" fo:font-style="normal" style:text-underline-style="none" fo:font-weight="normal" officeooo:rsid="05a522eb" style:font-name-asian="Liberation Mono" style:font-style-asian="normal" style:font-weight-asian="normal" style:font-name-complex="Liberation Mono" style:font-style-complex="normal" style:font-weight-complex="normal"/>
    </style:style>
    <style:style style:name="T312" style:family="text">
      <style:text-properties style:font-name="Liberation Serif1" fo:language="ru" fo:country="RU" fo:font-style="normal" style:text-underline-style="none" fo:font-weight="normal" officeooo:rsid="05a5ebf6" style:font-name-asian="Liberation Mono" style:font-style-asian="normal" style:font-weight-asian="normal" style:font-name-complex="Liberation Mono" style:font-style-complex="normal" style:font-weight-complex="normal"/>
    </style:style>
    <style:style style:name="T313" style:family="text">
      <style:text-properties style:font-name="Liberation Serif1" fo:language="ru" fo:country="RU" fo:font-style="normal" style:text-underline-style="none" fo:font-weight="normal" officeooo:rsid="05a73866" style:font-name-asian="Liberation Mono" style:font-style-asian="normal" style:font-weight-asian="normal" style:font-name-complex="Liberation Mono" style:font-style-complex="normal" style:font-weight-complex="normal"/>
    </style:style>
    <style:style style:name="T314" style:family="text">
      <style:text-properties style:font-name="Liberation Serif1" fo:language="ru" fo:country="RU" fo:font-style="normal" style:text-underline-style="none" fo:font-weight="normal" officeooo:rsid="05a92241" style:font-name-asian="Liberation Mono" style:font-style-asian="normal" style:font-weight-asian="normal" style:font-name-complex="Liberation Mono" style:font-style-complex="normal" style:font-weight-complex="normal"/>
    </style:style>
    <style:style style:name="T315" style:family="text">
      <style:text-properties style:font-name="Liberation Serif1" fo:language="ru" fo:country="RU" fo:font-style="normal" style:text-underline-style="none" fo:font-weight="normal" officeooo:rsid="05aaa16c" style:font-name-asian="Liberation Mono" style:font-style-asian="normal" style:font-weight-asian="normal" style:font-name-complex="Liberation Mono" style:font-style-complex="normal" style:font-weight-complex="normal"/>
    </style:style>
    <style:style style:name="T316" style:family="text">
      <style:text-properties style:font-name="Liberation Serif1" fo:language="ru" fo:country="RU" fo:font-style="normal" style:text-underline-style="none" fo:font-weight="normal" officeooo:rsid="05acf3df" style:font-name-asian="Liberation Mono" style:font-style-asian="normal" style:font-weight-asian="normal" style:font-name-complex="Liberation Mono" style:font-style-complex="normal" style:font-weight-complex="normal"/>
    </style:style>
    <style:style style:name="T317" style:family="text">
      <style:text-properties style:font-name="Liberation Serif1" fo:language="ru" fo:country="RU" fo:font-style="normal" style:text-underline-style="none" fo:font-weight="normal" officeooo:rsid="05ad5856" style:font-name-asian="Liberation Mono" style:font-style-asian="normal" style:font-weight-asian="normal" style:font-name-complex="Liberation Mono" style:font-style-complex="normal" style:font-weight-complex="normal"/>
    </style:style>
    <style:style style:name="T318" style:family="text">
      <style:text-properties style:font-name="Liberation Serif1" fo:language="ru" fo:country="RU" fo:font-style="normal" style:text-underline-style="none" fo:font-weight="normal" officeooo:rsid="05ae293d" style:font-name-asian="Liberation Mono" style:font-style-asian="normal" style:font-weight-asian="normal" style:font-name-complex="Liberation Mono" style:font-style-complex="normal" style:font-weight-complex="normal"/>
    </style:style>
    <style:style style:name="T319" style:family="text">
      <style:text-properties style:font-name="Liberation Serif1" fo:language="ru" fo:country="RU" fo:font-style="normal" style:text-underline-style="none" fo:font-weight="normal" officeooo:rsid="05af3df0" style:font-name-asian="Liberation Mono" style:font-style-asian="normal" style:font-weight-asian="normal" style:font-name-complex="Liberation Mono" style:font-style-complex="normal" style:font-weight-complex="normal"/>
    </style:style>
    <style:style style:name="T320" style:family="text">
      <style:text-properties style:font-name="Liberation Serif1" fo:language="ru" fo:country="RU" fo:font-style="normal" style:text-underline-style="none" fo:font-weight="normal" officeooo:rsid="05af5b40" style:font-name-asian="Liberation Mono" style:font-style-asian="normal" style:font-weight-asian="normal" style:font-name-complex="Liberation Mono" style:font-style-complex="normal" style:font-weight-complex="normal"/>
    </style:style>
    <style:style style:name="T321" style:family="text">
      <style:text-properties style:font-name="Liberation Serif1" fo:language="ru" fo:country="RU" fo:font-style="normal" style:text-underline-style="none" fo:font-weight="normal" officeooo:rsid="05b0e90a" style:font-name-asian="Liberation Mono" style:font-style-asian="normal" style:font-weight-asian="normal" style:font-name-complex="Liberation Mono" style:font-style-complex="normal" style:font-weight-complex="normal"/>
    </style:style>
    <style:style style:name="T322" style:family="text">
      <style:text-properties style:font-name="Liberation Serif1" fo:language="ru" fo:country="RU" fo:font-style="normal" style:text-underline-style="none" fo:font-weight="normal" officeooo:rsid="05b1dee8" style:font-name-asian="Liberation Mono" style:font-style-asian="normal" style:font-weight-asian="normal" style:font-name-complex="Liberation Mono" style:font-style-complex="normal" style:font-weight-complex="normal"/>
    </style:style>
    <style:style style:name="T323" style:family="text">
      <style:text-properties style:font-name="Liberation Serif1" fo:language="ru" fo:country="RU" fo:font-style="normal" style:text-underline-style="none" fo:font-weight="normal" officeooo:rsid="05b35547" style:font-name-asian="Liberation Mono" style:font-style-asian="normal" style:font-weight-asian="normal" style:font-name-complex="Liberation Mono" style:font-style-complex="normal" style:font-weight-complex="normal"/>
    </style:style>
    <style:style style:name="T324" style:family="text">
      <style:text-properties style:font-name="Liberation Serif1" fo:language="ru" fo:country="RU" fo:font-style="normal" style:text-underline-style="none" fo:font-weight="normal" officeooo:rsid="05b4ed82" style:font-name-asian="Liberation Mono" style:font-style-asian="normal" style:font-weight-asian="normal" style:font-name-complex="Liberation Mono" style:font-style-complex="normal" style:font-weight-complex="normal"/>
    </style:style>
    <style:style style:name="T325" style:family="text">
      <style:text-properties style:font-name="Liberation Serif1" fo:language="ru" fo:country="RU" fo:font-style="normal" style:text-underline-style="none" fo:font-weight="normal" officeooo:rsid="05b56b96" style:font-name-asian="Liberation Mono" style:font-style-asian="normal" style:font-weight-asian="normal" style:font-name-complex="Liberation Mono" style:font-style-complex="normal" style:font-weight-complex="normal"/>
    </style:style>
    <style:style style:name="T326" style:family="text">
      <style:text-properties style:font-name="Liberation Serif1" fo:language="ru" fo:country="RU" fo:font-style="normal" style:text-underline-style="none" fo:font-weight="normal" officeooo:rsid="05b69261" style:font-name-asian="Liberation Mono" style:font-style-asian="normal" style:font-weight-asian="normal" style:font-name-complex="Liberation Mono" style:font-style-complex="normal" style:font-weight-complex="normal"/>
    </style:style>
    <style:style style:name="T327" style:family="text">
      <style:text-properties style:font-name="Liberation Serif1" fo:language="ru" fo:country="RU" fo:font-style="normal" style:text-underline-style="none" fo:font-weight="normal" officeooo:rsid="05b6a97a" style:font-name-asian="Liberation Mono" style:font-style-asian="normal" style:font-weight-asian="normal" style:font-name-complex="Liberation Mono" style:font-style-complex="normal" style:font-weight-complex="normal"/>
    </style:style>
    <style:style style:name="T328" style:family="text">
      <style:text-properties style:font-name="Liberation Serif1" fo:language="ru" fo:country="RU" fo:font-style="normal" style:text-underline-style="none" fo:font-weight="normal" officeooo:rsid="05b77f3b" style:font-name-asian="Liberation Mono" style:font-style-asian="normal" style:font-weight-asian="normal" style:font-name-complex="Liberation Mono" style:font-style-complex="normal" style:font-weight-complex="normal"/>
    </style:style>
    <style:style style:name="T329" style:family="text">
      <style:text-properties style:font-name="Liberation Serif1" fo:language="ru" fo:country="RU" fo:font-style="normal" style:text-underline-style="none" fo:font-weight="normal" officeooo:rsid="05b7c854" style:font-name-asian="Liberation Mono" style:font-style-asian="normal" style:font-weight-asian="normal" style:font-name-complex="Liberation Mono" style:font-style-complex="normal" style:font-weight-complex="normal"/>
    </style:style>
    <style:style style:name="T330" style:family="text">
      <style:text-properties style:font-name="Liberation Serif1" fo:language="ru" fo:country="RU" fo:font-style="normal" style:text-underline-style="none" fo:font-weight="normal" officeooo:rsid="05bb3760" style:font-name-asian="Liberation Mono" style:font-style-asian="normal" style:font-weight-asian="normal" style:font-name-complex="Liberation Mono" style:font-style-complex="normal" style:font-weight-complex="normal"/>
    </style:style>
    <style:style style:name="T331" style:family="text">
      <style:text-properties style:font-name="Liberation Serif1" fo:language="ru" fo:country="RU" fo:font-style="normal" style:text-underline-style="none" fo:font-weight="normal" officeooo:rsid="05bc796a" style:font-name-asian="Liberation Mono" style:font-style-asian="normal" style:font-weight-asian="normal" style:font-name-complex="Liberation Mono" style:font-style-complex="normal" style:font-weight-complex="normal"/>
    </style:style>
    <style:style style:name="T332" style:family="text">
      <style:text-properties style:font-name="Liberation Serif1" fo:language="ru" fo:country="RU" fo:font-style="normal" style:text-underline-style="none" fo:font-weight="normal" officeooo:rsid="05bda904" style:font-name-asian="Liberation Mono" style:font-style-asian="normal" style:font-weight-asian="normal" style:font-name-complex="Liberation Mono" style:font-style-complex="normal" style:font-weight-complex="normal"/>
    </style:style>
    <style:style style:name="T333" style:family="text">
      <style:text-properties style:font-name="Liberation Serif1" fo:language="ru" fo:country="RU" fo:font-style="normal" style:text-underline-style="none" fo:font-weight="normal" officeooo:rsid="05be180b" style:font-name-asian="Liberation Mono" style:font-style-asian="normal" style:font-weight-asian="normal" style:font-name-complex="Liberation Mono" style:font-style-complex="normal" style:font-weight-complex="normal"/>
    </style:style>
    <style:style style:name="T334" style:family="text">
      <style:text-properties style:font-name="Liberation Serif1" fo:language="ru" fo:country="RU" fo:font-style="normal" style:text-underline-style="none" fo:font-weight="normal" officeooo:rsid="05bfb203" style:font-name-asian="Liberation Mono" style:font-style-asian="normal" style:font-weight-asian="normal" style:font-name-complex="Liberation Mono" style:font-style-complex="normal" style:font-weight-complex="normal"/>
    </style:style>
    <style:style style:name="T335" style:family="text">
      <style:text-properties style:font-name="Liberation Serif1" fo:language="ru" fo:country="RU" fo:font-style="normal" style:text-underline-style="none" fo:font-weight="normal" officeooo:rsid="05c139d8" style:font-name-asian="Liberation Mono" style:font-style-asian="normal" style:font-weight-asian="normal" style:font-name-complex="Liberation Mono" style:font-style-complex="normal" style:font-weight-complex="normal"/>
    </style:style>
    <style:style style:name="T336" style:family="text">
      <style:text-properties style:font-name="Liberation Serif1" fo:language="ru" fo:country="RU" fo:font-style="normal" style:text-underline-style="none" fo:font-weight="normal" officeooo:rsid="05c1eefe" style:font-name-asian="Liberation Mono" style:font-style-asian="normal" style:font-weight-asian="normal" style:font-name-complex="Liberation Mono" style:font-style-complex="normal" style:font-weight-complex="normal"/>
    </style:style>
    <style:style style:name="T337" style:family="text">
      <style:text-properties style:font-name="Liberation Serif1" fo:language="ru" fo:country="RU" fo:font-style="normal" style:text-underline-style="none" fo:font-weight="normal" officeooo:rsid="05c2fe11" style:font-name-asian="Liberation Mono" style:font-style-asian="normal" style:font-weight-asian="normal" style:font-name-complex="Liberation Mono" style:font-style-complex="normal" style:font-weight-complex="normal"/>
    </style:style>
    <style:style style:name="T338" style:family="text">
      <style:text-properties style:font-name="Liberation Serif1" fo:language="ru" fo:country="RU" fo:font-style="normal" style:text-underline-style="none" fo:font-weight="normal" officeooo:rsid="05c43267" style:font-name-asian="Liberation Mono" style:font-style-asian="normal" style:font-weight-asian="normal" style:font-name-complex="Liberation Mono" style:font-style-complex="normal" style:font-weight-complex="normal"/>
    </style:style>
    <style:style style:name="T339" style:family="text">
      <style:text-properties style:font-name="Liberation Serif1" fo:language="ru" fo:country="RU" fo:font-style="normal" style:text-underline-style="none" fo:font-weight="normal" officeooo:rsid="05c8e970" style:font-name-asian="Liberation Mono" style:font-style-asian="normal" style:font-weight-asian="normal" style:font-name-complex="Liberation Mono" style:font-style-complex="normal" style:font-weight-complex="normal"/>
    </style:style>
    <style:style style:name="T340" style:family="text">
      <style:text-properties style:font-name="Liberation Serif1" fo:language="ru" fo:country="RU" fo:font-style="normal" style:text-underline-style="none" fo:font-weight="normal" officeooo:rsid="05c9d39f" style:font-name-asian="Liberation Mono" style:font-style-asian="normal" style:font-weight-asian="normal" style:font-name-complex="Liberation Mono" style:font-style-complex="normal" style:font-weight-complex="normal"/>
    </style:style>
    <style:style style:name="T341" style:family="text">
      <style:text-properties style:font-name="Liberation Serif1" fo:language="ru" fo:country="RU" fo:font-style="normal" style:text-underline-style="none" fo:font-weight="normal" officeooo:rsid="05ca1c85" style:font-name-asian="Liberation Mono" style:font-style-asian="normal" style:font-weight-asian="normal" style:font-name-complex="Liberation Mono" style:font-style-complex="normal" style:font-weight-complex="normal"/>
    </style:style>
    <style:style style:name="T342" style:family="text">
      <style:text-properties style:font-name="Liberation Serif1" fo:language="ru" fo:country="RU" fo:font-style="normal" style:text-underline-style="none" fo:font-weight="normal" officeooo:rsid="05ca2a23" style:font-name-asian="Liberation Mono" style:font-style-asian="normal" style:font-weight-asian="normal" style:font-name-complex="Liberation Mono" style:font-style-complex="normal" style:font-weight-complex="normal"/>
    </style:style>
    <style:style style:name="T343" style:family="text">
      <style:text-properties style:font-name="Liberation Serif1" fo:language="ru" fo:country="RU" fo:font-style="normal" style:text-underline-style="none" fo:font-weight="normal" officeooo:rsid="05cb7837" style:font-name-asian="Liberation Mono" style:font-style-asian="normal" style:font-weight-asian="normal" style:font-name-complex="Liberation Mono" style:font-style-complex="normal" style:font-weight-complex="normal"/>
    </style:style>
    <style:style style:name="T344" style:family="text">
      <style:text-properties style:font-name="Liberation Serif1" fo:language="ru" fo:country="RU" fo:font-style="normal" style:text-underline-style="none" fo:font-weight="normal" officeooo:rsid="05cd6bee" style:font-name-asian="Liberation Mono" style:font-style-asian="normal" style:font-weight-asian="normal" style:font-name-complex="Liberation Mono" style:font-style-complex="normal" style:font-weight-complex="normal"/>
    </style:style>
    <style:style style:name="T345" style:family="text">
      <style:text-properties style:font-name="Liberation Serif1" fo:language="ru" fo:country="RU" fo:font-style="normal" style:text-underline-style="none" fo:font-weight="normal" officeooo:rsid="05cf2338" style:font-name-asian="Liberation Mono" style:font-style-asian="normal" style:font-weight-asian="normal" style:font-name-complex="Liberation Mono" style:font-style-complex="normal" style:font-weight-complex="normal"/>
    </style:style>
    <style:style style:name="T346" style:family="text">
      <style:text-properties style:font-name="Liberation Serif1" fo:language="ru" fo:country="RU" fo:font-style="normal" style:text-underline-style="none" fo:font-weight="normal" officeooo:rsid="05d11bc0" style:font-name-asian="Liberation Mono" style:font-style-asian="normal" style:font-weight-asian="normal" style:font-name-complex="Liberation Mono" style:font-style-complex="normal" style:font-weight-complex="normal"/>
    </style:style>
    <style:style style:name="T347" style:family="text">
      <style:text-properties style:font-name="Liberation Serif1" fo:language="ru" fo:country="RU" fo:font-style="normal" style:text-underline-style="none" fo:font-weight="normal" officeooo:rsid="05d30f65" style:font-name-asian="Liberation Mono" style:font-style-asian="normal" style:font-weight-asian="normal" style:font-name-complex="Liberation Mono" style:font-style-complex="normal" style:font-weight-complex="normal"/>
    </style:style>
    <style:style style:name="T348" style:family="text">
      <style:text-properties style:font-name="Liberation Serif1" fo:language="ru" fo:country="RU" fo:font-style="normal" style:text-underline-style="none" fo:font-weight="normal" officeooo:rsid="05d3b8ee" style:font-name-asian="Liberation Mono" style:font-style-asian="normal" style:font-weight-asian="normal" style:font-name-complex="Liberation Mono" style:font-style-complex="normal" style:font-weight-complex="normal"/>
    </style:style>
    <style:style style:name="T349" style:family="text">
      <style:text-properties style:font-name="Liberation Serif1" fo:language="ru" fo:country="RU" fo:font-style="normal" style:text-underline-style="none" fo:font-weight="normal" officeooo:rsid="05d40df7" style:font-name-asian="Liberation Mono" style:font-style-asian="normal" style:font-weight-asian="normal" style:font-name-complex="Liberation Mono" style:font-style-complex="normal" style:font-weight-complex="normal"/>
    </style:style>
    <style:style style:name="T350" style:family="text">
      <style:text-properties style:font-name="Liberation Serif1" fo:language="ru" fo:country="RU" fo:font-style="normal" style:text-underline-style="none" fo:font-weight="normal" officeooo:rsid="05d5b4ca" style:font-name-asian="Liberation Mono" style:font-style-asian="normal" style:font-weight-asian="normal" style:font-name-complex="Liberation Mono" style:font-style-complex="normal" style:font-weight-complex="normal"/>
    </style:style>
    <style:style style:name="T351" style:family="text">
      <style:text-properties style:font-name="Liberation Serif1" fo:language="ru" fo:country="RU" fo:font-style="normal" style:text-underline-style="none" fo:font-weight="normal" officeooo:rsid="05d5eb5f" style:font-name-asian="Liberation Mono" style:font-style-asian="normal" style:font-weight-asian="normal" style:font-name-complex="Liberation Mono" style:font-style-complex="normal" style:font-weight-complex="normal"/>
    </style:style>
    <style:style style:name="T352" style:family="text">
      <style:text-properties style:font-name="Liberation Serif1" fo:language="ru" fo:country="RU" fo:font-style="normal" style:text-underline-style="none" fo:font-weight="normal" officeooo:rsid="05d64b4d" style:font-name-asian="Liberation Mono" style:font-style-asian="normal" style:font-weight-asian="normal" style:font-name-complex="Liberation Mono" style:font-style-complex="normal" style:font-weight-complex="normal"/>
    </style:style>
    <style:style style:name="T353" style:family="text">
      <style:text-properties style:font-name="Liberation Serif1" fo:language="ru" fo:country="RU" fo:font-style="normal" style:text-underline-style="none" fo:font-weight="normal" officeooo:rsid="05d8cfa7" style:font-name-asian="Liberation Mono" style:font-style-asian="normal" style:font-weight-asian="normal" style:font-name-complex="Liberation Mono" style:font-style-complex="normal" style:font-weight-complex="normal"/>
    </style:style>
    <style:style style:name="T354" style:family="text">
      <style:text-properties style:font-name="Liberation Serif1" fo:language="ru" fo:country="RU" fo:font-style="normal" style:text-underline-style="none" fo:font-weight="normal" officeooo:rsid="05d97e94" style:font-name-asian="Liberation Mono" style:font-style-asian="normal" style:font-weight-asian="normal" style:font-name-complex="Liberation Mono" style:font-style-complex="normal" style:font-weight-complex="normal"/>
    </style:style>
    <style:style style:name="T355" style:family="text">
      <style:text-properties style:font-name="Liberation Serif1" fo:language="ru" fo:country="RU" fo:font-style="normal" style:text-underline-style="none" fo:font-weight="normal" officeooo:rsid="05da19cb" style:font-name-asian="Liberation Mono" style:font-style-asian="normal" style:font-weight-asian="normal" style:font-name-complex="Liberation Mono" style:font-style-complex="normal" style:font-weight-complex="normal"/>
    </style:style>
    <style:style style:name="T356" style:family="text">
      <style:text-properties style:font-name="Liberation Serif1" fo:language="ru" fo:country="RU" fo:font-style="normal" style:text-underline-style="none" fo:font-weight="normal" officeooo:rsid="05db2987" style:font-name-asian="Liberation Mono" style:font-style-asian="normal" style:font-weight-asian="normal" style:font-name-complex="Liberation Mono" style:font-style-complex="normal" style:font-weight-complex="normal"/>
    </style:style>
    <style:style style:name="T357" style:family="text">
      <style:text-properties style:font-name="Liberation Serif1" fo:language="ru" fo:country="RU" fo:font-style="normal" style:text-underline-style="none" fo:font-weight="normal" officeooo:rsid="05dce127" style:font-name-asian="Liberation Mono" style:font-style-asian="normal" style:font-weight-asian="normal" style:font-name-complex="Liberation Mono" style:font-style-complex="normal" style:font-weight-complex="normal"/>
    </style:style>
    <style:style style:name="T358" style:family="text">
      <style:text-properties style:font-name="Liberation Serif1" fo:language="ru" fo:country="RU" fo:font-style="normal" style:text-underline-style="none" fo:font-weight="normal" officeooo:rsid="05de94e5" style:font-name-asian="Liberation Mono" style:font-style-asian="normal" style:font-weight-asian="normal" style:font-name-complex="Liberation Mono" style:font-style-complex="normal" style:font-weight-complex="normal"/>
    </style:style>
    <style:style style:name="T359" style:family="text">
      <style:text-properties style:font-name="Liberation Serif1" fo:language="ru" fo:country="RU" fo:font-style="normal" style:text-underline-style="none" fo:font-weight="normal" officeooo:rsid="05e08d1e" style:font-name-asian="Liberation Mono" style:font-style-asian="normal" style:font-weight-asian="normal" style:font-name-complex="Liberation Mono" style:font-style-complex="normal" style:font-weight-complex="normal"/>
    </style:style>
    <style:style style:name="T360" style:family="text">
      <style:text-properties style:font-name="Liberation Serif1" fo:language="ru" fo:country="RU" fo:font-style="normal" style:text-underline-style="none" fo:font-weight="normal" officeooo:rsid="05e1be58" style:font-name-asian="Liberation Mono" style:font-style-asian="normal" style:font-weight-asian="normal" style:font-name-complex="Liberation Mono" style:font-style-complex="normal" style:font-weight-complex="normal"/>
    </style:style>
    <style:style style:name="T361" style:family="text">
      <style:text-properties style:font-name="Liberation Serif1" fo:language="ru" fo:country="RU" fo:font-style="normal" style:text-underline-style="none" fo:font-weight="normal" officeooo:rsid="05e240d2" style:font-name-asian="Liberation Mono" style:font-style-asian="normal" style:font-weight-asian="normal" style:font-name-complex="Liberation Mono" style:font-style-complex="normal" style:font-weight-complex="normal"/>
    </style:style>
    <style:style style:name="T362" style:family="text">
      <style:text-properties style:font-name="Liberation Serif1" fo:language="ru" fo:country="RU" fo:font-style="normal" style:text-underline-style="none" fo:font-weight="normal" officeooo:rsid="05e368d0" style:font-name-asian="Liberation Mono" style:font-style-asian="normal" style:font-weight-asian="normal" style:font-name-complex="Liberation Mono" style:font-style-complex="normal" style:font-weight-complex="normal"/>
    </style:style>
    <style:style style:name="T363" style:family="text">
      <style:text-properties style:font-name="Liberation Serif1" fo:language="ru" fo:country="RU" fo:font-style="normal" style:text-underline-style="none" fo:font-weight="normal" officeooo:rsid="05e3f83a" style:font-name-asian="Liberation Mono" style:font-style-asian="normal" style:font-weight-asian="normal" style:font-name-complex="Liberation Mono" style:font-style-complex="normal" style:font-weight-complex="normal"/>
    </style:style>
    <style:style style:name="T364" style:family="text">
      <style:text-properties style:font-name="Liberation Serif1" fo:language="ru" fo:country="RU" fo:font-style="normal" style:text-underline-style="none" fo:font-weight="normal" officeooo:rsid="05e523d2" style:font-name-asian="Liberation Mono" style:font-style-asian="normal" style:font-weight-asian="normal" style:font-name-complex="Liberation Mono" style:font-style-complex="normal" style:font-weight-complex="normal"/>
    </style:style>
    <style:style style:name="T365" style:family="text">
      <style:text-properties style:font-name="Liberation Serif1" fo:language="ru" fo:country="RU" fo:font-style="normal" style:text-underline-style="none" fo:font-weight="normal" officeooo:rsid="05e6e22c" style:font-name-asian="Liberation Mono" style:font-style-asian="normal" style:font-weight-asian="normal" style:font-name-complex="Liberation Mono" style:font-style-complex="normal" style:font-weight-complex="normal"/>
    </style:style>
    <style:style style:name="T366" style:family="text">
      <style:text-properties style:font-name="Liberation Serif1" fo:language="ru" fo:country="RU" fo:font-style="normal" style:text-underline-style="none" fo:font-weight="normal" officeooo:rsid="05e6f861" style:font-name-asian="Liberation Mono" style:font-style-asian="normal" style:font-weight-asian="normal" style:font-name-complex="Liberation Mono" style:font-style-complex="normal" style:font-weight-complex="normal"/>
    </style:style>
    <style:style style:name="T367" style:family="text">
      <style:text-properties style:font-name="Liberation Serif1" fo:language="ru" fo:country="RU" fo:font-style="normal" style:text-underline-style="none" fo:font-weight="normal" officeooo:rsid="05e71f1c" style:font-name-asian="Liberation Mono" style:font-style-asian="normal" style:font-weight-asian="normal" style:font-name-complex="Liberation Mono" style:font-style-complex="normal" style:font-weight-complex="normal"/>
    </style:style>
    <style:style style:name="T368" style:family="text">
      <style:text-properties style:font-name="Liberation Serif1" fo:language="ru" fo:country="RU" fo:font-style="normal" style:text-underline-style="none" fo:font-weight="normal" officeooo:rsid="05e90f45" style:font-name-asian="Liberation Mono" style:font-style-asian="normal" style:font-weight-asian="normal" style:font-name-complex="Liberation Mono" style:font-style-complex="normal" style:font-weight-complex="normal"/>
    </style:style>
    <style:style style:name="T369" style:family="text">
      <style:text-properties style:font-name="Liberation Serif1" fo:language="ru" fo:country="RU" fo:font-style="normal" style:text-underline-style="none" fo:font-weight="normal" officeooo:rsid="05eae6df" style:font-name-asian="Liberation Mono" style:font-style-asian="normal" style:font-weight-asian="normal" style:font-name-complex="Liberation Mono" style:font-style-complex="normal" style:font-weight-complex="normal"/>
    </style:style>
    <style:style style:name="T370" style:family="text">
      <style:text-properties style:font-name="Liberation Serif1" fo:language="ru" fo:country="RU" fo:font-style="normal" style:text-underline-style="none" fo:font-weight="normal" officeooo:rsid="05ecc485" style:font-name-asian="Liberation Mono" style:font-style-asian="normal" style:font-weight-asian="normal" style:font-name-complex="Liberation Mono" style:font-style-complex="normal" style:font-weight-complex="normal"/>
    </style:style>
    <style:style style:name="T371" style:family="text">
      <style:text-properties style:font-name="Liberation Serif1" fo:language="ru" fo:country="RU" fo:font-style="normal" style:text-underline-style="none" fo:font-weight="normal" officeooo:rsid="05edb45e" style:font-name-asian="Liberation Mono" style:font-style-asian="normal" style:font-weight-asian="normal" style:font-name-complex="Liberation Mono" style:font-style-complex="normal" style:font-weight-complex="normal"/>
    </style:style>
    <style:style style:name="T372" style:family="text">
      <style:text-properties style:font-name="Liberation Serif1" fo:language="ru" fo:country="RU" fo:font-style="normal" style:text-underline-style="none" fo:font-weight="normal" officeooo:rsid="05ee6aef" style:font-name-asian="Liberation Mono" style:font-style-asian="normal" style:font-weight-asian="normal" style:font-name-complex="Liberation Mono" style:font-style-complex="normal" style:font-weight-complex="normal"/>
    </style:style>
    <style:style style:name="T373" style:family="text">
      <style:text-properties style:font-name="Liberation Serif1" fo:language="ru" fo:country="RU" fo:font-style="normal" style:text-underline-style="none" fo:font-weight="normal" officeooo:rsid="05efb6b2" style:font-name-asian="Liberation Mono" style:font-style-asian="normal" style:font-weight-asian="normal" style:font-name-complex="Liberation Mono" style:font-style-complex="normal" style:font-weight-complex="normal"/>
    </style:style>
    <style:style style:name="T374" style:family="text">
      <style:text-properties style:font-name="Liberation Serif1" fo:language="ru" fo:country="RU" fo:font-style="normal" style:text-underline-style="none" fo:font-weight="normal" officeooo:rsid="05f14308" style:font-name-asian="Liberation Mono" style:font-style-asian="normal" style:font-weight-asian="normal" style:font-name-complex="Liberation Mono" style:font-style-complex="normal" style:font-weight-complex="normal"/>
    </style:style>
    <style:style style:name="T375" style:family="text">
      <style:text-properties style:font-name="Liberation Serif1" fo:language="ru" fo:country="RU" fo:font-style="normal" style:text-underline-style="none" fo:font-weight="normal" officeooo:rsid="05f3a200" style:font-name-asian="Liberation Mono" style:font-style-asian="normal" style:font-weight-asian="normal" style:font-name-complex="Liberation Mono" style:font-style-complex="normal" style:font-weight-complex="normal"/>
    </style:style>
    <style:style style:name="T376" style:family="text">
      <style:text-properties style:font-name="Liberation Serif1" fo:language="ru" fo:country="RU" fo:font-style="normal" style:text-underline-style="none" fo:font-weight="normal" officeooo:rsid="05f44bdb" style:font-name-asian="Liberation Mono" style:font-style-asian="normal" style:font-weight-asian="normal" style:font-name-complex="Liberation Mono" style:font-style-complex="normal" style:font-weight-complex="normal"/>
    </style:style>
    <style:style style:name="T377" style:family="text">
      <style:text-properties style:font-name="Liberation Serif1" fo:language="ru" fo:country="RU" fo:font-style="normal" style:text-underline-style="none" fo:font-weight="normal" officeooo:rsid="05f5a657" style:font-name-asian="Liberation Mono" style:font-style-asian="normal" style:font-weight-asian="normal" style:font-name-complex="Liberation Mono" style:font-style-complex="normal" style:font-weight-complex="normal"/>
    </style:style>
    <style:style style:name="T378" style:family="text">
      <style:text-properties style:font-name="Liberation Serif1" fo:language="ru" fo:country="RU" fo:font-style="normal" style:text-underline-style="none" fo:font-weight="normal" officeooo:rsid="05f62353" style:font-name-asian="Liberation Mono" style:font-style-asian="normal" style:font-weight-asian="normal" style:font-name-complex="Liberation Mono" style:font-style-complex="normal" style:font-weight-complex="normal"/>
    </style:style>
    <style:style style:name="T379" style:family="text">
      <style:text-properties style:font-name="Liberation Serif1" fo:language="ru" fo:country="RU" fo:font-style="normal" style:text-underline-style="none" fo:font-weight="normal" officeooo:rsid="05f73f3a" style:font-name-asian="Liberation Mono" style:font-style-asian="normal" style:font-weight-asian="normal" style:font-name-complex="Liberation Mono" style:font-style-complex="normal" style:font-weight-complex="normal"/>
    </style:style>
    <style:style style:name="T380" style:family="text">
      <style:text-properties style:font-name="Liberation Serif1" fo:language="ru" fo:country="RU" fo:font-style="normal" style:text-underline-style="none" fo:font-weight="normal" officeooo:rsid="05f76fe0" style:font-name-asian="Liberation Mono" style:font-style-asian="normal" style:font-weight-asian="normal" style:font-name-complex="Liberation Mono" style:font-style-complex="normal" style:font-weight-complex="normal"/>
    </style:style>
    <style:style style:name="T381" style:family="text">
      <style:text-properties style:font-name="Liberation Serif1" fo:language="ru" fo:country="RU" fo:font-style="normal" style:text-underline-style="none" fo:font-weight="normal" officeooo:rsid="05f779ff" style:font-name-asian="Liberation Mono" style:font-style-asian="normal" style:font-weight-asian="normal" style:font-name-complex="Liberation Mono" style:font-style-complex="normal" style:font-weight-complex="normal"/>
    </style:style>
    <style:style style:name="T382" style:family="text">
      <style:text-properties style:font-name="Liberation Serif1" fo:language="ru" fo:country="RU" fo:font-style="normal" style:text-underline-style="none" fo:font-weight="normal" officeooo:rsid="05f9310f" style:font-name-asian="Liberation Mono" style:font-style-asian="normal" style:font-weight-asian="normal" style:font-name-complex="Liberation Mono" style:font-style-complex="normal" style:font-weight-complex="normal"/>
    </style:style>
    <style:style style:name="T383" style:family="text">
      <style:text-properties style:font-name="Liberation Serif1" fo:language="ru" fo:country="RU" fo:font-style="normal" style:text-underline-style="none" fo:font-weight="normal" officeooo:rsid="05fae26a" style:font-name-asian="Liberation Mono" style:font-style-asian="normal" style:font-weight-asian="normal" style:font-name-complex="Liberation Mono" style:font-style-complex="normal" style:font-weight-complex="normal"/>
    </style:style>
    <style:style style:name="T384" style:family="text">
      <style:text-properties style:font-name="Liberation Serif1" fo:language="ru" fo:country="RU" fo:font-style="normal" style:text-underline-style="none" fo:font-weight="normal" officeooo:rsid="05fb4020" style:font-name-asian="Liberation Mono" style:font-style-asian="normal" style:font-weight-asian="normal" style:font-name-complex="Liberation Mono" style:font-style-complex="normal" style:font-weight-complex="normal"/>
    </style:style>
    <style:style style:name="T385" style:family="text">
      <style:text-properties style:font-name="Liberation Serif1" fo:language="ru" fo:country="RU" fo:font-style="normal" style:text-underline-style="none" fo:font-weight="normal" officeooo:rsid="04dada97" style:font-name-asian="Liberation Mono" style:font-style-asian="normal" style:font-weight-asian="normal" style:font-name-complex="Liberation Mono" style:font-style-complex="normal" style:font-weight-complex="normal"/>
    </style:style>
    <style:style style:name="T386" style:family="text">
      <style:text-properties style:font-name="Liberation Serif1" fo:language="ru" fo:country="RU" fo:font-style="normal" style:text-underline-style="none" fo:font-weight="normal" officeooo:rsid="04db64b3" style:font-name-asian="Liberation Mono" style:font-style-asian="normal" style:font-weight-asian="normal" style:font-name-complex="Liberation Mono" style:font-style-complex="normal" style:font-weight-complex="normal"/>
    </style:style>
    <style:style style:name="T387" style:family="text">
      <style:text-properties style:font-name="Liberation Serif1" fo:language="ru" fo:country="RU" fo:font-style="normal" style:text-underline-style="none" fo:font-weight="normal" officeooo:rsid="04db7d63" style:font-name-asian="Liberation Mono" style:font-style-asian="normal" style:font-weight-asian="normal" style:font-name-complex="Liberation Mono" style:font-style-complex="normal" style:font-weight-complex="normal"/>
    </style:style>
    <style:style style:name="T388" style:family="text">
      <style:text-properties style:font-name="Liberation Serif1" fo:language="ru" fo:country="RU" fo:font-style="normal" style:text-underline-style="none" fo:font-weight="normal" officeooo:rsid="04dc23ca" style:font-name-asian="Liberation Mono" style:font-style-asian="normal" style:font-weight-asian="normal" style:font-name-complex="Liberation Mono" style:font-style-complex="normal" style:font-weight-complex="normal"/>
    </style:style>
    <style:style style:name="T389" style:family="text">
      <style:text-properties style:font-name="Liberation Serif1" fo:language="ru" fo:country="RU" fo:font-style="normal" style:text-underline-style="none" fo:font-weight="normal" officeooo:rsid="05fe956a" style:font-name-asian="Liberation Mono" style:font-style-asian="normal" style:font-weight-asian="normal" style:font-name-complex="Liberation Mono" style:font-style-complex="normal" style:font-weight-complex="normal"/>
    </style:style>
    <style:style style:name="T390" style:family="text">
      <style:text-properties style:font-name="Liberation Serif1" fo:language="ru" fo:country="RU" fo:font-style="normal" style:text-underline-style="none" fo:font-weight="normal" officeooo:rsid="0600d726" style:font-name-asian="Liberation Mono" style:font-style-asian="normal" style:font-weight-asian="normal" style:font-name-complex="Liberation Mono" style:font-style-complex="normal" style:font-weight-complex="normal"/>
    </style:style>
    <style:style style:name="T391" style:family="text">
      <style:text-properties style:font-name="Liberation Serif1" fo:language="ru" fo:country="RU" fo:font-style="normal" style:text-underline-style="none" fo:font-weight="normal" officeooo:rsid="0601af11" style:font-name-asian="Liberation Mono" style:font-style-asian="normal" style:font-weight-asian="normal" style:font-name-complex="Liberation Mono" style:font-style-complex="normal" style:font-weight-complex="normal"/>
    </style:style>
    <style:style style:name="T392" style:family="text">
      <style:text-properties style:font-name="Liberation Serif1" fo:language="ru" fo:country="RU" fo:font-style="normal" style:text-underline-style="none" fo:font-weight="normal" officeooo:rsid="06020d75" style:font-name-asian="Liberation Mono" style:font-style-asian="normal" style:font-weight-asian="normal" style:font-name-complex="Liberation Mono" style:font-style-complex="normal" style:font-weight-complex="normal"/>
    </style:style>
    <style:style style:name="T393" style:family="text">
      <style:text-properties style:font-name="Liberation Serif1" fo:language="ru" fo:country="RU" fo:font-style="normal" style:text-underline-style="none" fo:font-weight="normal" officeooo:rsid="0114d215" style:font-name-asian="Liberation Mono" style:font-style-asian="normal" style:font-weight-asian="normal" style:font-name-complex="Liberation Mono" style:font-style-complex="normal" style:font-weight-complex="normal"/>
    </style:style>
    <style:style style:name="T394" style:family="text">
      <style:text-properties style:font-name="Liberation Serif1" fo:language="ru" fo:country="RU" fo:font-style="normal" style:text-underline-style="none" fo:font-weight="normal" officeooo:rsid="0603018f" style:font-name-asian="Liberation Mono" style:font-style-asian="normal" style:font-weight-asian="normal" style:font-name-complex="Liberation Mono" style:font-style-complex="normal" style:font-weight-complex="normal"/>
    </style:style>
    <style:style style:name="T395" style:family="text">
      <style:text-properties style:font-name="Liberation Serif1" fo:language="ru" fo:country="RU" fo:font-style="normal" style:text-underline-style="none" fo:font-weight="normal" officeooo:rsid="06036a5c" style:font-name-asian="Liberation Mono" style:font-style-asian="normal" style:font-weight-asian="normal" style:font-name-complex="Liberation Mono" style:font-style-complex="normal" style:font-weight-complex="normal"/>
    </style:style>
    <style:style style:name="T396" style:family="text">
      <style:text-properties style:font-name="Liberation Serif1" fo:language="ru" fo:country="RU" fo:font-style="normal" style:text-underline-style="none" fo:font-weight="normal" officeooo:rsid="06039e06" style:font-name-asian="Liberation Mono" style:font-style-asian="normal" style:font-weight-asian="normal" style:font-name-complex="Liberation Mono" style:font-style-complex="normal" style:font-weight-complex="normal"/>
    </style:style>
    <style:style style:name="T397" style:family="text">
      <style:text-properties style:font-name="Liberation Serif1" fo:language="ru" fo:country="RU" fo:font-style="normal" style:text-underline-style="none" fo:font-weight="normal" officeooo:rsid="06059dcb" style:font-name-asian="Liberation Mono" style:font-style-asian="normal" style:font-weight-asian="normal" style:font-name-complex="Liberation Mono" style:font-style-complex="normal" style:font-weight-complex="normal"/>
    </style:style>
    <style:style style:name="T398" style:family="text">
      <style:text-properties style:font-name="Liberation Serif1" fo:language="ru" fo:country="RU" fo:font-style="normal" style:text-underline-style="none" fo:font-weight="normal" officeooo:rsid="06073b4e" style:font-name-asian="Liberation Mono" style:font-style-asian="normal" style:font-weight-asian="normal" style:font-name-complex="Liberation Mono" style:font-style-complex="normal" style:font-weight-complex="normal"/>
    </style:style>
    <style:style style:name="T399" style:family="text">
      <style:text-properties style:font-name="Liberation Serif1" fo:language="ru" fo:country="RU" fo:font-style="normal" style:text-underline-style="none" fo:font-weight="normal" officeooo:rsid="0607c5cf" style:font-name-asian="Liberation Mono" style:font-style-asian="normal" style:font-weight-asian="normal" style:font-name-complex="Liberation Mono" style:font-style-complex="normal" style:font-weight-complex="normal"/>
    </style:style>
    <style:style style:name="T400" style:family="text">
      <style:text-properties style:font-name="Liberation Serif1" fo:language="ru" fo:country="RU" fo:font-style="normal" style:text-underline-style="none" fo:font-weight="normal" officeooo:rsid="0609536c" style:font-name-asian="Liberation Mono" style:font-style-asian="normal" style:font-weight-asian="normal" style:font-name-complex="Liberation Mono" style:font-style-complex="normal" style:font-weight-complex="normal"/>
    </style:style>
    <style:style style:name="T401" style:family="text">
      <style:text-properties style:font-name="Liberation Serif1" fo:language="ru" fo:country="RU" fo:font-style="normal" style:text-underline-style="none" fo:font-weight="normal" officeooo:rsid="0609ec74" style:font-name-asian="Liberation Mono" style:font-style-asian="normal" style:font-weight-asian="normal" style:font-name-complex="Liberation Mono" style:font-style-complex="normal" style:font-weight-complex="normal"/>
    </style:style>
    <style:style style:name="T402" style:family="text">
      <style:text-properties style:font-name="Liberation Serif1" fo:language="ru" fo:country="RU" fo:font-style="normal" style:text-underline-style="none" fo:font-weight="normal" officeooo:rsid="060be219" style:font-name-asian="Liberation Mono" style:font-style-asian="normal" style:font-weight-asian="normal" style:font-name-complex="Liberation Mono" style:font-style-complex="normal" style:font-weight-complex="normal"/>
    </style:style>
    <style:style style:name="T403" style:family="text">
      <style:text-properties style:font-name="Liberation Serif1" fo:language="ru" fo:country="RU" fo:font-style="normal" style:text-underline-style="none" fo:font-weight="normal" officeooo:rsid="060d6298" style:font-name-asian="Liberation Mono" style:font-style-asian="normal" style:font-weight-asian="normal" style:font-name-complex="Liberation Mono" style:font-style-complex="normal" style:font-weight-complex="normal"/>
    </style:style>
    <style:style style:name="T404" style:family="text">
      <style:text-properties style:font-name="Liberation Serif1" fo:language="ru" fo:country="RU" fo:font-style="normal" style:text-underline-style="none" fo:font-weight="normal" officeooo:rsid="060da689" style:font-name-asian="Liberation Mono" style:font-style-asian="normal" style:font-weight-asian="normal" style:font-name-complex="Liberation Mono" style:font-style-complex="normal" style:font-weight-complex="normal"/>
    </style:style>
    <style:style style:name="T405" style:family="text">
      <style:text-properties style:font-name="Liberation Serif1" fo:language="ru" fo:country="RU" fo:font-style="normal" style:text-underline-style="none" fo:font-weight="normal" officeooo:rsid="060ef392" style:font-name-asian="Liberation Mono" style:font-style-asian="normal" style:font-weight-asian="normal" style:font-name-complex="Liberation Mono" style:font-style-complex="normal" style:font-weight-complex="normal"/>
    </style:style>
    <style:style style:name="T406" style:family="text">
      <style:text-properties style:font-name="Liberation Serif1" fo:language="ru" fo:country="RU" fo:font-style="normal" style:text-underline-style="none" fo:font-weight="normal" officeooo:rsid="06101d95" style:font-name-asian="Liberation Mono" style:font-style-asian="normal" style:font-weight-asian="normal" style:font-name-complex="Liberation Mono" style:font-style-complex="normal" style:font-weight-complex="normal"/>
    </style:style>
    <style:style style:name="T407" style:family="text">
      <style:text-properties style:font-name="Liberation Serif1" fo:language="ru" fo:country="RU" fo:font-style="normal" style:text-underline-style="none" fo:font-weight="normal" officeooo:rsid="06157328" style:font-name-asian="Liberation Mono" style:font-style-asian="normal" style:font-weight-asian="normal" style:font-name-complex="Liberation Mono" style:font-style-complex="normal" style:font-weight-complex="normal"/>
    </style:style>
    <style:style style:name="T408" style:family="text">
      <style:text-properties style:font-name="Liberation Serif1" fo:language="ru" fo:country="RU" fo:font-style="normal" style:text-underline-style="none" fo:font-weight="normal" officeooo:rsid="06170035" style:font-name-asian="Liberation Mono" style:font-style-asian="normal" style:font-weight-asian="normal" style:font-name-complex="Liberation Mono" style:font-style-complex="normal" style:font-weight-complex="normal"/>
    </style:style>
    <style:style style:name="T409" style:family="text">
      <style:text-properties style:font-name="Liberation Serif1" fo:language="ru" fo:country="RU" fo:font-style="normal" style:text-underline-style="none" fo:font-weight="normal" officeooo:rsid="06177cdf" style:font-name-asian="Liberation Mono" style:font-style-asian="normal" style:font-weight-asian="normal" style:font-name-complex="Liberation Mono" style:font-style-complex="normal" style:font-weight-complex="normal"/>
    </style:style>
    <style:style style:name="T410" style:family="text">
      <style:text-properties style:font-name="Liberation Serif1" fo:language="ru" fo:country="RU" fo:font-style="normal" style:text-underline-style="none" fo:font-weight="normal" officeooo:rsid="0618a184" style:font-name-asian="Liberation Mono" style:font-style-asian="normal" style:font-weight-asian="normal" style:font-name-complex="Liberation Mono" style:font-style-complex="normal" style:font-weight-complex="normal"/>
    </style:style>
    <style:style style:name="T411" style:family="text">
      <style:text-properties style:font-name="Liberation Serif1" fo:language="ru" fo:country="RU" fo:font-style="normal" style:text-underline-style="none" fo:font-weight="normal" officeooo:rsid="06193831" style:font-name-asian="Liberation Mono" style:font-style-asian="normal" style:font-weight-asian="normal" style:font-name-complex="Liberation Mono" style:font-style-complex="normal" style:font-weight-complex="normal"/>
    </style:style>
    <style:style style:name="T412" style:family="text">
      <style:text-properties style:font-name="Liberation Serif1" fo:language="ru" fo:country="RU" fo:font-style="normal" style:text-underline-style="none" fo:font-weight="normal" officeooo:rsid="061ae918" style:font-name-asian="Liberation Mono" style:font-style-asian="normal" style:font-weight-asian="normal" style:font-name-complex="Liberation Mono" style:font-style-complex="normal" style:font-weight-complex="normal"/>
    </style:style>
    <style:style style:name="T413" style:family="text">
      <style:text-properties style:font-name="Liberation Serif1" fo:language="ru" fo:country="RU" fo:font-style="normal" style:text-underline-style="none" fo:font-weight="normal" officeooo:rsid="061b111c" style:font-name-asian="Liberation Mono" style:font-style-asian="normal" style:font-weight-asian="normal" style:font-name-complex="Liberation Mono" style:font-style-complex="normal" style:font-weight-complex="normal"/>
    </style:style>
    <style:style style:name="T414" style:family="text">
      <style:text-properties style:font-name="Liberation Serif1" fo:language="ru" fo:country="RU" fo:font-style="normal" style:text-underline-style="none" fo:font-weight="normal" officeooo:rsid="061c2b48" style:font-name-asian="Liberation Mono" style:font-style-asian="normal" style:font-weight-asian="normal" style:font-name-complex="Liberation Mono" style:font-style-complex="normal" style:font-weight-complex="normal"/>
    </style:style>
    <style:style style:name="T415" style:family="text">
      <style:text-properties style:font-name="Liberation Serif1" fo:language="ru" fo:country="RU" fo:font-style="normal" style:text-underline-style="none" fo:font-weight="normal" officeooo:rsid="061e0bfc" style:font-name-asian="Liberation Mono" style:font-style-asian="normal" style:font-weight-asian="normal" style:font-name-complex="Liberation Mono" style:font-style-complex="normal" style:font-weight-complex="normal"/>
    </style:style>
    <style:style style:name="T416" style:family="text">
      <style:text-properties style:font-name="Liberation Serif1" fo:language="ru" fo:country="RU" fo:font-style="normal" style:text-underline-style="none" fo:font-weight="normal" officeooo:rsid="061e17b3" style:font-name-asian="Liberation Mono" style:font-style-asian="normal" style:font-weight-asian="normal" style:font-name-complex="Liberation Mono" style:font-style-complex="normal" style:font-weight-complex="normal"/>
    </style:style>
    <style:style style:name="T417" style:family="text">
      <style:text-properties style:font-name="Liberation Serif1" fo:language="ru" fo:country="RU" fo:font-style="normal" style:text-underline-style="none" fo:font-weight="normal" officeooo:rsid="061f1b4d" style:font-name-asian="Liberation Mono" style:font-style-asian="normal" style:font-weight-asian="normal" style:font-name-complex="Liberation Mono" style:font-style-complex="normal" style:font-weight-complex="normal"/>
    </style:style>
    <style:style style:name="T418" style:family="text">
      <style:text-properties style:font-name="Liberation Serif1" fo:language="ru" fo:country="RU" fo:font-style="normal" style:text-underline-style="none" fo:font-weight="normal" officeooo:rsid="0622e897" style:font-name-asian="Liberation Mono" style:font-style-asian="normal" style:font-weight-asian="normal" style:font-name-complex="Liberation Mono" style:font-style-complex="normal" style:font-weight-complex="normal"/>
    </style:style>
    <style:style style:name="T419" style:family="text">
      <style:text-properties style:font-name="Liberation Serif1" fo:language="ru" fo:country="RU" fo:font-style="normal" style:text-underline-style="none" fo:font-weight="normal" officeooo:rsid="0624d679" style:font-name-asian="Liberation Mono" style:font-style-asian="normal" style:font-weight-asian="normal" style:font-name-complex="Liberation Mono" style:font-style-complex="normal" style:font-weight-complex="normal"/>
    </style:style>
    <style:style style:name="T420" style:family="text">
      <style:text-properties style:font-name="Liberation Serif1" fo:language="ru" fo:country="RU" fo:font-style="normal" style:text-underline-style="none" fo:font-weight="normal" officeooo:rsid="06257cfb" style:font-name-asian="Liberation Mono" style:font-style-asian="normal" style:font-weight-asian="normal" style:font-name-complex="Liberation Mono" style:font-style-complex="normal" style:font-weight-complex="normal"/>
    </style:style>
    <style:style style:name="T421" style:family="text">
      <style:text-properties style:font-name="Liberation Serif1" fo:language="ru" fo:country="RU" fo:font-style="normal" style:text-underline-style="none" fo:font-weight="normal" officeooo:rsid="062592a8" style:font-name-asian="Liberation Mono" style:font-style-asian="normal" style:font-weight-asian="normal" style:font-name-complex="Liberation Mono" style:font-style-complex="normal" style:font-weight-complex="normal"/>
    </style:style>
    <style:style style:name="T422" style:family="text">
      <style:text-properties style:font-name="Liberation Serif1" fo:language="ru" fo:country="RU" fo:font-style="normal" style:text-underline-style="none" fo:font-weight="normal" officeooo:rsid="06272fca" style:font-name-asian="Liberation Mono" style:font-style-asian="normal" style:font-weight-asian="normal" style:font-name-complex="Liberation Mono" style:font-style-complex="normal" style:font-weight-complex="normal"/>
    </style:style>
    <style:style style:name="T423" style:family="text">
      <style:text-properties style:font-name="Liberation Serif1" fo:language="ru" fo:country="RU" fo:font-style="normal" style:text-underline-style="none" fo:font-weight="normal" officeooo:rsid="0628ec7d" style:font-name-asian="Liberation Mono" style:font-style-asian="normal" style:font-weight-asian="normal" style:font-name-complex="Liberation Mono" style:font-style-complex="normal" style:font-weight-complex="normal"/>
    </style:style>
    <style:style style:name="T424" style:family="text">
      <style:text-properties style:font-name="Liberation Serif1" fo:language="ru" fo:country="RU" fo:font-style="normal" style:text-underline-style="none" fo:font-weight="normal" officeooo:rsid="0629609d" style:font-name-asian="Liberation Mono" style:font-style-asian="normal" style:font-weight-asian="normal" style:font-name-complex="Liberation Mono" style:font-style-complex="normal" style:font-weight-complex="normal"/>
    </style:style>
    <style:style style:name="T425" style:family="text">
      <style:text-properties style:font-name="Liberation Serif1" fo:language="ru" fo:country="RU" fo:font-style="normal" style:text-underline-style="none" fo:font-weight="normal" officeooo:rsid="0629aada" style:font-name-asian="Liberation Mono" style:font-style-asian="normal" style:font-weight-asian="normal" style:font-name-complex="Liberation Mono" style:font-style-complex="normal" style:font-weight-complex="normal"/>
    </style:style>
    <style:style style:name="T426" style:family="text">
      <style:text-properties style:font-name="Liberation Serif1" fo:language="ru" fo:country="RU" fo:font-style="normal" style:text-underline-style="none" fo:font-weight="normal" officeooo:rsid="062b320e" style:font-name-asian="Liberation Mono" style:font-style-asian="normal" style:font-weight-asian="normal" style:font-name-complex="Liberation Mono" style:font-style-complex="normal" style:font-weight-complex="normal"/>
    </style:style>
    <style:style style:name="T427" style:family="text">
      <style:text-properties style:font-name="Liberation Serif1" fo:language="ru" fo:country="RU" fo:font-style="normal" style:text-underline-style="none" fo:font-weight="normal" officeooo:rsid="062c5537" style:font-name-asian="Liberation Mono" style:font-style-asian="normal" style:font-weight-asian="normal" style:font-name-complex="Liberation Mono" style:font-style-complex="normal" style:font-weight-complex="normal"/>
    </style:style>
    <style:style style:name="T428" style:family="text">
      <style:text-properties style:font-name="Liberation Serif1" fo:language="ru" fo:country="RU" fo:font-style="normal" style:text-underline-style="none" fo:font-weight="normal" officeooo:rsid="062ce673" style:font-name-asian="Liberation Mono" style:font-style-asian="normal" style:font-weight-asian="normal" style:font-name-complex="Liberation Mono" style:font-style-complex="normal" style:font-weight-complex="normal"/>
    </style:style>
    <style:style style:name="T429" style:family="text">
      <style:text-properties style:font-name="Liberation Serif1" fo:language="ru" fo:country="RU" fo:font-style="normal" style:text-underline-style="none" fo:font-weight="normal" officeooo:rsid="062d1c83" style:font-name-asian="Liberation Mono" style:font-style-asian="normal" style:font-weight-asian="normal" style:font-name-complex="Liberation Mono" style:font-style-complex="normal" style:font-weight-complex="normal"/>
    </style:style>
    <style:style style:name="T430" style:family="text">
      <style:text-properties style:font-name="Liberation Serif1" fo:language="ru" fo:country="RU" fo:font-style="normal" style:text-underline-style="none" fo:font-weight="normal" officeooo:rsid="062d806f" style:font-name-asian="Liberation Mono" style:font-style-asian="normal" style:font-weight-asian="normal" style:font-name-complex="Liberation Mono" style:font-style-complex="normal" style:font-weight-complex="normal"/>
    </style:style>
    <style:style style:name="T431" style:family="text">
      <style:text-properties style:font-name="Liberation Serif1" fo:language="ru" fo:country="RU" fo:font-style="normal" style:text-underline-style="none" fo:font-weight="normal" officeooo:rsid="062da372" style:font-name-asian="Liberation Mono" style:font-style-asian="normal" style:font-weight-asian="normal" style:font-name-complex="Liberation Mono" style:font-style-complex="normal" style:font-weight-complex="normal"/>
    </style:style>
    <style:style style:name="T432" style:family="text">
      <style:text-properties style:font-name="Liberation Serif1" fo:language="ru" fo:country="RU" fo:font-style="normal" style:text-underline-style="none" fo:font-weight="normal" officeooo:rsid="062dba83" style:font-name-asian="Liberation Mono" style:font-style-asian="normal" style:font-weight-asian="normal" style:font-name-complex="Liberation Mono" style:font-style-complex="normal" style:font-weight-complex="normal"/>
    </style:style>
    <style:style style:name="T433" style:family="text">
      <style:text-properties style:font-name="Liberation Serif1" fo:language="ru" fo:country="RU" fo:font-style="normal" style:text-underline-style="none" fo:font-weight="normal" officeooo:rsid="062e1178" style:font-name-asian="Liberation Mono" style:font-style-asian="normal" style:font-weight-asian="normal" style:font-name-complex="Liberation Mono" style:font-style-complex="normal" style:font-weight-complex="normal"/>
    </style:style>
    <style:style style:name="T434" style:family="text">
      <style:text-properties style:font-name="Liberation Serif1" fo:language="ru" fo:country="RU" fo:font-style="normal" style:text-underline-style="none" fo:font-weight="normal" officeooo:rsid="062f2dc2" style:font-name-asian="Liberation Mono" style:font-style-asian="normal" style:font-weight-asian="normal" style:font-name-complex="Liberation Mono" style:font-style-complex="normal" style:font-weight-complex="normal"/>
    </style:style>
    <style:style style:name="T435" style:family="text">
      <style:text-properties style:font-name="Liberation Serif1" fo:language="ru" fo:country="RU" fo:font-style="normal" style:text-underline-style="none" fo:font-weight="normal" officeooo:rsid="0630e412" style:font-name-asian="Liberation Mono" style:font-style-asian="normal" style:font-weight-asian="normal" style:font-name-complex="Liberation Mono" style:font-style-complex="normal" style:font-weight-complex="normal"/>
    </style:style>
    <style:style style:name="T436" style:family="text">
      <style:text-properties style:font-name="Liberation Serif1" fo:language="ru" fo:country="RU" fo:font-style="normal" style:text-underline-style="none" fo:font-weight="normal" officeooo:rsid="06312548" style:font-name-asian="Liberation Mono" style:font-style-asian="normal" style:font-weight-asian="normal" style:font-name-complex="Liberation Mono" style:font-style-complex="normal" style:font-weight-complex="normal"/>
    </style:style>
    <style:style style:name="T437" style:family="text">
      <style:text-properties style:font-name="Liberation Serif1" fo:language="ru" fo:country="RU" fo:font-style="normal" style:text-underline-style="none" fo:font-weight="normal" officeooo:rsid="06316647" style:font-name-asian="Liberation Mono" style:font-style-asian="normal" style:font-weight-asian="normal" style:font-name-complex="Liberation Mono" style:font-style-complex="normal" style:font-weight-complex="normal"/>
    </style:style>
    <style:style style:name="T438" style:family="text">
      <style:text-properties style:font-name="Liberation Serif1" fo:language="ru" fo:country="RU" fo:font-style="normal" style:text-underline-style="none" fo:font-weight="normal" officeooo:rsid="063308e2" style:font-name-asian="Liberation Mono" style:font-style-asian="normal" style:font-weight-asian="normal" style:font-name-complex="Liberation Mono" style:font-style-complex="normal" style:font-weight-complex="normal"/>
    </style:style>
    <style:style style:name="T439" style:family="text">
      <style:text-properties style:font-name="Liberation Serif1" fo:language="ru" fo:country="RU" fo:font-style="normal" style:text-underline-style="none" fo:font-weight="normal" officeooo:rsid="0634de97" style:font-name-asian="Liberation Mono" style:font-style-asian="normal" style:font-weight-asian="normal" style:font-name-complex="Liberation Mono" style:font-style-complex="normal" style:font-weight-complex="normal"/>
    </style:style>
    <style:style style:name="T440" style:family="text">
      <style:text-properties style:font-name="Liberation Serif1" fo:language="ru" fo:country="RU" fo:font-style="normal" style:text-underline-style="none" fo:font-weight="normal" officeooo:rsid="06368497" style:font-name-asian="Liberation Mono" style:font-style-asian="normal" style:font-weight-asian="normal" style:font-name-complex="Liberation Mono" style:font-style-complex="normal" style:font-weight-complex="normal"/>
    </style:style>
    <style:style style:name="T441" style:family="text">
      <style:text-properties style:font-name="Liberation Serif1" fo:language="ru" fo:country="RU" fo:font-style="normal" style:text-underline-style="none" fo:font-weight="normal" officeooo:rsid="063723c2" style:font-name-asian="Liberation Mono" style:font-style-asian="normal" style:font-weight-asian="normal" style:font-name-complex="Liberation Mono" style:font-style-complex="normal" style:font-weight-complex="normal"/>
    </style:style>
    <style:style style:name="T442" style:family="text">
      <style:text-properties style:font-name="Liberation Serif1" fo:language="ru" fo:country="RU" fo:font-style="normal" style:text-underline-style="none" fo:font-weight="normal" officeooo:rsid="0638ed70" style:font-name-asian="Liberation Mono" style:font-style-asian="normal" style:font-weight-asian="normal" style:font-name-complex="Liberation Mono" style:font-style-complex="normal" style:font-weight-complex="normal"/>
    </style:style>
    <style:style style:name="T443" style:family="text">
      <style:text-properties style:font-name="Liberation Serif1" fo:language="ru" fo:country="RU" fo:font-style="normal" style:text-underline-style="none" fo:font-weight="normal" officeooo:rsid="063991cb" style:font-name-asian="Liberation Mono" style:font-style-asian="normal" style:font-weight-asian="normal" style:font-name-complex="Liberation Mono" style:font-style-complex="normal" style:font-weight-complex="normal"/>
    </style:style>
    <style:style style:name="T444" style:family="text">
      <style:text-properties style:font-name="Liberation Serif1" fo:language="ru" fo:country="RU" fo:font-style="normal" style:text-underline-style="none" fo:font-weight="normal" officeooo:rsid="063b3bf0" style:font-name-asian="Liberation Mono" style:font-style-asian="normal" style:font-weight-asian="normal" style:font-name-complex="Liberation Mono" style:font-style-complex="normal" style:font-weight-complex="normal"/>
    </style:style>
    <style:style style:name="T445" style:family="text">
      <style:text-properties style:font-name="Liberation Serif1" fo:language="ru" fo:country="RU" fo:font-style="normal" style:text-underline-style="none" fo:font-weight="normal" officeooo:rsid="063d100b" style:font-name-asian="Liberation Mono" style:font-style-asian="normal" style:font-weight-asian="normal" style:font-name-complex="Liberation Mono" style:font-style-complex="normal" style:font-weight-complex="normal"/>
    </style:style>
    <style:style style:name="T446" style:family="text">
      <style:text-properties style:font-name="Liberation Serif1" fo:language="ru" fo:country="RU" fo:font-style="normal" style:text-underline-style="none" fo:font-weight="normal" officeooo:rsid="063d59a8" style:font-name-asian="Liberation Mono" style:font-style-asian="normal" style:font-weight-asian="normal" style:font-name-complex="Liberation Mono" style:font-style-complex="normal" style:font-weight-complex="normal"/>
    </style:style>
    <style:style style:name="T447" style:family="text">
      <style:text-properties style:font-name="Liberation Serif1" fo:language="ru" fo:country="RU" fo:font-style="normal" style:text-underline-style="none" fo:font-weight="normal" officeooo:rsid="063e9de0" style:font-name-asian="Liberation Mono" style:font-style-asian="normal" style:font-weight-asian="normal" style:font-name-complex="Liberation Mono" style:font-style-complex="normal" style:font-weight-complex="normal"/>
    </style:style>
    <style:style style:name="T448" style:family="text">
      <style:text-properties style:font-name="Liberation Serif1" fo:language="ru" fo:country="RU" fo:font-style="normal" style:text-underline-style="none" fo:font-weight="normal" officeooo:rsid="064171e9" style:font-name-asian="Liberation Mono" style:font-style-asian="normal" style:font-weight-asian="normal" style:font-name-complex="Liberation Mono" style:font-style-complex="normal" style:font-weight-complex="normal"/>
    </style:style>
    <style:style style:name="T449" style:family="text">
      <style:text-properties style:font-name="Liberation Serif1" fo:language="ru" fo:country="RU" fo:font-style="normal" style:text-underline-style="none" fo:font-weight="normal" officeooo:rsid="064328ac" style:font-name-asian="Liberation Mono" style:font-style-asian="normal" style:font-weight-asian="normal" style:font-name-complex="Liberation Mono" style:font-style-complex="normal" style:font-weight-complex="normal"/>
    </style:style>
    <style:style style:name="T450" style:family="text">
      <style:text-properties style:font-name="Liberation Serif1" fo:language="ru" fo:country="RU" fo:font-style="normal" style:text-underline-style="none" fo:font-weight="normal" officeooo:rsid="06447e91" style:font-name-asian="Liberation Mono" style:font-style-asian="normal" style:font-weight-asian="normal" style:font-name-complex="Liberation Mono" style:font-style-complex="normal" style:font-weight-complex="normal"/>
    </style:style>
    <style:style style:name="T451" style:family="text">
      <style:text-properties style:font-name="Liberation Serif1" fo:language="ru" fo:country="RU" fo:font-style="normal" style:text-underline-style="none" fo:font-weight="normal" officeooo:rsid="06466cbd" style:font-name-asian="Liberation Mono" style:font-style-asian="normal" style:font-weight-asian="normal" style:font-name-complex="Liberation Mono" style:font-style-complex="normal" style:font-weight-complex="normal"/>
    </style:style>
    <style:style style:name="T452" style:family="text">
      <style:text-properties style:font-name="Liberation Serif1" fo:language="ru" fo:country="RU" fo:font-style="normal" style:text-underline-style="none" fo:font-weight="normal" officeooo:rsid="064678c1" style:font-name-asian="Liberation Mono" style:font-style-asian="normal" style:font-weight-asian="normal" style:font-name-complex="Liberation Mono" style:font-style-complex="normal" style:font-weight-complex="normal"/>
    </style:style>
    <style:style style:name="T453" style:family="text">
      <style:text-properties style:font-name="Liberation Serif1" fo:language="ru" fo:country="RU" fo:font-style="normal" style:text-underline-style="none" fo:font-weight="normal" officeooo:rsid="06481848" style:font-name-asian="Liberation Mono" style:font-style-asian="normal" style:font-weight-asian="normal" style:font-name-complex="Liberation Mono" style:font-style-complex="normal" style:font-weight-complex="normal"/>
    </style:style>
    <style:style style:name="T454" style:family="text">
      <style:text-properties style:font-name="Liberation Serif1" fo:language="ru" fo:country="RU" fo:font-style="normal" style:text-underline-style="none" fo:font-weight="normal" officeooo:rsid="064930f2" style:font-name-asian="Liberation Mono" style:font-style-asian="normal" style:font-weight-asian="normal" style:font-name-complex="Liberation Mono" style:font-style-complex="normal" style:font-weight-complex="normal"/>
    </style:style>
    <style:style style:name="T455" style:family="text">
      <style:text-properties style:font-name="Liberation Serif1" fo:language="ru" fo:country="RU" fo:font-style="normal" style:text-underline-style="none" fo:font-weight="normal" officeooo:rsid="0649a209" style:font-name-asian="Liberation Mono" style:font-style-asian="normal" style:font-weight-asian="normal" style:font-name-complex="Liberation Mono" style:font-style-complex="normal" style:font-weight-complex="normal"/>
    </style:style>
    <style:style style:name="T456" style:family="text">
      <style:text-properties style:font-name="Liberation Serif1" fo:language="ru" fo:country="RU" fo:font-style="normal" style:text-underline-style="none" fo:font-weight="normal" officeooo:rsid="064ac324" style:font-name-asian="Liberation Mono" style:font-style-asian="normal" style:font-weight-asian="normal" style:font-name-complex="Liberation Mono" style:font-style-complex="normal" style:font-weight-complex="normal"/>
    </style:style>
    <style:style style:name="T457" style:family="text">
      <style:text-properties style:font-name="Liberation Serif1" fo:language="ru" fo:country="RU" fo:font-style="normal" style:text-underline-style="none" fo:font-weight="normal" officeooo:rsid="064be982" style:font-name-asian="Liberation Mono" style:font-style-asian="normal" style:font-weight-asian="normal" style:font-name-complex="Liberation Mono" style:font-style-complex="normal" style:font-weight-complex="normal"/>
    </style:style>
    <style:style style:name="T458" style:family="text">
      <style:text-properties style:font-name="Liberation Serif1" fo:language="ru" fo:country="RU" fo:font-style="normal" style:text-underline-style="none" fo:font-weight="normal" officeooo:rsid="064d567f" style:font-name-asian="Liberation Mono" style:font-style-asian="normal" style:font-weight-asian="normal" style:font-name-complex="Liberation Mono" style:font-style-complex="normal" style:font-weight-complex="normal"/>
    </style:style>
    <style:style style:name="T459" style:family="text">
      <style:text-properties style:font-name="Liberation Serif1" fo:language="ru" fo:country="RU" fo:font-style="normal" style:text-underline-style="none" fo:font-weight="normal" officeooo:rsid="064e3680" style:font-name-asian="Liberation Mono" style:font-style-asian="normal" style:font-weight-asian="normal" style:font-name-complex="Liberation Mono" style:font-style-complex="normal" style:font-weight-complex="normal"/>
    </style:style>
    <style:style style:name="T460" style:family="text">
      <style:text-properties style:font-name="Liberation Serif1" fo:language="ru" fo:country="RU" fo:font-style="normal" style:text-underline-style="none" fo:font-weight="normal" officeooo:rsid="064eed4b" style:font-name-asian="Liberation Mono" style:font-style-asian="normal" style:font-weight-asian="normal" style:font-name-complex="Liberation Mono" style:font-style-complex="normal" style:font-weight-complex="normal"/>
    </style:style>
    <style:style style:name="T461" style:family="text">
      <style:text-properties style:font-name="Liberation Serif1" fo:language="ru" fo:country="RU" fo:font-style="normal" style:text-underline-style="none" fo:font-weight="normal" officeooo:rsid="0650c8ca" style:font-name-asian="Liberation Mono" style:font-style-asian="normal" style:font-weight-asian="normal" style:font-name-complex="Liberation Mono" style:font-style-complex="normal" style:font-weight-complex="normal"/>
    </style:style>
    <style:style style:name="T462" style:family="text">
      <style:text-properties style:font-name="Liberation Serif1" fo:language="ru" fo:country="RU" fo:font-style="normal" style:text-underline-style="none" fo:font-weight="normal" officeooo:rsid="0651ff40" style:font-name-asian="Liberation Mono" style:font-style-asian="normal" style:font-weight-asian="normal" style:font-name-complex="Liberation Mono" style:font-style-complex="normal" style:font-weight-complex="normal"/>
    </style:style>
    <style:style style:name="T463" style:family="text">
      <style:text-properties style:font-name="Liberation Serif1" fo:language="ru" fo:country="RU" fo:font-style="normal" style:text-underline-style="none" fo:font-weight="normal" officeooo:rsid="0653121e" style:font-name-asian="Liberation Mono" style:font-style-asian="normal" style:font-weight-asian="normal" style:font-name-complex="Liberation Mono" style:font-style-complex="normal" style:font-weight-complex="normal"/>
    </style:style>
    <style:style style:name="T464" style:family="text">
      <style:text-properties style:font-name="Liberation Serif1" fo:language="ru" fo:country="RU" fo:font-style="normal" style:text-underline-style="none" fo:font-weight="normal" officeooo:rsid="06538b03" style:font-name-asian="Liberation Mono" style:font-style-asian="normal" style:font-weight-asian="normal" style:font-name-complex="Liberation Mono" style:font-style-complex="normal" style:font-weight-complex="normal"/>
    </style:style>
    <style:style style:name="T465" style:family="text">
      <style:text-properties style:font-name="Liberation Serif1" fo:language="ru" fo:country="RU" fo:font-style="normal" style:text-underline-style="none" fo:font-weight="normal" officeooo:rsid="06539353" style:font-name-asian="Liberation Mono" style:font-style-asian="normal" style:font-weight-asian="normal" style:font-name-complex="Liberation Mono" style:font-style-complex="normal" style:font-weight-complex="normal"/>
    </style:style>
    <style:style style:name="T466" style:family="text">
      <style:text-properties style:font-name="Liberation Serif1" fo:language="ru" fo:country="RU" fo:font-style="normal" style:text-underline-style="none" fo:font-weight="normal" officeooo:rsid="06547c3c" style:font-name-asian="Liberation Mono" style:font-style-asian="normal" style:font-weight-asian="normal" style:font-name-complex="Liberation Mono" style:font-style-complex="normal" style:font-weight-complex="normal"/>
    </style:style>
    <style:style style:name="T467" style:family="text">
      <style:text-properties style:font-name="Liberation Serif1" fo:language="ru" fo:country="RU" fo:font-style="normal" style:text-underline-style="none" fo:font-weight="normal" officeooo:rsid="0655282f" style:font-name-asian="Liberation Mono" style:font-style-asian="normal" style:font-weight-asian="normal" style:font-name-complex="Liberation Mono" style:font-style-complex="normal" style:font-weight-complex="normal"/>
    </style:style>
    <style:style style:name="T468" style:family="text">
      <style:text-properties style:font-name="Liberation Serif1" fo:language="ru" fo:country="RU" fo:font-style="normal" style:text-underline-style="none" fo:font-weight="normal" officeooo:rsid="06566fda" style:font-name-asian="Liberation Mono" style:font-style-asian="normal" style:font-weight-asian="normal" style:font-name-complex="Liberation Mono" style:font-style-complex="normal" style:font-weight-complex="normal"/>
    </style:style>
    <style:style style:name="T469" style:family="text">
      <style:text-properties style:font-name="Liberation Serif1" fo:language="ru" fo:country="RU" fo:font-style="normal" style:text-underline-style="none" fo:font-weight="normal" officeooo:rsid="06573b7c" style:font-name-asian="Liberation Mono" style:font-style-asian="normal" style:font-weight-asian="normal" style:font-name-complex="Liberation Mono" style:font-style-complex="normal" style:font-weight-complex="normal"/>
    </style:style>
    <style:style style:name="T470" style:family="text">
      <style:text-properties style:font-name="Liberation Serif1" fo:language="ru" fo:country="RU" fo:font-style="normal" style:text-underline-style="none" fo:font-weight="normal" officeooo:rsid="0658fd81" style:font-name-asian="Liberation Mono" style:font-style-asian="normal" style:font-weight-asian="normal" style:font-name-complex="Liberation Mono" style:font-style-complex="normal" style:font-weight-complex="normal"/>
    </style:style>
    <style:style style:name="T471" style:family="text">
      <style:text-properties style:font-name="Liberation Serif1" fo:language="ru" fo:country="RU" fo:font-style="normal" style:text-underline-style="none" fo:font-weight="normal" officeooo:rsid="065a68f9" style:font-name-asian="Liberation Mono" style:font-style-asian="normal" style:font-weight-asian="normal" style:font-name-complex="Liberation Mono" style:font-style-complex="normal" style:font-weight-complex="normal"/>
    </style:style>
    <style:style style:name="T472" style:family="text">
      <style:text-properties style:font-name="Liberation Serif1" fo:language="ru" fo:country="RU" fo:font-style="normal" style:text-underline-style="none" fo:font-weight="normal" officeooo:rsid="065ab0af" style:font-name-asian="Liberation Mono" style:font-style-asian="normal" style:font-weight-asian="normal" style:font-name-complex="Liberation Mono" style:font-style-complex="normal" style:font-weight-complex="normal"/>
    </style:style>
    <style:style style:name="T473" style:family="text">
      <style:text-properties style:font-name="Liberation Serif1" fo:language="ru" fo:country="RU" fo:font-style="normal" style:text-underline-style="none" fo:font-weight="normal" officeooo:rsid="065ba221" style:font-name-asian="Liberation Mono" style:font-style-asian="normal" style:font-weight-asian="normal" style:font-name-complex="Liberation Mono" style:font-style-complex="normal" style:font-weight-complex="normal"/>
    </style:style>
    <style:style style:name="T474" style:family="text">
      <style:text-properties style:font-name="Liberation Serif1" fo:language="ru" fo:country="RU" fo:font-style="normal" style:text-underline-style="none" fo:font-weight="normal" officeooo:rsid="065c0b40" style:font-name-asian="Liberation Mono" style:font-style-asian="normal" style:font-weight-asian="normal" style:font-name-complex="Liberation Mono" style:font-style-complex="normal" style:font-weight-complex="normal"/>
    </style:style>
    <style:style style:name="T475" style:family="text">
      <style:text-properties style:font-name="Liberation Serif1" fo:language="ru" fo:country="RU" fo:font-style="normal" style:text-underline-style="none" fo:font-weight="normal" officeooo:rsid="065dadee" style:font-name-asian="Liberation Mono" style:font-style-asian="normal" style:font-weight-asian="normal" style:font-name-complex="Liberation Mono" style:font-style-complex="normal" style:font-weight-complex="normal"/>
    </style:style>
    <style:style style:name="T476" style:family="text">
      <style:text-properties style:font-name="Liberation Serif1" fo:language="ru" fo:country="RU" fo:font-style="normal" style:text-underline-style="none" fo:font-weight="normal" officeooo:rsid="065f12a7" style:font-name-asian="Liberation Mono" style:font-style-asian="normal" style:font-weight-asian="normal" style:font-name-complex="Liberation Mono" style:font-style-complex="normal" style:font-weight-complex="normal"/>
    </style:style>
    <style:style style:name="T477" style:family="text">
      <style:text-properties style:font-name="Liberation Serif1" fo:language="ru" fo:country="RU" fo:font-style="normal" style:text-underline-style="none" fo:font-weight="normal" officeooo:rsid="0660688a" style:font-name-asian="Liberation Mono" style:font-style-asian="normal" style:font-weight-asian="normal" style:font-name-complex="Liberation Mono" style:font-style-complex="normal" style:font-weight-complex="normal"/>
    </style:style>
    <style:style style:name="T478" style:family="text">
      <style:text-properties style:font-name="Liberation Serif1" fo:language="ru" fo:country="RU" fo:font-style="normal" style:text-underline-style="none" fo:font-weight="normal" officeooo:rsid="06606ba4" style:font-name-asian="Liberation Mono" style:font-style-asian="normal" style:font-weight-asian="normal" style:font-name-complex="Liberation Mono" style:font-style-complex="normal" style:font-weight-complex="normal"/>
    </style:style>
    <style:style style:name="T479" style:family="text">
      <style:text-properties style:font-name="Liberation Serif1" fo:language="ru" fo:country="RU" fo:font-style="normal" style:text-underline-style="none" fo:font-weight="normal" officeooo:rsid="0661f739" style:font-name-asian="Liberation Mono" style:font-style-asian="normal" style:font-weight-asian="normal" style:font-name-complex="Liberation Mono" style:font-style-complex="normal" style:font-weight-complex="normal"/>
    </style:style>
    <style:style style:name="T480" style:family="text">
      <style:text-properties style:font-name="Liberation Serif1" fo:language="ru" fo:country="RU" fo:font-style="normal" style:text-underline-style="none" fo:font-weight="normal" officeooo:rsid="066236e2" style:font-name-asian="Liberation Mono" style:font-style-asian="normal" style:font-weight-asian="normal" style:font-name-complex="Liberation Mono" style:font-style-complex="normal" style:font-weight-complex="normal"/>
    </style:style>
    <style:style style:name="T481" style:family="text">
      <style:text-properties style:font-name="Liberation Serif1" fo:language="ru" fo:country="RU" fo:font-style="normal" style:text-underline-style="none" fo:font-weight="normal" officeooo:rsid="0663c919" style:font-name-asian="Liberation Mono" style:font-style-asian="normal" style:font-weight-asian="normal" style:font-name-complex="Liberation Mono" style:font-style-complex="normal" style:font-weight-complex="normal"/>
    </style:style>
    <style:style style:name="T482" style:family="text">
      <style:text-properties style:font-name="Liberation Serif1" fo:language="ru" fo:country="RU" fo:font-style="normal" style:text-underline-style="none" fo:font-weight="normal" officeooo:rsid="0664e51c" style:font-name-asian="Liberation Mono" style:font-style-asian="normal" style:font-weight-asian="normal" style:font-name-complex="Liberation Mono" style:font-style-complex="normal" style:font-weight-complex="normal"/>
    </style:style>
    <style:style style:name="T483" style:family="text">
      <style:text-properties style:font-name="Liberation Serif1" fo:language="ru" fo:country="RU" fo:font-style="normal" style:text-underline-style="none" fo:font-weight="normal" officeooo:rsid="0666bbfe" style:font-name-asian="Liberation Mono" style:font-style-asian="normal" style:font-weight-asian="normal" style:font-name-complex="Liberation Mono" style:font-style-complex="normal" style:font-weight-complex="normal"/>
    </style:style>
    <style:style style:name="T484" style:family="text">
      <style:text-properties style:font-name="Liberation Serif1" fo:language="ru" fo:country="RU" fo:font-style="normal" style:text-underline-style="none" fo:font-weight="normal" officeooo:rsid="066718eb" style:font-name-asian="Liberation Mono" style:font-style-asian="normal" style:font-weight-asian="normal" style:font-name-complex="Liberation Mono" style:font-style-complex="normal" style:font-weight-complex="normal"/>
    </style:style>
    <style:style style:name="T485" style:family="text">
      <style:text-properties style:font-name="Liberation Serif1" fo:language="ru" fo:country="RU" fo:font-style="normal" style:text-underline-style="none" fo:font-weight="normal" officeooo:rsid="06687200" style:font-name-asian="Liberation Mono" style:font-style-asian="normal" style:font-weight-asian="normal" style:font-name-complex="Liberation Mono" style:font-style-complex="normal" style:font-weight-complex="normal"/>
    </style:style>
    <style:style style:name="T486" style:family="text">
      <style:text-properties style:font-name="Liberation Serif1" fo:language="ru" fo:country="RU" fo:font-style="normal" style:text-underline-style="none" fo:font-weight="normal" officeooo:rsid="0668b9cb" style:font-name-asian="Liberation Mono" style:font-style-asian="normal" style:font-weight-asian="normal" style:font-name-complex="Liberation Mono" style:font-style-complex="normal" style:font-weight-complex="normal"/>
    </style:style>
    <style:style style:name="T487" style:family="text">
      <style:text-properties style:font-name="Liberation Serif1" fo:language="ru" fo:country="RU" fo:font-style="normal" style:text-underline-style="none" fo:font-weight="normal" officeooo:rsid="066a1a53" style:font-name-asian="Liberation Mono" style:font-style-asian="normal" style:font-weight-asian="normal" style:font-name-complex="Liberation Mono" style:font-style-complex="normal" style:font-weight-complex="normal"/>
    </style:style>
    <style:style style:name="T488" style:family="text">
      <style:text-properties style:font-name="Liberation Serif1" fo:language="ru" fo:country="RU" fo:font-style="normal" style:text-underline-style="none" fo:font-weight="normal" officeooo:rsid="066b1c65" style:font-name-asian="Liberation Mono" style:font-style-asian="normal" style:font-weight-asian="normal" style:font-name-complex="Liberation Mono" style:font-style-complex="normal" style:font-weight-complex="normal"/>
    </style:style>
    <style:style style:name="T489" style:family="text">
      <style:text-properties style:font-name="Liberation Serif1" fo:language="ru" fo:country="RU" fo:font-style="normal" style:text-underline-style="none" fo:font-weight="normal" officeooo:rsid="066c11d7" style:font-name-asian="Liberation Mono" style:font-style-asian="normal" style:font-weight-asian="normal" style:font-name-complex="Liberation Mono" style:font-style-complex="normal" style:font-weight-complex="normal"/>
    </style:style>
    <style:style style:name="T490" style:family="text">
      <style:text-properties style:font-name="Liberation Serif1" fo:language="ru" fo:country="RU" fo:font-style="normal" style:text-underline-style="none" fo:font-weight="normal" officeooo:rsid="066d9508" style:font-name-asian="Liberation Mono" style:font-style-asian="normal" style:font-weight-asian="normal" style:font-name-complex="Liberation Mono" style:font-style-complex="normal" style:font-weight-complex="normal"/>
    </style:style>
    <style:style style:name="T491" style:family="text">
      <style:text-properties style:font-name="Liberation Serif1" fo:language="ru" fo:country="RU" fo:font-style="normal" style:text-underline-style="none" fo:font-weight="normal" officeooo:rsid="066ec1d0" style:font-name-asian="Liberation Mono" style:font-style-asian="normal" style:font-weight-asian="normal" style:font-name-complex="Liberation Mono" style:font-style-complex="normal" style:font-weight-complex="normal"/>
    </style:style>
    <style:style style:name="T492" style:family="text">
      <style:text-properties style:font-name="Liberation Serif1" fo:language="ru" fo:country="RU" fo:font-style="normal" style:text-underline-style="none" fo:font-weight="normal" officeooo:rsid="066fe5df" style:font-name-asian="Liberation Mono" style:font-style-asian="normal" style:font-weight-asian="normal" style:font-name-complex="Liberation Mono" style:font-style-complex="normal" style:font-weight-complex="normal"/>
    </style:style>
    <style:style style:name="T493" style:family="text">
      <style:text-properties style:font-name="Liberation Serif1" fo:language="ru" fo:country="RU" fo:font-style="normal" style:text-underline-style="none" fo:font-weight="normal" officeooo:rsid="067018ca" style:font-name-asian="Liberation Mono" style:font-style-asian="normal" style:font-weight-asian="normal" style:font-name-complex="Liberation Mono" style:font-style-complex="normal" style:font-weight-complex="normal"/>
    </style:style>
    <style:style style:name="T494" style:family="text">
      <style:text-properties style:font-name="Liberation Serif1" fo:language="ru" fo:country="RU" fo:font-style="normal" style:text-underline-style="none" fo:font-weight="normal" officeooo:rsid="0670c15a" style:font-name-asian="Liberation Mono" style:font-style-asian="normal" style:font-weight-asian="normal" style:font-name-complex="Liberation Mono" style:font-style-complex="normal" style:font-weight-complex="normal"/>
    </style:style>
    <style:style style:name="T495" style:family="text">
      <style:text-properties style:font-name="Liberation Serif1" fo:language="ru" fo:country="RU" fo:font-style="normal" style:text-underline-style="none" fo:font-weight="normal" officeooo:rsid="06727fbc" style:font-name-asian="Liberation Mono" style:font-style-asian="normal" style:font-weight-asian="normal" style:font-name-complex="Liberation Mono" style:font-style-complex="normal" style:font-weight-complex="normal"/>
    </style:style>
    <style:style style:name="T496" style:family="text">
      <style:text-properties style:font-name="Liberation Serif1" fo:language="ru" fo:country="RU" fo:font-style="normal" style:text-underline-style="none" fo:font-weight="normal" officeooo:rsid="067293fb" style:font-name-asian="Liberation Mono" style:font-style-asian="normal" style:font-weight-asian="normal" style:font-name-complex="Liberation Mono" style:font-style-complex="normal" style:font-weight-complex="normal"/>
    </style:style>
    <style:style style:name="T497" style:family="text">
      <style:text-properties style:font-name="Liberation Serif1" fo:language="ru" fo:country="RU" fo:font-style="normal" style:text-underline-style="none" fo:font-weight="normal" officeooo:rsid="06736238" style:font-name-asian="Liberation Mono" style:font-style-asian="normal" style:font-weight-asian="normal" style:font-name-complex="Liberation Mono" style:font-style-complex="normal" style:font-weight-complex="normal"/>
    </style:style>
    <style:style style:name="T498" style:family="text">
      <style:text-properties style:font-name="Liberation Serif1" fo:language="ru" fo:country="RU" fo:font-style="normal" style:text-underline-style="none" fo:font-weight="normal" officeooo:rsid="06746756" style:font-name-asian="Liberation Mono" style:font-style-asian="normal" style:font-weight-asian="normal" style:font-name-complex="Liberation Mono" style:font-style-complex="normal" style:font-weight-complex="normal"/>
    </style:style>
    <style:style style:name="T499" style:family="text">
      <style:text-properties style:font-name="Liberation Serif1" fo:language="ru" fo:country="RU" fo:font-style="normal" style:text-underline-style="none" fo:font-weight="normal" officeooo:rsid="0674c58b" style:font-name-asian="Liberation Mono" style:font-style-asian="normal" style:font-weight-asian="normal" style:font-name-complex="Liberation Mono" style:font-style-complex="normal" style:font-weight-complex="normal"/>
    </style:style>
    <style:style style:name="T500" style:family="text">
      <style:text-properties style:font-name="Liberation Serif1" fo:language="ru" fo:country="RU" fo:font-style="normal" style:text-underline-style="none" fo:font-weight="normal" officeooo:rsid="0676b91a" style:font-name-asian="Liberation Mono" style:font-style-asian="normal" style:font-weight-asian="normal" style:font-name-complex="Liberation Mono" style:font-style-complex="normal" style:font-weight-complex="normal"/>
    </style:style>
    <style:style style:name="T501" style:family="text">
      <style:text-properties style:font-name="Liberation Serif1" fo:language="ru" fo:country="RU" fo:font-style="normal" style:text-underline-style="none" fo:font-weight="normal" officeooo:rsid="0677841a" style:font-name-asian="Liberation Mono" style:font-style-asian="normal" style:font-weight-asian="normal" style:font-name-complex="Liberation Mono" style:font-style-complex="normal" style:font-weight-complex="normal"/>
    </style:style>
    <style:style style:name="T502" style:family="text">
      <style:text-properties style:font-name="Liberation Serif1" fo:language="ru" fo:country="RU" fo:font-style="normal" style:text-underline-style="none" fo:font-weight="normal" officeooo:rsid="0678638d" style:font-name-asian="Liberation Mono" style:font-style-asian="normal" style:font-weight-asian="normal" style:font-name-complex="Liberation Mono" style:font-style-complex="normal" style:font-weight-complex="normal"/>
    </style:style>
    <style:style style:name="T503" style:family="text">
      <style:text-properties style:font-name="Liberation Serif1" fo:language="ru" fo:country="RU" fo:font-style="normal" style:text-underline-style="none" fo:font-weight="normal" officeooo:rsid="06798549" style:font-name-asian="Liberation Mono" style:font-style-asian="normal" style:font-weight-asian="normal" style:font-name-complex="Liberation Mono" style:font-style-complex="normal" style:font-weight-complex="normal"/>
    </style:style>
    <style:style style:name="T504" style:family="text">
      <style:text-properties style:font-name="Liberation Serif1" fo:language="ru" fo:country="RU" fo:font-style="normal" style:text-underline-style="none" fo:font-weight="normal" officeooo:rsid="067ad1c8" style:font-name-asian="Liberation Mono" style:font-style-asian="normal" style:font-weight-asian="normal" style:font-name-complex="Liberation Mono" style:font-style-complex="normal" style:font-weight-complex="normal"/>
    </style:style>
    <style:style style:name="T505" style:family="text">
      <style:text-properties style:font-name="Liberation Serif1" fo:language="ru" fo:country="RU" fo:font-style="normal" style:text-underline-style="none" fo:font-weight="normal" officeooo:rsid="067cf858" style:font-name-asian="Liberation Mono" style:font-style-asian="normal" style:font-weight-asian="normal" style:font-name-complex="Liberation Mono" style:font-style-complex="normal" style:font-weight-complex="normal"/>
    </style:style>
    <style:style style:name="T506" style:family="text">
      <style:text-properties style:font-name="Liberation Serif1" fo:language="ru" fo:country="RU" fo:font-style="normal" style:text-underline-style="none" fo:font-weight="normal" officeooo:rsid="067dff34" style:font-name-asian="Liberation Mono" style:font-style-asian="normal" style:font-weight-asian="normal" style:font-name-complex="Liberation Mono" style:font-style-complex="normal" style:font-weight-complex="normal"/>
    </style:style>
    <style:style style:name="T507" style:family="text">
      <style:text-properties style:font-name="Liberation Serif1" fo:language="ru" fo:country="RU" fo:font-style="normal" style:text-underline-style="none" fo:font-weight="normal" officeooo:rsid="067fc7ff" style:font-name-asian="Liberation Mono" style:font-style-asian="normal" style:font-weight-asian="normal" style:font-name-complex="Liberation Mono" style:font-style-complex="normal" style:font-weight-complex="normal"/>
    </style:style>
    <style:style style:name="T508" style:family="text">
      <style:text-properties style:font-name="Liberation Serif1" fo:language="ru" fo:country="RU" fo:font-style="normal" style:text-underline-style="none" fo:font-weight="normal" officeooo:rsid="067fcd75" style:font-name-asian="Liberation Mono" style:font-style-asian="normal" style:font-weight-asian="normal" style:font-name-complex="Liberation Mono" style:font-style-complex="normal" style:font-weight-complex="normal"/>
    </style:style>
    <style:style style:name="T509" style:family="text">
      <style:text-properties style:font-name="Liberation Serif1" fo:language="ru" fo:country="RU" fo:font-style="normal" style:text-underline-style="none" fo:font-weight="normal" officeooo:rsid="06800653" style:font-name-asian="Liberation Mono" style:font-style-asian="normal" style:font-weight-asian="normal" style:font-name-complex="Liberation Mono" style:font-style-complex="normal" style:font-weight-complex="normal"/>
    </style:style>
    <style:style style:name="T510" style:family="text">
      <style:text-properties style:font-name="Liberation Serif1" fo:language="ru" fo:country="RU" fo:font-style="normal" style:text-underline-style="none" fo:font-weight="normal" officeooo:rsid="06804a63" style:font-name-asian="Liberation Mono" style:font-style-asian="normal" style:font-weight-asian="normal" style:font-name-complex="Liberation Mono" style:font-style-complex="normal" style:font-weight-complex="normal"/>
    </style:style>
    <style:style style:name="T511" style:family="text">
      <style:text-properties style:font-name="Liberation Serif1" fo:language="ru" fo:country="RU" fo:font-style="normal" style:text-underline-style="none" fo:font-weight="normal" officeooo:rsid="06822284" style:font-name-asian="Liberation Mono" style:font-style-asian="normal" style:font-weight-asian="normal" style:font-name-complex="Liberation Mono" style:font-style-complex="normal" style:font-weight-complex="normal"/>
    </style:style>
    <style:style style:name="T512" style:family="text">
      <style:text-properties style:font-name="Liberation Serif1" fo:language="ru" fo:country="RU" fo:font-style="normal" style:text-underline-style="none" fo:font-weight="normal" officeooo:rsid="0683e2bf" style:font-name-asian="Liberation Mono" style:font-style-asian="normal" style:font-weight-asian="normal" style:font-name-complex="Liberation Mono" style:font-style-complex="normal" style:font-weight-complex="normal"/>
    </style:style>
    <style:style style:name="T513" style:family="text">
      <style:text-properties style:font-name="Liberation Serif1" fo:language="ru" fo:country="RU" fo:font-style="normal" style:text-underline-style="none" fo:font-weight="normal" officeooo:rsid="06842cf1" style:font-name-asian="Liberation Mono" style:font-style-asian="normal" style:font-weight-asian="normal" style:font-name-complex="Liberation Mono" style:font-style-complex="normal" style:font-weight-complex="normal"/>
    </style:style>
    <style:style style:name="T514" style:family="text">
      <style:text-properties style:font-name="Liberation Serif1" fo:language="ru" fo:country="RU" fo:font-style="normal" style:text-underline-style="none" fo:font-weight="normal" officeooo:rsid="068462d0" style:font-name-asian="Liberation Mono" style:font-style-asian="normal" style:font-weight-asian="normal" style:font-name-complex="Liberation Mono" style:font-style-complex="normal" style:font-weight-complex="normal"/>
    </style:style>
    <style:style style:name="T515" style:family="text">
      <style:text-properties style:font-name="Liberation Serif1" fo:language="ru" fo:country="RU" fo:font-style="normal" style:text-underline-style="none" fo:font-weight="normal" officeooo:rsid="06856584" style:font-name-asian="Liberation Mono" style:font-style-asian="normal" style:font-weight-asian="normal" style:font-name-complex="Liberation Mono" style:font-style-complex="normal" style:font-weight-complex="normal"/>
    </style:style>
    <style:style style:name="T516" style:family="text">
      <style:text-properties style:font-name="Liberation Serif1" fo:language="ru" fo:country="RU" fo:font-style="normal" style:text-underline-style="none" fo:font-weight="normal" officeooo:rsid="0685cd44" style:font-name-asian="Liberation Mono" style:font-style-asian="normal" style:font-weight-asian="normal" style:font-name-complex="Liberation Mono" style:font-style-complex="normal" style:font-weight-complex="normal"/>
    </style:style>
    <style:style style:name="T517" style:family="text">
      <style:text-properties style:font-name="Liberation Serif1" fo:language="ru" fo:country="RU" fo:font-style="normal" style:text-underline-style="none" fo:font-weight="normal" officeooo:rsid="0687ae69" style:font-name-asian="Liberation Mono" style:font-style-asian="normal" style:font-weight-asian="normal" style:font-name-complex="Liberation Mono" style:font-style-complex="normal" style:font-weight-complex="normal"/>
    </style:style>
    <style:style style:name="T518" style:family="text">
      <style:text-properties style:font-name="Liberation Serif1" fo:language="ru" fo:country="RU" fo:font-style="normal" style:text-underline-style="none" fo:font-weight="normal" officeooo:rsid="068925a4" style:font-name-asian="Liberation Mono" style:font-style-asian="normal" style:font-weight-asian="normal" style:font-name-complex="Liberation Mono" style:font-style-complex="normal" style:font-weight-complex="normal"/>
    </style:style>
    <style:style style:name="T519" style:family="text">
      <style:text-properties style:font-name="Liberation Serif1" fo:language="ru" fo:country="RU" fo:font-style="normal" style:text-underline-style="none" fo:font-weight="normal" officeooo:rsid="068ae247" style:font-name-asian="Liberation Mono" style:font-style-asian="normal" style:font-weight-asian="normal" style:font-name-complex="Liberation Mono" style:font-style-complex="normal" style:font-weight-complex="normal"/>
    </style:style>
    <style:style style:name="T520" style:family="text">
      <style:text-properties style:font-name="Liberation Serif1" fo:language="ru" fo:country="RU" fo:font-style="normal" style:text-underline-style="none" fo:font-weight="normal" officeooo:rsid="068b0d35" style:font-name-asian="Liberation Mono" style:font-style-asian="normal" style:font-weight-asian="normal" style:font-name-complex="Liberation Mono" style:font-style-complex="normal" style:font-weight-complex="normal"/>
    </style:style>
    <style:style style:name="T521" style:family="text">
      <style:text-properties style:font-name="Liberation Serif1" fo:language="ru" fo:country="RU" fo:font-style="normal" style:text-underline-style="none" fo:font-weight="normal" officeooo:rsid="068bb47d" style:font-name-asian="Liberation Mono" style:font-style-asian="normal" style:font-weight-asian="normal" style:font-name-complex="Liberation Mono" style:font-style-complex="normal" style:font-weight-complex="normal"/>
    </style:style>
    <style:style style:name="T522" style:family="text">
      <style:text-properties style:font-name="Liberation Serif1" fo:language="ru" fo:country="RU" fo:font-style="normal" style:text-underline-style="none" fo:font-weight="normal" officeooo:rsid="068d5eef" style:font-name-asian="Liberation Mono" style:font-style-asian="normal" style:font-weight-asian="normal" style:font-name-complex="Liberation Mono" style:font-style-complex="normal" style:font-weight-complex="normal"/>
    </style:style>
    <style:style style:name="T523" style:family="text">
      <style:text-properties style:font-name="Liberation Serif1" fo:language="ru" fo:country="RU" fo:font-style="normal" style:text-underline-style="none" fo:font-weight="normal" officeooo:rsid="068f3c79" style:font-name-asian="Liberation Mono" style:font-style-asian="normal" style:font-weight-asian="normal" style:font-name-complex="Liberation Mono" style:font-style-complex="normal" style:font-weight-complex="normal"/>
    </style:style>
    <style:style style:name="T524" style:family="text">
      <style:text-properties style:font-name="Liberation Serif1" fo:language="ru" fo:country="RU" fo:font-style="normal" style:text-underline-style="none" fo:font-weight="normal" officeooo:rsid="0690a375" style:font-name-asian="Liberation Mono" style:font-style-asian="normal" style:font-weight-asian="normal" style:font-name-complex="Liberation Mono" style:font-style-complex="normal" style:font-weight-complex="normal"/>
    </style:style>
    <style:style style:name="T525" style:family="text">
      <style:text-properties style:font-name="Liberation Serif1" fo:language="ru" fo:country="RU" fo:font-style="normal" style:text-underline-style="none" fo:font-weight="normal" officeooo:rsid="0691bab6" style:font-name-asian="Liberation Mono" style:font-style-asian="normal" style:font-weight-asian="normal" style:font-name-complex="Liberation Mono" style:font-style-complex="normal" style:font-weight-complex="normal"/>
    </style:style>
    <style:style style:name="T526" style:family="text">
      <style:text-properties style:font-name="Liberation Serif1" fo:language="ru" fo:country="RU" fo:font-style="normal" style:text-underline-style="none" fo:font-weight="normal" officeooo:rsid="0691fd80" style:font-name-asian="Liberation Mono" style:font-style-asian="normal" style:font-weight-asian="normal" style:font-name-complex="Liberation Mono" style:font-style-complex="normal" style:font-weight-complex="normal"/>
    </style:style>
    <style:style style:name="T527" style:family="text">
      <style:text-properties style:font-name="Liberation Serif1" fo:language="ru" fo:country="RU" fo:font-style="normal" style:text-underline-style="none" fo:font-weight="normal" officeooo:rsid="0694f8dd" style:font-name-asian="Liberation Mono" style:font-style-asian="normal" style:font-weight-asian="normal" style:font-name-complex="Liberation Mono" style:font-style-complex="normal" style:font-weight-complex="normal"/>
    </style:style>
    <style:style style:name="T528" style:family="text">
      <style:text-properties style:font-name="Liberation Serif1" fo:language="ru" fo:country="RU" fo:font-style="normal" style:text-underline-style="none" fo:font-weight="normal" officeooo:rsid="0696dbeb" style:font-name-asian="Liberation Mono" style:font-style-asian="normal" style:font-weight-asian="normal" style:font-name-complex="Liberation Mono" style:font-style-complex="normal" style:font-weight-complex="normal"/>
    </style:style>
    <style:style style:name="T529" style:family="text">
      <style:text-properties style:font-name="Liberation Serif1" fo:language="ru" fo:country="RU" fo:font-style="normal" style:text-underline-style="none" fo:font-weight="normal" officeooo:rsid="0698a554" style:font-name-asian="Liberation Mono" style:font-style-asian="normal" style:font-weight-asian="normal" style:font-name-complex="Liberation Mono" style:font-style-complex="normal" style:font-weight-complex="normal"/>
    </style:style>
    <style:style style:name="T530" style:family="text">
      <style:text-properties style:font-name="Liberation Serif1" fo:language="ru" fo:country="RU" fo:font-style="normal" style:text-underline-style="none" fo:font-weight="normal" officeooo:rsid="0699620b" style:font-name-asian="Liberation Mono" style:font-style-asian="normal" style:font-weight-asian="normal" style:font-name-complex="Liberation Mono" style:font-style-complex="normal" style:font-weight-complex="normal"/>
    </style:style>
    <style:style style:name="T531" style:family="text">
      <style:text-properties style:font-name="Liberation Serif1" fo:language="ru" fo:country="RU" fo:font-style="normal" style:text-underline-style="none" fo:font-weight="normal" officeooo:rsid="069a193e" style:font-name-asian="Liberation Mono" style:font-style-asian="normal" style:font-weight-asian="normal" style:font-name-complex="Liberation Mono" style:font-style-complex="normal" style:font-weight-complex="normal"/>
    </style:style>
    <style:style style:name="T532" style:family="text">
      <style:text-properties style:font-name="Liberation Serif1" fo:language="ru" fo:country="RU" fo:font-style="normal" style:text-underline-style="none" fo:font-weight="normal" officeooo:rsid="069aa3c2" style:font-name-asian="Liberation Mono" style:font-style-asian="normal" style:font-weight-asian="normal" style:font-name-complex="Liberation Mono" style:font-style-complex="normal" style:font-weight-complex="normal"/>
    </style:style>
    <style:style style:name="T533" style:family="text">
      <style:text-properties style:font-name="Liberation Serif1" fo:language="ru" fo:country="RU" fo:font-style="normal" style:text-underline-style="none" fo:font-weight="normal" officeooo:rsid="069accfd" style:font-name-asian="Liberation Mono" style:font-style-asian="normal" style:font-weight-asian="normal" style:font-name-complex="Liberation Mono" style:font-style-complex="normal" style:font-weight-complex="normal"/>
    </style:style>
    <style:style style:name="T534" style:family="text">
      <style:text-properties style:font-name="Liberation Serif1" fo:language="ru" fo:country="RU" fo:font-style="normal" style:text-underline-style="none" fo:font-weight="normal" officeooo:rsid="069c8696" style:font-name-asian="Liberation Mono" style:font-style-asian="normal" style:font-weight-asian="normal" style:font-name-complex="Liberation Mono" style:font-style-complex="normal" style:font-weight-complex="normal"/>
    </style:style>
    <style:style style:name="T535" style:family="text">
      <style:text-properties style:font-name="Liberation Serif1" fo:language="ru" fo:country="RU" fo:font-style="normal" style:text-underline-style="none" fo:font-weight="normal" officeooo:rsid="069cd3a0" style:font-name-asian="Liberation Mono" style:font-style-asian="normal" style:font-weight-asian="normal" style:font-name-complex="Liberation Mono" style:font-style-complex="normal" style:font-weight-complex="normal"/>
    </style:style>
    <style:style style:name="T536" style:family="text">
      <style:text-properties style:font-name="Liberation Serif1" fo:language="ru" fo:country="RU" fo:font-style="normal" style:text-underline-style="none" fo:font-weight="normal" officeooo:rsid="069e2003" style:font-name-asian="Liberation Mono" style:font-style-asian="normal" style:font-weight-asian="normal" style:font-name-complex="Liberation Mono" style:font-style-complex="normal" style:font-weight-complex="normal"/>
    </style:style>
    <style:style style:name="T537" style:family="text">
      <style:text-properties style:font-name="Liberation Serif1" fo:language="ru" fo:country="RU" fo:font-style="normal" style:text-underline-style="none" fo:font-weight="normal" officeooo:rsid="069fd4dd" style:font-name-asian="Liberation Mono" style:font-style-asian="normal" style:font-weight-asian="normal" style:font-name-complex="Liberation Mono" style:font-style-complex="normal" style:font-weight-complex="normal"/>
    </style:style>
    <style:style style:name="T538" style:family="text">
      <style:text-properties style:font-name="Liberation Serif1" fo:language="ru" fo:country="RU" fo:font-style="normal" style:text-underline-style="none" fo:font-weight="normal" officeooo:rsid="069ffebe" style:font-name-asian="Liberation Mono" style:font-style-asian="normal" style:font-weight-asian="normal" style:font-name-complex="Liberation Mono" style:font-style-complex="normal" style:font-weight-complex="normal"/>
    </style:style>
    <style:style style:name="T539" style:family="text">
      <style:text-properties style:font-name="Liberation Serif1" fo:language="ru" fo:country="RU" fo:font-style="normal" style:text-underline-style="none" fo:font-weight="normal" officeooo:rsid="06a18026" style:font-name-asian="Liberation Mono" style:font-style-asian="normal" style:font-weight-asian="normal" style:font-name-complex="Liberation Mono" style:font-style-complex="normal" style:font-weight-complex="normal"/>
    </style:style>
    <style:style style:name="T540" style:family="text">
      <style:text-properties style:font-name="Liberation Serif1" fo:language="ru" fo:country="RU" fo:font-style="normal" style:text-underline-style="none" fo:font-weight="normal" officeooo:rsid="06a30527" style:font-name-asian="Liberation Mono" style:font-style-asian="normal" style:font-weight-asian="normal" style:font-name-complex="Liberation Mono" style:font-style-complex="normal" style:font-weight-complex="normal"/>
    </style:style>
    <style:style style:name="T541" style:family="text">
      <style:text-properties style:font-name="Liberation Serif1" fo:language="ru" fo:country="RU" fo:font-style="normal" style:text-underline-style="none" fo:font-weight="normal" officeooo:rsid="06a33da9" style:font-name-asian="Liberation Mono" style:font-style-asian="normal" style:font-weight-asian="normal" style:font-name-complex="Liberation Mono" style:font-style-complex="normal" style:font-weight-complex="normal"/>
    </style:style>
    <style:style style:name="T542" style:family="text">
      <style:text-properties style:font-name="Liberation Serif1" fo:language="ru" fo:country="RU" fo:font-style="normal" style:text-underline-style="none" fo:font-weight="normal" officeooo:rsid="06a379f2" style:font-name-asian="Liberation Mono" style:font-style-asian="normal" style:font-weight-asian="normal" style:font-name-complex="Liberation Mono" style:font-style-complex="normal" style:font-weight-complex="normal"/>
    </style:style>
    <style:style style:name="T543" style:family="text">
      <style:text-properties style:font-name="Liberation Serif1" fo:language="ru" fo:country="RU" fo:font-style="normal" style:text-underline-style="none" fo:font-weight="normal" officeooo:rsid="06a3b099" style:font-name-asian="Liberation Mono" style:font-style-asian="normal" style:font-weight-asian="normal" style:font-name-complex="Liberation Mono" style:font-style-complex="normal" style:font-weight-complex="normal"/>
    </style:style>
    <style:style style:name="T544" style:family="text">
      <style:text-properties style:font-name="Liberation Serif1" fo:language="ru" fo:country="RU" fo:font-style="normal" style:text-underline-style="none" fo:font-weight="normal" officeooo:rsid="06a51e66" style:font-name-asian="Liberation Mono" style:font-style-asian="normal" style:font-weight-asian="normal" style:font-name-complex="Liberation Mono" style:font-style-complex="normal" style:font-weight-complex="normal"/>
    </style:style>
    <style:style style:name="T545" style:family="text">
      <style:text-properties style:font-name="Liberation Serif1" fo:language="ru" fo:country="RU" fo:font-style="normal" style:text-underline-style="none" fo:font-weight="normal" officeooo:rsid="06a5cb43" style:font-name-asian="Liberation Mono" style:font-style-asian="normal" style:font-weight-asian="normal" style:font-name-complex="Liberation Mono" style:font-style-complex="normal" style:font-weight-complex="normal"/>
    </style:style>
    <style:style style:name="T546" style:family="text">
      <style:text-properties style:font-name="Liberation Serif1" fo:language="ru" fo:country="RU" fo:font-style="normal" style:text-underline-style="none" fo:font-weight="normal" officeooo:rsid="06a5f740" style:font-name-asian="Liberation Mono" style:font-style-asian="normal" style:font-weight-asian="normal" style:font-name-complex="Liberation Mono" style:font-style-complex="normal" style:font-weight-complex="normal"/>
    </style:style>
    <style:style style:name="T547" style:family="text">
      <style:text-properties style:font-name="Liberation Serif1" fo:language="ru" fo:country="RU" fo:font-style="normal" style:text-underline-style="none" fo:font-weight="normal" officeooo:rsid="06a72c07" style:font-name-asian="Liberation Mono" style:font-style-asian="normal" style:font-weight-asian="normal" style:font-name-complex="Liberation Mono" style:font-style-complex="normal" style:font-weight-complex="normal"/>
    </style:style>
    <style:style style:name="T548" style:family="text">
      <style:text-properties style:font-name="Liberation Serif1" fo:language="ru" fo:country="RU" fo:font-style="normal" style:text-underline-style="none" fo:font-weight="normal" officeooo:rsid="06a7cf33" style:font-name-asian="Liberation Mono" style:font-style-asian="normal" style:font-weight-asian="normal" style:font-name-complex="Liberation Mono" style:font-style-complex="normal" style:font-weight-complex="normal"/>
    </style:style>
    <style:style style:name="T549" style:family="text">
      <style:text-properties style:font-name="Liberation Serif1" fo:language="ru" fo:country="RU" fo:font-style="normal" style:text-underline-style="none" fo:font-weight="normal" officeooo:rsid="06a99a77" style:font-name-asian="Liberation Mono" style:font-style-asian="normal" style:font-weight-asian="normal" style:font-name-complex="Liberation Mono" style:font-style-complex="normal" style:font-weight-complex="normal"/>
    </style:style>
    <style:style style:name="T550" style:family="text">
      <style:text-properties style:font-name="Liberation Serif1" fo:language="ru" fo:country="RU" fo:font-style="normal" style:text-underline-style="none" fo:font-weight="normal" officeooo:rsid="06aa1acb" style:font-name-asian="Liberation Mono" style:font-style-asian="normal" style:font-weight-asian="normal" style:font-name-complex="Liberation Mono" style:font-style-complex="normal" style:font-weight-complex="normal"/>
    </style:style>
    <style:style style:name="T551" style:family="text">
      <style:text-properties style:font-name="Liberation Serif1" fo:language="ru" fo:country="RU" fo:font-style="normal" style:text-underline-style="none" fo:font-weight="normal" officeooo:rsid="06abc30d" style:font-name-asian="Liberation Mono" style:font-style-asian="normal" style:font-weight-asian="normal" style:font-name-complex="Liberation Mono" style:font-style-complex="normal" style:font-weight-complex="normal"/>
    </style:style>
    <style:style style:name="T552" style:family="text">
      <style:text-properties style:font-name="Liberation Serif1" fo:language="ru" fo:country="RU" fo:font-style="normal" style:text-underline-style="none" fo:font-weight="normal" officeooo:rsid="06ad8546" style:font-name-asian="Liberation Mono" style:font-style-asian="normal" style:font-weight-asian="normal" style:font-name-complex="Liberation Mono" style:font-style-complex="normal" style:font-weight-complex="normal"/>
    </style:style>
    <style:style style:name="T553" style:family="text">
      <style:text-properties style:font-name="Liberation Serif1" fo:language="ru" fo:country="RU" fo:font-style="normal" style:text-underline-style="none" fo:font-weight="normal" officeooo:rsid="06ae218f" style:font-name-asian="Liberation Mono" style:font-style-asian="normal" style:font-weight-asian="normal" style:font-name-complex="Liberation Mono" style:font-style-complex="normal" style:font-weight-complex="normal"/>
    </style:style>
    <style:style style:name="T554" style:family="text">
      <style:text-properties style:font-name="Liberation Serif1" fo:language="ru" fo:country="RU" fo:font-style="normal" style:text-underline-style="none" fo:font-weight="normal" officeooo:rsid="06b00726" style:font-name-asian="Liberation Mono" style:font-style-asian="normal" style:font-weight-asian="normal" style:font-name-complex="Liberation Mono" style:font-style-complex="normal" style:font-weight-complex="normal"/>
    </style:style>
    <style:style style:name="T555" style:family="text">
      <style:text-properties style:font-name="Liberation Serif1" fo:language="ru" fo:country="RU" fo:font-style="normal" style:text-underline-style="none" fo:font-weight="normal" officeooo:rsid="06b1755e" style:font-name-asian="Liberation Mono" style:font-style-asian="normal" style:font-weight-asian="normal" style:font-name-complex="Liberation Mono" style:font-style-complex="normal" style:font-weight-complex="normal"/>
    </style:style>
    <style:style style:name="T556" style:family="text">
      <style:text-properties style:font-name="Liberation Serif1" fo:language="ru" fo:country="RU" fo:font-style="normal" style:text-underline-style="none" fo:font-weight="normal" officeooo:rsid="06b34b1b" style:font-name-asian="Liberation Mono" style:font-style-asian="normal" style:font-weight-asian="normal" style:font-name-complex="Liberation Mono" style:font-style-complex="normal" style:font-weight-complex="normal"/>
    </style:style>
    <style:style style:name="T557" style:family="text">
      <style:text-properties style:font-name="Liberation Serif1" fo:language="ru" fo:country="RU" fo:font-style="normal" style:text-underline-style="none" fo:font-weight="normal" officeooo:rsid="06b4f5f0" style:font-name-asian="Liberation Mono" style:font-style-asian="normal" style:font-weight-asian="normal" style:font-name-complex="Liberation Mono" style:font-style-complex="normal" style:font-weight-complex="normal"/>
    </style:style>
    <style:style style:name="T558" style:family="text">
      <style:text-properties style:font-name="Liberation Serif1" fo:language="ru" fo:country="RU" fo:font-style="normal" style:text-underline-style="none" fo:font-weight="normal" officeooo:rsid="06b6d435" style:font-name-asian="Liberation Mono" style:font-style-asian="normal" style:font-weight-asian="normal" style:font-name-complex="Liberation Mono" style:font-style-complex="normal" style:font-weight-complex="normal"/>
    </style:style>
    <style:style style:name="T559" style:family="text">
      <style:text-properties style:font-name="Liberation Serif1" fo:language="ru" fo:country="RU" fo:font-style="normal" style:text-underline-style="none" fo:font-weight="normal" officeooo:rsid="06b8898b" style:font-name-asian="Liberation Mono" style:font-style-asian="normal" style:font-weight-asian="normal" style:font-name-complex="Liberation Mono" style:font-style-complex="normal" style:font-weight-complex="normal"/>
    </style:style>
    <style:style style:name="T560" style:family="text">
      <style:text-properties style:font-name="Liberation Serif1" fo:language="ru" fo:country="RU" fo:font-style="normal" style:text-underline-style="none" fo:font-weight="normal" officeooo:rsid="06b9cc7d" style:font-name-asian="Liberation Mono" style:font-style-asian="normal" style:font-weight-asian="normal" style:font-name-complex="Liberation Mono" style:font-style-complex="normal" style:font-weight-complex="normal"/>
    </style:style>
    <style:style style:name="T561" style:family="text">
      <style:text-properties style:font-name="Liberation Serif1" fo:language="ru" fo:country="RU" fo:font-style="normal" style:text-underline-style="none" fo:font-weight="normal" officeooo:rsid="06ba6e0f" style:font-name-asian="Liberation Mono" style:font-style-asian="normal" style:font-weight-asian="normal" style:font-name-complex="Liberation Mono" style:font-style-complex="normal" style:font-weight-complex="normal"/>
    </style:style>
    <style:style style:name="T562" style:family="text">
      <style:text-properties style:font-name="Liberation Serif1" fo:language="ru" fo:country="RU" fo:font-style="normal" style:text-underline-style="none" fo:font-weight="normal" officeooo:rsid="06ba9a5f" style:font-name-asian="Liberation Mono" style:font-style-asian="normal" style:font-weight-asian="normal" style:font-name-complex="Liberation Mono" style:font-style-complex="normal" style:font-weight-complex="normal"/>
    </style:style>
    <style:style style:name="T563" style:family="text">
      <style:text-properties style:font-name="Liberation Serif1" fo:language="ru" fo:country="RU" fo:font-style="normal" style:text-underline-style="none" fo:font-weight="normal" officeooo:rsid="06bb8ac2" style:font-name-asian="Liberation Mono" style:font-style-asian="normal" style:font-weight-asian="normal" style:font-name-complex="Liberation Mono" style:font-style-complex="normal" style:font-weight-complex="normal"/>
    </style:style>
    <style:style style:name="T564" style:family="text">
      <style:text-properties style:font-name="Liberation Serif1" fo:language="ru" fo:country="RU" fo:font-style="normal" style:text-underline-style="none" fo:font-weight="normal" officeooo:rsid="06bbe78c" style:font-name-asian="Liberation Mono" style:font-style-asian="normal" style:font-weight-asian="normal" style:font-name-complex="Liberation Mono" style:font-style-complex="normal" style:font-weight-complex="normal"/>
    </style:style>
    <style:style style:name="T565" style:family="text">
      <style:text-properties style:font-name="Liberation Serif1" fo:language="ru" fo:country="RU" fo:font-style="normal" style:text-underline-style="none" fo:font-weight="normal" officeooo:rsid="06bce637" style:font-name-asian="Liberation Mono" style:font-style-asian="normal" style:font-weight-asian="normal" style:font-name-complex="Liberation Mono" style:font-style-complex="normal" style:font-weight-complex="normal"/>
    </style:style>
    <style:style style:name="T566" style:family="text">
      <style:text-properties style:font-name="Liberation Serif1" fo:language="ru" fo:country="RU" fo:font-style="normal" style:text-underline-style="none" fo:font-weight="normal" officeooo:rsid="06be6391" style:font-name-asian="Liberation Mono" style:font-style-asian="normal" style:font-weight-asian="normal" style:font-name-complex="Liberation Mono" style:font-style-complex="normal" style:font-weight-complex="normal"/>
    </style:style>
    <style:style style:name="T567" style:family="text">
      <style:text-properties style:font-name="Liberation Serif1" fo:language="ru" fo:country="RU" fo:font-style="normal" style:text-underline-style="none" fo:font-weight="normal" officeooo:rsid="06bef83b" style:font-name-asian="Liberation Mono" style:font-style-asian="normal" style:font-weight-asian="normal" style:font-name-complex="Liberation Mono" style:font-style-complex="normal" style:font-weight-complex="normal"/>
    </style:style>
    <style:style style:name="T568" style:family="text">
      <style:text-properties style:font-name="Liberation Serif1" fo:language="ru" fo:country="RU" fo:font-style="normal" style:text-underline-style="none" fo:font-weight="normal" officeooo:rsid="06c06940" style:font-name-asian="Liberation Mono" style:font-style-asian="normal" style:font-weight-asian="normal" style:font-name-complex="Liberation Mono" style:font-style-complex="normal" style:font-weight-complex="normal"/>
    </style:style>
    <style:style style:name="T569" style:family="text">
      <style:text-properties style:font-name="Liberation Serif1" fo:language="ru" fo:country="RU" fo:font-style="normal" style:text-underline-style="none" fo:font-weight="normal" officeooo:rsid="06c23144" style:font-name-asian="Liberation Mono" style:font-style-asian="normal" style:font-weight-asian="normal" style:font-name-complex="Liberation Mono" style:font-style-complex="normal" style:font-weight-complex="normal"/>
    </style:style>
    <style:style style:name="T570" style:family="text">
      <style:text-properties style:font-name="Liberation Serif1" fo:language="ru" fo:country="RU" fo:font-style="normal" style:text-underline-style="none" fo:font-weight="normal" officeooo:rsid="06c3737f" style:font-name-asian="Liberation Mono" style:font-style-asian="normal" style:font-weight-asian="normal" style:font-name-complex="Liberation Mono" style:font-style-complex="normal" style:font-weight-complex="normal"/>
    </style:style>
    <style:style style:name="T571" style:family="text">
      <style:text-properties style:font-name="Liberation Serif1" fo:language="ru" fo:country="RU" fo:font-style="normal" style:text-underline-style="none" fo:font-weight="normal" officeooo:rsid="06c5690d" style:font-name-asian="Liberation Mono" style:font-style-asian="normal" style:font-weight-asian="normal" style:font-name-complex="Liberation Mono" style:font-style-complex="normal" style:font-weight-complex="normal"/>
    </style:style>
    <style:style style:name="T572" style:family="text">
      <style:text-properties style:font-name="Liberation Serif1" fo:language="ru" fo:country="RU" fo:font-style="normal" style:text-underline-style="none" fo:font-weight="normal" officeooo:rsid="06c5fda6" style:font-name-asian="Liberation Mono" style:font-style-asian="normal" style:font-weight-asian="normal" style:font-name-complex="Liberation Mono" style:font-style-complex="normal" style:font-weight-complex="normal"/>
    </style:style>
    <style:style style:name="T573" style:family="text">
      <style:text-properties style:font-name="Liberation Serif1" fo:language="ru" fo:country="RU" fo:font-style="normal" style:text-underline-style="none" fo:font-weight="normal" officeooo:rsid="06c886e1" style:font-name-asian="Liberation Mono" style:font-style-asian="normal" style:font-weight-asian="normal" style:font-name-complex="Liberation Mono" style:font-style-complex="normal" style:font-weight-complex="normal"/>
    </style:style>
    <style:style style:name="T574" style:family="text">
      <style:text-properties style:font-name="Liberation Serif1" fo:language="ru" fo:country="RU" fo:font-style="normal" style:text-underline-style="none" fo:font-weight="normal" officeooo:rsid="06c8f099" style:font-name-asian="Liberation Mono" style:font-style-asian="normal" style:font-weight-asian="normal" style:font-name-complex="Liberation Mono" style:font-style-complex="normal" style:font-weight-complex="normal"/>
    </style:style>
    <style:style style:name="T575" style:family="text">
      <style:text-properties style:font-name="Liberation Serif1" fo:language="ru" fo:country="RU" fo:font-style="normal" style:text-underline-style="none" fo:font-weight="normal" officeooo:rsid="06c95656" style:font-name-asian="Liberation Mono" style:font-style-asian="normal" style:font-weight-asian="normal" style:font-name-complex="Liberation Mono" style:font-style-complex="normal" style:font-weight-complex="normal"/>
    </style:style>
    <style:style style:name="T576" style:family="text">
      <style:text-properties style:font-name="Liberation Serif1" fo:language="ru" fo:country="RU" fo:font-style="normal" style:text-underline-style="none" fo:font-weight="normal" officeooo:rsid="06ca3372" style:font-name-asian="Liberation Mono" style:font-style-asian="normal" style:font-weight-asian="normal" style:font-name-complex="Liberation Mono" style:font-style-complex="normal" style:font-weight-complex="normal"/>
    </style:style>
    <style:style style:name="T577" style:family="text">
      <style:text-properties style:font-name="Liberation Serif1" fo:language="ru" fo:country="RU" fo:font-style="normal" style:text-underline-style="none" fo:font-weight="normal" officeooo:rsid="06cb3770" style:font-name-asian="Liberation Mono" style:font-style-asian="normal" style:font-weight-asian="normal" style:font-name-complex="Liberation Mono" style:font-style-complex="normal" style:font-weight-complex="normal"/>
    </style:style>
    <style:style style:name="T578" style:family="text">
      <style:text-properties style:font-name="Liberation Serif1" fo:language="ru" fo:country="RU" fo:font-style="normal" style:text-underline-style="none" fo:font-weight="normal" officeooo:rsid="06cbf038" style:font-name-asian="Liberation Mono" style:font-style-asian="normal" style:font-weight-asian="normal" style:font-name-complex="Liberation Mono" style:font-style-complex="normal" style:font-weight-complex="normal"/>
    </style:style>
    <style:style style:name="T579" style:family="text">
      <style:text-properties style:font-name="Liberation Serif1" fo:language="ru" fo:country="RU" fo:font-style="normal" style:text-underline-style="none" fo:font-weight="normal" officeooo:rsid="06cce2d1" style:font-name-asian="Liberation Mono" style:font-style-asian="normal" style:font-weight-asian="normal" style:font-name-complex="Liberation Mono" style:font-style-complex="normal" style:font-weight-complex="normal"/>
    </style:style>
    <style:style style:name="T580" style:family="text">
      <style:text-properties style:font-name="Liberation Serif1" fo:language="ru" fo:country="RU" fo:font-style="normal" style:text-underline-style="none" fo:font-weight="normal" officeooo:rsid="06cdda07" style:font-name-asian="Liberation Mono" style:font-style-asian="normal" style:font-weight-asian="normal" style:font-name-complex="Liberation Mono" style:font-style-complex="normal" style:font-weight-complex="normal"/>
    </style:style>
    <style:style style:name="T581" style:family="text">
      <style:text-properties style:font-name="Liberation Serif1" fo:language="ru" fo:country="RU" fo:font-style="normal" style:text-underline-style="none" fo:font-weight="normal" officeooo:rsid="06ced31b" style:font-name-asian="Liberation Mono" style:font-style-asian="normal" style:font-weight-asian="normal" style:font-name-complex="Liberation Mono" style:font-style-complex="normal" style:font-weight-complex="normal"/>
    </style:style>
    <style:style style:name="T582" style:family="text">
      <style:text-properties style:font-name="Liberation Serif1" fo:language="ru" fo:country="RU" fo:font-style="normal" style:text-underline-style="none" fo:font-weight="normal" officeooo:rsid="06d0b803" style:font-name-asian="Liberation Mono" style:font-style-asian="normal" style:font-weight-asian="normal" style:font-name-complex="Liberation Mono" style:font-style-complex="normal" style:font-weight-complex="normal"/>
    </style:style>
    <style:style style:name="T583" style:family="text">
      <style:text-properties style:font-name="Liberation Serif1" fo:language="ru" fo:country="RU" fo:font-style="normal" style:text-underline-style="none" fo:font-weight="normal" officeooo:rsid="06d2781a" style:font-name-asian="Liberation Mono" style:font-style-asian="normal" style:font-weight-asian="normal" style:font-name-complex="Liberation Mono" style:font-style-complex="normal" style:font-weight-complex="normal"/>
    </style:style>
    <style:style style:name="T584" style:family="text">
      <style:text-properties style:font-name="Liberation Serif1" fo:language="ru" fo:country="RU" fo:font-style="normal" style:text-underline-style="none" fo:font-weight="normal" officeooo:rsid="06d3c7c2" style:font-name-asian="Liberation Mono" style:font-style-asian="normal" style:font-weight-asian="normal" style:font-name-complex="Liberation Mono" style:font-style-complex="normal" style:font-weight-complex="normal"/>
    </style:style>
    <style:style style:name="T585" style:family="text">
      <style:text-properties style:font-name="Liberation Serif1" fo:language="ru" fo:country="RU" fo:font-style="normal" style:text-underline-style="none" fo:font-weight="normal" officeooo:rsid="06d4a115" style:font-name-asian="Liberation Mono" style:font-style-asian="normal" style:font-weight-asian="normal" style:font-name-complex="Liberation Mono" style:font-style-complex="normal" style:font-weight-complex="normal"/>
    </style:style>
    <style:style style:name="T586" style:family="text">
      <style:text-properties style:font-name="Liberation Serif1" fo:language="ru" fo:country="RU" fo:font-style="normal" style:text-underline-style="none" fo:font-weight="normal" officeooo:rsid="06d584f8" style:font-name-asian="Liberation Mono" style:font-style-asian="normal" style:font-weight-asian="normal" style:font-name-complex="Liberation Mono" style:font-style-complex="normal" style:font-weight-complex="normal"/>
    </style:style>
    <style:style style:name="T587" style:family="text">
      <style:text-properties style:font-name="Liberation Serif1" fo:language="ru" fo:country="RU" fo:font-style="normal" style:text-underline-style="none" fo:font-weight="normal" officeooo:rsid="06d6893a" style:font-name-asian="Liberation Mono" style:font-style-asian="normal" style:font-weight-asian="normal" style:font-name-complex="Liberation Mono" style:font-style-complex="normal" style:font-weight-complex="normal"/>
    </style:style>
    <style:style style:name="T588" style:family="text">
      <style:text-properties style:font-name="Liberation Serif1" fo:language="ru" fo:country="RU" fo:font-style="normal" style:text-underline-style="none" fo:font-weight="normal" officeooo:rsid="06d82d2f" style:font-name-asian="Liberation Mono" style:font-style-asian="normal" style:font-weight-asian="normal" style:font-name-complex="Liberation Mono" style:font-style-complex="normal" style:font-weight-complex="normal"/>
    </style:style>
    <style:style style:name="T589" style:family="text">
      <style:text-properties style:font-name="Liberation Serif1" fo:language="ru" fo:country="RU" fo:font-style="normal" style:text-underline-style="none" fo:font-weight="normal" officeooo:rsid="06d9184e" style:font-name-asian="Liberation Mono" style:font-style-asian="normal" style:font-weight-asian="normal" style:font-name-complex="Liberation Mono" style:font-style-complex="normal" style:font-weight-complex="normal"/>
    </style:style>
    <style:style style:name="T590" style:family="text">
      <style:text-properties style:font-name="Liberation Serif1" fo:language="ru" fo:country="RU" fo:font-style="normal" style:text-underline-style="none" fo:font-weight="normal" officeooo:rsid="06dca96f" style:font-name-asian="Liberation Mono" style:font-style-asian="normal" style:font-weight-asian="normal" style:font-name-complex="Liberation Mono" style:font-style-complex="normal" style:font-weight-complex="normal"/>
    </style:style>
    <style:style style:name="T591" style:family="text">
      <style:text-properties style:font-name="Liberation Serif1" fo:language="ru" fo:country="RU" fo:font-style="normal" style:text-underline-style="none" fo:font-weight="normal" officeooo:rsid="06ddb13b" style:font-name-asian="Liberation Mono" style:font-style-asian="normal" style:font-weight-asian="normal" style:font-name-complex="Liberation Mono" style:font-style-complex="normal" style:font-weight-complex="normal"/>
    </style:style>
    <style:style style:name="T592" style:family="text">
      <style:text-properties style:font-name="Liberation Serif1" fo:language="ru" fo:country="RU" fo:font-style="normal" style:text-underline-style="none" fo:font-weight="normal" officeooo:rsid="06df4366" style:font-name-asian="Liberation Mono" style:font-style-asian="normal" style:font-weight-asian="normal" style:font-name-complex="Liberation Mono" style:font-style-complex="normal" style:font-weight-complex="normal"/>
    </style:style>
    <style:style style:name="T593" style:family="text">
      <style:text-properties style:font-name="Liberation Serif1" fo:language="ru" fo:country="RU" fo:font-style="normal" style:text-underline-style="none" fo:font-weight="normal" officeooo:rsid="06e07e66" style:font-name-asian="Liberation Mono" style:font-style-asian="normal" style:font-weight-asian="normal" style:font-name-complex="Liberation Mono" style:font-style-complex="normal" style:font-weight-complex="normal"/>
    </style:style>
    <style:style style:name="T594" style:family="text">
      <style:text-properties style:font-name="Liberation Serif1" fo:language="ru" fo:country="RU" fo:font-style="normal" style:text-underline-style="none" fo:font-weight="normal" officeooo:rsid="06e237d7" style:font-name-asian="Liberation Mono" style:font-style-asian="normal" style:font-weight-asian="normal" style:font-name-complex="Liberation Mono" style:font-style-complex="normal" style:font-weight-complex="normal"/>
    </style:style>
    <style:style style:name="T595" style:family="text">
      <style:text-properties style:font-name="Liberation Serif1" fo:language="ru" fo:country="RU" fo:font-style="normal" style:text-underline-style="none" fo:font-weight="normal" officeooo:rsid="06e34d60" style:font-name-asian="Liberation Mono" style:font-style-asian="normal" style:font-weight-asian="normal" style:font-name-complex="Liberation Mono" style:font-style-complex="normal" style:font-weight-complex="normal"/>
    </style:style>
    <style:style style:name="T596" style:family="text">
      <style:text-properties style:font-name="Liberation Serif1" fo:language="ru" fo:country="RU" fo:font-style="normal" style:text-underline-style="none" fo:font-weight="normal" officeooo:rsid="06e49f1f" style:font-name-asian="Liberation Mono" style:font-style-asian="normal" style:font-weight-asian="normal" style:font-name-complex="Liberation Mono" style:font-style-complex="normal" style:font-weight-complex="normal"/>
    </style:style>
    <style:style style:name="T597" style:family="text">
      <style:text-properties style:font-name="Liberation Serif1" fo:language="ru" fo:country="RU" fo:font-style="normal" style:text-underline-style="none" fo:font-weight="normal" officeooo:rsid="06e56a28" style:font-name-asian="Liberation Mono" style:font-style-asian="normal" style:font-weight-asian="normal" style:font-name-complex="Liberation Mono" style:font-style-complex="normal" style:font-weight-complex="normal"/>
    </style:style>
    <style:style style:name="T598" style:family="text">
      <style:text-properties style:font-name="Liberation Serif1" fo:language="ru" fo:country="RU" fo:font-style="normal" style:text-underline-style="none" fo:font-weight="normal" officeooo:rsid="06e5b89e" style:font-name-asian="Liberation Mono" style:font-style-asian="normal" style:font-weight-asian="normal" style:font-name-complex="Liberation Mono" style:font-style-complex="normal" style:font-weight-complex="normal"/>
    </style:style>
    <style:style style:name="T599" style:family="text">
      <style:text-properties style:font-name="Liberation Serif1" fo:language="ru" fo:country="RU" fo:font-style="normal" style:text-underline-style="none" fo:font-weight="normal" officeooo:rsid="06e662cf" style:font-name-asian="Liberation Mono" style:font-style-asian="normal" style:font-weight-asian="normal" style:font-name-complex="Liberation Mono" style:font-style-complex="normal" style:font-weight-complex="normal"/>
    </style:style>
    <style:style style:name="T600" style:family="text">
      <style:text-properties style:font-name="Liberation Serif1" fo:language="ru" fo:country="RU" fo:font-style="normal" style:text-underline-style="none" fo:font-weight="normal" officeooo:rsid="06e78763" style:font-name-asian="Liberation Mono" style:font-style-asian="normal" style:font-weight-asian="normal" style:font-name-complex="Liberation Mono" style:font-style-complex="normal" style:font-weight-complex="normal"/>
    </style:style>
    <style:style style:name="T601" style:family="text">
      <style:text-properties style:font-name="Liberation Serif1" fo:language="ru" fo:country="RU" fo:font-style="normal" style:text-underline-style="none" fo:font-weight="normal" officeooo:rsid="06e7df15" style:font-name-asian="Liberation Mono" style:font-style-asian="normal" style:font-weight-asian="normal" style:font-name-complex="Liberation Mono" style:font-style-complex="normal" style:font-weight-complex="normal"/>
    </style:style>
    <style:style style:name="T602" style:family="text">
      <style:text-properties style:font-name="Liberation Serif1" fo:language="ru" fo:country="RU" fo:font-style="normal" style:text-underline-style="none" fo:font-weight="normal" officeooo:rsid="06e98bdc" style:font-name-asian="Liberation Mono" style:font-style-asian="normal" style:font-weight-asian="normal" style:font-name-complex="Liberation Mono" style:font-style-complex="normal" style:font-weight-complex="normal"/>
    </style:style>
    <style:style style:name="T603" style:family="text">
      <style:text-properties style:font-name="Liberation Serif1" fo:language="ru" fo:country="RU" fo:font-style="normal" style:text-underline-style="none" fo:font-weight="normal" officeooo:rsid="06e9a8bf" style:font-name-asian="Liberation Mono" style:font-style-asian="normal" style:font-weight-asian="normal" style:font-name-complex="Liberation Mono" style:font-style-complex="normal" style:font-weight-complex="normal"/>
    </style:style>
    <style:style style:name="T604" style:family="text">
      <style:text-properties style:font-name="Liberation Serif1" fo:language="ru" fo:country="RU" fo:font-style="normal" style:text-underline-style="none" fo:font-weight="normal" officeooo:rsid="06eaa433" style:font-name-asian="Liberation Mono" style:font-style-asian="normal" style:font-weight-asian="normal" style:font-name-complex="Liberation Mono" style:font-style-complex="normal" style:font-weight-complex="normal"/>
    </style:style>
    <style:style style:name="T605" style:family="text">
      <style:text-properties style:font-name="Liberation Serif1" fo:language="ru" fo:country="RU" fo:font-style="normal" style:text-underline-style="none" fo:font-weight="normal" officeooo:rsid="06eaf80a" style:font-name-asian="Liberation Mono" style:font-style-asian="normal" style:font-weight-asian="normal" style:font-name-complex="Liberation Mono" style:font-style-complex="normal" style:font-weight-complex="normal"/>
    </style:style>
    <style:style style:name="T606" style:family="text">
      <style:text-properties style:font-name="Liberation Serif1" fo:language="ru" fo:country="RU" fo:font-style="normal" style:text-underline-style="none" fo:font-weight="normal" officeooo:rsid="06ebfab8" style:font-name-asian="Liberation Mono" style:font-style-asian="normal" style:font-weight-asian="normal" style:font-name-complex="Liberation Mono" style:font-style-complex="normal" style:font-weight-complex="normal"/>
    </style:style>
    <style:style style:name="T607" style:family="text">
      <style:text-properties style:font-name="Liberation Serif1" fo:language="ru" fo:country="RU" fo:font-style="normal" style:text-underline-style="none" fo:font-weight="normal" officeooo:rsid="06ec7a24" style:font-name-asian="Liberation Mono" style:font-style-asian="normal" style:font-weight-asian="normal" style:font-name-complex="Liberation Mono" style:font-style-complex="normal" style:font-weight-complex="normal"/>
    </style:style>
    <style:style style:name="T608" style:family="text">
      <style:text-properties style:font-name="Liberation Serif1" fo:language="ru" fo:country="RU" fo:font-style="normal" style:text-underline-style="none" fo:font-weight="normal" officeooo:rsid="06ecd514" style:font-name-asian="Liberation Mono" style:font-style-asian="normal" style:font-weight-asian="normal" style:font-name-complex="Liberation Mono" style:font-style-complex="normal" style:font-weight-complex="normal"/>
    </style:style>
    <style:style style:name="T609" style:family="text">
      <style:text-properties style:font-name="Liberation Serif1" fo:language="ru" fo:country="RU" fo:font-style="normal" style:text-underline-style="none" fo:font-weight="normal" officeooo:rsid="06ecd8bd" style:font-name-asian="Liberation Mono" style:font-style-asian="normal" style:font-weight-asian="normal" style:font-name-complex="Liberation Mono" style:font-style-complex="normal" style:font-weight-complex="normal"/>
    </style:style>
    <style:style style:name="T610" style:family="text">
      <style:text-properties style:font-name="Liberation Serif1" fo:language="ru" fo:country="RU" fo:font-style="normal" style:text-underline-style="none" fo:font-weight="normal" officeooo:rsid="06ee8e6c" style:font-name-asian="Liberation Mono" style:font-style-asian="normal" style:font-weight-asian="normal" style:font-name-complex="Liberation Mono" style:font-style-complex="normal" style:font-weight-complex="normal"/>
    </style:style>
    <style:style style:name="T611" style:family="text">
      <style:text-properties style:font-name="Liberation Serif1" fo:language="ru" fo:country="RU" fo:font-style="normal" style:text-underline-style="none" fo:font-weight="normal" officeooo:rsid="06efb4e7" style:font-name-asian="Liberation Mono" style:font-style-asian="normal" style:font-weight-asian="normal" style:font-name-complex="Liberation Mono" style:font-style-complex="normal" style:font-weight-complex="normal"/>
    </style:style>
    <style:style style:name="T612" style:family="text">
      <style:text-properties style:font-name="Liberation Serif1" fo:language="ru" fo:country="RU" fo:font-style="normal" style:text-underline-style="none" fo:font-weight="normal" officeooo:rsid="06f167b0" style:font-name-asian="Liberation Mono" style:font-style-asian="normal" style:font-weight-asian="normal" style:font-name-complex="Liberation Mono" style:font-style-complex="normal" style:font-weight-complex="normal"/>
    </style:style>
    <style:style style:name="T613" style:family="text">
      <style:text-properties style:font-name="Liberation Serif1" fo:language="ru" fo:country="RU" fo:font-style="normal" style:text-underline-style="none" fo:font-weight="normal" officeooo:rsid="06f28ac0" style:font-name-asian="Liberation Mono" style:font-style-asian="normal" style:font-weight-asian="normal" style:font-name-complex="Liberation Mono" style:font-style-complex="normal" style:font-weight-complex="normal"/>
    </style:style>
    <style:style style:name="T614" style:family="text">
      <style:text-properties style:font-name="Liberation Serif1" fo:language="ru" fo:country="RU" fo:font-style="normal" style:text-underline-style="none" fo:font-weight="normal" officeooo:rsid="06f28d69" style:font-name-asian="Liberation Mono" style:font-style-asian="normal" style:font-weight-asian="normal" style:font-name-complex="Liberation Mono" style:font-style-complex="normal" style:font-weight-complex="normal"/>
    </style:style>
    <style:style style:name="T615" style:family="text">
      <style:text-properties style:font-name="Liberation Serif1" fo:language="ru" fo:country="RU" fo:font-style="normal" style:text-underline-style="none" fo:font-weight="normal" officeooo:rsid="06f2d716" style:font-name-asian="Liberation Mono" style:font-style-asian="normal" style:font-weight-asian="normal" style:font-name-complex="Liberation Mono" style:font-style-complex="normal" style:font-weight-complex="normal"/>
    </style:style>
    <style:style style:name="T616" style:family="text">
      <style:text-properties style:font-name="Liberation Serif1" fo:language="ru" fo:country="RU" fo:font-style="normal" style:text-underline-style="none" fo:font-weight="normal" officeooo:rsid="06f3d164" style:font-name-asian="Liberation Mono" style:font-style-asian="normal" style:font-weight-asian="normal" style:font-name-complex="Liberation Mono" style:font-style-complex="normal" style:font-weight-complex="normal"/>
    </style:style>
    <style:style style:name="T617" style:family="text">
      <style:text-properties style:font-name="Liberation Serif1" fo:language="ru" fo:country="RU" fo:font-style="normal" style:text-underline-style="none" fo:font-weight="normal" officeooo:rsid="06f56b77" style:font-name-asian="Liberation Mono" style:font-style-asian="normal" style:font-weight-asian="normal" style:font-name-complex="Liberation Mono" style:font-style-complex="normal" style:font-weight-complex="normal"/>
    </style:style>
    <style:style style:name="T618" style:family="text">
      <style:text-properties style:font-name="Liberation Serif1" fo:language="ru" fo:country="RU" fo:font-style="normal" style:text-underline-style="none" fo:font-weight="normal" officeooo:rsid="06f70707" style:font-name-asian="Liberation Mono" style:font-style-asian="normal" style:font-weight-asian="normal" style:font-name-complex="Liberation Mono" style:font-style-complex="normal" style:font-weight-complex="normal"/>
    </style:style>
    <style:style style:name="T619" style:family="text">
      <style:text-properties style:font-name="Liberation Serif1" fo:language="ru" fo:country="RU" fo:font-style="normal" style:text-underline-style="none" fo:font-weight="normal" officeooo:rsid="06f8ce28" style:font-name-asian="Liberation Mono" style:font-style-asian="normal" style:font-weight-asian="normal" style:font-name-complex="Liberation Mono" style:font-style-complex="normal" style:font-weight-complex="normal"/>
    </style:style>
    <style:style style:name="T620" style:family="text">
      <style:text-properties style:font-name="Liberation Serif1" fo:language="ru" fo:country="RU" fo:font-style="normal" style:text-underline-style="none" fo:font-weight="normal" officeooo:rsid="06f90360" style:font-name-asian="Liberation Mono" style:font-style-asian="normal" style:font-weight-asian="normal" style:font-name-complex="Liberation Mono" style:font-style-complex="normal" style:font-weight-complex="normal"/>
    </style:style>
    <style:style style:name="T621" style:family="text">
      <style:text-properties style:font-name="Liberation Serif1" fo:language="ru" fo:country="RU" fo:font-style="normal" style:text-underline-style="none" fo:font-weight="normal" officeooo:rsid="06fa1e78" style:font-name-asian="Liberation Mono" style:font-style-asian="normal" style:font-weight-asian="normal" style:font-name-complex="Liberation Mono" style:font-style-complex="normal" style:font-weight-complex="normal"/>
    </style:style>
    <style:style style:name="T622" style:family="text">
      <style:text-properties style:font-name="Liberation Serif1" fo:language="ru" fo:country="RU" fo:font-style="normal" style:text-underline-style="none" fo:font-weight="normal" officeooo:rsid="06fb891b" style:font-name-asian="Liberation Mono" style:font-style-asian="normal" style:font-weight-asian="normal" style:font-name-complex="Liberation Mono" style:font-style-complex="normal" style:font-weight-complex="normal"/>
    </style:style>
    <style:style style:name="T623" style:family="text">
      <style:text-properties style:font-name="Liberation Serif1" fo:language="ru" fo:country="RU" fo:font-style="normal" style:text-underline-style="none" fo:font-weight="normal" officeooo:rsid="06fd0e2b" style:font-name-asian="Liberation Mono" style:font-style-asian="normal" style:font-weight-asian="normal" style:font-name-complex="Liberation Mono" style:font-style-complex="normal" style:font-weight-complex="normal"/>
    </style:style>
    <style:style style:name="T624" style:family="text">
      <style:text-properties style:font-name="Liberation Serif1" fo:language="ru" fo:country="RU" fo:font-style="normal" style:text-underline-style="none" fo:font-weight="normal" officeooo:rsid="06ff0680" style:font-name-asian="Liberation Mono" style:font-style-asian="normal" style:font-weight-asian="normal" style:font-name-complex="Liberation Mono" style:font-style-complex="normal" style:font-weight-complex="normal"/>
    </style:style>
    <style:style style:name="T625" style:family="text">
      <style:text-properties style:font-name="Liberation Serif1" fo:language="ru" fo:country="RU" fo:font-style="normal" style:text-underline-style="none" fo:font-weight="normal" officeooo:rsid="06ff8241" style:font-name-asian="Liberation Mono" style:font-style-asian="normal" style:font-weight-asian="normal" style:font-name-complex="Liberation Mono" style:font-style-complex="normal" style:font-weight-complex="normal"/>
    </style:style>
    <style:style style:name="T626" style:family="text">
      <style:text-properties style:font-name="Liberation Serif1" fo:language="ru" fo:country="RU" fo:font-style="normal" style:text-underline-style="none" fo:font-weight="normal" officeooo:rsid="0700586d" style:font-name-asian="Liberation Mono" style:font-style-asian="normal" style:font-weight-asian="normal" style:font-name-complex="Liberation Mono" style:font-style-complex="normal" style:font-weight-complex="normal"/>
    </style:style>
    <style:style style:name="T627" style:family="text">
      <style:text-properties style:font-name="Liberation Serif1" fo:language="ru" fo:country="RU" fo:font-style="normal" style:text-underline-style="none" fo:font-weight="normal" officeooo:rsid="07012594" style:font-name-asian="Liberation Mono" style:font-style-asian="normal" style:font-weight-asian="normal" style:font-name-complex="Liberation Mono" style:font-style-complex="normal" style:font-weight-complex="normal"/>
    </style:style>
    <style:style style:name="T628" style:family="text">
      <style:text-properties style:font-name="Liberation Serif1" fo:language="ru" fo:country="RU" fo:font-style="normal" style:text-underline-style="none" fo:font-weight="normal" officeooo:rsid="070321dc" style:font-name-asian="Liberation Mono" style:font-style-asian="normal" style:font-weight-asian="normal" style:font-name-complex="Liberation Mono" style:font-style-complex="normal" style:font-weight-complex="normal"/>
    </style:style>
    <style:style style:name="T629" style:family="text">
      <style:text-properties style:font-name="Liberation Serif1" fo:language="ru" fo:country="RU" fo:font-style="normal" style:text-underline-style="none" fo:font-weight="normal" officeooo:rsid="0704bb4c" style:font-name-asian="Liberation Mono" style:font-style-asian="normal" style:font-weight-asian="normal" style:font-name-complex="Liberation Mono" style:font-style-complex="normal" style:font-weight-complex="normal"/>
    </style:style>
    <style:style style:name="T630" style:family="text">
      <style:text-properties style:font-name="Liberation Serif1" fo:language="ru" fo:country="RU" fo:font-style="normal" style:text-underline-style="none" fo:font-weight="normal" officeooo:rsid="07060f41" style:font-name-asian="Liberation Mono" style:font-style-asian="normal" style:font-weight-asian="normal" style:font-name-complex="Liberation Mono" style:font-style-complex="normal" style:font-weight-complex="normal"/>
    </style:style>
    <style:style style:name="T631" style:family="text">
      <style:text-properties style:font-name="Liberation Serif1" fo:language="ru" fo:country="RU" fo:font-style="normal" style:text-underline-style="none" fo:font-weight="normal" officeooo:rsid="0707923a" style:font-name-asian="Liberation Mono" style:font-style-asian="normal" style:font-weight-asian="normal" style:font-name-complex="Liberation Mono" style:font-style-complex="normal" style:font-weight-complex="normal"/>
    </style:style>
    <style:style style:name="T632" style:family="text">
      <style:text-properties style:font-name="Liberation Serif1" fo:language="ru" fo:country="RU" fo:font-style="normal" style:text-underline-style="none" fo:font-weight="normal" officeooo:rsid="0708723e" style:font-name-asian="Liberation Mono" style:font-style-asian="normal" style:font-weight-asian="normal" style:font-name-complex="Liberation Mono" style:font-style-complex="normal" style:font-weight-complex="normal"/>
    </style:style>
    <style:style style:name="T633" style:family="text">
      <style:text-properties style:font-name="Liberation Serif1" fo:language="ru" fo:country="RU" fo:font-style="normal" style:text-underline-style="none" fo:font-weight="normal" officeooo:rsid="0709cf97" style:font-name-asian="Liberation Mono" style:font-style-asian="normal" style:font-weight-asian="normal" style:font-name-complex="Liberation Mono" style:font-style-complex="normal" style:font-weight-complex="normal"/>
    </style:style>
    <style:style style:name="T634" style:family="text">
      <style:text-properties style:font-name="Liberation Serif1" fo:language="ru" fo:country="RU" fo:font-style="normal" style:text-underline-style="none" fo:font-weight="normal" officeooo:rsid="070bbd5e" style:font-name-asian="Liberation Mono" style:font-style-asian="normal" style:font-weight-asian="normal" style:font-name-complex="Liberation Mono" style:font-style-complex="normal" style:font-weight-complex="normal"/>
    </style:style>
    <style:style style:name="T635" style:family="text">
      <style:text-properties style:font-name="Liberation Serif1" fo:language="ru" fo:country="RU" fo:font-style="normal" style:text-underline-style="none" fo:font-weight="normal" officeooo:rsid="070d5f02" style:font-name-asian="Liberation Mono" style:font-style-asian="normal" style:font-weight-asian="normal" style:font-name-complex="Liberation Mono" style:font-style-complex="normal" style:font-weight-complex="normal"/>
    </style:style>
    <style:style style:name="T636" style:family="text">
      <style:text-properties style:font-name="Liberation Serif1" fo:language="ru" fo:country="RU" fo:font-style="normal" style:text-underline-style="none" fo:font-weight="normal" officeooo:rsid="070dfa6c" style:font-name-asian="Liberation Mono" style:font-style-asian="normal" style:font-weight-asian="normal" style:font-name-complex="Liberation Mono" style:font-style-complex="normal" style:font-weight-complex="normal"/>
    </style:style>
    <style:style style:name="T637" style:family="text">
      <style:text-properties style:font-name="Liberation Serif1" fo:language="ru" fo:country="RU" fo:font-style="normal" style:text-underline-style="none" fo:font-weight="normal" officeooo:rsid="070fb7c0" style:font-name-asian="Liberation Mono" style:font-style-asian="normal" style:font-weight-asian="normal" style:font-name-complex="Liberation Mono" style:font-style-complex="normal" style:font-weight-complex="normal"/>
    </style:style>
    <style:style style:name="T638" style:family="text">
      <style:text-properties style:font-name="Liberation Serif1" fo:language="ru" fo:country="RU" fo:font-style="normal" style:text-underline-style="none" fo:font-weight="normal" officeooo:rsid="07116975" style:font-name-asian="Liberation Mono" style:font-style-asian="normal" style:font-weight-asian="normal" style:font-name-complex="Liberation Mono" style:font-style-complex="normal" style:font-weight-complex="normal"/>
    </style:style>
    <style:style style:name="T639" style:family="text">
      <style:text-properties style:font-name="Liberation Serif1" fo:language="ru" fo:country="RU" fo:font-style="normal" style:text-underline-style="none" fo:font-weight="normal" officeooo:rsid="0711937f" style:font-name-asian="Liberation Mono" style:font-style-asian="normal" style:font-weight-asian="normal" style:font-name-complex="Liberation Mono" style:font-style-complex="normal" style:font-weight-complex="normal"/>
    </style:style>
    <style:style style:name="T640" style:family="text">
      <style:text-properties style:font-name="Liberation Serif1" fo:language="ru" fo:country="RU" fo:font-style="normal" style:text-underline-style="none" fo:font-weight="normal" officeooo:rsid="071334b1" style:font-name-asian="Liberation Mono" style:font-style-asian="normal" style:font-weight-asian="normal" style:font-name-complex="Liberation Mono" style:font-style-complex="normal" style:font-weight-complex="normal"/>
    </style:style>
    <style:style style:name="T641" style:family="text">
      <style:text-properties style:font-name="Liberation Serif1" fo:language="ru" fo:country="RU" fo:font-style="normal" style:text-underline-style="none" fo:font-weight="normal" officeooo:rsid="071639d0" style:font-name-asian="Liberation Mono" style:font-style-asian="normal" style:font-weight-asian="normal" style:font-name-complex="Liberation Mono" style:font-style-complex="normal" style:font-weight-complex="normal"/>
    </style:style>
    <style:style style:name="T642" style:family="text">
      <style:text-properties style:font-name="Liberation Serif1" fo:language="ru" fo:country="RU" fo:font-style="normal" style:text-underline-style="none" fo:font-weight="normal" officeooo:rsid="071690a6" style:font-name-asian="Liberation Mono" style:font-style-asian="normal" style:font-weight-asian="normal" style:font-name-complex="Liberation Mono" style:font-style-complex="normal" style:font-weight-complex="normal"/>
    </style:style>
    <style:style style:name="T643" style:family="text">
      <style:text-properties style:font-name="Liberation Serif1" fo:language="ru" fo:country="RU" fo:font-style="normal" style:text-underline-style="none" fo:font-weight="normal" officeooo:rsid="0716edfc" style:font-name-asian="Liberation Mono" style:font-style-asian="normal" style:font-weight-asian="normal" style:font-name-complex="Liberation Mono" style:font-style-complex="normal" style:font-weight-complex="normal"/>
    </style:style>
    <style:style style:name="T644" style:family="text">
      <style:text-properties style:font-name="Liberation Serif1" fo:language="ru" fo:country="RU" fo:font-style="normal" style:text-underline-style="none" fo:font-weight="normal" officeooo:rsid="07186c92" style:font-name-asian="Liberation Mono" style:font-style-asian="normal" style:font-weight-asian="normal" style:font-name-complex="Liberation Mono" style:font-style-complex="normal" style:font-weight-complex="normal"/>
    </style:style>
    <style:style style:name="T645" style:family="text">
      <style:text-properties style:font-name="Liberation Serif1" fo:language="ru" fo:country="RU" fo:font-style="normal" style:text-underline-style="none" fo:font-weight="normal" officeooo:rsid="07193217" style:font-name-asian="Liberation Mono" style:font-style-asian="normal" style:font-weight-asian="normal" style:font-name-complex="Liberation Mono" style:font-style-complex="normal" style:font-weight-complex="normal"/>
    </style:style>
    <style:style style:name="T646" style:family="text">
      <style:text-properties style:font-name="Liberation Serif1" fo:language="ru" fo:country="RU" fo:font-style="normal" style:text-underline-style="none" fo:font-weight="normal" officeooo:rsid="0719f396" style:font-name-asian="Liberation Mono" style:font-style-asian="normal" style:font-weight-asian="normal" style:font-name-complex="Liberation Mono" style:font-style-complex="normal" style:font-weight-complex="normal"/>
    </style:style>
    <style:style style:name="T647" style:family="text">
      <style:text-properties style:font-name="Liberation Serif1" fo:language="ru" fo:country="RU" fo:font-style="normal" style:text-underline-style="none" fo:font-weight="normal" officeooo:rsid="071a3b7b" style:font-name-asian="Liberation Mono" style:font-style-asian="normal" style:font-weight-asian="normal" style:font-name-complex="Liberation Mono" style:font-style-complex="normal" style:font-weight-complex="normal"/>
    </style:style>
    <style:style style:name="T648" style:family="text">
      <style:text-properties style:font-name="Liberation Serif1" fo:language="ru" fo:country="RU" fo:font-style="normal" style:text-underline-style="none" fo:font-weight="normal" officeooo:rsid="071a6f50" style:font-name-asian="Liberation Mono" style:font-style-asian="normal" style:font-weight-asian="normal" style:font-name-complex="Liberation Mono" style:font-style-complex="normal" style:font-weight-complex="normal"/>
    </style:style>
    <style:style style:name="T649" style:family="text">
      <style:text-properties style:font-name="Liberation Serif1" fo:language="ru" fo:country="RU" fo:font-style="normal" style:text-underline-style="none" fo:font-weight="normal" officeooo:rsid="071c2b89" style:font-name-asian="Liberation Mono" style:font-style-asian="normal" style:font-weight-asian="normal" style:font-name-complex="Liberation Mono" style:font-style-complex="normal" style:font-weight-complex="normal"/>
    </style:style>
    <style:style style:name="T650" style:family="text">
      <style:text-properties style:font-name="Liberation Serif1" fo:language="ru" fo:country="RU" fo:font-style="normal" style:text-underline-style="none" fo:font-weight="normal" officeooo:rsid="071de9d6" style:font-name-asian="Liberation Mono" style:font-style-asian="normal" style:font-weight-asian="normal" style:font-name-complex="Liberation Mono" style:font-style-complex="normal" style:font-weight-complex="normal"/>
    </style:style>
    <style:style style:name="T651" style:family="text">
      <style:text-properties style:font-name="Liberation Serif1" fo:language="ru" fo:country="RU" fo:font-style="normal" style:text-underline-style="none" fo:font-weight="normal" officeooo:rsid="071ee7c1" style:font-name-asian="Liberation Mono" style:font-style-asian="normal" style:font-weight-asian="normal" style:font-name-complex="Liberation Mono" style:font-style-complex="normal" style:font-weight-complex="normal"/>
    </style:style>
    <style:style style:name="T652" style:family="text">
      <style:text-properties style:font-name="Liberation Serif1" fo:language="ru" fo:country="RU" fo:font-style="normal" style:text-underline-style="none" fo:font-weight="normal" officeooo:rsid="07207865" style:font-name-asian="Liberation Mono" style:font-style-asian="normal" style:font-weight-asian="normal" style:font-name-complex="Liberation Mono" style:font-style-complex="normal" style:font-weight-complex="normal"/>
    </style:style>
    <style:style style:name="T653" style:family="text">
      <style:text-properties style:font-name="Liberation Serif1" fo:language="ru" fo:country="RU" fo:font-style="normal" style:text-underline-style="none" fo:font-weight="normal" officeooo:rsid="0720ab10" style:font-name-asian="Liberation Mono" style:font-style-asian="normal" style:font-weight-asian="normal" style:font-name-complex="Liberation Mono" style:font-style-complex="normal" style:font-weight-complex="normal"/>
    </style:style>
    <style:style style:name="T654" style:family="text">
      <style:text-properties style:font-name="Liberation Serif1" fo:language="ru" fo:country="RU" fo:font-style="normal" style:text-underline-style="none" fo:font-weight="normal" officeooo:rsid="0721cb95" style:font-name-asian="Liberation Mono" style:font-style-asian="normal" style:font-weight-asian="normal" style:font-name-complex="Liberation Mono" style:font-style-complex="normal" style:font-weight-complex="normal"/>
    </style:style>
    <style:style style:name="T655" style:family="text">
      <style:text-properties style:font-name="Liberation Serif1" fo:language="ru" fo:country="RU" fo:font-style="normal" style:text-underline-style="none" fo:font-weight="normal" officeooo:rsid="0722dcce" style:font-name-asian="Liberation Mono" style:font-style-asian="normal" style:font-weight-asian="normal" style:font-name-complex="Liberation Mono" style:font-style-complex="normal" style:font-weight-complex="normal"/>
    </style:style>
    <style:style style:name="T656" style:family="text">
      <style:text-properties style:font-name="Liberation Serif1" fo:language="ru" fo:country="RU" fo:font-style="normal" style:text-underline-style="none" fo:font-weight="normal" officeooo:rsid="07243eae" style:font-name-asian="Liberation Mono" style:font-style-asian="normal" style:font-weight-asian="normal" style:font-name-complex="Liberation Mono" style:font-style-complex="normal" style:font-weight-complex="normal"/>
    </style:style>
    <style:style style:name="T657" style:family="text">
      <style:text-properties style:font-name="Liberation Serif1" fo:language="ru" fo:country="RU" fo:font-style="normal" style:text-underline-style="none" fo:font-weight="normal" officeooo:rsid="07258b84" style:font-name-asian="Liberation Mono" style:font-style-asian="normal" style:font-weight-asian="normal" style:font-name-complex="Liberation Mono" style:font-style-complex="normal" style:font-weight-complex="normal"/>
    </style:style>
    <style:style style:name="T658" style:family="text">
      <style:text-properties style:font-name="Liberation Serif1" fo:language="ru" fo:country="RU" fo:font-style="normal" style:text-underline-style="none" fo:font-weight="normal" officeooo:rsid="0726b4b1" style:font-name-asian="Liberation Mono" style:font-style-asian="normal" style:font-weight-asian="normal" style:font-name-complex="Liberation Mono" style:font-style-complex="normal" style:font-weight-complex="normal"/>
    </style:style>
    <style:style style:name="T659" style:family="text">
      <style:text-properties style:font-name="Liberation Serif1" fo:language="ru" fo:country="RU" fo:font-style="normal" style:text-underline-style="none" fo:font-weight="normal" officeooo:rsid="07289358" style:font-name-asian="Liberation Mono" style:font-style-asian="normal" style:font-weight-asian="normal" style:font-name-complex="Liberation Mono" style:font-style-complex="normal" style:font-weight-complex="normal"/>
    </style:style>
    <style:style style:name="T660" style:family="text">
      <style:text-properties style:font-name="Liberation Serif1" fo:language="ru" fo:country="RU" fo:font-style="normal" style:text-underline-style="none" fo:font-weight="normal" officeooo:rsid="07290598" style:font-name-asian="Liberation Mono" style:font-style-asian="normal" style:font-weight-asian="normal" style:font-name-complex="Liberation Mono" style:font-style-complex="normal" style:font-weight-complex="normal"/>
    </style:style>
    <style:style style:name="T661" style:family="text">
      <style:text-properties style:font-name="Liberation Serif1" fo:language="ru" fo:country="RU" fo:font-style="normal" style:text-underline-style="none" fo:font-weight="normal" officeooo:rsid="0729aeb7" style:font-name-asian="Liberation Mono" style:font-style-asian="normal" style:font-weight-asian="normal" style:font-name-complex="Liberation Mono" style:font-style-complex="normal" style:font-weight-complex="normal"/>
    </style:style>
    <style:style style:name="T662" style:family="text">
      <style:text-properties style:font-name="Liberation Serif1" fo:language="ru" fo:country="RU" fo:font-style="normal" style:text-underline-style="none" fo:font-weight="normal" officeooo:rsid="072ba2d8" style:font-name-asian="Liberation Mono" style:font-style-asian="normal" style:font-weight-asian="normal" style:font-name-complex="Liberation Mono" style:font-style-complex="normal" style:font-weight-complex="normal"/>
    </style:style>
    <style:style style:name="T663" style:family="text">
      <style:text-properties style:font-name="Liberation Serif1" fo:language="ru" fo:country="RU" fo:font-style="normal" style:text-underline-style="none" fo:font-weight="normal" officeooo:rsid="072c9c59" style:font-name-asian="Liberation Mono" style:font-style-asian="normal" style:font-weight-asian="normal" style:font-name-complex="Liberation Mono" style:font-style-complex="normal" style:font-weight-complex="normal"/>
    </style:style>
    <style:style style:name="T664" style:family="text">
      <style:text-properties style:font-name="Liberation Serif1" fo:language="ru" fo:country="RU" fo:font-style="normal" style:text-underline-style="none" fo:font-weight="normal" officeooo:rsid="072d5b1d" style:font-name-asian="Liberation Mono" style:font-style-asian="normal" style:font-weight-asian="normal" style:font-name-complex="Liberation Mono" style:font-style-complex="normal" style:font-weight-complex="normal"/>
    </style:style>
    <style:style style:name="T665" style:family="text">
      <style:text-properties style:font-name="Liberation Serif1" fo:language="ru" fo:country="RU" fo:font-style="normal" style:text-underline-style="none" fo:font-weight="normal" officeooo:rsid="072d7781" style:font-name-asian="Liberation Mono" style:font-style-asian="normal" style:font-weight-asian="normal" style:font-name-complex="Liberation Mono" style:font-style-complex="normal" style:font-weight-complex="normal"/>
    </style:style>
    <style:style style:name="T666" style:family="text">
      <style:text-properties style:font-name="Liberation Serif1" fo:language="ru" fo:country="RU" fo:font-style="normal" style:text-underline-style="none" fo:font-weight="normal" officeooo:rsid="072db8dc" style:font-name-asian="Liberation Mono" style:font-style-asian="normal" style:font-weight-asian="normal" style:font-name-complex="Liberation Mono" style:font-style-complex="normal" style:font-weight-complex="normal"/>
    </style:style>
    <style:style style:name="T667" style:family="text">
      <style:text-properties style:font-name="Liberation Serif1" fo:language="ru" fo:country="RU" fo:font-style="normal" style:text-underline-style="none" fo:font-weight="normal" officeooo:rsid="072f310a" style:font-name-asian="Liberation Mono" style:font-style-asian="normal" style:font-weight-asian="normal" style:font-name-complex="Liberation Mono" style:font-style-complex="normal" style:font-weight-complex="normal"/>
    </style:style>
    <style:style style:name="T668" style:family="text">
      <style:text-properties style:font-name="Liberation Serif1" fo:language="ru" fo:country="RU" fo:font-style="normal" style:text-underline-style="none" fo:font-weight="normal" officeooo:rsid="073035fc" style:font-name-asian="Liberation Mono" style:font-style-asian="normal" style:font-weight-asian="normal" style:font-name-complex="Liberation Mono" style:font-style-complex="normal" style:font-weight-complex="normal"/>
    </style:style>
    <style:style style:name="T669" style:family="text">
      <style:text-properties style:font-name="Liberation Serif1" fo:language="ru" fo:country="RU" fo:font-style="normal" style:text-underline-style="none" fo:font-weight="normal" officeooo:rsid="07305f33" style:font-name-asian="Liberation Mono" style:font-style-asian="normal" style:font-weight-asian="normal" style:font-name-complex="Liberation Mono" style:font-style-complex="normal" style:font-weight-complex="normal"/>
    </style:style>
    <style:style style:name="T670" style:family="text">
      <style:text-properties style:font-name="Liberation Serif1" fo:language="ru" fo:country="RU" fo:font-style="normal" style:text-underline-style="none" fo:font-weight="normal" officeooo:rsid="07324cdc" style:font-name-asian="Liberation Mono" style:font-style-asian="normal" style:font-weight-asian="normal" style:font-name-complex="Liberation Mono" style:font-style-complex="normal" style:font-weight-complex="normal"/>
    </style:style>
    <style:style style:name="T671" style:family="text">
      <style:text-properties style:font-name="Liberation Serif1" fo:language="ru" fo:country="RU" fo:font-style="normal" style:text-underline-style="none" fo:font-weight="normal" officeooo:rsid="0732891e" style:font-name-asian="Liberation Mono" style:font-style-asian="normal" style:font-weight-asian="normal" style:font-name-complex="Liberation Mono" style:font-style-complex="normal" style:font-weight-complex="normal"/>
    </style:style>
    <style:style style:name="T672" style:family="text">
      <style:text-properties style:font-name="Liberation Serif1" fo:language="ru" fo:country="RU" fo:font-style="normal" style:text-underline-style="none" fo:font-weight="normal" officeooo:rsid="07343a59" style:font-name-asian="Liberation Mono" style:font-style-asian="normal" style:font-weight-asian="normal" style:font-name-complex="Liberation Mono" style:font-style-complex="normal" style:font-weight-complex="normal"/>
    </style:style>
    <style:style style:name="T673" style:family="text">
      <style:text-properties style:font-name="Liberation Serif1" fo:language="ru" fo:country="RU" fo:font-style="normal" style:text-underline-style="none" fo:font-weight="normal" officeooo:rsid="0735b411" style:font-name-asian="Liberation Mono" style:font-style-asian="normal" style:font-weight-asian="normal" style:font-name-complex="Liberation Mono" style:font-style-complex="normal" style:font-weight-complex="normal"/>
    </style:style>
    <style:style style:name="T674" style:family="text">
      <style:text-properties style:font-name="Liberation Serif1" fo:language="ru" fo:country="RU" fo:font-style="normal" style:text-underline-style="none" fo:font-weight="normal" officeooo:rsid="0735f5cb" style:font-name-asian="Liberation Mono" style:font-style-asian="normal" style:font-weight-asian="normal" style:font-name-complex="Liberation Mono" style:font-style-complex="normal" style:font-weight-complex="normal"/>
    </style:style>
    <style:style style:name="T675" style:family="text">
      <style:text-properties style:font-name="Liberation Serif1" fo:language="ru" fo:country="RU" fo:font-style="normal" style:text-underline-style="none" fo:font-weight="normal" officeooo:rsid="0737a25a" style:font-name-asian="Liberation Mono" style:font-style-asian="normal" style:font-weight-asian="normal" style:font-name-complex="Liberation Mono" style:font-style-complex="normal" style:font-weight-complex="normal"/>
    </style:style>
    <style:style style:name="T676" style:family="text">
      <style:text-properties style:font-name="Liberation Serif1" fo:language="ru" fo:country="RU" fo:font-style="normal" style:text-underline-style="none" fo:font-weight="normal" officeooo:rsid="0738c9e9" style:font-name-asian="Liberation Mono" style:font-style-asian="normal" style:font-weight-asian="normal" style:font-name-complex="Liberation Mono" style:font-style-complex="normal" style:font-weight-complex="normal"/>
    </style:style>
    <style:style style:name="T677" style:family="text">
      <style:text-properties style:font-name="Liberation Serif1" fo:language="ru" fo:country="RU" fo:font-style="normal" style:text-underline-style="none" fo:font-weight="normal" officeooo:rsid="073a54e2" style:font-name-asian="Liberation Mono" style:font-style-asian="normal" style:font-weight-asian="normal" style:font-name-complex="Liberation Mono" style:font-style-complex="normal" style:font-weight-complex="normal"/>
    </style:style>
    <style:style style:name="T678" style:family="text">
      <style:text-properties style:font-name="Liberation Serif1" fo:language="ru" fo:country="RU" fo:font-style="normal" style:text-underline-style="none" fo:font-weight="normal" officeooo:rsid="073b646e" style:font-name-asian="Liberation Mono" style:font-style-asian="normal" style:font-weight-asian="normal" style:font-name-complex="Liberation Mono" style:font-style-complex="normal" style:font-weight-complex="normal"/>
    </style:style>
    <style:style style:name="T679" style:family="text">
      <style:text-properties style:font-name="Liberation Serif1" fo:language="ru" fo:country="RU" fo:font-style="normal" style:text-underline-style="none" fo:font-weight="normal" officeooo:rsid="073c173f" style:font-name-asian="Liberation Mono" style:font-style-asian="normal" style:font-weight-asian="normal" style:font-name-complex="Liberation Mono" style:font-style-complex="normal" style:font-weight-complex="normal"/>
    </style:style>
    <style:style style:name="T680" style:family="text">
      <style:text-properties style:font-name="Liberation Serif1" fo:language="ru" fo:country="RU" fo:font-style="normal" style:text-underline-style="none" fo:font-weight="normal" officeooo:rsid="073c44f0" style:font-name-asian="Liberation Mono" style:font-style-asian="normal" style:font-weight-asian="normal" style:font-name-complex="Liberation Mono" style:font-style-complex="normal" style:font-weight-complex="normal"/>
    </style:style>
    <style:style style:name="T681" style:family="text">
      <style:text-properties style:font-name="Liberation Serif1" fo:language="ru" fo:country="RU" fo:font-style="normal" style:text-underline-style="none" fo:font-weight="normal" officeooo:rsid="073ce1fe" style:font-name-asian="Liberation Mono" style:font-style-asian="normal" style:font-weight-asian="normal" style:font-name-complex="Liberation Mono" style:font-style-complex="normal" style:font-weight-complex="normal"/>
    </style:style>
    <style:style style:name="T682" style:family="text">
      <style:text-properties style:font-name="Liberation Serif1" fo:language="ru" fo:country="RU" fo:font-style="normal" style:text-underline-style="none" fo:font-weight="normal" officeooo:rsid="073dcf22" style:font-name-asian="Liberation Mono" style:font-style-asian="normal" style:font-weight-asian="normal" style:font-name-complex="Liberation Mono" style:font-style-complex="normal" style:font-weight-complex="normal"/>
    </style:style>
    <style:style style:name="T683" style:family="text">
      <style:text-properties style:font-name="Liberation Serif1" fo:language="ru" fo:country="RU" fo:font-style="normal" style:text-underline-style="none" fo:font-weight="normal" officeooo:rsid="073f1fb5" style:font-name-asian="Liberation Mono" style:font-style-asian="normal" style:font-weight-asian="normal" style:font-name-complex="Liberation Mono" style:font-style-complex="normal" style:font-weight-complex="normal"/>
    </style:style>
    <style:style style:name="T684" style:family="text">
      <style:text-properties style:font-name="Liberation Serif1" fo:language="ru" fo:country="RU" fo:font-style="normal" style:text-underline-style="none" fo:font-weight="normal" officeooo:rsid="07404155" style:font-name-asian="Liberation Mono" style:font-style-asian="normal" style:font-weight-asian="normal" style:font-name-complex="Liberation Mono" style:font-style-complex="normal" style:font-weight-complex="normal"/>
    </style:style>
    <style:style style:name="T685" style:family="text">
      <style:text-properties style:font-name="Liberation Serif1" fo:language="ru" fo:country="RU" fo:font-style="normal" style:text-underline-style="none" fo:font-weight="normal" officeooo:rsid="0740bd81" style:font-name-asian="Liberation Mono" style:font-style-asian="normal" style:font-weight-asian="normal" style:font-name-complex="Liberation Mono" style:font-style-complex="normal" style:font-weight-complex="normal"/>
    </style:style>
    <style:style style:name="T686" style:family="text">
      <style:text-properties style:font-name="Liberation Serif1" fo:language="ru" fo:country="RU" fo:font-style="normal" style:text-underline-style="none" fo:font-weight="normal" officeooo:rsid="07428c11" style:font-name-asian="Liberation Mono" style:font-style-asian="normal" style:font-weight-asian="normal" style:font-name-complex="Liberation Mono" style:font-style-complex="normal" style:font-weight-complex="normal"/>
    </style:style>
    <style:style style:name="T687" style:family="text">
      <style:text-properties style:font-name="Liberation Serif1" fo:language="ru" fo:country="RU" fo:font-style="normal" style:text-underline-style="none" fo:font-weight="normal" officeooo:rsid="0742eef0" style:font-name-asian="Liberation Mono" style:font-style-asian="normal" style:font-weight-asian="normal" style:font-name-complex="Liberation Mono" style:font-style-complex="normal" style:font-weight-complex="normal"/>
    </style:style>
    <style:style style:name="T688" style:family="text">
      <style:text-properties style:font-name="Liberation Serif1" fo:language="ru" fo:country="RU" fo:font-style="normal" style:text-underline-style="none" fo:font-weight="normal" officeooo:rsid="07449053" style:font-name-asian="Liberation Mono" style:font-style-asian="normal" style:font-weight-asian="normal" style:font-name-complex="Liberation Mono" style:font-style-complex="normal" style:font-weight-complex="normal"/>
    </style:style>
    <style:style style:name="T689" style:family="text">
      <style:text-properties style:font-name="Liberation Serif1" fo:language="ru" fo:country="RU" fo:font-style="normal" style:text-underline-style="none" fo:font-weight="normal" officeooo:rsid="0745a8f9" style:font-name-asian="Liberation Mono" style:font-style-asian="normal" style:font-weight-asian="normal" style:font-name-complex="Liberation Mono" style:font-style-complex="normal" style:font-weight-complex="normal"/>
    </style:style>
    <style:style style:name="T690" style:family="text">
      <style:text-properties style:font-name="Liberation Serif1" fo:language="ru" fo:country="RU" fo:font-style="normal" style:text-underline-style="none" fo:font-weight="normal" officeooo:rsid="0746caf0" style:font-name-asian="Liberation Mono" style:font-style-asian="normal" style:font-weight-asian="normal" style:font-name-complex="Liberation Mono" style:font-style-complex="normal" style:font-weight-complex="normal"/>
    </style:style>
    <style:style style:name="T691" style:family="text">
      <style:text-properties style:font-name="Liberation Serif1" fo:language="ru" fo:country="RU" fo:font-style="normal" style:text-underline-style="none" fo:font-weight="normal" officeooo:rsid="0747169f" style:font-name-asian="Liberation Mono" style:font-style-asian="normal" style:font-weight-asian="normal" style:font-name-complex="Liberation Mono" style:font-style-complex="normal" style:font-weight-complex="normal"/>
    </style:style>
    <style:style style:name="T692" style:family="text">
      <style:text-properties style:font-name="Liberation Serif1" fo:language="ru" fo:country="RU" fo:font-style="normal" style:text-underline-style="none" fo:font-weight="normal" officeooo:rsid="0747f58c" style:font-name-asian="Liberation Mono" style:font-style-asian="normal" style:font-weight-asian="normal" style:font-name-complex="Liberation Mono" style:font-style-complex="normal" style:font-weight-complex="normal"/>
    </style:style>
    <style:style style:name="T693" style:family="text">
      <style:text-properties style:font-name="Liberation Serif1" fo:language="ru" fo:country="RU" fo:font-style="normal" style:text-underline-style="none" fo:font-weight="normal" officeooo:rsid="07481e5b" style:font-name-asian="Liberation Mono" style:font-style-asian="normal" style:font-weight-asian="normal" style:font-name-complex="Liberation Mono" style:font-style-complex="normal" style:font-weight-complex="normal"/>
    </style:style>
    <style:style style:name="T694" style:family="text">
      <style:text-properties style:font-name="Liberation Serif1" fo:language="ru" fo:country="RU" fo:font-style="normal" style:text-underline-style="none" fo:font-weight="normal" officeooo:rsid="074933c4" style:font-name-asian="Liberation Mono" style:font-style-asian="normal" style:font-weight-asian="normal" style:font-name-complex="Liberation Mono" style:font-style-complex="normal" style:font-weight-complex="normal"/>
    </style:style>
    <style:style style:name="T695" style:family="text">
      <style:text-properties style:font-name="Liberation Serif1" fo:language="ru" fo:country="RU" fo:font-style="normal" style:text-underline-style="none" fo:font-weight="normal" officeooo:rsid="074ae276" style:font-name-asian="Liberation Mono" style:font-style-asian="normal" style:font-weight-asian="normal" style:font-name-complex="Liberation Mono" style:font-style-complex="normal" style:font-weight-complex="normal"/>
    </style:style>
    <style:style style:name="T696" style:family="text">
      <style:text-properties style:font-name="Liberation Serif1" fo:language="ru" fo:country="RU" fo:font-style="normal" style:text-underline-style="none" fo:font-weight="normal" officeooo:rsid="074b4d4f" style:font-name-asian="Liberation Mono" style:font-style-asian="normal" style:font-weight-asian="normal" style:font-name-complex="Liberation Mono" style:font-style-complex="normal" style:font-weight-complex="normal"/>
    </style:style>
    <style:style style:name="T697" style:family="text">
      <style:text-properties style:font-name="Liberation Serif1" fo:language="ru" fo:country="RU" fo:font-style="normal" style:text-underline-style="none" fo:font-weight="normal" officeooo:rsid="074ce45a" style:font-name-asian="Liberation Mono" style:font-style-asian="normal" style:font-weight-asian="normal" style:font-name-complex="Liberation Mono" style:font-style-complex="normal" style:font-weight-complex="normal"/>
    </style:style>
    <style:style style:name="T698" style:family="text">
      <style:text-properties style:font-name="Liberation Serif1" fo:language="ru" fo:country="RU" fo:font-style="normal" style:text-underline-style="none" fo:font-weight="normal" officeooo:rsid="074e1fbf" style:font-name-asian="Liberation Mono" style:font-style-asian="normal" style:font-weight-asian="normal" style:font-name-complex="Liberation Mono" style:font-style-complex="normal" style:font-weight-complex="normal"/>
    </style:style>
    <style:style style:name="T699" style:family="text">
      <style:text-properties style:font-name="Liberation Serif1" fo:language="ru" fo:country="RU" fo:font-style="normal" style:text-underline-style="none" fo:font-weight="normal" officeooo:rsid="074f6980" style:font-name-asian="Liberation Mono" style:font-style-asian="normal" style:font-weight-asian="normal" style:font-name-complex="Liberation Mono" style:font-style-complex="normal" style:font-weight-complex="normal"/>
    </style:style>
    <style:style style:name="T700" style:family="text">
      <style:text-properties style:font-name="Liberation Serif1" fo:language="ru" fo:country="RU" fo:font-style="normal" style:text-underline-style="none" fo:font-weight="normal" officeooo:rsid="07509c73" style:font-name-asian="Liberation Mono" style:font-style-asian="normal" style:font-weight-asian="normal" style:font-name-complex="Liberation Mono" style:font-style-complex="normal" style:font-weight-complex="normal"/>
    </style:style>
    <style:style style:name="T701" style:family="text">
      <style:text-properties style:font-name="Liberation Serif1" fo:language="ru" fo:country="RU" fo:font-style="normal" style:text-underline-style="none" fo:font-weight="normal" officeooo:rsid="0751bb5e" style:font-name-asian="Liberation Mono" style:font-style-asian="normal" style:font-weight-asian="normal" style:font-name-complex="Liberation Mono" style:font-style-complex="normal" style:font-weight-complex="normal"/>
    </style:style>
    <style:style style:name="T702" style:family="text">
      <style:text-properties style:font-name="Liberation Serif1" fo:language="ru" fo:country="RU" fo:font-style="normal" style:text-underline-style="none" fo:font-weight="normal" officeooo:rsid="0753b951" style:font-name-asian="Liberation Mono" style:font-style-asian="normal" style:font-weight-asian="normal" style:font-name-complex="Liberation Mono" style:font-style-complex="normal" style:font-weight-complex="normal"/>
    </style:style>
    <style:style style:name="T703" style:family="text">
      <style:text-properties style:font-name="Liberation Serif1" fo:language="ru" fo:country="RU" fo:font-style="normal" style:text-underline-style="none" fo:font-weight="normal" officeooo:rsid="0754773d" style:font-name-asian="Liberation Mono" style:font-style-asian="normal" style:font-weight-asian="normal" style:font-name-complex="Liberation Mono" style:font-style-complex="normal" style:font-weight-complex="normal"/>
    </style:style>
    <style:style style:name="T704" style:family="text">
      <style:text-properties style:font-name="Liberation Serif1" fo:language="ru" fo:country="RU" fo:font-style="normal" style:text-underline-style="none" fo:font-weight="normal" officeooo:rsid="0754798f" style:font-name-asian="Liberation Mono" style:font-style-asian="normal" style:font-weight-asian="normal" style:font-name-complex="Liberation Mono" style:font-style-complex="normal" style:font-weight-complex="normal"/>
    </style:style>
    <style:style style:name="T705" style:family="text">
      <style:text-properties style:font-name="Liberation Serif1" fo:language="ru" fo:country="RU" fo:font-style="normal" style:text-underline-style="none" fo:font-weight="normal" officeooo:rsid="07564368" style:font-name-asian="Liberation Mono" style:font-style-asian="normal" style:font-weight-asian="normal" style:font-name-complex="Liberation Mono" style:font-style-complex="normal" style:font-weight-complex="normal"/>
    </style:style>
    <style:style style:name="T706" style:family="text">
      <style:text-properties style:font-name="Liberation Serif1" fo:language="ru" fo:country="RU" fo:font-style="normal" style:text-underline-style="none" fo:font-weight="normal" officeooo:rsid="0756f0a3" style:font-name-asian="Liberation Mono" style:font-style-asian="normal" style:font-weight-asian="normal" style:font-name-complex="Liberation Mono" style:font-style-complex="normal" style:font-weight-complex="normal"/>
    </style:style>
    <style:style style:name="T707" style:family="text">
      <style:text-properties style:font-name="Liberation Serif1" fo:language="ru" fo:country="RU" fo:font-style="normal" style:text-underline-style="none" fo:font-weight="normal" officeooo:rsid="07586405" style:font-name-asian="Liberation Mono" style:font-style-asian="normal" style:font-weight-asian="normal" style:font-name-complex="Liberation Mono" style:font-style-complex="normal" style:font-weight-complex="normal"/>
    </style:style>
    <style:style style:name="T708" style:family="text">
      <style:text-properties style:font-name="Liberation Serif1" fo:language="ru" fo:country="RU" fo:font-style="normal" style:text-underline-style="none" fo:font-weight="normal" officeooo:rsid="07586a9e" style:font-name-asian="Liberation Mono" style:font-style-asian="normal" style:font-weight-asian="normal" style:font-name-complex="Liberation Mono" style:font-style-complex="normal" style:font-weight-complex="normal"/>
    </style:style>
    <style:style style:name="T709" style:family="text">
      <style:text-properties style:font-name="Liberation Serif1" fo:language="ru" fo:country="RU" fo:font-style="normal" style:text-underline-style="none" fo:font-weight="normal" officeooo:rsid="0758af53" style:font-name-asian="Liberation Mono" style:font-style-asian="normal" style:font-weight-asian="normal" style:font-name-complex="Liberation Mono" style:font-style-complex="normal" style:font-weight-complex="normal"/>
    </style:style>
    <style:style style:name="T710" style:family="text">
      <style:text-properties style:font-name="Liberation Serif1" fo:language="ru" fo:country="RU" fo:font-style="normal" style:text-underline-style="none" fo:font-weight="normal" officeooo:rsid="075986ed" style:font-name-asian="Liberation Mono" style:font-style-asian="normal" style:font-weight-asian="normal" style:font-name-complex="Liberation Mono" style:font-style-complex="normal" style:font-weight-complex="normal"/>
    </style:style>
    <style:style style:name="T711" style:family="text">
      <style:text-properties style:font-name="Liberation Serif1" fo:language="ru" fo:country="RU" fo:font-style="normal" style:text-underline-style="none" fo:font-weight="normal" officeooo:rsid="075afb35" style:font-name-asian="Liberation Mono" style:font-style-asian="normal" style:font-weight-asian="normal" style:font-name-complex="Liberation Mono" style:font-style-complex="normal" style:font-weight-complex="normal"/>
    </style:style>
    <style:style style:name="T712" style:family="text">
      <style:text-properties style:font-name="Liberation Serif1" fo:language="ru" fo:country="RU" fo:font-style="normal" style:text-underline-style="none" fo:font-weight="normal" officeooo:rsid="075bbfe6" style:font-name-asian="Liberation Mono" style:font-style-asian="normal" style:font-weight-asian="normal" style:font-name-complex="Liberation Mono" style:font-style-complex="normal" style:font-weight-complex="normal"/>
    </style:style>
    <style:style style:name="T713" style:family="text">
      <style:text-properties style:font-name="Liberation Serif1" fo:language="ru" fo:country="RU" fo:font-style="normal" style:text-underline-style="none" fo:font-weight="normal" officeooo:rsid="075dbe7e" style:font-name-asian="Liberation Mono" style:font-style-asian="normal" style:font-weight-asian="normal" style:font-name-complex="Liberation Mono" style:font-style-complex="normal" style:font-weight-complex="normal"/>
    </style:style>
    <style:style style:name="T714" style:family="text">
      <style:text-properties style:font-name="Liberation Serif1" fo:language="ru" fo:country="RU" fo:font-style="normal" style:text-underline-style="none" fo:font-weight="normal" officeooo:rsid="075e3768" style:font-name-asian="Liberation Mono" style:font-style-asian="normal" style:font-weight-asian="normal" style:font-name-complex="Liberation Mono" style:font-style-complex="normal" style:font-weight-complex="normal"/>
    </style:style>
    <style:style style:name="T715" style:family="text">
      <style:text-properties style:font-name="Liberation Serif1" fo:language="ru" fo:country="RU" fo:font-style="normal" style:text-underline-style="none" fo:font-weight="normal" officeooo:rsid="075ebac4" style:font-name-asian="Liberation Mono" style:font-style-asian="normal" style:font-weight-asian="normal" style:font-name-complex="Liberation Mono" style:font-style-complex="normal" style:font-weight-complex="normal"/>
    </style:style>
    <style:style style:name="T716" style:family="text">
      <style:text-properties style:font-name="Liberation Serif1" fo:language="ru" fo:country="RU" fo:font-style="normal" style:text-underline-style="none" fo:font-weight="normal" officeooo:rsid="07601a8b" style:font-name-asian="Liberation Mono" style:font-style-asian="normal" style:font-weight-asian="normal" style:font-name-complex="Liberation Mono" style:font-style-complex="normal" style:font-weight-complex="normal"/>
    </style:style>
    <style:style style:name="T717" style:family="text">
      <style:text-properties style:font-name="Liberation Serif1" fo:language="ru" fo:country="RU" fo:font-style="normal" style:text-underline-style="none" fo:font-weight="normal" officeooo:rsid="0760cc72" style:font-name-asian="Liberation Mono" style:font-style-asian="normal" style:font-weight-asian="normal" style:font-name-complex="Liberation Mono" style:font-style-complex="normal" style:font-weight-complex="normal"/>
    </style:style>
    <style:style style:name="T718" style:family="text">
      <style:text-properties style:font-name="Liberation Serif1" fo:language="ru" fo:country="RU" fo:font-style="normal" style:text-underline-style="none" fo:font-weight="normal" officeooo:rsid="0760e71d" style:font-name-asian="Liberation Mono" style:font-style-asian="normal" style:font-weight-asian="normal" style:font-name-complex="Liberation Mono" style:font-style-complex="normal" style:font-weight-complex="normal"/>
    </style:style>
    <style:style style:name="T719" style:family="text">
      <style:text-properties style:font-name="Liberation Serif1" fo:language="ru" fo:country="RU" fo:font-style="normal" style:text-underline-style="none" fo:font-weight="normal" officeooo:rsid="07614d9b" style:font-name-asian="Liberation Mono" style:font-style-asian="normal" style:font-weight-asian="normal" style:font-name-complex="Liberation Mono" style:font-style-complex="normal" style:font-weight-complex="normal"/>
    </style:style>
    <style:style style:name="T720" style:family="text">
      <style:text-properties style:font-name="Liberation Serif1" fo:language="ru" fo:country="RU" fo:font-style="normal" style:text-underline-style="none" fo:font-weight="normal" officeooo:rsid="0761c2a9" style:font-name-asian="Liberation Mono" style:font-style-asian="normal" style:font-weight-asian="normal" style:font-name-complex="Liberation Mono" style:font-style-complex="normal" style:font-weight-complex="normal"/>
    </style:style>
    <style:style style:name="T721" style:family="text">
      <style:text-properties style:font-name="Liberation Serif1" fo:language="ru" fo:country="RU" fo:font-style="normal" style:text-underline-style="none" fo:font-weight="normal" officeooo:rsid="076284f0" style:font-name-asian="Liberation Mono" style:font-style-asian="normal" style:font-weight-asian="normal" style:font-name-complex="Liberation Mono" style:font-style-complex="normal" style:font-weight-complex="normal"/>
    </style:style>
    <style:style style:name="T722" style:family="text">
      <style:text-properties style:font-name="Liberation Serif1" fo:language="ru" fo:country="RU" fo:font-style="normal" style:text-underline-style="none" fo:font-weight="normal" officeooo:rsid="0763f5b4" style:font-name-asian="Liberation Mono" style:font-style-asian="normal" style:font-weight-asian="normal" style:font-name-complex="Liberation Mono" style:font-style-complex="normal" style:font-weight-complex="normal"/>
    </style:style>
    <style:style style:name="T723" style:family="text">
      <style:text-properties style:font-name="Liberation Serif1" fo:language="ru" fo:country="RU" fo:font-style="normal" style:text-underline-style="none" fo:font-weight="normal" officeooo:rsid="076547a4" style:font-name-asian="Liberation Mono" style:font-style-asian="normal" style:font-weight-asian="normal" style:font-name-complex="Liberation Mono" style:font-style-complex="normal" style:font-weight-complex="normal"/>
    </style:style>
    <style:style style:name="T724" style:family="text">
      <style:text-properties style:font-name="Liberation Serif1" fo:language="ru" fo:country="RU" fo:font-style="normal" style:text-underline-style="none" fo:font-weight="normal" officeooo:rsid="076634bf" style:font-name-asian="Liberation Mono" style:font-style-asian="normal" style:font-weight-asian="normal" style:font-name-complex="Liberation Mono" style:font-style-complex="normal" style:font-weight-complex="normal"/>
    </style:style>
    <style:style style:name="T725" style:family="text">
      <style:text-properties style:font-name="Liberation Serif1" fo:language="ru" fo:country="RU" fo:font-style="normal" style:text-underline-style="none" fo:font-weight="normal" officeooo:rsid="0766ac39" style:font-name-asian="Liberation Mono" style:font-style-asian="normal" style:font-weight-asian="normal" style:font-name-complex="Liberation Mono" style:font-style-complex="normal" style:font-weight-complex="normal"/>
    </style:style>
    <style:style style:name="T726" style:family="text">
      <style:text-properties style:font-name="Liberation Serif1" fo:language="ru" fo:country="RU" fo:font-style="normal" style:text-underline-style="none" fo:font-weight="normal" officeooo:rsid="076837b1" style:font-name-asian="Liberation Mono" style:font-style-asian="normal" style:font-weight-asian="normal" style:font-name-complex="Liberation Mono" style:font-style-complex="normal" style:font-weight-complex="normal"/>
    </style:style>
    <style:style style:name="T727" style:family="text">
      <style:text-properties style:font-name="Liberation Serif1" fo:language="ru" fo:country="RU" fo:font-style="normal" style:text-underline-style="none" fo:font-weight="normal" officeooo:rsid="0769e30c" style:font-name-asian="Liberation Mono" style:font-style-asian="normal" style:font-weight-asian="normal" style:font-name-complex="Liberation Mono" style:font-style-complex="normal" style:font-weight-complex="normal"/>
    </style:style>
    <style:style style:name="T728" style:family="text">
      <style:text-properties style:font-name="Liberation Serif1" fo:language="ru" fo:country="RU" fo:font-style="normal" style:text-underline-style="none" fo:font-weight="normal" officeooo:rsid="076a9c1b" style:font-name-asian="Liberation Mono" style:font-style-asian="normal" style:font-weight-asian="normal" style:font-name-complex="Liberation Mono" style:font-style-complex="normal" style:font-weight-complex="normal"/>
    </style:style>
    <style:style style:name="T729" style:family="text">
      <style:text-properties style:font-name="Liberation Serif1" fo:language="ru" fo:country="RU" fo:font-style="normal" style:text-underline-style="none" fo:font-weight="normal" officeooo:rsid="076d56be" style:font-name-asian="Liberation Mono" style:font-style-asian="normal" style:font-weight-asian="normal" style:font-name-complex="Liberation Mono" style:font-style-complex="normal" style:font-weight-complex="normal"/>
    </style:style>
    <style:style style:name="T730" style:family="text">
      <style:text-properties style:font-name="Liberation Serif1" fo:language="ru" fo:country="RU" fo:font-style="normal" style:text-underline-style="none" fo:font-weight="normal" officeooo:rsid="076edd1a" style:font-name-asian="Liberation Mono" style:font-style-asian="normal" style:font-weight-asian="normal" style:font-name-complex="Liberation Mono" style:font-style-complex="normal" style:font-weight-complex="normal"/>
    </style:style>
    <style:style style:name="T731" style:family="text">
      <style:text-properties style:font-name="Liberation Serif1" fo:language="ru" fo:country="RU" fo:font-style="normal" style:text-underline-style="none" fo:font-weight="normal" officeooo:rsid="076f1124" style:font-name-asian="Liberation Mono" style:font-style-asian="normal" style:font-weight-asian="normal" style:font-name-complex="Liberation Mono" style:font-style-complex="normal" style:font-weight-complex="normal"/>
    </style:style>
    <style:style style:name="T732" style:family="text">
      <style:text-properties style:font-name="Liberation Serif1" fo:language="ru" fo:country="RU" fo:font-style="normal" style:text-underline-style="none" fo:font-weight="normal" officeooo:rsid="0770443c" style:font-name-asian="Liberation Mono" style:font-style-asian="normal" style:font-weight-asian="normal" style:font-name-complex="Liberation Mono" style:font-style-complex="normal" style:font-weight-complex="normal"/>
    </style:style>
    <style:style style:name="T733" style:family="text">
      <style:text-properties style:font-name="Liberation Serif1" fo:language="ru" fo:country="RU" fo:font-style="normal" style:text-underline-style="none" fo:font-weight="normal" officeooo:rsid="0770da4b" style:font-name-asian="Liberation Mono" style:font-style-asian="normal" style:font-weight-asian="normal" style:font-name-complex="Liberation Mono" style:font-style-complex="normal" style:font-weight-complex="normal"/>
    </style:style>
    <style:style style:name="T734" style:family="text">
      <style:text-properties style:font-name="Liberation Serif1" fo:language="ru" fo:country="RU" fo:font-style="normal" style:text-underline-style="none" fo:font-weight="normal" officeooo:rsid="07716f3d" style:font-name-asian="Liberation Mono" style:font-style-asian="normal" style:font-weight-asian="normal" style:font-name-complex="Liberation Mono" style:font-style-complex="normal" style:font-weight-complex="normal"/>
    </style:style>
    <style:style style:name="T735" style:family="text">
      <style:text-properties style:font-name="Liberation Serif1" fo:language="ru" fo:country="RU" fo:font-style="normal" style:text-underline-style="none" fo:font-weight="normal" officeooo:rsid="0771866b" style:font-name-asian="Liberation Mono" style:font-style-asian="normal" style:font-weight-asian="normal" style:font-name-complex="Liberation Mono" style:font-style-complex="normal" style:font-weight-complex="normal"/>
    </style:style>
    <style:style style:name="T736" style:family="text">
      <style:text-properties style:font-name="Liberation Serif1" fo:language="ru" fo:country="RU" fo:font-style="normal" style:text-underline-style="none" fo:font-weight="normal" officeooo:rsid="0772a56a" style:font-name-asian="Liberation Mono" style:font-style-asian="normal" style:font-weight-asian="normal" style:font-name-complex="Liberation Mono" style:font-style-complex="normal" style:font-weight-complex="normal"/>
    </style:style>
    <style:style style:name="T737" style:family="text">
      <style:text-properties style:font-name="Liberation Serif1" fo:language="ru" fo:country="RU" fo:font-style="normal" style:text-underline-style="none" fo:font-weight="normal" officeooo:rsid="0773e420" style:font-name-asian="Liberation Mono" style:font-style-asian="normal" style:font-weight-asian="normal" style:font-name-complex="Liberation Mono" style:font-style-complex="normal" style:font-weight-complex="normal"/>
    </style:style>
    <style:style style:name="T738" style:family="text">
      <style:text-properties style:font-name="Liberation Serif1" fo:language="ru" fo:country="RU" fo:font-style="normal" style:text-underline-style="none" fo:font-weight="normal" officeooo:rsid="07742073" style:font-name-asian="Liberation Mono" style:font-style-asian="normal" style:font-weight-asian="normal" style:font-name-complex="Liberation Mono" style:font-style-complex="normal" style:font-weight-complex="normal"/>
    </style:style>
    <style:style style:name="T739" style:family="text">
      <style:text-properties style:font-name="Liberation Serif1" fo:language="ru" fo:country="RU" fo:font-style="normal" style:text-underline-style="none" fo:font-weight="normal" officeooo:rsid="07746030" style:font-name-asian="Liberation Mono" style:font-style-asian="normal" style:font-weight-asian="normal" style:font-name-complex="Liberation Mono" style:font-style-complex="normal" style:font-weight-complex="normal"/>
    </style:style>
    <style:style style:name="T740" style:family="text">
      <style:text-properties style:font-name="Liberation Serif1" fo:language="ru" fo:country="RU" fo:font-style="normal" style:text-underline-style="none" fo:font-weight="normal" officeooo:rsid="0774e2e1" style:font-name-asian="Liberation Mono" style:font-style-asian="normal" style:font-weight-asian="normal" style:font-name-complex="Liberation Mono" style:font-style-complex="normal" style:font-weight-complex="normal"/>
    </style:style>
    <style:style style:name="T741" style:family="text">
      <style:text-properties style:font-name="Liberation Serif1" fo:language="ru" fo:country="RU" fo:font-style="normal" style:text-underline-style="none" fo:font-weight="normal" officeooo:rsid="07759356" style:font-name-asian="Liberation Mono" style:font-style-asian="normal" style:font-weight-asian="normal" style:font-name-complex="Liberation Mono" style:font-style-complex="normal" style:font-weight-complex="normal"/>
    </style:style>
    <style:style style:name="T742" style:family="text">
      <style:text-properties style:font-name="Liberation Serif1" fo:language="ru" fo:country="RU" fo:font-style="normal" style:text-underline-style="none" fo:font-weight="normal" officeooo:rsid="07768109" style:font-name-asian="Liberation Mono" style:font-style-asian="normal" style:font-weight-asian="normal" style:font-name-complex="Liberation Mono" style:font-style-complex="normal" style:font-weight-complex="normal"/>
    </style:style>
    <style:style style:name="T743" style:family="text">
      <style:text-properties style:font-name="Liberation Serif1" fo:language="ru" fo:country="RU" fo:font-style="normal" style:text-underline-style="none" fo:font-weight="normal" officeooo:rsid="07780787" style:font-name-asian="Liberation Mono" style:font-style-asian="normal" style:font-weight-asian="normal" style:font-name-complex="Liberation Mono" style:font-style-complex="normal" style:font-weight-complex="normal"/>
    </style:style>
    <style:style style:name="T744" style:family="text">
      <style:text-properties style:font-name="Liberation Serif1" fo:language="ru" fo:country="RU" fo:font-style="normal" style:text-underline-style="none" fo:font-weight="normal" officeooo:rsid="0778ea79" style:font-name-asian="Liberation Mono" style:font-style-asian="normal" style:font-weight-asian="normal" style:font-name-complex="Liberation Mono" style:font-style-complex="normal" style:font-weight-complex="normal"/>
    </style:style>
    <style:style style:name="T745" style:family="text">
      <style:text-properties style:font-name="Liberation Serif1" fo:language="ru" fo:country="RU" fo:font-style="normal" style:text-underline-style="none" fo:font-weight="normal" officeooo:rsid="07791942" style:font-name-asian="Liberation Mono" style:font-style-asian="normal" style:font-weight-asian="normal" style:font-name-complex="Liberation Mono" style:font-style-complex="normal" style:font-weight-complex="normal"/>
    </style:style>
    <style:style style:name="T746" style:family="text">
      <style:text-properties style:font-name="Liberation Serif1" fo:language="ru" fo:country="RU" fo:font-style="normal" style:text-underline-style="none" fo:font-weight="normal" officeooo:rsid="07795807" style:font-name-asian="Liberation Mono" style:font-style-asian="normal" style:font-weight-asian="normal" style:font-name-complex="Liberation Mono" style:font-style-complex="normal" style:font-weight-complex="normal"/>
    </style:style>
    <style:style style:name="T747" style:family="text">
      <style:text-properties style:font-name="Liberation Serif1" fo:language="ru" fo:country="RU" fo:font-style="normal" style:text-underline-style="none" fo:font-weight="normal" officeooo:rsid="0779e0fc" style:font-name-asian="Liberation Mono" style:font-style-asian="normal" style:font-weight-asian="normal" style:font-name-complex="Liberation Mono" style:font-style-complex="normal" style:font-weight-complex="normal"/>
    </style:style>
    <style:style style:name="T748" style:family="text">
      <style:text-properties style:font-name="Liberation Serif1" fo:language="ru" fo:country="RU" fo:font-style="normal" style:text-underline-style="none" fo:font-weight="normal" officeooo:rsid="077a5529" style:font-name-asian="Liberation Mono" style:font-style-asian="normal" style:font-weight-asian="normal" style:font-name-complex="Liberation Mono" style:font-style-complex="normal" style:font-weight-complex="normal"/>
    </style:style>
    <style:style style:name="T749" style:family="text">
      <style:text-properties style:font-name="Liberation Serif1" fo:language="ru" fo:country="RU" fo:font-style="normal" style:text-underline-style="none" fo:font-weight="normal" officeooo:rsid="077ad088" style:font-name-asian="Liberation Mono" style:font-style-asian="normal" style:font-weight-asian="normal" style:font-name-complex="Liberation Mono" style:font-style-complex="normal" style:font-weight-complex="normal"/>
    </style:style>
    <style:style style:name="T750" style:family="text">
      <style:text-properties style:font-name="Liberation Serif1" fo:language="ru" fo:country="RU" fo:font-style="normal" style:text-underline-style="none" fo:font-weight="normal" officeooo:rsid="077c3001" style:font-name-asian="Liberation Mono" style:font-style-asian="normal" style:font-weight-asian="normal" style:font-name-complex="Liberation Mono" style:font-style-complex="normal" style:font-weight-complex="normal"/>
    </style:style>
    <style:style style:name="T751" style:family="text">
      <style:text-properties style:font-name="Liberation Serif1" fo:language="ru" fo:country="RU" fo:font-style="normal" style:text-underline-style="none" fo:font-weight="normal" officeooo:rsid="077cb263" style:font-name-asian="Liberation Mono" style:font-style-asian="normal" style:font-weight-asian="normal" style:font-name-complex="Liberation Mono" style:font-style-complex="normal" style:font-weight-complex="normal"/>
    </style:style>
    <style:style style:name="T752" style:family="text">
      <style:text-properties style:font-name="Liberation Serif1" fo:language="ru" fo:country="RU" fo:font-style="normal" style:text-underline-style="none" fo:font-weight="normal" officeooo:rsid="077d7e52" style:font-name-asian="Liberation Mono" style:font-style-asian="normal" style:font-weight-asian="normal" style:font-name-complex="Liberation Mono" style:font-style-complex="normal" style:font-weight-complex="normal"/>
    </style:style>
    <style:style style:name="T753" style:family="text">
      <style:text-properties style:font-name="Liberation Serif1" fo:language="ru" fo:country="RU" fo:font-style="normal" style:text-underline-style="none" fo:font-weight="normal" officeooo:rsid="077f0e02" style:font-name-asian="Liberation Mono" style:font-style-asian="normal" style:font-weight-asian="normal" style:font-name-complex="Liberation Mono" style:font-style-complex="normal" style:font-weight-complex="normal"/>
    </style:style>
    <style:style style:name="T754" style:family="text">
      <style:text-properties style:font-name="Liberation Serif1" fo:language="ru" fo:country="RU" fo:font-style="normal" style:text-underline-style="none" fo:font-weight="normal" officeooo:rsid="07807ea2" style:font-name-asian="Liberation Mono" style:font-style-asian="normal" style:font-weight-asian="normal" style:font-name-complex="Liberation Mono" style:font-style-complex="normal" style:font-weight-complex="normal"/>
    </style:style>
    <style:style style:name="T755" style:family="text">
      <style:text-properties style:font-name="Liberation Serif1" fo:language="ru" fo:country="RU" fo:font-style="normal" style:text-underline-style="none" fo:font-weight="normal" officeooo:rsid="078107f7" style:font-name-asian="Liberation Mono" style:font-style-asian="normal" style:font-weight-asian="normal" style:font-name-complex="Liberation Mono" style:font-style-complex="normal" style:font-weight-complex="normal"/>
    </style:style>
    <style:style style:name="T756" style:family="text">
      <style:text-properties style:font-name="Liberation Serif1" fo:language="ru" fo:country="RU" fo:font-style="normal" style:text-underline-style="none" fo:font-weight="normal" officeooo:rsid="07818b3c" style:font-name-asian="Liberation Mono" style:font-style-asian="normal" style:font-weight-asian="normal" style:font-name-complex="Liberation Mono" style:font-style-complex="normal" style:font-weight-complex="normal"/>
    </style:style>
    <style:style style:name="T757" style:family="text">
      <style:text-properties style:font-name="Liberation Serif1" fo:language="ru" fo:country="RU" fo:font-style="normal" style:text-underline-style="none" fo:font-weight="normal" officeooo:rsid="07822ee5" style:font-name-asian="Liberation Mono" style:font-style-asian="normal" style:font-weight-asian="normal" style:font-name-complex="Liberation Mono" style:font-style-complex="normal" style:font-weight-complex="normal"/>
    </style:style>
    <style:style style:name="T758" style:family="text">
      <style:text-properties style:font-name="Liberation Serif1" fo:language="ru" fo:country="RU" fo:font-style="normal" style:text-underline-style="none" fo:font-weight="normal" officeooo:rsid="07826133" style:font-name-asian="Liberation Mono" style:font-style-asian="normal" style:font-weight-asian="normal" style:font-name-complex="Liberation Mono" style:font-style-complex="normal" style:font-weight-complex="normal"/>
    </style:style>
    <style:style style:name="T759" style:family="text">
      <style:text-properties style:font-name="Liberation Serif1" fo:language="ru" fo:country="RU" fo:font-style="normal" style:text-underline-style="none" fo:font-weight="normal" officeooo:rsid="0784220b" style:font-name-asian="Liberation Mono" style:font-style-asian="normal" style:font-weight-asian="normal" style:font-name-complex="Liberation Mono" style:font-style-complex="normal" style:font-weight-complex="normal"/>
    </style:style>
    <style:style style:name="T760" style:family="text">
      <style:text-properties style:font-name="Liberation Serif1" fo:language="ru" fo:country="RU" fo:font-style="normal" style:text-underline-style="none" fo:font-weight="normal" officeooo:rsid="078578ea" style:font-name-asian="Liberation Mono" style:font-style-asian="normal" style:font-weight-asian="normal" style:font-name-complex="Liberation Mono" style:font-style-complex="normal" style:font-weight-complex="normal"/>
    </style:style>
    <style:style style:name="T761" style:family="text">
      <style:text-properties style:font-name="Liberation Serif1" fo:language="ru" fo:country="RU" fo:font-style="normal" style:text-underline-style="none" fo:font-weight="normal" officeooo:rsid="0785dbf4" style:font-name-asian="Liberation Mono" style:font-style-asian="normal" style:font-weight-asian="normal" style:font-name-complex="Liberation Mono" style:font-style-complex="normal" style:font-weight-complex="normal"/>
    </style:style>
    <style:style style:name="T762" style:family="text">
      <style:text-properties style:font-name="Liberation Serif1" fo:language="ru" fo:country="RU" fo:font-style="normal" style:text-underline-style="none" fo:font-weight="normal" officeooo:rsid="0787381c" style:font-name-asian="Liberation Mono" style:font-style-asian="normal" style:font-weight-asian="normal" style:font-name-complex="Liberation Mono" style:font-style-complex="normal" style:font-weight-complex="normal"/>
    </style:style>
    <style:style style:name="T763" style:family="text">
      <style:text-properties style:font-name="Liberation Serif1" fo:language="ru" fo:country="RU" fo:font-style="normal" style:text-underline-style="none" fo:font-weight="normal" officeooo:rsid="07880b52" style:font-name-asian="Liberation Mono" style:font-style-asian="normal" style:font-weight-asian="normal" style:font-name-complex="Liberation Mono" style:font-style-complex="normal" style:font-weight-complex="normal"/>
    </style:style>
    <style:style style:name="T764" style:family="text">
      <style:text-properties style:font-name="Liberation Serif1" fo:language="ru" fo:country="RU" fo:font-style="normal" style:text-underline-style="none" fo:font-weight="normal" officeooo:rsid="07891aa8" style:font-name-asian="Liberation Mono" style:font-style-asian="normal" style:font-weight-asian="normal" style:font-name-complex="Liberation Mono" style:font-style-complex="normal" style:font-weight-complex="normal"/>
    </style:style>
    <style:style style:name="T765" style:family="text">
      <style:text-properties style:font-name="Liberation Serif1" fo:language="ru" fo:country="RU" fo:font-style="normal" style:text-underline-style="none" fo:font-weight="normal" officeooo:rsid="0789b60f" style:font-name-asian="Liberation Mono" style:font-style-asian="normal" style:font-weight-asian="normal" style:font-name-complex="Liberation Mono" style:font-style-complex="normal" style:font-weight-complex="normal"/>
    </style:style>
    <style:style style:name="T766" style:family="text">
      <style:text-properties style:font-name="Liberation Serif1" fo:language="ru" fo:country="RU" fo:font-style="normal" style:text-underline-style="none" fo:font-weight="normal" officeooo:rsid="078ab00b" style:font-name-asian="Liberation Mono" style:font-style-asian="normal" style:font-weight-asian="normal" style:font-name-complex="Liberation Mono" style:font-style-complex="normal" style:font-weight-complex="normal"/>
    </style:style>
    <style:style style:name="T767" style:family="text">
      <style:text-properties style:font-name="Liberation Serif1" fo:language="ru" fo:country="RU" fo:font-style="normal" style:text-underline-style="none" fo:font-weight="normal" officeooo:rsid="078c7007" style:font-name-asian="Liberation Mono" style:font-style-asian="normal" style:font-weight-asian="normal" style:font-name-complex="Liberation Mono" style:font-style-complex="normal" style:font-weight-complex="normal"/>
    </style:style>
    <style:style style:name="T768" style:family="text">
      <style:text-properties style:font-name="Liberation Serif1" fo:language="ru" fo:country="RU" fo:font-style="normal" style:text-underline-style="none" fo:font-weight="normal" officeooo:rsid="078e3b1f" style:font-name-asian="Liberation Mono" style:font-style-asian="normal" style:font-weight-asian="normal" style:font-name-complex="Liberation Mono" style:font-style-complex="normal" style:font-weight-complex="normal"/>
    </style:style>
    <style:style style:name="T769" style:family="text">
      <style:text-properties style:font-name="Liberation Serif1" fo:language="ru" fo:country="RU" fo:font-style="normal" style:text-underline-style="none" fo:font-weight="normal" officeooo:rsid="078f13f7" style:font-name-asian="Liberation Mono" style:font-style-asian="normal" style:font-weight-asian="normal" style:font-name-complex="Liberation Mono" style:font-style-complex="normal" style:font-weight-complex="normal"/>
    </style:style>
    <style:style style:name="T770" style:family="text">
      <style:text-properties style:font-name="Liberation Serif1" fo:language="ru" fo:country="RU" fo:font-style="normal" style:text-underline-style="none" fo:font-weight="normal" officeooo:rsid="0790a6e0" style:font-name-asian="Liberation Mono" style:font-style-asian="normal" style:font-weight-asian="normal" style:font-name-complex="Liberation Mono" style:font-style-complex="normal" style:font-weight-complex="normal"/>
    </style:style>
    <style:style style:name="T771" style:family="text">
      <style:text-properties style:font-name="Liberation Serif1" fo:language="ru" fo:country="RU" fo:font-style="normal" style:text-underline-style="none" fo:font-weight="normal" officeooo:rsid="07927bcb" style:font-name-asian="Liberation Mono" style:font-style-asian="normal" style:font-weight-asian="normal" style:font-name-complex="Liberation Mono" style:font-style-complex="normal" style:font-weight-complex="normal"/>
    </style:style>
    <style:style style:name="T772" style:family="text">
      <style:text-properties style:font-name="Liberation Serif1" fo:language="ru" fo:country="RU" fo:font-style="normal" style:text-underline-style="none" fo:font-weight="normal" officeooo:rsid="0794a854" style:font-name-asian="Liberation Mono" style:font-style-asian="normal" style:font-weight-asian="normal" style:font-name-complex="Liberation Mono" style:font-style-complex="normal" style:font-weight-complex="normal"/>
    </style:style>
    <style:style style:name="T773" style:family="text">
      <style:text-properties style:font-name="Liberation Serif1" fo:language="ru" fo:country="RU" fo:font-style="normal" style:text-underline-style="none" fo:font-weight="normal" officeooo:rsid="0796033f" style:font-name-asian="Liberation Mono" style:font-style-asian="normal" style:font-weight-asian="normal" style:font-name-complex="Liberation Mono" style:font-style-complex="normal" style:font-weight-complex="normal"/>
    </style:style>
    <style:style style:name="T774" style:family="text">
      <style:text-properties style:font-name="Liberation Serif1" fo:language="ru" fo:country="RU" fo:font-style="normal" style:text-underline-style="none" fo:font-weight="normal" officeooo:rsid="079783a3" style:font-name-asian="Liberation Mono" style:font-style-asian="normal" style:font-weight-asian="normal" style:font-name-complex="Liberation Mono" style:font-style-complex="normal" style:font-weight-complex="normal"/>
    </style:style>
    <style:style style:name="T775" style:family="text">
      <style:text-properties style:font-name="Liberation Serif1" fo:language="ru" fo:country="RU" fo:font-style="normal" style:text-underline-style="none" fo:font-weight="normal" officeooo:rsid="07978c6b" style:font-name-asian="Liberation Mono" style:font-style-asian="normal" style:font-weight-asian="normal" style:font-name-complex="Liberation Mono" style:font-style-complex="normal" style:font-weight-complex="normal"/>
    </style:style>
    <style:style style:name="T776" style:family="text">
      <style:text-properties style:font-name="Liberation Serif1" fo:language="ru" fo:country="RU" fo:font-style="normal" style:text-underline-style="none" fo:font-weight="normal" officeooo:rsid="07994829" style:font-name-asian="Liberation Mono" style:font-style-asian="normal" style:font-weight-asian="normal" style:font-name-complex="Liberation Mono" style:font-style-complex="normal" style:font-weight-complex="normal"/>
    </style:style>
    <style:style style:name="T777" style:family="text">
      <style:text-properties style:font-name="Liberation Serif1" fo:language="ru" fo:country="RU" fo:font-style="normal" style:text-underline-style="none" fo:font-weight="normal" officeooo:rsid="079ae9bc" style:font-name-asian="Liberation Mono" style:font-style-asian="normal" style:font-weight-asian="normal" style:font-name-complex="Liberation Mono" style:font-style-complex="normal" style:font-weight-complex="normal"/>
    </style:style>
    <style:style style:name="T778" style:family="text">
      <style:text-properties style:font-name="Liberation Serif1" fo:language="ru" fo:country="RU" fo:font-style="normal" style:text-underline-style="none" fo:font-weight="normal" officeooo:rsid="079c5ffe" style:font-name-asian="Liberation Mono" style:font-style-asian="normal" style:font-weight-asian="normal" style:font-name-complex="Liberation Mono" style:font-style-complex="normal" style:font-weight-complex="normal"/>
    </style:style>
    <style:style style:name="T779" style:family="text">
      <style:text-properties style:font-name="Liberation Serif1" fo:language="ru" fo:country="RU" fo:font-style="normal" style:text-underline-style="none" fo:font-weight="normal" officeooo:rsid="079db9bf" style:font-name-asian="Liberation Mono" style:font-style-asian="normal" style:font-weight-asian="normal" style:font-name-complex="Liberation Mono" style:font-style-complex="normal" style:font-weight-complex="normal"/>
    </style:style>
    <style:style style:name="T780" style:family="text">
      <style:text-properties style:font-name="Liberation Serif1" fo:language="ru" fo:country="RU" fo:font-style="normal" style:text-underline-style="none" fo:font-weight="normal" officeooo:rsid="079e0584" style:font-name-asian="Liberation Mono" style:font-style-asian="normal" style:font-weight-asian="normal" style:font-name-complex="Liberation Mono" style:font-style-complex="normal" style:font-weight-complex="normal"/>
    </style:style>
    <style:style style:name="T781" style:family="text">
      <style:text-properties style:font-name="Liberation Serif1" fo:language="ru" fo:country="RU" fo:font-style="normal" style:text-underline-style="none" fo:font-weight="normal" officeooo:rsid="079e2d49" style:font-name-asian="Liberation Mono" style:font-style-asian="normal" style:font-weight-asian="normal" style:font-name-complex="Liberation Mono" style:font-style-complex="normal" style:font-weight-complex="normal"/>
    </style:style>
    <style:style style:name="T782" style:family="text">
      <style:text-properties style:font-name="Liberation Serif1" fo:language="ru" fo:country="RU" fo:font-style="normal" style:text-underline-style="none" fo:font-weight="normal" officeooo:rsid="079f69d2" style:font-name-asian="Liberation Mono" style:font-style-asian="normal" style:font-weight-asian="normal" style:font-name-complex="Liberation Mono" style:font-style-complex="normal" style:font-weight-complex="normal"/>
    </style:style>
    <style:style style:name="T783" style:family="text">
      <style:text-properties style:font-name="Liberation Serif1" fo:language="ru" fo:country="RU" fo:font-style="normal" style:text-underline-style="none" fo:font-weight="normal" officeooo:rsid="079fb097" style:font-name-asian="Liberation Mono" style:font-style-asian="normal" style:font-weight-asian="normal" style:font-name-complex="Liberation Mono" style:font-style-complex="normal" style:font-weight-complex="normal"/>
    </style:style>
    <style:style style:name="T784" style:family="text">
      <style:text-properties style:font-name="Liberation Serif1" fo:language="ru" fo:country="RU" fo:font-style="normal" style:text-underline-style="none" fo:font-weight="normal" officeooo:rsid="07a1a381" style:font-name-asian="Liberation Mono" style:font-style-asian="normal" style:font-weight-asian="normal" style:font-name-complex="Liberation Mono" style:font-style-complex="normal" style:font-weight-complex="normal"/>
    </style:style>
    <style:style style:name="T785" style:family="text">
      <style:text-properties style:font-name="Liberation Serif1" fo:language="ru" fo:country="RU" fo:font-style="normal" style:text-underline-style="none" fo:font-weight="normal" officeooo:rsid="07a2f6c5" style:font-name-asian="Liberation Mono" style:font-style-asian="normal" style:font-weight-asian="normal" style:font-name-complex="Liberation Mono" style:font-style-complex="normal" style:font-weight-complex="normal"/>
    </style:style>
    <style:style style:name="T786" style:family="text">
      <style:text-properties style:font-name="Liberation Serif1" fo:language="ru" fo:country="RU" fo:font-style="normal" style:text-underline-style="none" fo:font-weight="normal" officeooo:rsid="07a33e1a" style:font-name-asian="Liberation Mono" style:font-style-asian="normal" style:font-weight-asian="normal" style:font-name-complex="Liberation Mono" style:font-style-complex="normal" style:font-weight-complex="normal"/>
    </style:style>
    <style:style style:name="T787" style:family="text">
      <style:text-properties style:font-name="Liberation Serif1" fo:language="ru" fo:country="RU" fo:font-style="normal" style:text-underline-style="none" fo:font-weight="normal" officeooo:rsid="07a46c26" style:font-name-asian="Liberation Mono" style:font-style-asian="normal" style:font-weight-asian="normal" style:font-name-complex="Liberation Mono" style:font-style-complex="normal" style:font-weight-complex="normal"/>
    </style:style>
    <style:style style:name="T788" style:family="text">
      <style:text-properties style:font-name="Liberation Serif1" fo:language="ru" fo:country="RU" fo:font-style="normal" style:text-underline-style="none" fo:font-weight="normal" officeooo:rsid="07a64656" style:font-name-asian="Liberation Mono" style:font-style-asian="normal" style:font-weight-asian="normal" style:font-name-complex="Liberation Mono" style:font-style-complex="normal" style:font-weight-complex="normal"/>
    </style:style>
    <style:style style:name="T789" style:family="text">
      <style:text-properties style:font-name="Liberation Serif1" fo:language="ru" fo:country="RU" fo:font-style="normal" style:text-underline-style="none" fo:font-weight="normal" officeooo:rsid="07a74728" style:font-name-asian="Liberation Mono" style:font-style-asian="normal" style:font-weight-asian="normal" style:font-name-complex="Liberation Mono" style:font-style-complex="normal" style:font-weight-complex="normal"/>
    </style:style>
    <style:style style:name="T790" style:family="text">
      <style:text-properties style:font-name="Liberation Serif1" fo:language="ru" fo:country="RU" fo:font-style="normal" style:text-underline-style="none" fo:font-weight="normal" officeooo:rsid="07a77275" style:font-name-asian="Liberation Mono" style:font-style-asian="normal" style:font-weight-asian="normal" style:font-name-complex="Liberation Mono" style:font-style-complex="normal" style:font-weight-complex="normal"/>
    </style:style>
    <style:style style:name="T791" style:family="text">
      <style:text-properties style:font-name="Liberation Serif1" fo:language="ru" fo:country="RU" fo:font-style="normal" style:text-underline-style="none" fo:font-weight="normal" officeooo:rsid="07a8c2a5" style:font-name-asian="Liberation Mono" style:font-style-asian="normal" style:font-weight-asian="normal" style:font-name-complex="Liberation Mono" style:font-style-complex="normal" style:font-weight-complex="normal"/>
    </style:style>
    <style:style style:name="T792" style:family="text">
      <style:text-properties style:font-name="Liberation Serif1" fo:language="ru" fo:country="RU" fo:font-style="normal" style:text-underline-style="none" fo:font-weight="normal" officeooo:rsid="07a92a19" style:font-name-asian="Liberation Mono" style:font-style-asian="normal" style:font-weight-asian="normal" style:font-name-complex="Liberation Mono" style:font-style-complex="normal" style:font-weight-complex="normal"/>
    </style:style>
    <style:style style:name="T793" style:family="text">
      <style:text-properties style:font-name="Liberation Serif1" fo:language="ru" fo:country="RU" fo:font-style="normal" style:text-underline-style="none" fo:font-weight="normal" officeooo:rsid="07aa64a9" style:font-name-asian="Liberation Mono" style:font-style-asian="normal" style:font-weight-asian="normal" style:font-name-complex="Liberation Mono" style:font-style-complex="normal" style:font-weight-complex="normal"/>
    </style:style>
    <style:style style:name="T794" style:family="text">
      <style:text-properties style:font-name="Liberation Serif1" fo:language="ru" fo:country="RU" fo:font-style="normal" style:text-underline-style="none" fo:font-weight="normal" officeooo:rsid="07aa772e" style:font-name-asian="Liberation Mono" style:font-style-asian="normal" style:font-weight-asian="normal" style:font-name-complex="Liberation Mono" style:font-style-complex="normal" style:font-weight-complex="normal"/>
    </style:style>
    <style:style style:name="T795" style:family="text">
      <style:text-properties style:font-name="Liberation Serif1" fo:language="ru" fo:country="RU" fo:font-style="normal" style:text-underline-style="none" fo:font-weight="normal" officeooo:rsid="07ab0e43" style:font-name-asian="Liberation Mono" style:font-style-asian="normal" style:font-weight-asian="normal" style:font-name-complex="Liberation Mono" style:font-style-complex="normal" style:font-weight-complex="normal"/>
    </style:style>
    <style:style style:name="T796" style:family="text">
      <style:text-properties style:font-name="Liberation Serif1" fo:language="ru" fo:country="RU" fo:font-style="normal" style:text-underline-style="none" fo:font-weight="normal" officeooo:rsid="07ac13b0" style:font-name-asian="Liberation Mono" style:font-style-asian="normal" style:font-weight-asian="normal" style:font-name-complex="Liberation Mono" style:font-style-complex="normal" style:font-weight-complex="normal"/>
    </style:style>
    <style:style style:name="T797" style:family="text">
      <style:text-properties style:font-name="Liberation Serif1" fo:language="ru" fo:country="RU" fo:font-style="normal" style:text-underline-style="none" fo:font-weight="normal" officeooo:rsid="07adc9e3" style:font-name-asian="Liberation Mono" style:font-style-asian="normal" style:font-weight-asian="normal" style:font-name-complex="Liberation Mono" style:font-style-complex="normal" style:font-weight-complex="normal"/>
    </style:style>
    <style:style style:name="T798" style:family="text">
      <style:text-properties style:font-name="Liberation Serif1" fo:language="ru" fo:country="RU" fo:font-style="normal" style:text-underline-style="none" fo:font-weight="normal" officeooo:rsid="07af5c8e" style:font-name-asian="Liberation Mono" style:font-style-asian="normal" style:font-weight-asian="normal" style:font-name-complex="Liberation Mono" style:font-style-complex="normal" style:font-weight-complex="normal"/>
    </style:style>
    <style:style style:name="T799" style:family="text">
      <style:text-properties style:font-name="Liberation Serif1" fo:language="ru" fo:country="RU" fo:font-style="normal" style:text-underline-style="none" fo:font-weight="normal" officeooo:rsid="07afed32" style:font-name-asian="Liberation Mono" style:font-style-asian="normal" style:font-weight-asian="normal" style:font-name-complex="Liberation Mono" style:font-style-complex="normal" style:font-weight-complex="normal"/>
    </style:style>
    <style:style style:name="T800" style:family="text">
      <style:text-properties style:font-name="Liberation Serif1" fo:language="ru" fo:country="RU" fo:font-style="normal" style:text-underline-style="none" fo:font-weight="normal" officeooo:rsid="07b0eebb" style:font-name-asian="Liberation Mono" style:font-style-asian="normal" style:font-weight-asian="normal" style:font-name-complex="Liberation Mono" style:font-style-complex="normal" style:font-weight-complex="normal"/>
    </style:style>
    <style:style style:name="T801" style:family="text">
      <style:text-properties style:font-name="Liberation Serif1" fo:language="ru" fo:country="RU" fo:font-style="normal" style:text-underline-style="none" fo:font-weight="normal" officeooo:rsid="07b20cc5" style:font-name-asian="Liberation Mono" style:font-style-asian="normal" style:font-weight-asian="normal" style:font-name-complex="Liberation Mono" style:font-style-complex="normal" style:font-weight-complex="normal"/>
    </style:style>
    <style:style style:name="T802" style:family="text">
      <style:text-properties style:font-name="Liberation Serif1" fo:language="ru" fo:country="RU" fo:font-style="normal" style:text-underline-style="none" fo:font-weight="normal" officeooo:rsid="07b32c49" style:font-name-asian="Liberation Mono" style:font-style-asian="normal" style:font-weight-asian="normal" style:font-name-complex="Liberation Mono" style:font-style-complex="normal" style:font-weight-complex="normal"/>
    </style:style>
    <style:style style:name="T803" style:family="text">
      <style:text-properties style:font-name="Liberation Serif1" fo:language="ru" fo:country="RU" fo:font-style="normal" style:text-underline-style="none" fo:font-weight="normal" officeooo:rsid="07b415ba" style:font-name-asian="Liberation Mono" style:font-style-asian="normal" style:font-weight-asian="normal" style:font-name-complex="Liberation Mono" style:font-style-complex="normal" style:font-weight-complex="normal"/>
    </style:style>
    <style:style style:name="T804" style:family="text">
      <style:text-properties style:font-name="Liberation Serif1" fo:language="ru" fo:country="RU" fo:font-style="normal" style:text-underline-style="none" fo:font-weight="normal" officeooo:rsid="07b4b00f" style:font-name-asian="Liberation Mono" style:font-style-asian="normal" style:font-weight-asian="normal" style:font-name-complex="Liberation Mono" style:font-style-complex="normal" style:font-weight-complex="normal"/>
    </style:style>
    <style:style style:name="T805" style:family="text">
      <style:text-properties style:font-name="Liberation Serif1" fo:language="ru" fo:country="RU" fo:font-style="normal" style:text-underline-style="none" fo:font-weight="normal" officeooo:rsid="07b648de" style:font-name-asian="Liberation Mono" style:font-style-asian="normal" style:font-weight-asian="normal" style:font-name-complex="Liberation Mono" style:font-style-complex="normal" style:font-weight-complex="normal"/>
    </style:style>
    <style:style style:name="T806" style:family="text">
      <style:text-properties style:font-name="Liberation Serif1" fo:language="ru" fo:country="RU" fo:font-style="normal" style:text-underline-style="none" fo:font-weight="normal" officeooo:rsid="07b781f9" style:font-name-asian="Liberation Mono" style:font-style-asian="normal" style:font-weight-asian="normal" style:font-name-complex="Liberation Mono" style:font-style-complex="normal" style:font-weight-complex="normal"/>
    </style:style>
    <style:style style:name="T807" style:family="text">
      <style:text-properties style:font-name="Liberation Serif1" fo:language="ru" fo:country="RU" fo:font-style="normal" style:text-underline-style="none" fo:font-weight="normal" officeooo:rsid="07b8a8dc" style:font-name-asian="Liberation Mono" style:font-style-asian="normal" style:font-weight-asian="normal" style:font-name-complex="Liberation Mono" style:font-style-complex="normal" style:font-weight-complex="normal"/>
    </style:style>
    <style:style style:name="T808" style:family="text">
      <style:text-properties style:font-name="Liberation Serif1" fo:language="ru" fo:country="RU" fo:font-style="normal" style:text-underline-style="none" fo:font-weight="normal" officeooo:rsid="07ba52b3" style:font-name-asian="Liberation Mono" style:font-style-asian="normal" style:font-weight-asian="normal" style:font-name-complex="Liberation Mono" style:font-style-complex="normal" style:font-weight-complex="normal"/>
    </style:style>
    <style:style style:name="T809" style:family="text">
      <style:text-properties style:font-name="Liberation Serif1" fo:language="ru" fo:country="RU" fo:font-style="normal" style:text-underline-style="none" fo:font-weight="normal" officeooo:rsid="07be4663" style:font-name-asian="Liberation Mono" style:font-style-asian="normal" style:font-weight-asian="normal" style:font-name-complex="Liberation Mono" style:font-style-complex="normal" style:font-weight-complex="normal"/>
    </style:style>
    <style:style style:name="T810" style:family="text">
      <style:text-properties style:font-name="Liberation Serif1" fo:language="ru" fo:country="RU" fo:font-style="normal" style:text-underline-style="none" fo:font-weight="normal" officeooo:rsid="07be7a29" style:font-name-asian="Liberation Mono" style:font-style-asian="normal" style:font-weight-asian="normal" style:font-name-complex="Liberation Mono" style:font-style-complex="normal" style:font-weight-complex="normal"/>
    </style:style>
    <style:style style:name="T811" style:family="text">
      <style:text-properties style:font-name="Liberation Serif1" fo:language="ru" fo:country="RU" fo:font-style="normal" style:text-underline-style="none" fo:font-weight="normal" officeooo:rsid="07bf697d" style:font-name-asian="Liberation Mono" style:font-style-asian="normal" style:font-weight-asian="normal" style:font-name-complex="Liberation Mono" style:font-style-complex="normal" style:font-weight-complex="normal"/>
    </style:style>
    <style:style style:name="T812" style:family="text">
      <style:text-properties style:font-name="Liberation Serif1" fo:language="ru" fo:country="RU" fo:font-style="normal" style:text-underline-style="none" fo:font-weight="normal" officeooo:rsid="07bfb08d" style:font-name-asian="Liberation Mono" style:font-style-asian="normal" style:font-weight-asian="normal" style:font-name-complex="Liberation Mono" style:font-style-complex="normal" style:font-weight-complex="normal"/>
    </style:style>
    <style:style style:name="T813" style:family="text">
      <style:text-properties style:font-name="Liberation Serif1" fo:language="ru" fo:country="RU" fo:font-style="normal" style:text-underline-style="none" fo:font-weight="normal" officeooo:rsid="07c03045" style:font-name-asian="Liberation Mono" style:font-style-asian="normal" style:font-weight-asian="normal" style:font-name-complex="Liberation Mono" style:font-style-complex="normal" style:font-weight-complex="normal"/>
    </style:style>
    <style:style style:name="T814" style:family="text">
      <style:text-properties style:font-name="Liberation Serif1" fo:language="ru" fo:country="RU" fo:font-style="normal" style:text-underline-style="none" fo:font-weight="normal" officeooo:rsid="07c35eb1" style:font-name-asian="Liberation Mono" style:font-style-asian="normal" style:font-weight-asian="normal" style:font-name-complex="Liberation Mono" style:font-style-complex="normal" style:font-weight-complex="normal"/>
    </style:style>
    <style:style style:name="T815" style:family="text">
      <style:text-properties style:font-name="Liberation Serif1" fo:language="ru" fo:country="RU" fo:font-style="normal" style:text-underline-style="none" fo:font-weight="normal" officeooo:rsid="07c3ab62" style:font-name-asian="Liberation Mono" style:font-style-asian="normal" style:font-weight-asian="normal" style:font-name-complex="Liberation Mono" style:font-style-complex="normal" style:font-weight-complex="normal"/>
    </style:style>
    <style:style style:name="T816" style:family="text">
      <style:text-properties style:font-name="Liberation Serif1" fo:language="ru" fo:country="RU" fo:font-style="normal" style:text-underline-style="none" fo:font-weight="normal" officeooo:rsid="07c4332c" style:font-name-asian="Liberation Mono" style:font-style-asian="normal" style:font-weight-asian="normal" style:font-name-complex="Liberation Mono" style:font-style-complex="normal" style:font-weight-complex="normal"/>
    </style:style>
    <style:style style:name="T817" style:family="text">
      <style:text-properties style:font-name="Liberation Serif1" fo:language="ru" fo:country="RU" fo:font-style="normal" style:text-underline-style="none" fo:font-weight="normal" officeooo:rsid="07c4d7c3" style:font-name-asian="Liberation Mono" style:font-style-asian="normal" style:font-weight-asian="normal" style:font-name-complex="Liberation Mono" style:font-style-complex="normal" style:font-weight-complex="normal"/>
    </style:style>
    <style:style style:name="T818" style:family="text">
      <style:text-properties style:font-name="Liberation Serif1" fo:language="ru" fo:country="RU" fo:font-style="normal" style:text-underline-style="none" fo:font-weight="normal" officeooo:rsid="07c6a08a" style:font-name-asian="Liberation Mono" style:font-style-asian="normal" style:font-weight-asian="normal" style:font-name-complex="Liberation Mono" style:font-style-complex="normal" style:font-weight-complex="normal"/>
    </style:style>
    <style:style style:name="T819" style:family="text">
      <style:text-properties style:font-name="Liberation Serif1" fo:language="ru" fo:country="RU" fo:font-style="normal" style:text-underline-style="none" fo:font-weight="normal" officeooo:rsid="07c73318" style:font-name-asian="Liberation Mono" style:font-style-asian="normal" style:font-weight-asian="normal" style:font-name-complex="Liberation Mono" style:font-style-complex="normal" style:font-weight-complex="normal"/>
    </style:style>
    <style:style style:name="T820" style:family="text">
      <style:text-properties style:font-name="Liberation Serif1" fo:language="ru" fo:country="RU" fo:font-style="normal" style:text-underline-style="none" fo:font-weight="normal" officeooo:rsid="07c9195f" style:font-name-asian="Liberation Mono" style:font-style-asian="normal" style:font-weight-asian="normal" style:font-name-complex="Liberation Mono" style:font-style-complex="normal" style:font-weight-complex="normal"/>
    </style:style>
    <style:style style:name="T821" style:family="text">
      <style:text-properties style:font-name="Liberation Serif1" fo:language="ru" fo:country="RU" fo:font-style="normal" style:text-underline-style="none" fo:font-weight="normal" officeooo:rsid="07cb0730" style:font-name-asian="Liberation Mono" style:font-style-asian="normal" style:font-weight-asian="normal" style:font-name-complex="Liberation Mono" style:font-style-complex="normal" style:font-weight-complex="normal"/>
    </style:style>
    <style:style style:name="T822" style:family="text">
      <style:text-properties style:font-name="Liberation Serif1" fo:language="ru" fo:country="RU" fo:font-style="normal" style:text-underline-style="none" fo:font-weight="normal" officeooo:rsid="07cc1e67" style:font-name-asian="Liberation Mono" style:font-style-asian="normal" style:font-weight-asian="normal" style:font-name-complex="Liberation Mono" style:font-style-complex="normal" style:font-weight-complex="normal"/>
    </style:style>
    <style:style style:name="T823" style:family="text">
      <style:text-properties style:font-name="Liberation Serif1" fo:language="ru" fo:country="RU" fo:font-style="normal" style:text-underline-style="none" fo:font-weight="normal" officeooo:rsid="07cd6b03" style:font-name-asian="Liberation Mono" style:font-style-asian="normal" style:font-weight-asian="normal" style:font-name-complex="Liberation Mono" style:font-style-complex="normal" style:font-weight-complex="normal"/>
    </style:style>
    <style:style style:name="T824" style:family="text">
      <style:text-properties style:font-name="Liberation Serif1" fo:language="ru" fo:country="RU" fo:font-style="normal" style:text-underline-style="none" fo:font-weight="normal" officeooo:rsid="07cf4328" style:font-name-asian="Liberation Mono" style:font-style-asian="normal" style:font-weight-asian="normal" style:font-name-complex="Liberation Mono" style:font-style-complex="normal" style:font-weight-complex="normal"/>
    </style:style>
    <style:style style:name="T825" style:family="text">
      <style:text-properties style:font-name="Liberation Serif1" fo:language="ru" fo:country="RU" fo:font-style="normal" style:text-underline-style="none" fo:font-weight="normal" officeooo:rsid="07d075c7" style:font-name-asian="Liberation Mono" style:font-style-asian="normal" style:font-weight-asian="normal" style:font-name-complex="Liberation Mono" style:font-style-complex="normal" style:font-weight-complex="normal"/>
    </style:style>
    <style:style style:name="T826" style:family="text">
      <style:text-properties style:font-name="Liberation Serif1" fo:language="ru" fo:country="RU" fo:font-style="normal" style:text-underline-style="none" fo:font-weight="normal" officeooo:rsid="07d48835" style:font-name-asian="Liberation Mono" style:font-style-asian="normal" style:font-weight-asian="normal" style:font-name-complex="Liberation Mono" style:font-style-complex="normal" style:font-weight-complex="normal"/>
    </style:style>
    <style:style style:name="T827" style:family="text">
      <style:text-properties style:font-name="Liberation Serif1" fo:language="ru" fo:country="RU" fo:font-style="normal" style:text-underline-style="none" fo:font-weight="normal" officeooo:rsid="07d65a64" style:font-name-asian="Liberation Mono" style:font-style-asian="normal" style:font-weight-asian="normal" style:font-name-complex="Liberation Mono" style:font-style-complex="normal" style:font-weight-complex="normal"/>
    </style:style>
    <style:style style:name="T828" style:family="text">
      <style:text-properties style:font-name="Liberation Serif1" fo:language="ru" fo:country="RU" fo:font-style="normal" style:text-underline-style="none" fo:font-weight="normal" officeooo:rsid="07d83376" style:font-name-asian="Liberation Mono" style:font-style-asian="normal" style:font-weight-asian="normal" style:font-name-complex="Liberation Mono" style:font-style-complex="normal" style:font-weight-complex="normal"/>
    </style:style>
    <style:style style:name="T829" style:family="text">
      <style:text-properties style:font-name="Liberation Serif1" fo:language="ru" fo:country="RU" fo:font-style="normal" style:text-underline-style="none" fo:font-weight="normal" officeooo:rsid="07d96b12" style:font-name-asian="Liberation Mono" style:font-style-asian="normal" style:font-weight-asian="normal" style:font-name-complex="Liberation Mono" style:font-style-complex="normal" style:font-weight-complex="normal"/>
    </style:style>
    <style:style style:name="T830" style:family="text">
      <style:text-properties style:font-name="Liberation Serif1" fo:language="ru" fo:country="RU" fo:font-style="normal" style:text-underline-style="none" fo:font-weight="normal" officeooo:rsid="07d9e9d9" style:font-name-asian="Liberation Mono" style:font-style-asian="normal" style:font-weight-asian="normal" style:font-name-complex="Liberation Mono" style:font-style-complex="normal" style:font-weight-complex="normal"/>
    </style:style>
    <style:style style:name="T831" style:family="text">
      <style:text-properties style:font-name="Liberation Serif1" fo:language="ru" fo:country="RU" fo:font-style="normal" style:text-underline-style="none" fo:font-weight="normal" officeooo:rsid="07dad60f" style:font-name-asian="Liberation Mono" style:font-style-asian="normal" style:font-weight-asian="normal" style:font-name-complex="Liberation Mono" style:font-style-complex="normal" style:font-weight-complex="normal"/>
    </style:style>
    <style:style style:name="T832" style:family="text">
      <style:text-properties style:font-name="Liberation Serif1" fo:language="ru" fo:country="RU" fo:font-style="normal" style:text-underline-style="none" fo:font-weight="normal" officeooo:rsid="07dae21e" style:font-name-asian="Liberation Mono" style:font-style-asian="normal" style:font-weight-asian="normal" style:font-name-complex="Liberation Mono" style:font-style-complex="normal" style:font-weight-complex="normal"/>
    </style:style>
    <style:style style:name="T833" style:family="text">
      <style:text-properties style:font-name="Liberation Serif1" fo:language="ru" fo:country="RU" fo:font-style="normal" style:text-underline-style="none" fo:font-weight="normal" officeooo:rsid="07db9321" style:font-name-asian="Liberation Mono" style:font-style-asian="normal" style:font-weight-asian="normal" style:font-name-complex="Liberation Mono" style:font-style-complex="normal" style:font-weight-complex="normal"/>
    </style:style>
    <style:style style:name="T834" style:family="text">
      <style:text-properties style:font-name="Liberation Serif1" fo:language="ru" fo:country="RU" fo:font-style="normal" style:text-underline-style="none" fo:font-weight="normal" officeooo:rsid="07dd7f6d" style:font-name-asian="Liberation Mono" style:font-style-asian="normal" style:font-weight-asian="normal" style:font-name-complex="Liberation Mono" style:font-style-complex="normal" style:font-weight-complex="normal"/>
    </style:style>
    <style:style style:name="T835" style:family="text">
      <style:text-properties style:font-name="Liberation Serif1" fo:language="ru" fo:country="RU" fo:font-style="normal" style:text-underline-style="none" fo:font-weight="normal" officeooo:rsid="07dded65" style:font-name-asian="Liberation Mono" style:font-style-asian="normal" style:font-weight-asian="normal" style:font-name-complex="Liberation Mono" style:font-style-complex="normal" style:font-weight-complex="normal"/>
    </style:style>
    <style:style style:name="T836" style:family="text">
      <style:text-properties style:font-name="Liberation Serif1" fo:language="ru" fo:country="RU" fo:font-style="normal" style:text-underline-style="none" fo:font-weight="normal" officeooo:rsid="07de4846" style:font-name-asian="Liberation Mono" style:font-style-asian="normal" style:font-weight-asian="normal" style:font-name-complex="Liberation Mono" style:font-style-complex="normal" style:font-weight-complex="normal"/>
    </style:style>
    <style:style style:name="T837" style:family="text">
      <style:text-properties style:font-name="Liberation Serif1" fo:language="ru" fo:country="RU" fo:font-style="normal" style:text-underline-style="none" fo:font-weight="normal" officeooo:rsid="07dfaf2b" style:font-name-asian="Liberation Mono" style:font-style-asian="normal" style:font-weight-asian="normal" style:font-name-complex="Liberation Mono" style:font-style-complex="normal" style:font-weight-complex="normal"/>
    </style:style>
    <style:style style:name="T838" style:family="text">
      <style:text-properties style:font-name="Liberation Serif1" fo:language="ru" fo:country="RU" fo:font-style="normal" style:text-underline-style="none" fo:font-weight="normal" officeooo:rsid="07e0e796" style:font-name-asian="Liberation Mono" style:font-style-asian="normal" style:font-weight-asian="normal" style:font-name-complex="Liberation Mono" style:font-style-complex="normal" style:font-weight-complex="normal"/>
    </style:style>
    <style:style style:name="T839" style:family="text">
      <style:text-properties style:font-name="Liberation Serif1" fo:language="ru" fo:country="RU" fo:font-style="normal" style:text-underline-style="none" fo:font-weight="normal" officeooo:rsid="07e21160" style:font-name-asian="Liberation Mono" style:font-style-asian="normal" style:font-weight-asian="normal" style:font-name-complex="Liberation Mono" style:font-style-complex="normal" style:font-weight-complex="normal"/>
    </style:style>
    <style:style style:name="T840" style:family="text">
      <style:text-properties style:font-name="Liberation Serif1" fo:language="ru" fo:country="RU" fo:font-style="normal" style:text-underline-style="none" fo:font-weight="normal" officeooo:rsid="07e3cdd6" style:font-name-asian="Liberation Mono" style:font-style-asian="normal" style:font-weight-asian="normal" style:font-name-complex="Liberation Mono" style:font-style-complex="normal" style:font-weight-complex="normal"/>
    </style:style>
    <style:style style:name="T841" style:family="text">
      <style:text-properties style:font-name="Liberation Serif1" fo:language="ru" fo:country="RU" fo:font-style="normal" style:text-underline-style="none" fo:font-weight="normal" officeooo:rsid="07e59571" style:font-name-asian="Liberation Mono" style:font-style-asian="normal" style:font-weight-asian="normal" style:font-name-complex="Liberation Mono" style:font-style-complex="normal" style:font-weight-complex="normal"/>
    </style:style>
    <style:style style:name="T842" style:family="text">
      <style:text-properties style:font-name="Liberation Serif1" fo:language="ru" fo:country="RU" fo:font-style="normal" style:text-underline-style="none" fo:font-weight="normal" officeooo:rsid="07e6bff1" style:font-name-asian="Liberation Mono" style:font-style-asian="normal" style:font-weight-asian="normal" style:font-name-complex="Liberation Mono" style:font-style-complex="normal" style:font-weight-complex="normal"/>
    </style:style>
    <style:style style:name="T843" style:family="text">
      <style:text-properties style:font-name="Liberation Serif1" fo:language="ru" fo:country="RU" fo:font-style="normal" style:text-underline-style="none" fo:font-weight="normal" officeooo:rsid="07e89d64" style:font-name-asian="Liberation Mono" style:font-style-asian="normal" style:font-weight-asian="normal" style:font-name-complex="Liberation Mono" style:font-style-complex="normal" style:font-weight-complex="normal"/>
    </style:style>
    <style:style style:name="T844" style:family="text">
      <style:text-properties style:font-name="Liberation Serif1" fo:language="ru" fo:country="RU" fo:font-style="normal" style:text-underline-style="none" fo:font-weight="normal" officeooo:rsid="07e99f69" style:font-name-asian="Liberation Mono" style:font-style-asian="normal" style:font-weight-asian="normal" style:font-name-complex="Liberation Mono" style:font-style-complex="normal" style:font-weight-complex="normal"/>
    </style:style>
    <style:style style:name="T845" style:family="text">
      <style:text-properties style:font-name="Liberation Serif1" fo:language="ru" fo:country="RU" fo:font-style="normal" style:text-underline-style="none" fo:font-weight="normal" officeooo:rsid="07eb00dd" style:font-name-asian="Liberation Mono" style:font-style-asian="normal" style:font-weight-asian="normal" style:font-name-complex="Liberation Mono" style:font-style-complex="normal" style:font-weight-complex="normal"/>
    </style:style>
    <style:style style:name="T846" style:family="text">
      <style:text-properties style:font-name="Liberation Serif1" fo:language="ru" fo:country="RU" fo:font-style="normal" style:text-underline-style="none" fo:font-weight="normal" officeooo:rsid="07ec34b9" style:font-name-asian="Liberation Mono" style:font-style-asian="normal" style:font-weight-asian="normal" style:font-name-complex="Liberation Mono" style:font-style-complex="normal" style:font-weight-complex="normal"/>
    </style:style>
    <style:style style:name="T847" style:family="text">
      <style:text-properties style:font-name="Liberation Serif1" fo:language="ru" fo:country="RU" fo:font-style="normal" style:text-underline-style="none" fo:font-weight="normal" officeooo:rsid="07eddd08" style:font-name-asian="Liberation Mono" style:font-style-asian="normal" style:font-weight-asian="normal" style:font-name-complex="Liberation Mono" style:font-style-complex="normal" style:font-weight-complex="normal"/>
    </style:style>
    <style:style style:name="T848" style:family="text">
      <style:text-properties style:font-name="Liberation Serif1" fo:language="ru" fo:country="RU" fo:font-style="normal" style:text-underline-style="none" fo:font-weight="normal" officeooo:rsid="07efc6bf" style:font-name-asian="Liberation Mono" style:font-style-asian="normal" style:font-weight-asian="normal" style:font-name-complex="Liberation Mono" style:font-style-complex="normal" style:font-weight-complex="normal"/>
    </style:style>
    <style:style style:name="T849" style:family="text">
      <style:text-properties style:font-name="Liberation Serif1" fo:language="ru" fo:country="RU" fo:font-style="normal" style:text-underline-style="none" fo:font-weight="normal" officeooo:rsid="07f00c32" style:font-name-asian="Liberation Mono" style:font-style-asian="normal" style:font-weight-asian="normal" style:font-name-complex="Liberation Mono" style:font-style-complex="normal" style:font-weight-complex="normal"/>
    </style:style>
    <style:style style:name="T850" style:family="text">
      <style:text-properties style:font-name="Liberation Serif1" fo:language="ru" fo:country="RU" fo:font-style="normal" style:text-underline-style="none" fo:font-weight="normal" officeooo:rsid="07f06d70" style:font-name-asian="Liberation Mono" style:font-style-asian="normal" style:font-weight-asian="normal" style:font-name-complex="Liberation Mono" style:font-style-complex="normal" style:font-weight-complex="normal"/>
    </style:style>
    <style:style style:name="T851" style:family="text">
      <style:text-properties style:font-name="Liberation Serif1" fo:language="ru" fo:country="RU" fo:font-style="normal" style:text-underline-style="none" fo:font-weight="normal" officeooo:rsid="07f2284d" style:font-name-asian="Liberation Mono" style:font-style-asian="normal" style:font-weight-asian="normal" style:font-name-complex="Liberation Mono" style:font-style-complex="normal" style:font-weight-complex="normal"/>
    </style:style>
    <style:style style:name="T852" style:family="text">
      <style:text-properties style:font-name="Liberation Serif1" fo:language="ru" fo:country="RU" fo:font-style="normal" style:text-underline-style="none" fo:font-weight="normal" officeooo:rsid="07f290b6" style:font-name-asian="Liberation Mono" style:font-style-asian="normal" style:font-weight-asian="normal" style:font-name-complex="Liberation Mono" style:font-style-complex="normal" style:font-weight-complex="normal"/>
    </style:style>
    <style:style style:name="T853" style:family="text">
      <style:text-properties style:font-name="Liberation Serif1" fo:language="ru" fo:country="RU" fo:font-style="normal" style:text-underline-style="none" fo:font-weight="normal" officeooo:rsid="07f301a6" style:font-name-asian="Liberation Mono" style:font-style-asian="normal" style:font-weight-asian="normal" style:font-name-complex="Liberation Mono" style:font-style-complex="normal" style:font-weight-complex="normal"/>
    </style:style>
    <style:style style:name="T854" style:family="text">
      <style:text-properties style:font-name="Liberation Serif1" fo:language="ru" fo:country="RU" fo:font-style="normal" style:text-underline-style="none" fo:font-weight="normal" officeooo:rsid="07f3a367" style:font-name-asian="Liberation Mono" style:font-style-asian="normal" style:font-weight-asian="normal" style:font-name-complex="Liberation Mono" style:font-style-complex="normal" style:font-weight-complex="normal"/>
    </style:style>
    <style:style style:name="T855" style:family="text">
      <style:text-properties style:font-name="Liberation Serif1" fo:language="ru" fo:country="RU" fo:font-style="normal" style:text-underline-style="none" fo:font-weight="normal" officeooo:rsid="07f41a7d" style:font-name-asian="Liberation Mono" style:font-style-asian="normal" style:font-weight-asian="normal" style:font-name-complex="Liberation Mono" style:font-style-complex="normal" style:font-weight-complex="normal"/>
    </style:style>
    <style:style style:name="T856" style:family="text">
      <style:text-properties style:font-name="Liberation Serif1" fo:language="ru" fo:country="RU" fo:font-style="normal" style:text-underline-style="none" fo:font-weight="normal" officeooo:rsid="07f4bc64" style:font-name-asian="Liberation Mono" style:font-style-asian="normal" style:font-weight-asian="normal" style:font-name-complex="Liberation Mono" style:font-style-complex="normal" style:font-weight-complex="normal"/>
    </style:style>
    <style:style style:name="T857" style:family="text">
      <style:text-properties style:font-name="Liberation Serif1" fo:language="ru" fo:country="RU" fo:font-style="normal" style:text-underline-style="none" fo:font-weight="normal" officeooo:rsid="07f540b1" style:font-name-asian="Liberation Mono" style:font-style-asian="normal" style:font-weight-asian="normal" style:font-name-complex="Liberation Mono" style:font-style-complex="normal" style:font-weight-complex="normal"/>
    </style:style>
    <style:style style:name="T858" style:family="text">
      <style:text-properties style:font-name="Liberation Serif1" fo:language="ru" fo:country="RU" fo:font-style="normal" style:text-underline-style="none" fo:font-weight="normal" officeooo:rsid="07f5d983" style:font-name-asian="Liberation Mono" style:font-style-asian="normal" style:font-weight-asian="normal" style:font-name-complex="Liberation Mono" style:font-style-complex="normal" style:font-weight-complex="normal"/>
    </style:style>
    <style:style style:name="T859" style:family="text">
      <style:text-properties style:font-name="Liberation Serif1" fo:language="ru" fo:country="RU" fo:font-style="normal" style:text-underline-style="none" fo:font-weight="normal" officeooo:rsid="07f60cc6" style:font-name-asian="Liberation Mono" style:font-style-asian="normal" style:font-weight-asian="normal" style:font-name-complex="Liberation Mono" style:font-style-complex="normal" style:font-weight-complex="normal"/>
    </style:style>
    <style:style style:name="T860" style:family="text">
      <style:text-properties style:font-name="Liberation Serif1" fo:language="ru" fo:country="RU" fo:font-style="normal" style:text-underline-style="none" fo:font-weight="normal" officeooo:rsid="07f7c0b1" style:font-name-asian="Liberation Mono" style:font-style-asian="normal" style:font-weight-asian="normal" style:font-name-complex="Liberation Mono" style:font-style-complex="normal" style:font-weight-complex="normal"/>
    </style:style>
    <style:style style:name="T861" style:family="text">
      <style:text-properties style:font-name="Liberation Serif1" fo:language="ru" fo:country="RU" fo:font-style="normal" style:text-underline-style="none" fo:font-weight="normal" officeooo:rsid="07f7c460" style:font-name-asian="Liberation Mono" style:font-style-asian="normal" style:font-weight-asian="normal" style:font-name-complex="Liberation Mono" style:font-style-complex="normal" style:font-weight-complex="normal"/>
    </style:style>
    <style:style style:name="T862" style:family="text">
      <style:text-properties style:font-name="Liberation Serif1" fo:language="ru" fo:country="RU" fo:font-style="normal" style:text-underline-style="none" fo:font-weight="normal" officeooo:rsid="07f935c3" style:font-name-asian="Liberation Mono" style:font-style-asian="normal" style:font-weight-asian="normal" style:font-name-complex="Liberation Mono" style:font-style-complex="normal" style:font-weight-complex="normal"/>
    </style:style>
    <style:style style:name="T863" style:family="text">
      <style:text-properties style:font-name="Liberation Serif1" fo:language="ru" fo:country="RU" fo:font-style="normal" style:text-underline-style="none" fo:font-weight="normal" officeooo:rsid="07fc350b" style:font-name-asian="Liberation Mono" style:font-style-asian="normal" style:font-weight-asian="normal" style:font-name-complex="Liberation Mono" style:font-style-complex="normal" style:font-weight-complex="normal"/>
    </style:style>
    <style:style style:name="T864" style:family="text">
      <style:text-properties style:font-name="Liberation Serif1" fo:language="ru" fo:country="RU" fo:font-style="normal" style:text-underline-style="none" fo:font-weight="normal" officeooo:rsid="07fdb878" style:font-name-asian="Liberation Mono" style:font-style-asian="normal" style:font-weight-asian="normal" style:font-name-complex="Liberation Mono" style:font-style-complex="normal" style:font-weight-complex="normal"/>
    </style:style>
    <style:style style:name="T865" style:family="text">
      <style:text-properties style:font-name="Liberation Serif1" fo:language="ru" fo:country="RU" fo:font-style="normal" style:text-underline-style="none" fo:font-weight="normal" officeooo:rsid="07fed49b" style:font-name-asian="Liberation Mono" style:font-style-asian="normal" style:font-weight-asian="normal" style:font-name-complex="Liberation Mono" style:font-style-complex="normal" style:font-weight-complex="normal"/>
    </style:style>
    <style:style style:name="T866" style:family="text">
      <style:text-properties style:font-name="Liberation Serif1" fo:language="ru" fo:country="RU" fo:font-style="normal" style:text-underline-style="none" fo:font-weight="normal" officeooo:rsid="08005efa" style:font-name-asian="Liberation Mono" style:font-style-asian="normal" style:font-weight-asian="normal" style:font-name-complex="Liberation Mono" style:font-style-complex="normal" style:font-weight-complex="normal"/>
    </style:style>
    <style:style style:name="T867" style:family="text">
      <style:text-properties style:font-name="Liberation Serif1" fo:language="ru" fo:country="RU" fo:font-style="normal" style:text-underline-style="none" fo:font-weight="normal" officeooo:rsid="08022476" style:font-name-asian="Liberation Mono" style:font-style-asian="normal" style:font-weight-asian="normal" style:font-name-complex="Liberation Mono" style:font-style-complex="normal" style:font-weight-complex="normal"/>
    </style:style>
    <style:style style:name="T868" style:family="text">
      <style:text-properties style:font-name="Liberation Serif1" fo:language="ru" fo:country="RU" fo:font-style="normal" style:text-underline-style="none" fo:font-weight="normal" officeooo:rsid="0802f6a7" style:font-name-asian="Liberation Mono" style:font-style-asian="normal" style:font-weight-asian="normal" style:font-name-complex="Liberation Mono" style:font-style-complex="normal" style:font-weight-complex="normal"/>
    </style:style>
    <style:style style:name="T869" style:family="text">
      <style:text-properties style:font-name="Liberation Serif1" fo:language="ru" fo:country="RU" fo:font-style="normal" style:text-underline-style="none" fo:font-weight="normal" officeooo:rsid="080320b2" style:font-name-asian="Liberation Mono" style:font-style-asian="normal" style:font-weight-asian="normal" style:font-name-complex="Liberation Mono" style:font-style-complex="normal" style:font-weight-complex="normal"/>
    </style:style>
    <style:style style:name="T870" style:family="text">
      <style:text-properties style:font-name="Liberation Serif1" fo:language="ru" fo:country="RU" fo:font-style="normal" style:text-underline-style="none" fo:font-weight="normal" officeooo:rsid="0803e908" style:font-name-asian="Liberation Mono" style:font-style-asian="normal" style:font-weight-asian="normal" style:font-name-complex="Liberation Mono" style:font-style-complex="normal" style:font-weight-complex="normal"/>
    </style:style>
    <style:style style:name="T871" style:family="text">
      <style:text-properties style:font-name="Liberation Serif1" fo:language="ru" fo:country="RU" fo:font-style="normal" style:text-underline-style="none" fo:font-weight="normal" officeooo:rsid="08042a97" style:font-name-asian="Liberation Mono" style:font-style-asian="normal" style:font-weight-asian="normal" style:font-name-complex="Liberation Mono" style:font-style-complex="normal" style:font-weight-complex="normal"/>
    </style:style>
    <style:style style:name="T872" style:family="text">
      <style:text-properties style:font-name="Liberation Serif1" fo:language="ru" fo:country="RU" fo:font-style="normal" style:text-underline-style="none" fo:font-weight="normal" officeooo:rsid="0805b367" style:font-name-asian="Liberation Mono" style:font-style-asian="normal" style:font-weight-asian="normal" style:font-name-complex="Liberation Mono" style:font-style-complex="normal" style:font-weight-complex="normal"/>
    </style:style>
    <style:style style:name="T873" style:family="text">
      <style:text-properties style:font-name="Liberation Serif1" fo:language="ru" fo:country="RU" fo:font-style="normal" style:text-underline-style="none" fo:font-weight="normal" officeooo:rsid="0806af43" style:font-name-asian="Liberation Mono" style:font-style-asian="normal" style:font-weight-asian="normal" style:font-name-complex="Liberation Mono" style:font-style-complex="normal" style:font-weight-complex="normal"/>
    </style:style>
    <style:style style:name="T874" style:family="text">
      <style:text-properties style:font-name="Liberation Serif1" fo:language="ru" fo:country="RU" fo:font-style="normal" style:text-underline-style="none" fo:font-weight="normal" officeooo:rsid="0808950f" style:font-name-asian="Liberation Mono" style:font-style-asian="normal" style:font-weight-asian="normal" style:font-name-complex="Liberation Mono" style:font-style-complex="normal" style:font-weight-complex="normal"/>
    </style:style>
    <style:style style:name="T875" style:family="text">
      <style:text-properties style:font-name="Liberation Serif1" fo:language="ru" fo:country="RU" fo:font-style="normal" style:text-underline-style="none" fo:font-weight="normal" officeooo:rsid="080a06c7" style:font-name-asian="Liberation Mono" style:font-style-asian="normal" style:font-weight-asian="normal" style:font-name-complex="Liberation Mono" style:font-style-complex="normal" style:font-weight-complex="normal"/>
    </style:style>
    <style:style style:name="T876" style:family="text">
      <style:text-properties style:font-name="Liberation Serif1" fo:language="ru" fo:country="RU" fo:font-style="normal" style:text-underline-style="none" fo:font-weight="normal" officeooo:rsid="080b4c7d" style:font-name-asian="Liberation Mono" style:font-style-asian="normal" style:font-weight-asian="normal" style:font-name-complex="Liberation Mono" style:font-style-complex="normal" style:font-weight-complex="normal"/>
    </style:style>
    <style:style style:name="T877" style:family="text">
      <style:text-properties style:font-name="Liberation Serif1" fo:language="ru" fo:country="RU" fo:font-style="normal" style:text-underline-style="none" fo:font-weight="normal" officeooo:rsid="080bd22a" style:font-name-asian="Liberation Mono" style:font-style-asian="normal" style:font-weight-asian="normal" style:font-name-complex="Liberation Mono" style:font-style-complex="normal" style:font-weight-complex="normal"/>
    </style:style>
    <style:style style:name="T878" style:family="text">
      <style:text-properties style:font-name="Liberation Serif1" fo:language="ru" fo:country="RU" fo:font-style="normal" style:text-underline-style="none" fo:font-weight="normal" officeooo:rsid="080be57e" style:font-name-asian="Liberation Mono" style:font-style-asian="normal" style:font-weight-asian="normal" style:font-name-complex="Liberation Mono" style:font-style-complex="normal" style:font-weight-complex="normal"/>
    </style:style>
    <style:style style:name="T879" style:family="text">
      <style:text-properties style:font-name="Liberation Serif1" fo:language="ru" fo:country="RU" fo:font-style="normal" style:text-underline-style="none" fo:font-weight="normal" officeooo:rsid="080c8b6b" style:font-name-asian="Liberation Mono" style:font-style-asian="normal" style:font-weight-asian="normal" style:font-name-complex="Liberation Mono" style:font-style-complex="normal" style:font-weight-complex="normal"/>
    </style:style>
    <style:style style:name="T880" style:family="text">
      <style:text-properties style:font-name="Liberation Serif1" fo:language="ru" fo:country="RU" fo:font-style="normal" style:text-underline-style="none" fo:font-weight="normal" officeooo:rsid="080e06ac" style:font-name-asian="Liberation Mono" style:font-style-asian="normal" style:font-weight-asian="normal" style:font-name-complex="Liberation Mono" style:font-style-complex="normal" style:font-weight-complex="normal"/>
    </style:style>
    <style:style style:name="T881" style:family="text">
      <style:text-properties style:font-name="Liberation Serif1" fo:language="ru" fo:country="RU" fo:font-style="normal" style:text-underline-style="none" fo:font-weight="normal" officeooo:rsid="080e4609" style:font-name-asian="Liberation Mono" style:font-style-asian="normal" style:font-weight-asian="normal" style:font-name-complex="Liberation Mono" style:font-style-complex="normal" style:font-weight-complex="normal"/>
    </style:style>
    <style:style style:name="T882" style:family="text">
      <style:text-properties style:font-name="Liberation Serif1" fo:language="ru" fo:country="RU" fo:font-style="normal" style:text-underline-style="none" fo:font-weight="normal" officeooo:rsid="080f87c1" style:font-name-asian="Liberation Mono" style:font-style-asian="normal" style:font-weight-asian="normal" style:font-name-complex="Liberation Mono" style:font-style-complex="normal" style:font-weight-complex="normal"/>
    </style:style>
    <style:style style:name="T883" style:family="text">
      <style:text-properties style:font-name="Liberation Serif1" fo:language="ru" fo:country="RU" fo:font-style="normal" style:text-underline-style="none" fo:font-weight="normal" officeooo:rsid="0810c9ae" style:font-name-asian="Liberation Mono" style:font-style-asian="normal" style:font-weight-asian="normal" style:font-name-complex="Liberation Mono" style:font-style-complex="normal" style:font-weight-complex="normal"/>
    </style:style>
    <style:style style:name="T884" style:family="text">
      <style:text-properties style:font-name="Liberation Serif1" fo:language="ru" fo:country="RU" fo:font-style="normal" style:text-underline-style="none" fo:font-weight="normal" officeooo:rsid="0812a1d0" style:font-name-asian="Liberation Mono" style:font-style-asian="normal" style:font-weight-asian="normal" style:font-name-complex="Liberation Mono" style:font-style-complex="normal" style:font-weight-complex="normal"/>
    </style:style>
    <style:style style:name="T885" style:family="text">
      <style:text-properties style:font-name="Liberation Serif1" fo:language="ru" fo:country="RU" fo:font-style="normal" style:text-underline-style="none" fo:font-weight="normal" officeooo:rsid="081382db" style:font-name-asian="Liberation Mono" style:font-style-asian="normal" style:font-weight-asian="normal" style:font-name-complex="Liberation Mono" style:font-style-complex="normal" style:font-weight-complex="normal"/>
    </style:style>
    <style:style style:name="T886" style:family="text">
      <style:text-properties style:font-name="Liberation Serif1" fo:language="ru" fo:country="RU" fo:font-style="normal" style:text-underline-style="none" fo:font-weight="normal" officeooo:rsid="0814a13a" style:font-name-asian="Liberation Mono" style:font-style-asian="normal" style:font-weight-asian="normal" style:font-name-complex="Liberation Mono" style:font-style-complex="normal" style:font-weight-complex="normal"/>
    </style:style>
    <style:style style:name="T887" style:family="text">
      <style:text-properties style:font-name="Liberation Serif1" fo:language="ru" fo:country="RU" fo:font-style="normal" style:text-underline-style="none" fo:font-weight="normal" officeooo:rsid="08160aca" style:font-name-asian="Liberation Mono" style:font-style-asian="normal" style:font-weight-asian="normal" style:font-name-complex="Liberation Mono" style:font-style-complex="normal" style:font-weight-complex="normal"/>
    </style:style>
    <style:style style:name="T888" style:family="text">
      <style:text-properties style:font-name="Liberation Serif1" fo:language="ru" fo:country="RU" fo:font-style="normal" style:text-underline-style="none" fo:font-weight="normal" officeooo:rsid="08176f04" style:font-name-asian="Liberation Mono" style:font-style-asian="normal" style:font-weight-asian="normal" style:font-name-complex="Liberation Mono" style:font-style-complex="normal" style:font-weight-complex="normal"/>
    </style:style>
    <style:style style:name="T889" style:family="text">
      <style:text-properties style:font-name="Liberation Serif1" fo:language="ru" fo:country="RU" fo:font-style="normal" style:text-underline-style="none" fo:font-weight="normal" officeooo:rsid="08179223" style:font-name-asian="Liberation Mono" style:font-style-asian="normal" style:font-weight-asian="normal" style:font-name-complex="Liberation Mono" style:font-style-complex="normal" style:font-weight-complex="normal"/>
    </style:style>
    <style:style style:name="T890" style:family="text">
      <style:text-properties style:font-name="Liberation Serif1" fo:language="ru" fo:country="RU" fo:font-style="normal" style:text-underline-style="none" fo:font-weight="normal" officeooo:rsid="0818e290" style:font-name-asian="Liberation Mono" style:font-style-asian="normal" style:font-weight-asian="normal" style:font-name-complex="Liberation Mono" style:font-style-complex="normal" style:font-weight-complex="normal"/>
    </style:style>
    <style:style style:name="T891" style:family="text">
      <style:text-properties style:font-name="Liberation Serif1" fo:language="ru" fo:country="RU" fo:font-style="normal" style:text-underline-style="none" fo:font-weight="normal" officeooo:rsid="081bd803" style:font-name-asian="Liberation Mono" style:font-style-asian="normal" style:font-weight-asian="normal" style:font-name-complex="Liberation Mono" style:font-style-complex="normal" style:font-weight-complex="normal"/>
    </style:style>
    <style:style style:name="T892" style:family="text">
      <style:text-properties style:font-name="Liberation Serif1" fo:language="ru" fo:country="RU" fo:font-style="normal" style:text-underline-style="none" fo:font-weight="normal" officeooo:rsid="081d00db" style:font-name-asian="Liberation Mono" style:font-style-asian="normal" style:font-weight-asian="normal" style:font-name-complex="Liberation Mono" style:font-style-complex="normal" style:font-weight-complex="normal"/>
    </style:style>
    <style:style style:name="T893" style:family="text">
      <style:text-properties style:font-name="Liberation Serif1" fo:language="ru" fo:country="RU" fo:font-style="normal" style:text-underline-style="none" fo:font-weight="normal" officeooo:rsid="081ef18a" style:font-name-asian="Liberation Mono" style:font-style-asian="normal" style:font-weight-asian="normal" style:font-name-complex="Liberation Mono" style:font-style-complex="normal" style:font-weight-complex="normal"/>
    </style:style>
    <style:style style:name="T894" style:family="text">
      <style:text-properties style:font-name="Liberation Serif1" fo:language="ru" fo:country="RU" fo:font-style="normal" style:text-underline-style="none" fo:font-weight="normal" officeooo:rsid="0820ac8d" style:font-name-asian="Liberation Mono" style:font-style-asian="normal" style:font-weight-asian="normal" style:font-name-complex="Liberation Mono" style:font-style-complex="normal" style:font-weight-complex="normal"/>
    </style:style>
    <style:style style:name="T895" style:family="text">
      <style:text-properties style:font-name="Liberation Serif1" fo:language="ru" fo:country="RU" fo:font-style="normal" style:text-underline-style="none" fo:font-weight="normal" officeooo:rsid="0820c26b" style:font-name-asian="Liberation Mono" style:font-style-asian="normal" style:font-weight-asian="normal" style:font-name-complex="Liberation Mono" style:font-style-complex="normal" style:font-weight-complex="normal"/>
    </style:style>
    <style:style style:name="T896" style:family="text">
      <style:text-properties style:font-name="Liberation Serif1" fo:language="ru" fo:country="RU" fo:font-style="normal" style:text-underline-style="none" fo:font-weight="normal" officeooo:rsid="0821455d" style:font-name-asian="Liberation Mono" style:font-style-asian="normal" style:font-weight-asian="normal" style:font-name-complex="Liberation Mono" style:font-style-complex="normal" style:font-weight-complex="normal"/>
    </style:style>
    <style:style style:name="T897" style:family="text">
      <style:text-properties style:font-name="Liberation Serif1" fo:language="ru" fo:country="RU" fo:font-style="normal" style:text-underline-style="none" fo:font-weight="normal" officeooo:rsid="08226dff" style:font-name-asian="Liberation Mono" style:font-style-asian="normal" style:font-weight-asian="normal" style:font-name-complex="Liberation Mono" style:font-style-complex="normal" style:font-weight-complex="normal"/>
    </style:style>
    <style:style style:name="T898" style:family="text">
      <style:text-properties style:font-name="Liberation Serif1" fo:language="ru" fo:country="RU" fo:font-style="normal" style:text-underline-style="none" fo:font-weight="normal" officeooo:rsid="0822ab0f" style:font-name-asian="Liberation Mono" style:font-style-asian="normal" style:font-weight-asian="normal" style:font-name-complex="Liberation Mono" style:font-style-complex="normal" style:font-weight-complex="normal"/>
    </style:style>
    <style:style style:name="T899" style:family="text">
      <style:text-properties style:font-name="Liberation Serif1" fo:language="ru" fo:country="RU" fo:font-style="normal" style:text-underline-style="none" fo:font-weight="normal" officeooo:rsid="0822ed78" style:font-name-asian="Liberation Mono" style:font-style-asian="normal" style:font-weight-asian="normal" style:font-name-complex="Liberation Mono" style:font-style-complex="normal" style:font-weight-complex="normal"/>
    </style:style>
    <style:style style:name="T900" style:family="text">
      <style:text-properties style:font-name="Liberation Serif1" fo:language="ru" fo:country="RU" fo:font-style="normal" style:text-underline-style="none" fo:font-weight="normal" officeooo:rsid="08233f9e" style:font-name-asian="Liberation Mono" style:font-style-asian="normal" style:font-weight-asian="normal" style:font-name-complex="Liberation Mono" style:font-style-complex="normal" style:font-weight-complex="normal"/>
    </style:style>
    <style:style style:name="T901" style:family="text">
      <style:text-properties style:font-name="Liberation Serif1" fo:language="ru" fo:country="RU" fo:font-style="normal" style:text-underline-style="none" fo:font-weight="normal" officeooo:rsid="082359ce" style:font-name-asian="Liberation Mono" style:font-style-asian="normal" style:font-weight-asian="normal" style:font-name-complex="Liberation Mono" style:font-style-complex="normal" style:font-weight-complex="normal"/>
    </style:style>
    <style:style style:name="T902" style:family="text">
      <style:text-properties style:font-name="Liberation Serif1" fo:language="ru" fo:country="RU" fo:font-style="normal" style:text-underline-style="none" fo:font-weight="normal" officeooo:rsid="0823de57" style:font-name-asian="Liberation Mono" style:font-style-asian="normal" style:font-weight-asian="normal" style:font-name-complex="Liberation Mono" style:font-style-complex="normal" style:font-weight-complex="normal"/>
    </style:style>
    <style:style style:name="T903" style:family="text">
      <style:text-properties style:font-name="Liberation Serif1" fo:language="ru" fo:country="RU" fo:font-style="normal" style:text-underline-style="none" fo:font-weight="normal" officeooo:rsid="082441d8" style:font-name-asian="Liberation Mono" style:font-style-asian="normal" style:font-weight-asian="normal" style:font-name-complex="Liberation Mono" style:font-style-complex="normal" style:font-weight-complex="normal"/>
    </style:style>
    <style:style style:name="T904" style:family="text">
      <style:text-properties style:font-name="Liberation Serif1" fo:language="ru" fo:country="RU" fo:font-style="normal" style:text-underline-style="none" fo:font-weight="normal" officeooo:rsid="084a5b1d" style:font-name-asian="Liberation Mono" style:font-style-asian="normal" style:font-weight-asian="normal" style:font-name-complex="Liberation Mono" style:font-style-complex="normal" style:font-weight-complex="normal"/>
    </style:style>
    <style:style style:name="T905" style:family="text">
      <style:text-properties style:font-name="Liberation Serif1" fo:language="ru" fo:country="RU" fo:font-style="normal" style:text-underline-style="none" fo:font-weight="normal" officeooo:rsid="084bc5b8" style:font-name-asian="Liberation Mono" style:font-style-asian="normal" style:font-weight-asian="normal" style:font-name-complex="Liberation Mono" style:font-style-complex="normal" style:font-weight-complex="normal"/>
    </style:style>
    <style:style style:name="T906" style:family="text">
      <style:text-properties style:font-name="Liberation Serif1" fo:language="ru" fo:country="RU" fo:font-style="normal" style:text-underline-style="none" fo:font-weight="normal" officeooo:rsid="084c3b86" style:font-name-asian="Liberation Mono" style:font-style-asian="normal" style:font-weight-asian="normal" style:font-name-complex="Liberation Mono" style:font-style-complex="normal" style:font-weight-complex="normal"/>
    </style:style>
    <style:style style:name="T907" style:family="text">
      <style:text-properties style:font-name="Liberation Serif1" fo:language="ru" fo:country="RU" fo:font-style="normal" style:text-underline-style="none" fo:font-weight="normal" officeooo:rsid="084cb5d1" style:font-name-asian="Liberation Mono" style:font-style-asian="normal" style:font-weight-asian="normal" style:font-name-complex="Liberation Mono" style:font-style-complex="normal" style:font-weight-complex="normal"/>
    </style:style>
    <style:style style:name="T908" style:family="text">
      <style:text-properties style:font-name="Liberation Serif1" fo:language="ru" fo:country="RU" fo:font-style="normal" style:text-underline-style="none" fo:font-weight="normal" officeooo:rsid="084e88e3" style:font-name-asian="Liberation Mono" style:font-style-asian="normal" style:font-weight-asian="normal" style:font-name-complex="Liberation Mono" style:font-style-complex="normal" style:font-weight-complex="normal"/>
    </style:style>
    <style:style style:name="T909" style:family="text">
      <style:text-properties style:font-name="Liberation Serif1" fo:language="ru" fo:country="RU" fo:font-style="normal" style:text-underline-style="none" fo:font-weight="normal" officeooo:rsid="084ee4ec" style:font-name-asian="Liberation Mono" style:font-style-asian="normal" style:font-weight-asian="normal" style:font-name-complex="Liberation Mono" style:font-style-complex="normal" style:font-weight-complex="normal"/>
    </style:style>
    <style:style style:name="T910" style:family="text">
      <style:text-properties style:font-name="Liberation Serif1" fo:language="ru" fo:country="RU" fo:font-style="normal" style:text-underline-style="none" fo:font-weight="normal" officeooo:rsid="084f92b8" style:font-name-asian="Liberation Mono" style:font-style-asian="normal" style:font-weight-asian="normal" style:font-name-complex="Liberation Mono" style:font-style-complex="normal" style:font-weight-complex="normal"/>
    </style:style>
    <style:style style:name="T911" style:family="text">
      <style:text-properties style:font-name="Liberation Serif1" fo:language="ru" fo:country="RU" fo:font-style="normal" style:text-underline-style="none" fo:font-weight="normal" officeooo:rsid="084ff70d" style:font-name-asian="Liberation Mono" style:font-style-asian="normal" style:font-weight-asian="normal" style:font-name-complex="Liberation Mono" style:font-style-complex="normal" style:font-weight-complex="normal"/>
    </style:style>
    <style:style style:name="T912" style:family="text">
      <style:text-properties style:font-name="Liberation Serif1" fo:language="ru" fo:country="RU" fo:font-style="normal" style:text-underline-style="none" fo:font-weight="normal" officeooo:rsid="08507420" style:font-name-asian="Liberation Mono" style:font-style-asian="normal" style:font-weight-asian="normal" style:font-name-complex="Liberation Mono" style:font-style-complex="normal" style:font-weight-complex="normal"/>
    </style:style>
    <style:style style:name="T913" style:family="text">
      <style:text-properties style:font-name="Liberation Serif1" fo:language="ru" fo:country="RU" fo:font-style="normal" style:text-underline-style="none" fo:font-weight="normal" officeooo:rsid="08521e2e" style:font-name-asian="Liberation Mono" style:font-style-asian="normal" style:font-weight-asian="normal" style:font-name-complex="Liberation Mono" style:font-style-complex="normal" style:font-weight-complex="normal"/>
    </style:style>
    <style:style style:name="T914" style:family="text">
      <style:text-properties style:font-name="Liberation Serif1" fo:language="ru" fo:country="RU" fo:font-style="normal" style:text-underline-style="none" fo:font-weight="normal" officeooo:rsid="0853679b" style:font-name-asian="Liberation Mono" style:font-style-asian="normal" style:font-weight-asian="normal" style:font-name-complex="Liberation Mono" style:font-style-complex="normal" style:font-weight-complex="normal"/>
    </style:style>
    <style:style style:name="T915" style:family="text">
      <style:text-properties style:font-name="Liberation Serif1" fo:language="ru" fo:country="RU" fo:font-style="normal" style:text-underline-style="none" fo:font-weight="normal" officeooo:rsid="08549a56" style:font-name-asian="Liberation Mono" style:font-style-asian="normal" style:font-weight-asian="normal" style:font-name-complex="Liberation Mono" style:font-style-complex="normal" style:font-weight-complex="normal"/>
    </style:style>
    <style:style style:name="T916" style:family="text">
      <style:text-properties style:font-name="Liberation Serif1" fo:language="ru" fo:country="RU" fo:font-style="normal" style:text-underline-style="none" fo:font-weight="normal" officeooo:rsid="0854ef19" style:font-name-asian="Liberation Mono" style:font-style-asian="normal" style:font-weight-asian="normal" style:font-name-complex="Liberation Mono" style:font-style-complex="normal" style:font-weight-complex="normal"/>
    </style:style>
    <style:style style:name="T917" style:family="text">
      <style:text-properties style:font-name="Liberation Serif1" fo:language="ru" fo:country="RU" fo:font-style="normal" style:text-underline-style="none" fo:font-weight="normal" officeooo:rsid="0855b5eb" style:font-name-asian="Liberation Mono" style:font-style-asian="normal" style:font-weight-asian="normal" style:font-name-complex="Liberation Mono" style:font-style-complex="normal" style:font-weight-complex="normal"/>
    </style:style>
    <style:style style:name="T918" style:family="text">
      <style:text-properties style:font-name="Liberation Serif1" fo:language="ru" fo:country="RU" fo:font-style="normal" style:text-underline-style="none" fo:font-weight="normal" officeooo:rsid="0856d454" style:font-name-asian="Liberation Mono" style:font-style-asian="normal" style:font-weight-asian="normal" style:font-name-complex="Liberation Mono" style:font-style-complex="normal" style:font-weight-complex="normal"/>
    </style:style>
    <style:style style:name="T919" style:family="text">
      <style:text-properties style:font-name="Liberation Serif1" fo:language="ru" fo:country="RU" fo:font-style="normal" style:text-underline-style="none" fo:font-weight="normal" officeooo:rsid="0858bcc7" style:font-name-asian="Liberation Mono" style:font-style-asian="normal" style:font-weight-asian="normal" style:font-name-complex="Liberation Mono" style:font-style-complex="normal" style:font-weight-complex="normal"/>
    </style:style>
    <style:style style:name="T920" style:family="text">
      <style:text-properties style:font-name="Liberation Serif1" fo:language="ru" fo:country="RU" fo:font-style="normal" style:text-underline-style="none" fo:font-weight="normal" officeooo:rsid="085a1ef0" style:font-name-asian="Liberation Mono" style:font-style-asian="normal" style:font-weight-asian="normal" style:font-name-complex="Liberation Mono" style:font-style-complex="normal" style:font-weight-complex="normal"/>
    </style:style>
    <style:style style:name="T921" style:family="text">
      <style:text-properties style:font-name="Liberation Serif1" fo:language="ru" fo:country="RU" fo:font-style="normal" style:text-underline-style="none" fo:font-weight="normal" officeooo:rsid="085a6f67" style:font-name-asian="Liberation Mono" style:font-style-asian="normal" style:font-weight-asian="normal" style:font-name-complex="Liberation Mono" style:font-style-complex="normal" style:font-weight-complex="normal"/>
    </style:style>
    <style:style style:name="T922" style:family="text">
      <style:text-properties style:font-name="Liberation Serif1" fo:language="ru" fo:country="RU" fo:font-style="normal" style:text-underline-style="none" fo:font-weight="normal" officeooo:rsid="085b4d41" style:font-name-asian="Liberation Mono" style:font-style-asian="normal" style:font-weight-asian="normal" style:font-name-complex="Liberation Mono" style:font-style-complex="normal" style:font-weight-complex="normal"/>
    </style:style>
    <style:style style:name="T923" style:family="text">
      <style:text-properties style:font-name="Liberation Serif1" fo:language="ru" fo:country="RU" fo:font-style="normal" style:text-underline-style="none" fo:font-weight="normal" officeooo:rsid="085bea60" style:font-name-asian="Liberation Mono" style:font-style-asian="normal" style:font-weight-asian="normal" style:font-name-complex="Liberation Mono" style:font-style-complex="normal" style:font-weight-complex="normal"/>
    </style:style>
    <style:style style:name="T924" style:family="text">
      <style:text-properties style:font-name="Liberation Serif1" fo:language="ru" fo:country="RU" fo:font-style="normal" style:text-underline-style="none" fo:font-weight="normal" officeooo:rsid="085dbdef" style:font-name-asian="Liberation Mono" style:font-style-asian="normal" style:font-weight-asian="normal" style:font-name-complex="Liberation Mono" style:font-style-complex="normal" style:font-weight-complex="normal"/>
    </style:style>
    <style:style style:name="T925" style:family="text">
      <style:text-properties style:font-name="Liberation Serif1" fo:language="ru" fo:country="RU" fo:font-style="normal" style:text-underline-style="none" fo:font-weight="normal" officeooo:rsid="085fb553" style:font-name-asian="Liberation Mono" style:font-style-asian="normal" style:font-weight-asian="normal" style:font-name-complex="Liberation Mono" style:font-style-complex="normal" style:font-weight-complex="normal"/>
    </style:style>
    <style:style style:name="T926" style:family="text">
      <style:text-properties style:font-name="Liberation Serif1" fo:language="ru" fo:country="RU" fo:font-style="normal" style:text-underline-style="none" fo:font-weight="normal" officeooo:rsid="085fecd8" style:font-name-asian="Liberation Mono" style:font-style-asian="normal" style:font-weight-asian="normal" style:font-name-complex="Liberation Mono" style:font-style-complex="normal" style:font-weight-complex="normal"/>
    </style:style>
    <style:style style:name="T927" style:family="text">
      <style:text-properties style:font-name="Liberation Serif1" fo:language="ru" fo:country="RU" fo:font-style="normal" style:text-underline-style="none" fo:font-weight="normal" officeooo:rsid="086182c5" style:font-name-asian="Liberation Mono" style:font-style-asian="normal" style:font-weight-asian="normal" style:font-name-complex="Liberation Mono" style:font-style-complex="normal" style:font-weight-complex="normal"/>
    </style:style>
    <style:style style:name="T928" style:family="text">
      <style:text-properties style:font-name="Liberation Serif1" fo:language="ru" fo:country="RU" fo:font-style="normal" style:text-underline-style="none" fo:font-weight="normal" officeooo:rsid="0861c49d" style:font-name-asian="Liberation Mono" style:font-style-asian="normal" style:font-weight-asian="normal" style:font-name-complex="Liberation Mono" style:font-style-complex="normal" style:font-weight-complex="normal"/>
    </style:style>
    <style:style style:name="T929" style:family="text">
      <style:text-properties style:font-name="Liberation Serif1" fo:language="ru" fo:country="RU" fo:font-style="normal" style:text-underline-style="none" fo:font-weight="normal" officeooo:rsid="0862e22e" style:font-name-asian="Liberation Mono" style:font-style-asian="normal" style:font-weight-asian="normal" style:font-name-complex="Liberation Mono" style:font-style-complex="normal" style:font-weight-complex="normal"/>
    </style:style>
    <style:style style:name="T930" style:family="text">
      <style:text-properties style:font-name="Liberation Serif1" fo:language="ru" fo:country="RU" fo:font-style="normal" style:text-underline-style="none" fo:font-weight="normal" officeooo:rsid="08653fe0" style:font-name-asian="Liberation Mono" style:font-style-asian="normal" style:font-weight-asian="normal" style:font-name-complex="Liberation Mono" style:font-style-complex="normal" style:font-weight-complex="normal"/>
    </style:style>
    <style:style style:name="T931" style:family="text">
      <style:text-properties style:font-name="Liberation Serif1" fo:language="ru" fo:country="RU" fo:font-style="normal" style:text-underline-style="none" fo:font-weight="normal" officeooo:rsid="0865c8d2" style:font-name-asian="Liberation Mono" style:font-style-asian="normal" style:font-weight-asian="normal" style:font-name-complex="Liberation Mono" style:font-style-complex="normal" style:font-weight-complex="normal"/>
    </style:style>
    <style:style style:name="T932" style:family="text">
      <style:text-properties style:font-name="Liberation Serif1" fo:language="ru" fo:country="RU" fo:font-style="normal" style:text-underline-style="none" fo:font-weight="normal" officeooo:rsid="0865d72c" style:font-name-asian="Liberation Mono" style:font-style-asian="normal" style:font-weight-asian="normal" style:font-name-complex="Liberation Mono" style:font-style-complex="normal" style:font-weight-complex="normal"/>
    </style:style>
    <style:style style:name="T933" style:family="text">
      <style:text-properties style:font-name="Liberation Serif1" fo:language="ru" fo:country="RU" fo:font-style="normal" style:text-underline-style="none" fo:font-weight="normal" officeooo:rsid="0866fe47" style:font-name-asian="Liberation Mono" style:font-style-asian="normal" style:font-weight-asian="normal" style:font-name-complex="Liberation Mono" style:font-style-complex="normal" style:font-weight-complex="normal"/>
    </style:style>
    <style:style style:name="T934" style:family="text">
      <style:text-properties style:font-name="Liberation Serif1" fo:language="ru" fo:country="RU" fo:font-style="normal" style:text-underline-style="none" fo:font-weight="normal" officeooo:rsid="0868e4d4" style:font-name-asian="Liberation Mono" style:font-style-asian="normal" style:font-weight-asian="normal" style:font-name-complex="Liberation Mono" style:font-style-complex="normal" style:font-weight-complex="normal"/>
    </style:style>
    <style:style style:name="T935" style:family="text">
      <style:text-properties style:font-name="Liberation Serif1" fo:language="ru" fo:country="RU" fo:font-style="normal" style:text-underline-style="none" fo:font-weight="normal" officeooo:rsid="086aac9e" style:font-name-asian="Liberation Mono" style:font-style-asian="normal" style:font-weight-asian="normal" style:font-name-complex="Liberation Mono" style:font-style-complex="normal" style:font-weight-complex="normal"/>
    </style:style>
    <style:style style:name="T936" style:family="text">
      <style:text-properties style:font-name="Liberation Serif1" fo:language="ru" fo:country="RU" fo:font-style="normal" style:text-underline-style="none" fo:font-weight="normal" officeooo:rsid="086c6a9e" style:font-name-asian="Liberation Mono" style:font-style-asian="normal" style:font-weight-asian="normal" style:font-name-complex="Liberation Mono" style:font-style-complex="normal" style:font-weight-complex="normal"/>
    </style:style>
    <style:style style:name="T937" style:family="text">
      <style:text-properties style:font-name="Liberation Serif1" fo:language="ru" fo:country="RU" fo:font-style="normal" style:text-underline-style="none" fo:font-weight="normal" officeooo:rsid="086d5800" style:font-name-asian="Liberation Mono" style:font-style-asian="normal" style:font-weight-asian="normal" style:font-name-complex="Liberation Mono" style:font-style-complex="normal" style:font-weight-complex="normal"/>
    </style:style>
    <style:style style:name="T938" style:family="text">
      <style:text-properties style:font-name="Liberation Serif1" fo:language="ru" fo:country="RU" fo:font-style="normal" style:text-underline-style="none" fo:font-weight="normal" officeooo:rsid="086e4580" style:font-name-asian="Liberation Mono" style:font-style-asian="normal" style:font-weight-asian="normal" style:font-name-complex="Liberation Mono" style:font-style-complex="normal" style:font-weight-complex="normal"/>
    </style:style>
    <style:style style:name="T939" style:family="text">
      <style:text-properties style:font-name="Liberation Serif1" fo:language="ru" fo:country="RU" fo:font-style="normal" style:text-underline-style="none" fo:font-weight="normal" officeooo:rsid="086eff75" style:font-name-asian="Liberation Mono" style:font-style-asian="normal" style:font-weight-asian="normal" style:font-name-complex="Liberation Mono" style:font-style-complex="normal" style:font-weight-complex="normal"/>
    </style:style>
    <style:style style:name="T940" style:family="text">
      <style:text-properties style:font-name="Liberation Serif1" fo:language="ru" fo:country="RU" fo:font-style="normal" style:text-underline-style="none" fo:font-weight="normal" officeooo:rsid="08700b2d" style:font-name-asian="Liberation Mono" style:font-style-asian="normal" style:font-weight-asian="normal" style:font-name-complex="Liberation Mono" style:font-style-complex="normal" style:font-weight-complex="normal"/>
    </style:style>
    <style:style style:name="T941" style:family="text">
      <style:text-properties style:font-name="Liberation Serif1" fo:language="ru" fo:country="RU" fo:font-style="normal" style:text-underline-style="none" fo:font-weight="normal" officeooo:rsid="08701fc4" style:font-name-asian="Liberation Mono" style:font-style-asian="normal" style:font-weight-asian="normal" style:font-name-complex="Liberation Mono" style:font-style-complex="normal" style:font-weight-complex="normal"/>
    </style:style>
    <style:style style:name="T942" style:family="text">
      <style:text-properties style:font-name="Liberation Serif1" fo:language="ru" fo:country="RU" fo:font-style="normal" style:text-underline-style="none" fo:font-weight="normal" officeooo:rsid="08709d15" style:font-name-asian="Liberation Mono" style:font-style-asian="normal" style:font-weight-asian="normal" style:font-name-complex="Liberation Mono" style:font-style-complex="normal" style:font-weight-complex="normal"/>
    </style:style>
    <style:style style:name="T943" style:family="text">
      <style:text-properties style:font-name="Liberation Serif1" fo:language="ru" fo:country="RU" fo:font-style="normal" style:text-underline-style="none" fo:font-weight="normal" officeooo:rsid="08719cad" style:font-name-asian="Liberation Mono" style:font-style-asian="normal" style:font-weight-asian="normal" style:font-name-complex="Liberation Mono" style:font-style-complex="normal" style:font-weight-complex="normal"/>
    </style:style>
    <style:style style:name="T944" style:family="text">
      <style:text-properties style:font-name="Liberation Serif1" fo:language="ru" fo:country="RU" fo:font-style="normal" style:text-underline-style="none" fo:font-weight="normal" officeooo:rsid="0871c354" style:font-name-asian="Liberation Mono" style:font-style-asian="normal" style:font-weight-asian="normal" style:font-name-complex="Liberation Mono" style:font-style-complex="normal" style:font-weight-complex="normal"/>
    </style:style>
    <style:style style:name="T945" style:family="text">
      <style:text-properties style:font-name="Liberation Serif1" fo:language="ru" fo:country="RU" fo:font-style="normal" style:text-underline-style="none" fo:font-weight="normal" officeooo:rsid="0872afd4" style:font-name-asian="Liberation Mono" style:font-style-asian="normal" style:font-weight-asian="normal" style:font-name-complex="Liberation Mono" style:font-style-complex="normal" style:font-weight-complex="normal"/>
    </style:style>
    <style:style style:name="T946" style:family="text">
      <style:text-properties style:font-name="Liberation Serif1" fo:language="ru" fo:country="RU" fo:font-style="normal" style:text-underline-style="none" fo:font-weight="normal" officeooo:rsid="08748e57" style:font-name-asian="Liberation Mono" style:font-style-asian="normal" style:font-weight-asian="normal" style:font-name-complex="Liberation Mono" style:font-style-complex="normal" style:font-weight-complex="normal"/>
    </style:style>
    <style:style style:name="T947" style:family="text">
      <style:text-properties style:font-name="Liberation Serif1" fo:language="ru" fo:country="RU" fo:font-style="normal" style:text-underline-style="none" fo:font-weight="normal" officeooo:rsid="087550d2" style:font-name-asian="Liberation Mono" style:font-style-asian="normal" style:font-weight-asian="normal" style:font-name-complex="Liberation Mono" style:font-style-complex="normal" style:font-weight-complex="normal"/>
    </style:style>
    <style:style style:name="T948" style:family="text">
      <style:text-properties style:font-name="Liberation Serif1" fo:language="ru" fo:country="RU" fo:font-style="normal" style:text-underline-style="none" fo:font-weight="normal" officeooo:rsid="0876ee28" style:font-name-asian="Liberation Mono" style:font-style-asian="normal" style:font-weight-asian="normal" style:font-name-complex="Liberation Mono" style:font-style-complex="normal" style:font-weight-complex="normal"/>
    </style:style>
    <style:style style:name="T949" style:family="text">
      <style:text-properties style:font-name="Liberation Serif1" fo:language="ru" fo:country="RU" fo:font-style="normal" style:text-underline-style="none" fo:font-weight="normal" officeooo:rsid="0878cc93" style:font-name-asian="Liberation Mono" style:font-style-asian="normal" style:font-weight-asian="normal" style:font-name-complex="Liberation Mono" style:font-style-complex="normal" style:font-weight-complex="normal"/>
    </style:style>
    <style:style style:name="T950" style:family="text">
      <style:text-properties style:font-name="Liberation Serif1" fo:language="ru" fo:country="RU" fo:font-style="normal" style:text-underline-style="none" fo:font-weight="normal" officeooo:rsid="087a1c9e" style:font-name-asian="Liberation Mono" style:font-style-asian="normal" style:font-weight-asian="normal" style:font-name-complex="Liberation Mono" style:font-style-complex="normal" style:font-weight-complex="normal"/>
    </style:style>
    <style:style style:name="T951" style:family="text">
      <style:text-properties style:font-name="Liberation Serif1" fo:language="ru" fo:country="RU" fo:font-style="normal" style:text-underline-style="none" fo:font-weight="normal" officeooo:rsid="087a7688" style:font-name-asian="Liberation Mono" style:font-style-asian="normal" style:font-weight-asian="normal" style:font-name-complex="Liberation Mono" style:font-style-complex="normal" style:font-weight-complex="normal"/>
    </style:style>
    <style:style style:name="T952" style:family="text">
      <style:text-properties style:font-name="Liberation Serif1" fo:language="ru" fo:country="RU" fo:font-style="normal" style:text-underline-style="none" fo:font-weight="normal" officeooo:rsid="087bb87a" style:font-name-asian="Liberation Mono" style:font-style-asian="normal" style:font-weight-asian="normal" style:font-name-complex="Liberation Mono" style:font-style-complex="normal" style:font-weight-complex="normal"/>
    </style:style>
    <style:style style:name="T953" style:family="text">
      <style:text-properties style:font-name="Liberation Serif1" fo:language="ru" fo:country="RU" fo:font-style="normal" style:text-underline-style="none" fo:font-weight="normal" officeooo:rsid="087cd822" style:font-name-asian="Liberation Mono" style:font-style-asian="normal" style:font-weight-asian="normal" style:font-name-complex="Liberation Mono" style:font-style-complex="normal" style:font-weight-complex="normal"/>
    </style:style>
    <style:style style:name="T954" style:family="text">
      <style:text-properties style:font-name="Liberation Serif1" fo:language="ru" fo:country="RU" fo:font-style="normal" style:text-underline-style="none" fo:font-weight="normal" officeooo:rsid="087ed7d7" style:font-name-asian="Liberation Mono" style:font-style-asian="normal" style:font-weight-asian="normal" style:font-name-complex="Liberation Mono" style:font-style-complex="normal" style:font-weight-complex="normal"/>
    </style:style>
    <style:style style:name="T955" style:family="text">
      <style:text-properties style:font-name="Liberation Serif1" fo:language="ru" fo:country="RU" fo:font-style="normal" style:text-underline-style="none" fo:font-weight="normal" officeooo:rsid="087f6f69" style:font-name-asian="Liberation Mono" style:font-style-asian="normal" style:font-weight-asian="normal" style:font-name-complex="Liberation Mono" style:font-style-complex="normal" style:font-weight-complex="normal"/>
    </style:style>
    <style:style style:name="T956" style:family="text">
      <style:text-properties style:font-name="Liberation Serif1" fo:language="ru" fo:country="RU" fo:font-style="normal" style:text-underline-style="none" fo:font-weight="normal" officeooo:rsid="08803715" style:font-name-asian="Liberation Mono" style:font-style-asian="normal" style:font-weight-asian="normal" style:font-name-complex="Liberation Mono" style:font-style-complex="normal" style:font-weight-complex="normal"/>
    </style:style>
    <style:style style:name="T957" style:family="text">
      <style:text-properties style:font-name="Liberation Serif1" fo:language="ru" fo:country="RU" fo:font-style="normal" style:text-underline-style="none" fo:font-weight="normal" officeooo:rsid="088102f1" style:font-name-asian="Liberation Mono" style:font-style-asian="normal" style:font-weight-asian="normal" style:font-name-complex="Liberation Mono" style:font-style-complex="normal" style:font-weight-complex="normal"/>
    </style:style>
    <style:style style:name="T958" style:family="text">
      <style:text-properties style:font-name="Liberation Serif1" fo:language="ru" fo:country="RU" fo:font-style="normal" style:text-underline-style="none" fo:font-weight="normal" officeooo:rsid="08822ea1" style:font-name-asian="Liberation Mono" style:font-style-asian="normal" style:font-weight-asian="normal" style:font-name-complex="Liberation Mono" style:font-style-complex="normal" style:font-weight-complex="normal"/>
    </style:style>
    <style:style style:name="T959" style:family="text">
      <style:text-properties style:font-name="Liberation Serif1" fo:language="ru" fo:country="RU" fo:font-style="normal" style:text-underline-style="none" fo:font-weight="normal" officeooo:rsid="0883d164" style:font-name-asian="Liberation Mono" style:font-style-asian="normal" style:font-weight-asian="normal" style:font-name-complex="Liberation Mono" style:font-style-complex="normal" style:font-weight-complex="normal"/>
    </style:style>
    <style:style style:name="T960" style:family="text">
      <style:text-properties style:font-name="Liberation Serif1" fo:language="ru" fo:country="RU" fo:font-style="normal" style:text-underline-style="none" fo:font-weight="normal" officeooo:rsid="0885c3f8" style:font-name-asian="Liberation Mono" style:font-style-asian="normal" style:font-weight-asian="normal" style:font-name-complex="Liberation Mono" style:font-style-complex="normal" style:font-weight-complex="normal"/>
    </style:style>
    <style:style style:name="T961" style:family="text">
      <style:text-properties style:font-name="Liberation Serif1" fo:language="ru" fo:country="RU" fo:font-style="normal" style:text-underline-style="none" fo:font-weight="normal" officeooo:rsid="08875b83" style:font-name-asian="Liberation Mono" style:font-style-asian="normal" style:font-weight-asian="normal" style:font-name-complex="Liberation Mono" style:font-style-complex="normal" style:font-weight-complex="normal"/>
    </style:style>
    <style:style style:name="T962" style:family="text">
      <style:text-properties style:font-name="Liberation Serif1" fo:language="ru" fo:country="RU" fo:font-style="normal" style:text-underline-style="none" fo:font-weight="normal" officeooo:rsid="0888c34c" style:font-name-asian="Liberation Mono" style:font-style-asian="normal" style:font-weight-asian="normal" style:font-name-complex="Liberation Mono" style:font-style-complex="normal" style:font-weight-complex="normal"/>
    </style:style>
    <style:style style:name="T963" style:family="text">
      <style:text-properties style:font-name="Liberation Serif1" fo:language="ru" fo:country="RU" fo:font-style="normal" style:text-underline-style="none" fo:font-weight="normal" officeooo:rsid="088aa1e8" style:font-name-asian="Liberation Mono" style:font-style-asian="normal" style:font-weight-asian="normal" style:font-name-complex="Liberation Mono" style:font-style-complex="normal" style:font-weight-complex="normal"/>
    </style:style>
    <style:style style:name="T964" style:family="text">
      <style:text-properties style:font-name="Liberation Serif1" fo:language="ru" fo:country="RU" fo:font-style="normal" style:text-underline-style="none" fo:font-weight="normal" officeooo:rsid="088b36b6" style:font-name-asian="Liberation Mono" style:font-style-asian="normal" style:font-weight-asian="normal" style:font-name-complex="Liberation Mono" style:font-style-complex="normal" style:font-weight-complex="normal"/>
    </style:style>
    <style:style style:name="T965" style:family="text">
      <style:text-properties style:font-name="Liberation Serif1" fo:language="ru" fo:country="RU" fo:font-style="normal" style:text-underline-style="none" fo:font-weight="normal" officeooo:rsid="088c6e11" style:font-name-asian="Liberation Mono" style:font-style-asian="normal" style:font-weight-asian="normal" style:font-name-complex="Liberation Mono" style:font-style-complex="normal" style:font-weight-complex="normal"/>
    </style:style>
    <style:style style:name="T966" style:family="text">
      <style:text-properties style:font-name="Liberation Serif1" fo:language="ru" fo:country="RU" fo:font-style="normal" style:text-underline-style="none" fo:font-weight="normal" officeooo:rsid="088c7442" style:font-name-asian="Liberation Mono" style:font-style-asian="normal" style:font-weight-asian="normal" style:font-name-complex="Liberation Mono" style:font-style-complex="normal" style:font-weight-complex="normal"/>
    </style:style>
    <style:style style:name="T967" style:family="text">
      <style:text-properties style:font-name="Liberation Serif1" fo:language="ru" fo:country="RU" fo:font-style="normal" style:text-underline-style="none" fo:font-weight="normal" officeooo:rsid="088d2a43" style:font-name-asian="Liberation Mono" style:font-style-asian="normal" style:font-weight-asian="normal" style:font-name-complex="Liberation Mono" style:font-style-complex="normal" style:font-weight-complex="normal"/>
    </style:style>
    <style:style style:name="T968" style:family="text">
      <style:text-properties style:font-name="Liberation Serif1" fo:language="ru" fo:country="RU" fo:font-style="normal" style:text-underline-style="none" fo:font-weight="normal" officeooo:rsid="088e5440" style:font-name-asian="Liberation Mono" style:font-style-asian="normal" style:font-weight-asian="normal" style:font-name-complex="Liberation Mono" style:font-style-complex="normal" style:font-weight-complex="normal"/>
    </style:style>
    <style:style style:name="T969" style:family="text">
      <style:text-properties style:font-name="Liberation Serif1" fo:language="ru" fo:country="RU" fo:font-style="normal" style:text-underline-style="none" fo:font-weight="normal" officeooo:rsid="088e6e05" style:font-name-asian="Liberation Mono" style:font-style-asian="normal" style:font-weight-asian="normal" style:font-name-complex="Liberation Mono" style:font-style-complex="normal" style:font-weight-complex="normal"/>
    </style:style>
    <style:style style:name="T970" style:family="text">
      <style:text-properties style:font-name="Liberation Serif1" fo:language="ru" fo:country="RU" fo:font-style="normal" style:text-underline-style="none" fo:font-weight="normal" officeooo:rsid="089014bb" style:font-name-asian="Liberation Mono" style:font-style-asian="normal" style:font-weight-asian="normal" style:font-name-complex="Liberation Mono" style:font-style-complex="normal" style:font-weight-complex="normal"/>
    </style:style>
    <style:style style:name="T971" style:family="text">
      <style:text-properties style:font-name="Liberation Serif1" fo:language="ru" fo:country="RU" fo:font-style="normal" style:text-underline-style="none" fo:font-weight="normal" officeooo:rsid="0890947f" style:font-name-asian="Liberation Mono" style:font-style-asian="normal" style:font-weight-asian="normal" style:font-name-complex="Liberation Mono" style:font-style-complex="normal" style:font-weight-complex="normal"/>
    </style:style>
    <style:style style:name="T972" style:family="text">
      <style:text-properties style:font-name="Liberation Serif1" fo:language="ru" fo:country="RU" fo:font-style="normal" style:text-underline-style="none" fo:font-weight="normal" officeooo:rsid="0891fc0e" style:font-name-asian="Liberation Mono" style:font-style-asian="normal" style:font-weight-asian="normal" style:font-name-complex="Liberation Mono" style:font-style-complex="normal" style:font-weight-complex="normal"/>
    </style:style>
    <style:style style:name="T973" style:family="text">
      <style:text-properties style:font-name="Liberation Serif1" fo:language="ru" fo:country="RU" fo:font-style="normal" style:text-underline-style="none" fo:font-weight="normal" officeooo:rsid="08930a4f" style:font-name-asian="Liberation Mono" style:font-style-asian="normal" style:font-weight-asian="normal" style:font-name-complex="Liberation Mono" style:font-style-complex="normal" style:font-weight-complex="normal"/>
    </style:style>
    <style:style style:name="T974" style:family="text">
      <style:text-properties style:font-name="Liberation Serif1" fo:language="ru" fo:country="RU" fo:font-style="normal" style:text-underline-style="none" fo:font-weight="normal" officeooo:rsid="08940b29" style:font-name-asian="Liberation Mono" style:font-style-asian="normal" style:font-weight-asian="normal" style:font-name-complex="Liberation Mono" style:font-style-complex="normal" style:font-weight-complex="normal"/>
    </style:style>
    <style:style style:name="T975" style:family="text">
      <style:text-properties style:font-name="Liberation Serif1" fo:language="ru" fo:country="RU" fo:font-style="normal" style:text-underline-style="none" fo:font-weight="normal" officeooo:rsid="0895aefe" style:font-name-asian="Liberation Mono" style:font-style-asian="normal" style:font-weight-asian="normal" style:font-name-complex="Liberation Mono" style:font-style-complex="normal" style:font-weight-complex="normal"/>
    </style:style>
    <style:style style:name="T976" style:family="text">
      <style:text-properties style:font-name="Liberation Serif1" fo:language="ru" fo:country="RU" fo:font-style="normal" style:text-underline-style="none" fo:font-weight="normal" officeooo:rsid="08975068" style:font-name-asian="Liberation Mono" style:font-style-asian="normal" style:font-weight-asian="normal" style:font-name-complex="Liberation Mono" style:font-style-complex="normal" style:font-weight-complex="normal"/>
    </style:style>
    <style:style style:name="T977" style:family="text">
      <style:text-properties style:font-name="Liberation Serif1" fo:language="ru" fo:country="RU" fo:font-style="normal" style:text-underline-style="none" fo:font-weight="normal" officeooo:rsid="089912d3" style:font-name-asian="Liberation Mono" style:font-style-asian="normal" style:font-weight-asian="normal" style:font-name-complex="Liberation Mono" style:font-style-complex="normal" style:font-weight-complex="normal"/>
    </style:style>
    <style:style style:name="T978" style:family="text">
      <style:text-properties style:font-name="Liberation Serif1" fo:language="ru" fo:country="RU" fo:font-style="normal" style:text-underline-style="none" fo:font-weight="normal" officeooo:rsid="089a9c0c" style:font-name-asian="Liberation Mono" style:font-style-asian="normal" style:font-weight-asian="normal" style:font-name-complex="Liberation Mono" style:font-style-complex="normal" style:font-weight-complex="normal"/>
    </style:style>
    <style:style style:name="T979" style:family="text">
      <style:text-properties style:font-name="Liberation Serif1" fo:language="ru" fo:country="RU" fo:font-style="normal" style:text-underline-style="none" fo:font-weight="normal" officeooo:rsid="089b11e9" style:font-name-asian="Liberation Mono" style:font-style-asian="normal" style:font-weight-asian="normal" style:font-name-complex="Liberation Mono" style:font-style-complex="normal" style:font-weight-complex="normal"/>
    </style:style>
    <style:style style:name="T980" style:family="text">
      <style:text-properties style:font-name="Liberation Serif1" fo:language="ru" fo:country="RU" fo:font-style="normal" style:text-underline-style="none" fo:font-weight="normal" officeooo:rsid="089bdfbb" style:font-name-asian="Liberation Mono" style:font-style-asian="normal" style:font-weight-asian="normal" style:font-name-complex="Liberation Mono" style:font-style-complex="normal" style:font-weight-complex="normal"/>
    </style:style>
    <style:style style:name="T981" style:family="text">
      <style:text-properties style:font-name="Liberation Serif1" fo:language="ru" fo:country="RU" fo:font-style="normal" style:text-underline-style="none" fo:font-weight="normal" officeooo:rsid="089d6cab" style:font-name-asian="Liberation Mono" style:font-style-asian="normal" style:font-weight-asian="normal" style:font-name-complex="Liberation Mono" style:font-style-complex="normal" style:font-weight-complex="normal"/>
    </style:style>
    <style:style style:name="T982" style:family="text">
      <style:text-properties style:font-name="Liberation Serif1" fo:language="ru" fo:country="RU" fo:font-style="normal" style:text-underline-style="none" fo:font-weight="normal" officeooo:rsid="089dfdd2" style:font-name-asian="Liberation Mono" style:font-style-asian="normal" style:font-weight-asian="normal" style:font-name-complex="Liberation Mono" style:font-style-complex="normal" style:font-weight-complex="normal"/>
    </style:style>
    <style:style style:name="T983" style:family="text">
      <style:text-properties style:font-name="Liberation Serif1" fo:language="ru" fo:country="RU" fo:font-style="normal" style:text-underline-style="none" fo:font-weight="normal" officeooo:rsid="089e282a" style:font-name-asian="Liberation Mono" style:font-style-asian="normal" style:font-weight-asian="normal" style:font-name-complex="Liberation Mono" style:font-style-complex="normal" style:font-weight-complex="normal"/>
    </style:style>
    <style:style style:name="T984" style:family="text">
      <style:text-properties style:font-name="Liberation Serif1" fo:language="ru" fo:country="RU" fo:font-style="normal" style:text-underline-style="none" fo:font-weight="normal" officeooo:rsid="089ff9af" style:font-name-asian="Liberation Mono" style:font-style-asian="normal" style:font-weight-asian="normal" style:font-name-complex="Liberation Mono" style:font-style-complex="normal" style:font-weight-complex="normal"/>
    </style:style>
    <style:style style:name="T985" style:family="text">
      <style:text-properties style:font-name="Liberation Serif1" fo:language="ru" fo:country="RU" fo:font-style="normal" style:text-underline-style="none" fo:font-weight="normal" officeooo:rsid="08a07285" style:font-name-asian="Liberation Mono" style:font-style-asian="normal" style:font-weight-asian="normal" style:font-name-complex="Liberation Mono" style:font-style-complex="normal" style:font-weight-complex="normal"/>
    </style:style>
    <style:style style:name="T986" style:family="text">
      <style:text-properties style:font-name="Liberation Serif1" fo:language="ru" fo:country="RU" fo:font-style="normal" style:text-underline-style="none" fo:font-weight="normal" officeooo:rsid="08a270db" style:font-name-asian="Liberation Mono" style:font-style-asian="normal" style:font-weight-asian="normal" style:font-name-complex="Liberation Mono" style:font-style-complex="normal" style:font-weight-complex="normal"/>
    </style:style>
    <style:style style:name="T987" style:family="text">
      <style:text-properties style:font-name="Liberation Serif1" fo:language="ru" fo:country="RU" fo:font-style="normal" style:text-underline-style="none" fo:font-weight="normal" officeooo:rsid="08a378e4" style:font-name-asian="Liberation Mono" style:font-style-asian="normal" style:font-weight-asian="normal" style:font-name-complex="Liberation Mono" style:font-style-complex="normal" style:font-weight-complex="normal"/>
    </style:style>
    <style:style style:name="T988" style:family="text">
      <style:text-properties style:font-name="Liberation Serif1" fo:language="ru" fo:country="RU" fo:font-style="normal" style:text-underline-style="none" fo:font-weight="normal" officeooo:rsid="08a490b3" style:font-name-asian="Liberation Mono" style:font-style-asian="normal" style:font-weight-asian="normal" style:font-name-complex="Liberation Mono" style:font-style-complex="normal" style:font-weight-complex="normal"/>
    </style:style>
    <style:style style:name="T989" style:family="text">
      <style:text-properties style:font-name="Liberation Serif1" fo:language="ru" fo:country="RU" fo:font-style="normal" style:text-underline-style="none" fo:font-weight="normal" officeooo:rsid="08a63218" style:font-name-asian="Liberation Mono" style:font-style-asian="normal" style:font-weight-asian="normal" style:font-name-complex="Liberation Mono" style:font-style-complex="normal" style:font-weight-complex="normal"/>
    </style:style>
    <style:style style:name="T990" style:family="text">
      <style:text-properties style:font-name="Liberation Serif1" fo:language="ru" fo:country="RU" fo:font-style="normal" style:text-underline-style="none" fo:font-weight="normal" officeooo:rsid="08a77614" style:font-name-asian="Liberation Mono" style:font-style-asian="normal" style:font-weight-asian="normal" style:font-name-complex="Liberation Mono" style:font-style-complex="normal" style:font-weight-complex="normal"/>
    </style:style>
    <style:style style:name="T991" style:family="text">
      <style:text-properties style:font-name="Liberation Serif1" fo:language="ru" fo:country="RU" fo:font-style="normal" style:text-underline-style="none" fo:font-weight="normal" officeooo:rsid="08abb504" style:font-name-asian="Liberation Mono" style:font-style-asian="normal" style:font-weight-asian="normal" style:font-name-complex="Liberation Mono" style:font-style-complex="normal" style:font-weight-complex="normal"/>
    </style:style>
    <style:style style:name="T992" style:family="text">
      <style:text-properties style:font-name="Liberation Serif1" fo:language="ru" fo:country="RU" fo:font-style="normal" style:text-underline-style="none" fo:font-weight="normal" officeooo:rsid="08abf010" style:font-name-asian="Liberation Mono" style:font-style-asian="normal" style:font-weight-asian="normal" style:font-name-complex="Liberation Mono" style:font-style-complex="normal" style:font-weight-complex="normal"/>
    </style:style>
    <style:style style:name="T993" style:family="text">
      <style:text-properties style:font-name="Liberation Serif1" fo:language="ru" fo:country="RU" fo:font-style="normal" style:text-underline-style="none" fo:font-weight="normal" officeooo:rsid="08abf54c" style:font-name-asian="Liberation Mono" style:font-style-asian="normal" style:font-weight-asian="normal" style:font-name-complex="Liberation Mono" style:font-style-complex="normal" style:font-weight-complex="normal"/>
    </style:style>
    <style:style style:name="T994" style:family="text">
      <style:text-properties style:font-name="Liberation Serif1" fo:language="ru" fo:country="RU" fo:font-style="normal" style:text-underline-style="none" fo:font-weight="normal" officeooo:rsid="08ad5fa6" style:font-name-asian="Liberation Mono" style:font-style-asian="normal" style:font-weight-asian="normal" style:font-name-complex="Liberation Mono" style:font-style-complex="normal" style:font-weight-complex="normal"/>
    </style:style>
    <style:style style:name="T995" style:family="text">
      <style:text-properties style:font-name="Liberation Serif1" fo:language="ru" fo:country="RU" fo:font-style="normal" style:text-underline-style="none" fo:font-weight="normal" officeooo:rsid="08aebf30" style:font-name-asian="Liberation Mono" style:font-style-asian="normal" style:font-weight-asian="normal" style:font-name-complex="Liberation Mono" style:font-style-complex="normal" style:font-weight-complex="normal"/>
    </style:style>
    <style:style style:name="T996" style:family="text">
      <style:text-properties style:font-name="Liberation Serif1" fo:language="ru" fo:country="RU" fo:font-style="normal" style:text-underline-style="none" fo:font-weight="normal" officeooo:rsid="08af6c7f" style:font-name-asian="Liberation Mono" style:font-style-asian="normal" style:font-weight-asian="normal" style:font-name-complex="Liberation Mono" style:font-style-complex="normal" style:font-weight-complex="normal"/>
    </style:style>
    <style:style style:name="T997" style:family="text">
      <style:text-properties style:font-name="Liberation Serif1" fo:language="ru" fo:country="RU" fo:font-style="normal" style:text-underline-style="none" fo:font-weight="normal" officeooo:rsid="08af7c2a" style:font-name-asian="Liberation Mono" style:font-style-asian="normal" style:font-weight-asian="normal" style:font-name-complex="Liberation Mono" style:font-style-complex="normal" style:font-weight-complex="normal"/>
    </style:style>
    <style:style style:name="T998" style:family="text">
      <style:text-properties style:font-name="Liberation Serif1" fo:language="ru" fo:country="RU" fo:font-style="normal" style:text-underline-style="none" fo:font-weight="normal" officeooo:rsid="08b06509" style:font-name-asian="Liberation Mono" style:font-style-asian="normal" style:font-weight-asian="normal" style:font-name-complex="Liberation Mono" style:font-style-complex="normal" style:font-weight-complex="normal"/>
    </style:style>
    <style:style style:name="T999" style:family="text">
      <style:text-properties style:font-name="Liberation Serif1" fo:language="ru" fo:country="RU" fo:font-style="normal" style:text-underline-style="none" fo:font-weight="normal" officeooo:rsid="08b2436a" style:font-name-asian="Liberation Mono" style:font-style-asian="normal" style:font-weight-asian="normal" style:font-name-complex="Liberation Mono" style:font-style-complex="normal" style:font-weight-complex="normal"/>
    </style:style>
    <style:style style:name="T1000" style:family="text">
      <style:text-properties style:font-name="Liberation Serif1" fo:language="ru" fo:country="RU" fo:font-style="normal" style:text-underline-style="none" fo:font-weight="normal" officeooo:rsid="08b28832" style:font-name-asian="Liberation Mono" style:font-style-asian="normal" style:font-weight-asian="normal" style:font-name-complex="Liberation Mono" style:font-style-complex="normal" style:font-weight-complex="normal"/>
    </style:style>
    <style:style style:name="T1001" style:family="text">
      <style:text-properties style:font-name="Liberation Serif1" fo:language="ru" fo:country="RU" fo:font-style="normal" style:text-underline-style="none" fo:font-weight="normal" officeooo:rsid="08b3f7cf" style:font-name-asian="Liberation Mono" style:font-style-asian="normal" style:font-weight-asian="normal" style:font-name-complex="Liberation Mono" style:font-style-complex="normal" style:font-weight-complex="normal"/>
    </style:style>
    <style:style style:name="T1002" style:family="text">
      <style:text-properties style:font-name="Liberation Serif1" fo:language="ru" fo:country="RU" fo:font-style="normal" style:text-underline-style="none" fo:font-weight="normal" officeooo:rsid="08b4bcfc" style:font-name-asian="Liberation Mono" style:font-style-asian="normal" style:font-weight-asian="normal" style:font-name-complex="Liberation Mono" style:font-style-complex="normal" style:font-weight-complex="normal"/>
    </style:style>
    <style:style style:name="T1003" style:family="text">
      <style:text-properties style:font-name="Liberation Serif1" fo:language="ru" fo:country="RU" fo:font-style="normal" style:text-underline-style="none" fo:font-weight="normal" officeooo:rsid="08b4d04e" style:font-name-asian="Liberation Mono" style:font-style-asian="normal" style:font-weight-asian="normal" style:font-name-complex="Liberation Mono" style:font-style-complex="normal" style:font-weight-complex="normal"/>
    </style:style>
    <style:style style:name="T1004" style:family="text">
      <style:text-properties style:font-name="Liberation Serif1" fo:language="ru" fo:country="RU" fo:font-style="normal" style:text-underline-style="none" fo:font-weight="normal" officeooo:rsid="08b59e08" style:font-name-asian="Liberation Mono" style:font-style-asian="normal" style:font-weight-asian="normal" style:font-name-complex="Liberation Mono" style:font-style-complex="normal" style:font-weight-complex="normal"/>
    </style:style>
    <style:style style:name="T1005" style:family="text">
      <style:text-properties style:font-name="Liberation Serif1" fo:language="ru" fo:country="RU" fo:font-style="normal" style:text-underline-style="none" fo:font-weight="normal" officeooo:rsid="08b6208d" style:font-name-asian="Liberation Mono" style:font-style-asian="normal" style:font-weight-asian="normal" style:font-name-complex="Liberation Mono" style:font-style-complex="normal" style:font-weight-complex="normal"/>
    </style:style>
    <style:style style:name="T1006" style:family="text">
      <style:text-properties style:font-name="Liberation Serif1" fo:language="ru" fo:country="RU" fo:font-style="normal" style:text-underline-style="none" fo:font-weight="normal" officeooo:rsid="08b76808" style:font-name-asian="Liberation Mono" style:font-style-asian="normal" style:font-weight-asian="normal" style:font-name-complex="Liberation Mono" style:font-style-complex="normal" style:font-weight-complex="normal"/>
    </style:style>
    <style:style style:name="T1007" style:family="text">
      <style:text-properties style:font-name="Liberation Serif1" fo:language="ru" fo:country="RU" fo:font-style="normal" style:text-underline-style="none" fo:font-weight="normal" officeooo:rsid="08b92de5" style:font-name-asian="Liberation Mono" style:font-style-asian="normal" style:font-weight-asian="normal" style:font-name-complex="Liberation Mono" style:font-style-complex="normal" style:font-weight-complex="normal"/>
    </style:style>
    <style:style style:name="T1008" style:family="text">
      <style:text-properties style:font-name="Liberation Serif1" fo:language="ru" fo:country="RU" fo:font-style="normal" style:text-underline-style="none" fo:font-weight="normal" officeooo:rsid="08b972dc" style:font-name-asian="Liberation Mono" style:font-style-asian="normal" style:font-weight-asian="normal" style:font-name-complex="Liberation Mono" style:font-style-complex="normal" style:font-weight-complex="normal"/>
    </style:style>
    <style:style style:name="T1009" style:family="text">
      <style:text-properties style:font-name="Liberation Serif1" fo:language="ru" fo:country="RU" fo:font-style="normal" style:text-underline-style="none" fo:font-weight="normal" officeooo:rsid="08bb320b" style:font-name-asian="Liberation Mono" style:font-style-asian="normal" style:font-weight-asian="normal" style:font-name-complex="Liberation Mono" style:font-style-complex="normal" style:font-weight-complex="normal"/>
    </style:style>
    <style:style style:name="T1010" style:family="text">
      <style:text-properties style:font-name="Liberation Serif1" fo:language="ru" fo:country="RU" fo:font-style="normal" style:text-underline-style="none" fo:font-weight="normal" officeooo:rsid="08bbce25" style:font-name-asian="Liberation Mono" style:font-style-asian="normal" style:font-weight-asian="normal" style:font-name-complex="Liberation Mono" style:font-style-complex="normal" style:font-weight-complex="normal"/>
    </style:style>
    <style:style style:name="T1011" style:family="text">
      <style:text-properties style:font-name="Liberation Serif1" fo:language="ru" fo:country="RU" fo:font-style="normal" style:text-underline-style="none" fo:font-weight="normal" officeooo:rsid="08bc7c9c" style:font-name-asian="Liberation Mono" style:font-style-asian="normal" style:font-weight-asian="normal" style:font-name-complex="Liberation Mono" style:font-style-complex="normal" style:font-weight-complex="normal"/>
    </style:style>
    <style:style style:name="T1012" style:family="text">
      <style:text-properties style:font-name="Liberation Serif1" fo:language="ru" fo:country="RU" fo:font-style="normal" style:text-underline-style="none" fo:font-weight="normal" officeooo:rsid="08be71a3" style:font-name-asian="Liberation Mono" style:font-style-asian="normal" style:font-weight-asian="normal" style:font-name-complex="Liberation Mono" style:font-style-complex="normal" style:font-weight-complex="normal"/>
    </style:style>
    <style:style style:name="T1013" style:family="text">
      <style:text-properties style:font-name="Liberation Serif1" fo:language="ru" fo:country="RU" fo:font-style="normal" style:text-underline-style="none" fo:font-weight="normal" officeooo:rsid="08bfdb30" style:font-name-asian="Liberation Mono" style:font-style-asian="normal" style:font-weight-asian="normal" style:font-name-complex="Liberation Mono" style:font-style-complex="normal" style:font-weight-complex="normal"/>
    </style:style>
    <style:style style:name="T1014" style:family="text">
      <style:text-properties style:font-name="Liberation Serif1" fo:language="ru" fo:country="RU" fo:font-style="normal" style:text-underline-style="none" fo:font-weight="normal" officeooo:rsid="08c00f7c" style:font-name-asian="Liberation Mono" style:font-style-asian="normal" style:font-weight-asian="normal" style:font-name-complex="Liberation Mono" style:font-style-complex="normal" style:font-weight-complex="normal"/>
    </style:style>
    <style:style style:name="T1015" style:family="text">
      <style:text-properties style:font-name="Liberation Serif1" fo:language="ru" fo:country="RU" fo:font-style="normal" style:text-underline-style="none" fo:font-weight="normal" officeooo:rsid="08c0d84c" style:font-name-asian="Liberation Mono" style:font-style-asian="normal" style:font-weight-asian="normal" style:font-name-complex="Liberation Mono" style:font-style-complex="normal" style:font-weight-complex="normal"/>
    </style:style>
    <style:style style:name="T1016" style:family="text">
      <style:text-properties style:font-name="Liberation Serif1" fo:language="ru" fo:country="RU" fo:font-style="normal" style:text-underline-style="none" fo:font-weight="normal" officeooo:rsid="08c155ec" style:font-name-asian="Liberation Mono" style:font-style-asian="normal" style:font-weight-asian="normal" style:font-name-complex="Liberation Mono" style:font-style-complex="normal" style:font-weight-complex="normal"/>
    </style:style>
    <style:style style:name="T1017" style:family="text">
      <style:text-properties style:font-name="Liberation Serif1" fo:language="ru" fo:country="RU" fo:font-style="normal" style:text-underline-style="none" fo:font-weight="normal" officeooo:rsid="08c279a4" style:font-name-asian="Liberation Mono" style:font-style-asian="normal" style:font-weight-asian="normal" style:font-name-complex="Liberation Mono" style:font-style-complex="normal" style:font-weight-complex="normal"/>
    </style:style>
    <style:style style:name="T1018" style:family="text">
      <style:text-properties style:font-name="Liberation Serif1" fo:language="ru" fo:country="RU" fo:font-style="normal" style:text-underline-style="none" fo:font-weight="normal" officeooo:rsid="08c2b481" style:font-name-asian="Liberation Mono" style:font-style-asian="normal" style:font-weight-asian="normal" style:font-name-complex="Liberation Mono" style:font-style-complex="normal" style:font-weight-complex="normal"/>
    </style:style>
    <style:style style:name="T1019" style:family="text">
      <style:text-properties style:font-name="Liberation Serif1" fo:language="ru" fo:country="RU" fo:font-style="normal" style:text-underline-style="none" fo:font-weight="normal" officeooo:rsid="08c42a1f" style:font-name-asian="Liberation Mono" style:font-style-asian="normal" style:font-weight-asian="normal" style:font-name-complex="Liberation Mono" style:font-style-complex="normal" style:font-weight-complex="normal"/>
    </style:style>
    <style:style style:name="T1020" style:family="text">
      <style:text-properties style:font-name="Liberation Serif1" fo:language="ru" fo:country="RU" fo:font-style="normal" style:text-underline-style="none" fo:font-weight="normal" officeooo:rsid="08c57d72" style:font-name-asian="Liberation Mono" style:font-style-asian="normal" style:font-weight-asian="normal" style:font-name-complex="Liberation Mono" style:font-style-complex="normal" style:font-weight-complex="normal"/>
    </style:style>
    <style:style style:name="T1021" style:family="text">
      <style:text-properties style:font-name="Liberation Serif1" fo:language="ru" fo:country="RU" fo:font-style="normal" style:text-underline-style="none" fo:font-weight="normal" officeooo:rsid="08c69a89" style:font-name-asian="Liberation Mono" style:font-style-asian="normal" style:font-weight-asian="normal" style:font-name-complex="Liberation Mono" style:font-style-complex="normal" style:font-weight-complex="normal"/>
    </style:style>
    <style:style style:name="T1022" style:family="text">
      <style:text-properties style:font-name="Liberation Serif1" fo:language="ru" fo:country="RU" fo:font-style="normal" style:text-underline-style="none" fo:font-weight="normal" officeooo:rsid="08c89517" style:font-name-asian="Liberation Mono" style:font-style-asian="normal" style:font-weight-asian="normal" style:font-name-complex="Liberation Mono" style:font-style-complex="normal" style:font-weight-complex="normal"/>
    </style:style>
    <style:style style:name="T1023" style:family="text">
      <style:text-properties style:font-name="Liberation Serif1" fo:language="ru" fo:country="RU" fo:font-style="normal" style:text-underline-style="none" fo:font-weight="normal" officeooo:rsid="08ca00fa" style:font-name-asian="Liberation Mono" style:font-style-asian="normal" style:font-weight-asian="normal" style:font-name-complex="Liberation Mono" style:font-style-complex="normal" style:font-weight-complex="normal"/>
    </style:style>
    <style:style style:name="T1024" style:family="text">
      <style:text-properties style:font-name="Liberation Serif1" fo:language="ru" fo:country="RU" fo:font-style="normal" style:text-underline-style="none" fo:font-weight="normal" officeooo:rsid="08ca0718" style:font-name-asian="Liberation Mono" style:font-style-asian="normal" style:font-weight-asian="normal" style:font-name-complex="Liberation Mono" style:font-style-complex="normal" style:font-weight-complex="normal"/>
    </style:style>
    <style:style style:name="T1025" style:family="text">
      <style:text-properties style:font-name="Liberation Serif1" fo:language="ru" fo:country="RU" fo:font-style="normal" style:text-underline-style="none" fo:font-weight="normal" officeooo:rsid="08caac92" style:font-name-asian="Liberation Mono" style:font-style-asian="normal" style:font-weight-asian="normal" style:font-name-complex="Liberation Mono" style:font-style-complex="normal" style:font-weight-complex="normal"/>
    </style:style>
    <style:style style:name="T1026" style:family="text">
      <style:text-properties style:font-name="Liberation Serif1" fo:language="ru" fo:country="RU" fo:font-style="normal" style:text-underline-style="none" fo:font-weight="normal" officeooo:rsid="08cb4a85" style:font-name-asian="Liberation Mono" style:font-style-asian="normal" style:font-weight-asian="normal" style:font-name-complex="Liberation Mono" style:font-style-complex="normal" style:font-weight-complex="normal"/>
    </style:style>
    <style:style style:name="T1027" style:family="text">
      <style:text-properties style:font-name="Liberation Serif1" fo:language="ru" fo:country="RU" fo:font-style="normal" style:text-underline-style="none" fo:font-weight="normal" officeooo:rsid="08ccc72f" style:font-name-asian="Liberation Mono" style:font-style-asian="normal" style:font-weight-asian="normal" style:font-name-complex="Liberation Mono" style:font-style-complex="normal" style:font-weight-complex="normal"/>
    </style:style>
    <style:style style:name="T1028" style:family="text">
      <style:text-properties style:font-name="Liberation Serif1" fo:language="ru" fo:country="RU" fo:font-style="normal" style:text-underline-style="none" fo:font-weight="normal" officeooo:rsid="08ce92e0" style:font-name-asian="Liberation Mono" style:font-style-asian="normal" style:font-weight-asian="normal" style:font-name-complex="Liberation Mono" style:font-style-complex="normal" style:font-weight-complex="normal"/>
    </style:style>
    <style:style style:name="T1029" style:family="text">
      <style:text-properties style:font-name="Liberation Serif1" fo:language="ru" fo:country="RU" fo:font-style="normal" style:text-underline-style="none" fo:font-weight="normal" officeooo:rsid="08cf66bb" style:font-name-asian="Liberation Mono" style:font-style-asian="normal" style:font-weight-asian="normal" style:font-name-complex="Liberation Mono" style:font-style-complex="normal" style:font-weight-complex="normal"/>
    </style:style>
    <style:style style:name="T1030" style:family="text">
      <style:text-properties style:font-name="Liberation Serif1" fo:language="ru" fo:country="RU" fo:font-style="normal" style:text-underline-style="none" fo:font-weight="normal" officeooo:rsid="08d10030" style:font-name-asian="Liberation Mono" style:font-style-asian="normal" style:font-weight-asian="normal" style:font-name-complex="Liberation Mono" style:font-style-complex="normal" style:font-weight-complex="normal"/>
    </style:style>
    <style:style style:name="T1031" style:family="text">
      <style:text-properties style:font-name="Liberation Serif1" fo:language="ru" fo:country="RU" fo:font-style="normal" style:text-underline-style="none" fo:font-weight="normal" officeooo:rsid="08d2659b" style:font-name-asian="Liberation Mono" style:font-style-asian="normal" style:font-weight-asian="normal" style:font-name-complex="Liberation Mono" style:font-style-complex="normal" style:font-weight-complex="normal"/>
    </style:style>
    <style:style style:name="T1032" style:family="text">
      <style:text-properties style:font-name="Liberation Serif1" fo:language="ru" fo:country="RU" fo:font-style="normal" style:text-underline-style="none" fo:font-weight="normal" officeooo:rsid="08d28dfd" style:font-name-asian="Liberation Mono" style:font-style-asian="normal" style:font-weight-asian="normal" style:font-name-complex="Liberation Mono" style:font-style-complex="normal" style:font-weight-complex="normal"/>
    </style:style>
    <style:style style:name="T1033" style:family="text">
      <style:text-properties style:font-name="Liberation Serif1" fo:language="ru" fo:country="RU" fo:font-style="normal" style:text-underline-style="none" fo:font-weight="normal" officeooo:rsid="08d3da49" style:font-name-asian="Liberation Mono" style:font-style-asian="normal" style:font-weight-asian="normal" style:font-name-complex="Liberation Mono" style:font-style-complex="normal" style:font-weight-complex="normal"/>
    </style:style>
    <style:style style:name="T1034" style:family="text">
      <style:text-properties style:font-name="Liberation Serif1" fo:language="ru" fo:country="RU" fo:font-style="normal" style:text-underline-style="none" fo:font-weight="normal" officeooo:rsid="08d3e49b" style:font-name-asian="Liberation Mono" style:font-style-asian="normal" style:font-weight-asian="normal" style:font-name-complex="Liberation Mono" style:font-style-complex="normal" style:font-weight-complex="normal"/>
    </style:style>
    <style:style style:name="T1035" style:family="text">
      <style:text-properties style:font-name="Liberation Serif1" fo:language="ru" fo:country="RU" fo:font-style="normal" style:text-underline-style="none" fo:font-weight="normal" officeooo:rsid="08d41a6b" style:font-name-asian="Liberation Mono" style:font-style-asian="normal" style:font-weight-asian="normal" style:font-name-complex="Liberation Mono" style:font-style-complex="normal" style:font-weight-complex="normal"/>
    </style:style>
    <style:style style:name="T1036" style:family="text">
      <style:text-properties style:font-name="Liberation Serif1" fo:language="ru" fo:country="RU" fo:font-style="normal" style:text-underline-style="none" fo:font-weight="normal" officeooo:rsid="08d597fb" style:font-name-asian="Liberation Mono" style:font-style-asian="normal" style:font-weight-asian="normal" style:font-name-complex="Liberation Mono" style:font-style-complex="normal" style:font-weight-complex="normal"/>
    </style:style>
    <style:style style:name="T1037" style:family="text">
      <style:text-properties style:font-name="Liberation Serif1" fo:language="ru" fo:country="RU" fo:font-style="normal" style:text-underline-style="none" fo:font-weight="normal" officeooo:rsid="08d71f79" style:font-name-asian="Liberation Mono" style:font-style-asian="normal" style:font-weight-asian="normal" style:font-name-complex="Liberation Mono" style:font-style-complex="normal" style:font-weight-complex="normal"/>
    </style:style>
    <style:style style:name="T1038" style:family="text">
      <style:text-properties style:font-name="Liberation Serif1" fo:language="ru" fo:country="RU" fo:font-style="normal" style:text-underline-style="none" fo:font-weight="normal" officeooo:rsid="08d90642" style:font-name-asian="Liberation Mono" style:font-style-asian="normal" style:font-weight-asian="normal" style:font-name-complex="Liberation Mono" style:font-style-complex="normal" style:font-weight-complex="normal"/>
    </style:style>
    <style:style style:name="T1039" style:family="text">
      <style:text-properties style:font-name="Liberation Serif1" fo:language="ru" fo:country="RU" fo:font-style="normal" style:text-underline-style="none" fo:font-weight="normal" officeooo:rsid="08d9163b" style:font-name-asian="Liberation Mono" style:font-style-asian="normal" style:font-weight-asian="normal" style:font-name-complex="Liberation Mono" style:font-style-complex="normal" style:font-weight-complex="normal"/>
    </style:style>
    <style:style style:name="T1040" style:family="text">
      <style:text-properties style:font-name="Liberation Serif1" fo:language="ru" fo:country="RU" fo:font-style="normal" style:text-underline-style="none" fo:font-weight="normal" officeooo:rsid="08dac0bb" style:font-name-asian="Liberation Mono" style:font-style-asian="normal" style:font-weight-asian="normal" style:font-name-complex="Liberation Mono" style:font-style-complex="normal" style:font-weight-complex="normal"/>
    </style:style>
    <style:style style:name="T1041" style:family="text">
      <style:text-properties style:font-name="Liberation Serif1" fo:language="ru" fo:country="RU" fo:font-style="normal" style:text-underline-style="none" fo:font-weight="normal" officeooo:rsid="08dbb94c" style:font-name-asian="Liberation Mono" style:font-style-asian="normal" style:font-weight-asian="normal" style:font-name-complex="Liberation Mono" style:font-style-complex="normal" style:font-weight-complex="normal"/>
    </style:style>
    <style:style style:name="T1042" style:family="text">
      <style:text-properties style:font-name="Liberation Serif1" fo:language="ru" fo:country="RU" fo:font-style="normal" style:text-underline-style="none" fo:font-weight="normal" officeooo:rsid="08dc9823" style:font-name-asian="Liberation Mono" style:font-style-asian="normal" style:font-weight-asian="normal" style:font-name-complex="Liberation Mono" style:font-style-complex="normal" style:font-weight-complex="normal"/>
    </style:style>
    <style:style style:name="T1043" style:family="text">
      <style:text-properties style:font-name="Liberation Serif1" fo:language="ru" fo:country="RU" fo:font-style="normal" style:text-underline-style="none" fo:font-weight="normal" officeooo:rsid="08dd9701" style:font-name-asian="Liberation Mono" style:font-style-asian="normal" style:font-weight-asian="normal" style:font-name-complex="Liberation Mono" style:font-style-complex="normal" style:font-weight-complex="normal"/>
    </style:style>
    <style:style style:name="T1044" style:family="text">
      <style:text-properties style:font-name="Liberation Serif1" fo:language="ru" fo:country="RU" fo:font-style="normal" style:text-underline-style="none" fo:font-weight="normal" officeooo:rsid="08dde405" style:font-name-asian="Liberation Mono" style:font-style-asian="normal" style:font-weight-asian="normal" style:font-name-complex="Liberation Mono" style:font-style-complex="normal" style:font-weight-complex="normal"/>
    </style:style>
    <style:style style:name="T1045" style:family="text">
      <style:text-properties style:font-name="Liberation Serif1" fo:language="ru" fo:country="RU" fo:font-style="normal" style:text-underline-style="none" fo:font-weight="normal" officeooo:rsid="08ddf538" style:font-name-asian="Liberation Mono" style:font-style-asian="normal" style:font-weight-asian="normal" style:font-name-complex="Liberation Mono" style:font-style-complex="normal" style:font-weight-complex="normal"/>
    </style:style>
    <style:style style:name="T1046" style:family="text">
      <style:text-properties style:font-name="Liberation Serif1" fo:language="ru" fo:country="RU" fo:font-style="normal" style:text-underline-style="none" fo:font-weight="normal" officeooo:rsid="08df88a3" style:font-name-asian="Liberation Mono" style:font-style-asian="normal" style:font-weight-asian="normal" style:font-name-complex="Liberation Mono" style:font-style-complex="normal" style:font-weight-complex="normal"/>
    </style:style>
    <style:style style:name="T1047" style:family="text">
      <style:text-properties style:font-name="Liberation Serif1" fo:language="ru" fo:country="RU" fo:font-style="normal" style:text-underline-style="none" fo:font-weight="normal" officeooo:rsid="08e097d8" style:font-name-asian="Liberation Mono" style:font-style-asian="normal" style:font-weight-asian="normal" style:font-name-complex="Liberation Mono" style:font-style-complex="normal" style:font-weight-complex="normal"/>
    </style:style>
    <style:style style:name="T1048" style:family="text">
      <style:text-properties style:font-name="Liberation Serif1" fo:language="ru" fo:country="RU" fo:font-style="normal" style:text-underline-style="none" fo:font-weight="normal" officeooo:rsid="08e0d6f0" style:font-name-asian="Liberation Mono" style:font-style-asian="normal" style:font-weight-asian="normal" style:font-name-complex="Liberation Mono" style:font-style-complex="normal" style:font-weight-complex="normal"/>
    </style:style>
    <style:style style:name="T1049" style:family="text">
      <style:text-properties style:font-name="Liberation Serif1" fo:language="ru" fo:country="RU" fo:font-style="normal" style:text-underline-style="none" fo:font-weight="normal" officeooo:rsid="08e0dbe1" style:font-name-asian="Liberation Mono" style:font-style-asian="normal" style:font-weight-asian="normal" style:font-name-complex="Liberation Mono" style:font-style-complex="normal" style:font-weight-complex="normal"/>
    </style:style>
    <style:style style:name="T1050" style:family="text">
      <style:text-properties style:font-name="Liberation Serif1" fo:language="ru" fo:country="RU" fo:font-style="normal" style:text-underline-style="none" fo:font-weight="normal" officeooo:rsid="08e1d79d" style:font-name-asian="Liberation Mono" style:font-style-asian="normal" style:font-weight-asian="normal" style:font-name-complex="Liberation Mono" style:font-style-complex="normal" style:font-weight-complex="normal"/>
    </style:style>
    <style:style style:name="T1051" style:family="text">
      <style:text-properties style:font-name="Liberation Serif1" fo:language="ru" fo:country="RU" fo:font-style="normal" style:text-underline-style="none" fo:font-weight="normal" officeooo:rsid="08e2d49d" style:font-name-asian="Liberation Mono" style:font-style-asian="normal" style:font-weight-asian="normal" style:font-name-complex="Liberation Mono" style:font-style-complex="normal" style:font-weight-complex="normal"/>
    </style:style>
    <style:style style:name="T1052" style:family="text">
      <style:text-properties style:font-name="Liberation Serif1" fo:language="ru" fo:country="RU" fo:font-style="normal" style:text-underline-style="none" fo:font-weight="normal" officeooo:rsid="08e325d9" style:font-name-asian="Liberation Mono" style:font-style-asian="normal" style:font-weight-asian="normal" style:font-name-complex="Liberation Mono" style:font-style-complex="normal" style:font-weight-complex="normal"/>
    </style:style>
    <style:style style:name="T1053" style:family="text">
      <style:text-properties style:font-name="Liberation Serif1" fo:language="ru" fo:country="RU" fo:font-style="normal" style:text-underline-style="none" fo:font-weight="normal" officeooo:rsid="08e3b6da" style:font-name-asian="Liberation Mono" style:font-style-asian="normal" style:font-weight-asian="normal" style:font-name-complex="Liberation Mono" style:font-style-complex="normal" style:font-weight-complex="normal"/>
    </style:style>
    <style:style style:name="T1054" style:family="text">
      <style:text-properties style:font-name="Liberation Serif1" fo:language="ru" fo:country="RU" fo:font-style="normal" style:text-underline-style="none" fo:font-weight="normal" officeooo:rsid="08e45b94" style:font-name-asian="Liberation Mono" style:font-style-asian="normal" style:font-weight-asian="normal" style:font-name-complex="Liberation Mono" style:font-style-complex="normal" style:font-weight-complex="normal"/>
    </style:style>
    <style:style style:name="T1055" style:family="text">
      <style:text-properties style:font-name="Liberation Serif1" fo:language="ru" fo:country="RU" fo:font-style="normal" style:text-underline-style="none" fo:font-weight="normal" officeooo:rsid="08e4ab8e" style:font-name-asian="Liberation Mono" style:font-style-asian="normal" style:font-weight-asian="normal" style:font-name-complex="Liberation Mono" style:font-style-complex="normal" style:font-weight-complex="normal"/>
    </style:style>
    <style:style style:name="T1056" style:family="text">
      <style:text-properties style:font-name="Liberation Serif1" fo:language="ru" fo:country="RU" fo:font-style="normal" style:text-underline-style="none" fo:font-weight="normal" officeooo:rsid="08e53165" style:font-name-asian="Liberation Mono" style:font-style-asian="normal" style:font-weight-asian="normal" style:font-name-complex="Liberation Mono" style:font-style-complex="normal" style:font-weight-complex="normal"/>
    </style:style>
    <style:style style:name="T1057" style:family="text">
      <style:text-properties style:font-name="Liberation Serif1" fo:language="ru" fo:country="RU" fo:font-style="normal" style:text-underline-style="none" fo:font-weight="normal" officeooo:rsid="08e7311b" style:font-name-asian="Liberation Mono" style:font-style-asian="normal" style:font-weight-asian="normal" style:font-name-complex="Liberation Mono" style:font-style-complex="normal" style:font-weight-complex="normal"/>
    </style:style>
    <style:style style:name="T1058" style:family="text">
      <style:text-properties style:font-name="Liberation Serif1" fo:language="ru" fo:country="RU" fo:font-style="normal" style:text-underline-style="none" fo:font-weight="normal" officeooo:rsid="08e75c0a" style:font-name-asian="Liberation Mono" style:font-style-asian="normal" style:font-weight-asian="normal" style:font-name-complex="Liberation Mono" style:font-style-complex="normal" style:font-weight-complex="normal"/>
    </style:style>
    <style:style style:name="T1059" style:family="text">
      <style:text-properties style:font-name="Liberation Serif1" fo:language="ru" fo:country="RU" fo:font-style="normal" style:text-underline-style="none" fo:font-weight="normal" officeooo:rsid="08e865d8" style:font-name-asian="Liberation Mono" style:font-style-asian="normal" style:font-weight-asian="normal" style:font-name-complex="Liberation Mono" style:font-style-complex="normal" style:font-weight-complex="normal"/>
    </style:style>
    <style:style style:name="T1060" style:family="text">
      <style:text-properties style:font-name="Liberation Serif1" fo:language="ru" fo:country="RU" fo:font-style="normal" style:text-underline-style="none" fo:font-weight="normal" officeooo:rsid="08e935ef" style:font-name-asian="Liberation Mono" style:font-style-asian="normal" style:font-weight-asian="normal" style:font-name-complex="Liberation Mono" style:font-style-complex="normal" style:font-weight-complex="normal"/>
    </style:style>
    <style:style style:name="T1061" style:family="text">
      <style:text-properties style:font-name="Liberation Serif1" fo:language="ru" fo:country="RU" fo:font-style="normal" style:text-underline-style="none" fo:font-weight="normal" officeooo:rsid="08e9d2c5" style:font-name-asian="Liberation Mono" style:font-style-asian="normal" style:font-weight-asian="normal" style:font-name-complex="Liberation Mono" style:font-style-complex="normal" style:font-weight-complex="normal"/>
    </style:style>
    <style:style style:name="T1062" style:family="text">
      <style:text-properties style:font-name="Liberation Serif1" fo:language="ru" fo:country="RU" fo:font-style="normal" style:text-underline-style="none" fo:font-weight="normal" officeooo:rsid="08eb72c8" style:font-name-asian="Liberation Mono" style:font-style-asian="normal" style:font-weight-asian="normal" style:font-name-complex="Liberation Mono" style:font-style-complex="normal" style:font-weight-complex="normal"/>
    </style:style>
    <style:style style:name="T1063" style:family="text">
      <style:text-properties style:font-name="Liberation Serif1" fo:language="ru" fo:country="RU" fo:font-style="normal" style:text-underline-style="none" fo:font-weight="normal" officeooo:rsid="08ecb0eb" style:font-name-asian="Liberation Mono" style:font-style-asian="normal" style:font-weight-asian="normal" style:font-name-complex="Liberation Mono" style:font-style-complex="normal" style:font-weight-complex="normal"/>
    </style:style>
    <style:style style:name="T1064" style:family="text">
      <style:text-properties style:font-name="Liberation Serif1" fo:language="ru" fo:country="RU" fo:font-style="normal" style:text-underline-style="none" fo:font-weight="normal" officeooo:rsid="08edeaab" style:font-name-asian="Liberation Mono" style:font-style-asian="normal" style:font-weight-asian="normal" style:font-name-complex="Liberation Mono" style:font-style-complex="normal" style:font-weight-complex="normal"/>
    </style:style>
    <style:style style:name="T1065" style:family="text">
      <style:text-properties style:font-name="Liberation Serif1" fo:language="ru" fo:country="RU" fo:font-style="normal" style:text-underline-style="none" fo:font-weight="normal" officeooo:rsid="08efa5fa" style:font-name-asian="Liberation Mono" style:font-style-asian="normal" style:font-weight-asian="normal" style:font-name-complex="Liberation Mono" style:font-style-complex="normal" style:font-weight-complex="normal"/>
    </style:style>
    <style:style style:name="T1066" style:family="text">
      <style:text-properties style:font-name="Liberation Serif1" fo:language="ru" fo:country="RU" fo:font-style="normal" style:text-underline-style="none" fo:font-weight="normal" officeooo:rsid="08f10ee6" style:font-name-asian="Liberation Mono" style:font-style-asian="normal" style:font-weight-asian="normal" style:font-name-complex="Liberation Mono" style:font-style-complex="normal" style:font-weight-complex="normal"/>
    </style:style>
    <style:style style:name="T1067" style:family="text">
      <style:text-properties style:font-name="Liberation Serif1" fo:language="ru" fo:country="RU" fo:font-style="normal" style:text-underline-style="none" fo:font-weight="normal" officeooo:rsid="08f13b50" style:font-name-asian="Liberation Mono" style:font-style-asian="normal" style:font-weight-asian="normal" style:font-name-complex="Liberation Mono" style:font-style-complex="normal" style:font-weight-complex="normal"/>
    </style:style>
    <style:style style:name="T1068" style:family="text">
      <style:text-properties style:font-name="Liberation Serif1" fo:language="ru" fo:country="RU" fo:font-style="normal" style:text-underline-style="none" fo:font-weight="normal" officeooo:rsid="08f2554f" style:font-name-asian="Liberation Mono" style:font-style-asian="normal" style:font-weight-asian="normal" style:font-name-complex="Liberation Mono" style:font-style-complex="normal" style:font-weight-complex="normal"/>
    </style:style>
    <style:style style:name="T1069" style:family="text">
      <style:text-properties style:font-name="Liberation Serif1" fo:language="ru" fo:country="RU" fo:font-style="normal" style:text-underline-style="none" fo:font-weight="normal" officeooo:rsid="08f41f8c" style:font-name-asian="Liberation Mono" style:font-style-asian="normal" style:font-weight-asian="normal" style:font-name-complex="Liberation Mono" style:font-style-complex="normal" style:font-weight-complex="normal"/>
    </style:style>
    <style:style style:name="T1070" style:family="text">
      <style:text-properties style:font-name="Liberation Serif1" fo:language="ru" fo:country="RU" fo:font-style="normal" style:text-underline-style="none" fo:font-weight="normal" officeooo:rsid="08f6700b" style:font-name-asian="Liberation Mono" style:font-style-asian="normal" style:font-weight-asian="normal" style:font-name-complex="Liberation Mono" style:font-style-complex="normal" style:font-weight-complex="normal"/>
    </style:style>
    <style:style style:name="T1071" style:family="text">
      <style:text-properties style:font-name="Liberation Serif1" fo:language="ru" fo:country="RU" fo:font-style="normal" style:text-underline-style="none" fo:font-weight="normal" officeooo:rsid="08f8677a" style:font-name-asian="Liberation Mono" style:font-style-asian="normal" style:font-weight-asian="normal" style:font-name-complex="Liberation Mono" style:font-style-complex="normal" style:font-weight-complex="normal"/>
    </style:style>
    <style:style style:name="T1072" style:family="text">
      <style:text-properties style:font-name="Liberation Serif1" fo:language="ru" fo:country="RU" fo:font-style="normal" style:text-underline-style="none" fo:font-weight="normal" officeooo:rsid="08fa43cc" style:font-name-asian="Liberation Mono" style:font-style-asian="normal" style:font-weight-asian="normal" style:font-name-complex="Liberation Mono" style:font-style-complex="normal" style:font-weight-complex="normal"/>
    </style:style>
    <style:style style:name="T1073" style:family="text">
      <style:text-properties style:font-name="Liberation Serif1" fo:language="ru" fo:country="RU" fo:font-style="normal" style:text-underline-style="none" fo:font-weight="normal" officeooo:rsid="08faca0b" style:font-name-asian="Liberation Mono" style:font-style-asian="normal" style:font-weight-asian="normal" style:font-name-complex="Liberation Mono" style:font-style-complex="normal" style:font-weight-complex="normal"/>
    </style:style>
    <style:style style:name="T1074" style:family="text">
      <style:text-properties style:font-name="Liberation Serif1" fo:language="ru" fo:country="RU" fo:font-style="normal" style:text-underline-style="none" fo:font-weight="normal" officeooo:rsid="08fc006e" style:font-name-asian="Liberation Mono" style:font-style-asian="normal" style:font-weight-asian="normal" style:font-name-complex="Liberation Mono" style:font-style-complex="normal" style:font-weight-complex="normal"/>
    </style:style>
    <style:style style:name="T1075" style:family="text">
      <style:text-properties style:font-name="Liberation Serif1" fo:language="ru" fo:country="RU" fo:font-style="normal" style:text-underline-style="none" fo:font-weight="normal" officeooo:rsid="08fd7668" style:font-name-asian="Liberation Mono" style:font-style-asian="normal" style:font-weight-asian="normal" style:font-name-complex="Liberation Mono" style:font-style-complex="normal" style:font-weight-complex="normal"/>
    </style:style>
    <style:style style:name="T1076" style:family="text">
      <style:text-properties style:font-name="Liberation Serif1" fo:language="ru" fo:country="RU" fo:font-style="normal" style:text-underline-style="none" fo:font-weight="normal" officeooo:rsid="08fe3724" style:font-name-asian="Liberation Mono" style:font-style-asian="normal" style:font-weight-asian="normal" style:font-name-complex="Liberation Mono" style:font-style-complex="normal" style:font-weight-complex="normal"/>
    </style:style>
    <style:style style:name="T1077" style:family="text">
      <style:text-properties style:font-name="Liberation Serif1" fo:language="ru" fo:country="RU" fo:font-style="normal" style:text-underline-style="none" fo:font-weight="normal" officeooo:rsid="08ff639c" style:font-name-asian="Liberation Mono" style:font-style-asian="normal" style:font-weight-asian="normal" style:font-name-complex="Liberation Mono" style:font-style-complex="normal" style:font-weight-complex="normal"/>
    </style:style>
    <style:style style:name="T1078" style:family="text">
      <style:text-properties style:font-name="Liberation Serif1" fo:language="ru" fo:country="RU" fo:font-style="normal" style:text-underline-style="none" fo:font-weight="normal" officeooo:rsid="08ffb413" style:font-name-asian="Liberation Mono" style:font-style-asian="normal" style:font-weight-asian="normal" style:font-name-complex="Liberation Mono" style:font-style-complex="normal" style:font-weight-complex="normal"/>
    </style:style>
    <style:style style:name="T1079" style:family="text">
      <style:text-properties style:font-name="Liberation Serif1" fo:language="ru" fo:country="RU" fo:font-style="normal" style:text-underline-style="none" fo:font-weight="normal" officeooo:rsid="09010ef0" style:font-name-asian="Liberation Mono" style:font-style-asian="normal" style:font-weight-asian="normal" style:font-name-complex="Liberation Mono" style:font-style-complex="normal" style:font-weight-complex="normal"/>
    </style:style>
    <style:style style:name="T1080" style:family="text">
      <style:text-properties style:font-name="Liberation Serif1" fo:language="ru" fo:country="RU" fo:font-style="normal" style:text-underline-style="none" fo:font-weight="normal" officeooo:rsid="09020dcd" style:font-name-asian="Liberation Mono" style:font-style-asian="normal" style:font-weight-asian="normal" style:font-name-complex="Liberation Mono" style:font-style-complex="normal" style:font-weight-complex="normal"/>
    </style:style>
    <style:style style:name="T1081" style:family="text">
      <style:text-properties style:font-name="Liberation Serif1" fo:language="ru" fo:country="RU" fo:font-style="normal" style:text-underline-style="none" fo:font-weight="normal" officeooo:rsid="0902d81f" style:font-name-asian="Liberation Mono" style:font-style-asian="normal" style:font-weight-asian="normal" style:font-name-complex="Liberation Mono" style:font-style-complex="normal" style:font-weight-complex="normal"/>
    </style:style>
    <style:style style:name="T1082" style:family="text">
      <style:text-properties style:font-name="Liberation Serif1" fo:language="ru" fo:country="RU" fo:font-style="normal" style:text-underline-style="none" fo:font-weight="normal" officeooo:rsid="09034ac4" style:font-name-asian="Liberation Mono" style:font-style-asian="normal" style:font-weight-asian="normal" style:font-name-complex="Liberation Mono" style:font-style-complex="normal" style:font-weight-complex="normal"/>
    </style:style>
    <style:style style:name="T1083" style:family="text">
      <style:text-properties style:font-name="Liberation Serif1" fo:language="ru" fo:country="RU" fo:font-style="normal" style:text-underline-style="none" fo:font-weight="normal" officeooo:rsid="090417b2" style:font-name-asian="Liberation Mono" style:font-style-asian="normal" style:font-weight-asian="normal" style:font-name-complex="Liberation Mono" style:font-style-complex="normal" style:font-weight-complex="normal"/>
    </style:style>
    <style:style style:name="T1084" style:family="text">
      <style:text-properties style:font-name="Liberation Serif1" fo:language="ru" fo:country="RU" fo:font-style="normal" style:text-underline-style="none" fo:font-weight="normal" officeooo:rsid="090517ba" style:font-name-asian="Liberation Mono" style:font-style-asian="normal" style:font-weight-asian="normal" style:font-name-complex="Liberation Mono" style:font-style-complex="normal" style:font-weight-complex="normal"/>
    </style:style>
    <style:style style:name="T1085" style:family="text">
      <style:text-properties style:font-name="Liberation Serif1" fo:language="ru" fo:country="RU" fo:font-style="normal" style:text-underline-style="none" fo:font-weight="normal" officeooo:rsid="0906c4a0" style:font-name-asian="Liberation Mono" style:font-style-asian="normal" style:font-weight-asian="normal" style:font-name-complex="Liberation Mono" style:font-style-complex="normal" style:font-weight-complex="normal"/>
    </style:style>
    <style:style style:name="T1086" style:family="text">
      <style:text-properties style:font-name="Liberation Serif1" fo:language="ru" fo:country="RU" fo:font-style="normal" style:text-underline-style="none" fo:font-weight="normal" officeooo:rsid="0906e436" style:font-name-asian="Liberation Mono" style:font-style-asian="normal" style:font-weight-asian="normal" style:font-name-complex="Liberation Mono" style:font-style-complex="normal" style:font-weight-complex="normal"/>
    </style:style>
    <style:style style:name="T1087" style:family="text">
      <style:text-properties style:font-name="Liberation Serif1" fo:language="ru" fo:country="RU" fo:font-style="normal" style:text-underline-style="none" fo:font-weight="normal" officeooo:rsid="0908c3e5" style:font-name-asian="Liberation Mono" style:font-style-asian="normal" style:font-weight-asian="normal" style:font-name-complex="Liberation Mono" style:font-style-complex="normal" style:font-weight-complex="normal"/>
    </style:style>
    <style:style style:name="T1088" style:family="text">
      <style:text-properties style:font-name="Liberation Serif1" fo:language="ru" fo:country="RU" fo:font-style="normal" style:text-underline-style="none" fo:font-weight="normal" officeooo:rsid="0909a2cf" style:font-name-asian="Liberation Mono" style:font-style-asian="normal" style:font-weight-asian="normal" style:font-name-complex="Liberation Mono" style:font-style-complex="normal" style:font-weight-complex="normal"/>
    </style:style>
    <style:style style:name="T1089" style:family="text">
      <style:text-properties style:font-name="Liberation Serif1" fo:language="ru" fo:country="RU" fo:font-style="normal" style:text-underline-style="none" fo:font-weight="normal" officeooo:rsid="0909b8c0" style:font-name-asian="Liberation Mono" style:font-style-asian="normal" style:font-weight-asian="normal" style:font-name-complex="Liberation Mono" style:font-style-complex="normal" style:font-weight-complex="normal"/>
    </style:style>
    <style:style style:name="T1090" style:family="text">
      <style:text-properties style:font-name="Liberation Serif1" fo:language="ru" fo:country="RU" fo:font-style="normal" style:text-underline-style="none" fo:font-weight="normal" officeooo:rsid="090a31e5" style:font-name-asian="Liberation Mono" style:font-style-asian="normal" style:font-weight-asian="normal" style:font-name-complex="Liberation Mono" style:font-style-complex="normal" style:font-weight-complex="normal"/>
    </style:style>
    <style:style style:name="T1091" style:family="text">
      <style:text-properties style:font-name="Liberation Serif1" fo:language="ru" fo:country="RU" fo:font-style="normal" style:text-underline-style="none" fo:font-weight="normal" officeooo:rsid="090b875c" style:font-name-asian="Liberation Mono" style:font-style-asian="normal" style:font-weight-asian="normal" style:font-name-complex="Liberation Mono" style:font-style-complex="normal" style:font-weight-complex="normal"/>
    </style:style>
    <style:style style:name="T1092" style:family="text">
      <style:text-properties style:font-name="Liberation Serif1" fo:language="ru" fo:country="RU" fo:font-style="normal" style:text-underline-style="none" fo:font-weight="normal" officeooo:rsid="090cae03" style:font-name-asian="Liberation Mono" style:font-style-asian="normal" style:font-weight-asian="normal" style:font-name-complex="Liberation Mono" style:font-style-complex="normal" style:font-weight-complex="normal"/>
    </style:style>
    <style:style style:name="T1093" style:family="text">
      <style:text-properties style:font-name="Liberation Serif1" fo:language="ru" fo:country="RU" fo:font-style="normal" style:text-underline-style="none" fo:font-weight="normal" officeooo:rsid="090dc57e" style:font-name-asian="Liberation Mono" style:font-style-asian="normal" style:font-weight-asian="normal" style:font-name-complex="Liberation Mono" style:font-style-complex="normal" style:font-weight-complex="normal"/>
    </style:style>
    <style:style style:name="T1094" style:family="text">
      <style:text-properties style:font-name="Liberation Serif1" fo:language="ru" fo:country="RU" fo:font-style="normal" style:text-underline-style="none" fo:font-weight="normal" officeooo:rsid="090dd622" style:font-name-asian="Liberation Mono" style:font-style-asian="normal" style:font-weight-asian="normal" style:font-name-complex="Liberation Mono" style:font-style-complex="normal" style:font-weight-complex="normal"/>
    </style:style>
    <style:style style:name="T1095" style:family="text">
      <style:text-properties style:font-name="Liberation Serif1" fo:language="ru" fo:country="RU" fo:font-style="normal" style:text-underline-style="none" fo:font-weight="normal" officeooo:rsid="090e083f" style:font-name-asian="Liberation Mono" style:font-style-asian="normal" style:font-weight-asian="normal" style:font-name-complex="Liberation Mono" style:font-style-complex="normal" style:font-weight-complex="normal"/>
    </style:style>
    <style:style style:name="T1096" style:family="text">
      <style:text-properties style:font-name="Liberation Serif1" fo:language="ru" fo:country="RU" fo:font-style="normal" style:text-underline-style="none" fo:font-weight="normal" officeooo:rsid="090fe503" style:font-name-asian="Liberation Mono" style:font-style-asian="normal" style:font-weight-asian="normal" style:font-name-complex="Liberation Mono" style:font-style-complex="normal" style:font-weight-complex="normal"/>
    </style:style>
    <style:style style:name="T1097" style:family="text">
      <style:text-properties style:font-name="Liberation Serif1" fo:language="ru" fo:country="RU" fo:font-style="normal" style:text-underline-style="none" fo:font-weight="normal" officeooo:rsid="090ff66f" style:font-name-asian="Liberation Mono" style:font-style-asian="normal" style:font-weight-asian="normal" style:font-name-complex="Liberation Mono" style:font-style-complex="normal" style:font-weight-complex="normal"/>
    </style:style>
    <style:style style:name="T1098" style:family="text">
      <style:text-properties style:font-name="Liberation Serif1" fo:language="ru" fo:country="RU" fo:font-style="normal" style:text-underline-style="none" fo:font-weight="normal" officeooo:rsid="0910686e" style:font-name-asian="Liberation Mono" style:font-style-asian="normal" style:font-weight-asian="normal" style:font-name-complex="Liberation Mono" style:font-style-complex="normal" style:font-weight-complex="normal"/>
    </style:style>
    <style:style style:name="T1099" style:family="text">
      <style:text-properties style:font-name="Liberation Serif1" fo:language="ru" fo:country="RU" fo:font-style="normal" style:text-underline-style="none" fo:font-weight="normal" officeooo:rsid="0910d6ca" style:font-name-asian="Liberation Mono" style:font-style-asian="normal" style:font-weight-asian="normal" style:font-name-complex="Liberation Mono" style:font-style-complex="normal" style:font-weight-complex="normal"/>
    </style:style>
    <style:style style:name="T1100" style:family="text">
      <style:text-properties style:font-name="Liberation Serif1" fo:language="ru" fo:country="RU" fo:font-style="normal" style:text-underline-style="none" fo:font-weight="normal" officeooo:rsid="0912a87c" style:font-name-asian="Liberation Mono" style:font-style-asian="normal" style:font-weight-asian="normal" style:font-name-complex="Liberation Mono" style:font-style-complex="normal" style:font-weight-complex="normal"/>
    </style:style>
    <style:style style:name="T1101" style:family="text">
      <style:text-properties style:font-name="Liberation Serif1" fo:language="ru" fo:country="RU" fo:font-style="normal" style:text-underline-style="none" fo:font-weight="normal" officeooo:rsid="0912dbe9" style:font-name-asian="Liberation Mono" style:font-style-asian="normal" style:font-weight-asian="normal" style:font-name-complex="Liberation Mono" style:font-style-complex="normal" style:font-weight-complex="normal"/>
    </style:style>
    <style:style style:name="T1102" style:family="text">
      <style:text-properties style:font-name="Liberation Serif1" fo:language="ru" fo:country="RU" fo:font-style="normal" style:text-underline-style="none" fo:font-weight="normal" officeooo:rsid="09139129" style:font-name-asian="Liberation Mono" style:font-style-asian="normal" style:font-weight-asian="normal" style:font-name-complex="Liberation Mono" style:font-style-complex="normal" style:font-weight-complex="normal"/>
    </style:style>
    <style:style style:name="T1103" style:family="text">
      <style:text-properties style:font-name="Liberation Serif1" fo:language="ru" fo:country="RU" fo:font-style="normal" style:text-underline-style="none" fo:font-weight="normal" officeooo:rsid="09158696" style:font-name-asian="Liberation Mono" style:font-style-asian="normal" style:font-weight-asian="normal" style:font-name-complex="Liberation Mono" style:font-style-complex="normal" style:font-weight-complex="normal"/>
    </style:style>
    <style:style style:name="T1104" style:family="text">
      <style:text-properties style:font-name="Liberation Serif1" fo:language="ru" fo:country="RU" fo:font-style="normal" style:text-underline-style="none" fo:font-weight="normal" officeooo:rsid="09170d3b" style:font-name-asian="Liberation Mono" style:font-style-asian="normal" style:font-weight-asian="normal" style:font-name-complex="Liberation Mono" style:font-style-complex="normal" style:font-weight-complex="normal"/>
    </style:style>
    <style:style style:name="T1105" style:family="text">
      <style:text-properties style:font-name="Liberation Serif1" fo:language="ru" fo:country="RU" fo:font-style="normal" style:text-underline-style="none" fo:font-weight="normal" officeooo:rsid="0917c3bd" style:font-name-asian="Liberation Mono" style:font-style-asian="normal" style:font-weight-asian="normal" style:font-name-complex="Liberation Mono" style:font-style-complex="normal" style:font-weight-complex="normal"/>
    </style:style>
    <style:style style:name="T1106" style:family="text">
      <style:text-properties style:font-name="Liberation Serif1" fo:language="ru" fo:country="RU" fo:font-style="normal" style:text-underline-style="none" fo:font-weight="normal" officeooo:rsid="0918205f" style:font-name-asian="Liberation Mono" style:font-style-asian="normal" style:font-weight-asian="normal" style:font-name-complex="Liberation Mono" style:font-style-complex="normal" style:font-weight-complex="normal"/>
    </style:style>
    <style:style style:name="T1107" style:family="text">
      <style:text-properties style:font-name="Liberation Serif1" fo:language="ru" fo:country="RU" fo:font-style="normal" style:text-underline-style="none" fo:font-weight="normal" officeooo:rsid="09186ed2" style:font-name-asian="Liberation Mono" style:font-style-asian="normal" style:font-weight-asian="normal" style:font-name-complex="Liberation Mono" style:font-style-complex="normal" style:font-weight-complex="normal"/>
    </style:style>
    <style:style style:name="T1108" style:family="text">
      <style:text-properties style:font-name="Liberation Serif1" fo:language="ru" fo:country="RU" fo:font-style="normal" style:text-underline-style="none" fo:font-weight="normal" officeooo:rsid="0919a333" style:font-name-asian="Liberation Mono" style:font-style-asian="normal" style:font-weight-asian="normal" style:font-name-complex="Liberation Mono" style:font-style-complex="normal" style:font-weight-complex="normal"/>
    </style:style>
    <style:style style:name="T1109" style:family="text">
      <style:text-properties style:font-name="Liberation Serif1" fo:language="ru" fo:country="RU" fo:font-style="normal" style:text-underline-style="none" fo:font-weight="normal" officeooo:rsid="091b00e1" style:font-name-asian="Liberation Mono" style:font-style-asian="normal" style:font-weight-asian="normal" style:font-name-complex="Liberation Mono" style:font-style-complex="normal" style:font-weight-complex="normal"/>
    </style:style>
    <style:style style:name="T1110" style:family="text">
      <style:text-properties style:font-name="Liberation Serif1" fo:language="ru" fo:country="RU" fo:font-style="normal" style:text-underline-style="none" fo:font-weight="normal" officeooo:rsid="091b9de2" style:font-name-asian="Liberation Mono" style:font-style-asian="normal" style:font-weight-asian="normal" style:font-name-complex="Liberation Mono" style:font-style-complex="normal" style:font-weight-complex="normal"/>
    </style:style>
    <style:style style:name="T1111" style:family="text">
      <style:text-properties style:font-name="Liberation Serif1" fo:language="ru" fo:country="RU" fo:font-style="normal" style:text-underline-style="none" fo:font-weight="normal" officeooo:rsid="091ca99f" style:font-name-asian="Liberation Mono" style:font-style-asian="normal" style:font-weight-asian="normal" style:font-name-complex="Liberation Mono" style:font-style-complex="normal" style:font-weight-complex="normal"/>
    </style:style>
    <style:style style:name="T1112" style:family="text">
      <style:text-properties style:font-name="Liberation Serif1" fo:language="ru" fo:country="RU" fo:font-style="normal" style:text-underline-style="none" fo:font-weight="normal" officeooo:rsid="091dfe16" style:font-name-asian="Liberation Mono" style:font-style-asian="normal" style:font-weight-asian="normal" style:font-name-complex="Liberation Mono" style:font-style-complex="normal" style:font-weight-complex="normal"/>
    </style:style>
    <style:style style:name="T1113" style:family="text">
      <style:text-properties style:font-name="Liberation Serif1" fo:language="ru" fo:country="RU" fo:font-style="normal" style:text-underline-style="none" fo:font-weight="normal" officeooo:rsid="091f9fec" style:font-name-asian="Liberation Mono" style:font-style-asian="normal" style:font-weight-asian="normal" style:font-name-complex="Liberation Mono" style:font-style-complex="normal" style:font-weight-complex="normal"/>
    </style:style>
    <style:style style:name="T1114" style:family="text">
      <style:text-properties style:font-name="Liberation Serif1" fo:language="ru" fo:country="RU" fo:font-style="normal" style:text-underline-style="none" fo:font-weight="normal" officeooo:rsid="0920962d" style:font-name-asian="Liberation Mono" style:font-style-asian="normal" style:font-weight-asian="normal" style:font-name-complex="Liberation Mono" style:font-style-complex="normal" style:font-weight-complex="normal"/>
    </style:style>
    <style:style style:name="T1115" style:family="text">
      <style:text-properties style:font-name="Liberation Serif1" fo:language="ru" fo:country="RU" fo:font-style="normal" style:text-underline-style="none" fo:font-weight="normal" officeooo:rsid="0920a409" style:font-name-asian="Liberation Mono" style:font-style-asian="normal" style:font-weight-asian="normal" style:font-name-complex="Liberation Mono" style:font-style-complex="normal" style:font-weight-complex="normal"/>
    </style:style>
    <style:style style:name="T1116" style:family="text">
      <style:text-properties style:font-name="Liberation Serif1" fo:language="ru" fo:country="RU" fo:font-style="normal" style:text-underline-style="none" fo:font-weight="normal" officeooo:rsid="092258c5" style:font-name-asian="Liberation Mono" style:font-style-asian="normal" style:font-weight-asian="normal" style:font-name-complex="Liberation Mono" style:font-style-complex="normal" style:font-weight-complex="normal"/>
    </style:style>
    <style:style style:name="T1117" style:family="text">
      <style:text-properties style:font-name="Liberation Serif1" fo:language="ru" fo:country="RU" fo:font-style="normal" style:text-underline-style="none" fo:font-weight="normal" officeooo:rsid="09252128" style:font-name-asian="Liberation Mono" style:font-style-asian="normal" style:font-weight-asian="normal" style:font-name-complex="Liberation Mono" style:font-style-complex="normal" style:font-weight-complex="normal"/>
    </style:style>
    <style:style style:name="T1118" style:family="text">
      <style:text-properties style:font-name="Liberation Serif1" fo:language="ru" fo:country="RU" fo:font-style="normal" style:text-underline-style="none" fo:font-weight="normal" officeooo:rsid="09258774" style:font-name-asian="Liberation Mono" style:font-style-asian="normal" style:font-weight-asian="normal" style:font-name-complex="Liberation Mono" style:font-style-complex="normal" style:font-weight-complex="normal"/>
    </style:style>
    <style:style style:name="T1119" style:family="text">
      <style:text-properties style:font-name="Liberation Serif1" fo:language="ru" fo:country="RU" fo:font-style="normal" style:text-underline-style="none" fo:font-weight="normal" officeooo:rsid="0925f8c6" style:font-name-asian="Liberation Mono" style:font-style-asian="normal" style:font-weight-asian="normal" style:font-name-complex="Liberation Mono" style:font-style-complex="normal" style:font-weight-complex="normal"/>
    </style:style>
    <style:style style:name="T1120" style:family="text">
      <style:text-properties style:font-name="Liberation Serif1" fo:language="ru" fo:country="RU" fo:font-style="normal" style:text-underline-style="none" fo:font-weight="normal" officeooo:rsid="0926d464" style:font-name-asian="Liberation Mono" style:font-style-asian="normal" style:font-weight-asian="normal" style:font-name-complex="Liberation Mono" style:font-style-complex="normal" style:font-weight-complex="normal"/>
    </style:style>
    <style:style style:name="T1121" style:family="text">
      <style:text-properties style:font-name="Liberation Serif1" fo:language="ru" fo:country="RU" fo:font-style="normal" style:text-underline-style="none" fo:font-weight="normal" officeooo:rsid="09279546" style:font-name-asian="Liberation Mono" style:font-style-asian="normal" style:font-weight-asian="normal" style:font-name-complex="Liberation Mono" style:font-style-complex="normal" style:font-weight-complex="normal"/>
    </style:style>
    <style:style style:name="T1122" style:family="text">
      <style:text-properties style:font-name="Liberation Serif1" fo:language="ru" fo:country="RU" fo:font-style="normal" style:text-underline-style="none" fo:font-weight="normal" officeooo:rsid="09283e23" style:font-name-asian="Liberation Mono" style:font-style-asian="normal" style:font-weight-asian="normal" style:font-name-complex="Liberation Mono" style:font-style-complex="normal" style:font-weight-complex="normal"/>
    </style:style>
    <style:style style:name="T1123" style:family="text">
      <style:text-properties style:font-name="Liberation Serif1" fo:language="ru" fo:country="RU" fo:font-style="normal" style:text-underline-style="none" fo:font-weight="normal" officeooo:rsid="0928b0e3" style:font-name-asian="Liberation Mono" style:font-style-asian="normal" style:font-weight-asian="normal" style:font-name-complex="Liberation Mono" style:font-style-complex="normal" style:font-weight-complex="normal"/>
    </style:style>
    <style:style style:name="T1124" style:family="text">
      <style:text-properties style:font-name="Liberation Serif1" fo:language="ru" fo:country="RU" fo:font-style="normal" style:text-underline-style="none" fo:font-weight="normal" officeooo:rsid="09294f49" style:font-name-asian="Liberation Mono" style:font-style-asian="normal" style:font-weight-asian="normal" style:font-name-complex="Liberation Mono" style:font-style-complex="normal" style:font-weight-complex="normal"/>
    </style:style>
    <style:style style:name="T1125" style:family="text">
      <style:text-properties style:font-name="Liberation Serif1" fo:language="ru" fo:country="RU" fo:font-style="normal" style:text-underline-style="none" fo:font-weight="normal" officeooo:rsid="092a4e5a" style:font-name-asian="Liberation Mono" style:font-style-asian="normal" style:font-weight-asian="normal" style:font-name-complex="Liberation Mono" style:font-style-complex="normal" style:font-weight-complex="normal"/>
    </style:style>
    <style:style style:name="T1126" style:family="text">
      <style:text-properties style:font-name="Liberation Serif1" fo:language="ru" fo:country="RU" fo:font-style="normal" style:text-underline-style="none" fo:font-weight="normal" officeooo:rsid="092ae59c" style:font-name-asian="Liberation Mono" style:font-style-asian="normal" style:font-weight-asian="normal" style:font-name-complex="Liberation Mono" style:font-style-complex="normal" style:font-weight-complex="normal"/>
    </style:style>
    <style:style style:name="T1127" style:family="text">
      <style:text-properties style:font-name="Liberation Serif1" fo:language="ru" fo:country="RU" fo:font-style="normal" style:text-underline-style="none" fo:font-weight="normal" officeooo:rsid="092c466f" style:font-name-asian="Liberation Mono" style:font-style-asian="normal" style:font-weight-asian="normal" style:font-name-complex="Liberation Mono" style:font-style-complex="normal" style:font-weight-complex="normal"/>
    </style:style>
    <style:style style:name="T1128" style:family="text">
      <style:text-properties style:font-name="Liberation Serif1" fo:language="ru" fo:country="RU" fo:font-style="normal" style:text-underline-style="none" fo:font-weight="normal" officeooo:rsid="092c78db" style:font-name-asian="Liberation Mono" style:font-style-asian="normal" style:font-weight-asian="normal" style:font-name-complex="Liberation Mono" style:font-style-complex="normal" style:font-weight-complex="normal"/>
    </style:style>
    <style:style style:name="T1129" style:family="text">
      <style:text-properties style:font-name="Liberation Serif1" fo:language="ru" fo:country="RU" fo:font-style="normal" style:text-underline-style="none" fo:font-weight="normal" officeooo:rsid="092e357e" style:font-name-asian="Liberation Mono" style:font-style-asian="normal" style:font-weight-asian="normal" style:font-name-complex="Liberation Mono" style:font-style-complex="normal" style:font-weight-complex="normal"/>
    </style:style>
    <style:style style:name="T1130" style:family="text">
      <style:text-properties style:font-name="Liberation Serif1" fo:language="ru" fo:country="RU" fo:font-style="normal" style:text-underline-style="none" fo:font-weight="normal" officeooo:rsid="093019e2" style:font-name-asian="Liberation Mono" style:font-style-asian="normal" style:font-weight-asian="normal" style:font-name-complex="Liberation Mono" style:font-style-complex="normal" style:font-weight-complex="normal"/>
    </style:style>
    <style:style style:name="T1131" style:family="text">
      <style:text-properties style:font-name="Liberation Serif1" fo:language="ru" fo:country="RU" fo:font-style="normal" style:text-underline-style="none" fo:font-weight="normal" officeooo:rsid="09312555" style:font-name-asian="Liberation Mono" style:font-style-asian="normal" style:font-weight-asian="normal" style:font-name-complex="Liberation Mono" style:font-style-complex="normal" style:font-weight-complex="normal"/>
    </style:style>
    <style:style style:name="T1132" style:family="text">
      <style:text-properties style:font-name="Liberation Serif1" fo:language="ru" fo:country="RU" fo:font-style="normal" style:text-underline-style="none" fo:font-weight="normal" officeooo:rsid="0932352d" style:font-name-asian="Liberation Mono" style:font-style-asian="normal" style:font-weight-asian="normal" style:font-name-complex="Liberation Mono" style:font-style-complex="normal" style:font-weight-complex="normal"/>
    </style:style>
    <style:style style:name="T1133" style:family="text">
      <style:text-properties style:font-name="Liberation Serif1" fo:language="ru" fo:country="RU" fo:font-style="normal" style:text-underline-style="none" fo:font-weight="normal" officeooo:rsid="0934351b" style:font-name-asian="Liberation Mono" style:font-style-asian="normal" style:font-weight-asian="normal" style:font-name-complex="Liberation Mono" style:font-style-complex="normal" style:font-weight-complex="normal"/>
    </style:style>
    <style:style style:name="T1134" style:family="text">
      <style:text-properties style:font-name="Liberation Serif1" fo:language="ru" fo:country="RU" fo:font-style="normal" style:text-underline-style="none" fo:font-weight="normal" officeooo:rsid="0934d403" style:font-name-asian="Liberation Mono" style:font-style-asian="normal" style:font-weight-asian="normal" style:font-name-complex="Liberation Mono" style:font-style-complex="normal" style:font-weight-complex="normal"/>
    </style:style>
    <style:style style:name="T1135" style:family="text">
      <style:text-properties style:font-name="Liberation Serif1" fo:language="ru" fo:country="RU" fo:font-style="normal" style:text-underline-style="none" fo:font-weight="normal" officeooo:rsid="0936baf4" style:font-name-asian="Liberation Mono" style:font-style-asian="normal" style:font-weight-asian="normal" style:font-name-complex="Liberation Mono" style:font-style-complex="normal" style:font-weight-complex="normal"/>
    </style:style>
    <style:style style:name="T1136" style:family="text">
      <style:text-properties style:font-name="Liberation Serif1" fo:language="ru" fo:country="RU" fo:font-style="normal" style:text-underline-style="none" fo:font-weight="normal" officeooo:rsid="0936e101" style:font-name-asian="Liberation Mono" style:font-style-asian="normal" style:font-weight-asian="normal" style:font-name-complex="Liberation Mono" style:font-style-complex="normal" style:font-weight-complex="normal"/>
    </style:style>
    <style:style style:name="T1137" style:family="text">
      <style:text-properties style:font-name="Liberation Serif1" fo:language="ru" fo:country="RU" fo:font-style="normal" style:text-underline-style="none" fo:font-weight="normal" officeooo:rsid="0938bda5" style:font-name-asian="Liberation Mono" style:font-style-asian="normal" style:font-weight-asian="normal" style:font-name-complex="Liberation Mono" style:font-style-complex="normal" style:font-weight-complex="normal"/>
    </style:style>
    <style:style style:name="T1138" style:family="text">
      <style:text-properties style:font-name="Liberation Serif1" fo:language="ru" fo:country="RU" fo:font-style="normal" style:text-underline-style="none" fo:font-weight="normal" officeooo:rsid="0939206f" style:font-name-asian="Liberation Mono" style:font-style-asian="normal" style:font-weight-asian="normal" style:font-name-complex="Liberation Mono" style:font-style-complex="normal" style:font-weight-complex="normal"/>
    </style:style>
    <style:style style:name="T1139" style:family="text">
      <style:text-properties style:font-name="Liberation Serif1" fo:language="ru" fo:country="RU" fo:font-style="normal" style:text-underline-style="none" fo:font-weight="normal" officeooo:rsid="0939dcae" style:font-name-asian="Liberation Mono" style:font-style-asian="normal" style:font-weight-asian="normal" style:font-name-complex="Liberation Mono" style:font-style-complex="normal" style:font-weight-complex="normal"/>
    </style:style>
    <style:style style:name="T1140" style:family="text">
      <style:text-properties style:font-name="Liberation Serif1" fo:language="ru" fo:country="RU" fo:font-style="normal" style:text-underline-style="none" fo:font-weight="normal" officeooo:rsid="093b5683" style:font-name-asian="Liberation Mono" style:font-style-asian="normal" style:font-weight-asian="normal" style:font-name-complex="Liberation Mono" style:font-style-complex="normal" style:font-weight-complex="normal"/>
    </style:style>
    <style:style style:name="T1141" style:family="text">
      <style:text-properties style:font-name="Liberation Serif1" fo:language="ru" fo:country="RU" fo:font-style="normal" style:text-underline-style="none" fo:font-weight="normal" officeooo:rsid="093cdc60" style:font-name-asian="Liberation Mono" style:font-style-asian="normal" style:font-weight-asian="normal" style:font-name-complex="Liberation Mono" style:font-style-complex="normal" style:font-weight-complex="normal"/>
    </style:style>
    <style:style style:name="T1142" style:family="text">
      <style:text-properties style:font-name="Liberation Serif1" fo:language="ru" fo:country="RU" fo:font-style="normal" style:text-underline-style="none" fo:font-weight="normal" officeooo:rsid="093d4b1c" style:font-name-asian="Liberation Mono" style:font-style-asian="normal" style:font-weight-asian="normal" style:font-name-complex="Liberation Mono" style:font-style-complex="normal" style:font-weight-complex="normal"/>
    </style:style>
    <style:style style:name="T1143" style:family="text">
      <style:text-properties style:font-name="Liberation Serif1" fo:language="ru" fo:country="RU" fo:font-style="normal" style:text-underline-style="none" fo:font-weight="normal" officeooo:rsid="093eb95b" style:font-name-asian="Liberation Mono" style:font-style-asian="normal" style:font-weight-asian="normal" style:font-name-complex="Liberation Mono" style:font-style-complex="normal" style:font-weight-complex="normal"/>
    </style:style>
    <style:style style:name="T1144" style:family="text">
      <style:text-properties style:font-name="Liberation Serif1" fo:language="ru" fo:country="RU" fo:font-style="normal" style:text-underline-style="none" fo:font-weight="normal" officeooo:rsid="093fb59b" style:font-name-asian="Liberation Mono" style:font-style-asian="normal" style:font-weight-asian="normal" style:font-name-complex="Liberation Mono" style:font-style-complex="normal" style:font-weight-complex="normal"/>
    </style:style>
    <style:style style:name="T1145" style:family="text">
      <style:text-properties style:font-name="Liberation Serif1" fo:language="ru" fo:country="RU" fo:font-style="normal" style:text-underline-style="none" fo:font-weight="normal" officeooo:rsid="09419037" style:font-name-asian="Liberation Mono" style:font-style-asian="normal" style:font-weight-asian="normal" style:font-name-complex="Liberation Mono" style:font-style-complex="normal" style:font-weight-complex="normal"/>
    </style:style>
    <style:style style:name="T1146" style:family="text">
      <style:text-properties style:font-name="Liberation Serif1" fo:language="ru" fo:country="RU" fo:font-style="normal" style:text-underline-style="none" fo:font-weight="normal" officeooo:rsid="09432c48" style:font-name-asian="Liberation Mono" style:font-style-asian="normal" style:font-weight-asian="normal" style:font-name-complex="Liberation Mono" style:font-style-complex="normal" style:font-weight-complex="normal"/>
    </style:style>
    <style:style style:name="T1147" style:family="text">
      <style:text-properties style:font-name="Liberation Serif1" fo:language="ru" fo:country="RU" fo:font-style="normal" style:text-underline-style="none" fo:font-weight="normal" officeooo:rsid="09445edc" style:font-name-asian="Liberation Mono" style:font-style-asian="normal" style:font-weight-asian="normal" style:font-name-complex="Liberation Mono" style:font-style-complex="normal" style:font-weight-complex="normal"/>
    </style:style>
    <style:style style:name="T1148" style:family="text">
      <style:text-properties style:font-name="Liberation Serif1" fo:language="ru" fo:country="RU" fo:font-style="normal" style:text-underline-style="none" fo:font-weight="normal" officeooo:rsid="0945b023" style:font-name-asian="Liberation Mono" style:font-style-asian="normal" style:font-weight-asian="normal" style:font-name-complex="Liberation Mono" style:font-style-complex="normal" style:font-weight-complex="normal"/>
    </style:style>
    <style:style style:name="T1149" style:family="text">
      <style:text-properties style:font-name="Liberation Serif1" fo:language="ru" fo:country="RU" fo:font-style="normal" style:text-underline-style="none" fo:font-weight="normal" officeooo:rsid="0946dca1" style:font-name-asian="Liberation Mono" style:font-style-asian="normal" style:font-weight-asian="normal" style:font-name-complex="Liberation Mono" style:font-style-complex="normal" style:font-weight-complex="normal"/>
    </style:style>
    <style:style style:name="T1150" style:family="text">
      <style:text-properties style:font-name="Liberation Serif1" fo:language="ru" fo:country="RU" fo:font-style="normal" style:text-underline-style="none" fo:font-weight="normal" officeooo:rsid="0947a692" style:font-name-asian="Liberation Mono" style:font-style-asian="normal" style:font-weight-asian="normal" style:font-name-complex="Liberation Mono" style:font-style-complex="normal" style:font-weight-complex="normal"/>
    </style:style>
    <style:style style:name="T1151" style:family="text">
      <style:text-properties style:font-name="Liberation Serif1" fo:language="ru" fo:country="RU" fo:font-style="normal" style:text-underline-style="none" fo:font-weight="normal" officeooo:rsid="094a6a74" style:font-name-asian="Liberation Mono" style:font-style-asian="normal" style:font-weight-asian="normal" style:font-name-complex="Liberation Mono" style:font-style-complex="normal" style:font-weight-complex="normal"/>
    </style:style>
    <style:style style:name="T1152" style:family="text">
      <style:text-properties style:font-name="Liberation Serif1" fo:language="ru" fo:country="RU" fo:font-style="normal" style:text-underline-style="none" fo:font-weight="normal" officeooo:rsid="094b37aa" style:font-name-asian="Liberation Mono" style:font-style-asian="normal" style:font-weight-asian="normal" style:font-name-complex="Liberation Mono" style:font-style-complex="normal" style:font-weight-complex="normal"/>
    </style:style>
    <style:style style:name="T1153" style:family="text">
      <style:text-properties style:font-name="Liberation Serif1" fo:language="ru" fo:country="RU" fo:font-style="normal" style:text-underline-style="none" fo:font-weight="normal" officeooo:rsid="094cd34e" style:font-name-asian="Liberation Mono" style:font-style-asian="normal" style:font-weight-asian="normal" style:font-name-complex="Liberation Mono" style:font-style-complex="normal" style:font-weight-complex="normal"/>
    </style:style>
    <style:style style:name="T1154" style:family="text">
      <style:text-properties style:font-name="Liberation Serif1" fo:language="ru" fo:country="RU" fo:font-style="normal" style:text-underline-style="none" fo:font-weight="normal" officeooo:rsid="094e7a67" style:font-name-asian="Liberation Mono" style:font-style-asian="normal" style:font-weight-asian="normal" style:font-name-complex="Liberation Mono" style:font-style-complex="normal" style:font-weight-complex="normal"/>
    </style:style>
    <style:style style:name="T1155" style:family="text">
      <style:text-properties style:font-name="Liberation Serif1" fo:language="ru" fo:country="RU" fo:font-style="normal" style:text-underline-style="none" fo:font-weight="normal" officeooo:rsid="094e956d" style:font-name-asian="Liberation Mono" style:font-style-asian="normal" style:font-weight-asian="normal" style:font-name-complex="Liberation Mono" style:font-style-complex="normal" style:font-weight-complex="normal"/>
    </style:style>
    <style:style style:name="T1156" style:family="text">
      <style:text-properties style:font-name="Liberation Serif1" fo:language="ru" fo:country="RU" fo:font-style="normal" style:text-underline-style="none" fo:font-weight="normal" officeooo:rsid="094ed41a" style:font-name-asian="Liberation Mono" style:font-style-asian="normal" style:font-weight-asian="normal" style:font-name-complex="Liberation Mono" style:font-style-complex="normal" style:font-weight-complex="normal"/>
    </style:style>
    <style:style style:name="T1157" style:family="text">
      <style:text-properties style:font-name="Liberation Serif1" fo:language="ru" fo:country="RU" fo:font-style="normal" style:text-underline-style="none" fo:font-weight="normal" officeooo:rsid="094f446d" style:font-name-asian="Liberation Mono" style:font-style-asian="normal" style:font-weight-asian="normal" style:font-name-complex="Liberation Mono" style:font-style-complex="normal" style:font-weight-complex="normal"/>
    </style:style>
    <style:style style:name="T1158" style:family="text">
      <style:text-properties style:font-name="Liberation Serif1" fo:language="ru" fo:country="RU" fo:font-style="normal" style:text-underline-style="none" fo:font-weight="normal" officeooo:rsid="094f48fa" style:font-name-asian="Liberation Mono" style:font-style-asian="normal" style:font-weight-asian="normal" style:font-name-complex="Liberation Mono" style:font-style-complex="normal" style:font-weight-complex="normal"/>
    </style:style>
    <style:style style:name="T1159" style:family="text">
      <style:text-properties style:font-name="Liberation Serif1" fo:language="ru" fo:country="RU" fo:font-style="normal" style:text-underline-style="none" fo:font-weight="normal" officeooo:rsid="09509cc9" style:font-name-asian="Liberation Mono" style:font-style-asian="normal" style:font-weight-asian="normal" style:font-name-complex="Liberation Mono" style:font-style-complex="normal" style:font-weight-complex="normal"/>
    </style:style>
    <style:style style:name="T1160" style:family="text">
      <style:text-properties style:font-name="Liberation Serif1" fo:language="ru" fo:country="RU" fo:font-style="normal" style:text-underline-style="none" fo:font-weight="normal" officeooo:rsid="0951dfff" style:font-name-asian="Liberation Mono" style:font-style-asian="normal" style:font-weight-asian="normal" style:font-name-complex="Liberation Mono" style:font-style-complex="normal" style:font-weight-complex="normal"/>
    </style:style>
    <style:style style:name="T1161" style:family="text">
      <style:text-properties style:font-name="Liberation Serif1" fo:language="ru" fo:country="RU" fo:font-style="normal" style:text-underline-style="none" fo:font-weight="normal" officeooo:rsid="09528780" style:font-name-asian="Liberation Mono" style:font-style-asian="normal" style:font-weight-asian="normal" style:font-name-complex="Liberation Mono" style:font-style-complex="normal" style:font-weight-complex="normal"/>
    </style:style>
    <style:style style:name="T1162" style:family="text">
      <style:text-properties style:font-name="Liberation Serif1" fo:language="ru" fo:country="RU" fo:font-style="normal" style:text-underline-style="none" fo:font-weight="normal" officeooo:rsid="095405c3" style:font-name-asian="Liberation Mono" style:font-style-asian="normal" style:font-weight-asian="normal" style:font-name-complex="Liberation Mono" style:font-style-complex="normal" style:font-weight-complex="normal"/>
    </style:style>
    <style:style style:name="T1163" style:family="text">
      <style:text-properties style:font-name="Liberation Serif1" fo:language="ru" fo:country="RU" fo:font-style="normal" style:text-underline-style="none" fo:font-weight="normal" officeooo:rsid="095716f2" style:font-name-asian="Liberation Mono" style:font-style-asian="normal" style:font-weight-asian="normal" style:font-name-complex="Liberation Mono" style:font-style-complex="normal" style:font-weight-complex="normal"/>
    </style:style>
    <style:style style:name="T1164" style:family="text">
      <style:text-properties style:font-name="Liberation Serif1" fo:language="ru" fo:country="RU" fo:font-style="normal" style:text-underline-style="none" fo:font-weight="normal" officeooo:rsid="0958aeea" style:font-name-asian="Liberation Mono" style:font-style-asian="normal" style:font-weight-asian="normal" style:font-name-complex="Liberation Mono" style:font-style-complex="normal" style:font-weight-complex="normal"/>
    </style:style>
    <style:style style:name="T1165" style:family="text">
      <style:text-properties style:font-name="Liberation Serif1" fo:language="ru" fo:country="RU" fo:font-style="normal" style:text-underline-style="none" fo:font-weight="normal" officeooo:rsid="095a9892" style:font-name-asian="Liberation Mono" style:font-style-asian="normal" style:font-weight-asian="normal" style:font-name-complex="Liberation Mono" style:font-style-complex="normal" style:font-weight-complex="normal"/>
    </style:style>
    <style:style style:name="T1166" style:family="text">
      <style:text-properties style:font-name="Liberation Serif1" fo:language="ru" fo:country="RU" fo:font-style="normal" style:text-underline-style="none" fo:font-weight="normal" officeooo:rsid="095c7c3c" style:font-name-asian="Liberation Mono" style:font-style-asian="normal" style:font-weight-asian="normal" style:font-name-complex="Liberation Mono" style:font-style-complex="normal" style:font-weight-complex="normal"/>
    </style:style>
    <style:style style:name="T1167" style:family="text">
      <style:text-properties style:font-name="Liberation Serif1" fo:language="ru" fo:country="RU" fo:font-style="normal" style:text-underline-style="none" fo:font-weight="normal" officeooo:rsid="095d57d2" style:font-name-asian="Liberation Mono" style:font-style-asian="normal" style:font-weight-asian="normal" style:font-name-complex="Liberation Mono" style:font-style-complex="normal" style:font-weight-complex="normal"/>
    </style:style>
    <style:style style:name="T1168" style:family="text">
      <style:text-properties style:font-name="Liberation Serif1" fo:language="ru" fo:country="RU" fo:font-style="normal" style:text-underline-style="none" fo:font-weight="normal" officeooo:rsid="095ed2ad" style:font-name-asian="Liberation Mono" style:font-style-asian="normal" style:font-weight-asian="normal" style:font-name-complex="Liberation Mono" style:font-style-complex="normal" style:font-weight-complex="normal"/>
    </style:style>
    <style:style style:name="T1169" style:family="text">
      <style:text-properties style:font-name="Liberation Serif1" fo:language="ru" fo:country="RU" fo:font-style="normal" style:text-underline-style="none" fo:font-weight="normal" officeooo:rsid="095efe4a" style:font-name-asian="Liberation Mono" style:font-style-asian="normal" style:font-weight-asian="normal" style:font-name-complex="Liberation Mono" style:font-style-complex="normal" style:font-weight-complex="normal"/>
    </style:style>
    <style:style style:name="T1170" style:family="text">
      <style:text-properties style:font-name="Liberation Serif1" fo:language="ru" fo:country="RU" fo:font-style="normal" style:text-underline-style="none" fo:font-weight="normal" officeooo:rsid="09603e13" style:font-name-asian="Liberation Mono" style:font-style-asian="normal" style:font-weight-asian="normal" style:font-name-complex="Liberation Mono" style:font-style-complex="normal" style:font-weight-complex="normal"/>
    </style:style>
    <style:style style:name="T1171" style:family="text">
      <style:text-properties style:font-name="Liberation Serif1" fo:language="ru" fo:country="RU" fo:font-style="normal" style:text-underline-style="none" fo:font-weight="normal" officeooo:rsid="0960c774" style:font-name-asian="Liberation Mono" style:font-style-asian="normal" style:font-weight-asian="normal" style:font-name-complex="Liberation Mono" style:font-style-complex="normal" style:font-weight-complex="normal"/>
    </style:style>
    <style:style style:name="T1172" style:family="text">
      <style:text-properties style:font-name="Liberation Serif1" fo:language="ru" fo:country="RU" fo:font-style="normal" style:text-underline-style="none" fo:font-weight="normal" officeooo:rsid="09621358" style:font-name-asian="Liberation Mono" style:font-style-asian="normal" style:font-weight-asian="normal" style:font-name-complex="Liberation Mono" style:font-style-complex="normal" style:font-weight-complex="normal"/>
    </style:style>
    <style:style style:name="T1173" style:family="text">
      <style:text-properties style:font-name="Liberation Serif1" fo:language="ru" fo:country="RU" fo:font-style="normal" style:text-underline-style="none" fo:font-weight="normal" officeooo:rsid="0963f594" style:font-name-asian="Liberation Mono" style:font-style-asian="normal" style:font-weight-asian="normal" style:font-name-complex="Liberation Mono" style:font-style-complex="normal" style:font-weight-complex="normal"/>
    </style:style>
    <style:style style:name="T1174" style:family="text">
      <style:text-properties style:font-name="Liberation Serif1" fo:language="ru" fo:country="RU" fo:font-style="normal" style:text-underline-style="none" fo:font-weight="normal" officeooo:rsid="0964f105" style:font-name-asian="Liberation Mono" style:font-style-asian="normal" style:font-weight-asian="normal" style:font-name-complex="Liberation Mono" style:font-style-complex="normal" style:font-weight-complex="normal"/>
    </style:style>
    <style:style style:name="T1175" style:family="text">
      <style:text-properties style:font-name="Liberation Serif1" fo:language="ru" fo:country="RU" fo:font-style="normal" style:text-underline-style="none" fo:font-weight="normal" officeooo:rsid="0966557d" style:font-name-asian="Liberation Mono" style:font-style-asian="normal" style:font-weight-asian="normal" style:font-name-complex="Liberation Mono" style:font-style-complex="normal" style:font-weight-complex="normal"/>
    </style:style>
    <style:style style:name="T1176" style:family="text">
      <style:text-properties style:font-name="Liberation Serif1" fo:language="ru" fo:country="RU" fo:font-style="normal" style:text-underline-style="none" fo:font-weight="normal" officeooo:rsid="0967f279" style:font-name-asian="Liberation Mono" style:font-style-asian="normal" style:font-weight-asian="normal" style:font-name-complex="Liberation Mono" style:font-style-complex="normal" style:font-weight-complex="normal"/>
    </style:style>
    <style:style style:name="T1177" style:family="text">
      <style:text-properties style:font-name="Liberation Serif1" fo:language="ru" fo:country="RU" fo:font-style="normal" style:text-underline-style="none" fo:font-weight="normal" officeooo:rsid="09684551" style:font-name-asian="Liberation Mono" style:font-style-asian="normal" style:font-weight-asian="normal" style:font-name-complex="Liberation Mono" style:font-style-complex="normal" style:font-weight-complex="normal"/>
    </style:style>
    <style:style style:name="T1178" style:family="text">
      <style:text-properties style:font-name="Liberation Serif1" fo:language="ru" fo:country="RU" fo:font-style="normal" style:text-underline-style="none" fo:font-weight="normal" officeooo:rsid="0968f619" style:font-name-asian="Liberation Mono" style:font-style-asian="normal" style:font-weight-asian="normal" style:font-name-complex="Liberation Mono" style:font-style-complex="normal" style:font-weight-complex="normal"/>
    </style:style>
    <style:style style:name="T1179" style:family="text">
      <style:text-properties style:font-name="Liberation Serif1" fo:language="ru" fo:country="RU" fo:font-style="normal" style:text-underline-style="none" fo:font-weight="normal" officeooo:rsid="09696761" style:font-name-asian="Liberation Mono" style:font-style-asian="normal" style:font-weight-asian="normal" style:font-name-complex="Liberation Mono" style:font-style-complex="normal" style:font-weight-complex="normal"/>
    </style:style>
    <style:style style:name="T1180" style:family="text">
      <style:text-properties style:font-name="Liberation Serif1" fo:language="ru" fo:country="RU" fo:font-style="normal" style:text-underline-style="none" fo:font-weight="normal" officeooo:rsid="096a2261" style:font-name-asian="Liberation Mono" style:font-style-asian="normal" style:font-weight-asian="normal" style:font-name-complex="Liberation Mono" style:font-style-complex="normal" style:font-weight-complex="normal"/>
    </style:style>
    <style:style style:name="T1181" style:family="text">
      <style:text-properties style:font-name="Liberation Serif1" fo:language="ru" fo:country="RU" fo:font-style="normal" style:text-underline-style="none" fo:font-weight="normal" officeooo:rsid="096af504" style:font-name-asian="Liberation Mono" style:font-style-asian="normal" style:font-weight-asian="normal" style:font-name-complex="Liberation Mono" style:font-style-complex="normal" style:font-weight-complex="normal"/>
    </style:style>
    <style:style style:name="T1182" style:family="text">
      <style:text-properties style:font-name="Liberation Serif1" fo:language="ru" fo:country="RU" fo:font-style="normal" style:text-underline-style="none" fo:font-weight="normal" officeooo:rsid="096c7c30" style:font-name-asian="Liberation Mono" style:font-style-asian="normal" style:font-weight-asian="normal" style:font-name-complex="Liberation Mono" style:font-style-complex="normal" style:font-weight-complex="normal"/>
    </style:style>
    <style:style style:name="T1183" style:family="text">
      <style:text-properties style:font-name="Liberation Serif1" fo:language="ru" fo:country="RU" fo:font-style="normal" style:text-underline-style="none" fo:font-weight="normal" officeooo:rsid="096cf33a" style:font-name-asian="Liberation Mono" style:font-style-asian="normal" style:font-weight-asian="normal" style:font-name-complex="Liberation Mono" style:font-style-complex="normal" style:font-weight-complex="normal"/>
    </style:style>
    <style:style style:name="T1184" style:family="text">
      <style:text-properties style:font-name="Liberation Serif1" fo:language="ru" fo:country="RU" fo:font-style="normal" style:text-underline-style="none" fo:font-weight="normal" officeooo:rsid="096e0eae" style:font-name-asian="Liberation Mono" style:font-style-asian="normal" style:font-weight-asian="normal" style:font-name-complex="Liberation Mono" style:font-style-complex="normal" style:font-weight-complex="normal"/>
    </style:style>
    <style:style style:name="T1185" style:family="text">
      <style:text-properties style:font-name="Liberation Serif1" fo:language="ru" fo:country="RU" fo:font-style="normal" style:text-underline-style="none" fo:font-weight="normal" officeooo:rsid="09b0f5b3" style:font-name-asian="Liberation Mono" style:font-style-asian="normal" style:font-weight-asian="normal" style:font-name-complex="Liberation Mono" style:font-style-complex="normal" style:font-weight-complex="normal"/>
    </style:style>
    <style:style style:name="T1186" style:family="text">
      <style:text-properties style:font-name="Liberation Serif1" fo:language="ru" fo:country="RU" fo:font-style="normal" style:text-underline-style="none" fo:font-weight="normal" officeooo:rsid="09b24074" style:font-name-asian="Liberation Mono" style:font-style-asian="normal" style:font-weight-asian="normal" style:font-name-complex="Liberation Mono" style:font-style-complex="normal" style:font-weight-complex="normal"/>
    </style:style>
    <style:style style:name="T1187" style:family="text">
      <style:text-properties style:font-name="Liberation Serif1" fo:language="ru" fo:country="RU" fo:font-style="normal" style:text-underline-style="none" fo:font-weight="normal" officeooo:rsid="09b2d68e" style:font-name-asian="Liberation Mono" style:font-style-asian="normal" style:font-weight-asian="normal" style:font-name-complex="Liberation Mono" style:font-style-complex="normal" style:font-weight-complex="normal"/>
    </style:style>
    <style:style style:name="T1188" style:family="text">
      <style:text-properties style:font-name="Liberation Serif1" fo:language="ru" fo:country="RU" fo:font-style="normal" style:text-underline-style="none" fo:font-weight="normal" officeooo:rsid="09b48720" style:font-name-asian="Liberation Mono" style:font-style-asian="normal" style:font-weight-asian="normal" style:font-name-complex="Liberation Mono" style:font-style-complex="normal" style:font-weight-complex="normal"/>
    </style:style>
    <style:style style:name="T1189" style:family="text">
      <style:text-properties style:font-name="Liberation Serif1" fo:language="ru" fo:country="RU" fo:font-style="normal" style:text-underline-style="none" fo:font-weight="normal" officeooo:rsid="09b66e98" style:font-name-asian="Liberation Mono" style:font-style-asian="normal" style:font-weight-asian="normal" style:font-name-complex="Liberation Mono" style:font-style-complex="normal" style:font-weight-complex="normal"/>
    </style:style>
    <style:style style:name="T1190" style:family="text">
      <style:text-properties style:font-name="Liberation Serif1" fo:language="ru" fo:country="RU" fo:font-style="normal" style:text-underline-style="none" fo:font-weight="normal" officeooo:rsid="09ba2f6c" style:font-name-asian="Liberation Mono" style:font-style-asian="normal" style:font-weight-asian="normal" style:font-name-complex="Liberation Mono" style:font-style-complex="normal" style:font-weight-complex="normal"/>
    </style:style>
    <style:style style:name="T1191" style:family="text">
      <style:text-properties style:font-name="Liberation Serif1" fo:language="ru" fo:country="RU" fo:font-style="normal" style:text-underline-style="none" fo:font-weight="normal" officeooo:rsid="09bb8fc0" style:font-name-asian="Liberation Mono" style:font-style-asian="normal" style:font-weight-asian="normal" style:font-name-complex="Liberation Mono" style:font-style-complex="normal" style:font-weight-complex="normal"/>
    </style:style>
    <style:style style:name="T1192" style:family="text">
      <style:text-properties style:font-name="Liberation Serif1" fo:language="ru" fo:country="RU" fo:font-style="normal" style:text-underline-style="none" fo:font-weight="normal" officeooo:rsid="09bbd62e" style:font-name-asian="Liberation Mono" style:font-style-asian="normal" style:font-weight-asian="normal" style:font-name-complex="Liberation Mono" style:font-style-complex="normal" style:font-weight-complex="normal"/>
    </style:style>
    <style:style style:name="T1193" style:family="text">
      <style:text-properties style:font-name="Liberation Serif1" fo:language="ru" fo:country="RU" fo:font-style="normal" style:text-underline-style="none" fo:font-weight="normal" officeooo:rsid="09bc1470" style:font-name-asian="Liberation Mono" style:font-style-asian="normal" style:font-weight-asian="normal" style:font-name-complex="Liberation Mono" style:font-style-complex="normal" style:font-weight-complex="normal"/>
    </style:style>
    <style:style style:name="T1194" style:family="text">
      <style:text-properties style:font-name="Liberation Serif1" fo:language="ru" fo:country="RU" fo:font-style="normal" style:text-underline-style="none" fo:font-weight="normal" officeooo:rsid="09bc562a" style:font-name-asian="Liberation Mono" style:font-style-asian="normal" style:font-weight-asian="normal" style:font-name-complex="Liberation Mono" style:font-style-complex="normal" style:font-weight-complex="normal"/>
    </style:style>
    <style:style style:name="T1195" style:family="text">
      <style:text-properties style:font-name="Liberation Serif1" fo:language="ru" fo:country="RU" fo:font-style="normal" style:text-underline-style="none" fo:font-weight="normal" officeooo:rsid="09be1b64" style:font-name-asian="Liberation Mono" style:font-style-asian="normal" style:font-weight-asian="normal" style:font-name-complex="Liberation Mono" style:font-style-complex="normal" style:font-weight-complex="normal"/>
    </style:style>
    <style:style style:name="T1196" style:family="text">
      <style:text-properties style:font-name="Liberation Serif1" fo:language="ru" fo:country="RU" fo:font-style="normal" style:text-underline-style="none" fo:font-weight="normal" officeooo:rsid="09be6ba2" style:font-name-asian="Liberation Mono" style:font-style-asian="normal" style:font-weight-asian="normal" style:font-name-complex="Liberation Mono" style:font-style-complex="normal" style:font-weight-complex="normal"/>
    </style:style>
    <style:style style:name="T1197" style:family="text">
      <style:text-properties style:font-name="Liberation Serif1" fo:language="ru" fo:country="RU" fo:font-style="normal" style:text-underline-style="none" fo:font-weight="normal" officeooo:rsid="09c064ca" style:font-name-asian="Liberation Mono" style:font-style-asian="normal" style:font-weight-asian="normal" style:font-name-complex="Liberation Mono" style:font-style-complex="normal" style:font-weight-complex="normal"/>
    </style:style>
    <style:style style:name="T1198" style:family="text">
      <style:text-properties style:font-name="Liberation Serif1" fo:language="ru" fo:country="RU" fo:font-style="normal" style:text-underline-style="none" fo:font-weight="normal" officeooo:rsid="09c1872c" style:font-name-asian="Liberation Mono" style:font-style-asian="normal" style:font-weight-asian="normal" style:font-name-complex="Liberation Mono" style:font-style-complex="normal" style:font-weight-complex="normal"/>
    </style:style>
    <style:style style:name="T1199" style:family="text">
      <style:text-properties style:font-name="Liberation Serif1" fo:language="ru" fo:country="RU" fo:font-style="normal" style:text-underline-style="none" fo:font-weight="normal" officeooo:rsid="09c1b1bc" style:font-name-asian="Liberation Mono" style:font-style-asian="normal" style:font-weight-asian="normal" style:font-name-complex="Liberation Mono" style:font-style-complex="normal" style:font-weight-complex="normal"/>
    </style:style>
    <style:style style:name="T1200" style:family="text">
      <style:text-properties style:font-name="Liberation Serif1" fo:language="ru" fo:country="RU" fo:font-style="normal" style:text-underline-style="none" fo:font-weight="normal" officeooo:rsid="09c3a276" style:font-name-asian="Liberation Mono" style:font-style-asian="normal" style:font-weight-asian="normal" style:font-name-complex="Liberation Mono" style:font-style-complex="normal" style:font-weight-complex="normal"/>
    </style:style>
    <style:style style:name="T1201" style:family="text">
      <style:text-properties style:font-name="Liberation Serif1" fo:language="ru" fo:country="RU" fo:font-style="normal" style:text-underline-style="none" fo:font-weight="normal" officeooo:rsid="09c4a7df" style:font-name-asian="Liberation Mono" style:font-style-asian="normal" style:font-weight-asian="normal" style:font-name-complex="Liberation Mono" style:font-style-complex="normal" style:font-weight-complex="normal"/>
    </style:style>
    <style:style style:name="T1202" style:family="text">
      <style:text-properties style:font-name="Liberation Serif1" fo:language="ru" fo:country="RU" fo:font-style="normal" style:text-underline-style="none" fo:font-weight="normal" officeooo:rsid="09c68ad9" style:font-name-asian="Liberation Mono" style:font-style-asian="normal" style:font-weight-asian="normal" style:font-name-complex="Liberation Mono" style:font-style-complex="normal" style:font-weight-complex="normal"/>
    </style:style>
    <style:style style:name="T1203" style:family="text">
      <style:text-properties style:font-name="Liberation Serif1" fo:language="ru" fo:country="RU" fo:font-style="normal" style:text-underline-style="none" fo:font-weight="normal" officeooo:rsid="09c8435e" style:font-name-asian="Liberation Mono" style:font-style-asian="normal" style:font-weight-asian="normal" style:font-name-complex="Liberation Mono" style:font-style-complex="normal" style:font-weight-complex="normal"/>
    </style:style>
    <style:style style:name="T1204" style:family="text">
      <style:text-properties style:font-name="Liberation Serif1" fo:language="ru" fo:country="RU" fo:font-style="normal" style:text-underline-style="none" fo:font-weight="normal" officeooo:rsid="09c97f8f" style:font-name-asian="Liberation Mono" style:font-style-asian="normal" style:font-weight-asian="normal" style:font-name-complex="Liberation Mono" style:font-style-complex="normal" style:font-weight-complex="normal"/>
    </style:style>
    <style:style style:name="T1205" style:family="text">
      <style:text-properties style:font-name="Liberation Serif1" fo:language="ru" fo:country="RU" fo:font-style="normal" style:text-underline-style="none" fo:font-weight="normal" officeooo:rsid="09ca3f69" style:font-name-asian="Liberation Mono" style:font-style-asian="normal" style:font-weight-asian="normal" style:font-name-complex="Liberation Mono" style:font-style-complex="normal" style:font-weight-complex="normal"/>
    </style:style>
    <style:style style:name="T1206" style:family="text">
      <style:text-properties style:font-name="Liberation Serif1" fo:language="ru" fo:country="RU" fo:font-style="normal" style:text-underline-style="none" fo:font-weight="normal" officeooo:rsid="09ca47bf" style:font-name-asian="Liberation Mono" style:font-style-asian="normal" style:font-weight-asian="normal" style:font-name-complex="Liberation Mono" style:font-style-complex="normal" style:font-weight-complex="normal"/>
    </style:style>
    <style:style style:name="T1207" style:family="text">
      <style:text-properties style:font-name="Liberation Serif1" fo:language="ru" fo:country="RU" fo:font-style="normal" style:text-underline-style="none" fo:font-weight="normal" officeooo:rsid="09cacff9" style:font-name-asian="Liberation Mono" style:font-style-asian="normal" style:font-weight-asian="normal" style:font-name-complex="Liberation Mono" style:font-style-complex="normal" style:font-weight-complex="normal"/>
    </style:style>
    <style:style style:name="T1208" style:family="text">
      <style:text-properties style:font-name="Liberation Serif1" fo:language="ru" fo:country="RU" fo:font-style="normal" style:text-underline-style="none" fo:font-weight="normal" officeooo:rsid="09cb7535" style:font-name-asian="Liberation Mono" style:font-style-asian="normal" style:font-weight-asian="normal" style:font-name-complex="Liberation Mono" style:font-style-complex="normal" style:font-weight-complex="normal"/>
    </style:style>
    <style:style style:name="T1209" style:family="text">
      <style:text-properties style:font-name="Liberation Serif1" fo:language="ru" fo:country="RU" fo:font-style="normal" style:text-underline-style="none" fo:font-weight="normal" officeooo:rsid="09cbf53e" style:font-name-asian="Liberation Mono" style:font-style-asian="normal" style:font-weight-asian="normal" style:font-name-complex="Liberation Mono" style:font-style-complex="normal" style:font-weight-complex="normal"/>
    </style:style>
    <style:style style:name="T1210" style:family="text">
      <style:text-properties style:font-name="Liberation Serif1" fo:language="ru" fo:country="RU" fo:font-style="normal" style:text-underline-style="none" fo:font-weight="normal" officeooo:rsid="09cd79de" style:font-name-asian="Liberation Mono" style:font-style-asian="normal" style:font-weight-asian="normal" style:font-name-complex="Liberation Mono" style:font-style-complex="normal" style:font-weight-complex="normal"/>
    </style:style>
    <style:style style:name="T1211" style:family="text">
      <style:text-properties style:font-name="Liberation Serif1" fo:language="ru" fo:country="RU" fo:font-style="normal" style:text-underline-style="none" fo:font-weight="normal" officeooo:rsid="09ce8a25" style:font-name-asian="Liberation Mono" style:font-style-asian="normal" style:font-weight-asian="normal" style:font-name-complex="Liberation Mono" style:font-style-complex="normal" style:font-weight-complex="normal"/>
    </style:style>
    <style:style style:name="T1212" style:family="text">
      <style:text-properties style:font-name="Liberation Serif1" fo:language="ru" fo:country="RU" fo:font-style="normal" style:text-underline-style="none" fo:font-weight="normal" officeooo:rsid="09cfa9a2" style:font-name-asian="Liberation Mono" style:font-style-asian="normal" style:font-weight-asian="normal" style:font-name-complex="Liberation Mono" style:font-style-complex="normal" style:font-weight-complex="normal"/>
    </style:style>
    <style:style style:name="T1213" style:family="text">
      <style:text-properties style:font-name="Liberation Serif1" fo:language="ru" fo:country="RU" fo:font-style="normal" style:text-underline-style="none" fo:font-weight="normal" officeooo:rsid="09d00a74" style:font-name-asian="Liberation Mono" style:font-style-asian="normal" style:font-weight-asian="normal" style:font-name-complex="Liberation Mono" style:font-style-complex="normal" style:font-weight-complex="normal"/>
    </style:style>
    <style:style style:name="T1214" style:family="text">
      <style:text-properties style:font-name="Liberation Serif1" fo:language="ru" fo:country="RU" fo:font-style="normal" style:text-underline-style="none" fo:font-weight="normal" officeooo:rsid="09d193c0" style:font-name-asian="Liberation Mono" style:font-style-asian="normal" style:font-weight-asian="normal" style:font-name-complex="Liberation Mono" style:font-style-complex="normal" style:font-weight-complex="normal"/>
    </style:style>
    <style:style style:name="T1215" style:family="text">
      <style:text-properties style:font-name="Liberation Serif1" fo:language="ru" fo:country="RU" fo:font-style="normal" style:text-underline-style="none" fo:font-weight="normal" officeooo:rsid="09d2230b" style:font-name-asian="Liberation Mono" style:font-style-asian="normal" style:font-weight-asian="normal" style:font-name-complex="Liberation Mono" style:font-style-complex="normal" style:font-weight-complex="normal"/>
    </style:style>
    <style:style style:name="T1216" style:family="text">
      <style:text-properties style:font-name="Liberation Serif1" fo:language="ru" fo:country="RU" fo:font-style="normal" style:text-underline-style="none" fo:font-weight="normal" officeooo:rsid="09d3de7d" style:font-name-asian="Liberation Mono" style:font-style-asian="normal" style:font-weight-asian="normal" style:font-name-complex="Liberation Mono" style:font-style-complex="normal" style:font-weight-complex="normal"/>
    </style:style>
    <style:style style:name="T1217" style:family="text">
      <style:text-properties style:font-name="Liberation Serif1" fo:language="ru" fo:country="RU" fo:font-style="normal" style:text-underline-style="none" fo:font-weight="normal" officeooo:rsid="09d44f3c" style:font-name-asian="Liberation Mono" style:font-style-asian="normal" style:font-weight-asian="normal" style:font-name-complex="Liberation Mono" style:font-style-complex="normal" style:font-weight-complex="normal"/>
    </style:style>
    <style:style style:name="T1218" style:family="text">
      <style:text-properties style:font-name="Liberation Serif1" fo:language="ru" fo:country="RU" fo:font-style="normal" style:text-underline-style="none" fo:font-weight="normal" officeooo:rsid="09d4efc8" style:font-name-asian="Liberation Mono" style:font-style-asian="normal" style:font-weight-asian="normal" style:font-name-complex="Liberation Mono" style:font-style-complex="normal" style:font-weight-complex="normal"/>
    </style:style>
    <style:style style:name="T1219" style:family="text">
      <style:text-properties style:font-name="Liberation Serif1" fo:language="ru" fo:country="RU" fo:font-style="normal" style:text-underline-style="none" fo:font-weight="normal" officeooo:rsid="09d67013" style:font-name-asian="Liberation Mono" style:font-style-asian="normal" style:font-weight-asian="normal" style:font-name-complex="Liberation Mono" style:font-style-complex="normal" style:font-weight-complex="normal"/>
    </style:style>
    <style:style style:name="T1220" style:family="text">
      <style:text-properties style:font-name="Liberation Serif1" fo:language="ru" fo:country="RU" fo:font-style="normal" style:text-underline-style="none" fo:font-weight="normal" officeooo:rsid="09d8106e" style:font-name-asian="Liberation Mono" style:font-style-asian="normal" style:font-weight-asian="normal" style:font-name-complex="Liberation Mono" style:font-style-complex="normal" style:font-weight-complex="normal"/>
    </style:style>
    <style:style style:name="T1221" style:family="text">
      <style:text-properties style:font-name="Liberation Serif1" fo:language="ru" fo:country="RU" fo:font-style="normal" style:text-underline-style="none" fo:font-weight="normal" officeooo:rsid="09e76cf9" style:font-name-asian="Liberation Mono" style:font-style-asian="normal" style:font-weight-asian="normal" style:font-name-complex="Liberation Mono" style:font-style-complex="normal" style:font-weight-complex="normal"/>
    </style:style>
    <style:style style:name="T1222" style:family="text">
      <style:text-properties style:font-name="Liberation Serif1" fo:language="ru" fo:country="RU" fo:font-style="normal" style:text-underline-style="none" fo:font-weight="normal" officeooo:rsid="09e786a0" style:font-name-asian="Liberation Mono" style:font-style-asian="normal" style:font-weight-asian="normal" style:font-name-complex="Liberation Mono" style:font-style-complex="normal" style:font-weight-complex="normal"/>
    </style:style>
    <style:style style:name="T1223" style:family="text">
      <style:text-properties style:font-name="Liberation Serif1" fo:language="ru" fo:country="RU" fo:font-style="normal" style:text-underline-style="none" fo:font-weight="normal" officeooo:rsid="09e927cd" style:font-name-asian="Liberation Mono" style:font-style-asian="normal" style:font-weight-asian="normal" style:font-name-complex="Liberation Mono" style:font-style-complex="normal" style:font-weight-complex="normal"/>
    </style:style>
    <style:style style:name="T1224" style:family="text">
      <style:text-properties style:font-name="Liberation Serif1" fo:language="ru" fo:country="RU" fo:font-style="normal" style:text-underline-style="none" fo:font-weight="normal" officeooo:rsid="09eba981" style:font-name-asian="Liberation Mono" style:font-style-asian="normal" style:font-weight-asian="normal" style:font-name-complex="Liberation Mono" style:font-style-complex="normal" style:font-weight-complex="normal"/>
    </style:style>
    <style:style style:name="T1225" style:family="text">
      <style:text-properties style:font-name="Liberation Serif1" fo:language="ru" fo:country="RU" fo:font-style="normal" style:text-underline-style="none" fo:font-weight="normal" officeooo:rsid="09edb58f" style:font-name-asian="Liberation Mono" style:font-style-asian="normal" style:font-weight-asian="normal" style:font-name-complex="Liberation Mono" style:font-style-complex="normal" style:font-weight-complex="normal"/>
    </style:style>
    <style:style style:name="T1226" style:family="text">
      <style:text-properties style:font-name="Liberation Serif1" fo:language="ru" fo:country="RU" fo:font-style="normal" style:text-underline-style="none" fo:font-weight="normal" officeooo:rsid="09ee11da" style:font-name-asian="Liberation Mono" style:font-style-asian="normal" style:font-weight-asian="normal" style:font-name-complex="Liberation Mono" style:font-style-complex="normal" style:font-weight-complex="normal"/>
    </style:style>
    <style:style style:name="T1227" style:family="text">
      <style:text-properties style:font-name="Liberation Serif1" fo:language="ru" fo:country="RU" fo:font-style="normal" style:text-underline-style="none" fo:font-weight="normal" officeooo:rsid="09eea898" style:font-name-asian="Liberation Mono" style:font-style-asian="normal" style:font-weight-asian="normal" style:font-name-complex="Liberation Mono" style:font-style-complex="normal" style:font-weight-complex="normal"/>
    </style:style>
    <style:style style:name="T1228" style:family="text">
      <style:text-properties style:font-name="Liberation Serif1" fo:language="ru" fo:country="RU" fo:font-style="normal" style:text-underline-style="none" fo:font-weight="normal" officeooo:rsid="09f016ff" style:font-name-asian="Liberation Mono" style:font-style-asian="normal" style:font-weight-asian="normal" style:font-name-complex="Liberation Mono" style:font-style-complex="normal" style:font-weight-complex="normal"/>
    </style:style>
    <style:style style:name="T1229" style:family="text">
      <style:text-properties style:font-name="Liberation Serif1" fo:language="ru" fo:country="RU" fo:font-style="normal" style:text-underline-style="none" fo:font-weight="normal" officeooo:rsid="09f0994e" style:font-name-asian="Liberation Mono" style:font-style-asian="normal" style:font-weight-asian="normal" style:font-name-complex="Liberation Mono" style:font-style-complex="normal" style:font-weight-complex="normal"/>
    </style:style>
    <style:style style:name="T1230" style:family="text">
      <style:text-properties style:font-name="Liberation Serif1" fo:language="ru" fo:country="RU" fo:font-style="normal" style:text-underline-style="none" fo:font-weight="normal" officeooo:rsid="09f0ed28" style:font-name-asian="Liberation Mono" style:font-style-asian="normal" style:font-weight-asian="normal" style:font-name-complex="Liberation Mono" style:font-style-complex="normal" style:font-weight-complex="normal"/>
    </style:style>
    <style:style style:name="T1231" style:family="text">
      <style:text-properties style:font-name="Liberation Serif1" fo:language="ru" fo:country="RU" fo:font-style="normal" style:text-underline-style="none" fo:font-weight="normal" officeooo:rsid="09f141c1" style:font-name-asian="Liberation Mono" style:font-style-asian="normal" style:font-weight-asian="normal" style:font-name-complex="Liberation Mono" style:font-style-complex="normal" style:font-weight-complex="normal"/>
    </style:style>
    <style:style style:name="T1232" style:family="text">
      <style:text-properties style:font-name="Liberation Serif1" fo:language="ru" fo:country="RU" fo:font-style="normal" style:text-underline-style="none" fo:font-weight="normal" officeooo:rsid="09f176af" style:font-name-asian="Liberation Mono" style:font-style-asian="normal" style:font-weight-asian="normal" style:font-name-complex="Liberation Mono" style:font-style-complex="normal" style:font-weight-complex="normal"/>
    </style:style>
    <style:style style:name="T1233" style:family="text">
      <style:text-properties style:font-name="Liberation Serif1" fo:language="ru" fo:country="RU" fo:font-style="normal" style:text-underline-style="none" fo:font-weight="normal" officeooo:rsid="09f249db" style:font-name-asian="Liberation Mono" style:font-style-asian="normal" style:font-weight-asian="normal" style:font-name-complex="Liberation Mono" style:font-style-complex="normal" style:font-weight-complex="normal"/>
    </style:style>
    <style:style style:name="T1234" style:family="text">
      <style:text-properties style:font-name="Liberation Serif1" fo:language="ru" fo:country="RU" fo:font-style="normal" style:text-underline-style="none" fo:font-weight="normal" officeooo:rsid="09f3c14a" style:font-name-asian="Liberation Mono" style:font-style-asian="normal" style:font-weight-asian="normal" style:font-name-complex="Liberation Mono" style:font-style-complex="normal" style:font-weight-complex="normal"/>
    </style:style>
    <style:style style:name="T1235" style:family="text">
      <style:text-properties style:font-name="Liberation Serif1" fo:language="ru" fo:country="RU" fo:font-style="normal" style:text-underline-style="none" fo:font-weight="normal" officeooo:rsid="09f4b93c" style:font-name-asian="Liberation Mono" style:font-style-asian="normal" style:font-weight-asian="normal" style:font-name-complex="Liberation Mono" style:font-style-complex="normal" style:font-weight-complex="normal"/>
    </style:style>
    <style:style style:name="T1236" style:family="text">
      <style:text-properties style:font-name="Liberation Serif1" fo:language="ru" fo:country="RU" fo:font-style="normal" style:text-underline-style="none" fo:font-weight="normal" officeooo:rsid="09f663d9" style:font-name-asian="Liberation Mono" style:font-style-asian="normal" style:font-weight-asian="normal" style:font-name-complex="Liberation Mono" style:font-style-complex="normal" style:font-weight-complex="normal"/>
    </style:style>
    <style:style style:name="T1237" style:family="text">
      <style:text-properties style:font-name="Liberation Serif1" fo:language="ru" fo:country="RU" fo:font-style="normal" style:text-underline-style="none" fo:font-weight="normal" officeooo:rsid="09f67888" style:font-name-asian="Liberation Mono" style:font-style-asian="normal" style:font-weight-asian="normal" style:font-name-complex="Liberation Mono" style:font-style-complex="normal" style:font-weight-complex="normal"/>
    </style:style>
    <style:style style:name="T1238" style:family="text">
      <style:text-properties style:font-name="Liberation Serif1" fo:language="ru" fo:country="RU" fo:font-style="normal" style:text-underline-style="none" fo:font-weight="normal" officeooo:rsid="09f69fa7" style:font-name-asian="Liberation Mono" style:font-style-asian="normal" style:font-weight-asian="normal" style:font-name-complex="Liberation Mono" style:font-style-complex="normal" style:font-weight-complex="normal"/>
    </style:style>
    <style:style style:name="T1239" style:family="text">
      <style:text-properties style:font-name="Liberation Serif1" fo:language="ru" fo:country="RU" fo:font-style="normal" style:text-underline-style="none" fo:font-weight="normal" officeooo:rsid="09f7a4df" style:font-name-asian="Liberation Mono" style:font-style-asian="normal" style:font-weight-asian="normal" style:font-name-complex="Liberation Mono" style:font-style-complex="normal" style:font-weight-complex="normal"/>
    </style:style>
    <style:style style:name="T1240" style:family="text">
      <style:text-properties style:font-name="Liberation Serif1" fo:language="ru" fo:country="RU" fo:font-style="normal" style:text-underline-style="none" fo:font-weight="normal" officeooo:rsid="09f7dc66" style:font-name-asian="Liberation Mono" style:font-style-asian="normal" style:font-weight-asian="normal" style:font-name-complex="Liberation Mono" style:font-style-complex="normal" style:font-weight-complex="normal"/>
    </style:style>
    <style:style style:name="T1241" style:family="text">
      <style:text-properties style:font-name="Liberation Serif1" fo:language="ru" fo:country="RU" fo:font-style="normal" style:text-underline-style="none" fo:font-weight="normal" officeooo:rsid="09f81ea6" style:font-name-asian="Liberation Mono" style:font-style-asian="normal" style:font-weight-asian="normal" style:font-name-complex="Liberation Mono" style:font-style-complex="normal" style:font-weight-complex="normal"/>
    </style:style>
    <style:style style:name="T1242" style:family="text">
      <style:text-properties style:font-name="Liberation Serif1" fo:language="ru" fo:country="RU" fo:font-style="normal" style:text-underline-style="none" fo:font-weight="normal" officeooo:rsid="09f9f9c7" style:font-name-asian="Liberation Mono" style:font-style-asian="normal" style:font-weight-asian="normal" style:font-name-complex="Liberation Mono" style:font-style-complex="normal" style:font-weight-complex="normal"/>
    </style:style>
    <style:style style:name="T1243" style:family="text">
      <style:text-properties style:font-name="Liberation Serif1" fo:language="ru" fo:country="RU" fo:font-style="normal" style:text-underline-style="none" fo:font-weight="normal" officeooo:rsid="09fa4179" style:font-name-asian="Liberation Mono" style:font-style-asian="normal" style:font-weight-asian="normal" style:font-name-complex="Liberation Mono" style:font-style-complex="normal" style:font-weight-complex="normal"/>
    </style:style>
    <style:style style:name="T1244" style:family="text">
      <style:text-properties style:font-name="Liberation Serif1" fo:language="ru" fo:country="RU" fo:font-style="normal" style:text-underline-style="none" fo:font-weight="normal" officeooo:rsid="09fae3ec" style:font-name-asian="Liberation Mono" style:font-style-asian="normal" style:font-weight-asian="normal" style:font-name-complex="Liberation Mono" style:font-style-complex="normal" style:font-weight-complex="normal"/>
    </style:style>
    <style:style style:name="T1245" style:family="text">
      <style:text-properties style:font-name="Liberation Serif1" fo:language="ru" fo:country="RU" fo:font-style="normal" style:text-underline-style="none" fo:font-weight="normal" officeooo:rsid="09fb1c2d" style:font-name-asian="Liberation Mono" style:font-style-asian="normal" style:font-weight-asian="normal" style:font-name-complex="Liberation Mono" style:font-style-complex="normal" style:font-weight-complex="normal"/>
    </style:style>
    <style:style style:name="T1246" style:family="text">
      <style:text-properties style:font-name="Liberation Serif1" fo:language="ru" fo:country="RU" fo:font-style="normal" style:text-underline-style="none" fo:font-weight="normal" officeooo:rsid="09fcd38c" style:font-name-asian="Liberation Mono" style:font-style-asian="normal" style:font-weight-asian="normal" style:font-name-complex="Liberation Mono" style:font-style-complex="normal" style:font-weight-complex="normal"/>
    </style:style>
    <style:style style:name="T1247" style:family="text">
      <style:text-properties style:font-name="Liberation Serif1" fo:language="ru" fo:country="RU" fo:font-style="normal" style:text-underline-style="none" fo:font-weight="normal" officeooo:rsid="09fd6112" style:font-name-asian="Liberation Mono" style:font-style-asian="normal" style:font-weight-asian="normal" style:font-name-complex="Liberation Mono" style:font-style-complex="normal" style:font-weight-complex="normal"/>
    </style:style>
    <style:style style:name="T1248" style:family="text">
      <style:text-properties style:font-name="Liberation Serif1" fo:language="ru" fo:country="RU" fo:font-style="normal" style:text-underline-style="none" fo:font-weight="normal" officeooo:rsid="09fefd3f" style:font-name-asian="Liberation Mono" style:font-style-asian="normal" style:font-weight-asian="normal" style:font-name-complex="Liberation Mono" style:font-style-complex="normal" style:font-weight-complex="normal"/>
    </style:style>
    <style:style style:name="T1249" style:family="text">
      <style:text-properties style:font-name="Liberation Serif1" fo:language="ru" fo:country="RU" fo:font-style="normal" style:text-underline-style="none" fo:font-weight="normal" officeooo:rsid="09ffa582" style:font-name-asian="Liberation Mono" style:font-style-asian="normal" style:font-weight-asian="normal" style:font-name-complex="Liberation Mono" style:font-style-complex="normal" style:font-weight-complex="normal"/>
    </style:style>
    <style:style style:name="T1250" style:family="text">
      <style:text-properties style:font-name="Liberation Serif1" fo:language="ru" fo:country="RU" fo:font-style="normal" style:text-underline-style="none" fo:font-weight="normal" officeooo:rsid="0a006c27" style:font-name-asian="Liberation Mono" style:font-style-asian="normal" style:font-weight-asian="normal" style:font-name-complex="Liberation Mono" style:font-style-complex="normal" style:font-weight-complex="normal"/>
    </style:style>
    <style:style style:name="T1251" style:family="text">
      <style:text-properties style:font-name="Liberation Serif1" fo:language="ru" fo:country="RU" fo:font-style="normal" style:text-underline-style="none" fo:font-weight="normal" officeooo:rsid="0a00a969" style:font-name-asian="Liberation Mono" style:font-style-asian="normal" style:font-weight-asian="normal" style:font-name-complex="Liberation Mono" style:font-style-complex="normal" style:font-weight-complex="normal"/>
    </style:style>
    <style:style style:name="T1252" style:family="text">
      <style:text-properties style:font-name="Liberation Serif1" fo:language="ru" fo:country="RU" fo:font-style="normal" style:text-underline-style="none" fo:font-weight="normal" officeooo:rsid="0a02139a" style:font-name-asian="Liberation Mono" style:font-style-asian="normal" style:font-weight-asian="normal" style:font-name-complex="Liberation Mono" style:font-style-complex="normal" style:font-weight-complex="normal"/>
    </style:style>
    <style:style style:name="T1253" style:family="text">
      <style:text-properties style:font-name="Liberation Serif1" fo:language="ru" fo:country="RU" fo:font-style="normal" style:text-underline-style="none" fo:font-weight="normal" officeooo:rsid="0a03ec77" style:font-name-asian="Liberation Mono" style:font-style-asian="normal" style:font-weight-asian="normal" style:font-name-complex="Liberation Mono" style:font-style-complex="normal" style:font-weight-complex="normal"/>
    </style:style>
    <style:style style:name="T1254" style:family="text">
      <style:text-properties style:font-name="Liberation Serif1" fo:language="ru" fo:country="RU" fo:font-style="normal" style:text-underline-style="none" fo:font-weight="normal" officeooo:rsid="0a057c15" style:font-name-asian="Liberation Mono" style:font-style-asian="normal" style:font-weight-asian="normal" style:font-name-complex="Liberation Mono" style:font-style-complex="normal" style:font-weight-complex="normal"/>
    </style:style>
    <style:style style:name="T1255" style:family="text">
      <style:text-properties style:font-name="Liberation Serif1" fo:language="ru" fo:country="RU" fo:font-style="normal" style:text-underline-style="none" fo:font-weight="normal" officeooo:rsid="0a0768b6" style:font-name-asian="Liberation Mono" style:font-style-asian="normal" style:font-weight-asian="normal" style:font-name-complex="Liberation Mono" style:font-style-complex="normal" style:font-weight-complex="normal"/>
    </style:style>
    <style:style style:name="T1256" style:family="text">
      <style:text-properties style:font-name="Liberation Serif1" fo:language="ru" fo:country="RU" fo:font-style="normal" style:text-underline-style="none" fo:font-weight="normal" officeooo:rsid="0a07ff08" style:font-name-asian="Liberation Mono" style:font-style-asian="normal" style:font-weight-asian="normal" style:font-name-complex="Liberation Mono" style:font-style-complex="normal" style:font-weight-complex="normal"/>
    </style:style>
    <style:style style:name="T1257" style:family="text">
      <style:text-properties style:font-name="Liberation Serif1" fo:language="ru" fo:country="RU" fo:font-style="normal" style:text-underline-style="none" fo:font-weight="normal" officeooo:rsid="0a089a0a" style:font-name-asian="Liberation Mono" style:font-style-asian="normal" style:font-weight-asian="normal" style:font-name-complex="Liberation Mono" style:font-style-complex="normal" style:font-weight-complex="normal"/>
    </style:style>
    <style:style style:name="T1258" style:family="text">
      <style:text-properties style:font-name="Liberation Serif1" fo:language="ru" fo:country="RU" fo:font-style="normal" style:text-underline-style="none" fo:font-weight="normal" officeooo:rsid="0a099392" style:font-name-asian="Liberation Mono" style:font-style-asian="normal" style:font-weight-asian="normal" style:font-name-complex="Liberation Mono" style:font-style-complex="normal" style:font-weight-complex="normal"/>
    </style:style>
    <style:style style:name="T1259" style:family="text">
      <style:text-properties style:font-name="Liberation Serif1" fo:language="ru" fo:country="RU" fo:font-style="normal" style:text-underline-style="none" fo:font-weight="normal" officeooo:rsid="0a0b1546" style:font-name-asian="Liberation Mono" style:font-style-asian="normal" style:font-weight-asian="normal" style:font-name-complex="Liberation Mono" style:font-style-complex="normal" style:font-weight-complex="normal"/>
    </style:style>
    <style:style style:name="T1260" style:family="text">
      <style:text-properties style:font-name="Liberation Serif1" fo:language="ru" fo:country="RU" fo:font-style="normal" style:text-underline-style="none" fo:font-weight="normal" officeooo:rsid="0a0b9eb5" style:font-name-asian="Liberation Mono" style:font-style-asian="normal" style:font-weight-asian="normal" style:font-name-complex="Liberation Mono" style:font-style-complex="normal" style:font-weight-complex="normal"/>
    </style:style>
    <style:style style:name="T1261" style:family="text">
      <style:text-properties style:font-name="Liberation Serif1" fo:language="ru" fo:country="RU" fo:font-style="normal" style:text-underline-style="none" fo:font-weight="normal" officeooo:rsid="0a0c2fc1" style:font-name-asian="Liberation Mono" style:font-style-asian="normal" style:font-weight-asian="normal" style:font-name-complex="Liberation Mono" style:font-style-complex="normal" style:font-weight-complex="normal"/>
    </style:style>
    <style:style style:name="T1262" style:family="text">
      <style:text-properties style:font-name="Liberation Serif1" fo:language="ru" fo:country="RU" fo:font-style="normal" style:text-underline-style="none" fo:font-weight="normal" officeooo:rsid="0a0c5b50" style:font-name-asian="Liberation Mono" style:font-style-asian="normal" style:font-weight-asian="normal" style:font-name-complex="Liberation Mono" style:font-style-complex="normal" style:font-weight-complex="normal"/>
    </style:style>
    <style:style style:name="T1263" style:family="text">
      <style:text-properties style:font-name="Liberation Serif1" fo:language="ru" fo:country="RU" fo:font-style="normal" style:text-underline-style="none" fo:font-weight="normal" officeooo:rsid="0a0cb4a6" style:font-name-asian="Liberation Mono" style:font-style-asian="normal" style:font-weight-asian="normal" style:font-name-complex="Liberation Mono" style:font-style-complex="normal" style:font-weight-complex="normal"/>
    </style:style>
    <style:style style:name="T1264" style:family="text">
      <style:text-properties style:font-name="Liberation Serif1" fo:language="ru" fo:country="RU" fo:font-style="normal" style:text-underline-style="none" fo:font-weight="normal" officeooo:rsid="0a0d49de" style:font-name-asian="Liberation Mono" style:font-style-asian="normal" style:font-weight-asian="normal" style:font-name-complex="Liberation Mono" style:font-style-complex="normal" style:font-weight-complex="normal"/>
    </style:style>
    <style:style style:name="T1265" style:family="text">
      <style:text-properties style:font-name="Liberation Serif1" fo:language="ru" fo:country="RU" fo:font-style="normal" style:text-underline-style="none" fo:font-weight="normal" officeooo:rsid="0a0ece4a" style:font-name-asian="Liberation Mono" style:font-style-asian="normal" style:font-weight-asian="normal" style:font-name-complex="Liberation Mono" style:font-style-complex="normal" style:font-weight-complex="normal"/>
    </style:style>
    <style:style style:name="T1266" style:family="text">
      <style:text-properties style:font-name="Liberation Serif1" fo:language="ru" fo:country="RU" fo:font-style="normal" style:text-underline-style="none" fo:font-weight="normal" officeooo:rsid="0a0f48fa" style:font-name-asian="Liberation Mono" style:font-style-asian="normal" style:font-weight-asian="normal" style:font-name-complex="Liberation Mono" style:font-style-complex="normal" style:font-weight-complex="normal"/>
    </style:style>
    <style:style style:name="T1267" style:family="text">
      <style:text-properties style:font-name="Liberation Serif1" fo:language="ru" fo:country="RU" fo:font-style="normal" style:text-underline-style="none" fo:font-weight="normal" officeooo:rsid="0a1110bc" style:font-name-asian="Liberation Mono" style:font-style-asian="normal" style:font-weight-asian="normal" style:font-name-complex="Liberation Mono" style:font-style-complex="normal" style:font-weight-complex="normal"/>
    </style:style>
    <style:style style:name="T1268" style:family="text">
      <style:text-properties style:font-name="Liberation Serif1" fo:language="ru" fo:country="RU" fo:font-style="normal" style:text-underline-style="none" fo:font-weight="normal" officeooo:rsid="0a125822" style:font-name-asian="Liberation Mono" style:font-style-asian="normal" style:font-weight-asian="normal" style:font-name-complex="Liberation Mono" style:font-style-complex="normal" style:font-weight-complex="normal"/>
    </style:style>
    <style:style style:name="T1269" style:family="text">
      <style:text-properties style:font-name="Liberation Serif1" fo:language="ru" fo:country="RU" fo:font-style="normal" style:text-underline-style="none" fo:font-weight="normal" officeooo:rsid="0a12cb46" style:font-name-asian="Liberation Mono" style:font-style-asian="normal" style:font-weight-asian="normal" style:font-name-complex="Liberation Mono" style:font-style-complex="normal" style:font-weight-complex="normal"/>
    </style:style>
    <style:style style:name="T1270" style:family="text">
      <style:text-properties style:font-name="Liberation Serif1" fo:language="ru" fo:country="RU" fo:font-style="normal" style:text-underline-style="none" fo:font-weight="normal" officeooo:rsid="0a14c66d" style:font-name-asian="Liberation Mono" style:font-style-asian="normal" style:font-weight-asian="normal" style:font-name-complex="Liberation Mono" style:font-style-complex="normal" style:font-weight-complex="normal"/>
    </style:style>
    <style:style style:name="T1271" style:family="text">
      <style:text-properties style:font-name="Liberation Serif1" fo:language="ru" fo:country="RU" fo:font-style="normal" style:text-underline-style="none" fo:font-weight="normal" officeooo:rsid="0a154c71" style:font-name-asian="Liberation Mono" style:font-style-asian="normal" style:font-weight-asian="normal" style:font-name-complex="Liberation Mono" style:font-style-complex="normal" style:font-weight-complex="normal"/>
    </style:style>
    <style:style style:name="T1272" style:family="text">
      <style:text-properties style:font-name="Liberation Serif1" fo:language="ru" fo:country="RU" fo:font-style="normal" style:text-underline-style="none" fo:font-weight="normal" officeooo:rsid="0a16c152" style:font-name-asian="Liberation Mono" style:font-style-asian="normal" style:font-weight-asian="normal" style:font-name-complex="Liberation Mono" style:font-style-complex="normal" style:font-weight-complex="normal"/>
    </style:style>
    <style:style style:name="T1273" style:family="text">
      <style:text-properties style:font-name="Liberation Serif1" fo:language="ru" fo:country="RU" fo:font-style="normal" style:text-underline-style="none" fo:font-weight="normal" officeooo:rsid="0a170de1" style:font-name-asian="Liberation Mono" style:font-style-asian="normal" style:font-weight-asian="normal" style:font-name-complex="Liberation Mono" style:font-style-complex="normal" style:font-weight-complex="normal"/>
    </style:style>
    <style:style style:name="T1274" style:family="text">
      <style:text-properties style:font-name="Liberation Serif1" fo:language="ru" fo:country="RU" fo:font-style="normal" style:text-underline-style="none" fo:font-weight="normal" officeooo:rsid="0a17cffe" style:font-name-asian="Liberation Mono" style:font-style-asian="normal" style:font-weight-asian="normal" style:font-name-complex="Liberation Mono" style:font-style-complex="normal" style:font-weight-complex="normal"/>
    </style:style>
    <style:style style:name="T1275" style:family="text">
      <style:text-properties style:font-name="Liberation Serif1" fo:language="ru" fo:country="RU" fo:font-style="normal" style:text-underline-style="none" fo:font-weight="normal" officeooo:rsid="0a1957ff" style:font-name-asian="Liberation Mono" style:font-style-asian="normal" style:font-weight-asian="normal" style:font-name-complex="Liberation Mono" style:font-style-complex="normal" style:font-weight-complex="normal"/>
    </style:style>
    <style:style style:name="T1276" style:family="text">
      <style:text-properties style:font-name="Liberation Serif1" fo:language="ru" fo:country="RU" fo:font-style="normal" style:text-underline-style="none" fo:font-weight="bold" officeooo:rsid="07807ea2" style:font-name-asian="Liberation Mono" style:font-style-asian="normal" style:font-weight-asian="bold" style:font-name-complex="Liberation Mono" style:font-style-complex="normal" style:font-weight-complex="bold"/>
    </style:style>
    <style:style style:name="T1277" style:family="text">
      <style:text-properties style:font-name="Liberation Serif1" fo:language="ru" fo:country="RU" fo:font-style="italic" style:font-style-asian="italic" style:font-style-complex="italic"/>
    </style:style>
    <style:style style:name="T1278" style:family="text">
      <style:text-properties style:font-name="Liberation Serif1" fo:language="ru" fo:country="RU" fo:font-style="italic" officeooo:rsid="012a2dd4" style:font-style-asian="italic" style:font-style-complex="italic"/>
    </style:style>
    <style:style style:name="T1279" style:family="text">
      <style:text-properties style:font-name="Liberation Serif1" fo:language="ru" fo:country="RU" fo:font-style="italic" officeooo:rsid="012a79d9" style:font-style-asian="italic" style:font-style-complex="italic"/>
    </style:style>
    <style:style style:name="T1280" style:family="text">
      <style:text-properties style:font-name="Liberation Serif1" fo:language="ru" fo:country="RU" fo:font-style="italic" style:text-underline-style="none" fo:font-weight="normal" officeooo:rsid="05a33a6c" style:font-name-asian="Liberation Mono" style:font-style-asian="italic" style:font-weight-asian="normal" style:font-name-complex="Liberation Mono" style:font-style-complex="italic" style:font-weight-complex="normal"/>
    </style:style>
    <style:style style:name="T1281" style:family="text">
      <style:text-properties style:font-name="Liberation Serif1" fo:language="ru" fo:country="RU" fo:font-style="italic" style:text-underline-style="none" fo:font-weight="normal" officeooo:rsid="05a4a047" style:font-name-asian="Liberation Mono" style:font-style-asian="italic" style:font-weight-asian="normal" style:font-name-complex="Liberation Mono" style:font-style-complex="italic" style:font-weight-complex="normal"/>
    </style:style>
    <style:style style:name="T1282" style:family="text">
      <style:text-properties style:font-name="Liberation Serif1" fo:language="ru" fo:country="RU" fo:font-style="italic" style:text-underline-style="none" fo:font-weight="normal" officeooo:rsid="05a92241" style:font-name-asian="Liberation Mono" style:font-style-asian="italic" style:font-weight-asian="normal" style:font-name-complex="Liberation Mono" style:font-style-complex="italic" style:font-weight-complex="normal"/>
    </style:style>
    <style:style style:name="T1283" style:family="text">
      <style:text-properties style:font-name="Liberation Serif1" fo:language="ru" fo:country="RU" fo:font-style="italic" style:text-underline-style="none" fo:font-weight="normal" officeooo:rsid="05acf3df" style:font-name-asian="Liberation Mono" style:font-style-asian="italic" style:font-weight-asian="normal" style:font-name-complex="Liberation Mono" style:font-style-complex="italic" style:font-weight-complex="normal"/>
    </style:style>
    <style:style style:name="T1284" style:family="text">
      <style:text-properties style:font-name="Liberation Serif1" fo:language="ru" fo:country="RU" fo:font-style="italic" style:text-underline-style="none" fo:font-weight="normal" officeooo:rsid="05ae293d" style:font-name-asian="Liberation Mono" style:font-style-asian="italic" style:font-weight-asian="normal" style:font-name-complex="Liberation Mono" style:font-style-complex="italic" style:font-weight-complex="normal"/>
    </style:style>
    <style:style style:name="T1285" style:family="text">
      <style:text-properties style:font-name="Liberation Serif1" fo:language="ru" fo:country="RU" fo:font-style="italic" style:text-underline-style="none" fo:font-weight="normal" officeooo:rsid="05af5b40" style:font-name-asian="Liberation Mono" style:font-style-asian="italic" style:font-weight-asian="normal" style:font-name-complex="Liberation Mono" style:font-style-complex="italic" style:font-weight-complex="normal"/>
    </style:style>
    <style:style style:name="T1286" style:family="text">
      <style:text-properties style:font-name="Liberation Serif1" fo:language="ru" fo:country="RU" fo:font-style="italic" style:text-underline-style="none" fo:font-weight="normal" officeooo:rsid="05b4ed82" style:font-name-asian="Liberation Mono" style:font-style-asian="italic" style:font-weight-asian="normal" style:font-name-complex="Liberation Mono" style:font-style-complex="italic" style:font-weight-complex="normal"/>
    </style:style>
    <style:style style:name="T1287" style:family="text">
      <style:text-properties style:font-name="Liberation Serif1" fo:language="ru" fo:country="RU" fo:font-style="italic" style:text-underline-style="none" fo:font-weight="normal" officeooo:rsid="05b56b96" style:font-name-asian="Liberation Mono" style:font-style-asian="italic" style:font-weight-asian="normal" style:font-name-complex="Liberation Mono" style:font-style-complex="italic" style:font-weight-complex="normal"/>
    </style:style>
    <style:style style:name="T1288" style:family="text">
      <style:text-properties style:font-name="Liberation Serif1" fo:language="ru" fo:country="RU" fo:font-style="italic" style:text-underline-style="none" fo:font-weight="normal" officeooo:rsid="05d64b4d" style:font-name-asian="Liberation Mono" style:font-style-asian="italic" style:font-weight-asian="normal" style:font-name-complex="Liberation Mono" style:font-style-complex="italic" style:font-weight-complex="normal"/>
    </style:style>
    <style:style style:name="T1289" style:family="text">
      <style:text-properties style:font-name="Liberation Serif1" fo:language="ru" fo:country="RU" fo:font-style="italic" style:text-underline-style="none" fo:font-weight="normal" officeooo:rsid="05d77ada" style:font-name-asian="Liberation Mono" style:font-style-asian="italic" style:font-weight-asian="normal" style:font-name-complex="Liberation Mono" style:font-style-complex="italic" style:font-weight-complex="normal"/>
    </style:style>
    <style:style style:name="T1290" style:family="text">
      <style:text-properties style:font-name="Liberation Serif1" fo:language="ru" fo:country="RU" fo:font-style="italic" style:text-underline-style="none" fo:font-weight="normal" officeooo:rsid="05e3f83a" style:font-name-asian="Liberation Mono" style:font-style-asian="italic" style:font-weight-asian="normal" style:font-name-complex="Liberation Mono" style:font-style-complex="italic" style:font-weight-complex="normal"/>
    </style:style>
    <style:style style:name="T1291" style:family="text">
      <style:text-properties style:font-name="Liberation Serif1" fo:language="ru" fo:country="RU" fo:font-style="italic" style:text-underline-style="none" fo:font-weight="normal" officeooo:rsid="06039e06" style:font-name-asian="Liberation Mono" style:font-style-asian="italic" style:font-weight-asian="normal" style:font-name-complex="Liberation Mono" style:font-style-complex="italic" style:font-weight-complex="normal"/>
    </style:style>
    <style:style style:name="T1292" style:family="text">
      <style:text-properties style:font-name="Liberation Serif1" fo:language="ru" fo:country="RU" fo:font-style="italic" style:text-underline-style="none" fo:font-weight="normal" officeooo:rsid="06059dcb" style:font-name-asian="Liberation Mono" style:font-style-asian="italic" style:font-weight-asian="normal" style:font-name-complex="Liberation Mono" style:font-style-complex="italic" style:font-weight-complex="normal"/>
    </style:style>
    <style:style style:name="T1293" style:family="text">
      <style:text-properties style:font-name="Liberation Serif1" fo:language="ru" fo:country="RU" fo:font-style="italic" style:text-underline-style="none" fo:font-weight="normal" officeooo:rsid="060d6298" style:font-name-asian="Liberation Mono" style:font-style-asian="italic" style:font-weight-asian="normal" style:font-name-complex="Liberation Mono" style:font-style-complex="italic" style:font-weight-complex="normal"/>
    </style:style>
    <style:style style:name="T1294" style:family="text">
      <style:text-properties style:font-name="Liberation Serif1" fo:language="ru" fo:country="RU" fo:font-style="italic" style:text-underline-style="none" fo:font-weight="normal" officeooo:rsid="061e17b3" style:font-name-asian="Liberation Mono" style:font-style-asian="italic" style:font-weight-asian="normal" style:font-name-complex="Liberation Mono" style:font-style-complex="italic" style:font-weight-complex="normal"/>
    </style:style>
    <style:style style:name="T1295" style:family="text">
      <style:text-properties style:font-name="Liberation Serif1" fo:language="ru" fo:country="RU" fo:font-style="italic" style:text-underline-style="none" fo:font-weight="normal" officeooo:rsid="0622e897" style:font-name-asian="Liberation Mono" style:font-style-asian="italic" style:font-weight-asian="normal" style:font-name-complex="Liberation Mono" style:font-style-complex="italic" style:font-weight-complex="normal"/>
    </style:style>
    <style:style style:name="T1296" style:family="text">
      <style:text-properties style:font-name="Liberation Serif1" fo:language="ru" fo:country="RU" fo:font-style="italic" style:text-underline-style="none" fo:font-weight="normal" officeooo:rsid="062dba83" style:font-name-asian="Liberation Mono" style:font-style-asian="italic" style:font-weight-asian="normal" style:font-name-complex="Liberation Mono" style:font-style-complex="italic" style:font-weight-complex="normal"/>
    </style:style>
    <style:style style:name="T1297" style:family="text">
      <style:text-properties style:font-name="Liberation Serif1" fo:language="ru" fo:country="RU" fo:font-style="italic" style:text-underline-style="none" fo:font-weight="normal" officeooo:rsid="0629609d" style:font-name-asian="Liberation Mono" style:font-style-asian="italic" style:font-weight-asian="normal" style:font-name-complex="Liberation Mono" style:font-style-complex="italic" style:font-weight-complex="normal"/>
    </style:style>
    <style:style style:name="T1298" style:family="text">
      <style:text-properties style:font-name="Liberation Serif1" fo:language="ru" fo:country="RU" fo:font-style="italic" style:text-underline-style="none" fo:font-weight="normal" officeooo:rsid="062e1178" style:font-name-asian="Liberation Mono" style:font-style-asian="italic" style:font-weight-asian="normal" style:font-name-complex="Liberation Mono" style:font-style-complex="italic" style:font-weight-complex="normal"/>
    </style:style>
    <style:style style:name="T1299" style:family="text">
      <style:text-properties style:font-name="Liberation Serif1" fo:language="ru" fo:country="RU" fo:font-style="italic" style:text-underline-style="none" fo:font-weight="normal" officeooo:rsid="062f2dc2" style:font-name-asian="Liberation Mono" style:font-style-asian="italic" style:font-weight-asian="normal" style:font-name-complex="Liberation Mono" style:font-style-complex="italic" style:font-weight-complex="normal"/>
    </style:style>
    <style:style style:name="T1300" style:family="text">
      <style:text-properties style:font-name="Liberation Serif1" fo:language="ru" fo:country="RU" fo:font-style="italic" style:text-underline-style="none" fo:font-weight="normal" officeooo:rsid="063308e2" style:font-name-asian="Liberation Mono" style:font-style-asian="italic" style:font-weight-asian="normal" style:font-name-complex="Liberation Mono" style:font-style-complex="italic" style:font-weight-complex="normal"/>
    </style:style>
    <style:style style:name="T1301" style:family="text">
      <style:text-properties style:font-name="Liberation Serif1" fo:language="ru" fo:country="RU" fo:font-style="italic" style:text-underline-style="none" fo:font-weight="normal" officeooo:rsid="0634de97" style:font-name-asian="Liberation Mono" style:font-style-asian="italic" style:font-weight-asian="normal" style:font-name-complex="Liberation Mono" style:font-style-complex="italic" style:font-weight-complex="normal"/>
    </style:style>
    <style:style style:name="T1302" style:family="text">
      <style:text-properties style:font-name="Liberation Serif1" fo:language="ru" fo:country="RU" fo:font-style="italic" style:text-underline-style="none" fo:font-weight="normal" officeooo:rsid="0650c8ca" style:font-name-asian="Liberation Mono" style:font-style-asian="italic" style:font-weight-asian="normal" style:font-name-complex="Liberation Mono" style:font-style-complex="italic" style:font-weight-complex="normal"/>
    </style:style>
    <style:style style:name="T1303" style:family="text">
      <style:text-properties style:font-name="Liberation Serif1" fo:language="ru" fo:country="RU" fo:font-style="italic" style:text-underline-style="none" fo:font-weight="normal" officeooo:rsid="0653121e" style:font-name-asian="Liberation Mono" style:font-style-asian="italic" style:font-weight-asian="normal" style:font-name-complex="Liberation Mono" style:font-style-complex="italic" style:font-weight-complex="normal"/>
    </style:style>
    <style:style style:name="T1304" style:family="text">
      <style:text-properties style:font-name="Liberation Serif1" fo:language="ru" fo:country="RU" fo:font-style="italic" style:text-underline-style="none" fo:font-weight="normal" officeooo:rsid="067018ca" style:font-name-asian="Liberation Mono" style:font-style-asian="italic" style:font-weight-asian="normal" style:font-name-complex="Liberation Mono" style:font-style-complex="italic" style:font-weight-complex="normal"/>
    </style:style>
    <style:style style:name="T1305" style:family="text">
      <style:text-properties style:font-name="Liberation Serif1" fo:language="ru" fo:country="RU" fo:font-style="italic" style:text-underline-style="none" fo:font-weight="normal" officeooo:rsid="0670c15a" style:font-name-asian="Liberation Mono" style:font-style-asian="italic" style:font-weight-asian="normal" style:font-name-complex="Liberation Mono" style:font-style-complex="italic" style:font-weight-complex="normal"/>
    </style:style>
    <style:style style:name="T1306" style:family="text">
      <style:text-properties style:font-name="Liberation Serif1" fo:language="ru" fo:country="RU" fo:font-style="italic" style:text-underline-style="none" fo:font-weight="normal" officeooo:rsid="06746756" style:font-name-asian="Liberation Mono" style:font-style-asian="italic" style:font-weight-asian="normal" style:font-name-complex="Liberation Mono" style:font-style-complex="italic" style:font-weight-complex="normal"/>
    </style:style>
    <style:style style:name="T1307" style:family="text">
      <style:text-properties style:font-name="Liberation Serif1" fo:language="ru" fo:country="RU" fo:font-style="italic" style:text-underline-style="none" fo:font-weight="normal" officeooo:rsid="06800653" style:font-name-asian="Liberation Mono" style:font-style-asian="italic" style:font-weight-asian="normal" style:font-name-complex="Liberation Mono" style:font-style-complex="italic" style:font-weight-complex="normal"/>
    </style:style>
    <style:style style:name="T1308" style:family="text">
      <style:text-properties style:font-name="Liberation Serif1" fo:language="ru" fo:country="RU" fo:font-style="italic" style:text-underline-style="none" fo:font-weight="normal" officeooo:rsid="06842cf1" style:font-name-asian="Liberation Mono" style:font-style-asian="italic" style:font-weight-asian="normal" style:font-name-complex="Liberation Mono" style:font-style-complex="italic" style:font-weight-complex="normal"/>
    </style:style>
    <style:style style:name="T1309" style:family="text">
      <style:text-properties style:font-name="Liberation Serif1" fo:language="ru" fo:country="RU" fo:font-style="italic" style:text-underline-style="none" fo:font-weight="normal" officeooo:rsid="068462d0" style:font-name-asian="Liberation Mono" style:font-style-asian="italic" style:font-weight-asian="normal" style:font-name-complex="Liberation Mono" style:font-style-complex="italic" style:font-weight-complex="normal"/>
    </style:style>
    <style:style style:name="T1310" style:family="text">
      <style:text-properties style:font-name="Liberation Serif1" fo:language="ru" fo:country="RU" fo:font-style="italic" style:text-underline-style="none" fo:font-weight="normal" officeooo:rsid="0687ae69" style:font-name-asian="Liberation Mono" style:font-style-asian="italic" style:font-weight-asian="normal" style:font-name-complex="Liberation Mono" style:font-style-complex="italic" style:font-weight-complex="normal"/>
    </style:style>
    <style:style style:name="T1311" style:family="text">
      <style:text-properties style:font-name="Liberation Serif1" fo:language="ru" fo:country="RU" fo:font-style="italic" style:text-underline-style="none" fo:font-weight="normal" officeooo:rsid="068d5eef" style:font-name-asian="Liberation Mono" style:font-style-asian="italic" style:font-weight-asian="normal" style:font-name-complex="Liberation Mono" style:font-style-complex="italic" style:font-weight-complex="normal"/>
    </style:style>
    <style:style style:name="T1312" style:family="text">
      <style:text-properties style:font-name="Liberation Serif1" fo:language="ru" fo:country="RU" fo:font-style="italic" style:text-underline-style="none" fo:font-weight="normal" officeooo:rsid="068f3c79" style:font-name-asian="Liberation Mono" style:font-style-asian="italic" style:font-weight-asian="normal" style:font-name-complex="Liberation Mono" style:font-style-complex="italic" style:font-weight-complex="normal"/>
    </style:style>
    <style:style style:name="T1313" style:family="text">
      <style:text-properties style:font-name="Liberation Serif1" fo:language="ru" fo:country="RU" fo:font-style="italic" style:text-underline-style="none" fo:font-weight="normal" officeooo:rsid="0690a375" style:font-name-asian="Liberation Mono" style:font-style-asian="italic" style:font-weight-asian="normal" style:font-name-complex="Liberation Mono" style:font-style-complex="italic" style:font-weight-complex="normal"/>
    </style:style>
    <style:style style:name="T1314" style:family="text">
      <style:text-properties style:font-name="Liberation Serif1" fo:language="ru" fo:country="RU" fo:font-style="italic" style:text-underline-style="none" fo:font-weight="normal" officeooo:rsid="0699620b" style:font-name-asian="Liberation Mono" style:font-style-asian="italic" style:font-weight-asian="normal" style:font-name-complex="Liberation Mono" style:font-style-complex="italic" style:font-weight-complex="normal"/>
    </style:style>
    <style:style style:name="T1315" style:family="text">
      <style:text-properties style:font-name="Liberation Serif1" fo:language="ru" fo:country="RU" fo:font-style="italic" style:text-underline-style="none" fo:font-weight="normal" officeooo:rsid="069ffebe" style:font-name-asian="Liberation Mono" style:font-style-asian="italic" style:font-weight-asian="normal" style:font-name-complex="Liberation Mono" style:font-style-complex="italic" style:font-weight-complex="normal"/>
    </style:style>
    <style:style style:name="T1316" style:family="text">
      <style:text-properties style:font-name="Liberation Serif1" fo:language="ru" fo:country="RU" fo:font-style="italic" style:text-underline-style="none" fo:font-weight="normal" officeooo:rsid="06a379f2" style:font-name-asian="Liberation Mono" style:font-style-asian="italic" style:font-weight-asian="normal" style:font-name-complex="Liberation Mono" style:font-style-complex="italic" style:font-weight-complex="normal"/>
    </style:style>
    <style:style style:name="T1317" style:family="text">
      <style:text-properties style:font-name="Liberation Serif1" fo:language="ru" fo:country="RU" fo:font-style="italic" style:text-underline-style="none" fo:font-weight="normal" officeooo:rsid="06a3b099" style:font-name-asian="Liberation Mono" style:font-style-asian="italic" style:font-weight-asian="normal" style:font-name-complex="Liberation Mono" style:font-style-complex="italic" style:font-weight-complex="normal"/>
    </style:style>
    <style:style style:name="T1318" style:family="text">
      <style:text-properties style:font-name="Liberation Serif1" fo:language="ru" fo:country="RU" fo:font-style="italic" style:text-underline-style="none" fo:font-weight="normal" officeooo:rsid="06a51e66" style:font-name-asian="Liberation Mono" style:font-style-asian="italic" style:font-weight-asian="normal" style:font-name-complex="Liberation Mono" style:font-style-complex="italic" style:font-weight-complex="normal"/>
    </style:style>
    <style:style style:name="T1319" style:family="text">
      <style:text-properties style:font-name="Liberation Serif1" fo:language="ru" fo:country="RU" fo:font-style="italic" style:text-underline-style="none" fo:font-weight="normal" officeooo:rsid="06a5f740" style:font-name-asian="Liberation Mono" style:font-style-asian="italic" style:font-weight-asian="normal" style:font-name-complex="Liberation Mono" style:font-style-complex="italic" style:font-weight-complex="normal"/>
    </style:style>
    <style:style style:name="T1320" style:family="text">
      <style:text-properties style:font-name="Liberation Serif1" fo:language="ru" fo:country="RU" fo:font-style="italic" style:text-underline-style="none" fo:font-weight="normal" officeooo:rsid="06a7cf33" style:font-name-asian="Liberation Mono" style:font-style-asian="italic" style:font-weight-asian="normal" style:font-name-complex="Liberation Mono" style:font-style-complex="italic" style:font-weight-complex="normal"/>
    </style:style>
    <style:style style:name="T1321" style:family="text">
      <style:text-properties style:font-name="Liberation Serif1" fo:language="ru" fo:country="RU" fo:font-style="italic" style:text-underline-style="none" fo:font-weight="normal" officeooo:rsid="06a99a77" style:font-name-asian="Liberation Mono" style:font-style-asian="italic" style:font-weight-asian="normal" style:font-name-complex="Liberation Mono" style:font-style-complex="italic" style:font-weight-complex="normal"/>
    </style:style>
    <style:style style:name="T1322" style:family="text">
      <style:text-properties style:font-name="Liberation Serif1" fo:language="ru" fo:country="RU" fo:font-style="italic" style:text-underline-style="none" fo:font-weight="normal" officeooo:rsid="06ad8546" style:font-name-asian="Liberation Mono" style:font-style-asian="italic" style:font-weight-asian="normal" style:font-name-complex="Liberation Mono" style:font-style-complex="italic" style:font-weight-complex="normal"/>
    </style:style>
    <style:style style:name="T1323" style:family="text">
      <style:text-properties style:font-name="Liberation Serif1" fo:language="ru" fo:country="RU" fo:font-style="italic" style:text-underline-style="none" fo:font-weight="normal" officeooo:rsid="06b00726" style:font-name-asian="Liberation Mono" style:font-style-asian="italic" style:font-weight-asian="normal" style:font-name-complex="Liberation Mono" style:font-style-complex="italic" style:font-weight-complex="normal"/>
    </style:style>
    <style:style style:name="T1324" style:family="text">
      <style:text-properties style:font-name="Liberation Serif1" fo:language="ru" fo:country="RU" fo:font-style="italic" style:text-underline-style="none" fo:font-weight="normal" officeooo:rsid="06b8898b" style:font-name-asian="Liberation Mono" style:font-style-asian="italic" style:font-weight-asian="normal" style:font-name-complex="Liberation Mono" style:font-style-complex="italic" style:font-weight-complex="normal"/>
    </style:style>
    <style:style style:name="T1325" style:family="text">
      <style:text-properties style:font-name="Liberation Serif1" fo:language="ru" fo:country="RU" fo:font-style="italic" style:text-underline-style="none" fo:font-weight="normal" officeooo:rsid="06b9cc7d" style:font-name-asian="Liberation Mono" style:font-style-asian="italic" style:font-weight-asian="normal" style:font-name-complex="Liberation Mono" style:font-style-complex="italic" style:font-weight-complex="normal"/>
    </style:style>
    <style:style style:name="T1326" style:family="text">
      <style:text-properties style:font-name="Liberation Serif1" fo:language="ru" fo:country="RU" fo:font-style="italic" style:text-underline-style="none" fo:font-weight="normal" officeooo:rsid="06c06940" style:font-name-asian="Liberation Mono" style:font-style-asian="italic" style:font-weight-asian="normal" style:font-name-complex="Liberation Mono" style:font-style-complex="italic" style:font-weight-complex="normal"/>
    </style:style>
    <style:style style:name="T1327" style:family="text">
      <style:text-properties style:font-name="Liberation Serif1" fo:language="ru" fo:country="RU" fo:font-style="italic" style:text-underline-style="none" fo:font-weight="normal" officeooo:rsid="06c23144" style:font-name-asian="Liberation Mono" style:font-style-asian="italic" style:font-weight-asian="normal" style:font-name-complex="Liberation Mono" style:font-style-complex="italic" style:font-weight-complex="normal"/>
    </style:style>
    <style:style style:name="T1328" style:family="text">
      <style:text-properties style:font-name="Liberation Serif1" fo:language="ru" fo:country="RU" fo:font-style="italic" style:text-underline-style="none" fo:font-weight="normal" officeooo:rsid="06c3737f" style:font-name-asian="Liberation Mono" style:font-style-asian="italic" style:font-weight-asian="normal" style:font-name-complex="Liberation Mono" style:font-style-complex="italic" style:font-weight-complex="normal"/>
    </style:style>
    <style:style style:name="T1329" style:family="text">
      <style:text-properties style:font-name="Liberation Serif1" fo:language="ru" fo:country="RU" fo:font-style="italic" style:text-underline-style="none" fo:font-weight="normal" officeooo:rsid="06cdda07" style:font-name-asian="Liberation Mono" style:font-style-asian="italic" style:font-weight-asian="normal" style:font-name-complex="Liberation Mono" style:font-style-complex="italic" style:font-weight-complex="normal"/>
    </style:style>
    <style:style style:name="T1330" style:family="text">
      <style:text-properties style:font-name="Liberation Serif1" fo:language="ru" fo:country="RU" fo:font-style="italic" style:text-underline-style="none" fo:font-weight="normal" officeooo:rsid="06d0b803" style:font-name-asian="Liberation Mono" style:font-style-asian="italic" style:font-weight-asian="normal" style:font-name-complex="Liberation Mono" style:font-style-complex="italic" style:font-weight-complex="normal"/>
    </style:style>
    <style:style style:name="T1331" style:family="text">
      <style:text-properties style:font-name="Liberation Serif1" fo:language="ru" fo:country="RU" fo:font-style="italic" style:text-underline-style="none" fo:font-weight="normal" officeooo:rsid="06ddb13b" style:font-name-asian="Liberation Mono" style:font-style-asian="italic" style:font-weight-asian="normal" style:font-name-complex="Liberation Mono" style:font-style-complex="italic" style:font-weight-complex="normal"/>
    </style:style>
    <style:style style:name="T1332" style:family="text">
      <style:text-properties style:font-name="Liberation Serif1" fo:language="ru" fo:country="RU" fo:font-style="italic" style:text-underline-style="none" fo:font-weight="normal" officeooo:rsid="06e237d7" style:font-name-asian="Liberation Mono" style:font-style-asian="italic" style:font-weight-asian="normal" style:font-name-complex="Liberation Mono" style:font-style-complex="italic" style:font-weight-complex="normal"/>
    </style:style>
    <style:style style:name="T1333" style:family="text">
      <style:text-properties style:font-name="Liberation Serif1" fo:language="ru" fo:country="RU" fo:font-style="italic" style:text-underline-style="none" fo:font-weight="normal" officeooo:rsid="06eaa433" style:font-name-asian="Liberation Mono" style:font-style-asian="italic" style:font-weight-asian="normal" style:font-name-complex="Liberation Mono" style:font-style-complex="italic" style:font-weight-complex="normal"/>
    </style:style>
    <style:style style:name="T1334" style:family="text">
      <style:text-properties style:font-name="Liberation Serif1" fo:language="ru" fo:country="RU" fo:font-style="italic" style:text-underline-style="none" fo:font-weight="normal" officeooo:rsid="06f56b77" style:font-name-asian="Liberation Mono" style:font-style-asian="italic" style:font-weight-asian="normal" style:font-name-complex="Liberation Mono" style:font-style-complex="italic" style:font-weight-complex="normal"/>
    </style:style>
    <style:style style:name="T1335" style:family="text">
      <style:text-properties style:font-name="Liberation Serif1" fo:language="ru" fo:country="RU" fo:font-style="italic" style:text-underline-style="none" fo:font-weight="normal" officeooo:rsid="06f8ce28" style:font-name-asian="Liberation Mono" style:font-style-asian="italic" style:font-weight-asian="normal" style:font-name-complex="Liberation Mono" style:font-style-complex="italic" style:font-weight-complex="normal"/>
    </style:style>
    <style:style style:name="T1336" style:family="text">
      <style:text-properties style:font-name="Liberation Serif1" fo:language="ru" fo:country="RU" fo:font-style="italic" style:text-underline-style="none" fo:font-weight="normal" officeooo:rsid="07186c92" style:font-name-asian="Liberation Mono" style:font-style-asian="italic" style:font-weight-asian="normal" style:font-name-complex="Liberation Mono" style:font-style-complex="italic" style:font-weight-complex="normal"/>
    </style:style>
    <style:style style:name="T1337" style:family="text">
      <style:text-properties style:font-name="Liberation Serif1" fo:language="ru" fo:country="RU" fo:font-style="italic" style:text-underline-style="none" fo:font-weight="normal" officeooo:rsid="07193217" style:font-name-asian="Liberation Mono" style:font-style-asian="italic" style:font-weight-asian="normal" style:font-name-complex="Liberation Mono" style:font-style-complex="italic" style:font-weight-complex="normal"/>
    </style:style>
    <style:style style:name="T1338" style:family="text">
      <style:text-properties style:font-name="Liberation Serif1" fo:language="ru" fo:country="RU" fo:font-style="italic" style:text-underline-style="none" fo:font-weight="normal" officeooo:rsid="0719f396" style:font-name-asian="Liberation Mono" style:font-style-asian="italic" style:font-weight-asian="normal" style:font-name-complex="Liberation Mono" style:font-style-complex="italic" style:font-weight-complex="normal"/>
    </style:style>
    <style:style style:name="T1339" style:family="text">
      <style:text-properties style:font-name="Liberation Serif1" fo:language="ru" fo:country="RU" fo:font-style="italic" style:text-underline-style="none" fo:font-weight="normal" officeooo:rsid="071a3b7b" style:font-name-asian="Liberation Mono" style:font-style-asian="italic" style:font-weight-asian="normal" style:font-name-complex="Liberation Mono" style:font-style-complex="italic" style:font-weight-complex="normal"/>
    </style:style>
    <style:style style:name="T1340" style:family="text">
      <style:text-properties style:font-name="Liberation Serif1" fo:language="ru" fo:country="RU" fo:font-style="italic" style:text-underline-style="none" fo:font-weight="normal" officeooo:rsid="072c9c59" style:font-name-asian="Liberation Mono" style:font-style-asian="italic" style:font-weight-asian="normal" style:font-name-complex="Liberation Mono" style:font-style-complex="italic" style:font-weight-complex="normal"/>
    </style:style>
    <style:style style:name="T1341" style:family="text">
      <style:text-properties style:font-name="Liberation Serif1" fo:language="ru" fo:country="RU" fo:font-style="italic" style:text-underline-style="none" fo:font-weight="normal" officeooo:rsid="073c44f0" style:font-name-asian="Liberation Mono" style:font-style-asian="italic" style:font-weight-asian="normal" style:font-name-complex="Liberation Mono" style:font-style-complex="italic" style:font-weight-complex="normal"/>
    </style:style>
    <style:style style:name="T1342" style:family="text">
      <style:text-properties style:font-name="Liberation Serif1" fo:language="ru" fo:country="RU" fo:font-style="italic" style:text-underline-style="none" fo:font-weight="normal" officeooo:rsid="0740bd81" style:font-name-asian="Liberation Mono" style:font-style-asian="italic" style:font-weight-asian="normal" style:font-name-complex="Liberation Mono" style:font-style-complex="italic" style:font-weight-complex="normal"/>
    </style:style>
    <style:style style:name="T1343" style:family="text">
      <style:text-properties style:font-name="Liberation Serif1" fo:language="ru" fo:country="RU" fo:font-style="italic" style:text-underline-style="none" fo:font-weight="normal" officeooo:rsid="0742eef0" style:font-name-asian="Liberation Mono" style:font-style-asian="italic" style:font-weight-asian="normal" style:font-name-complex="Liberation Mono" style:font-style-complex="italic" style:font-weight-complex="normal"/>
    </style:style>
    <style:style style:name="T1344" style:family="text">
      <style:text-properties style:font-name="Liberation Serif1" fo:language="ru" fo:country="RU" fo:font-style="italic" style:text-underline-style="none" fo:font-weight="normal" officeooo:rsid="07449053" style:font-name-asian="Liberation Mono" style:font-style-asian="italic" style:font-weight-asian="normal" style:font-name-complex="Liberation Mono" style:font-style-complex="italic" style:font-weight-complex="normal"/>
    </style:style>
    <style:style style:name="T1345" style:family="text">
      <style:text-properties style:font-name="Liberation Serif1" fo:language="ru" fo:country="RU" fo:font-style="italic" style:text-underline-style="none" fo:font-weight="normal" officeooo:rsid="0751bb5e" style:font-name-asian="Liberation Mono" style:font-style-asian="italic" style:font-weight-asian="normal" style:font-name-complex="Liberation Mono" style:font-style-complex="italic" style:font-weight-complex="normal"/>
    </style:style>
    <style:style style:name="T1346" style:family="text">
      <style:text-properties style:font-name="Liberation Serif1" fo:language="ru" fo:country="RU" fo:font-style="italic" style:text-underline-style="none" fo:font-weight="normal" officeooo:rsid="07614d9b" style:font-name-asian="Liberation Mono" style:font-style-asian="italic" style:font-weight-asian="normal" style:font-name-complex="Liberation Mono" style:font-style-complex="italic" style:font-weight-complex="normal"/>
    </style:style>
    <style:style style:name="T1347" style:family="text">
      <style:text-properties style:font-name="Liberation Serif1" fo:language="ru" fo:country="RU" fo:font-style="italic" style:text-underline-style="none" fo:font-weight="normal" officeooo:rsid="0778ea79" style:font-name-asian="Liberation Mono" style:font-style-asian="italic" style:font-weight-asian="normal" style:font-name-complex="Liberation Mono" style:font-style-complex="italic" style:font-weight-complex="normal"/>
    </style:style>
    <style:style style:name="T1348" style:family="text">
      <style:text-properties style:font-name="Liberation Serif1" fo:language="ru" fo:country="RU" fo:font-style="italic" style:text-underline-style="none" fo:font-weight="normal" officeooo:rsid="07791942" style:font-name-asian="Liberation Mono" style:font-style-asian="italic" style:font-weight-asian="normal" style:font-name-complex="Liberation Mono" style:font-style-complex="italic" style:font-weight-complex="normal"/>
    </style:style>
    <style:style style:name="T1349" style:family="text">
      <style:text-properties style:font-name="Liberation Serif1" fo:language="ru" fo:country="RU" fo:font-style="italic" style:text-underline-style="none" fo:font-weight="normal" officeooo:rsid="078578ea" style:font-name-asian="Liberation Mono" style:font-style-asian="italic" style:font-weight-asian="normal" style:font-name-complex="Liberation Mono" style:font-style-complex="italic" style:font-weight-complex="normal"/>
    </style:style>
    <style:style style:name="T1350" style:family="text">
      <style:text-properties style:font-name="Liberation Serif1" fo:language="ru" fo:country="RU" fo:font-style="italic" style:text-underline-style="none" fo:font-weight="normal" officeooo:rsid="07aa64a9" style:font-name-asian="Liberation Mono" style:font-style-asian="italic" style:font-weight-asian="normal" style:font-name-complex="Liberation Mono" style:font-style-complex="italic" style:font-weight-complex="normal"/>
    </style:style>
    <style:style style:name="T1351" style:family="text">
      <style:text-properties style:font-name="Liberation Serif1" fo:language="ru" fo:country="RU" fo:font-style="italic" style:text-underline-style="none" fo:font-weight="normal" officeooo:rsid="07ba52b3" style:font-name-asian="Liberation Mono" style:font-style-asian="italic" style:font-weight-asian="normal" style:font-name-complex="Liberation Mono" style:font-style-complex="italic" style:font-weight-complex="normal"/>
    </style:style>
    <style:style style:name="T1352" style:family="text">
      <style:text-properties style:font-name="Liberation Serif1" fo:language="ru" fo:country="RU" fo:font-style="italic" style:text-underline-style="none" fo:font-weight="normal" officeooo:rsid="07cb0730" style:font-name-asian="Liberation Mono" style:font-style-asian="italic" style:font-weight-asian="normal" style:font-name-complex="Liberation Mono" style:font-style-complex="italic" style:font-weight-complex="normal"/>
    </style:style>
    <style:style style:name="T1353" style:family="text">
      <style:text-properties style:font-name="Liberation Serif1" fo:language="ru" fo:country="RU" fo:font-style="italic" style:text-underline-style="none" fo:font-weight="normal" officeooo:rsid="07d9e9d9" style:font-name-asian="Liberation Mono" style:font-style-asian="italic" style:font-weight-asian="normal" style:font-name-complex="Liberation Mono" style:font-style-complex="italic" style:font-weight-complex="normal"/>
    </style:style>
    <style:style style:name="T1354" style:family="text">
      <style:text-properties style:font-name="Liberation Serif1" fo:language="ru" fo:country="RU" fo:font-style="italic" style:text-underline-style="none" fo:font-weight="normal" officeooo:rsid="07dd7f6d" style:font-name-asian="Liberation Mono" style:font-style-asian="italic" style:font-weight-asian="normal" style:font-name-complex="Liberation Mono" style:font-style-complex="italic" style:font-weight-complex="normal"/>
    </style:style>
    <style:style style:name="T1355" style:family="text">
      <style:text-properties style:font-name="Liberation Serif1" fo:language="ru" fo:country="RU" fo:font-style="italic" style:text-underline-style="none" fo:font-weight="normal" officeooo:rsid="07e99f69" style:font-name-asian="Liberation Mono" style:font-style-asian="italic" style:font-weight-asian="normal" style:font-name-complex="Liberation Mono" style:font-style-complex="italic" style:font-weight-complex="normal"/>
    </style:style>
    <style:style style:name="T1356" style:family="text">
      <style:text-properties style:font-name="Liberation Serif1" fo:language="ru" fo:country="RU" fo:font-style="italic" style:text-underline-style="none" fo:font-weight="normal" officeooo:rsid="080be57e" style:font-name-asian="Liberation Mono" style:font-style-asian="italic" style:font-weight-asian="normal" style:font-name-complex="Liberation Mono" style:font-style-complex="italic" style:font-weight-complex="normal"/>
    </style:style>
    <style:style style:name="T1357" style:family="text">
      <style:text-properties style:font-name="Liberation Serif1" fo:language="ru" fo:country="RU" fo:font-style="italic" style:text-underline-style="none" fo:font-weight="normal" officeooo:rsid="081bd803" style:font-name-asian="Liberation Mono" style:font-style-asian="italic" style:font-weight-asian="normal" style:font-name-complex="Liberation Mono" style:font-style-complex="italic" style:font-weight-complex="normal"/>
    </style:style>
    <style:style style:name="T1358" style:family="text">
      <style:text-properties style:font-name="Liberation Serif1" fo:language="ru" fo:country="RU" fo:font-style="italic" style:text-underline-style="none" fo:font-weight="normal" officeooo:rsid="08507420" style:font-name-asian="Liberation Mono" style:font-style-asian="italic" style:font-weight-asian="normal" style:font-name-complex="Liberation Mono" style:font-style-complex="italic" style:font-weight-complex="normal"/>
    </style:style>
    <style:style style:name="T1359" style:family="text">
      <style:text-properties style:font-name="Liberation Serif1" fo:language="ru" fo:country="RU" fo:font-style="italic" style:text-underline-style="none" fo:font-weight="normal" officeooo:rsid="08549a56" style:font-name-asian="Liberation Mono" style:font-style-asian="italic" style:font-weight-asian="normal" style:font-name-complex="Liberation Mono" style:font-style-complex="italic" style:font-weight-complex="normal"/>
    </style:style>
    <style:style style:name="T1360" style:family="text">
      <style:text-properties style:font-name="Liberation Serif1" fo:language="ru" fo:country="RU" fo:font-style="italic" style:text-underline-style="none" fo:font-weight="normal" officeooo:rsid="0862e22e" style:font-name-asian="Liberation Mono" style:font-style-asian="italic" style:font-weight-asian="normal" style:font-name-complex="Liberation Mono" style:font-style-complex="italic" style:font-weight-complex="normal"/>
    </style:style>
    <style:style style:name="T1361" style:family="text">
      <style:text-properties style:font-name="Liberation Serif1" fo:language="ru" fo:country="RU" fo:font-style="italic" style:text-underline-style="none" fo:font-weight="normal" officeooo:rsid="08822ea1" style:font-name-asian="Liberation Mono" style:font-style-asian="italic" style:font-weight-asian="normal" style:font-name-complex="Liberation Mono" style:font-style-complex="italic" style:font-weight-complex="normal"/>
    </style:style>
    <style:style style:name="T1362" style:family="text">
      <style:text-properties style:font-name="Liberation Serif1" fo:language="ru" fo:country="RU" fo:font-style="italic" style:text-underline-style="none" fo:font-weight="normal" officeooo:rsid="089bdfbb" style:font-name-asian="Liberation Mono" style:font-style-asian="italic" style:font-weight-asian="normal" style:font-name-complex="Liberation Mono" style:font-style-complex="italic" style:font-weight-complex="normal"/>
    </style:style>
    <style:style style:name="T1363" style:family="text">
      <style:text-properties style:font-name="Liberation Serif1" fo:language="ru" fo:country="RU" fo:font-style="italic" style:text-underline-style="none" fo:font-weight="normal" officeooo:rsid="08d28dfd" style:font-name-asian="Liberation Mono" style:font-style-asian="italic" style:font-weight-asian="normal" style:font-name-complex="Liberation Mono" style:font-style-complex="italic" style:font-weight-complex="normal"/>
    </style:style>
    <style:style style:name="T1364" style:family="text">
      <style:text-properties style:font-name="Liberation Serif1" fo:language="ru" fo:country="RU" fo:font-style="italic" style:text-underline-style="none" fo:font-weight="normal" officeooo:rsid="08d9163b" style:font-name-asian="Liberation Mono" style:font-style-asian="italic" style:font-weight-asian="normal" style:font-name-complex="Liberation Mono" style:font-style-complex="italic" style:font-weight-complex="normal"/>
    </style:style>
    <style:style style:name="T1365" style:family="text">
      <style:text-properties style:font-name="Liberation Serif1" fo:language="ru" fo:country="RU" fo:font-style="italic" style:text-underline-style="none" fo:font-weight="normal" officeooo:rsid="08f10ee6" style:font-name-asian="Liberation Mono" style:font-style-asian="italic" style:font-weight-asian="normal" style:font-name-complex="Liberation Mono" style:font-style-complex="italic" style:font-weight-complex="normal"/>
    </style:style>
    <style:style style:name="T1366" style:family="text">
      <style:text-properties style:font-name="Liberation Serif1" fo:language="ru" fo:country="RU" fo:font-style="italic" style:text-underline-style="none" fo:font-weight="normal" officeooo:rsid="08f13b50" style:font-name-asian="Liberation Mono" style:font-style-asian="italic" style:font-weight-asian="normal" style:font-name-complex="Liberation Mono" style:font-style-complex="italic" style:font-weight-complex="normal"/>
    </style:style>
    <style:style style:name="T1367" style:family="text">
      <style:text-properties style:font-name="Liberation Serif1" fo:language="ru" fo:country="RU" fo:font-style="italic" style:text-underline-style="none" fo:font-weight="normal" officeooo:rsid="08f41f8c" style:font-name-asian="Liberation Mono" style:font-style-asian="italic" style:font-weight-asian="normal" style:font-name-complex="Liberation Mono" style:font-style-complex="italic" style:font-weight-complex="normal"/>
    </style:style>
    <style:style style:name="T1368" style:family="text">
      <style:text-properties style:font-name="Liberation Serif1" fo:language="ru" fo:country="RU" fo:font-style="italic" style:text-underline-style="none" fo:font-weight="normal" officeooo:rsid="08fc006e" style:font-name-asian="Liberation Mono" style:font-style-asian="italic" style:font-weight-asian="normal" style:font-name-complex="Liberation Mono" style:font-style-complex="italic" style:font-weight-complex="normal"/>
    </style:style>
    <style:style style:name="T1369" style:family="text">
      <style:text-properties style:font-name="Liberation Serif1" fo:language="ru" fo:country="RU" fo:font-style="italic" style:text-underline-style="none" fo:font-weight="normal" officeooo:rsid="090ff66f" style:font-name-asian="Liberation Mono" style:font-style-asian="italic" style:font-weight-asian="normal" style:font-name-complex="Liberation Mono" style:font-style-complex="italic" style:font-weight-complex="normal"/>
    </style:style>
    <style:style style:name="T1370" style:family="text">
      <style:text-properties style:font-name="Liberation Serif1" fo:language="ru" fo:country="RU" fo:font-style="italic" style:text-underline-style="none" fo:font-weight="normal" officeooo:rsid="090b875c" style:font-name-asian="Liberation Mono" style:font-style-asian="italic" style:font-weight-asian="normal" style:font-name-complex="Liberation Mono" style:font-style-complex="italic" style:font-weight-complex="normal"/>
    </style:style>
    <style:style style:name="T1371" style:family="text">
      <style:text-properties style:font-name="Liberation Serif1" fo:language="ru" fo:country="RU" fo:font-style="italic" style:text-underline-style="none" fo:font-weight="normal" officeooo:rsid="092258c5" style:font-name-asian="Liberation Mono" style:font-style-asian="italic" style:font-weight-asian="normal" style:font-name-complex="Liberation Mono" style:font-style-complex="italic" style:font-weight-complex="normal"/>
    </style:style>
    <style:style style:name="T1372" style:family="text">
      <style:text-properties style:font-name="Liberation Serif1" fo:language="ru" fo:country="RU" fo:font-style="italic" style:text-underline-style="none" fo:font-weight="normal" officeooo:rsid="0932352d" style:font-name-asian="Liberation Mono" style:font-style-asian="italic" style:font-weight-asian="normal" style:font-name-complex="Liberation Mono" style:font-style-complex="italic" style:font-weight-complex="normal"/>
    </style:style>
    <style:style style:name="T1373" style:family="text">
      <style:text-properties style:font-name="Liberation Serif1" fo:language="ru" fo:country="RU" fo:font-style="italic" style:text-underline-style="none" fo:font-weight="normal" officeooo:rsid="0936baf4" style:font-name-asian="Liberation Mono" style:font-style-asian="italic" style:font-weight-asian="normal" style:font-name-complex="Liberation Mono" style:font-style-complex="italic" style:font-weight-complex="normal"/>
    </style:style>
    <style:style style:name="T1374" style:family="text">
      <style:text-properties style:font-name="Liberation Serif1" fo:language="ru" fo:country="RU" fo:font-style="italic" style:text-underline-style="none" fo:font-weight="normal" officeooo:rsid="0939206f" style:font-name-asian="Liberation Mono" style:font-style-asian="italic" style:font-weight-asian="normal" style:font-name-complex="Liberation Mono" style:font-style-complex="italic" style:font-weight-complex="normal"/>
    </style:style>
    <style:style style:name="T1375" style:family="text">
      <style:text-properties style:font-name="Liberation Serif1" fo:language="ru" fo:country="RU" fo:font-style="italic" style:text-underline-style="none" fo:font-weight="normal" officeooo:rsid="094cd34e" style:font-name-asian="Liberation Mono" style:font-style-asian="italic" style:font-weight-asian="normal" style:font-name-complex="Liberation Mono" style:font-style-complex="italic" style:font-weight-complex="normal"/>
    </style:style>
    <style:style style:name="T1376" style:family="text">
      <style:text-properties style:font-name="Liberation Serif1" fo:language="ru" fo:country="RU" fo:font-style="italic" style:text-underline-style="none" fo:font-weight="normal" officeooo:rsid="094e7a67" style:font-name-asian="Liberation Mono" style:font-style-asian="italic" style:font-weight-asian="normal" style:font-name-complex="Liberation Mono" style:font-style-complex="italic" style:font-weight-complex="normal"/>
    </style:style>
    <style:style style:name="T1377" style:family="text">
      <style:text-properties style:font-name="Liberation Serif1" fo:language="ru" fo:country="RU" fo:font-style="italic" style:text-underline-style="none" fo:font-weight="normal" officeooo:rsid="0958aeea" style:font-name-asian="Liberation Mono" style:font-style-asian="italic" style:font-weight-asian="normal" style:font-name-complex="Liberation Mono" style:font-style-complex="italic" style:font-weight-complex="normal"/>
    </style:style>
    <style:style style:name="T1378" style:family="text">
      <style:text-properties style:font-name="Liberation Serif1" fo:language="ru" fo:country="RU" fo:font-style="italic" style:text-underline-style="none" fo:font-weight="normal" officeooo:rsid="095c7c3c" style:font-name-asian="Liberation Mono" style:font-style-asian="italic" style:font-weight-asian="normal" style:font-name-complex="Liberation Mono" style:font-style-complex="italic" style:font-weight-complex="normal"/>
    </style:style>
    <style:style style:name="T1379" style:family="text">
      <style:text-properties style:font-name="Liberation Serif1" fo:language="ru" fo:country="RU" fo:font-style="italic" style:text-underline-style="none" fo:font-weight="normal" officeooo:rsid="09696761" style:font-name-asian="Liberation Mono" style:font-style-asian="italic" style:font-weight-asian="normal" style:font-name-complex="Liberation Mono" style:font-style-complex="italic" style:font-weight-complex="normal"/>
    </style:style>
    <style:style style:name="T1380" style:family="text">
      <style:text-properties style:font-name="Liberation Serif1" fo:language="ru" fo:country="RU" fo:font-style="italic" style:text-underline-style="none" fo:font-weight="normal" officeooo:rsid="096cf33a" style:font-name-asian="Liberation Mono" style:font-style-asian="italic" style:font-weight-asian="normal" style:font-name-complex="Liberation Mono" style:font-style-complex="italic" style:font-weight-complex="normal"/>
    </style:style>
    <style:style style:name="T1381" style:family="text">
      <style:text-properties style:font-name="Liberation Serif1" fo:language="ru" fo:country="RU" fo:font-style="italic" style:text-underline-style="none" fo:font-weight="normal" officeooo:rsid="09b24074" style:font-name-asian="Liberation Mono" style:font-style-asian="italic" style:font-weight-asian="normal" style:font-name-complex="Liberation Mono" style:font-style-complex="italic" style:font-weight-complex="normal"/>
    </style:style>
    <style:style style:name="T1382" style:family="text">
      <style:text-properties style:font-name="Liberation Serif1" fo:language="ru" fo:country="RU" fo:font-style="italic" style:text-underline-style="none" fo:font-weight="normal" officeooo:rsid="09bc562a" style:font-name-asian="Liberation Mono" style:font-style-asian="italic" style:font-weight-asian="normal" style:font-name-complex="Liberation Mono" style:font-style-complex="italic" style:font-weight-complex="normal"/>
    </style:style>
    <style:style style:name="T1383" style:family="text">
      <style:text-properties style:font-name="Liberation Serif1" fo:language="ru" fo:country="RU" fo:font-style="italic" style:text-underline-style="none" fo:font-weight="normal" officeooo:rsid="09c1872c" style:font-name-asian="Liberation Mono" style:font-style-asian="italic" style:font-weight-asian="normal" style:font-name-complex="Liberation Mono" style:font-style-complex="italic" style:font-weight-complex="normal"/>
    </style:style>
    <style:style style:name="T1384" style:family="text">
      <style:text-properties style:font-name="Liberation Serif1" fo:language="ru" fo:country="RU" fo:font-style="italic" style:text-underline-style="none" fo:font-weight="normal" officeooo:rsid="09c8435e" style:font-name-asian="Liberation Mono" style:font-style-asian="italic" style:font-weight-asian="normal" style:font-name-complex="Liberation Mono" style:font-style-complex="italic" style:font-weight-complex="normal"/>
    </style:style>
    <style:style style:name="T1385" style:family="text">
      <style:text-properties style:font-name="Liberation Serif1" fo:language="ru" fo:country="RU" fo:font-style="italic" style:text-underline-style="none" fo:font-weight="normal" officeooo:rsid="09d193c0" style:font-name-asian="Liberation Mono" style:font-style-asian="italic" style:font-weight-asian="normal" style:font-name-complex="Liberation Mono" style:font-style-complex="italic" style:font-weight-complex="normal"/>
    </style:style>
    <style:style style:name="T1386" style:family="text">
      <style:text-properties style:font-name="Liberation Serif1" fo:language="ru" fo:country="RU" fo:font-style="italic" style:text-underline-style="none" fo:font-weight="normal" officeooo:rsid="09e786a0" style:font-name-asian="Liberation Mono" style:font-style-asian="italic" style:font-weight-asian="normal" style:font-name-complex="Liberation Mono" style:font-style-complex="italic" style:font-weight-complex="normal"/>
    </style:style>
    <style:style style:name="T1387" style:family="text">
      <style:text-properties style:font-name="Liberation Serif1" fo:language="ru" fo:country="RU" fo:font-style="italic" style:text-underline-style="none" fo:font-weight="normal" officeooo:rsid="09ee11da" style:font-name-asian="Liberation Mono" style:font-style-asian="italic" style:font-weight-asian="normal" style:font-name-complex="Liberation Mono" style:font-style-complex="italic" style:font-weight-complex="normal"/>
    </style:style>
    <style:style style:name="T1388" style:family="text">
      <style:text-properties style:font-name="Liberation Serif1" fo:language="ru" fo:country="RU" fo:font-style="italic" style:text-underline-style="none" fo:font-weight="normal" officeooo:rsid="09f016ff" style:font-name-asian="Liberation Mono" style:font-style-asian="italic" style:font-weight-asian="normal" style:font-name-complex="Liberation Mono" style:font-style-complex="italic" style:font-weight-complex="normal"/>
    </style:style>
    <style:style style:name="T1389" style:family="text">
      <style:text-properties style:font-name="Liberation Serif1" fo:language="ru" fo:country="RU" fo:font-style="italic" style:text-underline-style="none" fo:font-weight="normal" officeooo:rsid="09f0994e" style:font-name-asian="Liberation Mono" style:font-style-asian="italic" style:font-weight-asian="normal" style:font-name-complex="Liberation Mono" style:font-style-complex="italic" style:font-weight-complex="normal"/>
    </style:style>
    <style:style style:name="T1390" style:family="text">
      <style:text-properties style:font-name="Liberation Serif1" fo:language="ru" fo:country="RU" fo:font-style="italic" style:text-underline-style="none" fo:font-weight="normal" officeooo:rsid="09f0ed28" style:font-name-asian="Liberation Mono" style:font-style-asian="italic" style:font-weight-asian="normal" style:font-name-complex="Liberation Mono" style:font-style-complex="italic" style:font-weight-complex="normal"/>
    </style:style>
    <style:style style:name="T1391" style:family="text">
      <style:text-properties style:font-name="Liberation Serif1" fo:language="ru" fo:country="RU" fo:font-style="italic" style:text-underline-style="none" fo:font-weight="normal" officeooo:rsid="09f176af" style:font-name-asian="Liberation Mono" style:font-style-asian="italic" style:font-weight-asian="normal" style:font-name-complex="Liberation Mono" style:font-style-complex="italic" style:font-weight-complex="normal"/>
    </style:style>
    <style:style style:name="T1392" style:family="text">
      <style:text-properties style:font-name="Liberation Serif1" fo:language="ru" fo:country="RU" fo:font-style="italic" style:text-underline-style="none" fo:font-weight="normal" officeooo:rsid="09f4b93c" style:font-name-asian="Liberation Mono" style:font-style-asian="italic" style:font-weight-asian="normal" style:font-name-complex="Liberation Mono" style:font-style-complex="italic" style:font-weight-complex="normal"/>
    </style:style>
    <style:style style:name="T1393" style:family="text">
      <style:text-properties style:font-name="Liberation Serif1" fo:language="ru" fo:country="RU" fo:font-style="italic" style:text-underline-style="none" fo:font-weight="normal" officeooo:rsid="09f69fa7" style:font-name-asian="Liberation Mono" style:font-style-asian="italic" style:font-weight-asian="normal" style:font-name-complex="Liberation Mono" style:font-style-complex="italic" style:font-weight-complex="normal"/>
    </style:style>
    <style:style style:name="T1394" style:family="text">
      <style:text-properties style:font-name="Liberation Serif1" fo:language="ru" fo:country="RU" fo:font-style="italic" style:text-underline-style="none" fo:font-weight="normal" officeooo:rsid="09f7a4df" style:font-name-asian="Liberation Mono" style:font-style-asian="italic" style:font-weight-asian="normal" style:font-name-complex="Liberation Mono" style:font-style-complex="italic" style:font-weight-complex="normal"/>
    </style:style>
    <style:style style:name="T1395" style:family="text">
      <style:text-properties style:font-name="Liberation Serif1" fo:language="ru" fo:country="RU" fo:font-style="italic" style:text-underline-style="none" fo:font-weight="normal" officeooo:rsid="09f9f9c7" style:font-name-asian="Liberation Mono" style:font-style-asian="italic" style:font-weight-asian="normal" style:font-name-complex="Liberation Mono" style:font-style-complex="italic" style:font-weight-complex="normal"/>
    </style:style>
    <style:style style:name="T1396" style:family="text">
      <style:text-properties style:font-name="Liberation Serif1" fo:language="ru" fo:country="RU" fo:font-style="italic" style:text-underline-style="none" fo:font-weight="normal" officeooo:rsid="09fcd38c" style:font-name-asian="Liberation Mono" style:font-style-asian="italic" style:font-weight-asian="normal" style:font-name-complex="Liberation Mono" style:font-style-complex="italic" style:font-weight-complex="normal"/>
    </style:style>
    <style:style style:name="T1397" style:family="text">
      <style:text-properties style:font-name="Liberation Serif1" fo:language="ru" fo:country="RU" fo:font-style="italic" style:text-underline-style="none" fo:font-weight="normal" officeooo:rsid="09ffa582" style:font-name-asian="Liberation Mono" style:font-style-asian="italic" style:font-weight-asian="normal" style:font-name-complex="Liberation Mono" style:font-style-complex="italic" style:font-weight-complex="normal"/>
    </style:style>
    <style:style style:name="T1398" style:family="text">
      <style:text-properties style:font-name="Liberation Serif1" fo:language="ru" fo:country="RU" fo:font-style="italic" style:text-underline-style="none" fo:font-weight="normal" officeooo:rsid="0a0768b6" style:font-name-asian="Liberation Mono" style:font-style-asian="italic" style:font-weight-asian="normal" style:font-name-complex="Liberation Mono" style:font-style-complex="italic" style:font-weight-complex="normal"/>
    </style:style>
    <style:style style:name="T1399" style:family="text">
      <style:text-properties style:font-name="Liberation Serif1" fo:language="ru" fo:country="RU" fo:font-style="italic" style:text-underline-style="none" fo:font-weight="normal" officeooo:rsid="0a07ff08" style:font-name-asian="Liberation Mono" style:font-style-asian="italic" style:font-weight-asian="normal" style:font-name-complex="Liberation Mono" style:font-style-complex="italic" style:font-weight-complex="normal"/>
    </style:style>
    <style:style style:name="T1400" style:family="text">
      <style:text-properties style:font-name="Liberation Serif1" fo:language="ru" fo:country="RU" fo:font-style="italic" style:text-underline-style="none" fo:font-weight="normal" officeooo:rsid="0a0d49de" style:font-name-asian="Liberation Mono" style:font-style-asian="italic" style:font-weight-asian="normal" style:font-name-complex="Liberation Mono" style:font-style-complex="italic" style:font-weight-complex="normal"/>
    </style:style>
    <style:style style:name="T1401" style:family="text">
      <style:text-properties style:font-name="Liberation Serif1" fo:language="ru" fo:country="RU" fo:font-style="italic" style:text-underline-style="none" fo:font-weight="normal" officeooo:rsid="0a0f48fa" style:font-name-asian="Liberation Mono" style:font-style-asian="italic" style:font-weight-asian="normal" style:font-name-complex="Liberation Mono" style:font-style-complex="italic" style:font-weight-complex="normal"/>
    </style:style>
    <style:style style:name="T1402" style:family="text">
      <style:text-properties style:font-name="Liberation Serif1" fo:language="ru" fo:country="RU" fo:font-style="italic" style:text-underline-style="none" fo:font-weight="normal" officeooo:rsid="0a14c66d" style:font-name-asian="Liberation Mono" style:font-style-asian="italic" style:font-weight-asian="normal" style:font-name-complex="Liberation Mono" style:font-style-complex="italic" style:font-weight-complex="normal"/>
    </style:style>
    <style:style style:name="T1403" style:family="text">
      <style:text-properties style:font-name="Liberation Serif1" fo:font-style="normal" fo:font-weight="normal" officeooo:rsid="049ac1ec" style:font-name-asian="Liberation Mono" style:font-style-asian="normal" style:font-weight-asian="normal" style:font-name-complex="Liberation Mono" style:font-style-complex="normal" style:font-weight-complex="normal"/>
    </style:style>
    <style:style style:name="T1404" style:family="text">
      <style:text-properties style:font-name="Liberation Serif1" fo:font-style="normal" fo:font-weight="normal" officeooo:rsid="049d427d" style:font-name-asian="Liberation Mono" style:font-style-asian="normal" style:font-weight-asian="normal" style:font-name-complex="Liberation Mono" style:font-style-complex="normal" style:font-weight-complex="normal"/>
    </style:style>
    <style:style style:name="T1405" style:family="text">
      <style:text-properties style:font-name="Liberation Serif1" fo:font-style="normal" fo:font-weight="normal" officeooo:rsid="049d919d" style:font-name-asian="Liberation Mono" style:font-style-asian="normal" style:font-weight-asian="normal" style:font-name-complex="Liberation Mono" style:font-style-complex="normal" style:font-weight-complex="normal"/>
    </style:style>
    <style:style style:name="T1406" style:family="text">
      <style:text-properties style:font-name="Liberation Serif1" fo:font-style="normal" fo:font-weight="normal" officeooo:rsid="049f46ee" style:font-name-asian="Liberation Mono" style:font-style-asian="normal" style:font-weight-asian="normal" style:font-name-complex="Liberation Mono" style:font-style-complex="normal" style:font-weight-complex="normal"/>
    </style:style>
    <style:style style:name="T1407" style:family="text">
      <style:text-properties style:font-name="Liberation Serif1" fo:font-style="normal" fo:font-weight="normal" officeooo:rsid="04a12401" style:font-name-asian="Liberation Mono" style:font-style-asian="normal" style:font-weight-asian="normal" style:font-name-complex="Liberation Mono" style:font-style-complex="normal" style:font-weight-complex="normal"/>
    </style:style>
    <style:style style:name="T1408" style:family="text">
      <style:text-properties style:font-name="Liberation Serif1" fo:font-style="normal" fo:font-weight="normal" officeooo:rsid="04a2a9a1" style:font-name-asian="Liberation Mono" style:font-style-asian="normal" style:font-weight-asian="normal" style:font-name-complex="Liberation Mono" style:font-style-complex="normal" style:font-weight-complex="normal"/>
    </style:style>
    <style:style style:name="T1409" style:family="text">
      <style:text-properties style:font-name="Liberation Serif1" fo:font-style="normal" fo:font-weight="normal" officeooo:rsid="04a439b0" style:font-name-asian="Liberation Mono" style:font-style-asian="normal" style:font-weight-asian="normal" style:font-name-complex="Liberation Mono" style:font-style-complex="normal" style:font-weight-complex="normal"/>
    </style:style>
    <style:style style:name="T1410" style:family="text">
      <style:text-properties style:font-name="Liberation Serif1" fo:font-style="normal" fo:font-weight="normal" officeooo:rsid="04a4d395" style:font-name-asian="Liberation Mono" style:font-style-asian="normal" style:font-weight-asian="normal" style:font-name-complex="Liberation Mono" style:font-style-complex="normal" style:font-weight-complex="normal"/>
    </style:style>
    <style:style style:name="T1411" style:family="text">
      <style:text-properties style:font-name="Liberation Serif1" fo:font-style="normal" fo:font-weight="normal" officeooo:rsid="04a5307a" style:font-name-asian="Liberation Mono" style:font-style-asian="normal" style:font-weight-asian="normal" style:font-name-complex="Liberation Mono" style:font-style-complex="normal" style:font-weight-complex="normal"/>
    </style:style>
    <style:style style:name="T1412" style:family="text">
      <style:text-properties style:font-name="Liberation Serif1" fo:font-style="normal" fo:font-weight="normal" officeooo:rsid="04a5f3e5" style:font-name-asian="Liberation Mono" style:font-style-asian="normal" style:font-weight-asian="normal" style:font-name-complex="Liberation Mono" style:font-style-complex="normal" style:font-weight-complex="normal"/>
    </style:style>
    <style:style style:name="T1413" style:family="text">
      <style:text-properties style:font-name="Liberation Serif1" fo:font-style="normal" fo:font-weight="normal" officeooo:rsid="04a7a51d" style:font-name-asian="Liberation Mono" style:font-style-asian="normal" style:font-weight-asian="normal" style:font-name-complex="Liberation Mono" style:font-style-complex="normal" style:font-weight-complex="normal"/>
    </style:style>
    <style:style style:name="T1414" style:family="text">
      <style:text-properties style:font-name="Liberation Serif1" fo:font-style="normal" fo:font-weight="normal" officeooo:rsid="04a97a77" style:font-name-asian="Liberation Mono" style:font-style-asian="normal" style:font-weight-asian="normal" style:font-name-complex="Liberation Mono" style:font-style-complex="normal" style:font-weight-complex="normal"/>
    </style:style>
    <style:style style:name="T1415" style:family="text">
      <style:text-properties style:font-name="Liberation Serif1" fo:font-style="normal" fo:font-weight="normal" officeooo:rsid="04aa27ea" style:font-name-asian="Liberation Mono" style:font-style-asian="normal" style:font-weight-asian="normal" style:font-name-complex="Liberation Mono" style:font-style-complex="normal" style:font-weight-complex="normal"/>
    </style:style>
    <style:style style:name="T1416" style:family="text">
      <style:text-properties style:font-name="Liberation Serif1" fo:font-style="normal" fo:font-weight="normal" officeooo:rsid="04aa2b8b" style:font-name-asian="Liberation Mono" style:font-style-asian="normal" style:font-weight-asian="normal" style:font-name-complex="Liberation Mono" style:font-style-complex="normal" style:font-weight-complex="normal"/>
    </style:style>
    <style:style style:name="T1417" style:family="text">
      <style:text-properties style:font-name="Liberation Serif1" fo:font-style="normal" fo:font-weight="normal" officeooo:rsid="04aa5c23" style:font-name-asian="Liberation Mono" style:font-style-asian="normal" style:font-weight-asian="normal" style:font-name-complex="Liberation Mono" style:font-style-complex="normal" style:font-weight-complex="normal"/>
    </style:style>
    <style:style style:name="T1418" style:family="text">
      <style:text-properties style:font-name="Liberation Serif1" fo:font-style="normal" fo:font-weight="normal" officeooo:rsid="04ab328c" style:font-name-asian="Liberation Mono" style:font-style-asian="normal" style:font-weight-asian="normal" style:font-name-complex="Liberation Mono" style:font-style-complex="normal" style:font-weight-complex="normal"/>
    </style:style>
    <style:style style:name="T1419" style:family="text">
      <style:text-properties style:font-name="Liberation Serif1" fo:font-style="normal" fo:font-weight="normal" officeooo:rsid="04ad03a7" style:font-name-asian="Liberation Mono" style:font-style-asian="normal" style:font-weight-asian="normal" style:font-name-complex="Liberation Mono" style:font-style-complex="normal" style:font-weight-complex="normal"/>
    </style:style>
    <style:style style:name="T1420" style:family="text">
      <style:text-properties style:font-name="Liberation Serif1" fo:font-style="normal" fo:font-weight="normal" officeooo:rsid="04ad52fe" style:font-name-asian="Liberation Mono" style:font-style-asian="normal" style:font-weight-asian="normal" style:font-name-complex="Liberation Mono" style:font-style-complex="normal" style:font-weight-complex="normal"/>
    </style:style>
    <style:style style:name="T1421" style:family="text">
      <style:text-properties style:font-name="Liberation Serif1" fo:font-style="normal" fo:font-weight="normal" officeooo:rsid="04af237e" style:font-name-asian="Liberation Mono" style:font-style-asian="normal" style:font-weight-asian="normal" style:font-name-complex="Liberation Mono" style:font-style-complex="normal" style:font-weight-complex="normal"/>
    </style:style>
    <style:style style:name="T1422" style:family="text">
      <style:text-properties style:font-name="Liberation Serif1" fo:font-style="normal" fo:font-weight="normal" officeooo:rsid="04b10e04" style:font-name-asian="Liberation Mono" style:font-style-asian="normal" style:font-weight-asian="normal" style:font-name-complex="Liberation Mono" style:font-style-complex="normal" style:font-weight-complex="normal"/>
    </style:style>
    <style:style style:name="T1423" style:family="text">
      <style:text-properties style:font-name="Liberation Serif1" fo:font-style="normal" fo:font-weight="normal" officeooo:rsid="04b14ace" style:font-name-asian="Liberation Mono" style:font-style-asian="normal" style:font-weight-asian="normal" style:font-name-complex="Liberation Mono" style:font-style-complex="normal" style:font-weight-complex="normal"/>
    </style:style>
    <style:style style:name="T1424" style:family="text">
      <style:text-properties style:font-name="Liberation Serif1" fo:font-style="normal" fo:font-weight="normal" officeooo:rsid="04b1d524" style:font-name-asian="Liberation Mono" style:font-style-asian="normal" style:font-weight-asian="normal" style:font-name-complex="Liberation Mono" style:font-style-complex="normal" style:font-weight-complex="normal"/>
    </style:style>
    <style:style style:name="T1425" style:family="text">
      <style:text-properties style:font-name="Liberation Serif1" fo:font-style="normal" fo:font-weight="normal" officeooo:rsid="04b3349d" style:font-name-asian="Liberation Mono" style:font-style-asian="normal" style:font-weight-asian="normal" style:font-name-complex="Liberation Mono" style:font-style-complex="normal" style:font-weight-complex="normal"/>
    </style:style>
    <style:style style:name="T1426" style:family="text">
      <style:text-properties style:font-name="Liberation Serif1" fo:font-style="normal" fo:font-weight="normal" officeooo:rsid="04b42558" style:font-name-asian="Liberation Mono" style:font-style-asian="normal" style:font-weight-asian="normal" style:font-name-complex="Liberation Mono" style:font-style-complex="normal" style:font-weight-complex="normal"/>
    </style:style>
    <style:style style:name="T1427" style:family="text">
      <style:text-properties style:font-name="Liberation Serif1" fo:font-style="normal" fo:font-weight="normal" officeooo:rsid="04b5680a" style:font-name-asian="Liberation Mono" style:font-style-asian="normal" style:font-weight-asian="normal" style:font-name-complex="Liberation Mono" style:font-style-complex="normal" style:font-weight-complex="normal"/>
    </style:style>
    <style:style style:name="T1428" style:family="text">
      <style:text-properties style:font-name="Liberation Serif1" fo:font-style="normal" fo:font-weight="normal" officeooo:rsid="04b6ba5b" style:font-name-asian="Liberation Mono" style:font-style-asian="normal" style:font-weight-asian="normal" style:font-name-complex="Liberation Mono" style:font-style-complex="normal" style:font-weight-complex="normal"/>
    </style:style>
    <style:style style:name="T1429" style:family="text">
      <style:text-properties style:font-name="Liberation Serif1" fo:font-style="normal" fo:font-weight="normal" officeooo:rsid="04b854fe" style:font-name-asian="Liberation Mono" style:font-style-asian="normal" style:font-weight-asian="normal" style:font-name-complex="Liberation Mono" style:font-style-complex="normal" style:font-weight-complex="normal"/>
    </style:style>
    <style:style style:name="T1430" style:family="text">
      <style:text-properties style:font-name="Liberation Serif1" fo:font-style="normal" fo:font-weight="normal" officeooo:rsid="04b8e372" style:font-name-asian="Liberation Mono" style:font-style-asian="normal" style:font-weight-asian="normal" style:font-name-complex="Liberation Mono" style:font-style-complex="normal" style:font-weight-complex="normal"/>
    </style:style>
    <style:style style:name="T1431" style:family="text">
      <style:text-properties style:font-name="Liberation Serif1" fo:font-style="normal" fo:font-weight="normal" officeooo:rsid="04ba642a" style:font-name-asian="Liberation Mono" style:font-style-asian="normal" style:font-weight-asian="normal" style:font-name-complex="Liberation Mono" style:font-style-complex="normal" style:font-weight-complex="normal"/>
    </style:style>
    <style:style style:name="T1432" style:family="text">
      <style:text-properties style:font-name="Liberation Serif1" fo:font-style="normal" fo:font-weight="normal" officeooo:rsid="04bc4501" style:font-name-asian="Liberation Mono" style:font-style-asian="normal" style:font-weight-asian="normal" style:font-name-complex="Liberation Mono" style:font-style-complex="normal" style:font-weight-complex="normal"/>
    </style:style>
    <style:style style:name="T1433" style:family="text">
      <style:text-properties style:font-name="Liberation Serif1" fo:font-style="normal" fo:font-weight="normal" officeooo:rsid="04bc7459" style:font-name-asian="Liberation Mono" style:font-style-asian="normal" style:font-weight-asian="normal" style:font-name-complex="Liberation Mono" style:font-style-complex="normal" style:font-weight-complex="normal"/>
    </style:style>
    <style:style style:name="T1434" style:family="text">
      <style:text-properties style:font-name="Liberation Serif1" fo:font-style="normal" fo:font-weight="normal" officeooo:rsid="04bd50da" style:font-name-asian="Liberation Mono" style:font-style-asian="normal" style:font-weight-asian="normal" style:font-name-complex="Liberation Mono" style:font-style-complex="normal" style:font-weight-complex="normal"/>
    </style:style>
    <style:style style:name="T1435" style:family="text">
      <style:text-properties style:font-name="Liberation Serif1" fo:font-style="normal" fo:font-weight="normal" officeooo:rsid="04be06ee" style:font-name-asian="Liberation Mono" style:font-style-asian="normal" style:font-weight-asian="normal" style:font-name-complex="Liberation Mono" style:font-style-complex="normal" style:font-weight-complex="normal"/>
    </style:style>
    <style:style style:name="T1436" style:family="text">
      <style:text-properties style:font-name="Liberation Serif1" fo:font-style="normal" fo:font-weight="normal" officeooo:rsid="04bef11b" style:font-name-asian="Liberation Mono" style:font-style-asian="normal" style:font-weight-asian="normal" style:font-name-complex="Liberation Mono" style:font-style-complex="normal" style:font-weight-complex="normal"/>
    </style:style>
    <style:style style:name="T1437" style:family="text">
      <style:text-properties style:font-name="Liberation Serif1" fo:font-style="normal" fo:font-weight="normal" officeooo:rsid="04c0c350" style:font-name-asian="Liberation Mono" style:font-style-asian="normal" style:font-weight-asian="normal" style:font-name-complex="Liberation Mono" style:font-style-complex="normal" style:font-weight-complex="normal"/>
    </style:style>
    <style:style style:name="T1438" style:family="text">
      <style:text-properties style:font-name="Liberation Serif1" fo:font-style="normal" fo:font-weight="normal" officeooo:rsid="04c2237d" style:font-name-asian="Liberation Mono" style:font-style-asian="normal" style:font-weight-asian="normal" style:font-name-complex="Liberation Mono" style:font-style-complex="normal" style:font-weight-complex="normal"/>
    </style:style>
    <style:style style:name="T1439" style:family="text">
      <style:text-properties style:font-name="Liberation Serif1" fo:font-style="normal" fo:font-weight="normal" officeooo:rsid="04c2fbc4" style:font-name-asian="Liberation Mono" style:font-style-asian="normal" style:font-weight-asian="normal" style:font-name-complex="Liberation Mono" style:font-style-complex="normal" style:font-weight-complex="normal"/>
    </style:style>
    <style:style style:name="T1440" style:family="text">
      <style:text-properties style:font-name="Liberation Serif1" fo:font-style="normal" fo:font-weight="normal" officeooo:rsid="04c46ba1" style:font-name-asian="Liberation Mono" style:font-style-asian="normal" style:font-weight-asian="normal" style:font-name-complex="Liberation Mono" style:font-style-complex="normal" style:font-weight-complex="normal"/>
    </style:style>
    <style:style style:name="T1441" style:family="text">
      <style:text-properties style:font-name="Liberation Serif1" fo:font-style="normal" fo:font-weight="normal" officeooo:rsid="04c4f363" style:font-name-asian="Liberation Mono" style:font-style-asian="normal" style:font-weight-asian="normal" style:font-name-complex="Liberation Mono" style:font-style-complex="normal" style:font-weight-complex="normal"/>
    </style:style>
    <style:style style:name="T1442" style:family="text">
      <style:text-properties style:font-name="Liberation Serif1" fo:font-style="normal" fo:font-weight="normal" officeooo:rsid="04c60ccd" style:font-name-asian="Liberation Mono" style:font-style-asian="normal" style:font-weight-asian="normal" style:font-name-complex="Liberation Mono" style:font-style-complex="normal" style:font-weight-complex="normal"/>
    </style:style>
    <style:style style:name="T1443" style:family="text">
      <style:text-properties style:font-name="Liberation Serif1" fo:font-style="normal" fo:font-weight="normal" officeooo:rsid="04c714ce" style:font-name-asian="Liberation Mono" style:font-style-asian="normal" style:font-weight-asian="normal" style:font-name-complex="Liberation Mono" style:font-style-complex="normal" style:font-weight-complex="normal"/>
    </style:style>
    <style:style style:name="T1444" style:family="text">
      <style:text-properties style:font-name="Liberation Serif1" fo:font-style="normal" fo:font-weight="normal" officeooo:rsid="04c88333" style:font-name-asian="Liberation Mono" style:font-style-asian="normal" style:font-weight-asian="normal" style:font-name-complex="Liberation Mono" style:font-style-complex="normal" style:font-weight-complex="normal"/>
    </style:style>
    <style:style style:name="T1445" style:family="text">
      <style:text-properties style:font-name="Liberation Serif1" fo:font-style="normal" fo:font-weight="normal" officeooo:rsid="04c9d90a" style:font-name-asian="Liberation Mono" style:font-style-asian="normal" style:font-weight-asian="normal" style:font-name-complex="Liberation Mono" style:font-style-complex="normal" style:font-weight-complex="normal"/>
    </style:style>
    <style:style style:name="T1446" style:family="text">
      <style:text-properties style:font-name="Liberation Serif1" fo:font-style="normal" fo:font-weight="normal" officeooo:rsid="04ca0633" style:font-name-asian="Liberation Mono" style:font-style-asian="normal" style:font-weight-asian="normal" style:font-name-complex="Liberation Mono" style:font-style-complex="normal" style:font-weight-complex="normal"/>
    </style:style>
    <style:style style:name="T1447" style:family="text">
      <style:text-properties style:font-name="Liberation Serif1" fo:font-style="normal" fo:font-weight="normal" officeooo:rsid="04cb82d4" style:font-name-asian="Liberation Mono" style:font-style-asian="normal" style:font-weight-asian="normal" style:font-name-complex="Liberation Mono" style:font-style-complex="normal" style:font-weight-complex="normal"/>
    </style:style>
    <style:style style:name="T1448" style:family="text">
      <style:text-properties style:font-name="Liberation Serif1" fo:font-style="normal" fo:font-weight="normal" officeooo:rsid="04cd1500" style:font-name-asian="Liberation Mono" style:font-style-asian="normal" style:font-weight-asian="normal" style:font-name-complex="Liberation Mono" style:font-style-complex="normal" style:font-weight-complex="normal"/>
    </style:style>
    <style:style style:name="T1449" style:family="text">
      <style:text-properties style:font-name="Liberation Serif1" fo:font-style="normal" fo:font-weight="normal" officeooo:rsid="04cd2265" style:font-name-asian="Liberation Mono" style:font-style-asian="normal" style:font-weight-asian="normal" style:font-name-complex="Liberation Mono" style:font-style-complex="normal" style:font-weight-complex="normal"/>
    </style:style>
    <style:style style:name="T1450" style:family="text">
      <style:text-properties style:font-name="Liberation Serif1" fo:font-style="normal" fo:font-weight="normal" officeooo:rsid="04ce775e" style:font-name-asian="Liberation Mono" style:font-style-asian="normal" style:font-weight-asian="normal" style:font-name-complex="Liberation Mono" style:font-style-complex="normal" style:font-weight-complex="normal"/>
    </style:style>
    <style:style style:name="T1451" style:family="text">
      <style:text-properties style:font-name="Liberation Serif1" fo:font-style="normal" fo:font-weight="normal" officeooo:rsid="04cfedf3" style:font-name-asian="Liberation Mono" style:font-style-asian="normal" style:font-weight-asian="normal" style:font-name-complex="Liberation Mono" style:font-style-complex="normal" style:font-weight-complex="normal"/>
    </style:style>
    <style:style style:name="T1452" style:family="text">
      <style:text-properties style:font-name="Liberation Serif1" fo:font-style="normal" fo:font-weight="normal" officeooo:rsid="04d09ebb" style:font-name-asian="Liberation Mono" style:font-style-asian="normal" style:font-weight-asian="normal" style:font-name-complex="Liberation Mono" style:font-style-complex="normal" style:font-weight-complex="normal"/>
    </style:style>
    <style:style style:name="T1453" style:family="text">
      <style:text-properties style:font-name="Liberation Serif1" fo:font-style="normal" fo:font-weight="normal" officeooo:rsid="04d2a2fc" style:font-name-asian="Liberation Mono" style:font-style-asian="normal" style:font-weight-asian="normal" style:font-name-complex="Liberation Mono" style:font-style-complex="normal" style:font-weight-complex="normal"/>
    </style:style>
    <style:style style:name="T1454" style:family="text">
      <style:text-properties style:font-name="Liberation Serif1" fo:font-style="normal" fo:font-weight="normal" officeooo:rsid="04d2c8e4" style:font-name-asian="Liberation Mono" style:font-style-asian="normal" style:font-weight-asian="normal" style:font-name-complex="Liberation Mono" style:font-style-complex="normal" style:font-weight-complex="normal"/>
    </style:style>
    <style:style style:name="T1455" style:family="text">
      <style:text-properties style:font-name="Liberation Serif1" fo:font-style="normal" fo:font-weight="normal" officeooo:rsid="04d31bfa" style:font-name-asian="Liberation Mono" style:font-style-asian="normal" style:font-weight-asian="normal" style:font-name-complex="Liberation Mono" style:font-style-complex="normal" style:font-weight-complex="normal"/>
    </style:style>
    <style:style style:name="T1456" style:family="text">
      <style:text-properties style:font-name="Liberation Serif1" fo:font-style="normal" fo:font-weight="normal" officeooo:rsid="04d3424e" style:font-name-asian="Liberation Mono" style:font-style-asian="normal" style:font-weight-asian="normal" style:font-name-complex="Liberation Mono" style:font-style-complex="normal" style:font-weight-complex="normal"/>
    </style:style>
    <style:style style:name="T1457" style:family="text">
      <style:text-properties style:font-name="Liberation Serif1" fo:font-style="normal" fo:font-weight="normal" officeooo:rsid="04d3feda" style:font-name-asian="Liberation Mono" style:font-style-asian="normal" style:font-weight-asian="normal" style:font-name-complex="Liberation Mono" style:font-style-complex="normal" style:font-weight-complex="normal"/>
    </style:style>
    <style:style style:name="T1458" style:family="text">
      <style:text-properties style:font-name="Liberation Serif1" fo:font-style="normal" fo:font-weight="normal" officeooo:rsid="04d5ba1d" style:font-name-asian="Liberation Mono" style:font-style-asian="normal" style:font-weight-asian="normal" style:font-name-complex="Liberation Mono" style:font-style-complex="normal" style:font-weight-complex="normal"/>
    </style:style>
    <style:style style:name="T1459" style:family="text">
      <style:text-properties style:font-name="Liberation Serif1" fo:font-style="normal" fo:font-weight="normal" officeooo:rsid="04d7aca8" style:font-name-asian="Liberation Mono" style:font-style-asian="normal" style:font-weight-asian="normal" style:font-name-complex="Liberation Mono" style:font-style-complex="normal" style:font-weight-complex="normal"/>
    </style:style>
    <style:style style:name="T1460" style:family="text">
      <style:text-properties style:font-name="Liberation Serif1" fo:font-style="normal" fo:font-weight="normal" officeooo:rsid="04d8f361" style:font-name-asian="Liberation Mono" style:font-style-asian="normal" style:font-weight-asian="normal" style:font-name-complex="Liberation Mono" style:font-style-complex="normal" style:font-weight-complex="normal"/>
    </style:style>
    <style:style style:name="T1461" style:family="text">
      <style:text-properties style:font-name="Liberation Serif1" fo:font-style="normal" fo:font-weight="normal" officeooo:rsid="04da3397" style:font-name-asian="Liberation Mono" style:font-style-asian="normal" style:font-weight-asian="normal" style:font-name-complex="Liberation Mono" style:font-style-complex="normal" style:font-weight-complex="normal"/>
    </style:style>
    <style:style style:name="T1462" style:family="text">
      <style:text-properties style:font-name="Liberation Serif1" fo:font-style="normal" fo:font-weight="normal" officeooo:rsid="04dada97" style:font-name-asian="Liberation Mono" style:font-style-asian="normal" style:font-weight-asian="normal" style:font-name-complex="Liberation Mono" style:font-style-complex="normal" style:font-weight-complex="normal"/>
    </style:style>
    <style:style style:name="T1463" style:family="text">
      <style:text-properties style:font-name="Liberation Serif1" fo:font-style="normal" fo:font-weight="normal" officeooo:rsid="04db64b3" style:font-name-asian="Liberation Mono" style:font-style-asian="normal" style:font-weight-asian="normal" style:font-name-complex="Liberation Mono" style:font-style-complex="normal" style:font-weight-complex="normal"/>
    </style:style>
    <style:style style:name="T1464" style:family="text">
      <style:text-properties style:font-name="Liberation Serif1" fo:font-style="normal" fo:font-weight="normal" officeooo:rsid="04db7d63" style:font-name-asian="Liberation Mono" style:font-style-asian="normal" style:font-weight-asian="normal" style:font-name-complex="Liberation Mono" style:font-style-complex="normal" style:font-weight-complex="normal"/>
    </style:style>
    <style:style style:name="T1465" style:family="text">
      <style:text-properties style:font-name="Liberation Serif1" fo:font-style="normal" fo:font-weight="normal" officeooo:rsid="04dc23ca" style:font-name-asian="Liberation Mono" style:font-style-asian="normal" style:font-weight-asian="normal" style:font-name-complex="Liberation Mono" style:font-style-complex="normal" style:font-weight-complex="normal"/>
    </style:style>
    <style:style style:name="T1466" style:family="text">
      <style:text-properties style:font-name="Liberation Serif1" fo:font-style="normal" fo:font-weight="normal" officeooo:rsid="04dd780e" style:font-name-asian="Liberation Mono" style:font-style-asian="normal" style:font-weight-asian="normal" style:font-name-complex="Liberation Mono" style:font-style-complex="normal" style:font-weight-complex="normal"/>
    </style:style>
    <style:style style:name="T1467" style:family="text">
      <style:text-properties style:font-name="Liberation Serif1" fo:font-style="normal" fo:font-weight="normal" officeooo:rsid="04df0c54" style:font-name-asian="Liberation Mono" style:font-style-asian="normal" style:font-weight-asian="normal" style:font-name-complex="Liberation Mono" style:font-style-complex="normal" style:font-weight-complex="normal"/>
    </style:style>
    <style:style style:name="T1468" style:family="text">
      <style:text-properties style:font-name="Liberation Serif1" fo:font-style="normal" fo:font-weight="normal" officeooo:rsid="04e09bac" style:font-name-asian="Liberation Mono" style:font-style-asian="normal" style:font-weight-asian="normal" style:font-name-complex="Liberation Mono" style:font-style-complex="normal" style:font-weight-complex="normal"/>
    </style:style>
    <style:style style:name="T1469" style:family="text">
      <style:text-properties style:font-name="Liberation Serif1" fo:font-style="normal" fo:font-weight="normal" officeooo:rsid="04e297cf" style:font-name-asian="Liberation Mono" style:font-style-asian="normal" style:font-weight-asian="normal" style:font-name-complex="Liberation Mono" style:font-style-complex="normal" style:font-weight-complex="normal"/>
    </style:style>
    <style:style style:name="T1470" style:family="text">
      <style:text-properties style:font-name="Liberation Serif1" fo:font-style="normal" fo:font-weight="normal" officeooo:rsid="04e41411" style:font-name-asian="Liberation Mono" style:font-style-asian="normal" style:font-weight-asian="normal" style:font-name-complex="Liberation Mono" style:font-style-complex="normal" style:font-weight-complex="normal"/>
    </style:style>
    <style:style style:name="T1471" style:family="text">
      <style:text-properties style:font-name="Liberation Serif1" fo:font-style="normal" fo:font-weight="normal" officeooo:rsid="04e4f9b2" style:font-name-asian="Liberation Mono" style:font-style-asian="normal" style:font-weight-asian="normal" style:font-name-complex="Liberation Mono" style:font-style-complex="normal" style:font-weight-complex="normal"/>
    </style:style>
    <style:style style:name="T1472" style:family="text">
      <style:text-properties style:font-name="Liberation Serif1" fo:font-style="normal" fo:font-weight="normal" officeooo:rsid="04e6afbc" style:font-name-asian="Liberation Mono" style:font-style-asian="normal" style:font-weight-asian="normal" style:font-name-complex="Liberation Mono" style:font-style-complex="normal" style:font-weight-complex="normal"/>
    </style:style>
    <style:style style:name="T1473" style:family="text">
      <style:text-properties style:font-name="Liberation Serif1" fo:font-style="normal" fo:font-weight="normal" officeooo:rsid="04e8341f" style:font-name-asian="Liberation Mono" style:font-style-asian="normal" style:font-weight-asian="normal" style:font-name-complex="Liberation Mono" style:font-style-complex="normal" style:font-weight-complex="normal"/>
    </style:style>
    <style:style style:name="T1474" style:family="text">
      <style:text-properties style:font-name="Liberation Serif1" fo:font-style="normal" fo:font-weight="normal" officeooo:rsid="04e9439a" style:font-name-asian="Liberation Mono" style:font-style-asian="normal" style:font-weight-asian="normal" style:font-name-complex="Liberation Mono" style:font-style-complex="normal" style:font-weight-complex="normal"/>
    </style:style>
    <style:style style:name="T1475" style:family="text">
      <style:text-properties style:font-name="Liberation Serif1" fo:font-style="normal" fo:font-weight="normal" officeooo:rsid="04ea9835" style:font-name-asian="Liberation Mono" style:font-style-asian="normal" style:font-weight-asian="normal" style:font-name-complex="Liberation Mono" style:font-style-complex="normal" style:font-weight-complex="normal"/>
    </style:style>
    <style:style style:name="T1476" style:family="text">
      <style:text-properties style:font-name="Liberation Serif1" fo:font-style="normal" fo:font-weight="normal" officeooo:rsid="04eb9439" style:font-name-asian="Liberation Mono" style:font-style-asian="normal" style:font-weight-asian="normal" style:font-name-complex="Liberation Mono" style:font-style-complex="normal" style:font-weight-complex="normal"/>
    </style:style>
    <style:style style:name="T1477" style:family="text">
      <style:text-properties style:font-name="Liberation Serif1" fo:font-style="normal" fo:font-weight="normal" officeooo:rsid="04ebb6c4" style:font-name-asian="Liberation Mono" style:font-style-asian="normal" style:font-weight-asian="normal" style:font-name-complex="Liberation Mono" style:font-style-complex="normal" style:font-weight-complex="normal"/>
    </style:style>
    <style:style style:name="T1478" style:family="text">
      <style:text-properties style:font-name="Liberation Serif1" fo:font-style="normal" fo:font-weight="normal" officeooo:rsid="04ebc6c6" style:font-name-asian="Liberation Mono" style:font-style-asian="normal" style:font-weight-asian="normal" style:font-name-complex="Liberation Mono" style:font-style-complex="normal" style:font-weight-complex="normal"/>
    </style:style>
    <style:style style:name="T1479" style:family="text">
      <style:text-properties style:font-name="Liberation Serif1" fo:font-style="normal" fo:font-weight="normal" officeooo:rsid="04ed3827" style:font-name-asian="Liberation Mono" style:font-style-asian="normal" style:font-weight-asian="normal" style:font-name-complex="Liberation Mono" style:font-style-complex="normal" style:font-weight-complex="normal"/>
    </style:style>
    <style:style style:name="T1480" style:family="text">
      <style:text-properties style:font-name="Liberation Serif1" fo:font-style="normal" fo:font-weight="normal" officeooo:rsid="04eec3e8" style:font-name-asian="Liberation Mono" style:font-style-asian="normal" style:font-weight-asian="normal" style:font-name-complex="Liberation Mono" style:font-style-complex="normal" style:font-weight-complex="normal"/>
    </style:style>
    <style:style style:name="T1481" style:family="text">
      <style:text-properties style:font-name="Liberation Serif1" fo:font-style="normal" fo:font-weight="normal" officeooo:rsid="04ef76fe" style:font-name-asian="Liberation Mono" style:font-style-asian="normal" style:font-weight-asian="normal" style:font-name-complex="Liberation Mono" style:font-style-complex="normal" style:font-weight-complex="normal"/>
    </style:style>
    <style:style style:name="T1482" style:family="text">
      <style:text-properties style:font-name="Liberation Serif1" fo:font-style="normal" fo:font-weight="normal" officeooo:rsid="04efb9c0" style:font-name-asian="Liberation Mono" style:font-style-asian="normal" style:font-weight-asian="normal" style:font-name-complex="Liberation Mono" style:font-style-complex="normal" style:font-weight-complex="normal"/>
    </style:style>
    <style:style style:name="T1483" style:family="text">
      <style:text-properties style:font-name="Liberation Serif1" fo:font-style="normal" fo:font-weight="normal" officeooo:rsid="04f0bf62" style:font-name-asian="Liberation Mono" style:font-style-asian="normal" style:font-weight-asian="normal" style:font-name-complex="Liberation Mono" style:font-style-complex="normal" style:font-weight-complex="normal"/>
    </style:style>
    <style:style style:name="T1484" style:family="text">
      <style:text-properties style:font-name="Liberation Serif1" fo:font-style="normal" fo:font-weight="normal" officeooo:rsid="04f24abf" style:font-name-asian="Liberation Mono" style:font-style-asian="normal" style:font-weight-asian="normal" style:font-name-complex="Liberation Mono" style:font-style-complex="normal" style:font-weight-complex="normal"/>
    </style:style>
    <style:style style:name="T1485" style:family="text">
      <style:text-properties style:font-name="Liberation Serif1" fo:font-style="normal" fo:font-weight="normal" officeooo:rsid="04f31260" style:font-name-asian="Liberation Mono" style:font-style-asian="normal" style:font-weight-asian="normal" style:font-name-complex="Liberation Mono" style:font-style-complex="normal" style:font-weight-complex="normal"/>
    </style:style>
    <style:style style:name="T1486" style:family="text">
      <style:text-properties style:font-name="Liberation Serif1" fo:font-style="normal" fo:font-weight="normal" officeooo:rsid="04f455db" style:font-name-asian="Liberation Mono" style:font-style-asian="normal" style:font-weight-asian="normal" style:font-name-complex="Liberation Mono" style:font-style-complex="normal" style:font-weight-complex="normal"/>
    </style:style>
    <style:style style:name="T1487" style:family="text">
      <style:text-properties style:font-name="Liberation Serif1" fo:font-style="normal" fo:font-weight="normal" officeooo:rsid="04f4cd72" style:font-name-asian="Liberation Mono" style:font-style-asian="normal" style:font-weight-asian="normal" style:font-name-complex="Liberation Mono" style:font-style-complex="normal" style:font-weight-complex="normal"/>
    </style:style>
    <style:style style:name="T1488" style:family="text">
      <style:text-properties style:font-name="Liberation Serif1" fo:font-style="normal" fo:font-weight="normal" officeooo:rsid="04f5a337" style:font-name-asian="Liberation Mono" style:font-style-asian="normal" style:font-weight-asian="normal" style:font-name-complex="Liberation Mono" style:font-style-complex="normal" style:font-weight-complex="normal"/>
    </style:style>
    <style:style style:name="T1489" style:family="text">
      <style:text-properties style:font-name="Liberation Serif1" fo:font-style="normal" fo:font-weight="normal" officeooo:rsid="04f68491" style:font-name-asian="Liberation Mono" style:font-style-asian="normal" style:font-weight-asian="normal" style:font-name-complex="Liberation Mono" style:font-style-complex="normal" style:font-weight-complex="normal"/>
    </style:style>
    <style:style style:name="T1490" style:family="text">
      <style:text-properties style:font-name="Liberation Serif1" fo:font-style="normal" fo:font-weight="normal" officeooo:rsid="04f83d68" style:font-name-asian="Liberation Mono" style:font-style-asian="normal" style:font-weight-asian="normal" style:font-name-complex="Liberation Mono" style:font-style-complex="normal" style:font-weight-complex="normal"/>
    </style:style>
    <style:style style:name="T1491" style:family="text">
      <style:text-properties style:font-name="Liberation Serif1" fo:font-style="normal" fo:font-weight="normal" officeooo:rsid="04f9f8c9" style:font-name-asian="Liberation Mono" style:font-style-asian="normal" style:font-weight-asian="normal" style:font-name-complex="Liberation Mono" style:font-style-complex="normal" style:font-weight-complex="normal"/>
    </style:style>
    <style:style style:name="T1492" style:family="text">
      <style:text-properties style:font-name="Liberation Serif1" fo:font-style="normal" fo:font-weight="normal" officeooo:rsid="04fbf6d6" style:font-name-asian="Liberation Mono" style:font-style-asian="normal" style:font-weight-asian="normal" style:font-name-complex="Liberation Mono" style:font-style-complex="normal" style:font-weight-complex="normal"/>
    </style:style>
    <style:style style:name="T1493" style:family="text">
      <style:text-properties style:font-name="Liberation Serif1" fo:font-style="normal" fo:font-weight="normal" officeooo:rsid="04fc886a" style:font-name-asian="Liberation Mono" style:font-style-asian="normal" style:font-weight-asian="normal" style:font-name-complex="Liberation Mono" style:font-style-complex="normal" style:font-weight-complex="normal"/>
    </style:style>
    <style:style style:name="T1494" style:family="text">
      <style:text-properties style:font-name="Liberation Serif1" fo:font-style="normal" fo:font-weight="normal" officeooo:rsid="04fe5527" style:font-name-asian="Liberation Mono" style:font-style-asian="normal" style:font-weight-asian="normal" style:font-name-complex="Liberation Mono" style:font-style-complex="normal" style:font-weight-complex="normal"/>
    </style:style>
    <style:style style:name="T1495" style:family="text">
      <style:text-properties style:font-name="Liberation Serif1" fo:font-style="normal" fo:font-weight="normal" officeooo:rsid="04fe8d46" style:font-name-asian="Liberation Mono" style:font-style-asian="normal" style:font-weight-asian="normal" style:font-name-complex="Liberation Mono" style:font-style-complex="normal" style:font-weight-complex="normal"/>
    </style:style>
    <style:style style:name="T1496" style:family="text">
      <style:text-properties style:font-name="Liberation Serif1" fo:font-style="normal" fo:font-weight="normal" officeooo:rsid="04ff26bc" style:font-name-asian="Liberation Mono" style:font-style-asian="normal" style:font-weight-asian="normal" style:font-name-complex="Liberation Mono" style:font-style-complex="normal" style:font-weight-complex="normal"/>
    </style:style>
    <style:style style:name="T1497" style:family="text">
      <style:text-properties style:font-name="Liberation Serif1" fo:font-style="normal" fo:font-weight="normal" officeooo:rsid="04ffa81d" style:font-name-asian="Liberation Mono" style:font-style-asian="normal" style:font-weight-asian="normal" style:font-name-complex="Liberation Mono" style:font-style-complex="normal" style:font-weight-complex="normal"/>
    </style:style>
    <style:style style:name="T1498" style:family="text">
      <style:text-properties style:font-name="Liberation Serif1" fo:font-style="normal" fo:font-weight="normal" officeooo:rsid="0500f384" style:font-name-asian="Liberation Mono" style:font-style-asian="normal" style:font-weight-asian="normal" style:font-name-complex="Liberation Mono" style:font-style-complex="normal" style:font-weight-complex="normal"/>
    </style:style>
    <style:style style:name="T1499" style:family="text">
      <style:text-properties style:font-name="Liberation Serif1" fo:font-style="normal" fo:font-weight="normal" officeooo:rsid="05019c7d" style:font-name-asian="Liberation Mono" style:font-style-asian="normal" style:font-weight-asian="normal" style:font-name-complex="Liberation Mono" style:font-style-complex="normal" style:font-weight-complex="normal"/>
    </style:style>
    <style:style style:name="T1500" style:family="text">
      <style:text-properties style:font-name="Liberation Serif1" fo:font-style="normal" fo:font-weight="normal" officeooo:rsid="05031b48" style:font-name-asian="Liberation Mono" style:font-style-asian="normal" style:font-weight-asian="normal" style:font-name-complex="Liberation Mono" style:font-style-complex="normal" style:font-weight-complex="normal"/>
    </style:style>
    <style:style style:name="T1501" style:family="text">
      <style:text-properties style:font-name="Liberation Serif1" fo:font-style="normal" fo:font-weight="normal" officeooo:rsid="0503bd7d" style:font-name-asian="Liberation Mono" style:font-style-asian="normal" style:font-weight-asian="normal" style:font-name-complex="Liberation Mono" style:font-style-complex="normal" style:font-weight-complex="normal"/>
    </style:style>
    <style:style style:name="T1502" style:family="text">
      <style:text-properties style:font-name="Liberation Serif1" fo:font-style="normal" fo:font-weight="normal" officeooo:rsid="05055085" style:font-name-asian="Liberation Mono" style:font-style-asian="normal" style:font-weight-asian="normal" style:font-name-complex="Liberation Mono" style:font-style-complex="normal" style:font-weight-complex="normal"/>
    </style:style>
    <style:style style:name="T1503" style:family="text">
      <style:text-properties style:font-name="Liberation Serif1" fo:font-style="normal" fo:font-weight="normal" officeooo:rsid="0506e0a7" style:font-name-asian="Liberation Mono" style:font-style-asian="normal" style:font-weight-asian="normal" style:font-name-complex="Liberation Mono" style:font-style-complex="normal" style:font-weight-complex="normal"/>
    </style:style>
    <style:style style:name="T1504" style:family="text">
      <style:text-properties style:font-name="Liberation Serif1" fo:font-style="normal" fo:font-weight="normal" officeooo:rsid="05074163" style:font-name-asian="Liberation Mono" style:font-style-asian="normal" style:font-weight-asian="normal" style:font-name-complex="Liberation Mono" style:font-style-complex="normal" style:font-weight-complex="normal"/>
    </style:style>
    <style:style style:name="T1505" style:family="text">
      <style:text-properties style:font-name="Liberation Serif1" fo:font-style="normal" fo:font-weight="normal" officeooo:rsid="0508187c" style:font-name-asian="Liberation Mono" style:font-style-asian="normal" style:font-weight-asian="normal" style:font-name-complex="Liberation Mono" style:font-style-complex="normal" style:font-weight-complex="normal"/>
    </style:style>
    <style:style style:name="T1506" style:family="text">
      <style:text-properties style:font-name="Liberation Serif1" fo:font-style="normal" fo:font-weight="normal" officeooo:rsid="050a0c5f" style:font-name-asian="Liberation Mono" style:font-style-asian="normal" style:font-weight-asian="normal" style:font-name-complex="Liberation Mono" style:font-style-complex="normal" style:font-weight-complex="normal"/>
    </style:style>
    <style:style style:name="T1507" style:family="text">
      <style:text-properties style:font-name="Liberation Serif1" fo:font-style="normal" fo:font-weight="normal" officeooo:rsid="050b88d4" style:font-name-asian="Liberation Mono" style:font-style-asian="normal" style:font-weight-asian="normal" style:font-name-complex="Liberation Mono" style:font-style-complex="normal" style:font-weight-complex="normal"/>
    </style:style>
    <style:style style:name="T1508" style:family="text">
      <style:text-properties style:font-name="Liberation Serif1" fo:font-style="normal" fo:font-weight="normal" officeooo:rsid="050ccaf4" style:font-name-asian="Liberation Mono" style:font-style-asian="normal" style:font-weight-asian="normal" style:font-name-complex="Liberation Mono" style:font-style-complex="normal" style:font-weight-complex="normal"/>
    </style:style>
    <style:style style:name="T1509" style:family="text">
      <style:text-properties style:font-name="Liberation Serif1" fo:font-style="normal" fo:font-weight="normal" officeooo:rsid="050de99d" style:font-name-asian="Liberation Mono" style:font-style-asian="normal" style:font-weight-asian="normal" style:font-name-complex="Liberation Mono" style:font-style-complex="normal" style:font-weight-complex="normal"/>
    </style:style>
    <style:style style:name="T1510" style:family="text">
      <style:text-properties style:font-name="Liberation Serif1" fo:font-style="normal" fo:font-weight="normal" officeooo:rsid="050eefd6" style:font-name-asian="Liberation Mono" style:font-style-asian="normal" style:font-weight-asian="normal" style:font-name-complex="Liberation Mono" style:font-style-complex="normal" style:font-weight-complex="normal"/>
    </style:style>
    <style:style style:name="T1511" style:family="text">
      <style:text-properties style:font-name="Liberation Serif1" fo:font-style="normal" fo:font-weight="normal" officeooo:rsid="050ff46c" style:font-name-asian="Liberation Mono" style:font-style-asian="normal" style:font-weight-asian="normal" style:font-name-complex="Liberation Mono" style:font-style-complex="normal" style:font-weight-complex="normal"/>
    </style:style>
    <style:style style:name="T1512" style:family="text">
      <style:text-properties style:font-name="Liberation Serif1" fo:font-style="normal" fo:font-weight="normal" officeooo:rsid="0510d7b3" style:font-name-asian="Liberation Mono" style:font-style-asian="normal" style:font-weight-asian="normal" style:font-name-complex="Liberation Mono" style:font-style-complex="normal" style:font-weight-complex="normal"/>
    </style:style>
    <style:style style:name="T1513" style:family="text">
      <style:text-properties style:font-name="Liberation Serif1" fo:font-style="normal" fo:font-weight="normal" officeooo:rsid="05129ca2" style:font-name-asian="Liberation Mono" style:font-style-asian="normal" style:font-weight-asian="normal" style:font-name-complex="Liberation Mono" style:font-style-complex="normal" style:font-weight-complex="normal"/>
    </style:style>
    <style:style style:name="T1514" style:family="text">
      <style:text-properties style:font-name="Liberation Serif1" fo:font-style="normal" fo:font-weight="normal" officeooo:rsid="051418e9" style:font-name-asian="Liberation Mono" style:font-style-asian="normal" style:font-weight-asian="normal" style:font-name-complex="Liberation Mono" style:font-style-complex="normal" style:font-weight-complex="normal"/>
    </style:style>
    <style:style style:name="T1515" style:family="text">
      <style:text-properties style:font-name="Liberation Serif1" fo:font-style="normal" style:text-underline-style="none" fo:font-weight="normal" officeooo:rsid="051418e9" style:font-name-asian="Liberation Mono" style:font-style-asian="normal" style:font-weight-asian="normal" style:font-name-complex="Liberation Mono" style:font-style-complex="normal" style:font-weight-complex="normal"/>
    </style:style>
    <style:style style:name="T1516" style:family="text">
      <style:text-properties style:font-name="Liberation Serif1" fo:font-style="normal" style:text-underline-style="none" fo:font-weight="normal" officeooo:rsid="05144a1b" style:font-name-asian="Liberation Mono" style:font-style-asian="normal" style:font-weight-asian="normal" style:font-name-complex="Liberation Mono" style:font-style-complex="normal" style:font-weight-complex="normal"/>
    </style:style>
    <style:style style:name="T1517" style:family="text">
      <style:text-properties style:font-name="Liberation Serif1" fo:font-style="normal" style:text-underline-style="none" fo:font-weight="normal" officeooo:rsid="05172e8f" style:font-name-asian="Liberation Mono" style:font-style-asian="normal" style:font-weight-asian="normal" style:font-name-complex="Liberation Mono" style:font-style-complex="normal" style:font-weight-complex="normal"/>
    </style:style>
    <style:style style:name="T1518" style:family="text">
      <style:text-properties style:font-name="Liberation Serif1" fo:font-style="normal" style:text-underline-style="none" fo:font-weight="normal" officeooo:rsid="0518e78a" style:font-name-asian="Liberation Mono" style:font-style-asian="normal" style:font-weight-asian="normal" style:font-name-complex="Liberation Mono" style:font-style-complex="normal" style:font-weight-complex="normal"/>
    </style:style>
    <style:style style:name="T1519" style:family="text">
      <style:text-properties style:font-name="Liberation Serif1" fo:font-style="normal" style:text-underline-style="none" fo:font-weight="normal" officeooo:rsid="051949ce" style:font-name-asian="Liberation Mono" style:font-style-asian="normal" style:font-weight-asian="normal" style:font-name-complex="Liberation Mono" style:font-style-complex="normal" style:font-weight-complex="normal"/>
    </style:style>
    <style:style style:name="T1520" style:family="text">
      <style:text-properties style:font-name="Liberation Serif1" fo:font-style="normal" style:text-underline-style="none" fo:font-weight="normal" officeooo:rsid="05198347" style:font-name-asian="Liberation Mono" style:font-style-asian="normal" style:font-weight-asian="normal" style:font-name-complex="Liberation Mono" style:font-style-complex="normal" style:font-weight-complex="normal"/>
    </style:style>
    <style:style style:name="T1521" style:family="text">
      <style:text-properties style:font-name="Liberation Serif1" fo:font-style="normal" style:text-underline-style="none" fo:font-weight="normal" officeooo:rsid="051a965d" style:font-name-asian="Liberation Mono" style:font-style-asian="normal" style:font-weight-asian="normal" style:font-name-complex="Liberation Mono" style:font-style-complex="normal" style:font-weight-complex="normal"/>
    </style:style>
    <style:style style:name="T1522" style:family="text">
      <style:text-properties style:font-name="Liberation Serif1" fo:font-style="normal" style:text-underline-style="none" fo:font-weight="normal" officeooo:rsid="051ae569" style:font-name-asian="Liberation Mono" style:font-style-asian="normal" style:font-weight-asian="normal" style:font-name-complex="Liberation Mono" style:font-style-complex="normal" style:font-weight-complex="normal"/>
    </style:style>
    <style:style style:name="T1523" style:family="text">
      <style:text-properties style:font-name="Liberation Serif1" fo:font-style="normal" style:text-underline-style="none" fo:font-weight="normal" officeooo:rsid="051ae8b0" style:font-name-asian="Liberation Mono" style:font-style-asian="normal" style:font-weight-asian="normal" style:font-name-complex="Liberation Mono" style:font-style-complex="normal" style:font-weight-complex="normal"/>
    </style:style>
    <style:style style:name="T1524" style:family="text">
      <style:text-properties style:font-name="Liberation Serif1" fo:font-style="normal" style:text-underline-style="none" fo:font-weight="normal" officeooo:rsid="051e93e0" style:font-name-asian="Liberation Mono" style:font-style-asian="normal" style:font-weight-asian="normal" style:font-name-complex="Liberation Mono" style:font-style-complex="normal" style:font-weight-complex="normal"/>
    </style:style>
    <style:style style:name="T1525" style:family="text">
      <style:text-properties style:font-name="Liberation Serif1" fo:font-style="normal" style:text-underline-style="none" fo:font-weight="normal" officeooo:rsid="051f0024" style:font-name-asian="Liberation Mono" style:font-style-asian="normal" style:font-weight-asian="normal" style:font-name-complex="Liberation Mono" style:font-style-complex="normal" style:font-weight-complex="normal"/>
    </style:style>
    <style:style style:name="T1526" style:family="text">
      <style:text-properties style:font-name="Liberation Serif1" fo:font-style="normal" style:text-underline-style="none" fo:font-weight="normal" officeooo:rsid="052014a4" style:font-name-asian="Liberation Mono" style:font-style-asian="normal" style:font-weight-asian="normal" style:font-name-complex="Liberation Mono" style:font-style-complex="normal" style:font-weight-complex="normal"/>
    </style:style>
    <style:style style:name="T1527" style:family="text">
      <style:text-properties style:font-name="Liberation Serif1" fo:font-style="normal" style:text-underline-style="none" fo:font-weight="normal" officeooo:rsid="0521d4ad" style:font-name-asian="Liberation Mono" style:font-style-asian="normal" style:font-weight-asian="normal" style:font-name-complex="Liberation Mono" style:font-style-complex="normal" style:font-weight-complex="normal"/>
    </style:style>
    <style:style style:name="T1528" style:family="text">
      <style:text-properties style:font-name="Liberation Serif1" fo:font-style="normal" style:text-underline-style="none" fo:font-weight="normal" officeooo:rsid="0523a7d7" style:font-name-asian="Liberation Mono" style:font-style-asian="normal" style:font-weight-asian="normal" style:font-name-complex="Liberation Mono" style:font-style-complex="normal" style:font-weight-complex="normal"/>
    </style:style>
    <style:style style:name="T1529" style:family="text">
      <style:text-properties style:font-name="Liberation Serif1" fo:font-style="normal" style:text-underline-style="none" fo:font-weight="normal" officeooo:rsid="0523ca7d" style:font-name-asian="Liberation Mono" style:font-style-asian="normal" style:font-weight-asian="normal" style:font-name-complex="Liberation Mono" style:font-style-complex="normal" style:font-weight-complex="normal"/>
    </style:style>
    <style:style style:name="T1530" style:family="text">
      <style:text-properties style:font-name="Liberation Serif1" fo:font-style="normal" style:text-underline-style="none" fo:font-weight="normal" officeooo:rsid="05241f9d" style:font-name-asian="Liberation Mono" style:font-style-asian="normal" style:font-weight-asian="normal" style:font-name-complex="Liberation Mono" style:font-style-complex="normal" style:font-weight-complex="normal"/>
    </style:style>
    <style:style style:name="T1531" style:family="text">
      <style:text-properties style:font-name="Liberation Serif1" fo:font-style="normal" style:text-underline-style="none" fo:font-weight="normal" officeooo:rsid="05249d40" style:font-name-asian="Liberation Mono" style:font-style-asian="normal" style:font-weight-asian="normal" style:font-name-complex="Liberation Mono" style:font-style-complex="normal" style:font-weight-complex="normal"/>
    </style:style>
    <style:style style:name="T1532" style:family="text">
      <style:text-properties style:font-name="Liberation Serif1" fo:font-style="normal" style:text-underline-style="none" fo:font-weight="normal" officeooo:rsid="05256b54" style:font-name-asian="Liberation Mono" style:font-style-asian="normal" style:font-weight-asian="normal" style:font-name-complex="Liberation Mono" style:font-style-complex="normal" style:font-weight-complex="normal"/>
    </style:style>
    <style:style style:name="T1533" style:family="text">
      <style:text-properties style:font-name="Liberation Serif1" fo:font-style="normal" style:text-underline-style="none" fo:font-weight="normal" officeooo:rsid="0526b21c" style:font-name-asian="Liberation Mono" style:font-style-asian="normal" style:font-weight-asian="normal" style:font-name-complex="Liberation Mono" style:font-style-complex="normal" style:font-weight-complex="normal"/>
    </style:style>
    <style:style style:name="T1534" style:family="text">
      <style:text-properties style:font-name="Liberation Serif1" fo:font-style="normal" style:text-underline-style="none" fo:font-weight="normal" officeooo:rsid="0526c37b" style:font-name-asian="Liberation Mono" style:font-style-asian="normal" style:font-weight-asian="normal" style:font-name-complex="Liberation Mono" style:font-style-complex="normal" style:font-weight-complex="normal"/>
    </style:style>
    <style:style style:name="T1535" style:family="text">
      <style:text-properties style:font-name="Liberation Serif1" fo:font-style="normal" style:text-underline-style="none" fo:font-weight="normal" officeooo:rsid="0527175e" style:font-name-asian="Liberation Mono" style:font-style-asian="normal" style:font-weight-asian="normal" style:font-name-complex="Liberation Mono" style:font-style-complex="normal" style:font-weight-complex="normal"/>
    </style:style>
    <style:style style:name="T1536" style:family="text">
      <style:text-properties style:font-name="Liberation Serif1" fo:font-style="normal" style:text-underline-style="none" fo:font-weight="normal" officeooo:rsid="05272af6" style:font-name-asian="Liberation Mono" style:font-style-asian="normal" style:font-weight-asian="normal" style:font-name-complex="Liberation Mono" style:font-style-complex="normal" style:font-weight-complex="normal"/>
    </style:style>
    <style:style style:name="T1537" style:family="text">
      <style:text-properties style:font-name="Liberation Serif1" fo:font-style="normal" style:text-underline-style="none" fo:font-weight="normal" officeooo:rsid="0528ea8c" style:font-name-asian="Liberation Mono" style:font-style-asian="normal" style:font-weight-asian="normal" style:font-name-complex="Liberation Mono" style:font-style-complex="normal" style:font-weight-complex="normal"/>
    </style:style>
    <style:style style:name="T1538" style:family="text">
      <style:text-properties style:font-name="Liberation Serif1" fo:font-style="normal" style:text-underline-style="none" fo:font-weight="normal" officeooo:rsid="052ae223" style:font-name-asian="Liberation Mono" style:font-style-asian="normal" style:font-weight-asian="normal" style:font-name-complex="Liberation Mono" style:font-style-complex="normal" style:font-weight-complex="normal"/>
    </style:style>
    <style:style style:name="T1539" style:family="text">
      <style:text-properties style:font-name="Liberation Serif1" fo:font-style="normal" style:text-underline-style="none" fo:font-weight="normal" officeooo:rsid="052b0bd0" style:font-name-asian="Liberation Mono" style:font-style-asian="normal" style:font-weight-asian="normal" style:font-name-complex="Liberation Mono" style:font-style-complex="normal" style:font-weight-complex="normal"/>
    </style:style>
    <style:style style:name="T1540" style:family="text">
      <style:text-properties style:font-name="Liberation Serif1" fo:font-style="normal" style:text-underline-style="none" fo:font-weight="normal" officeooo:rsid="052db78a" style:font-name-asian="Liberation Mono" style:font-style-asian="normal" style:font-weight-asian="normal" style:font-name-complex="Liberation Mono" style:font-style-complex="normal" style:font-weight-complex="normal"/>
    </style:style>
    <style:style style:name="T1541" style:family="text">
      <style:text-properties style:font-name="Liberation Serif1" fo:font-style="normal" style:text-underline-style="none" fo:font-weight="normal" officeooo:rsid="052e5903" style:font-name-asian="Liberation Mono" style:font-style-asian="normal" style:font-weight-asian="normal" style:font-name-complex="Liberation Mono" style:font-style-complex="normal" style:font-weight-complex="normal"/>
    </style:style>
    <style:style style:name="T1542" style:family="text">
      <style:text-properties style:font-name="Liberation Serif1" fo:font-style="normal" style:text-underline-style="none" fo:font-weight="normal" officeooo:rsid="052ec58e" style:font-name-asian="Liberation Mono" style:font-style-asian="normal" style:font-weight-asian="normal" style:font-name-complex="Liberation Mono" style:font-style-complex="normal" style:font-weight-complex="normal"/>
    </style:style>
    <style:style style:name="T1543" style:family="text">
      <style:text-properties style:font-name="Liberation Serif1" fo:font-style="normal" style:text-underline-style="none" fo:font-weight="normal" officeooo:rsid="0530b171" style:font-name-asian="Liberation Mono" style:font-style-asian="normal" style:font-weight-asian="normal" style:font-name-complex="Liberation Mono" style:font-style-complex="normal" style:font-weight-complex="normal"/>
    </style:style>
    <style:style style:name="T1544" style:family="text">
      <style:text-properties style:font-name="Liberation Serif1" fo:font-style="normal" style:text-underline-style="none" fo:font-weight="normal" officeooo:rsid="0532791b" style:font-name-asian="Liberation Mono" style:font-style-asian="normal" style:font-weight-asian="normal" style:font-name-complex="Liberation Mono" style:font-style-complex="normal" style:font-weight-complex="normal"/>
    </style:style>
    <style:style style:name="T1545" style:family="text">
      <style:text-properties style:font-name="Liberation Serif1" fo:font-style="normal" style:text-underline-style="none" fo:font-weight="normal" officeooo:rsid="05335eb5" style:font-name-asian="Liberation Mono" style:font-style-asian="normal" style:font-weight-asian="normal" style:font-name-complex="Liberation Mono" style:font-style-complex="normal" style:font-weight-complex="normal"/>
    </style:style>
    <style:style style:name="T1546" style:family="text">
      <style:text-properties style:font-name="Liberation Serif1" fo:font-style="normal" style:text-underline-style="none" fo:font-weight="normal" officeooo:rsid="053496e3" style:font-name-asian="Liberation Mono" style:font-style-asian="normal" style:font-weight-asian="normal" style:font-name-complex="Liberation Mono" style:font-style-complex="normal" style:font-weight-complex="normal"/>
    </style:style>
    <style:style style:name="T1547" style:family="text">
      <style:text-properties style:font-name="Liberation Serif1" fo:font-style="normal" style:text-underline-style="none" fo:font-weight="normal" officeooo:rsid="05353595" style:font-name-asian="Liberation Mono" style:font-style-asian="normal" style:font-weight-asian="normal" style:font-name-complex="Liberation Mono" style:font-style-complex="normal" style:font-weight-complex="normal"/>
    </style:style>
    <style:style style:name="T1548" style:family="text">
      <style:text-properties style:font-name="Liberation Serif1" fo:font-style="normal" style:text-underline-style="none" fo:font-weight="normal" officeooo:rsid="053dc660" style:font-name-asian="Liberation Mono" style:font-style-asian="normal" style:font-weight-asian="normal" style:font-name-complex="Liberation Mono" style:font-style-complex="normal" style:font-weight-complex="normal"/>
    </style:style>
    <style:style style:name="T1549" style:family="text">
      <style:text-properties style:font-name="Liberation Serif1" fo:font-style="normal" style:text-underline-style="none" fo:font-weight="normal" officeooo:rsid="053f4904" style:font-name-asian="Liberation Mono" style:font-style-asian="normal" style:font-weight-asian="normal" style:font-name-complex="Liberation Mono" style:font-style-complex="normal" style:font-weight-complex="normal"/>
    </style:style>
    <style:style style:name="T1550" style:family="text">
      <style:text-properties style:font-name="Liberation Serif1" fo:font-style="normal" style:text-underline-style="none" fo:font-weight="normal" officeooo:rsid="054097d3" style:font-name-asian="Liberation Mono" style:font-style-asian="normal" style:font-weight-asian="normal" style:font-name-complex="Liberation Mono" style:font-style-complex="normal" style:font-weight-complex="normal"/>
    </style:style>
    <style:style style:name="T1551" style:family="text">
      <style:text-properties style:font-name="Liberation Serif1" fo:font-style="normal" style:text-underline-style="none" fo:font-weight="normal" officeooo:rsid="05416bfc" style:font-name-asian="Liberation Mono" style:font-style-asian="normal" style:font-weight-asian="normal" style:font-name-complex="Liberation Mono" style:font-style-complex="normal" style:font-weight-complex="normal"/>
    </style:style>
    <style:style style:name="T1552" style:family="text">
      <style:text-properties style:font-name="Liberation Serif1" fo:font-style="normal" style:text-underline-style="none" fo:font-weight="normal" officeooo:rsid="0541c31e" style:font-name-asian="Liberation Mono" style:font-style-asian="normal" style:font-weight-asian="normal" style:font-name-complex="Liberation Mono" style:font-style-complex="normal" style:font-weight-complex="normal"/>
    </style:style>
    <style:style style:name="T1553" style:family="text">
      <style:text-properties style:font-name="Liberation Serif1" fo:font-style="normal" style:text-underline-style="none" fo:font-weight="normal" officeooo:rsid="05438e76" style:font-name-asian="Liberation Mono" style:font-style-asian="normal" style:font-weight-asian="normal" style:font-name-complex="Liberation Mono" style:font-style-complex="normal" style:font-weight-complex="normal"/>
    </style:style>
    <style:style style:name="T1554" style:family="text">
      <style:text-properties style:font-name="Liberation Serif1" fo:font-style="normal" style:text-underline-style="none" fo:font-weight="normal" officeooo:rsid="054572c9" style:font-name-asian="Liberation Mono" style:font-style-asian="normal" style:font-weight-asian="normal" style:font-name-complex="Liberation Mono" style:font-style-complex="normal" style:font-weight-complex="normal"/>
    </style:style>
    <style:style style:name="T1555" style:family="text">
      <style:text-properties style:font-name="Liberation Serif1" fo:font-style="normal" style:text-underline-style="none" fo:font-weight="normal" officeooo:rsid="05492b44" style:font-name-asian="Liberation Mono" style:font-style-asian="normal" style:font-weight-asian="normal" style:font-name-complex="Liberation Mono" style:font-style-complex="normal" style:font-weight-complex="normal"/>
    </style:style>
    <style:style style:name="T1556" style:family="text">
      <style:text-properties style:font-name="Liberation Serif1" fo:font-style="normal" style:text-underline-style="none" fo:font-weight="normal" officeooo:rsid="0549d78c" style:font-name-asian="Liberation Mono" style:font-style-asian="normal" style:font-weight-asian="normal" style:font-name-complex="Liberation Mono" style:font-style-complex="normal" style:font-weight-complex="normal"/>
    </style:style>
    <style:style style:name="T1557" style:family="text">
      <style:text-properties style:font-name="Liberation Serif1" fo:font-style="normal" style:text-underline-style="none" fo:font-weight="normal" officeooo:rsid="054baee5" style:font-name-asian="Liberation Mono" style:font-style-asian="normal" style:font-weight-asian="normal" style:font-name-complex="Liberation Mono" style:font-style-complex="normal" style:font-weight-complex="normal"/>
    </style:style>
    <style:style style:name="T1558" style:family="text">
      <style:text-properties style:font-name="Liberation Serif1" fo:font-style="normal" style:text-underline-style="none" fo:font-weight="normal" officeooo:rsid="054c1856" style:font-name-asian="Liberation Mono" style:font-style-asian="normal" style:font-weight-asian="normal" style:font-name-complex="Liberation Mono" style:font-style-complex="normal" style:font-weight-complex="normal"/>
    </style:style>
    <style:style style:name="T1559" style:family="text">
      <style:text-properties style:font-name="Liberation Serif1" fo:font-style="normal" style:text-underline-style="none" fo:font-weight="normal" officeooo:rsid="054d9c99" style:font-name-asian="Liberation Mono" style:font-style-asian="normal" style:font-weight-asian="normal" style:font-name-complex="Liberation Mono" style:font-style-complex="normal" style:font-weight-complex="normal"/>
    </style:style>
    <style:style style:name="T1560" style:family="text">
      <style:text-properties style:font-name="Liberation Serif1" fo:font-style="normal" style:text-underline-style="none" fo:font-weight="normal" officeooo:rsid="054f7b0e" style:font-name-asian="Liberation Mono" style:font-style-asian="normal" style:font-weight-asian="normal" style:font-name-complex="Liberation Mono" style:font-style-complex="normal" style:font-weight-complex="normal"/>
    </style:style>
    <style:style style:name="T1561" style:family="text">
      <style:text-properties style:font-name="Liberation Serif1" fo:font-style="normal" style:text-underline-style="none" fo:font-weight="normal" officeooo:rsid="05510f38" style:font-name-asian="Liberation Mono" style:font-style-asian="normal" style:font-weight-asian="normal" style:font-name-complex="Liberation Mono" style:font-style-complex="normal" style:font-weight-complex="normal"/>
    </style:style>
    <style:style style:name="T1562" style:family="text">
      <style:text-properties style:font-name="Liberation Serif1" fo:font-style="normal" style:text-underline-style="none" fo:font-weight="normal" officeooo:rsid="055190a7" style:font-name-asian="Liberation Mono" style:font-style-asian="normal" style:font-weight-asian="normal" style:font-name-complex="Liberation Mono" style:font-style-complex="normal" style:font-weight-complex="normal"/>
    </style:style>
    <style:style style:name="T1563" style:family="text">
      <style:text-properties style:font-name="Liberation Serif1" fo:font-style="normal" style:text-underline-style="none" fo:font-weight="normal" officeooo:rsid="05526549" style:font-name-asian="Liberation Mono" style:font-style-asian="normal" style:font-weight-asian="normal" style:font-name-complex="Liberation Mono" style:font-style-complex="normal" style:font-weight-complex="normal"/>
    </style:style>
    <style:style style:name="T1564" style:family="text">
      <style:text-properties style:font-name="Liberation Serif1" fo:font-style="normal" style:text-underline-style="none" fo:font-weight="normal" officeooo:rsid="0555a257" style:font-name-asian="Liberation Mono" style:font-style-asian="normal" style:font-weight-asian="normal" style:font-name-complex="Liberation Mono" style:font-style-complex="normal" style:font-weight-complex="normal"/>
    </style:style>
    <style:style style:name="T1565" style:family="text">
      <style:text-properties style:font-name="Liberation Serif1" fo:font-style="normal" style:text-underline-style="none" fo:font-weight="normal" officeooo:rsid="05578ed7" style:font-name-asian="Liberation Mono" style:font-style-asian="normal" style:font-weight-asian="normal" style:font-name-complex="Liberation Mono" style:font-style-complex="normal" style:font-weight-complex="normal"/>
    </style:style>
    <style:style style:name="T1566" style:family="text">
      <style:text-properties style:font-name="Liberation Serif1" fo:font-style="normal" style:text-underline-style="none" fo:font-weight="normal" officeooo:rsid="0558d6a6" style:font-name-asian="Liberation Mono" style:font-style-asian="normal" style:font-weight-asian="normal" style:font-name-complex="Liberation Mono" style:font-style-complex="normal" style:font-weight-complex="normal"/>
    </style:style>
    <style:style style:name="T1567" style:family="text">
      <style:text-properties style:font-name="Liberation Serif1" fo:font-style="normal" style:text-underline-style="none" fo:font-weight="normal" officeooo:rsid="0559b412" style:font-name-asian="Liberation Mono" style:font-style-asian="normal" style:font-weight-asian="normal" style:font-name-complex="Liberation Mono" style:font-style-complex="normal" style:font-weight-complex="normal"/>
    </style:style>
    <style:style style:name="T1568" style:family="text">
      <style:text-properties style:font-name="Liberation Serif1" fo:font-style="normal" style:text-underline-style="none" fo:font-weight="normal" officeooo:rsid="055a5cef" style:font-name-asian="Liberation Mono" style:font-style-asian="normal" style:font-weight-asian="normal" style:font-name-complex="Liberation Mono" style:font-style-complex="normal" style:font-weight-complex="normal"/>
    </style:style>
    <style:style style:name="T1569" style:family="text">
      <style:text-properties style:font-name="Liberation Serif1" fo:font-style="normal" style:text-underline-style="none" fo:font-weight="normal" officeooo:rsid="055a8e03" style:font-name-asian="Liberation Mono" style:font-style-asian="normal" style:font-weight-asian="normal" style:font-name-complex="Liberation Mono" style:font-style-complex="normal" style:font-weight-complex="normal"/>
    </style:style>
    <style:style style:name="T1570" style:family="text">
      <style:text-properties style:font-name="Liberation Serif1" fo:font-style="normal" style:text-underline-style="none" fo:font-weight="normal" officeooo:rsid="055b2fed" style:font-name-asian="Liberation Mono" style:font-style-asian="normal" style:font-weight-asian="normal" style:font-name-complex="Liberation Mono" style:font-style-complex="normal" style:font-weight-complex="normal"/>
    </style:style>
    <style:style style:name="T1571" style:family="text">
      <style:text-properties style:font-name="Liberation Serif1" fo:font-style="normal" style:text-underline-style="none" fo:font-weight="normal" officeooo:rsid="055c55ab" style:font-name-asian="Liberation Mono" style:font-style-asian="normal" style:font-weight-asian="normal" style:font-name-complex="Liberation Mono" style:font-style-complex="normal" style:font-weight-complex="normal"/>
    </style:style>
    <style:style style:name="T1572" style:family="text">
      <style:text-properties style:font-name="Liberation Serif1" fo:font-style="normal" style:text-underline-style="none" fo:font-weight="normal" officeooo:rsid="055ded1d" style:font-name-asian="Liberation Mono" style:font-style-asian="normal" style:font-weight-asian="normal" style:font-name-complex="Liberation Mono" style:font-style-complex="normal" style:font-weight-complex="normal"/>
    </style:style>
    <style:style style:name="T1573" style:family="text">
      <style:text-properties style:font-name="Liberation Serif1" fo:font-style="normal" style:text-underline-style="none" fo:font-weight="normal" officeooo:rsid="055e1681" style:font-name-asian="Liberation Mono" style:font-style-asian="normal" style:font-weight-asian="normal" style:font-name-complex="Liberation Mono" style:font-style-complex="normal" style:font-weight-complex="normal"/>
    </style:style>
    <style:style style:name="T1574" style:family="text">
      <style:text-properties style:font-name="Liberation Serif1" fo:font-style="normal" style:text-underline-style="none" fo:font-weight="normal" officeooo:rsid="055eb5d2" style:font-name-asian="Liberation Mono" style:font-style-asian="normal" style:font-weight-asian="normal" style:font-name-complex="Liberation Mono" style:font-style-complex="normal" style:font-weight-complex="normal"/>
    </style:style>
    <style:style style:name="T1575" style:family="text">
      <style:text-properties style:font-name="Liberation Serif1" fo:font-style="normal" style:text-underline-style="none" fo:font-weight="normal" officeooo:rsid="05600432" style:font-name-asian="Liberation Mono" style:font-style-asian="normal" style:font-weight-asian="normal" style:font-name-complex="Liberation Mono" style:font-style-complex="normal" style:font-weight-complex="normal"/>
    </style:style>
    <style:style style:name="T1576" style:family="text">
      <style:text-properties style:font-name="Liberation Serif1" fo:font-style="normal" style:text-underline-style="none" fo:font-weight="normal" officeooo:rsid="0560c551" style:font-name-asian="Liberation Mono" style:font-style-asian="normal" style:font-weight-asian="normal" style:font-name-complex="Liberation Mono" style:font-style-complex="normal" style:font-weight-complex="normal"/>
    </style:style>
    <style:style style:name="T1577" style:family="text">
      <style:text-properties style:font-name="Liberation Serif1" fo:font-style="normal" style:text-underline-style="none" fo:font-weight="normal" officeooo:rsid="0562ae12" style:font-name-asian="Liberation Mono" style:font-style-asian="normal" style:font-weight-asian="normal" style:font-name-complex="Liberation Mono" style:font-style-complex="normal" style:font-weight-complex="normal"/>
    </style:style>
    <style:style style:name="T1578" style:family="text">
      <style:text-properties style:font-name="Liberation Serif1" fo:font-style="normal" style:text-underline-style="none" fo:font-weight="normal" officeooo:rsid="0562f287" style:font-name-asian="Liberation Mono" style:font-style-asian="normal" style:font-weight-asian="normal" style:font-name-complex="Liberation Mono" style:font-style-complex="normal" style:font-weight-complex="normal"/>
    </style:style>
    <style:style style:name="T1579" style:family="text">
      <style:text-properties style:font-name="Liberation Serif1" fo:font-style="normal" style:text-underline-style="none" fo:font-weight="normal" officeooo:rsid="05697829" style:font-name-asian="Liberation Mono" style:font-style-asian="normal" style:font-weight-asian="normal" style:font-name-complex="Liberation Mono" style:font-style-complex="normal" style:font-weight-complex="normal"/>
    </style:style>
    <style:style style:name="T1580" style:family="text">
      <style:text-properties style:font-name="Liberation Serif1" fo:font-style="normal" style:text-underline-style="none" fo:font-weight="normal" officeooo:rsid="056c2a15" style:font-name-asian="Liberation Mono" style:font-style-asian="normal" style:font-weight-asian="normal" style:font-name-complex="Liberation Mono" style:font-style-complex="normal" style:font-weight-complex="normal"/>
    </style:style>
    <style:style style:name="T1581" style:family="text">
      <style:text-properties style:font-name="Liberation Serif1" fo:font-style="normal" style:text-underline-style="none" fo:font-weight="normal" officeooo:rsid="056daf6c" style:font-name-asian="Liberation Mono" style:font-style-asian="normal" style:font-weight-asian="normal" style:font-name-complex="Liberation Mono" style:font-style-complex="normal" style:font-weight-complex="normal"/>
    </style:style>
    <style:style style:name="T1582" style:family="text">
      <style:text-properties style:font-name="Liberation Serif1" fo:font-style="normal" style:text-underline-style="none" fo:font-weight="normal" officeooo:rsid="056f4ae5" style:font-name-asian="Liberation Mono" style:font-style-asian="normal" style:font-weight-asian="normal" style:font-name-complex="Liberation Mono" style:font-style-complex="normal" style:font-weight-complex="normal"/>
    </style:style>
    <style:style style:name="T1583" style:family="text">
      <style:text-properties style:font-name="Liberation Serif1" fo:font-style="normal" style:text-underline-style="none" fo:font-weight="normal" officeooo:rsid="05700a37" style:font-name-asian="Liberation Mono" style:font-style-asian="normal" style:font-weight-asian="normal" style:font-name-complex="Liberation Mono" style:font-style-complex="normal" style:font-weight-complex="normal"/>
    </style:style>
    <style:style style:name="T1584" style:family="text">
      <style:text-properties style:font-name="Liberation Serif1" fo:font-style="normal" style:text-underline-style="none" fo:font-weight="normal" officeooo:rsid="05713a1f" style:font-name-asian="Liberation Mono" style:font-style-asian="normal" style:font-weight-asian="normal" style:font-name-complex="Liberation Mono" style:font-style-complex="normal" style:font-weight-complex="normal"/>
    </style:style>
    <style:style style:name="T1585" style:family="text">
      <style:text-properties style:font-name="Liberation Serif1" fo:font-style="normal" style:text-underline-style="none" fo:font-weight="normal" officeooo:rsid="057250db" style:font-name-asian="Liberation Mono" style:font-style-asian="normal" style:font-weight-asian="normal" style:font-name-complex="Liberation Mono" style:font-style-complex="normal" style:font-weight-complex="normal"/>
    </style:style>
    <style:style style:name="T1586" style:family="text">
      <style:text-properties style:font-name="Liberation Serif1" fo:font-style="normal" style:text-underline-style="none" fo:font-weight="normal" officeooo:rsid="0573cf7c" style:font-name-asian="Liberation Mono" style:font-style-asian="normal" style:font-weight-asian="normal" style:font-name-complex="Liberation Mono" style:font-style-complex="normal" style:font-weight-complex="normal"/>
    </style:style>
    <style:style style:name="T1587" style:family="text">
      <style:text-properties style:font-name="Liberation Serif1" fo:font-style="normal" style:text-underline-style="none" fo:font-weight="normal" officeooo:rsid="057523c8" style:font-name-asian="Liberation Mono" style:font-style-asian="normal" style:font-weight-asian="normal" style:font-name-complex="Liberation Mono" style:font-style-complex="normal" style:font-weight-complex="normal"/>
    </style:style>
    <style:style style:name="T1588" style:family="text">
      <style:text-properties style:font-name="Liberation Serif1" fo:font-style="normal" style:text-underline-style="none" fo:font-weight="normal" officeooo:rsid="0576c912" style:font-name-asian="Liberation Mono" style:font-style-asian="normal" style:font-weight-asian="normal" style:font-name-complex="Liberation Mono" style:font-style-complex="normal" style:font-weight-complex="normal"/>
    </style:style>
    <style:style style:name="T1589" style:family="text">
      <style:text-properties style:font-name="Liberation Serif1" fo:font-style="normal" style:text-underline-style="none" fo:font-weight="normal" officeooo:rsid="057752fe" style:font-name-asian="Liberation Mono" style:font-style-asian="normal" style:font-weight-asian="normal" style:font-name-complex="Liberation Mono" style:font-style-complex="normal" style:font-weight-complex="normal"/>
    </style:style>
    <style:style style:name="T1590" style:family="text">
      <style:text-properties style:font-name="Liberation Serif1" fo:font-style="normal" style:text-underline-style="none" fo:font-weight="normal" officeooo:rsid="05782259" style:font-name-asian="Liberation Mono" style:font-style-asian="normal" style:font-weight-asian="normal" style:font-name-complex="Liberation Mono" style:font-style-complex="normal" style:font-weight-complex="normal"/>
    </style:style>
    <style:style style:name="T1591" style:family="text">
      <style:text-properties style:font-name="Liberation Serif1" fo:font-style="normal" style:text-underline-style="none" fo:font-weight="normal" officeooo:rsid="0578b482" style:font-name-asian="Liberation Mono" style:font-style-asian="normal" style:font-weight-asian="normal" style:font-name-complex="Liberation Mono" style:font-style-complex="normal" style:font-weight-complex="normal"/>
    </style:style>
    <style:style style:name="T1592" style:family="text">
      <style:text-properties style:font-name="Liberation Serif1" fo:font-style="normal" style:text-underline-style="none" fo:font-weight="normal" officeooo:rsid="057a487b" style:font-name-asian="Liberation Mono" style:font-style-asian="normal" style:font-weight-asian="normal" style:font-name-complex="Liberation Mono" style:font-style-complex="normal" style:font-weight-complex="normal"/>
    </style:style>
    <style:style style:name="T1593" style:family="text">
      <style:text-properties style:font-name="Liberation Serif1" fo:font-style="normal" style:text-underline-style="none" fo:font-weight="normal" officeooo:rsid="057a66ad" style:font-name-asian="Liberation Mono" style:font-style-asian="normal" style:font-weight-asian="normal" style:font-name-complex="Liberation Mono" style:font-style-complex="normal" style:font-weight-complex="normal"/>
    </style:style>
    <style:style style:name="T1594" style:family="text">
      <style:text-properties style:font-name="Liberation Serif1" fo:font-style="normal" style:text-underline-style="none" fo:font-weight="normal" officeooo:rsid="057bd3a2" style:font-name-asian="Liberation Mono" style:font-style-asian="normal" style:font-weight-asian="normal" style:font-name-complex="Liberation Mono" style:font-style-complex="normal" style:font-weight-complex="normal"/>
    </style:style>
    <style:style style:name="T1595" style:family="text">
      <style:text-properties style:font-name="Liberation Serif1" fo:font-style="normal" style:text-underline-style="none" fo:font-weight="normal" officeooo:rsid="057cd8b2" style:font-name-asian="Liberation Mono" style:font-style-asian="normal" style:font-weight-asian="normal" style:font-name-complex="Liberation Mono" style:font-style-complex="normal" style:font-weight-complex="normal"/>
    </style:style>
    <style:style style:name="T1596" style:family="text">
      <style:text-properties style:font-name="Liberation Serif1" fo:font-style="normal" style:text-underline-style="none" fo:font-weight="normal" officeooo:rsid="057e1f1e" style:font-name-asian="Liberation Mono" style:font-style-asian="normal" style:font-weight-asian="normal" style:font-name-complex="Liberation Mono" style:font-style-complex="normal" style:font-weight-complex="normal"/>
    </style:style>
    <style:style style:name="T1597" style:family="text">
      <style:text-properties style:font-name="Liberation Serif1" fo:font-style="normal" style:text-underline-style="none" fo:font-weight="normal" officeooo:rsid="057fc461" style:font-name-asian="Liberation Mono" style:font-style-asian="normal" style:font-weight-asian="normal" style:font-name-complex="Liberation Mono" style:font-style-complex="normal" style:font-weight-complex="normal"/>
    </style:style>
    <style:style style:name="T1598" style:family="text">
      <style:text-properties style:font-name="Liberation Serif1" fo:font-style="normal" style:text-underline-style="none" fo:font-weight="normal" officeooo:rsid="057fc66f" style:font-name-asian="Liberation Mono" style:font-style-asian="normal" style:font-weight-asian="normal" style:font-name-complex="Liberation Mono" style:font-style-complex="normal" style:font-weight-complex="normal"/>
    </style:style>
    <style:style style:name="T1599" style:family="text">
      <style:text-properties style:font-name="Liberation Serif1" fo:font-style="normal" style:text-underline-style="none" fo:font-weight="normal" officeooo:rsid="057fed4a" style:font-name-asian="Liberation Mono" style:font-style-asian="normal" style:font-weight-asian="normal" style:font-name-complex="Liberation Mono" style:font-style-complex="normal" style:font-weight-complex="normal"/>
    </style:style>
    <style:style style:name="T1600" style:family="text">
      <style:text-properties style:font-name="Liberation Serif1" fo:font-style="normal" style:text-underline-style="none" fo:font-weight="normal" officeooo:rsid="0581e7f0" style:font-name-asian="Liberation Mono" style:font-style-asian="normal" style:font-weight-asian="normal" style:font-name-complex="Liberation Mono" style:font-style-complex="normal" style:font-weight-complex="normal"/>
    </style:style>
    <style:style style:name="T1601" style:family="text">
      <style:text-properties style:font-name="Liberation Serif1" fo:font-style="normal" style:text-underline-style="none" fo:font-weight="normal" officeooo:rsid="0582f803" style:font-name-asian="Liberation Mono" style:font-style-asian="normal" style:font-weight-asian="normal" style:font-name-complex="Liberation Mono" style:font-style-complex="normal" style:font-weight-complex="normal"/>
    </style:style>
    <style:style style:name="T1602" style:family="text">
      <style:text-properties style:font-name="Liberation Serif1" fo:font-style="normal" style:text-underline-style="none" fo:font-weight="normal" officeooo:rsid="05837057" style:font-name-asian="Liberation Mono" style:font-style-asian="normal" style:font-weight-asian="normal" style:font-name-complex="Liberation Mono" style:font-style-complex="normal" style:font-weight-complex="normal"/>
    </style:style>
    <style:style style:name="T1603" style:family="text">
      <style:text-properties style:font-name="Liberation Serif1" fo:font-style="normal" style:text-underline-style="none" fo:font-weight="normal" officeooo:rsid="05838bff" style:font-name-asian="Liberation Mono" style:font-style-asian="normal" style:font-weight-asian="normal" style:font-name-complex="Liberation Mono" style:font-style-complex="normal" style:font-weight-complex="normal"/>
    </style:style>
    <style:style style:name="T1604" style:family="text">
      <style:text-properties style:font-name="Liberation Serif1" fo:font-style="normal" style:text-underline-style="none" fo:font-weight="normal" officeooo:rsid="0584f229" style:font-name-asian="Liberation Mono" style:font-style-asian="normal" style:font-weight-asian="normal" style:font-name-complex="Liberation Mono" style:font-style-complex="normal" style:font-weight-complex="normal"/>
    </style:style>
    <style:style style:name="T1605" style:family="text">
      <style:text-properties style:font-name="Liberation Serif1" fo:font-style="normal" style:text-underline-style="none" fo:font-weight="normal" officeooo:rsid="058679f6" style:font-name-asian="Liberation Mono" style:font-style-asian="normal" style:font-weight-asian="normal" style:font-name-complex="Liberation Mono" style:font-style-complex="normal" style:font-weight-complex="normal"/>
    </style:style>
    <style:style style:name="T1606" style:family="text">
      <style:text-properties style:font-name="Liberation Serif1" fo:font-style="normal" style:text-underline-style="none" fo:font-weight="normal" officeooo:rsid="058756b7" style:font-name-asian="Liberation Mono" style:font-style-asian="normal" style:font-weight-asian="normal" style:font-name-complex="Liberation Mono" style:font-style-complex="normal" style:font-weight-complex="normal"/>
    </style:style>
    <style:style style:name="T1607" style:family="text">
      <style:text-properties style:font-name="Liberation Serif1" fo:font-style="normal" style:text-underline-style="none" fo:font-weight="normal" officeooo:rsid="05893ddf" style:font-name-asian="Liberation Mono" style:font-style-asian="normal" style:font-weight-asian="normal" style:font-name-complex="Liberation Mono" style:font-style-complex="normal" style:font-weight-complex="normal"/>
    </style:style>
    <style:style style:name="T1608" style:family="text">
      <style:text-properties style:font-name="Liberation Serif1" fo:font-style="italic" fo:font-weight="normal" officeooo:rsid="049ac1ec" style:font-name-asian="Liberation Mono" style:font-style-asian="italic" style:font-weight-asian="normal" style:font-name-complex="Liberation Mono" style:font-style-complex="italic" style:font-weight-complex="normal"/>
    </style:style>
    <style:style style:name="T1609" style:family="text">
      <style:text-properties style:font-name="Liberation Serif1" fo:font-style="italic" fo:font-weight="normal" officeooo:rsid="049f46ee" style:font-name-asian="Liberation Mono" style:font-style-asian="italic" style:font-weight-asian="normal" style:font-name-complex="Liberation Mono" style:font-style-complex="italic" style:font-weight-complex="normal"/>
    </style:style>
    <style:style style:name="T1610" style:family="text">
      <style:text-properties style:font-name="Liberation Serif1" fo:font-style="italic" fo:font-weight="normal" officeooo:rsid="04a2a9a1" style:font-name-asian="Liberation Mono" style:font-style-asian="italic" style:font-weight-asian="normal" style:font-name-complex="Liberation Mono" style:font-style-complex="italic" style:font-weight-complex="normal"/>
    </style:style>
    <style:style style:name="T1611" style:family="text">
      <style:text-properties style:font-name="Liberation Serif1" fo:font-style="italic" fo:font-weight="normal" officeooo:rsid="04aa27ea" style:font-name-asian="Liberation Mono" style:font-style-asian="italic" style:font-weight-asian="normal" style:font-name-complex="Liberation Mono" style:font-style-complex="italic" style:font-weight-complex="normal"/>
    </style:style>
    <style:style style:name="T1612" style:family="text">
      <style:text-properties style:font-name="Liberation Serif1" fo:font-style="italic" fo:font-weight="normal" officeooo:rsid="04ad52fe" style:font-name-asian="Liberation Mono" style:font-style-asian="italic" style:font-weight-asian="normal" style:font-name-complex="Liberation Mono" style:font-style-complex="italic" style:font-weight-complex="normal"/>
    </style:style>
    <style:style style:name="T1613" style:family="text">
      <style:text-properties style:font-name="Liberation Serif1" fo:font-style="italic" fo:font-weight="normal" officeooo:rsid="04ba642a" style:font-name-asian="Liberation Mono" style:font-style-asian="italic" style:font-weight-asian="normal" style:font-name-complex="Liberation Mono" style:font-style-complex="italic" style:font-weight-complex="normal"/>
    </style:style>
    <style:style style:name="T1614" style:family="text">
      <style:text-properties style:font-name="Liberation Serif1" fo:font-style="italic" fo:font-weight="normal" officeooo:rsid="04bc7459" style:font-name-asian="Liberation Mono" style:font-style-asian="italic" style:font-weight-asian="normal" style:font-name-complex="Liberation Mono" style:font-style-complex="italic" style:font-weight-complex="normal"/>
    </style:style>
    <style:style style:name="T1615" style:family="text">
      <style:text-properties style:font-name="Liberation Serif1" fo:font-style="italic" fo:font-weight="normal" officeooo:rsid="04c60ccd" style:font-name-asian="Liberation Mono" style:font-style-asian="italic" style:font-weight-asian="normal" style:font-name-complex="Liberation Mono" style:font-style-complex="italic" style:font-weight-complex="normal"/>
    </style:style>
    <style:style style:name="T1616" style:family="text">
      <style:text-properties style:font-name="Liberation Serif1" fo:font-style="italic" fo:font-weight="normal" officeooo:rsid="04cb82d4" style:font-name-asian="Liberation Mono" style:font-style-asian="italic" style:font-weight-asian="normal" style:font-name-complex="Liberation Mono" style:font-style-complex="italic" style:font-weight-complex="normal"/>
    </style:style>
    <style:style style:name="T1617" style:family="text">
      <style:text-properties style:font-name="Liberation Serif1" fo:font-style="italic" fo:font-weight="normal" officeooo:rsid="04cd1500" style:font-name-asian="Liberation Mono" style:font-style-asian="italic" style:font-weight-asian="normal" style:font-name-complex="Liberation Mono" style:font-style-complex="italic" style:font-weight-complex="normal"/>
    </style:style>
    <style:style style:name="T1618" style:family="text">
      <style:text-properties style:font-name="Liberation Serif1" fo:font-style="italic" fo:font-weight="normal" officeooo:rsid="04cd2265" style:font-name-asian="Liberation Mono" style:font-style-asian="italic" style:font-weight-asian="normal" style:font-name-complex="Liberation Mono" style:font-style-complex="italic" style:font-weight-complex="normal"/>
    </style:style>
    <style:style style:name="T1619" style:family="text">
      <style:text-properties style:font-name="Liberation Serif1" fo:font-style="italic" fo:font-weight="normal" officeooo:rsid="04ce775e" style:font-name-asian="Liberation Mono" style:font-style-asian="italic" style:font-weight-asian="normal" style:font-name-complex="Liberation Mono" style:font-style-complex="italic" style:font-weight-complex="normal"/>
    </style:style>
    <style:style style:name="T1620" style:family="text">
      <style:text-properties style:font-name="Liberation Serif1" fo:font-style="italic" fo:font-weight="normal" officeooo:rsid="04e297cf" style:font-name-asian="Liberation Mono" style:font-style-asian="italic" style:font-weight-asian="normal" style:font-name-complex="Liberation Mono" style:font-style-complex="italic" style:font-weight-complex="normal"/>
    </style:style>
    <style:style style:name="T1621" style:family="text">
      <style:text-properties style:font-name="Liberation Serif1" fo:font-style="italic" fo:font-weight="normal" officeooo:rsid="04e9439a" style:font-name-asian="Liberation Mono" style:font-style-asian="italic" style:font-weight-asian="normal" style:font-name-complex="Liberation Mono" style:font-style-complex="italic" style:font-weight-complex="normal"/>
    </style:style>
    <style:style style:name="T1622" style:family="text">
      <style:text-properties style:font-name="Liberation Serif1" fo:font-style="italic" fo:font-weight="normal" officeooo:rsid="04f4cd72" style:font-name-asian="Liberation Mono" style:font-style-asian="italic" style:font-weight-asian="normal" style:font-name-complex="Liberation Mono" style:font-style-complex="italic" style:font-weight-complex="normal"/>
    </style:style>
    <style:style style:name="T1623" style:family="text">
      <style:text-properties style:font-name="Liberation Serif1" fo:font-style="italic" fo:font-weight="normal" officeooo:rsid="04f83d68" style:font-name-asian="Liberation Mono" style:font-style-asian="italic" style:font-weight-asian="normal" style:font-name-complex="Liberation Mono" style:font-style-complex="italic" style:font-weight-complex="normal"/>
    </style:style>
    <style:style style:name="T1624" style:family="text">
      <style:text-properties style:font-name="Liberation Serif1" fo:font-style="italic" fo:font-weight="normal" officeooo:rsid="04f9f8c9" style:font-name-asian="Liberation Mono" style:font-style-asian="italic" style:font-weight-asian="normal" style:font-name-complex="Liberation Mono" style:font-style-complex="italic" style:font-weight-complex="normal"/>
    </style:style>
    <style:style style:name="T1625" style:family="text">
      <style:text-properties style:font-name="Liberation Serif1" fo:font-style="italic" fo:font-weight="normal" officeooo:rsid="04fbf6d6" style:font-name-asian="Liberation Mono" style:font-style-asian="italic" style:font-weight-asian="normal" style:font-name-complex="Liberation Mono" style:font-style-complex="italic" style:font-weight-complex="normal"/>
    </style:style>
    <style:style style:name="T1626" style:family="text">
      <style:text-properties style:font-name="Liberation Serif1" fo:font-style="italic" fo:font-weight="normal" officeooo:rsid="04fe5527" style:font-name-asian="Liberation Mono" style:font-style-asian="italic" style:font-weight-asian="normal" style:font-name-complex="Liberation Mono" style:font-style-complex="italic" style:font-weight-complex="normal"/>
    </style:style>
    <style:style style:name="T1627" style:family="text">
      <style:text-properties style:font-name="Liberation Serif1" fo:font-style="italic" fo:font-weight="normal" officeooo:rsid="05129ca2" style:font-name-asian="Liberation Mono" style:font-style-asian="italic" style:font-weight-asian="normal" style:font-name-complex="Liberation Mono" style:font-style-complex="italic" style:font-weight-complex="normal"/>
    </style:style>
    <style:style style:name="T1628" style:family="text">
      <style:text-properties style:font-name="Liberation Serif1" fo:font-style="italic" fo:font-weight="normal" officeooo:rsid="051418e9" style:font-name-asian="Liberation Mono" style:font-style-asian="italic" style:font-weight-asian="normal" style:font-name-complex="Liberation Mono" style:font-style-complex="italic" style:font-weight-complex="normal"/>
    </style:style>
    <style:style style:name="T1629" style:family="text">
      <style:text-properties style:font-name="Liberation Serif1" fo:font-style="italic" fo:font-weight="normal" officeooo:rsid="087a7688" style:font-name-asian="Liberation Mono" style:font-style-asian="italic" style:font-weight-asian="normal" style:font-name-complex="Liberation Mono" style:font-style-complex="italic" style:font-weight-complex="normal"/>
    </style:style>
    <style:style style:name="T1630" style:family="text">
      <style:text-properties style:font-name="Liberation Serif1" fo:font-style="italic" style:text-underline-style="none" fo:font-weight="normal" officeooo:rsid="05198347" style:font-name-asian="Liberation Mono" style:font-style-asian="italic" style:font-weight-asian="normal" style:font-name-complex="Liberation Mono" style:font-style-complex="italic" style:font-weight-complex="normal"/>
    </style:style>
    <style:style style:name="T1631" style:family="text">
      <style:text-properties style:font-name="Liberation Serif1" fo:font-style="italic" style:text-underline-style="none" fo:font-weight="normal" officeooo:rsid="051ae8b0" style:font-name-asian="Liberation Mono" style:font-style-asian="italic" style:font-weight-asian="normal" style:font-name-complex="Liberation Mono" style:font-style-complex="italic" style:font-weight-complex="normal"/>
    </style:style>
    <style:style style:name="T1632" style:family="text">
      <style:text-properties style:font-name="Liberation Serif1" fo:font-style="italic" style:text-underline-style="none" fo:font-weight="normal" officeooo:rsid="051cccdc" style:font-name-asian="Liberation Mono" style:font-style-asian="italic" style:font-weight-asian="normal" style:font-name-complex="Liberation Mono" style:font-style-complex="italic" style:font-weight-complex="normal"/>
    </style:style>
    <style:style style:name="T1633" style:family="text">
      <style:text-properties style:font-name="Liberation Serif1" fo:font-style="italic" style:text-underline-style="none" fo:font-weight="normal" officeooo:rsid="051f0024" style:font-name-asian="Liberation Mono" style:font-style-asian="italic" style:font-weight-asian="normal" style:font-name-complex="Liberation Mono" style:font-style-complex="italic" style:font-weight-complex="normal"/>
    </style:style>
    <style:style style:name="T1634" style:family="text">
      <style:text-properties style:font-name="Liberation Serif1" fo:font-style="italic" style:text-underline-style="none" fo:font-weight="normal" officeooo:rsid="0527175e" style:font-name-asian="Liberation Mono" style:font-style-asian="italic" style:font-weight-asian="normal" style:font-name-complex="Liberation Mono" style:font-style-complex="italic" style:font-weight-complex="normal"/>
    </style:style>
    <style:style style:name="T1635" style:family="text">
      <style:text-properties style:font-name="Liberation Serif1" fo:font-style="italic" style:text-underline-style="none" fo:font-weight="normal" officeooo:rsid="053496e3" style:font-name-asian="Liberation Mono" style:font-style-asian="italic" style:font-weight-asian="normal" style:font-name-complex="Liberation Mono" style:font-style-complex="italic" style:font-weight-complex="normal"/>
    </style:style>
    <style:style style:name="T1636" style:family="text">
      <style:text-properties style:font-name="Liberation Serif1" fo:font-style="italic" style:text-underline-style="none" fo:font-weight="normal" officeooo:rsid="054097d3" style:font-name-asian="Liberation Mono" style:font-style-asian="italic" style:font-weight-asian="normal" style:font-name-complex="Liberation Mono" style:font-style-complex="italic" style:font-weight-complex="normal"/>
    </style:style>
    <style:style style:name="T1637" style:family="text">
      <style:text-properties style:font-name="Liberation Serif1" fo:font-style="italic" style:text-underline-style="none" fo:font-weight="normal" officeooo:rsid="05492b44" style:font-name-asian="Liberation Mono" style:font-style-asian="italic" style:font-weight-asian="normal" style:font-name-complex="Liberation Mono" style:font-style-complex="italic" style:font-weight-complex="normal"/>
    </style:style>
    <style:style style:name="T1638" style:family="text">
      <style:text-properties style:font-name="Liberation Serif1" fo:font-style="italic" style:text-underline-style="none" fo:font-weight="normal" officeooo:rsid="0549d78c" style:font-name-asian="Liberation Mono" style:font-style-asian="italic" style:font-weight-asian="normal" style:font-name-complex="Liberation Mono" style:font-style-complex="italic" style:font-weight-complex="normal"/>
    </style:style>
    <style:style style:name="T1639" style:family="text">
      <style:text-properties style:font-name="Liberation Serif1" fo:font-style="italic" style:text-underline-style="none" fo:font-weight="normal" officeooo:rsid="05510f38" style:font-name-asian="Liberation Mono" style:font-style-asian="italic" style:font-weight-asian="normal" style:font-name-complex="Liberation Mono" style:font-style-complex="italic" style:font-weight-complex="normal"/>
    </style:style>
    <style:style style:name="T1640" style:family="text">
      <style:text-properties style:font-name="Liberation Serif1" fo:font-style="italic" style:text-underline-style="none" fo:font-weight="normal" officeooo:rsid="055190a7" style:font-name-asian="Liberation Mono" style:font-style-asian="italic" style:font-weight-asian="normal" style:font-name-complex="Liberation Mono" style:font-style-complex="italic" style:font-weight-complex="normal"/>
    </style:style>
    <style:style style:name="T1641" style:family="text">
      <style:text-properties style:font-name="Liberation Serif1" fo:font-style="italic" style:text-underline-style="none" fo:font-weight="normal" officeooo:rsid="0558d6a6" style:font-name-asian="Liberation Mono" style:font-style-asian="italic" style:font-weight-asian="normal" style:font-name-complex="Liberation Mono" style:font-style-complex="italic" style:font-weight-complex="normal"/>
    </style:style>
    <style:style style:name="T1642" style:family="text">
      <style:text-properties style:font-name="Liberation Serif1" fo:font-style="italic" style:text-underline-style="none" fo:font-weight="normal" officeooo:rsid="0559b412" style:font-name-asian="Liberation Mono" style:font-style-asian="italic" style:font-weight-asian="normal" style:font-name-complex="Liberation Mono" style:font-style-complex="italic" style:font-weight-complex="normal"/>
    </style:style>
    <style:style style:name="T1643" style:family="text">
      <style:text-properties style:font-name="Liberation Serif1" fo:font-style="italic" style:text-underline-style="none" fo:font-weight="normal" officeooo:rsid="055a5cef" style:font-name-asian="Liberation Mono" style:font-style-asian="italic" style:font-weight-asian="normal" style:font-name-complex="Liberation Mono" style:font-style-complex="italic" style:font-weight-complex="normal"/>
    </style:style>
    <style:style style:name="T1644" style:family="text">
      <style:text-properties style:font-name="Liberation Serif1" fo:font-style="italic" style:text-underline-style="none" fo:font-weight="normal" officeooo:rsid="0562ae12" style:font-name-asian="Liberation Mono" style:font-style-asian="italic" style:font-weight-asian="normal" style:font-name-complex="Liberation Mono" style:font-style-complex="italic" style:font-weight-complex="normal"/>
    </style:style>
    <style:style style:name="T1645" style:family="text">
      <style:text-properties style:font-name="Liberation Serif1" fo:font-style="italic" style:text-underline-style="none" fo:font-weight="normal" officeooo:rsid="056daf6c" style:font-name-asian="Liberation Mono" style:font-style-asian="italic" style:font-weight-asian="normal" style:font-name-complex="Liberation Mono" style:font-style-complex="italic" style:font-weight-complex="normal"/>
    </style:style>
    <style:style style:name="T1646" style:family="text">
      <style:text-properties style:font-name="Liberation Serif1" fo:font-style="italic" style:text-underline-style="none" fo:font-weight="normal" officeooo:rsid="05700a37" style:font-name-asian="Liberation Mono" style:font-style-asian="italic" style:font-weight-asian="normal" style:font-name-complex="Liberation Mono" style:font-style-complex="italic" style:font-weight-complex="normal"/>
    </style:style>
    <style:style style:name="T1647" style:family="text">
      <style:text-properties style:font-name="Liberation Serif1" fo:font-style="italic" style:text-underline-style="none" fo:font-weight="normal" officeooo:rsid="05713a1f" style:font-name-asian="Liberation Mono" style:font-style-asian="italic" style:font-weight-asian="normal" style:font-name-complex="Liberation Mono" style:font-style-complex="italic" style:font-weight-complex="normal"/>
    </style:style>
    <style:style style:name="T1648" style:family="text">
      <style:text-properties style:font-name="Liberation Serif1" fo:font-style="italic" style:text-underline-style="none" fo:font-weight="normal" officeooo:rsid="05782259" style:font-name-asian="Liberation Mono" style:font-style-asian="italic" style:font-weight-asian="normal" style:font-name-complex="Liberation Mono" style:font-style-complex="italic" style:font-weight-complex="normal"/>
    </style:style>
    <style:style style:name="T1649" style:family="text">
      <style:text-properties officeooo:rsid="013fa35b"/>
    </style:style>
    <style:style style:name="T1650" style:family="text">
      <style:text-properties officeooo:rsid="014505b5"/>
    </style:style>
    <style:style style:name="T1651" style:family="text">
      <style:text-properties officeooo:rsid="014902d8"/>
    </style:style>
    <style:style style:name="T1652" style:family="text">
      <style:text-properties officeooo:rsid="014a27e7"/>
    </style:style>
    <style:style style:name="T1653" style:family="text">
      <style:text-properties officeooo:rsid="014e6d1b"/>
    </style:style>
    <style:style style:name="T1654" style:family="text">
      <style:text-properties officeooo:rsid="014f8b5b"/>
    </style:style>
    <style:style style:name="T1655" style:family="text">
      <style:text-properties officeooo:rsid="01513594"/>
    </style:style>
    <style:style style:name="T1656" style:family="text">
      <style:text-properties officeooo:rsid="01550fb3"/>
    </style:style>
    <style:style style:name="T1657" style:family="text">
      <style:text-properties officeooo:rsid="015b9ba0"/>
    </style:style>
    <style:style style:name="T1658" style:family="text">
      <style:text-properties officeooo:rsid="0162a5bc"/>
    </style:style>
    <style:style style:name="T1659" style:family="text">
      <style:text-properties officeooo:rsid="016947b1"/>
    </style:style>
    <style:style style:name="T1660" style:family="text">
      <style:text-properties officeooo:rsid="01697e0b"/>
    </style:style>
    <style:style style:name="T1661" style:family="text">
      <style:text-properties officeooo:rsid="016f763d"/>
    </style:style>
    <style:style style:name="T1662" style:family="text">
      <style:text-properties officeooo:rsid="01735a37"/>
    </style:style>
    <style:style style:name="T1663" style:family="text">
      <style:text-properties officeooo:rsid="0176735d"/>
    </style:style>
    <style:style style:name="T1664" style:family="text">
      <style:text-properties officeooo:rsid="0177ff5d"/>
    </style:style>
    <style:style style:name="T1665" style:family="text">
      <style:text-properties officeooo:rsid="017fe353"/>
    </style:style>
    <style:style style:name="T1666" style:family="text">
      <style:text-properties officeooo:rsid="01850e20"/>
    </style:style>
    <style:style style:name="T1667" style:family="text">
      <style:text-properties officeooo:rsid="01875499"/>
    </style:style>
    <style:style style:name="T1668" style:family="text">
      <style:text-properties officeooo:rsid="0189c69e"/>
    </style:style>
    <style:style style:name="T1669" style:family="text">
      <style:text-properties officeooo:rsid="018e2a11"/>
    </style:style>
    <style:style style:name="T1670" style:family="text">
      <style:text-properties officeooo:rsid="01932064"/>
    </style:style>
    <style:style style:name="T1671" style:family="text">
      <style:text-properties officeooo:rsid="0193ec39"/>
    </style:style>
    <style:style style:name="T1672" style:family="text">
      <style:text-properties officeooo:rsid="01948e23"/>
    </style:style>
    <style:style style:name="T1673" style:family="text">
      <style:text-properties officeooo:rsid="019c08b0"/>
    </style:style>
    <style:style style:name="T1674" style:family="text">
      <style:text-properties officeooo:rsid="019d1ad0"/>
    </style:style>
    <style:style style:name="T1675" style:family="text">
      <style:text-properties officeooo:rsid="019f95f7"/>
    </style:style>
    <style:style style:name="T1676" style:family="text">
      <style:text-properties officeooo:rsid="01a26031"/>
    </style:style>
    <style:style style:name="T1677" style:family="text">
      <style:text-properties officeooo:rsid="01a8ed59"/>
    </style:style>
    <style:style style:name="T1678" style:family="text">
      <style:text-properties officeooo:rsid="01ab72f7"/>
    </style:style>
    <style:style style:name="T1679" style:family="text">
      <style:text-properties officeooo:rsid="01b06fb7"/>
    </style:style>
    <style:style style:name="T1680" style:family="text">
      <style:text-properties officeooo:rsid="01b1f69c"/>
    </style:style>
    <style:style style:name="T1681" style:family="text">
      <style:text-properties officeooo:rsid="01bbae20"/>
    </style:style>
    <style:style style:name="T1682" style:family="text">
      <style:text-properties officeooo:rsid="01bf0653"/>
    </style:style>
    <style:style style:name="T1683" style:family="text">
      <style:text-properties officeooo:rsid="01c81895"/>
    </style:style>
    <style:style style:name="T1684" style:family="text">
      <style:text-properties officeooo:rsid="01cf215b"/>
    </style:style>
    <style:style style:name="T1685" style:family="text">
      <style:text-properties officeooo:rsid="01d144e9"/>
    </style:style>
    <style:style style:name="T1686" style:family="text">
      <style:text-properties officeooo:rsid="01d493f2"/>
    </style:style>
    <style:style style:name="T1687" style:family="text">
      <style:text-properties officeooo:rsid="01d7861b"/>
    </style:style>
    <style:style style:name="T1688" style:family="text">
      <style:text-properties officeooo:rsid="01dd6289"/>
    </style:style>
    <style:style style:name="T1689" style:family="text">
      <style:text-properties officeooo:rsid="01df413e"/>
    </style:style>
    <style:style style:name="T1690" style:family="text">
      <style:text-properties officeooo:rsid="01e0ab2c"/>
    </style:style>
    <style:style style:name="T1691" style:family="text">
      <style:text-properties officeooo:rsid="01e19b93"/>
    </style:style>
    <style:style style:name="T1692" style:family="text">
      <style:text-properties officeooo:rsid="01e2c670"/>
    </style:style>
    <style:style style:name="T1693" style:family="text">
      <style:text-properties officeooo:rsid="01e3d738"/>
    </style:style>
    <style:style style:name="T1694" style:family="text">
      <style:text-properties officeooo:rsid="01e6efc0"/>
    </style:style>
    <style:style style:name="T1695" style:family="text">
      <style:text-properties officeooo:rsid="01e7243a"/>
    </style:style>
    <style:style style:name="T1696" style:family="text">
      <style:text-properties officeooo:rsid="01e77783"/>
    </style:style>
    <style:style style:name="T1697" style:family="text">
      <style:text-properties officeooo:rsid="01ebffad"/>
    </style:style>
    <style:style style:name="T1698" style:family="text">
      <style:text-properties officeooo:rsid="01ed3b8d"/>
    </style:style>
    <style:style style:name="T1699" style:family="text">
      <style:text-properties officeooo:rsid="01ef452b"/>
    </style:style>
    <style:style style:name="T1700" style:family="text">
      <style:text-properties officeooo:rsid="01f036a0"/>
    </style:style>
    <style:style style:name="T1701" style:family="text">
      <style:text-properties officeooo:rsid="01f0ea24"/>
    </style:style>
    <style:style style:name="T1702" style:family="text">
      <style:text-properties officeooo:rsid="01f23090"/>
    </style:style>
    <style:style style:name="T1703" style:family="text">
      <style:text-properties officeooo:rsid="01f636db"/>
    </style:style>
    <style:style style:name="T1704" style:family="text">
      <style:text-properties officeooo:rsid="01f95a93"/>
    </style:style>
    <style:style style:name="T1705" style:family="text">
      <style:text-properties officeooo:rsid="01fec762"/>
    </style:style>
    <style:style style:name="T1706" style:family="text">
      <style:text-properties officeooo:rsid="0201c564"/>
    </style:style>
    <style:style style:name="T1707" style:family="text">
      <style:text-properties officeooo:rsid="020293e3"/>
    </style:style>
    <style:style style:name="T1708" style:family="text">
      <style:text-properties officeooo:rsid="0205adbf"/>
    </style:style>
    <style:style style:name="T1709" style:family="text">
      <style:text-properties officeooo:rsid="020cc7df"/>
    </style:style>
    <style:style style:name="T1710" style:family="text">
      <style:text-properties officeooo:rsid="02114a32"/>
    </style:style>
    <style:style style:name="T1711" style:family="text">
      <style:text-properties officeooo:rsid="02129022"/>
    </style:style>
    <style:style style:name="T1712" style:family="text">
      <style:text-properties officeooo:rsid="0214533b"/>
    </style:style>
    <style:style style:name="T1713" style:family="text">
      <style:text-properties officeooo:rsid="021711f3"/>
    </style:style>
    <style:style style:name="T1714" style:family="text">
      <style:text-properties officeooo:rsid="02193e7f"/>
    </style:style>
    <style:style style:name="T1715" style:family="text">
      <style:text-properties officeooo:rsid="02199297"/>
    </style:style>
    <style:style style:name="T1716" style:family="text">
      <style:text-properties officeooo:rsid="0221d8a7"/>
    </style:style>
    <style:style style:name="T1717" style:family="text">
      <style:text-properties officeooo:rsid="0225be5e"/>
    </style:style>
    <style:style style:name="T1718" style:family="text">
      <style:text-properties officeooo:rsid="0226f4ce"/>
    </style:style>
    <style:style style:name="T1719" style:family="text">
      <style:text-properties officeooo:rsid="0227d0c5"/>
    </style:style>
    <style:style style:name="T1720" style:family="text">
      <style:text-properties officeooo:rsid="022927b8"/>
    </style:style>
    <style:style style:name="T1721" style:family="text">
      <style:text-properties officeooo:rsid="022ad238"/>
    </style:style>
    <style:style style:name="T1722" style:family="text">
      <style:text-properties officeooo:rsid="022e36ff"/>
    </style:style>
    <style:style style:name="T1723" style:family="text">
      <style:text-properties officeooo:rsid="023171b8"/>
    </style:style>
    <style:style style:name="T1724" style:family="text">
      <style:text-properties officeooo:rsid="0231b24c"/>
    </style:style>
    <style:style style:name="T1725" style:family="text">
      <style:text-properties officeooo:rsid="02334ceb"/>
    </style:style>
    <style:style style:name="T1726" style:family="text">
      <style:text-properties officeooo:rsid="02343bde"/>
    </style:style>
    <style:style style:name="T1727" style:family="text">
      <style:text-properties officeooo:rsid="02362e0d"/>
    </style:style>
    <style:style style:name="T1728" style:family="text">
      <style:text-properties officeooo:rsid="02371e3c"/>
    </style:style>
    <style:style style:name="T1729" style:family="text">
      <style:text-properties officeooo:rsid="02387068"/>
    </style:style>
    <style:style style:name="T1730" style:family="text">
      <style:text-properties officeooo:rsid="0239b0fe"/>
    </style:style>
    <style:style style:name="T1731" style:family="text">
      <style:text-properties officeooo:rsid="023d1519"/>
    </style:style>
    <style:style style:name="T1732" style:family="text">
      <style:text-properties officeooo:rsid="023f862e"/>
    </style:style>
    <style:style style:name="T1733" style:family="text">
      <style:text-properties officeooo:rsid="023f9a96"/>
    </style:style>
    <style:style style:name="T1734" style:family="text">
      <style:text-properties officeooo:rsid="023fb3ee"/>
    </style:style>
    <style:style style:name="T1735" style:family="text">
      <style:text-properties officeooo:rsid="02423a70"/>
    </style:style>
    <style:style style:name="T1736" style:family="text">
      <style:text-properties officeooo:rsid="024321c4"/>
    </style:style>
    <style:style style:name="T1737" style:family="text">
      <style:text-properties officeooo:rsid="024580d4"/>
    </style:style>
    <style:style style:name="T1738" style:family="text">
      <style:text-properties officeooo:rsid="02466825"/>
    </style:style>
    <style:style style:name="T1739" style:family="text">
      <style:text-properties officeooo:rsid="0249ff24"/>
    </style:style>
    <style:style style:name="T1740" style:family="text">
      <style:text-properties officeooo:rsid="024a992d"/>
    </style:style>
    <style:style style:name="T1741" style:family="text">
      <style:text-properties officeooo:rsid="024e1eee"/>
    </style:style>
    <style:style style:name="T1742" style:family="text">
      <style:text-properties officeooo:rsid="024ffbc7"/>
    </style:style>
    <style:style style:name="T1743" style:family="text">
      <style:text-properties officeooo:rsid="02508050"/>
    </style:style>
    <style:style style:name="T1744" style:family="text">
      <style:text-properties officeooo:rsid="0250d4d2"/>
    </style:style>
    <style:style style:name="T1745" style:family="text">
      <style:text-properties officeooo:rsid="0253a56a"/>
    </style:style>
    <style:style style:name="T1746" style:family="text">
      <style:text-properties officeooo:rsid="02595af3"/>
    </style:style>
    <style:style style:name="T1747" style:family="text">
      <style:text-properties officeooo:rsid="0259ca07"/>
    </style:style>
    <style:style style:name="T1748" style:family="text">
      <style:text-properties officeooo:rsid="025a9308"/>
    </style:style>
    <style:style style:name="T1749" style:family="text">
      <style:text-properties officeooo:rsid="025c6f68"/>
    </style:style>
    <style:style style:name="T1750" style:family="text">
      <style:text-properties officeooo:rsid="025e3220"/>
    </style:style>
    <style:style style:name="T1751" style:family="text">
      <style:text-properties officeooo:rsid="025e6a9b"/>
    </style:style>
    <style:style style:name="T1752" style:family="text">
      <style:text-properties fo:font-weight="bold" officeooo:rsid="025e6a9b" style:font-weight-asian="bold" style:font-weight-complex="bold"/>
    </style:style>
    <style:style style:name="T1753" style:family="text">
      <style:text-properties officeooo:rsid="025f653e"/>
    </style:style>
    <style:style style:name="T1754" style:family="text">
      <style:text-properties officeooo:rsid="025f9e0e"/>
    </style:style>
    <style:style style:name="T1755" style:family="text">
      <style:text-properties officeooo:rsid="0261823d"/>
    </style:style>
    <style:style style:name="T1756" style:family="text">
      <style:text-properties officeooo:rsid="026387cf"/>
    </style:style>
    <style:style style:name="T1757" style:family="text">
      <style:text-properties officeooo:rsid="026c6c18"/>
    </style:style>
    <style:style style:name="T1758" style:family="text">
      <style:text-properties officeooo:rsid="026c7df2"/>
    </style:style>
    <style:style style:name="T1759" style:family="text">
      <style:text-properties officeooo:rsid="026da8dd"/>
    </style:style>
    <style:style style:name="T1760" style:family="text">
      <style:text-properties officeooo:rsid="02705c20"/>
    </style:style>
    <style:style style:name="T1761" style:family="text">
      <style:text-properties officeooo:rsid="02711161"/>
    </style:style>
    <style:style style:name="T1762" style:family="text">
      <style:text-properties officeooo:rsid="0272cd7d"/>
    </style:style>
    <style:style style:name="T1763" style:family="text">
      <style:text-properties officeooo:rsid="02746f80"/>
    </style:style>
    <style:style style:name="T1764" style:family="text">
      <style:text-properties officeooo:rsid="0274d108"/>
    </style:style>
    <style:style style:name="T1765" style:family="text">
      <style:text-properties officeooo:rsid="0275ee16"/>
    </style:style>
    <style:style style:name="T1766" style:family="text">
      <style:text-properties officeooo:rsid="0277a205"/>
    </style:style>
    <style:style style:name="T1767" style:family="text">
      <style:text-properties officeooo:rsid="0277a842"/>
    </style:style>
    <style:style style:name="T1768" style:family="text">
      <style:text-properties officeooo:rsid="027822db"/>
    </style:style>
    <style:style style:name="T1769" style:family="text">
      <style:text-properties officeooo:rsid="02797e3a"/>
    </style:style>
    <style:style style:name="T1770" style:family="text">
      <style:text-properties officeooo:rsid="027ae545"/>
    </style:style>
    <style:style style:name="T1771" style:family="text">
      <style:text-properties officeooo:rsid="027c7ed5"/>
    </style:style>
    <style:style style:name="T1772" style:family="text">
      <style:text-properties officeooo:rsid="02812dc4"/>
    </style:style>
    <style:style style:name="T1773" style:family="text">
      <style:text-properties officeooo:rsid="02823829"/>
    </style:style>
    <style:style style:name="T1774" style:family="text">
      <style:text-properties officeooo:rsid="0284908a"/>
    </style:style>
    <style:style style:name="T1775" style:family="text">
      <style:text-properties officeooo:rsid="028537f3"/>
    </style:style>
    <style:style style:name="T1776" style:family="text">
      <style:text-properties officeooo:rsid="02880feb"/>
    </style:style>
    <style:style style:name="T1777" style:family="text">
      <style:text-properties officeooo:rsid="028bf133"/>
    </style:style>
    <style:style style:name="T1778" style:family="text">
      <style:text-properties officeooo:rsid="028dc2d7"/>
    </style:style>
    <style:style style:name="T1779" style:family="text">
      <style:text-properties officeooo:rsid="02939d2c"/>
    </style:style>
    <style:style style:name="T1780" style:family="text">
      <style:text-properties officeooo:rsid="0294fac7"/>
    </style:style>
    <style:style style:name="T1781" style:family="text">
      <style:text-properties officeooo:rsid="0295b27c"/>
    </style:style>
    <style:style style:name="T1782" style:family="text">
      <style:text-properties officeooo:rsid="0296fd06"/>
    </style:style>
    <style:style style:name="T1783" style:family="text">
      <style:text-properties officeooo:rsid="029a31c6"/>
    </style:style>
    <style:style style:name="T1784" style:family="text">
      <style:text-properties officeooo:rsid="029f3352"/>
    </style:style>
    <style:style style:name="T1785" style:family="text">
      <style:text-properties officeooo:rsid="02a250e8"/>
    </style:style>
    <style:style style:name="T1786" style:family="text">
      <style:text-properties officeooo:rsid="02b2b881"/>
    </style:style>
    <style:style style:name="T1787" style:family="text">
      <style:text-properties officeooo:rsid="02b3b5c2"/>
    </style:style>
    <style:style style:name="T1788" style:family="text">
      <style:text-properties officeooo:rsid="02b7a1fc"/>
    </style:style>
    <style:style style:name="T1789" style:family="text">
      <style:text-properties officeooo:rsid="02ba7fc8"/>
    </style:style>
    <style:style style:name="T1790" style:family="text">
      <style:text-properties officeooo:rsid="02bf0e31"/>
    </style:style>
    <style:style style:name="T1791" style:family="text">
      <style:text-properties officeooo:rsid="02c1a870"/>
    </style:style>
    <style:style style:name="T1792" style:family="text">
      <style:text-properties officeooo:rsid="02c347d7"/>
    </style:style>
    <style:style style:name="T1793" style:family="text">
      <style:text-properties officeooo:rsid="02c75f43"/>
    </style:style>
    <style:style style:name="T1794" style:family="text">
      <style:text-properties officeooo:rsid="02c8d3e9"/>
    </style:style>
    <style:style style:name="T1795" style:family="text">
      <style:text-properties officeooo:rsid="02ce1f04"/>
    </style:style>
    <style:style style:name="T1796" style:family="text">
      <style:text-properties officeooo:rsid="02ceda63"/>
    </style:style>
    <style:style style:name="T1797" style:family="text">
      <style:text-properties officeooo:rsid="02d094e6"/>
    </style:style>
    <style:style style:name="T1798" style:family="text">
      <style:text-properties officeooo:rsid="02d1fcc5"/>
    </style:style>
    <style:style style:name="T1799" style:family="text">
      <style:text-properties officeooo:rsid="02d2982e"/>
    </style:style>
    <style:style style:name="T1800" style:family="text">
      <style:text-properties officeooo:rsid="02d40163"/>
    </style:style>
    <style:style style:name="T1801" style:family="text">
      <style:text-properties officeooo:rsid="02d4e167"/>
    </style:style>
    <style:style style:name="T1802" style:family="text">
      <style:text-properties officeooo:rsid="02d76b85"/>
    </style:style>
    <style:style style:name="T1803" style:family="text">
      <style:text-properties officeooo:rsid="02d7e4bb"/>
    </style:style>
    <style:style style:name="T1804" style:family="text">
      <style:text-properties officeooo:rsid="02da2fd7"/>
    </style:style>
    <style:style style:name="T1805" style:family="text">
      <style:text-properties officeooo:rsid="02dd7efe"/>
    </style:style>
    <style:style style:name="T1806" style:family="text">
      <style:text-properties officeooo:rsid="02deab72"/>
    </style:style>
    <style:style style:name="T1807" style:family="text">
      <style:text-properties officeooo:rsid="02e2c4cc"/>
    </style:style>
    <style:style style:name="T1808" style:family="text">
      <style:text-properties officeooo:rsid="02ec21e7"/>
    </style:style>
    <style:style style:name="T1809" style:family="text">
      <style:text-properties officeooo:rsid="02ecd7cb"/>
    </style:style>
    <style:style style:name="T1810" style:family="text">
      <style:text-properties officeooo:rsid="02ef3e2a"/>
    </style:style>
    <style:style style:name="T1811" style:family="text">
      <style:text-properties officeooo:rsid="02efdce3"/>
    </style:style>
    <style:style style:name="T1812" style:family="text">
      <style:text-properties officeooo:rsid="02f46446"/>
    </style:style>
    <style:style style:name="T1813" style:family="text">
      <style:text-properties officeooo:rsid="02f5343f"/>
    </style:style>
    <style:style style:name="T1814" style:family="text">
      <style:text-properties officeooo:rsid="02f6c291"/>
    </style:style>
    <style:style style:name="T1815" style:family="text">
      <style:text-properties officeooo:rsid="02f8919f"/>
    </style:style>
    <style:style style:name="T1816" style:family="text">
      <style:text-properties officeooo:rsid="02f93ab7"/>
    </style:style>
    <style:style style:name="T1817" style:family="text">
      <style:text-properties officeooo:rsid="02fc82ed"/>
    </style:style>
    <style:style style:name="T1818" style:family="text">
      <style:text-properties officeooo:rsid="02fcd843"/>
    </style:style>
    <style:style style:name="T1819" style:family="text">
      <style:text-properties officeooo:rsid="03067ab1"/>
    </style:style>
    <style:style style:name="T1820" style:family="text">
      <style:text-properties officeooo:rsid="030f65e3"/>
    </style:style>
    <style:style style:name="T1821" style:family="text">
      <style:text-properties officeooo:rsid="03114010"/>
    </style:style>
    <style:style style:name="T1822" style:family="text">
      <style:text-properties officeooo:rsid="031249dc"/>
    </style:style>
    <style:style style:name="T1823" style:family="text">
      <style:text-properties officeooo:rsid="031378df"/>
    </style:style>
    <style:style style:name="T1824" style:family="text">
      <style:text-properties officeooo:rsid="03154bf8"/>
    </style:style>
    <style:style style:name="T1825" style:family="text">
      <style:text-properties officeooo:rsid="03159ecd"/>
    </style:style>
    <style:style style:name="T1826" style:family="text">
      <style:text-properties officeooo:rsid="0317d492"/>
    </style:style>
    <style:style style:name="T1827" style:family="text">
      <style:text-properties officeooo:rsid="031a2707"/>
    </style:style>
    <style:style style:name="T1828" style:family="text">
      <style:text-properties officeooo:rsid="031a6967"/>
    </style:style>
    <style:style style:name="T1829" style:family="text">
      <style:text-properties officeooo:rsid="031b36b3"/>
    </style:style>
    <style:style style:name="T1830" style:family="text">
      <style:text-properties officeooo:rsid="031c4163"/>
    </style:style>
    <style:style style:name="T1831" style:family="text">
      <style:text-properties officeooo:rsid="0325cdd3"/>
    </style:style>
    <style:style style:name="T1832" style:family="text">
      <style:text-properties officeooo:rsid="0327b48c"/>
    </style:style>
    <style:style style:name="T1833" style:family="text">
      <style:text-properties officeooo:rsid="03287fde"/>
    </style:style>
    <style:style style:name="T1834" style:family="text">
      <style:text-properties officeooo:rsid="032e6ea2"/>
    </style:style>
    <style:style style:name="T1835" style:family="text">
      <style:text-properties officeooo:rsid="03300cad"/>
    </style:style>
    <style:style style:name="T1836" style:family="text">
      <style:text-properties officeooo:rsid="03351614"/>
    </style:style>
    <style:style style:name="T1837" style:family="text">
      <style:text-properties officeooo:rsid="0335c972"/>
    </style:style>
    <style:style style:name="T1838" style:family="text">
      <style:text-properties officeooo:rsid="03424e36"/>
    </style:style>
    <style:style style:name="T1839" style:family="text">
      <style:text-properties officeooo:rsid="0347328d"/>
    </style:style>
    <style:style style:name="T1840" style:family="text">
      <style:text-properties officeooo:rsid="0351327f"/>
    </style:style>
    <style:style style:name="T1841" style:family="text">
      <style:text-properties officeooo:rsid="035d6708"/>
    </style:style>
    <style:style style:name="T1842" style:family="text">
      <style:text-properties officeooo:rsid="035f7425"/>
    </style:style>
    <style:style style:name="T1843" style:family="text">
      <style:text-properties officeooo:rsid="036d26e2"/>
    </style:style>
    <style:style style:name="T1844" style:family="text">
      <style:text-properties officeooo:rsid="037edca1"/>
    </style:style>
    <style:style style:name="T1845" style:family="text">
      <style:text-properties officeooo:rsid="038c89aa"/>
    </style:style>
    <style:style style:name="T1846" style:family="text">
      <style:text-properties officeooo:rsid="038ef054"/>
    </style:style>
    <style:style style:name="T1847" style:family="text">
      <style:text-properties officeooo:rsid="03932579"/>
    </style:style>
    <style:style style:name="T1848" style:family="text">
      <style:text-properties officeooo:rsid="03976937"/>
    </style:style>
    <style:style style:name="T1849" style:family="text">
      <style:text-properties officeooo:rsid="03992279"/>
    </style:style>
    <style:style style:name="T1850" style:family="text">
      <style:text-properties officeooo:rsid="039cd4e1"/>
    </style:style>
    <style:style style:name="T1851" style:family="text">
      <style:text-properties officeooo:rsid="039eea51"/>
    </style:style>
    <style:style style:name="T1852" style:family="text">
      <style:text-properties officeooo:rsid="03a4d788"/>
    </style:style>
    <style:style style:name="T1853" style:family="text">
      <style:text-properties officeooo:rsid="03a93435"/>
    </style:style>
    <style:style style:name="T1854" style:family="text">
      <style:text-properties officeooo:rsid="03b0ee69"/>
    </style:style>
    <style:style style:name="T1855" style:family="text">
      <style:text-properties officeooo:rsid="03b27331"/>
    </style:style>
    <style:style style:name="T1856" style:family="text">
      <style:text-properties officeooo:rsid="03b512ad"/>
    </style:style>
    <style:style style:name="T1857" style:family="text">
      <style:text-properties officeooo:rsid="03b654d3"/>
    </style:style>
    <style:style style:name="T1858" style:family="text">
      <style:text-properties officeooo:rsid="03b68b4b"/>
    </style:style>
    <style:style style:name="T1859" style:family="text">
      <style:text-properties officeooo:rsid="03b86da5"/>
    </style:style>
    <style:style style:name="T1860" style:family="text">
      <style:text-properties officeooo:rsid="03c0abc5"/>
    </style:style>
    <style:style style:name="T1861" style:family="text">
      <style:text-properties officeooo:rsid="03c1e515"/>
    </style:style>
    <style:style style:name="T1862" style:family="text">
      <style:text-properties officeooo:rsid="03c5486b"/>
    </style:style>
    <style:style style:name="T1863" style:family="text">
      <style:text-properties officeooo:rsid="03c7958c"/>
    </style:style>
    <style:style style:name="T1864" style:family="text">
      <style:text-properties officeooo:rsid="03c982de"/>
    </style:style>
    <style:style style:name="T1865" style:family="text">
      <style:text-properties officeooo:rsid="03cf2e5c"/>
    </style:style>
    <style:style style:name="T1866" style:family="text">
      <style:text-properties officeooo:rsid="03d1b535"/>
    </style:style>
    <style:style style:name="T1867" style:family="text">
      <style:text-properties officeooo:rsid="03d84817"/>
    </style:style>
    <style:style style:name="T1868" style:family="text">
      <style:text-properties officeooo:rsid="03e59b48"/>
    </style:style>
    <style:style style:name="T1869" style:family="text">
      <style:text-properties officeooo:rsid="03e7870e"/>
    </style:style>
    <style:style style:name="T1870" style:family="text">
      <style:text-properties officeooo:rsid="03e7ca3c"/>
    </style:style>
    <style:style style:name="T1871" style:family="text">
      <style:text-properties officeooo:rsid="03e8d58c"/>
    </style:style>
    <style:style style:name="T1872" style:family="text">
      <style:text-properties officeooo:rsid="03e9c910"/>
    </style:style>
    <style:style style:name="T1873" style:family="text">
      <style:text-properties officeooo:rsid="03f1121f"/>
    </style:style>
    <style:style style:name="T1874" style:family="text">
      <style:text-properties officeooo:rsid="03f65a15"/>
    </style:style>
    <style:style style:name="T1875" style:family="text">
      <style:text-properties officeooo:rsid="03fbbb24"/>
    </style:style>
    <style:style style:name="T1876" style:family="text">
      <style:text-properties officeooo:rsid="040601e0"/>
    </style:style>
    <style:style style:name="T1877" style:family="text">
      <style:text-properties officeooo:rsid="040a2a8b"/>
    </style:style>
    <style:style style:name="T1878" style:family="text">
      <style:text-properties officeooo:rsid="040da7db"/>
    </style:style>
    <style:style style:name="T1879" style:family="text">
      <style:text-properties officeooo:rsid="040ea4a9"/>
    </style:style>
    <style:style style:name="T1880" style:family="text">
      <style:text-properties officeooo:rsid="04114933"/>
    </style:style>
    <style:style style:name="T1881" style:family="text">
      <style:text-properties officeooo:rsid="041664b1"/>
    </style:style>
    <style:style style:name="T1882" style:family="text">
      <style:text-properties officeooo:rsid="04185270"/>
    </style:style>
    <style:style style:name="T1883" style:family="text">
      <style:text-properties officeooo:rsid="041a035b"/>
    </style:style>
    <style:style style:name="T1884" style:family="text">
      <style:text-properties officeooo:rsid="042463fa"/>
    </style:style>
    <style:style style:name="T1885" style:family="text">
      <style:text-properties officeooo:rsid="0428e50e"/>
    </style:style>
    <style:style style:name="T1886" style:family="text">
      <style:text-properties officeooo:rsid="042a81b8"/>
    </style:style>
    <style:style style:name="T1887" style:family="text">
      <style:text-properties officeooo:rsid="042ef3be"/>
    </style:style>
    <style:style style:name="T1888" style:family="text">
      <style:text-properties officeooo:rsid="0430b161"/>
    </style:style>
    <style:style style:name="T1889" style:family="text">
      <style:text-properties officeooo:rsid="043659f4"/>
    </style:style>
    <style:style style:name="T1890" style:family="text">
      <style:text-properties officeooo:rsid="04800dce"/>
    </style:style>
    <style:style style:name="T1891" style:family="text">
      <style:text-properties style:font-name="Liberation Serif"/>
    </style:style>
    <style:style style:name="T1892" style:family="text">
      <style:text-properties style:font-name="Liberation Serif" officeooo:rsid="0481af48" style:font-name-asian="Liberation Mono" style:font-name-complex="Liberation Mono"/>
    </style:style>
    <style:style style:name="T1893" style:family="text">
      <style:text-properties style:font-name="Liberation Serif" officeooo:rsid="0483a52b"/>
    </style:style>
    <style:style style:name="T1894" style:family="text">
      <style:text-properties style:font-name="Liberation Serif" officeooo:rsid="048490d1"/>
    </style:style>
    <style:style style:name="T1895" style:family="text">
      <style:text-properties style:font-name="Liberation Serif" officeooo:rsid="0485ab4b"/>
    </style:style>
    <style:style style:name="T1896" style:family="text">
      <style:text-properties style:font-name="Liberation Serif" officeooo:rsid="0485b6ee"/>
    </style:style>
    <style:style style:name="T1897" style:family="text">
      <style:text-properties style:font-name="Liberation Serif" officeooo:rsid="04875461"/>
    </style:style>
    <style:style style:name="T1898" style:family="text">
      <style:text-properties style:font-name="Liberation Serif" officeooo:rsid="0488d145"/>
    </style:style>
    <style:style style:name="T1899" style:family="text">
      <style:text-properties style:font-name="Liberation Serif" officeooo:rsid="04898598"/>
    </style:style>
    <style:style style:name="T1900" style:family="text">
      <style:text-properties style:font-name="Liberation Serif" officeooo:rsid="0489b1aa"/>
    </style:style>
    <style:style style:name="T1901" style:family="text">
      <style:text-properties style:font-name="Liberation Serif" fo:font-style="italic" officeooo:rsid="0489b1aa" style:font-style-asian="italic" style:font-style-complex="italic"/>
    </style:style>
    <style:style style:name="T1902" style:family="text">
      <style:text-properties style:font-name="Liberation Serif" fo:font-style="italic" officeooo:rsid="048a4ce0" style:font-style-asian="italic" style:font-style-complex="italic"/>
    </style:style>
    <style:style style:name="T1903" style:family="text">
      <style:text-properties style:font-name="Liberation Serif" fo:font-style="italic" officeooo:rsid="048bdace" style:font-style-asian="italic" style:font-style-complex="italic"/>
    </style:style>
    <style:style style:name="T1904" style:family="text">
      <style:text-properties style:font-name="Liberation Serif" fo:font-style="italic" officeooo:rsid="048c95cb" style:font-style-asian="italic" style:font-style-complex="italic"/>
    </style:style>
    <style:style style:name="T1905" style:family="text">
      <style:text-properties style:font-name="Liberation Serif" fo:font-style="italic" officeooo:rsid="049ac1ec" style:font-style-asian="italic" style:font-style-complex="italic"/>
    </style:style>
    <style:style style:name="T1906" style:family="text">
      <style:text-properties style:font-name="Liberation Serif" fo:font-style="italic" officeooo:rsid="097564c0" style:font-style-asian="italic" style:font-style-complex="italic"/>
    </style:style>
    <style:style style:name="T1907" style:family="text">
      <style:text-properties style:font-name="Liberation Serif" fo:font-style="italic" officeooo:rsid="09792ddc" style:font-style-asian="italic" style:font-style-complex="italic"/>
    </style:style>
    <style:style style:name="T1908" style:family="text">
      <style:text-properties style:font-name="Liberation Serif" fo:font-style="italic" officeooo:rsid="0997384c" style:font-style-asian="italic" style:font-style-complex="italic"/>
    </style:style>
    <style:style style:name="T1909" style:family="text">
      <style:text-properties style:font-name="Liberation Serif" fo:font-style="italic" officeooo:rsid="097bab4f" style:font-style-asian="italic" style:font-style-complex="italic"/>
    </style:style>
    <style:style style:name="T1910" style:family="text">
      <style:text-properties style:font-name="Liberation Serif" fo:font-style="italic" fo:font-weight="normal" officeooo:rsid="0495e563" style:font-style-asian="italic" style:font-weight-asian="normal" style:font-style-complex="italic" style:font-weight-complex="normal"/>
    </style:style>
    <style:style style:name="T1911" style:family="text">
      <style:text-properties style:font-name="Liberation Serif" fo:font-style="italic" fo:font-weight="normal" officeooo:rsid="0499271b" style:font-style-asian="italic" style:font-weight-asian="normal" style:font-style-complex="italic" style:font-weight-complex="normal"/>
    </style:style>
    <style:style style:name="T1912" style:family="text">
      <style:text-properties style:font-name="Liberation Serif" fo:font-style="normal" officeooo:rsid="0489b1aa" style:font-style-asian="normal" style:font-style-complex="normal"/>
    </style:style>
    <style:style style:name="T1913" style:family="text">
      <style:text-properties style:font-name="Liberation Serif" fo:font-style="normal" officeooo:rsid="048a4ce0" style:font-style-asian="normal" style:font-style-complex="normal"/>
    </style:style>
    <style:style style:name="T1914" style:family="text">
      <style:text-properties style:font-name="Liberation Serif" fo:font-style="normal" officeooo:rsid="048bcdc3" style:font-style-asian="normal" style:font-style-complex="normal"/>
    </style:style>
    <style:style style:name="T1915" style:family="text">
      <style:text-properties style:font-name="Liberation Serif" fo:font-style="normal" officeooo:rsid="048bdace" style:font-style-asian="normal" style:font-style-complex="normal"/>
    </style:style>
    <style:style style:name="T1916" style:family="text">
      <style:text-properties style:font-name="Liberation Serif" fo:font-style="normal" officeooo:rsid="048c95cb" style:font-style-asian="normal" style:font-style-complex="normal"/>
    </style:style>
    <style:style style:name="T1917" style:family="text">
      <style:text-properties style:font-name="Liberation Serif" fo:font-style="normal" officeooo:rsid="049ac1ec" style:font-style-asian="normal" style:font-style-complex="normal"/>
    </style:style>
    <style:style style:name="T1918" style:family="text">
      <style:text-properties style:font-name="Liberation Serif" fo:font-style="normal" officeooo:rsid="049badc2" style:font-style-asian="normal" style:font-style-complex="normal"/>
    </style:style>
    <style:style style:name="T1919" style:family="text">
      <style:text-properties style:font-name="Liberation Serif" fo:font-style="normal" officeooo:rsid="097bab4f" style:font-style-asian="normal" style:font-style-complex="normal"/>
    </style:style>
    <style:style style:name="T1920" style:family="text">
      <style:text-properties style:font-name="Liberation Serif" fo:font-style="normal" officeooo:rsid="099ac04f" style:font-style-asian="normal" style:font-style-complex="normal"/>
    </style:style>
    <style:style style:name="T1921" style:family="text">
      <style:text-properties style:font-name="Liberation Serif" fo:font-style="normal" officeooo:rsid="099b03f0" style:font-style-asian="normal" style:font-style-complex="normal"/>
    </style:style>
    <style:style style:name="T1922" style:family="text">
      <style:text-properties style:font-name="Liberation Serif" fo:font-style="normal" officeooo:rsid="099b771a" style:font-style-asian="normal" style:font-style-complex="normal"/>
    </style:style>
    <style:style style:name="T1923" style:family="text">
      <style:text-properties style:font-name="Liberation Serif" fo:font-style="normal" officeooo:rsid="099d084a" style:font-style-asian="normal" style:font-style-complex="normal"/>
    </style:style>
    <style:style style:name="T1924" style:family="text">
      <style:text-properties style:font-name="Liberation Serif" fo:font-style="normal" officeooo:rsid="099ef1cd" style:font-style-asian="normal" style:font-style-complex="normal"/>
    </style:style>
    <style:style style:name="T1925" style:family="text">
      <style:text-properties style:font-name="Liberation Serif" fo:font-style="normal" officeooo:rsid="099f3655" style:font-style-asian="normal" style:font-style-complex="normal"/>
    </style:style>
    <style:style style:name="T1926" style:family="text">
      <style:text-properties style:font-name="Liberation Serif" fo:font-style="normal" officeooo:rsid="09a099c3" style:font-style-asian="normal" style:font-style-complex="normal"/>
    </style:style>
    <style:style style:name="T1927" style:family="text">
      <style:text-properties style:font-name="Liberation Serif" fo:font-style="normal" officeooo:rsid="09a26f51" style:font-style-asian="normal" style:font-style-complex="normal"/>
    </style:style>
    <style:style style:name="T1928" style:family="text">
      <style:text-properties style:font-name="Liberation Serif" fo:font-style="normal" officeooo:rsid="09a44f9c" style:font-style-asian="normal" style:font-style-complex="normal"/>
    </style:style>
    <style:style style:name="T1929" style:family="text">
      <style:text-properties style:font-name="Liberation Serif" fo:font-style="normal" officeooo:rsid="09a5fce5" style:font-style-asian="normal" style:font-style-complex="normal"/>
    </style:style>
    <style:style style:name="T1930" style:family="text">
      <style:text-properties style:font-name="Liberation Serif" fo:font-style="normal" officeooo:rsid="09a625d6" style:font-style-asian="normal" style:font-style-complex="normal"/>
    </style:style>
    <style:style style:name="T1931" style:family="text">
      <style:text-properties style:font-name="Liberation Serif" fo:font-style="normal" officeooo:rsid="09a7dcd4" style:font-style-asian="normal" style:font-style-complex="normal"/>
    </style:style>
    <style:style style:name="T1932" style:family="text">
      <style:text-properties style:font-name="Liberation Serif" fo:font-style="normal" officeooo:rsid="09a929e1" style:font-style-asian="normal" style:font-style-complex="normal"/>
    </style:style>
    <style:style style:name="T1933" style:family="text">
      <style:text-properties style:font-name="Liberation Serif" fo:font-style="normal" officeooo:rsid="09aac633" style:font-style-asian="normal" style:font-style-complex="normal"/>
    </style:style>
    <style:style style:name="T1934" style:family="text">
      <style:text-properties style:font-name="Liberation Serif" fo:font-style="normal" officeooo:rsid="09ac8d2d" style:font-style-asian="normal" style:font-style-complex="normal"/>
    </style:style>
    <style:style style:name="T1935" style:family="text">
      <style:text-properties style:font-name="Liberation Serif" fo:font-style="normal" officeooo:rsid="09ad65ef" style:font-style-asian="normal" style:font-style-complex="normal"/>
    </style:style>
    <style:style style:name="T1936" style:family="text">
      <style:text-properties style:font-name="Liberation Serif" fo:font-style="normal" officeooo:rsid="09aecadc" style:font-style-asian="normal" style:font-style-complex="normal"/>
    </style:style>
    <style:style style:name="T1937" style:family="text">
      <style:text-properties style:font-name="Liberation Serif" fo:font-style="normal" officeooo:rsid="09af4201" style:font-style-asian="normal" style:font-style-complex="normal"/>
    </style:style>
    <style:style style:name="T1938" style:family="text">
      <style:text-properties style:font-name="Liberation Serif" fo:font-style="normal" officeooo:rsid="09b085de" style:font-style-asian="normal" style:font-style-complex="normal"/>
    </style:style>
    <style:style style:name="T1939" style:family="text">
      <style:text-properties style:font-name="Liberation Serif" fo:font-style="normal" officeooo:rsid="09b10cb3" style:font-style-asian="normal" style:font-style-complex="normal"/>
    </style:style>
    <style:style style:name="T1940" style:family="text">
      <style:text-properties style:font-name="Liberation Serif" fo:font-style="normal" officeooo:rsid="09b233fb" style:font-style-asian="normal" style:font-style-complex="normal"/>
    </style:style>
    <style:style style:name="T1941" style:family="text">
      <style:text-properties style:font-name="Liberation Serif" fo:font-style="normal" officeooo:rsid="09b24074" style:font-style-asian="normal" style:font-style-complex="normal"/>
    </style:style>
    <style:style style:name="T1942" style:family="text">
      <style:text-properties style:font-name="Liberation Serif" fo:font-style="normal" fo:font-weight="bold" officeooo:rsid="0483a52b" style:font-style-asian="normal" style:font-weight-asian="bold" style:font-style-complex="normal" style:font-weight-complex="bold"/>
    </style:style>
    <style:style style:name="T1943" style:family="text">
      <style:text-properties style:font-name="Liberation Serif" fo:font-style="normal" fo:font-weight="normal" officeooo:rsid="048c95cb" style:font-style-asian="normal" style:font-weight-asian="normal" style:font-style-complex="normal" style:font-weight-complex="normal"/>
    </style:style>
    <style:style style:name="T1944" style:family="text">
      <style:text-properties style:font-name="Liberation Serif" fo:font-style="normal" fo:font-weight="normal" officeooo:rsid="048bdace" style:font-style-asian="normal" style:font-weight-asian="normal" style:font-style-complex="normal" style:font-weight-complex="normal"/>
    </style:style>
    <style:style style:name="T1945" style:family="text">
      <style:text-properties style:font-name="Liberation Serif" fo:font-style="normal" fo:font-weight="normal" officeooo:rsid="048e039a" style:font-style-asian="normal" style:font-weight-asian="normal" style:font-style-complex="normal" style:font-weight-complex="normal"/>
    </style:style>
    <style:style style:name="T1946" style:family="text">
      <style:text-properties style:font-name="Liberation Serif" fo:font-style="normal" fo:font-weight="normal" officeooo:rsid="0494f4be" style:font-style-asian="normal" style:font-weight-asian="normal" style:font-style-complex="normal" style:font-weight-complex="normal"/>
    </style:style>
    <style:style style:name="T1947" style:family="text">
      <style:text-properties style:font-name="Liberation Serif" fo:font-style="normal" fo:font-weight="normal" officeooo:rsid="049527bf" style:font-style-asian="normal" style:font-weight-asian="normal" style:font-style-complex="normal" style:font-weight-complex="normal"/>
    </style:style>
    <style:style style:name="T1948" style:family="text">
      <style:text-properties style:font-name="Liberation Serif" fo:font-style="normal" fo:font-weight="normal" officeooo:rsid="0495e563" style:font-style-asian="normal" style:font-weight-asian="normal" style:font-style-complex="normal" style:font-weight-complex="normal"/>
    </style:style>
    <style:style style:name="T1949" style:family="text">
      <style:text-properties style:font-name="Liberation Serif" fo:font-style="normal" fo:font-weight="normal" officeooo:rsid="049618ad" style:font-style-asian="normal" style:font-weight-asian="normal" style:font-style-complex="normal" style:font-weight-complex="normal"/>
    </style:style>
    <style:style style:name="T1950" style:family="text">
      <style:text-properties style:font-name="Liberation Serif" fo:font-style="normal" fo:font-weight="normal" officeooo:rsid="04962972" style:font-style-asian="normal" style:font-weight-asian="normal" style:font-style-complex="normal" style:font-weight-complex="normal"/>
    </style:style>
    <style:style style:name="T1951" style:family="text">
      <style:text-properties style:font-name="Liberation Serif" fo:font-style="normal" fo:font-weight="normal" officeooo:rsid="0497f370" style:font-style-asian="normal" style:font-weight-asian="normal" style:font-style-complex="normal" style:font-weight-complex="normal"/>
    </style:style>
    <style:style style:name="T1952" style:family="text">
      <style:text-properties style:font-name="Liberation Serif" fo:font-style="normal" fo:font-weight="normal" officeooo:rsid="0499271b" style:font-style-asian="normal" style:font-weight-asian="normal" style:font-style-complex="normal" style:font-weight-complex="normal"/>
    </style:style>
    <style:style style:name="T1953" style:family="text">
      <style:text-properties style:font-name="Liberation Serif" fo:font-style="normal" fo:font-weight="normal" officeooo:rsid="049ac1ec" style:font-style-asian="normal" style:font-weight-asian="normal" style:font-style-complex="normal" style:font-weight-complex="normal"/>
    </style:style>
    <style:style style:name="T1954" style:family="text">
      <style:text-properties style:font-name="Liberation Serif" fo:font-style="normal" fo:font-weight="normal" officeooo:rsid="049badc2" style:font-style-asian="normal" style:font-weight-asian="normal" style:font-style-complex="normal" style:font-weight-complex="normal"/>
    </style:style>
    <style:style style:name="T1955" style:family="text">
      <style:text-properties style:font-name="Liberation Serif" officeooo:rsid="049ac1ec"/>
    </style:style>
    <style:style style:name="T1956" style:family="text">
      <style:text-properties style:font-name="Liberation Serif" officeooo:rsid="096e418f"/>
    </style:style>
    <style:style style:name="T1957" style:family="text">
      <style:text-properties style:font-name="Liberation Serif" officeooo:rsid="096f16e3"/>
    </style:style>
    <style:style style:name="T1958" style:family="text">
      <style:text-properties style:font-name="Liberation Serif" officeooo:rsid="096f8475"/>
    </style:style>
    <style:style style:name="T1959" style:family="text">
      <style:text-properties style:font-name="Liberation Serif" officeooo:rsid="0972d379"/>
    </style:style>
    <style:style style:name="T1960" style:family="text">
      <style:text-properties style:font-name="Liberation Serif" officeooo:rsid="0974b083"/>
    </style:style>
    <style:style style:name="T1961" style:family="text">
      <style:text-properties style:font-name="Liberation Serif" officeooo:rsid="097564c0"/>
    </style:style>
    <style:style style:name="T1962" style:family="text">
      <style:text-properties style:font-name="Liberation Serif" officeooo:rsid="0975fc6c"/>
    </style:style>
    <style:style style:name="T1963" style:family="text">
      <style:text-properties style:font-name="Liberation Serif" officeooo:rsid="09792ddc"/>
    </style:style>
    <style:style style:name="T1964" style:family="text">
      <style:text-properties style:font-name="Liberation Serif" officeooo:rsid="097947f3"/>
    </style:style>
    <style:style style:name="T1965" style:family="text">
      <style:text-properties style:font-name="Liberation Serif" officeooo:rsid="097ace2a"/>
    </style:style>
    <style:style style:name="T1966" style:family="text">
      <style:text-properties style:font-name="Liberation Serif" officeooo:rsid="097afb3f"/>
    </style:style>
    <style:style style:name="T1967" style:family="text">
      <style:text-properties style:font-name="Liberation Serif" officeooo:rsid="097bab4f"/>
    </style:style>
    <style:style style:name="T1968" style:family="text">
      <style:text-properties style:font-name="Liberation Serif" officeooo:rsid="097c01ed"/>
    </style:style>
    <style:style style:name="T1969" style:family="text">
      <style:text-properties style:font-name="Liberation Serif" officeooo:rsid="097c88c6"/>
    </style:style>
    <style:style style:name="T1970" style:family="text">
      <style:text-properties style:font-name="Liberation Serif" officeooo:rsid="097d907e"/>
    </style:style>
    <style:style style:name="T1971" style:family="text">
      <style:text-properties style:font-name="Liberation Serif" officeooo:rsid="097e59f2"/>
    </style:style>
    <style:style style:name="T1972" style:family="text">
      <style:text-properties style:font-name="Liberation Serif" officeooo:rsid="097ff647"/>
    </style:style>
    <style:style style:name="T1973" style:family="text">
      <style:text-properties style:font-name="Liberation Serif" officeooo:rsid="0980dbb4"/>
    </style:style>
    <style:style style:name="T1974" style:family="text">
      <style:text-properties style:font-name="Liberation Serif" officeooo:rsid="09822025"/>
    </style:style>
    <style:style style:name="T1975" style:family="text">
      <style:text-properties style:font-name="Liberation Serif" officeooo:rsid="098348f6"/>
    </style:style>
    <style:style style:name="T1976" style:family="text">
      <style:text-properties style:font-name="Liberation Serif" officeooo:rsid="09837f6c"/>
    </style:style>
    <style:style style:name="T1977" style:family="text">
      <style:text-properties style:font-name="Liberation Serif" officeooo:rsid="099339a4"/>
    </style:style>
    <style:style style:name="T1978" style:family="text">
      <style:text-properties style:font-name="Liberation Serif" officeooo:rsid="0994dd97"/>
    </style:style>
    <style:style style:name="T1979" style:family="text">
      <style:text-properties style:font-name="Liberation Serif" officeooo:rsid="09966fb4"/>
    </style:style>
    <style:style style:name="T1980" style:family="text">
      <style:text-properties style:font-name="Liberation Serif" officeooo:rsid="0997384c"/>
    </style:style>
    <style:style style:name="T1981" style:family="text">
      <style:text-properties style:font-name="Liberation Serif" officeooo:rsid="0997584b"/>
    </style:style>
    <style:style style:name="T1982" style:family="text">
      <style:text-properties style:font-name="Liberation Serif" officeooo:rsid="09987a1a"/>
    </style:style>
    <style:style style:name="T1983" style:family="text">
      <style:text-properties style:font-name="Liberation Serif" officeooo:rsid="0998ddb9"/>
    </style:style>
    <style:style style:name="T1984" style:family="text">
      <style:text-properties style:font-name="Liberation Serif" officeooo:rsid="09998d9e"/>
    </style:style>
    <style:style style:name="T1985" style:family="text">
      <style:text-properties style:font-name="Liberation Serif" fo:language="ru" fo:country="RU" fo:font-style="normal" style:text-underline-style="none" fo:font-weight="normal" officeooo:rsid="09b48720" style:font-style-asian="normal" style:font-weight-asian="normal" style:font-style-complex="normal" style:font-weight-complex="normal"/>
    </style:style>
    <style:style style:name="T1986" style:family="text">
      <style:text-properties style:font-name="Liberation Serif" officeooo:rsid="09b7742f"/>
    </style:style>
    <style:style style:name="T1987" style:family="text">
      <style:text-properties style:font-name="Liberation Serif" officeooo:rsid="09b819aa"/>
    </style:style>
    <style:style style:name="T1988" style:family="text">
      <style:text-properties style:font-name="Liberation Serif" officeooo:rsid="09b97482"/>
    </style:style>
    <style:style style:name="T1989" style:family="text">
      <style:text-properties style:font-name="Liberation Serif" officeooo:rsid="09ba2f6c"/>
    </style:style>
    <style:style style:name="T1990" style:family="text">
      <style:text-properties officeooo:rsid="0624d679"/>
    </style:style>
    <style:style style:name="T1991" style:family="text">
      <style:text-properties officeooo:rsid="0714b3f6"/>
    </style:style>
    <style:style style:name="T1992" style:family="text">
      <style:text-properties style:text-position="sub 58%" style:font-name="Liberation Serif1" fo:language="ru" fo:country="RU" fo:font-style="normal" style:text-underline-style="none" fo:font-weight="normal" officeooo:rsid="07f5d983" style:font-name-asian="Liberation Mono" style:font-style-asian="normal" style:font-weight-asian="normal" style:font-name-complex="Liberation Mono" style:font-style-complex="normal" style:font-weight-complex="normal"/>
    </style:style>
    <style:style style:name="T1993" style:family="text">
      <style:text-properties officeooo:rsid="082cb598"/>
    </style:style>
    <style:style style:name="T1994" style:family="text">
      <style:text-properties officeooo:rsid="08319b6c"/>
    </style:style>
    <style:style style:name="T1995" style:family="text">
      <style:text-properties officeooo:rsid="0833009d"/>
    </style:style>
    <style:style style:name="T1996" style:family="text">
      <style:text-properties officeooo:rsid="0836e07c"/>
    </style:style>
    <style:style style:name="T1997" style:family="text">
      <style:text-properties officeooo:rsid="0837c55b"/>
    </style:style>
    <style:style style:name="T1998" style:family="text">
      <style:text-properties officeooo:rsid="083d0927"/>
    </style:style>
    <style:style style:name="T1999" style:family="text">
      <style:text-properties officeooo:rsid="0842b747"/>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nobord">
      <style:graphic-properties style:vertical-pos="from-top" style:vertical-rel="paragraph"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indent-big">Посвящается Ричарду Фаринья</text:p>
      <text:p text:style-name="Header">1</text:p>
      <text:h text:style-name="Heading_20_1" text:outline-level="1">Вне Нуля</text:h>
      <text:p text:style-name="P656">Природа не знает уничтожения; ей известно лишь превращение. Всё, чему меня научила наука, и продолжает учить, подтверждает мо<text:span text:style-name="T1655">ю</text:span> убеждённость в продолжении нашего духовного <text:span text:style-name="T1991">бытия</text:span> после смерти.</text:p>
      <text:p text:style-name="indent-big">—Вернер фон Браун </text:p>
      <text:p text:style-name="P290"><draw:frame draw:style-name="fr1" draw:name="Image3" text:anchor-type="paragraph" svg:width="6.9252in" svg:height="0.3661in" draw:z-index="1"><draw:image xlink:href="Pictures/1000000000000B720000009B428C9716555D8079.png" xlink:type="simple" xlink:show="embed" xlink:actuate="onLoad" loext:mime-type="image/png"/></draw:frame><text:span text:style-name="T3">Нарастающий</text:span> визг с неба. <text:span text:style-name="T1">Такое уже случалось, но этот раз ни в какое сравнение.</text:span></text:p>
      <text:p text:style-name="P267">Уже слишком поздно. И хоть Эвакуация продолжается, всё это просто театр. <text:span text:style-name="T2">Вагоны не освещены. Света нигде нет. Над ним опорные балки купола, древние как железные кровати королевского размера, и, где-то совсем высоко, стекло − пропускать дневной свет. Но сейчас ночь. Жутко представить как рухнут эти стёкла—совсем скоро—редкостное диво: <text:s/>хрустальный дворец вдребезги. Но в полной тьме, без проблеска света, лишь невидимый грохот обвала.</text:span></text:p>
      <text:p text:style-name="P268">Внутри особого вагона, что состоит из нескольких уровней, он сидит в бархатно мягком мраке, без курева, чувствует как трётся метал, тут и там, сцепляясь, отрывистые выхлопы пара, вибрацию вагонной основы, напряжённость, скованность, и всех остальных, что сюда втиснуты, слабаки, стадо овец упустивших удачу и время: алкаши, ветераны, всё ещё в ступоре от артобстрела двадцатилетней давности, прохиндеи в городском прикиде, бродяги, истерзанные женщины с немыслимо бесчисленными выводками детей распиханными среди прочей всячины, которую надо дотащить к спасению. Видны лишь лица тех, кто ближе, да и то как подсеребрённые очертания в видоискателе, как лица ВИПов за пуленепробиваемыми зеленоватыми стёклами несущихся по городу автомобилей….</text:p>
      <text:p text:style-name="P269"><text:span text:style-name="T99">Тронулись</text:span>. Потянулись цепочкой, покидая вокзал, покидая центр города, <text:span text:style-name="T99">покатили через</text:span> его старые, <text:span text:style-name="T4">заброшенные</text:span> районы. <text:span text:style-name="T100">Может получится? Лица обёрнуты к окнам, но никто не осмеливается спросить, вслух не смеют. Падает дождь. Нет, это не выпутывание, а нарастающее увязание в узах—они впутываются под арки, тайные входы гнилого бетона, что только с виду ведут в подземный туннель… какая-то конструкция из почернелой древесины медленно пришла в движение над головой, и разошлись запахи угля из дней далёкого прошлого, запахи керосинных зим, воскресных дней без уличного движения, кораллоподобного загадочно живого роста, огибая крутые повороты и мимо одиночных разъездов, кислый запах отсутствия подвижного состава, вызревающей ржавчины, что нарастает сквозь эти опустошающие дни сверкающие глубиной, особенно на рассвете, с синими тенями, чтоб перекрыть ей путь и попытаться вернуть происходящее к Абсолютному Нулю… и чем дальше отъезжают, тем беднее вид… развалюхи тайных городов нищеты, названия, которых </text:span><text:span text:style-name="T6">он никогда не слыхал…</text:span><text:span text:style-name="T4"> руины стен, крыш всё меньше, и всё меньше шансов на огонёк… путь, что должен бы сливаться с широкой магистралью, становится всё раздолбанней, одиночней, вьётся тесней и круче покуда как сразу, слишком резко, они оказываются под последней аркой: тормоза схватили намертво, аж подбросило. Это приговор, который обжалованию не подлежит.</text:span></text:p>
      <text:p text:style-name="P270"><text:span text:style-name="T102">Поезд</text:span> остановил<text:span text:style-name="T103">ся</text:span>. Дальше <text:span text:style-name="T103">путей</text:span> нет. Всем беженцам приказано сходить. Они движутся медленно, но не противятся. Те, что их направляют, в кокардах свинцового цвета, делают это молча. Это громадный, очень старый и тёмный отель, железный придаток путей и разъездов, которыми они сюда прибыли…. Шары фонарей в тёмно-зелёной краске, свисают под загогулинами железных карнизов, не включались веками… толпа движется без ропота, без кашля, по коридорам прямым и практичным, как проходы большого склада… бархатные чёрные перегородки сдерживают движение: пахнет старым деревом, отдалёнными коридорами всегда <text:soft-page-break/>под замком, но теперь отпертыми, чтобы вместить нахлынувшие души, холодной штукатуркой, где вымерли все крысы и только призраки их, неподвижные, как рисунки в пещере, застыли в стенах упрямым свечением… беженцев забирают партиями, на лифте—дощатая передвижная платформа открытая со всех сторон, её тянут вверх старые просмоленные верёвки через чугунные блоки, чьи спицы отлиты в форме Ss. На каждом этаже беженцы продвигаются и сходят на коричневый пол… тут тысячи этих тихих комнат без света….</text:p>
      <text:p text:style-name="P271">Некоторые ждут в одиночестве, некоторые делят сво<text:span text:style-name="T98">ё</text:span> невидим<text:span text:style-name="T98">о</text:span>е <text:span text:style-name="T98">помещение</text:span> с другими. Не видно не зги, да, <text:span text:style-name="T101">хотя </text:span>что толку в обстановке, раз уж до такого дошло? Под ногами хрустит древнейшая грязь города, последние кристаллизации всего, что город не дал, чем <text:span text:style-name="T96">пугал, лгал своим детям. Каждому случалось слышать голос, что говорит, казалось, только с ним, типа: «Ты ж ведь не веришь, что спасёшься. Брось, теперь-то мы знаем кто мы такие. Никто и не собирался спасать </text:span><text:span text:style-name="T7">тебя</text:span><text:span text:style-name="T96">, приятель….»</text:span></text:p>
      <text:p text:style-name="P272">Выхода нет. Лежи и жди, лежи тихо, не двигайся. <text:span text:style-name="T97">Визг с неба не утихает. Когда это приходит, придёт в темноте, или со своим каким-то светом? Свет придёт до, или после?</text:span></text:p>
      <text:p text:style-name="P273">Но уже светло. <text:span text:style-name="T105">Давно рассвело? Всё это время свет просачивался внутрь вместе с холодным воздухом утра, что струится по его соскам: начинает проступать сборище упитых бездельников, и в форме, и без, </text:span><text:span text:style-name="T106">стиснув пустые или полупустые бутылки, этот развесился на стуле, тот </text:span><text:span text:style-name="T155">свернулся</text:span><text:span text:style-name="T106"> калачиком в холодном камине, те раскинулись на диванах, на пыльных коврах, в шезлонгах на разных уровнях громадного зала, </text:span><text:span text:style-name="T108">храпя</text:span><text:span text:style-name="T106"> и сопя на все лады самоповторным хором, покуда свет Лондона, зимний тягучий свет, ширится в </text:span><text:span text:style-name="T109">вертикальных</text:span><text:span text:style-name="T107"> </text:span><text:span text:style-name="T109">переплётах </text:span><text:span text:style-name="T107">окон, </text:span><text:span text:style-name="T108">ширится в слоях вчерашнего дыма, что всё ещё висит, редея, с навощённых балок потолка. </text:span><text:span text:style-name="T109">А</text:span><text:span text:style-name="T108"> эти распростёртые горизонтал</text:span><text:span text:style-name="T109">ы</text:span><text:span text:style-name="T108">, товарищи по оружию, </text:span><text:span text:style-name="T109">что </text:span><text:span text:style-name="T108">разрумянились, как компашка голландских мужиков, </text:span><text:span text:style-name="T109">которые</text:span><text:span text:style-name="T108"> видят </text:span><text:span text:style-name="T109">в снах</text:span><text:span text:style-name="T108"> своё воскрешении в следующие пару минут.</text:span></text:p>
      <text:p text:style-name="P274"><text:span text:style-name="T108">Е</text:span><text:span text:style-name="T104">го </text:span><text:span text:style-name="T109">звание</text:span><text:span text:style-name="T104"> капитан, </text:span><text:span text:style-name="T109">имя</text:span><text:span text:style-name="T104"> Джефри («Пират») Прентис. </text:span><text:span text:style-name="T110">Он ук</text:span><text:span text:style-name="T122">рыт</text:span><text:span text:style-name="T110"> т</text:span><text:span text:style-name="T122">ёплым</text:span><text:span text:style-name="T110">ым одеялом, <text:s/></text:span><text:span text:style-name="T122">шотландская расцветка из</text:span><text:span text:style-name="T110"> оранжевого, ржавого, алого. У его черепа такое ощущение, словно он из металла. </text:span></text:p>
      <text:p text:style-name="P275"><text:span text:style-name="T124">Прямиком</text:span><text:span text:style-name="T104"> над ним, на высоте четырёх метров, Тэди Блот вот-вот свалится с балкончика музыкантов, выбрав для падения </text:span><text:span text:style-name="T111">дыру, которую кто-то в грандиозном бзике прошиб несколько недель назад в эбонитовых досочках балюстрады. Теперь, в своей отключке, Блот мало-помалу свесился в провал, голову, руки, туловище, и всё, что пока удерживает его там наверху, это узкий фужер для шампанского </text:span><text:span text:style-name="T112">воткнутый в задний карман, который как-то там зацепился—</text:span></text:p>
      <text:p text:style-name="P276"><text:span text:style-name="T104">На этот момент Пирату уже удалось сесть на своей узкой холостяцкой кровати и зыркнуть вверх. Как ужасно. </text:span><text:span text:style-name="T122">Просто</text:span><text:span text:style-name="T104"> ужасно бля… </text:span><text:span text:style-name="T122">вверху раздался</text:span><text:span text:style-name="T104"> треск материи. </text:span><text:span text:style-name="T113">Подготовка к выполнению спецзаданий выработала в нём быстроту реакций. </text:span><text:span text:style-name="T123">С</text:span><text:span text:style-name="T113">прыг</text:span><text:span text:style-name="T123">нув</text:span><text:span text:style-name="T113"> с кровати,</text:span><text:span text:style-name="T123"> он</text:span><text:span text:style-name="T113"> ударом ноги посылает её кат</text:span><text:span text:style-name="T123">ну</text:span><text:span text:style-name="T113">ться на своих колёсиках в направлении Блота. </text:span><text:span text:style-name="T123">Оборвавшись</text:span><text:span text:style-name="T113">, Блот шмякнулся точно посерёдке под громкий звяк пружин сетки. Одна ножка отлетела. «</text:span><text:span text:style-name="T114">Добро</text:span><text:span text:style-name="T125">е</text:span><text:span text:style-name="T114"> утро»</text:span><text:span text:style-name="T115">,–</text:span><text:span text:style-name="T114"> отметил Пират. </text:span><text:span text:style-name="T116">Блот кратко улыбнулся и снова уснул, уютно укутавшись в одеяло Пирата.</text:span></text:p>
      <text:p text:style-name="P277"><text:span text:style-name="T116">Б</text:span><text:span text:style-name="T104">лот один из квартирантов в этом мезонине воздвигнутом в прошлом веке, неподалёку от Челси Набережной, Коридоном Роспом, который был дружен с Розетти, носил визитку </text:span><text:span text:style-name="T117">и увлекался культивацией фармацевтических растений на крыше здания (недавно молодой Осби Фил возродил эту традицию),</text:span><text:span text:style-name="T118"> слишком мало, чтоб выдержать туманы и мороз и в основном возвращались, в виде фрагментов </text:span><text:span text:style-name="T122">специфичных</text:span><text:span text:style-name="T118"> алкалоидов, в почву на крыше, так же как и удобрение от троицы призовых Вессекских свиноматок размещённых там </text:span><text:span text:style-name="T125">восприемником</text:span><text:span text:style-name="T119"> Роспа, </text:span><text:span text:style-name="T120">и опавшие листья многих декоративных деревьев </text:span><text:span text:style-name="T121">трансплантированных на крышу </text:span><text:span text:style-name="T120">последующими обитателями,</text:span><text:span text:style-name="T125"> а также добавки из недопереваренной пищи отброшенной или выблеванной тем или иным утончённым эпикурейцем—всё это смешано впоследствии, лемехами смен времён года, </text:span><text:span text:style-name="T126">в напластование, почти в полметра, невероятного чернозёма, на котором может произрастать что угодно, да хоть бы и бананы. Пират, доведённый до отчаяния </text:span><text:soft-page-break/><text:span text:style-name="T126">дефицитом военного времени на бананы, </text:span><text:span text:style-name="T132">решил соорудить на крыше стеклянную оранжерею и </text:span><text:span text:style-name="T126">уговорил друга, который летал по маршруту Рио-Асунсьон-Форт-Лами, прихватить для него саженец банана, три или хоть парочку, в обмен на фотокамеру германского производства, как только Пирата сбросят туда на парашюте для следующего задания.</text:span></text:p>
      <text:p text:style-name="P278"><text:span text:style-name="T126">П</text:span><text:span text:style-name="T104">ират прославился своими Банановыми Завтраками. Едоки ломятся сюда со всей Англии, даже у кого аллергия или прямое неприятие бананов, просто глянуть—потому что взаимодействие бактерий, в почве из органических колец, цепочек и сетей, в которых сам Бог концов не сыщет, позволяет рост фруктов до полуметра, да, невероятно, но факт.</text:span></text:p>
      <text:p text:style-name="P279"><text:span text:style-name="T104">Пират стоит в туалете и ссыт, в голове ни единой мысли. Потом он продевает себя в шерстяной халат, который он носит наизнанку, чтобы прятать карман с сигаретами, хотя это не очень-то помогает и, огибая тёплые тела друзей, пробирается к высоким французским окнам, выскальзывает в холод за ними, а когда тот ударяет по пломбам в его зубах, издаёт стон, взбирается по винтовой лестнице, что кругами ведёт в сад на крыше и на миг замирает, глядя на реку. Солнце пока что ниже горизонта. Похоже будет дождь, но пока что воздух необычайно прозрачен. Громад</text:span><text:span text:style-name="T131">а </text:span><text:span text:style-name="T104">электростанци</text:span><text:span text:style-name="T131">и</text:span><text:span text:style-name="T104"> и нефтеперегонный за нею </text:span><text:span text:style-name="T130">проступают</text:span><text:span text:style-name="T127"> чётко: трубы, сифоны, башни, </text:span><text:span text:style-name="T129">колонны</text:span><text:span text:style-name="T127">, </text:span><text:span text:style-name="T128">круч</text:span><text:span text:style-name="T130">ен</text:span><text:span text:style-name="T128">ные</text:span><text:span text:style-name="T127"> </text:span><text:span text:style-name="T129">клубы</text:span><text:span text:style-name="T127"> пара и дыма….</text:span></text:p>
      <text:p text:style-name="P279"><text:span text:style-name="T127">– </text:span><text:span text:style-name="T133">Ххахх!</text:span><text:span text:style-name="T127">– </text:span><text:span text:style-name="T133">Пират в беззвучном рёве следит как его выдох всплывает над парапетами, «ххахх!» <text:s/>Верхушки крыш в утреннем танце. </text:span><text:span text:style-name="T134">Его гигантские вязки бананов, </text:span><text:span text:style-name="T136">сияюще</text:span><text:span text:style-name="T134"> жёлты</text:span><text:span text:style-name="T137">х</text:span><text:span text:style-name="T134">, влажно зелёны</text:span><text:span text:style-name="T137">х</text:span><text:span text:style-name="T134">. </text:span><text:span text:style-name="T135">Его друзья внизу предвкушают в своих снах Банановый Завтрак. Этот надраенный день обещает быть не хуже, чем любой—</text:span></text:p>
      <text:p text:style-name="P280"><text:span text:style-name="T104">Так ли? Далеко на востоке, в самом низу розовеющего неба что-то сверкнуло, очень ярко. </text:span><text:span text:style-name="T138">Новая звезда, совсем незаметная. Он опирается на парапет, всматриваясь. </text:span><text:span text:style-name="T139">Искорка точки уже превратилась в белую вертикальную чёрточку. </text:span><text:span text:style-name="T140">Должно быть уже где-то над Северным морем… не ближе… внизу ледяные поля и холодное пятно солнца….</text:span></text:p>
      <text:p text:style-name="P281"><text:span text:style-name="T104">Что это? </text:span><text:span text:style-name="T141">Такого раньше не бывало. Но Пират всё равно знает что. Он видел филь</text:span><text:span text:style-name="T143">м</text:span><text:span text:style-name="T141">, всего пару недель назад… это след испарения. Уже на ширину пальца выше. И это не самолёт. Отвесно вверх самолёт не запускают. </text:span><text:span text:style-name="T142">Это новая, и всё ещё Самая Секретная, немецкая ракета бомба.</text:span></text:p>
      <text:p text:style-name="P279"><text:span text:style-name="T127">– </text:span><text:span text:style-name="T142">Входящая почта.</text:span><text:span text:style-name="T127">– </text:span><text:span text:style-name="T142">он произнёс это или только подумал? </text:span><text:span text:style-name="T143">Он подтянул обтрёпанный пояс халата. Ну, у этой штуковины радиус действия 200 миль. Ты не можешь различить след испарения за 200 миль, выходит, можешь.</text:span></text:p>
      <text:p text:style-name="P282"><text:span text:style-name="T143">О? </text:span><text:span text:style-name="T104">Никаких о: за дугой поверхности земного шара, к востоку, солнце </text:span><text:span text:style-name="T144">оттуда</text:span><text:span text:style-name="T104">, только что взошло над Голландией, ударяет в выхлопные пары ракеты, все </text:span><text:span text:style-name="T144">эти </text:span><text:span text:style-name="T104">капли, кристалы, заставля</text:span><text:span text:style-name="T144">ет</text:span><text:span text:style-name="T104"> ярко блестеть через море….</text:span></text:p>
      <text:p text:style-name="P283"><text:span text:style-name="T104">Белая линия, резко, прекратила свой подъём. Подача горючего прервана, выгорело, как та по ихнему… Brennschluss. У нас нет такого. Или засекречено. Основание линии, изначальная звёздочка, начало уже теряться в красном рассвете. Но <text:s/>ра</text:span><text:span text:style-name="T145">к</text:span><text:span text:style-name="T104">ета будет тут прежде, чем Пират увидит восход солнца.</text:span></text:p>
      <text:p text:style-name="P283"><text:span text:style-name="T104">След, смазанный, слегка порванный натрое, висит в небе. </text:span><text:span text:style-name="T145">Сама ракета, уже как чисто баллистический снаряд, поднялась выше. Теперь невидима.</text:span></text:p>
      <text:p text:style-name="P284"><text:span text:style-name="T104">Может надо что-то сделать… дозвониться в штаб в Станморе, должны засечь её радарами над Проливом</text:span><text:span text:style-name="T135">—</text:span><text:span text:style-name="T104">нет: нет времени, правда. Меньше пяти минут от Гааги сюда (столько же, чтоб дошагать до чайной на углу… чтобы солнца свет согрел планету любви…времени нет совсем.) Выбежать на улицу? Предупредить остальных?</text:span></text:p>
      <text:p text:style-name="P285"><text:span text:style-name="T104">Собирай бананы. Он топает по чёрному компосту </text:span><text:span text:style-name="T147">в </text:span><text:span text:style-name="T104">оранжере</text:span><text:span text:style-name="T147">ю</text:span><text:span text:style-name="T104">. Чувствует как подпёрло срать. Ракета, на высоте в шестьдесят миль, сейчас, наверно, приближается к пику своей траектории… начинает падение… </text:span>сейчас<text:span text:style-name="T104">….</text:span></text:p>
      <text:p text:style-name="P286"><text:soft-page-break/><text:span text:style-name="T104">Каркас пронизан дневным светом, молочные стёкла благодушно лучатся вниз. Откуда тут быть зиме</text:span><text:span text:style-name="T135">—</text:span><text:span text:style-name="T104">даже </text:span><text:span text:style-name="T146">этой</text:span><text:span text:style-name="T135">—</text:span><text:span text:style-name="T146">достаточно</text:span><text:span text:style-name="T104"> суровой чтобы состарить это железо, которое может петь на ветру, </text:span><text:span text:style-name="T146">или за</text:span><text:span text:style-name="T147">ст</text:span><text:span text:style-name="T146">ить эти окна, что открываются в другую пору года, обманно сохранённую?</text:span></text:p>
      <text:p text:style-name="P287"><text:span text:style-name="T146">П</text:span><text:span text:style-name="T104">ират взглядывает на свои часы. Не с чего отсчитать. Поры лица начинает пощипывать. </text:span><text:span text:style-name="T148">Стирая все мысли</text:span><text:span text:style-name="T135">—</text:span><text:span text:style-name="T148">как учат коммандос</text:span><text:span text:style-name="T135">—</text:span><text:span text:style-name="T148">он шагнул во влажную теплынь своей бананной, начинает сбор самых спелых и лучших в подставленную полу своего халата. Позволяя себе лишь вести счёт бананов, голоного ступая между их висячих вязокб среди этих жёлтых канделябров, в этом тропическом сумраке….</text:span></text:p>
      <text:p text:style-name="P288"><text:span text:style-name="T148">О</text:span><text:span text:style-name="T104">братно в зиму. Бывший след напрочь исчез с неба. Кожу Пирата покрыл пот холодный почти как лёд. </text:span></text:p>
      <text:p text:style-name="P288"><text:span text:style-name="T104">Какое-то время уходит, чтобы закурить сигарету. Он не услышит как </text:span><text:span text:style-name="T149">долетит</text:span><text:span text:style-name="T104"> эта штука. </text:span><text:span text:style-name="T149">У неё скорость больше скорости звука. Первым делом тебе доходит вспышка. Только потом, если ты ещё жив, докатывается звук её приближения.</text:span></text:p>
      <text:p text:style-name="P289"><text:span text:style-name="T104">Что если попадёт точнёхонько</text:span><text:span text:style-name="T135">—</text:span><text:span text:style-name="T104">ах, нет</text:span><text:span text:style-name="T135">—</text:span><text:span text:style-name="T104">вся эта жуткая масса сверху, бьёт в череп по темени….</text:span></text:p>
      <text:p text:style-name="P40">Нахохлив плечи, Пират несёт свои бананы по винтовой лестнице.</text:p>
      <text:p text:style-name="P1"><draw:frame draw:style-name="fr1" draw:name="Image2" text:anchor-type="paragraph" svg:width="6.9252in" svg:height="0.3661in" draw:z-index="0"><draw:image xlink:href="Pictures/1000000000000B720000009B428C9716555D8079.png" xlink:type="simple" xlink:show="embed" xlink:actuate="onLoad" loext:mime-type="image/png"/></draw:frame>Через патио в синей облицовке, в дверь кухни. Наезженная лыжня: включить американский блендер, что выиграл у Янка в покер прошлым летом, ставки на стол, где-то на севере, теперь <text:span text:style-name="T200">уж</text:span> не вспомнить… Нарезать бананы кусками. За<text:span text:style-name="T208">сыпа</text:span>ть кофе в кофейник. Достать банку молока из холодильника. Пюре «наны в молоке». Прелестно. <text:span text:style-name="T5">Я покрою все изъеденные выпивкой желудки Англии</text:span>... <text:span text:style-name="T199">Кусочек марга, нет, ещё не завонялся, на сковородку. Начистить ещё бананов, порезать вдоль. Марг шкварчит, туда эти длинные. Электропечка </text:span><text:span text:style-name="T9">шарах</text:span><text:span text:style-name="T199"> взорвёт нас всех в один прекрасный день, ох, ха,ха, как пить дать. Начистить целые бананы для гриля пока нагреется. Где эти зефиры….</text:span></text:p>
      <text:p text:style-name="P2">На кухню, покачиваясь, прибрёл Тедди Блот, голова укутана одеялом Пирата, <text:span text:style-name="T208">поскользнулся</text:span> на кожуре банана и шлёпнулся на задницу. «Самоубился»,– бормочет он.</text:p>
      <text:p text:style-name="P2">– Немцы это за тебя сделают. Угадай что я видел с крыши.</text:p>
      <text:p text:style-name="P2">– Ту V-2 в полёте?</text:p>
      <text:p text:style-name="P2">– A4, да.</text:p>
      <text:p text:style-name="P2">– Я видел её из окна. Минут десять назад. <text:span text:style-name="T201">С</text:span>транн<text:span text:style-name="T201">ый вид</text:span>, нет? С тех пор всё тихо, а ты слышал? Наверно, недолёт. В море, что ли.</text:p>
      <text:p text:style-name="P3">– <text:span text:style-name="T201">Десять минут?</text:span>– <text:span text:style-name="T201">пытается свериться со своими часами.</text:span></text:p>
      <text:p text:style-name="P3">– <text:span text:style-name="T201">Не меньше.</text:span>– <text:span text:style-name="T201">Блот сидит на полу, впихивая кожуру в лацкан своей пижамы под вид бутоньерки.</text:span></text:p>
      <text:p text:style-name="P5">Пират идёт к телефону и всё-таки звонит в Стенмор. Придётся проходить обычную, долгую рутину, но он уже перестал верить в увиденную им ракету. <text:span text:style-name="T202">Господь выдернул её для него из безвоздушного неба, как стальной банан. «Прентис на связи, у вас там пикнуло что-то из Голландии только что? Ага. Ага. Да, мы </text:span><text:span text:style-name="T8">видели</text:span><text:span text:style-name="T202">.» Так можно отбить человеку охоту любоваться восходами. Он положили трубку. «Они потеряли её над береговой линией. Говорят это преждевременный Brennschluss». </text:span></text:p>
      <text:p text:style-name="P4">– <text:span text:style-name="T203">Не кисни,</text:span>– <text:span text:style-name="T203">говорит Блот пробираясь обратно к разваленной койке.</text:span>– <text:span text:style-name="T203">Будут другие».</text:span></text:p>
      <text:p text:style-name="P6">Старый добряк Блот, всегда найдёт чем утешить. Пережидая секунды две, на случай если перезвонят из Стенмора, Пират думал, Опасность позади, Банановый завтрак спасён. Но это только лишь отсрочка. Не так ли. Наверняка будут и другие, <text:span text:style-name="T204">и каждая может свалиться на него</text:span>. <text:span text:style-name="T204">Никто, по обе стороны фронта, не знает сколько будет ещё других. Или просто не следить за небом?</text:span></text:p>
      <text:p text:style-name="P7"><text:soft-page-break/>Осби Фил стоит на балкончике музыкантов, ухватив один из самых больших бананов Пирата так, чтобы тот торчал из ширинки его полосатой пижамы—другой рукой наяривает по его желтушному изгибу триоли на 4/4 к потолку, встречая рассвет нижеследующим:</text:p>
      <text:p text:style-name="P7"/>
      <text:p text:style-name="P8"><text:span text:style-name="T205">А ну-ка,</text:span> оторв<text:span text:style-name="T205">и</text:span> сво<text:span text:style-name="T205">ю жопу</text:span> от пола,</text:p>
      <text:p text:style-name="P8">(пожуй банан-чик)</text:p>
      <text:p text:style-name="P8">Зубы почисть и вперёд, на войну!</text:p>
      <text:p text:style-name="P8"><text:span text:style-name="T205">Махни</text:span> на прощанье спящей стране,</text:p>
      <text:p text:style-name="P8">И мечт<text:span text:style-name="T205">ам пошли</text:span> поцелуй,</text:p>
      <text:p text:style-name="P8">Скажи Мисс Гребл,</text:p>
      <text:p text:style-name="P8">У тебя не стоит,</text:p>
      <text:p text:style-name="P8"><text:span text:style-name="T206">И не</text:span> встанет до самой Победы, о,</text:p>
      <text:p text:style-name="P8">Но <text:span text:style-name="T206">потом </text:span>на гражданке всё <text:span text:style-name="T206">будет</text:span> торчком,</text:p>
      <text:p text:style-name="P8">(пожуй банан-чик)</text:p>
      <text:p text:style-name="P9">Вино шипучее, девульки жгучие<text:span text:style-name="T206">—</text:span></text:p>
      <text:p text:style-name="P10">Осталось лишь пару немчур победить,</text:p>
      <text:p text:style-name="P10">Так улыбнись пошире, <text:span text:style-name="T206">улыбкой лучшей в мире,</text:span></text:p>
      <text:p text:style-name="P11">И не заставляй нас повторять—</text:p>
      <text:p text:style-name="P10"><text:span text:style-name="T206">Тебе пора</text:span> от пола жопу <text:span text:style-name="T206">оторвать!</text:span></text:p>
      <text:p text:style-name="P10"/>
      <text:p text:style-name="P12">Там есть ещё второй куплет, но прежде чем он успел перейти, на резвящегося Осби Фила набросились и надавали по шее, отчасти даже его здоровенным бананом, Бартли Габич, ДеКаверли Пакс, и Морис («Саксофон») Рид, не считая остальных.</text:p>
      <text:p text:style-name="P13">На кухне, зефиры с чёрного рынка шмякаются в сироп <text:span text:style-name="T207">налитый в верхнюю ёмкость</text:span> пароварки Пирата, <text:span text:style-name="T207">где вскоре начинают крупно пузыриться. Кофе варится. На деревянной вывеске паба, однажды отважно захваченной, в дневном налёте, пьяным Бартли Губичем, поперёк которого всё ещё сохранилась витиеватая надпись МАШИНИСТ И КОЛЕНВАЛ, Тэди Блот крошит бананы здоровенным равнобедренным ножом, из-под нервного лезвия которого Пират одной рукой отгребает блондинистое крошево в вафельное тесто упругое от свежих куриных яиц, <text:s/>тех что Осби Фил выменял на равное количество мячиков для гольфа, которые в эту зиму попадаются даже реже, чем свежие яйца, а другой рукой сбивает фрукты, без лишнего напряга, проволочным венчиком, покуда сам Осби Фил, хмуро и часто прикладываясь к виски Бочка-69 с водой в четверть-литровой молочной бутылке, следит за бананами на сковородке и в гриле. У выхода в синее патио стоят ДеКаверли Пакс и Жокин Стик рядом с бетонной масштабной моделью вершины Юнгфрау, которую какой-то энтузиаст моделировал и воссоздавал ещё в середине 20-х пока ему не дошло, что она не пролезет ни в одну из дверей, и хлещут склоны знаменитой горы красными резиновыми грелками набитыми кубиками льда в целях производства ледяной крошки <text:s/>для бананового фраппэ Пирата. С их однодневной щетиной, всклоченными волосами, глазами налившимися кровью, со смрадом в их дыхании, ДеКаверли и Жокин, типа, пара опустившихся богов, что приебались к говённому леднику. </text:span></text:p>
      <text:p text:style-name="P14">Повсюду в мезонине, прочие собутыльники выпутываются из одеял (кто-то пердит, всё ещё в кошмарном сне, где его сбросили на парашюте), ссут в раковины в ванной, уныло смотрятся в вогнутые зеркальца для бритья, шлёпают воду, без чёткого плана зачем, на свои головы редеющих волос, <text:span text:style-name="T210">впрягаются в постромки портупеи, кремят обувь от дождя, что пойдёт днём, рукой чьи мускулы уже изнемогают, напевают обрывки популярных песен, которые они не всегда знают, лежат, полагая что греются, в полосах нового солнца, которое пробивается в оконные створки, пытаются говорить о службе, к которой придётся приступать уже меньше, чем через час, служаки и вояки, зевают, колупаются в носу, рыщут по тумбочкам и полкам, в поисках опохмелки от всего того, чем отключались накануне.</text:span></text:p>
      <text:p text:style-name="P15"><text:soft-page-break/>И вот через все комнаты ширится, взамен застоялого дыма ночи, <text:s/>алкоголя и пота, хрупкий, <text:span text:style-name="T209">райско-банановый аромат Завтрака: роскошный, обволакивающий, удивляющий больше, чем цвет лучей зимнего солнца, покоряющий не животной остротой и обилием, но изысканной сложностью сплетений своих молекул, передающих магический секрет благодаря которому—пусть и не часто так без экивоков Смерть посылают на хуй—живая генетическая цепочка оказывается достаточно лабиринтной, чтоб сохранить какое-то людское лицо на десять двадцать поколений… именно это утверждение-посредством-структуры позволяет этому утреннему банановому запаху на войне струиться, преобладать, одолевать. Ну, почему не распахнуть все окна и не позволить, чтоб этот добрый запах окутал всю Челси? Как амулет от от падающих с небес предметов….</text:span></text:p>
      <text:p text:style-name="P16">Со стуком придвигаемых стульев, перевёрнутых снарядных гильз, скамеек, оттоманок, банда Пирата собирается вкруг побережий громадного трапезного стола, остров южных морей за пару тропиков от промозглых средневековых фантазий Коридона Роспа, <text:span text:style-name="T211">заставлененный сейчас <text:s/>поверх своей макушки из тёмных волнистых линий полированного орехового дерева банановыми омлетами, банановыми сэндвичами, кастрюльками с варёными бананами, пюре из бананов в форме вставшего на дыбы британского льва, бананы смешанные с яйцами в тесте французских тостов, выдавленные из кондитерского мешка поверх бананового бланманже в кремовую вязь слов </text:span><text:span text:style-name="T10">C’est magnifique, mais ce n’est pas la guerre </text:span><text:span text:style-name="T212">(как сказал француз наблюдая самоубийственную Атаку Бригады Лёгкой Кавалерии) которые Пират присвоил для личного девиза… высокие флаконы с тягучим бледным банановым сиропом для смазывания банановых вафлей, гигантский стеклянный кувшин, в котором кубики нарезанных бананов настаивались ещё с лета с диким мёдом и мускатными орешками, из которого, этим зимним утром, черпаются кружки пенной банановой медовухи… банановые круасанты, банановые пельмени, банановый джем, банановый хлеб и бананы обожжённые на пламени коньяка многолетней выдержки, который Пират привёз с собой в прошлом году из винного погреба в Пиринеях, где была ещё подпольная рация….</text:span></text:p>
      <text:p text:style-name="P17">Раздавшись, телефонный звонок враз прорезает шум в комнате, все похмелья, чесание задниц, звяк блюд, обсуждение дел, <text:span text:style-name="T213">едкое хмыканье, своим сдвоенным металлическим бзд-бзд еньем и Пират знает, что это наверняка ему. Блот, которому ближе всех, снимает трубку, вилка с нанизанным <text:s/>bananes glacées элегантно зависла в воздухе. Пират зачерпнул медовухи напоследок, чувствует как она скатывается в его горло, словно это время, время того летнего покоя, он сейчас проглотил.</text:span></text:p>
      <text:p text:style-name="P17">– <text:span text:style-name="T214">Твой работодатель.</text:span></text:p>
      <text:p text:style-name="P18">– <text:span text:style-name="T214">Это нечестно,</text:span>– <text:span text:style-name="T214">стонет Пират,</text:span>– <text:span text:style-name="T214">я ещё не делал свои утренние отжимания.</text:span></text:p>
      <text:p text:style-name="P20">Голос, который он слышал всего лишь раз—в прошлом году на брифинге, руки и лицо спрятаны тенью, аноним среди десятка других совещающихся—говорит Пирату об адресованном ему послании, которое дожидается его сейчас в Гринвиче.</text:p>
      <text:p text:style-name="P19">«<text:span text:style-name="T215">Доставлено изумительным способом,»</text:span>– <text:span text:style-name="T215">голос повышен и раздражён,</text:span>– «<text:span text:style-name="T215">никто из </text:span><text:span text:style-name="T11">моих</text:span><text:span text:style-name="T215"> знакомых так не умничает. </text:span><text:span text:style-name="T11">Мне</text:span><text:span text:style-name="T215"> всё доставляют по почте. Извольте явиться и получить, Прентис.» Трубка резко брошена, разговор окончен, и теперь Пират знает где упала ракета сегодня утром, и почему не было взрыва. Вот уж и впрямь, входящая почта. Он уставился сквозь бастионы солнечного света, вернувшись в трапезную к остальным, что наслаждаются своим банановым изобилием, густое насыщенье их изголодалых нёб где-то утратилось по ходу утра протянувшегося между ним и ими. На сотню миль, и так сразу. Одиночество, даже в сетях войны, может, когда хочет, поймать его за слепую кишку и стиснуть, вот как сейчас, по-хозяйски. </text:span></text:p>
      <text:p text:style-name="P21">Пират снова по ту сторону окна, наблюдает завтрак незнакомцев.</text:p>
      <text:p text:style-name="P22">Его увозит прочь, по мосту Воксхол-Бридж в пошарпанной зелёной Лагонде его денщик, капрал Вэйн. <text:span text:style-name="T216">С подъёмом <text:s/>солнца, утро кажется всё холоднее. Облака всё же начали собираться. </text:span><text:soft-page-break/><text:span text:style-name="T216">Команда американских сапёров высыпали на дорогу, идут расчищать какие-то руины неподалёку, они поют:</text:span></text:p>
      <text:p text:style-name="P22"/>
      <text:p text:style-name="P23">Ух…</text:p>
      <text:p text:style-name="P24">Холодней,<text:span text:style-name="T220"> чем</text:span> титьк<text:span text:style-name="T220">и <text:s/></text:span>ведьмы!</text:p>
      <text:p text:style-name="P24">Холодней ведра </text:p>
      <text:p text:style-name="P24">пингвиньего дерьма!</text:p>
      <text:p text:style-name="P24">Холодней, <text:span text:style-name="T220">чем</text:span> шерст<text:span text:style-name="T220">ь</text:span></text:p>
      <text:p text:style-name="P24"><text:s/>на заднице полярного медведя!</text:p>
      <text:p text:style-name="P23"><text:span text:style-name="T221">И даже</text:span>, <text:span text:style-name="T220">чем</text:span> иней на фужере</text:p>
      <text:p text:style-name="P24">шампанско<text:span text:style-name="T220">го вина!</text:span></text:p>
      <text:p text:style-name="P23"/>
      <text:p text:style-name="P25">Нет, они прикидываются народниками, но я-то знаю, они из Ясс, за Кодреану, его люди, люди из Железной Гвардии… они убьют за него—у них же клятва! Пытались меня убить… Трансильванские мадьяры, умеют порчу насылать… по ночам шепчут… <text:span text:style-name="T218">Ну, здрасьте, хе-хе, опять наплывает на Пирата его Состояние, когда меньше всего ждал, как обычно</text:span>—<text:span text:style-name="T219">тут можно упомянуть о том, что в досье Пирата Прентиса отмечено как странный дар</text:span>—<text:span text:style-name="T219">в общем, проникать в фантазии посторонних: способность даже, брать на себя бремя управления ими, в данном случае румынского эмигранта-роялиста, который может понадобиться в недалёком будущем. Этот его дар Фирма находит необычайно полезным: в наше время умственно не тронутые лидеры и прочие исторические фигуры просто необходимы. Куда лучше всяких там банок, притираний, кровопусканий для избавления от лишних тревог, иметь кого-то, кто будет распоряжаться вместо них их изнуряющими кошмариками наяву… жить в уютной зелени их тропических убежищ, в ветерке овевающем их бунгало, пить за них что им вредно, разворачивать лицом ко входу их публичных мест, не позволяя чтоб их невинность пострадала больше, чем она уже натерпелась… испытывать за них эрекцию от нахлынувших мыслей, которые доктора считают не совсем того… бояться всего, что им не следует бояться… тут уместно будет вспомнить слова П.М.С. Блакета: «Нельзя управлять войной порывами эмоций». Просто мурлыкай тот глупый мотивчик, которому тебя обучили, и постарайся хуйни не напороть:</text:span></text:p>
      <text:p text:style-name="P25"/>
      <text:p text:style-name="P26">Да<text:span text:style-name="T217">—</text:span>я<text:span text:style-name="T217">—</text:span>тот</text:p>
      <text:p text:style-name="P26">Самый, кто бредёт сквозь их фан-тази-и!</text:p>
      <text:p text:style-name="P26">Переживаю вместо них<text:span text:style-name="T217">—</text:span></text:p>
      <text:p text:style-name="P28">Даже когда на девушку я вла-зи-ю<text:span text:style-name="T217">—</text:span></text:p>
      <text:p text:style-name="P27">Приходится мне думать за других,</text:p>
      <text:p text:style-name="P27">Я знаю наперёд кому придёт черёд…</text:p>
      <text:p text:style-name="forward">[И тут вступают тубы, баритоны и тромбоны <text:span text:style-name="T222">в одной октаве</text:span>]</text:p>
      <text:p text:style-name="P29">И мне по барабану, что опааааасно это,</text:p>
      <text:p text:style-name="P29">Опасность – крыша, с которой я упал давным-давно<text:span text:style-name="T217">—</text:span></text:p>
      <text:p text:style-name="P30">А когда мне придёт каюк, ты не печалься, друг,</text:p>
      <text:p text:style-name="P30">Поссы на мой надгробный камень,</text:p>
      <text:p text:style-name="P30">Тем пивом, что ты задолжал мне,</text:p>
      <text:p text:style-name="P30">И <text:span text:style-name="T217">—</text:span>вперёд!</text:p>
      <text:p text:style-name="P27"/>
      <text:p text:style-name="P31">И тут он взаправду пустится вприпрыжку туда-сюда, высоко вскидывая колени, покручивая тросточку с набалдашником из головы, носа и шляпы-котелка <text:s/>В.С.Филдза, и <text:span text:style-name="T223">впрямь доктор магии, покуда оркестр играет второй припев. Всё это сопровождается фантасмагорией, в кинематографическом смысле, рвущейся на экран поверх голов зрителей на тонких перепонках </text:span><text:soft-page-break/><text:span text:style-name="T223">аккуратного поперечного сечения цветка Виктории, что смахивает на профиль шахматного коня малость фривольный, но без вульгарности—а потом льются вперёд-назад, чик-трахк, кадры столь скоро меняющие ближний дальний план, столь непредсказуемые масштабом, что временами у тебя ум за разум спотыкает, как говорится. Картинки высвечивают сцены из карьеры Пирата в качестве подставного фантазёра, возвращаются вспять когда он носил, с собой повсюду, знак Юной Бесшабашности перерастающий в явно лишнюю хромосому Симптома Дауна, точно по темечку. С какого-то момента он уже знал, что некоторые <text:s/>эпизоды <text:s/>в его снах принадлежат не ему. Не потому что об этом, уже наяву, свидетельствовал дотошный анализ виденного, нет, он просто </text:span><text:span text:style-name="T12">знал</text:span><text:span text:style-name="T223">. И пришёл день, когда он встретил, в самый первый раз, настоящего владельца сна, который он, Пират, видел: это случилось возле фонтанчика питьевой воды в парке, у очень длинного ровного ряда скамеек, ощущение моря сразу за ухоженной посадкой невысоких кипарисов, серый дроблённый камень на дорожках такой с виду мягкий, что хоть засни на нём, как на мягких полях шляпы федоры, и тут подходит этот расхрыстанный заслюненный ханыга, что жуть берёт просто встретить, и тормознулся, глядя на двух Девочек Гидов, что пытались отрегулировать напор воды в фонтанчике. Они перегнулись, без умысла, милые нахалюшки, показывая крайнюю полоску белых полотняных штанишек, складочки младенчески пухленьких ягодиц удар по Генитальному Мозгу, как ни сбивай резкость. Бродяга захихикал и показал пальцем, он оглянулся на Пирата и сказал нечто сверхъестественное: «Гля! Девочки играются водичкой… </text:span><text:span text:style-name="T12">а у тебя ночью забулькает</text:span><text:span text:style-name="T223">, а?» И он уже уставился только на Пирата, без утайки….В общем, Пирату уже снилась эта реплика, дословно, в позапрошлое утро, перед тем как проснулся, они стояли в списке призов опасного Конкурса посреди толпы выросшей из крытого промежутка угольно-чёрных улиц… тут он не совсем запомнил… но теперь, перепуганный до смерти, он ответил: «Убирайся, или я позову полицию.»</text:span></text:p>
      <text:p text:style-name="P32">На тот момент проблема была снята. Однако, рано или поздно наступит время, когда ещё кто-то откроет его дар, кто-то, <text:span text:style-name="T224">кому он нужен—у него бывали и свои затяжные сны, типа мелодрам Эжена Сью, где его похищали банды дакойтов или сицилийцев и пользовались им в неудобосказуемых целях.</text:span></text:p>
      <text:p text:style-name="P33">В 1935 у него был первый эпизод вне условий какого-либо сна—это случилось в его Киплинговский период, куда ни глянь, зверовидные Фази-Вази, дракункулиас и Восточная болячка гуляют среди личного состава, пива нет месяцами, радиосвязь глушат другие державы, которым охота править этими чёрными, <text:span text:style-name="T225">Бог его знает зачем, все анекдоты насточертели, и как Кэри Грант втихаря крадётся подсыпать возбудителя… не говоря уже про Араба с Большим и Жирным Носом, тоскливая классика известная каждому британскому томми… что ж удивляться, что однажды в четыре пополудни, под жужжанье мух, с открытыми глазами, среди вони гниющих дынных корок, под звуки единственного в подразделении граммофона с записью Сэнди МакФерсона «Смена караула» на его органе, что крутился в 77-миллионный раз, Пирату ничего не оставалось как составить сочный Восточный эпизод: плавно перемахнув через ограду, податься в город, в Запретный Квартал. Там наткнуться на оргию устроенную местным Мессией, которого пока что не признали, и как только глаза ваши встретились, понять, что ты его Иоанн Креститель, его Натан из Газы, что тебе суждено возвестить ему его Божественную сущность, объявить его остальным, любить его любовью как простой, так и во Имя того, кем он является… подобная фантазия никому не подходила так, как для Х.У. Лофа. В каждом подразделении найдётся хотя бы один такой Лоф, тот самый Лоф, который вечно забывает, что мусульмане не слишком-то стремятся, чтобы их фоткали на улице… тот самый, который одолжит у тебя рубаху, а когда у него кончатся сигарет, найдёт незаконную заначку в твоём кармане, и выкурит в столовой на общем обеде, и вскоре подойдёт к столам военной полиции с широкой улыбкой и обратится к их сержанту на ты и по имени, как брат с братом. Так что, конечно, <text:s/>Пират сделал ошибку, когда признал причастность к этой фантазии Лофа, о которой очень даже скоро узнали и верхние эшелоны. Заносится в досье, а в результате Фирма, в Их </text:span><text:soft-page-break/><text:span text:style-name="T225">неустанном поиске умеющих договариваться, вызывает его в район Вайтхолла понаблюдать его трансы поверх столешниц под синей бязью и жутких бумажных игрищ, как его глаза закатываются задом наперёд в его голове прочитывать древние, глипто-древние письмена в его собственных глазницах....</text:span></text:p>
      <text:p text:style-name="P34">Первые пару раз не сработало. Фантазии улавливались чётко, но принадлежали мелкой сошке. Однако, Фирма имеет терпения, Они приверженцы Прицела на Будущее. <text:span text:style-name="T226">Наконец, в один <text:s/>истинно Шерлок Холмсовский лондонский вечер, на Пирата несомненно пахн</text:span><text:span text:style-name="T227">у́</text:span><text:span text:style-name="T226">ло газом от фонаря в тёмной улочке и в тумане материализовалась гигантская органоподобная форма. Осторожно, шаг за шагом чёрных ботинков, Пират приблизился к этой штуковине. Оно начало скользить ему навстречу по камням мостовой медленно, как слизняк, оставляя в улице позади себя след непонятно слизистого отсвета, исходивший никак не от тумана. В пространстве разделявшем их пролегал пешеходный переход, который Пират, будучи немного быстрее, достиг первым. Он отшатнулся, в ужасе, попятился вспять через переход, но такие опознания необратимы. </text:span><text:span text:style-name="T13">Это был гигантский Аденоид</text:span><text:span text:style-name="T226">. Размером со Св. Пола и продолжал <text:s/>час от часу расти. Лондон, а возможно и вся Англия, были в смертельной опасности!</text:span></text:p>
      <text:p text:style-name="P35">Это лимфоидное чудище однажды перекрыло носоглотку лорда Блатрарда Осмо, который на тот момент возглавлял отдел по Нови Пазар в министерстве иностранных дел, созданный в виде неясной епитимии за британскую политику в Восточном Вопросе на протяжении предыдущего столетия, <text:span text:style-name="T229">потому что на этом неясном санджаке однажды проворачивалась судьбв всей Европы:</text:span></text:p>
      <text:p text:style-name="P35"/>
      <text:p text:style-name="P36">Никто не-знает-где на-карте,</text:p>
      <text:p text:style-name="P36">Кто-б-мог подумать всё пойдёт-с-того?</text:p>
      <text:p text:style-name="P36">Но каждый <text:s/>серб или <text:s/>монто-негрец</text:p>
      <text:p text:style-name="P36">Только и ждут, что грянет наконец—</text:p>
      <text:p text:style-name="P36">О, милая, пакуй мой саквояж,</text:p>
      <text:p text:style-name="P36">И прикури сигару мне потолще,</text:p>
      <text:p text:style-name="P36">Пиши мне до востр-ебо-вания:</text:p>
      <text:p text:style-name="P36">Вос-точный Экс-пресс,</text:p>
      <text:p text:style-name="P36">В сан-джак Но-ви Па-зар!</text:p>
      <text:p text:style-name="P36"/>
      <text:p text:style-name="P36"/>
      <text:p text:style-name="P37">Тут строй хористок, аппетитно молоденьких, вызывающе вытанцовывают в меховых гусарских шапках и бо<text:span text:style-name="T249">т</text:span>фортах, <text:span text:style-name="T249">пока в другой сфере лорд Осмо продолжает </text:span><text:span text:style-name="T14">ассимилироваться</text:span><text:span text:style-name="T249"> своим собственным растущим Аденоидом, ужасающая трансформация клеточной плазмы, совершенно необъяснимая с позиций эдвардианской медицины… и вскоре шляпы цилиндры валяются по всей площади Мейфэйр, запах дешёвых духов, лишившихся своих владелиц, висит у трактирных фонарей Ист-Енда, пока Аденоид продолжает бесчинствовать, но не заглатывает свои жертвы кто как подвернётся, нет, у злобного Аденоида есть </text:span><text:span text:style-name="T14">общий план, </text:span><text:span text:style-name="T250">согласно которому ведётся отбор определённых особ—в свете предстоящий выборов, ширящееся невысказанное недовольство в Англии, от которого <text:s/>министерство внутренних дел впадает в истерические случаи болезненной нерешительности… <text:s/>никто не знает </text:span><text:span text:style-name="T15">что</text:span><text:span text:style-name="T250"> делать… производиться попытка эвакуации Лондона, просто для галочки, чёрные фаэтоны цокотят через старинные мосты в муравьиной процессии, наблюдательные аэростаты зависли в небе. «Замечен в Хэмстед Хит, просто сидит </text:span><text:span text:style-name="T15">дышит</text:span><text:span text:style-name="T250">, как бы… в себя, обратно…» «Какие-нибудь, типа, </text:span><text:span text:style-name="T15">звуки</text:span><text:span text:style-name="T250"> до вас доходят?» «Да, это просто ужасно… словно, великанский нос захлёбывается соплями… подождите, сейчас оно… начинает… <text:s/>о, </text:span><text:span text:style-name="T15">нет</text:span><text:span text:style-name="T250">!. о, Боже, я не могу описать, это настолько чудовищ—»,–провод оборван, связь прекратилась, аэростат взмывает в лазурь рассвета. Прибывают команды из Лабаратории Кавендиша, обтягивают Хит громадными магнитами, терминалами электро-арок, чёрным железом панелей управления полными экранов и тумблеров, показывается Армия в </text:span><text:soft-page-break/><text:span text:style-name="T250">полной боевой, в бомбах начинка из новейшего смертельного газа—Аденоид взорван, убит электрошоком, отравлен, там и сям изменения формы и цвета, жёлтые жировые узлы торяат выше деревьев… под вспышки фотокамер Прессы, необъятный зелёный псевдопод ползет к боевому кордону и вдруг </text:span><text:span text:style-name="T15">шшлёп</text:span><text:span text:style-name="T250">! Сметает весь наблюдательный пункт потоком какой-то отвратительно оранжевой слякоти, которая </text:span><text:span text:style-name="T15">переваривает</text:span><text:span text:style-name="T250"> несчастных—но вместо криков только хохот, им </text:span><text:span text:style-name="T252">это</text:span><text:span text:style-name="T15"> по кайфу</text:span><text:span text:style-name="T250">….</text:span></text:p>
      <text:p text:style-name="P38">Задание Пирата/Осмо наладить связь с Аденоидом. <text:span text:style-name="T255">Ситуация стабилизировалась, Аденоид занимает весь парк Сент-Джеймс, исторических зданий больше нет, правительственные офисы переразмещены, но так хаотично, что связь между ними весьма ненадёжна—почтальоны на их маршруте перехватываются твёрдо-пупырчатыми щупальцами Аденоида бежево-светящегося цвета, телеграфная связь отключается по малейшей прихоти Аденоида. Каждое утро лорду Блатрарду Осмо приходится одевать свой котелок, брать брифкейс и отправляться к Аденоиду со своей ежедневной нотой-</text:span><text:span text:style-name="T16">démarche</text:span><text:span text:style-name="T255">. Это отнимает у него так много времени, что он начал запускать дела по Нови Пазар, МИД озабочено. В тридцатые, доктрина баланса сил была ещё достаточно сильна, дипломаты поголовно заражались балканосисом, любая станция на развалинах Оттоманской империи кишела шпионами под именами гибридных иностранцев, закодированные сообщения на дюжине славянских языков татуировались на обритых верхних губах агентов где они потом отращивали усы, заново сбриваемые уполномоченными для этого офицерами криптологами и пластические хирурги Фирмы производили пересадку кожи поверх шифровок… их губы превращались в палимпсесты неоднократных секретных посланий во плоти, иссечённой неестественно белыми шрамами, по которым они узнавали друг друга.</text:span></text:p>
      <text:p text:style-name="P39">Нови Пазар, как-то продолжал оставаться <text:span text:style-name="T5">croix mystique </text:span>на ладони Европы и МИД, в конце концов, обратился к Фирме за помощью. Фирма знала кому поручить.</text:p>
      <text:p text:style-name="P292"><text:span text:style-name="T231">Каждый день на протяжении <text:s/>2</text:span>½ <text:span text:style-name="T256">лет, Пират отправлялся в парк Сент-Джеймса проведать Аденоида. Он чуть с ума не сошёл. Хотя ему удалось разработать ломаный диалект, на котором они с Аденоидом могли общаться, однако, ему не хватало носовых полостей для правильной фонетики, и это превращалось в изнурительные мытарства. Пока они напару сморкались взад вперёд, алиенисты в чёрных длиннополых костюмах, последователи доктора Фрейда, на которого Аденоиду было, в общем-то, чихать, стояли на приставных лестницах вдоль его отвратительного грязно-серого бока и лопатами грузили новейший чудо-препарат кокакин</text:span><text:span text:style-name="T232">—</text:span><text:span text:style-name="T233">подтаскивая белую субстанцию коробами, по очереди, по соседним лестницам, чтобы </text:span><text:span text:style-name="T234">швырять</text:span><text:span text:style-name="T233"> по </text:span><text:span text:style-name="T234">колышливому</text:span><text:span text:style-name="T233"> гланд</text:span><text:span text:style-name="T234">оподобному</text:span><text:span text:style-name="T233"> и </text:span><text:span text:style-name="T234">посыпать бактерии с токсинами гнусаво пузырящиеся в его кавернах, без каких-либо видимых последствий (хотя кому знать что ощущал при этом Аденоид, <text:s/>не так ли?)</text:span></text:p>
      <text:p text:style-name="P293"><text:span text:style-name="T234">В</text:span><text:span text:style-name="T230">сё же у лорда Блатрарда Осмо смог наконец уделять всё своё время Нови Пазару. В начале 1939, его обнаружили утонувшим </text:span><text:span text:style-name="T248">при загадочных обстоятельствах </text:span><text:span text:style-name="T230">в ванне </text:span><text:span text:style-name="T248">на</text:span><text:span text:style-name="T230">пол</text:span><text:span text:style-name="T248">не</text:span><text:span text:style-name="T230">н</text:span><text:span text:style-name="T248">н</text:span><text:span text:style-name="T230">ой тапиочн</text:span><text:span text:style-name="T248">ым</text:span><text:span text:style-name="T230"> пудинг</text:span><text:span text:style-name="T248">ом</text:span><text:span text:style-name="T230"> в доме Небезызвестной Виконтессы. Некоторые усмотрели в этом руку Фирмы. Прошли месяцы, началась Вторая Мировая война, прошло ещё несколько лет, из Нови Пазара ничего не слыхать. Пират Прентис спас Европу от Балканского Армагеддона, который кошмарился старикам, </text:span><text:span text:style-name="T235">мечущимся в их постелях от его грандиозности</text:span><text:span text:style-name="T232">—</text:span><text:span text:style-name="T236">хотя</text:span><text:span text:style-name="T235"> не от второй мировой, <text:s/>конечно. Но к тому времени Пирату <text:s/>Фирма позволяла лишь крошечные гомеопатические дозы мира, чтоб не пошёл вразнос, но и, при этом, чтоб не отравился ими.</text:span></text:p>
      <text:p text:style-name="P41"><draw:frame draw:style-name="fr1" draw:name="Image1" text:anchor-type="paragraph" svg:width="6.9252in" svg:height="0.3661in" draw:z-index="2"><draw:image xlink:href="Pictures/1000000000000B720000009B428C9716555D8079.png" xlink:type="simple" xlink:show="embed" xlink:actuate="onLoad" loext:mime-type="image/png"/></draw:frame>У Теди Блота перерыв на обед, <text:span text:style-name="T257">но какой, спрашивается, обед из слипшегося бананового сэндвича в провощённой бумаге его стильной планшетке поверх остальных необходимостей—крошечная шпионская фотокамера, коробочка тянучек, ментоловые пастилки на основе стручкового перца Для Мелодичности Голоса, солнцезащитные очки по рецепту в золотой </text:span><text:soft-page-break/><text:span text:style-name="T257">оправе в стиле генерала МакАртура, пара серебряных щёточек-расчёсок в форме пылающего меча ГКСС, подарок Мамы, который он находит весьма изысканным.</text:span></text:p>
      <text:p text:style-name="P294"><text:span text:style-name="T230">В это моросящее зимнее утро он направляется в городской дом серого камня, не слишком большой или исторический, чтобы фигурировать в каком-либо путеводителе, в двух шагах от площади Гросвенор, чуть в стороне от официальных воинских маршрутов и коридоров через столицу. </text:span><text:span text:style-name="T237">Когда печатным машинкам случается умолкнуть (8:20 и прочие мифические моменты), а в небе не пролетают американские бомбардировщики и уличное движение вдоль Оксфорд-Стрит не слишком интенсивно, можно даже услышать чириканье зимних птиц снаружи, слетевшихся к кормушкам, что девушки расставили для них.</text:span></text:p>
      <text:p text:style-name="P295"><text:span text:style-name="T237">П</text:span><text:span text:style-name="T230">литки мостовой скользки туманом. Это середина дня давящей сумрачности, <text:s/>табачного голодания, головой боли, и тяжести в желудке, миллион бюрократов усердно составляют планы смерти и некоторые даже знают это, </text:span><text:span text:style-name="T238">многие уже оприходовали вторую или третью кружку или фужер, что </text:span><text:span text:style-name="T239">создаёт тут</text:span><text:span text:style-name="T238"> некую ауру отчаяния. </text:span><text:span text:style-name="T240">Но сейчас</text:span><text:span text:style-name="T239">, минуя вход обложенный мешками с песком (временные пирамиды </text:span><text:span text:style-name="T240">воздвигнутые для слишком любопытных</text:span><text:span text:style-name="T239">), </text:span><text:span text:style-name="T240">Блоту не до этого всего: он слишком поглощён подготовкой возможных оправданий, если его застукают, хоть это вряд ли, просто на всякий….</text:span></text:p>
      <text:p text:style-name="P296"><text:span text:style-name="T230">Добродушная, резинкожвачная, девушка-очкарик на контроле приглашающе махнула ему, чтоб подымался дальше по лестнице. </text:span><text:span text:style-name="T241">Адьютанты в плотно-шерстяном расходятся по коридорам по совещаниям, замы-завы, час-другой </text:span><text:span text:style-name="T242">прихлёбывать помалу, дремать, его, в общем-то, не видят, <text:s/>он тут примелькался, ну-этот-как-его, они, вроде, из Окфорда, лейтенант что работает дальше по коридору в </text:span><text:span text:style-name="T243">ТОТСССГ</text:span><text:span text:style-name="T242">….</text:span></text:p>
      <text:p text:style-name="P297"><text:span text:style-name="T242">С</text:span><text:span text:style-name="T230">тарое здание поделено распорядителями трущоб войны. ТОТСССГ сокращение от «</text:span><text:span text:style-name="T242">Т</text:span><text:span text:style-name="T230">ехнические Отделы Трансакций Союзных Сил по Северной Германии». </text:span><text:span text:style-name="T244">Это сеть прокуренных закоулков бумаготворчества, в данный момент почти безлюдная с высокими, как надгробные камни, печатными машинками. На полу замызганный линолеум, окон нет: электрический свет жёлтый, дешёвый, безжалостный. </text:span><text:span text:style-name="T245">Блот заглядывает в кабинет своего старого друга по Колледжу Исуса в Кембридже. </text:span><text:span text:style-name="T246">Лейтенант Оливер («Тантиви») Маккер-Маффик. Никого. Тантиви и Янк вышли на обед. Отлично. Достаём камеру, включаем настольную лампу, рефлектор направляем так, чтоб….</text:span></text:p>
      <text:p text:style-name="P298"><text:span text:style-name="T230">Должно быть такие загородки по всему ЕТД: три нищенские стенки прессованной фанеры исцарапанно-кремового цвета, даже своего потолка нет. Тантиви делит её с американским коллегой, лейтенант Тайрон Слотроп. </text:span><text:span text:style-name="T247">Столы их поставлены под прямым углом, так что и не не посмотреть в глаза <text:s/>друг к другу, пока не скрипнешь стулом на 90</text:span><text:span text:style-name="T259">°. </text:span><text:span text:style-name="T260">Стол Тантиви аккуратен, у Слотропа жуткая свалка, где и чёрт ногу сломит. Он не </text:span><text:span text:style-name="T261">рас</text:span><text:span text:style-name="T260">чищался до столешницы с 1942. </text:span><text:span text:style-name="T262">Навал слежался слоями на основе вкраплений бюрократической молофьи, что упорно просачивается до дна миллионами своих крошечных завитушек красной и коричневой стирательных резинок, карандашных очисток, лепёшками высохших пятен чая или кофе, следами сахара и Домашнего Молока, пригоршнями сигаретного пепла, очень мелкие чёрные отходы лент для печатной машинки, выколупанные и брошенные тут же, </text:span><text:span text:style-name="T263">разлагающийся канцелярский клей, кусочки аспирина истолчённые в пыль. Потом идёт россыпь скрепок, кремней зажигалок Зиппо, резиночек, канцелярских скоб, сигаретных окурков и скомканных пачек, случайно затесавшиеся спички, </text:span><text:span text:style-name="T264">кнопки, огрызки ручек, обломки карандашей всех цветов и оттенков включая так-трудно-находимые гелиотропный и горчичный, </text:span><text:span text:style-name="T287">Скользкий</text:span><text:span text:style-name="T264"> Вяз Таблетки Тейя от Горла, присланные мамой Слотропа, Налиной, аж из Масачусетса, кусочки лент, бечёвок, мела… </text:span><text:span text:style-name="T265">ещё выше слой забытых циркуляров, корешков от коричневых продовольственных талонов, телефонных номеров, неотвеченных писем, истёртых <text:s/>листов копирки, размашистые наброски аккордов укулеле для дюжины песен, включая «</text:span><text:span text:style-name="T266">Джонни Дубой нашёл розу в Ирландии» («У него есть неплохие аранжировки»,– уверяет Тантиви,–«он, типа, американский Джордж Формби, если возможно такое представить.» Но Блот решил, что лучше </text:span><text:soft-page-break/><text:span text:style-name="T266">не пробовать.) </text:span><text:span text:style-name="T267">Пустая бутылочка тоника для роста волос «Кремль», затерявшиеся кусочки различных пазлов представляющие части карего левого глаза Ваймаранера, зелёные бархатные складки халата, сизые разводы в отдалённой туче, нимб оранжевого взрыва (вероятно, закат солнца), заклёпки обшивки Летающей Крепости, </text:span><text:span text:style-name="T268">розовая внутренняя ляжка надувшейся девушки с настенного постера… пара старых Еженедельник Разведывательной Информации <text:s/>при армейском разведуправлении, свившийся штопором завиток лопнувшей струны укулеле, коробочки клейких бумажных звёзд маркировки различных цветов, части разобранного фонарика, </text:span><text:span text:style-name="T269">крышка от круглой коробочки обувного крема Нагета, в которую Слотроп иногда заглядывает за своим размытым медным отражением, всевозможное количество справочников из библиотеки <text:s/></text:span><text:span text:style-name="T270">ТОТСССГ </text:span><text:span text:style-name="T269">в конце коридора</text:span><text:span text:style-name="T271">—</text:span><text:span text:style-name="T269">технический словарь немецкого языка, </text:span><text:span text:style-name="T1278">Специальный Справочник</text:span><text:span text:style-name="T269"> или </text:span><text:span text:style-name="T1278">План Города</text:span><text:span text:style-name="T269"> изданный МИДом</text:span><text:span text:style-name="T271">—</text:span><text:span text:style-name="T272">и обычно</text:span><text:span text:style-name="T269">, </text:span><text:span text:style-name="T272">если не утащили или не выброшен, номер </text:span><text:span text:style-name="T1279">Новости Мира</text:span><text:span text:style-name="T272"> тоже где-нибудь воткнут</text:span><text:span text:style-name="T271">—</text:span><text:span text:style-name="T272">Слотроп заядлый читатель.</text:span></text:p>
      <text:p text:style-name="P299"><text:span text:style-name="T258">На стене возле стола Слотропа прикноплена карта Лондона, которую Блолт сейчас фотографирует свой миниатюрной камерой. Его планшетка распахнута и в загородке начинает распространяться запах бананов. Может закурить для маскировки? Тут не проветривается, они догадаются, что кто-то заходил. Ему потребовалось всего четыре экспозиции, чихк-чик-трак, ух, до чего уж наловчился</text:span><text:span text:style-name="T271">—</text:span><text:span text:style-name="T258">кто-то заглянет, просто роняешь камеру в раскрытую пла</text:span><text:span text:style-name="T273">н</text:span><text:span text:style-name="T258">шетку </text:span><text:span text:style-name="T273">где банановый сэндвич смягчает падение, маскирует подозрительный звук и заснятую кассету данных, всё враз.</text:span></text:p>
      <text:p text:style-name="P300"><text:span text:style-name="T274">Жаль, что тот кто платит за эт</text:span><text:span text:style-name="T275">у маленькую шалость не раскошелился на цветную плёнку. Интересно, большая ли разница, но Блот не знает кого можно спросить. Звёзды наклеенные на карте Слотропа охватывают в</text:span><text:span text:style-name="T278">е</text:span><text:span text:style-name="T275">сь спектр, начиная с серебряного (с пометкой «Каролина») в одном созвездии с Глэдис, зелёный, и Катариной, золотой, и взгляд переходит на Алису, Делорес, Ширли, парочка</text:span><text:span text:style-name="T258"> </text:span><text:span text:style-name="T275">Сэлли</text:span><text:span text:style-name="T271">—</text:span><text:span text:style-name="T275">тут в основном красный и синий</text:span><text:span text:style-name="T271">—</text:span><text:span text:style-name="T276">гроздь возле Тауэр-Хилла, фиолетовый сплошняк вокруг Кове</text:span><text:span text:style-name="T277">н</text:span><text:span text:style-name="T276">т Гарден, туманность перетекает в Мэйфэйр, Сохо, и дальше к Вимбли и наверх к Хэмпстед-Хит</text:span><text:span text:style-name="T271">—</text:span><text:span text:style-name="T276">в любом направлении расходится это небесное мерцание частью отклеившихся звёзд из Каролин, Марий, Анн, Сюзан, Элизабет.</text:span></text:p>
      <text:p text:style-name="P301"><text:span text:style-name="T276">Н</text:span><text:span text:style-name="T258">о может цвета взяты как попадя, не кодированные. Может даже и девушки не настоящие. От Тантиви, после нескольких недель расспросов невзначай </text:span><text:span text:style-name="T1277">(мы знаем, что вы учились вместе, но задействовать его было бы рискованно)</text:span><text:span text:style-name="T258">, Блот может только доложить, что Слотроп работает над этой картой с прошлой осени, примерно с того времени как начал выезжать для обследования для </text:span><text:span text:style-name="T270">ТОТСССГ </text:span><text:span text:style-name="T258">разрушений причинённых ракетами-бомбами</text:span><text:span text:style-name="T271">—</text:span><text:span text:style-name="T279">и в путешествиях по места смерти</text:span><text:span text:style-name="T258"> у него явно оставалось время, чтоб </text:span><text:span text:style-name="T279">и</text:span><text:span text:style-name="T258"> за девушками гоняться. </text:span><text:span text:style-name="T280">Если есть какая-то причина клеить эти бумажные звезды каждую пару дней, то он о ней не распространяется</text:span><text:span text:style-name="T271">—</text:span><text:span text:style-name="T280">она, похоже, не для посторонних. Карту видит только лишь Тантиви и тот </text:span><text:span text:style-name="T281">относится к ней со снисходительностью</text:span><text:span text:style-name="T280"> дружелюбного антрополога: «Какая-то разновидность безвредного хобби Янка»,– </text:span><text:span text:style-name="T281">говорит он своему другу Блоту. «</text:span><text:span text:style-name="T282">Может, чтоб не потерялись. У него и вправду довольно напряжённая жизнь в обществе.» И после этого переходит на историю Лорейн с Джуди, про гомосексуального констебля Чарльза, пианино в мебельном фургоне, или эксцентричный маскарад с участием Глории и её </text:span><text:span text:style-name="T284">всё ещё </text:span><text:span text:style-name="T282">аппетитной мамочки, </text:span><text:span text:style-name="T284">и </text:span><text:span text:style-name="T282">о ставке в целый фунт </text:span><text:span text:style-name="T283">на игру Блеквуд-Престон в Норт-Енде, </text:span><text:span text:style-name="T284">про бесстыдную версию «Тихой ночи», и судьбоносный туман. Но ни одна из этих тем не развеет туман недоумения тех, кому докладывает Блот.</text:span></text:p>
      <text:p text:style-name="P302"><text:span text:style-name="T284">Л</text:span><text:span text:style-name="T258">адно. Дело сделано. Планшетку застегнул, лампу выключил и поставил где была. Может успеет перехватить Тантиви в М</text:span><text:span text:style-name="T286">еханике</text:span><text:span text:style-name="T258"> И К</text:span><text:span text:style-name="T286">оленвале</text:span><text:span text:style-name="T258">, самое время для дружеской кружки. Он покидает фанерный лабиринт в слабом жёлтом свете, против течения возвращающихся девушек в галошах, Блот неприступно неулыбчив, нет времени на шлёпы-щекотульки, </text:span><text:span text:style-name="T285">знаете ли, ему сегодня ещё надо сдать работу.</text:span></text:p>
      <text:p text:style-name="P303"><draw:frame draw:style-name="fr1" draw:name="Image4" text:anchor-type="paragraph" svg:width="6.9252in" svg:height="0.3661in" draw:z-index="3"><draw:image xlink:href="Pictures/1000000000000B720000009B428C9716555D8079.png" xlink:type="simple" xlink:show="embed" xlink:actuate="onLoad" loext:mime-type="image/png"/></draw:frame></text:p>
      <text:p text:style-name="P42"><text:soft-page-break/>Ветер изменился, дует с юго-запада, и барометр падает. <text:span text:style-name="T1649">Немногим за полдень, а уже стемнело будто уже вечер под этой массой дождевых туч. Сегодня была долгая идиотская гонка к нулевой отметке и, как обычно, не на что смотреть. Говорили, что это случай взрыва в воздухе с недолётом, горящие куски ракеты рассыпались на многие мили вокруг, главным образом в реку, всего один кусок, неизвестно какой формы и тот <text:s/>плотно оцеплен до приезда Слотропа, самая усиленная охрана из всех, что он вообще видел, и самая недружелюбная. Мягкие, линялые береты на фоне шиферных туч, «стэны» поставлены на стрельбу очередями, усищи поверх рта покрыли верхние губы, угрюмо—американскому лейтенанту и взглянуть нельзя, нет, не сегодня. ТОТСССГ, конечно, бедный родственник для разведки Союзных Сил. Но хоть на этот раз Слотроп не один, он с холодным удовлетворением пронаблюдал как его ровню из ТехИнформа, а вскоре и шефа его отдела, который прирулил на своём Волсли Воспе качать права, спровадили ни с чем. Ха! Ни один из них не ответил на дружеский кивок Слотропа. Не повезло, парням. Однако, проныра Тайрон торчит тут достаточно долго, делясь сигаретами Лаки Страйк, чтоб хотя бы прикинуть что к чему.</text:span></text:p>
      <text:p text:style-name="P43">Что это за графитовый цилиндр сантиметров пятнадцать в длину и пять в диаметре, <text:span text:style-name="T1650">на нём лишь малость закоптилась зелёная армейская краска. Единственная часть, что уцелела при взрыве. Как и планировалось, конечно. Внутри наверняка бумаги. Старшина обжёг руку, когда попробовал поднять и вскрикнул «ёб твою!», вызвав смех среди рядового состава. Все ждали прибытия капитана Прентиса из ОСО (эти грёбанные ублюдки никогда не торопятся), который вскоре прибыл. Слотроп заценил со стороны—обветренное лицо, здоровенный жлоб. Прентис берёт цилиндр и уезжает, сеанс окончен.</text:span></text:p>
      <text:p text:style-name="P44">В таком случае, прикидывает Слотроп, <text:s/><text:span text:style-name="T1649">ТОТСССГ </text:span>может, хотя хули толку, подать пятьдесят-пять-миллионный служебный запрос в ОСО, с просьбой сообщить о содержимом цилиндра, и, как обычно, не получить ответа. Нет, всё окей, он не в обиде. ОСО всех игнорирует, и все игнорируют <text:s/><text:span text:style-name="T1649">ТОТСССГ. А и что с того, вообще? Это его последняя ракета на какое-то время. Хотелось бы насовсем.</text:span></text:p>
      <text:p text:style-name="P45">Сегодня утром в его корзинке «входящее» был приказ о временном откомандировании его в какой-то госпиталь в Ист-Енде. <text:span text:style-name="T1651">Никаких пояснений кроме копии предписания <text:s/>ТОТСССГу о его переназначении «в рамках проверочной программы ОПБ». Проверочной? ОПБ это Отдел Плитической Борьбы, он посмотрел. Тут что-то больше, чем стандартное дерьмо психометрического теста, наверняка. Но хоть какая-то перемена от этой рутины охоты за ракетами, которая уже приелась. </text:span></text:p>
      <text:p text:style-name="P46">Когда-то Слотроп старался. Нет, серьёзно. ВО всяком случае, так ему кажется. Многое из того, что было до 1994 уже малость в тумане. Первая волна Блица вспоминается как полоса сплошной удачи. Всё что Люфтваффе сбрасывали и близко не падало рядом с ним. Но с прошлого лета они перешли на эти бомбы-роботы. Идёшь себе по улице, в постели только-только заснул <text:span text:style-name="T1652">и тут нежданно этот пердёжный звук над крышами—если он продолжается, доходит до пика и дальше, ну, так это класс, это уже проблема кого-то ещё… но если двигатель смолк, Джексон, берегись—начала падать, подача горючего прекращена, и у тебя 10 секунд, чтобы решить чего тебе напоследок <text:s/>хочется. Ну, во общем, тоже ничего. Понемногу втягиваешься, начинаешь делать маленькие ставки, на шиллинг-два, с Тантиви Макер-Мафиком, что за соседним столом, куда ахнет следующий придурок….</text:span></text:p>
      <text:p text:style-name="P47">Но с сентября пошли ракеты. Эти ёбаные ракеты. К этим сукам невозможно приспособиться. Никак. <text:s/>Впервые он с удивлением обнаружил, что он по настоящему боится. Начал больше пить, спать меньше, курить одну за одной, чувствовать, что его, типа, сделали лохом. <text:span text:style-name="T1653">Боже, не должно же </text:span><text:span text:style-name="T17">так</text:span><text:span text:style-name="T1653"> продолжаться….</text:span></text:p>
      <text:p text:style-name="P47">– <text:span text:style-name="T1654">Кстати, Слотроп, у тебя уже одна во рту.</text:span></text:p>
      <text:p text:style-name="P48">– <text:span text:style-name="T1654">Это от нервов,</text:span>– <text:span text:style-name="T1654">Слотроп всё равно <text:s/>прикуривает.</text:span></text:p>
      <text:p text:style-name="P48">– <text:span text:style-name="T1654">Ну, только </text:span><text:span text:style-name="T18">не мои</text:span><text:span text:style-name="T1654">,</text:span>– <text:span text:style-name="T1654">упрашивает Тантиви.</text:span></text:p>
      <text:p text:style-name="P49"><text:soft-page-break/>– <text:span text:style-name="T1654">Две за раз, видал?</text:span>– <text:span text:style-name="T1654">переставляет их, чтобы смотрели вниз, как клыки в комиксах. Лейтенанты уставились друг на друга сквозь пивные тени, день уходит вглубь за высокими холодными окнами Механика И Коленвала, и Тантиви готов рассмеяться или фыркнуть, О, Боже, <text:s/>по ту сторону деревянной Атлантики их стола. Атлантики тут было под завязку за последние три года, и зачастую в ней штормило круче, чем в той, которую некий Вильям, первый трансатлантический Слотроп, пересёк много поколений предков тому назад. Варварство в одежде и речи, буйство в поведении—в один ужасный вечер пьяный в стельку Слотроп, гость Танвити в великосветском клубе Юниор Атенем, добился, что их обоих выставили оттуда, за фланговую атаку на ДеКаверли Покса с клювом чучела совы нацеленным на сонную артерию Покса пока тот, загнанный на биллиардный стол, пытался загнать турняк кия Слотропу в глотку. Увы, происшествия подобного толка были довольно часты: однако, доброта – надёжный корабль для тех океанов, Тантиви всегда рядом, краснея и улыбаясь, и Слотроп изумляется как, в самых крутых передрягах, Тантиви ни разу его не подвёл.</text:span></text:p>
      <text:p text:style-name="P49"><text:span text:style-name="T1656">Он знает, что с ним можно говорить обо всём. Это касается не только текущего докладах об амурах с Нормой (ямочки на плотных ножках как у девчёнки из Седар Рапидз, штат Айова), Марджори (рослая, элегантная, танцует в строю хористок в Ветряной Мельнице), или про странные события субботней ночи в клубе Фрик-Фрак, Сохо, логово низкопробной репутации расцвеченной плывущими лучами различных пастельных оттенков, с надписями ЗАПРЕЩАЕТСЯ или ДЖИТЕРБАГ НЕ ТАНЦЕВАТЬ, для отвода глаз всякого рода полиции, военной или гражданской, хотя что такое «гражданская» в наши дни, которые нет-нет да и заглянут, и где, ну, это просто невозможно, какой-то жуткий заговор, когда Слотроп зашёл, как условились встретиться с одной, но увидел </text:span><text:span text:style-name="T19">двух</text:span><text:span text:style-name="T1656">, рядышком, и ракурс специально для него, над синим шерстяным плечом машиниста 3-й статьи, под голой миленькой подмышкой девушки, что замерла качнувшись танцуя линди-хоп, кожа с оттенком лаванды, что как раз проплывал в луче, и тут нахлынула паранойя, лица их обеих двух начали поворачиваться к нему….</text:span></text:p>
      <text:p text:style-name="P50">Эти две юные леди были помечены серебряными звёздами на карте Слотропа. Должно быть, в те оба раз у него был серебристый настрой<text:span text:style-name="T1654">—</text:span>сияющий, звенящий. Цвет звёзд которые он наклеивает просто для передачи его настроения, от фиолетового до золотого. Не для распределения их по рангам<text:span text:style-name="T1654">—</text:span>как можно! Никто не видит эту карту, кроме Тантиви, <text:span text:style-name="T1657">к тому же, Исусе, они </text:span><text:span text:style-name="T20">все</text:span><text:span text:style-name="T1657"> прекрасны… цветочные или из листьев, в этом его зимнем городе, в чайных, в очередях, укутанные как бабульки, вздыхают, шмыгают, хлопчатобумажные ножки на мостовой, голосуют машине, печатают на машинках, помечают файлы, в помпадурах, жёлтыми ростками карандашей, он их находит—дамочек, девулек, красотулек с грудями в обтяжечку—да, это чуть-чуть слишком чересчур, возможно, но… «Мне ведомо, в миру есть неукротимая любовь и дикие увеселения»,– проповедовал Томас Хукер, –«как есть дикиий чабрец и иные травы; но у нас будет сад любви, сад радостей, насаждаемых Господом нашим». В точности как произрастает сад Слотропа. Утопает в незабудках, беседках девственницы, в душистой руте—и повсюду эти, лилово-жёлтые как засосы, анютины глазки, целуй-меня-скорей….</text:span></text:p>
      <text:p text:style-name="P51">Он любит рассказывать им про светлячков. Английские девушки ничего не знают про светлячков, и это пожалуй всё что Слотроп знает наверняка про английских девушек.</text:p>
      <text:p text:style-name="P52">Карта ставит Тантиви в тупик. Её не спишешь на обычную охоту на охотливых двустволок американского горлопана, <text:span text:style-name="T1658">разве что как рефлекс на пустоту в своём-пацане, рефлекс, который Слотроп не может подавить и лает в пустую тишь лабораторию, в извилистые ходы гулких коридоров, когда это уже давным-давно не нужно</text:span> <text:span text:style-name="T1658">и все братаны отправлены на вторую мировую искать свою смерть. Слотроп и вправду не любит говорить о своих девушках: Тантиви приходится выводить <text:s/>его на тему дипломатическим подходом, даже теперь. На первых порах Слотроп, с чудаковатым джентельменством, вообще не говорил, пока не понял насколько Тантиви застенчив. Ему дошло это когда тот попросил найти ему подружку. И примерно в то же время, Тантиви увидел насколько Слотроп одинок. Во всём Лондоне ему, похоже, не с кем было </text:span><text:soft-page-break/><text:span text:style-name="T1658">поговорить, кроме бесчисленного множества девушек, которых он почти никогда не встречал больше, поговорить хоть </text:span><text:span text:style-name="T21">о чём-нибудь</text:span><text:span text:style-name="T1658">.</text:span></text:p>
      <text:p text:style-name="P53">И всё же Слотроп продолжает свою карту ежедневно, с дурацкой неотступность. В лучшем случае, она дань течению <text:span text:style-name="T1660">изменчивых перемен из которых—посреди нежданных разрушений с неба, загадочных приказов, что прибывают из тёмных бдений ночи, да просто им там делать нечего—он запечатлевает миг, оттуда, отсюда, дни опять холодают, иней по утрам, ощущение груди Дженифер внутри в холодной шерсти свитера, когда прижал, чтоб чуть согреться в пропахшей дымом угля прихожей, дневную унылость которой ему никогда не узнать… чашка вскипевшего бульона, капля упала на колено и обожгла, пока Айрин, голая как и он, в потоке солнечного света сквозь стекло, проверяет бесценные нейлоны, один за другим, найти пару без затяжек, каждый чулок вспыхивает в свете сквозь зимние шпалеры за окном… голоса модных американских певичек <text:s/>звучащие в нос из бороздок на диске через обшарпанную иглу маминой радиолы у Алисон… обнявшись для тепла, шторы затемнения на окнах, никакого света кроме огонька их последней сигареты, английский светлячок, колышется в капризном курсиве слов что ей захотелось написать, но прочитать их он не может….</text:span></text:p>
      <text:p text:style-name="P54">– <text:span text:style-name="T1661">И что дальше?</text:span>– <text:span text:style-name="T1661">От Слотропа ни звука. </text:span>– <text:span text:style-name="T1661">Эти две твои морячки… когда увидели тебя...</text:span>– <text:span text:style-name="T1661">И тут он замечает, что Слотроп, вместо того, чтоб продолжить рассказ, трясётся. Да, он дрожал и перед этим, тут холодно, но не настолько же.</text:span>– <text:span text:style-name="T1661">Слотроп!</text:span></text:p>
      <text:p text:style-name="P54">– <text:span text:style-name="T1661">Я не пойму. Исусе.</text:span>– <text:span text:style-name="T1661">Даже интересно. Такое дико странное ощущение. Он не может остановиться. Подымает воротник своей курточки, втягивает ладони внутрь рукавов и так сидит какое-то время.</text:span></text:p>
      <text:p text:style-name="P58">Вскоре, после паузы, с трясущейся сигаретой: <text:span text:style-name="T1659">– </text:span>Их не слышно, когда на подходе.</text:p>
      <text:p text:style-name="P58">Тантиви знает кто эти «они». Он отводит глаза. Недолгое молчание.</text:p>
      <text:p text:style-name="P55">– <text:span text:style-name="T1662">Конечно, не слышно, у них скорость больше скорости звука.</text:span></text:p>
      <text:p text:style-name="P55">– <text:span text:style-name="T1662">Да, но—я не про то,</text:span>– <text:span text:style-name="T1662">слова вырываются между волнами дрожи.</text:span>– <text:span text:style-name="T1662">Те другие, Фау-1, их ведь слышно. Так? Может у тебя есть шанс увернуться. Но эти сперва взрываются, а и уж потом слышишь, что летят. Если не убит, тогда уже </text:span><text:span text:style-name="T22">не</text:span><text:span text:style-name="T1662"> слышишь.</text:span></text:p>
      <text:p text:style-name="P55">– <text:span text:style-name="T1662">То же самсое и в пехоте. Сам знаешь. Никогда не слышишь ту, которая в тебя.</text:span></text:p>
      <text:p text:style-name="P55">– <text:span text:style-name="T1662">У, но—</text:span></text:p>
      <text:p text:style-name="P55">– <text:span text:style-name="T1662">Считай, что это такая большая пуля, Слотроп. С плавниками.</text:span></text:p>
      <text:p text:style-name="P55">– <text:span text:style-name="T1662">Исусе,</text:span>– <text:span text:style-name="T1662">зубы стучат,</text:span>– <text:span text:style-name="T1662">ты умеешь утешить.</text:span></text:p>
      <text:p text:style-name="P59">Тантиви, встревоженно наклоняясь сквозь запах конопли и коричневый сумрак, теперь больше обеспокоен дрожью Слотропа, чем личными страхами, ему ничего не осталось кроме известных ему каналов <text:span text:style-name="T1663">в </text:span>попыт<text:span text:style-name="T1663">ке</text:span> развеять и снять её.<text:span text:style-name="T1659">– </text:span>Может тебе стоит посмотреть места, где они взрывались….</text:p>
      <text:p text:style-name="P56">– <text:span text:style-name="T1663">Зачем? От них же ничего не остаётся. Не так разве?</text:span></text:p>
      <text:p text:style-name="P56">– <text:span text:style-name="T1663">Я не знаю. Даже немцы вряд ли знают. Но это отличная возможность для нас обойти ТехИнформ. Что скажешь?</text:span></text:p>
      <text:p text:style-name="P60">Вот так и начал Слотроп расследования «случаев» V-бомб. Когда отгремят. Первым делом<text:span text:style-name="T1662">—</text:span>каждое утро<text:span text:style-name="T1662">—</text:span>кто-то из Гражданской Обороны направлял в ТОТСССГ <text:span text:style-name="T1664">сводку о вчерашних взрывах. Она доходила до Слотропа в последнюю очередь, от отцеплял список кому адресовалась, уже исчёрканный карандашными пометками, и отправлялся заводить стареющий Хамбер на стоянке, чтоб произвести свой обход, Святой Георгий после факта, идёт колупаться в помёте Зверюги, в осколках немецкого производства, которых не найти, писать пустые заключения в своих блокнотах—трудотерапия. Когда ТЩТСССГ стали извещать скорее, он поспевал ко времени работы поисковых групп—следуя за мускулистыми собаками-ищейками КВС в запах штукатурки, в шипенье истекающего газа, среди длинных расщеплённых обломков и провисших сетей арматуры, опрокинутых безносых кариатид с уже проступающей вокруг гвоздей ржавчиной, с ободранной поверхностью, взмах запылённой руки Ничего по </text:span><text:soft-page-break/><text:span text:style-name="T1664">пришепётывающим обоям с павлинами, что распустили хвосты на лужайках у домов в Георговском стиле давным-давно, у вечнозелёных падубов… к крикам требующим умолкнуть, где торчащая рука или белизна кожи ожидала их, выживший или жертва. Когда его помощь не требовалась, он стоял в стороне, молясь, поначалу, Богу, как положено, впервые с прошлого Блица, чтобы жизнь победила. Но слишком многие умирали и вскоре, не видя смысла, он бросил.</text:span></text:p>
      <text:p text:style-name="P61">Вчера случился хороший день. Нашли ребёнка, живого, маленькая девочка полузадохшаяся в клетке убежища Морисона. Пока побежали за носилками, Слотроп держал её маленькую руку,посинелую от холода. На улице лаяли собаки. Когда она открыла глаза и увидела его, первое, что сказала, было: «Жвачка найдётся, друг?» Два дня под завалом, без жевательной резинки<text:span text:style-name="T1662">—</text:span>всё, что он мог предложить <text:span text:style-name="T1990">Скользкий</text:span> Вяз Тэя. Он чувствовал себя идиотом. <text:span text:style-name="T1665">Прежде, чем её унесли, она всё равно поцеловала его руку, её рот и щека в свете фонариков холодные как иней, город вокруг сразу стал больших заброшенным холодильником, прокисших запах и никогда больше никаких сюрпризов внутри. И тут она улыбнулась, совсем слабо, и он понял, что именно этого и ждал, вау!—улыбка Ширли Темпл, которая сразу перечеркнула всё, среди чего они её нашли. Глупее не придумаешь. Он болтается на кончике лавины своего рода, 300 лет янки на западных болотах, и не способен на что-либо кроме хрупкого перемирия с их Провидением. Разрядка напряжённости. Каждая из руин, которые он ежедневно обшаривает, это проповедь о суетности. Идут недели, и ни малейшего кусочка никакой ракеты, и это знак насколько непередаваем акт смерти… Духовное Продвижение Слотропа: мирской Лондон его научает: заверни за любой угол и окажешься внутри параболы.</text:span></text:p>
      <text:p text:style-name="P62">У него появилась навязчивая идея ракеты, на которой написано его имя<text:span text:style-name="T1665">—</text:span>если они и впрямь решили до него добраться («Они» включает возможности намного за пределами нацистской Германии), то это самый надёжный способ, и им ничего не стоит написать его имя <text:span text:style-name="T5">на каждой, верно?</text:span></text:p>
      <text:p text:style-name="P57">– <text:span text:style-name="T1666">Да, такое может пригодиться,</text:span>– Тантиви<text:span text:style-name="T1666"> позабавлено посматривает на него, </text:span>– <text:span text:style-name="T1666">верное дело, особенно в бою, знаешь, </text:span><text:span text:style-name="T23">просимулировать</text:span><text:span text:style-name="T1666"> что-то в таком роде. Полный верняк. Назови это «боевая паранойя» или типа того. Но— </text:span></text:p>
      <text:p text:style-name="P57">– <text:span text:style-name="T1666">Кто симулирует?</text:span>– <text:span text:style-name="T1666">закуривает сигарету, встряхивая чубом в дыму,</text:span>– <text:span text:style-name="T1666">блин, Тантиви, послушай, не хочу тебя расстраивать, но… я уже переслужил четыре года, пойми, это может случиться в любой момент, в следующую секунду, сейчас, враз… блядь… просто нуль, просто и того нет… и….</text:span></text:p>
      <text:p text:style-name="P63">Нет ничего, что он бы мог увидеть, взять в руки<text:span text:style-name="T1665">—</text:span>вдруг газы, взрыв, и после никаких следов… без предупреждения, Слово тебе на ухо, а потом вечная тишь. <text:span text:style-name="T1667">Помимо неуловимости, помимо грохота и грома небес разверстых, настоящий ужас в издёвке, в обещании ему, с немецкой стопроцентной точностью, смерти, которая смеётся над тихими подначками Тантиви… нет, это не пуля с плавниками, Туз… не Слово, не то Слово, что разрывает день к чертям….</text:span></text:p>
      <text:p text:style-name="P64">Пятница это была, вечер, в прошлом сентябре, сразу после работы направлялся к станции Подземки на Бонд-Стрит, голова занята предстоящим уик-эндом и его двумя морячками <text:span text:style-name="T1668">из Морской Службы Гражданской Обороны, те Марджори и Норма, которых надо держать по раздельности, чтоб не узнали друг про друга, и в тот момент, когда он сунул палец в нос вытащит козявку, вдруг с неба, за много миль у него за спиной, </text:span><text:span text:style-name="T24">mementomori </text:span><text:span text:style-name="T1668">резкого мощного взрыва, накатился сзади, как раскат грома. Ну, не совсем гром. Через пару секунд, и уже спереди, шарахнуло снова: чётко и громко, над всем городом. Взят в скобки. Не робот-бомба, и не Люфтваффею «И не гром,»– удивился он вслух.</text:span></text:p>
      <text:p text:style-name="P70">– Какая-нибудь блинская газомагистраль,– женщина с ящичком для ланча, с глазами припухшими после рабочего дня над машинкой, задела его локтем, проходя мимо.</text:p>
      <text:p text:style-name="P65"><text:soft-page-break/><text:span text:style-name="T1668">– Нет, это </text:span><text:span text:style-name="T24">не</text:span><text:span text:style-name="T1668">мцы,– её подруга поболтала свои блондинные кудряшки под клетчатым головным платком <text:s/>и выкинула жуткий номер, вскинув ладони к Слотропу,– это они за ним, <text:s/>немцы </text:span><text:span text:style-name="T24">обожают</text:span><text:span text:style-name="T1668"> толстых, пухленьких американцев.– Тут она ущипнула его щеку и подёргала туда-сюда.</text:span></text:p>
      <text:p text:style-name="P71">– Привет, шикарная,– сказал Слотроп. Её звали Синтия. Он успел взять её номер телефона прежде, чем она помахала по-ка, уносимая волнами в толпе часа пик.</text:p>
      <text:p text:style-name="P66">Это был один из великолепных лондонских железных дней: жёлтое солнце сманивали тысячи дышащих труб, бесстыдно заигрывая. Этот дым больше, чем дыхание дня, больше, чем мощь темноты<text:span text:style-name="T1666">—</text:span>это империальное присутствие, что живёт и движется. Люди пересекали улицы и площади, направляясь во все стороны. Автобусы <text:span text:style-name="T1669">стартовали, сотнями, по длинным бетонированным мостовым извоженным годами безжалостного пользования на износ, в серое марево, жирно-чёрное, красно-свинцовое, алюминево-бледное, между куч обломков высотою в двухэтажки, вписываясь в повороты к дорогам забитым воинскими колоннами и другими высокими автобусами, грузовиками с брезентовым верхом, велосипедами и авто, у каждого тут своё назначению и своя точка старта, всё плывёт, иногда голосует, и над всем этим газовая развалина солнца среди дымовых труб, аэростаты противосамолётных заграждений, линии электропередач и печные трубы, коричневые, как старинные деревянные панели в домах, коричневость темнеет, через минуту обратится чёрным—наверное, истинный момент заката—вот ваше вино, вино и отдых.</text:span></text:p>
      <text:p text:style-name="P67">Было ровно 6:43:16 по британскому Военно-Летнему Времени: небо, как тугой барабан смерти, ещё гудело после удара, а хуй Слотропа<text:span text:style-name="T1666">—</text:span>что такое? да, точно, загляни в его армейские трусы, зашевелился в <text:span text:style-name="T5">эрекции</text:span>, вот-вот торчком вспрыгнет<text:span text:style-name="T1666">—</text:span>Боже праведный, а <text:span text:style-name="T5">это</text:span> вдруг с чего?</text:p>
      <text:p text:style-name="P67"><text:span text:style-name="T1670">В его истории и, очень может быть, помилуй его Господи, в его досье отмечена особая чувствительность на происходящее в небе. (Но </text:span><text:span text:style-name="T25">эрекция</text:span><text:span text:style-name="T1670">?)</text:span> </text:p>
      <text:p text:style-name="P68">На старом аспидном сланце надгробного камня на кладбище Конгрегационалистской церкви дома в Минчборо, штат Масачусетс, <text:span text:style-name="T1671">рука Господа возникает из облака, края фигуры кое-где изъедены двумя столетиями смен огня и льда в долоте времён года, а надпись такова:</text:span></text:p>
      <text:p text:style-name="P68"/>
      <text:p text:style-name="P69">В память Константа </text:p>
      <text:p text:style-name="P69">Слотропа, что умер Марта</text:p>
      <text:p text:style-name="P69">4-го 1766 г., на 29-м</text:p>
      <text:p text:style-name="P69">году от роду.</text:p>
      <text:p text:style-name="P69"/>
      <text:p text:style-name="P69">Смерть есть природе долг,</text:p>
      <text:p text:style-name="P69">Я уплатил, и ты заплатишь.</text:p>
      <text:p text:style-name="P69"/>
      <text:p text:style-name="P69">Констант видел, и не только лишь в своём сердце, эту каменную руку из мирских облак, указующую на него, края её охвачены невыносимым светом, над шёпотом его реки, над синевой широких склонов его Бёркшира, <text:span text:style-name="T1672">как увидит и сын его, Верайбл Слотроп, да и все в роду Слотропов, так или иначе, все девять или десять поколений которых, обратясь к истокам, укорачиваясь ветвями: все до единого, за исключением Вильяма, самого первого, лежащие под опавшими листьями, под мятой и лиловым дербенником, под прохладными вязами и тенистыми ивами на кладбище у края болот, в давней степени гниения, <text:s/>щелочения, ассимиляции с землёй, под камнями, где представлены круглолицые ангелы с собачье длинными носами, зубастый череп Смерти с провалами глазниц, масонские знаки, вазы цветов, пышные ивы, стоячие и сломленные, истёкшие песочные часы, лик солнца, рассветного или закатного, что заглядывает, на манер «здесь был Килрой», поверх горизонта, и строки мемориальных стихов, от простых рубленых строк, как для Костанта Слотропа, до широкого размера Звёзного Знамени, как для м-с Элизабет, жены лейтенанта Исайи Слотропа (ум. 1812): </text:span></text:p>
      <text:p text:style-name="P69"><text:soft-page-break/></text:p>
      <text:p text:style-name="P72">Адью, друзья мои милые, отныне обитель моя эта могила,</text:p>
      <text:p text:style-name="P72">Смерть ненасытная меня скосила,</text:p>
      <text:p text:style-name="P72">Пока Христос вновь приидет чад Его спасти</text:p>
      <text:p text:style-name="P72">По слову Его в Писании</text:p>
      <text:p text:style-name="P72">Мой плач услышь, читающий сие,</text:p>
      <text:p text:style-name="P73">Богатства не сделают вечным твоё бытие.</text:p>
      <text:p text:style-name="P73">Ткацкий стан Господа не оставляет дела своего,</text:p>
      <text:p text:style-name="P73">Наши пути следуют нитям любви Его.</text:p>
      <text:p text:style-name="P73"/>
      <text:p text:style-name="P74">Вплоть до дедушки текущего Слотропа, Фредерика (ум. 1933 г.), который с присущим ему сарказмом и жёлчностью спёр эпитафию у Эмили Дикинсон, не поминая автора строк:</text:p>
      <text:p text:style-name="P74"/>
      <text:p text:style-name="P74">Мне некогда было дожидаться Смерти, </text:p>
      <text:p text:style-name="P74">Она любезно дождалась меня</text:p>
      <text:p text:style-name="P74"/>
      <text:p text:style-name="P75">Каждый из них, в порядке очереди, платил надлежащий долг природе, оставляя излишки следующему звену в цепи продолжения имени. Они начинали как торговцы мехом, козлиными шкурами, <text:span text:style-name="T1673">засольщики</text:span> и <text:span text:style-name="T1673">коптильщики</text:span> <text:span text:style-name="T1673">бекона</text:span>, <text:span text:style-name="T1673">перешли не стеклопроизводство, стали выборными людьми, строителями дубилен, карьеров мрамора. Округа на многие мили превратилась в некрополь серый от мраморной пыли, той пыли, которой дышали призраки всех тех псевдо-античных монументов, что увозились куда-нибудь ещё по всей Республике. Всегда куда-нибудь ещё. Деньги находили лазейки просочиться из портфелей акций более хитрыми путями, чем любая генеалогия: что оставалось дома шло на земельные участки леса, чьи <text:s/>зелёные массивы таяли акрами за один повал, превращаясь в бумагу—туалетную бумагу, банкноты, газеты—посредство или источники дерьма, денег и Слова. Ни один Слотроп никогда не заносился в <text:s/>Социальный Регистр, не не удостаивался членства в Сомерсет Клубе—они тихо делали своё дело, ассимилировались с динамичность жизни, которая окружала их так же плотно, как после их смерти стиснет земля церковного кладбища. Дерьмо, деньги и Слово, три американские истины питающие американскую мобильность, затребовали Слотропов, навеки пристегнули их к судьбе страны.</text:span></text:p>
      <text:p text:style-name="P76">Однако, они не процветали… почти всё добывалось упорством<text:span text:style-name="T1674">—</text:span>хотя всё это начало скисать примерно в те времена, или около того, когда Эмили Дикинсон писала:</text:p>
      <text:p text:style-name="P76"/>
      <text:p text:style-name="P76"><text:span text:style-name="T1675">Падение</text:span> дьявольский труд,</text:p>
      <text:p text:style-name="P77">Ведётся <text:span text:style-name="T1675">постепенно, кропотливо—</text:span></text:p>
      <text:p text:style-name="P78">Никто не согрешает в одночасье,</text:p>
      <text:p text:style-name="P78">Тут дребезги нужны, чтоб поскользнуться,</text:p>
      <text:p text:style-name="P78"/>
      <text:p text:style-name="P79">но они всё-таки держались. Традиция, для остальных, была простой, её знал каждый<text:span text:style-name="T1674">—</text:span>застолби, разработай, выжми всё, что возможно, потом двигай на запад, там всегда найдёшь. Но из как-то обоснованной инерции, Слотропы оставались на востоке, в Бёркшире, извращенчески<text:span text:style-name="T1674">—</text:span>рядом с затопленными карьерами и холмами из-под <text:span text:style-name="T1677">в</text:span>ырубленных лесов, которые они оставили, как подписанные признания вины, по всей этой коричневой, как старая солома, плесневеющей ведьмацкой стороне. <text:span text:style-name="T1676">Прибыли падают, семейство постоянно разрастается. Доход от немногих разных трестов опять-таки вкладывался, семейными банками в Бостоне каждое второе или третье поколение, в какой-нибудь следующий трест, в затяжном раллентандо, в бесконечной серии едва ощутимого, год за годом, умирания… но никогда до полного нуля….</text:span></text:p>
      <text:p text:style-name="P80"><text:soft-page-break/>Депрессия, грянув, удостоверила процесс. <text:span text:style-name="T1677">Слотроп рос среди холмов иссякшей деловой активности, каменные ограды вокруг усадеб безмерно богатых, полумифических жильцов из НьёЙорка, вновь превращаясь в зелёную пустошь или усыхая на корню, все хрустальные окна, до единого, перебиты, все Харриманы и Витни в отъезде, газоны позарастали для сенокоса, осенний сезон уже не пора фокстротов вдалеке, лимузинов и фонарей, а всё тех же привычных цикад опять, опять яблок, ранних заморозков послать колибри прочь, восточных ветров, октябрьских дождей: только зимы без изменений.</text:span></text:p>
      <text:p text:style-name="P81">В 1931, год большого пожара в Аспинвол Отеле, юный Тайрон навещал свою тётушку в Леноксе. <text:span text:style-name="T1678">Был апрель, , но секунды две, проснувшись в непривычной комнате <text:s/>от топота больших и маленьких <text:s/>ног вниз по лестнице, он подумал что это зима, потому что <text:s/>часто <text:s/>в такой же час папа или Хоган будили его и, закутавшись, всё ещё смаргивая в холод <text:s/>остатки сна <text:s text:c="2"/>смотрели северное сияние.</text:span></text:p>
      <text:p text:style-name="P93">Охренеть, как они его пугали. Что если эти сияющие занавеси сейчас распахнуться? Что покажут ему призраки севера, усыпанные драгоценностями?</text:p>
      <text:p text:style-name="P82">Но это была весенняя ночь, небо переливалось красным, тёмно-оранжевым, в долинах выли сирены пожарных машин из Питсфилда, Ленокса, Ли<text:span text:style-name="T1674">—</text:span>соседи стояли на своих крылечках, поглазеть на ливень искр падающих на крутой склон… «Как метеоритный дождь,»– говорили они.– «Как угольки на четвёртое июля...»– шёл 1931, потому и сравнения были такими. Головешки падали пять часов кряду, дети <text:span text:style-name="T1679">давно заснули</text:span>, а взрослые пили кофе и рассказывали друг другу какие пожары они видели в другие <text:span text:style-name="T1679">годы</text:span>.</text:p>
      <text:p text:style-name="P83">Но это что за сияние? Какие призраки тут командуют? Что если в следующий момент всё <text:span text:style-name="T1680">заслонит</text:span> <text:span text:style-name="T1680">кромешная</text:span> ночь, контроль <text:span text:style-name="T27">утрачен</text:span> и занавеси распахиваются показать зиму, которую никто и представить не мог….</text:p>
      <text:p text:style-name="P84">6:43:16, БВЛВ<text:span text:style-name="T1674">—</text:span><text:span text:style-name="T26">небо прямо сейчас</text:span><text:span text:style-name="T1674"> именно так и распахивается, вот-вот прорвётся, его лицо уже очерчено этим светом, сейчас всё пропадёт и он потеряет себя, как всегда говорили там, где он вырос… стройные шпили церквей на всех этих осенних склонах, белые ракеты готовые к запуску, всего несколько секунд обратного отсчёта, розовые окна вбирают воскресный свет, который одухотворяет и омывает лица проповедников и их объяснением благодати, они <text:s/>клянутся, </text:span><text:span text:style-name="T26">так оно и бывает—да великая длань света опускается из облаков…. </text:span></text:p>
      <text:p text:style-name="P85"><draw:frame draw:style-name="fr1" draw:name="Image5" text:anchor-type="paragraph" svg:width="6.9252in" svg:height="0.3661in" draw:z-index="4"><draw:image xlink:href="Pictures/1000000000000B720000009B428C9716555D8079.png" xlink:type="simple" xlink:show="embed" xlink:actuate="onLoad" loext:mime-type="image/png"/></draw:frame>На стене, в орнаментальном зажиме тёмной <text:span text:style-name="T1688">меди</text:span>, пылает газовый <text:s/>факел, ровно и <text:span text:style-name="T1681">с лёгким напевом—регулировка именовавшаяся учёными прошлого века «чувствительное пламя», не видимое у основания, на выходе из отверстия, бледнеет кверху ровным синим светом зависшим <text:s/>в паре дюймов выше, маленький мерцающий конус, способный реагировать на самые незаметные перемены давления воздуха в комнате. Он отмечает гостей, когда заходят и выходят с одинаковым любопытством и сдержанностью, как будто за круглым столом идёт какая-то азартная игра. Круг сидящих не отвлекается, им не мешает. Никаких тут тебе бледных рук или поблескивающих козырей.</text:span></text:p>
      <text:p text:style-name="P86">Офицеры Кемрина в парадных бриджах в клеточку, синих обмотках, шотландских килтах забредают, беседуя с американцами срочной службы… есть и <text:span text:style-name="T1682">священнослужители</text:span>, <text:span text:style-name="T1682">гвардейцы Местной Обороны, Пожарной Службы, только что сменившись, складки шерстяных кителей отяжелелых от дыма, каждый жалуется, что не прочь поспать бы с часик, и выглядит соответственно… древние Эдвардианские леди в шёлковом крепе, выходцы Вест-Индии мягко выплетают согласные вкруг неподатливых цепочек из российско-еврейских согласных… Большинство минуют святой круг по касательной, некоторые остаются, потом и некоторые расходятся по другим комнатам, не прерывая хрупкую медиума, что сидит ближе всех к чувствительному пламени, спиною к стене, рыжевато-каштановые волосы плотно приглажены, высокий лоб без морщин, тёмные губы движутся то без усилий, то спотыкаясь:</text:span></text:p>
      <text:p text:style-name="P94"><text:soft-page-break/>– Трансектировавшись в сферу Доминуса Блисеро, Ролан обнаружил, что все знаки обернулись против него… Огни, которые он изучил также хорошо, как один из присутствующих, расположение и движение, вдруг собрались на противоположном конце, все в танце… в неуместном танце. Ничего из обычного продолжения Блисеро, ничего нового… отчуждён… Роланд также ощутил ветер, в той мере как смертная оболочка никогда ему не позволяла. Открыл, что это так… так радостно, что стрела может менять своё направление. Ветер дул год напролёт, год за годом, но Роланд чувствовал только мирской ветер… он имеет ввиду, его личный ветер. Однако… Селена, ветер, ветер повсюду….</text:p>
      <text:p text:style-name="P92">Здесь медиум прерывается, немного молчит… один стон… момент тихого отчаяния: «Селена, Селена, ты не тут?»</text:p>
      <text:p text:style-name="P95">– Нет, дорогой.– на её щекам полоски от недавних слёз. – Я слушаю.</text:p>
      <text:p text:style-name="P87"><text:span text:style-name="T1682">– Всё дело в контроле. Всё это пошло из-за одной трудности: контроль. Впервые он оказался </text:span><text:span text:style-name="T28">внутри</text:span><text:span text:style-name="T1682">, понимаешь. Контроль размещён внутри. Уже нет надобности пассивно страдать от «внешних сил»—сворачивать в любой ветер. Как будто….</text:span></text:p>
      <text:p text:style-name="P88"><text:span text:style-name="T1682">– Рынок уже не нуждается в управлении Невидимой Рукой, но может теперь </text:span><text:span text:style-name="T28">создавать себя</text:span><text:span text:style-name="T1682"> сам—свою логику, импульс, стиль, </text:span><text:span text:style-name="T28">изнутри</text:span><text:span text:style-name="T1682">. Перенесение контроля внутрь стало свидетельством того, что уже произошло де факто—что вы отринули Бога. Но вы поддались ещё большей и более опасной иллюзии. Иллюзии контроля. Будто А может котролировать Б. Полностью. Никто не </text:span><text:span text:style-name="T28">может</text:span><text:span text:style-name="T1682">. Что происходит, то происходит, А и Б не имеют реальности, они просто наименования частей, которые следует воспринимать неразрывно….</text:span></text:p>
      <text:p text:style-name="P89">– <text:span text:style-name="T1683">Гонит белиберду Успенского,</text:span>– <text:span text:style-name="T1683">шепнула леди протискиваясь мимо под руку с портовым грузчиком. Запахи дизельного топлива и духоd Sous le Vent, смешавшись, проплывали мимо пока они прошли. Джессика Свонлейк, цветущая девушка в форме рядовой ВТС, заметив довоенные духи, взглянула вслед, фнн, наряд не меньше, чем за 15 гиней и целую кучу талонов, <text:s/>наверное, из <text:s/>Харродс и </text:span><text:span text:style-name="T29">на мне смотрелся б куда лучше</text:span><text:span text:style-name="T1683">, в этом она не сомневается. Леди, обернувшись вдруг, <text:s/>улыбается поверх плеча, ты так уверена? Боже, неужто она услышала? Ну, в </text:span><text:span text:style-name="T29">таком-</text:span><text:span text:style-name="T30">то</text:span><text:span text:style-name="T1683"> месте почти наверняка.</text:span></text:p>
      <text:p text:style-name="P108">Джессика стоит недалеко от стола для сеанса <text:span text:style-name="T1684">с пригоршней дротиков дартс в ладони, которые она бездельно выдернула из доски на стене, голова чуть наклонена, повыше коричневого воротника виднеется ложбинка в её шее и верхние позвонки под прядями светло каштановых волос спадающих вдоль её щёчек. Латунные тельца согретые её кровью, подрагивают у неё на ладони. Она словно бы и сама, поглаживая кончики их оперения, впала в лёгкий транс.…</text:span></text:p>
      <text:p text:style-name="P109">Снаружи, из восточных районом, докатывается приглушённый взрыв очередной ракеты бомбы. <text:span text:style-name="T1685">Окна дрожат, пол вздрагивает. Чувствительное пламя ныряет увернуться, тени поперёк стола приплясывают, темнея, к комнате напротив—потом оно высоко подскакивает, втягивая тени вспять, и исчезает вообще. Гас шипит в скудно освещённой комнате. Милтон Гломинг, выпускник Кембриджа с отличием, десять лет назад, прекращает стенографировать, чтобы подняться и пойти перекрыть газ.</text:span></text:p>
      <text:p text:style-name="P110">Похоже, самое время для Джессики метнуть дарт: всего один. Волосы встрепенулись, груди <text:span text:style-name="T1689">классно так</text:span> <text:span text:style-name="T1689">подпрыгнули</text:span> каждая под своим тяжёлым лацканом. Посвист воздуха, шмяк: точнёхонько по центру. Милтон Гломинг вскидывает бровь. Его ум, постоянно занятый сбо<text:span text:style-name="T1689">р</text:span>ом соответствий, думает, что обнаружил ещё одно.</text:p>
      <text:p text:style-name="P111">Медиум, уже с раздражённостью, начинет выходить из транса. Любому ясно что сейчас происходит по ту сторону. <text:span text:style-name="T1686">Для этого сеанса, как и для любого другого, необходим не только родственный круг здесь в мире, но также основная четырёхсторонняя согласованность, что не должна прерываться ни в одном из своих звеньев: Роланд (дух), Питер Сачса (контроль), Кэрол Эвентир (медиум), Селена (жена и уцелевшая). Где-то там за гранью усилий, плутаний, порывов </text:span><text:soft-page-break/><text:span text:style-name="T1686">белого шума в эфире, эта целостность начала распадаться. Расслабление, поскрипывание стульев, вздохи, откашливания… Милтон Гломинг чиркает в своём блокноте, резко захлопывает.</text:span></text:p>
      <text:p text:style-name="P112">Вскоре Джессика начинает прохаживаться. Роджера нигде не видно <text:span text:style-name="T1687">и она не знает понравится ли ему, что она его искала, а Гломинг хоть и застенчивый, но не такой скукотный как некоторые другие из друзей Рождера….</text:span></text:p>
      <text:p text:style-name="P96">– Роджер говорил, что теперь вы подсчитаете все слова, которые записывали и составите какие-то графики,– приветливо, предотвращая всякое замечание про тот бросок дарта, который она предпочла б замять. – Они у вас только про сеансы</text:p>
      <text:p text:style-name="P97">– Машинальные тексты,– напряжённый общением с девушкой, Гломинг хмурится, кивает. –Ну, ещё пара случаев с реакциями видж-доски, да, да… мы пытаемся разработать вокабуляр кривых—понимаете, определённые патологии, <text:s/>характерные конфигурации—</text:p>
      <text:p text:style-name="P97">– Я как-то это всё не очень—</text:p>
      <text:p text:style-name="P98">– Ну, если вспомнить принцип Зипфа о Наименьшем Усилии: если мы спроецируем частотность слова Пи суб эн на ординату эн на логорифмических осях...– бормочет в её молчание, она и <text:s/>изумленной грациозна,– то мы, конечно же, получим что-то наподобие прямой… однако, у нас есть данные, что предполагают кривые при определённых—условиях они, ну, фактически, совсем другие—шизофреники, например, показывают некоторую ровность в верхней части, а затем прогрессирующую крутизну, как бы в форме лука… я думаю с этим другом, ну, с этим Роландом, мы имеем классическую паранойю—</text:p>
      <text:p text:style-name="P90"><text:span text:style-name="T1682">– Ха,– </text:span><text:span text:style-name="T28">это</text:span><text:span text:style-name="T1682"> слово ей известно.– Мне показалось, вы оживились, когда он сказал «обернулись против».</text:span></text:p>
      <text:p text:style-name="P98">– «Против», «наоборот», да, вас бы удивила частотность этих слов.</text:p>
      <text:p text:style-name="P91"><text:span text:style-name="T1682">– А какое </text:span><text:span text:style-name="T28">самое</text:span><text:span text:style-name="T1682"> частое слово,– спросила Джессика,– <text:s/>номер один по вашим записям.</text:span></text:p>
      <text:p text:style-name="P99">– То же самое, что и всегда в таких делах собраниях,– ответил статистик, как будто каждый знает, что это «смерть».</text:p>
      <text:p text:style-name="P113">Пожилой волонтёр службы оповещения о воздушных налётах, накрахмаленный и хрупкий как тонкая кисея, приподымается на цыпочки заново зажечь чувствительное пламя.</text:p>
      <text:p text:style-name="P100">– <text:span text:style-name="T1690">Кстати, а где это ваш молодой безумец?</text:span></text:p>
      <text:p text:style-name="P100">– <text:span text:style-name="T1690">Роджер с капитаном Прентисом.</text:span>– <text:span text:style-name="T1690">неопределённый взмах руки.</text:span>– <text:span text:style-name="T1691">Как обычно: непонятные <text:s/>Микроплёночные Учения.</text:span></text:p>
      <text:p text:style-name="P114">Включённый в одной из отдалённых комнат, через запретную игру в зернь, слои дыма и говорильни, Фолкмэн с его оркестром Апачей доносится из приглушённой волны Би-Би-Си, коренастые пинты и стройные рюмки для шерри, зимний дождь по окнам. Пора заклейки щелейб газовых обогревателей, тёплых шалей от холода ночи, <text:span text:style-name="T1692">коротай её со своей молодой леди или старым голландским ромом, или как тут, в Сноксоле, в хорошей компании. В этом убежище—пожалуй, истинный уголок покоя из нескольких рассеянных в этом долгом военном времени, где собираются не совсем в военно-оборонительных целях.</text:span></text:p>
      <text:p text:style-name="P115">Пират Прентис так это воспринимает, косвенно, типа классового самосознания, он несёт свою улыбку среди всех тут собравшихся как боевую фалангу. <text:span text:style-name="T1693">Он перенял её из фильмов—это та вредная ирландская ухмылка, с которой Денис Морган взводит курок когда стволы клыкастых жёлтых крыс начинают изрыгать чёрные дымы, перед тем как он их всех <text:s/>уложит. </text:span></text:p>
      <text:p text:style-name="P116">Эта усмешка нужна ему так же, как он нужен Фирме<text:span text:style-name="T1692">—</text:span>которые, и это всем известно, используют кого угодно, предателей, убийц, извращенцев, негров, даже женщин, лишь бы добиться того, что Они хотят. Сперва, Они не слишком-то верили в полезность Пирата, но затем, по ходу дел, Они очень даже убедились в этом.</text:p>
      <text:p text:style-name="P101">– <text:span text:style-name="T1694">Генерал-майор, вы не можете поддерживать такое.</text:span></text:p>
      <text:p text:style-name="P101">– <text:span text:style-name="T1694">Мы следим за ним круглые сутки. Физически, расположение он не покидает, это точно.</text:span></text:p>
      <text:p text:style-name="P102"><text:soft-page-break/>– <text:span text:style-name="T1695">Значит у него есть сообщник. Каким-нибудь гипнозом—наркотиками, я не знаю—они выходят на его подопечного и транквилизируют. Бога ради, вы ещё начните следовать гороскопам.</text:span></text:p>
      <text:p text:style-name="P102">– <text:span text:style-name="T1695">Гитлер так и делает.</text:span></text:p>
      <text:p text:style-name="P102">– <text:span text:style-name="T1695">Гитлер человек одухотворённый, а мы с вами просто наёмные работники, не забывайте….</text:span></text:p>
      <text:p text:style-name="P117">После первого всплеска интереса, количество клиентов назначенных Пирату поубавилось. <text:span text:style-name="T1696">На текущий момент, его нагрузка вполне приемлема. Но ему не этого хочется. Они не поймут, эти джентельменски муштрованные маньяки из ОСО, </text:span><text:span text:style-name="T31">ах </text:span><text:span text:style-name="T33">очень </text:span><text:span text:style-name="T31">хорошо, капитан</text:span><text:span text:style-name="T1696">, трандёж совещаний командования, шарканье ботинками, очки, какие сейчас носят в правительстве, </text:span><text:span text:style-name="T31">превосходно </text:span><text:span text:style-name="T32">и</text:span><text:span text:style-name="T31"> как-нибудь </text:span><text:span text:style-name="T32">показали бы</text:span><text:span text:style-name="T31"> это у нас в клубе….</text:span></text:p>
      <text:p text:style-name="P118"><text:span text:style-name="T1696">П</text:span>ират хочет быть своим среди Них, хочет их грубоватой любви с запахом отличного виски и табачного блэнда Латакии. Он хочет понимания <text:span text:style-name="T5">своих</text:span>, а не этих заумных шибздиков <text:span text:style-name="T1697">и рационально долбанутых в этом Сноксале, такие преданные своей науке, такие терпимые, что только тут (и именно это достаёт по полной) единственное место во всех пределах империи войны, где он чувствует себя не таким чужаком.</text:span></text:p>
      <text:p text:style-name="P103">– <text:span text:style-name="T1697">Этого вообще не понять,</text:span>– <text:span text:style-name="T1697">говорил Роджер Мехико,</text:span>– <text:span text:style-name="T1698">что у них на уме, в голове не укладывается, Закон о Ведьмовании, принят 200 лет назад, это обломок совершенно из другой эпохи, тогда мыслили по иному. И вдруг в 1944 по нему осуждают направо и налево. Нашего м-ра Эвентира,</text:span>– <text:span text:style-name="T1698">указывая на медиума, который в другом конце комнаты болтает с Гевином Трефойлом,</text:span>– <text:span text:style-name="T1698">могут в любой момент повязать—вломятся через окна и увезут особо опасного Эвентира в тюрьму Скрабз за-попытку-применения-заклинаний-в-целях-принуждения-покойных-особ-раскрыть-их-тогдашнее-местопребывание-и-чем-занимались-с-живими-на-тот-момент-лицами, Боже мой, докатиться до такого идиотически </text:span><text:span text:style-name="T34">грёбанного</text:span><text:span text:style-name="T1698"> фашизма…</text:span></text:p>
      <text:p text:style-name="P104">– <text:span text:style-name="T1699">Полегче, Мехико, ты опять теряешь старую добрую объективность—человеку науки это не к лицу. Это уж совсем не по-научному.</text:span></text:p>
      <text:p text:style-name="P105">– <text:span text:style-name="T1700">Придурок. И ты за них. Ты не почувствовал, когда заходил сюда сегодня? Это громадное болотище паранойи.</text:span></text:p>
      <text:p text:style-name="P106">– <text:span text:style-name="T1700">Это мой дар, кто спорит,</text:span>– <text:span text:style-name="T1700">зная, что скажет резкость, Пират пытается сперва загладить,</text:span>– <text:span text:style-name="T1701">но не знаю готов ли я к таким </text:span><text:span text:style-name="T35">разнообразным</text:span><text:span text:style-name="T1701"> её проявлениям….</text:span></text:p>
      <text:p text:style-name="P106">– <text:span text:style-name="T1701">А, Прентис.</text:span>– Н<text:span text:style-name="T1701">и бровью не повел. Терпимость. А.</text:span></text:p>
      <text:p text:style-name="P107">– <text:span text:style-name="T1702">Ты бы зашёл, пусть доктор Грост проверит на своей ЭЭГ.</text:span></text:p>
      <text:p text:style-name="P107">– <text:span text:style-name="T1702">Ладно, как только выберу время.</text:span>– <text:span text:style-name="T1702">неопределённо. И тут проблема безопасности, пустая болтовня топит корабли, он не может быть слишком уверен, даже насчёт Мехико. В текущей операции слишком много кругов, внешних и внутренних. Список доверенных лиц сокращатся, когда движемся, кольцо за кольцом, к центру, Инструкция Уничтожить постепенно охватывает каждый клочок, лишнюю запись, ленту с печатной машинки.</text:span></text:p>
      <text:p text:style-name="P119">По его прикидкам, Мехико изредка обеспечивает поддержку недавней мании Фирмы, известной как операция Чёрное Крыло, своей статистикой—анализируя данные чуждой морали, например—выходя за пределы предприятия, вот как в этот вечер, Пират служит посредником между Мехико и своим со-комнатником Тэди Блотом.</text:p>
      <text:p text:style-name="P120">Он знает, что Блот куда-то ходит что-то снимать на микроплёнку, а потом передаёт, через Пирата, молодому Мехико. А дальше, надо полагать, в «Белое Посещение», где размещается общее агенство известное как ПРПУК, Психологические Разведывательные Проекты по Ускорению Капитуляции. О <text:span text:style-name="T1703">том </text:span>чь<text:span text:style-name="T1703">я</text:span> капитуляци<text:span text:style-name="T1703">я, ни гу-гу</text:span>.</text:p>
      <text:p text:style-name="P121">Пират не исключает возможности сотрудничества Мехико с одной из сотен тех скользких меж-Союзнических программ наблюдения, что расплодились в Лондоне с момента расквартированию тут американцев и нескольких правительств в эмиграции. <text:span text:style-name="T1704">Среди них интересоваться Германией просто неуместно. Каждый оглядывается через плечо, Свободные Французы составляют планы мести предателям в Виши, люблинские коммунисты сводят счёты с </text:span><text:soft-page-break/><text:span text:style-name="T1704">варшавскими теневыми министрами, греки из ЭЛАС подсиживают роялистов, мечтатели невозвращенцы всех языков надеются волей, кулаками, молитвами восстановить королей, республики, самозванцев, анархических однодневок усохших ещё до жатвы… некоторые гибнут, жутко, безымянно, подо льдом и снегом бомбовых кратеров в Ист-Енда, до весны не докопаться, некоторые хронически пьяны или занаркотизированы, чтоб прожить ещё один день повторения, в основном почему-то потерь, теряя остатки своих душ, уж сколько там было, всё меньше способны доверять, погрязнув в нескончаемой болтологии, в ежедневной самокритике, призывах к тотальной бдительности… но кто тут самый чуждый иностранец, по мнению Пирата, если не этот наёмник без родины, которого он видит в своём зеркале, самый жалкий из всех эмигрантов….</text:span></text:p>
      <text:p text:style-name="P131">Ладно: допустим Они втянули Мехико в какое-то византийское упражнение, возможно, с американцами. Может быть, с русскими. В «Белом Посещении» предназначенном для психологической войне, найдётся по паре от чего угодно, бихевиорист здесь, последователь учерия Павлова там. Пирата это не касается. Но он замечает, что с каждой переданной микроплёнкой, энтузиазм Роджера заметно нарастает. Нездоровая тенденция: у него такое ощущение будто он способствует наркотической зависимости. Он чувствует как его друг, его временный друг военного времени, используется для чего-то не очень приличного.</text:p>
      <text:p text:style-name="P122">А он что может? Если бы Мехико захотел поговорить об этом, он бы нашёл возможность, в обход их бдительности. Его сдержанность, в отличие от Пиратовой, объясняется не механикой Операции Чёрное Крыло. Это больше похоже на стыд. Сегодня, когда Мехико брал конверт, он отворячивал лицо, глаза метались по углам комнаты, рефлекс покупателя порнухи.... Зная Блота, наверное так и есть, <text:span text:style-name="T1705">дружеский визит молодой леди к хорошо накачанному молодому человеку, в нескольких позах—куда здоровее, чем всё нафотографированное этой войной… по крайней мере, жизнь….</text:span></text:p>
      <text:p text:style-name="P123">Вон девушка Мехико входит в комнату. Он замечает её мгновенно, чистота вокруг неё, отсутствие дыма и шума… так он уже и ауру начинает видеть? <text:span text:style-name="T1706">Она заметила Роджера и улыбнулась, огромные глаза… тёмные ресницы и никакой косметики, во всяком случае Пират не различил, волосы валиком, до плеч—на кой чёрт ей та зенитная батарея? Ей нужно работать в столовой для рядового состава, разливать кофе по чашкам. Он вдруг старый пердун и придурок, у которого щемящее чувство, простая любовь к ним обоим, которая не просит ничего, лишь бы они остались в живых, но её он всегда сможет представить другими словами «забота», ну, или там «привязанность»….</text:span></text:p>
      <text:p text:style-name="P124">В 1936, Пират (она говорила «апрель Т. С. Элиота», хоть это была более холодная пора года) полюбил жену управляющего. Тонкая, <text:s/>как вёрткий стебель девушка по имени Скорпия Мосмун. Её муж Клайв, эксперт по пластмассам из Кембриджа, работал На Империал Кемиклз. <text:span text:style-name="T1707">У Пирата, профессионального вояки, случился год или два передышки для гражданской жизни. </text:span></text:p>
      <text:p text:style-name="P125">У него появилось тогда чувство, как служил к востоку от Суэца, в местах типа Бахрейна, где пиво пил разбавленным своим же потом среди вечной вони сырой нефти из Мухарака, с заходам солнца находиться в расположении<text:span text:style-name="T1706">—</text:span>всё равно 98% заражены венерическими болезнями<text:span text:style-name="T1706">—обожжённое солнцем, замызганное подразделение для сохранности шейха и нефтяных денег против любой угрозы к востоку от пролива Ла-Манш, сексуально озабоченный, сам не свой от укусов вшей и тепловой сыпи (мастурбировать в таких условия утончённая пытка), постоянно на взводе—и через всё это к Пирату просочилось неясное подозрение, что жизнь как-то его обходит.</text:span></text:p>
      <text:p text:style-name="P126">Невероятная чёрно-белая Скорпия подтвердила немало фантазий Пирата про гламурный английский высший свет с шёлковыми ножками, <text:s/>котор<text:span text:style-name="T1708">ый, как</text:span> он чувствовал, <text:span text:style-name="T1708">был для него за семью замками. Они встретились, когда Клайв уехал в срочную служебную командировку—это же надо!—в Бахрейн. Такая симметричность снимала чувство вины в Пирате , <text:s/>отчасти. На званых вечерах они притворялись незнакомыми, хотя она так и не научилась владеть собой, </text:span><text:soft-page-break/><text:span text:style-name="T1708">когда нежданно замечала его в другом конце комнаты (где он пытался казаться таким же как все, словно не был всю жизнь наёмным работником). Ей казалось трогательном его невежество во всём—званых вечерах, любви, деньгах—чувствовала себя великосветской и отчаянно заботливой к этому моменту мальчишества в его имперски вышколенному уже устоявшемся (ему было 33) быту, в его пред-Аскетизме, к тому, что Скорпия определила как его последнюю любовь—хотя сама была слишком молода, чтобы знать </text:span><text:span text:style-name="T36">это</text:span><text:span text:style-name="T1708">, знать, как знал Пират, о чём </text:span><text:span text:style-name="T36">на самом деле</text:span><text:span text:style-name="T1708"> поётся в песне «Танцы в темноте»….</text:span></text:p>
      <text:p text:style-name="P127">Он старательно не говорил ей об этом. Но порой это такая мука не упасть к её ногам, зная, что она не оставит Клайва, с криком <text:span text:style-name="T5">ты моя последняя надежда</text:span>… <text:span text:style-name="T5">если не ты, то смысла нет</text:span>….Разве не хочет он, вопреки всем ожиданиям, отбросить скудное расписание человека Запада… но как человек может… где ему вообще начинать в возрасте 33-х… «<text:span text:style-name="T1709">То-то и </text:span><text:span text:style-name="T37">оно,</text:span><text:span text:style-name="T1709">»– засмеётся она, не так от раздражения (и она засмеялась), сколько от щекотности нереальной проблемы—сама слишком растеряна в его маниакальности, постоянно </text:span><text:span text:style-name="T37">задействован</text:span><text:span text:style-name="T1709">, так овладевает, раскладывает ей (потому что туже, чем когда дрочил в армейскую фланель в Персидском Заливе, охватывал <text:s/>сейчас щемящий ошейник любви его, его хуй), слишком неукротимый, чтобы она не поддалась этому безумию, но и вправду слишком безумный, чтобы считать это изменой Клайву….</text:span></text:p>
      <text:p text:style-name="P128">Чертовски удобно для неё, в любом случае. Роджер Мехико сейчас проходит через почти всё то <text:s/>же самое с Джессикой, в их случае Тот Другой известен как Бобёр. <text:span text:style-name="T1710">Пират всё наблюдал, но никогда не говорил об этом с Мехико. Да, он ждёт, посмотреть так ли всё кончится для Роджера, как для него, какая-то часть его, что никогда не радуется зрелищу неудачи другого, стоит за победу Бобра и всего того, что стоит за ним, как и за Клайвом. Но другая часть—второе «я»?— которую он не торопился бы назвать «честной»—похоже и впрямь желает Роджеру того, что он, Пират, проиграл….</text:span></text:p>
      <text:p text:style-name="P129">– Ты<text:span text:style-name="T1711"> и вправду пират,</text:span>– <text:span text:style-name="T1711">прошептала она в их последний день—никто их них не знал, что это последний день—ты нагрянул и увёз меня на своём пиратском корабле. Девушку из хорошей семьи и честных правил. Ты меня изнасиловал и теперь я Красная Сука Открытого Моря….</text:span></text:p>
      <text:p text:style-name="P132">Миленькая игра. Пират не прочь, чтобы она придумала это пораньше. Заёбывая свет того последнего (уже последнего) дня в сумерки, ебля час за часом, слишком поглощены любовью, чтобы распасться, они заметили, как одолжённая комната мягко покачивается, потолок скосился и стал на метр ниже, лампы колыхались в их оснастке, какая-то часть уличного движения по набережной Темзы представила солёный крики над волнами, звон корабельного колокола….</text:p>
      <text:p text:style-name="P130">Но позади, за спиной их пригнувшегося морского неба, ищейки Правительства шли по следу—всё ближе, катера настигаю, катера и скользкие гермафродиты-законники, агенты с ловкостью рук, устроят всё для её безопасного возвращения, и не будут настаивать на его казни или поимке. <text:s/>У них железная логика: нанеси ему тяжкую рану и он очнётся и придёт в себя, придёт к правилам этого мира, старого вкрутую сваренного яйца, к его расписаниям <text:span text:style-name="T1712">для превращения ночи в ночь компромисса….</text:span></text:p>
      <text:p text:style-name="P133">Он оставил её на станции Ватерлоо. Там была праздничная толпа провожали <text:s/>Фреда Ропера с его хором Чудо Карапузиков на имперскую ярмарку в Йоганесбурге, Южная Африка. Карапузики в тёмных зимних одеждах, в щёгольских сюртучках и приталенных пальт<text:span text:style-name="T1715">ецах</text:span>, бегали по всей станции, глотали <text:span text:style-name="T1715">свои</text:span> предот<text:span text:style-name="T1714">ъ</text:span>ездные шоколадки и выстраивались <text:span text:style-name="T1715">в ряд </text:span>для новых фото. Белое как тальк лицо Скорпии <text:span text:style-name="T1713">в последнем окне, напротив последнего входа, <text:s/>ударило его в сердце. Всплеск хохота и пожеланий счастливого пути раздался от Карапузиков и их поклонников. Что ж, подумал Пират, наверно, подамся обратно в армию….</text:span></text:p>
      <text:p text:style-name="P134"><draw:frame draw:style-name="fr1" draw:name="Image6" text:anchor-type="paragraph" svg:width="6.9252in" svg:height="0.3661in" draw:z-index="5"><draw:image xlink:href="Pictures/1000000000000B720000009B428C9716555D8079.png" xlink:type="simple" xlink:show="embed" xlink:actuate="onLoad" loext:mime-type="image/png"/></draw:frame>Сейчас они движутся на восток, Роджер всматривается поверх руля <text:span text:style-name="T1716">сгорбившись, как Дракула, в своём Бербери, Джессика в миллионах крохотных капелек, мягкой сетью осевших на </text:span><text:soft-page-break/><text:span text:style-name="T1716">её плечах и рукавах тино-зелёной шерсти. Им хочется быть вместе, в постели, в любви, а вместо этого на восток, к югу от Темзы встретиться с каким-то высокопоставленным вивисекционистом <text:s/>прежде, чем часы на башне Тауэра пробьют час ночи. А когда мыши набегаются, кто знает в эту ночь, но что они набегают навеки?</text:span></text:p>
      <text:p text:style-name="P135">Её лицо напротив дыханием затуманенного окна стало ещё одной туманностью, ещё одним свето-фокусом зимы. За нею проходит белая раздробленность дождя. «Почему он лично выходит собирать своих собак? Он ведь администратор, нет? Не может, что ли, нанять какого-нибудь парнишку или ещё кого?»</text:p>
      <text:p text:style-name="P136">– <text:span text:style-name="T1717">У нас их называют «служащими,»</text:span>– <text:span text:style-name="T1717">отвечает Роджер,</text:span>– <text:span text:style-name="T1717">и я понятия не имею почему Пойнтсмен делает то, что делает, он последователь Павлова, милая. Он из Королевского Научного Общества. Откуда мне знать про таких шишек? Такие же непонятные как тот сброд в Сноксоле.</text:span></text:p>
      <text:p text:style-name="P139">Они оба на нервах в эту ночь, хрупки как листовое стекло после неправильного отжига, готовы пойти вразнос от малейшего прикосновения <text:span text:style-name="T1718">в скулящей матрице стресса—</text:span></text:p>
      <text:p text:style-name="P140">– Бедный Роджер, бедный ягнёночек, попал на такую бяку войну.</text:p>
      <text:p text:style-name="P137">– <text:span text:style-name="T1718">Ну, ладно,</text:span>– <text:span text:style-name="T1718">его голова трясётся в пене «б» или «п», что отказывается взорваться,</text:span>– <text:span text:style-name="T1718">ууух, какая ты умная, да,</text:span>– <text:span text:style-name="T1718">Роджер в бешенстве, руки бросили руль, помогая словам выйти, «дворники» ползают по стеклу, прищёлкивая,</text:span>– <text:span text:style-name="T1719">когда-никогда вы сбиваете робота-бомбу, ты и твой друг, дорогой Нутрия—</text:span></text:p>
      <text:p text:style-name="P137">– <text:s/><text:span text:style-name="T1719">Бобёр.</text:span></text:p>
      <text:p text:style-name="P138">– <text:span text:style-name="T1719">Точно, и весь тот превосходный боевой дух, которым вы так славитесь, но что-то не слыхать, чтоб вы сбивали </text:span><text:span text:style-name="T38">ракеты</text:span><text:span text:style-name="T1719">, ха-ха!</text:span>– <text:span text:style-name="T1719">выдаёт свою самую злую улыбку, жмуря глаза и наморщив нос,</text:span>– <text:span text:style-name="T1720">больше, чем я, больше, чем Пойнтсмен, ну, и кто </text:span><text:span text:style-name="T39">теперь</text:span><text:span text:style-name="T1720"> лучше кого, дорогуша?</text:span>– <text:span text:style-name="T1720">подпрыгивает вверх-вниз на коже сиденья.</text:span></text:p>
      <text:p text:style-name="P141">К этому моменту рука её протянута, вот-вот коснётся его плеча. Она опёрлась щекой на свою руку, волосы рассыпаны, сонная, смотрит на него. Не может найти достойного довода против неё. А так старался. <text:span text:style-name="T1721">Свои умолкания она использует как поглаживания рукой, оградить его от углов комнат, покрывал, столов—всяких случайных мест... Даже в кино, когда смотрели тот ужасный </text:span><text:span text:style-name="T40">Нам по пути. </text:span><text:span text:style-name="T1721">в день их встречи, он видел каждое белое движение её свободных от перчаток рук, кожей <text:s/>чувствовал малейшее подрагивание её оливково-янтарных, её кофейных глаз. Он израсходовал литры растворителя краски, щёлкая своей неизменной зажигалкой Зипо, её обугленный фитилёк, мужественность уступает бережливости, укорочён до крохотного кончика, голубое пламя вспыхивает вокруг краёв в темноте, в самой разной темноте, увидеть что происходит с её лицом. При каждой вспышке, новое лицо.</text:span></text:p>
      <text:p text:style-name="P142">И случались моменты, особенно в последнее время<text:span text:style-name="T1721">—</text:span>когда лицом к лицу, что никак не отличить которое из них чьё. Оба одновременно чувствовали странное недоумение… как если нежданно видишь себя в зеркале… <text:span text:style-name="T1722">и даже более того, чувство соединённости… что приходило потом—через пару минут, через неделю, тут не угадать, им доходило, когда уже по отдельности, отчего Роджер и Джессика сливались в единое существо не подозревавшее о своём существовании… В жизни, которую он проклинал, снова и снова, за то, что в ней оказалось что-то за пределами научного описания, это стало первым, самым первым реальным волшебством: данность, от которой невозможно отмахнуться.</text:span></text:p>
      <text:p text:style-name="P143">Это случилось как то, что в Голливуде называют «<text:span text:style-name="T1726">крутым</text:span> знакомством», в Т<text:span text:style-name="T1726">а</text:span>нбридж-Веллз, в его сердцевине 18-го столетия, Роджер гнал свой подержанный Ягуар, а Джессика на обочине неотразимо бор<text:span text:style-name="T1726">ола</text:span>сь с раздолбанным велосипедом, тёмно-шерстяная юбка зенитчицы вздёрнута его рулём, совсем неуставная чёрная резинка и ясный жемчуг ляжек там где кончаются чулки цвета хаки, ну<text:span text:style-name="T1722">—</text:span></text:p>
      <text:p text:style-name="P144">– <text:span text:style-name="T1724">Ну, ты даёшь, красавица,</text:span>– <text:span text:style-name="T1724">провизжав тормозами,</text:span>– <text:span text:style-name="T1724">Тут тебе не закулисье старой Мельницы, знаешь ли.</text:span></text:p>
      <text:p text:style-name="P151"><text:soft-page-break/>Она знала. «Гм,»<text:span text:style-name="T1723">– </text:span>упавшая прядка, щекоча её нос, добавила больше, чем обычно, едкости в её ответ:<text:span text:style-name="T1723">– «</text:span>Я не знала, что маленьких мальчиков пускают в такие места».</text:p>
      <text:p text:style-name="P145">– <text:span text:style-name="T1725">Как я вижу,</text:span>– <text:span text:style-name="T1725">уже научившись не замечать подобных замечаний по поводу его внешности,</text:span>– <text:span text:style-name="T1725">девочкам из твоего звена скаутов, ещё никто не позвонил.</text:span></text:p>
      <text:p text:style-name="P145">– <text:span text:style-name="T1725">Мне двадцать.</text:span></text:p>
      <text:p text:style-name="P145">– <text:span text:style-name="T1725">Ура, тогда имеешь полное право прокатиться на этом Ягуаре аж до Лондона.</text:span></text:p>
      <text:p text:style-name="P145">– <text:span text:style-name="T1725">Мне в другую сторон. Почти в Гастингс.</text:span></text:p>
      <text:p text:style-name="P145">– <text:span text:style-name="T1725">Ну, тогда туда и обратно.</text:span></text:p>
      <text:p text:style-name="P152">Убирая волосы со своего лица:<text:span text:style-name="T1723">– </text:span>А твоя мама знает, как ты себя ведёшь <text:span text:style-name="T5">не</text:span> дома?</text:p>
      <text:p text:style-name="P145">– <text:span text:style-name="T1725">Моя мама война,</text:span>– <text:span text:style-name="T1725">провозглашает Роджер Мехико, склоняясь, чтобы открыть дверь.</text:span></text:p>
      <text:p text:style-name="P146">– <text:span text:style-name="T1726">Это странно слышать,</text:span>– <text:span text:style-name="T1726">маленькая заляпанная туфелька повременила на подножке.</text:span></text:p>
      <text:p text:style-name="P146">– <text:span text:style-name="T1726">Ладно, милая, не задерживай при исполнении задания, оставь велосипед где есть и аккуратней со своей юбкой, когда садишься, я не хочу совершить непроизносимый акт здесь, на улицах Танбридж-Велз—</text:span></text:p>
      <text:p text:style-name="P153">И тут падает ракета. Круто, круто. <text:span text:style-name="T1727">Взрыв, глухие раскаты. Довольно далеко в городе, чтоб быть опасной, слишком близко, чтобы она преодолела сотни миль между собой и незнакомцем: в долгом взмахе, балетном, её чудесный круглый зад поворачивается усесться на сиденьи рядом, волосы в секундном взлёте, рука оправляет армейскую юбку под себя, словно крыло, пока гудят отголоски взрыва.</text:span></text:p>
      <text:p text:style-name="P154">Ему мерещится торжественно шишковатое что-то, глубже или переменчивей, чем облака, подымается к северу. Прижмётся ли мило она к нему, прося защиты? Он вообще не ждал, что она сядет в машину, будь там ракета или нет, поэтому сейчас на Ягуаре Пойнтсмена включает заднюю вместо, да, въехал на велик, с хрустом превращая его в полный металлолом. </text:p>
      <text:p text:style-name="P147">– <text:span text:style-name="T1728">Я в твоей власти,</text:span>– <text:s/><text:span text:style-name="T1728">вскрикивает она.</text:span>– <text:span text:style-name="T41">Полностью</text:span><text:span text:style-name="T1728">.</text:span></text:p>
      <text:p text:style-name="P148">– <text:span text:style-name="T1729">Гм,</text:span>– <text:span text:style-name="T1729">Роджер наконец-то справляется с коробкой передач и, танцуя по педалям, уфыркивает, фррр, в сторону Лондона. Но Джессика не в его власчти.</text:span></text:p>
      <text:p text:style-name="P155">Ну, а война, она и <text:span text:style-name="T5">впрямь</text:span> его мама, выела все мягкие, ранимые вкрапления надежды и бахвальства рассеянные, под слюдяными прослойками, из минерала серо-каменной сути Роджера, унося прочь их с их всхлипами в своём сером потоке. <text:span text:style-name="T1730">Вот уже шесть лет, всегда на виду, куда ни посмотришь. Он уже забыл свой первый труп, или когда впервые видел умирающего. До того долго длится, Кажется всю жизнь. Город, где он бывает теперь наездами, приёмная Смерти: тут ведётся вся конторская отчётность, контракты подписаны, дни сочтены. Ничего от величественной, полной садов и приключений столицы, которую он знал в детстве. Он стал Упрямым Молодым Человеком в «Белом Посещении», пауком прядущим свою сеть чисел. Ни для кого не секрет его неуживчивость с остальными сотрудниками его отдела. Но разве такое возможно? Все они дикие таланты—ясновидцы и чокнутые волшебники, телекинетики, астралоходцы, собиратели света. Роджер всего лишь статистик. Ни разу не видал пророческого сна, не посылал телекенетических сообщений, никогда не касался Другого Мира напрямую. Если там что-то есть, должно отражаться в экспериментальных данных,: не так ли, в числах… единственный для него способ приблизиться и понять. Что ж удивляться его отчуждённости в Отделе Пси, где по всему подвальному коридору каждый со сдвигом как минимум в 3 сигмы? Исусе, как тут не отчуждишься?</text:span></text:p>
      <text:p text:style-name="P156">И потом эта явная потребность каждого из них, которая его просто бесит… Ладно, это и <text:span text:style-name="T5">его</text:span> потребность тоже. Но разве возможно подвести научную основу под что-либо «духовное» когда тобою правит собственная смертность, <text:span text:style-name="T1731">как раз вне статистического исчисления квадратов чи, </text:span>покуда листаются карты Зенера, в паузах между глухими, напряжёнными словами медиума? <text:span text:style-name="T1731">Чуть успокоившись, он утешает себя мыслью, что неотступные попытки делают его смелым. Но чаще, он клянёт себя, что не занимается разработками контроля разрывов, или составлением графиков Стандартизированные Показатели Поражения Цели на Тонну для соединений </text:span><text:soft-page-break/><text:span text:style-name="T1731">бомбардировщиков… да </text:span><text:span text:style-name="T42">что угодно</text:span><text:span text:style-name="T1731"> вместо этого неблагодарного барахтанья в делах недосягаемой Смерти….</text:span></text:p>
      <text:p text:style-name="P157">Они подъехали к зареву над крышами. Пожарные машины с рёвом пронеслись мимо, в том же направлении. Это гнетущий район кирпичных улиц и молчащих стен.</text:p>
      <text:p text:style-name="P158">Роджер тормозит, пропуская толпу сапёров, пожарных, соседей в тёмных пальто поверх ночных одежд, старушек у которых, в их ночных грёзах, найдётся <text:span text:style-name="T1740">сокровенное</text:span> местечко <text:s/>для пожарников… <text:span text:style-name="T5">нет, пожалуйста, не лезьте </text:span><text:span text:style-name="T43">на меня </text:span><text:span text:style-name="T5">с этим Шлангом… </text:span><text:span text:style-name="T43">о, нет… ну хотя бы сняли эти жуткие резиновые сапожищи… а да да так</text:span><text:span text:style-name="T1732">—</text:span></text:p>
      <text:p text:style-name="P159">Солдаты стоят через каждые несколько метров, редкое заграждение, малость не от мира сего. Битва за Британию никогда ещё не велась так формально. Джессика замечает угольно-чёрный Пакккард в боковой улице, полон гражданскими в тёмных костюмах. Резкая белизна воротничков из тени<text:span text:style-name="T1732">—</text:span></text:p>
      <text:p text:style-name="P149">– <text:span text:style-name="T1733">Кто они?</text:span></text:p>
      <text:p text:style-name="P160">Роджер пожимает плечами, «они» для них достаточно:<text:span text:style-name="T1723">– </text:span>Не слишком <text:span text:style-name="T1737">дружелюбная</text:span> компашка.</text:p>
      <text:p text:style-name="P150">– <text:span text:style-name="T1734">Кто бы говорил!</text:span>– <text:s/><text:span text:style-name="T1734">Но улыбка их привычно заученная. Было время, когда его работ её малость бесила: блокнотики о летающих бомбах, как мило… И его раздражённый вздох: Джес, не считай меня бездушным научным сухарём….</text:span></text:p>
      <text:p text:style-name="P161">Жар бьёт в их лица, обжигающая глаз желтизна, когда струи хлещут огонь. Лестница, уцепившись за край крыши, колышется в резких порывах. Наверху, напротив неба, фигуры в отблескивающей меди, машут руками, сходятся передать приказы. Полквартала сметено, <text:s/>яркие лампы подсвечивают спасательным работам в уголь-но чёрных обломках, от машин и прицепных насосов тянутся брезентовые шланги раздутые давлением, торопливо подключённые брандспойты <text:span text:style-name="T1735">выбрасывают звёзды холодных струй, свирепо холодных, что вспыхивают жёлтым в прыжках пламени. Откуда-то по радио доносится женский голос, спокойная девушка из Йоркшира, посылает другие подразделения в другие части города. </text:span></text:p>
      <text:p text:style-name="P162">Когда-то Роджер и Джессика может и остановились бы. Но они оба выпускники Битвы за Британию, оба призваны в чёрную утреннюю рань с криками о помощи, в тупую инерцию брусчатки и брусьев, в глубокую нехватку жалости в наставшие дни… К тому времени: как вытаскиваешь <text:span text:style-name="T5">энную</text:span> жертву, или часть <text:span text:style-name="T5">энной</text:span> жертвы из <text:span text:style-name="T5">энной</text:span> груды обломков, сказал он ей однажды, <text:span text:style-name="T1736">злой, усталый, это уже перестало его задевать… значение</text:span><text:span text:style-name="T44"> эн</text:span><text:span text:style-name="T1736"> может быть разным для каждого из нас, но, извини меня: рано или поздно….</text:span></text:p>
      <text:p text:style-name="P163">И помимо изнеможения от всего есть ещё и это. <text:span text:style-name="T1738">Если даже они не полностью вышли из состояния войны, то по крайней мере нашли начала тихого отхода… у них никогда не было ни времени, ни места поговорить об этом, что может даже и не нужно—но оба знали, чётко, лучше быть вместе, в обнимку, чем обратно в бумагах, пожарах, хаки, стали Фронта в Тылу. И что на самом деле Фронт в Тылу просто обман и фикция придуманная, не слишком-то умно, чтобы разлучить их, обернуть любовь в труд, абстракцию, неизбежную боль, злую смерть.</text:span></text:p>
      <text:p text:style-name="P164">Они нашли дом в закрытой зоне, под аэростатами заграждений южнее Лондона. Город эвакуированный в 40-м, всё ещё «управляется»<text:span text:style-name="T1738">—</text:span>всё ещё в списках Министерства. Роджер и Джессика заняли место незаконно, вопреки неизвестно чему и не узнают, если не будут пойманы. Джессика привезла старую куклу, морские раковины, саквояж её тётки с кружевными панталончиками и шёлковыми чулками. Роджеру удалось согнать пару куриц, чтобы насестились в пустом гараже. Когда они тут встречаются, кто-нибудь из них не забывает привезти живой цветок, или пару. Ночи полны взрывов и гула моторов транспорта, и ветра, который с рассветом доносит до них остатки запаха моря. <text:span text:style-name="T1739">День начинается с чашки горячего и сигареты за маленьким столом с поломанной ножкой, которую Роджер починил, временно,</text:span> <text:span text:style-name="T1739">коричневой проволокой. Разговоров немного, только прикосновения и взгляды, улыбки друг другу, ругань на прощанье. Всё так несущественно, голодно, холодно—параноидальные страхи редко когда позволяют зажечь камин—но они хотят сохранять это, так сильно хотят, что берут на </text:span><text:soft-page-break/><text:span text:style-name="T1739">себя, впрягаются больше, чем пропаганда когда-либо требовала от них. Они любят друг друга. Пошла эта война на хуй.</text:span></text:p>
      <text:p text:style-name="P165"><draw:frame draw:style-name="fr1" draw:name="Image7" text:anchor-type="paragraph" svg:width="6.9252in" svg:height="0.3661in" draw:z-index="6"><draw:image xlink:href="Pictures/1000000000000B720000009B428C9716555D8079.png" xlink:type="simple" xlink:show="embed" xlink:actuate="onLoad" loext:mime-type="image/png"/></draw:frame>Сегодняшний улов, чьим именем станет Владимир(или Илья, Сергей, Николай, смотря как вздумается доктору), осторожно крадётся ко входу в погреб. Это разбитое отверстие должно вести туда, где глубже и безопаснее. У него есть память, или рефлекс, о том как он спасся в такую же темноту от ирландского сеттера, <text:span text:style-name="T1741">который пропах угольным дымом и нападает без предупрежденья… один раз от стаи детворы, недавно от нежданного огня и грохота, кирпичи рухнули и пришибли его левую заднюю (всё ещё приходится вылизывать). Но в эту ночь угроза выглядит по новому: вместо жестокости систематическая хитрость, к которой он не привык. В здешней жизни всё напрямую.</text:span></text:p>
      <text:p text:style-name="P166">Идёт дождь, ветер едва пошевеливается. Приносит какой-то непонятный для него запах, ему в жизни не приходилось и близко быть к лаборатории.</text:p>
      <text:p text:style-name="P166">Это запах эфира, он исходит от м-ра Эдварда В. А. Пойнтсмена, ЧККХ. Как только пёс исчезает за рухнувшей стеной, мелькнув кончиком хвоста, нога доктора проваливается в белую разинутую глотку <text:s/>унитаза, которую он, сосредоточившись на охоте, не увидел. <text:span text:style-name="T1742">Он склоняется, неловко, выдёргивает унитаз из окружающих обломков, бормоча проклятья всем разиням, не имея в виду себя конкретно, но владельцев разрушенной квартиры (если они не убиты взрывом) или кто там ещё не вытащил этот унитаз, который, похоже, крепко-таки ухватил….</text:span></text:p>
      <text:p text:style-name="P167">М-р Пойнтсмен подтаскивает ногу к разбитой лестнице, бьёт слегка, чтоб не спугнуть собаку, об нижнюю половину стойки перил их морёного дуба. Унитаз только дзенькает, деревяшка трясётся. Издеваетесь—ну, ладно. Он садиться на ступеньки ведущие в открытое небо и пытается стащить с ноги эту хрень. Не подаётся. Он слышит как невидимый пёс, постукивая когтями лап, нашёл убежи<text:span text:style-name="T1744">щ</text:span>е в погребе. <text:span text:style-name="T1744">Невозможно всунуться</text:span> <text:span text:style-name="T1744">в унитаз даже чтоб развязать его ёбаный </text:span><text:span text:style-name="T45">ботинок</text:span><text:span text:style-name="T1744">….</text:span></text:p>
      <text:p text:style-name="P168">Поправив окошечко своей вязаной лыжной шапки, чтоб уцепилась за нос, хоть и щекотно, м-р Пойнтсмен решает не поддаваться панике, встаёт и вынужден подождать пока восстановится циркуляция крови, вернётся наполнит все миллионы своих капилляров <text:s/>среди этой моросящей ночи, отфильтруется до правильного баланса<text:span text:style-name="T1743">—</text:span>затем прихрамывая, <text:span text:style-name="T1747">побрякивая</text:span>, отправляется обратно к машине за помощью молодого Мехико, который, как он надеется, не забыл привезти электрический фонарик….</text:p>
      <text:p text:style-name="P169">Роджер и Джессика нашли его совсем недавно, притаившимся в конце улицы из линии домов. V-бомба, в чьих разрушениях он вёл охоту, разбила четыре жилища, аккурат четыре, как хирургическим скальпелем. Пахнет преждевременно угасшими дровами, дождём прибитым пеплом. Обтянули верёвками, постовой молча опёрся на дверь у<text:span text:style-name="T1745">ц</text:span>елевшего дома, от которого начинаются развалины. Если он с доктором перекинулись словом, сейчас ни один не подаёт вида. <text:span text:style-name="T1745">Джессика видит два глаза неопределённого цвета в окошечке лыжной шапке, смахивает на средневекового рыцаря в шлеме. С каким чудищем пришёл он сразиться в эту ночь за своего короля? Развалина ждёт его, уходя склоном вверх к задним стенам неразберихой штукатурной драни в бесцельные связи стропил—обломки пола, мебели, стекла, кусков штукатурки, длинные лохмы обоев, расщеплённые обломанные балки: давнее гнездо какой-то женщины, разорённое до отдельных соломин, брошенное в этот ветер и тьму. Глубже в руинах помигивает медь кроватной стойки; вкруг обмотался чей-то лифчик, белая довоенная услада из кружев и сатина, просто застрял….На секунду, с болью, которую ей не сдержать, вся жалость оставшаяся в её сердце летит к нему, как к маленькому зверьку, опутанному и забытому. Роджер открыл багажник машины. Двое мужчин шарят там, находят большой брезентовый мешок, флакон эфира, сеть, собачий свисток. Она знает, что ей нельзя плакать: что непонятные глаза в вязаной окошечке не станут ради её слез отыскивать Чудище ещё рьяней. Но эта бедная затерянная </text:span><text:soft-page-break/><text:span text:style-name="T1745">беззащитная вещица… ждёт в ночи под дождём свою владелицу, чтобы вся комната собралась опять вокруг воедино….</text:span></text:p>
      <text:p text:style-name="P170">Ночь, полная мелкого дождя, пахнет промокшей псиной. <text:span text:style-name="T1747">Пойнтсмен, похоже, на минутку отлучился. «Я сошла с ума. Вместо того, чтоб в эту минуту где-нибудь обниматься с Бобром, смотреть как он раскуривает свою Трубку, я тут с этим егерем, или типа того, с этим спиритуалистом, с этим статистиком, или что ты вообще такое—»</text:span></text:p>
      <text:p text:style-name="P170">– <text:span text:style-name="T1748">Обниматься?</text:span>– <text:span text:style-name="T1748">Роджер вот-вот завопит.</text:span>– <text:span text:style-name="T46">Обниматься</text:span><text:span text:style-name="T5">?</text:span></text:p>
      <text:p text:style-name="P170">– <text:span text:style-name="T1748">Мехико.</text:span>– <text:span text:style-name="T1748">Это доктор опять, на ноге унитаз, вязаный шлем перекошен.</text:span></text:p>
      <text:p text:style-name="P171">– <text:span text:style-name="T1748">Опаньки! Ходить не мешает? Наверняка, да… сюда, просуньте в дверь, ага, так, хорошо,</text:span>– <text:span text:style-name="T1749"><text:s text:c="2"/>закрыв обратно дверь вокруг лодыжки Пойнтсмена, Роджер привалился к бедру Джессики,</text:span>– <text:span text:style-name="T1749">теперь тяните, со всей силы, как можете.</text:span></text:p>
      <text:p text:style-name="P291"><text:span text:style-name="T150">Думая </text:span><text:span text:style-name="T47">молодой прохиндей</text:span><text:span text:style-name="T150"> и </text:span><text:span text:style-name="T47">издевается придурок, </text:span><text:span text:style-name="T150">доктор откачивается назад, кряхтит, унитаз ворочается туда-сюда. Удерживая дверь, Роджер внимательно уставился в место заглота ноги.</text:span><text:span text:style-name="T151">–</text:span><text:span text:style-name="T150"> Сюда бы немного вазелина, тогда бы мы</text:span><text:span text:style-name="T152">—</text:span><text:span text:style-name="T150">что-нибудь скользкое. Стоп! Держите</text:span><text:span text:style-name="T154">сь</text:span><text:span text:style-name="T150"> так, Пойнстмен, есть способ… </text:span><text:span text:style-name="T153">Он уже под машиной, импульсивный парень, отыскивает заглушку картера, когда Пойнтсмен, наконец, может выговорить:</text:span><text:span text:style-name="T151">– </text:span><text:span text:style-name="T153">Нет </text:span><text:span text:style-name="T48">времени</text:span><text:span text:style-name="T153">, Мехико, он убежит, он убежит. </text:span></text:p>
      <text:p text:style-name="P172"><text:span text:style-name="T1750">– Точно,</text:span>– <text:span text:style-name="T1751">опять на ногах, нашаривает фонарик в кармане.</text:span>– <text:span text:style-name="T1751">Я напугаю его светом, а вы поджидайте с сеткой. Сможете дойти? Нехорошо если свалитесь, или ещё что, когда он рванёт смыться.</text:span></text:p>
      <text:p text:style-name="P172">– <text:span text:style-name="T1751">Ради бога,</text:span>– <text:span text:style-name="T1751">Пойнтсмен бухает вслед за ним в развалины,</text:span>– <text:span text:style-name="T1752"><text:s/></text:span><text:span text:style-name="T253">не напугайте его, Мехико, тут не сафари в Кении, он нужен нам близким к норме, насколько возможно.</text:span></text:p>
      <text:p text:style-name="P175"><text:span text:style-name="T251">К норме? </text:span><text:span text:style-name="T95">К норме?</text:span></text:p>
      <text:p text:style-name="P176"><text:span text:style-name="T254">– </text:span><text:span text:style-name="T251">Ясно</text:span><text:span text:style-name="T95">,</text:span><text:span text:style-name="T254">– </text:span><text:span text:style-name="T251">откликается Роджер, сигналя ему фонариком, короткий-длинный-короткий.</text:span></text:p>
      <text:p text:style-name="P173">– <text:span text:style-name="T1753">Посмотрим,</text:span>– <text:span text:style-name="T1753">бормочет Джессика, на цыпочках за ними следом.</text:span></text:p>
      <text:p text:style-name="P174">– <text:span text:style-name="T1754">Давай, приятель,</text:span>– <text:span text:style-name="T1754">уговаривает Роджер,</text:span>– <text:span text:style-name="T1754">тут для тебя бутылочка </text:span><text:span text:style-name="T49">эфира</text:span><text:span text:style-name="T1754">.</text:span>– <text:s/><text:span text:style-name="T1754">Открыв флакон, помахивает перед входом в погреб, потом включает свой лучик. Пёс выглядывает из старой ржавой коляски, скачущие тени от его головы, язык болтается, на морде крайне скептическое <text:s/>выражение. </text:span>– <text:span text:style-name="T1755">Так это ж м-с Насбом!</text:span>– <text:span text:style-name="T1755">вскрикивает Роджер, точь-в-точь как это делает Фред Ален передачах Би-Би-Си, по средам.</text:span></text:p>
      <text:p text:style-name="P174">– <text:span text:style-name="T1755">А шо, ты може думал шо то </text:span><text:span text:style-name="T50">Лесси</text:span><text:span text:style-name="T1755">?</text:span>– <text:span text:style-name="T1755">отвечает пёс.</text:span></text:p>
      <text:p text:style-name="P177">Роджер чувствует крепкий запах паров эфира, начиная свой осторожный спуск в погреб.<text:span text:style-name="T1746">– </text:span><text:span text:style-name="T5">Давай</text:span>, друг. Всё кончится быстрее, чем ты думаешь. Пойнтсмен просто хочет посчитать сколько капель слюны ты накапаешь, вот и всё. <text:span text:style-name="T1756">Маленькая прорезь у тебя в щеке, красивая стеклянная трубочка, чего бояться-то, а? Время от времени звонок звонит. Романтика лаборатории, тебе понравиться.– Эфир, похоже начинает на него действовать. Он пытается заткнуть флакон, делает шаг, нога проваливается. Шатаясь из стороны в сторону, он пытается нащупать за что ухватиться. Крышка выпадает из флакона и навеки в мусор на дне разбитого дома. Над головою крик Пойнтсмена:– Губка, Мехико, вы забыли </text:span><text:span text:style-name="T51">губку</text:span><text:span text:style-name="T1756">!– Вниз скатывается бледный круг с коллекцией щелей скачущих в свете фонарика.– Шустрый парняга,– Роджер пытается словить двумя руками щедро расплёскивая эфир вокруг. Наконец, он обнаруживает губку в свете своего фонарика, пёс наблюдает из коляски малость в растерянности.– Ха!– льёт эфир, чтобы смочить губку и смыть холод с рук, пока не опорожнил флакон. Держа мокрую губку двумя пальцами, шатается в направлении собаки, подсвечивая своё лицо из-под подбородка, чтоб скорчить, как ему кажется вампирскую рожу. – Момент—истины!– Он делает рывок. Пёс отпрыгнул в сторону и пулей мимо к выходу, покуда Роджер ныряет со своей губкой в коляску, которая разваливается под его весом. Нечётко, слышится сверху вой доктора:– Он убегает, Мехико, поспешите!</text:span></text:p>
      <text:p text:style-name="P184">– Спешу.– стискивая губку, Роджер выпутывается из младенческого транспорта, снимая его с себя, как рубашку, проявляя, как ему кажется, атлетическое мастерство.</text:p>
      <text:p text:style-name="P184"><text:soft-page-break/>– Мехико-о-о-о,– чуть не плача.</text:p>
      <text:p text:style-name="P185">– Праааильно,– Роджер с трудом выбирается по остаткам погреба наружу опять, где он видит <text:s/>как доктор подбирается к собаке, сетка широко поднята над головой. Дождь упорно падает на эту зарисовку. Роджер идет в обход, так, чтоб взять животное в клещи, которое стоит упершись лапами в обломки, оскаля зубы, рядом с куском задней стены, что ещё не рухнул. Джессика ждёт, чуть заинтересованно, руки в карманах, курит, наблюдает.</text:p>
      <text:p text:style-name="P185">– Эй!– Орёт постовой:– Вы! Идиоты! Подальше от той стенки. Она ни на чём не держится.</text:p>
      <text:p text:style-name="P186">– Сигаретка найдётся?– спрашивает Джессика.</text:p>
      <text:p text:style-name="P186">– Он щас пабежит,– вскрикивает Роджер.</text:p>
      <text:p text:style-name="P186">– Бога ради, Мехико, осторожней.– Проверяя каждый свой шаг они движутся вверх по склону по хрупкому равновесию руины. Это сложная система рычагов готовая рухнуть и накрыть их в любой момент. Он подбираются всё ближе <text:s/>к своей дичи, который смотрит то на доктора, то на Роджера, резко поворачивая голову. Он предупреждающе рычит, хвост безостановочно хлещет по сторонам угла, куда они его загнали.</text:p>
      <text:p text:style-name="P178">Когда Роджер, с фонариком, заходит сзади, пёс, какая-то схема в нём, припоминает другой свет, что в последние несколько дней появлялся позади<text:span text:style-name="T1756">—</text:span>свет, после которого следовал оглушительный взрыв бурлящий болью и холодом. Свет сзади означает смерть / человека с сетью, готового к прыжку, можно избежать<text:span text:style-name="T1756">—</text:span></text:p>
      <text:p text:style-name="P187">– Губка!– <text:s/>визжит доктор, Роджер бросается на пса, который рванулся в направлении Пойнтсмена и прочь на улицу. Покуда Пойнтсмен со стоном вскидывает свою заунитаженную ногу, промахивается, замах разворачивает его кругом, сеть вскинута, как антенна радара. Роджер, с рожей полною эфира, не может сдержать свой полёт—когда доктор делат полный оборот вокруг своей оси, он врезается в него, унитаз наносит болезненный удар по его ноге. Оба охотника падают, сеть накрывает их сверху. Перебитая балка вскрипывает, валятся куски промокшей штукатурки. Стенка над ними, лишённая всякой опоры, зашаталась.</text:p>
      <text:p text:style-name="P188">– Убирайтесь оттуда!– <text:s/>орёт постовой. Но усилия парочки под сеткой лишь раскачивают стенку всё сильнее.</text:p>
      <text:p text:style-name="P188">– Нам конец,– <text:s/>трясётся доктор. Роджер пытается взглянуть ему в глаза, проверить это он серьёзно, или как, но в окошечке лыжной шапки только белое ухо и кайма волос.</text:p>
      <text:p text:style-name="P188">– Давай покатимся,– предлагает Роджер. Им удаётся откатиться на пару метров вниз, пока стена падает в обратную сторону. Им удалось вернуться к Джессике не причиняя ещё большего ущерба.</text:p>
      <text:p text:style-name="P188">– <text:s/>Он убежал в ту улицу,– <text:s/>сообщает она, помогая им выпутаться из сетки.</text:p>
      <text:p text:style-name="P188">– Ладно,– <text:s/>вздыхает доктор,– это не имеет значения.</text:p>
      <text:p text:style-name="P189">– Да, но только начали,– <text:s/>доносится от Роджера.</text:p>
      <text:p text:style-name="P189">– Нет, нет. Достаточно.</text:p>
      <text:p text:style-name="P189">– Но чем тогда вам заменить собаку?</text:p>
      <text:p text:style-name="P179">Они снова в пути, Роджер за рулём, Джессика между ними, унитаз вытарчивает в полуоткрытую дверь, когда пришёл ответ: Должно быть это знак. Наверное, тут понадобиться ответвление.</text:p>
      <text:p text:style-name="P179">Роджер искоса взглядывает на него. Молчи, Мехико. Постарайся не думать что <text:span text:style-name="T5">это</text:span> может значить. В любом случае, он тебе не начальник, оба подчинены бригадному генералу в «Белом Посещении» так что, типа, ровня. Но иногда—Роджер взглядывает поверх тёмно шерстяной круди Джессики на вязаную голову, обнажённый нос и глаза—ему кажется, что доктору нужно больше, чем его содействие, его добрая воля. Доктору нужен <text:span text:style-name="T5">он сам</text:span>. <text:span text:style-name="T1758">Как кому-то хочется собаку редкой породы….</text:span></text:p>
      <text:p text:style-name="P180">Тогда зачем он тут, помогая умыкнуть ещё одну собаку? Какой ещё настолько чокнутый незнакомец сидит в нём<text:span text:style-name="T1757">—</text:span></text:p>
      <text:p text:style-name="P190">– Вы возвращаетесь сегодня, доктор? Мне нужно ещё подвезти юную леди.</text:p>
      <text:p text:style-name="P180"><text:soft-page-break/>Нет, останусь в городе, а вы можете отогнать машину обратно. Мне нужно поговорить с д-ром Спектро.</text:p>
      <text:p text:style-name="P181">Сейчас они приближаются к длинной кирпичной импровизации, <text:span text:style-name="T1759">Викторианское изложение того, что когда-то, давным-давно, вылилось в готические соборы—но которое, в свой черёд, возникло не из потребности взбираться через подгонку подходящих путаниц к некоему Богу в апогее, но скорее из некоего сдвига цели, в сомнении относительно местоположения Бога (а у некоторых даже в его существовании), из жестокой цепи чувственных моментов, вне которых вырваться невозможно, что и низвело порывы строителей от зенита к страху, к обыденному бегству, в любом направлении, к тому, что индустриальный дым, уличные экскременты, тоннели улиц без окон, гудящий лес кожаных приводных ремней, текучие терпеливые теневые государства крыс и мух, определяли как шансы на милосердие в тот год. Закопчённый кирпичный спрут известен как Госпиталь Св. Вероники Истиного Лика заболеваний респираторных и толстой кишки, один из обитателей которого д-р Кевин Спктро, невролог и последователь учения Павлова.</text:span></text:p>
      <text:p text:style-name="P182">Спектро, один из семи изначальных владельцев Книги, и если вы спросите д-ра Пойнтсмена какой, он лишь презрительно поморщится. Она переходит, таинственная Книга, от одного со-владельца к другому, на еженедельной основе, так что эта, как понял Роджер, неделя Спектро, к которому могут зайти в любой час. Остальные, по Пойнтсменовским неделям, точно так же являлись в «Белое Посещение» среди ночи. Роджер слышал их взволнованный заговорщицкий шёпот в коридорах, осторожный топот их обуви, <text:span text:style-name="T1760">как танцы пуантов по мрамору, нарушающих твой покой, не стихающие удаляясь, голос Пойнтсмена и походка всегда выделялись из остальных. Как он прозвучит сейчас с унитазом на ноге?</text:span></text:p>
      <text:p text:style-name="P183">Роджер и Джессика оставляют доктора у бокового входа, в котором он тает, <text:span text:style-name="T1761">не </text:span>оставляя ничего кроме дождя, что льётся со всех скатов и завитков в надписи <text:span text:style-name="T1761">на</text:span> перемычке. </text:p>
      <text:p text:style-name="P183">Они поворачивают к югу. Огоньки приборной доски в тёплом мерцании. Фары раздвигают мокрое небо. Стройная машина трепещет вдоль дорог. Джессику клонит в сон, поскрипывает кожаное сиденье. в котором она свернулась. Дворники на лобовом стекле сметают дождь ритмичными яркими дугами. <text:span text:style-name="T1762">Начало третьего</text:span>, пора домой.</text:p>
      <text:p text:style-name="P191"><draw:frame draw:style-name="fr1" draw:name="Image8" text:anchor-type="paragraph" svg:width="6.9252in" svg:height="0.3661in" draw:z-index="7"><draw:image xlink:href="Pictures/1000000000000B720000009B428C9716555D8079.png" xlink:type="simple" xlink:show="embed" xlink:actuate="onLoad" loext:mime-type="image/png"/></draw:frame>Внутри госпиталя Св. Вероники <text:s/>они усаживаются вместе, рядом с палатой Военных неврозов, как обычно по своим вечерам. Автоклав переваривает тонкий перезвон своей порции стальных рёбрышек. Пар уплывает в сияние лампы на гибкой шее, что время от времени становится нестерпимо яркой, и в нём могут показываться их тени, чётко обрезанные, мелькнут и пропадают. Но оба лица полны обычной сдержанности, оттянуты назад в <text:span text:style-name="T1763">аннуляцию ночи.</text:span></text:p>
      <text:p text:style-name="P192">Из тьмы палаты, приоткрытый шкаф каталога болей, где каждая койка отдельный файл, доносятся крики, придушенный крики, как от холодного металла. Кевину Спектро придётся в эту ночь раз десять <text:s/>брать свой шприц и колоть в темноте, утихомиривая Лис<text:span text:style-name="T1765">у</text:span> (это его общее имя для любого пациента—дай три круга бегом вокруг здания, <text:span text:style-name="T1765">ни разу не подумав о лисе, и сможешь излечить что угодно). <text:s/>Пойнтсмен будет всякий раз сидеть, ждать возобновления их бечседырадуясь передышке в этой полутьме, потёртый отблеск золочёных букв от книжных корешков, пахучий кофейник в осаде тараканов, зимний дождь в водосточной трубе за окном….</text:span></text:p>
      <text:p text:style-name="P192">– <text:span text:style-name="T1766">Не </text:span><text:span text:style-name="T52">очень</text:span><text:span text:style-name="T1766"> хорошо выглядишь.</text:span></text:p>
      <text:p text:style-name="P193">– <text:span text:style-name="T1766">А, этот старый ублюдок, он меня вывел. Каждый </text:span><text:span text:style-name="T52">день</text:span><text:span text:style-name="T1766"> схватываемся, Спектро, я уже не...</text:span>– <text:span text:style-name="T1767">хмурится вниз на свои очки, которые протирает рубашкой,</text:span>– <text:span text:style-name="T1767">в этом чёртовом Падинге больше, чем могу понять… всегда подбросит какой-нибудь свой… старческий сюрпризик.</text:span></text:p>
      <text:p text:style-name="P194">– <text:span text:style-name="T1768">Так это возраст такой, Право же.</text:span></text:p>
      <text:p text:style-name="P195">– <text:span text:style-name="T1769">Ну, это <text:s/>я б ещё стерпел, но он такой, чёрт побери</text:span>—<text:span text:style-name="T1769">такой </text:span><text:span text:style-name="T53">ублюдок</text:span><text:span text:style-name="T1769">, он никогда не </text:span><text:span text:style-name="T53">спит</text:span><text:span text:style-name="T1769">, он </text:span><text:span text:style-name="T53">придумывает</text:span><text:span text:style-name="T1769"> как ещё…</text:span></text:p>
      <text:p text:style-name="P195"><text:soft-page-break/>– <text:span text:style-name="T1770">Не сенильность, нет, я имею в виду его должность. А Пойнстмен? У тебя ещё нет его приоритетов, не так ли? Ты не станешь рисковать там, где он может. Ты же лечил их в таком возрасте, тебе наверняка знакомо эта их… </text:span><text:span text:style-name="T54">самодовольство….</text:span></text:p>
      <text:p text:style-name="P208"><text:span text:style-name="T1770">С</text:span>обственная Лиса Пойтсмена ждёт, где-то в городе, военный трофей. В тесном пространстве этого кабинета заключена пещера оракула: вздымающийся пар, сивилловы вопли из тьмы… Абреакции Бога Ночи….</text:p>
      <text:p text:style-name="P196">– <text:span text:style-name="T1771">Мне это не нравится, Пойнтсмен. Если уж спрашиваешь.</text:span></text:p>
      <text:p text:style-name="P197">– <text:span text:style-name="T1771">Почему нет?</text:span>– <text:s/><text:span text:style-name="T1771">Молчание.</text:span>– <text:s/><text:span text:style-name="T1772">Неэтично?</text:span></text:p>
      <text:p text:style-name="P197">– <text:s/><text:span text:style-name="T1772">Да, ради бога. А </text:span><text:span text:style-name="T55">это</text:span><text:span text:style-name="T1772"> этично?</text:span>– <text:span text:style-name="T1772">подняв руку к двери в палату, в почти фашистском салюте.</text:span>– <text:span text:style-name="T1772">Нет, я думаю об обоснованности эксперимента. Не нахожу доводов. Тут всего один человек.</text:span></text:p>
      <text:p text:style-name="P197">– <text:span text:style-name="T1772">Этот Слотроп. Ты знаешь о нём. Даже Мехико считает… о, самый обычный. Предзнание. Психокинез. У них свои проблемы, в </text:span><text:span text:style-name="T55">той</text:span><text:span text:style-name="T1772"> шарашке… но предположим, у тебя появился бы шанс изучить по настоящему классический случай… некоей патологии, отличный пример механизма….</text:span></text:p>
      <text:p text:style-name="P209">В одну из таких ночей Спектро спросил:<text:span text:style-name="T1764">– </text:span>Если бы он не был одним из <text:span text:style-name="T1785">подопечных</text:span> Ласло Джамфа, <text:span text:style-name="T1773">твой интерес к нему был бы столь же </text:span>настойчив?</text:p>
      <text:p text:style-name="P198">– <text:span text:style-name="T1773">Ну, конечно.</text:span></text:p>
      <text:p text:style-name="P198">– <text:s/><text:span text:style-name="T1773">Гмм.</text:span></text:p>
      <text:p text:style-name="P210">Представим ракету, чьё приближение ты слышишь лишь после её взрыва. В обратном порядке! Аккуратно вырезанный кусочек времени… пара метров плёнки прокручивается назад... взрыв ракеты, что падает быстрее скорости звука—потом из этого нарастает рёв её падения, догоняющий то, что стало уже смертью и огнём… призрак в небе….</text:p>
      <text:p text:style-name="P211">Павлов бы увлечён «идеями противоположности». Назови это группами клеток в коре головного мозга. Они помогают различать боль от удовольствия, свет от тьмы, господство от покорности….Но потом, каким-нибудь способом<text:span text:style-name="T1773">—истощи их, травмируй, подвергни шоку, кастрируй, пошли в какую-то из их сумеречных фаз пребывания вне границ своего бодрствующего состояния, вне «эквивалентных» и «парадоксальных» фаз—и ты ослабишь эту идею противоположности, и вот тебе параноидальный пациент, который был бы господином, но теперь чувствует себя рабом… который был бы любим, но чувствует себя обделённым в этом мире и «я думаю,»– пишет Павлов Жанету,–«что именно сверхпарадоксальная фаза является основой ослабления идеи противоположности в наших пациентах». Наши сумасшедшие, наши параноики, маньяки, шизоиды, моральные уроды—</text:span></text:p>
      <text:p text:style-name="P199"><text:span text:style-name="T1774">Спектро качает головой:</text:span>– <text:span text:style-name="T1775">Ты ставишь реакцию прежде стимула.</text:span></text:p>
      <text:p text:style-name="P200">– <text:span text:style-name="T1775">Вовсе нет. Сам подумай. Он гуляет и может ч</text:span><text:span text:style-name="T56">увствовать их приближение</text:span><text:span text:style-name="T1775"> за несколько дней. Но это рефлекс. Реакция на что-то пребывающее вокруг</text:span><text:span text:style-name="T56">. </text:span><text:span text:style-name="T1775">С нашим слишком грубым строением, мы не в состоянии ощутить это, а </text:span><text:span text:style-name="T56">Слотроп</text:span><text:span text:style-name="T1775"> </text:span><text:span text:style-name="T56">может</text:span><text:span text:style-name="T1775">.</text:span></text:p>
      <text:p text:style-name="P201">– Но это и есть экстрасенсорность.</text:p>
      <text:p text:style-name="P212"><text:span text:style-name="T1764">– А почему бы не сказать «ощутимый намёк, на который</text:span> <text:span text:style-name="T1776">мы не обращаем внимание». Нечто присущее всегда, нечто доступное рассмотрению, но никто этого не делает. Зачастую в наших экспериментах… По-моему, М. К. Петрова первой заметила это… одна из женщин, когда это это всё только ещё начиналось… уже одно то, что помещаешь собаку </text:span><text:span text:style-name="T57">в лабораторию</text:span><text:span text:style-name="T1776">—особенно в наших экспериментах по неврозам… один вид испытательного стенда, лаборанта, случайная тень, лёгкий сквозняк, какой-то намёк, который нам никак не определить, оказывается достаточным, чтоб привести её в сумеречность.</text:span></text:p>
      <text:p text:style-name="P216">Вот так же и Слотроп. Предположительно. Вот он в городе, достаточно окружающей атмосферы<text:span text:style-name="T1776">—</text:span>предположим, рассматривая войну как лабораторию, а? Когда взрывается V-2, понимаешь, сперва взрыв, потом звук её падения… таким образом, нормальное течение стимулов обращено вспять… итак он может свернуть за какой-то угол, войти в некую улицу и по неясной причине вдруг почувствовать….</text:p>
      <text:p text:style-name="P217"><text:soft-page-break/>Вступает тишина вылепленная высказанными мечтами, криками боли из соседней двери выживших в ракетных бомбёжках, детей Бога Ночи, голосами зависшими в затхлом от медикаментов воздухе. Молят их Повелителя: рано или поздно придёт абреакция, для каждого, для всех в этом замерзшем измученном городе….</text:p>
      <text:p text:style-name="P218">… <text:span text:style-name="T1777">как будто снова пол, типа, громадный лифт взмывающий вместе с тобой к потолку—воспроизводя теперь как стены разлетались во все стороны, кирпичи, штукатурка сыпались вниз, твой мгновенный паралич когда наступает смерть окутать и оглушить </text:span><text:span text:style-name="T58">я не знаю, док, наверно я отключился а как пришёл в себя её уже не было вокруг всё горело моя вся голова в дыму… </text:span><text:span text:style-name="T1777">и вид твоей крови льющейся из обвислого обрывка артерии, обмёрзлый шифер крыши осыпавший твою кровать, тот поцелуй в кино недоконченный, тебя скрутило и два часа захлёбываясь болью смотрел на смятую сигаретную пачку на полу, ты слышал крики из других рядов но не мог шевельнуться… неожиданный свет затопивший всю комнату, жуткая тишь, ярче любого утра сквозь одеяла превращённые в марлю ни малейшей тени, только неописуемый рассвет в два часа ночи… и….</text:span></text:p>
      <text:p text:style-name="P219">… <text:span text:style-name="T1778">этот сумеречный прыжок, эта капитуляция. В которой сходятся идеи противоположности и и утрачивают свою противоположность. (И действительно ли Слотроп настроен на ракетный взрыв, или на эту </text:span><text:span text:style-name="T59">деполяризацию</text:span><text:span text:style-name="T1778">, эту невротическую «растерянность», что наполняет палату в эту ночь?) Сколько раз ещё прежде, чем это смоет, этих приливающих повторений, повторных переживаний взрыва, в страхе отключиться, потому что отключаешься так окончательно </text:span><text:span text:style-name="T59">откуда мне знать, доктор, что я очнусь?</text:span><text:span text:style-name="T1778"> и ответ </text:span><text:span text:style-name="T59">доверься нам,</text:span><text:span text:style-name="T1778"> после ракеты, это настолько пуста, пустое актёрство—довериться вам?—и оба вы знаете это… Спектро чувствует себя шарлатаном, но продолжает… просто потому что боль остаётся реальной.</text:span></text:p>
      <text:p text:style-name="P220">А те, кто, наконец-таки, сдаются: из каждого катарсиса восстают новыми детьми, без боли, без «я» на один удар пульса Между… чистая табличка, начинай писать, рука с мелком зависла в зимнем сумраке над несчастными <text:s/>палимпсестами из людей, что трясутся под казёнными одеялами, утопая в слезах и соплях горя настолько реального, оторванные от такой глубины, что изумляет, кажется большей чем вправду их….</text:p>
      <text:p text:style-name="P221">О, как вожделеет Пойнтсмен к ним, милым детям. Его серые трусы вот-вот лопнут от тяги без обиняков, по мирски воспользоваться их невинностью, вписать в них новые слова себя, свои собственные мечты коричневой Реал-Политик, некая физическая простата в постоянной жажде любви обещанной, ах, намёками, но пока что… <text:span text:style-name="T1779">как искушающе лежат они рядами на своих железных койках, в девственных простынях, такие безыскусно эротичные милашки….</text:span></text:p>
      <text:p text:style-name="P222">Автобусная станция Св. Вероники, их <text:span text:style-name="T1782">раздорожье</text:span> (<text:span text:style-name="T1782">по</text:span> прибы<text:span text:style-name="T1782">тии</text:span> на эт<text:span text:style-name="T1782">у имитацию</text:span> паркет<text:span text:style-name="T1782">а</text:span> с нашлёпками жевательной резинки зашмыганной до черноты, с пятнами ночной блевотины, светло-жёлт<text:span text:style-name="T1781">ой</text:span>, прозрачн<text:span text:style-name="T1781">ой</text:span> как флюиды богов, <text:span text:style-name="T1780">выброшенные газеты или пропагандистские листы никем не читанные, серповидно подранные, засохшие сопли выколупанные из носа, чёрная копоть, что мягко поколыхивается внутрь на каждое открытие дверей…).</text:span></text:p>
      <text:p text:style-name="P223">Тебе приходилось ждать в таких местах ранним утром, <text:span text:style-name="T1782">когда в зале начинает белеть, ты знаешь расписание Прибытия наизусть, заполнив пустую память, пустое сердце. И откуда сбежали эти дети, и что, в этом городе, их некому встретить. Ты впечатляешь их своей воспитанностью. Не знаешь, смогли ли они различить сквозь неё твою пустоту. Они пока не смотрят тебе в глаза, их тонкие ноги не знают покоя, в обвисших вязаных чулках (всё эластичное ушло на нужды войны), но очаровательно: пяточки стучат не уставая по холстяным сумкам, обтрёпанным чемоданам под деревянной скамьёй. Репродукторы под потолком объявляют отправления и прибытия на английском, потом на других, языках эмигрантов. Дитя этой ночи прибыла сюда после долгой дороги, не спала. Глаза её красны, платьице помято. Пальтишко служило подушкой. Ты чувствуешь её изнеможение, чувствуешь невозможную необъятность всей спящей округи у неё за спиной, и на минуту ты и впрямь бескорыстный, бесполый… думая лишь о том, как оградить её, ты Вспомогатель в Пути.</text:span></text:p>
      <text:p text:style-name="P224"><text:soft-page-break/>За твоей спиной длинные, длиною в ночь, очереди мужчин в униформе медленно продвигаются прочь, пиная свои, всё больше молчком, к дверям выхода в бежевой краске, но края покоричневее в неровных изгибах от прощаний с поколением рук. Двери открываются не часто, чтобы впустить холодный воздух, выпустить отсчитанный строй мужчин и снова закрыться. Водитель, или клерк, стоит у дверей проверяя билеты, пропуска, отпускные удостоверения. Друг за другом мужчины шагают в совершенно чёрный прямоугольник ночи и исчезают. <text:span text:style-name="T1783">Пропали, война забоала их, следующий предъявляет свой билет. Снаружи гудят моторы: но вместо транспорта скорее напоминают гул какого-то стационарного станка, сотрясения земли <text:s/>очень низких частот, доходят, смешавшись с холодом—предупреждая, что снаружи твоя слепота, после яркого внутреннего освещения, будет словно нежданный удар….Солдаты, моряки, матросы, лётчики. Один за другим, пропадают. Те, кто курил, могут продержаться на секунду дольше, слабый уголёк качнётся оранжевой дугой, раз, другой—и нету. <text:s/>Ты сидишь, полуобернувшись смотришь на них, твоя замурзанная сонная малышка начинает жаловаться, но тут уж ничего не поделаешь—как могут твои похоти вместиться в один и тот же белый кадр с таким большим, таким бесконечным отбытием? Тысяча детей шаркают в эту ночь через эти двери, но <text:s/>редко в какую ночь войдёт хотя бы даже один, домой в твою провалившуюся, затруханную койку, к ветру от нефтеперегонного, к ближним запахам плесени на мокрых осадках кофе, кошачьему дерьму, к линялым свитеркам с картинками кучей в углу, с каким-нибудь случайным жестом, зверушкой или объятием. Эта бессловесно втягиваемая очередь… уходят тысячами прочь… только заплутавшая ненормальная частица, случайно, движется против общего течения….</text:span></text:p>
      <text:p text:style-name="P225">И за все свои страдания всё, что Пойнтсмен, смог добиться, на данный момент, это осьминог<text:span text:style-name="T1783">—</text:span>да, гигантская каракатица из фильмов ужасов по имени Григори: серый, слизистый, <text:span text:style-name="T1784">в постоянном движении, подрагивающий в своей временной загородке у волнолома в Ик Регис… ужасный ветер дул в тот день с Канала, у Пойнтсмена в его лыжной шапке-маске глаза мёрзли, д-р Поркиевич, отвернул воротник своей шинели, в меховой шапке на самые уши, дыханье их отдаёт дохлой рыбой, и на кой чёрт Пойнтсмену это животное?</text:span></text:p>
      <text:p text:style-name="P226">Уже, сам по себе, приходит ответ, в какой-то момент безликое бластоблаблу, но уже следующий разворачивается, приобретая формы….</text:p>
      <text:p text:style-name="P228">Помимо прочего, что Спектро сказал в ту ночь—да, это было в ту ночь—было:– Мне только интересно, так ли бы ты к этому отнёсся без всех тех собак. Если бы твоими субъектами всё время были люди.</text:p>
      <text:p text:style-name="P202">– Тебе следовало бы предложить мне парочку, в таком случае—ты серьёзно?—гигантских осьминогов.– Доктора в упор смотрят друг на друга.</text:p>
      <text:p text:style-name="P203">– Мне интересно что бы ты делал.</text:p>
      <text:p text:style-name="P203">– Мне тоже.</text:p>
      <text:p text:style-name="P204">– Возьми осьминога. Он имеет в виду «оставь Слотропа»? Напряжённый момент.</text:p>
      <text:p text:style-name="P227">Но тут Пойнтсмен засмеялся хорошо известным смехом, который служил ему верой и правдой в профессии, где слишком часто всё заходит в полный тупик. <text:span text:style-name="T1764">– </text:span>Мне <text:span text:style-name="T5">постоянно</text:span> говорят завести животное.<text:span text:style-name="T1764">– Это он о том, что много лет назад, один коллега—уже покойный—сказал, что он стал бы человечнее, теплее, если бы завёл свою собаку, вне лаборатории. Пойнтсмен попробовал—видит Бог—это был спаниель по кличке Глостер, довольно приятное животное, пожалуй, но попытка не продлилась и месяца. Что его окончательно вывело из себя, эта собака не умела поправлять своё поведение. Могла открывать двери настежь для дождя и прыгающих насекомых, но не закрывать их… перевернуть мусор, нагадить на пол, но не убрать—разве хоть </text:span><text:span text:style-name="T60">кто-нибудь</text:span><text:span text:style-name="T1764"> смог жить с такой тварью?</text:span></text:p>
      <text:p text:style-name="P213"><text:span text:style-name="T1764">– Осьминоги,– уговаривает Спектро,– спокойно воспринимают хирургия. Способны пережить массированное удаление мозговой ткани. ИХ безусловная реакция на добычу весьма </text:span><text:soft-page-break/><text:span text:style-name="T1764">надёжна—покажи им краба, ХРЯСЬ! выскакивает щупальце, и в дом, отравить и переварить. И, Пойнтсмен, они </text:span><text:span text:style-name="T60">не лают!</text:span></text:p>
      <text:p text:style-name="P205">– О, но. Нет… цистерны, насосы, фильтры, особая еда… может всё это годится для Кембриджа, такая прорва всего, но тут все такие скупердяи, должно быть из-за проклятого наступления Рундштедта… ОПВ отказывается финансировать что-либо без немедленной тактической выгоды—на прошлой неделе, знаете ли, или ранее того. Нет, осьминог слишком заумно, даже Падинг не пойдёт на это, ни сам лорд с манией величия.</text:p>
      <text:p text:style-name="P206">– Их можно обучить чему угодно.</text:p>
      <text:p text:style-name="P214"><text:span text:style-name="T1764">– Спектро, вы не дьявол,– вглядываясь внимательнее,– <text:s/>или всё же? Вам известно, мы нацелены на звуковые стимулы, весь упор этой программы по Слотропу </text:span><text:span text:style-name="T60">должен быть</text:span><text:span text:style-name="T1764"> на </text:span><text:span text:style-name="T60">реверсивно</text:span><text:span text:style-name="T1764"> слуховые… Мне случалось видеть мозг одного-двух осьминогов, дружище, и не подумайте, что я не заметил те здоровенные оптические доли. А? Вы пытаетесь всучить мне визуальное создание. Что можно видеть, когда те хрени падают?</text:span></text:p>
      <text:p text:style-name="P207">– Свечение.</text:p>
      <text:p text:style-name="P207">– Чего?</text:p>
      <text:p text:style-name="P207">– <text:s/>Огненно красный шар. Падает как метеор.</text:p>
      <text:p text:style-name="P207">– Чепуха.</text:p>
      <text:p text:style-name="P207">– Гверхидви однажды видел такой среди ночью, над Дептфордом.</text:p>
      <text:p text:style-name="P215"><text:span text:style-name="T1764">– Чего я хочу,– тут Пойнтсмен наклонился в центр сияния лампы, его белое лицо уязвимее, чем его голос шепчущий над горящим шпилем коробки со шприцами поставленной посреди стола,– <text:s/>что мне действительно нужно, так это не собаку, не осьминога, а одного из ваших чудных Лисов. </text:span><text:span text:style-name="T60">Чёрт побери</text:span><text:span text:style-name="T1764">. Хотя бы одну </text:span><text:span text:style-name="T60">лисичку!</text:span></text:p>
      <text:p text:style-name="P229"><draw:frame draw:style-name="fr1" draw:name="Image9" text:anchor-type="paragraph" svg:width="6.9252in" svg:height="0.3661in" draw:z-index="8"><draw:image xlink:href="Pictures/1000000000000B720000009B428C9716555D8079.png" xlink:type="simple" xlink:show="embed" xlink:actuate="onLoad" loext:mime-type="image/png"/></draw:frame>Что-то бродит по городу Дыма—собирает стройных девушек, милых и гладких как куклы, целыми пригоршнями. Их жалобные крики… их жалобные кукло-крики… лицо одной из них вдруг очень близко и хлоп! поверх уставившихся глаз падают кремовые веки с щёточкой жёстких ресниц, громко захлопнулись, <text:span text:style-name="T1786">протяжный гул свинцовых грузиков прокатывается в её головы в тот момент, как распахиваются глаза Джессики. Она очнулась вовремя, чтобы услышать заключительные отголоски эха прокатившегося следом за взрывом, сурово пронзительный, зимний звук….Роджер на секуду проыпается бормочет что-то вроде «ёбаный дурдом» и снова спадает в сон.</text:span></text:p>
      <text:p text:style-name="P230">Она тянется, маленькая слепая рука ощупывает тикающий будильник, потёртый плюшевый живот её панды Майкла, пустую молочную бутылку с алым цветом молочая из придорожного сада за пару миль отсюда: тянется туда, где должны быть её сигареты, но их нет. Наполовину из-под одеял, она зависла между двух миров, белое, атлетическое усилие в этой холодной комнате. А, ладно… она оставляет его в их тёплой норе и движется дрожа ву-ву-ву в зернистой темноте по скованным зимой доскам пола, скользким как лёд под её голыми ступнями.</text:p>
      <text:p text:style-name="P230">Её сигареты на полу гостиной, остались среди подушек перед камином. Одежда Роджера разбросана вокруг. <text:span text:style-name="T1787">Затягиваясь сигаретой, прижмурив один глаз от дыма, она прибирается, складывает его брюки, вешает рубашку. Потом проходит к окну, подымает штору затемнения, пытается что-нибудь увидеть сквозь иней затянувший стёкла там, в снегу, следы оставленные лисами, кроликами, давно бездомными собаками, птицами, но ни одного человечьего. Пустые полосы снега тянутся прочь среди деревьев к городу, чьё имя она всё ещё не знает. Она прячет сигареты в ковшике своей ладони, скрывая огонёк, хотя затемнение было отменено несколько недель тому назад, оно уже часть другого времени в другом мире. Моторы поздних грузовиков ревут в ночи на север и на юг, самолёты наполняют небо гулом, потом перетекают на восток к какой-то более-менее тишине. </text:span></text:p>
      <text:p text:style-name="P231"><text:soft-page-break/>Может им лучше перейти на отели, на заполнение форм, на проверку наличия фотокамер и биноклей? <text:span text:style-name="T1788">Этот дом, город, скрещённыек арки Джессики и Роджера такие уязвимые для германского оружия и британских законоуложениий… <text:s/>не то, чтобы она чувствовала себя ту в опсности, но всё-таки пусть бы тут были ещё люди, и чтоб это действительно было городком, её городком. Прожекторы могут остаться, освещать ночь, и аэростаты тоже, как толстыеприятели утра—всё, даже разрывы вдалеке могут остаться, если они не подбираются… пока никому не надо умирать… почему нет? Просто возбуждение, вспышка и грохот, приближение летней грозы <text:s text:c="3"/>(жить в мире где это украшает день), всего лишь добрый гром?</text:span></text:p>
      <text:p text:style-name="P232">Джесссика всплывает над собой, взлянуть на себя смотрящую в ночь, парить в широкобрючном, щирокоплечном белом, сатиновогладком на её обращённых в ночь поверхностях. Пока что-то не упадёт слишком близко, они в безопасности: в их чаще сребносиних стеблей тянущихся с наступлением темноты притронуться или прогрести тучи, зелёно-коричневые массы в формах, в конце дня, каменные, <text:span text:style-name="T1789">глаза упорно вдаль, на колонах к передовым, к их высшим судьбам,, которые, так странно, не имеют отношения к ним двоим тут… тебе не ясно что война, идиотка? да, но тут Джессика в пижаме от своей сестры и Роджер спящий голяком, при чём тут война? </text:span></text:p>
      <text:p text:style-name="P233">Пока их не коснётся. Пока что-то не грянет. Каляки-маляки оттянут время, чтоб они укрылись, ракета ударит прежде, чем они услышат приближение. Библейское, а может жуткое, как старая северная сказка, но не Война, не битва добра и зла из ежедневных радионовостей. И нет причины, чтоб<text:span text:style-name="T1790">ы</text:span>, ну, не <text:s/>держаться…</text:p>
      <text:p text:style-name="P234">Роджер пытался объяснить ей статистику V-бомб: разность распределения, с высоты полёта ангела, на крте Англии, и шансы их двоих, если смотреть отсюда, снизу. Она почти поняла, врубилась в его уравнение Поиссона, но просто не могла свести концы с концами—её <text:s/>ежедневно вынуждаемое спокойствие и чистые числа, чтоб они сходились. Как-то <text:s/>всё пыталось ускользнуть.</text:p>
      <text:p text:style-name="P234">– <text:span text:style-name="T1791">Почему твои уравнения только для ангелов, Роджер? Почему </text:span><text:span text:style-name="T61">мы</text:span><text:span text:style-name="T1791"> не можем снизу повлиять?Какое-нибудь уравнение, чтоб мы <text:s/>смогли найти более безопасное место?</text:span></text:p>
      <text:p text:style-name="P235">– <text:span text:style-name="T1792">Как меня угораздило попасть,</text:span>– <text:span text:style-name="T1792">его дежурный сочувственный ответ,</text:span>– <text:span text:style-name="T1792">в среду статистических невежд? Это невозможно, милая, при постоянной средней плотности попаданий. Пойнтсмену даже и это не <text:s/>доходит.</text:span></text:p>
      <text:p text:style-name="P236">Ракеты распределяются по Лондону <text:span text:style-name="T1793">как</text:span> предпис<text:span text:style-name="T1793">ано</text:span> учебниками про уравнение Поиссона. <text:span text:style-name="T1794">Данные продолжают поступать и Роджер всё больше становится похож на предсказателя. Персонал отдела Пси глазеет на него в вестибюлях. Его даже тянет объявить в кафетерии или <text:s/>что в этом роде, это не предзнание… когда это я прикидывался тем, кем не являюсь? Я просто подставляю цифры в хорошо известное, найдите его в учебнике и делайте сами….</text:span></text:p>
      <text:p text:style-name="P237">В его маленьком бюро сейчас водружена огромная карта, окно в иной ландшафт, не в зимний Сассекс, названия и паутина улиц, пчатный призрак Лондона в 576 квадратах, один квадрат для каждого квадратного километра. Удары ракет помечены красными кружками. Уравнение Поиссона скажет, для произвольно выбранного количества, какие квадраты не будут задеты, какие получат по одному, два, три и так далее.</text:p>
      <text:p text:style-name="P238">Эрленмерова колба булькает на подставке. Голубой огонь тарахтит преломляясь в циркуляции смеси внутри стекла. Древние истрёпанные учебники и математические пособия разбросаны вокруг, на столе и по полу. Где-то снимок Джессики выглядывает из-под совместной работы Виттакера и Ватсона, что Роджер приобрёл ещё студентом. <text:span text:style-name="T1795">Седовласый последователь Павлова шагает, тощий как игла, своей напряжённой походкой по утрам в лабораторию, где ждут собаки с распоротыми щеками, посеребрённые зимою капли скатываются из каждой свежей фистулы наполняя вощёную чашечку или градуированную пробирку, останавливается перед распахнутой дверью Роджера. Воздух внутри синеет дымом сигарет выкуренных и затем, как </text:span><text:soft-page-break/><text:span text:style-name="T1795">окурки, докуренных в ледяные чёрные утренние смены, тяжёлая и отвратительная атмосфера. Но он должен войти, должен выдержать свою обычную утреннюю чашку.</text:span></text:p>
      <text:p text:style-name="P239">Оба знают насколько странным должно выглядеть их содружество. Если есть в природе анти-Пойнтсмен, то это Роджер. <text:span text:style-name="T1797">Впрочем, не настолько уж, доктор согласится, в физических исследованиях. Молодой статистик предан цифрам и методу, никаких постукиваний по столу или мечтательных грёз. Но в сфере нуля и единицы, не-чего-то и чего-то, Пойнтсмену подвластны только ноль и единица. Он не способен, подобно Мехико, существовать где либо в промежутке между ними. Как его хозяин, И. П. Павлов до него, он представляет кору головного мозга подобной мозаике крохотных включённых/отключённых элементов. Некоторые в постоянной яркой возбуждённости, другие тёмно заторможены. Контуры, между ярким и тёмным, постоянно меняются. Но всякой точке дозволено лишь два состояния: сон или бодрствование. Либо один, либо ноль. «Совокупность», «переход», рассеивание», «концентрация», «обоюддная стимуляция»—вся Павловская механика мозга—предполагает наличие этих би-устойчивых точек. Но Мехико управляет сферой между нулём и единицей—та самая середина, которую Пойнтсмен исключил из своих верований—вероятности. Вероятность на 0.37, что к моменту, когда он прекратит свои расчёты, данный квадрат на его карте получит только одно попадание, 0.17 за то, что попаданий будет два….</text:span></text:p>
      <text:p text:style-name="P240">– <text:span text:style-name="T1798">А вы могли бы… </text:span><text:span text:style-name="T62">сказать</text:span><text:span text:style-name="T1798">,</text:span>– <text:span text:style-name="T1798">Пойнтсмен предлагает Мехико одну из своих Кипринос Ориент, которые он держит в секретных кармашках встроченных в его лабораторные халаты,</text:span>– <text:span text:style-name="T1798">из этой вашей карты, в какие места безопаснее всего заходить, безопаснее от ракет.</text:span></text:p>
      <text:p text:style-name="P240">– <text:span text:style-name="T1798">Нет.</text:span></text:p>
      <text:p text:style-name="P240">– <text:span text:style-name="T1798">Но позвольте—</text:span></text:p>
      <text:p text:style-name="P240">– <text:span text:style-name="T1798">Любой квадрат может быть ударен снова. Попадания не мешают друг другу. Средняя плотность величина постоянная.</text:span></text:p>
      <text:p text:style-name="P255">Ничто на карте не противоречит этому. Одна лишь классическая распределённость Поиссона, аккуратно и тихо заполняет квадраты, всё как и должно быть… растёт к своей предопределённой форме….</text:p>
      <text:p text:style-name="P241">– <text:span text:style-name="T1799">Но квадраты, которые уже получили несколько попаданий, я имею в виду—</text:span></text:p>
      <text:p text:style-name="P241">– <text:span text:style-name="T1800">Извините, Но это Заблуждение Монте-Карло. Неважно сколько раз уже попадало в определённый квадрат, шансы остаются теми же, какими они всегда и были. Каждое попадание независимо от других. Бомбы не собаки. Нет связи. Нет памяти. Нет обусловленности.</text:span></text:p>
      <text:p text:style-name="P256">Сказать такое последователю Павлова. <text:span text:style-name="T1801">Это обычная самодовоьная толстокожесть Мехико, или он знает о чём говорит? Если между ракетными ударами не существует связи—ни рефлекторной дуги, ни Заона Отрицательного Воздействия… тогда… он каждое утро заходит к Мехико как для болезненной хирургии. Всё более пугаясь его внешностью мальчика-певчего, его колледжевскими любезностями. Но этот визит он должен делать. Как может Мехико играться, да так запросто, со всеми теми символами непредсказуемости и страха? Невинный как дитя, возможно не осознаёт—возможно—что своей игрой он рушит элегантные залы истории, угрожает самой идее причины и следствия. Что если всё </text:span><text:span text:style-name="T63">поколение</text:span><text:span text:style-name="T1801"> Мехико окажется таким же? Не превратится ли послевоенное время в ничто помимо «событий», заново создаваемые от одного момента к другому? Никаких связей? Это конец истории? </text:span></text:p>
      <text:p text:style-name="P242">– <text:span text:style-name="T1802">Римляне,</text:span>– <text:span text:style-name="T1802">Роджер и его преподобие д-р Де ла Нут однажды вечером напились вместе,</text:span>–<text:span text:style-name="T1802">древне-римские священники клали решето на дорогу, а потом следили стебликакой травы прорастают сквозь дырки.</text:span></text:p>
      <text:p text:style-name="P257">Роджер моментально уловил связь:<text:span text:style-name="T1796">– </text:span>Интересно,<text:span text:style-name="T1796">– </text:span>обшаривая свои карманы, один за другим, чёрт, никогда когда надо<text:span text:style-name="T1799">—</text:span>а, вот, наконец-то:<text:span text:style-name="T1796">– </text:span>последует ли этот случай уравнению Поиссон… посмотрим…</text:p>
      <text:p text:style-name="P257"><text:soft-page-break/><text:span text:style-name="T1796">– </text:span>Ехико,<text:span text:style-name="T1796">– </text:span>подавшись вперёд с явной враждебностью.<text:span text:style-name="T1796">– </text:span>Проросшие стебли они применяли для лечения больных. <text:span text:style-name="T1803">У</text:span> них <text:span text:style-name="T1803">решето было очеь священным предметом. А что вы сделаете со своим, которо наложили поверх Лондона? Как вы используете то, что растёт в вашей сети смертей?</text:span></text:p>
      <text:p text:style-name="P243">– Я вас не понимаю.–Это всего лишь уравнение….</text:p>
      <text:p text:style-name="P258">Роджер вправду хочет, чтобы другим <text:s/>было понятно о чём от говорит. Джессика знает это. Когда они не понимают, <text:s/><text:span text:style-name="T1804"><text:s/>лицо его становится белым и туманным, словно за грязным стеклом окна в вагоне поезда, словно спускаются чуть серебристые шторки, вклиниваются пространства отделить его ещё больше, тающим в своём одиночестве. Она знала с самого первого их дня, когда он наклонился поперёк открыть дверь Ягуара и такой убеждённый, что она ни за что не сядет. Она видела его одиночество: в его лице, в красных ругах с обкусанными ногтями….</text:span></text:p>
      <text:p text:style-name="P244">– Но так не честно.</text:p>
      <text:p text:style-name="P244">– Честнее не бывает,– с таким циничным видом, Роджер смотрится очень юным, как её кажется.– <text:s/>Все равны. Равные шансы угодить под взрыв. Равны перед ракетой.</text:p>
      <text:p text:style-name="P259">На что она выдаёт ему одну из своих гримас Фэй Рей увидевшей Кинг Конга, глаза округлились, что дальше некуда, красный рот вот-вот распахнётся в крике, и тут он вынужден рассмеяться.<text:span text:style-name="T1796">– <text:s/></text:span>Ну. Прекрати.</text:p>
      <text:p text:style-name="P245">– <text:span text:style-name="T1805">Иногда...</text:span>–<text:span text:style-name="T1805">но что она может тут сказать? Что он всегда должен быть милым, нуждаться в ней и никогда не превращаться, как сейчас, в парящего статистического херувима, кто никогда не был в аду, но разговаривает словно он самый падший….</text:span></text:p>
      <text:p text:style-name="P260">Капитан Прентис называет это «дешёвым нигилизмом». В тот день рядом с замёрзшим прудом недалеко от «Белого Посещения», Роджер чуть в стороне сосал сосульки, валялся на спине и махал руками, сделать отпечатки ангелом, порхающих.</text:p>
      <text:p text:style-name="P246">– <text:span text:style-name="T1806">Вы хотите сказать, он не заплатил…,</text:span>– <text:span text:style-name="T1806">заглянула вверх, выше, обветренное лицо Пирата, казалось, кончается далеко в небе, покуда собственная прядка пересекла взгляд его сдержанных серых глаз. Он друг Роджера, он не заигрывал и не подчёркивал его недостатки, вообще понятия не имел, так ей казалось, про такие булавочные войны—впрочем, ему и ни к чему, потому что она сама уже во всю флиртовала… ну, ничего серьёзного, но эти глаза, в которые она никогда не могла заглянуть толком, были такие головокружительные, такие жутко бесподобные, правда….</text:span></text:p>
      <text:p text:style-name="P247">– <text:span text:style-name="T1807">Чем больше </text:span>V-2 <text:span text:style-name="T1807">ждут запуска оттуда, чтоб долететь сюда,</text:span>– <text:span text:style-name="T1807">сказал капитан Прентис,</text:span>– <text:span text:style-name="T1807">тем больше у него шансов получить свою. Конечно же, нельзя сказать, что он не вносит минимальной платы. Но кто из нас нет.</text:span></text:p>
      <text:p text:style-name="P248">– <text:span text:style-name="T1807">Ну,</text:span>–<text:span text:style-name="T1807"> покивал Роджер позднее, когда она ему рассказала, глаза притуманились, обдумывая то, что он услышал,</text:span>– <text:span text:style-name="T1807">тут снова проклятый кальвинистский сдвиг. Плата. И почему они всё переводят в терминологию биржи? А Прентису что надо, ещё один вариант Предложения Бевриджа, или как? Определить <text:s/>Коэффициент Горечи для каждого! такая прелесть—всем предстать <text:s/>перед комиссией, столько-то очков, если еврей, за концлагерь столько, за нехватку конечностей <text:s/>или жизненноважных органов, за утрату жены, любовника, близкого друга—</text:span></text:p>
      <text:p text:style-name="P248">– <text:span text:style-name="T1808">Я знала, что ты рассердишься,</text:span>– <text:s/><text:span text:style-name="T1808">пробормотала она.</text:span></text:p>
      <text:p text:style-name="P249">– <text:span text:style-name="T1809">Я не сержусь. Нисколько. Так дешевле. Но как в таком случае, он хочет,</text:span>– <text:span text:style-name="T1809">расхаживая сейчас по этой переполненной, тусклой, маленькой гостиной, увешанной застывшими портретами любимых охотничьих собак в стойке среди полей, что никогда не существовали, кроме как в некоторым фантазиях о смерти, луга всё золотистее, когда стареет их масло льняного семени, более осенние, некрополитичные, чем даже довоенные надежды—что кончатся все перемены, надежды на долгий статичный день с фазаном застывшим в смазанном взлёте, вид уходящий наискосок через лиловые холмы в бледное небо, умный пёс насторожён вечным запахом, взрыв на его голову всегда ещё только-только должен грянуть—эти надежды настолько явно, беззащитно выставлены, что Роджер при всём своём дешёвом нигилизме, не наберётся духу снять картины и поставить на пол лицом к стене</text:span>– <text:span text:style-name="T1809">«ну, что вы все хотите от меня, день за днём работаю среди полных лунатиков,»</text:span>– <text:span text:style-name="T1809">Джессика, вздыхая о боже, подтягивает свои красивые ноги </text:span><text:soft-page-break/><text:span text:style-name="T1809">вверх на кресло,</text:span>– «<text:span text:style-name="T1810">они верят в жизнь после смерти, о связи от-сознания-к-сознанию, в пророчества, ясновидение, телепортацию—они </text:span><text:span text:style-name="T64">верят</text:span><text:span text:style-name="T1810">, Джес! и—и—,»</text:span>– <text:span text:style-name="T1810">что-то не даёт ему говорить. Она забывает о своём раздражении, подымается из кресла с узором из набухших капель, чтобы обнять его </text:span><text:span text:style-name="T64">и как она знает</text:span><text:span text:style-name="T1810">, её ляжки из-под <text:s/>тепла юбки, её лобок, что теснится всё крепче, разогреть и возбудить его хуй, обтирая остатки её губной помады о его рубашку, мускулы, прикосновения, кожи ходуном, приливы крови—знает в точности что хочет Роджер сказать?</text:span></text:p>
      <text:p text:style-name="P261"><text:span text:style-name="T5">От-сознания-к-сознанию</text:span>, в эту позднюю ночь у окна пока он спит, прикуривая другую ценную сигарету от уголька предыдущей, <text:span text:style-name="T1811">переполнясь потребностью расплакаться, потому что она так ясно видит свои пределы, знает, что никогда не сможет защитить его так, как должна—от того, что может упасть с неба, от того, в чём он <text:s/>не смог признаться в тот день (скрипучие аллеи снега, аркады обросших льдом пригнувшихся деревьев… ветер стряхнул кристаллики снега: лилово-оранжевые существа расцветающие на её ресницах), или от м-ра Пойтнсмена, и от пойнтсменовской… его… мрачности, всякий раз, когда она его встречает. Научная оскоплённость. Руки, которые—она вздрагивает. Сейчас начнут проступать враждебные формы в снегу и неподвижности. Она опускает штору затемнения. Руки, которые могут точно так же мучать людей, как собак, и никогда не чувствовать их боли….</text:span></text:p>
      <text:p text:style-name="P266">Свора лисиц, сброд шавок движутся в сегодняшней ночи, шелестя но дворам и аллеям. Мотоцикл от основного шоссе, круто рыча» как истребитель, проносится через деревню в направлении Лондона. Большущие аэростаты зависли в небе, взращённые в перламутре, и воздух настолько тих, что краткий снегопад сегодняшнего утра всё ещё лежит на стальных тросах, белизна вьётся вокруг шестов перечной мяты сквозь тысячи футов ночи. А лди, которые могли бы спать в этих домах, изгнанные взрывами, некоторые уже навсегда… может им сняться города сияющие в ночи фонарями, рождественские праздники виденные в детстве, а не в оглядке <text:s/>овец, сбившихся так беззащитно на склоне голого холма, выбеленных жутким сиянием Звезды? Или песенки, такие забавные, милые, простодушные, что их не вспомнить, когда проснёшься… сны мирного времени….</text:p>
      <text:p text:style-name="P250">– <text:span text:style-name="T1812">Как это всё было? До войны?</text:span>– <text:s/><text:span text:style-name="T1812">Она знает, что уже жила тогда, ребёнком, но она не об этом спрашивает. Статические разряды в Вариациях на тему Френка Бриджа, расчёска для закрученных мозгов по Радио Би-Би-Си, бутылка Монтраше, подарок от Пирата, охлаждается у кухонного окна.</text:span></text:p>
      <text:p text:style-name="P251">– <text:span text:style-name="T1813">Ну, в общем,</text:span>– <text:span text:style-name="T1813">скрипучим голосом старого пердуна, парализованная рука тянется щипнуть её за грудь самым мерзкоим образом, какой он знает,</text:span>– <text:span text:style-name="T1813">это, девонька, зависит от того </text:span><text:span text:style-name="T65">какую</text:span><text:span text:style-name="T1813"> войну, ты </text:span><text:span text:style-name="T65">имеешь в виду</text:span><text:span text:style-name="T1813">.</text:span>– <text:span text:style-name="T1813">И вот она подходит, слюна в уголке его нижней губы собирается, ве, и капает тонкой белесой ниточкой, он такой умный, натренировал все самые гадкие гадости….</text:span></text:p>
      <text:p text:style-name="P252">– <text:span text:style-name="T1813">Брось, Роджер. Я серьёзно. Я не помню.</text:span>– <text:span text:style-name="T1814">Наблюдает ямочки, что всплыли по сторонам его рта, пока он обдумывает, улыбаясь ей странной улыбкой. Так это будет, когда мне перевалит за тридцать… промелькивают несколько детей, сад за окном, голоса </text:span><text:span text:style-name="T66">Мама, что тут</text:span><text:span text:style-name="T1814">… огурцы и лук на разделочной доске, цветки дикой моркови, взбрызги сияюще жёлтого, в тёмной, очень зелёной лужайке и его голос—</text:span></text:p>
      <text:p text:style-name="P252">– <text:span text:style-name="T1815">Я помню только, что это было глупо. Просто потрясающе глупо. Ничего не происходило. Ах, да Эдвард VIII отрёкся. Он полюбил—</text:span></text:p>
      <text:p text:style-name="P252">– <text:span text:style-name="T1815">Это я знаю. Читаю журналы. Но на что это было </text:span><text:span text:style-name="T67">похоже</text:span><text:span text:style-name="T1815">?</text:span></text:p>
      <text:p text:style-name="P252">– <text:span text:style-name="T1815">Просто… да просто чертовски глупо. И всё. Переживали о вещай, которые вообще—Джес, ты вправду не помнишь?</text:span></text:p>
      <text:p text:style-name="P262">Игры, фартучки, подружки, <text:span text:style-name="T1816">чёрный котёнок в проулке с белыми лапками, праздники <text:s/>всей семьёй у моря, солёная вода, рыба на сковородке, катанье на осле, персиковая таффета, мальчик по имени Робин…</text:span></text:p>
      <text:p text:style-name="P253">– <text:span text:style-name="T1817">Ничего такого, что пропало бы полностью, чего я больше не смогу найти.</text:span></text:p>
      <text:p text:style-name="P253"><text:soft-page-break/>– <text:span text:style-name="T1817">Даже так. А по </text:span><text:span text:style-name="T68">моим</text:span><text:span text:style-name="T1817"> воспоминаниям—</text:span></text:p>
      <text:p text:style-name="P253">– <text:s/><text:span text:style-name="T1817">Ну, и?</text:span>– <text:span text:style-name="T1817">Они оба улыбаются.</text:span></text:p>
      <text:p text:style-name="P253">– <text:span text:style-name="T1817">Кто-то принимает много аспирина. Другой <text:s text:c="2"/>пьёт или пьян постоянно. Кто-то переживает чтобы его выходные костюмы хорошо сидели. Кто-то презирает высшие классы, но из кожи вон лезет, чтобы держаться как они….</text:span></text:p>
      <text:p text:style-name="P254">– <text:span text:style-name="T1818">А кто-то постоянно плачет, уа, уа...,</text:span>– <text:span text:style-name="T1818">Джессика заходится смехом, потому что он добрался до места на её боку под свитером где, как он знает, она не может вынести щекотки. Она съёжилась, уклонилась, и он прокатился мимо свалиться с дивана, но тут же вернулся и ей уже щекотно где бы он ни ухватил, за щиколотку, за локоть—</text:span></text:p>
      <text:p text:style-name="P263">Но вдруг ударяет ракета. Жуткий взрыв совсем рядом с деревней: сам состав воздуха, время, изменились—оконная рама распахнута внутрь, деревянно попискивает, пока весь дом продолжает трястись.</text:p>
      <text:p text:style-name="P263">Сердца их колотятся. Барабанные перепонки напряжены болезненным звоном сверхдавления. Невидимый поезд громыхает прочь над крышей….</text:p>
      <text:p text:style-name="P264">Они сидят неподвижно, как нарисованные псы, молча, странно неспособные прикоснуться. Смерть во<text:span text:style-name="T1819">ш</text:span>ла в дверь <text:span text:style-name="T1819">через</text:span> кухн<text:span text:style-name="T1819">ю</text:span>: стоит, глядя на них, железная и терпеливая, с видом, который говорит <text:span text:style-name="T5">а попробуй-ка пощекотать меня</text:span>….</text:p>
      <text:p text:style-name="P265"><draw:frame draw:style-name="fr1" draw:name="Image10" text:anchor-type="paragraph" svg:width="6.9252in" svg:height="0.3661in" draw:z-index="9"><draw:image xlink:href="Pictures/1000000000000B720000009B428C9716555D8079.png" xlink:type="simple" xlink:show="embed" xlink:actuate="onLoad" loext:mime-type="image/png"/></draw:frame>(1)</text:p>
      <text:p text:style-name="big-left-indent"><text:span text:style-name="T1829">ВЗ</text:span> Палата Абреакции</text:p>
      <text:p text:style-name="big-left-indent">Госпиталь Св. Вероники</text:p>
      <text:p text:style-name="big-left-indent">Вончепелгейт, Е1</text:p>
      <text:p text:style-name="big-left-indent">Лондон, Англия</text:p>
      <text:p text:style-name="big-left-indent">Зима 1944</text:p>
      <text:p text:style-name="P336">Парен<text:span text:style-name="T1857">ю</text:span> из Кеноши</text:p>
      <text:p text:style-name="P304">Общая Почта</text:p>
      <text:p text:style-name="P304">Кеноша, Висконсин, США</text:p>
      <text:p text:style-name="P304"/>
      <text:p text:style-name="P304">Дорогой сэр,</text:p>
      <text:p text:style-name="P304">Я <text:span text:style-name="T5">когда-нибудь</text:span> в жизни Вас о чём-то просил?</text:p>
      <text:p text:style-name="P657">Искренне Ваш,</text:p>
      <text:p text:style-name="P657">лейт. Тайрон Слотроп</text:p>
      <text:p text:style-name="P304"/>
      <text:p text:style-name="P659">Общая Почта</text:p>
      <text:p text:style-name="P659">Кеноша, Виск., США</text:p>
      <text:p text:style-name="P305">несколькими днями позже</text:p>
      <text:p text:style-name="P305"/>
      <text:p text:style-name="P305">Тайрон<text:span text:style-name="T1857">у</text:span> Слотроп<text:span text:style-name="T1857">у</text:span>, Эскв.</text:p>
      <text:p text:style-name="Standard"><text:span text:style-name="T1829">ВЗ</text:span> Палата Абреакции</text:p>
      <text:p text:style-name="Standard">Госпиталь Св. Вероники</text:p>
      <text:p text:style-name="Standard">Вончепелгейт, Е1</text:p>
      <text:p text:style-name="Standard">Лондон, Англия</text:p>
      <text:p text:style-name="Standard"/>
      <text:p text:style-name="P305">Дорогой м-р Слотроп:</text:p>
      <text:p text:style-name="P305">Такого не случалось.</text:p>
      <text:p text:style-name="P658">Парень из Кеноши</text:p>
      <text:p text:style-name="P306">(2) Хитрожопый юнец: А, я делал все эти старомодные танцы, я делал «Чарльстон», а и «Большое Яблоко» тоже!</text:p>
      <text:p text:style-name="P306"><text:soft-page-break/>Старый танцор ветеран: Спорим, ты никогда не <text:span text:style-name="T1858">с</text:span>делал «Кеношу», паренёк.</text:p>
      <text:p text:style-name="P306"/>
      <text:p text:style-name="P306">(2.1) Х.Ю.: Блин! Я делал все те танцы, я делал «Кика <text:span text:style-name="T1829">В</text:span>ок<text:span text:style-name="T1829">а</text:span>», и я делал «Линди» тоже!</text:p>
      <text:p text:style-name="P307"><text:tab/><text:span text:style-name="T1820">С.Т.В.: <text:s/></text:span>Спорим, ты никогда не <text:span text:style-name="T1858">с</text:span>делал «<text:span text:style-name="T1820">П</text:span>ар<text:span text:style-name="T1821">ня из Кеноши».</text:span></text:p>
      <text:p text:style-name="P307"/>
      <text:p text:style-name="P308">(3) Младший сотрудник: Ну, он избегал меня, и я подумал может это из-за Дела Слотропа. Если он считает меня виновным—</text:p>
      <text:p text:style-name="P308">Старший (заносчиво): Тебя! Да, никогда <text:span text:style-name="T1821">П</text:span>арень из Кеноши <text:span text:style-name="T1821">и на секунду не подумал будто </text:span><text:span text:style-name="T69">ты…</text:span></text:p>
      <text:p text:style-name="P309"/>
      <text:p text:style-name="P310">(3.1) Старший (изумлённо): <text:span text:style-name="T1820">Тебя? Да, никогда! </text:span>Чтоб П<text:span text:style-name="T1820">арень из Кеноши </text:span>хоть на секунду бы подумал будто <text:span text:style-name="T5">ты…?</text:span></text:p>
      <text:p text:style-name="P310"/>
      <text:p text:style-name="P310">(4) И в конце того великого дня, когда он дал нам огненными письменами в небесах все нужные слова, которыми мы восхищаемся поныне, которыми мы заполняем наши словари, <text:span text:style-name="T1822">покорный голос маленького Тайрона Слотропа, с тех пор восславляемого в легендах и песнях, раздался пробиваясь вверх к вниманию <text:s/>Парня: – «Ты никогда не делал так, Парень из Кеноши!»</text:span></text:p>
      <text:p text:style-name="P311">Все эти варианты текста «Ты никогда не делал Парня из Кеноши» поглощают внимание Слотропа, когда из белизны над головой склоняется <text:s/>доктор, чтобы разбудить и начать сессию. Игла вскальзывает безболезненно в вену точно за сгибом локтя: 10% Sodium Amytal, <text:span text:style-name="T1823">один</text:span> cc <text:span text:style-name="T1823">в одной дозе, как положено.</text:span></text:p>
      <text:p text:style-name="P311"/>
      <text:p text:style-name="P312">(5) Может ты профукал Филадельфию, обручил Рочестер, обжулил Жолиет, но ты никогда не сделал парня из Кеноши.</text:p>
      <text:p text:style-name="P312"/>
      <text:p text:style-name="P312">(6) День Вознесения и жертвы. Блюдётся повсеместно. Обжаривается жир, каплет кровь и подгорает в солоно коричневый…) Ты делал Шарлотвилского поросёнка, птичка, Форестхилского <text:span text:style-name="T1824">жеребёнка, птичка. (Теперь стихая…) Ларедского ягнёнка. Птичка. О-го. Погоди. Что такое, Слотроп? Ты никогда не делал парня из Кеноши. Очнись, Слотроп.</text:span></text:p>
      <text:p text:style-name="P312"/>
      <text:p text:style-name="P313"><text:span text:style-name="T1825">Мой</text:span> кулак <text:span text:style-name="T1825">уже торчком</text:span>,</text:p>
      <text:p text:style-name="P313">Не злись,</text:p>
      <text:p text:style-name="P314">Запишись,</text:p>
      <text:p text:style-name="P314">Вва-лись, Слотроп!</text:p>
      <text:p text:style-name="P314"/>
      <text:p text:style-name="P314">Джексон, это похуй мне,</text:p>
      <text:p text:style-name="P314"><text:span text:style-name="T1830">Покажь свой значок, что был</text:span> на войне,</text:p>
      <text:p text:style-name="P314">Вва-лись, Слотроп!</text:p>
      <text:p text:style-name="P314"/>
      <text:p text:style-name="P315">Меня тут не любят, не могут понять,</text:p>
      <text:p text:style-name="P315">Лишь ищут куда бы ещё послать….</text:p>
      <text:p text:style-name="P315"/>
      <text:p text:style-name="P315">Голову мне продырявь, провода вставь в мозг мой,</text:p>
      <text:p text:style-name="P315">Вену проткни иглой,</text:p>
      <text:p text:style-name="P315"/>
      <text:p text:style-name="P315">Слотроп, очнись!</text:p>
      <text:p text:style-name="P315"/>
      <text:p text:style-name="P315"><text:soft-page-break/>ПРПУК: Сегодня мы хотим чуть подробней поговорить о Бостоне, Слотроп. Помните в прошлый раз мы говорили о неграх в Роксбери. Мы знаем для вас это не очень приятно, но постарайтесь, соберитесь. <text:span text:style-name="T1826">Итак—где вы. Слотроп? Вы что-нибудь видите?</text:span></text:p>
      <text:p text:style-name="P316">Слотроп: Ну, нет, не то, чтобы <text:span text:style-name="T5">вижу…</text:span></text:p>
      <text:p text:style-name="P316">С рёвом по эстакаде подземки, только в Бостон, сталь и углеродный саван на древней кирпичной кладке—</text:p>
      <text:p text:style-name="P315"/>
      <text:p text:style-name="P317">Этот ритм меня поймал,</text:p>
      <text:p text:style-name="P317">О, бэби, этта свинг, свинг, свинг!</text:p>
      <text:p text:style-name="P317">Ей-ей, поймал,</text:p>
      <text:p text:style-name="P317">Прикинь, весь-целый-мир-вокруг поёт,</text:p>
      <text:p text:style-name="P317"><text:span text:style-name="T1828">Я в</text:span> жизн<text:span text:style-name="T1828">и</text:span> не слыхал столь-сладких-звуков,</text:p>
      <text:p text:style-name="P317"><text:span text:style-name="T1827">Таких нет </text:span>даже за углом, на Бейсин-Стрит,</text:p>
      <text:p text:style-name="P318">И в этом ритме, крошка, мы будем делать</text:p>
      <text:p text:style-name="P318">Свинг, свинг, свинг,</text:p>
      <text:p text:style-name="P318">Давай же, крошка… вжарим… свинг!</text:p>
      <text:p text:style-name="P318"/>
      <text:p text:style-name="P319">Чёрные лица, белые скатерти, мерцание очень острых ножей в ряд с тарелками… дым табака и «плана» щедро смешались, щиплет глаза как терпкое вино, <text:span text:style-name="T1831">курнёшь этай клёвай дури и мазги паморщутся па ходу! Распрямиит их па полной, бу спок!</text:span></text:p>
      <text:p text:style-name="P320">ПРПУК: Это было «бу спок», Слотроп? </text:p>
      <text:p text:style-name="P320">Слотроп: Да ладно вам, парни… <text:span text:style-name="T1832">зачем вот так вот сразу…</text:span></text:p>
      <text:p text:style-name="P321">Белые ребята из колледжа, орут заказы <text:span text:style-name="T1838">групке</text:span> джазменов на возвышении. Голоса из восточных частных школ, выговаривая «жопа» чуть округляют губы и получается «жёпя»… они <text:span text:style-name="T1838">оттягиваются</text:span>, отрываются. <text:span text:style-name="T1833">Аспидистры, здоровенные филадендроны, широкие зелёные листья и джунглевые пальмы свисают в полумрак… пара барменов, один очень светлый Западно-Индианец, хрупкий, с усиками, его напарник в беготне чёрный как рука в вечерней перчатке, бесконечно снуют перед <text:s/>глубоким океаническим зеркалом, что заглотило большую часть зала в свои металлические тени… сотня бутылок удерживают свой отсвет лишь на секунду, прежде чемон отплывает в зеркало… даже если кто-то пригнётся прикурить сигарету, пламя отражается обратно как тёмная оранжевость заката. Слотроп не может даже увидеть своё белое лицо. Какая-то женщина поворачивается взглянуть на него от стола. Её глаза говорят ему, мгновенно, что он из себя представляет. Губная гармошка в его кармане возвращается к медной инерции. Вес. Дурацкая принадлежность. Но он прихватывает её с собой повсюду.</text:span></text:p>
      <text:p text:style-name="P322">Наверху, в мужско<text:span text:style-name="T1834">й</text:span> <text:span text:style-name="T1834">уборной</text:span> Бального Зала Роузленд он млеет коленопреклонённый над туалетным унитазом, <text:span text:style-name="T1834">выблёвывая пиво, гамбургеры, домашнее печенье, фирменный салат с французским соусом, полбутылки Мокси, послеобеденные сладости, плитку Кларка, фунт солёного арахиса, и целку одной девушки из Радклифа, старомодной. Без прдупреждения, пока слёзы струятся из его глаз, ПЛЮХ! выпадает гармошка в, </text:span><text:span text:style-name="T70">ййеееехх</text:span><text:span text:style-name="T71">к</text:span><text:span text:style-name="T1834">, отвратную </text:span><text:span text:style-name="T70">дыру! </text:span><text:span text:style-name="T1835">Мгновенно пузырьки скользят вдоль её блестящих боков кверху, вдоль <text:s/>коричнево деревянного края, где-то в лаке, где-то потёрт губами, эти мелкие серебряные зёрнышки распоясываются по ходу спуска гармошки в белокаменную шейку матки и последующую ночь внизу… Придёт день и в армии США ему выдадут рубашки, карманы которых можно застегнуть, но в те довоенные дни он мог лишь полагаться на крахмал в его белоснежных Эроу, чтобы тугие карманы удерживали содержимое от… Но нет же, нет, дурак, гармошка </text:span><text:span text:style-name="T71">выпала</text:span><text:span text:style-name="T1835">, помнишь? Нижний регистр запел на мгновенье ударившись о фаянс (где дождь стучит в окно, и наверху вент-каналу из листового железа на крыше: холодный дождь Бостона) и захлебнулись водой в полосах завершающих жёлчно-коричневых разводах его рвоты. Уже не вернуть. Или простись с гармошкой, твоим серебряным шансом на песню, или отправляйся вслед.</text:span></text:p>
      <text:p text:style-name="P323"><text:soft-page-break/><text:span text:style-name="T1836">Вслед</text:span>? <text:span text:style-name="T1837">Красный, негр чистильщик-бой, в ожидании со своим сиденьем пыльной кожи. Негры по всему Роксбери ждут. «Чероки» доносится воплем из танцзала внизу, покрывая хай-хэт, контрабас, тысячу пар ног где подвижный розовый свет предлагает не бледных юнцов из Гарварда с их подружками, но толпу принаряженных краснокожих. А песня эта ещё одна брехня про преступления белых. Немало музыкантов забредали в течение «Чероки», да не все прошли её всю из конца в конец. Все эти длинные, долгие ноты… что они замышляют всё это время там, внутри? это индейский духовный заговор? В центре Нью-Йорка, гони скорей успеть на последнее представление—7-я Авеню, между 139-й и 140-й, сегодня, «Ярдбёрд» Паркер сегодня совершает открытие как он может использовать ноты из верхушек этих же аккордов и разложить мелодию в </text:span><text:span text:style-name="T72">охренеть</text:span><text:span text:style-name="T1837"> это уже ёбаный пулемёт или не знаю что, мэн, он слетел с катушек тридцать вторые ноты тридцатьвторушки произнеси это очень (тридцатьвторушка) быстро и манчкинным голосом, если ты в состоянии </text:span><text:span text:style-name="T72">тут</text:span><text:span text:style-name="T1837"> врубиться, покидая Чилли Хауз Дэна Волза, и вдоль по улице—блядь, вдоль любой из улиц (его подача, к '39-му, хорошее начало: глубоко в его самых утверждающих соло уже крячет бездельное, насмешливое дам-де-ду-дамканье госпожи ёб твою Смерти личной персоной) по радиоволнам, в развлекательные программы, в своё время просочится в утаённые динамики городских лифтов и во все маркеты, опрокинуть колыбельные Человека, подмять изматывающий хлам бесконечного, трусливого звуконаложения струн… Так что это пророчество, даже здесь, на дождливой Масачусетс Авеню, начинает нынче срабатывать в «Чероки», саксофоны внизу выдают, ух, ты! по настоящему крутую хрень….</text:span></text:p>
      <text:p text:style-name="P324">Если Слотроп гонит за гармошкой в унитазе, то это возможно лишь головой вперёд, что не очень хорошо, потому что его жопа остаётся в воздухе беззащитной, а с неграми вокруг оно как раз тебе не надо, его лицо где-то там в вонючей темноте, а коричневые пальцы, сильные и умелые, вмиг <text:span text:style-name="T1839">распускают</text:span> его пояс, <text:s/>расстёгивают <text:span text:style-name="T1839">ширинку, сильные руки удерживают его ноги врозь—он чувствует холодный от Лизола воздух на своих ляжках, пока сдёргиваются <text:s/>его короткие трусы, сейчас тоже, с цветастыми блёснами для окуня и мухами для форели на них. Он борется просунуться в дыру унитаза, когда глухо, сквозь зловонную воду, доходит звук всей тёмной банды жутких <text:s/>негров врывающихся с радостными воплями в уборную для белых мужчин, сбиваются вокруг несчастного извивающегося Слотропа, ещё и свингуют как у них водится при пении, «Присыпь меня тальком, Малкольм!» А чей ещё им отвечает голос, если не Красного, боя-чистильщика, который наяривал патентованные чёрные Слотропа раз двадцать, на коленях, прихлёстывая бархаткой в такт оркестру… вот Красный, высоченный, тощий, в экстравагантно перекрашенных волосах, бой-чистильщик, который был просто «Красным» для гарвардских студентов:– «Эй, Красный, у тебя там в ящике презерватив найдётся?», «Как насчёт счастливого телефонного номерка, Красный?»—тот самый негр, чьё настоящее имя только сейчас, наполовину в унитазе, наконец, достигает слуха Слотропа—пока толстенный палец с каплищей очень скользкого желе или крема скользит меж половинок в дыру его жопы приглаживая волосы как линии волнистых гор вокруг речной долины—</text:span><text:span text:style-name="T73">настоящее имя Малкольм</text:span><text:span text:style-name="T1839">, и его знают все чёрные хуи, Малкольм, который знал его всё время—Красный Малкольм Невообразимый Нигилист грит:–«Боже ж мой, у него жопа боль, чем он сам, а?» Охренеть, Слотроп, как тебя угораздило в такую позу! И хотя ему уже удалось протиснуться настолько вниз, что торчат только ноги, а ягодицы ворочаются и колышутся чуть ниже уровня воды, как бледные купола льда. «Держи его, братва, уходит!» «Ух, ты!» Далёкие руки вцепляются в его икры, щиколотки, обрывают подвязки и дёргают клетчатые носки, что мама связала ему в Гарвард, но они достаточно плотные, или он уже так далеко засунулся в унитаз, что почти совсем не чувствует их рук….</text:span></text:p>
      <text:p text:style-name="P325">Потом он их сбрыкнул, оставил захват последнего негра вверху позади и свободен, скользкий как рыба, его девственная жопа спасена. Тут кто-то может сказать, ого! благодари Бога за <text:span text:style-name="T5">это</text:span>, <text:span text:style-name="T1840">а другие прокряхтят, эх жаль, но Слотроп не сказал ни так: ни эдак, потому что он особо ничего не </text:span><text:span text:style-name="T74">чувствует</text:span><text:span text:style-name="T1840">. А и его потерянную гармошку </text:span><text:span text:style-name="T74">всё ещё</text:span><text:span text:style-name="T1840"> нигде не видно. Свет тут внизу тёмно серый и </text:span><text:soft-page-break/><text:span text:style-name="T1840">довольно слабый. Уже сколько-то времени он замечает говно тщательно укоренившееся по сторонам этого керамического (к этому моменту, уже железного) тоннеля в котором он: такое говно невозможно смыть, смешанное с минералами жёсткой воды по ходу его старательно коричневого моллюско-крученного маршрута, узоры полные значений, придорожные рекламные знаки туалетного мира, привязчиво липкие, криптичная глиптика, эти формы выпячиваются и гладко отстают пока он продолжает вдоль длинной затуманенной линии канализации, звуки «Чероки» всё ещё очень глухо пульсируют над головой, провожая его к морю. Он обнаружил, что может опознать некоторые следы говна определённо принадлежащие тому или иному гавардскому приятелю из числа его знакомых. Какая-то часть, конечно же, должна быть негритянским говном, но всё оно такое похожее. Эй, а вот это «Проглота» Бидла, наверное, с той ночи как мы ели чоп-суей в Промашке Фью потому что тут вон бобовые ростки и даже отдаёт тем соусом из дикой сливы… по-моему, некоторые чувства явно обостряются… вау… Промашка Фью, это ж несколько месяцев тому назад. А и вот Дампстер Вилард, с ним недавно запор приключился, не так ли—вот это чёрное говно противное как резина, что однажды навсегда очистится до тёмно янтарного. В этих притуплённых, противящихся мазках по стене (что реверсивно излагают про свою сплочённость) он может, теперь такой сверхъестественно говно-чуткий, прочитывать былые муки внутри бедного Дампстера, который пытался покончить с собой в последний семестр: дифференциальные уравнения никак не складывались для него ни во что элегантное, мать в шляпке с короткими полями и в шёлковых гольфах наклонилась через стол Слотропа в Большом Жёлтом Гриле Сиднея закончить за него бутылку канадского эля, девушки Редклифа, что избегали его, чёрные профессионалки разрекламированные перед ним Малкольм, которые устраивали ему эротическую жестокость за доллар, или сколько мог выдержать, Или, если чек мамы запаздывал, на сколько он мог себе позволить. Оставшись позади вверх по течению, барельеф Дампстера теряется в сером свете, а Слотроп тем временем минует знаки Вилла Стониблока, Джю Питера Питта, Джека Кеннеди, сына посла—нет, но где к чёрту <text:s/></text:span><text:span text:style-name="T74">этот</text:span><text:span text:style-name="T1840"> Джек <text:s/>сегодня? Если кто-то и мог спасти сегодня ту гармошку, так это, будь уверен, <text:s/>Джек. Слотроп восхищается им со стороны—он атлетичный, и добрый, и один из самых уважаемых парней в классе Слотропа. Хотя глупо, конечно, что так получилось. Джек… смог бы <text:s/>джек удержать её как-то в падении, нарушить закон притяжения? Где-то тут, в этом проходе к Атлантике, запахи соли, водорослей, разложения доносятся к нему издалека, как и звук прибоя, да, похоже, что Джек смог бы. Ради всех несыгранных мелодий, миллионов блюзовых строк, ради нот вопреки официальным частотам, всех тех вывертов, на которые у Слотропа вообще-то не хватало дыхания… нет, пока что, но однажды… ну, по крайней мере если (когда…) он найдёт инструмент, тот будет хорошо промочен, намного легче извлекать звуки. Утешительная мысль, чтобы <text:s/>нести в себе уносясь по канализации.</text:span></text:p>
      <text:p text:style-name="P325"/>
      <text:p text:style-name="P326">Через унитаз, глянь на <text:span text:style-name="T1841">меня,</text:span></text:p>
      <text:p text:style-name="P327">Вот дурак попался,</text:p>
      <text:p text:style-name="P327">Хоть бы не стали писять</text:p>
      <text:p text:style-name="P327">Дирли тирли трали сялся</text:p>
      <text:p text:style-name="P327"/>
      <text:p text:style-name="P328">И в ту секунду раздался этот страшенный плеск выше по линии, шум нарастает как мощный прилив, вздымая плотную волну говна, блевотины, туалетной бумаги, <text:span text:style-name="T1842">мелкого дерьма, что присыхает на волосне вокруг жопы, в умопомрачительной мозаике, мчит на паникующего Слотропа как поезд столичной подземки на свою жертву. Некуда бежать. Оцепенев, он уставился назад через плечо. Высокая волна, неся за собой длинные усики говнобумаги, это цунами настигает его—ГААХХ! он пробует уйти в последний момент слабеньким брассом, но цилиндр отходов уже смёл его, тёмный как холодный говяжий студень по его позвоночнику, бумага охлёстывает, обворачивает его губы, ноздри, всёю пропало и пропахло говном пока ему </text:span><text:soft-page-break/><text:span text:style-name="T1842">приходится смаргивать микро-какашки с ресниц, это хуже чем когда тебя торпедируют япошки! коричневая жижа прёт дальше, унося его беспомощного… похоже, он кувыркался как попало—хотя трудно сказать в этом тусклом урагане говна, глазу не за что зацепиться… время от времени он тёрся о колючий кустарник, или может быть низкорослые густые деревца. Ему подумалось, что уже не чувствует твёрдости стены с тех пор как начал кувыркаться, если это то, что он делает.</text:span></text:p>
      <text:p text:style-name="P329">В какой-то момент коричневый мрак вокруг него начал светлеть. <text:span text:style-name="T1843">Как рассвет. Мало-помалу головокружение покидает его. Последние полосы сральной бумаги, тянущиеся от него к жиже, опадают… печально, растворяясь, прочь. Жуткий свет падает на него разрастаясь, водянистый мраморный свет, лишь бы не надолго, ему страшно от того, что этот свет, похоже, хочет показать. Но его «знакомства» живут в этих отходных пределах. Люди, которых он знает. В скорлупе древних руин плотной кладки—изношенные ячейки, одна за другой, многие без крыш. Дрова горят в чёрных каминах, вода вскипает в ржавых оптовых коробках фасоли лима и пар подымается к щелястым дымоходам. И они сидят вокруг на искрошившейся брусчатке занятые чем-то… ему трудно сказать чем… чем-то несколько религиозным…. Спальни полностью обставлены, с огнями, что шевелятся и мерцают, бархат свисает со стен и потолка. До самой последней синей бусинки, пропущенной, слежавшейся с пылью под лакированной тумбой роскошного патефона, до последнего паучка и сложной взлохмаченности <text:s/>ковёрного ворса, эти жилища потрясают его своей запутанностью. В этом месте скрываются от катастрофы. Не обязательно от смыва в Унитаз—такое ту случается просто как неизбежное неудобство, за древним небом в его разъеденной однотонности оттенка—но что-то ещё страшно не так с этой стороной, что-то чего бедняга Слотроп не может слышать или видеть… как будто тут каждое утро Пирл-Харбор невидимо обрушивается с неба.... У него туалетная бумага в волосах, а в правой ноздре застрял мохнатый клок волосни с присохшим говном. Ве, ве. Разруха и упадок молча придавили этот ландшафт. Ни солнца, ни луны, только протяжные ровные синусоиды света. Это говно какого-то негра, он уверен—затвердело как зимняя козюлина, когда он пробует вытащить. Ногти доцарапались до крови. Он стоит снаружи всех этих коммунальных комнат и пространств, снаружи, в своём персональном утре посреди пустыни, красновато-коричневый коршун, два, зависли на воздушном потоке оглядывая горизонт. Холодно. Дует ветер. Он чувствует лишь свою отстранённость. Они зазывают его внутрь, но он не может присоединиться к ним. Что-то его не пускает: зайти внутрь, это словно бы дать какую-то <text:s/>клятву на крови. Они его уже не выпустят никогда. И <text:s/>как знать, от него могут потребовать сделать что-то… что-то такое….</text:span></text:p>
      <text:p text:style-name="P330">И тут каждый отдельный камень, каждый кусок фольги, полено дров, пучок растопки или тряпка движутся вверх и вниз, приподымаются на три метра и снова падают ударяя в мостовую с твёрдым стуком. Свет сгустился до цвета тёмно-зелёной воды. Во всех улицах обломки подымаются и падают в унисон, словно во власти какой-то глубокой постоянной волны. <text:span text:style-name="T1844">Не возможно что-нибудь различить сквозь этот вертикальный танец. Перестук по мостовой длится одиннадцать битов, двенадцатый пропущен, и цикл начинается заново… это ритм какого-то традиционного американского напева… На улицах ни души. Сейчас рассвет или сумерки. Части обломков, которые из металла, блестят с упорным, почти синим постоянством.</text:span></text:p>
      <text:p text:style-name="P329"/>
      <text:p text:style-name="P332"><text:span text:style-name="T1845">У</text:span>же <text:span text:style-name="T1845">не помнишь</text:span> Красного Малкольма, <text:span text:style-name="T1845">что</text:span> наверху <text:span text:style-name="T1845">остался,</text:span></text:p>
      <text:p text:style-name="P333">В причёске Красный Дьявол до Волос Дорвался…</text:p>
      <text:p text:style-name="P333"/>
      <text:p text:style-name="P334">Ну, <text:span text:style-name="T1847">и</text:span> вот <text:span text:style-name="T1847">этот самый</text:span> Крачфилд, или Крочфилд, западопроходец. Не «архитипический» западопроходец, но <text:span text:style-name="T5">единственный</text:span>. <text:span text:style-name="T1846">Пойми, он былвсего один. И вс его один индеец, который с ним дрался. Один бой, одна победа. И только один президет, и один убийца, и одни выборы. Точно. От всего, что есть всего по одному. Ты подумало солипсизме и представил структуру для </text:span><text:soft-page-break/><text:span text:style-name="T1846">наполнения—на твоём уровне—всего лишь, ужасно, одним. И не рассчитывай на какие-то ещё уровни. Но оказывается, оно не так уж и одиноко. Разреженно, да, но намного лучше, чем в одиночестве. Всего по одному от всего совсем не так уж и плохо. Половина Ковчега лучше, чем никакого. Этот самый Крачфилд закоричневел от солнца, ветра и грязи—на фоне тёмно-коричневых досок амбара или конюшни он дерево несколько иной породы и обстружки. Он добродушный, крепко сбитый на фоне лиловых склонов гор, и смотрит наполовину в солнце. Его тень резко оттянута назад поверх переплетений древесины в конюшне—брусья, косяки, стойки стоел, перекладины ясел, стропила, доски потолка пронизанные солнцем: слепящая небесная твердь даже в этот неверный час суток. Кто-то играет на губной гармошке позади уборной во дворе—какой-то музыкальный проглот, в рот всасывающие гигантские пятинотные аккорды помимо мелодии</text:span></text:p>
      <text:p text:style-name="P331"><text:s/></text:p>
      <text:p text:style-name="P660">Долин<text:span text:style-name="T1849">ы</text:span> Красной Реки</text:p>
      <text:p text:style-name="P338">В унитаз, говорят, тебя смыло<text:span text:style-name="T156">—</text:span></text:p>
      <text:p text:style-name="P337">Присядь, отдохни, <text:span text:style-name="T1848">держи нос свой вверх</text:span></text:p>
      <text:p text:style-name="P337">Канализация кончается скоро,</text:p>
      <text:p text:style-name="P339">А говно на наших берегах круче всех.</text:p>
      <text:p text:style-name="P339"/>
      <text:p text:style-name="P340">О, это Красная Река, точно, если не веришь спроси того «Красного», когда появится (сказать вам что значит Красные, вы ФДРовские дружки хреновы, они хотят всё позабирать, <text:span text:style-name="T1850">а </text:span>у женщин ноги волосатые, всё им отдай или взорвут <text:span text:style-name="T1850">круглой чёрной железякой посреди ночи кровавой через Полаков в серых шапках, всяких оки, ниггеров, да, особенно через нигеров…)</text:span></text:p>
      <text:p text:style-name="P341">Ну, тут, в общем, дружок Крачфилда как раз вышел из сарая. <text:span text:style-name="T1851">Его дружок на этовремя, по крайней мере. Крачфилд оставил полосу дружков с разбитым сердцем по всей этой широкой щелочной равнине. Одного слабачка в Южной Дакоте,</text:span></text:p>
      <text:p text:style-name="P341"/>
      <text:p text:style-name="P342">Одного бандитика в Сан Берду,</text:p>
      <text:p text:style-name="P343">Одного китайчонка, что смылся с железной дороги,</text:p>
      <text:p text:style-name="P343">Одного с триппером, одного с зобом,</text:p>
      <text:p text:style-name="P343">Одного в последней стадии прока-зи,</text:p>
      <text:p text:style-name="P344">Хромого на левую ногу, хромого на правую ногу,</text:p>
      <text:p text:style-name="P344">Хромого на обе, всех будет три!</text:p>
      <text:p text:style-name="P345">Одного гомика, даже лесбу одну,</text:p>
      <text:p text:style-name="P345">Одного негришку, одного евреишку,</text:p>
      <text:p text:style-name="P345">Одного краснокожего с одним бизоном,</text:p>
      <text:p text:style-name="P345">И охотника на бизонов из Нью Мексико</text:p>
      <text:p text:style-name="P345"/>
      <text:p text:style-name="P346"><text:span text:style-name="T1852">И так далее, и так далее, по одному от всего, он Белый Йобмен в </text:span><text:span text:style-name="T5">terre mauvaise</text:span> <text:span text:style-name="T1852">делает это с любым полом и со всеми животными кроме гремучих змей (правильнее будет «кроме гремучей змеи» поскольку тут всего одна), но в последнее время у него появились такие фантазии даже насчёт </text:span><text:span text:style-name="T75">гремучей змеи</text:span><text:span text:style-name="T1852"> тоже! Клыки легонько щекочут залупу… бледный рот широко раскрыт и жуткая радость в прищуре глаз… Его дружок на данный момент это Ваппо, норвежский юноша мулат, у которого фетиш на конские принадлежности, любит, чтоб его хлестали арапником в пропотело кожаных подсобных помещениях по ходу их скитаний, которым сегодня исполнилось три недели, довольно долгий срок для дружка продержаться. Ваппо носит набрючные чехлы из шкуры импортной газели, которые Кранчфилд купил ему в Игл Пасе у профессионального игрока в фараон с зависимостью к опиумной настойке, который пересекал великую Рио навсегда в сплошную топку дикой Мексики. Ваппо также украшен банданой пурпурно-зелёной, как и предписано (как полагают, у Крачфилда целая кладовая этих шёлковых шарфиков дома, на </text:span><text:soft-page-break/><text:span text:style-name="T1852">Ранчо Пелигросо, и он никогда не выезжает в горную местность или по тропам вдоль русла рек без заначки из пары дюжин их в своих седельных сумках. Это должно означать, что правило один-от-всякого приложимо лишь к формам жизни, типа дружков, но отнюдь не к предметам типа бандан.) А сверху Ваппо завершается высокой блестящей оперной шляпой <text:s/>японского шёлка. Ваппо в этот день просто стиляга, фактически, когда прогулочно выходит из конюшни.</text:span></text:p>
      <text:p text:style-name="P347">– <text:span text:style-name="T1853">Ах, Крачфилд,– вскидывая руку,– как мило, что ты явился.</text:span></text:p>
      <text:p text:style-name="P348">– <text:span text:style-name="T1853">Ты знал, что я явлюсь, негодяйчик эдакий,– блядь, этот Ваппо такой ушлый. Так и норовит всегда подловить своего хозяина в надежде схлопотать рубец-другой от хлёсткого ремня поперёк этих тёмных своих афро-скандинавских ягодиц, где сочетается каллипижная округлость наблюдаемая среди рас Тёмного Континента с напряжённо благородной мускулатурой крепкого Олафа, нашего северного блондина кузена. Но на этот раз Крачфилд возвращается к обозреванию отдалённых гор. Ваппо насупился. Его шляпа цилиндр отображает приближение холокоста. Что белому человеку вовсе ни к чему говорить, пусть даже вскользь, так это что-то типа:– «Торо Рохо собирается прискакать сегодня к ночи». Оба партнёра знают </text:span><text:span text:style-name="T76">это</text:span><text:span text:style-name="T1853">. Ветер, доносящий до них сырой индейский запах, достаточен для кого угодно. О, Боже, будет перестрелка и чертовски кровавая. Ветер будет дуть так сильно, что кровь забрызжет деревья с их северной стороны. У краснокожего будет собака, единственная индейская собака на все эти пепельные равнины—шавка схватится с крохой Ваппо и кончит тем, что повиснет на крюке мясника в открытой лавке на грязной плаза в Лос Мадрес, глаза широко распахнуты, шелудивая шкура всё же не тронута, чёрные блохи скачут на фоне залитой солнцем цементной штукатурки каменной церковной стены по ту сторону площади, кровь потемнела и спеклась в ране на собачьей шее, где зубы Ваппо порвали сонную артерию (а может и несколько сухожилий, потому что голова болтатся на одну сторону). Крюк возён со спины между двух позвонков. Мексиканские дамы тычут в дохлого пса, и он неохотно покачивается в предполуденном рыночном запахе платанос для для жарки, сладких морковок из Долины Красной Реки, помятой зелени всевозможных видом, цилатро пахнущих как мускус животных, крепких белых луковиц, забродившихся на солнце ананасов, готовых вот-вот лопнуть, большущих пёстрых полок с горными грибами. Слотроп движется между ларей и висячих тряпок, невидимы, среди лошадей и собак, свиней, милиции в коричневой форме, индианок с младенцами вложенными в шали, слугами из побелённых домов дальше на склоне холма—плаза полнится жизнью и Слотроп изумлён. Разве тут не должно быть только по одному от всякого?</text:span></text:p>
      <text:p text:style-name="P349">Отв.: Да.</text:p>
      <text:p text:style-name="P349">Вопр.: Значит одна девушка индейка…</text:p>
      <text:p text:style-name="P349">Отв.: Одна <text:span text:style-name="T5">чисто</text:span> индейка. Одна <text:span text:style-name="T5">mestiza</text:span>. Одна <text:span text:style-name="T5">criolla</text:span>. Потом: одна якви. Одна навахо. Одна аппачи—</text:p>
      <text:p text:style-name="P349">Вопр.: Минуточку! Начнём с того, что был только один индеец, которого Кранчфилд убил.</text:p>
      <text:p text:style-name="P349">Отв.: <text:span text:style-name="T1854">Да.</text:span></text:p>
      <text:p text:style-name="P351">Рассматривайте это как вопрос оптимизации. Страна в состоянии хорошо поддерживать только одного от всякого.</text:p>
      <text:p text:style-name="P349">Вопр.: <text:span text:style-name="T1854">Тогда как же все остальные? Бостон. Лондон. Те что живут в городах. Те люди реальны или как?</text:span></text:p>
      <text:p text:style-name="P349">Отв.: <text:span text:style-name="T1854">Некоторые реальны, а некоторые нет.</text:span></text:p>
      <text:p text:style-name="P349">Вопр.: <text:span text:style-name="T1854">Ну, а реальные, они нужны? или не нужны?</text:span></text:p>
      <text:p text:style-name="P350">Отв.: <text:span text:style-name="T1854">Это зависит от того, что вы имеете в виду.</text:span></text:p>
      <text:p text:style-name="P349">Вопр.: <text:span text:style-name="T1854">Блядь, я ничего не имею в виду.</text:span></text:p>
      <text:p text:style-name="P349">Отв.: <text:span text:style-name="T1854">Зато </text:span><text:span text:style-name="T77">мы</text:span><text:span text:style-name="T1854"> имеем.</text:span></text:p>
      <text:p text:style-name="P349"><text:s/><text:span text:style-name="T1855">На миг десять тысяч трупов заметенных снегом в Арденнах приобрели солнечно Диснеландовски вид пронумерованных младенчиков под белым шерстяным одеялом, дожидаясь пока их пошлют осчастливленным родителям в такие места как Ньютон Апер Фолз. Это длится </text:span><text:soft-page-break/><text:span text:style-name="T1855">всего лишь миг. Затем в следующий миг кажется, что все рождественские колокола этого мира вот-вот сольются в едином хоре—что весь их разрозненный звон станет, на этот раз, управляемым, гармоничным, разнося весть совершенного утешения, достижимого счастья.</text:span></text:p>
      <text:p text:style-name="P352">Но зарулим сегвей на склон Роксбери. Снег набился в его дуги, в рубчатые бороздки на его чёрных резиновых подошвах. <text:span text:style-name="T1856">Его снегоходы бряцают своими ступнями. Снег в этом трущобном мраке похож на сажу в негативе… он втекает в ночь и вытекает прочь… Кирпичные плоскости в дневном свете (он видит их только на рассвете, с болью в своих галошах, высматривая машины вверх и вниз по Холму) обращаются в пылающую ржавчину, плотную, глубокую, охваченную морозами снова и снова: запечатлены так, как он никогда не видел на Бикон-Стрит….</text:span></text:p>
      <text:p text:style-name="P354">В тенях, чёрные и белые пятна разлеглись <text:s/>узором панды лежат по его лицу, каждое из них нарост или масса рубцующихся шрамов, ожидает его знакомый, ради встречи с которым он проделал весьь этот путь. Лицо вялое, как у домашней собаки и владелец лица постоянно пожимает плечами.</text:p>
      <text:p text:style-name="P353">Слотроп: Где он? Почему не пришёл? Ты кто?</text:p>
      <text:p text:style-name="P353">Голос: Парня прикончили. И ты знаешь меня Слотроп. Забыл? Меня зовут Никогда.</text:p>
      <text:p text:style-name="P353">Слотроп: (вглядываясь) <text:span text:style-name="T5">Ты</text:span> Никогда? (пауза) <text:span text:style-name="T5">Сделал</text:span> Парня из Кеноши?</text:p>
      <text:p text:style-name="P355"><draw:frame draw:style-name="fr1" draw:name="Image11" text:anchor-type="paragraph" svg:width="6.9252in" svg:height="0.3661in" draw:z-index="10"><draw:image xlink:href="Pictures/1000000000000B720000009B428C9716555D8079.png" xlink:type="simple" xlink:show="embed" xlink:actuate="onLoad" loext:mime-type="image/png"/></draw:frame>«<text:span text:style-name="T1859">Криптосем» является приватизированной формой тайросина , разработанная <text:s/>IG Farben в рамках исследовательского контракта для OKW. В него включён активизирующий агент, который в присутствии определённого компонента в семинальном растворе и и до сих пор не выявленного [1934], способствует првращению тайросина в меланин, или кожный пигмент. В отсутствие семинального раствора, «Криптосем» остаётся невидимым. Никакие иные известные реагенты, среди доступных оперативным исполнителям при исполнении их заданий, не превратит «Криптосем» в визуально различимый меланин. Предлагается, для применения в криптографических целях, прилагать к сообщениям надлежащий стимул, который произведёт набухание и семяизвержение. Тщательное ознакомление с психосексуальным профилем адресата окажет неоценимую помощь</text:span></text:p>
      <text:p text:style-name="P661">—<text:span text:style-name="T1860">Проф. Др. Ласло Джамф, «Криптосем» (рекламная </text:span></text:p>
      <text:p text:style-name="P662">брошюра) Агфа, Берлин, 1934</text:p>
      <text:p text:style-name="P356"/>
      <text:p text:style-name="P356">Чертёж на плотной кремовой бумаге под чёрно-буквенным штампом <text:s/>GEHEIME</text:p>
      <text:p text:style-name="P357">KOMMANDOSACHE, <text:span text:style-name="T1861">чернилом и ручкой, весьма подробно передающий структуру, немного в стиле скабрезных картинок фон Байроса и Бирдсли. Эта женщина полный дубликат Скорпии Мосмун. Комната одна из тех, о которых они говорили, но никогда не видели, комната, где они хотели бы однажды поселиться, углубление бассейна, шёлковый тент ниспадающий с потолка—прямо тебе съёмочная площадка Де Милля, стройные умащенные девушки прислужницы, намёк на полуденный свет с потолка, Скорпия раскинулась среди пухлых подушек в точной копии корсетки бельгийского кружева, тёмных чулках и туфельках, о чём он мечтал довольно часто, но никогда—</text:span></text:p>
      <text:p text:style-name="P358">Нет, конечно же он никогда ей ничего не говорил. Он никому не говорил. Как любой молодой человек вырастающий в Англии, он <text:s/>обусловлено испытывал эрекцию <text:s/>в присутствии определённых фетишей, а потом обусловленно сгорал от стыда <text:span text:style-name="T1862">за свои новые рефлексы. Может Они (Они?) где-то держат досье, как-№то умудрившись отслеживать всё, что он смотрел или читал достигнув полового созревания… иначе, откуда </text:span><text:span text:style-name="T78">ещё</text:span><text:span text:style-name="T1862"> Они знают?</text:span></text:p>
      <text:p text:style-name="P359">– <text:span text:style-name="T1863">Тсс,</text:span>– <text:s/><text:span text:style-name="T1864">шепнула она, её пальцы ласкают её длинные оливковые ляжки, обнажённые груди выпирают через верх её одежды. Лицо её обращено к потолку, но глаза смотрят прямо в глаза Пирата, длинные, суженные вожделеньем, две световые точки блестят сквозь густые ресницы… </text:span>– «<text:span text:style-name="T1865">Я оставлю его. Мы переедем жить тут. Будем всё время заниматься любовью. Я твоя, я всегда </text:span><text:soft-page-break/><text:span text:style-name="T1865">это знала...» Её язык пробегает по её остреньким зубкам. Её мохнатая пизда в центре всего освещения, у него во рту появляется вкус, который он почувствует вновь….</text:span></text:p>
      <text:p text:style-name="P360">Ну, Пират чуть не облажался, едва успел вытащить хуй из штанов и пошёл бить струёй во все стороны. Впрочем, спермы хватило и для смазки чистого кусочка бумаги приложенного к картинке. Потом медленно, проступая сквозь перламутровую плёнку его семени, является негро-коричневое сообщение: изложено в простой нигилист<text:span text:style-name="T1866">ической </text:span>транспозиции, <text:span text:style-name="T1866">чьи ключевые слова он может почти угадать. Большую часть он делает в уме. Там дано время, места и просьба о помощи. Он сжигает сообщение упавшее на него из-за пределов земной атмосферы, подобранное на нулевом меридиане, оставляет себе картинку, хм, и моет руки. Его простата ноет. Тут что-то большее, чем он может понять. Ему не уклониться, н отмолиться: он должен отправиться туда и привезти агента снова. Сообщение равносильно приказу от самых высоких уровней.</text:span></text:p>
      <text:p text:style-name="P361">Далеко, сквозь дождь, доносится взрыв ещё одной германской ракеты. Третья за сегодня. Они штурмуют небо как Вотан и его обезумелая рать.</text:p>
      <text:p text:style-name="P362"><draw:frame draw:style-name="fr2" draw:name="Image12" text:anchor-type="paragraph" svg:x="0.0244in" svg:y="0.6783in" svg:width="6.9252in" svg:height="0.3661in" draw:z-index="11"><draw:image xlink:href="Pictures/1000000000000B720000009B428C9716555D8079.png" xlink:type="simple" xlink:show="embed" xlink:actuate="onLoad" loext:mime-type="image/png"/></draw:frame>Руки Пирата, его личные роботы, начинают рыскать по выдвижным ящикам отыскивая все нужные бумаги и формы. Сегодня поспать не удастся. Возможно, придётся двинуть в путь без чашки горячего и сигареты. За что?</text:p>
      <text:p text:style-name="Standard">В Германии, всё ближе к концу, <text:span text:style-name="T1867">непрестанными письменами на стенах было WAS TUST DU FÜR </text:span>DIE FRONT, FÜR DEN SIEG? WAS HAST DU HEUTE FÜR DEUTSCHLAND GETAN? <text:span text:style-name="T1867">В «Белом Посещении» по стенам писал лёд. Граффити льда в пасмурный день остекляли тёмную кровь кирпича и терракоты как бы для сохранения дома свеженьким, в какой-то коже чистого музейного пластика, архитектурная памятка, старомодный аппарат, чьё применение забыто. Лёд разной толщины, волнистый, мутный, надпись для расшифровки лордами зимы, региональными гласиологами, и споров в их журналах. Вверх по склону, ближе к морю, снег собирается словно свет во всех наветренных закоулках древнего аббатства, крыша давно снята по маниакальному капризк Генри VIII, стены оставлены стоять для смягчения оконными проёмами, без святых , солёный ветер, что дует пока времена года повторяют смены в пучках травяного пола от зелёного, к соломенному, к снегу. От дома с его архитектурой в палладинском стиле в его презрительной и сумрачной ложбине, это единственный вид: аббатство или же мягкие пёстрые волнистости возвышенности. Морской вид исключается, хотя по некоторым дням <text:s/>с приливами, можно услышать его запах , всё своё гнусное происхождение. В 1925, Рег Ле Фройд, пациент в «Белом Посещении» сбежал—пронёсся через верхний город и встал покачиваясь на краю отвесной скалы, волосы и госпитальный халат трепещут на ветру, широкие мили южного побережья, бледный мел утёсов, волноломы и морские променады променады теряются направо и налево в мареве над водами моря. За ним пришёл констебль Стаглз, во главе любопытной толпы. «Не прыгай!»– кричит констебль.</text:span></text:p>
      <text:p text:style-name="P367">– Я и не думал,– Ле Фройд продолжает вглядываться в море.</text:p>
      <text:p text:style-name="P368">– Тогда что ты тут делаешь?А?</text:p>
      <text:p text:style-name="P368">– Хотел посмотреть на море,– объясняет Ле Фройд.– Я никогда не видел. Хотя родственник, по крови, знаете ли ,морю.</text:p>
      <text:p text:style-name="P369">– Вон оно что,– хитрый Стаглз подбирается всё ближе,– значит родственников посещаете, как мило.</text:p>
      <text:p text:style-name="P370">– Я могу слышать Бога Моря!– кричит Ле Фройд изумлённо.</text:p>
      <text:p text:style-name="P371">– Ну и ну, и как его зовут?– Они оба, с мокрыми лицами, орут против ветра.</text:p>
      <text:p text:style-name="P371">– Не знаю,– кричит Ле Фройд,– а какое подошло бы?</text:p>
      <text:p text:style-name="P372"><text:soft-page-break/>– Берт,– предлагает констебль и пытается вспомнить правой рукой схватить левую <text:s/>повыше локтя, или левой рукой схватить…</text:p>
      <text:p text:style-name="P363">Ле Фройд оборачивается и в первый раз видит собеседника и толпу. <text:span text:style-name="T1868">Глаза его становятся круглыми и кроткими. –«Берт хорошее имя.»– Говорит он и делает шаг спиною вперёд в пустоту.</text:span></text:p>
      <text:p text:style-name="P364">Вот и всё, что горожане Ик Региса имели от «Белого Посещения» в виде развлечения—на фоне ежелетнего глазенья на розовый или веснушчатый поток из Брайтона, Флотсома и Джетсома, <text:span text:style-name="T1871">что из</text:span>лива<text:span text:style-name="T1871">ет</text:span> каждый день беспроволочной истории в песню, <text:span text:style-name="T1871">на фоне </text:span>закат<text:span text:style-name="T1871">ов</text:span> над променадом, глазниц линз постоянно меняющи<text:span text:style-name="T1871">х</text:span>ся в свете моря, <text:span text:style-name="T1871">который</text:span> разливается то <text:span text:style-name="T1871">буйно</text:span>, то <text:span text:style-name="T1871">утихомирено</text:span> в небе, аспирина на ночь—т<text:span text:style-name="T1870">о</text:span>лько прыжо<text:span text:style-name="T1870">к</text:span> Ле Фройда <text:span text:style-name="T1870">единственный аттракцион до начала войны.</text:span></text:p>
      <text:p text:style-name="P365">С разгромом Польши, министерские кортежи вдруг начали замечаться в любой час ночи в направлении «Белого Посещения», тихие как шхуны, моторы приглушены<text:span text:style-name="T1869">—</text:span>чёрные машины без хрома, что поблескивали в свете звёзд, а без них маскировались лицом, которое вот-вот вспомнишь, если бы память не подводила…. <text:span text:style-name="T1872">Потом, с падением Парижа, на скале установили радиопередающую станцию, с антеннами нацеленными на Континет, под усиленной охраной, а их наземные линии загадочно протянуты по низинам к дому под круглосуточной охраной псов специально обманутых, избитых, мучимых голодом для выработки рефлекса прыгнуть и убить, при любом человеческом приближении. Может, кто-то на Самом Верху поднялся её выше—в смысле, рехнулся? Или Наша Сторона пытается деморализовать Германского Зверя передачей ему бессвязных мыслей сумасшедших, перечисляя для него, тоже в традиции констебля Стаглза в тот знаменательный день, глубинное, едва различимое? Ответом будет, да, всё из вышеперечисленного и много кое-чего ещё.</text:span></text:p>
      <text:p text:style-name="P366">Спроси их в «Белом Посещении» про стратегический план Майрона Грантона из Би-Би-Си, чей тающе шоколадный голос годами находил путь из обтрёпанных динамиков беспроволочных приёмников в английские мечты, затуманенные старые головы, <text:span text:style-name="T1873">к детям почти безнадзорным… Ему приходилось постоянно откладывать свой план, поначалу только лишь голос, не имеющий такой необходимой информации, никакой поддержки, пытаясь затронуть немецкую душу чем подвернётся, допросы военнопленных, учебники МИДа, братья Гримм, собственные туристические воспоминания (флешбэки в молодую бессонную эру Довса, виноградники в солнечных потоках очень зелёные окаймляющие южные склоны долины Рейна, ночь в дыму камвольных кабаре столицы подтяжки с оборочками как ряды гвоздик, шёлковые чулки каждый высвечен одним долгим штрихующим светом…) Но, наконец, пришли американцы и контора под названием ВКСЭС, и ошеломительные суммы денег.</text:span></text:p>
      <text:p text:style-name="P373">Проект называется Операция Чёрное Крыло. Охрененно выверенная конструкция, отрабатывается пять лет. Никто не может назвать её своей, даже и Грантон. Генерал Айзенхау<text:span text:style-name="T1878">э</text:span>р заложил основополагающий принцип, идея «стратегии правды». Айк требовал чего-то «реального»: крючок на исклёванной стенке для расстрелов, чтобы было куда вешать правдивую историю. <text:span text:style-name="T1874">Пират Прентис из УСО вернулся с первыми чёткими данными, что в Германии имелись настоящие африканцы, Херерос, экс-угнетённые из Юго-Восточной Африки, как-то задействованные в программе секретного вооружения. Майрон Грантон, по вдохновению, однажды ночью выпустил в эфир абсолютно спонтанный пассаж, который отразился в первой директиве Чёрного Крыла: «Германия обращалась со своими африканцами как строгий но любящий отчим, наказывала их, когда следовало, часто смертью. Помните? Но это было далеко на далёком Südwest и с тех пор появилось новое поколение. Теперь Хереро живёт в доме своего отчима. Возможно ты, слушатель, видел его. Теперь он встаёт, несмотря на комендантский час, и смотрит на своего спящего отчима, невидимый, покрытый ночью <text:s/>того же цвета, как и он сам. О чём они думают? Где в эту ночь Хереро? Что они </text:span><text:span text:style-name="T79">делают</text:span><text:span text:style-name="T1874"> в эту минуту, твои тёмные тайные дети? И Чёрное Крыло даже нашли американца, лейтенанта Слотропа, согласившегося на лёгкий наркоз с тем, чтобы прояснить расовые проблемы в его собственной стране. Бесценное </text:span><text:soft-page-break/><text:span text:style-name="T1874">дополнительное измерение. К концу, когда начало поступать больше данных о чуждой морали—янки-социологи с блокнотами для опросов в скрипуче новых башмаках или галошах посещающие смягчённые снегом освобождённые руины, чтобы докопаться до трюфелей истины возникающих, как полагали древни, во время грозы от удара молнии—контакт из американского ОПВ сумел переправить копии и довести до сведения «Белого Посещения». Теперь трудно выяснить кто предложил имя «Schwarzkommando». Майрон Грантон стоял за «Wütende Heer», тот взвод духов, что топтал пустоши неба в бешеной скачке охоты с великим Вотанов во главе—Майрон признал, что это скорее северный миф. Эффективность в Баварии может оказаться ниже оптимальной.</text:span></text:p>
      <text:p text:style-name="P374">Они всегда говорили про эффективность, одну из американских ересей, возможно даже чересчур в «Белом Посещении». Громче всех, обычно, м!р Пойнтсмен часто используя как боекомплект статистику предоставленную Роджером Мехико. К моменту высадки в Нормандии, <text:s/>Пойнтсмен переживал сезон глубокого отчаяния. Он пришёл к пониманию, что большие континентальные клещи были, всё-таки, обречены на успех. Что эта война, это <text:span text:style-name="T1875">состояние</text:span>, чьим гражданином он начал себя чувствовать, <text:span text:style-name="T1875">будет отложено и переформировано в мир—и что, выражаясь языком профессионалов, ему в нём мало что светит. Финансы направляются на всевозможные радары, волшебные торпеды, самолёты и ракеты, с чем останется Пойнтсмен при таком раскладе? Он временный управляющий, вот и всё: его Отдел <text:s/>Исследований Абреакции (ОИА), куда успел заловить десяток подчинённых, дрессировщика собак из театра варьете, пару студентов ветеринарии, даже крупную рыбину, эмигранта д-ра Поркиевича, который работал с самим Павловым в институте в Колтуши, перед тем, как начались чистки с репрессиями. Сообща, команда ОИА получала, регистрировала, взвешивала, классифицировала темпераменты по Гиппократу, размещала по клеткам и затем экспериментировала на дюжине свежих собак в неделю. Ну, и плюс ещё коллеги, совладельцы Книги, все сейчас—все что остались из изначальных семерых—работающие по госпиталям, занимаются контуженными и доведёнными в боях до срывов, которых привозят через Пролив, а также бомбо- или ракето-сдвинутыми на этом берегу. Им приходится наблюдать больше абреакций, в эти дни усиленных V-бомбардировок, чем докторам былого доводилось встретить за несколько поколений, что даёт им возможность предлагать новые подходы в исследованиях. УПП скупердяйски, по капле, вливает деньги, жалкий шелест бумажек через корпоративное сито, хватает, чтобы продержаться, достаточно, чтобы оставаться колонией в войне метрополии, недостаточно для статуса государственности…. Расходы на статистические графики Мехико, из расчёта капель слюны, веса тела, напряжения в вольтах, уровней громкости, частоты метронома, дозировки брома, количества отрезанных нервных окончаний, процент удалённой мозговой ткани, даты и часы усыпления, оглушения, ослепления, кастрации. Поддержка приходит даже от Секции Пси, колонии покладистых пофигистов, у которых вообще нет мирских интересов.</text:span></text:p>
      <text:p text:style-name="P375">Старик бригадный генерал Падинг вполне может уживаться с этой шайкой спиритуалистов, у него и самого уже тенденции в ту же сторону. Но Нед Пойнтсмен, с его неотступным комбинациями в погоне за деньгами<text:span text:style-name="T1875">—</text:span>Падинг может только оглядываться и стараться быть повежливее. Не такой рослый, как его отец, <text:span text:style-name="T1876">и уж точно не такой румяный. Отец шустрил в полку Громобоя Прода, словил кусок шрапнели в бедро в Многоугольном Лесу, молча пролежал семь часов пока они, не говоря ни слова, в этой грязи в этой вонище, в, да, Многоугольный Лес… или может это—кто был тот жёлтоволосый парень, что спал не снимая шляпы? <text:s/>ааах, брось. В общем, Многоугольный Лес… но тоже как-то ускользает. Поваленные деревья, трупы, однотонно серое, расщепленноедеревокакзамёрзшийдым… жёлтый… гром… бестолку, <text:s/>без долбанного толку, ушло, опять ушло, опять, ох…</text:span></text:p>
      <text:p text:style-name="P376">Возраст старого бригадного генерала неясен, хотя наверняка волочит за 80<text:span text:style-name="T1876">—</text:span>призван из отставки в 1940, задействован в новом качестве, не только на поле боя<text:span text:style-name="T1876">—</text:span>где фронт каждый день ежечасно меняется как петля, как золотисто-мерцающие границы сознания (хотя, пожалуй, не <text:soft-page-break/>стоит тут слишком злорадствовать, <text:span text:style-name="T5">в точности как они</text:span>… так что, лучше «как петля»)<text:span text:style-name="T1876">—но то же состояние войны, та же структура. Падинг задаётся вопросом, порою вслух и в присутствии подчинённых, кто из врагов настолько его ненавидит, чтобы назначить в службу Политической Борьбы.</text:span> <text:span text:style-name="T1877">Ты должен действовать согласованно—но слишком часто в изумляющем диссонансе—с прочими поименованными сферами Войны, колониями этого Материнского Полиса охватывающего всё где сфера производства это систематическая смерть: УПБ перехлёстывается с Министерством Информации, с Европейской Службой Би-Би-Си, с Управлением Спецопераций, с Министерством Экономической Борьбы и Отделом Политической Разведки при МИДе в Фицморис-Хаус. Среди всего прочего. С приходом американцев, нужно координироваться с их ОСС, ОВИ и Армейским Отделом Психологической Борьбы. Недавно сформирован объединённый Отдел Психологичекой Борьбы при ВКОЭС напрямую подчинённый Айзенхауэру и, чтобы охватить всё это, Лондонский Совет Координации Пропаганды, у которого вообще никакой реальной власти.</text:span></text:p>
      <text:p text:style-name="P377">Кто не заблудится среди этого <text:span text:style-name="T1879">махрового лабиринта аббревиатур, стрелок Жирных и пунктиром, клеточек крупных и мелких, имён напечатанных и заученных на память? Только не Эрнест Падинг—такое для Новых Парней и их зелёными антенночками улавливать излучение власти пригодной для применения, натасканными в американской политике (знающими разницу между сторонниками Нового Курса в ОВИ и восточными богатыми на деньги республиканцами из ОСС), которые держат в своём мозгу досье на тормознутости, слабости, привычки в еде, эрогенные зоны всех, кто может когда-то пригодиться.</text:span></text:p>
      <text:p text:style-name="P378">Эрнест Падинг был воспитан верить в буквальную Цепь Командования, как церковники ранних столетий веровали в Цепь Бытия. <text:span text:style-name="T1880">Новейшие геометрии сбивают его с толку. Величайший триумф его военной карьеры случился в 1917, в загазованной, армагеддонской грязи <text:s/>Иприйского клина, где он завоевал полоску ничейной земли, около 40 метров в ширину, <text:s/>потеряв всего лишь 70% личного состава своего подразделения. Его отправили на пенсию где-то с началом Великой Депрессии—сидеть в кабинете пустого дома в Девоне, в окружении фотографий старых товарищей, чей взгляд как-то не получается уловить, и сосредоточился на какой-то точке в комбинаторном анализе, излюбленное времяпрепровождение отставных армейских офицеров, с пристрастной увлечённостью.</text:span></text:p>
      <text:p text:style-name="P379">Ему пришло в голову сосредоточиться на европейском балансе сил, <text:span text:style-name="T1882">по причине</text:span> хронической патологии <text:span text:style-name="T1882">которого </text:span>он однажды очутился в глубоком, без надежд на пробуждение, кошмаре Фландрии. Он начал необъятный труд озаглавленный <text:span text:style-name="T80">Что Могло бы Случиться в Европейской Политике</text:span><text:span text:style-name="T5">.</text:span> <text:span text:style-name="T1881">Начиная, конечно же, с Англии, «Во-первых», написал он, «В начале начал: Рамсей МакДональд мог бы умереть». Пока он описывал вытекающие партийные изменения и перестановки на постах в кабинете, Рамсей МакДональд умер. «Не угонишься»,– поймал он себя на бормотании перед началом ежедневного труда,– «выкручиваются из-под меня. Ох, изворотливы, очень изворотливы.»</text:span></text:p>
      <text:p text:style-name="P380">Когда докрутилось до <text:s text:c="2"/>немецких бомб падающих на Англию, бригадный генерал Падинг отставил свою навязчивую идею и добровольно вызвался служить своей стране. <text:span text:style-name="T1883">Если бы он знал тогда, что это приведёт в «Белое Посещение»… не то, чтобы он ожидал пост полевого командира, понимаете ли, однако, разве там не упоминалось что-то о разведывательной службе? Вместо того, он нашёл заброшенную больницу для умалишённых, пару символических лунатиков, громадную свору краденных собак, клики спиритуалистов, актёров варьете, радиотехников, Куеистов, Успенскистов, Скинеристов, энтузиастов лоботомии, фанатиков Дейла Карнеги, все оторваны текущей войной от своих любимых затей и маний обречённых, продлись мир дольше, на провал в той или иной степени—но </text:span><text:span text:style-name="T81">теперь</text:span><text:span text:style-name="T1883"> их надежды сфокусированы на бригадного генерала Падинга и возможное финансирование: больше надежд, чем До-Войны, эта недоразвитая провинция, когда-либо могла предложить. Падинг мог лишь занять позицию в </text:span><text:soft-page-break/><text:span text:style-name="T1883">стиле Старого Завета по отношению к ним всем, не исключая собак, и втайне изумляться и уязвляться тем, что представляется ему актом предательства в высших штабных эшелонах.</text:span></text:p>
      <text:p text:style-name="P381">Снежный свет вливается через высокие многостворчатые окна, тёмный день, свет включ<text:span text:style-name="T1884">ё</text:span>н лишь в некоторых кабинетах. <text:span text:style-name="T1884">Курсанты кодировщики, подданные с завязанными глазами, объявляют свои догадки карт из колоды Зенера в спрятанные микрофоны:–«Волны… Волны… Крест… Звезда...» Пока кто-то из Секции Пси записывает их из динамика внизу в холодном подвале. Секретарши в шерстяных шалях и резиновых галошах дрожат от зимнего холода вдыхаемого через множество щелей сумасшедшего дома, у клавишей их пишущих машинок зуб на зуб не попадает. Мод Чилкс, которая сзади похожа на фотографию Марго Асквит снятую Сесилом Битоном со спины, сидит мечтая о булочке и чашке чая.</text:span></text:p>
      <text:p text:style-name="P382">В крыле ОИА, краденные собаки спят, чешутся, вспоминают тени запахов людей, которые возможно их любили, угрюмо слушают осцил<text:span text:style-name="T1886">ля</text:span>торы и метрономы Неда Пойнтсмена. <text:span text:style-name="T1885">Сдвинутые шторы оставляют лишь хрупкие струйки света снаружи. Техники движутся позади толстого окна <text:s/>наблюдения, <text:s/>но их халаты, зеленоватые и подводнолодочные сквозь стекло, колышутся замедлено, не ярко… Царит оцепенение, или войлочная сумеречность. Метроном на 80 в секунду застучал деревянными отголосками и пёс Ваня, привязанный поверх испытательного стенда, начинает исходить слюной. Все прочие звуки жестоко подавлены: балки подпирающие лабораторию задушены в заполненных песком комнатах, мешки с песком, солома, <text:s/>униформа мёртвецов заполнили пространства меж стен в комнатах без окон… где сиживали чокнутые со всей страны, ссорясь, нюхая оксид азота, хихикая, рыдая при переходе аккорда ми мажор в соль-диез минор, теперь кубические пустыни, песчаные комнаты, чтобы метроном царствовал тут, в лаборатории за железными дверями запертыми герметически.</text:span></text:p>
      <text:p text:style-name="P383">Канал подчелюстной железы пса Вани давно уже выведен через его подбородок и пришит на месте, сливая слюну наружу в собирательную воронку закреплённую традиционно оранжевым Павловским канифольным цементом, окисью железа и пчелиным воском. Вакуум приносит секрецию по блестящему трубкопроводу, чтобы сдвинуть колонку светло-красного масла, <text:span text:style-name="T1887">вправо вдоль шкалы маркированной в «каплях»—произвольная единица измерения, возможно не такая, как фактические капли падавшие в 1905 году в Санкт-Петербурге. Но количество капель для данной лаборатории и пса Вани и метронома на 80 всякий раз предсказуемо.</text:span></text:p>
      <text:p text:style-name="P384">Теперь, когда он вошёл в «эквивалентную» фазу, это первая из трансграничных фаз, <text:span text:style-name="T1888">мембрана, едва заметная, протягивается между псом Ваней и внешним миром. Внешний и внутренний остаются точно такими же, как они и были, но связующий их </text:span><text:span text:style-name="T82">интерфейс</text:span><text:span text:style-name="T1888">—кора мозга пса Вани—меняется всевозможнейшим образом, что так характерно для этих трансграничных случаев. Теперь уже неважно насколько громко тикает метроном. Усиленный стимул уже не вызывает сильной реакции. То же самое количество капель вытекает или падает. Работник подходит и убирает метроном в дальний угол этой приглушённой комнаты. Он спрятан в ящик под подушку с вышитой надписью </text:span><text:span text:style-name="T82">Вспоминая Брайтон</text:span><text:span text:style-name="T1888">, но капли не прерываются… затем звук подаётся через микрофон в усилитель, так что каждый «тик» наполняет комнату как вскрик, но капель не добавляется. Всякий раз прозрачная слюна толкает красную линию до той же самой отметки, количество капель не изменилось….</text:span></text:p>
      <text:p text:style-name="P385">Вибли Силвернейл и Ролло Грост крадутся по коридорам прочёсывая чужие кабинеты, чтоб грабануть пригодные окурки. Большинство кабинетов сейчас пусты: большинство персонала с терпеливостью мазохизма отбывают ритуал с заговаривающимся бригадным генералом.</text:p>
      <text:p text:style-name="P386">– <text:span text:style-name="T1889">Эт-от старык не име-эт стыд,</text:span>– <text:span text:style-name="T1889">Гёза Рожавёлги, ещё один эмигрант (и несдержанно анти-Советски настроенный, что создаёт определённую напряжённость в ОИА), вскидывая руки в сторону бригадного генерала в оживлённом отчаянии, взвеселённый венгро-цыганский шёпот тарахтит как тамбурины по всей комнате, отвлекая, так или иначе всех, за исключением самого престарелого генерала, который продолжает бубнить с кафедры в помещении, что служило частной часовней когда-то давно, в маниакальный период 18-го столетия, а теперь стало </text:span><text:soft-page-break/><text:span text:style-name="T1889">пусковой площадкой для «Еженедельных Брифингов», ошеломительный поток старческих рассуждений, служебной паранойи, сплетен про Войну которые могут, или не могут содержать секретную информацию, воспоминания о Фландрии… угольные ящики с неба с рёвом падающие прямо на тебя… ураганный огонь такой молочно светящийся в ночь его дня рождения… мокрая равнина снарядных воронок на многие мили вокруг и открытое ветру осеннее небо… и что Хейг, вот же был остряк, сказал однажды в офицерской столовой по поводу отказа лейтенанта Сассуна участвовать в войне… артиллеристы по весне в их вьющихся зелёных халатах… дорожные обочины с разлагающимися трупами бедных лошадей в абрикосовых сумерках рассвета… двенадцать спиц в опрокинутом артиллерийском орудии—грязевой циферблат, <text:s/>зодиак из грязи <text:s/>налипшей и взявшейся коркой под солнцем в разных оттенках коричневого. Грязь Фландрии собиравшаяся в творожистую массу по фактуре как чуть разжиженное человечье говно, нагромождённое, покрытое мостками, прорезанное траншеями исковырянное снарядами лиги говна по всем направлениям, нигде нет даже почернелого обрубка дерева—и тут старый рехнувшийся актёр разговорного жанра пытается потрясти кафедру вишнёвого дерева, как будто самым худшим во всём ужасе Пашендейла, было это отсутствие хоть доли вертикальности…. И он продолжает болтать, не умолкая, о рецептах приготовления свёкла сотней способов и все вкусные, или такие бахчевые невообразимости как Тыквенный Сюрприз Эрнеста Падинга—да, в них есть что-то садистское в этих рецептах с «сюрпризом» в их названии, голодному парню просто хочется есть, понимаете ли, ему не до сюрпризов, он просто хочет откусить (вздох) старой картофелины и быть вполне уверенным, что внутри не увидишь ничего </text:span><text:span text:style-name="T83">кроме</text:span><text:span text:style-name="T1889"> картошки, конечно же, не какой-нибудь заумный «Сюрприз!», какая-то намятая кашица вся лиловая из </text:span><text:span text:style-name="T83">гранатов</text:span><text:span text:style-name="T1889"> или ещё чего-то… да, но это уже шутка сомнительного толка, которую любит сыграть бригадный генерал Падинг: как он хмыкнул, когда доверчивые обеденные гости взрезают ножом его пресловутую Жабу-в-Дырке, сквозь честный йоркширский кляр до—</text:span><text:span text:style-name="T83">ве</text:span><text:span text:style-name="T1889">! что это? беф </text:span><text:span text:style-name="T83">rissolé? </text:span><text:span text:style-name="T1889">фаршированный беф </text:span><text:span text:style-name="T83">rissolé?</text:span><text:span text:style-name="T1889"> Или может быть сегодня пюре с самфиром, что отдаёт морем (который ему еженедельно доставляет один и тот же толстый сынок рыботорговца, крутит педали, отдуваясь, своего велосипеда до самого верха на белой меловой скалы)—ни один из этих странных, очень странных овощных <text:s/></text:span><text:span text:style-name="T83">rissolé</text:span><text:span text:style-name="T84"> </text:span><text:span text:style-name="T157">не напоминают обычную «Жабу», а скорее </text:span><text:span text:style-name="T158">испорченных полоумных созданий, с которыми Молодые Ребята из Королей Дороги имеют Связи в шуточных стишках—у Падинга </text:span><text:span text:style-name="T85">тысячи</text:span><text:span text:style-name="T158"> таких рецептов, которыми он беззастенчиво делится с составом ПРПУК, как и, чуть дальше в еженедельных монологах с самим собой, строчкой другой, из восьми тактов из «Ты Предпочёл бы быть Полковником с Орлом на Плече, или Рядовым с Цыпонькой на Колене?» </text:span><text:span text:style-name="T159">затем возможно долгий отчёт о всех его финансовых затруднениях, всех, </text:span><text:span text:style-name="T161">начиная со</text:span><text:span text:style-name="T159"> времён ещё даже предшествовавших возникновению Электра Хаус Груп… </text:span><text:span text:style-name="T160">о его междоусобицах, которые он вёл </text:span><text:span text:style-name="T161">своими</text:span><text:span text:style-name="T160"> письмами в </text:span><text:span text:style-name="T86">Таймз</text:span><text:span text:style-name="T160"> против критиков Хайга….</text:span></text:p>
      <text:p text:style-name="P387"><text:span text:style-name="T160">И </text:span><text:span text:style-name="T104">все они </text:span><text:span text:style-name="T5">сидели</text:span><text:span text:style-name="T104"> там под очень высокими почернелыми </text:span><text:span text:style-name="T162">окнами в свинцовых крестах фрамуг, позволяя ему его дурость, собачники сбившись сворой в одном углу, передавая записки, склоняяс друг к другу пошептаться (они сговариваются, сговариваются, во сне или наяву они никогда не перестают), компашка Секции Пси чётко на другой половине комнаты—будто у нас тут какой-то парламент… каждый годами занимал его собственное неповторимое место на церковной скамье и угол обзора отклонений рыжеватого </text:span><text:span text:style-name="T163">с пятнами печени на коже бригадного генерала Падинга</text:span><text:span text:style-name="T162">—</text:span><text:span text:style-name="T164">а эмигранты-прочих-убеждений россыпью между этими двумя крылами: баланс сил, если таковой когда-либо существовал в «Белом Посещении».</text:span></text:p>
      <text:p text:style-name="P388"><text:span text:style-name="T164">Д-</text:span><text:span text:style-name="T104">р Рожавёлги чувствует, что вполне мог бы и быть, если бы ребята «разыграли свои карты правильно». </text:span><text:span text:style-name="T165">Главная задача сейчас выжить</text:span><text:span text:style-name="T162">—</text:span><text:span text:style-name="T165">пережить жуткий интерфейс Дня Победы, жить в светлом новом После Войны </text:span><text:span text:style-name="T166">сохраняя чувства и память здравыми. Нельзя допустить, чтобы ПРПУК отправился под молот с остальным блеющим стадом. </text:span><text:span text:style-name="T167">Должен подняться, и чертовски скоро, способный сплотить их в фалангу, в сконцентрированную точку света, некий лидер или </text:span><text:soft-page-break/><text:span text:style-name="T167">программа достаточно мощная, чтобы продолжать её ещё кто знает сколько лет После Войны. </text:span><text:span text:style-name="T168">Д-р Рожавёлги предпочёл бы сильную программу сильному лидеру. Может потому, что это 1945. В те дни многие полагали, что за Войной—за всеми смертями, жестокостью и разрушением—лежал Führer-принцип. Но если возможно заменить личности абстракциями власти, если приёмы разработанные корпорациями срабатывают, разве не смогут народы жить рационально? </text:span><text:span text:style-name="T169">Одна из самых сладких надежд После Войны: что не останется места для такой ужасной болезни как харизма… на смену ей придёт её рационализация, которую следует продолжить насколь</text:span><text:span text:style-name="T170">ко</text:span><text:span text:style-name="T169"> хватит времени и ресурсов….</text:span></text:p>
      <text:p text:style-name="P389"><text:span text:style-name="T104">Нужно ли пояснять, что главную ставку д-р Рожавёлги делает на этот последний проект, вокруг фигуры лейтенанта Слотропа? </text:span><text:span text:style-name="T171">Все психологические тесты в досье субъекта, отслеживающие до его дней в колледже, представляют больную личность. «Рожа» прихлопывает папку рукой, для выразительности. </text:span><text:span text:style-name="T172">Служебный стол содрогнулся. «Напри-мэр: его Мине</text:span><text:span text:style-name="T87">со</text:span><text:span text:style-name="T172">-та, Мул-тэ-фазык Лыч-ност-ный Пере-чэн чрэз-вы-чаэно нерав-но-мэрны, всегда <text:s text:c="2"/></text:span><text:span text:style-name="T173">к псико-паты</text:span><text:span text:style-name="T174">чн</text:span><text:span text:style-name="T173">и и нездоро-вы скло-ност.</text:span></text:p>
      <text:p text:style-name="P390"><text:span text:style-name="T173">О</text:span><text:span text:style-name="T104">днако, преподобный д-р Де ла Нут не любит ММЛП:– «Рожа, разве имеются весы для измерения межличностных </text:span><text:span text:style-name="T175">характерных черт?» Орлиный нос пробует, пробует, глаза опущены в политичной кротости. </text:span><text:span text:style-name="T104">–«</text:span><text:span text:style-name="T175">А для </text:span><text:span text:style-name="T88">общечеловеческих</text:span><text:span text:style-name="T175"> ценностей. Вера, честность, любовь? Имеются ли—простите мою особую настойчивость—весы религиозности, вообще?</text:span></text:p>
      <text:p text:style-name="P394"><text:span text:style-name="T104">Не пройдёт, падре: ММЛП разработан в 1943. В самой сердцевине Войны. Исследование Ценностей Олпорта и Вернона, Перечень Бернройтера переработанный Фланаганом в 35-м</text:span><text:span text:style-name="T168">—</text:span><text:span text:style-name="T104">тесты времён до Войны—кажутся Полу Де ла Нут более гуманными. </text:span><text:span text:style-name="T176">Похоже всё, что определяют тесты ММЛП, это станет ли человек хорошим солдатом, или плохим солдатом.</text:span></text:p>
      <text:p text:style-name="P391"><text:span text:style-name="T176">– На солдат нынче большой спрос, преподобный Доктор,</text:span><text:span text:style-name="T104">– </text:span><text:span text:style-name="T176">бормочет Пойнтсмен.</text:span></text:p>
      <text:p text:style-name="P335">– Я только надеюсь, что мы не станем слишком доверяться его показателям в ММЛП тесте. Он кажется мне слишком узким. Упускает обширные области человеческой личности.</text:p>
      <text:p text:style-name="P392"><text:span text:style-name="T176">– Имэн-но почэму,</text:span><text:span text:style-name="T104">– </text:span><text:span text:style-name="T176">впрыгивает Рожавёлги,</text:span><text:span text:style-name="T104">– </text:span><text:span text:style-name="T176">мы тепэр предлага-эм дат Слотропу совэр-шэнно ын-ной рода тэст. </text:span><text:span text:style-name="T177">Мы разраба-ты-ваэм для нэго так называ-эм <text:s/>проэктыв-ни тэст. </text:span><text:span text:style-name="T178">Наибол-шэ знакоми примэр этот тип, ест Роршач кляксы. Основни тэория ест, когда мы предлага-эт </text:span><text:span text:style-name="T179">не-струк-туры-ровани стимулюс, </text:span><text:span text:style-name="T180">бэз-форми кляк-са пере-жыто-го, су-бэкт пыта-этся нало-жыт струк-тура на эт-та. Как он структуриро-ват дан-ни клякса, отража-эт его потрэб-ности, его над-эжды—показыва-эт нам разгад-ки к его мэч-ты, фан-та-зи, сами глубоки районы его сознани.</text:span><text:span text:style-name="T176">– </text:span><text:span text:style-name="T180">Брови движутся милю в час, необычайно плавная изысканная жестикуляция рук, напоминающая</text:span><text:span text:style-name="T168">—</text:span><text:span text:style-name="T181">скорее всего, так и задумано, но кто упрекнёт Рожу за использование случая</text:span><text:span text:style-name="T168">—</text:span><text:span text:style-name="T181">одного из самых знаменитых его земляков, хотя имеются и нежелательные побочные эффекты: сотрудники, которые клянутся, что видели </text:span><text:span text:style-name="T182">его </text:span><text:span text:style-name="T181">ползущим вниз головой по северному фасаду «Белого Посещения», например. «</text:span><text:span text:style-name="T182">И-так мы в пол-ном сог-ла-сыи, Преподобны Доктор. Тэст, как ММЛП, в дан-ны слу-чай, не-адекват-эн. </text:span><text:span text:style-name="T183">Он ест структуриро-вани стимулюс. Субэкт может фалсифи-цыроват, сознателно, или подавит, без-сознателно. Однако, при проэктивни тэкник, он мож-эт дела-эт что хочэт, сознателно или без-сознателно, но не мож-эт мешат нам узнат что мы хотым узнат. Мы контролирова-эт. Он не мож-эт помогат себе.</text:span></text:p>
      <text:p text:style-name="P393"><text:span text:style-name="T176">– </text:span><text:span text:style-name="T184">Должен заметить, это не похоже на вашу чашку чая, Пойнсмен,</text:span><text:span text:style-name="T176">– </text:span><text:span text:style-name="T184">улыбается д-р Аарон Тровстер.</text:span><text:span text:style-name="T176">– </text:span><text:span text:style-name="T184">У вас, по большей части, стимулы структурированы.</text:span></text:p>
      <text:p text:style-name="P393"><text:span text:style-name="T176">– </text:span><text:span text:style-name="T184">Ну, скажем, я нахожу в этом некое постыдное очарование.</text:span></text:p>
      <text:p text:style-name="P393"><text:span text:style-name="T176">– </text:span><text:span text:style-name="T184">Нет, не скажем. Не говорите мне, будто вы не собираетесь приложить свою милую Павловскую руку к этому всему.</text:span></text:p>
      <text:p text:style-name="P393"><text:span text:style-name="T176">– </text:span><text:span text:style-name="T184">Ну, отчасти, Тровстер, отчасти. Раз уж вы затронули. Мы </text:span><text:span text:style-name="T89">тоже</text:span><text:span text:style-name="T184"> рассчитываем на весьма структурированны</text:span><text:span text:style-name="T185">й</text:span><text:span text:style-name="T184"> стимул. </text:span><text:span text:style-name="T185">Тот самый, фактически, что вызвал наш интерес. Мы хотим подвергнуть Слотропа немецкой ракете….</text:span></text:p>
      <text:p text:style-name="P395"><text:soft-page-break/><text:span text:style-name="T185">В</text:span><text:span text:style-name="T104">верху, на лепную штукатурку потолка, втиснулась методистская версия царства Христова:львы лижутся с ягнятами, фрукты рассыпаются щедро и безостановочно в руки и подноги джентльменов и леди, </text:span><text:span text:style-name="T186">пастушков и молочниц. У всех не совсем верное выражение. Крохотные создания смотрят с вожделением, лютые звери словно под наркотиком или уколом успокоительного, и никто из людей вообще в глаза не смотрит. Потолки «Белого Посещения» тоже не единственная сумасбродность в этом месте. </text:span><text:span text:style-name="T187">Это классический «дорогостоящий каприз». <text:s/>Пивной погреб был спланирован как арабский гарем в миниатюре, по причинам, о которых мы можем лишь гадать сегодня, полон шелков, лепнины и смотровых щелей. Одна из библиотек какое-то время служила свинарником, пол углублён на метр и заменён грязью до порогов для зроровущих Глостерширских Пятнистых, чтоб баловались, хрюкали и прохлаждались в летние сезоны, глядя на полки книг в матерчатых обложках, прикидывая каковы они на вкус. Экс</text:span><text:span text:style-name="T188">ц</text:span><text:span text:style-name="T187">ентричность вигов доведена в этом доме до самых нездоровых крайностей. </text:span><text:span text:style-name="T188">Комнаты треугольные, сферичные, переходящие в лабиринт из стен. Портреты, диссертации генетической курьёзности, смотрят или ухмыляются тебе в любой точке наблюдения. Туалеты украшены фресками с Клайвом и его индийскими слонами топчущими французов, фонтаны представляют Саломэ с головой Иоанна (вода плещет из ушей, рта и носа), мозаика полов выплетает различные версии Homo Monstrosus, </text:span><text:span text:style-name="T189">довольно интересное занятие в ту эпоху—циклопы, гуманоидные жирафы, сросшийся кентавр на все четыре стороны. Повсюду арки, гроты, штукатурка в растительной аранжировке,</text:span><text:span text:style-name="T190"> стены завешены истёршимся бархатом или парчой. Балконы выдаются в неожиданных местах, увешанные горгульями, чьи клыки многим из новичков рассекли головы. Даже в проливные дожди монстры способны лишь изредка капать—питающие их водосточные труды уже которое столетие без ремонта, продырявлено тянутся по черепице и под карнизами, мимо потрескавшихся пилястров, болтающихся Купидонов, </text:span><text:span text:style-name="T191">терракотовой облицовки на каждом этаже, вдоль бельведеров и рустованных швов, псевдо-итальянских колонн, торчащих минаретов, покосившихся дымовых труб—издалека ни одна пара наблюдателей, как бы близко они ни стояли друг к другу, не увидят совсем одно и то же здание в этой оргии самовыражения, добавленной каждым из последующих владельцев до реквизиции в текущей Войне. Фигурно подстриженные деревья тянутся вдоль какой-то части подъездной дорожки </text:span><text:span text:style-name="T192">прежде , чем уступить лиственницам и вязам: утки, бутылки, улитки и всадники в стиплчейзе сходят на нет у дороги с железным ограждением </text:span><text:span text:style-name="T193">в их невозделанное молчание, в тени туннеля вздыхающих <text:s/>деревьев. Часовой, тёмная фигура в белых полосках, с оружием поперёк груди в свете твоих маскировочных фар и ты должен остановиться перед ним. Псы, </text:span><text:span text:style-name="T196">натасканные</text:span><text:span text:style-name="T193"> и смертельные, следят за тобой из перелесков. Вскоре, когда подступает вечер, редкие горькие снежинки начинают </text:span><text:span text:style-name="T197">падать</text:span><text:span text:style-name="T193">.</text:span></text:p>
      <text:p text:style-name="P396"><draw:frame draw:style-name="fr1" draw:name="Image13" text:anchor-type="paragraph" svg:width="6.9252in" svg:height="0.3661in" draw:z-index="12"><draw:image xlink:href="Pictures/1000000000000B720000009B428C9716555D8079.png" xlink:type="simple" xlink:show="embed" xlink:actuate="onLoad" loext:mime-type="image/png"/></draw:frame><text:span text:style-name="T193">А </text:span><text:span text:style-name="T104">будешь ерепениться, пошлём тебя обратно к д-ру Джамф</text:span><text:span text:style-name="T194">у</text:span><text:span text:style-name="T104">!</text:span></text:p>
      <text:p text:style-name="P397"><text:span text:style-name="T104"><text:s/>Джамф </text:span><text:span text:style-name="T198">укоренил</text:span><text:span text:style-name="T104"> в нём рефлекс, и выбросил стимул.</text:span></text:p>
      <text:p text:style-name="P398"><text:span text:style-name="T104">Похоже д-р Джамф сегодня проверял твою </text:span><text:span text:style-name="T195">пипетку</text:span><text:span text:style-name="T104">, а?</text:span></text:p>
      <text:p text:style-name="center-norm">—<text:span text:style-name="T90">Нейл Носпикер </text:span><text:span text:style-name="T1890">50,000 Оскорблений, </text:span><text:span text:style-name="Source_20_Text"><text:span text:style-name="T1892">§ 6.72</text:span></text:span></text:p>
      <text:p text:style-name="P663"><text:span text:style-name="Source_20_Text"><text:span text:style-name="T1892">«Невежа Недоросль», Найлан Смит Прес,</text:span></text:span></text:p>
      <text:p text:style-name="P663"><text:span text:style-name="Source_20_Text"><text:span text:style-name="T1892">Кембридж (Массач.) 1933</text:span></text:span></text:p>
      <text:p text:style-name="P663"><text:span text:style-name="Source_20_Text"><text:span text:style-name="T1892"/></text:span></text:p>
      <text:p text:style-name="P399"><text:span text:style-name="Source_20_Text"><text:span text:style-name="T1893">Падинг: Но не слишком ли это—</text:span></text:span></text:p>
      <text:p text:style-name="Standard"><text:span text:style-name="Source_20_Text"><text:span text:style-name="T1891">Пойнтсмен: </text:span></text:span><text:span text:style-name="Source_20_Text"><text:span text:style-name="T1893">Сэр?</text:span></text:span></text:p>
      <text:p text:style-name="P399"><text:span text:style-name="Source_20_Text"><text:span text:style-name="T1893">Падинг: Разве это не убого, Пойнтсмен? Так вот вмешиваться в сознание другого человека?</text:span></text:span></text:p>
      <text:p text:style-name="P399"><text:span text:style-name="Source_20_Text"><text:span text:style-name="T1893">Пойнтсмен: </text:span></text:span><text:span text:style-name="Source_20_Text"><text:span text:style-name="T1894">Генерал, мы просто присоединяемся к длинному ряду экспериментов и изучения. Гавардский Университет, Армия США? Вряд ли это убогие учреждения.</text:span></text:span></text:p>
      <text:p text:style-name="P399"><text:span text:style-name="Source_20_Text"><text:span text:style-name="T1893">Падинг: </text:span></text:span><text:span text:style-name="Source_20_Text"><text:span text:style-name="T1894">Мы не можем, Пойнтсмен, это зверство</text:span></text:span></text:p>
      <text:p text:style-name="P400"><text:soft-page-break/><text:span text:style-name="Source_20_Text"><text:span text:style-name="T1893">Пойнтсмен:</text:span></text:span><text:span text:style-name="Source_20_Text"><text:span text:style-name="T1894">Но американцы уже им занимались! разве не ясно? Не то, чтобы мы совращали девственницу, или что</text:span></text:span><text:span text:style-name="Source_20_Text"><text:span text:style-name="T1893">—</text:span></text:span></text:p>
      <text:p text:style-name="P400"><text:span text:style-name="Source_20_Text"><text:span text:style-name="T1893">Падинг: </text:span></text:span><text:span text:style-name="Source_20_Text"><text:span text:style-name="T1894">Так что нам делать это потому, что американцы делают так? Позволим им совратить нас?</text:span></text:span></text:p>
      <text:p text:style-name="P401"><text:span text:style-name="Source_20_Text"><text:span text:style-name="T1895">Ещё где-то в 1920, д-р Ласло Джамф полагал, что если Ватсону и Райнеру успешно удалось привить «Дитю Альберту» рефлекс ужаса перед чем-либо мохнатым, </text:span></text:span><text:span text:style-name="Source_20_Text"><text:span text:style-name="T1897">будь то </text:span></text:span><text:span text:style-name="Source_20_Text"><text:span text:style-name="T1895">даже <text:s/>мехово</text:span></text:span><text:span text:style-name="Source_20_Text"><text:span text:style-name="T1897">е</text:span></text:span><text:span text:style-name="Source_20_Text"><text:span text:style-name="T1895"> боа его матери, то Джамф, конечно же, сможет </text:span></text:span><text:span text:style-name="Source_20_Text"><text:span text:style-name="T1897">сделать</text:span></text:span><text:span text:style-name="Source_20_Text"><text:span text:style-name="T1895"> то же самое своему Дитю Тайрону относительно младенческого </text:span></text:span><text:span text:style-name="Source_20_Text"><text:span text:style-name="T1896">полового</text:span></text:span><text:span text:style-name="Source_20_Text"><text:span text:style-name="T1895"> рефлекса. </text:span></text:span><text:span text:style-name="Source_20_Text"><text:span text:style-name="T1897">В тот год Джамф посещал Гарвард прибыв из Дармштадта. Это было в начальной части его карьеры, прежде, чем переключился на органическую химию (что стало судьбоносной переменой поля деятельности, как знаменитый переход самого Кейкелея в химию из архитектуры одним столетием до него). Для эксперимента он получил небольшой грант от Национального </text:span></text:span><text:span text:style-name="Source_20_Text"><text:span text:style-name="T1898">Совета по Исследованиям (в рамкам долгосрочной программы НСИ психологических исследований начатых в период Мировой Войны, когда понадобились методы для отбора офицеров и классификации призывников). Скудное финансирование стало, пожалуй, причиной того, что своим <text:s/>целевым рефлексом <text:s/>Джамф избрал </text:span></text:span><text:span text:style-name="Source_20_Text"><text:span text:style-name="T1955">э</text:span></text:span><text:span text:style-name="Source_20_Text"><text:span text:style-name="T1898">рекцию ребёнка. Для замера секреций, как делал Павлов, потребовалась бы хирургия. Измерение «страха», рефлекса выбранного Ватсоном, несло в себе слишком много субъективности (что такое страх? сколько </text:span></text:span><text:span text:style-name="Source_20_Text"><text:span text:style-name="T1899">будет «много»? Кому решать, когда исследование проводится в-реальной-ситуации и нет времени проходить через долгий медленный процесс сверки с Таблицей Страха?) Приборное оснацщение тогда просто отсутствовало. В лучшем случае, он мог бы использовать «детектор лжи» Ларсона-Килер из трёх показателей, но тот пребывал ещё на стадии эксперимента.</text:span></text:span></text:p>
      <text:p text:style-name="P402"><text:span text:style-name="Source_20_Text"><text:span text:style-name="T1899">Однако, эрекция либо есть, либо нет. Элегантная бинарность. </text:span></text:span><text:span text:style-name="Source_20_Text"><text:span text:style-name="T1900">Задание наблюдения может исполнить даже </text:span></text:span><text:span text:style-name="Source_20_Text"><text:span text:style-name="T1901">студент</text:span></text:span><text:span text:style-name="Source_20_Text"><text:span text:style-name="T1900">.</text:span></text:span></text:p>
      <text:p text:style-name="P403"><text:span text:style-name="Source_20_Text"><text:span text:style-name="T1900">Безусловный стимул = поглаживание пениса антисептичным ватным тампоном.</text:span></text:span></text:p>
      <text:p text:style-name="P403"><text:span text:style-name="Source_20_Text"><text:span text:style-name="T1900">Безусловная реакция = эрекция.</text:span></text:span></text:p>
      <text:p text:style-name="P403"><text:span text:style-name="Source_20_Text"><text:span text:style-name="T1900">Условный стимул =</text:span></text:span><text:span text:style-name="Source_20_Text"><text:span text:style-name="T1901"> х.</text:span></text:span></text:p>
      <text:p text:style-name="P403"><text:span text:style-name="Source_20_Text"><text:span text:style-name="T1912">Условный рефлекс = эрекция в присутствии </text:span></text:span><text:span text:style-name="Source_20_Text"><text:span text:style-name="T1901">х</text:span></text:span><text:span text:style-name="Source_20_Text"><text:span text:style-name="T1912">, поглаживание уже не нужно, всё, что требуется это только </text:span></text:span><text:span text:style-name="Source_20_Text"><text:span text:style-name="T1901">х</text:span></text:span><text:span text:style-name="Source_20_Text"><text:span text:style-name="T1912">.</text:span></text:span></text:p>
      <text:p text:style-name="P404"><text:span text:style-name="Source_20_Text"><text:span text:style-name="T1913">Значит </text:span></text:span><text:span text:style-name="Source_20_Text"><text:span text:style-name="T1902">х</text:span></text:span><text:span text:style-name="Source_20_Text"><text:span text:style-name="T1913">? а что такое </text:span></text:span><text:span text:style-name="Source_20_Text"><text:span text:style-name="T1902">х</text:span></text:span><text:span text:style-name="Source_20_Text"><text:span text:style-name="T1913">? Ну, это знаменитый «Загадочный Стимул» который вдохновлял поколения студентов бихевиоральной психологии, вот что это такое. Усреднённая колонка студенческих юмористических журналов затрагивающая эту тему, составляет 1.05 дюйма в год, что, как ни странно, <text:s/></text:span></text:span><text:span text:style-name="Source_20_Text"><text:span text:style-name="T1914">полностью совпадает со</text:span></text:span><text:span text:style-name="Source_20_Text"><text:span text:style-name="T1913"> </text:span></text:span><text:span text:style-name="Source_20_Text"><text:span text:style-name="T1914">средней </text:span></text:span><text:span text:style-name="Source_20_Text"><text:span text:style-name="T1913">длин</text:span></text:span><text:span text:style-name="Source_20_Text"><text:span text:style-name="T1914">ой отражённой</text:span></text:span><text:span text:style-name="Source_20_Text"><text:span text:style-name="T1913"> в отчете Джамфа об эрекции Дитя Т.</text:span></text:span></text:p>
      <text:p text:style-name="P405"><text:span text:style-name="Source_20_Text"><text:span text:style-name="T1914">Следующим шагом, по традиции в данных вопросах, сосунка следует лишить условия. Джамфу должен, используя терминологию Павлова, «</text:span></text:span><text:span text:style-name="Source_20_Text"><text:span text:style-name="T1917">подавить</text:span></text:span><text:span text:style-name="Source_20_Text"><text:span text:style-name="T1914">» привитый им рефлекс эрекции, прежде, чем отпустить ребёнка. Скорее всего, именно так он и поступил. Однако, как говорил сам Иван Петрович:– «Мы должны не только говорить о частичном или полном </text:span></text:span><text:span text:style-name="Source_20_Text"><text:span text:style-name="T1917">подавлении</text:span></text:span><text:span text:style-name="Source_20_Text"><text:span text:style-name="T1914"> условного рефлекса, нам следует также понять, </text:span></text:span><text:span text:style-name="Source_20_Text"><text:span text:style-name="T1915">что </text:span></text:span><text:span text:style-name="Source_20_Text"><text:span text:style-name="T1917">за</text:span></text:span><text:span text:style-name="Source_20_Text"><text:span text:style-name="T1915">тухани</text:span></text:span><text:span text:style-name="Source_20_Text"><text:span text:style-name="T1917">е </text:span></text:span><text:span text:style-name="Source_20_Text"><text:span text:style-name="T1915">может продолжаться </text:span></text:span><text:span text:style-name="Source_20_Text"><text:span text:style-name="T1903">за пределы</text:span></text:span><text:span text:style-name="Source_20_Text"><text:span text:style-name="T1915"> сведения рефлекса к нулю. Поэтому мы не можем судить о степени угасания только лишь по силе проявления рефлекса или его отсутствию, поскольку может иметь место </text:span></text:span><text:span text:style-name="Source_20_Text"><text:span text:style-name="T1903">скрытое </text:span></text:span><text:span text:style-name="Source_20_Text"><text:span text:style-name="T1905">подавление</text:span></text:span><text:span text:style-name="Source_20_Text"><text:span text:style-name="T1903"> за пределы нуля.</text:span></text:span><text:span text:style-name="Source_20_Text"><text:span text:style-name="T1915">» Курсив м-ра Пойнтсмена.</text:span></text:span></text:p>
      <text:p text:style-name="P409"><text:span text:style-name="Source_20_Text"><text:span text:style-name="T1916">Может ли условный рефлекс сохраниться в человеке, скрытно, в продолжении 20 или 30лет? Гасил ли д-р Джамф только до нуля—дождался пока ребёнок стал показывать нулевые эрекции на стимул</text:span></text:span><text:span text:style-name="Source_20_Text"><text:span text:style-name="T1904"> х</text:span></text:span><text:span text:style-name="Source_20_Text"><text:span text:style-name="T1916">, </text:span></text:span><text:span text:style-name="Source_20_Text"><text:span text:style-name="T1918">и </text:span></text:span><text:span text:style-name="Source_20_Text"><text:span text:style-name="T1916">прекратил на этом? Может он забыл</text:span></text:span><text:span text:style-name="Source_20_Text"><text:span text:style-name="T1942">—</text:span></text:span><text:span text:style-name="Source_20_Text"><text:span text:style-name="T1943">или проигнорировал</text:span></text:span><text:span text:style-name="Source_20_Text"><text:span text:style-name="T1942">—«</text:span></text:span><text:span text:style-name="Source_20_Text"><text:span text:style-name="T1944">скрытое </text:span></text:span><text:span text:style-name="Source_20_Text"><text:span text:style-name="T1954">подавление</text:span></text:span><text:span text:style-name="Source_20_Text"><text:span text:style-name="T1944"> за пределы нуля»? </text:span></text:span><text:span text:style-name="Source_20_Text"><text:span text:style-name="T1943">Если проигнорировал, то почему? Что может сказать Национальный Совет по Исследованиям </text:span></text:span><text:span text:style-name="Source_20_Text"><text:span text:style-name="T1954">по этому поводу</text:span></text:span><text:span text:style-name="Source_20_Text"><text:span text:style-name="T1943">?</text:span></text:span></text:p>
      <text:p text:style-name="P406"><text:soft-page-break/><text:span text:style-name="Source_20_Text"><text:span text:style-name="T1945">Когда Слотроп был открыт, в конце 1944, «Белым Посещением»</text:span></text:span><text:span text:style-name="Source_20_Text"><text:span text:style-name="T1942">—</text:span></text:span><text:span text:style-name="Source_20_Text"><text:span text:style-name="T1945">хотя многие там уже знали его как знаменитого Дитя Тайрона</text:span></text:span><text:span text:style-name="Source_20_Text"><text:span text:style-name="T1942">—</text:span></text:span><text:span text:style-name="Source_20_Text"><text:span text:style-name="T1945">подобно открыти</text:span></text:span><text:span text:style-name="Source_20_Text"><text:span text:style-name="T1946">ю</text:span></text:span><text:span text:style-name="Source_20_Text"><text:span text:style-name="T1945"> Нового Света, разные люди сочли, что они открыли разные вещи.</text:span></text:span></text:p>
      <text:p text:style-name="P407"><text:span text:style-name="Source_20_Text"><text:span text:style-name="T1946">Роджер Мехико считает это статистической странностью. Однако, он чувствует теперь некое сотрясение основ этой дисциплины, причём более сильное, чем позволительно поколебать их странности. Странно, странно, странно—вдумайтесь в </text:span></text:span><text:span text:style-name="Source_20_Text"><text:span text:style-name="T1947">само </text:span></text:span><text:span text:style-name="Source_20_Text"><text:span text:style-name="T1946">слово: </text:span></text:span><text:span text:style-name="Source_20_Text"><text:span text:style-name="T1947">это взрывное «т» вслед за «с», переходит</text:span></text:span><text:span text:style-name="Source_20_Text"><text:span text:style-name="T1946">—</text:span></text:span><text:span text:style-name="Source_20_Text"><text:span text:style-name="T1947">за пределом своего нуля</text:span></text:span><text:span text:style-name="Source_20_Text"><text:span text:style-name="T1946">—</text:span></text:span><text:span text:style-name="Source_20_Text"><text:span text:style-name="T1947">в иную область.</text:span></text:span></text:p>
      <text:p text:style-name="P407"><text:span text:style-name="Source_20_Text"><text:span text:style-name="T1947">Ролло Грост </text:span></text:span><text:span text:style-name="Source_20_Text"><text:span text:style-name="T1954">называет</text:span></text:span><text:span text:style-name="Source_20_Text"><text:span text:style-name="T1947"> это предзнанием. «Слотроп способен предугадать где упадёт следующая ракета. То, что он до сих пор жив доказывает, что он действовал на основе предварительной информации, избегая место во время предполагаемого падения ракеты.» Д-р Гросту не вполне ясно какое отношение, если вообще какое-либо, имеет к этому секс.</text:span></text:span></text:p>
      <text:p text:style-name="P407"><text:span text:style-name="Source_20_Text"><text:span text:style-name="T1947">Но Эдвин Трикл, самый фрейдитски настроенный среди физических исследователей, полагает, что дар Слотропа заключается в психокинезе. </text:span></text:span><text:span text:style-name="Source_20_Text"><text:span text:style-name="T1948">Это Слотроп, силой своего сознания, заставляет ракеты падать там, где они падают. Может он и не регулирует их движением по небу: но скорее всего подбрасывает электросигналы в систему наведения ракет. Каким бы способом он ни делал это, секс входит в теорию д-ра Трикла. «Он чувствует подсознательную потребность снять всякий след сексуального Другого, которого на своей карте он символизирует, весьма значимо, </text:span></text:span><text:span text:style-name="Source_20_Text"><text:span text:style-name="T1910">звездой</text:span></text:span><text:span text:style-name="Source_20_Text"><text:span text:style-name="T1948">, </text:span></text:span><text:span text:style-name="Source_20_Text"><text:span text:style-name="T1949">этой анало-садистской эмблемой успеха в классе, которой так пропитано начальное образование в Америке….»</text:span></text:span></text:p>
      <text:p text:style-name="P408"><text:span text:style-name="Source_20_Text"><text:span text:style-name="T1954">Именно от</text:span></text:span><text:span text:style-name="Source_20_Text"><text:span text:style-name="T1950"> карт</text:span></text:span><text:span text:style-name="Source_20_Text"><text:span text:style-name="T1954">ы</text:span></text:span><text:span text:style-name="Source_20_Text"><text:span text:style-name="T1950"> все они впадают в ужас, </text:span></text:span><text:span text:style-name="Source_20_Text"><text:span text:style-name="T1954">той </text:span></text:span><text:span text:style-name="Source_20_Text"><text:span text:style-name="T1950">карт</text:span></text:span><text:span text:style-name="Source_20_Text"><text:span text:style-name="T1954">ы</text:span></text:span><text:span text:style-name="Source_20_Text"><text:span text:style-name="T1950">, </text:span></text:span><text:span text:style-name="Source_20_Text"><text:span text:style-name="T1954">где</text:span></text:span><text:span text:style-name="Source_20_Text"><text:span text:style-name="T1950"> Слотроп держал <text:s/>учёт своих девушек. </text:span></text:span><text:span text:style-name="Source_20_Text"><text:span text:style-name="T1951">Звёзды рассыпаны в дистрибуции Поиссона, </text:span></text:span><text:span text:style-name="Source_20_Text"><text:span text:style-name="T1952">как на карте</text:span></text:span><text:span text:style-name="Source_20_Text"><text:span text:style-name="T1951"> ракетны</text:span></text:span><text:span text:style-name="Source_20_Text"><text:span text:style-name="T1952">х</text:span></text:span><text:span text:style-name="Source_20_Text"><text:span text:style-name="T1951"> удар</text:span></text:span><text:span text:style-name="Source_20_Text"><text:span text:style-name="T1952">ов</text:span></text:span><text:span text:style-name="Source_20_Text"><text:span text:style-name="T1951"> на карте </text:span></text:span><text:span text:style-name="Source_20_Text"><text:span text:style-name="T1952">составляемой </text:span></text:span><text:span text:style-name="Source_20_Text"><text:span text:style-name="T1951">Мехико о Блице роботов.</text:span></text:span></text:p>
      <text:p text:style-name="P408"><text:span text:style-name="Source_20_Text"><text:span text:style-name="T1954">Да</text:span></text:span><text:span text:style-name="Source_20_Text"><text:span text:style-name="T1952">, </text:span></text:span><text:span text:style-name="Source_20_Text"><text:span text:style-name="T1954">но</text:span></text:span><text:span text:style-name="Source_20_Text"><text:span text:style-name="T1952"> тут не только дистрибуция. Обе схемы оказались идентичными. Они совпадают в каждом из квадратов. Слайды, которые Теди Блот снимал с карты Слотропа были спроецированы на Роджерову и обе картинки, девушки-звёзды и ракетные удары кружочки, полностью совпали.</text:span></text:span></text:p>
      <text:p text:style-name="P408"><text:span text:style-name="Source_20_Text"><text:span text:style-name="T1952">Весьма удачно, Слотроп ставил даты на свои звёзды. Звезда всегда появляется </text:span></text:span><text:span text:style-name="Source_20_Text"><text:span text:style-name="T1911">до</text:span></text:span><text:span text:style-name="Source_20_Text"><text:span text:style-name="T1952"> соответствующего ракетного удара. Удар может случится так скоро, как через два дня, либо задержаться так надолго, как десять. </text:span></text:span><text:span text:style-name="Source_20_Text"><text:span text:style-name="T1953">Средняя продолжительность оттяжки 4 </text:span></text:span><text:span text:style-name="Source_20_Text"><text:span text:style-name="T1403">½ дней.</text:span></text:span></text:p>
      <text:p text:style-name="P410"><text:span text:style-name="Source_20_Text"><text:span text:style-name="T1403">Допустим, рассуждает Пойнтсмен, что стимулом </text:span></text:span><text:span text:style-name="Source_20_Text"><text:span text:style-name="T1608">х</text:span></text:span><text:span text:style-name="Source_20_Text"><text:span text:style-name="T1403"> у Джамфа служил какой-то громкий шум, как </text:span></text:span><text:span text:style-name="Source_20_Text"><text:span text:style-name="T1404">и</text:span></text:span><text:span text:style-name="Source_20_Text"><text:span text:style-name="T1403"> в эксперименте Ватсона-Райнера. Допустим, что, в случае Слотропа, рефлекс эрекции не был окончательно подавлен. </text:span></text:span><text:span text:style-name="Source_20_Text"><text:span text:style-name="T1404">В таком случае, он должен получать её при любом громком шуме, который следует за неким зловещим нарастанием, которое отсутствовало в лаборатории Джамфа—которое собаки по сей день ощущают в собственной лаборатории Пойнтсмена. Это подводит к V-1: любой трах-бах достаточно близко, чтобы заставить его подскочить, должен давать ему эрекцию: звук двигателя гремящий всё ближе и ближе, </text:span></text:span><text:span text:style-name="Source_20_Text"><text:span text:style-name="T1405">затем пауза и тишина, нарастающее напряжённость и—взрыв. Бац, эрекция. </text:span></text:span><text:span text:style-name="Source_20_Text"><text:span text:style-name="T1406">Но, о, нет. Слотроп получает эрекцию, когда последовательность направлена </text:span></text:span><text:span text:style-name="Source_20_Text"><text:span text:style-name="T1609">вспять</text:span></text:span><text:span text:style-name="Source_20_Text"><text:span text:style-name="T1406">. </text:span></text:span><text:span text:style-name="Source_20_Text"><text:span text:style-name="T1407">Сперва взрыв, затем звук приближения: </text:span></text:span><text:span text:style-name="Source_20_Text"><text:span text:style-name="T1404">V-</text:span></text:span><text:span text:style-name="Source_20_Text"><text:span text:style-name="T1407">2.</text:span></text:span></text:p>
      <text:p text:style-name="P411"><text:span text:style-name="Source_20_Text"><text:span text:style-name="T1408">И всё-таки стимулом, каким-то образом </text:span></text:span><text:span text:style-name="Source_20_Text"><text:span text:style-name="T1610">должна</text:span></text:span><text:span text:style-name="Source_20_Text"><text:span text:style-name="T1408"> быть ракета, некое предшествующее видение, некий удвоенный подарок Слотропу от ракеты в количестве улыбок в автобусе, в воздействии на менструальные циклы каким-то загадочным образом—что там ещё заставляет этих шлюшек давать бесплатно? </text:span></text:span><text:span text:style-name="Source_20_Text"><text:span text:style-name="T1409">Происходят ли какие-то колебания на секс рынке, в порнографии и у проституток, возможно увязанные с изменением курсов на <text:s/></text:span></text:span><text:span text:style-name="Source_20_Text"><text:span text:style-name="T1410">самой</text:span></text:span><text:span text:style-name="Source_20_Text"><text:span text:style-name="T1409"> бирже, </text:span></text:span><text:span text:style-name="Source_20_Text"><text:span text:style-name="T1410">о</text:span></text:span><text:span text:style-name="Source_20_Text"><text:span text:style-name="T1409"> </text:span></text:span><text:span text:style-name="Source_20_Text"><text:span text:style-name="T1410">которых мы, добропорядочно живущие, понятия не имеем? Может новости с фронта добавляют зуда между их миленьких ляжек, может желание растёт напрямую, или в обратную, от реального шанса нежданной смерти—</text:span></text:span><text:span text:style-name="Source_20_Text"><text:span text:style-name="T1411">чёрт побери, какой намёк под самым нашим носом у нас не хватает ума, или смелости, заметить?…</text:span></text:span></text:p>
      <text:p text:style-name="P412"><text:span text:style-name="Source_20_Text"><text:span text:style-name="T1412">Но, если это в воздухе, прямо тут, прямо сейчас, тогда ракеты следуют из этого, в 100% случаев. Без исключений. Обнаружив его, мы снова докажем железную детерминированность </text:span></text:span><text:soft-page-break/><text:span text:style-name="Source_20_Text"><text:span text:style-name="T1412">всего, каждой души. Останется слишком мало места для каких-то надежд вообще. Сами понимаете, насколько важным будет такое открытие.</text:span></text:span></text:p>
      <text:p text:style-name="P412"><text:span text:style-name="Source_20_Text"><text:span text:style-name="T1412">Они шагают вдоль присыпанных снегом собачьих вол</text:span></text:span><text:span text:style-name="Source_20_Text"><text:span text:style-name="T1413">ь</text:span></text:span><text:span text:style-name="Source_20_Text"><text:span text:style-name="T1412">еров, </text:span></text:span><text:span text:style-name="Source_20_Text"><text:span text:style-name="T1413">Пойнтсмен в дублёнке поверх британской тёплой шинели, Мехико в шарфе недавно связанном ему Джессикой, что плещет вглубь острова алым драконовым языком—это самый холодный день за всё зиму, 39 градусов мороза. Вниз к скалам, лица мёрзнут, вниз к пустынному пляжу. </text:span></text:span><text:span text:style-name="Source_20_Text"><text:span text:style-name="T1414">Волны набегают, соскальзывают обратно, оставляя огромный полумесяц льда тонкий, как окжа, слепящий в слабом свете солнца. Ботинки обоих хрустят но песку или гальке. Самое дно года. Сегодня слышны орудийные раскаты во Фландрии, ветер доносит через весь Пролив. Руины аббатства стоят словно серый кристалл на утёсе.</text:span></text:span></text:p>
      <text:p text:style-name="P413"><text:span text:style-name="Source_20_Text"><text:span text:style-name="T1414">В прошлую ночь, в доме на краю закрытого города, Джессика, прижавшись, наплаву, когда сон вот-вот унесёт их, прошептала: –«Роджер… а как же девушки?» Вот и всё, что она сказала. </text:span></text:span><text:span text:style-name="Source_20_Text"><text:span text:style-name="T1415">Что напрочь прогнало его сон. В своей усталости до костей, он лежал ещё час, с широко открытыми глазами, думая о девушках.</text:span></text:span></text:p>
      <text:p text:style-name="P414"><text:span text:style-name="Source_20_Text"><text:span text:style-name="T1415">Теперь, зная, что без толку: </text:span></text:span><text:span text:style-name="Source_20_Text"><text:span text:style-name="T1414">–«</text:span></text:span><text:span text:style-name="Source_20_Text"><text:span text:style-name="T1415">Пойнтсмен, а что если Эдвин Трикл прав? Это ПК. Что если Слотроп—даже не осознавая—</text:span></text:span><text:span text:style-name="Source_20_Text"><text:span text:style-name="T1611">заставляет</text:span></text:span><text:span text:style-name="Source_20_Text"><text:span text:style-name="T1415"> их падать именно там?»</text:span></text:span></text:p>
      <text:p text:style-name="P414"><text:span text:style-name="Source_20_Text"><text:span text:style-name="T1414">– </text:span></text:span><text:span text:style-name="Source_20_Text"><text:span text:style-name="T1415">Ну, тогда у вас есть кое-что, не так ли.</text:span></text:span></text:p>
      <text:p text:style-name="P414"><text:span text:style-name="Source_20_Text"><text:span text:style-name="T1414">– </text:span></text:span><text:span text:style-name="Source_20_Text"><text:span text:style-name="T1415">Но… зачем ему. Если они падают </text:span></text:span><text:span text:style-name="Source_20_Text"><text:span text:style-name="T1416">т</text:span></text:span><text:span text:style-name="Source_20_Text"><text:span text:style-name="T1415">ам где он был—</text:span></text:span></text:p>
      <text:p text:style-name="P414"><text:span text:style-name="Source_20_Text"><text:span text:style-name="T1414">– </text:span></text:span><text:span text:style-name="Source_20_Text"><text:span text:style-name="T1415">Может он ненавидит женщин.</text:span></text:span></text:p>
      <text:p text:style-name="P414"><text:span text:style-name="Source_20_Text"><text:span text:style-name="T1414">– </text:span></text:span><text:span text:style-name="Source_20_Text"><text:span text:style-name="T1415">Нет, я серьёзно.</text:span></text:span></text:p>
      <text:p text:style-name="P414"><text:span text:style-name="Source_20_Text"><text:span text:style-name="T1414">– </text:span></text:span><text:span text:style-name="Source_20_Text"><text:span text:style-name="T1416">Мехико. Вас это действительно трогает?</text:span></text:span></text:p>
      <text:p text:style-name="P414"><text:span text:style-name="Source_20_Text"><text:span text:style-name="T1414">– </text:span></text:span><text:span text:style-name="Source_20_Text"><text:span text:style-name="T1416">Не знаю. Наверное, я подумал не получится ли увязать это, каким-то образом, <text:s/>с вашей ультрапарадоксальной фазой. Возможно… я хочу знать, что именно вы хотите найти.</text:span></text:span></text:p>
      <text:p text:style-name="P415"><text:span text:style-name="Source_20_Text"><text:span text:style-name="T1416">Над ними гуденье эскадрильи В-17-ых, сегодня в необычном направлении, далеко от постоянных коридоров полёта. Позади этих Крепостей синеют брюха холодных облаков и их гладкие пласты в разводах синего</text:span></text:span><text:span text:style-name="Source_20_Text"><text:span text:style-name="T1415">—</text:span></text:span><text:span text:style-name="Source_20_Text"><text:span text:style-name="T1417">остальная массы тронута обесцвеченным розовым или пурпурным…. </text:span></text:span><text:span text:style-name="Source_20_Text"><text:span text:style-name="T1418">Крылья и стабилизаторы затенены снизу в тёмно-серый. Тени мягко переходят в чуть более светлый вокруг изгибов фюзеляжа или кабины. Втулки пропеллера возникают из темноты под капотом обтекателей, вращающиеся лопасти невидимы, свет неба </text:span></text:span><text:span text:style-name="Source_20_Text"><text:span text:style-name="T1422">улавливает</text:span></text:span><text:span text:style-name="Source_20_Text"><text:span text:style-name="T1418"> все подвернувшиеся плоскости в монотонный туско-серый. Самолёты плывут дальше, чинно, </text:span></text:span><text:span text:style-name="Source_20_Text"><text:span text:style-name="T1419">в нулевом небе, стряхивая образующийся на них иней, засевая небо позади себя бело-ледяными бороздами, а их собственный цвет совпадает с некоторыми оттенками облаков, все крохотные окошечки и отверстия в мягкой черноте, плексигласовый нос отзеркаливает, навсегда искривлёнными и струящимися, облачность и солнце. Внутри чёрный обсидан.</text:span></text:span></text:p>
      <text:p text:style-name="P416"><text:span text:style-name="Source_20_Text"><text:span text:style-name="T1420">Пойнтсмен обсуждал паранойю и «идею противоположностей». Он чиркал восклицательные знаки и </text:span></text:span><text:span text:style-name="Source_20_Text"><text:span text:style-name="T1612">как верно </text:span></text:span><text:span text:style-name="Source_20_Text"><text:span text:style-name="T1420">в Книге по всем полям открытого письма Паавлова к Жане насчёт </text:span></text:span><text:span text:style-name="Source_20_Text"><text:span text:style-name="T1612">ощущений внешнего воздействия </text:span></text:span><text:span text:style-name="Source_20_Text"><text:span text:style-name="T1420">и в </text:span></text:span><text:span text:style-name="Source_20_Text"><text:span text:style-name="T1421">Г</text:span></text:span><text:span text:style-name="Source_20_Text"><text:span text:style-name="T1420">лаве LV, «Попытка физиологической интерпретации </text:span></text:span><text:span text:style-name="Source_20_Text"><text:span text:style-name="T1421">навязчивых идей и паранойи»—он не мог сдержаться от такой невоспитанности, несмотря на соглашение между совладельцами не делать пометок в Книге—она была слишком большой ценностью для подобного обращения, им пришлось складываться по гинее с носа. Она была продана ему тайком, в темноте, во время налёта Люфтваффе (большинство существующих экземпляров уничтожены на складе в самом начале Битвы за Британию</text:span></text:span><text:span text:style-name="Source_20_Text"><text:span text:style-name="T1422">)</text:span></text:span><text:span text:style-name="Source_20_Text"><text:span text:style-name="T1421">. </text:span></text:span><text:span text:style-name="Source_20_Text"><text:span text:style-name="T1422">Пойнтсмен так никогда и не увидел лицо продавца, тот исчез в хриплый слуховой рассвет отбоя воздушной тревоги, оставив доктора и Книгу, посмертный том уже нагревался, мокрел под его стиснутыми пальцами… </text:span></text:span><text:span text:style-name="Source_20_Text"><text:span text:style-name="T1423">да, возможно, это было редкое произведение эротики, особенно тот грубый упорный взгляд на шрифт… грубость изложения, словно странный перевод д-ра Хорсли Ганта был зашифрован, простой текст в списках постыдных наслаждений, преступных восторгов…. </text:span></text:span><text:span text:style-name="Source_20_Text"><text:span text:style-name="T1424">А сколько от миловидной жертвы бьющейся в её неумолимых путах видит Нед Пойнтсмен в каждой собаке привязанной к </text:span></text:span><text:soft-page-break/><text:span text:style-name="Source_20_Text"><text:span text:style-name="T1424">его экспериментальным стендам… и разве скальпель и зонд не столь же декоративно утончённые орудия, как бич и хлыст?</text:span></text:span></text:p>
      <text:p text:style-name="P417"><text:span text:style-name="Source_20_Text"><text:span text:style-name="T1425">Конечно, предшествовавший Книге том—Сорок Одна Лекция—явился ему, 28-летнему, как наказ от предгорной Венеры, противиться которой он не мог: покинуть Харлей-Стрит ради путешествия всё более и более отклоняющегося от нормы, с наслаждением дальше, в лабиринт работы с условным рефлексом, где только теперь, тринадцать лет следуя за клубком, он начинает кружить обратно, спотыкаться о старые приметы, что он </text:span></text:span><text:span text:style-name="Source_20_Text"><text:span text:style-name="T1426">уже</text:span></text:span><text:span text:style-name="Source_20_Text"><text:span text:style-name="T1425"> проходил </text:span></text:span><text:span text:style-name="Source_20_Text"><text:span text:style-name="T1426">этим путём, встречать то там, то тут последствия своего более молодого, полного понимания…. Но ведь она его предупреждала—разве нет? </text:span></text:span><text:span text:style-name="Source_20_Text"><text:span text:style-name="T1427">о</text:span></text:span><text:span text:style-name="Source_20_Text"><text:span text:style-name="T1426">н что не слушал?—об отсрочках платежей, в полном объёме. Венера и Ариадна! Она казалась стоящей любой цены, похожая на лабиринт, в те дни, слишком запутанной для них—сводников потёмок, что </text:span></text:span><text:span text:style-name="Source_20_Text"><text:span text:style-name="T1427">заключили сделку между одной из его версий, соучастником-Пойнтсмном, и его судьбой… слишком разнообразна, думал он тогда, чтобы они когда-либо его настигли. Но теперь-то он знает. Слишком углубившись, предпочитая пока что не задумываться об этом, он знает, что они просто ждут, каменные и уверенные</text:span></text:span><text:span text:style-name="Source_20_Text"><text:span text:style-name="T1426">—</text:span></text:span><text:span text:style-name="Source_20_Text"><text:span text:style-name="T1427">эти агенты Синдиката, которому она тоже должна платить</text:span></text:span><text:span text:style-name="Source_20_Text"><text:span text:style-name="T1426">—</text:span></text:span><text:span text:style-name="Source_20_Text"><text:span text:style-name="T1427">ждут в центральн</text:span></text:span><text:span text:style-name="Source_20_Text"><text:span text:style-name="T1428">ом зале</text:span></text:span><text:span text:style-name="Source_20_Text"><text:span text:style-name="T1427">, пока он под</text:span></text:span><text:span text:style-name="Source_20_Text"><text:span text:style-name="T1428">тягивается</text:span></text:span><text:span text:style-name="Source_20_Text"><text:span text:style-name="T1427"> ближе… </text:span></text:span><text:span text:style-name="Source_20_Text"><text:span text:style-name="T1428">Они владеют всем: Авриадной, Минотавром и даже, опасается Пойнтсмен, им самим. С недавних пор они мелькают перед ним, обнажённые, в позах атлетов дышат в зал, жуткие пенисы торчком неорганические, как и их глаза, что поблескивают инеем, или пластинками слюды, но не вожделением, и не к нему. Для них существует лишь работа….</text:span></text:span></text:p>
      <text:p text:style-name="P418"><text:span text:style-name="Source_20_Text"><text:span text:style-name="T1414">– </text:span></text:span><text:span text:style-name="Source_20_Text"><text:span text:style-name="T1429">Пьер Жане</text:span></text:span><text:span text:style-name="Source_20_Text"><text:span text:style-name="T1426">—</text:span></text:span><text:span text:style-name="Source_20_Text"><text:span text:style-name="T1429">он иногда вещал как восточный мистик. Никогда по настоящему не понял противоположност</text:span></text:span><text:span text:style-name="Source_20_Text"><text:span text:style-name="T1430">ей. «Акт нанесения раны и акт получения раны объединены в проведении всего ранения». Сплетник, и тот о ком речь, хозяин и раб, девственница и совратитель, каждая часть в удобном сочетании и неотделима</text:span></text:span><text:span text:style-name="Source_20_Text"><text:span text:style-name="T1426">—</text:span></text:span><text:span text:style-name="Source_20_Text"><text:span text:style-name="T1430">Последнее прибежище неисправим</text:span></text:span><text:span text:style-name="Source_20_Text"><text:span text:style-name="T1431">ых</text:span></text:span><text:span text:style-name="Source_20_Text"><text:span text:style-name="T1430"> </text:span></text:span><text:span text:style-name="Source_20_Text"><text:span text:style-name="T1431">лодырей,</text:span></text:span><text:span text:style-name="Source_20_Text"><text:span text:style-name="T1430"> Мехико, как раз </text:span></text:span><text:span text:style-name="Source_20_Text"><text:span text:style-name="T1431">такая вот</text:span></text:span><text:span text:style-name="Source_20_Text"><text:span text:style-name="T1430"> йинь-янов</text:span></text:span><text:span text:style-name="Source_20_Text"><text:span text:style-name="T1431">а</text:span></text:span><text:span text:style-name="Source_20_Text"><text:span text:style-name="T1430"> галиматьи. </text:span></text:span><text:span text:style-name="Source_20_Text"><text:span text:style-name="T1431">Способ</text:span></text:span><text:span text:style-name="Source_20_Text"><text:span text:style-name="T1430"> </text:span></text:span><text:span text:style-name="Source_20_Text"><text:span text:style-name="T1432">увильнуть от</text:span></text:span><text:span text:style-name="Source_20_Text"><text:span text:style-name="T1430"> тягот работ</text:span></text:span><text:span text:style-name="Source_20_Text"><text:span text:style-name="T1431">ы</text:span></text:span><text:span text:style-name="Source_20_Text"><text:span text:style-name="T1430"> в лаб</text:span></text:span><text:span text:style-name="Source_20_Text"><text:span text:style-name="T1431">о</text:span></text:span><text:span text:style-name="Source_20_Text"><text:span text:style-name="T1430">ратории. </text:span></text:span><text:span text:style-name="Source_20_Text"><text:span text:style-name="T1431">Но что он </text:span></text:span><text:span text:style-name="Source_20_Text"><text:span text:style-name="T1613">сказал</text:span></text:span><text:span text:style-name="Source_20_Text"><text:span text:style-name="T1431"> этим?</text:span></text:span></text:p>
      <text:p text:style-name="P419"><text:span text:style-name="Source_20_Text"><text:span text:style-name="T1414">– </text:span></text:span><text:span text:style-name="Source_20_Text"><text:span text:style-name="T1432">Я не хочу вступать в религиозный диспут с вами,</text:span></text:span><text:span text:style-name="Source_20_Text"><text:span text:style-name="T1414">– </text:span></text:span><text:span text:style-name="Source_20_Text"><text:span text:style-name="T1432">невыспавшийся Мехико сегодня </text:span></text:span><text:span text:style-name="Source_20_Text"><text:span text:style-name="T1433">более резок, чем обычно,</text:span></text:span><text:span text:style-name="Source_20_Text"><text:span text:style-name="T1414">– </text:span></text:span><text:span text:style-name="Source_20_Text"><text:span text:style-name="T1433">но иногда думаю, не чересчур ли вы учёные</text:span></text:span><text:span text:style-name="Source_20_Text"><text:span text:style-name="T1426">—</text:span></text:span><text:span text:style-name="Source_20_Text"><text:span text:style-name="T1433">ну, схватились за достоинства анализа. То есть, когда вы всё это разобрали по частям, чудесно, я первый зааплодирую вашей сноровке. Но кроме кусков и частей, что рассыпаны вокруг, </text:span></text:span><text:span text:style-name="Source_20_Text"><text:span text:style-name="T1614">вы</text:span></text:span><text:span text:style-name="Source_20_Text"><text:span text:style-name="T1433"> что сказали?</text:span></text:span></text:p>
      <text:p text:style-name="P420"><text:span text:style-name="Source_20_Text"><text:span text:style-name="T1434">Подобные диспуты Пойнтсмену тоже не по вкусу. </text:span></text:span><text:span text:style-name="Source_20_Text"><text:span text:style-name="T1435">Но он остро взглядывает на этого юного анархиста в его красном шарфе:</text:span></text:span><text:span text:style-name="Source_20_Text"><text:span text:style-name="T1414">– «</text:span></text:span><text:span text:style-name="Source_20_Text"><text:span text:style-name="T1435">Павлов верил, что идеал, конечная цель к которой <text:s/>все мы <text:s/>стремимся в науке, есть чисто механическое объяснение. Он был достаточно реалистичен, и не ожидал достижения такой цели на протяжении своей жизни, или даже нескольких поколений. Но он надеялся на длинную цепь всё более и более точных приближений. В конечном итоге, его вера заключается в чисто физиологической основе жизни души. Никакого последствия без причины и чёткая череда взаимосвязей.</text:span></text:span></text:p>
      <text:p text:style-name="P421"><text:span text:style-name="Source_20_Text"><text:span text:style-name="T1414">– </text:span></text:span><text:span text:style-name="Source_20_Text"><text:span text:style-name="T1436">Это не мой конёк, конечно,</text:span></text:span><text:span text:style-name="Source_20_Text"><text:span text:style-name="T1414">– <text:s/></text:span></text:span><text:span text:style-name="Source_20_Text"><text:span text:style-name="T1436">Мехико и вправду не хочет обижать, но ведь сколько можно,</text:span></text:span><text:span text:style-name="Source_20_Text"><text:span text:style-name="T1414">– </text:span></text:span><text:span text:style-name="Source_20_Text"><text:span text:style-name="T1436">но есть такое ощущение, что эту причину-следствие использовали по полной. Что для продвижения науки дальше, вообще, ей нужно поискать не такой узкий… менее стерильный набор допущений. Возможно, следующий великий прорыв наступит когда у нас появится смелость выбросить эту причину-следствие полностью и ударить под новым углом.</text:span></text:span></text:p>
      <text:p text:style-name="P421"><text:span text:style-name="Source_20_Text"><text:span text:style-name="T1414">– </text:span></text:span><text:span text:style-name="Source_20_Text"><text:span text:style-name="T1436">Нет, не «ударить». Отступить. Вам тридцать, молодой человек. «Других углов не существует». Есть лишь вперёд</text:span></text:span><text:span text:style-name="Source_20_Text"><text:span text:style-name="T1426">—</text:span></text:span><text:span text:style-name="Source_20_Text"><text:span text:style-name="T1436">прямиком</text:span></text:span><text:span text:style-name="Source_20_Text"><text:span text:style-name="T1426">—</text:span></text:span><text:span text:style-name="Source_20_Text"><text:span text:style-name="T1436">либо назад.</text:span></text:span></text:p>
      <text:p text:style-name="P422"><text:span text:style-name="Source_20_Text"><text:span text:style-name="T1437">Мехико наблюдает, как ветер треплет полы пальто Пойнтсмена. Чайка, крича, летит прочь под углом к замёрзшему выступу берега. Меловые утёсы громоздятся за спинойхолодные и упокоенные как смерть. Ранние варвары Европы, кто отваживался приблизиться к этому побережью, видели белые преграды сквозь туман и знали куда забирают <text:s/>их умерших. </text:span></text:span></text:p>
      <text:p text:style-name="P422"><text:span text:style-name="Source_20_Text"><text:span text:style-name="T1437">Пойнтсмен обернулся и… О, Боже. Он улыбается. Есть нечто столь древнее в этом </text:span></text:span><text:span text:style-name="Source_20_Text"><text:span text:style-name="T1439">предположении</text:span></text:span><text:span text:style-name="Source_20_Text"><text:span text:style-name="T1437"> братства, что—не сейчас, парой месяцев позже, когда весна вступит в свои </text:span></text:span><text:soft-page-break/><text:span text:style-name="Source_20_Text"><text:span text:style-name="T1437">права, а Война в Европе закончится—Роджер будет вспоминать эту улыбку—она будет преследовать его—как самое зловещее выражение, что он когда-либо видел на лице человека. </text:span></text:span><text:span text:style-name="Source_20_Text"><text:span text:style-name="T1438">Они прекратили шагать. Роджер смотрит в ответ. Анти-Мехико. </text:span></text:span><text:span text:style-name="Source_20_Text"><text:span text:style-name="T1439">Воплощённые «идеи противоположного», но на какой коре, в каком полушарии зимы? Какая сокрушительная мозаика смотреть наружу в Пустыню… вне охранительного города… понятна лишь тем, кто отправляется вне… глаза вдали… варвары… всадники….</text:span></text:span></text:p>
      <text:p text:style-name="P423"><text:span text:style-name="Source_20_Text"><text:span text:style-name="T1414">– </text:span></text:span><text:span text:style-name="Source_20_Text"><text:span text:style-name="T1440">У нас обоих есть Слотроп,</text:span></text:span><text:span text:style-name="Source_20_Text"><text:span text:style-name="T1414">– </text:span></text:span><text:span text:style-name="Source_20_Text"><text:span text:style-name="T1440">вот что только что сказал Пойнтсмен.</text:span></text:span></text:p>
      <text:p text:style-name="P423"><text:span text:style-name="Source_20_Text"><text:span text:style-name="T1414">– <text:s/></text:span></text:span><text:span text:style-name="Source_20_Text"><text:span text:style-name="T1440">Пойнтсмен</text:span></text:span><text:span text:style-name="Source_20_Text"><text:span text:style-name="T1437">—</text:span></text:span><text:span text:style-name="Source_20_Text"><text:span text:style-name="T1440">что вам с этого? Кроме славы, я имею в виду.</text:span></text:span></text:p>
      <text:p text:style-name="P424"><text:span text:style-name="Source_20_Text"><text:span text:style-name="T1414">– Не</text:span></text:span><text:span text:style-name="Source_20_Text"><text:span text:style-name="T1440"> больше, чем Павлову. Физиологическое обоснование тому, что кажется весьма странным поведением. И мне не важно в какую из ваших PRS категорий это может вписаться—странно ещё, что никто из вас не предложил телепатию: может он </text:span></text:span><text:span text:style-name="Source_20_Text"><text:span text:style-name="T1441">знает кого-то на той стороне, кого-то кому заранее известно расписание запуска немецких ракет. Ну, как? И мне не важно, если это какая-то жуткая фрейдистская месть</text:span></text:span><text:span text:style-name="Source_20_Text"><text:span text:style-name="T1440"> </text:span></text:span><text:span text:style-name="Source_20_Text"><text:span text:style-name="T1441">его матери, которая пыталась кастрировать его или что-то там ещё. Я без претензий, Мехико. Я скромный, методичный</text:span></text:span><text:span text:style-name="Source_20_Text"><text:span text:style-name="T1440">—</text:span></text:span></text:p>
      <text:p text:style-name="P424"><text:span text:style-name="Source_20_Text"><text:span text:style-name="T1414">– </text:span></text:span><text:span text:style-name="Source_20_Text"><text:span text:style-name="T1441">Смиренный.</text:span></text:span></text:p>
      <text:p text:style-name="P425"><text:span text:style-name="Source_20_Text"><text:span text:style-name="T1414">– </text:span></text:span><text:span text:style-name="Source_20_Text"><text:span text:style-name="T1442">Я установил себе ограничения в этом. Всё что у меня есть, это обратное звучание ракеты перед взрывом… его клиническая история установки условного сексуального рефлекса, </text:span></text:span><text:span text:style-name="Source_20_Text"><text:span text:style-name="T1615">возможно</text:span></text:span><text:span text:style-name="Source_20_Text"><text:span text:style-name="T1442"> на слуховой стимул, и то, что выглядит как обращённая вспять связь причина-следствие. Может, я не настолько готов, как вы, выбросить на свалку причину-и-следствие, но если ей требуются поправки</text:span></text:span><text:span text:style-name="Source_20_Text"><text:span text:style-name="T1440">—</text:span></text:span><text:span text:style-name="Source_20_Text"><text:span text:style-name="T1442">то быть по сему.</text:span></text:span></text:p>
      <text:p text:style-name="P426"><text:span text:style-name="Source_20_Text"><text:span text:style-name="T1414">– </text:span></text:span><text:span text:style-name="Source_20_Text"><text:span text:style-name="T1443">И чего вы добиваетесь?</text:span></text:span></text:p>
      <text:p text:style-name="P426"><text:span text:style-name="Source_20_Text"><text:span text:style-name="T1414">– </text:span></text:span><text:span text:style-name="Source_20_Text"><text:span text:style-name="T1443">Вы видели его ММЛП. Его шкалу F? Искажения, извращённые мыслительные процессы… Оценки показывают вполне ясно: у него психопатические отклонения, навязчивые идеи, он латентный параноик</text:span></text:span><text:span text:style-name="Source_20_Text"><text:span text:style-name="T1440">—</text:span></text:span><text:span text:style-name="Source_20_Text"><text:span text:style-name="T1443">ну, Павлов полагал, что навязчивые идеи и параноидальные мании являются результатом неких</text:span></text:span><text:span text:style-name="Source_20_Text"><text:span text:style-name="T1440">—</text:span></text:span><text:span text:style-name="Source_20_Text"><text:span text:style-name="T1443">назовём их клетками, нейронами, в мозаике мозга, возбуждённых </text:span></text:span><text:span text:style-name="Source_20_Text"><text:span text:style-name="T1444">до такого уровня, когда, через взаимную индукцию, во всём прилегающем районе происходит замыкание. Одна яркая, горящая точка окружённая темнотой. Темноту же породила она сама. Изолировав эту яркую точку, может до конца жизни пациента</text:span></text:span><text:span text:style-name="Source_20_Text"><text:span text:style-name="T1443">, </text:span></text:span><text:span text:style-name="Source_20_Text"><text:span text:style-name="T1444">от всяких идей, чувств, самокритики, что только раздувает её пламя, возвращаете её к нормальности. Он называл это «точкой патологической инерции». </text:span></text:span><text:span text:style-name="Source_20_Text"><text:span text:style-name="T1445">Сейчас мы работаем с собакой… он прошёл «эквивалентную» фазу, когда любой стимул, сильный или слабый, вызывает равное количество капель слюны… а затем «парадоксальную» фазу—сильные стимулы вызывают слабую реакцию и наоборот. Вчера мы довели его до ультрапарадоксальной. За пределы. Включаем метроном что был настроен на еду—от которого прежде Ваня пускал слюну фонтаном—теперь он отворачивается. Когда мы отключаем метрономн о, тут-то он и заводится, нюхает его, лижет, пытается грызть—ищет, в тишине, стимул, которого там нет. Павлов считал, что все болезни сознания могут быть объяснены, со временем, ультрапарадо</text:span></text:span><text:span text:style-name="Source_20_Text"><text:span text:style-name="T1446">к</text:span></text:span><text:span text:style-name="Source_20_Text"><text:span text:style-name="T1445">сальной фазой, </text:span></text:span><text:span text:style-name="Source_20_Text"><text:span text:style-name="T1446">паталогически инертными точками в коре мозга, путаницей идей противоположного. Он умер на самом пороге постановки всего этого на экспериментальную основу. Но я живу. У меня есть финансирование, и время, и воля. Слотроп силён в невозмутимости. Непросто будет послать его в какую-либо из этих фаз. Может придётся морит голодом, запугивать, я не знаю… не обязательно, что дойдёт до такого. Но я выявлю его точки инерции, я узнаю что они такое, даже если придётся вскрыть его чёртов череп, и почему они без пары, и возможно решу загадку </text:span></text:span><text:span text:style-name="Source_20_Text"><text:span text:style-name="T1447">почему ракеты падают туда, куда падают—хотя признаю, с вашей поддержкой это стало намного проще.</text:span></text:span></text:p>
      <text:p text:style-name="P427"><text:span text:style-name="Source_20_Text"><text:span text:style-name="T1414">– </text:span></text:span><text:span text:style-name="Source_20_Text"><text:span text:style-name="T1447">Зачем?</text:span></text:span><text:span text:style-name="Source_20_Text"><text:span text:style-name="T1414">– <text:s/></text:span></text:span><text:span text:style-name="Source_20_Text"><text:span text:style-name="T1447">что пробрало, Мехико?</text:span></text:span><text:span text:style-name="Source_20_Text"><text:span text:style-name="T1414">– </text:span></text:span><text:span text:style-name="Source_20_Text"><text:span text:style-name="T1447">Зачем я вам нужен?</text:span></text:span></text:p>
      <text:p text:style-name="P427"><text:span text:style-name="Source_20_Text"><text:span text:style-name="T1414">– <text:s/></text:span></text:span><text:span text:style-name="Source_20_Text"><text:span text:style-name="T1447">Я не знаю. Но вы нужны.</text:span></text:span></text:p>
      <text:p text:style-name="P427"><text:span text:style-name="Source_20_Text"><text:span text:style-name="T1414">– </text:span></text:span><text:span text:style-name="Source_20_Text"><text:span text:style-name="T1616">У вас</text:span></text:span><text:span text:style-name="Source_20_Text"><text:span text:style-name="T1447"> навязчивая идея.</text:span></text:span></text:p>
      <text:p text:style-name="P427"><text:soft-page-break/><text:span text:style-name="Source_20_Text"><text:span text:style-name="T1414">– </text:span></text:span><text:span text:style-name="Source_20_Text"><text:span text:style-name="T1447">Мехико.</text:span></text:span><text:span text:style-name="Source_20_Text"><text:span text:style-name="T1414">– </text:span></text:span><text:span text:style-name="Source_20_Text"><text:span text:style-name="T1447">Стоя совсем без движения, половина лица обращённая к морю кажется состарилась на пятьдесят лет в этот миг, глядя как волны трижды оставили свою стерильную плёнку льда.</text:span></text:span><text:span text:style-name="Source_20_Text"><text:span text:style-name="T1414">– <text:s/></text:span></text:span><text:span text:style-name="Source_20_Text"><text:span text:style-name="T1447">Помогите мне.</text:span></text:span></text:p>
      <text:p text:style-name="P428"><text:span text:style-name="Source_20_Text"><text:span text:style-name="T1448">Я не могу никому помочь, думает Роджер. Почему его так это манит? Это опасно и порочно. Он действительно хочет помочь, у него такой же неестественный страх перед Слотропом как и у Джессики. </text:span></text:span><text:span text:style-name="Source_20_Text"><text:span text:style-name="T1629">Как</text:span></text:span><text:span text:style-name="Source_20_Text"><text:span text:style-name="T1617"> </text:span></text:span><text:span text:style-name="Source_20_Text"><text:span text:style-name="T1629">же</text:span></text:span><text:span text:style-name="Source_20_Text"><text:span text:style-name="T1617"> девушки? </text:span></text:span><text:span text:style-name="Source_20_Text"><text:span text:style-name="T1449">Наверное, это его одиночество в Секции Пси, из-за убеждённости что он не может от чистого сердца принять, или отбросить… их веру, даже у неулыбчивого Гломинга, что должно быть что-то ещё, вне ощущений, вне Смерти, вне Вероятностей, а это всё, во что должен верить Роджер…</text:span></text:span><text:span text:style-name="Source_20_Text"><text:span text:style-name="T1618"> О, Джесси</text:span></text:span><text:span text:style-name="Source_20_Text"><text:span text:style-name="T1449">, уткнувшись лицом в её голую, спящую, замысловато сплетённую из костей и сухожилий спину, </text:span></text:span><text:span text:style-name="Source_20_Text"><text:span text:style-name="T1619">мне не доходит всё это….</text:span></text:span></text:p>
      <text:p text:style-name="P429"><text:span text:style-name="Source_20_Text"><text:span text:style-name="T1450">На полпути между водой и жёсткой прибрежной травой, длинная полоса из трубы и колючей проволоки вызванивает на ветру. Чёрная решётка поддерживается длинными подпорками, копья нацеленные в море. Заброшенный и математический вид: ободранный до векторов-силы удерживающих на мсте, местами удвоенные, </text:span></text:span><text:span text:style-name="Source_20_Text"><text:span text:style-name="T1451">один ряд позади другого, пришедшие в движение, когда Пойнтсмен и Мехико двинулись дальше, отставая в тёмном муаре узора повторяющихся подъёмов смещённых относительно повторяющихся диагоналей и витков проволоки внизу в более смешанных повторах. Вдали, где конструкция поворачивает в марево, стена заграждения становится серой. После снегопада <text:s/>минувшей ночью, каждая строка размашистого почерка выгравировалась белым. </text:span></text:span><text:span text:style-name="Source_20_Text"><text:span text:style-name="T1452">Но сегодня ветер и песок снова обнажили тёмное железо, в разводах соли, местами краткие полоски ржавчины… в других местах солнце и лёд превращают конструкцию в электро-белые линия энергии. </text:span></text:span></text:p>
      <text:p text:style-name="P430"><text:span text:style-name="Source_20_Text"><text:span text:style-name="T1453">Дальше вверх, после закопанных мин и противотанковых столбов из разлагающегося бетона, в дзоте покрытом сетью и дёрном, на полдороге вверх по утёсу, молодой д-р Блей и его ассистирующая медсестра Айви отдыхают после трудной лоботомии. Его промытые и привычные пальцы вскакивают под резинки чулков, тянут </text:span></text:span><text:span text:style-name="Source_20_Text"><text:span text:style-name="T1454">наружу, отпускают с нежданно громким шлепком под ха-ха-ха д-ра Блея, когда она подскакивает и тоже смеётся, стараясь не <text:s/>выкручиваться слишком чересчур. Они лежат на постели из старых морских карт, инструкций по эксплуатации, лопнувших мешков с песком и высыпавшегося песка, обгорелых спичек и кончиков сигаретных окурков давно сгнивших, что успокаивали в ночи 41-го, снимая нежданное биенье сердца при всяком взблеске огонька в море. «</text:span></text:span><text:span text:style-name="Source_20_Text"><text:span text:style-name="T1455">Ты сумасшедший»,</text:span></text:span><text:span text:style-name="Source_20_Text"><text:span text:style-name="T1414">– </text:span></text:span><text:span text:style-name="Source_20_Text"><text:span text:style-name="T1455">шепчет она. «Я похотливый»,</text:span></text:span><text:span text:style-name="Source_20_Text"><text:span text:style-name="T1414">– </text:span></text:span><text:span text:style-name="Source_20_Text"><text:span text:style-name="T1455">улыбается он и снова щёлкает её подвязкой, мальчик-и-рогатка.</text:span></text:span></text:p>
      <text:p text:style-name="P431"><text:span text:style-name="Source_20_Text"><text:span text:style-name="T1456">На возвышенности, линия цилиндрических блоков предназначенных увечить умолкшие Королевские Тигры, которым никогда не катиться по этим просторам, словно множество пирожных-рулетов поперёк коричневатого пастбища, среди </text:span></text:span><text:span text:style-name="Source_20_Text"><text:span text:style-name="T1457">осевших полос снега и бледных обнажений известняка. На маленьком пруду чёрный человек из Лондона, катается на коньках, невероятный, как зуав, катается на своих высоких лезвиях, с достоинством, словно рождённый для них и для льда, а не для пустыни. Детвора из городка рассыпаются <text:s/>перед ним так близко, что крупицы льда от его разворотов жалят их щёки. </text:span></text:span><text:span text:style-name="Source_20_Text"><text:span text:style-name="T1458">Пока он не улыбнётся, они не решаются заговорить, только бегают следом, дёргают, заигрывают, хотят его улыбки, бояться её, хотят…. У него волшебное лицо, лицо, которое они знают. От побережья, Майрон Грантон и Эдвин Трикл, куря одну за одной, в раздумьях об Операции Чёрное Крыло и вероятности Schwarzkommando, наблюдают своего волшебного негра, свой прототип, ни один не рискнёт выйти на лёд, сделать луп или другую фигуру перед этими детьми.</text:span></text:span></text:p>
      <text:p text:style-name="P432"><text:span text:style-name="Source_20_Text"><text:span text:style-name="T1458">Зима в неопределённости</text:span></text:span><text:span text:style-name="Source_20_Text"><text:span text:style-name="T1445">—</text:span></text:span><text:span text:style-name="Source_20_Text"><text:span text:style-name="T1458">всё небо тусклый светящийся гель. Внизу на пляже, Пойнтсмен выудил рулон туалетной бумаги, </text:span></text:span><text:span text:style-name="Source_20_Text"><text:span text:style-name="T1459">каждый листок пропечатан СОБСТВЕННОСТЬ ПРАВИТЕЛЬСТВА ЕГО ВЕЛИЧЕСТВА, из кармана, чтобы высморкаться. Роджер время от времени заправляет свои волосы под шапку. Ни один из них не говорит. Так, вдвоём: топая дальше, руки в карманах и снаружи, фигуры их уменьшаются, желтоватая и серая, и </text:span></text:span><text:span text:style-name="Source_20_Text"><text:span text:style-name="T1461">язычок</text:span></text:span><text:span text:style-name="Source_20_Text"><text:span text:style-name="T1459"> </text:span></text:span><text:soft-page-break/><text:span text:style-name="Source_20_Text"><text:span text:style-name="T1459">алого, очень остр</text:span></text:span><text:span text:style-name="Source_20_Text"><text:span text:style-name="T1461">ый</text:span></text:span><text:span text:style-name="Source_20_Text"><text:span text:style-name="T1459">, оставленные ими следы </text:span></text:span><text:span text:style-name="Source_20_Text"><text:span text:style-name="T1460">длинная замерзающая последовательность погасших звёзд, облачность отражается в остекленелом пляже почти белой….</text:span></text:span></text:p>
      <text:p text:style-name="P433"><text:span text:style-name="Source_20_Text"><text:span text:style-name="T1461">Мы потеряли их. Никто не слушал тех ранних бесед</text:span></text:span><text:span text:style-name="Source_20_Text"><text:span text:style-name="T1445">—</text:span></text:span><text:span text:style-name="Source_20_Text"><text:span text:style-name="T1461">не сохранилось даже случайного снимка. Они шагали пока та зима скрыла их и казалось, что жестокий Пролив замёрзнет и сам, и никто, никто из нас, так никогда и не сможет полностью найти их. Их следы заполнились льдом и чуть позже были унесены в море.</text:span></text:span></text:p>
      <text:p text:style-name="P486"><draw:frame draw:style-name="fr1" draw:name="Image14" text:anchor-type="paragraph" svg:width="6.9252in" svg:height="0.3661in" draw:z-index="13"><draw:image xlink:href="Pictures/1000000000000B720000009B428C9716555D8079.png" xlink:type="simple" xlink:show="embed" xlink:actuate="onLoad" loext:mime-type="image/png"/></draw:frame><text:span text:style-name="Source_20_Text"><text:span text:style-name="T1462">В молчании, скрытно от неё, камера следит как она движется намеренно никуда по комнатам, длинноногая, подростковая широта и </text:span></text:span><text:span text:style-name="Source_20_Text"><text:span text:style-name="T1463">при</text:span></text:span><text:span text:style-name="Source_20_Text"><text:span text:style-name="T1462">сутул</text:span></text:span><text:span text:style-name="Source_20_Text"><text:span text:style-name="T1463">енность</text:span></text:span><text:span text:style-name="Source_20_Text"><text:span text:style-name="T1462"> плеч, <text:s/></text:span></text:span><text:span text:style-name="Source_20_Text"><text:span text:style-name="T1464">волосы не резко голландские, нет, а присобраны в модный взлёт вверх </text:span></text:span><text:span text:style-name="Source_20_Text"><text:span text:style-name="T389">под </text:span></text:span><text:span text:style-name="Source_20_Text"><text:span text:style-name="T387">старинн</text:span></text:span><text:span text:style-name="Source_20_Text"><text:span text:style-name="T389">ую</text:span></text:span><text:span text:style-name="Source_20_Text"><text:span text:style-name="T387"> корон</text:span></text:span><text:span text:style-name="Source_20_Text"><text:span text:style-name="T389">у</text:span></text:span><text:span text:style-name="Source_20_Text"><text:span text:style-name="T387"> </text:span></text:span><text:span text:style-name="Source_20_Text"><text:span text:style-name="T388">матового</text:span></text:span><text:span text:style-name="Source_20_Text"><text:span text:style-name="T387"> серебра</text:span></text:span><text:span text:style-name="Source_20_Text"><text:span text:style-name="T1464">, </text:span></text:span><text:span text:style-name="Source_20_Text"><text:span text:style-name="T1465">вчерашняя свежая завивка удерживает её очень светлые волосы наверху в сотне замороженных вихрей, что блестят сквозь тёмную филигрань. Сегодня после полудня линзы расширены до предела, включён дополнительный свет вольфрама, в этот самый дождливый день в недавней памяти, взрывы ракет далеко к югу и востоку иногда навещают небольшую квартиру, </text:span></text:span><text:span text:style-name="Source_20_Text"><text:span text:style-name="T1466">дребезжа не залитыми окнами, а только дверями в медленных тройных и четверных подрагиваниях, словно несчастные духи, жаждущие общения, просят впустить их на секундочку, на прикосновение….</text:span></text:span></text:p>
      <text:p text:style-name="P434"><text:span text:style-name="Source_20_Text"><text:span text:style-name="T1467">Она в доме одна, кроме спрятанного оператора и Осби Фила, который на кухне готовит нечто загадочное из урожая грибов с крыши. </text:span></text:span><text:span text:style-name="Source_20_Text"><text:span text:style-name="T1468">У них блестящие красно-оранжевые шляпки над приподнятыми складками бледно-серой кисеи. Время от времени геометрия её неугомонности приводит её взглянуть в дверной проём </text:span></text:span><text:span text:style-name="Source_20_Text"><text:span text:style-name="T1469">на его ребяческую возню с </text:span></text:span><text:span text:style-name="Source_20_Text"><text:span text:style-name="T1620">Amanita muscaria</text:span></text:span><text:span text:style-name="Source_20_Text"><text:span text:style-name="T1469"> </text:span></text:span><text:span text:style-name="Source_20_Text"><text:span text:style-name="T1470">(потому что именно этот родственник ядовитого Ангела Убийцы занимает внимание Осби, или что там у него проходит за внимание)—</text:span></text:span><text:span text:style-name="Source_20_Text"><text:span text:style-name="T1471">и послать ему улыбку, показывая дружелюбность, но которая Осби кажется жутко светской, утончённой, порочной. Она первая голландская девушка, с кем он когда-либо говорил и удивлён её высокими каблуками вместо деревянных башмаков, ошарашен можно сказать её таким холёным (по его понятиям Континентальным) стилем, </text:span></text:span><text:span text:style-name="Source_20_Text"><text:span text:style-name="T1472">умом в её окаймлённых светлыми ресницами глазах, или спрятанными за тёмными стёклами, когда она на улице, </text:span></text:span><text:span text:style-name="Source_20_Text"><text:span text:style-name="T1473">остатками младенческой пухлости в ямочках по обе стороны её рта. (Когда совсем рядом, на её почти идеальной коже </text:span></text:span><text:span text:style-name="Source_20_Text"><text:span text:style-name="T1474">заметно</text:span></text:span><text:span text:style-name="Source_20_Text"><text:span text:style-name="T1473"> лёгкая пудра </text:span></text:span><text:span text:style-name="Source_20_Text"><text:span text:style-name="T1474">и шелушение, ресницы капельку подчернены, брови подправлены на два-три волоска).</text:span></text:span></text:p>
      <text:p text:style-name="P435"><text:span text:style-name="Source_20_Text"><text:span text:style-name="T1474">Но </text:span></text:span><text:span text:style-name="Source_20_Text"><text:span text:style-name="T1621">что</text:span></text:span><text:span text:style-name="Source_20_Text"><text:span text:style-name="T1474"> это надумал юный Осби? </text:span></text:span><text:span text:style-name="Source_20_Text"><text:span text:style-name="T1475">Он тщательно выскабливает внутренность каждой грибной шляпки цвета персимона и измельчает остатки. Выселенные эльфы бегают по крыше, тараторя. Перед ним растущая куча оранжево-серой грибной мякоти, которую он пригоршнями отправляет в кастрюлю с кипящей водой. Предыдущая порция тоже булькает на плите, превратившись в густую кашицу под жёлтой пеной, которую Осби снимает и прокручивает в блендере Пирата. </text:span></text:span><text:span text:style-name="Source_20_Text"><text:span text:style-name="T1476">Затем он расстилает грибное пюре на тонкий </text:span></text:span><text:span text:style-name="Source_20_Text"><text:span text:style-name="T1477">жестяной</text:span></text:span><text:span text:style-name="Source_20_Text"><text:span text:style-name="T1476"> противень. Он открывает духовку, азбестными хваталками вынимает оттуда другой противень, покрытый тёмной спёкшейся пылью, и заменяет его тем, который только что приготовил. </text:span></text:span><text:span text:style-name="Source_20_Text"><text:span text:style-name="T1477">Пестиком в ступке он </text:span></text:span><text:span text:style-name="Source_20_Text"><text:span text:style-name="T1478">растирает</text:span></text:span><text:span text:style-name="Source_20_Text"><text:span text:style-name="T1477"> вещество в пыль, </text:span></text:span><text:span text:style-name="Source_20_Text"><text:span text:style-name="T1478">чтоб пересыпать</text:span></text:span><text:span text:style-name="Source_20_Text"><text:span text:style-name="T1477"> в старую коробку из-под печенья Хантли &amp; Палмерс, </text:span></text:span><text:span text:style-name="Source_20_Text"><text:span text:style-name="T1478">придержав лишь на самокрутку, которую сноровисто свернул из </text:span></text:span><text:span text:style-name="Source_20_Text"><text:span text:style-name="T1480">лакричной </text:span></text:span><text:span text:style-name="Source_20_Text"><text:span text:style-name="T1478">сигаретной бумаги Ризла.</text:span></text:span></text:p>
      <text:p text:style-name="P436"><text:span text:style-name="Source_20_Text"><text:span text:style-name="T1478">Но так совпало, что она заглянула как раз в тот момент, когда Осби открывал гулкую печь-духовку. </text:span></text:span><text:span text:style-name="Source_20_Text"><text:span text:style-name="T1479">Камера записывает, что лицо её ничуть не изменилось, но отчего стоит она сейчас в дверях так неподвижно? словно кадр следовало остановить и продолжить именно на столько <text:s/>момент золота свежего и матового, невинности микроскопически замаскированной, локоть чуть согнут, ладонь опёрта на стену, пальцы веером на оранжевых обоях, словно прикасается к собственной коже, </text:span></text:span><text:span text:style-name="Source_20_Text"><text:span text:style-name="T1480">печальное прикосновение…. Снаружи долгий дождь в кремниевых и замерзающе спускающихся шлепках, неутешный, медленно разрушительный на средневековых окнах, занавесил как дым дальний берег реки. </text:span></text:span><text:span text:style-name="Source_20_Text"><text:span text:style-name="T1481">Этот город на все свои исковырянные бомбами </text:span></text:span><text:soft-page-break/><text:span text:style-name="Source_20_Text"><text:span text:style-name="T1481">мили: эта неистощимо опутанная жертва… кожа из отблескивающего шифера крыш, копоть на кирпиче залитом </text:span></text:span><text:span text:style-name="Source_20_Text"><text:span text:style-name="T1482">потоком вкруг каждого окна, светящегося или нет, каждое из миллиона отверстий открыто сумраку этого зимнего дня. Дождь хлещет, льёт, наполняет поющие стоки, город принимает его, подымая в извчном пожатии плеч…. С писком и металлическим трахом печка снова <text:s/>захлопывается, но для Кати она никогда не закроется. Она так часто стояла перед зеркалами сегодня, </text:span></text:span><text:span text:style-name="Source_20_Text"><text:span text:style-name="T1483">знает, что волосы её и косметика безупречны, любуется платьем, которое ей купили от Харвей Николз, прозрачный шёлк стекает с подложенных плечей к глубокой точке между её грудей, насыщенный оттенок какао, который в этой стране называют «нигер», ярды этого тончайшего шёлка сотканы и наброшены, свободно скреплены на талии, мягкое плиссе спадает к её коленям. </text:span></text:span><text:span text:style-name="Source_20_Text"><text:span text:style-name="T1484">Оператор доволен нежданным эффектом от этого обильно стекающего шёлка, особенно когда Катя проходит перед окна и свет дождя попадая внутрь меняет его на пару кратких кадров в затемнённое стекло, насыщенное сажей, древнее изношенное непогодой, плат</text:span></text:span><text:span text:style-name="Source_20_Text"><text:span text:style-name="T1485">ь</text:span></text:span><text:span text:style-name="Source_20_Text"><text:span text:style-name="T1484">е, лицо, волосы, руки, стройные икры, </text:span></text:span><text:span text:style-name="Source_20_Text"><text:span text:style-name="T1485">всё обернулось стеклом, на взвешенный целлулоидный миг—прозрачный хранитель дождя весь день сотрясаемого ракетными взрывами ближе и дальше, к центру, тёмный и губительный фон позади, который на несколько кадров обрисовал её.</text:span></text:span></text:p>
      <text:p text:style-name="P437"><text:span text:style-name="Source_20_Text"><text:span text:style-name="T1486">От отражений, которые она видит в зеркале, Катя тоже получает удовольствие оператора, но ей известно то, что он не может знать: что глубоко внутри себя, облачённой в элегантную поверхность дорогих тканей и отмерших клеток, она лишь пепел и продажность, </text:span></text:span><text:span text:style-name="Source_20_Text"><text:span text:style-name="T1487">неким жестоким образом, о котором никто из них не может догадаться, </text:span></text:span><text:span text:style-name="Source_20_Text"><text:span text:style-name="T1486">она принадлежит </text:span></text:span><text:span text:style-name="Source_20_Text"><text:span text:style-name="T1487">Печи…</text:span></text:span><text:span text:style-name="Source_20_Text"><text:span text:style-name="T1622"> Der Kinderofen. . . </text:span></text:span><text:span text:style-name="Source_20_Text"><text:span text:style-name="T1487">вспоминает как его зубы, длинные, жуткие, в прожилках ярко-коричневой гнили, когда он произносит эти слова, жёлтые зубы капитана Блисеро, сетка испятнанных трещин, а в его ночном дыхании, в тёмной печи его самого, всегда свившиеся шептания разложения… </text:span></text:span><text:span text:style-name="Source_20_Text"><text:span text:style-name="T1488">Его зубы она вспоминает прежде остальных его черт, зубы в первую очередь получат выгоду от Печи: от того, что уготовано ей и Готфриду. Он никогда не произносил это чётко в виде угрозы, ни к одному из них никогда не обращался напрямую, но скорее поверх её атласных тренированных ляжек к какому-либо гостю вечера, ил вдоль покорной спины Готфрида («Ось Рим-Берлин» назвал он это в ночь, когда приезжал итальянец и все они были на круглой кровати, капитан Блисеро </text:span></text:span><text:span text:style-name="Source_20_Text"><text:span text:style-name="T1489">вставился в приподнятую жопу Готфрида и итальянец в то же время в его красивый рот) Катя участвовала пассивно, связанная, с кляпом и накладными ресницами, служила в ту ночь живой подушкой для надушенных <text:s/>седеющих кудрей итальянца (розы и жир на грани перехода к прогорклости)… каждое из оброненных замечаний закрытый цветок, способный распуститься в бесчисленные откровения (</text:span></text:span><text:span text:style-name="Source_20_Text"><text:span text:style-name="T1490">она думает о математической функции, что будет расширяться у неё подобно цветению в серии степеней </text:span></text:span><text:span text:style-name="Source_20_Text"><text:span text:style-name="T1623">без общего </text:span></text:span><text:span text:style-name="Source_20_Text"><text:span text:style-name="T1624">термина, </text:span></text:span><text:span text:style-name="Source_20_Text"><text:span text:style-name="T1491">бесконечно, </text:span></text:span><text:span text:style-name="Source_20_Text"><text:span text:style-name="T1492">непостижимо, но предсказуемо)… его фраза <text:s/></text:span></text:span><text:span text:style-name="Source_20_Text"><text:span text:style-name="T1625">Padre Ignacio, </text:span></text:span><text:span text:style-name="Source_20_Text"><text:span text:style-name="T1492">оборачивается испанским инквизитором в чёрных одеждах, коричневый горбатый нос, удушающий запах ладана + исповедник/палач + Катя и Готфрид, оба на коленях в темной исповедальне + дети из старинной сказки, на коленях, что мёрзнут и болят, пред Печью, шепчут секреты, которые не могут сказать никому больше + </text:span></text:span><text:span text:style-name="Source_20_Text"><text:span text:style-name="T1493">ведьмацкая паранойя капитана Блисеро, подозревающего их обоих, Катю, несмотря даже на её принадлежность к национал-социалистической партии Нидерландов + Печь, как слушатель/мститель + Катя на коленях перед Блисеро в полном улёте, чёрный бархат и кубинские каблуки, его член сплюснут невидимо под кожаными плавками телесного цвета, поверх которых у него накладная пизда в соболином паричке, </text:span></text:span><text:span text:style-name="Source_20_Text"><text:span text:style-name="T1494">и то и другое ручная работа пресловутой </text:span></text:span><text:span text:style-name="Source_20_Text"><text:span text:style-name="T1626">Mme.</text:span></text:span><text:span text:style-name="Source_20_Text"><text:span text:style-name="T1494">Офир в Берлине, поддельные лабии и ярко пурпурный клитор смоделированы из—мадам жалостливо оправдывалась дефицитом—синтетической резины и Миполама, новыйполивиниловый хлорид… крохотные кусочки лезвия бритвы топорщились из жизнеподобной розовой влажности, сотнями, о которые Катя, стоя на коленях, обязана обрезать свои губы и язык, </text:span></text:span><text:span text:style-name="Source_20_Text"><text:span text:style-name="T1495">а затем оставлять абстрактные отпечатки кровавых поцелуев на золотистой спине своего «брата» Готфрида. Брат по играм, брат по рабству… </text:span></text:span><text:span text:style-name="Source_20_Text"><text:span text:style-name="T1496">она никогда прежде не </text:span></text:span><text:soft-page-break/><text:span text:style-name="Source_20_Text"><text:span text:style-name="T1496">встречала его, до её приезда в реквизированный дом недалеко от стартовых площадок скрытых в лесах и парках в этом ухоженном уголке небольших ферм и поместий, что тянется к востоку от королевского города, между двух массивов польдерных земель, к Васенаару</text:span></text:span><text:span text:style-name="Source_20_Text"><text:span text:style-name="T1494">—</text:span></text:span><text:span text:style-name="Source_20_Text"><text:span text:style-name="T1496">однако, его лицо в тот первый раз, увиденное в свете осеннего солнца сквозь громадное западное окно гостиной, когда он стоял совершенно голый, за исключение</text:span></text:span><text:span text:style-name="Source_20_Text"><text:span text:style-name="T1497">м шипованного</text:span></text:span><text:span text:style-name="Source_20_Text"><text:span text:style-name="T1496"> собачьего ошейника, </text:span></text:span><text:span text:style-name="Source_20_Text"><text:span text:style-name="T1497">мастурбируя метрономически, следуя приказным крикам капитана Блисеро, вся его светлая кожа испятнана послеполуденным блестяще синтетическим оранжевым, который она никогда прежде не увязывала с кожей, его член налившийся кровью монолит, чей задыхающийся роток слышен в тишине ковров, лицо его поднято не к кому-то из них, но как бы к чему-то на потолке, </text:span></text:span><text:span text:style-name="Source_20_Text"><text:span text:style-name="T1498">или к небу, которое ему подменяли потолки, с опущенными глазами, как он чаще всего их и держал</text:span></text:span><text:span text:style-name="Source_20_Text"><text:span text:style-name="T1494">—</text:span></text:span><text:span text:style-name="Source_20_Text"><text:span text:style-name="T1498">его лицо, возносясь, твердея, доходя, настолько схоже с тем, что она всю жизнь видела в зеркалах, её собственный заучено манекенный <text:s/>взор, что ей приходится сдержать дыхание, на минуту чувствуя ускоренное биенье своего сердца, прежде чем отвернуть точно такой же взор к капитану Блисеро. Он в восторге. «</text:span></text:span><text:span text:style-name="Source_20_Text"><text:span text:style-name="T1499">Может быть</text:span></text:span><text:span text:style-name="Source_20_Text"><text:span text:style-name="T1498">»,– говорит он ей,– «я обстригу твои волосы». Он улыбается Готфриду:– «</text:span></text:span><text:span text:style-name="Source_20_Text"><text:span text:style-name="T1499">Может быть, оставлю, чтоб у него отрасли». Унижение пойдёт на пользу парню каждое утро в расположении, в строю его батареи возле Schußstelle 3, где когда-то громыхали лошади перед неистовыми проигрывающими любителями скачек в старое мирное время—</text:span></text:span><text:span text:style-name="Source_20_Text"><text:span text:style-name="T1500">будет получать одно взыскание за другим, но оставаться под защитой капитана от армейской дисциплины. Вместо которой, между стрельбами, будь то ночь или день, недосыпая, в неурочные часы, подвергаться собственному «Hexenzüchtigung» капитана. </text:span></text:span><text:span text:style-name="Source_20_Text"><text:span text:style-name="T1501">Но постриг ли </text:span></text:span><text:span text:style-name="Source_20_Text"><text:span text:style-name="T1502">ей </text:span></text:span><text:span text:style-name="Source_20_Text"><text:span text:style-name="T1501">Блисеро волосы? Теперь она уже не помнит. </text:span></text:span><text:span text:style-name="Source_20_Text"><text:span text:style-name="T1502">Помнится лишь, что пару раз она одевала форму Готфрида (волосы, конечно же) прятала под фуражку), </text:span></text:span><text:span text:style-name="Source_20_Text"><text:span text:style-name="T1503">выглядя, вполне возможно, его двойником, проводя эти ночи «в клетке», такие правила установил Блисеро, а Готфрид должен одевать её шёлковые чулки, кружевной передник и капот, всё её нижнее и её кисею с ленточками. Но после он всегда должен отправляться обратно в клетку. Так-то вот. Их капитан не оставляет сомнений кто, братик или сестричка, на самом деле служанка, а кто откармливаемый гусь. </text:span></text:span></text:p>
      <text:p text:style-name="P438"><text:span text:style-name="Source_20_Text"><text:span text:style-name="T1503">Насколько всерьёз она играет? В завоёванной стране, твоей родной оккупированной стране, лучше, как она считает, войти в некую формальную, рационализированную версию </text:span></text:span><text:span text:style-name="Source_20_Text"><text:span text:style-name="T1504">того, что снаружи продолжается без оглядки на форму или приличные ограничения дня и ночи, массовые казни, разборки, избиения, обман, паранойя, позор… хотя в отрытую они не обсуждают это, похоже, Катя, Готфрид и капитан Блисеро согласились, что эта северная древняя форма, всем им известная и привычная—заблудившиеся дети, лесная баба-яга в съедобной хижине, поимка, откорм, Печь—станет их охранительной рутиной, их убежищем от того, что никто из них не может выносить снаружи—Война, </text:span></text:span><text:span text:style-name="Source_20_Text"><text:span text:style-name="T1505">абсолютная власть случая, их собственная жалкая случайность здесь, посреди всего….</text:span></text:span></text:p>
      <text:p text:style-name="P439"><text:span text:style-name="Source_20_Text"><text:span text:style-name="T1506">Это небезопасно, даже внутри, в доме...</text:span></text:span><text:span text:style-name="Source_20_Text"><text:span text:style-name="T1507">чуть ли не каждый день осечки при запуске. В прошлом октябре недалеко от этой усадьбы, одна упала обратно и взорвалась, убила 12 из наземного расчёта, высадила окна на много сотен метров вокруг, в том числе западное окно гостиной, где Катя впервые увидела своего золотистого брата-дичь. По оффициальным слухам взорвалось только топливо и окислитель. Но какпитан Блисеро с трепещущим</text:span></text:span><text:span text:style-name="Source_20_Text"><text:span text:style-name="T1504">—</text:span></text:span><text:span text:style-name="Source_20_Text"><text:span text:style-name="T1507">она бы даже сказала нигилистическим</text:span></text:span><text:span text:style-name="Source_20_Text"><text:span text:style-name="T1504">—</text:span></text:span><text:span text:style-name="Source_20_Text"><text:span text:style-name="T1507">наслаждением, сказал, что заряд Аматола в боеголовке тоже взорвался, делая из них такую же цель, как и стартовая площадка…. </text:span></text:span><text:span text:style-name="Source_20_Text"><text:span text:style-name="T1508">Что все они обречены. Дом расположен к западу от ипподрома Дунидингт, противоположно направлению на Лондон, но никакое направление не исключается</text:span></text:span><text:span text:style-name="Source_20_Text"><text:span text:style-name="T1504">—</text:span></text:span><text:span text:style-name="Source_20_Text"><text:span text:style-name="T1508">часто ракеты, обезумев, разворачиваются куда попадя с жутким ржанием в небе, разворачиваются и падают, каждая согласно своему сумасшествию, непонятному и, как опасаются, неизлечимому. Если есть время, их владельцы уничтожают их, по радио, во время припадка. Кроме запусков ракет, есть ещё английские налёты. Спитфайеры с рёвом несутся на бреющем <text:s/>над тёмным морем во время ужина, </text:span></text:span><text:span text:style-name="Source_20_Text"><text:span text:style-name="T1509">прожектора спотыкаются над </text:span></text:span><text:soft-page-break/><text:span text:style-name="Source_20_Text"><text:span text:style-name="T1509">городом, эхо сирен висит в вышине над мокрыми железными скамьями в парках, торопливо татакают противозенитные орудия, выискивая, и бомбы падают в леса, на польдерные земли, на квартиры, где, ориентировочно, размещены ракетные <text:s/>военнослужащие.</text:span></text:span></text:p>
      <text:p text:style-name="P440"><text:span text:style-name="Source_20_Text"><text:span text:style-name="T1509">Это придаёт обертона игре, что слегка меняет свой тембр. Это она в какой-то неопределённый момент будущего должна будет толкнуть Ведьму в Печь приготовленную для Готфрида. </text:span></text:span><text:span text:style-name="Source_20_Text"><text:span text:style-name="T1510">Поэтому капитан должен предполагать возможность, что она британский шпион, или участница голландского подполья. Несмотря на все старания немцев, информация продолжает постоянно течь из Голландии в штаб бомбардировщиков КАС, сообщая о расположении, маршрутах </text:span></text:span><text:span text:style-name="Source_20_Text"><text:span text:style-name="T1511">подвоза, в каких тёмно-зелёных группах деревьев могут скрываться установки А4—данные меняются ежечасно, настолько мобильны ракеты и оборудование их обеспечения. </text:span></text:span><text:span text:style-name="Source_20_Text"><text:span text:style-name="T1512">Но Спитфайеры могут ударить по электростанции, складу жидкого кислорода, по квартире командира батареи… это интригующий вопрос. Почувствует ли Катя свою обязанность отменённой, однажды вызвав английские истребители-бомбардировщики на этот самый дом, её тюрьму для дичи, хоть это означало бы смерть? Капитан Блисеро не может сказать наверняка. До данного момента состояние агонии восхитительно. Конечно же, сведения о ней от людей Мусерата безупречны, ею выявлены три семьи замаскированных евреев, она регулярно посещает собрания, </text:span></text:span><text:span text:style-name="Source_20_Text"><text:span text:style-name="T1513">она работает на курорте Люфтваффе в Шевенингене, где её руководство считает её умелойц и жизнерадостной, не отлынивает. Не так, как многие другие, что используют партийный фанатизм, скрывая недостаток способностей. Пожалуй, лишь тень предостережения: её преданность не согрета чувством. У неё, кажется, есть особый интерес <text:s/>быть в Партии. Женщина с каким-то математическим образованием и с </text:span></text:span><text:span text:style-name="Source_20_Text"><text:span text:style-name="T1627">резонами</text:span></text:span><text:span text:style-name="Source_20_Text"><text:span text:style-name="T1513">…. «</text:span></text:span><text:span text:style-name="Source_20_Text"><text:span text:style-name="T1514">Желайте перемены»,– сказал однажды Рильке,– «у пламени берите вдохновенье!» В лавр, в соловья, в ветер… </text:span></text:span><text:span text:style-name="Source_20_Text"><text:span text:style-name="T1628">желать</text:span></text:span><text:span text:style-name="Source_20_Text"><text:span text:style-name="T1514"> быть вобранным, объять, рухнуть в пламя вздымающееся, чтобы заполнить все чувства и… не любить, потому что более невозможно действовать… но быть безнадёжно в состоянии любви….</text:span></text:span></text:p>
      <text:p text:style-name="P440"><text:span text:style-name="Source_20_Text"><text:span text:style-name="T1515">Но не Катя: тут никаких бросков моли. Он должен сделать вывод, что втайне она боится Перемены, предпочитая взамен тривиально менять то, что значит менее всего, одежду </text:span></text:span><text:span text:style-name="Source_20_Text"><text:span text:style-name="T1516">и украшения, не продвигаясь далее политичного трансвестизма, не только в одежде Готфрида, но даже в традиционной мазохистской форме французского производства, такой неподходящей к её высокой, длинноногой походке, к её блондинистости, её упрямым плечам похожим на крылья—она всего лишь играет, играет в участие в игр</text:span></text:span><text:span text:style-name="Source_20_Text"><text:span text:style-name="T1517">е.</text:span></text:span></text:p>
      <text:p text:style-name="P441"><text:span text:style-name="Source_20_Text"><text:span text:style-name="T1517">Он ничего не может поделать. Посреди умирающего рейха, </text:span></text:span><text:span text:style-name="Source_20_Text"><text:span text:style-name="T1518">приказы становятся бессильными, как бумага, она так нужна ему, ему нужен Готфрид, ремни и кнут кожаный, настоящий в его руках, которые всё ещё могут чувствовать, её крики, красные рубцы поперёк ягодиц мальчика, их рты, его член, пальцы рук и ног—всю зиму на это всё можно положиться целиком—</text:span></text:span><text:span text:style-name="Source_20_Text"><text:span text:style-name="T1519">он не может объяснить почему, но глубоко в сердце он верит, может быть, только теперь, в форму, в эту из всег сказок и саг, верит, что этот зачарованный дом в лесу уцелеет, что никакие бомбы никогда не упадут на него случайно, а только лишь по предательству, если Катя и впрямь наводчица англичан и попросит их</text:span></text:span><text:span text:style-name="Source_20_Text"><text:span text:style-name="T1518">—</text:span></text:span><text:span text:style-name="Source_20_Text"><text:span text:style-name="T1519">а он знает, что она не может: что по какому-то волшебству, глубже сокровенных резонансов любых слов, </text:span></text:span><text:span text:style-name="Source_20_Text"><text:span text:style-name="T1520">британский налёт исключён как оборот из всех возможных толчков сзади, в железо Печи и последнее лето. Придёт, она придёт, его Судьба… по другому</text:span></text:span><text:span text:style-name="Source_20_Text"><text:span text:style-name="T1518">—</text:span></text:span><text:span text:style-name="Source_20_Text"><text:span text:style-name="T1520">но она придёт… </text:span></text:span><text:span text:style-name="Source_20_Text"><text:span text:style-name="T1630">Und nicht einmal sein Schritt klingt aus dem tonlosen Los. . . . </text:span></text:span><text:span text:style-name="Source_20_Text"><text:span text:style-name="T1521">Из всей поэзии Рильке, больше всего он любит эту Десятую Элегию, начинает чувствовать, как горькое пиво Тоски щиплет глаза, покалывает в глубине носа, когда припоминает каждую строку… <text:s/></text:span></text:span><text:span text:style-name="Source_20_Text"><text:span text:style-name="T1522">только что умерший юноша, обнимает свою Безутешность, свою последнюю связь, </text:span></text:span><text:span text:style-name="Source_20_Text"><text:span text:style-name="T1523">покидая даже её отдалённо человеческое прикосновение навсегда, подымаясь совсем один, смертельно один, выше и выше в горы изначальной Боли, с дико чуждыми созвездиями в вышине… </text:span></text:span><text:span text:style-name="Source_20_Text"><text:span text:style-name="T1631">Ни разу </text:span></text:span><text:span text:style-name="Source_20_Text"><text:span text:style-name="T1632">шаг</text:span></text:span><text:span text:style-name="Source_20_Text"><text:span text:style-name="T1631"> его </text:span></text:span><text:span text:style-name="Source_20_Text"><text:span text:style-name="T1632">не </text:span></text:span><text:span text:style-name="Source_20_Text"><text:span text:style-name="T1633">встретил</text:span></text:span><text:span text:style-name="Source_20_Text"><text:span text:style-name="T1632"> эх</text:span></text:span><text:span text:style-name="Source_20_Text"><text:span text:style-name="T1633">а</text:span></text:span><text:span text:style-name="Source_20_Text"><text:span text:style-name="T1632"> от</text:span></text:span><text:span text:style-name="Source_20_Text"><text:span text:style-name="T1631"> Судьбы безгласной</text:span></text:span><text:span text:style-name="Source_20_Text"><text:span text:style-name="T1523">…. </text:span></text:span><text:span text:style-name="Source_20_Text"><text:span text:style-name="T1524">Это он, Блисеро, взбирается на гору, как и взбирался почти уже 20 лет, задолго до того как принял пламя </text:span></text:span><text:soft-page-break/><text:span text:style-name="Source_20_Text"><text:span text:style-name="T1524">Рейха, со времё</text:span></text:span><text:span text:style-name="Source_20_Text"><text:span text:style-name="T1525">н</text:span></text:span><text:span text:style-name="Source_20_Text"><text:span text:style-name="T1524"> Юго-Запада… в одиночку. </text:span></text:span><text:span text:style-name="Source_20_Text"><text:span text:style-name="T1526">Какой бы плотью не пытался умиротворить Ведьму, людоедку, колдунью, размахивающую орудиями боли</text:span></text:span><text:span text:style-name="Source_20_Text"><text:span text:style-name="T1518">—</text:span></text:span><text:span text:style-name="Source_20_Text"><text:span text:style-name="T1526">один, всегда один. Он даже и не знает Ведьмы, не может понять её/его голода, и только лишь в минуты слабости изумляется, что оно может сосуществовать в одном с ним теле… </text:span></text:span><text:span text:style-name="Source_20_Text"><text:span text:style-name="T1527">Спортсмен и его умения разные вещи…. </text:span></text:span><text:span text:style-name="Source_20_Text"><text:span text:style-name="T1528">Во всяком случае, молодой Раухандел сказал так… много лет назад в мирное время… Блисеро смотрел на своего юного друга (уже тогда так откровенно, так патетически обречённого на какую-то форму Восточного фронта) </text:span></text:span><text:span text:style-name="Source_20_Text"><text:span text:style-name="T1529">в баре, на улице, в каком угодно тесном и неудобном костюме, безупречно реагировал на футбольный мяч, который шутники, узнав его, бросали ниоткуда—бессмертное исполнение! один из тех </text:span></text:span><text:span text:style-name="Source_20_Text"><text:span text:style-name="T1530">импровизированных ударов так невозможно высок, так чётко параболичен, </text:span></text:span><text:span text:style-name="Source_20_Text"><text:span text:style-name="T1531">мяч взмыл на мили вверх, чтобы пройти точно меж двух высоких, фалличных электрических колонн <text:s/>Ufa-театра на Фридрихштрассе… </text:span></text:span><text:span text:style-name="Source_20_Text"><text:span text:style-name="T1532">он мог удерживать мяч на голове по несколько кварталов напролёт, часами, ноги чётки, как поэтическая строка… </text:span></text:span><text:span text:style-name="Source_20_Text"><text:span text:style-name="T1533">Но только лишь качал головой, стараясь быть хорошим парнем, когда его спрашивали, но не в силах объяснить:– «ну, это... так получается… <text:s/>мускулы делают сами»</text:span></text:span><text:span text:style-name="Source_20_Text"><text:span text:style-name="T1529">—</text:span></text:span><text:span text:style-name="Source_20_Text"><text:span text:style-name="T1533">потом, припомнив выражение старого тренера</text:span></text:span><text:span text:style-name="Source_20_Text"><text:span text:style-name="T1529">—«</text:span></text:span><text:span text:style-name="Source_20_Text"><text:span text:style-name="T1533">это мускульное»,– улыбаясь прекрасной улыбкой и <text:s/>за это одно уже призван, уже пушечное мясо, бледный свет бара лёг поперёк его коротко остриженного черепа—«это рефлексы, понимаешь….Не я….Просто рефлексы». </text:span></text:span><text:span text:style-name="Source_20_Text"><text:span text:style-name="T1534">Когда же начало меняться, для Блисеро тех дней, от похоти к жалости, тупой как изумленье Рауханделя собственным даром? Он навидался этих Рауханделей, особенно после 39-го, </text:span></text:span><text:span text:style-name="Source_20_Text"><text:span text:style-name="T1535">таящих не менее загадочных гостей, чужаков, иногда не менее причудливых, чем дар всегда оказываться там, где нет взрывов… </text:span></text:span><text:span text:style-name="Source_20_Text"><text:span text:style-name="T1634">кто-нибудь</text:span></text:span><text:span text:style-name="Source_20_Text"><text:span text:style-name="T1535"> из них, это сырьё, «хотят Перемены»? </text:span></text:span><text:span text:style-name="Source_20_Text"><text:span text:style-name="T1536">Или хотя бы знают? Он сомневается…. Их рефлексы просто используются, сотнями тысяч за раз—королевскими молями, которых вдохновило Пламя. </text:span></text:span><text:span text:style-name="Source_20_Text"><text:span text:style-name="T1537">Блисеро утратил, много лет назад, всякую невинность в этом вопросе. Итак, его Судьба это Печь: покуда заблудившиеся дети, которые никогда не знают, ничего не меняют кроме формы и паспортов, будут жить-поживать долго после его золы и газов ухода через печную трубу. Именно так. Странник в горах Боли. </text:span></text:span><text:span text:style-name="Source_20_Text"><text:span text:style-name="T1538">Это длится уже слишком долго, игра им избрана не ради чего-то другого кроме конца, которым она закончится, <text:s/>nicht wahr? </text:span></text:span><text:span text:style-name="Source_20_Text"><text:span text:style-name="T1539">Слишком стар уже, грипп проходит уже не так быстро, живот порой может скрутить на весь день, глаза ощутимо слепее с каждой новой проверкой, слишком «реалистичен», чтобы избрать смерть героя, или даже солдатскую. Всё, чо он хочет, это уйти из зимы, в тепло Печи, в тьму железного убежища, дверь позади него в сужающемся прямоугольнике кухонного света со звяком захлопывается, навсегда. Всё </text:span></text:span><text:span text:style-name="Source_20_Text"><text:span text:style-name="T1540">прочее лишь</text:span></text:span><text:span text:style-name="Source_20_Text"><text:span text:style-name="T1539"> любовная игра перед актом.</text:span></text:span></text:p>
      <text:p text:style-name="P442"><text:span text:style-name="Source_20_Text"><text:span text:style-name="T1541">Да, он думает, больше, чем следовало бы, и это его удивляет, о детях—об их мотивах. Он полагает, скорее всего они стремятся к своей свободе, тоскуя по ней как он по Печи, и подобная извращённость преследует его и гнетёт… </text:span></text:span><text:span text:style-name="Source_20_Text"><text:span text:style-name="T1542">он возвращается вновь и вновь</text:span></text:span><text:span text:style-name="Source_20_Text"><text:span text:style-name="T1541"> </text:span></text:span><text:span text:style-name="Source_20_Text"><text:span text:style-name="T1542">к пустой бессмысленной картине того, чем был дом в лесу, сейчас искрошенный до сахарных крупинок, всё, что осталось, это неукротимая Печь, и пара деток, пик сладкой энергии позади, опять подступает голод, блуждания в зелёной непроглядности деревьев….Куда им идти, где укрываться на ночь? </text:span></text:span><text:span text:style-name="Source_20_Text"><text:span text:style-name="T1543">Непредусмотрительность детей...и вежливый парадокс этого их Состояньица, основой которому всё та же Печь, что всё должна уничтожить….</text:span></text:span></text:p>
      <text:p text:style-name="P443"><text:span text:style-name="Source_20_Text"><text:span text:style-name="T1544">Но всякий истинный бог должен быть и творцом и разрушителем. Ему, воспитанному в христианском окружении, трудно было это понять до его путешествия на Юго-Запад, до его собственного покорения Африки. Среди пыльных костров Калахари, под ширью прибрежного моря, огонь и вода, он учился. Мальчик хереро, загнанный долгими мучениями в страх перд христианскими грехами, духи шакало</text:span></text:span><text:span text:style-name="Source_20_Text"><text:span text:style-name="T1545">в</text:span></text:span><text:span text:style-name="Source_20_Text"><text:span text:style-name="T1544">, </text:span></text:span><text:span text:style-name="Source_20_Text"><text:span text:style-name="T1545">могучие европейские волки-оборотни, преследовали его, жаждая насытиться его душой, бесценным червячком, что живёт в его позвоночнике, пытался теперь загнать своих прежних богов в клетку, поймать в капканы из слов, выдать их, диких, парализованных, этому учёному белому, что был так увлечён языком. </text:span></text:span><text:span text:style-name="Source_20_Text"><text:span text:style-name="T1546">Увозя в своём ранце экземпляр <text:s/></text:span></text:span><text:span text:style-name="Source_20_Text"><text:span text:style-name="T1635">Duino Elegies</text:span></text:span><text:span text:style-name="Source_20_Text"><text:span text:style-name="T1546">, только что напечатанных, когда он отправлялся на Юго-Запад, подарок </text:span></text:span><text:soft-page-break/><text:span text:style-name="Source_20_Text"><text:span text:style-name="T1546">Матери на причале, запах свежей типографской краски кружил его голову по ночам, </text:span></text:span><text:span text:style-name="Source_20_Text"><text:span text:style-name="T1547">пока старый пароход бороздил тропик за тропиком… </text:span></text:span><text:span text:style-name="Source_20_Text"><text:span text:style-name="T1548">пока созвездия, как новые звёзды </text:span></text:span><text:span text:style-name="Source_20_Text"><text:span text:style-name="T1549">над Боль-континентом, стали совем незнакомыми, а времена года перевернулись… и он подошёл к берегу на высоконосой деревянной лодке, что двадцатью годами раньше перевозила синебрючные войска с железа на рейде, чтобы <text:s/>подавить Великое Восстание хереро. Найти в глухих местах между Намибом и Калахари свою собственную верную родню, свой ночной цвет.</text:span></text:span></text:p>
      <text:p text:style-name="P444"><text:span text:style-name="Source_20_Text"><text:span text:style-name="T1550">Непроходимые пустоши камня палимого солнцем… многие мили каньонов заворачивающих в никуда, засыпанные на дне белым песком, что оборачивается холодно синим, когда дни удлинились… </text:span></text:span><text:span text:style-name="Source_20_Text"><text:span text:style-name="T1636">мы делать Нджамби Карунга сейчас, омахона…</text:span></text:span><text:span text:style-name="Source_20_Text"><text:span text:style-name="T1550"> </text:span></text:span><text:span text:style-name="Source_20_Text"><text:span text:style-name="T1551">шёпот над горящими ветвями колючек, где этот немец заклинает прочь энергии окружившие свет костра своей тонкой книжицей. Он встревоженно вскидывает взгляд. Мальчик хочет ебтись, но он использует слово обозначающее бога на языке хереро. Необычный холод пронял белого человека. Он верит, как и Рейнское Миссионерское Общество, в богохульство. </text:span></text:span><text:span text:style-name="Source_20_Text"><text:span text:style-name="T1552">Особенно тут в пустыне, гле опасности, чьи имена он боится произнести даже в городах, даже при свете дня, собираются вокруг, крылья сложены, ягодицы соприкасаются с холодным песком, выжидают… В эту ночь он чувствует мощь каждого слова: слова отделённый всего одним мигом от вещей, которые они обозначают, </text:span></text:span><text:span text:style-name="Source_20_Text"><text:span text:style-name="T1553">Риск натягивать мальчика под резонанс святого Имени наполняет его безумной похотью, похоть в лице—маска—мгновенное воздаяние из-за пределов костра… но для мальчика Нджамби Карунга это происходящее, когда они совокупились, вот и всё: Бог творец и разрушитель, солнце и тьма, все наборы противоположностей сведённые вместе, включая чёрное и белое, мужское и женское… и он становится в своей невинности дитём Нджамби Карунга </text:span></text:span><text:span text:style-name="Source_20_Text"><text:span text:style-name="T1554">(как весь его былой клан, безжалостно, за пределы их собственной истории) здесь под европейским потом, рёбрами, мускулами брюшного пресса, хуем (мускулы самого мальчика невыносимо торчат кажется уже часами, как будто он собирается убить, но ни слова, только долгие, клонированные куски ночи, что проходит над их телами).</text:span></text:span></text:p>
      <text:p text:style-name="P445"><text:span text:style-name="Source_20_Text"><text:span text:style-name="T1555">Что я сотворил из него? Капитан Блисеро <text:s/>знает, что на данный момент африканец посреди Германии, в глубине Гарца, и что на слкчай, если Печь захлопнется за ним в эту зиму, они уже сказали прощальное </text:span></text:span><text:span text:style-name="Source_20_Text"><text:span text:style-name="T1637">auf Wiedersehen</text:span></text:span><text:span text:style-name="Source_20_Text"><text:span text:style-name="T1555">. Он сидит, живот обвис, гланды полны недомогания, склонившись над панелью управления в окрашенной пятнами машине управления пуском. </text:span></text:span><text:span text:style-name="Source_20_Text"><text:span text:style-name="T1556">Сержанты двигательной и направляющей панелей снаружи, перекуривают—он один за контролями. Снаружи, через немытый перископ, узловатый туман распускается с яркой зоны инея, что опоясал вздыбленную затенённую ракету, у которой свинчена крышка бака для жидкого кислорода. Деревья плотно сгрудились: над головой едва различишь достаточно неба для подъёма ракеты. </text:span></text:span><text:span text:style-name="Source_20_Text"><text:span text:style-name="T1638">Bodenplatte</text:span></text:span><text:span text:style-name="Source_20_Text"><text:span text:style-name="T1556">—бетонная плита положенная на обрезки стали—уложена на землю между трёх деревьев </text:span></text:span><text:span text:style-name="Source_20_Text"><text:span text:style-name="T1558">с пометками</text:span></text:span><text:span text:style-name="Source_20_Text"><text:span text:style-name="T1557">, чтобы обеспечить точное направление, 260°, на Лондон. </text:span></text:span><text:span text:style-name="Source_20_Text"><text:span text:style-name="T1558">Отметкой служит грубо н</text:span></text:span><text:span text:style-name="Source_20_Text"><text:span text:style-name="T1557">амалёванн</text:span></text:span><text:span text:style-name="Source_20_Text"><text:span text:style-name="T1558">ая</text:span></text:span><text:span text:style-name="Source_20_Text"><text:span text:style-name="T1557"> мандала, красный круг с жирным чёрным крестом внутри, опозна</text:span></text:span><text:span text:style-name="Source_20_Text"><text:span text:style-name="T1559">ваемая</text:span></text:span><text:span text:style-name="Source_20_Text"><text:span text:style-name="T1557"> как древний символ колеса-солнца, из которого, как говор</text:span></text:span><text:span text:style-name="Source_20_Text"><text:span text:style-name="T1559">ят</text:span></text:span><text:span text:style-name="Source_20_Text"><text:span text:style-name="T1557"> легенд</text:span></text:span><text:span text:style-name="Source_20_Text"><text:span text:style-name="T1559">ы</text:span></text:span><text:span text:style-name="Source_20_Text"><text:span text:style-name="T1557">, ранние христиане выломили свастику, для маскировки своего запретного символа.</text:span></text:span></text:p>
      <text:p text:style-name="P446"><text:span text:style-name="Source_20_Text"><text:span text:style-name="T1560">Два гвоздя вбиты в дерево в центре креста, Рядом с одной из намалёванных отметок, на западном из деревьев, кто-то нацарапал на коре остриём штыка IN HOC SIGNO VINCES. Никто на батарее не признаётся в этом. Наверное, работа подпольщиков. Но приказа убрать не было. </text:span></text:span><text:span text:style-name="Source_20_Text"><text:span text:style-name="T1561">Бледно-жёлтые верхушки обрезанных комлей проглядывают вокруг <text:s/></text:span></text:span><text:span text:style-name="Source_20_Text"><text:span text:style-name="T1638">Bodenplatte, </text:span></text:span><text:span text:style-name="Source_20_Text"><text:span text:style-name="T1561">свежие щепки</text:span></text:span><text:span text:style-name="Source_20_Text"><text:span text:style-name="T1639"> </text:span></text:span><text:span text:style-name="Source_20_Text"><text:span text:style-name="T1561">и опилки мешаются со старой опавшей листвой. Запах, глубокий, как в детстве, перебит запахом бензина и спирта. Дождь собирается сегодня, а может, снег. Расчёт в нервном движении, серо-зелёные. </text:span></text:span><text:span text:style-name="Source_20_Text"><text:span text:style-name="T1562">Блестяще-</text:span></text:span><text:span text:style-name="Source_20_Text"><text:span text:style-name="T1563">ч</text:span></text:span><text:span text:style-name="Source_20_Text"><text:span text:style-name="T1562">ёрный каучук кабелей уползает в лес подключить наземное оборудование к голандской линии на 380 вольт. </text:span></text:span><text:span text:style-name="Source_20_Text"><text:span text:style-name="T1640">Erwartung</text:span></text:span><text:span text:style-name="Source_20_Text"><text:span text:style-name="T1562">. . . .</text:span></text:span></text:p>
      <text:p text:style-name="P447"><text:span text:style-name="Source_20_Text"><text:span text:style-name="T1564">В последние дни ему почему-то всё труднее вспоминать. Этот ограниченный, сквозь помутневшие призмы, ритуал, ежедневные переезды на эти свежерасчищенные треугольники в лесах подменили произвольные прогулки памяти, </text:span></text:span><text:span text:style-name="Source_20_Text"><text:span text:style-name="T1565">невинный сбор цветков-воспоминаний. Его </text:span></text:span><text:soft-page-break/><text:span text:style-name="Source_20_Text"><text:span text:style-name="T1565">отлучки, к Кате с Готфридом, стали короче и ценнее с ускорением темпа пусков. Хотя мальчик из подразделения Блисеро, капитан редко видит его на службе—вспышка золота, что помогает наблюдателям увязать километраж до их рации, яркий всплеск его волос на ветру, исчезающий среди деревьев… Как странно противоположен африканцу—цветовой негатив, жёлтый и синий. Капитан: в каком-то приливе сентиментальности, какого-то предзнания, дал своему африканскому мальчику имя «Норичник», </text:span></text:span><text:span text:style-name="Source_20_Text"><text:span text:style-name="T1566">одно из названий горечавки с горного склона у Рильке, нордического цвета, принесённой в долины:</text:span></text:span></text:p>
      <text:p text:style-name="P447"><text:span text:style-name="Source_20_Text"><text:span text:style-name="T1566"/></text:span></text:p>
      <text:p text:style-name="P447"><text:span text:style-name="Source_20_Text"><text:span text:style-name="T1641">Bringt doch der Wanderer auch vom Hange des Bergrands nicht eine</text:span></text:span></text:p>
      <text:p text:style-name="P447"><text:span text:style-name="Source_20_Text"><text:span text:style-name="T1641">Hand voll Erde ins Tal, die alle unsägliche, sondern ein erworbenes</text:span></text:span></text:p>
      <text:p text:style-name="P447"><text:span text:style-name="Source_20_Text"><text:span text:style-name="T1641">Wort, reines, den gelben und blaun Enzian.</text:span></text:span></text:p>
      <text:p text:style-name="P447"><text:span text:style-name="Source_20_Text"><text:span text:style-name="T1641"/></text:span></text:p>
      <text:p text:style-name="P447"><text:span text:style-name="Source_20_Text"><text:span text:style-name="T1566">– Омухона… посмотри на меня. Я красный и коричневый… </text:span></text:span><text:span text:style-name="Source_20_Text"><text:span text:style-name="T1641">чёрный</text:span></text:span><text:span text:style-name="Source_20_Text"><text:span text:style-name="T1566">, омухона.</text:span></text:span></text:p>
      <text:p text:style-name="P448"><text:span text:style-name="Source_20_Text"><text:span text:style-name="T1566">– Liebchen, это другой край земли, в Германии ты был бы жёлтым и синим.– Метафизика зеркальных отражений. </text:span></text:span><text:span text:style-name="Source_20_Text"><text:span text:style-name="T1567">Сам восхитился такой элегантностью, такой книжной симметричностью… А всё же зачем говорить так бесцельно с бесплодной горой, с жаром дня, с диким цветком из которого он пил, так бесконечно… зачем растрачивать </text:span></text:span><text:span text:style-name="Source_20_Text"><text:span text:style-name="T1642">такие</text:span></text:span><text:span text:style-name="Source_20_Text"><text:span text:style-name="T1567"> слова в мираже, в жёлтом солнце и в морозно синих тенях ущелий, если только они не пророчество, за пределами синдрома предкатастрофы, за пределами ужаса перед тем, чтоб задуматься о своём среднем возрасте, хоть на секунду, </text:span></text:span><text:span text:style-name="Source_20_Text"><text:span text:style-name="T1568">однако, любое «провидение» исключено</text:span></text:span><text:span text:style-name="Source_20_Text"><text:span text:style-name="T1565">—</text:span></text:span><text:span text:style-name="Source_20_Text"><text:span text:style-name="T1643">запредельность </text:span></text:span><text:span text:style-name="Source_20_Text"><text:span text:style-name="T1568">была чем-то </text:span></text:span><text:span text:style-name="Source_20_Text"><text:span text:style-name="T1579">воздыхающим</text:span></text:span><text:span text:style-name="Source_20_Text"><text:span text:style-name="T1568">, шевелящимся, всегда под его словами, чем-то что уже тогда могло видеть ужас предстоящего времени, по крайней мере настолько ужасного как эта зима и очертания того, во что превратилась теперь Война, очертания сделавшие неизбежным форму последнего кусочка в головоломке: эта Печь-игра с жёлтоволосым и синеглазым </text:span></text:span><text:span text:style-name="Source_20_Text"><text:span text:style-name="T1569">юношей и молчаливой, себе на уме, Катей (кто был её противоположностью на Юго-Западе? какая чёрная девочка, которую он никогда не увидел, укрытая в слепящем солнце, в хрустко-угольном проезде ночных поездом, созвездие тёмных светил которому никто, ни один анти-Рильке, никогда не дал имени...)—но 1944 слишком поздно, чтоб это что-нибудь значило. Такие симметрии довоенная роскошь. Ему уже не о </text:span></text:span><text:span text:style-name="Source_20_Text"><text:span text:style-name="T1570"><text:s/></text:span></text:span><text:span text:style-name="Source_20_Text"><text:span text:style-name="T1569">чем пророчествовать.</text:span></text:span></text:p>
      <text:p text:style-name="P449"><text:span text:style-name="Source_20_Text"><text:span text:style-name="T1570">Менее всего о её нежданном уходе из игры. Такого оборота он не предвидел, может и впрямь из-за того, что никогда не увидел ту чёрную девочку. </text:span></text:span><text:span text:style-name="Source_20_Text"><text:span text:style-name="T1571">Возможно, чёрная девочка была гением мета-решений—опрокинуть шахматную доску, пр</text:span></text:span><text:span text:style-name="Source_20_Text"><text:span text:style-name="T1572">и</text:span></text:span><text:span text:style-name="Source_20_Text"><text:span text:style-name="T1571">стрелить судью. </text:span></text:span><text:span text:style-name="Source_20_Text"><text:span text:style-name="T1572">Но после такого ранения, разлома, что станет с маленьким царством Печи? Можно ли поправить? </text:span></text:span><text:span text:style-name="Source_20_Text"><text:span text:style-name="T1573">Может, новая форма, более подходящая… лучник и его сын, и сбивание яблока… да, и Война в роли короля-деспота… ещё можно как-то спасти, починить, перемена ролей, незачем бросаться вон где…</text:span></text:span></text:p>
      <text:p text:style-name="P450"><text:span text:style-name="Source_20_Text"><text:span text:style-name="T1573">Готфрид, в клетке, </text:span></text:span><text:span text:style-name="Source_20_Text"><text:span text:style-name="T1574">наблюдает как она сбрасывает её путы и уходит. Светлый и стройный, волосы на его ногах заметны лишь в солнечном свете и то как тон</text:span></text:span><text:span text:style-name="Source_20_Text"><text:span text:style-name="T1575">ч</text:span></text:span><text:span text:style-name="Source_20_Text"><text:span text:style-name="T1574">айшая невесомая сеточка золота, по его векам уже потянулись странные </text:span></text:span><text:span text:style-name="Source_20_Text"><text:span text:style-name="T1575">младо/старые отметки, расцветает, глаза редкостной сини, что в некоторые дни, зависимо от погоды, слишком глубокой для этой миндалевидной каймы, синь сочится, истекает, чтобы осветить всё юное лицо, девственная синева, синева утопленника, синева так ненасытно втягиваемая меловыми стенами средиземноморских улиц, где мы неспешно крутили педали велосипеда сквозь полдни старого мира…. Он не может остановить её. Если капитан спросит, он расскажет что видел. </text:span></text:span><text:span text:style-name="Source_20_Text"><text:span text:style-name="T1576">Готфрид и раньше видел как она уходила <text:s/>тайком, есть слухи, что она с подпольщиками, что влюбилась в Швенингене в пилота юнкерса….Но она должна любить капитана Блисеро тоже. </text:span></text:span><text:span text:style-name="Source_20_Text"><text:span text:style-name="T1577">Готфрид держится как пассивный наблюдатель. Он дожидался своего нынешнего возраста и призывной повестки, что настигнут его, с дерзким ужасом, как на неудержимое приближение поворота, который ты должен взять в управляемом заносе, </text:span></text:span><text:span text:style-name="Source_20_Text"><text:span text:style-name="T1644">пронеси</text:span></text:span><text:span text:style-name="Source_20_Text"><text:span text:style-name="T1577">, набирая скорость до последнего возможного момента, </text:span></text:span><text:span text:style-name="Source_20_Text"><text:span text:style-name="T1644">пронеси</text:span></text:span><text:span text:style-name="Source_20_Text"><text:span text:style-name="T1577"> его единственная молитва на ночь. </text:span></text:span><text:span text:style-name="Source_20_Text"><text:span text:style-name="T1578">Опасность, которая, как он </text:span></text:span><text:soft-page-break/><text:span text:style-name="Source_20_Text"><text:span text:style-name="T1578">думает, нужна ему, всё ещё надуманная у него: то, с чем он флиртует и дразнится, не кончается настоящей смертью, герой всегда вышагивает из сердцевины взрыва, лицо в копоти, но с улыбкой—взрыв это грохот и смена, и бросок в укрытие. Готфрид ещё не видел трупов, вблизи нет. Иногда из дому приходят вести о смерти кого-то из его друзей, он видел как длинные, обвисшие мешки вдалеке грузят на ядовито-серые грузовики, фары прорезают туман… </text:span></text:span><text:span text:style-name="Source_20_Text"><text:span text:style-name="T1580">но при осечке, когда ракеты пытаются свалиться на тебя, кто запускал их и вы все двенадцать втиснули свои тела в <text:s/>прорезь узкой траншеи, ожидая в потом пропахшей шерсти, сдерживая напряжённый смех, </text:span></text:span><text:span text:style-name="Source_20_Text"><text:span text:style-name="T1581">ты думаешь только—будет что рассказать в столовой, написать домой к </text:span></text:span><text:span text:style-name="Source_20_Text"><text:span text:style-name="T1645">Mutti…</text:span></text:span><text:span text:style-name="Source_20_Text"><text:span text:style-name="T1581">. </text:span></text:span><text:span text:style-name="Source_20_Text"><text:span text:style-name="T1582">Эти ракеты его любимые звери, едва приручённые, часто непослушные, даже могут развернуться. </text:span></text:span><text:span text:style-name="Source_20_Text"><text:span text:style-name="T1583">Он любит их, как любил бы лошадей или танки Тигр, если б туда призвали.</text:span></text:span></text:p>
      <text:p text:style-name="P451"><text:span text:style-name="Source_20_Text"><text:span text:style-name="T1583">Здесь он чувствует, что </text:span></text:span><text:span text:style-name="Source_20_Text"><text:span text:style-name="T1646">пронесло</text:span></text:span><text:span text:style-name="Source_20_Text"><text:span text:style-name="T1583">, тут легко. На что мог бы он надеяться без Войны? </text:span></text:span><text:span text:style-name="Source_20_Text"><text:span text:style-name="T1584">Но участвовать в </text:span></text:span><text:span text:style-name="Source_20_Text"><text:span text:style-name="T1647">таком</text:span></text:span><text:span text:style-name="Source_20_Text"><text:span text:style-name="T1584"> приключении… </text:span></text:span><text:span text:style-name="Source_20_Text"><text:span text:style-name="T1647">Если ты не можешь петь Зигфрид ты всё же можешь нести копьё…</text:span></text:span><text:span text:style-name="Source_20_Text"><text:span text:style-name="T1584"> На каком горном склоне, от какого загорелого любимого лица слышал он эти слова? </text:span></text:span><text:span text:style-name="Source_20_Text"><text:span text:style-name="T1585">Всё что он помнить белый взмыв вверх, квадраты лугов окружённые тучей… </text:span></text:span><text:span text:style-name="Source_20_Text"><text:span text:style-name="T1586">Сейчас он обучается специальности, обслуживает ракеты, а как Война закончится он выучится на инженера. Он понимает, что Блисеро умрёт или скроется, и он покинет клетку. <text:s/>Но у него это связано с концом Войцны, а не с Печью. Ему известно, как любому каждому, что дети всегда освобождаются в момент самой большой опасности. </text:span></text:span><text:span text:style-name="Source_20_Text"><text:span text:style-name="T1587">Ебля, солёный конец капитанского усталого, часто не стоячего <text:s/>члена сунутого в его покорный рот, жалящий хлыст, отражение его лица, когда целует ботинки капитана, их блеск испятнан, подпорчен солидолом, маслом, спиртом пролитым при заправках, делают из его лица кого-то кого он не может распознать—это необходимо, это делает его неволю особенной, без чего это почти не отличалось бы от армейского удушения, армейского гнёта. Ему стыдно, что он получает такое удовольствие от этого—</text:span></text:span><text:span text:style-name="Source_20_Text"><text:span text:style-name="T1588">теперь слово сука произнесённое особым тоном голоса вызывает у него эрекцию, которую онне может подавить</text:span></text:span><text:span text:style-name="Source_20_Text"><text:span text:style-name="T1587">—</text:span></text:span><text:span text:style-name="Source_20_Text"><text:span text:style-name="T1588">боится, что, хоть и не осуждён и проклят, он стал сумсшедшим. Вся батарея знает об этом: хотя они все подчиняются капитану, это видно по их лицам, чувствовал в подёргиваньях стальной ленты рулетки, как вплёскивали суп в его тарелку в столовой, толкали локтем его правывй рукав на каждом одевании во взводе. С недавних пор ему часто снится очень бледная белая женщина, которая хочет его, которая никогда не говорит, но эта абсолютная уверенность в её глазах… его полная уверенность, что она, знаменитость которую все узнают с первого взгляда, его знает и ей незачем </text:span></text:span><text:span text:style-name="Source_20_Text"><text:span text:style-name="T1589">заговаривать с ним после этого зова в её лице, пробуждает его трепещущим среди ночи, </text:span></text:span><text:span text:style-name="Source_20_Text"><text:span text:style-name="T1590">изнеможённое</text:span></text:span><text:span text:style-name="Source_20_Text"><text:span text:style-name="T1589"> лицо капитана в полуметре, над шёлком серебряных складок, </text:span></text:span><text:span text:style-name="Source_20_Text"><text:span text:style-name="T1590">слабые глаза уставились точно как его собственные, бакенбарды, о которые приходится тететься щеками, рыдая, пытаясь пересказать какая она было, как </text:span></text:span><text:span text:style-name="Source_20_Text"><text:span text:style-name="T1648">смотрела</text:span></text:span><text:span text:style-name="Source_20_Text"><text:span text:style-name="T1590"> на него….</text:span></text:span></text:p>
      <text:p text:style-name="P452"><text:span text:style-name="Source_20_Text"><text:span text:style-name="T1591">Капитан видел её, конечно же. А кто нет? </text:span></text:span><text:span text:style-name="Source_20_Text"><text:span text:style-name="T1592">В виде утешения он может сказать ребёнку: –«Она настоящая. Ты тут ни при чём. Ты <text:s/>должен понять, что она тебя хочет. Незачем просыпаться с криками и меня будить.</text:span></text:span></text:p>
      <text:p text:style-name="P453"><text:span text:style-name="Source_20_Text"><text:span text:style-name="T1592">– </text:span></text:span><text:span text:style-name="Source_20_Text"><text:span text:style-name="T1593">Но если она вернётся—</text:span></text:span></text:p>
      <text:p text:style-name="P453"><text:span text:style-name="Source_20_Text"><text:span text:style-name="T1592">– </text:span></text:span><text:span text:style-name="Source_20_Text"><text:span text:style-name="T1593">Подчинись Готфрид. Сдайся полностью. Посмотри куда она тебя ведёт. Вспомни тот первый раз, когда я ебал тебя. Как ты был напряжён, пока не понял, что я хочу войти внутрь. </text:span></text:span><text:span text:style-name="Source_20_Text"><text:span text:style-name="T1594">Твоя розочка расцвела. Тебе стало нечего, даже твой на тот момент невинный рот, терять….</text:span></text:span></text:p>
      <text:p text:style-name="P454"><text:span text:style-name="Source_20_Text"><text:span text:style-name="T1595">Но мальчик продолжает плакать. Катя не поможет ему. Наверное, она спит. Её никогда не понять. Он хочет быть ей другом, но они почти не разговаривают. Она холодная, загадочная, иногда он её ревнует, а иногда—обычно, когда ему хочется выебать её, но из-за какой-то уловки капитана он не может—в такие моменты ему кажется, что он безумно её любит. В отличие от капитана, он никогда не смотрел на неё, как на верную сестру, которая освободит его из клетки. Он мечтает о том освобождении, но как о тёмном внешнем Процессе, который произойдёт </text:span></text:span><text:soft-page-break/><text:span text:style-name="Source_20_Text"><text:span text:style-name="T1595">независимо от того, что каждый из них может хотеть. </text:span></text:span><text:span text:style-name="Source_20_Text"><text:span text:style-name="T1596">От того, уйдёт она или останется. </text:span></text:span><text:span text:style-name="Source_20_Text"><text:span text:style-name="T1597">Поэтому когда Катя оставляет игру навсегда, он молчит.</text:span></text:span></text:p>
      <text:p text:style-name="P455"><text:span text:style-name="Source_20_Text"><text:span text:style-name="T1598">Блисеро проклинает её. Швыряет подставку для обуви в дорог</text:span></text:span><text:span text:style-name="Source_20_Text"><text:span text:style-name="T1599">ую картину тер Борха. </text:span></text:span><text:span text:style-name="Source_20_Text"><text:span text:style-name="T1600">Бомбы падают западнее в Хаагше Бош. Ветер дует подёрнув рябьё декоративные пруды снаружи. Штабные машины урчат прочь вдоль длинной дорожки обсаженной буками. Месяц блестит среди рваных туч, его тёмная половина цвета застарелого мяса. Блисеро приказывает всем спуститься в убежище, погреб полон джина в коричневых кувшинах, решетчатые ящики луковиц анемонов. Шлюха подставила его батарею под прицел британцев, налёт <text:s/>может случиться в любую минуту! </text:span></text:span><text:span text:style-name="Source_20_Text"><text:span text:style-name="T1601">Все сидят в круг, пьют Оude Genever, и чистят сыры. </text:span></text:span><text:span text:style-name="Source_20_Text"><text:span text:style-name="T1602">Рассказывают истории, в основном смешные, из до Войны. </text:span></text:span><text:span text:style-name="Source_20_Text"><text:span text:style-name="T1603">К рассвету все упились и спят. Восковая кожура устилает пол словно листья. Никакие Спитфайеры не налетели. Но позже утром Schußstelle 3 меняет позицию, а реквизированный дом брошен. И нет её. Ушла к англичанам, через выступ, где великое воздушное приключение увязло в зиме, в ботинках Готфрида и его старом платье, чёро-лиловом, ниже колен, на один размер великовато, безвкусица. Её последнее переодевание. </text:span></text:span><text:span text:style-name="Source_20_Text"><text:span text:style-name="T1604">В дальнейшем она будет Катей. Она должна лишь капитану Прентису. Все остальные—Пит, Вим, Барабанщик, Индеец—её бросили, посчитали мёртвой. Или же это ей предупреждение, что—</text:span></text:span></text:p>
      <text:p text:style-name="P456"><text:span text:style-name="Source_20_Text"><text:span text:style-name="T1592">– </text:span></text:span><text:span text:style-name="Source_20_Text"><text:span text:style-name="T1605">Извини, но нет, пуля нам понадобится.</text:span></text:span><text:span text:style-name="Source_20_Text"><text:span text:style-name="T1592">– <text:s/></text:span></text:span><text:span text:style-name="Source_20_Text"><text:span text:style-name="T1605">Лицо Вима в тени, куда не может проникнуть её взгляд, отрывисто шепчет под Шевенингенским пиром, неровные шаги толпы над головой,</text:span></text:span><text:span text:style-name="Source_20_Text"><text:span text:style-name="T1592">– </text:span></text:span><text:span text:style-name="Source_20_Text"><text:span text:style-name="T1605">нужна каждая ёбаная пуля. Нам нужна тишина. </text:span></text:span><text:span text:style-name="Source_20_Text"><text:span text:style-name="T1606">У нас нет человека, чтобы избавиться от трупа. Я уже пять минут с тобой потерял,</text:span></text:span><text:span text:style-name="Source_20_Text"><text:span text:style-name="T1592">– <text:s/></text:span></text:span><text:span text:style-name="Source_20_Text"><text:span text:style-name="T1606">вот так <text:s/>их последнюю встречу, он извёл на технические мелочи, которые её уже не интересуют. Когда она оглянулась, его уже нет, тихо, по партизански, и ей как-то не укладывается </text:span></text:span><text:span text:style-name="Source_20_Text"><text:span text:style-name="T1607">как увязать его </text:span></text:span><text:span text:style-name="Source_20_Text"><text:span text:style-name="T1606">чувств</text:span></text:span><text:span text:style-name="Source_20_Text"><text:span text:style-name="T1607">а</text:span></text:span><text:span text:style-name="Source_20_Text"><text:span text:style-name="T1606"> год назад под прохладной </text:span></text:span><text:span text:style-name="Source_20_Text"><text:span text:style-name="T288">синелью, до того как у него появились все эти мускулы, и эти шрамы на плече и ляжке—</text:span></text:span><text:span text:style-name="Source_20_Text"><text:span text:style-name="T289">тугодум, нейтральный человек наконец выведенный за свой порог, но она любила его до этого… наверное, да….</text:span></text:span></text:p>
      <text:p text:style-name="P457"><text:span text:style-name="Source_20_Text"><text:span text:style-name="T289">Сейчас она для них ничто. Им нужна была Schußstelle 3. Она давала им всё, но находила причины не указывать местоположение ракетной площадки капитана, и теперь слишком много сомнений насчёт вескости были причины. </text:span></text:span><text:span text:style-name="Source_20_Text"><text:span text:style-name="T290">Да, местоположение часто менялось. </text:span></text:span><text:span text:style-name="Source_20_Text"><text:span text:style-name="T291">И невозможно было продвинуть её ближе к </text:span></text:span><text:span text:style-name="Source_20_Text"><text:span text:style-name="T292">источнику решений: это <text:s/>её, лишённое выражение лицо прислуги склонялось над их шнапсами и сигарами, над картами в кофейных круглых отпечатках разложенными на низких столиках, над листами плотной бумаги со штампами лиловыми как избитая плоть. Вим и его товарищи вложили время и жизни</text:span></text:span><text:span text:style-name="Source_20_Text"><text:span text:style-name="T293">—</text:span></text:span><text:span text:style-name="Source_20_Text"><text:span text:style-name="T292">три еврейские семьи отправлен на восток</text:span></text:span><text:span text:style-name="Source_20_Text"><text:span text:style-name="T293">—</text:span></text:span><text:span text:style-name="Source_20_Text"><text:span text:style-name="T292">хотя погоди, она же больше, чем отработала, не так ли, за эти месяцы в Шевенингене? Это были дети, нервные, одинокие, и так любили говорить про лоцманов и моряков, </text:span></text:span><text:span text:style-name="Source_20_Text"><text:span text:style-name="T294">и она передала кто знает сколько пачек Самых Секретных шифровок через Северное море, не правда ли, номера эскадрилий, места заправки, способы выхода из штопора, <text:s/>радиусы поворота, настройка питания, радио частоты, сектора, расписание перелётов</text:span></text:span><text:span text:style-name="Source_20_Text"><text:span text:style-name="T293">—</text:span></text:span><text:span text:style-name="Source_20_Text"><text:span text:style-name="T294">это же она, нет? Чего же ещё они хотят? </text:span></text:span><text:span text:style-name="Source_20_Text"><text:span text:style-name="T295">Она спрашивает это всерьёз, как будто существует фактор конвертации между информацией и жизнями. Как ни странно это звучит, но такой имеется. Записан в Инструкции, в файле Военного Департамента. Не забывайте, истинное дело Войны это купля-продажа. </text:span></text:span><text:span text:style-name="Source_20_Text"><text:span text:style-name="T296">Убийства и насилия управляются сами собой и могут быть поручены не-профессионалам. Массовость смерти в военной время полезна во многих отношениях. Она служит как спектакль, отвлекающий от истинного течения Войны. Она служит сырьём для записи в Историю, чтобы дети могли изучать Историю как цепь насилия, битва за битвой, и лучше подготовиться к взрослому миру. </text:span></text:span><text:span text:style-name="Source_20_Text"><text:span text:style-name="T297">Лучше всего, что массовая смерть является стимулом для простых людей, маленьких человеков, ухватить кусок от этого Пирога, пока они ещё тут, и заглотать его.</text:span></text:span><text:span text:style-name="Source_20_Text"><text:span text:style-name="T296"> <text:s/></text:span></text:span><text:span text:style-name="Source_20_Text"><text:span text:style-name="T297">Настоящая война это празднество рынков. Органические рынки, которые профессионалы с осторожностью именуют «чёрными», возникают повсеместно. Сертификаты, стерлинги, рейхсмарки продолжают движение неумолимые как классический балет, внутри своих </text:span></text:span><text:soft-page-break/><text:span text:style-name="Source_20_Text"><text:span text:style-name="T297">антисептических мраморных палат. Но снаружи, тут внизу, среди людей, появляются более истинные валюты. Так что, евреи подлежат обороту. Полностью, как и сигареты, пизда, или шоколад Хёрши. </text:span></text:span><text:span text:style-name="Source_20_Text"><text:span text:style-name="T298">К тому же в евреях имеется <text:s/>элемент вины, либо шантажа в будущем, что действует, ессесн, в пользу профессионалов. </text:span></text:span><text:span text:style-name="Source_20_Text"><text:span text:style-name="T299">Так что эта Катя орёт в тишину, в Северное море надежд, а Пират, кто знает её по торопливым встречам—на городских площадях обращённых к казармам, оставаясь, вместе с тем, клаустафобическими, под тёмными, пахнущими мягким деревом ступенями лестничных клеток, крутых, как приставные лестницы, </text:span></text:span><text:span text:style-name="Source_20_Text"><text:span text:style-name="T300">на лодочном причале <text:s/>у замасленной набережной, рядом с кошкой, что опустила взгляд своих янтарных глаз, в блоке старых квартир и с дождём во дворе, </text:span></text:span><text:span text:style-name="Source_20_Text"><text:span text:style-name="T301">древний пулемёт Schwarzlose с разобранным затвором и масляный насос россыпью по пыльной комнате—кто всякий раз встречал её как лицо работающее с другими, кого он знал лучше, с краю каждого задания, теперь лицом к её лицу выхваченному из контекста, огромное небо заполненное морскими тучами на марше, высокими и пухлыми за её спиной, отмечает опасность в её одиночестве, догадывается, что он даже имени её <text:s/>не знал, до этой встречи рядом с мельницей именуемой «Ангел».</text:span></text:span></text:p>
      <text:p text:style-name="P458"><text:span text:style-name="Source_20_Text"><text:span text:style-name="T302">Она рассказала ему отчего одна—более, менее—почему никогда не сможет вернуться, а лицо её где ещё, нарисованное на холсте, висит среди остальных уцелевших, в доме неподалёку от Дуиндингта, видевших игру в Печь—столетия минуют, как пурпурные тучи, затемняя бесконечно малый слой лака между нею и Пиратом, предоставляя ей щит безмятежности нужный ей, классической отстранённости…</text:span></text:span></text:p>
      <text:p text:style-name="P459"><text:span text:style-name="Source_20_Text"><text:span text:style-name="T303">– </text:span></text:span><text:span text:style-name="Source_20_Text"><text:span text:style-name="T304">Но куда вы теперь?</text:span></text:span><text:span text:style-name="Source_20_Text"><text:span text:style-name="T303">– </text:span></text:span><text:span text:style-name="Source_20_Text"><text:span text:style-name="T304">Руки обоих в карманах, шарфы плотно затянуты, камни оставле</text:span></text:span><text:span text:style-name="Source_20_Text"><text:span text:style-name="T306">н</text:span></text:span><text:span text:style-name="Source_20_Text"><text:span text:style-name="T304">ные водой отблескивают чёрным, как сточка из сна, вот-вот обретут печатный смысл здесь на пляже, каждый фрагмент так удивительно понятен, но…</text:span></text:span></text:p>
      <text:p text:style-name="P461"><text:span text:style-name="Source_20_Text"><text:span text:style-name="T303">– </text:span></text:span><text:span text:style-name="Source_20_Text"><text:span text:style-name="T305">Не знаю. Куда м</text:span></text:span><text:span text:style-name="Source_20_Text"><text:span text:style-name="T307">не будет</text:span></text:span><text:span text:style-name="Source_20_Text"><text:span text:style-name="T305"> лучше?</text:span></text:span></text:p>
      <text:p text:style-name="P460"><text:span text:style-name="Source_20_Text"><text:span text:style-name="T303">– «</text:span></text:span><text:span text:style-name="Source_20_Text"><text:span text:style-name="T305">Белое Посещение».</text:span></text:span><text:span text:style-name="Source_20_Text"><text:span text:style-name="T303">– <text:s/></text:span></text:span><text:span text:style-name="Source_20_Text"><text:span text:style-name="T305">Предлагает Пират.</text:span></text:span></text:p>
      <text:p text:style-name="P460"><text:span text:style-name="Source_20_Text"><text:span text:style-name="T303">– «</text:span></text:span><text:span text:style-name="Source_20_Text"><text:span text:style-name="T305">Белое Посещение» неплохо,</text:span></text:span><text:span text:style-name="Source_20_Text"><text:span text:style-name="T303">– </text:span></text:span><text:span text:style-name="Source_20_Text"><text:span text:style-name="T305">сказала она и ступила в пустоту….</text:span></text:span></text:p>
      <text:p text:style-name="P462"><text:span text:style-name="Source_20_Text"><text:span text:style-name="T303">– </text:span></text:span><text:span text:style-name="Source_20_Text"><text:span text:style-name="T308">Осби, я что с ума сошёл?</text:span></text:span><text:span text:style-name="Source_20_Text"><text:span text:style-name="T303">– </text:span></text:span><text:span text:style-name="Source_20_Text"><text:span text:style-name="T308">снежная ночь, пять бомб-ракет после полудня, трясясь на кухне в этот поздний час и при свечах, Осби Фил, идиот-учёный в этом доме, настолько углублён в разборку с миндальным орехом, что данный вопрос выглядит вполне уместным, цементо-бледная девица в приседе </text:span></text:span><text:span text:style-name="Source_20_Text"><text:span text:style-name="T309">на корточки</text:span></text:span><text:span text:style-name="Source_20_Text"><text:span text:style-name="T308">, вялая и </text:span></text:span><text:span text:style-name="Source_20_Text"><text:span text:style-name="T309">похоже как распсихованная, в тёмном углу.</text:span></text:span></text:p>
      <text:p text:style-name="P463"><text:span text:style-name="Source_20_Text"><text:span text:style-name="T303">– </text:span></text:span><text:span text:style-name="Source_20_Text"><text:span text:style-name="T309">Конечно, конечно,</text:span></text:span><text:span text:style-name="Source_20_Text"><text:span text:style-name="T303">– </text:span></text:span><text:span text:style-name="Source_20_Text"><text:span text:style-name="T309">грит Осби, с плавным вывертом пальцев и кисти, основанным на жесте, с которым Бела Лугоши подавал бокал вина с подмешанной наркотой юной главной героине в </text:span></text:span><text:span text:style-name="Source_20_Text"><text:span text:style-name="T1280">Белом Зомби</text:span></text:span><text:span text:style-name="Source_20_Text"><text:span text:style-name="T309">, самый первый фильм, из всех что видел Осби и в определённом смысле последний в его Списке Всех, </text:span></text:span><text:span text:style-name="Source_20_Text"><text:span text:style-name="T310">вместе с </text:span></text:span><text:span text:style-name="Source_20_Text"><text:span text:style-name="T1281">Сыном Франкенштейна</text:span></text:span><text:span text:style-name="Source_20_Text"><text:span text:style-name="T310">, </text:span></text:span><text:span text:style-name="Source_20_Text"><text:span text:style-name="T1281">Чокнутые Летят в Рио</text:span></text:span><text:span text:style-name="Source_20_Text"><text:span text:style-name="T310"> и, возможно, </text:span></text:span><text:span text:style-name="Source_20_Text"><text:span text:style-name="T1281">Дамбо.</text:span></text:span><text:span text:style-name="Source_20_Text"><text:span text:style-name="T310"> Который он пошёл смотреть на Оксфорд-Стрит в прошлый вечер, но на полпути заметил, вместо волшебного пёрышка, суровое зелёное с пурпуром лицо м-ра Эрнеста Бевина, охваченное толстеньким хоботом слонёнка с длинными ресницами, и решил, что ему лучше воздержаться.</text:span></text:span></text:p>
      <text:p text:style-name="P464"><text:span text:style-name="Source_20_Text"><text:span text:style-name="T303">– </text:span></text:span><text:span text:style-name="Source_20_Text"><text:span text:style-name="T310">Нет,</text:span></text:span><text:span text:style-name="Source_20_Text"><text:span text:style-name="T303">– <text:s/></text:span></text:span><text:span text:style-name="Source_20_Text"><text:span text:style-name="T311">поскольку Пират уже не понял что вообще там Осби говорил,</text:span></text:span><text:span text:style-name="Source_20_Text"><text:span text:style-name="T303">– <text:s/></text:span></text:span><text:span text:style-name="Source_20_Text"><text:span text:style-name="T311">не </text:span></text:span><text:span text:style-name="Source_20_Text"><text:span text:style-name="T303">«</text:span></text:span><text:span text:style-name="Source_20_Text"><text:span text:style-name="T311">конечно, ты сошёл с ума» это не то совсем.…</text:span></text:span></text:p>
      <text:p text:style-name="P464"><text:span text:style-name="Source_20_Text"><text:span text:style-name="T303">– </text:span></text:span><text:span text:style-name="Source_20_Text"><text:span text:style-name="T311">А что?</text:span></text:span><text:span text:style-name="Source_20_Text"><text:span text:style-name="T303">– </text:span></text:span><text:span text:style-name="Source_20_Text"><text:span text:style-name="T311">спрашивает Пират, когда пауза Осби затянулась дольше минуты.</text:span></text:span></text:p>
      <text:p text:style-name="P464"><text:span text:style-name="Source_20_Text"><text:span text:style-name="T303">– <text:s/></text:span></text:span><text:span text:style-name="Source_20_Text"><text:span text:style-name="T311">А?</text:span></text:span><text:span text:style-name="Source_20_Text"><text:span text:style-name="T303">– </text:span></text:span><text:span text:style-name="Source_20_Text"><text:span text:style-name="T311">грит Осби.</text:span></text:span></text:p>
      <text:p text:style-name="P465"><text:span text:style-name="Source_20_Text"><text:span text:style-name="T312">Пират передумал, вот что. Он вспоминает, что Катя теперь избегает всякое упоминание о доме в лесу. Она лишь заглянула и отодвинула, но страницы кристалла истины преломили все произносимые её слова</text:span></text:span><text:span text:style-name="Source_20_Text"><text:span text:style-name="T302">—</text:span></text:span><text:span text:style-name="Source_20_Text"><text:span text:style-name="T312">часто до слёз</text:span></text:span><text:span text:style-name="Source_20_Text"><text:span text:style-name="T302">—</text:span></text:span><text:span text:style-name="Source_20_Text"><text:span text:style-name="T312">и он как-то не совсем понимает того, что говорится, ещё меньше соотнести с самим кристаллом. </text:span></text:span><text:span text:style-name="Source_20_Text"><text:span text:style-name="T313">Ну, действительно, почему она покинула <text:s/>Schußstelle 3? Нам никогда не говорят почему. Но иногда, участникам игры, в затишье или в кризис, напоминают что к чему, в конце концов, играй по настоящему</text:span></text:span><text:span text:style-name="Source_20_Text"><text:span text:style-name="T302">—</text:span></text:span><text:span text:style-name="Source_20_Text"><text:span text:style-name="T313">а уже потом не моги продолжить в том же духе….</text:span></text:span><text:span text:style-name="Source_20_Text"><text:span text:style-name="T314">Не обязательно, чтоб было резко, с показухой</text:span></text:span><text:span text:style-name="Source_20_Text"><text:span text:style-name="T302">—</text:span></text:span><text:span text:style-name="Source_20_Text"><text:span text:style-name="T314">может придти мягко</text:span></text:span><text:span text:style-name="Source_20_Text"><text:span text:style-name="T302">—</text:span></text:span><text:span text:style-name="Source_20_Text"><text:span text:style-name="T314">и неважно какой счёт, сколько зрителей, какая их коллективная воля, сколько пенальти могут </text:span></text:span><text:soft-page-break/><text:span text:style-name="Source_20_Text"><text:span text:style-name="T314">назначить они, или Лига, игрок, не спеша очнувшись, возможно даже с упрямой походкой и пожимом плечей молодого отщепенца как у Кати, скажет, </text:span></text:span><text:span text:style-name="Source_20_Text"><text:span text:style-name="T1282">на хуй</text:span></text:span><text:span text:style-name="Source_20_Text"><text:span text:style-name="T314">, и бросит игру, бросит </text:span></text:span><text:span text:style-name="Source_20_Text"><text:span text:style-name="T315">и всё тут…</text:span></text:span><text:span text:style-name="Source_20_Text"><text:span text:style-name="T314">.</text:span></text:span></text:p>
      <text:p text:style-name="P466"><text:span text:style-name="Source_20_Text"><text:span text:style-name="T303">– </text:span></text:span><text:span text:style-name="Source_20_Text"><text:span text:style-name="T316">Хорошо,</text:span></text:span><text:span text:style-name="Source_20_Text"><text:span text:style-name="T303">– <text:s/></text:span></text:span><text:span text:style-name="Source_20_Text"><text:span text:style-name="T316">продолжает он в одиночку, Осби затерялся в в лунатичной улыбке наркуши, отслеживая зрелую женскую снежную кожу Альп в углу, он и ледяной пик в вышине и синяя ночь… </text:span></text:span><text:span text:style-name="Source_20_Text"><text:span text:style-name="T303">– </text:span></text:span><text:span text:style-name="Source_20_Text"><text:span text:style-name="T316">значит это причуда характера, бзик. Как ношение долбанного Мендозы.</text:span></text:span><text:span text:style-name="Source_20_Text"><text:span text:style-name="T303">– <text:s/></text:span></text:span><text:span text:style-name="Source_20_Text"><text:span text:style-name="T316">Все </text:span></text:span><text:span text:style-name="Source_20_Text"><text:span text:style-name="T1283">остальные</text:span></text:span><text:span text:style-name="Source_20_Text"><text:span text:style-name="T316"> в Фирме пользуются Стеном, знаете ли. Мендоза весит в три раза больше, никто даже не </text:span></text:span><text:span text:style-name="Source_20_Text"><text:span text:style-name="T1284">видал</text:span></text:span><text:span text:style-name="Source_20_Text"><text:span text:style-name="T316"> 7-милиметровых патронов для мексиканского маузера в последнее время, даже и на Портобелло-роуд не найти: </text:span></text:span><text:span text:style-name="Source_20_Text"><text:span text:style-name="T317">в нём нет великой Гаражной Простоты или скорострельности, но он всё равно его любит (да, скорее всего это любовь в наше время),</text:span></text:span><text:span text:style-name="Source_20_Text"><text:span text:style-name="T303">– </text:span></text:span><text:span text:style-name="Source_20_Text"><text:span text:style-name="T317"><text:s/>понимашь, всё чем-то лучче, чем-то не,</text:span></text:span><text:span text:style-name="Source_20_Text"><text:span text:style-name="T303">– </text:span></text:span><text:span text:style-name="Source_20_Text"><text:span text:style-name="T317">ностальгия в его прямом спуске, типа, Льюиса, и возможность снять ствол в следующую секунду (когда-нибудь пробовал снять ствол Стена?), и курок с бойками с двух концов, на случай если один сломается….</text:span></text:span><text:span text:style-name="Source_20_Text"><text:span text:style-name="T303">– </text:span></text:span><text:span text:style-name="Source_20_Text"><text:span text:style-name="T318">Ну, и что, если тяжелее? Это моя </text:span></text:span><text:span text:style-name="Source_20_Text"><text:span text:style-name="T1284">причуда</text:span></text:span><text:span text:style-name="Source_20_Text"><text:span text:style-name="T318">. Мне вес без разницы, иначе не вытащил бы девушку обратно, так?</text:span></text:span></text:p>
      <text:p text:style-name="P466"><text:span text:style-name="Source_20_Text"><text:span text:style-name="T303">– </text:span></text:span><text:span text:style-name="Source_20_Text"><text:span text:style-name="T318">Я не твоя подопечная.</text:span></text:span><text:span text:style-name="Source_20_Text"><text:span text:style-name="T303">– </text:span></text:span><text:span text:style-name="Source_20_Text"><text:span text:style-name="T318">Статуя в узорном бархате винного цвета от шеи до запястий и щиколоток, и как давно, джентльмены, она наблюдает из тени?</text:span></text:span></text:p>
      <text:p text:style-name="P467"><text:span text:style-name="Source_20_Text"><text:span text:style-name="T303">– </text:span></text:span><text:span text:style-name="Source_20_Text"><text:span text:style-name="T319">О,</text:span></text:span><text:span text:style-name="Source_20_Text"><text:span text:style-name="T303">– </text:span></text:span><text:span text:style-name="Source_20_Text"><text:span text:style-name="T319">Пират становится простачком,</text:span></text:span><text:span text:style-name="Source_20_Text"><text:span text:style-name="T303">– </text:span></text:span><text:span text:style-name="Source_20_Text"><text:span text:style-name="T319">я за тебя отвечаю, знаешь ли.</text:span></text:span></text:p>
      <text:p text:style-name="P467"><text:span text:style-name="Source_20_Text"><text:span text:style-name="T303">– </text:span></text:span><text:span text:style-name="Source_20_Text"><text:span text:style-name="T319">Счастливая парочка!</text:span></text:span><text:span text:style-name="Source_20_Text"><text:span text:style-name="T303">– </text:span></text:span><text:span text:style-name="Source_20_Text"><text:span text:style-name="T319">ревёт вдруг Осби, принимая ещё щепоть миндаля, как понюшку, глаза закатываются, белки как горы в миниатюре. Теперь громко чхает по кухне, наблюдая невероятное явление: они оба оказались в одном поле зрения. Лицо Пирата темнеет в замешательстве, Катя не меняется, половина облита светом из соседней комнаты, половина в аспидной тени.</text:span></text:span></text:p>
      <text:p text:style-name="P468"><text:span text:style-name="Source_20_Text"><text:span text:style-name="T303">– </text:span></text:span><text:span text:style-name="Source_20_Text"><text:span text:style-name="T320">Значит, мне надо было тебя там бросить?</text:span></text:span><text:span text:style-name="Source_20_Text"><text:span text:style-name="T303">– <text:s/></text:span></text:span><text:span text:style-name="Source_20_Text"><text:span text:style-name="T320">И когда она лишь сжала губы, с раздражением:</text:span></text:span><text:span text:style-name="Source_20_Text"><text:span text:style-name="T303">– <text:s/></text:span></text:span><text:span text:style-name="Source_20_Text"><text:span text:style-name="T320">Или ты думаешь кто-то здесь обязан был тебя вытащить?</text:span></text:span></text:p>
      <text:p text:style-name="P468"><text:span text:style-name="Source_20_Text"><text:span text:style-name="T303">– </text:span></text:span><text:span text:style-name="Source_20_Text"><text:span text:style-name="T320">Нет.</text:span></text:span><text:span text:style-name="Source_20_Text"><text:span text:style-name="T303">– </text:span></text:span><text:span text:style-name="Source_20_Text"><text:span text:style-name="T320">Это её достало. Пират спросил потому лишь, что начал подозревать, неясно, любое количество таких Кто-То Здесь. Но для Кати долг это то, что надо стереть. Её давний, неуловимый недостаток—она хочет пересекать моря, соединять страны между которыми не существует возможного курса обмена. Её предки пели, на Средне-Голландском:</text:span></text:span></text:p>
      <text:p text:style-name="P468"><text:span text:style-name="Source_20_Text"><text:span text:style-name="T320"/></text:span></text:p>
      <text:p text:style-name="P468"><text:span text:style-name="Source_20_Text"><text:span text:style-name="T1285">ic heb u liever dan ên everswîn,</text:span></text:span></text:p>
      <text:p text:style-name="P468"><text:span text:style-name="Source_20_Text"><text:span text:style-name="T1285">al waert van finen goude ghewracht</text:span></text:span></text:p>
      <text:p text:style-name="P468"><text:span text:style-name="Source_20_Text"><text:span text:style-name="T320"/></text:span></text:p>
      <text:p text:style-name="P469"><text:span text:style-name="Source_20_Text"><text:span text:style-name="T321">любовь не измерить золотом, ни золотым тельцом, ни, как в этой песне, золотой свиньёй. </text:span></text:span><text:span text:style-name="Source_20_Text"><text:span text:style-name="T322">Но к середине 17-го столетия уже не осталось свиней из золота, а только из плоти, как те, с которыми Франц ван дер Грув, один из предков, отправился на Маврикий, полный трюм живых свиней, и извёл тринадцать лет <text:s/>таская свою </text:span></text:span><text:span text:style-name="Source_20_Text"><text:span text:style-name="T328">аркебузу</text:span></text:span><text:span text:style-name="Source_20_Text"><text:span text:style-name="T322"> по эбонитовым лесам, через болота и лавовые потоки, с</text:span></text:span><text:span text:style-name="Source_20_Text"><text:span text:style-name="T323">и</text:span></text:span><text:span text:style-name="Source_20_Text"><text:span text:style-name="T322">стематически убивая местных </text:span></text:span><text:span text:style-name="Source_20_Text"><text:span text:style-name="T323">додо по причине, которую сам не мог объяснить. Голландские свиньи разбирались с яйцами и птенцами. Франц тщательно наводил мушку на родителей с 10 или 20 метров, </text:span></text:span><text:span text:style-name="Source_20_Text"><text:span text:style-name="T324">медленно нажимал курок, не сводя глаз с расплывчатого уродства, покуда рядом в медленном подобии, смоченный в вине, зажатый челюстями змия, <text:s/>спускался </text:span></text:span><text:span text:style-name="Source_20_Text"><text:span text:style-name="T325">красновато тлеющий цвет</text:span></text:span><text:span text:style-name="Source_20_Text"><text:span text:style-name="T324">, опаляя жаром щёку, </text:span></text:span><text:span text:style-name="Source_20_Text"><text:span text:style-name="T1286">как моё собственное маленькое светило</text:span></text:span><text:span text:style-name="Source_20_Text"><text:span text:style-name="T324">, писал од домой своему старшему брату Хендрику, </text:span></text:span><text:span text:style-name="Source_20_Text"><text:span text:style-name="T1286">повелитель моего Знака</text:span></text:span><text:span text:style-name="Source_20_Text"><text:span text:style-name="T324">...</text:span></text:span><text:span text:style-name="Source_20_Text"><text:span text:style-name="T325">открывал замок с зарядом пороха прикрытый другой рукой—вспышка на затравной полке под фитилём и громкий выстрел отдавался эхом среди крутых скал, отдача ударяла приклад в его плечо (натёртая кожа там поначалу покрывалась водянками, но затвердела и обмозолилась после первого лета). И тупая неуклюжая птица, не сотворённая летать или быстро бегать—на </text:span></text:span><text:span text:style-name="Source_20_Text"><text:span text:style-name="T1287">что</text:span></text:span><text:span text:style-name="Source_20_Text"><text:span text:style-name="T325"> они вообще годятся?—</text:span></text:span><text:span text:style-name="Source_20_Text"><text:span text:style-name="T326">теперь неспособная даже увидеть своего убийцу, вскинувшись, брызжа кровью, с квохтаньем умирала….</text:span></text:span></text:p>
      <text:p text:style-name="P470"><text:soft-page-break/><text:span text:style-name="Source_20_Text"><text:span text:style-name="T327">Дома брат просматривал его письма, некоторые свежие, другие подмоченные морем или выцветшие, покрывавшие несколько лет, доставленные все разом—мало что в них понимая, торопясь провести день как обычно, в садах и теплице со своими тюльпанами (царствующее сумвсшествие тех времён), особенно новая разновидность названная именем его теперешней любовницы: кроваво-красные с с тонкой пурпурной татуировкой… «</text:span></text:span><text:span text:style-name="Source_20_Text"><text:span text:style-name="T328">Недавно прибывшие все носят новомодные <text:s/>мушкеты… но я всё не расстаюсь со своим старым фитильным замком… разве я не заслужил такое неуклюжее <text:s/>оружие для <text:s/>неуклюжей дичи?» Но Франц так и написал что удерживало его там среди зимних циклонов, </text:span></text:span><text:span text:style-name="Source_20_Text"><text:span text:style-name="T329">за</text:span></text:span><text:span text:style-name="Source_20_Text"><text:span text:style-name="T328">бивая <text:s/></text:span></text:span><text:span text:style-name="Source_20_Text"><text:span text:style-name="T329">ствол кусками старой униформы вслед за свинцовыми пулями, обожжённого солнцем, обросшего бородой и грязного—если только не под проливным дождём, или когда он поднимался наверх, где кратеры старых вулканов держали в своих ладонях дождевую воду цвета небес подъятых в жертвоприношении.</text:span></text:span></text:p>
      <text:p text:style-name="P471"><text:span text:style-name="Source_20_Text"><text:span text:style-name="T330">Он оставляет додо гнить, терпеть не может их </text:span></text:span><text:span text:style-name="Source_20_Text"><text:span text:style-name="T331">мясо</text:span></text:span><text:span text:style-name="Source_20_Text"><text:span text:style-name="T330">. </text:span></text:span><text:span text:style-name="Source_20_Text"><text:span text:style-name="T331">Обычно, он охотился один. Но зачастую, спустя месяцы, уединённость начинала менять его, менять сами его ощущения</text:span></text:span><text:span text:style-name="Source_20_Text"><text:span text:style-name="T329">—</text:span></text:span><text:span text:style-name="Source_20_Text"><text:span text:style-name="T332">неровные горы при полном свете дня распускаются у него на глазах причудливыми шафранами, потоками индиго, небо стекло его теплицы, весь остров его тюльпаномания. </text:span></text:span><text:span text:style-name="Source_20_Text"><text:span text:style-name="T333">Голоса</text:span></text:span><text:span text:style-name="Source_20_Text"><text:span text:style-name="T329">—</text:span></text:span><text:span text:style-name="Source_20_Text"><text:span text:style-name="T333">у него бессоница, южные звёзды слишком густы, чтоб складываться в созвездия, сбиваются в лица и существ из мифов немыслемее, чем додо</text:span></text:span><text:span text:style-name="Source_20_Text"><text:span text:style-name="T329">—</text:span></text:span><text:span text:style-name="Source_20_Text"><text:span text:style-name="T333">произносят слова спящих, напевно, дуэтно, хором. Ритмы и тембры голландские, но без какого-либо явного смысла. </text:span></text:span><text:span text:style-name="Source_20_Text"><text:span text:style-name="T334">Кроме того, что они, как ему кажется, предупреждают о чём-то… ругают, сердятся, что он не может понять. </text:span></text:span><text:span text:style-name="Source_20_Text"><text:span text:style-name="T335">Однажды он сидел весь день, глядя на единственное белое яйцо додо в гамаке из травы. Место было слишком удалённое, чтоб забрела пасущаяся свинья. Он ждал царапинки, первой трещины, что обернётся сеткой в меловой поверхности: возникновение. Пакля зажата зубами стальной змеи, готова быть зажжённой, готова опуститься, солнце к морю чёрного пороха, и уничтожить младенца, яйцо света в яйцо тьмы, на первой же минуте его изумлённого зрения, в мокром пуху </text:span></text:span><text:span text:style-name="Source_20_Text"><text:span text:style-name="T337">пошевеливаемом прохладным</text:span></text:span><text:span text:style-name="Source_20_Text"><text:span text:style-name="T336"> юго-восточным ветром… </text:span></text:span><text:span text:style-name="Source_20_Text"><text:span text:style-name="T337">Он следил вдоль ствола час за часом. </text:span></text:span><text:span text:style-name="Source_20_Text"><text:span text:style-name="T338">Именно тогда, если когда-либо, он мог рассмотреть как оружие составляет ось, мощную как сама земная, между ним и его жертвой, неподвижной, внутри яйца, с наследственной цепочкой, что не должна прерваться пока на миг не увидит свет этого мира. </text:span></text:span><text:span text:style-name="Source_20_Text"><text:span text:style-name="T339">Так они и застыли, безмолвное яйцо и чокнутый голландец, и аркебуза, что навсегда связала их в композицию блистательно неподвижную как у Вермеера. Лишь солнце двигалось: из зенита вниз и за зубчатые горы в Индийский океан, в неторопливую ночь. Яйцо не дрогнуло, не вылупилось. Ему надо было разнести его на месте, где лежало: он понимал, что птенец появится до рассвета. Но цикл завершился. Он поднялся на ноги, колено и тазобедренные суставы в агонии, </text:span></text:span><text:span text:style-name="Source_20_Text"><text:span text:style-name="T340">в голове гул от инструкций его сноголосов назойливо требовательных, наперебой, но он просто похромал прочь, оружие положено на правое плечо.</text:span></text:span></text:p>
      <text:p text:style-name="P472"><text:span text:style-name="Source_20_Text"><text:span text:style-name="T341">Когда одиночество начало доводить его до подобных ситуаций, он часто возвращался в поселение и присоединялся к отряду охотников. Пьяные, <text:s/>охваченные общей <text:s/>истерикой недорослей, в ночных вылазках они сразу начинали палить во что попало, в вершины деревьев, в облака, в демонских летучих мышей, что кричат за пределами слышимого. Ветра с юго-востока взбирались по склону охладить их ночную </text:span></text:span><text:span text:style-name="Source_20_Text"><text:span text:style-name="T342">потливость</text:span></text:span><text:span text:style-name="Source_20_Text"><text:span text:style-name="T341">, небо наполовину малиновое от вулкана, </text:span></text:span><text:span text:style-name="Source_20_Text"><text:span text:style-name="T342"><text:s/>гул у них под ногами настолько же глубоко, как высоки голоса летучих мышей, все эти люди пойманы в срединном спектре, схвачены частотой собственных голосов и слов. </text:span></text:span></text:p>
      <text:p text:style-name="P473"><text:span text:style-name="Source_20_Text"><text:span text:style-name="T342">Эта бешеная ватага были лузеры выдававшие себя за расу избранных Богом. Колония, предприятие, умирали—как эбонитовые деревья, </text:span></text:span><text:span text:style-name="Source_20_Text"><text:span text:style-name="T343">которые они сдирали с острова, как насчастныйф вид животных, которых они стирали с лица земли. К 1681 году <text:s/>Didus ineptus исчезнут, к 1710 исчезнет и последний поселенец на Маврикии. Предприятие там продлится <text:s/>на срок одной <text:s/>человеческой жизни.</text:span></text:span></text:p>
      <text:p text:style-name="P474"><text:span text:style-name="Source_20_Text"><text:span text:style-name="T344">Для кого-то это имело смысл. Они увидели птиц настолько несуразных, что возникало подозрение Сатанинского вмешательства, чьё уродство служило аргументом против </text:span></text:span><text:soft-page-break/><text:span text:style-name="Source_20_Text"><text:span text:style-name="T344">Божественного творения. Не был ли Маврикий первым ядовитым протеканием в охранительной дамбе Земли? Христиане должны искоренить его, либо погибнуть во втором Потопе, разверзстом на сей раз не Богом, но Вражиной. Акт вбивания зарядов в дула их мушкетов был для этих мужчин актом веры, деянием <text:s/>символизм </text:span></text:span><text:span text:style-name="Source_20_Text"><text:span text:style-name="T345">которого </text:span></text:span><text:span text:style-name="Source_20_Text"><text:span text:style-name="T344">они понимали.</text:span></text:span></text:p>
      <text:p text:style-name="P475"><text:span text:style-name="Source_20_Text"><text:span text:style-name="T345">Но если они были избраны придти на Маврикий, почему они также били избраны для провала и ухода? Это избранность или скороминущесть? Они Избранные, или они Былое и обречены как додо?</text:span></text:span></text:p>
      <text:p text:style-name="P476"><text:span text:style-name="Source_20_Text"><text:span text:style-name="T345">Франц не мог знать, что за исключение пары других на острове Воссоединения, это были единственные додо во всём Творении </text:span></text:span><text:span text:style-name="Source_20_Text"><text:span text:style-name="T346">и что он помогал <text:s/>уничтожению расы. </text:span></text:span><text:span text:style-name="Source_20_Text"><text:span text:style-name="T347">Но иногда масштабы и дикость охоты таки доходили и тревожили его сердце. «Если бы <text:s/>этот вид не был подобным извращением»,– писал он,– «их можно было бы с выгодой одомашнить для пропитания наших поколений, я не могу ненавидеть их так же яростно, как некоторые тут. Но что сможет смягчить это убийство? Слишком поздно… Возможно, более пристойный клюв, больше перьев, способность к полёту, хотя бы краткому… </text:span></text:span><text:span text:style-name="Source_20_Text"><text:span text:style-name="T348">части Промысла. Или, если бы мы встретили дикарей на этом острове, то внешность птицы, возможно, не показалась бы нам более странной, чем дикие индюшки Северной Америки. Увы, их трагедия в том, что они преобладающая форма Жизни на Маврикии, не обладающая речью.</text:span></text:span><text:span text:style-name="Source_20_Text"><text:span text:style-name="T347">»</text:span></text:span></text:p>
      <text:p text:style-name="P477"><text:span text:style-name="Source_20_Text"><text:span text:style-name="T349">Вот, и в этом вся суть. Не имение своего языка исключало шанс включения их в то, что их упитанные и льноволосые захватчики именовали Спасением. Но Франц, более одинокий в часы рассвета, чем большинство, не мог в конце концов не узреть чудо: Дар Речи… Обращение Додо. </text:span></text:span><text:span text:style-name="Source_20_Text"><text:span text:style-name="T350">Стоя тысячами на берегу, светящийся профиль рифа на воде позади них, его прибой единственный утренний звук, вулканы отдыхают, ветер утих, осенний восход осыпает стеклянно глубоким светом всех их… они пришли из своих гнёзд и птичьих базаров, из!за потоков вырывающихся сквозь туннели в лаве, с мелких островов разбросанных, как обломки, у северного побережья, из нежданных водопадов и сведённых джунглей, где </text:span></text:span><text:span text:style-name="Source_20_Text"><text:span text:style-name="T351">топоры покрываются ржавчиной, а грубо сколоченные желоба гниют и валятся от ветра, из своих сырых утр в тенях гор-пней приковыляли они в неуклюжем паломничестве на эту ассамблею: дабы освятиться и быть приобщёнными….</text:span></text:span><text:span text:style-name="Source_20_Text"><text:span text:style-name="T1288">Ибо, поскольку есть они твореньями Господа, имеющими дар разумного общения, признающими, что лишь в Слове Его возможно найти жиз</text:span></text:span><text:span text:style-name="Source_20_Text"><text:span text:style-name="T1289">н</text:span></text:span><text:span text:style-name="Source_20_Text"><text:span text:style-name="T1288">ь вечную</text:span></text:span><text:span text:style-name="Source_20_Text"><text:span text:style-name="T352">...</text:span></text:span><text:span text:style-name="Source_20_Text"><text:span text:style-name="T353">И в глазах додо стоят слёзы счастья. Они братья отныне, они и люди, что их избивали, братья во Христе, они мечтают быть сейчас рядом с младенцем на его насесте в <text:s/>конюшне, смотреть на него и и его дорогое лицо ночь напролёт….</text:span></text:span></text:p>
      <text:p text:style-name="P478"><text:span text:style-name="Source_20_Text"><text:span text:style-name="T354">Вот наичистейшая форма европейского продвижения. </text:span></text:span><text:span text:style-name="Source_20_Text"><text:span text:style-name="T355">Чего же ради всё это нужно было, убийственные моря, гангренозные зимы, голодные вёсны, преследование неверных до изнеможенья, полуночные боренья со Зверем, наш пот ставший льдом и слёзы бледными крупицами снега, если не ради таких моментов, как этот: маленькие обращённые, всех не вобрать одним взглядом, такие кроткие, так верящие—как может чей-то зоб стиснуться в страхе, как может раздаться квохтанье отступника в присутствии нашего клинка, </text:span></text:span><text:span text:style-name="Source_20_Text"><text:span text:style-name="T356">нашего необходимого клинка? </text:span></text:span><text:span text:style-name="Source_20_Text"><text:span text:style-name="T357">Повящённые, теперь они будут кормить нас, посвящённые <text:s/>останки их и помёт будут удобрять наши урожаи. </text:span></text:span><text:span text:style-name="Source_20_Text"><text:span text:style-name="T358">Мы говорили им о «Спасении»? Мы имели в виду вечную жизнь во Граде? </text:span></text:span><text:span text:style-name="Source_20_Text"><text:span text:style-name="T359">Жизнь вечную? </text:span></text:span><text:span text:style-name="Source_20_Text"><text:span text:style-name="T360">Рай земной восстановлен, их остров каким он был вернуть им? Может быть. Всегда думаем о братьях меньших, коими мы благословенны среди наших остальных благословений.</text:span></text:span><text:span text:style-name="Source_20_Text"><text:span text:style-name="T359"> </text:span></text:span><text:span text:style-name="Source_20_Text"><text:span text:style-name="T360">Право же, коль они спасают нас от голода в мире этом, тогда в следующем, в царстве Христовом, наши спасения должны быть, в равной же мере, </text:span></text:span><text:span text:style-name="Source_20_Text"><text:span text:style-name="T361">неотделимы. Иначе додо будут только тем, чем кажутся в иллюзорном свете мира</text:span></text:span><text:span text:style-name="Source_20_Text"><text:span text:style-name="T355">—</text:span></text:span><text:span text:style-name="Source_20_Text"><text:span text:style-name="T361">всего лишь нашей дичью. </text:span></text:span><text:span text:style-name="Source_20_Text"><text:span text:style-name="T362">Бог не может быть настолько жестоким.</text:span></text:span></text:p>
      <text:p text:style-name="P479"><text:span text:style-name="Source_20_Text"><text:span text:style-name="T363">Франц может рассматривать обе версии, чудо и охота на протяжении стольких лет, что он уж теперь не упомнит, как реальные, равносильные возможности. В обоих, под конец, додо умирают. Но что касается веры… он может верить только лишь в стальную реальность </text:span></text:span><text:soft-page-break/><text:span text:style-name="Source_20_Text"><text:span text:style-name="T363">огнестрельного оружия, которое носит при себе. «Он знал, что мушкет весит меньше, что его спуск, кремень и сталь, обеспечивают более надёжное зажигание—но он чувствовал ностальгию по аркебузе… ему наплевать на лишний вес, это была </text:span></text:span><text:span text:style-name="Source_20_Text"><text:span text:style-name="T1290">его</text:span></text:span><text:span text:style-name="Source_20_Text"><text:span text:style-name="T363"> причуда….»</text:span></text:span></text:p>
      <text:p text:style-name="P480"><text:span text:style-name="Source_20_Text"><text:span text:style-name="T364">Пират и Осби Фил опёрлись на парапет крыши, великолепный закат по ту сторону и вверх извивов реки, имперский змий, толпы фабрик, квартир, парков, закопчённых шпилей и фронтонов, накалённое небо шлёт вниз на мили глубоких улиц и громоздящихся крыш, и на жилистую реку Темзу резкое пятно обожжёно оранжевого напомнить посетителю о временности его смертного пребывания тут, запечатать или опустошить все окна и двери доступные взору его глаз, которые </text:span></text:span><text:span text:style-name="Source_20_Text"><text:span text:style-name="T365">ищут лишь каплю общения, перекинуться словом на улице, прежде, чем подниматься в пропахшую мылом съёмную комнату и к квадратам кораллового заката на досках пола—антикварный свет, само-поглощаемый, учтённый как потреблённое топливо на счётчике холокоста зимы, </text:span></text:span><text:span text:style-name="Source_20_Text"><text:span text:style-name="T366">более отдалённые формы среди нитей или листов дыма обернулись превосходными пепельными руинами самих себя, окна поближе, на миг ударенные солнцем, не отражают <text:s/>вовсе, а льёт тот же разрушительный свет, это напряжённое угасание, которое не обещает возвращенья, </text:span></text:span><text:span text:style-name="Source_20_Text"><text:span text:style-name="T367">свет, что обращает в ржавчину правительственные машины припаркованные у тротуара, лакирует последние лица спешащие вдоль магазинов по холоду, как будто необъятная сирена <text:s/>наконец прозвучала, </text:span></text:span><text:span text:style-name="Source_20_Text"><text:span text:style-name="T368">свет, что пробирает холодом неизведанные каналы множества улиц, и наполняет лондонскими скворцами, слетающимися миллионами к расплывчатым каменным пьедесталам, к пустеющим площадям и великому коллективному сну.</text:span></text:span><text:span text:style-name="Source_20_Text"><text:span text:style-name="T365"> </text:span></text:span><text:span text:style-name="Source_20_Text"><text:span text:style-name="T368">Они летят колцами, концентрическими кольцами на экранах радаров. Операторы называют их «ангелами».</text:span></text:span></text:p>
      <text:p text:style-name="P481"><text:span text:style-name="Source_20_Text"><text:span text:style-name="T368">– </text:span></text:span><text:span text:style-name="Source_20_Text"><text:span text:style-name="T369">Он за тобой увязался,</text:span></text:span><text:span text:style-name="Source_20_Text"><text:span text:style-name="T368">– </text:span></text:span><text:span text:style-name="Source_20_Text"><text:span text:style-name="T369">Осби затягивается мухоморной сигаретой.</text:span></text:span></text:p>
      <text:p text:style-name="P481"><text:span text:style-name="Source_20_Text"><text:span text:style-name="T368">– </text:span></text:span><text:span text:style-name="Source_20_Text"><text:span text:style-name="T369">Да,</text:span></text:span><text:span text:style-name="Source_20_Text"><text:span text:style-name="T368">– </text:span></text:span><text:span text:style-name="Source_20_Text"><text:span text:style-name="T369">Пират инспектирует края сада на крыше, недовольный в закате,</text:span></text:span><text:span text:style-name="Source_20_Text"><text:span text:style-name="T368">– </text:span></text:span><text:span text:style-name="Source_20_Text"><text:span text:style-name="T369">но в это совсем не хочется верить. Хватит с меня и того…</text:span></text:span></text:p>
      <text:p text:style-name="P481"><text:span text:style-name="Source_20_Text"><text:span text:style-name="T368">– </text:span></text:span><text:span text:style-name="Source_20_Text"><text:span text:style-name="T370">И что ты думаешь про неё, вообще.</text:span></text:span></text:p>
      <text:p text:style-name="P482"><text:span text:style-name="Source_20_Text"><text:span text:style-name="T368">– </text:span></text:span><text:span text:style-name="Source_20_Text"><text:span text:style-name="T370">Кто-то может её использовать, я думаю,</text:span></text:span><text:span text:style-name="Source_20_Text"><text:span text:style-name="T368">– </text:span></text:span><text:span text:style-name="Source_20_Text"><text:span text:style-name="T370">решив так вчера на станции Чаринг-Крос, когда она уезжала в «Белое Посещение».</text:span></text:span><text:span text:style-name="Source_20_Text"><text:span text:style-name="T368">– <text:s/></text:span></text:span><text:span text:style-name="Source_20_Text"><text:span text:style-name="T370">Нежданная прибыль кому-то.</text:span></text:span></text:p>
      <text:p text:style-name="P483"><text:span text:style-name="Source_20_Text"><text:span text:style-name="T368">– </text:span></text:span><text:span text:style-name="Source_20_Text"><text:span text:style-name="T371">А </text:span></text:span><text:span text:style-name="Source_20_Text"><text:span text:style-name="T372">ты знаешь </text:span></text:span><text:span text:style-name="Source_20_Text"><text:span text:style-name="T371">что они там надумали?</text:span></text:span></text:p>
      <text:p text:style-name="P484"><text:span text:style-name="Source_20_Text"><text:span text:style-name="T372">Только то, что они замышляют что-то с использованием гигантского осьминога. </text:span></text:span><text:span text:style-name="Source_20_Text"><text:span text:style-name="T373">Но в Лондоне никто ничего определённого не знает. Даже в «Белом Посещении» идёт эта нежданная суматоха, и вязкая неясность отчего. </text:span></text:span><text:span text:style-name="Source_20_Text"><text:span text:style-name="T374">Майрон Грантон замечен бросающим не слишком товарищеские взгляды на Роджера Мехико. Зуав отбыл обратно в своё подразделение в Северной Африке, служить дальше под Крестом Лорейна, всё, что может напугать немцев в его черноте, заснято на плёнку, выжатое из него уговорами или убеждениями самого фон Гёля, </text:span></text:span><text:span text:style-name="Source_20_Text"><text:span text:style-name="T375">когда-то дружившего и всё ещё равного Лангу, Пабсту, Любичу, с недавних пор замешанного в дела количества правительств в изгнании, в колебание валют, в учреждении и прекращении существований удивительной сети рыночных операций, на которые закрывают глаза, перемаргивают дальше по всему воюющему континенту, </text:span></text:span><text:span text:style-name="Source_20_Text"><text:span text:style-name="T376">даже когда пожарные расчёты с воем несутся по улицам, а огненный смерч уносит кислород в небо и клиенты валятся задохнувшись как клопы в присутствие ДДТ… </text:span></text:span><text:span text:style-name="Source_20_Text"><text:span text:style-name="T377">однако, коммерция нисколько не умалила </text:span></text:span><text:span text:style-name="Source_20_Text"><text:span text:style-name="T376"><text:s/></text:span></text:span><text:span text:style-name="Source_20_Text"><text:span text:style-name="T377">Манеру фон Гёля: теперь она стала более </text:span></text:span><text:span text:style-name="Source_20_Text"><text:span text:style-name="T378">прочувствованной</text:span></text:span><text:span text:style-name="Source_20_Text"><text:span text:style-name="T377">, чем прежде. </text:span></text:span><text:span text:style-name="Source_20_Text"><text:span text:style-name="T379">В начальных отрывках чёрный человек в форме SS движется на фоне модели ракеты и трейлера (постоянно снято через сосны, снег, </text:span></text:span><text:span text:style-name="Source_20_Text"><text:span text:style-name="T380">под удалённым углом, чтобы не выдать английское местоположение), остальные, достаточно чёрнолицые, призваны на день, вся шара забавляется, м-р Пойнстмен, Мехико, Эдвин Трикл, и <text:s/>Ролло Грост, постоянный нейрохирург ОИА Аарон Тростер, все играют чёрных ракетчиков вымышленной <text:s/>Schwarzkommando—даже Майрон Грантон на роли без слов, смазанный статист как и все остальные. Продолжительность фильма три минуты 25 секунд из двенадцати кусков. </text:span></text:span><text:span text:style-name="Source_20_Text"><text:span text:style-name="T381">Его состарят, добавят малость плесени и зернистости и перебросят в Голландию стать часть «остатков» поддельной стартовой площадки ракет в Рийксвийкше Бош. Потом голландской </text:span></text:span><text:soft-page-break/><text:span text:style-name="Source_20_Text"><text:span text:style-name="T381">сопротивление совершит «налёт» на эту площадку, делая много шума, оставляя отпечатки шин и следы поспешного бегства. Армейский грузовик будет выпотрошен коктейлями Молотова: в пепле, среди обгорелой ткани, </text:span></text:span><text:span text:style-name="Source_20_Text"><text:span text:style-name="T382">почернелых и частью расплавившихся бутылок джина, будут найдены фрагменты тщательно сфальфсифицированных документов <text:s/></text:span></text:span><text:span text:style-name="Source_20_Text"><text:span text:style-name="T380">Schwarzkommando </text:span></text:span><text:span text:style-name="Source_20_Text"><text:span text:style-name="T382">и катушка плёнки из которой можно посмотреть всего три минуты 25 секунд. Фон Гёль, с отверделым лицом объявляет это величайшей из своих работ.</text:span></text:span></text:p>
      <text:p text:style-name="P484"><text:span text:style-name="Source_20_Text"><text:span text:style-name="T382">«Действительно, с учётом дальнейших событий»,– пишет знаменитый киновед Митчел Притиплейс,– «невозможно оспаривать такую его оценку, хотя по далеко иным причинам, чем мог бы пред</text:span></text:span><text:span text:style-name="Source_20_Text"><text:span text:style-name="T383">лож</text:span></text:span><text:span text:style-name="Source_20_Text"><text:span text:style-name="T382">ить фон Гёль, или даже представить </text:span></text:span><text:span text:style-name="Source_20_Text"><text:span text:style-name="T383">с его тогдашней точки зрения».</text:span></text:span></text:p>
      <text:p text:style-name="P485"><text:span text:style-name="Source_20_Text"><text:span text:style-name="T383">В «Белом Посещении», из-за беспорядочного финансирования, всего один кинопроектор. Каждый день, около полудня, когда люди из Оперции Чёрного Крыла просмотрят свои мошеннические африканско-чёрные ракетные войска, Вибли Силвернейл приходит унести проектор обратно по холодным коридором потёртого дерева в крыло ИАО, во внутреннюю комнату, где осьминог Григори молча пускает сопли в своей ёмкости. </text:span></text:span><text:span text:style-name="Source_20_Text"><text:span text:style-name="T384">В остальных комнатах воют псы, пронзительно лают от боли, скулят о стимуле, которого не получают и не получат, а снег кружится, невидимыми татуировочными иглами за лишённым нервов стеклом окна позади зелёных занавесок. Плёнка заправлена, свет выключен, внимание Григори привлечено к экрану, где уже движутся кадры. </text:span></text:span><text:span text:style-name="Source_20_Text"><text:span text:style-name="T389">К</text:span></text:span><text:span text:style-name="Source_20_Text"><text:span text:style-name="T385">амера следит как она движется намеренно никуда по комнатам, длинноногая, подростковая широта и </text:span></text:span><text:span text:style-name="Source_20_Text"><text:span text:style-name="T386">при</text:span></text:span><text:span text:style-name="Source_20_Text"><text:span text:style-name="T385">сутул</text:span></text:span><text:span text:style-name="Source_20_Text"><text:span text:style-name="T386">енность</text:span></text:span><text:span text:style-name="Source_20_Text"><text:span text:style-name="T385"> плеч, <text:s/></text:span></text:span><text:span text:style-name="Source_20_Text"><text:span text:style-name="T387">волосы не резко голландские, нет, а присобраны в модный взлёт вверх </text:span></text:span><text:span text:style-name="Source_20_Text"><text:span text:style-name="T389">под </text:span></text:span><text:span text:style-name="Source_20_Text"><text:span text:style-name="T387">старинн</text:span></text:span><text:span text:style-name="Source_20_Text"><text:span text:style-name="T389">ую</text:span></text:span><text:span text:style-name="Source_20_Text"><text:span text:style-name="T387"> корон</text:span></text:span><text:span text:style-name="Source_20_Text"><text:span text:style-name="T389">у</text:span></text:span><text:span text:style-name="Source_20_Text"><text:span text:style-name="T387"> </text:span></text:span><text:span text:style-name="Source_20_Text"><text:span text:style-name="T388">матового</text:span></text:span><text:span text:style-name="Source_20_Text"><text:span text:style-name="T387"> серебра….</text:span></text:span></text:p>
      <text:p text:style-name="P487"><draw:frame draw:style-name="fr1" draw:name="Image15" text:anchor-type="paragraph" svg:width="6.9252in" svg:height="0.3661in" draw:z-index="14"><draw:image xlink:href="Pictures/1000000000000B720000009B428C9716555D8079.png" xlink:type="simple" xlink:show="embed" xlink:actuate="onLoad" loext:mime-type="image/png"/></draw:frame><text:span text:style-name="Source_20_Text"><text:span text:style-name="T390">Было очень раннее утро. Он проспотыкался наружу один в улочку мокрого кирпича. К югу заградительные аэростаты, сёрфингисты на утренних перистых, </text:span></text:span><text:span text:style-name="Source_20_Text"><text:span text:style-name="T391">мерцали, розово-жемчужные, в рассвете.</text:span></text:span></text:p>
      <text:p text:style-name="P488"><text:span text:style-name="Source_20_Text"><text:span text:style-name="T391">Они выпустили Слотропа на волю, снова гуляет, блядь, последний шанс на дембель как чокнутому, и он его прошлёпал….</text:span></text:span></text:p>
      <text:p text:style-name="P489"><text:span text:style-name="Source_20_Text"><text:span text:style-name="T392">Чего они не продержали его в той палате сдвинутых сколько говорили—собирались же на пару недель? Никаких объяснений. Просто «Приветики!» и залупай отправляет его обратно в тот <text:s/></text:span></text:span><text:span text:style-name="Source_20_Text"><text:span text:style-name="T393">ТОТСССГ. </text:span></text:span><text:span text:style-name="Source_20_Text"><text:span text:style-name="T394">Парень из Кеноши, Крочмен, западопроходец, и его приятель Ваппо были всем его миром в последние дни… остались ещё непроработанные вопросы, незавершённые приключения, </text:span></text:span><text:span text:style-name="Source_20_Text"><text:span text:style-name="T395">механизм сдерживания</text:span></text:span><text:span text:style-name="Source_20_Text"><text:span text:style-name="T394"> и до хрена счислений о порядке категоризации старушки, </text:span></text:span><text:span text:style-name="Source_20_Text"><text:span text:style-name="T395">как</text:span></text:span><text:span text:style-name="Source_20_Text"><text:span text:style-name="T394"> отвести её свинью домой через перелаз, </text:span></text:span><text:span text:style-name="Source_20_Text"><text:span text:style-name="T395">а тут, на тебе!</text:span></text:span><text:span text:style-name="Source_20_Text"><text:span text:style-name="T392">—</text:span></text:span><text:span text:style-name="Source_20_Text"><text:span text:style-name="T395">и снова тот же Лондон.</text:span></text:span></text:p>
      <text:p text:style-name="P490"><text:span text:style-name="Source_20_Text"><text:span text:style-name="T396">Но что-то не так… что-то... </text:span></text:span><text:span text:style-name="Source_20_Text"><text:span text:style-name="T1291">поменялось</text:span></text:span><text:span text:style-name="Source_20_Text"><text:span text:style-name="T396">… не хочу скулить, братаны, но</text:span></text:span><text:span text:style-name="Source_20_Text"><text:span text:style-name="T392">—</text:span></text:span><text:span text:style-name="Source_20_Text"><text:span text:style-name="T396">ну, например, он мог почти поклясться, что за ним следят, или по крайней мере подглядывают. Некоторые из хвостов очень скльзкие, но других он может вычислить запросто. На рождественской распродаже вчера в Вулворсе, он уловил парочку вылупленных глаз в отделе игрушек </text:span></text:span><text:span text:style-name="Source_20_Text"><text:span text:style-name="T397">возле кучи аэропланов из бальзового дерева и велосипедов для малышей. И какое-то постоянство в том, что отражает зеркало заднего вида в его Хамбера, ни цвет ни модель пока что не засветился, но <text:s/></text:span></text:span><text:span text:style-name="Source_20_Text"><text:span text:style-name="T1292">что-то</text:span></text:span><text:span text:style-name="Source_20_Text"><text:span text:style-name="T397"> постоянно присутствует в маленькой рамочке, довело до того, что начал оглядываться на другие машины выезжая по утрам на работу. </text:span></text:span><text:span text:style-name="Source_20_Text"><text:span text:style-name="T398">Вещи на его столе в <text:s/></text:span></text:span><text:span text:style-name="Source_20_Text"><text:span text:style-name="T393">ТОТСССГ </text:span></text:span><text:span text:style-name="Source_20_Text"><text:span text:style-name="T398">как-то не так как оставлял. Девушки ищут отговорки, чтоб отменить свидание. Он чувствует, что его мягко отстранили от жизни, которой он жил до побывки в Св. Веронике. Даже в кино, позади него всекгда кто-то, кто старается не говорить, не шелестеть бумагой, не смеяться слишком громко: Слотроп достаточно бывал в кино, чтобы враз усечь такую аномалию.</text:span></text:span></text:p>
      <text:p text:style-name="P490"><text:span text:style-name="Source_20_Text"><text:span text:style-name="T398">Отсек возле Гросвенор-сквер начинает всё больше смахивать на капкан. Он проводит время, иногда целые дни, бродя по Ист-Енду, вдыхая резкий воздух Темзы, </text:span></text:span><text:span text:style-name="Source_20_Text"><text:span text:style-name="T399">выискивая мста где хвосты не смогут идти следом.</text:span></text:span></text:p>
      <text:p text:style-name="P491"><text:soft-page-break/><text:span text:style-name="Source_20_Text"><text:span text:style-name="T399">Однажды он сворачивает в узкую улочку, вся из кирпича и продуктовых лотков, и слышит как его зовут по имени—и, опаньки!.. тут она и подходит, блондиновые волосы вразлёт, белые танкетки постукивают по мостовой, клёвая чува в форме медсестры, а зову</text:span></text:span><text:span text:style-name="Source_20_Text"><text:span text:style-name="T402">т</text:span></text:span><text:span text:style-name="Source_20_Text"><text:span text:style-name="T399"> её, э-э, ну, </text:span></text:span><text:span text:style-name="Source_20_Text"><text:span text:style-name="T402">а</text:span></text:span><text:span text:style-name="Source_20_Text"><text:span text:style-name="T399">—Дарлин. </text:span></text:span><text:span text:style-name="Source_20_Text"><text:span text:style-name="T400">Она работат в госпитале Св. Вероники а живёт неподалёку у м-с Квод, леди давно овдовела и с той поры страдает серией антикварных болезней, типа, общая анемия, экзема, </text:span></text:span><text:span text:style-name="Source_20_Text"><text:span text:style-name="T401">фолликулит, хлоазма</text:span></text:span><text:span text:style-name="Source_20_Text"><text:span text:style-name="T400">, </text:span></text:span><text:span text:style-name="Source_20_Text"><text:span text:style-name="T401">и аденома сальных желез, совсем недавно добавилась щепоточка цинги. В общем, вышла за зелёными лимонами для квартирной хозяйки, </text:span></text:span><text:span text:style-name="Source_20_Text"><text:span text:style-name="T402">и тут фрукты начали скакать и сыпаться из её соломенной корзинки и покатились жёлто-зелёные вдоль по улице, </text:span></text:span><text:span text:style-name="Source_20_Text"><text:span text:style-name="T403">молоденькая Дарлин бегом вдогонку в своей шапочке медсестры, её груди как мягкие буфера для этой встречи в сером море города.</text:span></text:span></text:p>
      <text:p text:style-name="P491"><text:span text:style-name="Source_20_Text"><text:span text:style-name="T402">– Ты вернулся! Ах, Тайро</text:span></text:span><text:span text:style-name="Source_20_Text"><text:span text:style-name="T403">н, ты </text:span></text:span><text:span text:style-name="Source_20_Text"><text:span text:style-name="T1293">вернулся</text:span></text:span><text:span text:style-name="Source_20_Text"><text:span text:style-name="T402">,</text:span></text:span><text:span text:style-name="Source_20_Text"><text:span text:style-name="T403">– слезинка или две, они оба в приседе, подбирают цитрусовые, шелестит накрахмаленное хаки платье, даже пара пришмыгиваний не совсем не сентиментального носа Слотропа.</text:span></text:span></text:p>
      <text:p text:style-name="P491"><text:span text:style-name="Source_20_Text"><text:span text:style-name="T403">– Это я, милая…</text:span></text:span></text:p>
      <text:p text:style-name="P491"><text:span text:style-name="Source_20_Text"><text:span text:style-name="T403">Колея шин в слякоти обернулась жемчугом, мягким жемчугом. Чайки медленно кружат на фоне высоких безоконных </text:span></text:span><text:span text:style-name="Source_20_Text"><text:span text:style-name="T402">кирпичных ст</text:span></text:span><text:span text:style-name="Source_20_Text"><text:span text:style-name="T403">ен</text:span></text:span><text:span text:style-name="Source_20_Text"><text:span text:style-name="T402"> </text:span></text:span><text:span text:style-name="Source_20_Text"><text:span text:style-name="T403">района.</text:span></text:span></text:p>
      <text:p text:style-name="P492"><text:span text:style-name="Source_20_Text"><text:span text:style-name="T404">Квартира м-с Квод вверх по трём тёмным лестничным маршам, с куполом <text:s/>далёкого Св. Пола из кухонного окна сквозь дым в некоторые дни, а сама крохотная леди в кресле розового плюша в общей комнате, слушает по радиоприёмнику концерт аккордеонного оркестра Прима Скалы. На вид достаточно здорова. Хотя на столе её скомканный платочек из шифона: перистые пятна крови извилинами туда-сюда, как узор</text:span></text:span><text:span text:style-name="Source_20_Text"><text:span text:style-name="T407">чик</text:span></text:span><text:span text:style-name="Source_20_Text"><text:span text:style-name="T404"> из цветов.</text:span></text:span></text:p>
      <text:p text:style-name="P493"><text:span text:style-name="Source_20_Text"><text:span text:style-name="T403">– <text:s/></text:span></text:span><text:span text:style-name="Source_20_Text"><text:span text:style-name="T405">Вы заходили, когда у меня была банальная лихорадка,</text:span></text:span><text:span text:style-name="Source_20_Text"><text:span text:style-name="T403">– </text:span></text:span><text:span text:style-name="Source_20_Text"><text:span text:style-name="T405">вспоминает она Слотропа,</text:span></text:span><text:span text:style-name="Source_20_Text"><text:span text:style-name="T403">– </text:span></text:span><text:span text:style-name="Source_20_Text"><text:span text:style-name="T405">мы в тот день заварили чай из полыни.</text:span></text:span><text:span text:style-name="Source_20_Text"><text:span text:style-name="T403">– </text:span></text:span><text:span text:style-name="Source_20_Text"><text:span text:style-name="T405">Ну, конечно, сейчас даже вкус, поднимаясь сквозь подошвы его башмаков, пронимает его. Они переиначивают… должно быть это в</text:span></text:span><text:span text:style-name="Source_20_Text"><text:span text:style-name="T407">н</text:span></text:span><text:span text:style-name="Source_20_Text"><text:span text:style-name="T405">е его памяти… холодный чистый интерьер, девушка и женщина, независимо от его стенографии звёзд… так много осунувшихся девушек, </text:span></text:span><text:span text:style-name="Source_20_Text"><text:span text:style-name="T407">продутых </text:span></text:span><text:span text:style-name="Source_20_Text"><text:span text:style-name="T406">ветр</text:span></text:span><text:span text:style-name="Source_20_Text"><text:span text:style-name="T407">ом </text:span></text:span><text:span text:style-name="Source_20_Text"><text:span text:style-name="T406">набережных, сиделок, прощаний на автобусных остановках, как можно ждать, чтоб он запомнил? но это комната </text:span></text:span><text:span text:style-name="Source_20_Text"><text:span text:style-name="T408">продолжала напоминания: в какой-то части того уж кем он там был внутри она соизволила остаться, сохранена в покое все эти месяцы вне его головы, разложенной в зернистые тени </text:span></text:span><text:span text:style-name="Source_20_Text"><text:span text:style-name="T409">по засаленным баночкам трав, конфет, приправ, полного собрания романов Комптона Маккензи на полке, застеклённые образа её покойного мужа Остина запорошённые ночью в золочёных рамочках на каминной доске </text:span></text:span><text:span text:style-name="Source_20_Text"><text:span text:style-name="T410">где в прошлый раз дикие астры приветствовали в перепутанице из </text:span></text:span><text:span text:style-name="Source_20_Text"><text:span text:style-name="T411">маленькой </text:span></text:span><text:span text:style-name="Source_20_Text"><text:span text:style-name="T410">вазы сервского фарфора, которую она вместе с Остином нашли давны-давно в магазине на Вардор-Стрит….</text:span></text:span></text:p>
      <text:p text:style-name="P494"><text:span text:style-name="Source_20_Text"><text:span text:style-name="T403">– </text:span></text:span><text:span text:style-name="Source_20_Text"><text:span text:style-name="T411">Он был моим здоровьем,</text:span></text:span><text:span text:style-name="Source_20_Text"><text:span text:style-name="T403">– <text:s/></text:span></text:span><text:span text:style-name="Source_20_Text"><text:span text:style-name="T411">часто говорит м-с Квод,</text:span></text:span><text:span text:style-name="Source_20_Text"><text:span text:style-name="T403">– </text:span></text:span><text:span text:style-name="Source_20_Text"><text:span text:style-name="T411">с тех пор как он умер, мне пришлось стать полной ведьмой из чистого самосохранения.</text:span></text:span><text:span text:style-name="Source_20_Text"><text:span text:style-name="T403">– <text:s/></text:span></text:span><text:span text:style-name="Source_20_Text"><text:span text:style-name="T411">Из кухни доносится запах свеженарезанный и выжатых лимонов. Дарин часто входит и выходит из комнаты, ищет разные ботанические добавки, спрашивает куда подевалась тряпочка для сыра. </text:span></text:span><text:span text:style-name="Source_20_Text"><text:span text:style-name="T403">– «</text:span></text:span><text:span text:style-name="Source_20_Text"><text:span text:style-name="T411">Тайрон помоги мне снять ту—нет рядом, высокая банка, спасибо милый».—обратно на кухню, скрипнув крахмалом, полыхнув розовым. </text:span></text:span><text:span text:style-name="Source_20_Text"><text:span text:style-name="T403">–«</text:span></text:span><text:span text:style-name="Source_20_Text"><text:span text:style-name="T412">Тут ни у кого нет памяти, кроме меня»,</text:span></text:span><text:span text:style-name="Source_20_Text"><text:span text:style-name="T403">– </text:span></text:span><text:span text:style-name="Source_20_Text"><text:span text:style-name="T412">вздыхает м-с Квод,</text:span></text:span><text:span text:style-name="Source_20_Text"><text:span text:style-name="T403">– «</text:span></text:span><text:span text:style-name="Source_20_Text"><text:span text:style-name="T412">мы помогаем друг другу, как видите.»</text:span></text:span><text:span text:style-name="Source_20_Text"><text:span text:style-name="T403">– </text:span></text:span><text:span text:style-name="Source_20_Text"><text:span text:style-name="T412">Из-под кретонового камуфляжа она достаёт большую вазу с конфетами. </text:span></text:span><text:span text:style-name="Source_20_Text"><text:span text:style-name="T403">– «</text:span></text:span><text:span text:style-name="Source_20_Text"><text:span text:style-name="T412">А теперь,»</text:span></text:span><text:span text:style-name="Source_20_Text"><text:span text:style-name="T403">– <text:s/></text:span></text:span><text:span text:style-name="Source_20_Text"><text:span text:style-name="T412">просияла она к Слотропу,</text:span></text:span><text:span text:style-name="Source_20_Text"><text:span text:style-name="T403">– «</text:span></text:span><text:span text:style-name="Source_20_Text"><text:span text:style-name="T412">Вот: винные желе. Они довоенные».</text:span></text:span></text:p>
      <text:p text:style-name="P495"><text:span text:style-name="Source_20_Text"><text:span text:style-name="T403">– </text:span></text:span><text:span text:style-name="Source_20_Text"><text:span text:style-name="T413">Теперь я вспомнил вас—леди со связями в Министерстве Снабжения!</text:span></text:span><text:span text:style-name="Source_20_Text"><text:span text:style-name="T403">– </text:span></text:span><text:span text:style-name="Source_20_Text"><text:span text:style-name="T414">Но он знает, по прошлому разу, никакая галантность ему не поможет. Посте того визита он написал домой к Налин: «Англичане малость странные в том, что касается какие вещи на вкус, </text:span></text:span><text:span text:style-name="Source_20_Text"><text:span text:style-name="T415">Мам</text:span></text:span><text:span text:style-name="Source_20_Text"><text:span text:style-name="T414">. </text:span></text:span><text:span text:style-name="Source_20_Text"><text:span text:style-name="T415">Они не такие как мне. Наверно это из-за климата. </text:span></text:span><text:span text:style-name="Source_20_Text"><text:span text:style-name="T416">Им нравится такое, что никогда бы и не подумал. Иногда просто выворачивает желудок. Недавно я угостился тем, что они называют «винное желе». У них это </text:span></text:span><text:span text:style-name="Source_20_Text"><text:span text:style-name="T1294">конфета</text:span></text:span><text:span text:style-name="Source_20_Text"><text:span text:style-name="T416">, Мам! Придумай как скормить одну из них Гитлеру и война закончится </text:span></text:span><text:span text:style-name="Source_20_Text"><text:span text:style-name="T1294">завтра</text:span></text:span><text:span text:style-name="Source_20_Text"><text:span text:style-name="T416"> же!» </text:span></text:span><text:span text:style-name="Source_20_Text"><text:span text:style-name="T417">Сейчас он снова лицом к лицу с этими рыжеватыми предметами из </text:span></text:span><text:soft-page-break/><text:span text:style-name="Source_20_Text"><text:span text:style-name="T417">желатина, кивает, как он надеется радостно м-с Квод. На них выпукло написаны имена различных вин.</text:span></text:span></text:p>
      <text:p text:style-name="P496"><text:span text:style-name="Source_20_Text"><text:span text:style-name="T403">– <text:s/></text:span></text:span><text:span text:style-name="Source_20_Text"><text:span text:style-name="T417">И ещё капельку ментола,</text:span></text:span><text:span text:style-name="Source_20_Text"><text:span text:style-name="T403">– </text:span></text:span><text:span text:style-name="Source_20_Text"><text:span text:style-name="T417">м-с Квод закладывает в рот <text:s/>одну.</text:span></text:span><text:span text:style-name="Source_20_Text"><text:span text:style-name="T403">– </text:span></text:span><text:span text:style-name="Source_20_Text"><text:span text:style-name="T417">Прелесть.</text:span></text:span></text:p>
      <text:p text:style-name="P497"><text:span text:style-name="Source_20_Text"><text:span text:style-name="T417">Слотроп наконец выбрал одну с барельефом <text:s/>Lafitte Rothschild и отправляет в свой целовальник:</text:span></text:span><text:span text:style-name="Source_20_Text"><text:span text:style-name="T403">– <text:s/>«</text:span></text:span><text:span text:style-name="Source_20_Text"><text:span text:style-name="T417">О, да. Да. Ммм. Великолепно.»</text:span></text:span></text:p>
      <text:p text:style-name="P498"><text:span text:style-name="Source_20_Text"><text:span text:style-name="T403">– </text:span></text:span><text:span text:style-name="Source_20_Text"><text:span text:style-name="T418">Если вы хотите что-то совсем </text:span></text:span><text:span text:style-name="Source_20_Text"><text:span text:style-name="T1295">особенное</text:span></text:span><text:span text:style-name="Source_20_Text"><text:span text:style-name="T418"> попробуйте Бернкаслер Доктор. О! </text:span></text:span><text:span text:style-name="Source_20_Text"><text:span text:style-name="T419">Не вы ли мне принесли тогда те миленькое американские штучки, слизистый вяз.</text:span></text:span></text:p>
      <text:p text:style-name="P498"><text:span text:style-name="Source_20_Text"><text:span text:style-name="T403">– </text:span></text:span><text:span text:style-name="Source_20_Text"><text:span text:style-name="T419">Скользкий вяз. </text:span></text:span><text:span text:style-name="Source_20_Text"><text:span text:style-name="T420">Какая жалость, они вчера кончились.</text:span></text:span></text:p>
      <text:p text:style-name="P499"><text:span text:style-name="Source_20_Text"><text:span text:style-name="T421">Входит Дарин с горячим чайником и тремя чашками на подносе.</text:span></text:span></text:p>
      <text:p text:style-name="P499"><text:span text:style-name="Source_20_Text"><text:span text:style-name="T403">– </text:span></text:span><text:span text:style-name="Source_20_Text"><text:span text:style-name="T421">Что тут?</text:span></text:span><text:span text:style-name="Source_20_Text"><text:span text:style-name="T403">– </text:span></text:span><text:span text:style-name="Source_20_Text"><text:span text:style-name="T421">Слотроп малость поспешно.</text:span></text:span></text:p>
      <text:p text:style-name="P500"><text:span text:style-name="Source_20_Text"><text:span text:style-name="T403">– </text:span></text:span><text:span text:style-name="Source_20_Text"><text:span text:style-name="T422">Тебе лучше не знать, Тайрон.</text:span></text:span></text:p>
      <text:p text:style-name="P501"><text:span text:style-name="Source_20_Text"><text:span text:style-name="T403">– </text:span></text:span><text:span text:style-name="Source_20_Text"><text:span text:style-name="T422">Это точно,</text:span></text:span><text:span text:style-name="Source_20_Text"><text:span text:style-name="T403">– <text:s/></text:span></text:span><text:span text:style-name="Source_20_Text"><text:span text:style-name="T422">после первого глотка, жалея, что она мало добавила лимонного сока, или хоть чего-нибудь, чтоб убит основной вкус, убийственно горький. </text:span></text:span><text:span text:style-name="Source_20_Text"><text:span text:style-name="T423">Эти люди и впрямь сумасшедшие. И без сахара, есессна. Он тянется к вазе с конфетами, выуживает ребристый шарик лакрицы. На вид безопасна. И как раз когда он кусает, Дарлин смотрит на него со значением, грит, умничка, как раз вовремя: </text:span></text:span><text:span text:style-name="Source_20_Text"><text:span text:style-name="T403">– «</text:span></text:span><text:span text:style-name="Source_20_Text"><text:span text:style-name="T423">О, я думала мы от них всех избавились </text:span></text:span><text:span text:style-name="Source_20_Text"><text:span text:style-name="T424">от всех тех—«Жильберт <text:s/>&amp; Саливан неподдельное наслаждение»—года </text:span></text:span><text:span text:style-name="Source_20_Text"><text:span text:style-name="T1297">два</text:span></text:span><text:span text:style-name="Source_20_Text"><text:span text:style-name="T424"> назад.»</text:span></text:span><text:span text:style-name="Source_20_Text"><text:span text:style-name="T403">– </text:span></text:span><text:span text:style-name="Source_20_Text"><text:span text:style-name="T432">как раз в тот</text:span></text:span><text:span text:style-name="Source_20_Text"><text:span text:style-name="T424"> в момент, когда Слотроп </text:span></text:span><text:span text:style-name="Source_20_Text"><text:span text:style-name="T425">достигает тягуче-жидкую сердцевину со вкусом майонеза и корок апельсина.</text:span></text:span></text:p>
      <text:p text:style-name="P502"><text:span text:style-name="Source_20_Text"><text:span text:style-name="T403">– </text:span></text:span><text:span text:style-name="Source_20_Text"><text:span text:style-name="T426">Вы забрали <text:s/>последнюю из моих Мармеладный Сюрпризов!</text:span></text:span><text:span text:style-name="Source_20_Text"><text:span text:style-name="T403">– <text:s/></text:span></text:span><text:span text:style-name="Source_20_Text"><text:span text:style-name="T426">вскрикивает м-с Квод, с быстротой фокусника доставая сладость в форме яйца мягко зелёного цвета, всю усыпанную лавандовым типографским шрифтом.</text:span></text:span><text:span text:style-name="Source_20_Text"><text:span text:style-name="T403">– </text:span></text:span><text:span text:style-name="Source_20_Text"><text:span text:style-name="T426">И за это не получите ни одной кремовой рабарбы.</text:span></text:span><text:span text:style-name="Source_20_Text"><text:span text:style-name="T403">– </text:span></text:span><text:span text:style-name="Source_20_Text"><text:span text:style-name="T426">И вся та штука исчезает в её рту.</text:span></text:span></text:p>
      <text:p text:style-name="P503"><text:span text:style-name="Source_20_Text"><text:span text:style-name="T403">– </text:span></text:span><text:span text:style-name="Source_20_Text"><text:span text:style-name="T427">Так мне и надо,</text:span></text:span><text:span text:style-name="Source_20_Text"><text:span text:style-name="T403">– </text:span></text:span><text:span text:style-name="Source_20_Text"><text:span text:style-name="T427">говорит Слотроп, удивляясь что он этим хотел сказать, прихлёбывая чай из трав, чтобы снять вкус конфеты из майонеза—чёрт! </text:span></text:span><text:span text:style-name="Source_20_Text"><text:span text:style-name="T429">и</text:span></text:span><text:span text:style-name="Source_20_Text"><text:span text:style-name="T427"> это было ошибкой, точно, потому что его рот снова наполняет <text:s/>жутк</text:span></text:span><text:span text:style-name="Source_20_Text"><text:span text:style-name="T429">ая</text:span></text:span><text:span text:style-name="Source_20_Text"><text:span text:style-name="T427"> алкалоидн</text:span></text:span><text:span text:style-name="Source_20_Text"><text:span text:style-name="T429">ая</text:span></text:span><text:span text:style-name="Source_20_Text"><text:span text:style-name="T427"> разрух</text:span></text:span><text:span text:style-name="Source_20_Text"><text:span text:style-name="T429">а</text:span></text:span><text:span text:style-name="Source_20_Text"><text:span text:style-name="T427">, аж до самого мягкого нёба, </text:span></text:span><text:span text:style-name="Source_20_Text"><text:span text:style-name="T429">гд</text:span></text:span><text:span text:style-name="Source_20_Text"><text:span text:style-name="T427">е она и осе</text:span></text:span><text:span text:style-name="Source_20_Text"><text:span text:style-name="T429">ла</text:span></text:span><text:span text:style-name="Source_20_Text"><text:span text:style-name="T427">. Дарлин, сочувственная Соловушка, подаёт ему твёрдую красную конфету в форме малины… мм, как ни странно, у неё даже вкус малины, хотя </text:span></text:span><text:span text:style-name="Source_20_Text"><text:span text:style-name="T428">не может снять всё ту горечь. </text:span></text:span><text:span text:style-name="Source_20_Text"><text:span text:style-name="T430">Нетерпеливо, вгрызается он и уже по ходу знает, ёбаный идиот, что опять нарвался, </text:span></text:span><text:span text:style-name="Source_20_Text"><text:span text:style-name="T431">по языку разливается самая жуткая кристаллиновая концентрация, Боже, наверное это сама нитритная кислота.</text:span></text:span><text:span text:style-name="Source_20_Text"><text:span text:style-name="T403">– </text:span></text:span><text:span text:style-name="Source_20_Text"><text:span text:style-name="T432">Ой-йой, эта уж вправду </text:span></text:span><text:span text:style-name="Source_20_Text"><text:span text:style-name="T1296">кисленькая</text:span></text:span><text:span text:style-name="Source_20_Text"><text:span text:style-name="T432">.</text:span></text:span><text:span text:style-name="Source_20_Text"><text:span text:style-name="T403">– </text:span></text:span><text:span text:style-name="Source_20_Text"><text:span text:style-name="T433">Едва способен выговаривать слова, до того его корёжит, из тех шуточек, которыми Хоп Хариган отвлекал Танка Тинкера от игры на его свирельке, дешёвый трюк в тех комиксах и вдвойне предосудительный со стороны старой леди, которая, типа, как одна из наших Союзников, блядь, он даже ничего </text:span></text:span><text:span text:style-name="Source_20_Text"><text:span text:style-name="T1298">не видит</text:span></text:span><text:span text:style-name="Source_20_Text"><text:span text:style-name="T433"> оно зашло ему в нос и чем бы оно ни было, совсем не растворяется, просто продолжает пытку его дрожащего языка и хрустит как толчёное стекло у него на зубах. </text:span></text:span><text:span text:style-name="Source_20_Text"><text:span text:style-name="T434">М-с Квод тем временем занята поглощением, кусочек за кусочечком, пироженого </text:span></text:span><text:span text:style-name="Source_20_Text"><text:span text:style-name="T1299"><text:s/>petit four</text:span></text:span><text:span text:style-name="Source_20_Text"><text:span text:style-name="T434"> из вишни с хинином. </text:span></text:span><text:span text:style-name="Source_20_Text"><text:span text:style-name="T435">Она излучает </text:span></text:span><text:span text:style-name="Source_20_Text"><text:span text:style-name="T436">довольство</text:span></text:span><text:span text:style-name="Source_20_Text"><text:span text:style-name="T435"> на молодых людей по ту сторону вазы с конфетами. </text:span></text:span><text:span text:style-name="Source_20_Text"><text:span text:style-name="T437">Слотроп, забывшись, снова тянется к чаю. Теперь не получается галантно увильнуть. </text:span></text:span><text:span text:style-name="Source_20_Text"><text:span text:style-name="T438">Дарин спускает ещё две-три банки с конфетами с полки, и теперь он срывается, как путешествие к центру некоей малой, враждебной планеты в громком конфетном </text:span></text:span><text:span text:style-name="Source_20_Text"><text:span text:style-name="T1300">чавк</text:span></text:span><text:span text:style-name="Source_20_Text"><text:span text:style-name="T438"> сквозь шоколадную кору отдающей эвкалиптом помадки к, наконец, ядру из какой-то очень тугой резинки арабской. Ногтями он выдирает кусочек этого из зубов и какое-то время рассматривает. Цвет пурпурный.</text:span></text:span></text:p>
      <text:p text:style-name="P504"><text:span text:style-name="Source_20_Text"><text:span text:style-name="T438">– </text:span></text:span><text:span text:style-name="Source_20_Text"><text:span text:style-name="T439">Вот вы и догадались!</text:span></text:span><text:span text:style-name="Source_20_Text"><text:span text:style-name="T438">– <text:s/></text:span></text:span><text:span text:style-name="Source_20_Text"><text:span text:style-name="T439">М-с Квод машет ему пёстрым конгломератом из корня имбиря, ириски и <text:s/>семени аниса,</text:span></text:span><text:span text:style-name="Source_20_Text"><text:span text:style-name="T438">– </text:span></text:span><text:span text:style-name="Source_20_Text"><text:span text:style-name="T439">понимаете всегда надо наслаждаться внешним </text:span></text:span><text:span text:style-name="Source_20_Text"><text:span text:style-name="T1301">видом</text:span></text:span><text:span text:style-name="Source_20_Text"><text:span text:style-name="T439">. И почему вы, американцы, такие импульсивные?</text:span></text:span></text:p>
      <text:p text:style-name="P504"><text:span text:style-name="Source_20_Text"><text:span text:style-name="T438">– </text:span></text:span><text:span text:style-name="Source_20_Text"><text:span text:style-name="T439">Ну,</text:span></text:span><text:span text:style-name="Source_20_Text"><text:span text:style-name="T438">– <text:s/></text:span></text:span><text:span text:style-name="Source_20_Text"><text:span text:style-name="T439">бормочет,</text:span></text:span><text:span text:style-name="Source_20_Text"><text:span text:style-name="T438">– </text:span></text:span><text:span text:style-name="Source_20_Text"><text:span text:style-name="T439">обычно мы не доходим до чего-то более сложного, чем плитки Херши, понимаете…</text:span></text:span></text:p>
      <text:p text:style-name="P504"><text:span text:style-name="Source_20_Text"><text:span text:style-name="T438">– </text:span></text:span><text:span text:style-name="Source_20_Text"><text:span text:style-name="T439">О, попробуй это!</text:span></text:span><text:span text:style-name="Source_20_Text"><text:span text:style-name="T438">– </text:span></text:span><text:span text:style-name="Source_20_Text"><text:span text:style-name="T439">кричит Дарлин ухватившись за горло и качаясь на него.</text:span></text:span></text:p>
      <text:p text:style-name="P505"><text:soft-page-break/><text:span text:style-name="Source_20_Text"><text:span text:style-name="T438">– </text:span></text:span><text:span text:style-name="Source_20_Text"><text:span text:style-name="T440">Ух-ты, это наверняка что-то,</text:span></text:span><text:span text:style-name="Source_20_Text"><text:span text:style-name="T438">– <text:s/></text:span></text:span><text:span text:style-name="Source_20_Text"><text:span text:style-name="T440">с сомнением берёт эту новинку коричневого цвета, уменьшенная вчетверо полная копия ручной гранаты, рычаг, кольцо и всё прочее, одна из серии патриотических сладостей выпущенных прежде, чем сахар стал таким дефицитом, помимо, как он определил заглянув в банку, зарядного магазина Вибли .455 калибра из розовых и зелёных ирисок, шеститонной бомбы из желатина в серебристой обёртке, и базуки из лакрицы.</text:span></text:span></text:p>
      <text:p text:style-name="P506"><text:span text:style-name="Source_20_Text"><text:span text:style-name="T438">– </text:span></text:span><text:span text:style-name="Source_20_Text"><text:span text:style-name="T441">Ну, давай,</text:span></text:span><text:span text:style-name="Source_20_Text"><text:span text:style-name="T438">– <text:s/></text:span></text:span><text:span text:style-name="Source_20_Text"><text:span text:style-name="T441">Дарлин ухватив его руку с конфетой, пытается засунуть в его рот.</text:span></text:span></text:p>
      <text:p text:style-name="P507"><text:span text:style-name="Source_20_Text"><text:span text:style-name="T438">– <text:s/></text:span></text:span><text:span text:style-name="Source_20_Text"><text:span text:style-name="T442">Да, просто, знаешь, смотрю на вид, как советует м-с Квод.</text:span></text:span></text:p>
      <text:p text:style-name="P507"><text:span text:style-name="Source_20_Text"><text:span text:style-name="T438">– </text:span></text:span><text:span text:style-name="Source_20_Text"><text:span text:style-name="T442">Но плющить в руке не честно, </text:span></text:span><text:span text:style-name="Source_20_Text"><text:span text:style-name="T443">Тайрон</text:span></text:span><text:span text:style-name="Source_20_Text"><text:span text:style-name="T442">.</text:span></text:span></text:p>
      <text:p text:style-name="P508"><text:span text:style-name="Source_20_Text"><text:span text:style-name="T444">Под своей тамариндовой глазурью, граната оказывается приторной нугой сдобренной пепсином, полной пряных ягодок кубеба поверх жёсткой сердцевины камфорной камеди.. Это невыразимо отвратительно. У Слотропа начинает кружиться голова </text:span></text:span><text:span text:style-name="Source_20_Text"><text:span text:style-name="T445">от к</text:span></text:span><text:span text:style-name="Source_20_Text"><text:span text:style-name="T448">а</text:span></text:span><text:span text:style-name="Source_20_Text"><text:span text:style-name="T445">мфорных испарений, глаза слезятся, язык в неизбывном холокосте. Кубеб? Ему случалось лишь курить эту дрянь.</text:span></text:span><text:span text:style-name="Source_20_Text"><text:span text:style-name="T438">– <text:s/></text:span></text:span><text:span text:style-name="Source_20_Text"><text:span text:style-name="T445">Отравлен...</text:span></text:span><text:span text:style-name="Source_20_Text"><text:span text:style-name="T438">– </text:span></text:span><text:span text:style-name="Source_20_Text"><text:span text:style-name="T445">удаётся ему выстонать.</text:span></text:span></text:p>
      <text:p text:style-name="P508"><text:span text:style-name="Source_20_Text"><text:span text:style-name="T438">– </text:span></text:span><text:span text:style-name="Source_20_Text"><text:span text:style-name="T445">Ну, же, по-мужски,</text:span></text:span><text:span text:style-name="Source_20_Text"><text:span text:style-name="T438">– </text:span></text:span><text:span text:style-name="Source_20_Text"><text:span text:style-name="T445">советует м-с Квод.</text:span></text:span></text:p>
      <text:p text:style-name="P508"><text:span text:style-name="Source_20_Text"><text:span text:style-name="T438">– <text:s/></text:span></text:span><text:span text:style-name="Source_20_Text"><text:span text:style-name="T445">Да,</text:span></text:span><text:span text:style-name="Source_20_Text"><text:span text:style-name="T438">– </text:span></text:span><text:span text:style-name="Source_20_Text"><text:span text:style-name="T445">Дарин через слои обсосанной карамели,</text:span></text:span><text:span text:style-name="Source_20_Text"><text:span text:style-name="T438">– </text:span></text:span><text:span text:style-name="Source_20_Text"><text:span text:style-name="T445">не забывай, война идёт. Давай, милый, отрой ротик.</text:span></text:span></text:p>
      <text:p text:style-name="P510"><text:span text:style-name="Source_20_Text"><text:span text:style-name="T446">Сквозь слёзы он </text:span></text:span><text:span text:style-name="Source_20_Text"><text:span text:style-name="T448">н</text:span></text:span><text:span text:style-name="Source_20_Text"><text:span text:style-name="T446">е может толком разглядеть, но слышит, как м-с Квод напротив за столом </text:span></text:span><text:span text:style-name="Source_20_Text"><text:span text:style-name="T447">долдонит:</text:span></text:span><text:span text:style-name="Source_20_Text"><text:span text:style-name="T438">– «</text:span></text:span><text:span text:style-name="Source_20_Text"><text:span text:style-name="T447">Ням, ням, ням»,</text:span></text:span><text:span text:style-name="Source_20_Text"><text:span text:style-name="T438">– <text:s/></text:span></text:span><text:span text:style-name="Source_20_Text"><text:span text:style-name="T447">а Дарин </text:span></text:span><text:span text:style-name="Source_20_Text"><text:span text:style-name="T448">давится</text:span></text:span><text:span text:style-name="Source_20_Text"><text:span text:style-name="T447"> смехом. Это большущее и мягкое, как зефир, но почему-то—если только у него всерьёз не сдвинулись мозги—по вкусу похоже на джин. </text:span></text:span><text:span text:style-name="Source_20_Text"><text:span text:style-name="T438">– </text:span></text:span><text:span text:style-name="Source_20_Text"><text:span text:style-name="T447">Эа шо,</text:span></text:span><text:span text:style-name="Source_20_Text"><text:span text:style-name="T438">–</text:span></text:span><text:span text:style-name="Source_20_Text"><text:span text:style-name="T447"> спрашивает он непрожёванно.</text:span></text:span></text:p>
      <text:p text:style-name="P509"><text:span text:style-name="Source_20_Text"><text:span text:style-name="T438">– </text:span></text:span><text:span text:style-name="Source_20_Text"><text:span text:style-name="T447">Джиновый зефир,</text:span></text:span><text:span text:style-name="Source_20_Text"><text:span text:style-name="T438">– </text:span></text:span><text:span text:style-name="Source_20_Text"><text:span text:style-name="T447">грит м-с Квод.</text:span></text:span></text:p>
      <text:p text:style-name="P509"><text:span text:style-name="Source_20_Text"><text:span text:style-name="T438">– </text:span></text:span><text:span text:style-name="Source_20_Text"><text:span text:style-name="T447">Аааа…</text:span></text:span></text:p>
      <text:p text:style-name="P511"><text:span text:style-name="Source_20_Text"><text:span text:style-name="T438">– </text:span></text:span><text:span text:style-name="Source_20_Text"><text:span text:style-name="T449">О, это ещё что, попробуйте одну такую...</text:span></text:span><text:span text:style-name="Source_20_Text"><text:span text:style-name="T438">– </text:span></text:span><text:span text:style-name="Source_20_Text"><text:span text:style-name="T449">Его зубы </text:span></text:span><text:span text:style-name="Source_20_Text"><text:span text:style-name="T450">с</text:span></text:span><text:span text:style-name="Source_20_Text"><text:span text:style-name="T449"> како</text:span></text:span><text:span text:style-name="Source_20_Text"><text:span text:style-name="T450">й</text:span></text:span><text:span text:style-name="Source_20_Text"><text:span text:style-name="T449">-то </text:span></text:span><text:span text:style-name="Source_20_Text"><text:span text:style-name="T450">извращённой рефлективостью прохрустнулись через твёрдую кислую крыжовниковую скорлупу до влажной брызжущей неприятности, наверное, как ему кажется, тапиоки, липкие кусочки чего-то наполненного пудренными дольками.</text:span></text:span></text:p>
      <text:p text:style-name="P511"><text:span text:style-name="Source_20_Text"><text:span text:style-name="T438">– </text:span></text:span><text:span text:style-name="Source_20_Text"><text:span text:style-name="T450">Ещё чаю?</text:span></text:span><text:span text:style-name="Source_20_Text"><text:span text:style-name="T438">– </text:span></text:span><text:span text:style-name="Source_20_Text"><text:span text:style-name="T450">предлагает Дарин. Слотроп в безудержном кашле, вдохнув малость той начинки из долек.</text:span></text:span></text:p>
      <text:p text:style-name="P512"><text:span text:style-name="Source_20_Text"><text:span text:style-name="T438">– </text:span></text:span><text:span text:style-name="Source_20_Text"><text:span text:style-name="T451">Нехороший кашель,</text:span></text:span><text:span text:style-name="Source_20_Text"><text:span text:style-name="T438">– </text:span></text:span><text:span text:style-name="Source_20_Text"><text:span text:style-name="T451">м-с Квод предлагает коробочку тех невероятных английских капель от кашля, Меггезон,</text:span></text:span><text:span text:style-name="Source_20_Text"><text:span text:style-name="T438">– <text:s/></text:span></text:span><text:span text:style-name="Source_20_Text"><text:span text:style-name="T451">Дарлин, чая просто чудесный, я чувствую как моя цинга проходит, просто чувствую.</text:span></text:span></text:p>
      <text:p text:style-name="P512"><text:span text:style-name="Source_20_Text"><text:span text:style-name="T451">Меггезон это как если тебя шарахнут по голове Швейцарскими Альпами. Ментоловые сосульки моментально вырастают с крыши ротовой полости Слотропа. Полярные медведи вцарапываются когтями, чтобы удержаться на морозных гроздьях альвеолярных кистей в его лёгких. Зубы ободрало настолько, что больно дышать, даже через нос, даже, послабив галстук </text:span></text:span><text:span text:style-name="Source_20_Text"><text:span text:style-name="T452">и засунув нос под шейный вырез в его оливково-серой майки с короткими рукавами. Испарения бензоина проникают в его мозг. Голова плывёт кругом в нимбе из льда.</text:span></text:span></text:p>
      <text:p text:style-name="P513"><text:span text:style-name="Source_20_Text"><text:span text:style-name="T453">Даже час спустя привкус Меггезона не проходит, в воздухе призрак мяты. </text:span></text:span><text:span text:style-name="Source_20_Text"><text:span text:style-name="T454">Слотроп лежит с Дарлин, Отвратные Английские Конфетные Манёвры в прошлом, его пах прижат к её тёплому заду. Единственная конфета, которую он не попробовал—м-с Квод её придержала—</text:span></text:span><text:span text:style-name="Source_20_Text"><text:span text:style-name="T455">была Райское Пламя,та знаменитая сладость по дорогой цене и переменчивого вкуса</text:span></text:span><text:span text:style-name="Source_20_Text"><text:span text:style-name="T454">—</text:span></text:span><text:span text:style-name="Source_20_Text"><text:span text:style-name="T455">для одного «солёная слива», для другого «искусственные вишни»… «засахаренные фиалки»… «Ворчестерский соус»… «патока с перцем»… сколько угодно подобных определений, уверенных, кратких, никогда длиннее, чем пара слов</text:span></text:span><text:span text:style-name="Source_20_Text"><text:span text:style-name="T454">—</text:span></text:span><text:span text:style-name="Source_20_Text"><text:span text:style-name="T455">напоминают описание ядовитых и одуряющих газов в тренировочных инструкциях, «кисло-сладкий баклажан» самое, пожалуй, длинное на данный момент. </text:span></text:span><text:span text:style-name="Source_20_Text"><text:span text:style-name="T456">Райское Пламя сегодня оперативно вымерло и в 1945 его вряд ли можно найти: во всяком случает среди залитых солнцем магазинов и полированных витрин Бонд-Стрит или развалин Белгравии. Но время от времени какая-то да и всплывёт в местах обычно не торгующих кондитерскими товарами: спокойно, в глубине больших стеклянных </text:span></text:span><text:soft-page-break/><text:span text:style-name="Source_20_Text"><text:span text:style-name="T456">банок затуманенных временем, среди других подобных предметов, иногда просто одна конфета на всю банку, </text:span></text:span><text:span text:style-name="Source_20_Text"><text:span text:style-name="T457">почти скрытая окружающими турмалинами в немецком золоте, резные эбонитовые напёрстки из прошлого столетия, шпильки, </text:span></text:span><text:span text:style-name="Source_20_Text"><text:span text:style-name="T458">части клапанов, резьбовые запчасти от непонятных музыкальных инструментов, радиодетали из канифоли меди, которую Война, в своей ненасытном, всеобгладывающем поглощении не успела слизнуть в темноту… </text:span></text:span><text:span text:style-name="Source_20_Text"><text:span text:style-name="T459">В местах, чья тишь не нарушается слишком громким звуком автомобильных моторов, а снаружи деревья вдоль улицы. Комнаты глубже, а лица проявляющиеся в свете, что падает сквозь застеклённую крышу, старше, желтее, дряхлее….</text:span></text:span></text:p>
      <text:p text:style-name="P514"><text:span text:style-name="Source_20_Text"><text:span text:style-name="T460">Поколыхиваясь около улевой отметки между сном и бодрствованием, его полупоникший хуй всё ещё в ней, их обессиленые ноги согнуты под одинаковым углом… Комната углубляется в воду и прохладность. Где-то садится солнце. Света едва хватает различить тёмные веснушки у неё на спине. В гостиной м-с Квод снится, что она <text:s/>вернулась в сады Бёрнмаута, </text:span></text:span><text:span text:style-name="Source_20_Text"><text:span text:style-name="T461">в гущу рододендроном и нежданного дождя, Остин кричит </text:span></text:span><text:span text:style-name="Source_20_Text"><text:span text:style-name="T1303">Прикоснитесь к</text:span></text:span><text:span text:style-name="Source_20_Text"><text:span text:style-name="T1302"> <text:s/>её горл</text:span></text:span><text:span text:style-name="Source_20_Text"><text:span text:style-name="T1303">у</text:span></text:span><text:span text:style-name="Source_20_Text"><text:span text:style-name="T1302">, Величество. </text:span></text:span><text:span text:style-name="Source_20_Text"><text:span text:style-name="T1303">Прикоснитесь</text:span></text:span><text:span text:style-name="Source_20_Text"><text:span text:style-name="T1302">!</text:span></text:span><text:span text:style-name="Source_20_Text"><text:span text:style-name="T461"> и Йрйё—самозванец, но настоящий король из какой-то весьма сомнительной семейной ветви узурпировавшей трон в результате интриг по поводу Бессарабии в 1878—Йрйё, в старомодном сюртуке с золотыми галунами поблескивающими на рукавах, склоня</text:span></text:span><text:span text:style-name="Source_20_Text"><text:span text:style-name="T463">е</text:span></text:span><text:span text:style-name="Source_20_Text"><text:span text:style-name="T461">тся к ней сквозь дождь </text:span></text:span><text:span text:style-name="Source_20_Text"><text:span text:style-name="T462">навсегда излечить от золотухи королевским прикосновением, выглядит так же как на ротогравюре, в паре шагов позади его милая Хризола, в серьёзном ожидании, вокруг них колошматит дождь, белая королевская рука вынута из перчатки, складывается, как бабочка, прикоснуться к впадинке на горле м-с Квод, чудотворное прикосновение, </text:span></text:span><text:span text:style-name="Source_20_Text"><text:span text:style-name="T463">лёгкое…</text:span></text:span><text:span text:style-name="Source_20_Text"><text:span text:style-name="T462"> </text:span></text:span><text:span text:style-name="Source_20_Text"><text:span text:style-name="T463">прикосновение…</text:span></text:span></text:p>
      <text:p text:style-name="P515"><text:span text:style-name="Source_20_Text"><text:span text:style-name="T1303">Вспышка молнии—</text:span></text:span></text:p>
      <text:p text:style-name="P516"><text:span text:style-name="Source_20_Text"><text:span text:style-name="T463">И Слотроп зевает: </text:span></text:span><text:span text:style-name="Source_20_Text"><text:span text:style-name="T438">– </text:span></text:span><text:span text:style-name="Source_20_Text"><text:span text:style-name="T463">Который час?</text:span></text:span><text:span text:style-name="Source_20_Text"><text:span text:style-name="T438">– </text:span></text:span><text:span text:style-name="Source_20_Text"><text:span text:style-name="T464">а Дарин всплывает из сна. </text:span></text:span><text:span text:style-name="Source_20_Text"><text:span text:style-name="T465">Когда без предупреждения, комната полна полдня, слепяще-белого, каждый волосок взбитый у неё на загривке отчётли</text:span></text:span><text:span text:style-name="Source_20_Text"><text:span text:style-name="T466">в</text:span></text:span><text:span text:style-name="Source_20_Text"><text:span text:style-name="T465"> как днём,</text:span></text:span><text:span text:style-name="Source_20_Text"><text:span text:style-name="T466"> и сотрясение обрушивается на них, потрясая дом до его бедных косточек, ударяя в оконную занавеску, обернувшуюся чёрно-белой сеткой траурных карточек. </text:span></text:span><text:span text:style-name="Source_20_Text"><text:span text:style-name="T467">Сверху, догоняя, нарастающий вой паденья ракеты, скорый поезд с высот вниз, в звенящую тишину. Снаружи лопалось стекло, протяжный диссонанс цимбал дальше по улице. Член Слотропа подскочил, торча до боли. Для Дарин, пробудившейся вдруг, сердце колотится, ладони и пальцы свело от страха, это торчание, разумеется, кажется частью белой вспышки, грохота. К тому времени, когда взрыв сошёл на красное </text:span></text:span><text:span text:style-name="Source_20_Text"><text:span text:style-name="T468">постоянное мерцание за занавеской, она начала удивляться… как одно с другим… но они уже заняты еблей, и какая разница, </text:span></text:span><text:span text:style-name="Source_20_Text"><text:span text:style-name="T470">а</text:span></text:span><text:span text:style-name="Source_20_Text"><text:span text:style-name="T468"> Бога ради почему и не быть хоть какой-то пользе от этого дурацкого Блица?</text:span></text:span></text:p>
      <text:p text:style-name="P517"><text:span text:style-name="Source_20_Text"><text:span text:style-name="T468">Но кто там, в просвете оранжевой занавески, сдерживает дыхание? Подсматривает? Ну, и где же по вашему, составители карт, </text:span></text:span><text:span text:style-name="Source_20_Text"><text:span text:style-name="T469">мастера</text:span></text:span><text:span text:style-name="Source_20_Text"><text:span text:style-name="T468"> слежки, упадёт следующая?</text:span></text:span></text:p>
      <text:p text:style-name="P518"><draw:frame draw:style-name="fr1" draw:name="Image16" text:anchor-type="paragraph" svg:width="6.9252in" svg:height="0.3661in" draw:z-index="15"><draw:image xlink:href="Pictures/1000000000000B720000009B428C9716555D8079.png" xlink:type="simple" xlink:show="embed" xlink:actuate="onLoad" loext:mime-type="image/png"/></draw:frame><text:span text:style-name="Source_20_Text"><text:span text:style-name="T471">Самое прервое прикосновение: он говорил какую-то гадость, обычное для Мехико самобичевание—ты меня не знаешь, я ещё тот стервец—«Нет»,– она </text:span></text:span><text:span text:style-name="Source_20_Text"><text:span text:style-name="T472">хотела </text:span></text:span><text:span text:style-name="Source_20_Text"><text:span text:style-name="T471">приложи</text:span></text:span><text:span text:style-name="Source_20_Text"><text:span text:style-name="T472">ть</text:span></text:span><text:span text:style-name="Source_20_Text"><text:span text:style-name="T471"> свой палец к его губам,– «не говори так.»– </text:span></text:span><text:span text:style-name="Source_20_Text"><text:span text:style-name="T472">Когда она <text:s/>потянулась, он не задумываясь </text:span></text:span><text:span text:style-name="Source_20_Text"><text:span text:style-name="T473">пере</text:span></text:span><text:span text:style-name="Source_20_Text"><text:span text:style-name="T472">хватил её запястье и отвёл <text:s/>руку, чистая самозащита</text:span></text:span><text:span text:style-name="Source_20_Text"><text:span text:style-name="T471">—</text:span></text:span><text:span text:style-name="Source_20_Text"><text:span text:style-name="T472">но продолжал </text:span></text:span><text:span text:style-name="Source_20_Text"><text:span text:style-name="T473">у</text:span></text:span><text:span text:style-name="Source_20_Text"><text:span text:style-name="T472">держ</text:span></text:span><text:span text:style-name="Source_20_Text"><text:span text:style-name="T473">ив</text:span></text:span><text:span text:style-name="Source_20_Text"><text:span text:style-name="T472">ать её. </text:span></text:span><text:span text:style-name="Source_20_Text"><text:span text:style-name="T474">Они оказались лицом к лицу и ни один не отводил глаз. Потом Роджер поднёс её руку к своим губам и поцеловал, всё так же глядя ей в глаза. Пауза, его сердце резкими толчками стучит о стенку его груди… </text:span></text:span><text:span text:style-name="Source_20_Text"><text:span text:style-name="T471">–«</text:span></text:span><text:span text:style-name="Source_20_Text"><text:span text:style-name="T474">Ооо»,</text:span></text:span><text:span text:style-name="Source_20_Text"><text:span text:style-name="T471">– </text:span></text:span><text:span text:style-name="Source_20_Text"><text:span text:style-name="T474">вырвалось у неё и она потянулась обнять его, отбросив всякую сдержанность, открыта, дрожа, </text:span></text:span><text:span text:style-name="Source_20_Text"><text:span text:style-name="T475">пока</text:span></text:span><text:span text:style-name="Source_20_Text"><text:span text:style-name="T474"> они прижимались друг к другу. </text:span></text:span><text:span text:style-name="Source_20_Text"><text:span text:style-name="T476">Потом она ему рассказывала, что как только он взял её руку в тот вечер, она кончила. И первый раз, когда он прикоснулся к её пизде, стиснут мягкую пизду <text:s/>Джессики через её трусики, дрожь опять началась высоко меж её ляжек, охватывая её. Она кончила дважды, прежде, чем хуй официально вошёл в её пизду и это важно для них обоих, хотя ни ни один не смог понять почему, собственно.</text:span></text:span></text:p>
      <text:p text:style-name="P519"><text:soft-page-break/><text:span text:style-name="Source_20_Text"><text:span text:style-name="T477">Когда это происходит, свет для них становится очень красным.</text:span></text:span></text:p>
      <text:p text:style-name="P520"><text:span text:style-name="Source_20_Text"><text:span text:style-name="T478">Однажды они встретились в чайной: на ней был красный свитер с короткими рукавами и её обнажённые руки теплились красным по бокам. </text:span></text:span><text:span text:style-name="Source_20_Text"><text:span text:style-name="T479">Она была без какой-либо косметики, первый раз он видел её такой. Шагая к машине, она берёт руку Роджера и прикладывает на секунду, слегка, между своих движущихся ног. </text:span></text:span><text:span text:style-name="Source_20_Text"><text:span text:style-name="T480">Сердце Роджера наполняется эрекцией и кончает. Такое ощущение. Резко вверх до уровня кожи, выплёскиваясь по его соскам… это любовь, это изумительно. </text:span></text:span><text:span text:style-name="Source_20_Text"><text:span text:style-name="T481">Даже когда её нет рядом, очнувшись ото сна, на улице вслед за лицом, которое вопреки вероятности может оказаться лицом Джессики, Роджер никак не может совладать с этим, он во власти.</text:span></text:span></text:p>
      <text:p text:style-name="P521"><text:span text:style-name="Source_20_Text"><text:span text:style-name="T481">Про Бобра. Или Джереми, как тот известен своей матери, Роджер старается не думать больше, чем <text:s/>приходится. Конечно же, он в агонии насчёт технических деталей. </text:span></text:span><text:span text:style-name="Source_20_Text"><text:span text:style-name="T482">Она ведь никак не может</text:span></text:span><text:span text:style-name="Source_20_Text"><text:span text:style-name="T471">—</text:span></text:span><text:span text:style-name="Source_20_Text"><text:span text:style-name="T482">или может?</text:span></text:span><text:span text:style-name="Source_20_Text"><text:span text:style-name="T471">—</text:span></text:span><text:span text:style-name="Source_20_Text"><text:span text:style-name="T482">Делать Такие же Вещи с Джереми. </text:span></text:span><text:span text:style-name="Source_20_Text"><text:span text:style-name="T483">Разве может этот мудак</text:span></text:span><text:span text:style-name="Source_20_Text"><text:span text:style-name="T471">—</text:span></text:span><text:span text:style-name="Source_20_Text"><text:span text:style-name="T483">она же не потянется вокруг когда они ебуться, а и чтоб вставить свой хулиганский палец, </text:span></text:span><text:span text:style-name="Source_20_Text"><text:span text:style-name="T484">его английскую розу, в жопу Джереми? </text:span></text:span><text:span text:style-name="Source_20_Text"><text:span text:style-name="T485">Стоп, прекрати это (но сосёт ли она его хуй? </text:span></text:span><text:span text:style-name="Source_20_Text"><text:span text:style-name="T486">Бы</text:span></text:span><text:span text:style-name="Source_20_Text"><text:span text:style-name="T488">ва</text:span></text:span><text:span text:style-name="Source_20_Text"><text:span text:style-name="T486">ла ли когда-нибудь его постоянно наглая рожа между её сладеньких ягодиц?), </text:span></text:span><text:span text:style-name="Source_20_Text"><text:span text:style-name="T487">бесполезно, </text:span></text:span><text:span text:style-name="Source_20_Text"><text:span text:style-name="T488">это полоса юношеского помешательства и сидел бы сейчас лучше в Тиволи, да смотрел очередную серию Марии Монтез и Йона Хола, или же наблюдал леопардов </text:span></text:span><text:span text:style-name="Source_20_Text"><text:span text:style-name="T489">и карибских вепрей в</text:span></text:span><text:span text:style-name="Source_20_Text"><text:span text:style-name="T488"> <text:s/>зоопарке Регент Парка и </text:span></text:span><text:span text:style-name="Source_20_Text"><text:span text:style-name="T489">гадал бы</text:span></text:span><text:span text:style-name="Source_20_Text"><text:span text:style-name="T488"> пойдёт ли дождь до 4:30.</text:span></text:span></text:p>
      <text:p text:style-name="P522"><text:span text:style-name="Source_20_Text"><text:span text:style-name="T490">Время, которое Роджер и Джессика провели вместе, в сумме, измеряется часами. А все сказанные слова не превышают моличества в меморандуме ВКСЭС. И нет ни малейшей возможности, впервые за его карьеру, чтобы статистик придал этим числам хоть какой-то смысл. <text:s/></text:span></text:span></text:p>
      <text:p text:style-name="P522"><text:span text:style-name="Source_20_Text"><text:span text:style-name="T490">Когда вместе, они единый интерфейс кожи, истекающей потом, стиснутой насколько их мускулам с костями хватает сил прижать, почти без слов кроме её имени, или его.</text:span></text:span></text:p>
      <text:p text:style-name="P523"><text:span text:style-name="Source_20_Text"><text:span text:style-name="T491">По отдельности, время составления крутых кино-диалогов, сценариев, чтобы разыгрывать наедине с собой, по ночам когда её зенитка стучит в дверь небес над нею, а его ветер гудит в завитках колючей проволоки вдоль пляжа. </text:span></text:span><text:span text:style-name="Source_20_Text"><text:span text:style-name="T492">Отель Мэйфловер: –«Кое у кого реактивная скорость, опоздала всего на полчаса.»</text:span></text:span></text:p>
      <text:p text:style-name="P524"><text:span text:style-name="Source_20_Text"><text:span text:style-name="T492">– Ну,– девушки из <text:s/></text:span></text:span><text:span text:style-name="Source_20_Text"><text:span text:style-name="T500">ЖКМС</text:span></text:span><text:span text:style-name="Source_20_Text"><text:span text:style-name="T492"> </text:span></text:span><text:span text:style-name="Source_20_Text"><text:span text:style-name="T500">и УФАА</text:span></text:span><text:span text:style-name="Source_20_Text"><text:span text:style-name="T492">, ювелирно украшенные юные вдовы, косятся со всех сторон,– надеюсь ты время зря не терял.</text:span></text:span></text:p>
      <text:p text:style-name="P525"><text:span text:style-name="Source_20_Text"><text:span text:style-name="T492">– Времени достаточно, чтоб сговориться о паре свиданий,– отвечает он тщательно всматриваясь в наручные часы застёгнутые, по моде второй мировой войны, на внутренней стороне запястья,– </text:span></text:span><text:span text:style-name="Source_20_Text"><text:span text:style-name="T493">и на </text:span></text:span><text:span text:style-name="Source_20_Text"><text:span text:style-name="T1304">данный</text:span></text:span><text:span text:style-name="Source_20_Text"><text:span text:style-name="T493"> момент обеспеченная беременность, или две, если только…</text:span></text:span></text:p>
      <text:p text:style-name="P525"><text:span text:style-name="Source_20_Text"><text:span text:style-name="T492">– </text:span></text:span><text:span text:style-name="Source_20_Text"><text:span text:style-name="T493">Ах!</text:span></text:span><text:span text:style-name="Source_20_Text"><text:span text:style-name="T492">– </text:span></text:span><text:span text:style-name="Source_20_Text"><text:span text:style-name="T493">Она подскакивает радостно (вверх, не на),</text:span></text:span><text:span text:style-name="Source_20_Text"><text:span text:style-name="T492">– </text:span></text:span><text:span text:style-name="Source_20_Text"><text:span text:style-name="T493">это мне </text:span></text:span><text:span text:style-name="Source_20_Text"><text:span text:style-name="T1304">напомнило…</text:span></text:span></text:p>
      <text:p text:style-name="P525"><text:span text:style-name="Source_20_Text"><text:span text:style-name="T492">– </text:span></text:span><text:span text:style-name="Source_20_Text"><text:span text:style-name="T493">Вуууййй!</text:span></text:span><text:span text:style-name="Source_20_Text"><text:span text:style-name="T492">– </text:span></text:span><text:span text:style-name="Source_20_Text"><text:span text:style-name="T493">Роджер отшатывается назад к растению в горшке, под разухабистые саксофоны Роланда Пичи и Его Оркестра, исполняющие «Вот, я <text:s/>Ляпнул Это Снова», и </text:span></text:span><text:span text:style-name="Source_20_Text"><text:span text:style-name="T494">роняет голову на грудь.</text:span></text:span></text:p>
      <text:p text:style-name="P526"><text:span text:style-name="Source_20_Text"><text:span text:style-name="T492">– </text:span></text:span><text:span text:style-name="Source_20_Text"><text:span text:style-name="T494">Так </text:span></text:span><text:span text:style-name="Source_20_Text"><text:span text:style-name="T1305">вот</text:span></text:span><text:span text:style-name="Source_20_Text"><text:span text:style-name="T494">, что у тебя на уме. Если, конечно, </text:span></text:span><text:span text:style-name="Source_20_Text"><text:span text:style-name="T1305">ум</text:span></text:span><text:span text:style-name="Source_20_Text"><text:span text:style-name="T494"> подходящее слово.</text:span></text:span></text:p>
      <text:p text:style-name="P527"><text:span text:style-name="Source_20_Text"><text:span text:style-name="T495">Они приводят всех в замешательство. Выглядят такими невинными. Люди сразу же хотят защитить их: следят за собой, чтобы не говорить о смерти, </text:span></text:span><text:span text:style-name="Source_20_Text"><text:span text:style-name="T496">делах</text:span></text:span><text:span text:style-name="Source_20_Text"><text:span text:style-name="T495">, </text:span></text:span><text:span text:style-name="Source_20_Text"><text:span text:style-name="T496">изменах</text:span></text:span><text:span text:style-name="Source_20_Text"><text:span text:style-name="T495">, когда Роджер и Джессика рядом. Всё только про дефициты, песни, дружков, фильмы и блузки…</text:span></text:span></text:p>
      <text:p text:style-name="P528"><text:span text:style-name="Source_20_Text"><text:span text:style-name="T497">С волосами заложенными за уши, с её мягким подбородком, она выглядит 9, 10-летней, </text:span></text:span><text:span text:style-name="Source_20_Text"><text:span text:style-name="T498">потерялась возле витрин, моргает на солнце, поворачивая голову на светлом стёганом покрывале, кончает в слезах, покрасневшее сморщенное лицо ребёнка готового разреветься, стонет </text:span></text:span><text:span text:style-name="Source_20_Text"><text:span text:style-name="T1306">о, о…</text:span></text:span></text:p>
      <text:p text:style-name="P529"><text:span text:style-name="Source_20_Text"><text:span text:style-name="T499">Однажды ночью, </text:span></text:span><text:span text:style-name="Source_20_Text"><text:span text:style-name="T501">в тёмном холодно-одеяльном убежище их постели, сам задрёмывая и просыпаясь, он зализал Джессику до сна. Когда она ощутила его первые тёплые вздохи коснулись её половых губ, она трепетала и кричала как кошка. </text:span></text:span><text:span text:style-name="Source_20_Text"><text:span text:style-name="T502">Д</text:span></text:span><text:span text:style-name="Source_20_Text"><text:span text:style-name="T501">ве-три ноты, </text:span></text:span><text:span text:style-name="Source_20_Text"><text:span text:style-name="T502">к</text:span></text:span><text:span text:style-name="Source_20_Text"><text:span text:style-name="T501">азалось, </text:span></text:span><text:span text:style-name="Source_20_Text"><text:span text:style-name="T502">звучат </text:span></text:span><text:span text:style-name="Source_20_Text"><text:span text:style-name="T503">вместе</text:span></text:span><text:span text:style-name="Source_20_Text"><text:span text:style-name="T502">, хрипло, колеблясь, </text:span></text:span><text:span text:style-name="Source_20_Text"><text:span text:style-name="T503">пронизанные снежинками, что запомнились из прошедшего вечера. Деревья снаружи просеивают ветер, невидимые ей грузовики несутся по дорогам и улицам, за </text:span></text:span><text:soft-page-break/><text:span text:style-name="Source_20_Text"><text:span text:style-name="T503">домами, за каналами или рекой, за простеньким парком. </text:span></text:span><text:span text:style-name="Source_20_Text"><text:span text:style-name="T504">О, и ещ</text:span></text:span><text:span text:style-name="Source_20_Text"><text:span text:style-name="T505">ё</text:span></text:span><text:span text:style-name="Source_20_Text"><text:span text:style-name="T504"> собаки и коты, что выбрались потоптаться </text:span></text:span><text:span text:style-name="Source_20_Text"><text:span text:style-name="T505">по</text:span></text:span><text:span text:style-name="Source_20_Text"><text:span text:style-name="T504"> мягком</text:span></text:span><text:span text:style-name="Source_20_Text"><text:span text:style-name="T505">у</text:span></text:span><text:span text:style-name="Source_20_Text"><text:span text:style-name="T504"> снегу….</text:span></text:span></text:p>
      <text:p text:style-name="P529"><text:span text:style-name="Source_20_Text"><text:span text:style-name="T504"/></text:span></text:p>
      <text:p text:style-name="P530"><text:span text:style-name="Source_20_Text"><text:span text:style-name="T504">«… </text:span></text:span><text:span text:style-name="Source_20_Text"><text:span text:style-name="T506">картины, ну, ладно, сцены </text:span></text:span><text:span text:style-name="Source_20_Text"><text:span text:style-name="T507">вмелькивают, Роджер. Сами собой, серьёзно, я их не выдумываю….» </text:span></text:span><text:span text:style-name="Source_20_Text"><text:span text:style-name="T508">Яркий рой их проплывает на фоне низкого изотонического мерцания потолка. Он и она лежат и дышат кверху, его мягкий хуй млеет</text:span></text:span><text:span text:style-name="Source_20_Text"><text:span text:style-name="T513">,</text:span></text:span><text:span text:style-name="Source_20_Text"><text:span text:style-name="T508"> свисая вокруг его ляжки, подгору, поближе к Джессике. Ночная комната испускает вздох, да, Испускает Вздох—старомодная смешная комната, ой-ой, я безнадёжен, кто клоуном роди</text:span></text:span><text:span text:style-name="Source_20_Text"><text:span text:style-name="T512">л</text:span></text:span><text:span text:style-name="Source_20_Text"><text:span text:style-name="T508">ся </text:span></text:span><text:span text:style-name="Source_20_Text"><text:span text:style-name="T512">вовек</text:span></text:span><text:span text:style-name="Source_20_Text"><text:span text:style-name="T508"> неисправим, заигрывает из зерка</text:span></text:span><text:span text:style-name="Source_20_Text"><text:span text:style-name="T509">л</text:span></text:span><text:span text:style-name="Source_20_Text"><text:span text:style-name="T508">ьной рамы </text:span></text:span><text:span text:style-name="Source_20_Text"><text:span text:style-name="T509">в чём-то зелёно-полосатом, панталон</text:span></text:span><text:span text:style-name="Source_20_Text"><text:span text:style-name="T512">ы</text:span></text:span><text:span text:style-name="Source_20_Text"><text:span text:style-name="T509">, волосы дыбом</text:span></text:span><text:span text:style-name="Source_20_Text"><text:span text:style-name="T508">—</text:span></text:span><text:span text:style-name="Source_20_Text"><text:span text:style-name="T509">и тем не менее это даже очень странно, за большинством комнат сегодня, гм, знаете ли, замечалось, что они «дышат», да, или з</text:span></text:span><text:span text:style-name="Source_20_Text"><text:span text:style-name="T1307">амирают в безмолвном ожидании</text:span></text:span><text:span text:style-name="Source_20_Text"><text:span text:style-name="T509"> и <text:s/></text:span></text:span><text:span text:style-name="Source_20_Text"><text:span text:style-name="T513">в этом</text:span></text:span><text:span text:style-name="Source_20_Text"><text:span text:style-name="T509"> уже, </text:span></text:span><text:span text:style-name="Source_20_Text"><text:span text:style-name="T510">должно быть,</text:span></text:span><text:span text:style-name="Source_20_Text"><text:span text:style-name="T509"> </text:span></text:span><text:span text:style-name="Source_20_Text"><text:span text:style-name="T512">некая </text:span></text:span><text:span text:style-name="Source_20_Text"><text:span text:style-name="T509">зловещая традиция, </text:span></text:span><text:span text:style-name="Source_20_Text"><text:span text:style-name="T510"><text:s/></text:span></text:span><text:span text:style-name="Source_20_Text"><text:span text:style-name="T509">длинные стройные создания, </text:span></text:span><text:span text:style-name="Source_20_Text"><text:span text:style-name="T510">тяжёлая парфюмерия и </text:span></text:span><text:span text:style-name="Source_20_Text"><text:span text:style-name="T514">мулеты</text:span></text:span><text:span text:style-name="Source_20_Text"><text:span text:style-name="T510"> по комнатам подвергшимся атаке среди ночи, проткнуты винтовыми лестницами, сине-лепестковыми беседками, </text:span></text:span><text:span text:style-name="Source_20_Text"><text:span text:style-name="T511">окружение в котором никто, как угодно разъярённый или сдвинутый, моя юная леди, никогда не Испускает Вздоха. </text:span></text:span><text:span text:style-name="Source_20_Text"><text:span text:style-name="T512">Так не делается.</text:span></text:span></text:p>
      <text:p text:style-name="P531"><text:span text:style-name="Source_20_Text"><text:span text:style-name="T513">Но тут. С </text:span></text:span><text:span text:style-name="Source_20_Text"><text:span text:style-name="T1308">этой</text:span></text:span><text:span text:style-name="Source_20_Text"><text:span text:style-name="T513"> юной леди. </text:span></text:span><text:span text:style-name="Source_20_Text"><text:span text:style-name="T514">Бумазея в клеточку. Взъерошенные брови. Распоясалась, что удержу нет. Красный бархат. На «слаб</text:span></text:span><text:span text:style-name="Source_20_Text"><text:span text:style-name="T228">о́</text:span></text:span><text:span text:style-name="Source_20_Text"><text:span text:style-name="T514">» она сняла свою блузку, в движении по основной магистрали возле Ловер Бидинга.</text:span></text:span></text:p>
      <text:p text:style-name="P531"><text:span text:style-name="Source_20_Text"><text:span text:style-name="T514">– О, Боже, она чокнулась, за что </text:span></text:span><text:span text:style-name="Source_20_Text"><text:span text:style-name="T1309">мне</text:span></text:span><text:span text:style-name="Source_20_Text"><text:span text:style-name="T514"> попадаются только такие?</text:span></text:span></text:p>
      <text:p text:style-name="P532"><text:span text:style-name="Source_20_Text"><text:span text:style-name="T514">– </text:span></text:span><text:span text:style-name="Source_20_Text"><text:span text:style-name="T515">Ну, ха, ха,</text:span></text:span><text:span text:style-name="Source_20_Text"><text:span text:style-name="T514">– </text:span></text:span><text:span text:style-name="Source_20_Text"><text:span text:style-name="T515">Джессика помахивает своим форменным галстуком как стриптизёрша,</text:span></text:span><text:span text:style-name="Source_20_Text"><text:span text:style-name="T514">– </text:span></text:span><text:span text:style-name="Source_20_Text"><text:span text:style-name="T515">сказал, побоюсь, да? </text:span></text:span><text:span text:style-name="Source_20_Text"><text:span text:style-name="T516">Гри-и-л. Назвал меня «трусишка пироженка, трусишка», я помню.</text:span></text:span><text:span text:style-name="Source_20_Text"><text:span text:style-name="T514">– </text:span></text:span><text:span text:style-name="Source_20_Text"><text:span text:style-name="T516">И конечно же, без лифчика, она никогда их не носит.</text:span></text:span></text:p>
      <text:p text:style-name="P533"><text:span text:style-name="Source_20_Text"><text:span text:style-name="T514">– </text:span></text:span><text:span text:style-name="Source_20_Text"><text:span text:style-name="T517">Послушай,</text:span></text:span><text:span text:style-name="Source_20_Text"><text:span text:style-name="T514">– </text:span></text:span><text:span text:style-name="Source_20_Text"><text:span text:style-name="T517">смотрит искоса,</text:span></text:span><text:span text:style-name="Source_20_Text"><text:span text:style-name="T514">– <text:s/></text:span></text:span><text:span text:style-name="Source_20_Text"><text:span text:style-name="T517">ты знаешь, что тебя могут арестовать? Забудь про «тебя»,</text:span></text:span><text:span text:style-name="Source_20_Text"><text:span text:style-name="T514">– <text:s/></text:span></text:span><text:span text:style-name="Source_20_Text"><text:span text:style-name="T517">ему только что дошло,</text:span></text:span><text:span text:style-name="Source_20_Text"><text:span text:style-name="T514">– <text:s/></text:span></text:span><text:span text:style-name="Source_20_Text"><text:span text:style-name="T1310">меня</text:span></text:span><text:span text:style-name="Source_20_Text"><text:span text:style-name="T517"> арестуют!</text:span></text:span></text:p>
      <text:p text:style-name="P534"><text:span text:style-name="Source_20_Text"><text:span text:style-name="T514">– </text:span></text:span><text:span text:style-name="Source_20_Text"><text:span text:style-name="T518">Скажут, что ты виноват, ла, ла.</text:span></text:span><text:span text:style-name="Source_20_Text"><text:span text:style-name="T514">– </text:span></text:span><text:span text:style-name="Source_20_Text"><text:span text:style-name="T518">Нижние зубы выпятила в улыбке зловредины.</text:span></text:span><text:span text:style-name="Source_20_Text"><text:span text:style-name="T514">– <text:s/></text:span></text:span><text:span text:style-name="Source_20_Text"><text:span text:style-name="T518">Я просто невинный ягнёночек, а этот,</text:span></text:span><text:span text:style-name="Source_20_Text"><text:span text:style-name="T514">– <text:s/></text:span></text:span><text:span text:style-name="Source_20_Text"><text:span text:style-name="T518">чуть вскидывает руку, резкий отсвет светлых волосков на её предплечье,</text:span></text:span><text:span text:style-name="Source_20_Text"><text:span text:style-name="T514">– </text:span></text:span><text:span text:style-name="Source_20_Text"><text:span text:style-name="T519">этот Роджер-держи-морджер! вот этот </text:span></text:span><text:span text:style-name="Source_20_Text"><text:span text:style-name="T521">ужасный</text:span></text:span><text:span text:style-name="Source_20_Text"><text:span text:style-name="T519"> зверюга! заставляет меня делать всякие гадкие...</text:span></text:span></text:p>
      <text:p text:style-name="P535"><text:span text:style-name="Source_20_Text"><text:span text:style-name="T520">Тем временем, самый здоровенный грузовик из всех, что Роджер видел в своей жизни, </text:span></text:span><text:span text:style-name="Source_20_Text"><text:span text:style-name="T521">делает обгон сотрясаясь сталью, и теперь не только водитель, но и несколько—ну, это вообще жуть… </text:span></text:span><text:span text:style-name="Source_20_Text"><text:span text:style-name="T1311">коротышек, </text:span></text:span><text:span text:style-name="Source_20_Text"><text:span text:style-name="T522">в непонятной опереточной форме, в общем-то, какого-нибудь из центрально-европейских правительств изгнании, все из них как-то втиснуты в высоко закреплённую кабину и все уставились вниз в поросячьей возне по свиноматке для лучшего обзора, глаза вылуплены, смуглые, </text:span></text:span><text:span text:style-name="Source_20_Text"><text:span text:style-name="T523">слюна каплет через губы, представления его Джессики Свонлейк со скандально голой грудью и его самого пытающегося притормозить и отстать от грузовика—да вот только сейчас позади Роджера, поджимая его, на той же, фактически, скорости, что и грузовик, появилась, у, блядь, так и </text:span></text:span><text:span text:style-name="Source_20_Text"><text:span text:style-name="T1312">есть</text:span></text:span><text:span text:style-name="Source_20_Text"><text:span text:style-name="T523">, машина военной полиции. </text:span></text:span><text:span text:style-name="Source_20_Text"><text:span text:style-name="T524">Он не может сбавить, а если попытается обогнать это и </text:span></text:span><text:span text:style-name="Source_20_Text"><text:span text:style-name="T1313">впрямь</text:span></text:span><text:span text:style-name="Source_20_Text"><text:span text:style-name="T524"> будет подозрительно….</text:span></text:span></text:p>
      <text:p text:style-name="P536"><text:span text:style-name="Source_20_Text"><text:span text:style-name="T514">– </text:span></text:span><text:span text:style-name="Source_20_Text"><text:span text:style-name="T525">Э, Джеси, пожалуйста, оденься, э, ладно милая?</text:span></text:span><text:span text:style-name="Source_20_Text"><text:span text:style-name="T514">– <text:s/></text:span></text:span><text:span text:style-name="Source_20_Text"><text:span text:style-name="T526">делая вид, что ищет свою расчёску, которая, как обычно, утеряна, </text:span></text:span><text:span text:style-name="Source_20_Text"><text:span text:style-name="T528">задержанный</text:span></text:span><text:span text:style-name="Source_20_Text"><text:span text:style-name="T526"> известен как злостный расчёсколюб…</text:span></text:span></text:p>
      <text:p text:style-name="P537"><text:span text:style-name="Source_20_Text"><text:span text:style-name="T527">Водитель здоровенного ревущего грузовика пытается привлечь внимание Роджера, остальные коротышки, сгрудившись у окон, орут «Эй! Эй!», издавая сальн</text:span></text:span><text:span text:style-name="Source_20_Text"><text:span text:style-name="T529">ые</text:span></text:span><text:span text:style-name="Source_20_Text"><text:span text:style-name="T527"> гортанные смешки. </text:span></text:span><text:span text:style-name="Source_20_Text"><text:span text:style-name="T529">Их старший говорит на английском с невыразимо отвратным европейским акцентом. Тоже с кучей подмигов и подёргов: </text:span></text:span><text:span text:style-name="Source_20_Text"><text:span text:style-name="T514">– «</text:span></text:span><text:span text:style-name="Source_20_Text"><text:span text:style-name="T529">Мийстир! Ай, ти! </text:span></text:span><text:span text:style-name="Source_20_Text"><text:span text:style-name="T530">Какий малишка, а?»</text:span></text:span><text:span text:style-name="Source_20_Text"><text:span text:style-name="T514">– <text:s/></text:span></text:span><text:span text:style-name="Source_20_Text"><text:span text:style-name="T530">Ещё больше хохота. В зеркале заднего вида Роджер видит английские полицейские рожи <text:s/>розовые в своей правильности, красные погоны, склоняются, подскакивают, советуются, временами резко взглядывают на парочку в Ягуаре, которые как-то, типа—«Что они </text:span></text:span><text:span text:style-name="Source_20_Text"><text:span text:style-name="T1314">делают</text:span></text:span><text:span text:style-name="Source_20_Text"><text:span text:style-name="T530">, Приксбери, тебе видно?</text:span></text:span></text:p>
      <text:p text:style-name="P537"><text:span text:style-name="Source_20_Text"><text:span text:style-name="T514">– </text:span></text:span><text:span text:style-name="Source_20_Text"><text:span text:style-name="T530">Похоже мужчина и женщина, сэр.</text:span></text:span></text:p>
      <text:p text:style-name="P537"><text:soft-page-break/><text:span text:style-name="Source_20_Text"><text:span text:style-name="T514">– </text:span></text:span><text:span text:style-name="Source_20_Text"><text:span text:style-name="T530">Придурок.</text:span></text:span><text:span text:style-name="Source_20_Text"><text:span text:style-name="T514">– <text:s/></text:span></text:span><text:span text:style-name="Source_20_Text"><text:span text:style-name="T530">И достаёт чёрный бинокль.</text:span></text:span></text:p>
      <text:p text:style-name="P535"><text:span text:style-name="Source_20_Text"><text:span text:style-name="T524"/></text:span></text:p>
      <text:p text:style-name="P538"><text:span text:style-name="Source_20_Text"><text:span text:style-name="T531">Сквозь дождь… потом сквозь замечтавшееся стекло, зелёное от вечера. И </text:span></text:span><text:span text:style-name="Source_20_Text"><text:span text:style-name="T534">сама она</text:span></text:span><text:span text:style-name="Source_20_Text"><text:span text:style-name="T531"> в кресле, в старомодной шляпке, смотрит на запад, вдоль диска Земли, геено-красн</text:span></text:span><text:span text:style-name="Source_20_Text"><text:span text:style-name="T534">ого</text:span></text:span><text:span text:style-name="Source_20_Text"><text:span text:style-name="T531"> по краям, и дальше в коричневые с золотом тучи…</text:span></text:span></text:p>
      <text:p text:style-name="P539"><text:span text:style-name="Source_20_Text"><text:span text:style-name="T532">Потом, вдруг, ночь: Пустое кресло-качалка залито голубовато-меловым от</text:span></text:span><text:span text:style-name="Source_20_Text"><text:span text:style-name="T530">—</text:span></text:span><text:span text:style-name="Source_20_Text"><text:span text:style-name="T532">это луна, или какой-то другой свет с неба? просто деревянное кресло, уже пустое, посреди <text:s/>очень ясной ночи и этот свет спускается….</text:span></text:span></text:p>
      <text:p text:style-name="P540"><text:span text:style-name="Source_20_Text"><text:span text:style-name="T533">Образы продолжаются, расцветают, приходят и уходят, некоторые красивы, какие-то просто ужасны… </text:span></text:span><text:span text:style-name="Source_20_Text"><text:span text:style-name="T534">но ей тут так уютно </text:span></text:span><text:span text:style-name="Source_20_Text"><text:span text:style-name="T535">с её ягнёнком, её Роджером, и как же она любит очертание его шеи вся прямо такая</text:span></text:span><text:span text:style-name="Source_20_Text"><text:span text:style-name="T530">—</text:span></text:span><text:span text:style-name="Source_20_Text"><text:span text:style-name="T535">ну, вот же, как раз тут, под затылком его шишковатой головы как у десятилетнего мальчика. Она целует его вверх и вниз кисло солёный кусочек кожи, что так завёл её, завёл её освещённую ночью вдоль этих высоких сухожилий, целует его словно поцелуи непрерывное дыхание, текущее без конца.</text:span></text:span></text:p>
      <text:p text:style-name="P540"><text:span text:style-name="Source_20_Text"><text:span text:style-name="T535"/></text:span></text:p>
      <text:p text:style-name="P541"><text:span text:style-name="Source_20_Text"><text:span text:style-name="T536">Однажды утром</text:span></text:span><text:span text:style-name="Source_20_Text"><text:span text:style-name="T530">—</text:span></text:span><text:span text:style-name="Source_20_Text"><text:span text:style-name="T536">он не видел её уже около полумесяца</text:span></text:span><text:span text:style-name="Source_20_Text"><text:span text:style-name="T530">—</text:span></text:span><text:span text:style-name="Source_20_Text"><text:span text:style-name="T536">он проснулся в своей келье отшельника в «Белом Посещении» </text:span></text:span><text:span text:style-name="Source_20_Text"><text:span text:style-name="T537">с напряжённо стоячим, слипшимися веками, и с длинным светло-каштановым волосом впутавшимся ему в рот. Это явно не его волос. И ни кого-либо другого, кроме как один из волос Джессики. Но это невозможно</text:span></text:span><text:span text:style-name="Source_20_Text"><text:span text:style-name="T530">—</text:span></text:span><text:span text:style-name="Source_20_Text"><text:span text:style-name="T537">он не встречался с ней. Он всхлипнул пару раз, потом чихнул. </text:span></text:span><text:span text:style-name="Source_20_Text"><text:span text:style-name="T538">За окном начиналось утро. Его правый клык ныл. Он размотал длинный волос в капельках слюны, зубной камень, утренний пух тому кто дышит ртом, и уставился на него. Как он сюда попал? Просто жуть, душечка. Прямо тебе полный </text:span></text:span><text:span text:style-name="Source_20_Text"><text:span text:style-name="T1315"><text:s/>je ne sais quoi de sinistre. </text:span></text:span><text:span text:style-name="Source_20_Text"><text:span text:style-name="T538">Ему надо поссать. Шаркая к уборной, его серая армейская фланель </text:span></text:span><text:span text:style-name="Source_20_Text"><text:span text:style-name="T539">вяло заткнута под резинку пижамы, му пришла мысль: что если это сизая история начала века про заговор мстительных духов и эта волосина некий Первый Шаг… О, паранойя? </text:span></text:span><text:span text:style-name="Source_20_Text"><text:span text:style-name="T540">Ты бы видел как он просчитывал все комбинации, проделывая справляя нужду в уборной среди спотыкливых, пердливых, скребущихся лезвием, кашляющих, чхающих и обсопливленных обитателей Секции Пси. </text:span></text:span><text:span text:style-name="Source_20_Text"><text:span text:style-name="T541">Только потом уже он начал думать о Джессике</text:span></text:span><text:span text:style-name="Source_20_Text"><text:span text:style-name="T530">—</text:span></text:span><text:span text:style-name="Source_20_Text"><text:span text:style-name="T541">о её безопасности. Заботливый Роджер. </text:span></text:span><text:span text:style-name="Source_20_Text"><text:span text:style-name="T542">Что если она погибла в эту ночь, взрыв на складе боеприпасов… этот волос последнее прости-прощай, что её призрачная любовь смогла протолкнуть на эту сторону, к единственному кто что-то значил…. Какой-то паук-статистик: его глаза и впрямь наполнились слезой перед тем, как пришла Следующая Мысль</text:span></text:span><text:span text:style-name="Source_20_Text"><text:span text:style-name="T530">—</text:span></text:span><text:span text:style-name="Source_20_Text"><text:span text:style-name="T1316">о. О</text:span></text:span><text:span text:style-name="Source_20_Text"><text:span text:style-name="T542">, нет. </text:span></text:span><text:span text:style-name="Source_20_Text"><text:span text:style-name="T543">Закрой тот вентиль, Нетель, да прикинь </text:span></text:span><text:span text:style-name="Source_20_Text"><text:span text:style-name="T1317">про это вот</text:span></text:span><text:span text:style-name="Source_20_Text"><text:span text:style-name="T543">. Он стоял, полусогнутым, над раковиной, </text:span></text:span><text:span text:style-name="Source_20_Text"><text:span text:style-name="T544">парализованный, отложив свои страхи за Джессику чуть на потом, очень хотелось оглянуться через плечо, или даже просто в, в старое зеркало, знаешь, увидеть что они ещё там, но слишком застывший, чтобы рискнуть хотя бы и на это… </text:span></text:span><text:span text:style-name="Source_20_Text"><text:span text:style-name="T1318">сейчас</text:span></text:span><text:span text:style-name="Source_20_Text"><text:span text:style-name="T544">… </text:span></text:span><text:span text:style-name="Source_20_Text"><text:span text:style-name="T545">о, да, самая чёткая вероятность нашла почву в его мозгу и пустила корни. Что если все они, вся эта шайка психов из Секции Пси сговорились против него? </text:span></text:span><text:span text:style-name="Source_20_Text"><text:span text:style-name="T546">Ну, как? Да: предположим они </text:span></text:span><text:span text:style-name="Source_20_Text"><text:span text:style-name="T1319">могут</text:span></text:span><text:span text:style-name="Source_20_Text"><text:span text:style-name="T546"> читать твоё сознание! а и что если</text:span></text:span><text:span text:style-name="Source_20_Text"><text:span text:style-name="T530">—</text:span></text:span><text:span text:style-name="Source_20_Text"><text:span text:style-name="T546">что если это </text:span></text:span><text:span text:style-name="Source_20_Text"><text:span text:style-name="T1319">гипнотизм</text:span></text:span><text:span text:style-name="Source_20_Text"><text:span text:style-name="T546">? А? Исусе: тогда целая куча других оккультных заморочек, таких как астральное наущение, контроль сознания (ну, в </text:span></text:span><text:span text:style-name="Source_20_Text"><text:span text:style-name="T1319">этом-то</text:span></text:span><text:span text:style-name="Source_20_Text"><text:span text:style-name="T546"> ничего оккультного), </text:span></text:span><text:span text:style-name="Source_20_Text"><text:span text:style-name="T547">тайные проклятия, чтоб вызвать импотенцию, флюс, сумасшествие, вуууййй!—</text:span></text:span><text:span text:style-name="Source_20_Text"><text:span text:style-name="T1320">зелья</text:span></text:span><text:span text:style-name="Source_20_Text"><text:span text:style-name="T548">! </text:span></text:span><text:span text:style-name="Source_20_Text"><text:span text:style-name="T549">(когда он наконец распрямился и умственным взором, </text:span></text:span><text:span text:style-name="Source_20_Text"><text:span text:style-name="T1321">очень</text:span></text:span><text:span text:style-name="Source_20_Text"><text:span text:style-name="T549"> осторожно, обращается к толкучке в кофейном баре, о, </text:span></text:span><text:span text:style-name="Source_20_Text"><text:span text:style-name="T1321">Боже…</text:span></text:span><text:span text:style-name="Source_20_Text"><text:span text:style-name="T549">), </text:span></text:span><text:span text:style-name="Source_20_Text"><text:span text:style-name="T550">психо-объединение-с-Контролированием, чтобы Роджер стал им, а он Роджером, да, да, парочка таких понятий прокатились у него в уме на этом месте, ни одна из которых, в принципе, приятна, кстати</text:span></text:span><text:span text:style-name="Source_20_Text"><text:span text:style-name="T530">—</text:span></text:span><text:span text:style-name="Source_20_Text"><text:span text:style-name="T550">особенно посреди этого служебного сортира, с лицом Гавина Трефола <text:s/></text:span></text:span><text:span text:style-name="Source_20_Text"><text:span text:style-name="T551">маджентной окраски, яркий цвет клевера на ветру, Рональд Черикок выхаркивает ком зеленоватой с прожилками мокроты в раковину—</text:span></text:span><text:span text:style-name="Source_20_Text"><text:span text:style-name="T552">что это всё, </text:span></text:span><text:span text:style-name="Source_20_Text"><text:span text:style-name="T1322">кто все эти люди</text:span></text:span><text:span text:style-name="Source_20_Text"><text:span text:style-name="T552">…. Чёкнутые.</text:span></text:span><text:span text:style-name="Source_20_Text"><text:span text:style-name="T1322">Чёёёёкнутые! </text:span></text:span><text:span text:style-name="Source_20_Text"><text:span text:style-name="T552">Его обложили! </text:span></text:span><text:span text:style-name="Source_20_Text"><text:span text:style-name="T553">они были тут всё эту войну, прослушива</text:span></text:span><text:span text:style-name="Source_20_Text"><text:span text:style-name="T558">ли</text:span></text:span><text:span text:style-name="Source_20_Text"><text:span text:style-name="T553"> его мозг, телепаты, ведьмаки, Сатанинские механики всех мастей, </text:span></text:span><text:span text:style-name="Source_20_Text"><text:span text:style-name="T554">подключаются во </text:span></text:span><text:span text:style-name="Source_20_Text"><text:span text:style-name="T1323">всё</text:span></text:span><text:span text:style-name="Source_20_Text"><text:span text:style-name="T530">—</text:span></text:span><text:span text:style-name="Source_20_Text"><text:span text:style-name="T554">даже когда они с Джессикой в постели </text:span></text:span><text:span text:style-name="Source_20_Text"><text:span text:style-name="T1323">ебуться</text:span></text:span><text:span text:style-name="Source_20_Text"><text:span text:style-name="T530">—</text:span></text:span></text:p>
      <text:p text:style-name="P542"><text:soft-page-break/><text:span text:style-name="Source_20_Text"><text:span text:style-name="T555">Старайся не подавать виду, старина, паникуй, если уж должен, но потом, не здесь…. </text:span></text:span><text:span text:style-name="Source_20_Text"><text:span text:style-name="T556">Квёлые лампочки для ванных углубляют старые набрызги тысяч <text:s/>пятен воды и мыла на зеркалах до взаимоперистости облаков, дыма и кожи, пока он прошатывает свою голову мимо, лимонно-бежевая, коптяще-чёрная и сумеречно-коричневая тут, очень крупно толчёная, такая фактура….</text:span></text:span></text:p>
      <text:p text:style-name="P543"><text:span text:style-name="Source_20_Text"><text:span text:style-name="T557">Чудесное утро, Вторая Мировая Война. </text:span></text:span><text:span text:style-name="Source_20_Text"><text:span text:style-name="T559">Всё, что он может удерживать на поверхности своего сознания, это слова </text:span></text:span><text:span text:style-name="Source_20_Text"><text:span text:style-name="T1324">Мне нужно перевестись</text:span></text:span><text:span text:style-name="Source_20_Text"><text:span text:style-name="T559">, типа, мурлыканье без музыки перед зеркалом, да, сэр, должен подать рапорт немедля. </text:span></text:span><text:span text:style-name="Source_20_Text"><text:span text:style-name="T560">Вызовусь добровольцем на фронт в Германии, вот что я сделаю. Там та рам та рам. Точно, было объявление в прошлую среду в секретной секции </text:span></text:span><text:span text:style-name="Source_20_Text"><text:span text:style-name="T1325">Нацистов в Новостях, </text:span></text:span><text:span text:style-name="Source_20_Text"><text:span text:style-name="T560">втиснутой между объявлениями Мерсисайдского отделения лейбористов ищущих публициста и Лондонского рекламного агентства </text:span></text:span><text:span text:style-name="Source_20_Text"><text:span text:style-name="T561">с местами сразу по демобилизации. То объявление посерёдке разместила какая-то рука из <text:s/>G-5, отловить пару специалистов по «переобразованию». Насущная, насущная фигня. Обучать Немецкого Зверя Великой Хартии Вольностей, </text:span></text:span><text:span text:style-name="Source_20_Text"><text:span text:style-name="T562">спортивной честности, и прочему такому, а? </text:span></text:span><text:span text:style-name="Source_20_Text"><text:span text:style-name="T563">Прочь, внутрь механизма какой-нибудь баварской деревушки из часов с кукушкой, вер-эльфы прошмыгивают из лесу по ночам оставить подрывные листовки у двери и окна—«Что угодно!»</text:span></text:span><text:span text:style-name="Source_20_Text"><text:span text:style-name="T514">– </text:span></text:span><text:span text:style-name="Source_20_Text"><text:span text:style-name="T563">Роджер бредёт обратно в свою узкую комнату,</text:span></text:span><text:span text:style-name="Source_20_Text"><text:span text:style-name="T514">–«</text:span></text:span><text:span text:style-name="Source_20_Text"><text:span text:style-name="T563">что угодно, </text:span></text:span><text:span text:style-name="Source_20_Text"><text:span text:style-name="T564">только не</text:span></text:span><text:span text:style-name="Source_20_Text"><text:span text:style-name="T563"> это….»</text:span></text:span></text:p>
      <text:p text:style-name="P544"><text:span text:style-name="Source_20_Text"><text:span text:style-name="T565">Вот до чего дошло. Он знал, что будет чувствовать себя спокойней в безумной Германии с Врагом, чем здесь в Секции Пси. Время года делает это ещё хуже. <text:s/>Рождество. Быыыюююввээ, хватаясь за желудок. Только Джессика делала это всё людским и переносимым. Джессика…</text:span></text:span></text:p>
      <text:p text:style-name="P545"><text:span text:style-name="Source_20_Text"><text:span text:style-name="T566">Его повело тогда, на полминуты, дрожащего и зевающего, в длинном нижнем белье, мягком, почти невидимом в </text:span></text:span><text:span text:style-name="Source_20_Text"><text:span text:style-name="T567">ограждении декабрьского рассвета, среди множества острых краёв книг, рулонов, калек, схем и карт </text:span></text:span><text:span text:style-name="Source_20_Text"><text:span text:style-name="T568">(и главная, красные оспины на чистой белой коже леди Лондон, смотрящая на всё… </text:span></text:span><text:span text:style-name="Source_20_Text"><text:span text:style-name="T1326">погоди</text:span></text:span><text:span text:style-name="Source_20_Text"><text:span text:style-name="T568">… болезнь кожи… </text:span></text:span><text:span text:style-name="Source_20_Text"><text:span text:style-name="T1327">может</text:span></text:span><text:span text:style-name="Source_20_Text"><text:span text:style-name="T569"> она носит роковую инфекцию внутри себя? </text:span></text:span><text:span text:style-name="Source_20_Text"><text:span text:style-name="T570">Возможно, места предопределены и полёт ракеты, фактически, следует из фатального нарыва </text:span></text:span><text:span text:style-name="Source_20_Text"><text:span text:style-name="T1328">в скрытом состоянии среди города…</text:span></text:span><text:span text:style-name="Source_20_Text"><text:span text:style-name="T570"> </text:span></text:span><text:span text:style-name="Source_20_Text"><text:span text:style-name="T571">но он не может ухватить это, не больше, чем понять навязчивую идею Пойнсмена о реверсивном звуковом стимуле и пожалуйста, пожалуйста, давай просто оставим это ненадолго…), </text:span></text:span><text:span text:style-name="Source_20_Text"><text:span text:style-name="T572">посетило, не знающего пока не прошло, насколько ясно он видит честную половину своей жизни, которой сейчас была Джессика, насколько фанатично должна его мать Война не одобрять её красоту, её нахальное безразличие к институциям смерти в которые он так недавно—её невозмутимую надежду (хотя она терпеть не могла составлять планы), её изгнание из детства (хотя она отказывалась </text:span></text:span><text:span text:style-name="Source_20_Text"><text:span text:style-name="T573">хоть как-то цепляться <text:s/>за</text:span></text:span><text:span text:style-name="Source_20_Text"><text:span text:style-name="T572"> воспоминания)…</text:span></text:span></text:p>
      <text:p text:style-name="P546"><text:span text:style-name="Source_20_Text"><text:span text:style-name="T574">Его жизнь была увязана с прошлым. Он видел себя точкой в бегущей волне, движимым по стерильной истории</text:span></text:span><text:span text:style-name="Source_20_Text"><text:span text:style-name="T572">—</text:span></text:span><text:span text:style-name="Source_20_Text"><text:span text:style-name="T574">известное прошлое, проецируемое будущее. Но Джессика была разломом этой волны. Нежданно, впереди был пляж, непредсказуемое… новая жизнь. </text:span></text:span><text:span text:style-name="Source_20_Text"><text:span text:style-name="T575">Прошлое и будущее прекращались на пляже: так он это расчислил. Но он хотел ещё и верить, также, как он любил её, вне всяких слов—верить, что каким бы плохим ни было время, ничего постоянного, всё можно изменить и она всегда может отменить тёмное море у него за спиной, перечеркнуть своей любовью. </text:span></text:span><text:span text:style-name="Source_20_Text"><text:span text:style-name="T576">И (эгоистически) что из угрюмой юности, прочно основанной на Смерти—катившей вместе со Смертью—он может, вместе с ней, найти свой путь к жизни и радости. Он никогда не говорил ей, избегал говорить самому себе, но такой была мера его веры, когда это седьмое Рождество Войны вкатилось с новым зарядом в его тощий дрожащий бок….</text:span></text:span></text:p>
      <text:p text:style-name="P546"><text:span text:style-name="Source_20_Text"><text:span text:style-name="T576"/></text:span></text:p>
      <text:p text:style-name="P547"><text:span text:style-name="Source_20_Text"><text:span text:style-name="T577">Она кружит суетясь по спальне, клянчит у девушек затяжку-другую залежалых Вудбиндз, наборы починки нейлона, воробьино шустрые </text:span></text:span><text:span text:style-name="Source_20_Text"><text:span text:style-name="T581">шуточки</text:span></text:span><text:span text:style-name="Source_20_Text"><text:span text:style-name="T577"> войны сходят за </text:span></text:span><text:span text:style-name="Source_20_Text"><text:span text:style-name="T578">взаимопонимание. </text:span></text:span><text:span text:style-name="Source_20_Text"><text:span text:style-name="T579">В эту ночь она будет с Джереми, её лейтенантом, но она хочет быть с Роджером. Хотя на самом деле не хочет. Или хочет? </text:span></text:span><text:span text:style-name="Source_20_Text"><text:span text:style-name="T580">Она и не упомнит, чтоб когда-нибудь была в такой растерянности. Когда она с Роджером, это сплошная любовь, но на любом отдалении</text:span></text:span><text:span text:style-name="Source_20_Text"><text:span text:style-name="T572">—</text:span></text:span><text:span text:style-name="Source_20_Text"><text:span text:style-name="T580">на </text:span></text:span><text:span text:style-name="Source_20_Text"><text:span text:style-name="T1329">любом</text:span></text:span><text:span text:style-name="Source_20_Text"><text:span text:style-name="T580">, </text:span></text:span><text:span text:style-name="Source_20_Text"><text:span text:style-name="T581">Джек</text:span></text:span><text:span text:style-name="Source_20_Text"><text:span text:style-name="T572">—</text:span></text:span><text:span text:style-name="Source_20_Text"><text:span text:style-name="T581">она обнаруживает, что он её гнетёт и даже пугает. Верхом на нём, в </text:span></text:span><text:span text:style-name="Source_20_Text"><text:span text:style-name="T605">бешеные</text:span></text:span><text:span text:style-name="Source_20_Text"><text:span text:style-name="T581"> ночи скачки вверх-вниз по его хую </text:span></text:span><text:soft-page-break/><text:span text:style-name="Source_20_Text"><text:span text:style-name="T581">своею осью, </text:span></text:span><text:span text:style-name="Source_20_Text"><text:span text:style-name="T582">стараясь сдержать себя настолько, чтоб не превратиться в кремовый воск свечки и не растаять по покрывалу кончая, в ней остаётся место только для </text:span></text:span><text:span text:style-name="Source_20_Text"><text:span text:style-name="T1330">Роджер, Роджер, о, любимый</text:span></text:span><text:span text:style-name="Source_20_Text"><text:span text:style-name="T582"> до скончания дыхания. </text:span></text:span><text:span text:style-name="Source_20_Text"><text:span text:style-name="T583">Но вне постели, в хождении-говорении, его горечь, непроглядность, ранят глубже, чем Война, чем зима: </text:span></text:span><text:span text:style-name="Source_20_Text"><text:span text:style-name="T584">он так ненавидит Англию, ненавидит «Систему», без конца придирается, говорит, что эмигрирует когда Война кончится, остаётся в своей пещере бумажного циника, ненавидя сам себя… но хочет ли она вытащить его оттуда на самом деле? Разве с Джереми не безопаснее? </text:span></text:span><text:span text:style-name="Source_20_Text"><text:span text:style-name="T585">Она не позволяет себе слишком часто задаваться этим вопросом, но он есть. </text:span></text:span><text:span text:style-name="Source_20_Text"><text:span text:style-name="T586">Три года с Джереми. Считай, почти что женаты. Три года что-то да значат. </text:span></text:span><text:span text:style-name="Source_20_Text"><text:span text:style-name="T587">Ежедневные маленькие стежки и разглаживанья. </text:span></text:span><text:span text:style-name="Source_20_Text"><text:span text:style-name="T588">Она одевала старые банные халаты Бобра, заваривала ему чай и кофе, </text:span></text:span><text:span text:style-name="Source_20_Text"><text:span text:style-name="T589">искала его взгляд на стоянках грузовиков, </text:span></text:span><text:span text:style-name="Source_20_Text"><text:span text:style-name="T590">в комнатах отдыха и в дождливых полях полных грязи, когда все мерзкие, унылые потери дня могут быть спасены одним взглядом—знакомым, полным доверия, в ту пору, когда слово </text:span></text:span><text:span text:style-name="Source_20_Text"><text:span text:style-name="T591">употребляют для вычурностей или пустого смеха. И всё это вырвать? три <text:s/>года? ради этого сумасбродного, зацикленного на себе— </text:span></text:span><text:span text:style-name="Source_20_Text"><text:span text:style-name="T1331">мальчишки</text:span></text:span><text:span text:style-name="Source_20_Text"><text:span text:style-name="T591">, честное слово. Охренеть, да ему же должно быть за тридцать, он на несколько лет старше неё. </text:span></text:span><text:span text:style-name="Source_20_Text"><text:span text:style-name="T592">Должен же был чему-то научиться, правда ведь? Мужчина с опытом?</text:span></text:span></text:p>
      <text:p text:style-name="P548"><text:span text:style-name="Source_20_Text"><text:span text:style-name="T593">Хуже всего, что ей не с кем об этом поговорить. Политическая жизнь этой смешанной батареи, профессиональное кровосмешение, </text:span></text:span><text:span text:style-name="Source_20_Text"><text:span text:style-name="T594">нездоровая тормознутость на том кто что кому сказал весной</text:span></text:span><text:span text:style-name="Source_20_Text"><text:span text:style-name="T1332"> 1942</text:span></text:span><text:span text:style-name="Source_20_Text"><text:span text:style-name="T594"> Боже ж ты мой, возле Крафти Крина, Кент, или ещё там где, и кто что должен был ответить, но не ответил, а сказал ещё кому-то тем самым вызывав ненависть <text:s/>чудесно процветающую по сей день—шесть лет наговоров, амбиций, истерик сделали попытку довериться кому-нибудь вокруг с чем-либо актом чистого мазохизма.</text:span></text:span></text:p>
      <text:p text:style-name="P549"><text:span text:style-name="Source_20_Text"><text:span text:style-name="T594">– Девушка в горе, Джесс?– Мэгги Дакёрк, проходя мимо разглаживает свои перчатки. </text:span></text:span><text:span text:style-name="Source_20_Text"><text:span text:style-name="T595">Через громкоговоритель оркестр свинга Би-Би-Си жарко выдувает синкопированную рождественскую музыку.</text:span></text:span></text:p>
      <text:p text:style-name="P550"><text:span text:style-name="Source_20_Text"><text:span text:style-name="T594">– </text:span></text:span><text:span text:style-name="Source_20_Text"><text:span text:style-name="T596">Сигарета найдётся, Мэг?</text:span></text:span><text:span text:style-name="Source_20_Text"><text:span text:style-name="T594">– </text:span></text:span><text:span text:style-name="Source_20_Text"><text:span text:style-name="T596">уже автоматически, те так ли. Джес?</text:span></text:span></text:p>
      <text:p text:style-name="P550"><text:span text:style-name="Source_20_Text"><text:span text:style-name="T596">Ну, так—«Думала, тут, типа, фильм с Гарбо, блин, а не всегдашняя никотиновая голодуха, опять не угадала, пока...»</text:span></text:span></text:p>
      <text:p text:style-name="P550"><text:span text:style-name="Source_20_Text"><text:span text:style-name="T596">О, <text:s/>да проваливай уже: </text:span></text:span><text:span text:style-name="Source_20_Text"><text:span text:style-name="T594">– «</text:span></text:span><text:span text:style-name="Source_20_Text"><text:span text:style-name="T596">Думала про свой рождественский шопинг».</text:span></text:span></text:p>
      <text:p text:style-name="P551"><text:span text:style-name="Source_20_Text"><text:span text:style-name="T594">– </text:span></text:span><text:span text:style-name="Source_20_Text"><text:span text:style-name="T597">Что возьмёшь Бобру?</text:span></text:span></text:p>
      <text:p text:style-name="P552"><text:span text:style-name="Source_20_Text"><text:span text:style-name="T598">Сосредоточясь на пристёгивании своих нейлоновых, старая пара, верх-наперёд-низ-назад мнемонически переворачивая их в своих пальцах, прачечно-белые поморщенные эластичные зверюшки чётко растянулись по касательной теперь вдоль мягкого переднего изгиба её ляжки, пряжечки на резинках </text:span></text:span><text:span text:style-name="Source_20_Text"><text:span text:style-name="T599">взблескивают</text:span></text:span><text:span text:style-name="Source_20_Text"><text:span text:style-name="T598"> серебром под или позади </text:span></text:span><text:span text:style-name="Source_20_Text"><text:span text:style-name="T599">красного лака на её ногтях, словно струи <text:s/>отдалённых фонтанов за красными фигурно стриженными деревьями, Джессика отвечает: </text:span></text:span><text:span text:style-name="Source_20_Text"><text:span text:style-name="T594">– «</text:span></text:span><text:span text:style-name="Source_20_Text"><text:span text:style-name="T599">О. Мм. Трубку, наверное...»</text:span></text:span></text:p>
      <text:p text:style-name="P552"><text:span text:style-name="Source_20_Text"><text:span text:style-name="T599"/></text:span></text:p>
      <text:p text:style-name="P553"><text:span text:style-name="Source_20_Text"><text:span text:style-name="T600">Однажды ночью недалеко от её батареи, </text:span></text:span><text:span text:style-name="Source_20_Text"><text:span text:style-name="T601">проезжая Где-то в Кенте, Роджеру с Джессикой встретилась церковь, холмик на тёмной возвышенности, освещённый лампочками, вырастал из земли. Был вечер воскресенья, близко к <text:s/>вечерней службе. </text:span></text:span><text:span text:style-name="Source_20_Text"><text:span text:style-name="T602">Мужчины в шинелях, в накидках из клеёнки, в тёмных беретах, которые они сдёргивали на входе, в американских лётных куртках на овечьем меху, несколько женщин в пристукивающих ботинках и в широкоплечих по моде пальто, но без детей, ни одного ребёнка вокруг, только взрослые, сходятся от своих взлётных полей, аэростатных бивуаков, дзотов на пляже, через Нормандский вход мохнатый от зимующей лозы. Джессика сказала: –«О, я помню...»,– но ничего не добавила. </text:span></text:span><text:span text:style-name="Source_20_Text"><text:span text:style-name="T603">Ей вспомнилась другая предрождественская служба, ограды заснеженные как овцы за её окном, и Звезда, которую вот-вот опять наклеят в небе.</text:span></text:span></text:p>
      <text:p text:style-name="P554"><text:span text:style-name="Source_20_Text"><text:span text:style-name="T603">Роджер свернул и они смотрели на </text:span></text:span><text:span text:style-name="Source_20_Text"><text:span text:style-name="T604">поношенную замызганную униформу сходившихся к вечерне. Ветер пах свежим снегом.</text:span></text:span></text:p>
      <text:p text:style-name="P555"><text:span text:style-name="Source_20_Text"><text:span text:style-name="T602">– </text:span></text:span><text:span text:style-name="Source_20_Text"><text:span text:style-name="T604">Нам надо домой,</text:span></text:span><text:span text:style-name="Source_20_Text"><text:span text:style-name="T602">– </text:span></text:span><text:span text:style-name="Source_20_Text"><text:span text:style-name="T604">сказала она,</text:span></text:span><text:span text:style-name="Source_20_Text"><text:span text:style-name="T602">– </text:span></text:span><text:span text:style-name="Source_20_Text"><text:span text:style-name="T604">поздно уже.</text:span></text:span></text:p>
      <text:p text:style-name="P555"><text:soft-page-break/><text:span text:style-name="Source_20_Text"><text:span text:style-name="T602">– </text:span></text:span><text:span text:style-name="Source_20_Text"><text:span text:style-name="T604">Можно просто зайти на минутку.</text:span></text:span></text:p>
      <text:p text:style-name="P556"><text:span text:style-name="Source_20_Text"><text:span text:style-name="T604">Ну, уж </text:span></text:span><text:span text:style-name="Source_20_Text"><text:span text:style-name="T1333">это</text:span></text:span><text:span text:style-name="Source_20_Text"><text:span text:style-name="T604"> её удивило, </text:span></text:span><text:span text:style-name="Source_20_Text"><text:span text:style-name="T605">ну, пра, после всех его враждебных замечаний? Его раздражённость неверующего против всех остальных в Секции Пси, их одних достаточно, по его мнению, чтоб сделать его тронутым, </text:span></text:span><text:span text:style-name="Source_20_Text"><text:span text:style-name="T606">и нарекания его росли с приближением дней рождественского шопинга. </text:span></text:span><text:span text:style-name="Source_20_Text"><text:span text:style-name="T602">–«</text:span></text:span><text:span text:style-name="Source_20_Text"><text:span text:style-name="T607">Это как бы не в твоём стиле»,</text:span></text:span><text:span text:style-name="Source_20_Text"><text:span text:style-name="T602">– </text:span></text:span><text:span text:style-name="Source_20_Text"><text:span text:style-name="T607">сказала она ему. Но самой ей хотелось зайти, ностальгия грузно нависала в снежном небе сегодня, её собственный голос готов выдать её и убежать к поющим в обходе, чьи колядки нам так чётко слышатся вдали, за день-два до Рождества, голоса звучащие над мёрзлыми долин</text:span></text:span><text:span text:style-name="Source_20_Text"><text:span text:style-name="T608">а</text:span></text:span><text:span text:style-name="Source_20_Text"><text:span text:style-name="T607">ми, </text:span></text:span><text:span text:style-name="Source_20_Text"><text:span text:style-name="T608">где выработанные шахты часты как сливы в пудинге… а часто в звуках тающего снега, ветра, что должно быть дули не сквозь воздух Рождества, а <text:s/>сквозь субстанцию времени, доносили к ней эти детские голоса поющих за шесть пенсов, и пусть сердце её не было готово принять на себя все-все удары <text:s/>смертности своей и их, то хотя бы оставался страх, что она начинает терять их—что в одну из зим она выбежит посмотреть, за ворота найти их, побежит до самых деревьев, но зря, их голоса стихают….</text:span></text:span></text:p>
      <text:p text:style-name="P557"><text:span text:style-name="Source_20_Text"><text:span text:style-name="T609">Они шагали по следам оставленным другими на снегу, она хмуро на его руке, ветер взмётывал её волосы в завитки, каблуки один раз заскользили по льду. </text:span></text:span><text:span text:style-name="Source_20_Text"><text:span text:style-name="T602">–«</text:span></text:span><text:span text:style-name="Source_20_Text"><text:span text:style-name="T609">Послушать музыку»,</text:span></text:span><text:span text:style-name="Source_20_Text"><text:span text:style-name="T602">– </text:span></text:span><text:span text:style-name="Source_20_Text"><text:span text:style-name="T609">пояснил он.</text:span></text:span></text:p>
      <text:p text:style-name="P558"><text:span text:style-name="Source_20_Text"><text:span text:style-name="T610">Сегодняшний сборный хор был только из мужчин, <text:s/>плечи в погонах виднеются в широких воротах белых накидок, многие из лиц почти такие же белые от изнеможения в промокших грязных полях, караулов, кабелей натянутых нервными аэростатами, что удят солнце через тучи, от палаток, чьё огоньки светят как атом</text:span></text:span><text:span text:style-name="Source_20_Text"><text:span text:style-name="T611">ы</text:span></text:span><text:span text:style-name="Source_20_Text"><text:span text:style-name="T610"> сквозь сумерки, бездушные, </text:span></text:span><text:span text:style-name="Source_20_Text"><text:span text:style-name="T611">сквозь заштрихованные стенки, превращая их в марлю, по которой барабанит дождь. </text:span></text:span><text:span text:style-name="Source_20_Text"><text:span text:style-name="T612">Правда, было одно чёрное лицо, высокий альт, капрал с Ямайки, привезённый с его тёплого острова на этот</text:span></text:span><text:span text:style-name="Source_20_Text"><text:span text:style-name="T608">—</text:span></text:span><text:span text:style-name="Source_20_Text"><text:span text:style-name="T612">из его детства, где н пел в <text:s/>ром-и-дым салунах на Хай-Холборн-Стрит, где матросы вбрасывают огромадные красные хлопушки, в четверть палки динамита, мэн, в вихляющиеся створки двери </text:span></text:span><text:span text:style-name="Source_20_Text"><text:span text:style-name="T613">и отбегают через улицу с хихиканьем, или приходят увести девушек в коротких юбках, девушек-островитянок, китаянок или француженок… </text:span></text:span><text:span text:style-name="Source_20_Text"><text:span text:style-name="T614">раздавленные очистки лимонов в сточных канавах вдоль улиц пахли ранним утром, где о обычно пел О вы встречали мою милую Лолу с фигурой как бутылка Кока-Колы, матросы в беготне в коричневых тенях аллей, отрясая шейные платки и клёши штанин, </text:span></text:span><text:span text:style-name="Source_20_Text"><text:span text:style-name="T615">а девушки перешёптываются и смеются… каждое утро он пересчитывал полкармана монеток всех наций. </text:span></text:span><text:span text:style-name="Source_20_Text"><text:span text:style-name="T616">Из Кингстона с его пальмами, сложные потребности Англо-Американской Империи (1939-1945) </text:span></text:span><text:span text:style-name="Source_20_Text"><text:span text:style-name="T617">привели его в эту холодную мышиную церковь, где почти слышится северное море, на которое он едва взглянул при транспортировке, на девятичасовую службу, в программе сегодня простые псалмы в унисон на английском, один-два заезда в полифонию: Томас Таллис, Генри Пёрсел, даже немецкая ломаная латынь из пятнадцатого века, которую приписывают </text:span></text:span><text:span text:style-name="Source_20_Text"><text:span text:style-name="T614"><text:s/></text:span></text:span><text:span text:style-name="Source_20_Text"><text:span text:style-name="T617">Хайрику Сусщ:</text:span></text:span></text:p>
      <text:p text:style-name="P558"><text:span text:style-name="Source_20_Text"><text:span text:style-name="T617"/></text:span></text:p>
      <text:p text:style-name="P558"><text:span text:style-name="Source_20_Text"><text:span text:style-name="T1334">In dulci jubilo</text:span></text:span></text:p>
      <text:p text:style-name="P558"><text:span text:style-name="Source_20_Text"><text:span text:style-name="T1334">Nun singet und seid froh!</text:span></text:span></text:p>
      <text:p text:style-name="P558"><text:span text:style-name="Source_20_Text"><text:span text:style-name="T1334">Unsers Herzens Wonne</text:span></text:span></text:p>
      <text:p text:style-name="P558"><text:span text:style-name="Source_20_Text"><text:span text:style-name="T1334">Leit in praesipio,</text:span></text:span></text:p>
      <text:p text:style-name="P558"><text:span text:style-name="Source_20_Text"><text:span text:style-name="T1334">Leuchtet vor die Sonne</text:span></text:span></text:p>
      <text:p text:style-name="P558"><text:span text:style-name="Source_20_Text"><text:span text:style-name="T1334">Matris in gremio.</text:span></text:span></text:p>
      <text:p text:style-name="P558"><text:span text:style-name="Source_20_Text"><text:span text:style-name="T1334">Alpha es et O.</text:span></text:span></text:p>
      <text:p text:style-name="P558"><text:span text:style-name="Source_20_Text"><text:span text:style-name="T1334"/></text:span></text:p>
      <text:p text:style-name="P559"><text:span text:style-name="Source_20_Text"><text:span text:style-name="T618">С высоким голосом чёрного человека взмывающим над остальными, не какой-то там головной фальцет, но полный, из всей честной груди, баритон доведенный годами обтёсывания до такой высоты… </text:span></text:span><text:span text:style-name="Source_20_Text"><text:span text:style-name="T619">он заводил коричневых девушек на экскурсию среди этих нервных протестантов, Аниту Большую и Маленькую, Стилетту Мэй, Плангетту, которая любит когда между её титек и так даёт даром—не говоря уже про латынь, </text:span></text:span><text:span text:style-name="Source_20_Text"><text:span text:style-name="T1335">немецкий</text:span></text:span><text:span text:style-name="Source_20_Text"><text:span text:style-name="T619">? в английской церкви? </text:span></text:span><text:soft-page-break/><text:span text:style-name="Source_20_Text"><text:span text:style-name="T620">Ну, это не столько ереси, как имперские издержки, неизбежные как присутствие чёрного человека, из актов лёгкого сюрреализма</text:span></text:span><text:span text:style-name="Source_20_Text"><text:span text:style-name="T619">—</text:span></text:span><text:span text:style-name="Source_20_Text"><text:span text:style-name="T620">которые, в массированном приёме, уже становятся актом самоубийства, но которые в своей патологии, в своей беспробудной версии реальности, Империя совершает тысячами каждый день, абсолютно не ведая что творит…. </text:span></text:span><text:span text:style-name="Source_20_Text"><text:span text:style-name="T621">И так чистый альт парил, находя способ затронуть её сердце и даже сердце Роджера, как ей казалось при осторожных взглядах искоса и вверх сквозь коричневые призраки её волос, во время речитативов и пауз. Он не казался </text:span></text:span><text:span text:style-name="Source_20_Text"><text:span text:style-name="T622">отвергающим, нет и намёка даже на дешёвый пофигизм. </text:span></text:span><text:span text:style-name="Source_20_Text"><text:span text:style-name="T623">Он бы…</text:span></text:span></text:p>
      <text:p text:style-name="P560"><text:span text:style-name="Source_20_Text"><text:span text:style-name="T624">Нет, Джессика никогда не видела его лицо именно таким, в свете нескольких висящих керосиновых ламп, пламя бестрепетно и очень жёлтое, на ближней два длинных отпечатка пальцев служки в V-значит-победа по тонкой пыли на брюхе лампового стекла, в коже Роджжера больше детской розовости, а в глазах больше сияния, чем было бы просто от света лампы—правда ведь? или <text:s/>это ей просто хочется, чтоб так было. Церковь холодна, </text:span></text:span><text:span text:style-name="Source_20_Text"><text:span text:style-name="T625">к</text:span></text:span><text:span text:style-name="Source_20_Text"><text:span text:style-name="T624">ак и ночь снаружи. </text:span></text:span><text:span text:style-name="Source_20_Text"><text:span text:style-name="T625">Пахнет влажной шерстью, пивом в дыхании этих трудяг, дымом свечей и тающего воска, стиснутым выпердом, тоником для волос, горением самого керосина, окутывая прочие запахи по-матерински, ближе принадлежащие Земле, глубоким слоям, иным временам и слушай… слушай: это вечерня Войны, каноничная служба Войны, и ночь реальна</text:span></text:span><text:span text:style-name="Source_20_Text"><text:span text:style-name="T626">. Чёрные шинели сгрудились вместе, пустые капюшоны полны густых храмовых теней. Там на побережье ЖКМС работают запоздно, на дне холодных выпотрошенных трюмов, их синие факелы как новорожденные звёзды в приливную ночь. </text:span></text:span><text:span text:style-name="Source_20_Text"><text:span text:style-name="T627">Куски корпуса качаются в небе, как огромные железные листья, на стропах, что поскрипывают осколками звука. Налегке, в нейтральном, пламя факелов, смягчённо, наполняют круглые стеклянные лица манометров апбрикосовым светом. </text:span></text:span><text:span text:style-name="Source_20_Text"><text:span text:style-name="T628">В будках газосварщиков, обледенелых. Погромыхивающих, когда штормит в проливе, тысячи старых использованных тюбиков от зубной пасты, наваленных до потолков, тысячи </text:span></text:span><text:span text:style-name="Source_20_Text"><text:span text:style-name="T629">хмурых</text:span></text:span><text:span text:style-name="Source_20_Text"><text:span text:style-name="T628"> людских утр сделаны терпимыми, </text:span></text:span><text:span text:style-name="Source_20_Text"><text:span text:style-name="T629">превращены в мятный дух и мрачную песню, что оставила белые брызги на ртути зеркал от Харроу до Грейвсенда, </text:span></text:span><text:span text:style-name="Source_20_Text"><text:span text:style-name="T630">тысяч детишек, взбивавших пену в ступках своих ртов, и потеряли в тысячу раз больше слов в меловых пузырях—</text:span></text:span><text:span text:style-name="Source_20_Text"><text:span text:style-name="T631">жалоб на ночь глядя, несмелых признаний в любви, новостей от толстых или тех что аж светятся, грубых и мягких существ в стране под покрывалом</text:span></text:span><text:span text:style-name="Source_20_Text"><text:span text:style-name="T630">—</text:span></text:span><text:span text:style-name="Source_20_Text"><text:span text:style-name="T632">бессчётные мыльно-лакричные миги сплюнутые и смытые в канализацию и в обрастающее слизью серое устье реки, утренние рты раздающиеся от дневного табака и рыбного налёта, пересыхающие от страха, зловонные от безделья, </text:span></text:span><text:span text:style-name="Source_20_Text"><text:span text:style-name="T633">утопающие при мысли о немыслимых блюдах, набиваемые вместо этого недельной падалью пирогов из субпродуктов, Домашним Молоком, и печеньем переполовиненным мельче, чем обычно, так разве ментол не чудодейственный способ </text:span></text:span><text:span text:style-name="Source_20_Text"><text:span text:style-name="T634">снимать многое всего этого каждое утро, уносить и становиться тусклыми большущими пузырями свивающимися в тугую застоялую мозаику среди просмоленных береговых линий, сложных чертёжных отводов подающих, </text:span></text:span><text:span text:style-name="Source_20_Text"><text:span text:style-name="T635">умножаясь в море, пока эти тюбики пасты один за другим опорожня</text:span></text:span><text:span text:style-name="Source_20_Text"><text:span text:style-name="T636">ются</text:span></text:span><text:span text:style-name="Source_20_Text"><text:span text:style-name="T635"> и </text:span></text:span><text:span text:style-name="Source_20_Text"><text:span text:style-name="T636">отдаются обратно</text:span></text:span><text:span text:style-name="Source_20_Text"><text:span text:style-name="T635"> Войне, </text:span></text:span><text:span text:style-name="Source_20_Text"><text:span text:style-name="T636">кучи чуть пахучего метала, призраки острой мяты в зимних будках, каждыый тюбик сморщен или выдавлен не сознающими руками Лондона, </text:span></text:span><text:span text:style-name="Source_20_Text"><text:span text:style-name="T637">исписанные несхожими почерками, каракули против каракулей, теперь дожидаются</text:span></text:span><text:span text:style-name="Source_20_Text"><text:span text:style-name="T630">—</text:span></text:span><text:span text:style-name="Source_20_Text"><text:span text:style-name="T637">это истинное возвращение</text:span></text:span><text:span text:style-name="Source_20_Text"><text:span text:style-name="T630">—</text:span></text:span><text:span text:style-name="Source_20_Text"><text:span text:style-name="T638">чтобы быть расплавленными для припоя, лужения, пойти добавкой в отливку, в подшипники, </text:span></text:span><text:span text:style-name="Source_20_Text"><text:span text:style-name="T639">уплотнители, </text:span></text:span><text:span text:style-name="Source_20_Text"><text:span text:style-name="T640">скрытая дымовздыбленная реинкарнация, которую дети иного, домашнего воплощения никогда не увидят. </text:span></text:span><text:span text:style-name="Source_20_Text"><text:span text:style-name="T641">Однако продолжаемость, плоти в единокровные металлы, дома в безграничное море, сохранена. </text:span></text:span><text:span text:style-name="Source_20_Text"><text:span text:style-name="T642">И вовсе не смерть разделяет эти инкарнации, а бумага: </text:span></text:span><text:span text:style-name="Source_20_Text"><text:span text:style-name="T643">назначение бумаг, бумажные рутины. </text:span></text:span><text:span text:style-name="Source_20_Text"><text:span text:style-name="T644">Война, Империя воздвигнут такие барьеры между нашими жизнями. Войне нужно разделять таким образом, и подразделять, хотя её пропаганда будет всегда подчёркивать единство, породнённость, сплочённость. Войне не очень-то угодно народное самосознание, даже в том виде, как сработали немцы, </text:span></text:span><text:span text:style-name="Source_20_Text"><text:span text:style-name="T1336">ein Volk ein Führer</text:span></text:span><text:span text:style-name="Source_20_Text"><text:span text:style-name="T644">—</text:span></text:span><text:span text:style-name="Source_20_Text"><text:span text:style-name="T645">ей нужна машина из множества разных частей, не монолитность, но усложнённость… Хотя кто отважится утверждать </text:span></text:span><text:span text:style-name="Source_20_Text"><text:span text:style-name="T1337">что</text:span></text:span><text:span text:style-name="Source_20_Text"><text:span text:style-name="T645"> нужно </text:span></text:span><text:soft-page-break/><text:span text:style-name="Source_20_Text"><text:span text:style-name="T645">Войне, настолько она обширна, </text:span></text:span><text:span text:style-name="Source_20_Text"><text:span text:style-name="T646">настолько вознесена… такая </text:span></text:span><text:span text:style-name="Source_20_Text"><text:span text:style-name="T1338">заочная</text:span></text:span><text:span text:style-name="Source_20_Text"><text:span text:style-name="T646">. Пожалуй, Война даже не осознание—даже вовсе не жизнь, правда. В чём-то может случиться некое грубое, случайное подобие жизни. </text:span></text:span><text:span text:style-name="Source_20_Text"><text:span text:style-name="T647">В «Белом Посещении» есть застарелый шизик, знаете ли, который считает </text:span></text:span><text:span text:style-name="Source_20_Text"><text:span text:style-name="T1339">себя</text:span></text:span><text:span text:style-name="Source_20_Text"><text:span text:style-name="T647"> Второй Мировой Войной. </text:span></text:span><text:span text:style-name="Source_20_Text"><text:span text:style-name="T648">Он не получает газет, отказывается слушать радио, и всё-таки в день высадки в Нормандии его температура почему-то подскочила до 104°. </text:span></text:span><text:span text:style-name="Source_20_Text"><text:span text:style-name="T649">Теперь, когда эти клещи с востока и запада продолжают их медленное рефлективное сокращение, он говорит о тьме охватывающей его сознание, что теряет себя…. </text:span></text:span><text:span text:style-name="Source_20_Text"><text:span text:style-name="T650">Правда, контр-наступление Рундштедта его взбодрило, дало ему новый импульс к жизни</text:span></text:span><text:span text:style-name="Source_20_Text"><text:span text:style-name="T644">—«</text:span></text:span><text:span text:style-name="Source_20_Text"><text:span text:style-name="T650">Прекрасный Рождественский подарок»,– признался он </text:span></text:span><text:span text:style-name="Source_20_Text"><text:span text:style-name="T654">другому </text:span></text:span><text:span text:style-name="Source_20_Text"><text:span text:style-name="T650">жильцу в его палате». Когда ракеты падают</text:span></text:span><text:span text:style-name="Source_20_Text"><text:span text:style-name="T644">—</text:span></text:span><text:span text:style-name="Source_20_Text"><text:span text:style-name="T650">из тех, чьи взрывы не слышны</text:span></text:span><text:span text:style-name="Source_20_Text"><text:span text:style-name="T644">—</text:span></text:span><text:span text:style-name="Source_20_Text"><text:span text:style-name="T650">он улыбается, слёзы вот-вот брызнут из уголков его весёлых глаз, охваченный </text:span></text:span><text:span text:style-name="Source_20_Text"><text:span text:style-name="T651">румяной взвинченностью, которая не может не подбодрить таких же пациентов. </text:span></text:span><text:span text:style-name="Source_20_Text"><text:span text:style-name="T652">Его дни сочтены. Он умрёт на День Победы. </text:span></text:span><text:span text:style-name="Source_20_Text"><text:span text:style-name="T653">Если он не действительно сама Война, то значие её подставное дитя, живёт по полной какой-то срок, но приходит торжественный день и смотри в оба. </text:span></text:span><text:span text:style-name="Source_20_Text"><text:span text:style-name="T654">Истинный </text:span></text:span><text:span text:style-name="Source_20_Text"><text:span text:style-name="T655">царь</text:span></text:span><text:span text:style-name="Source_20_Text"><text:span text:style-name="T654"> умирает только лишь притворной смертью. Запомни. Любое число молодых людей могут быть назначены умереть вместо него, покуда настоящий </text:span></text:span><text:span text:style-name="Source_20_Text"><text:span text:style-name="T655">царь</text:span></text:span><text:span text:style-name="Source_20_Text"><text:span text:style-name="T654">, старый лисий ублюдок, продолжает своё. </text:span></text:span><text:span text:style-name="Source_20_Text"><text:span text:style-name="T655">Покажется ли он под Звездой, исподтишка преклонить колени в числе прочих царей, пока к нам близится зимнее солнцестояние? </text:span></text:span><text:span text:style-name="Source_20_Text"><text:span text:style-name="T656">Принесёт в караван-сарай дары вольфрама, взрывчатки, высоко-октанного? Воззрит ли дитя вверх со своей подстилки золотистого сена, воззрит ли в глаза старому царю, что склоняется длинно и </text:span></text:span><text:span text:style-name="Source_20_Text"><text:span text:style-name="T661">распространяясь</text:span></text:span><text:span text:style-name="Source_20_Text"><text:span text:style-name="T656"> сверху, тянется предложить свой дар, </text:span></text:span><text:span text:style-name="Source_20_Text"><text:span text:style-name="T657">встретятся ли их глаза, и какая весть, какое возможное приветствие, или союзный договор протекут между царём и принцем инфантом? Это что, младенец улыбнулся или просто от газа? А ты бы как хотел?</text:span></text:span></text:p>
      <text:p text:style-name="P561"><text:span text:style-name="Source_20_Text"><text:span text:style-name="T658">Приближение дует с моря, которое сегодня на закате сияло зеленью и гладью, как стекло насыщенное железом: </text:span></text:span><text:span text:style-name="Source_20_Text"><text:span text:style-name="T659">дует каждый день на нас всё небо вверху брюхатится святыми и тонкими трубами герольдов. </text:span></text:span><text:span text:style-name="Source_20_Text"><text:span text:style-name="T660">Ещё один год свадебных платьев оставленных в сердце зимы, так и не востребованных, висят теперь вот тихими атласными рядами, присобранные белые вуали начали желтеть, </text:span></text:span><text:span text:style-name="Source_20_Text"><text:span text:style-name="T661">и только чуть всколыхиваются, когда проходишь мимо, зритель… гость </text:span></text:span><text:span text:style-name="Source_20_Text"><text:span text:style-name="T662">всех тупиков города…. </text:span></text:span><text:span text:style-name="Source_20_Text"><text:span text:style-name="T663">Уловив в платьях собственное отраженье пару раз, на полпути из тени, лишь смазано яркие цвета по </text:span></text:span><text:span text:style-name="Source_20_Text"><text:span text:style-name="T1340"><text:s/>peau de soie, </text:span></text:span><text:span text:style-name="Source_20_Text"><text:span text:style-name="T663">тянешься туда, где услышишь первый жуткий </text:span></text:span><text:span text:style-name="Source_20_Text"><text:span text:style-name="T664">запашок</text:span></text:span><text:span text:style-name="Source_20_Text"><text:span text:style-name="T663"> плесени, но так и было задумано, впрочем—прикрыть малейший след её собственного запаха, </text:span></text:span><text:span text:style-name="Source_20_Text"><text:span text:style-name="T665">вспотелость брачующейся из среднего класса, благовоспитанное мыло с пудрой. </text:span></text:span><text:span text:style-name="Source_20_Text"><text:span text:style-name="T666">Но девственна в своём сердце, в своих надеждах. </text:span></text:span><text:span text:style-name="Source_20_Text"><text:span text:style-name="T667">Никакого тебе тут ярко-швейцарского или кристаллинового сезона, </text:span></text:span><text:span text:style-name="Source_20_Text"><text:span text:style-name="T668">но тёмно затянутый тучами день </text:span></text:span><text:span text:style-name="Source_20_Text"><text:span text:style-name="T669">и снег валит халатами загородом, халаты зимы, мягкие ночью, почти безветренное дыхание вокруг тебя. </text:span></text:span><text:span text:style-name="Source_20_Text"><text:span text:style-name="T670">На станциях города пленные вернулись из Индо-Китая </text:span></text:span><text:span text:style-name="Source_20_Text"><text:span text:style-name="T671">прогуливают свои несчастные выступающие кости, лёгкие как тот соня, или сони на лике луны, </text:span></text:span><text:span text:style-name="Source_20_Text"><text:span text:style-name="T672">среди колясок на хромовых пружинах из чёрных шкур гулких как барабаны, между блондинистого дерева высоких стульчиков розово-синих с резным или трафаретными цветами, меж раскладушек, пива с красно-войлочными языками, одеял для новорожденных, что создают сдержано яркие облака среди запахов угля и пара, </text:span></text:span><text:span text:style-name="Source_20_Text"><text:span text:style-name="T673">пространства метала, среди стоящих в очереди, бродящих, устало спящих, приехали сотнями на праздники, несмотря на предупреждения и серьёзность министра внутренних дел,м-ра Морриса, германская ракета в состоянии пробить туннель под рекой, даже теперь, после такого оглашения, отсутствия, что могут ждать их, городские адреса, которые давно уже не существуют. Глаза из Бирмы, из Тонкина, </text:span></text:span><text:span text:style-name="Source_20_Text"><text:span text:style-name="T674">смотрят на женщин на упрямства их сотни—</text:span></text:span><text:span text:style-name="Source_20_Text"><text:span text:style-name="T675">глаза из посиневших орбит, сквоз</text:span></text:span><text:span text:style-name="Source_20_Text"><text:span text:style-name="T679">ь</text:span></text:span><text:span text:style-name="Source_20_Text"><text:span text:style-name="T675"> головную боль, которую не может снять никакой Алазилс. </text:span></text:span><text:span text:style-name="Source_20_Text"><text:span text:style-name="T676">Итальянцы военнопленные ругаются под мешками с почтой, </text:span></text:span><text:span text:style-name="Source_20_Text"><text:span text:style-name="T677">что пухнут, ежечасно прибывая с гулким эхом, в сезонной толщине, </text:span></text:span><text:span text:style-name="Source_20_Text"><text:span text:style-name="T678">обсев заснеженный груз на платформах поезда словно грибы, как будто поезда всё ночь шли под землёй через страну мёртвых. </text:span></text:span><text:span text:style-name="Source_20_Text"><text:span text:style-name="T680">Если кто из итальяшек иногда и запоёт, то, уж конечно, не фашистский гимн </text:span></text:span><text:span text:style-name="Source_20_Text"><text:span text:style-name="T1341">Giovinezza</text:span></text:span><text:span text:style-name="Source_20_Text"><text:span text:style-name="T680">, а что-нибудь, наверное, из </text:span></text:span><text:span text:style-name="Source_20_Text"><text:span text:style-name="T1341">Rigoletto</text:span></text:span><text:span text:style-name="Source_20_Text"><text:span text:style-name="T680"> или </text:span></text:span><text:span text:style-name="Source_20_Text"><text:span text:style-name="T1341">La Bohème</text:span></text:span><text:span text:style-name="Source_20_Text"><text:span text:style-name="T680">—Почтовое </text:span></text:span><text:soft-page-break/><text:span text:style-name="Source_20_Text"><text:span text:style-name="T680">Управление и впрямь рассматривает вопрос разработки списка Неприемлемых Песен, с таблатурой для укелеле, чтоб облегчить опознание. </text:span></text:span><text:span text:style-name="Source_20_Text"><text:span text:style-name="T681">Их жизнерадостность и любовь к песням, среди этих, </text:span></text:span><text:span text:style-name="Source_20_Text"><text:span text:style-name="T682">довольно искренни</text:span></text:span><text:span text:style-name="Source_20_Text"><text:span text:style-name="T680">—</text:span></text:span><text:span text:style-name="Source_20_Text"><text:span text:style-name="T683">но с нарастающей нагрузкой в эти дни, и эта оргия рождественских поздравлений растёт день ото дня за всякие разумные пределы </text:span></text:span><text:span text:style-name="Source_20_Text"><text:span text:style-name="T684">и сдержанности можно не ждать до следующего за рождеством <text:s/>дня, они решили, за себя, </text:span></text:span><text:span text:style-name="Source_20_Text"><text:span text:style-name="T685">держаться</text:span></text:span><text:span text:style-name="Source_20_Text"><text:span text:style-name="T684"> профессионально</text:span></text:span><text:span text:style-name="Source_20_Text"><text:span text:style-name="T685">го</text:span></text:span><text:span text:style-name="Source_20_Text"><text:span text:style-name="T684"> итальянс</text:span></text:span><text:span text:style-name="Source_20_Text"><text:span text:style-name="T685">тва, поглядывая свободным глазом на дам, что тут проездом, найдя способ удерживать мешок на плече одной рукой пока другая притворилась «мертвой»—</text:span></text:span><text:span text:style-name="Source_20_Text"><text:span text:style-name="T1342">cioé</text:span></text:span><text:span text:style-name="Source_20_Text"><text:span text:style-name="T685">, </text:span></text:span><text:span text:style-name="Source_20_Text"><text:span text:style-name="T686">то есть, условно живой</text:span></text:span><text:span text:style-name="Source_20_Text"><text:span text:style-name="T685">—</text:span></text:span><text:span text:style-name="Source_20_Text"><text:span text:style-name="T686">где толпа густеет женщинами, бесцельно… ну, что посдобнее. </text:span></text:span><text:span text:style-name="Source_20_Text"><text:span text:style-name="T687">Жизнь должна продолжаться. Пленные обоих видов признают это, но для англичан вернувшихся из КБИ <text:s/>никакой </text:span></text:span><text:span text:style-name="Source_20_Text"><text:span text:style-name="T1343">mano morta,</text:span></text:span><text:span text:style-name="Source_20_Text"><text:span text:style-name="T687"> никакого прыжка из мёртвой в ожившую </text:span></text:span><text:span text:style-name="Source_20_Text"><text:span text:style-name="T688">по лёгкому позволению подходящего бедра или ляжки—никаких </text:span></text:span><text:span text:style-name="Source_20_Text"><text:span text:style-name="T1344">игрищ</text:span></text:span><text:span text:style-name="Source_20_Text"><text:span text:style-name="T688">, Бога ради, на тему жизнь-и-смерть! </text:span></text:span><text:span text:style-name="Source_20_Text"><text:span text:style-name="T689">Хватит с них приключений: </text:span></text:span><text:span text:style-name="Source_20_Text"><text:span text:style-name="T690">только старая жена, чтобы возилась со старой плитой или согревала старую постель, какой крокет среди зимы, им хочется </text:span></text:span><text:span text:style-name="Source_20_Text"><text:span text:style-name="T691">полуотдельной воскресной сонливости опавших листьев усохшего сада. </text:span></text:span><text:span text:style-name="Source_20_Text"><text:span text:style-name="T692">Если же вдруг подвернётся новый храбрый мир, типа, яблоко сброшенное ветром к ногам, ну, будет время как-то и приноровиться… </text:span></text:span><text:span text:style-name="Source_20_Text"><text:span text:style-name="T693">Но они хотят почти послевоейнной роскоши на этой неделе, купить </text:span></text:span><text:span text:style-name="Source_20_Text"><text:span text:style-name="T694">набор </text:span></text:span><text:span text:style-name="Source_20_Text"><text:span text:style-name="T693">электрическ</text:span></text:span><text:span text:style-name="Source_20_Text"><text:span text:style-name="T694">ого</text:span></text:span><text:span text:style-name="Source_20_Text"><text:span text:style-name="T693"> поезда для ребёнка, </text:span></text:span><text:span text:style-name="Source_20_Text"><text:span text:style-name="T695">каждый пытается таким таким способом озарить свой набор лиц маленьких умников тут, сгладить свою чуждость, хорошо знакомые фотографии все, возрождены к жизни, охи, ахи, но не сейчас, не здесь на станции, только самые необходимые движения: Война отодвинула их, зарыла, эти </text:span></text:span><text:span text:style-name="Source_20_Text"><text:span text:style-name="T696">безрассудно</text:span></text:span><text:span text:style-name="Source_20_Text"><text:span text:style-name="T695"> губительные знаки любви. </text:span></text:span><text:span text:style-name="Source_20_Text"><text:span text:style-name="T697">Дети развернули прошлогодние <text:s/>игрушки и нашли реинкарнации </text:span></text:span><text:span text:style-name="Source_20_Text"><text:span text:style-name="T698">жестянок от мясного пирога</text:span></text:span><text:span text:style-name="Source_20_Text"><text:span text:style-name="T697">, они уясняют, что это другая и, кто знает, </text:span></text:span><text:span text:style-name="Source_20_Text"><text:span text:style-name="T698">наверное,</text:span></text:span><text:span text:style-name="Source_20_Text"><text:span text:style-name="T697"> неизбежная сторона игры в Рождество. </text:span></text:span><text:span text:style-name="Source_20_Text"><text:span text:style-name="T699">В промежуточные месяцы—деревенские вёсны и лета—они играли настоящими жестянками того же пирога—танки, истребители танков, дзоты, дредноуты розово-мясые, сине-жёлтые, размещались на пыльном полу кладовых, под койками или диванами мест их ссылки. И вот опять пришло время. </text:span></text:span><text:span text:style-name="Source_20_Text"><text:span text:style-name="T700">Лепной младенец, лакированные волы с золотым листом, овцы с человечьими глазами снова становятся взаправдашними, плоть срастается с краской. Вера это не то, чем они расплачиваются—оно получается само собой. Он явился Новый Младенец. В волшебную ночь накануне, животные будут разговаривать, а небо будет из молока. Бабушки и дедушки, которые каждую неделю ждали пока Радио Доктор начнёт спрашивать, </text:span></text:span><text:span text:style-name="Source_20_Text"><text:span text:style-name="T701">Что Такое </text:span></text:span><text:span text:style-name="Source_20_Text"><text:span text:style-name="T707">Геморрой</text:span></text:span><text:span text:style-name="Source_20_Text"><text:span text:style-name="T701">? Что Такое Энфизема? Что Такое Сердечный Приступ? станут ждать за пределы бессонницы, опять наблюдать, чтобы не случилось ежегодное невозможное, но с каким-то осадком злорадства—это </text:span></text:span><text:span text:style-name="Source_20_Text"><text:span text:style-name="T1345">вот</text:span></text:span><text:span text:style-name="Source_20_Text"><text:span text:style-name="T701"> склон, небо </text:span></text:span><text:span text:style-name="Source_20_Text"><text:span text:style-name="T1345">может</text:span></text:span><text:span text:style-name="Source_20_Text"><text:span text:style-name="T701"> показаться светлее—</text:span></text:span><text:span text:style-name="Source_20_Text"><text:span text:style-name="T707">словно</text:span></text:span><text:span text:style-name="Source_20_Text"><text:span text:style-name="T702"> трепет, </text:span></text:span><text:span text:style-name="Source_20_Text"><text:span text:style-name="T707">как</text:span></text:span><text:span text:style-name="Source_20_Text"><text:span text:style-name="T702"> хороший момент, которого тебе так хотелось, не совсем полный облом, но всё же далеко не чудо… </text:span></text:span><text:span text:style-name="Source_20_Text"><text:span text:style-name="T703">на посту в своих свитерах и шалях, театрально сердитые, но осадок внутри проходит новую зимнюю ферментацию каждый год, всякий раз чуть слабее, но всегда хорош, чтоб оживиться в эту пору…. </text:span></text:span><text:span text:style-name="Source_20_Text"><text:span text:style-name="T704">Совсем уже нагишом, блестящие костюмы и наряды шатания по </text:span></text:span><text:span text:style-name="Source_20_Text"><text:span text:style-name="T729">паб</text:span></text:span><text:span text:style-name="Source_20_Text"><text:span text:style-name="T704">ам в поры их расцвета давно разодраны на полосы обмотать трубы горячей воды и нагреватели квартирных хозяев, чужаков, чтоб дома оставались домами зимой. </text:span></text:span><text:span text:style-name="Source_20_Text"><text:span text:style-name="T705">Войне нужен уголь. Они пошли на самый предпоследний шаг, приняли участие в сертификации Радио Доктора на то, что они знают о своём теле и на Рождество они оголены как гусь под этим шерстяным, тёмным, дешёвым пеленаньем стариков. </text:span></text:span><text:span text:style-name="Source_20_Text"><text:span text:style-name="T706">Эти электрические часы всегда убегают, даже Биг Бен сейчас спешит пока не придёт новая весна, слишком спешит, но похоже никому до этого нет дела или не понимают. Войне нужно электричество. Это быстрая игра, Электро Монополия, между электрокомпаниями, Центральный Комитет Электричества и прочие ведомства Войны, чтобы синхронизировать Время Электросети со Временем Гринвичского </text:span></text:span><text:span text:style-name="Source_20_Text"><text:span text:style-name="T708">Меридиана. </text:span></text:span><text:span text:style-name="Source_20_Text"><text:span text:style-name="T709">Ночью, в самых глубоких бетонных колодцах ночи, </text:span></text:span><text:span text:style-name="Source_20_Text"><text:span text:style-name="T710">турбины засекреченного местонахождения крутятся быстрее </text:span></text:span><text:span text:style-name="Source_20_Text"><text:span text:style-name="T711">и, соответственно, стрелки часов перед всеми старыми бессонными глазами—раскручивают свои минуты до воя переходящего в писк к прострелу сирены. Это Безумный Карнавал Ночи. </text:span></text:span><text:span text:style-name="Source_20_Text"><text:span text:style-name="T712">Веселье под тенями минутных стрелок. </text:span></text:span><text:soft-page-break/><text:span text:style-name="Source_20_Text"><text:span text:style-name="T713">Истерика на бледных лицах </text:span></text:span><text:span text:style-name="Source_20_Text"><text:span text:style-name="T714">циферблатов. </text:span></text:span><text:span text:style-name="Source_20_Text"><text:span text:style-name="T715">Электрокомпании говорят о нагрузках, </text:span></text:span><text:span text:style-name="Source_20_Text"><text:span text:style-name="T716">военные потребности столь велики, что часы снова замедлятся, </text:span></text:span><text:span text:style-name="Source_20_Text"><text:span text:style-name="T717">если только этот ночной марш не украден, </text:span></text:span><text:span text:style-name="Source_20_Text"><text:span text:style-name="T718">но предположенные нагрузки не случаются каждый день и Сеть </text:span></text:span><text:span text:style-name="Source_20_Text"><text:span text:style-name="T719">понемногу набирает обороты, и старые лица оборачиваются к циферблатам и думают </text:span></text:span><text:span text:style-name="Source_20_Text"><text:span text:style-name="T1346">сговор</text:span></text:span><text:span text:style-name="Source_20_Text"><text:span text:style-name="T719">, </text:span></text:span><text:span text:style-name="Source_20_Text"><text:span text:style-name="T720">а</text:span></text:span><text:span text:style-name="Source_20_Text"><text:span text:style-name="T719"> цифры вертятся к </text:span></text:span><text:span text:style-name="Source_20_Text"><text:span text:style-name="T721">Рождению, потугам, </text:span></text:span><text:span text:style-name="Source_20_Text"><text:span text:style-name="T722">к воссиянию новой звезды сердца, </text:span></text:span><text:span text:style-name="Source_20_Text"><text:span text:style-name="T723">что обратит нас всех, изменит нас навсегда к самым забытым корням кто мы на самом деле. Но над морем туман сегодня </text:span></text:span><text:span text:style-name="Source_20_Text"><text:span text:style-name="T724">всё ещё тихо раскрывшийся жемчуг. </text:span></text:span><text:span text:style-name="Source_20_Text"><text:span text:style-name="T725">В центре города дуговые лампы трещат, взъерепенясь, в укутанном сиянии над центральными линиями улиц, </text:span></text:span><text:span text:style-name="Source_20_Text"><text:span text:style-name="T726">слишком льдистого цвета для свечек, </text:span></text:span><text:span text:style-name="Source_20_Text"><text:span text:style-name="T727">в </text:span></text:span><text:span text:style-name="Source_20_Text"><text:span text:style-name="T726">слишком </text:span></text:span><text:span text:style-name="Source_20_Text"><text:span text:style-name="T727">густой измороси для жертвоприношения… </text:span></text:span><text:span text:style-name="Source_20_Text"><text:span text:style-name="T728">высокие красные автобусы шатаются, со всех фар маскировка снята по недавнему распоряжению </text:span></text:span><text:span text:style-name="Source_20_Text"><text:span text:style-name="T730">теперь уворачивайся, пересекай ослеплённый, </text:span></text:span><text:span text:style-name="Source_20_Text"><text:span text:style-name="T731">громадные выдранные в кулаки клочья сырости дуют мимо, </text:span></text:span><text:span text:style-name="Source_20_Text"><text:span text:style-name="T732">одинокие как пляжи под </text:span></text:span><text:span text:style-name="Source_20_Text"><text:span text:style-name="T733">перламутровым </text:span></text:span><text:span text:style-name="Source_20_Text"><text:span text:style-name="T732">туманом, </text:span></text:span><text:span text:style-name="Source_20_Text"><text:span text:style-name="T734">чьё колючая проволока, что никогда не знала внутреннего укуса тока, что лишь пассивно растянулась, окисляясь в ночи, </text:span></text:span><text:span text:style-name="Source_20_Text"><text:span text:style-name="T735">теперь вьётся как подводная водоросль, отчаянно мёрзнет, остра как скорпион, весь песок без единого следа за мили от гуляющих, что покинули в последние лета мирного времени, </text:span></text:span><text:span text:style-name="Source_20_Text"><text:span text:style-name="T736">празднуя прощание с прежним миром, вином, оливковой рощицей трубочным дымко</text:span></text:span><text:span text:style-name="Source_20_Text"><text:span text:style-name="T737">й</text:span></text:span><text:span text:style-name="Source_20_Text"><text:span text:style-name="T736"> вечеров, прощаясь до другого края Войны, </text:span></text:span><text:span text:style-name="Source_20_Text"><text:span text:style-name="T738">теперь обнажён </text:span></text:span><text:span text:style-name="Source_20_Text"><text:span text:style-name="T739">до</text:span></text:span><text:span text:style-name="Source_20_Text"><text:span text:style-name="T738"> ржавы</text:span></text:span><text:span text:style-name="Source_20_Text"><text:span text:style-name="T739">х стоек</text:span></text:span><text:span text:style-name="Source_20_Text"><text:span text:style-name="T738"> и распор</text:span></text:span><text:span text:style-name="Source_20_Text"><text:span text:style-name="T739">ок </text:span></text:span><text:span text:style-name="Source_20_Text"><text:span text:style-name="T740">пахнущих такой же морской горечью как и этот пляж, по которому тебе даже ходить нельзя потому что Война. </text:span></text:span><text:span text:style-name="Source_20_Text"><text:span text:style-name="T741">На возвышенности, </text:span></text:span><text:span text:style-name="Source_20_Text"><text:span text:style-name="T742">через низины мимо прожекторов чьи лучи в прошлую осень заполняли перелётные птицы, ночь за ночью, фатально пойманные пока не свалятся замертво с неба, ливень из мёртвых птиц, верующие на вечерне сидят в холодной церкви, трясутся, </text:span></text:span><text:span text:style-name="Source_20_Text"><text:span text:style-name="T743">безгласные на вопрошанье хора: где радости? </text:span></text:span><text:span text:style-name="Source_20_Text"><text:span text:style-name="T744">Где же ещё как не там, где Ангелы поют новые песни и разливаются колокола при дворе Царя. </text:span></text:span><text:span text:style-name="Source_20_Text"><text:span text:style-name="T1347">Eia</text:span></text:span><text:span text:style-name="Source_20_Text"><text:span text:style-name="T744">—</text:span></text:span><text:span text:style-name="Source_20_Text"><text:span text:style-name="T745">странный вздох, тысячелетний—</text:span></text:span><text:span text:style-name="Source_20_Text"><text:span text:style-name="T1348">eia, wärn wir da!</text:span></text:span><text:span text:style-name="Source_20_Text"><text:span text:style-name="T745"> нам бы туда…. </text:span></text:span><text:span text:style-name="Source_20_Text"><text:span text:style-name="T746">Усталые люди и их чёрный вожак <text:s/>с бубенцом </text:span></text:span><text:span text:style-name="Source_20_Text"><text:span text:style-name="T747">от</text:span></text:span><text:span text:style-name="Source_20_Text"><text:span text:style-name="T748">даляющиеся</text:span></text:span><text:span text:style-name="Source_20_Text"><text:span text:style-name="T747"> насколько смогут, </text:span></text:span><text:span text:style-name="Source_20_Text"><text:span text:style-name="T748">так далеко от своих овечьих одёжек, насколько год дозволит им отбрести. </text:span></text:span><text:span text:style-name="Source_20_Text"><text:span text:style-name="T749">Так придите же. Оставьте свою Войну пока что, бумажную или железную войну, бензиновую или плотскую, придите с вашей любовью, с вашим страхом </text:span></text:span><text:span text:style-name="Source_20_Text"><text:span text:style-name="T750">поражения, вашим изнеможением от неё. </text:span></text:span><text:span text:style-name="Source_20_Text"><text:span text:style-name="T751">Она была с вами весь день, убеждая, прибалтывая, </text:span></text:span><text:span text:style-name="Source_20_Text"><text:span text:style-name="T752">требуя верить во столько всего что неправд</text:span></text:span><text:span text:style-name="Source_20_Text"><text:span text:style-name="T753">а</text:span></text:span><text:span text:style-name="Source_20_Text"><text:span text:style-name="T752">. </text:span></text:span><text:span text:style-name="Source_20_Text"><text:span text:style-name="T754">Разве это ты, это смутно преступное лицо на карточке твоего удостоверения, его душа отчикнута казённым фотоаппаратом, когда упала гильотина шторки</text:span></text:span><text:span text:style-name="Source_20_Text"><text:span text:style-name="T1276">—</text:span></text:span><text:span text:style-name="Source_20_Text"><text:span text:style-name="T755">или может осталась с твоей душенькой, у Служебного Входа Столовой, </text:span></text:span><text:span text:style-name="Source_20_Text"><text:span text:style-name="T756">где они пересчитывают ночной приход, девушки из УФАА, </text:span></text:span><text:span text:style-name="Source_20_Text"><text:span text:style-name="T757">девушки по имени Айлин, </text:span></text:span><text:span text:style-name="Source_20_Text"><text:span text:style-name="T758">аккуратно сортирующие по морозным отделениям резиново </text:span></text:span><text:span text:style-name="Source_20_Text"><text:span text:style-name="T759">буро-малиновые</text:span></text:span><text:span text:style-name="Source_20_Text"><text:span text:style-name="T758"> органы с их желтоватой приправой жира—</text:span></text:span><text:span text:style-name="Source_20_Text"><text:span text:style-name="T760">о, Линда, иди сюда пощупай-</text:span></text:span><text:span text:style-name="Source_20_Text"><text:span text:style-name="T761">ка</text:span></text:span><text:span text:style-name="Source_20_Text"><text:span text:style-name="T760"> этот, засунь палец <text:s/>в этот желудочек, обалдеть, всё ещё </text:span></text:span><text:span text:style-name="Source_20_Text"><text:span text:style-name="T1349">дёргается</text:span></text:span><text:span text:style-name="Source_20_Text"><text:span text:style-name="T760">….</text:span></text:span><text:span text:style-name="Source_20_Text"><text:span text:style-name="T762">Каждый, на кого ты и не подумал бы, все замешаны, каждый, кроме тебя: </text:span></text:span><text:span text:style-name="Source_20_Text"><text:span text:style-name="T763">священик, доктор, твоя мать надеется прицепить на флаг ту Золотую Звезду за погибшего, плоская сопрано из вчерашней программы Би-Би-Си, </text:span></text:span><text:span text:style-name="Source_20_Text"><text:span text:style-name="T764">и не забудем м-ра Ноэла Трусса такого стильного и умного на тему смерти и последующей жизни, </text:span></text:span><text:span text:style-name="Source_20_Text"><text:span text:style-name="T765">штампует напропалую четвёртый год подряд, </text:span></text:span><text:span text:style-name="Source_20_Text"><text:span text:style-name="T766">парни в Голливуде, что <text:s/>нам толкуют как классно всё тут, столько хохмы, Валт Дисней, у которого слонёнок Дамбо хватается за то пёрышко на манер всех тех трупов под снегом сегодня среди танков выкрашенных белым, столько рук, каждая примёрзла к Чудотворной Медали, кусочек обработанной кости на счастье, за пол-доллара с усмешливым солнцем, что подглядывает под широкий халат Свободы, тупо стискивают, там где разорвался 88-милиметровый, а что вы думали, это детская сказочка? Сказки кончились. </text:span></text:span><text:span text:style-name="Source_20_Text"><text:span text:style-name="T767">Детишки не здесь, спят, но у Империи нет места для снов </text:span></text:span><text:span text:style-name="Source_20_Text"><text:span text:style-name="T768">и сегодня тут вечер Только Для Взрослый, в этом убежище </text:span></text:span><text:span text:style-name="Source_20_Text"><text:span text:style-name="T769">с лампами в глубоком горении в до-Кэмбрийском выдохе, </text:span></text:span><text:span text:style-name="Source_20_Text"><text:span text:style-name="T770">душистом как готовящийся обед, тяжёлом, как сажа. </text:span></text:span><text:span text:style-name="Source_20_Text"><text:span text:style-name="T771">А выше на 60 миль ракеты зависли на неизмеримый миг над чёрным Северным морем</text:span></text:span><text:span text:style-name="Source_20_Text"><text:span text:style-name="T766">, </text:span></text:span><text:span text:style-name="Source_20_Text"><text:span text:style-name="T771">прежде, чем упасть, всё ускоряясь, до оранжевого жара, Рождественская звезда, в неудержимом рывке к Земле. </text:span></text:span><text:span text:style-name="Source_20_Text"><text:span text:style-name="T772">В небе пониже ещё и летающие бомбы, ревут как Вражина, </text:span></text:span><text:span text:style-name="Source_20_Text"><text:span text:style-name="T773">выискивают кого им сожрать. </text:span></text:span><text:span text:style-name="Source_20_Text"><text:span text:style-name="T774">Сегодня путь домой неблизок. </text:span></text:span><text:span text:style-name="Source_20_Text"><text:span text:style-name="T775">Слушай пение этих </text:span></text:span><text:soft-page-break/><text:span text:style-name="Source_20_Text"><text:span text:style-name="T775">поддельных ангелов, </text:span></text:span><text:span text:style-name="Source_20_Text"><text:span text:style-name="T776">причащайся хотя бы слухом, </text:span></text:span><text:span text:style-name="Source_20_Text"><text:span text:style-name="T777">пусть даже они не выскажут твои надежды в точности, <text:s/>в точности не передадут твой тёмный ужас, слушай. </text:span></text:span><text:span text:style-name="Source_20_Text"><text:span text:style-name="T778">Здесь должно было быть песнопение задолго до вести про Христа. </text:span></text:span><text:span text:style-name="Source_20_Text"><text:span text:style-name="T779">Наверняка, если только были такие же плохие ночи как эта—</text:span></text:span><text:span text:style-name="Source_20_Text"><text:span text:style-name="T780">хоть что-то чтобы повысить возможность другой ночи что могла бы действительно, </text:span></text:span><text:span text:style-name="Source_20_Text"><text:span text:style-name="T781">любовью и рассветом, осветить путь домой, изгнать Вражину, разрушить границы между нашими странами, </text:span></text:span><text:span text:style-name="Source_20_Text"><text:span text:style-name="T782">нашими телами, нашими историями, всё брехня, о том кто мы такие: на одну ночь, оставляя лишь ясный путь домой и </text:span></text:span><text:span text:style-name="Source_20_Text"><text:span text:style-name="T783">память</text:span></text:span><text:span text:style-name="Source_20_Text"><text:span text:style-name="T782"> о младенце, которого ты видел, </text:span></text:span><text:span text:style-name="Source_20_Text"><text:span text:style-name="T784">почти слишком хрупк</text:span></text:span><text:span text:style-name="Source_20_Text"><text:span text:style-name="T787">ого</text:span></text:span><text:span text:style-name="Source_20_Text"><text:span text:style-name="T784">, </text:span></text:span><text:span text:style-name="Source_20_Text"><text:span text:style-name="T785">слишком много дерьма на этих улицах, </text:span></text:span><text:span text:style-name="Source_20_Text"><text:span text:style-name="T786">верблюды и прочая скотина <text:s/>тяжело ворочаются снаружи, </text:span></text:span><text:span text:style-name="Source_20_Text"><text:span text:style-name="T787">каждое копыто шанс растоптать его</text:span></text:span><text:span text:style-name="Source_20_Text"><text:span text:style-name="T659">, </text:span></text:span><text:span text:style-name="Source_20_Text"><text:span text:style-name="T788">сделать из него всего лишь другого Мессию, и наверняка кто-то уже делает ставки на это, </text:span></text:span><text:span text:style-name="Source_20_Text"><text:span text:style-name="T789">пока тут в этом городе еврейские колабрационисты <text:s/>продают ценную информацию Имперской Разведслужбе, </text:span></text:span><text:span text:style-name="Source_20_Text"><text:span text:style-name="T790">а местные проститутки ублаготворяют необрезанных интервентов, заламывая цену на сколько выгорит, </text:span></text:span><text:span text:style-name="Source_20_Text"><text:span text:style-name="T791">в точности как держатели гостиниц, </text:span></text:span><text:span text:style-name="Source_20_Text"><text:span text:style-name="T792">которые естественно в восторге от постановления про регистрацию, </text:span></text:span><text:span text:style-name="Source_20_Text"><text:span text:style-name="T793">а в столице уже задумываются не пора ли, возможно, дать каждому </text:span></text:span><text:span text:style-name="Source_20_Text"><text:span text:style-name="T1350">номер</text:span></text:span><text:span text:style-name="Source_20_Text"><text:span text:style-name="T793">, </text:span></text:span><text:span text:style-name="Source_20_Text"><text:span text:style-name="T794">да, пронумеровать</text:span></text:span><text:span text:style-name="Source_20_Text"><text:span text:style-name="T867">, что поспособствует</text:span></text:span><text:span text:style-name="Source_20_Text"><text:span text:style-name="T794"> <text:s/>SPQR держать </text:span></text:span><text:span text:style-name="Source_20_Text"><text:span text:style-name="T795">У</text:span></text:span><text:span text:style-name="Source_20_Text"><text:span text:style-name="T794">чёт… </text:span></text:span><text:span text:style-name="Source_20_Text"><text:span text:style-name="T796">И Ирод или Гитлер, </text:span></text:span><text:span text:style-name="Source_20_Text"><text:span text:style-name="T797">парни (полевые священники тута в Балгии мужиковатые, обтрёпанные и крепко пьющие), что это за мир («</text:span></text:span><text:span text:style-name="Source_20_Text"><text:span text:style-name="T798">Забыли Рузвельта, падре»,– </text:span></text:span><text:span text:style-name="Source_20_Text"><text:span text:style-name="T799">доносятся голоса сзади, святой отец не может их увидеть, </text:span></text:span><text:span text:style-name="Source_20_Text"><text:span text:style-name="T801">эти искусители</text:span></text:span><text:span text:style-name="Source_20_Text"><text:span text:style-name="T799"> преследуют его даже в его снах: </text:span></text:span><text:span text:style-name="Source_20_Text"><text:span text:style-name="T798">–«</text:span></text:span><text:span text:style-name="Source_20_Text"><text:span text:style-name="T800">Вендель Вилки!», «Как насчёт Черчиля?», «Арри Полит!») </text:span></text:span><text:span text:style-name="Source_20_Text"><text:span text:style-name="T802">для младенца, чтобы явиться, показ</text:span></text:span><text:span text:style-name="Source_20_Text"><text:span text:style-name="T803">ать</text:span></text:span><text:span text:style-name="Source_20_Text"><text:span text:style-name="T802"> 7 фунтов 8 унций на весах Толедо и думать будто он тут всё искупит, блин, ему надо провериться в порядке ли мозги….</text:span></text:span></text:p>
      <text:p text:style-name="P562"><text:span text:style-name="Source_20_Text"><text:span text:style-name="T804">Но по пути домой в эту ночь, </text:span></text:span><text:span text:style-name="Source_20_Text"><text:span text:style-name="T805">тебе хочется поднять его, подержать чуть-чуть. </text:span></text:span><text:span text:style-name="Source_20_Text"><text:span text:style-name="T806">Просто подержать его, близко к своему сердцу, </text:span></text:span><text:span text:style-name="Source_20_Text"><text:span text:style-name="T807">его щеку у впадины твоей ключицы, спящего. </text:span></text:span><text:span text:style-name="Source_20_Text"><text:span text:style-name="T808">Как будто это ты, кто мог бы, как-то, спасти его. И на минуту тебе без разницы как там тебя регистрируют. На целую минуту не тот кем Цезари сказали тебе быть.</text:span></text:span></text:p>
      <text:p text:style-name="P562"><text:span text:style-name="Source_20_Text"><text:span text:style-name="T808"/></text:span></text:p>
      <text:p text:style-name="P562"><text:span text:style-name="Source_20_Text"><text:span text:style-name="T1351">O Jesu parvule,</text:span></text:span></text:p>
      <text:p text:style-name="P562"><text:span text:style-name="Source_20_Text"><text:span text:style-name="T1351">Nach dir ist mir so weh .</text:span></text:span><text:span text:style-name="Source_20_Text"><text:span text:style-name="T808"> . .</text:span></text:span></text:p>
      <text:p text:style-name="P562"><text:span text:style-name="Source_20_Text"><text:span text:style-name="T808"/></text:span></text:p>
      <text:p text:style-name="P563"><text:span text:style-name="Source_20_Text"><text:span text:style-name="T809">Итак эта </text:span></text:span><text:span text:style-name="Source_20_Text"><text:span text:style-name="T814">случайная</text:span></text:span><text:span text:style-name="Source_20_Text"><text:span text:style-name="T809"> группа, эти ссыльные и пацаны, у которых встал, хмурые гражданские призванные в среднем возрасте, мужчины толстеющие несмотря на их голод, </text:span></text:span><text:span text:style-name="Source_20_Text"><text:span text:style-name="T810">и оттого мучаются газами, грубые, сопленосые, красноглазые, больногорлые, мочевспухшие мужчины </text:span></text:span><text:span text:style-name="Source_20_Text"><text:span text:style-name="T811">страдающие болью в крестце, от непробудного похмелья, желающие смерти офицерам, которых они искренне ненавидят, </text:span></text:span><text:span text:style-name="Source_20_Text"><text:span text:style-name="T812">мужчины которых ты видел </text:span></text:span><text:span text:style-name="Source_20_Text"><text:span text:style-name="T813">неулыбчиво шагающими</text:span></text:span><text:span text:style-name="Source_20_Text"><text:span text:style-name="T812"> в городах, но </text:span></text:span><text:span text:style-name="Source_20_Text"><text:span text:style-name="T813">забыл, мужчины, которые тоже тебя не помнят, </text:span></text:span><text:span text:style-name="Source_20_Text"><text:span text:style-name="T815">знающие что им бы поспать, а не тут выступать <text:s/>перед чужаками, выдают тебе это вечернее песнопение, достигающ</text:span></text:span><text:span text:style-name="Source_20_Text"><text:span text:style-name="T816">и</text:span></text:span><text:span text:style-name="Source_20_Text"><text:span text:style-name="T815">е сейчас </text:span></text:span><text:span text:style-name="Source_20_Text"><text:span text:style-name="T817">вершины </text:span></text:span><text:span text:style-name="Source_20_Text"><text:span text:style-name="T815"><text:s/>сво</text:span></text:span><text:span text:style-name="Source_20_Text"><text:span text:style-name="T816">им</text:span></text:span><text:span text:style-name="Source_20_Text"><text:span text:style-name="T815"> высок</text:span></text:span><text:span text:style-name="Source_20_Text"><text:span text:style-name="T816">им</text:span></text:span><text:span text:style-name="Source_20_Text"><text:span text:style-name="T815"> фрагмент</text:span></text:span><text:span text:style-name="Source_20_Text"><text:span text:style-name="T816">ом какой-то древней гаммы, </text:span></text:span><text:span text:style-name="Source_20_Text"><text:span text:style-name="T817">голоса накладываются втрое, вчетверо, вверх, эхом наполняя всю пустоту церкви—</text:span></text:span><text:span text:style-name="Source_20_Text"><text:span text:style-name="T818">никакого поддельного младенца, никакого оглашения Царства, </text:span></text:span><text:span text:style-name="Source_20_Text"><text:span text:style-name="T819">нет даже попытки согреть или осветить эту жуткую ночь, </text:span></text:span><text:span text:style-name="Source_20_Text"><text:span text:style-name="T820">а только, будь мы прокляты, наш непременный шелудивый скулёж, </text:span></text:span><text:span text:style-name="Source_20_Text"><text:span text:style-name="T821">предел выразимого нами—</text:span></text:span><text:span text:style-name="Source_20_Text"><text:span text:style-name="T1352">слава Богу!</text:span></text:span><text:span text:style-name="Source_20_Text"><text:span text:style-name="T821">—</text:span></text:span><text:span text:style-name="Source_20_Text"><text:span text:style-name="T822">чтоб тебе было с чем вернуться к своему военному адресу, к своей военной личине, </text:span></text:span><text:span text:style-name="Source_20_Text"><text:span text:style-name="T823">через следы в снегу и отпечатки шин, </text:span></text:span><text:span text:style-name="Source_20_Text"><text:span text:style-name="T824">наконец к пути, который ты должен создать сам, один в темноте. </text:span></text:span><text:span text:style-name="Source_20_Text"><text:span text:style-name="T825">Хочешь ли ты этого или нет, и какие бы моря ты не пересёк, путь домой….</text:span></text:span></text:p>
      <text:p text:style-name="P563"><text:span text:style-name="Source_20_Text"><text:span text:style-name="T825"/></text:span></text:p>
      <text:p text:style-name="P564"><draw:frame draw:style-name="fr1" draw:name="Image17" text:anchor-type="paragraph" svg:width="6.9252in" svg:height="0.3661in" draw:z-index="16"><draw:image xlink:href="Pictures/1000000000000B720000009B428C9716555D8079.png" xlink:type="simple" xlink:show="embed" xlink:actuate="onLoad" loext:mime-type="image/png"/></draw:frame><text:span text:style-name="Source_20_Text"><text:span text:style-name="T826">Парадоксальная фаза, когда слабые стимулы вызывают сильную реакцию.… </text:span></text:span><text:span text:style-name="Source_20_Text"><text:span text:style-name="T827">Когда это было? </text:span></text:span><text:span text:style-name="Source_20_Text"><text:span text:style-name="T828">Некая ранняя стадия сна: ты не услыхал Москитов и Ланкастеров сегодня ночью на пути в Германию, их моторы надрывались в небе, сотрясали и рвали его на части, </text:span></text:span><text:span text:style-name="Source_20_Text"><text:span text:style-name="T829">целый час, пара разреженных зимних облаков плыли под стальными заклёпками брюха ночи, вибрируя </text:span></text:span><text:soft-page-break/><text:span text:style-name="Source_20_Text"><text:span text:style-name="T829">постоянством, ужасом, от такой армады бомбардировщиков улетающих на задание. </text:span></text:span><text:span text:style-name="Source_20_Text"><text:span text:style-name="T830">Твоя собственная фигура неподвижна, дышит ртом, одна лицом вверх на узкой койке под стеной такой без-картинной, без-схемной без-картной: такой </text:span></text:span><text:span text:style-name="Source_20_Text"><text:span text:style-name="T1353">привычно пустой…</text:span></text:span><text:span text:style-name="Source_20_Text"><text:span text:style-name="T830">. </text:span></text:span><text:span text:style-name="Source_20_Text"><text:span text:style-name="T831">Твои ступни направлены к высокой прорези окна в дальнем конце комнаты. </text:span></text:span><text:span text:style-name="Source_20_Text"><text:span text:style-name="T832">Свет звёзд, непрестанный звук отлёта бомбардировщиков, </text:span></text:span><text:span text:style-name="Source_20_Text"><text:span text:style-name="T833">вкрадывающийся ледяной воздух. </text:span></text:span><text:span text:style-name="Source_20_Text"><text:span text:style-name="T834">Стол завален книгами в истрёпанных обложках, набрски колонок озаглавленных </text:span></text:span><text:span text:style-name="Source_20_Text"><text:span text:style-name="T1354">Время / Стимул / Секреция (30) / Замечания, ч</text:span></text:span><text:span text:style-name="Source_20_Text"><text:span text:style-name="T834">айные чашки, блюдца, карандаши, ручки. Ты спал, видел сны: в тысячах футов над твоим лицом пролетали бомбардировщики, волна за волной. Было помещении, громадное место собраний. Там много людей. С недавнего времени в определённый часы, круг белого света, довольно интенсивного, скользил спускаясь по наклонной линии через воздух. </text:span></text:span><text:span text:style-name="Source_20_Text"><text:span text:style-name="T835">Тут, неожиданно, он снова появляется, курс у него линейный как всегда, справа налево. </text:span></text:span><text:span text:style-name="Source_20_Text"><text:span text:style-name="T836">На этот раз он не постоянный—он светится уже сверкая яркими вспышками или сполохами. </text:span></text:span><text:span text:style-name="Source_20_Text"><text:span text:style-name="T837">Явление, на этот раз, воспринято присутствующими как предупреждение—что-то не так, что-то совсем не так на сегодня… </text:span></text:span><text:span text:style-name="Source_20_Text"><text:span text:style-name="T838">Никто не знал что означает круг света. </text:span></text:span><text:span text:style-name="Source_20_Text"><text:span text:style-name="T839">Была назначена комиссия, проводилось <text:s/>исследование, ответ был так маняще близок—но теперь поведение света изменилось…. Собрание откладывается. При виде столь беспорядочных сполохов, начинаешь ожидать что-то ужасное—не то, чтобы воздушный налёт, но что-то около того. Ты быстро взглядываешь на часы. В тютельку шесть, стрелки идеально вверх и вниз, и ты понимаешь, что шесть это час появления света. </text:span></text:span><text:span text:style-name="Source_20_Text"><text:span text:style-name="T840">Ты выходишь и тебя окружает вечер. Это улица перед домом твоего детства: каменистая, в колдобинах и трещинах. </text:span></text:span><text:span text:style-name="Source_20_Text"><text:span text:style-name="T841">Ты сворачиваешь налево. (Обычно в этих снах про дом ты предпочитаешь ландшафт направо—широкие ночные газоны, древние деревья грецкого ореха высятся над ними, холм, деревянный забор, в поле лошади с впадинами глаз, кладбище…. </text:span></text:span><text:span text:style-name="Source_20_Text"><text:span text:style-name="T842">Твоя задача в этих снах дойти—под деревьями, через тени—прежде чем случится что-то. Часто ты выходишь в поле под паром, рядом с кладбищем, полно осенних шмелей и кроликов, где живут цыгане. </text:span></text:span><text:span text:style-name="Source_20_Text"><text:span text:style-name="T843">Иногда ты летаешь. Но никогда не можешь подняться больше определённой высоты. Чувствуешь как тебя замедляет, до неумолимого стопа: </text:span></text:span><text:span text:style-name="Source_20_Text"><text:span text:style-name="T844">не то, чтобы острый ужас падения, а только запрет, и просить бесполезно… и ландшафт начинает расплываться... </text:span></text:span><text:span text:style-name="Source_20_Text"><text:span text:style-name="T1355">ты знаешь… что…</text:span></text:span><text:span text:style-name="Source_20_Text"><text:span text:style-name="T844">) Но в этот вечер в шесть часов круга света, ты вместо этого свернул влево. С тобою девушка, которая тебе жена, хотя <text:s/>вы никогда не женились, никогда не встречал её прежде, но знал мног</text:span></text:span><text:span text:style-name="Source_20_Text"><text:span text:style-name="T845">о</text:span></text:span><text:span text:style-name="Source_20_Text"><text:span text:style-name="T844"> лет. </text:span></text:span><text:span text:style-name="Source_20_Text"><text:span text:style-name="T845">Она молчит. Недавно прошёл дождь. Всё поблескивает, края исключительно чёткие, освещение не сильное и очень чистое. Куда ни глянь повсюду пучки белых цветов. Всё в цвету. Ты снова подмечаешь круг света а его обычном спуске наискосок, кратко моргнул и выключился. Несмотря на явную свежесть, недавний дождь, живые цветы, окружающая картина тебя настораживает. Ты пытаешься подобрать какой-нибудь свежий запах, чтоб соответствовал тому, что видишь, но не получается. </text:span></text:span><text:span text:style-name="Source_20_Text"><text:span text:style-name="T846">Всё беззвучно, лишено запаха. Из-за такого поведения света, что-то должно произойти и тебе остаётся только ждать. Ландшафт блестит. Влага на мостовой. Покрывая каким-то тёплым капёшоном свою шею и плечи, ты собираешься сказать жене: –«Это самое зловещее время вечера». Но есть более подходящее слово <text:s/>чем <text:s/>«зловещее». Ты пытаешься припомнить. Это чьё-то имя. Оно ждёт за сумерками, ясность, белые цветы. Раздаётся лёгкое постукивание </text:span></text:span><text:span text:style-name="Source_20_Text"><text:span text:style-name="T847">света </text:span></text:span><text:span text:style-name="Source_20_Text"><text:span text:style-name="T846">по двери.</text:span></text:span></text:p>
      <text:p text:style-name="P565"><text:span text:style-name="Source_20_Text"><text:span text:style-name="T847">Ты вскидываешься и сидишьпосреди своей постели, сердце испуганно бьётся. Ты ждал пока он повторится и услышал множество бомбардировщиков в небе. Повторный стук. Это был Томас Гвенхидви, приехал аж из Лондона с новостью про Спектро. </text:span></text:span><text:span text:style-name="Source_20_Text"><text:span text:style-name="T848">Ты проспал гром эскадрилий ревущих без перерыва, но тихий неохотный стук Гвенхидви разбудил тебя. Нечто подобное происходит в коре Собаки во время «парадоксальной» фазы.</text:span></text:span></text:p>
      <text:p text:style-name="P565"><text:span text:style-name="Source_20_Text"><text:span text:style-name="T848"/></text:span></text:p>
      <text:p text:style-name="P566"><text:span text:style-name="Source_20_Text"><text:span text:style-name="T849">И призраки толпятся под карнизами. </text:span></text:span><text:span text:style-name="Source_20_Text"><text:span text:style-name="T851">Растягиваются</text:span></text:span><text:span text:style-name="Source_20_Text"><text:span text:style-name="T849"> среди заснеженных закопчённых печных труб, </text:span></text:span><text:span text:style-name="Source_20_Text"><text:span text:style-name="T850">подвывают в воздушные шахты, сами слишком разрежены, чтоб производить звуки, теперь навсегда сухие в эт</text:span></text:span><text:span text:style-name="Source_20_Text"><text:span text:style-name="T851">их</text:span></text:span><text:span text:style-name="Source_20_Text"><text:span text:style-name="T850"> мокр</text:span></text:span><text:span text:style-name="Source_20_Text"><text:span text:style-name="T851">ых вихрях</text:span></text:span><text:span text:style-name="Source_20_Text"><text:span text:style-name="T850">, растянут</text:span></text:span><text:span text:style-name="Source_20_Text"><text:span text:style-name="T851">ы, но никогда не перервутся, </text:span></text:span><text:span text:style-name="Source_20_Text"><text:span text:style-name="T852">подхлёстнутые </text:span></text:span><text:soft-page-break/><text:span text:style-name="Source_20_Text"><text:span text:style-name="T852">стеклянистой гонкой с французистыми завитками над верхушкам крыш</text:span></text:span><text:span text:style-name="Source_20_Text"><text:span text:style-name="T853">, вдоль посеребрённых низин, проскальзывают где море замерзая бьётся о берега. </text:span></text:span><text:span text:style-name="Source_20_Text"><text:span text:style-name="T854">Они собираются, плотнее день ото дня, </text:span></text:span><text:span text:style-name="Source_20_Text"><text:span text:style-name="T855">английские призраки, </text:span></text:span><text:span text:style-name="Source_20_Text"><text:span text:style-name="T856">такое столпотворение по ночам, воспоминания рассеивающиеся в зиме, семена, что никогда не прорастут, </text:span></text:span><text:span text:style-name="Source_20_Text"><text:span text:style-name="T857">такие потерянные, нынче самое часто слово, </text:span></text:span><text:span text:style-name="Source_20_Text"><text:span text:style-name="T858">намёк живущим —«Лис</text:span></text:span><text:span text:style-name="Source_20_Text"><text:span text:style-name="T862">ы</text:span></text:span><text:span text:style-name="Source_20_Text"><text:span text:style-name="T858">», </text:span></text:span><text:span text:style-name="Source_20_Text"><text:span text:style-name="T862">взывает</text:span></text:span><text:span text:style-name="Source_20_Text"><text:span text:style-name="T858"> Спектро</text:span></text:span><text:span text:style-name="Source_20_Text"><text:span text:style-name="T1992">Е</text:span></text:span><text:span text:style-name="Source_20_Text"><text:span text:style-name="T858"> </text:span></text:span><text:span text:style-name="Source_20_Text"><text:span text:style-name="T859">через астральные пространства, </text:span></text:span><text:span text:style-name="Source_20_Text"><text:span text:style-name="T860">это слово адресовано м-ру Пойнсмену, который тут не присутствует, которому не передадут, </text:span></text:span><text:span text:style-name="Source_20_Text"><text:span text:style-name="T861">потому что пара-другая из Секции Пси способные расслышать получают загадочный хлам такого сорта на каждом сеансе—</text:span></text:span><text:span text:style-name="Source_20_Text"><text:span text:style-name="T862">если вообще замечено, оно попадёт в проект Мильтона Гломинга с </text:span></text:span><text:span text:style-name="Source_20_Text"><text:span text:style-name="T863">его </text:span></text:span><text:span text:style-name="Source_20_Text"><text:span text:style-name="T862">подсчётом слов—«</text:span></text:span><text:span text:style-name="Source_20_Text"><text:span text:style-name="T863">Лисы», зудящее эхо </text:span></text:span><text:span text:style-name="Source_20_Text"><text:span text:style-name="T864">в этот день, Кэрол Эвентир, медиум живущий в «Белом Посещении», </text:span></text:span><text:span text:style-name="Source_20_Text"><text:span text:style-name="T865">завитки плотно приглажены поперёк его го</text:span></text:span><text:span text:style-name="Source_20_Text"><text:span text:style-name="T866">л</text:span></text:span><text:span text:style-name="Source_20_Text"><text:span text:style-name="T865">овы, </text:span></text:span><text:span text:style-name="Source_20_Text"><text:span text:style-name="T866">выговаривает слово «Лисы» своими очень красными, тонкими губами… </text:span></text:span><text:span text:style-name="Source_20_Text"><text:span text:style-name="T868">у половина госпиталя Св. Вероники этим утром разнесло крышу, оставив лишь стены как в древнем аббатстве Ик Регис, <text:s text:c="2"/>в </text:span></text:span><text:span text:style-name="Source_20_Text"><text:span text:style-name="T869">мелкий </text:span></text:span><text:span text:style-name="Source_20_Text"><text:span text:style-name="T868">прах, </text:span></text:span><text:span text:style-name="Source_20_Text"><text:span text:style-name="T869">как снег, и бедняга Спектро сорван в освещённой норе-кабинке и вся тёмная палата, став часть взрыва, чьё приближение он так и не услышал, звук слишком запаздывает, уже после взрыва, призрак ракеты окликает призраки </text:span></text:span><text:span text:style-name="Source_20_Text"><text:span text:style-name="T870">только что </text:span></text:span><text:span text:style-name="Source_20_Text"><text:span text:style-name="T869">произведённые ею. </text:span></text:span><text:span text:style-name="Source_20_Text"><text:span text:style-name="T871">Потом тишина. Ещё один «случай» для Роджера Мехико, воткнуть </text:span></text:span><text:span text:style-name="Source_20_Text"><text:span text:style-name="T872">круглоголовую кнопку в его карту, </text:span></text:span><text:span text:style-name="Source_20_Text"><text:span text:style-name="T873">квадрат перешёл из двх к трём попаданиям, помогая заполнить три </text:span></text:span><text:span text:style-name="Source_20_Text"><text:span text:style-name="T874">предположения, что как-то отставали в последнее время….</text:span></text:span></text:p>
      <text:p text:style-name="P567"><text:span text:style-name="Source_20_Text"><text:span text:style-name="T875">Кнопка? </text:span></text:span><text:span text:style-name="Source_20_Text"><text:span text:style-name="T876">И того меньше, просто дырка от кнопки в бумаге, что однажды будет снята, когда ракеты перестанут падать, или когда молодой статистик решит забросить свой подсчёт, бумагу уволокут уборщицы, она будет разодрана, сгорит… </text:span></text:span><text:span text:style-name="Source_20_Text"><text:span text:style-name="T877">Пойнтсмен один, беспомощно </text:span></text:span><text:span text:style-name="Source_20_Text"><text:span text:style-name="T878">чхнув</text:span></text:span><text:span text:style-name="Source_20_Text"><text:span text:style-name="T877"> в своём расплывающемся бюро, </text:span></text:span><text:span text:style-name="Source_20_Text"><text:span text:style-name="T878">под</text:span></text:span><text:span text:style-name="Source_20_Text"><text:span text:style-name="T877"> </text:span></text:span><text:span text:style-name="Source_20_Text"><text:span text:style-name="T878">лай из конур приглушённый и расплющенный холодом, покачивает головой </text:span></text:span><text:span text:style-name="Source_20_Text"><text:span text:style-name="T1356">нет…</text:span></text:span><text:span text:style-name="Source_20_Text"><text:span text:style-name="T877"> </text:span></text:span><text:span text:style-name="Source_20_Text"><text:span text:style-name="T879">во мне, в моей памяти... больше, чем просто «случай»… наша общая смертность… эти трагичные дни… Но вот он уже просто трясётся, позволяя себе уставиться через пространство его кабинета на Книгу, напомнить себе, что из изначальных семи остались лишь двое совладельцев , он сам и Томас Гвенхидви ухаживает за своей бедняжкой в окраинном Степни. </text:span></text:span><text:span text:style-name="Source_20_Text"><text:span text:style-name="T880">Пять призраков нанизаны по ясной возрастающей: Памм в аварии с джипом, Эстерлинг в ранних налётах Люфтваффе, Дромонд немецкой артиллерией на Шел-Корнер, Ламплайтер летающей бомбой, и теперь Кевин Спектро… </text:span></text:span><text:span text:style-name="Source_20_Text"><text:span text:style-name="T881">авто, бомба, орудие, V-1 и теперь V-2, и у Пойнтсмена нет других чувств кроме ужаса, вс кожа ноет, от нарастающей усложняемости этого, от диалектики, что тут явно подразумевается….</text:span></text:span></text:p>
      <text:p text:style-name="P568"><text:span text:style-name="Source_20_Text"><text:span text:style-name="T881">– </text:span></text:span><text:span text:style-name="Source_20_Text"><text:span text:style-name="T882">Ах, </text:span></text:span><text:span text:style-name="Source_20_Text"><text:span text:style-name="T883">не иначе</text:span></text:span><text:span text:style-name="Source_20_Text"><text:span text:style-name="T882">. Проклятие мумии, ты идиот. </text:span></text:span><text:span text:style-name="Source_20_Text"><text:span text:style-name="T883">Боже, Боже, я созрел для Крыла Д.</text:span></text:span></text:p>
      <text:p text:style-name="P569"><text:span text:style-name="Source_20_Text"><text:span text:style-name="T884">В общем, Крыло Д это прикрытие «Белого Посещения», всё ещё содержащее пару настоящих пациентов. </text:span></text:span><text:span text:style-name="Source_20_Text"><text:span text:style-name="T885">Мало кто из состава ПРПУК приближается к нему. У сведённого к минимуму обычного больничного штата там своя столовая, туалеты, спальни, кабинеты, продолжают как при старом мирном времени, терпя Понаехавших на своей территории. </text:span></text:span><text:span text:style-name="Source_20_Text"><text:span text:style-name="T886">Точно так же как, в свою очередь, штат ПРПУКа терпит садовое и довоенное сума</text:span></text:span><text:span text:style-name="Source_20_Text"><text:span text:style-name="T887">с</text:span></text:span><text:span text:style-name="Source_20_Text"><text:span text:style-name="T886">шествие Крыла Д, лишь изредка находя возможность обмена информацией о лечении и симптомах. </text:span></text:span><text:span text:style-name="Source_20_Text"><text:span text:style-name="T887">Да, могли бы сотрудничать потеснее. </text:span></text:span><text:span text:style-name="Source_20_Text"><text:span text:style-name="T888">Истерика, в конце концов, разве не истерика. </text:span></text:span><text:span text:style-name="Source_20_Text"><text:span text:style-name="T889">А вот</text:span></text:span><text:span text:style-name="Source_20_Text"><text:span text:style-name="T888">, нет, </text:span></text:span><text:span text:style-name="Source_20_Text"><text:span text:style-name="T889">приходишь к тому, что нет. </text:span></text:span><text:span text:style-name="Source_20_Text"><text:span text:style-name="T890">Как можно долго чувствовать себя таким правым и уверенным относительно перехода? </text:span></text:span><text:span text:style-name="Source_20_Text"><text:span text:style-name="T891">От заговоров таких мягких, таких домашних, от змия свернувшегося в чайной чашке, застывшей руки, отведённых глаз при словах, </text:span></text:span><text:span text:style-name="Source_20_Text"><text:span text:style-name="T1357">словах</text:span></text:span><text:span text:style-name="Source_20_Text"><text:span text:style-name="T891">, </text:span></text:span><text:span text:style-name="Source_20_Text"><text:span text:style-name="T892">которые</text:span></text:span><text:span text:style-name="Source_20_Text"><text:span text:style-name="T891"> могут ужаснуть настолько до состояния, </text:span></text:span><text:span text:style-name="Source_20_Text"><text:span text:style-name="T892">что Спектро каждый день встречал в своей палате, уже не существующей… </text:span></text:span><text:span text:style-name="Source_20_Text"><text:span text:style-name="T893">до того, что Пойнтсмен находит в <text:s/>Собаках Пётр, Наташа, Николай, Сергей, Катенька</text:span></text:span><text:span text:style-name="Source_20_Text"><text:span text:style-name="T887">—</text:span></text:span><text:span text:style-name="Source_20_Text"><text:span text:style-name="T893">или Павел Сергеевич, Варвара Николаевна, </text:span></text:span><text:span text:style-name="Source_20_Text"><text:span text:style-name="T894">а</text:span></text:span><text:span text:style-name="Source_20_Text"><text:span text:style-name="T893"> потом их детей, </text:span></text:span><text:span text:style-name="Source_20_Text"><text:span text:style-name="T894">и—Когда это так отчётливо читается в лицах врачей… </text:span></text:span><text:span text:style-name="Source_20_Text"><text:span text:style-name="T895">Гвенхидви под его мохнатой бородой </text:span></text:span><text:span text:style-name="Source_20_Text"><text:span text:style-name="T896">не такой уж непроницаемый, как может ему хотелось бы, Спектро поспешающий со шприцем к своему Лису, </text:span></text:span><text:span text:style-name="Source_20_Text"><text:span text:style-name="T897">когда ничто не может в самом деле остановить Абреакцию Бога Ночи, если не прекратится Блиц, ракеты будут разобраны, и вся плёнка </text:span></text:span><text:span text:style-name="Source_20_Text"><text:span text:style-name="T898">прокручена</text:span></text:span><text:span text:style-name="Source_20_Text"><text:span text:style-name="T897"> сзаду наперёд: </text:span></text:span><text:span text:style-name="Source_20_Text"><text:span text:style-name="T899">зачищенная обшивка обратно в листовое железо обратно в отливки, в белую раскалённость, в руду, в Землю. </text:span></text:span><text:span text:style-name="Source_20_Text"><text:span text:style-name="T900">Но действительность не обратима. Каждый </text:span></text:span><text:soft-page-break/><text:span text:style-name="Source_20_Text"><text:span text:style-name="T900">вспыхивающий цвет огня, за которым следует взрыв потом звук падения просто насмешка (может это быть нечаянным?) обратимости процесса: </text:span></text:span><text:span text:style-name="Source_20_Text"><text:span text:style-name="T901">каждым из них Господь утверждает своё Государство, а мы, кто не может его найти, ни даже увидеть, начинаем думать о смерти не чаще, честное слово, чем раньше… </text:span></text:span><text:span text:style-name="Source_20_Text"><text:span text:style-name="T902">и, не в силах предупреждать когда они появятся, не имея возможности сбить, притворно держимся как во времена Блицев. Когда это происходит, отделываемся словом «случай». </text:span></text:span><text:span text:style-name="Source_20_Text"><text:span text:style-name="T903">Или так нас уговорили. Но ведь есть <text:s/>уровни, на которых случай едва различим вообще. А для таких работников ка Роджер Мехико это музыка, довольно величавая, эти серии степеней</text:span></text:span></text:p>
      <text:p text:style-name="P569"><draw:frame draw:style-name="fr3" draw:name="Object1" text:anchor-type="char" svg:y="0in" svg:width="2.3953in" svg:height="0.4571in" draw:z-index="17"><draw:object xlink:href="./Object 1" xlink:type="simple" xlink:show="embed" xlink:actuate="onLoad"/><draw:image xlink:href="./ObjectReplacements/Object 1" xlink:type="simple" xlink:show="embed" xlink:actuate="onLoad"/></draw:frame></text:p>
      <text:p text:style-name="P664"/>
      <text:p text:style-name="P664"/>
      <text:p text:style-name="P664">термины исчисляются в соответствии с ракетопопаданиями в квадрат, распределение Поиссона определяет не только эти уничтожения, которые никто не может избежать, но и несчастные случаи <text:span text:style-name="T1993">при </text:span>верховой езд<text:span text:style-name="T1993">е</text:span>, группы крови, радиоактивный распад, количество воен за год….</text:p>
      <text:p text:style-name="P621">Пойнтсмен стоит у окна, <text:span text:style-name="T1993">его неясно отражённое лицо продувается снегом несущимся сквозь темнеющий <text:s/>снаружи день. Далеко среди полей кричит гудок поезда, зернистый, как поздний туман: предрассветное — ·—·——, долгий гудок, ещё кукареку, вспышка у железнодорожной колеи, ракета, другая ракета, в лесах или низине….</text:span></text:p>
      <text:p text:style-name="P622">Ну… А почему вообще не отказаться от книги Нед, отдать и всё, устаревающие данные, <text:span text:style-name="T1994">редкие поэтические моменты Маэстро, просто бумага, тебе это ни к чему, Книга и жуткое проклятье… пока не поздно… Да, отступись, ползай на коленях, о, бесподобно—но перед кем? Кто слушает? Но он уже прошёл к столу и даже возложил на неё руки….</text:span></text:p>
      <text:p text:style-name="P623">– <text:span text:style-name="T1995">Осёл. Суеверный осёл.</text:span>– <text:span text:style-name="T1995">Расхаживает с пустой головой… такие эпизоды участились в последнее время. Его упадок наползает как простуда. Памм, Эстерлинг, Дромонд, Ламплайтер, Спектро… что следовало бы сделать это пойти в Секцию Пси, попросить Эвентира устроить сеанс, попытаться установить связь с одним из них хотя бы… наверное... да… Что сдерживает его? </text:span>–«<text:span text:style-name="T1996">Неужто во мне»,</text:span>– <text:span text:style-name="T1996">шепчет он стеклу, аспираторные согласные туманят холодную плоскость веерами дыхания, тёплого, безутешного дыхания,</text:span>–«<text:span text:style-name="T1997">столько гордыни?» Невозможно, </text:span><text:span text:style-name="T91">для него</text:span><text:span text:style-name="T1997"> невозможно пойти именно в тот коридор, не может даже заикнуться, нет, даже и перед Мехико, как ему их не хватает… хотя он едва знал Дромонда, или Эстерлинга...но… скучает по Алену Ламплайтеру, который бился об заклад о чём угодно, знаете ли, о собаках, грозах, трамвайных номерах, о ветре на углу улицы и возможной юбке, о том как далеко ударит данная ракета, возможно, о, Боже… даже та, что упала на него…. Памм игравший на пионино в стиле настройщика, его поддатый баритон, амуры с медсестричками…. Спектро… почему бы не попросить? Ведь есть же сотня способов представить так….</text:span></text:p>
      <text:p text:style-name="P624">Мне бы надо, надо было бы… В его жизни так много этих не сделанных шагов, так много «надо было бы»—надо было бы жениться на ней, чтобы её отец направлял его, надо было бы остаться на Харлей-Стрит, быть добрее, чаще улыбаться незнакомым, <text:span text:style-name="T1998">хотя бы сегодня надо было улыбнуться в ответ Моди Чилкес… почему не сумел? Всего лишь глупая улыбка, блин, почему нет, что не пускает, какая щербинка в мозаике? Женщины его избегают. Он так, в общем, знает из-за чего: он жуткий. И он даже чувствует, обычно, в какие моменты он </text:span><text:span text:style-name="T92">бывает</text:span><text:span text:style-name="T1998"> жутким—это определённая расстановка мускулов его лица, появляется испарина… но тут он , похоже, ничего не может поделать, не может даже достаточно <text:s/>сконцентрироваться, они так его отвлекают—и в следующую секунду он уже снова излучает привычную жуть… а их реакция вполне предсказуема, пускаются наутёк испуская визги слышные только им и ему. О, но как бы он хотел однажды устроить им что-то от чего и </text:span><text:span text:style-name="T92">вправду </text:span><text:span text:style-name="T93">можно</text:span><text:span text:style-name="T92"> развизжались…</text:span><text:span text:style-name="T1998">.</text:span></text:p>
      <text:p text:style-name="P625">Вот пожалуйста, шевельнулась эрекция, сегодня ночью он будет мастурбировать на сон грядущий. Безрадостная постоянная, составная в его жизни. <text:span text:style-name="T1999">Но подстёгивая его к яркому пику, какие образы нахлынут? Конечно же, башенки и синие воды, паруса и церковные шпили </text:span><text:soft-page-break/><text:span text:style-name="T1999">Стокгольма—жёлтая телеграмма, лицо высокой, знающей и прекрасной женщины оборачивается пронаблюдать как он проезжает в церемониальном лимузине, женщина, которая позже, вряд ли случайно, посетит его в номере в Гранд-Отеле… это не просто </text:span><text:span text:style-name="T94">сплошь</text:span><text:span text:style-name="T1999"> рубиновые соски и чёрно-кружевные пеньюары, знаете ли. Имеются тихие входы в комнаты с запахом бумаги, негласные голосования в одном Комитете, или другом, посты Председателей, Премии… что может сравниться! </text:span><text:span text:style-name="T94">Потом, как станешь старше, поймёшь,</text:span><text:span text:style-name="T1999"> говорили ему. Да, и это ему доходит, каждый год равен дюжине в мирное время, ей-ей, до чего ж они были правы.</text:span></text:p>
      <text:p text:style-name="P570"><text:span text:style-name="Source_20_Text"><text:span text:style-name="T904">Как его удача всегда знала, его подкорковая, животная удача, его дар к выживанию пока другие, лучшие люди выхватываются в Смерть, есть дверь, которую он представлял так часто <text:s/>в одиноких </text:span></text:span><text:span text:style-name="Source_20_Text"><text:span text:style-name="T905">Тезейских скитаний </text:span></text:span><text:span text:style-name="Source_20_Text"><text:span text:style-name="T906">по полированным коридорам лет: выход из ортодокса-Павловца, раскрывающий перед ним просторы Нормалма, Сёдермалма, Оленьего Парка, Старого Города….</text:span></text:span></text:p>
      <text:p text:style-name="P571"><text:span text:style-name="Source_20_Text"><text:span text:style-name="T907">Одного за другим их прибирает вокруг него: в небольшом кругу коллег пропорция нарастает до дисбаланса, </text:span></text:span><text:span text:style-name="Source_20_Text"><text:span text:style-name="T908">всё больше призраков, больше с каждой зимой, ме</text:span></text:span><text:span text:style-name="Source_20_Text"><text:span text:style-name="T909">н</text:span></text:span><text:span text:style-name="Source_20_Text"><text:span text:style-name="T908">ьше живых… </text:span></text:span><text:span text:style-name="Source_20_Text"><text:span text:style-name="T909">и после каждого ему кажется словно чувствует как затухают очертания на его коре мозга, отправляя к вечному сну </text:span></text:span><text:span text:style-name="Source_20_Text"><text:span text:style-name="T910">части того кто уж там был, обращаясь в нетронутую химию….</text:span></text:span></text:p>
      <text:p text:style-name="P572"><text:span text:style-name="Source_20_Text"><text:span text:style-name="T911">Кевин Спектро не проводил такого чёткого разграничения как он между Внешним и Внутренним. </text:span></text:span><text:span text:style-name="Source_20_Text"><text:span text:style-name="T912">Он представлял кору как орган-интерфейс, посредник между обоими , но и </text:span></text:span><text:span text:style-name="Source_20_Text"><text:span text:style-name="T1358">часть каждого из них. </text:span></text:span><text:span text:style-name="Source_20_Text"><text:span text:style-name="T912">«Когда ты увидел как оно на самом деле»,– спросил он однажды,– «как можем мы, любой из нас, быть по отдельности». </text:span></text:span><text:span text:style-name="Source_20_Text"><text:span text:style-name="T913">Он мой Пьер Жане, подумал Пойнтсмен….</text:span></text:span></text:p>
      <text:p text:style-name="P573"><text:span text:style-name="Source_20_Text"><text:span text:style-name="T914">Скоро, по диалектике Книги, Пойнтсмен останется один, в тёмном поле, скатываясь в однонаправленность, к нулю, ожидая стать последним уходящим… </text:span></text:span><text:span text:style-name="Source_20_Text"><text:span text:style-name="T915">Хватит ли времени? Он </text:span></text:span><text:span text:style-name="Source_20_Text"><text:span text:style-name="T1359">должен</text:span></text:span><text:span text:style-name="Source_20_Text"><text:span text:style-name="T915"> выжить… </text:span></text:span><text:span text:style-name="Source_20_Text"><text:span text:style-name="T916">попытаться на Премию, не для собственной славы, нет—а сдержать обещание, человеческому полю из семи, которым он когда-то был, перед теми кто не дотянул…. </text:span></text:span><text:span text:style-name="Source_20_Text"><text:span text:style-name="T917">Такой средний кадр, </text:span></text:span><text:span text:style-name="Source_20_Text"><text:span text:style-name="T918">он сам в освещении сзади, один перед высоким окном в Гранд-Отеле, стакан виски поднят к бледному небу суб-Арктики </text:span></text:span><text:span text:style-name="Source_20_Text"><text:span text:style-name="T919">и за вас парни, завтра на сцене будем мы все, просто Неду Пойнтсмену случилось выжить… </text:span></text:span><text:span text:style-name="Source_20_Text"><text:span text:style-name="T920">В СТОКГОЛЬМ его девиз и знамя, а после Стокгольма расплывчатость, долгая золотистая сумеречность…. </text:span></text:span></text:p>
      <text:p text:style-name="P574"><text:span text:style-name="Source_20_Text"><text:span text:style-name="T921">О, да, однажды, знаете ли, он вправду верил в Минотавра, что дожидается его: видел себя в снах врывающимся в последнюю из комнат, сверкающий меч наготове, вопящим, как Коммандо, выпуская всё наконец—какой-то поистине чудесный взлёт жизни внутри него в первый и последний раз,</text:span></text:span><text:span text:style-name="Source_20_Text"><text:span text:style-name="T922">когда лицо обернулось к нему, древнее, усталое, не замечающее ничего человеческого в Пойнтсмене, готовое принять его лишь очередным давно рутинным тыком рога, взбрыком копыта </text:span></text:span><text:span text:style-name="Source_20_Text"><text:span text:style-name="T923">(но на этот раз тут будет бой, кровь Минотавра ёбаного зверя, крики из далей <text:s/></text:span></text:span><text:span text:style-name="Source_20_Text"><text:span text:style-name="T924">внутри н</text:span></text:span><text:span text:style-name="Source_20_Text"><text:span text:style-name="T923">его, </text:span></text:span><text:span text:style-name="Source_20_Text"><text:span text:style-name="T924">их</text:span></text:span><text:span text:style-name="Source_20_Text"><text:span text:style-name="T923"> мужеств</text:span></text:span><text:span text:style-name="Source_20_Text"><text:span text:style-name="T924">енность</text:span></text:span><text:span text:style-name="Source_20_Text"><text:span text:style-name="T923"> и жестокость изумляют его самого)…. </text:span></text:span><text:span text:style-name="Source_20_Text"><text:span text:style-name="T925">Это был сон.</text:span></text:span><text:span text:style-name="Source_20_Text"><text:span text:style-name="T926"> Обстановка, лицо изменились, мало что из него кроме структуры удержалось после первой чашки кофе и сплюснутой зеленоватой таблетки Бензедрина. Похоже на широкую парковку грузовиков перед рассветом, </text:span></text:span><text:span text:style-name="Source_20_Text"><text:span text:style-name="T927">свеже-прошлангованная мостовая пестрит жирно-коричневыми, брезенто-верхие оливковые грузовики стоят, каждый со своей тайной, каждый ждёт… </text:span></text:span><text:span text:style-name="Source_20_Text"><text:span text:style-name="T928">но он знает, что внутри одного из них… </text:span></text:span><text:span text:style-name="Source_20_Text"><text:span text:style-name="T929">и наконец, прочёсывая их, находит, код опознания безмолвен, забирается в кузов, под брезент, выжидает в пыли и коричневом свете, пока в туманном продолговатом окошечке кабины лицо, лицо, которое </text:span></text:span><text:span text:style-name="Source_20_Text"><text:span text:style-name="T1360">он знает</text:span></text:span><text:span text:style-name="Source_20_Text"><text:span text:style-name="T929">, начинает оборачиваться… </text:span></text:span><text:span text:style-name="Source_20_Text"><text:span text:style-name="T930">но основная структура поворот лица, встреча глаз… </text:span></text:span><text:span text:style-name="Source_20_Text"><text:span text:style-name="T931">делающий стойку Райх</text:span></text:span><text:span text:style-name="Source_20_Text"><text:span text:style-name="T934">с</text:span></text:span><text:span text:style-name="Source_20_Text"><text:span text:style-name="T931">зигер фон Танац Альпдрукен, самый неуловимый из нацистских гончих, чемпион Ваймаранер 1941 года, номер родословной книги 416832, </text:span></text:span><text:span text:style-name="Source_20_Text"><text:span text:style-name="T932">вытатуирован внутри его уха через Лондонизированную Германию, его печёночно-серые очертания </text:span></text:span><text:span text:style-name="Source_20_Text"><text:span text:style-name="T933">отдаляются, уносятся в прыжках по сумеречным набережным каналов забитых отбросами войны, ракетные взрывы их всякий раз пропускают, погоня их продолжена, блюдо гравированное огневзрывами, карта города приносимого в жертву, из коры мозга человечьего и собачьего, </text:span></text:span><text:span text:style-name="Source_20_Text"><text:span text:style-name="T934">кожа уха собаки мягко колышется, темя черепа ярко отражает зимние облака, в убежище лежащее под бронёй за мили под городом, опера Балкансой интриги, </text:span></text:span><text:soft-page-break/><text:span text:style-name="Source_20_Text"><text:span text:style-name="T934">в чьей герметичной безопасности, среди синих пучков непериодично подчёркнутого <text:s/>диссонанса которой</text:span></text:span><text:span text:style-name="Source_20_Text"><text:span text:style-name="T933"> </text:span></text:span><text:span text:style-name="Source_20_Text"><text:span text:style-name="T934">ему не удаётся полностью убежать потому что как всегда Райхсзигер не отстаёт, возглавляя, спокойный, неотменимый, и к буквальной погоне за ним он возвращается должен возвращаться снова и снова в лихорадочном рондо, пока наконец они на склоне холма в конце долгого дня </text:span></text:span><text:span text:style-name="Source_20_Text"><text:span text:style-name="T935">донесений с Армагеддона, среди алых сугробов буганвиллии, золотистые тропы, где вздымается пыль, столбы дыма вдали над пауковым городом, что они пересекли, голоса в воздухе с сообщениями, что Южная Америка испепелена, небо над Нью-Йорком мерцает багрово от нового все-царствующего смерто-луча, и только тут серый пёс может наконец обернуться, чтобы карие глаза уставились во взгляд Неда Пойнтсмена….</text:span></text:span></text:p>
      <text:p text:style-name="P575"><text:span text:style-name="Source_20_Text"><text:span text:style-name="T936">Всякий раз, на всяком повороте, </text:span></text:span><text:span text:style-name="Source_20_Text"><text:span text:style-name="T937">его собственная кровь и вердце приласканы, избиты, </text:span></text:span><text:span text:style-name="Source_20_Text"><text:span text:style-name="T938">приведены в радостный восторг, сброшены к леденящим ноктилукам, в полыханье термитной сварки, </text:span></text:span><text:span text:style-name="Source_20_Text"><text:span text:style-name="T939">пока он начинает расширяться, неудержимый свет, </text:span></text:span><text:span text:style-name="Source_20_Text"><text:span text:style-name="T940">стены зала превращаются в синее свечение, оранжевое, потом белое и начинают оскальзывать, течь ка воск, всё, что осталось от лабиринта распадающегося наружу окружностями, герой и ужас, мастер и Ариадна, поглощённый, расплавленный в свете самого себя, в безумном взрыве себя….</text:span></text:span></text:p>
      <text:p text:style-name="P576"><text:span text:style-name="Source_20_Text"><text:span text:style-name="T941">Много лет назад. Сны, которые он почти забыл. Издавна зачастили посредники между ним его последним зверем. </text:span></text:span><text:span text:style-name="Source_20_Text"><text:span text:style-name="T942">Они не позволят ему даже лёгкой настойчивости быть влюблённым в собственную смерть…</text:span></text:span></text:p>
      <text:p text:style-name="P577"><text:span text:style-name="Source_20_Text"><text:span text:style-name="T943">Но теперь, когда появился Слотроп—нежданный ангел, сюрприз термодинамики, или что уж он там такое… может быть это изменится? Может у Пойнтсмена всё же получится пойти на Минотавра?</text:span></text:span></text:p>
      <text:p text:style-name="P578"><text:span text:style-name="Source_20_Text"><text:span text:style-name="T944">Слотроп к этому времени должен быть на Ривьере, в тепле, в добре, по уши в ебле. </text:span></text:span><text:span text:style-name="Source_20_Text"><text:span text:style-name="T945">Но здесь, в позднюю английскую зиму, брошенные собаки всё ещё бродят по проулкам и задним дворам, </text:span></text:span><text:span text:style-name="Source_20_Text"><text:span text:style-name="T946">обнюхивают мусорные ящики, </text:span></text:span><text:span text:style-name="Source_20_Text"><text:span text:style-name="T947">оскальзываются на полосах снега, схватываются друг с другом, </text:span></text:span><text:span text:style-name="Source_20_Text"><text:span text:style-name="T948">бросаются наутёк</text:span></text:span><text:span text:style-name="Source_20_Text"><text:span text:style-name="T947">, </text:span></text:span><text:span text:style-name="Source_20_Text"><text:span text:style-name="T948">дрожат меж своих тёмно-синих луж… пытаются избежать то, что невозможно распознать по запаху или увидеть, что объявляет о себе рёвом хищника настолько абсолютным, что они скуля падают в снег и переворачиваются подставляя Этому свои мягкие открытые брюшины….</text:span></text:span></text:p>
      <text:p text:style-name="P579"><text:span text:style-name="Source_20_Text"><text:span text:style-name="T949">Отказался ли от них Пойнтсмен ради одного единственного, непроверенного человеческого субъекта? </text:span></text:span><text:span text:style-name="Source_20_Text"><text:span text:style-name="T950">Не сочтите будто у него нет сомнений хотя бы относительно валидности этого проекта. </text:span></text:span><text:span text:style-name="Source_20_Text"><text:span text:style-name="T951">Пусть викарий Де ла Нут беспокоится о «правильности», он штатный священник. Но… <text:s/></text:span></text:span><text:span text:style-name="Source_20_Text"><text:span text:style-name="T952">как же</text:span></text:span><text:span text:style-name="Source_20_Text"><text:span text:style-name="T951"> с собаками? </text:span></text:span><text:span text:style-name="Source_20_Text"><text:span text:style-name="T952">Пойнтсмем знает их. Мигом подбирает отмычки к </text:span></text:span><text:span text:style-name="Source_20_Text"><text:span text:style-name="T953">их осторожности. У них нет секретов. </text:span></text:span><text:span text:style-name="Source_20_Text"><text:span text:style-name="T954">Он может делать их сумасшедшими, и адекватными дозами бромидов возвращать в норму. Но Слотроп…</text:span></text:span></text:p>
      <text:p text:style-name="P580"><text:span text:style-name="Source_20_Text"><text:span text:style-name="T955">И вот Павловец меряет шагами свой кабинет, чувствуя себя взвинченным и старым. </text:span></text:span><text:span text:style-name="Source_20_Text"><text:span text:style-name="T956">Ему бы поспать, но он не может. </text:span></text:span><text:span text:style-name="Source_20_Text"><text:span text:style-name="T957">Тут нужно больше, чем просто установление вторичного рефлекса у ребёнка, сто лет назад. Как это он был доктором так долго и не развил рефлексов на определённые раздражители? Ему лучше знать: он знает в этом что-то большее. </text:span></text:span><text:span text:style-name="Source_20_Text"><text:span text:style-name="T958">Спектро погиб, а Слотроп <text:s/>(</text:span></text:span><text:span text:style-name="Source_20_Text"><text:span text:style-name="T1361">sentiments d’emprise</text:span></text:span><text:span text:style-name="Source_20_Text"><text:span text:style-name="T958">, старина, полегче тут) был со своей Дарлин за пару кварталов от Св. Вероники двумя днями раньше.</text:span></text:span></text:p>
      <text:p text:style-name="P581"><text:span text:style-name="Source_20_Text"><text:span text:style-name="T959">Когда одно событие следует за другим с такой ужасающей регулярностью, коечно, ты не увязываешь их автоматически как причину-и-следствие. Однако, начинаешь поиск какого-то механизма для объяснения. Пробуешь, проводишь скромный эксперимент… Этим он обязан Спектро. Даже если американец по закону не убийца, он всё равно больной. </text:span></text:span><text:span text:style-name="Source_20_Text"><text:span text:style-name="T960">Причинность должна быть установлена, и найдено лечение.</text:span></text:span></text:p>
      <text:p text:style-name="P582"><text:span text:style-name="Source_20_Text"><text:span text:style-name="T960">В этом предприятии, и Пойнтсмену это известно, есть доля соблазна. </text:span></text:span><text:span text:style-name="Source_20_Text"><text:span text:style-name="T961">Из-за симметрии… Он всегда руководствовался, знаете ли, продвигаясь по дорожке сада, симметрией: </text:span></text:span><text:span text:style-name="Source_20_Text"><text:span text:style-name="T962">в некоторых результатах опытов… </text:span></text:span><text:span text:style-name="Source_20_Text"><text:span text:style-name="T963">в предположении, что механизм может опираться на зеркальное отражение—«излучение», например, или «взаимо-индукция»… а кто доказал, что и то и то </text:span></text:span><text:soft-page-break/><text:span text:style-name="Source_20_Text"><text:span text:style-name="T963">существует? Может и в данном случае так тоже получится. </text:span></text:span><text:span text:style-name="Source_20_Text"><text:span text:style-name="T964">Но что преследует его, так это симметрия этих двух видов секретного оружия, </text:span></text:span><text:span text:style-name="Source_20_Text"><text:span text:style-name="T968">Сн</text:span></text:span><text:span text:style-name="Source_20_Text"><text:span text:style-name="T964">аружи, </text:span></text:span><text:span text:style-name="Source_20_Text"><text:span text:style-name="T965">в Блице , звуки <text:s/>V-1 и V-2, каждый обратная направленность другого… </text:span></text:span><text:span text:style-name="Source_20_Text"><text:span text:style-name="T966">Павлов показал какими сбивчивыми могут быть зеркальные образы Внутри. Его идеи противоположностей. </text:span></text:span><text:span text:style-name="Source_20_Text"><text:span text:style-name="T967">Но что за новая патология разворачивается сейчас Снаружи? Какая болезнь последовательностей—самой Истории—может творить такие <text:s/>симметричные противоположности, как эти робото-вооружения?</text:span></text:span></text:p>
      <text:p text:style-name="P583"><text:span text:style-name="Source_20_Text"><text:span text:style-name="T969">Знак и симптомы. </text:span></text:span><text:span text:style-name="Source_20_Text"><text:span text:style-name="T970">Возможно Спектро прав? Может быть Снаружи и Внутри часть общего поля? Н</text:span></text:span><text:span text:style-name="Source_20_Text"><text:span text:style-name="T971">о</text:span></text:span><text:span text:style-name="Source_20_Text"><text:span text:style-name="T970"> если честно, до конца… </text:span></text:span><text:span text:style-name="Source_20_Text"><text:span text:style-name="T971">Пойнтсмену следовало искать ответы в интерфейсе… </text:span></text:span><text:span text:style-name="Source_20_Text"><text:span text:style-name="T972">не так ли,,, в коре головного мозга лейтенанта Слотропа. Человек пострадает—возможно, в определённом клиническом смысле, разрушится—но сколько других в эту ночть страдают ради него? </text:span></text:span><text:span text:style-name="Source_20_Text"><text:span text:style-name="T973">Да, Бога ради, каждый день там в Вайтхолле </text:span></text:span><text:span text:style-name="Source_20_Text"><text:span text:style-name="T974">они планируют и идут на риск по сравнению с которым его, в данном случае, почти тривиален. </text:span></text:span><text:span text:style-name="Source_20_Text"><text:span text:style-name="T975">Почти. </text:span></text:span><text:span text:style-name="Source_20_Text"><text:span text:style-name="T976">В этом есть что-то слишком прозрачное и скорое, чтобы ухватить—в Секции Пси могут болтать про эктоплазмы—но он знает, что никогда не было более подходящего времени, и что самый подходящий объект для эксперимента у него в руках. </text:span></text:span><text:span text:style-name="Source_20_Text"><text:span text:style-name="T977">Он должен поймать сейчас, или остаться обречённым на всё те же каменные при</text:span></text:span><text:span text:style-name="Source_20_Text"><text:span text:style-name="T1059">ёмные</text:span></text:span><text:span text:style-name="Source_20_Text"><text:span text:style-name="T977">, которые он знает как кончаются. </text:span></text:span><text:span text:style-name="Source_20_Text"><text:span text:style-name="T978">Однако нужно быть готовым ко всему—даже к такой возможности, что люди из Секции Пси правы. «Возможно, мы все правы»,– записывает он в свой журнал в этот вечер,– «и правильными могут быть все наши предположения, и более того. К чему бы мы ни пришли, </text:span></text:span><text:span text:style-name="Source_20_Text"><text:span text:style-name="T979">нельзя сомневаться, что он, физиологически, исторически, выродок. </text:span></text:span><text:span text:style-name="Source_20_Text"><text:span text:style-name="T1362">Нам ни в коем случае нельзя потерять контроль</text:span></text:span><text:span text:style-name="Source_20_Text"><text:span text:style-name="T980">. Мысль о нём затерявшемся в мире людей, после войны, наполняет меня глубоким ужасом, от которого я не могу избавиться….»</text:span></text:span></text:p>
      <text:p text:style-name="P584"><draw:frame draw:style-name="fr1" draw:name="Image18" text:anchor-type="paragraph" svg:width="6.9252in" svg:height="0.3661in" draw:z-index="18"><draw:image xlink:href="Pictures/1000000000000B720000009B428C9716555D8079.png" xlink:type="simple" xlink:show="embed" xlink:actuate="onLoad" loext:mime-type="image/png"/></draw:frame><text:span text:style-name="Source_20_Text"><text:span text:style-name="T981">Всё больше и больше, в эти дни ангельского посещения и оглашения, Кэрол Эвентир чувствует себя жертвой своего ненормального дара. Как однажды выразилась Нора Дадсон-Трак, его «</text:span></text:span><text:span text:style-name="Source_20_Text"><text:span text:style-name="T993">бесподобной</text:span></text:span><text:span text:style-name="Source_20_Text"><text:span text:style-name="T981"> слабости». </text:span></text:span><text:span text:style-name="Source_20_Text"><text:span text:style-name="T982">Он проявился поздно в жизни: </text:span></text:span><text:span text:style-name="Source_20_Text"><text:span text:style-name="T983">ему было 35, когда из другого мира, однажды утром на Набережной, </text:span></text:span><text:span text:style-name="Source_20_Text"><text:span text:style-name="T984">между <text:s/>штрихами художника </text:span></text:span><text:span text:style-name="Source_20_Text"><text:span text:style-name="T985">на тротуаре, два рисунка мелом, лосось темнеющий до светло-коричневого, и группа долговязых человеческих фигур, оборвано-траурных вдали переплетающихся с </text:span></text:span><text:span text:style-name="Source_20_Text"><text:span text:style-name="T986">железом моста и дымки над рекой, вдруг наожиданно кто-то заговорил через Эвентира, так негромко, что Нора едва могла расслышать хоть что-нибудь, даже чья именно душа вошла и использовала его. </text:span></text:span><text:span text:style-name="Source_20_Text"><text:span text:style-name="T987">В тот момент нет. Это было что-то на немецком, она запомнила несколько слов. </text:span></text:span><text:span text:style-name="Source_20_Text"><text:span text:style-name="T988">Она бы спросила своего мужа, с которым встречалась в тот день в Сюрей—</text:span></text:span><text:span text:style-name="Source_20_Text"><text:span text:style-name="T989">но он опаздывал, </text:span></text:span><text:span text:style-name="Source_20_Text"><text:span text:style-name="T990">все тени, мужчин и женщин, собак, труб, такие длинные и чёрные поперёк необъятной </text:span></text:span><text:span text:style-name="Source_20_Text"><text:span text:style-name="T991">лужайки, </text:span></text:span><text:span text:style-name="Source_20_Text"><text:span text:style-name="T992">и она мелком охры, едва различимой в позднем солнце, набросала очертание <text:s/>веера у края своей вуали—</text:span></text:span><text:span text:style-name="Source_20_Text"><text:span text:style-name="T993">этот цвет она выхватила из деревянного ящика тротуаро-писца и быстро, плавно обернувшись, </text:span></text:span><text:span text:style-name="Source_20_Text"><text:span text:style-name="T994">касаясь лишь кончика туфли и кремового жёлтого </text:span></text:span><text:span text:style-name="Source_20_Text"><text:span text:style-name="T1057">столбца</text:span></text:span><text:span text:style-name="Source_20_Text"><text:span text:style-name="T994"> рассыпающегося по поверхности, ни на миг не выпуская его, нарисовала пятиконечную звезду на </text:span></text:span><text:span text:style-name="Source_20_Text"><text:span text:style-name="T995">асфальте, </text:span></text:span><text:span text:style-name="Source_20_Text"><text:span text:style-name="T996">чуть выше по течению реки от недружелюбного подобия Ллойд Джорджа в </text:span></text:span><text:span text:style-name="Source_20_Text"><text:span text:style-name="T997">гелиотропно-сиреневом и море-зелёном: </text:span></text:span><text:span text:style-name="Source_20_Text"><text:span text:style-name="T998">потянув Эвентира за руку встать во внутреннем пентагоне, морские чайки стонущей диадемой над головой, </text:span></text:span><text:span text:style-name="Source_20_Text"><text:span text:style-name="T999">затем вступила и сама, инстинктивн</text:span></text:span><text:span text:style-name="Source_20_Text"><text:span text:style-name="T1058">о</text:span></text:span><text:span text:style-name="Source_20_Text"><text:span text:style-name="T999">, </text:span></text:span><text:span text:style-name="Source_20_Text"><text:span text:style-name="T1058">по-</text:span></text:span><text:span text:style-name="Source_20_Text"><text:span text:style-name="T999">матерински, какой она была со всеми, кого любила. </text:span></text:span><text:span text:style-name="Source_20_Text"><text:span text:style-name="T1000">Пентограмму она нарисовала даже и вполовину не шутки ради. </text:span></text:span><text:span text:style-name="Source_20_Text"><text:span text:style-name="T1001">Никогда нельзя быть слишком уверенным, зло никогда не дремлет….</text:span></text:span></text:p>
      <text:p text:style-name="P584"><text:span text:style-name="Source_20_Text"><text:span text:style-name="T1002">Почувствовал ли он её, даже тогда, отдаляясь… </text:span></text:span><text:span text:style-name="Source_20_Text"><text:span text:style-name="T1003">окликнул ли свой контроль из-за Стены пытаясь удержаться? </text:span></text:span><text:span text:style-name="Source_20_Text"><text:span text:style-name="T1004">Она уходила из его яви, из его взгляда как свет на краю вечера, когда, примерно, на гибельных минут десять</text:span></text:span><text:span text:style-name="Source_20_Text"><text:span text:style-name="T1001"> <text:s/></text:span></text:span><text:span text:style-name="Source_20_Text"><text:span text:style-name="T1004">ничего не помогает: одень очки, включи лампы, сядь у западного окна, </text:span></text:span><text:span text:style-name="Source_20_Text"><text:span text:style-name="T1005">а всё равно уходит, ты теряешь свет и, может быть, в этот раз навсегда… хорошее время суток научиться </text:span></text:span><text:span text:style-name="Source_20_Text"><text:span text:style-name="T1006">подчинению</text:span></text:span><text:span text:style-name="Source_20_Text"><text:span text:style-name="T1005">, научиться угасать как сввет, как некоторая музыка. </text:span></text:span><text:soft-page-break/><text:span text:style-name="Source_20_Text"><text:span text:style-name="T1006">Это подчинение его единственный дар. </text:span></text:span><text:span text:style-name="Source_20_Text"><text:span text:style-name="T1007">Потом он ничего не может вспомнить. </text:span></text:span><text:span text:style-name="Source_20_Text"><text:span text:style-name="T1008">Иногда, изредка, могут оставаться манящие—не слова, но нимбы значения оболочки слов, которые рот его явно выговаривал, лишь это оставалось—если так бывало—на миг, как сны, которые невозможно удержать или продолжить и вскоре они исчезают. </text:span></text:span><text:span text:style-name="Source_20_Text"><text:span text:style-name="T1009">Он проверялся на детекторе лжи Р</text:span></text:span><text:span text:style-name="Source_20_Text"><text:span text:style-name="T1010">о</text:span></text:span><text:span text:style-name="Source_20_Text"><text:span text:style-name="T1009">лло Гроста бесчисленное множество раз с тех пор как явился в «Белое Посещение», </text:span></text:span><text:span text:style-name="Source_20_Text"><text:span text:style-name="T1011">и всё нормально-штатно за исключением, о, один или два раза наверное, непонятный скачок в 50 милливольт из височой доли, когда из левой, когда из правой, ничего определё</text:span></text:span><text:span text:style-name="Source_20_Text"><text:span text:style-name="T1012">н</text:span></text:span><text:span text:style-name="Source_20_Text"><text:span text:style-name="T1011">ного, право же—</text:span></text:span><text:span text:style-name="Source_20_Text"><text:span text:style-name="T1012">настоящая борьба мнений в стиле есть-ли-каналы-на Марсе продолжалась в эти годы между разными наблюдателями—</text:span></text:span><text:span text:style-name="Source_20_Text"><text:span text:style-name="T1013">Аарон Тровстер клянётся, что он видел медленные дельтовидные волны из левой лобовой и подозревает опухоль, прошлым летом Эдвин Трикл отметил «</text:span></text:span><text:span text:style-name="Source_20_Text"><text:span text:style-name="T1014">приглушённо эпилептические пик-волна изменения, </text:span></text:span><text:span text:style-name="Source_20_Text"><text:span text:style-name="T1015">что любопытно, намного медленнее обычных трёх в секунду»—</text:span></text:span><text:span text:style-name="Source_20_Text"><text:span text:style-name="T1016">хотя, бесспорно, Трикл был Лондоне всю ночь перед этим </text:span></text:span><text:span text:style-name="Source_20_Text"><text:span text:style-name="T1017">в загуле с Аленом Ламплайтером и его компанией азартных игроков. </text:span></text:span><text:span text:style-name="Source_20_Text"><text:span text:style-name="T1018">Менее, чем через неделю робот-бомба подарила Ламплайтеру его шанс: найти Эвентира с той стороны и доказать, что он был тем, за кого его и держали: интерфейс между мирами, </text:span></text:span><text:span text:style-name="Source_20_Text"><text:span text:style-name="T1016"><text:s/></text:span></text:span><text:span text:style-name="Source_20_Text"><text:span text:style-name="T1018">чувствующий. </text:span></text:span><text:span text:style-name="Source_20_Text"><text:span text:style-name="T1019">Ламплайтер предложил сделать ставки 5 к 2. Но с тех пор он замолчал: </text:span></text:span><text:span text:style-name="Source_20_Text"><text:span text:style-name="T1020">ничего такого на мягких ацетатно/металлических дисках или в распечатках записей что не могло бы исходить от дюжины других душ….</text:span></text:span></text:p>
      <text:p text:style-name="P585"><text:span text:style-name="Source_20_Text"><text:span text:style-name="T1021">Приезжали, в своё время, аж из института в Бристоле, поглазеть, измерить и систематически усомниться в ненормальных Секции Пси. </text:span></text:span><text:span text:style-name="Source_20_Text"><text:span text:style-name="T1022">Вот Рональд Черикок, известный психометрист, глаза слегка помигивают, </text:span></text:span><text:span text:style-name="Source_20_Text"><text:span text:style-name="T1023">руки не ближе чем на дюйм от коробки в коричневой упаковке где надёжно скрыты некоторые памятки более раннего периода Войны, </text:span></text:span><text:span text:style-name="Source_20_Text"><text:span text:style-name="T1024">тёмно-малиновый галстук, поломанная авторучка Шэфер, поблекшее пенсне белого золота, всё принадлежности капитана эскадрильи «Молотилы» Сэнт-Блейза, </text:span></text:span><text:span text:style-name="Source_20_Text"><text:span text:style-name="T1025">расквартированы <text:s/>к северу от Лондона…</text:span></text:span><text:span text:style-name="Source_20_Text"><text:span text:style-name="T1024"> </text:span></text:span><text:span text:style-name="Source_20_Text"><text:span text:style-name="T1025">как этот Черикок, с виду нормальный увалень, может чуть толстоват, тут начинает выдавать интимное резюме капитана эскадрильи, его переживания, что выпадают волосы, его энтузиазм от мультиков с Дональдом Даком, о случае во время налёта на Любек, </text:span></text:span><text:span text:style-name="Source_20_Text"><text:span text:style-name="T1026">которому были свидетелями только он и его ведомый, ныне погибший, о котором они договорились не докладывать—ни чего, что нарушало бы секретность: что позже подтверждает сам, фактически, Сэнт-Блейз, улыбаясь малость слишком широко разинутым ртом, ладно, вы меня подкололи, а теперь скажите как вы это делаете? </text:span></text:span><text:span text:style-name="Source_20_Text"><text:span text:style-name="T1027">Действительно, как Черикок это делает? </text:span></text:span><text:span text:style-name="Source_20_Text"><text:span text:style-name="T1028">Как это делают все остальные? Как Маргарет Квортертон </text:span></text:span><text:span text:style-name="Source_20_Text"><text:span text:style-name="T1029">воспроизводит голоса с пластинки или в радиоприёмнике на расстоянии во много миль не разговаривая и физически не прикасаясь к оборудованию? </text:span></text:span><text:span text:style-name="Source_20_Text"><text:span text:style-name="T1030">и какие динамики теперь начинают собирать? </text:span></text:span><text:span text:style-name="Source_20_Text"><text:span text:style-name="T1031">Откуда приходят группы из пяти цифр, которые преподобный д-р Пол де ла Нут, священник и штатный автоматист, записывает неделю за неделей и которые, такое есть зловещее предчувствие, никто в Лондоне не знает как расшифровать? Что означают недавние сны Эдвина Трикла о полёте, особенно с учётом соответствия по времени со снами Норы Додсон-Трак о падении? </text:span></text:span><text:span text:style-name="Source_20_Text"><text:span text:style-name="T1032">Что скапливается во всех в них такое, что каждый может доказать своим ненормальным образом, но не словесно, ни даже суржиком кабинетной </text:span></text:span><text:span text:style-name="Source_20_Text"><text:span text:style-name="T1363">lingua franca? </text:span></text:span><text:span text:style-name="Source_20_Text"><text:span text:style-name="T1033">Турбуленции в эфире, неопределённости из ветров кармы. </text:span></text:span><text:span text:style-name="Source_20_Text"><text:span text:style-name="T1034">Те души по ту сторону интерфейса, те кого мы зовём покойными, всё более осторожны и уклончивы. </text:span></text:span><text:span text:style-name="Source_20_Text"><text:span text:style-name="T1035">Даже собственный контроль Эдвина Эвентира, обычно спокойный и саркастичный Питер Сачса, тот саммый, что нашёл его в тот давний день на Набережной и с тех пор</text:span></text:span><text:span text:style-name="Source_20_Text"><text:span text:style-name="T1026">—</text:span></text:span><text:span text:style-name="Source_20_Text"><text:span text:style-name="T1035">когда есть послания для передачи</text:span></text:span><text:span text:style-name="Source_20_Text"><text:span text:style-name="T1026">—</text:span></text:span><text:span text:style-name="Source_20_Text"><text:span text:style-name="T1035">даже Сачса занервничал….</text:span></text:span></text:p>
      <text:p text:style-name="P617"><text:span text:style-name="Source_20_Text"><text:span text:style-name="T1036">С недавних пор, всё словно </text:span></text:span><text:span text:style-name="Source_20_Text"><text:span text:style-name="T1037">бы</text:span></text:span><text:span text:style-name="Source_20_Text"><text:span text:style-name="T1036"> настроено на некую эфемерную Программу Х, новые разновидности ненормальных начали появляться в «Белом Посещении», в любое время дня и ночи, молчат, смотрят, ждут когда ими займутся, под мышкой машины из чёрного металла и застеклённые пряники, в отключке из побелелых трансов, в гипер-кинетичном ожидании правильного </text:span></text:span><text:span text:style-name="Source_20_Text"><text:span text:style-name="T1037">пускового вопросы, чтоб завестись на 200 спотыкливых слов в минуту про свои особые, жуткие способности. </text:span></text:span><text:span text:style-name="Source_20_Text"><text:span text:style-name="T1038">Нашествие. </text:span></text:span><text:span text:style-name="Source_20_Text"><text:span text:style-name="T1039">Ну, и что нам делать с Гевином Трефойлом у чьего </text:span></text:span><text:soft-page-break/><text:span text:style-name="Source_20_Text"><text:span text:style-name="T1039">дара ещё даже имени нет? (Ролло Грост хочет назвать это </text:span></text:span><text:span text:style-name="Source_20_Text"><text:span text:style-name="T1364">автохроматизмом</text:span></text:span><text:span text:style-name="Source_20_Text"><text:span text:style-name="T1039">). Гевин, самый молодой здесь, всего 17, ему каким-то образом удаётся по своей воле метаболизировать одну из своих аминокислот, тайросин. </text:span></text:span><text:span text:style-name="Source_20_Text"><text:span text:style-name="T1040">Она вырабатывает меланин, представляющий собой чёрно-коричневый пигмент отвечающий за цвет кожи. Гевин может также препятствовать этой метаболизации путём</text:span></text:span><text:span text:style-name="Source_20_Text"><text:span text:style-name="T1026">—</text:span></text:span><text:span text:style-name="Source_20_Text"><text:span text:style-name="T1040">как кажется</text:span></text:span><text:span text:style-name="Source_20_Text"><text:span text:style-name="T1026">—</text:span></text:span><text:span text:style-name="Source_20_Text"><text:span text:style-name="T1040">изменения уровня фенилаланина в </text:span></text:span><text:span text:style-name="Source_20_Text"><text:span text:style-name="T1041">своей</text:span></text:span><text:span text:style-name="Source_20_Text"><text:span text:style-name="T1040"> крови. </text:span></text:span><text:span text:style-name="Source_20_Text"><text:span text:style-name="T1041">Таким образом, он может менять свой цвет от почти призрачно альбиносового до, через плавные градации спектра, очень глубокого, лиловато, чёрного. </text:span></text:span><text:span text:style-name="Source_20_Text"><text:span text:style-name="T1042">Сосредоточившись, он может удерживать его, на любой стадии, неделями. </text:span></text:span><text:span text:style-name="Source_20_Text"><text:span text:style-name="T1043">Обычно он отвлекается, или забывает и постепенно откатывается обратно к своему истинному состоянию, веснушчатой окраске рыжеголового бледнолицего. </text:span></text:span><text:span text:style-name="Source_20_Text"><text:span text:style-name="T1044">Но можете себе представить как он пригодился Герхардту фон Гёлю во время съёмок плёнки о Schwarzkommando: </text:span></text:span><text:span text:style-name="Source_20_Text"><text:span text:style-name="T1045">он помог съэкономить буквально часы гримировки и установки освещения, работая как регулируемый отражатель. </text:span></text:span><text:span text:style-name="Source_20_Text"><text:span text:style-name="T1046">Ролло выдвинул лучшую из теорий как это, но она безнадёжно неясна</text:span></text:span><text:span text:style-name="Source_20_Text"><text:span text:style-name="T1026">—</text:span></text:span><text:span text:style-name="Source_20_Text"><text:span text:style-name="T1046">нам известно, </text:span></text:span><text:span text:style-name="Source_20_Text"><text:span text:style-name="T1047">что дермальные клетки вырабатывающие меланин</text:span></text:span><text:span text:style-name="Source_20_Text"><text:span text:style-name="T1026">—</text:span></text:span><text:span text:style-name="Source_20_Text"><text:span text:style-name="T1047">меланоциты</text:span></text:span><text:span text:style-name="Source_20_Text"><text:span text:style-name="T1026">—</text:span></text:span><text:span text:style-name="Source_20_Text"><text:span text:style-name="T1047">когда-то были, в каждом из нас, на ранней стадии эмбрионального роста, частью центральной нервной системы. </text:span></text:span><text:span text:style-name="Source_20_Text"><text:span text:style-name="T1048">Но с ростом эмбриона ткани разделяются, некоторые их этих нервных окончаний покидают то, что разовьётся в ЦНС и мигрируют в кожу, чтобы стать меланоцитами. </text:span></text:span><text:span text:style-name="Source_20_Text"><text:span text:style-name="T1049">Они сохраняют свою изначальную трёх-палую форму, аксон и отростки <text:s/>типичн</text:span></text:span><text:span text:style-name="Source_20_Text"><text:span text:style-name="T1050">ой</text:span></text:span><text:span text:style-name="Source_20_Text"><text:span text:style-name="T1049"> нервн</text:span></text:span><text:span text:style-name="Source_20_Text"><text:span text:style-name="T1050">ой</text:span></text:span><text:span text:style-name="Source_20_Text"><text:span text:style-name="T1049"> клетк</text:span></text:span><text:span text:style-name="Source_20_Text"><text:span text:style-name="T1050">и</text:span></text:span><text:span text:style-name="Source_20_Text"><text:span text:style-name="T1049">. </text:span></text:span><text:span text:style-name="Source_20_Text"><text:span text:style-name="T1051">Но отростки теперь испоьзуются не для передачи электрического сигнала, а для пигментации кожи. </text:span></text:span><text:span text:style-name="Source_20_Text"><text:span text:style-name="T1052">Ролло Грост предполагает существование некоей связи, пока не открытой</text:span></text:span><text:span text:style-name="Source_20_Text"><text:span text:style-name="T1026">—</text:span></text:span><text:span text:style-name="Source_20_Text"><text:span text:style-name="T1052">некоей сохранившейся клеточной памяти, которая, ретроколониально, всё ещё отвечает на сигналы из метрополисного мозга. Сигналы, которые для юного Трефойла остаются неосознанными. «</text:span></text:span><text:span text:style-name="Source_20_Text"><text:span text:style-name="T1053">Это часть»,– пишет Ролло домой старшему д-ру Гросту в Ланкашире, в </text:span></text:span><text:span text:style-name="Source_20_Text"><text:span text:style-name="T1059">виде </text:span></text:span><text:span text:style-name="Source_20_Text"><text:span text:style-name="T1053">изысканной мести за сказки детства про Дженни Зелёный Клык, </text:span></text:span><text:span text:style-name="Source_20_Text"><text:span text:style-name="T1059">что </text:span></text:span><text:span text:style-name="Source_20_Text"><text:span text:style-name="T1053">дожида</text:span></text:span><text:span text:style-name="Source_20_Text"><text:span text:style-name="T1059">ется</text:span></text:span><text:span text:style-name="Source_20_Text"><text:span text:style-name="T1053"> в болотах, чтоб утопить его,– «</text:span></text:span><text:span text:style-name="Source_20_Text"><text:span text:style-name="T1054">часть давней тайной драмы, для которой человеческое тело служит всего лишь набором весьма непрямых, шифрованных программных заметок</text:span></text:span><text:span text:style-name="Source_20_Text"><text:span text:style-name="T1026">—</text:span></text:span><text:span text:style-name="Source_20_Text"><text:span text:style-name="T1054">это как если поддающееся нашим измерениям тело всего лишь обрывок этой программы найденный на улице, рядом с величественным каменным театром, куда мы не можем войти. </text:span></text:span><text:span text:style-name="Source_20_Text"><text:span text:style-name="T1055">Извилины языка не допустили нас! </text:span></text:span><text:span text:style-name="Source_20_Text"><text:span text:style-name="T1056">великая Сцена, даже темнее, чем привычный мрак м-ра Кутри…. Позолота и зеркала, красный бархат, лож</text:span></text:span><text:span text:style-name="Source_20_Text"><text:span text:style-name="T1185">и,</text:span></text:span><text:span text:style-name="Source_20_Text"><text:span text:style-name="T1056"> </text:span></text:span><text:span text:style-name="Source_20_Text"><text:span text:style-name="T1185">ярус над ярусом,</text:span></text:span><text:span text:style-name="Source_20_Text"><text:span text:style-name="T1056"> тоже все в тени, словно где-то внизу, в <text:s text:c="2"/>глубине просцениума, глубже, чем изв</text:span></text:span><text:span text:style-name="Source_20_Text"><text:span text:style-name="T1185">е</text:span></text:span><text:span text:style-name="Source_20_Text"><text:span text:style-name="T1056">стные нам геометрии, голоса обмениваются секретами, которых нам никогда не </text:span></text:span><text:span text:style-name="Source_20_Text"><text:span text:style-name="T1058">доверяют</text:span></text:span><text:span text:style-name="Source_20_Text"><text:span text:style-name="T1056">….»</text:span></text:span></text:p>
      <text:p text:style-name="P586"><text:span text:style-name="Source_20_Text"><text:span text:style-name="T1056">– </text:span></text:span><text:span text:style-name="Source_20_Text"><text:span text:style-name="T1060">Всё входящее от ЦНС мы должны хранить здесь, видишь ли. Это очень скоро чертовски надоедает. В основном, полная чепуха. </text:span></text:span><text:span text:style-name="Source_20_Text"><text:span text:style-name="T1061">Но не угадаешь, когда они что-то затребуют. Посреди ночи, или в худших момент ультрафиолетовой бомбардировки, знаешь, для них там разницы нет.</text:span></text:span></text:p>
      <text:p text:style-name="P587"><text:span text:style-name="Source_20_Text"><text:span text:style-name="T1056">– </text:span></text:span><text:span text:style-name="Source_20_Text"><text:span text:style-name="T1062">А когда-нибудь приходится выходить на… ну, на Внешний Уровень?</text:span></text:span></text:p>
      <text:p text:style-name="P588"><text:span text:style-name="Source_20_Text"><text:span text:style-name="T1063">(Долгая пауза во время которой старшая работница открыто уставилась, покуда несколько перемен проплывают в её чертах—усмешка, жалость, сочувствие—пока младшая не заговаривает снова).</text:span></text:span><text:span text:style-name="Source_20_Text"><text:span text:style-name="T1056">– </text:span></text:span><text:span text:style-name="Source_20_Text"><text:span text:style-name="T1063">Я… я прошу прощения. Я не хотела быть—</text:span></text:span></text:p>
      <text:p text:style-name="P589"><text:span text:style-name="Source_20_Text"><text:span text:style-name="T1056">– </text:span></text:span><text:span text:style-name="Source_20_Text"><text:span text:style-name="T1064">(Отрывисто.) Мне придётся сказать тебе это по ходу инструктажа.</text:span></text:span></text:p>
      <text:p text:style-name="P589"><text:span text:style-name="Source_20_Text"><text:span text:style-name="T1056">– </text:span></text:span><text:span text:style-name="Source_20_Text"><text:span text:style-name="T1064">Сказать мне что?</text:span></text:span></text:p>
      <text:p text:style-name="P589"><text:span text:style-name="Source_20_Text"><text:span text:style-name="T1056">– </text:span></text:span><text:span text:style-name="Source_20_Text"><text:span text:style-name="T1065">То же самое, что когда-то было сказано мне. Мы передаём это, от поколения к поколению. (У неё нет подходящего занятия, как-то прикрыться им. Мы чувствуем, что для неё это ещё не стало рутиной. </text:span></text:span><text:span text:style-name="Source_20_Text"><text:span text:style-name="T1066">Из благовоспитанности , теперь она старается говорить негромко, пожалуй даже мягко.) Мы </text:span></text:span><text:span text:style-name="Source_20_Text"><text:span text:style-name="T1365">все</text:span></text:span><text:span text:style-name="Source_20_Text"><text:span text:style-name="T1066"> выходим на Верхний Уровень, молодой человек. </text:span></text:span><text:span text:style-name="Source_20_Text"><text:span text:style-name="T1067">Некоторые сразу, другие чуть погодя. Но рано или поздно каждый тут должен стать Эпидермой. Без исключения.</text:span></text:span></text:p>
      <text:p text:style-name="P590"><text:span text:style-name="Source_20_Text"><text:span text:style-name="T1056">– </text:span></text:span><text:span text:style-name="Source_20_Text"><text:span text:style-name="T1067">Должен…</text:span></text:span></text:p>
      <text:p text:style-name="P590"><text:span text:style-name="Source_20_Text"><text:span text:style-name="T1056">– </text:span></text:span><text:span text:style-name="Source_20_Text"><text:span text:style-name="T1067">Сожалею.</text:span></text:span></text:p>
      <text:p text:style-name="P590"><text:span text:style-name="Source_20_Text"><text:span text:style-name="T1056">– </text:span></text:span><text:span text:style-name="Source_20_Text"><text:span text:style-name="T1067">Но разве тут… я думал это только</text:span></text:span><text:span text:style-name="Source_20_Text"><text:span text:style-name="T1063">—</text:span></text:span><text:span text:style-name="Source_20_Text"><text:span text:style-name="T1067">ну, уровень. Место, которое проходишь. Разве нет…?</text:span></text:span></text:p>
      <text:p text:style-name="P590"><text:soft-page-break/><text:span text:style-name="Source_20_Text"><text:span text:style-name="T1056">– </text:span></text:span><text:span text:style-name="Source_20_Text"><text:span text:style-name="T1067">Заморские пейзажи, о, да, и я так думала—необычные формирования, заглянуть в Наружную Лучистость. Но всё это из </text:span></text:span><text:span text:style-name="Source_20_Text"><text:span text:style-name="T1366">нас</text:span></text:span><text:span text:style-name="Source_20_Text"><text:span text:style-name="T1067">, пойми. Миллионов </text:span></text:span><text:span text:style-name="Source_20_Text"><text:span text:style-name="T1366">нас</text:span></text:span><text:span text:style-name="Source_20_Text"><text:span text:style-name="T1067">, изменённых, чтоб стать интерфейсом, ороговеть, не чувствовать и умолкнуть.</text:span></text:span></text:p>
      <text:p text:style-name="P591"><text:span text:style-name="Source_20_Text"><text:span text:style-name="T1056">– </text:span></text:span><text:span text:style-name="Source_20_Text"><text:span text:style-name="T1068">О, Боже. (Пауза пока он пытается осознать—</text:span></text:span><text:span text:style-name="Source_20_Text"><text:span text:style-name="T1069">затем, в панике, отвергает.) Нет—как можно говорить такое—разве </text:span></text:span><text:span text:style-name="Source_20_Text"><text:span text:style-name="T1070">ты </text:span></text:span><text:span text:style-name="Source_20_Text"><text:span text:style-name="T1069">не чувствуешь </text:span></text:span><text:span text:style-name="Source_20_Text"><text:span text:style-name="T1367">памяти</text:span></text:span><text:span text:style-name="Source_20_Text"><text:span text:style-name="T1069">? тяги... мы в изгнании, но у нас есть дом! (В ответ молчание.) Вернуться туда! Не наверх в интерфейс. Обратно в ЦНС!</text:span></text:span></text:p>
      <text:p text:style-name="P592"><text:span text:style-name="Source_20_Text"><text:span text:style-name="T1056">– </text:span></text:span><text:span text:style-name="Source_20_Text"><text:span text:style-name="T1071">(Спокойно) Таким было расхожее понятие. Отлетевшие искры. Черепки сосудов разбившихся при Творении. И однажды, как-то, перед концом, собираться обратно дома. Посланец из Царствия, прибывает в последний момент. Но говорю тебе, нет такого послания, ни такого дома—только лишь миллионы последних мигов… ничего больше. Наша история это собрание последних мигов.</text:span></text:span></text:p>
      <text:p text:style-name="P593"><text:span text:style-name="Source_20_Text"><text:span text:style-name="T1072">Она пересекает комнату полную всего, гибкие шкуры, тик натёртый лимоном, вздымающися извивы благовоний, яркая оптическая медь, поблекшие Центрально-Азиатские ковры, алые с золотом, </text:span></text:span><text:span text:style-name="Source_20_Text"><text:span text:style-name="T1073">навис</text:span></text:span><text:span text:style-name="Source_20_Text"><text:span text:style-name="T1077">ающая</text:span></text:span><text:span text:style-name="Source_20_Text"><text:span text:style-name="T1072"> ажур</text:span></text:span><text:span text:style-name="Source_20_Text"><text:span text:style-name="T1073">ность</text:span></text:span><text:span text:style-name="Source_20_Text"><text:span text:style-name="T1072"> кованного железа, </text:span></text:span><text:span text:style-name="Source_20_Text"><text:span text:style-name="T1074">долгий, долгий проход по сцене, поедая апельсин, дольку за кислой долькой, она идёт, халат из шёлка </text:span></text:span><text:span text:style-name="Source_20_Text"><text:span text:style-name="T1368">faille</text:span></text:span><text:span text:style-name="Source_20_Text"><text:span text:style-name="T1074"> истекает прекрасно, его рукава утончённой работы спадают с очень расширенных плечей до тугого сбора в длинные манжеты стянутые рядком пуговок <text:s text:c="2"/>каких-то безымянных земных оттенк</text:span></text:span><text:span text:style-name="Source_20_Text"><text:span text:style-name="T1075">ов</text:span></text:span><text:span text:style-name="Source_20_Text"><text:span text:style-name="T1074">—</text:span></text:span><text:span text:style-name="Source_20_Text"><text:span text:style-name="T1076">мшисто-зелёный, глино-коричневый, штришок ржавчины, выдох осеннего—свет уличных фонарей заходит сквозь стебли филоденронов и разлапистых листьев схваченных с пригоршней </text:span></text:span><text:span text:style-name="Source_20_Text"><text:span text:style-name="T1077">угасающего исхода заката, падает упокоено жёлтым поверх резной стали пряжек на её щиколотках и полосами на бока и вниз высоких каблуков её туфлей из патентованной кожи, отполированной до утраты цвета вообще помимо слегка цитрусового света, где он касается их, </text:span></text:span><text:span text:style-name="Source_20_Text"><text:span text:style-name="T1078">а они его отторгают </text:span></text:span><text:span text:style-name="Source_20_Text"><text:span text:style-name="T1077">словно это поцелуй мазохиста. </text:span></text:span><text:span text:style-name="Source_20_Text"><text:span text:style-name="T1079">Вслед за её шагами ковёр распрямляется в направлении потолка, отпечатки подошв и каблуков исчезают медленно на виду из ворса шерсти. Одиночный разрыв ракеты грохочет через город далеко к востоку отсюда, к востоку юго-востоку. </text:span></text:span><text:span text:style-name="Source_20_Text"><text:span text:style-name="T1080">Свет по её туфлям течёт и замирает как послеполуденное уличное движение. Она останавливается о чём-то вспомнив: армейская юбка </text:span></text:span><text:span text:style-name="Source_20_Text"><text:span text:style-name="T1081">трепещет</text:span></text:span><text:span text:style-name="Source_20_Text"><text:span text:style-name="T1080">, </text:span></text:span><text:span text:style-name="Source_20_Text"><text:span text:style-name="T1081">шёлковые нити полотна дрожат тысячами пока холодный свет скользит по ним и прочь и снова возвращается к их незащищённому тылу. Запахи тлеющега мускуса и сандалового дерева, кожи и пролитого виски густеют в комнате.</text:span></text:span></text:p>
      <text:p text:style-name="P594"><text:span text:style-name="Source_20_Text"><text:span text:style-name="T1082">А он</text:span></text:span><text:span text:style-name="Source_20_Text"><text:span text:style-name="T1076">—</text:span></text:span><text:span text:style-name="Source_20_Text"><text:span text:style-name="T1082">пассивно, как в трансе, позволяет её красоте</text:span></text:span><text:span text:style-name="Source_20_Text"><text:span text:style-name="T1076">— </text:span></text:span><text:span text:style-name="Source_20_Text"><text:span text:style-name="T1082">войти в него или покинуть, как ей будет угодно.</text:span></text:span><text:span text:style-name="Source_20_Text"><text:span text:style-name="T1080"> </text:span></text:span><text:span text:style-name="Source_20_Text"><text:span text:style-name="T1083">Разве может он быть чем-то кроме как покорным воспринимающим, заполнителем <text:s/>молчаний? </text:span></text:span><text:span text:style-name="Source_20_Text"><text:span text:style-name="T1084">Все радиусы в комнате её, водянистый целлофан, потрескивают по касательной, когда она проворачивается на оси своего каблука, чуть наклонясь начинает двигаться обратно. Неужто он любит её почти десять лет. Это невероятно. </text:span></text:span><text:span text:style-name="Source_20_Text"><text:span text:style-name="T1085">Эту умудрённую специалистку в «бесподобной слабости», влекомый не похотью, ни даже желанием, а лишь вакуумом: отсутствием всякой человечьей надежды. Она </text:span></text:span><text:span text:style-name="Source_20_Text"><text:span text:style-name="T1086">от</text:span></text:span><text:span text:style-name="Source_20_Text"><text:span text:style-name="T1085">пуг</text:span></text:span><text:span text:style-name="Source_20_Text"><text:span text:style-name="T1086">ив</text:span></text:span><text:span text:style-name="Source_20_Text"><text:span text:style-name="T1085">ает. </text:span></text:span><text:span text:style-name="Source_20_Text"><text:span text:style-name="T1086">Кто-то назвал её эротичным нигилистом… каждый из них, Черикок, Пол де ла Нут, даже, он может это представить, юный Трефойл, даже</text:span></text:span><text:span text:style-name="Source_20_Text"><text:span text:style-name="T1076">—</text:span></text:span><text:span text:style-name="Source_20_Text"><text:span text:style-name="T1086">как он слышал</text:span></text:span><text:span text:style-name="Source_20_Text"><text:span text:style-name="T1076">—</text:span></text:span><text:span text:style-name="Source_20_Text"><text:span text:style-name="T1086">Маргарет Квотертон, каждый из них ради идеологии Нуля делали… великую самоотверженность Норы ещё более потрясающей. </text:span></text:span><text:span text:style-name="Source_20_Text"><text:span text:style-name="T1087">Потому что… если она любит его: если все эти слова, десятилетие комнат и бесед ничего не значат...</text:span></text:span><text:span text:style-name="Source_20_Text"><text:span text:style-name="T1088">если она любит его и всё же отвергнет, выбрав меньшую ставку 5-к-2, отве</text:span></text:span><text:span text:style-name="Source_20_Text"><text:span text:style-name="T1089">р</text:span></text:span><text:span text:style-name="Source_20_Text"><text:span text:style-name="T1088">гнет его дар, </text:span></text:span><text:span text:style-name="Source_20_Text"><text:span text:style-name="T1089">отвергнет что наполняет каждую его клеточку… тогда…</text:span></text:span></text:p>
      <text:p text:style-name="P595"><text:span text:style-name="Source_20_Text"><text:span text:style-name="T1090">Если она любит его. Он слишком пассивен, у него нет решимости проникнуть, как однажды пытался Черикок… </text:span></text:span><text:span text:style-name="Source_20_Text"><text:span text:style-name="T1091">Конечно же Черикок странный. Он слишком часто смеётся. Не то, чтобы бесцельно, но </text:span></text:span><text:span text:style-name="Source_20_Text"><text:span text:style-name="T1370">обращаясь к чему-то</text:span></text:span><text:span text:style-name="Source_20_Text"><text:span text:style-name="T1091"> что он думает каждый тоже может увидеть. </text:span></text:span><text:span text:style-name="Source_20_Text"><text:span text:style-name="T1092">Каждый из нас смотрит нек</text:span></text:span><text:span text:style-name="Source_20_Text"><text:span text:style-name="T1093">ую скособоченную сводку киноновостей, луч из проектора падает молочно-белый, густея от дыма трубок и сигар, Кэмелов и Вудбайнзов...</text:span></text:span><text:span text:style-name="Source_20_Text"><text:span text:style-name="T1092"> </text:span></text:span><text:span text:style-name="Source_20_Text"><text:span text:style-name="T1094">освещёные профили военного ерсонала и молодых дам окаймляют края облаков: мужественный креп экспедиционной пилотки пропарывает вперёд в темноте кинозала, </text:span></text:span><text:span text:style-name="Source_20_Text"><text:span text:style-name="T1095">блестящая округлость шёлковой ножки лениво </text:span></text:span><text:soft-page-break/><text:span text:style-name="Source_20_Text"><text:span text:style-name="T1095">переброшена между двух кресел в нижнем ряду, ниже: суляще-затенённые тюрбаны бархата и перисттость ресниц. Среди неразборчивых и похотливых пар этих ночей, смех Черикока и ноша <text:s/>своего одиночества, хрупкого, легко бьющегося, истекающего </text:span></text:span><text:span text:style-name="Source_20_Text"><text:span text:style-name="T1096">смолой из трещин, </text:span></text:span><text:span text:style-name="Source_20_Text"><text:span text:style-name="T1097">странный макинтош из расползающейся ткани…. Из всех её бесподобных слабачков, именно отваживается на самые опасные путешествия в её опустошённость, в поисках сердца чьи ритмы будут вызываться </text:span></text:span><text:span text:style-name="Source_20_Text"><text:span text:style-name="T1369">им</text:span></text:span><text:span text:style-name="Source_20_Text"><text:span text:style-name="T1097">. </text:span></text:span><text:span text:style-name="Source_20_Text"><text:span text:style-name="T1098">Это должно изумить её, Нору-такую-бессердечную, Черикок на коленях будоража её шелка, меж его рук история былого <text:s/>струится водоворотами—шарфы шафрана, аквамарина, лаванды сменяются, шпильки, броши, опаловые скорпионы (знак её рождения) в золотых оправах треножни</text:span></text:span><text:span text:style-name="Source_20_Text"><text:span text:style-name="T1099">к</text:span></text:span><text:span text:style-name="Source_20_Text"><text:span text:style-name="T1098">а, </text:span></text:span><text:span text:style-name="Source_20_Text"><text:span text:style-name="T1099">застёжки туфель, </text:span></text:span><text:span text:style-name="Source_20_Text"><text:span text:style-name="T1100">поломанные перламутровые веера и театральные программки, </text:span></text:span><text:span text:style-name="Source_20_Text"><text:span text:style-name="T1101">резинки подвязок, тёмные, длинные до-экономные чулки… на его непривычных коленях, руки плывут в круговороте, выискивая её прошлое в молекулярных следах таких изменчивых в потоке предметов, в продвижении через его руки, она с восторгом выражает свои запреты, покрывая его попадания (близкие, порой в точку) проднаторело словно это комедия в гостиной….</text:span></text:span></text:p>
      <text:p text:style-name="P596"><text:span text:style-name="Source_20_Text"><text:span text:style-name="T1102">Черикок играет ту в опасные игры. </text:span></text:span><text:span text:style-name="Source_20_Text"><text:span text:style-name="T1103">Иногда ему кажется что даже объём информации льющейся через его пальцы переполнит, сожжёт его… </text:span></text:span><text:span text:style-name="Source_20_Text"><text:span text:style-name="T1104">она похоже решилась оглушить его своей историей, её болью, и её краем, всегда свежезаточенным, обрезающим его надежды, все их надежды. Он всерьёз уважает её: он знает: что в этом мало что от женского актёрства, право же. Она действительно оборачивалась лицом, и не однажды, </text:span></text:span><text:span text:style-name="Source_20_Text"><text:span text:style-name="T1105">к Внешнему Сиянию и просто ничего не увидела. И так всякий раз вбирала в себя ещё чуть больше от Нуля. </text:span></text:span><text:span text:style-name="Source_20_Text"><text:span text:style-name="T1106">Для этого нужна смелость, в худшем случае запас самообмана, что быс</text:span></text:span><text:span text:style-name="Source_20_Text"><text:span text:style-name="T1107">тр</text:span></text:span><text:span text:style-name="Source_20_Text"><text:span text:style-name="T1106">о истощается: </text:span></text:span><text:span text:style-name="Source_20_Text"><text:span text:style-name="T1107">он вынужден восхититься этим, даже если и не принимает её остеклённых пустынь, её обращений ко дню не гнева, а окончательного безразличия…. </text:span></text:span><text:span text:style-name="Source_20_Text"><text:span text:style-name="T1108">О себ</text:span></text:span><text:span text:style-name="Source_20_Text"><text:span text:style-name="T1109">е</text:span></text:span><text:span text:style-name="Source_20_Text"><text:span text:style-name="T1108"> он знает, что может воспринять чуть больше истины, чем она. </text:span></text:span><text:span text:style-name="Source_20_Text"><text:span text:style-name="T1110">Он действительно получает эманации, впечатления… </text:span></text:span><text:span text:style-name="Source_20_Text"><text:span text:style-name="T1111">крик внутри камня… экскрементные поцелуи невидимо запечатлённые на ярме старой рубахи… предательство, информатор, чья вина однажды сгустится до рака го</text:span></text:span><text:span text:style-name="Source_20_Text"><text:span text:style-name="T1112">р</text:span></text:span><text:span text:style-name="Source_20_Text"><text:span text:style-name="T1111">ла, </text:span></text:span><text:span text:style-name="Source_20_Text"><text:span text:style-name="T1112">набатом ясным как день звучащее сквозь прорези и отвороты потрёпанной итальянской перчатки…</text:span></text:span><text:span text:style-name="Source_20_Text"><text:span text:style-name="T1111"> </text:span></text:span><text:span text:style-name="Source_20_Text"><text:span text:style-name="T1113">ангел Молотилы Сэнт-Блейза, и близко не вымышленный, подымающийся над Любеком в то пред-пасхальное воскресенье с ядовито-зелёными куполами по его ступнями, навязчивый перекрёстный взлёт красных черепиц рвущихся вверх и вниз с тысяч заостренных крыш, а бомбардировщики грудятся и пикируют, Балтика уже затерялась </text:span></text:span><text:span text:style-name="Source_20_Text"><text:span text:style-name="T1114">за</text:span></text:span><text:span text:style-name="Source_20_Text"><text:span text:style-name="T1113"> занавес</text:span></text:span><text:span text:style-name="Source_20_Text"><text:span text:style-name="T1114">ью</text:span></text:span><text:span text:style-name="Source_20_Text"><text:span text:style-name="T1113"> </text:span></text:span><text:span text:style-name="Source_20_Text"><text:span text:style-name="T1114">дыма <text:s/>зажигательных, и вот Ангел: </text:span></text:span><text:span text:style-name="Source_20_Text"><text:span text:style-name="T1115">кристаллики льда срываются с задних краёв крыл угрожающе глубоких, раскрытых продвигаясь в новую белую бездну…. </text:span></text:span><text:span text:style-name="Source_20_Text"><text:span text:style-name="T1116">На полминуты радиомолчание было нарушено. Передавалось следующее:</text:span></text:span></text:p>
      <text:p text:style-name="P596"><text:span text:style-name="Source_20_Text"><text:span text:style-name="T1115">Сэнт-Блейз: Фрикшоу </text:span></text:span><text:span text:style-name="Source_20_Text"><text:span text:style-name="T1116">Д</text:span></text:span><text:span text:style-name="Source_20_Text"><text:span text:style-name="T1115">ва, </text:span></text:span><text:span text:style-name="Source_20_Text"><text:span text:style-name="T1371">ты видишь это</text:span></text:span><text:span text:style-name="Source_20_Text"><text:span text:style-name="T1116">, конец.</text:span></text:span></text:p>
      <text:p text:style-name="P596"><text:span text:style-name="Source_20_Text"><text:span text:style-name="T1116">Ведомый: Это Фрикшоу Два—подтверждаю.</text:span></text:span></text:p>
      <text:p text:style-name="P596"><text:span text:style-name="Source_20_Text"><text:span text:style-name="T1116">Сэнт-Блейз: Хорошо.</text:span></text:span></text:p>
      <text:p text:style-name="P597"><text:span text:style-name="Source_20_Text"><text:span text:style-name="T1117">Похоже, никто больше на том задании не вёл радиопереговоры. После рейда, Сэнт-Блейз проверил рации тех, кто вернулся на базу и не обнаружил никаких отклонений: все кристаллы на частоту, питание безупречно, как и следовало ожидать</text:span></text:span><text:span text:style-name="Source_20_Text"><text:span text:style-name="T1116">—</text:span></text:span><text:span text:style-name="Source_20_Text"><text:span text:style-name="T1117">но остальные помнили, как <text:s/>пару минут длилось наваждение, даже треск статических разрядов исчез из наушников. Некоторым показалось высокое пение: как ветер в мачтах, обрывках, кроватных пружинах или тарелках антенн флотов зимующих в доках… но только Молотила и его ведомый видели, гудя перед огненными лигами лика, глаз, что взгромадились на мили, поворачиваясь проследить их полёт, радужка красная как уголья, </text:span></text:span><text:span text:style-name="Source_20_Text"><text:span text:style-name="T1118">меняясь через жёлтый в белое, пока они сбрасывали свои бомбы куда попадя, <text:s/>капризный прицел Нордена, капли потв в оздухе вокруг его вертлявого окуляра, изумлённые своей нежданной потребностью взлёта, чтоб нанести удар по земле за удар по небу….</text:span></text:span></text:p>
      <text:p text:style-name="P598"><text:span text:style-name="Source_20_Text"><text:span text:style-name="T1119">Капитан эскадрильи Сэнт-Блейз не включил описание этого ангела в свой официальный отчёт, опрашивающая его офицер ВААФ была известна на базе как дракон буквалистка худшего </text:span></text:span><text:soft-page-break/><text:span text:style-name="Source_20_Text"><text:span text:style-name="T1119">сорта Эона представила Бловита на списание в психушку за его радужных Валькирий над Пенемюнде, и Грихэма за ярко синих бесов, что сыпались как пауки с крыльев его Тайфуна и мягко спускались в леса Гааги на парашютиках того же цвета). Но чёрт побери, это не облако было. </text:span></text:span><text:span text:style-name="Source_20_Text"><text:span text:style-name="T1120">Неофициально, за полмесяца между сожжением Любека и приказом Гитлера «начать атаку ужаса и отомстить»</text:span></text:span><text:span text:style-name="Source_20_Text"><text:span text:style-name="T1116">—</text:span></text:span><text:span text:style-name="Source_20_Text"><text:span text:style-name="T1121">имея ввиду оружие V-класса</text:span></text:span><text:span text:style-name="Source_20_Text"><text:span text:style-name="T1116">—</text:span></text:span><text:span text:style-name="Source_20_Text"><text:span text:style-name="T1121">про Ангела прослышали. Хотя капитан эскадрильи не слишком соглашался, Рональду Черикоку было позволено проверить некоторые предметы из того полёта. Так обнаружился Ангел.</text:span></text:span></text:p>
      <text:p text:style-name="P599"><text:span text:style-name="Source_20_Text"><text:span text:style-name="T1122">Кэрол Эвентир тогда же попытался связаться с Теренсом Овербеби, ведомым Сэнт-Блейза. После того как навалилась куча «мессеров» </text:span></text:span><text:span text:style-name="Source_20_Text"><text:span text:style-name="T1128">скопом</text:span></text:span><text:span text:style-name="Source_20_Text"><text:span text:style-name="T1122"> и никуда не денешься. Результаты оказались сбивчивыми. Петер Сачса поделился, что, фактически, было множество версий <text:s/>ангела, которые могли бы подойти. </text:span></text:span><text:span text:style-name="Source_20_Text"><text:span text:style-name="T1123">Овербеби не так доступен, как некоторые другие. Имеются проблемы с уровнями, с Судом, как он подразумевается в системе Таро…. </text:span></text:span><text:span text:style-name="Source_20_Text"><text:span text:style-name="T1124">Это всё часть шторма, что сейчас проносится над всеми, по обе стороны Смерти. </text:span></text:span><text:span text:style-name="Source_20_Text"><text:span text:style-name="T1125">Не</text:span></text:span><text:span text:style-name="Source_20_Text"><text:span text:style-name="T1126">п</text:span></text:span><text:span text:style-name="Source_20_Text"><text:span text:style-name="T1125">риятно. </text:span></text:span><text:span text:style-name="Source_20_Text"><text:span text:style-name="T1126">Со своей стороны, Эвертир чувствует себя совсем приниженным, даже возмущённым. </text:span></text:span><text:span text:style-name="Source_20_Text"><text:span text:style-name="T1127">Петер Сачса, на </text:span></text:span><text:span text:style-name="Source_20_Text"><text:span text:style-name="T1128">своей</text:span></text:span><text:span text:style-name="Source_20_Text"><text:span text:style-name="T1127">, выпадает, к удивлению, из роли, </text:span></text:span><text:span text:style-name="Source_20_Text"><text:span text:style-name="T1128">чтобы впасть</text:span></text:span><text:span text:style-name="Source_20_Text"><text:span text:style-name="T1127"> в ностальгию по жизни, прежнему миру, по веймарскому декаденсу, который его кормил и одевал. </text:span></text:span><text:span text:style-name="Source_20_Text"><text:span text:style-name="T1129">Унесённый насильно в 1930 ударом полицейской дубинки во время уличного шествия в Неукёльне, он теперь сентиментально вспоминает вечера протёртого тёмного дерева, дым сигар, дам в гранёном нефрите, в паннэ, розовое масло, новомодные угловатые пастели на стенах, </text:span></text:span><text:span text:style-name="Source_20_Text"><text:span text:style-name="T1130">новомодные наркотики во множестве ящиков маленьких столиков. Не просто «Круги», в большинстве вечеров целые мандалы расцветали: из всех кругов общества, всех кварталов столицы, прижав ладони к знаменитой кровавой полировке, касаясь только мизинцами. Стол Сачсы был словно глубокий пруд в лесу. Под поверхностью что-то начинало вращаться, проскальзывать, подыматься… Вальтера Аша («Таурус») в один из вечеров посетило нечто столь необычное, что потребовалось три «Хирепонс» (250 гр.), чтобы вернуть его обратно, но даже после этого он никак не засыпал. </text:span></text:span><text:span text:style-name="Source_20_Text"><text:span text:style-name="T1131">Все они стояли наблюдая за ним, неровными рядами напоминавщими спортивный строй. Вимпе, человек от ИГ, державший Хирепон настроенный под Саргнера, гражданского сотрудника при Генеральном Штабе, на фланге лейтенат Вайсман, недавно из Юго-Западной Африки, и хереро адьютант, которого он привёз с собою, глазеющий, глазеющий на всех на них, на всё… </text:span></text:span><text:span text:style-name="Source_20_Text"><text:span text:style-name="T1132">а позади дамы двигались в шуршащих тканях, блёстках, вспыхивая белейшими чулками, чёрно-белая косметика в деликатной тревоге через нос, глаза распахиваются </text:span></text:span><text:span text:style-name="Source_20_Text"><text:span text:style-name="T1372">о</text:span></text:span><text:span text:style-name="Source_20_Text"><text:span text:style-name="T1132">…. </text:span></text:span><text:span text:style-name="Source_20_Text"><text:span text:style-name="T1133">Каждое из лиц наблюдавших Вальтера Аша было кукольной сценой: на каждой отдельный спектакль.</text:span></text:span></text:p>
      <text:p text:style-name="P599"><text:span text:style-name="Source_20_Text"><text:span text:style-name="T1133">...</text:span></text:span><text:span text:style-name="Source_20_Text"><text:span text:style-name="T1134">демонстрирует хорошие руки, да, опали и запястья до самой респираторно расслабленной <text:s/>впадины мускула…</text:span></text:span></text:p>
      <text:p text:style-name="P599"><text:span text:style-name="Source_20_Text"><text:span text:style-name="T1134">...</text:span></text:span><text:span text:style-name="Source_20_Text"><text:span text:style-name="T1135">всё то же… всё то же… моё лицо белое в зеркале три три-тридцать четыре марш Часов тикает в комнате… нет не могу войти не достаточно света не достаточно нет </text:span></text:span><text:span text:style-name="Source_20_Text"><text:span text:style-name="T1373">аааххх</text:span></text:span><text:span text:style-name="Source_20_Text"><text:span text:style-name="T1135">—</text:span></text:span></text:p>
      <text:p text:style-name="P599"><text:span text:style-name="Source_20_Text"><text:span text:style-name="T1135">...</text:span></text:span><text:span text:style-name="Source_20_Text"><text:span text:style-name="T1136">театр ничего но Вальтер вправду глянь на голову неестественный угол хочет поймать свет хорошая подсветка на жёлтый гель…</text:span></text:span></text:p>
      <text:p text:style-name="P600"><text:span text:style-name="Source_20_Text"><text:span text:style-name="T1137">(Пневматическая игрушка жабы вспрыгивает на лист лилии дрожащий: под поверхностью подстерегает ужас… </text:span></text:span><text:span text:style-name="Source_20_Text"><text:span text:style-name="T1138">поздняя неволя… но сейчас он проплывает над тем, что унесло б его обратно… его глаза не могут различить…)</text:span></text:span></text:p>
      <text:p text:style-name="P600"><text:span text:style-name="Source_20_Text"><text:span text:style-name="T1374">. . . mba rara m’eroto ondyoze . . . mbe mu munine m’oruroto ayo u n’omuinyo </text:span></text:span><text:span text:style-name="Source_20_Text"><text:span text:style-name="T1139">(глубже вспять перекрученность толстых нитей или бечёвок, гигантская паутина, натяжение шкуры, мускулы твёрдо стиснуты чем-то, что приходит бороться когда ночь глубока… и ощущение, тоже, посещения мёртвыми, потом болезненное чувство, что они не так дружелюбны как кажутся… </text:span></text:span><text:span text:style-name="Source_20_Text"><text:span text:style-name="T1140">он очнулся, плакал, просил объяснений, но никто не сказал ничего, чему можно было бы поверить. Мёртвые говорили с ним, пришли и сели вокруг, пили его молоко рассказывали про предков или о духах из других мест равнины—потому что время и пространство на их стороне не имеют значения всё едино.)</text:span></text:span></text:p>
      <text:p text:style-name="P601"><text:soft-page-break/><text:span text:style-name="Source_20_Text"><text:span text:style-name="T1140">– </text:span></text:span><text:span text:style-name="Source_20_Text"><text:span text:style-name="T1141">Имеются социологии,</text:span></text:span><text:span text:style-name="Source_20_Text"><text:span text:style-name="T1140">– </text:span></text:span><text:span text:style-name="Source_20_Text"><text:span text:style-name="T1142">Эдвин Трикл с волосами торчащими по всем направлениям, пытается раскурить трубку несчастных остатков</text:span></text:span><text:span text:style-name="Source_20_Text"><text:span text:style-name="T1140">—</text:span></text:span><text:span text:style-name="Source_20_Text"><text:span text:style-name="T1143">осенние листья, кусочки верёвки, окурки,</text:span></text:span><text:span text:style-name="Source_20_Text"><text:span text:style-name="T1140">– </text:span></text:span><text:span text:style-name="Source_20_Text"><text:span text:style-name="T1143">к рассмотрению которых мы даже ещё не приступали. Взять хотя бы социология шашей братии, например. Секция Пси, <text:s/>S.P.R.,</text:span></text:span><text:span text:style-name="Source_20_Text"><text:span text:style-name="T1140"> </text:span></text:span><text:span text:style-name="Source_20_Text"><text:span text:style-name="T1143">старушки леди в Альтринчеме, что пытаются вызвать Дьявола, все мы на этой стороне, видишь ли, всего лишь половина истории.</text:span></text:span></text:p>
      <text:p text:style-name="P602"><text:span text:style-name="Source_20_Text"><text:span text:style-name="T1140">– </text:span></text:span><text:span text:style-name="Source_20_Text"><text:span text:style-name="T1144">Поаккуратней с этим «все мы»,</text:span></text:span><text:span text:style-name="Source_20_Text"><text:span text:style-name="T1140">– </text:span></text:span><text:span text:style-name="Source_20_Text"><text:span text:style-name="T1144">Роджера Мехико сегодня отвлекает много всякой всячины, неподатливость выражения степени чи, потерянные книги, пропажа Джессики…</text:span></text:span></text:p>
      <text:p text:style-name="P603"><text:span text:style-name="Source_20_Text"><text:span text:style-name="T1140">– </text:span></text:span><text:span text:style-name="Source_20_Text"><text:span text:style-name="T1145">Она утрачивает смысл без учёта тех, кто перешёл на ту сторону. Ведь мы общаемся с ними, не так ли? Через специалистов типа Эвентира и его контроли на той стороне. Но все мы вместе взятые это единая субкультура, психическая общность, если угодно.</text:span></text:span></text:p>
      <text:p text:style-name="P604"><text:span text:style-name="Source_20_Text"><text:span text:style-name="T1140">– Нет</text:span></text:span><text:span text:style-name="Source_20_Text"><text:span text:style-name="T1146">, не угодно,</text:span></text:span><text:span text:style-name="Source_20_Text"><text:span text:style-name="T1140">– <text:s/></text:span></text:span><text:span text:style-name="Source_20_Text"><text:span text:style-name="T1146">сухо отвечает Мехико,</text:span></text:span><text:span text:style-name="Source_20_Text"><text:span text:style-name="T1140">– </text:span></text:span><text:span text:style-name="Source_20_Text"><text:span text:style-name="T1146">но, да, полагаю кому-то надо этим заняться.</text:span></text:span></text:p>
      <text:p text:style-name="P605"><text:span text:style-name="Source_20_Text"><text:span text:style-name="T1140">– </text:span></text:span><text:span text:style-name="Source_20_Text"><text:span text:style-name="T1147">Есть народы</text:span></text:span><text:span text:style-name="Source_20_Text"><text:span text:style-name="T1140">—</text:span></text:span><text:span text:style-name="Source_20_Text"><text:span text:style-name="T1147">те хереро, например</text:span></text:span><text:span text:style-name="Source_20_Text"><text:span text:style-name="T1140">—</text:span></text:span><text:span text:style-name="Source_20_Text"><text:span text:style-name="T1148">которые каждый день имеют дело со своими предками. </text:span></text:span><text:span text:style-name="Source_20_Text"><text:span text:style-name="T1149">Мёртвые настолько же реальны, как и живые. </text:span></text:span><text:span text:style-name="Source_20_Text"><text:span text:style-name="T1150">Как можно понять их не применяя к обеим сторонам стены смерти одинаковый научный подход?</text:span></text:span></text:p>
      <text:p text:style-name="P606"><text:span text:style-name="Source_20_Text"><text:span text:style-name="T1151">И всё-таки для Эвентира тут нет общения, на которое надеется Трикл. На его стороне нет памяти: никаких личных отметок. Ему приходится читать об этом из записей других, слушать диски. </text:span></text:span><text:span text:style-name="Source_20_Text"><text:span text:style-name="T1152">А значит он должен верить другим. </text:span></text:span><text:span text:style-name="Source_20_Text"><text:span text:style-name="T1153">И </text:span></text:span><text:span text:style-name="Source_20_Text"><text:span text:style-name="T1375">это</text:span></text:span><text:span text:style-name="Source_20_Text"><text:span text:style-name="T1153"> уже усложнённый общественный расклад. </text:span></text:span><text:span text:style-name="Source_20_Text"><text:span text:style-name="T1154">Он должен основывать большую часть своей жизни на честности людей кому доверена роль интерфейса между тем, за кого его считают и им самим. Эвентир знает насколько он близок к Сачсе на той стороне, но он </text:span></text:span><text:span text:style-name="Source_20_Text"><text:span text:style-name="T1376">не помнит</text:span></text:span><text:span text:style-name="Source_20_Text"><text:span text:style-name="T1154">, а он был воспитан в христианской, Западной Европейской вере в первенствующую роль своего «сознательного» с его воспоминаниями, всё прочее считая ненормальным либо тривиальным, и поэтому </text:span></text:span><text:span text:style-name="Source_20_Text"><text:span text:style-name="T1155">он </text:span></text:span><text:span text:style-name="Source_20_Text"><text:span text:style-name="T1154">тронут беспокойством, глубоко….</text:span></text:span></text:p>
      <text:p text:style-name="P607"><text:span text:style-name="Source_20_Text"><text:span text:style-name="T1155">Записи документируют Петера сачсу, а также души, с которыми он сводит. Они отражают, с некоторыми подробностями, </text:span></text:span><text:span text:style-name="Source_20_Text"><text:span text:style-name="T1156">его навязчивую любовь к Лени Пёклер, что была замужем за молодым инженером химиком, а также активисткой в КПГ, </text:span></text:span><text:span text:style-name="Source_20_Text"><text:span text:style-name="T1157">курсируя между 12-м Районом и посиделками у Сачсы. </text:span></text:span><text:span text:style-name="Source_20_Text"><text:span text:style-name="T1158">Всякий раз, когда она приходила, ему хотелось плакать </text:span></text:span><text:span text:style-name="Source_20_Text"><text:span text:style-name="T1159">при виде её безвыходности. </text:span></text:span><text:span text:style-name="Source_20_Text"><text:span text:style-name="T1160">В её расплывшихся глазах была явная ненависть к жизни, которую она не могла покинуть: муж, которого она не любила, ребёнок приносивший неизбывное чувство вины, за то, что недостаточно любит.</text:span></text:span></text:p>
      <text:p text:style-name="P620"><text:span text:style-name="Source_20_Text"><text:span text:style-name="T1161">У мужа Франца была связь, слишком неясная для Сачсы, чтоб проследовать, в Военно</text:span></text:span><text:span text:style-name="Source_20_Text"><text:span text:style-name="T1207">м</text:span></text:span><text:span text:style-name="Source_20_Text"><text:span text:style-name="T1161"> Артиллери</text:span></text:span><text:span text:style-name="Source_20_Text"><text:span text:style-name="T1208">йском </text:span></text:span><text:span text:style-name="Source_20_Text"><text:span text:style-name="T1207">Ведомстве</text:span></text:span><text:span text:style-name="Source_20_Text"><text:span text:style-name="T1161">, так что им</text:span></text:span><text:span text:style-name="Source_20_Text"><text:span text:style-name="T1207">е</text:span></text:span><text:span text:style-name="Source_20_Text"><text:span text:style-name="T1161">лись ещё и идеологические барьеры для преодоления которых ни у одного из них не хватало энергии. Она ходила на уличные демонстрации, Франц отправлялся в ракетный цех в Райникендорф, проглотив свой утренний чай в комнате полной женщин казавшихся ему хмурыми и ждущими пока он уйдёт: они приносили свои пачки листовок, свои рюкзаки полные книг и политических газет, </text:span></text:span><text:span text:style-name="Source_20_Text"><text:span text:style-name="T1162">процеживаясь через бедняцкие дворы Берлина на рассвете….</text:span></text:span></text:p>
      <text:p text:style-name="P608"><draw:frame draw:style-name="fr1" draw:name="Image19" text:anchor-type="paragraph" svg:width="6.9252in" svg:height="0.3661in" draw:z-index="19"><draw:image xlink:href="Pictures/1000000000000B720000009B428C9716555D8079.png" xlink:type="simple" xlink:show="embed" xlink:actuate="onLoad" loext:mime-type="image/png"/></draw:frame><text:span text:style-name="Source_20_Text"><text:span text:style-name="T1163">Они дрожат и голодны. В Штудентенхайм нет отопления, не слишком много освещения и миллионы тараканов. </text:span></text:span><text:span text:style-name="Source_20_Text"><text:span text:style-name="T1164">Запах капусты, древней, из Второго Рейха, капусты бабушек, дым подгоревшего сала, который за долгие годы нашёл какое-никакое </text:span></text:span><text:span text:style-name="Source_20_Text"><text:span text:style-name="T1377">détente </text:span></text:span><text:span text:style-name="Source_20_Text"><text:span text:style-name="T1164">с воздухом, что пытается его расщепить, запахи долгой болезни и неизлечимой работы срываются с крошащихся стен. </text:span></text:span><text:span text:style-name="Source_20_Text"><text:span text:style-name="T1165">Одна из стен измазана жёлтым от остатков неровных строк на верхнем этаже. </text:span></text:span><text:span text:style-name="Source_20_Text"><text:span text:style-name="T1166">Лени сидит на полу с четырьмя или пятью другими, передавая по кругу тёмную краюху хлеба. В сыром гнезде из <text:s/></text:span></text:span><text:span text:style-name="Source_20_Text"><text:span text:style-name="T1378">Die Faust Hoch</text:span></text:span><text:span text:style-name="Source_20_Text"><text:span text:style-name="T1166">, старые номера, которые никто читать не будет, её дочь Ильзе спит, дыхание до того мелкое, едва заметно. </text:span></text:span><text:span text:style-name="Source_20_Text"><text:span text:style-name="T1167">Её ресницы оставляют громадные тени на верхних полукру</text:span></text:span><text:span text:style-name="Source_20_Text"><text:span text:style-name="T1189">жьях</text:span></text:span><text:span text:style-name="Source_20_Text"><text:span text:style-name="T1167"> щёчек.</text:span></text:span></text:p>
      <text:p text:style-name="P609"><text:soft-page-break/><text:span text:style-name="Source_20_Text"><text:span text:style-name="T1168">На этот раз они ушли насовсем. Эта комната подойдёт на день, даже два… </text:span></text:span><text:span text:style-name="Source_20_Text"><text:span text:style-name="T1169">а что потом, Лени не знает. Она взяла один чемодан для них обеих. </text:span></text:span><text:span text:style-name="Source_20_Text"><text:span text:style-name="T1170">Он понимает что значит для женщины родившейся под знаком Рака, для матери, держать весь её дом в одном чемодане? </text:span></text:span><text:span text:style-name="Source_20_Text"><text:span text:style-name="T1171">У неё при себе пара марок, у Франца его игрушечн</text:span></text:span><text:span text:style-name="Source_20_Text"><text:span text:style-name="T1172">ые</text:span></text:span><text:span text:style-name="Source_20_Text"><text:span text:style-name="T1171"> ракет</text:span></text:span><text:span text:style-name="Source_20_Text"><text:span text:style-name="T1172">ы</text:span></text:span><text:span text:style-name="Source_20_Text"><text:span text:style-name="T1171"> на луну. Всё вправду кончено.</text:span></text:span></text:p>
      <text:p text:style-name="P609"><text:span text:style-name="Source_20_Text"><text:span text:style-name="T1171"><text:s/></text:span></text:span><text:span text:style-name="Source_20_Text"><text:span text:style-name="T1173">Как ей снилось в снах, она пройдёт прямо к Петеру Сачсе. Если он её не примет, то хотя бы поможет найти работу. </text:span></text:span><text:span text:style-name="Source_20_Text"><text:span text:style-name="T1174">Но сейчас, когда она действительно порвала с Францем… есть что-то, какая-то враждебность земного знака, что время от времени промелькивает в Петере…. </text:span></text:span><text:span text:style-name="Source_20_Text"><text:span text:style-name="T1175">В последне время она не уверена в его настроениях. </text:span></text:span><text:span text:style-name="Source_20_Text"><text:span text:style-name="T1176">На него давят с уровней, как ей кажется, более высоких, чем обычно </text:span></text:span><text:span text:style-name="Source_20_Text"><text:span text:style-name="T1177">и у него не совсем получается управляться….</text:span></text:span></text:p>
      <text:p text:style-name="P610"><text:span text:style-name="Source_20_Text"><text:span text:style-name="T1178">Но худшие из инфантильных вспышек Петера всё же лучше, чем самые безмятежные вечера её мужа из-под Рыб, плавает в своих морях фантазий, желанья смерти, ракетного мистицизма—имтакого и надо как Франц. </text:span></text:span><text:span text:style-name="Source_20_Text"><text:span text:style-name="T1179">Уж они-то знают как </text:span></text:span><text:span text:style-name="Source_20_Text"><text:span text:style-name="T1379">этим</text:span></text:span><text:span text:style-name="Source_20_Text"><text:span text:style-name="T1179"> воспользоваться. </text:span></text:span><text:span text:style-name="Source_20_Text"><text:span text:style-name="T1180">Они знаю как использовать почто что каждого. Что станется с теми кого они не могут использовать?</text:span></text:span></text:p>
      <text:p text:style-name="P611"><text:span text:style-name="Source_20_Text"><text:span text:style-name="T1181">Руди, Ваня, Ребекка, мы тут как срез Берлинской жизни, ещё один шедевр от Ufa, </text:span></text:span><text:span text:style-name="Source_20_Text"><text:span text:style-name="T1182">образ Богемного Студента, образ Славянина, образ Еврейки, полюбуйтес</text:span></text:span><text:span text:style-name="Source_20_Text"><text:span text:style-name="T1183">ь</text:span></text:span><text:span text:style-name="Source_20_Text"><text:span text:style-name="T1182"> на </text:span></text:span><text:span text:style-name="Source_20_Text"><text:span text:style-name="T1183">н</text:span></text:span><text:span text:style-name="Source_20_Text"><text:span text:style-name="T1182">ас: Революция. </text:span></text:span><text:span text:style-name="Source_20_Text"><text:span text:style-name="T1183">Конечно, нет никакой Революции, даже и в кино, нет германского </text:span></text:span><text:span text:style-name="Source_20_Text"><text:span text:style-name="T1380">Октября</text:span></text:span><text:span text:style-name="Source_20_Text"><text:span text:style-name="T1183">, не при этой «Республике». </text:span></text:span><text:span text:style-name="Source_20_Text"><text:span text:style-name="T1184">Революция умерла—хотя Лени была ещё совсем девчонкой и не интересовалась политикой—вместе с Розой Люксембург. Самое большее, на что можно сейчас надеяться это Революция-во-внутренней-эмиграции, продолженность, выживание на суровом краю в эти ваймарские годы, ожидание своего часа и своей реинкарнации Розы Люксембург….</text:span></text:span></text:p>
      <text:p text:style-name="P665"><text:span text:style-name="Source_20_Text"><text:s/></text:span><text:span text:style-name="Source_20_Text"><text:span text:style-name="T1891">Армия ЛЮБОВНИКОВ МОЖЕТ БЫТЬ ПОБЕЖДЕНА.</text:span></text:span></text:p>
      <text:p text:style-name="P626"><text:span text:style-name="Source_20_Text"><text:span text:style-name="T1956">Эти надписи появились на стенах в Красных районов в одну ночь. </text:span></text:span><text:span text:style-name="Source_20_Text"><text:span text:style-name="T1957">Никто не может выследить автора или рисовальщика хоть одной из них, </text:span></text:span><text:span text:style-name="Source_20_Text"><text:span text:style-name="T1958">заставляет заподозрить, что все они одна и та же. Достаточно, чтобы уверовать в народное сознание. Они не столько лозунги как тексты, обнародованы, чтобы они обдумывались, толковались, и обращались в действие народом…</text:span></text:span><text:span text:style-name="Source_20_Text"><text:span text:style-name="T1957">.</text:span></text:span></text:p>
      <text:p text:style-name="P627"><text:span text:style-name="Source_20_Text"><text:span text:style-name="T1957">– </text:span></text:span><text:span text:style-name="Source_20_Text"><text:span text:style-name="T1959">Всё правильно,</text:span></text:span><text:span text:style-name="Source_20_Text"><text:span text:style-name="T1957">– </text:span></text:span><text:span text:style-name="Source_20_Text"><text:span text:style-name="T1959">говорит Ваня,</text:span></text:span><text:span text:style-name="Source_20_Text"><text:span text:style-name="T1957">– </text:span></text:span><text:span text:style-name="Source_20_Text"><text:span text:style-name="T1959">посмотри на формы капиталистического выражения. Сплоошь порнографии: порнографии любви, эротической любви, христианской любви, мальчика-и-его-собаки, </text:span></text:span><text:span text:style-name="Source_20_Text"><text:span text:style-name="T1960">порнографии закатов, порнографии убийств, и порнографии дедукции—</text:span></text:span><text:span text:style-name="Source_20_Text"><text:span text:style-name="T1906">аах</text:span></text:span><text:span text:style-name="Source_20_Text"><text:span text:style-name="T1961">, выстанываем мы угадав кто уби</text:span></text:span><text:span text:style-name="Source_20_Text"><text:span text:style-name="T1962">й</text:span></text:span><text:span text:style-name="Source_20_Text"><text:span text:style-name="T1961">ца—</text:span></text:span><text:span text:style-name="Source_20_Text"><text:span text:style-name="T1962">все эти новеллы, эти фильмы и песни, они нас убаюкивают, они приближение, с большим или меньшим удобством, к Абсолютному Комфорту.</text:span></text:span><text:span text:style-name="Source_20_Text"><text:span text:style-name="T1957">– <text:s/></text:span></text:span><text:span text:style-name="Source_20_Text"><text:span text:style-name="T1962">Пауза для быстрой кривой усмешки Руди.</text:span></text:span><text:span text:style-name="Source_20_Text"><text:span text:style-name="T1957">– <text:s/></text:span></text:span><text:span text:style-name="Source_20_Text"><text:span text:style-name="T1962">К самопроизводному оргазму.</text:span></text:span></text:p>
      <text:p text:style-name="P628"><text:span text:style-name="Source_20_Text"><text:span text:style-name="T1957">– «</text:span></text:span><text:span text:style-name="Source_20_Text"><text:span text:style-name="T1963">Абсолютный»?</text:span></text:span><text:span text:style-name="Source_20_Text"><text:span text:style-name="T1957">– <text:s/></text:span></text:span><text:span text:style-name="Source_20_Text"><text:span text:style-name="T1963">Ребекка подаётся вперёд на свои голые коленки передать ему хлеб, влажный, тающий от </text:span></text:span><text:span text:style-name="Source_20_Text"><text:span text:style-name="T1964">прикосновения </text:span></text:span><text:span text:style-name="Source_20_Text"><text:span text:style-name="T1963">её </text:span></text:span><text:span text:style-name="Source_20_Text"><text:span text:style-name="T1964">мокрого </text:span></text:span><text:span text:style-name="Source_20_Text"><text:span text:style-name="T1963">рта.</text:span></text:span><text:span text:style-name="Source_20_Text"><text:span text:style-name="T1957">– </text:span></text:span><text:span text:style-name="Source_20_Text"><text:span text:style-name="T1963">Два человека могут…</text:span></text:span></text:p>
      <text:p text:style-name="P629"><text:span text:style-name="Source_20_Text"><text:span text:style-name="T1957">– </text:span></text:span><text:span text:style-name="Source_20_Text"><text:span text:style-name="T1963">Два человека это то, что тебе говорят,</text:span></text:span><text:span text:style-name="Source_20_Text"><text:span text:style-name="T1957">– Руди</text:span></text:span><text:span text:style-name="Source_20_Text"><text:span text:style-name="T1963"> почти не усмехается.</text:span></text:span><text:span text:style-name="Source_20_Text"><text:span text:style-name="T1957"> </text:span></text:span><text:span text:style-name="Source_20_Text"><text:span text:style-name="T1963">Благодаря её стараниям, к сожалению и не в первый раз здесь, звучит фраза </text:span></text:span><text:span text:style-name="Source_20_Text"><text:span text:style-name="T1907">мужское превосходство</text:span></text:span><text:span text:style-name="Source_20_Text"><text:span text:style-name="T1963">...</text:span></text:span><text:span text:style-name="Source_20_Text"><text:span text:style-name="T1965">но почему они так превозносят свою мастурбацию?</text:span></text:span><text:span text:style-name="Source_20_Text"><text:span text:style-name="T1957">– </text:span></text:span><text:span text:style-name="Source_20_Text"><text:span text:style-name="T1966">но в природе такое почти не известно. Это главным образом в одиночку. Ты сама знаешь.</text:span></text:span></text:p>
      <text:p text:style-name="P630"><text:span text:style-name="Source_20_Text"><text:span text:style-name="T1957">– </text:span></text:span><text:span text:style-name="Source_20_Text"><text:span text:style-name="T1967">Я знаю, что можно кончать вместе,</text:span></text:span><text:span text:style-name="Source_20_Text"><text:span text:style-name="T1957">– </text:span></text:span><text:span text:style-name="Source_20_Text"><text:span text:style-name="T1967">вот и весь её ответ. Хотя они не занимались любовью, она произносит это с упрёком. </text:span></text:span><text:span text:style-name="Source_20_Text"><text:span text:style-name="T1968">Но он отворачивается, как мы отворачиваемся от тех, кто только что воззвал нас слепо верить и </text:span></text:span><text:span text:style-name="Source_20_Text"><text:span text:style-name="T1969">дальше</text:span></text:span><text:span text:style-name="Source_20_Text"><text:span text:style-name="T1968"> не о чем говорить.</text:span></text:span></text:p>
      <text:p text:style-name="P631"><text:span text:style-name="Source_20_Text"><text:span text:style-name="T1970">Лени, из времени потраченного на Франца, достаточно известно про кончание водиночку. </text:span></text:span><text:span text:style-name="Source_20_Text"><text:span text:style-name="T1971">Поначалу его пассивность вообще</text:span></text:span><text:span text:style-name="Source_20_Text"><text:span text:style-name="T1970"> </text:span></text:span><text:span text:style-name="Source_20_Text"><text:span text:style-name="T1971">не давала ей кончить. </text:span></text:span><text:span text:style-name="Source_20_Text"><text:span text:style-name="T1972">Потом она поняла, что может воображать вообще что угодно для заполнения свободы, которую он ей предоставил. Стало намного комфортнее: она могла выдумывать такие нежности между ними (в настоящее время она мечтала и других мужчин)—но одиночества тоже прибавилось. </text:span></text:span><text:span text:style-name="Source_20_Text"><text:span text:style-name="T1973">Но морщины её углубятся не скоро, её рот не научился становиться твёрже того выражения, которым она удивляла саму себя, лицо мечтательного ребёнка, что выдавало её каждому, кто взглянет, несобранная слабость, что заставляет мужчин прочитывать её как Зависимая Маленькая Девочка—даже у Петера Сачсы она <text:s/>подмечала этот взгляд—и это всё та же мечта, которую она ушла найти, пока Франц стонет </text:span></text:span><text:soft-page-break/><text:span text:style-name="Source_20_Text"><text:span text:style-name="T1973">внутри своих тёмных желаний боли, мечта о мягкости, свете, её преступное сердце раскаялось, </text:span></text:span><text:span text:style-name="Source_20_Text"><text:span text:style-name="T1974">не нужно убегать, бороться, появляется мужчина безмятежный как <text:s/>она и сильный, улица становится далёким воспоминанием: </text:span></text:span><text:span text:style-name="Source_20_Text"><text:span text:style-name="T1975">как раз та мечта, которую здесь она может позволить себе меньше всего. </text:span></text:span><text:span text:style-name="Source_20_Text"><text:span text:style-name="T1976">Она знает кого она должна изображать. Особенно когда Ильзе всё больше на неё смотрит. </text:span></text:span><text:span text:style-name="Source_20_Text"><text:span text:style-name="T1977">Ну, уж нет, </text:span></text:span><text:span text:style-name="Source_20_Text"><text:span text:style-name="T1976">Ильзе не смогут использовать.</text:span></text:span></text:p>
      <text:p text:style-name="P632"><text:span text:style-name="Source_20_Text"><text:span text:style-name="T1978">Ребекка продолжала спорить с Ваней, наполовину флиртуя, Ваня старался держать всё в интеллектуальном русле, но Еврейка сворачивала, раз за разом в плотское… </text:span></text:span><text:span text:style-name="Source_20_Text"><text:span text:style-name="T1979">такие чувственные: её ляжки внутри, как раз над коленями, гладкие как масло, тугость её мускулов, настороженное лицо, прикидывается морда жидовская, дожимает, пробежки языка по толстым губам… </text:span></text:span><text:span text:style-name="Source_20_Text"><text:span text:style-name="T1980">каково бы это было, если б она взяла в свою постель? Заняться этим не с другой женщиной, </text:span></text:span><text:span text:style-name="Source_20_Text"><text:span text:style-name="T1908">а с</text:span></text:span><text:span text:style-name="Source_20_Text"><text:span text:style-name="T1980"> </text:span></text:span><text:span text:style-name="Source_20_Text"><text:span text:style-name="T1908">Еврейкой…</text:span></text:span><text:span text:style-name="Source_20_Text"><text:span text:style-name="T1980"> </text:span></text:span><text:span text:style-name="Source_20_Text"><text:span text:style-name="T1981">Их животная тёмность… </text:span></text:span><text:span text:style-name="Source_20_Text"><text:span text:style-name="T1982">зад в испарине агрессивно надвигающийся к её лицу, чёрные волосы темнеющие пушистым полумесяцем вкруг каждой половинки от промежности… лицо в полуобороте через плечо в несдержанном восторге… </text:span></text:span><text:span text:style-name="Source_20_Text"><text:span text:style-name="T1983">совершенно неожиданно, правда, пока мужчины бродят по залам снаружи с наркотическими улыбками...»Нет, не так сильно, Нежнее, Я скажу, когда начать сильнее….» </text:span></text:span><text:span text:style-name="Source_20_Text"><text:span text:style-name="T1984">Светлая кожа Лени, её вид невинности и более тёмный цвет Еврейки, её сыромятность в контрасте с хрупкостью строения Лени её кожей, лобок растягивает паутинку гладко от паха и вкруг живота, две женщины, скользя, всхрипывая, пристанывая… <text:s/></text:span></text:span><text:span text:style-name="Source_20_Text"><text:span text:style-name="T1909">Я знаю, что можно кончать вместе…</text:span></text:span><text:span text:style-name="Source_20_Text"><text:span text:style-name="T1919"> </text:span></text:span><text:span text:style-name="Source_20_Text"><text:span text:style-name="T1920">а Лени просыпается одна—Еврейка уже в какой то другой из здешних комнат—никогда не улавливала момент в который она засыпала своим истинно младенческим сном, мягкая перемена состояния, чего просто не случалось с Францем… И она причесала и взбила кончиками пальцев свои волосы показать своё отношение к <text:s/>клиентуре этой ночи, и прошагала к ба</text:span></text:span><text:span text:style-name="Source_20_Text"><text:span text:style-name="T1923">ссейнам</text:span></text:span><text:span text:style-name="Source_20_Text"><text:span text:style-name="T1920">, обнажилась, без внимания к взглядам и соскользнула в телесную теплоту, </text:span></text:span><text:span text:style-name="Source_20_Text"><text:span text:style-name="T1921">в установленный аромат её… </text:span></text:span><text:span text:style-name="Source_20_Text"><text:span text:style-name="T1922">И вдруг, сквозь крики и пар, что мешал сконцентрироваться, она увидела, там, на одном из краёв, смотрящего вниз на неё… Да, это был Ричард Хирш, с Маусигштрассе, столько лет прошло… она сразу поняла, что лицо её никогда ещё не выглядело таким беззащитным—это видно было по его глазам….</text:span></text:span></text:p>
      <text:p text:style-name="P633"><text:span text:style-name="Source_20_Text"><text:span text:style-name="T1924">Все вокруг них брызгались, занимались любовью, смешно пререкались, наверное, это его друзья—да, <text:s/>это ж вон Зигги рядом проплыл по-собачьи, мы звали его «Троль», он с тех пор даже на сантиметр не подрос… с тех пор как мы бежали домой от канала, споткнулись и упали на камни самой твёрдой мостовой в мире, а когда утром проснулись, увидали снег на спицах колеса телеги, пар из ноздрей старой лошади…. «</text:span></text:span><text:span text:style-name="Source_20_Text"><text:span text:style-name="T1925">Лени, Лени.» Волосы Ричарда отброшены назад, золотистое тело, сгибается, чтобы поднять её из пара бассейна, посадить рядом с собой.</text:span></text:span></text:p>
      <text:p text:style-name="P612"><text:span text:style-name="Source_20_Text"><text:span text:style-name="T1925">– </text:span></text:span><text:span text:style-name="Source_20_Text"><text:span text:style-name="T1926">Но разве ты не...</text:span></text:span><text:span text:style-name="Source_20_Text"><text:span text:style-name="T1925">– </text:span></text:span><text:span text:style-name="Source_20_Text"><text:span text:style-name="T1926">на в растерянности, не знает как это сказать.</text:span></text:span><text:span text:style-name="Source_20_Text"><text:span text:style-name="T1925">– </text:span></text:span><text:span text:style-name="Source_20_Text"><text:span text:style-name="T1926">Кто-то мне говорил, что ты не вернулся из Франции.</text:span></text:span><text:span text:style-name="Source_20_Text"><text:span text:style-name="T1925">– </text:span></text:span><text:span text:style-name="Source_20_Text"><text:span text:style-name="T1926">Она смотрит на его колени.</text:span></text:span></text:p>
      <text:p text:style-name="P613"><text:span text:style-name="Source_20_Text"><text:span text:style-name="T1925">– </text:span></text:span><text:span text:style-name="Source_20_Text"><text:span text:style-name="T1927">Даже французские девушки не смогли удержать меня во Франции.</text:span></text:span><text:span text:style-name="Source_20_Text"><text:span text:style-name="T1925">– </text:span></text:span><text:span text:style-name="Source_20_Text"><text:span text:style-name="T1927">Он всё тут: она чувствует как он пытается заглянуть ей в глаза: и он так просто говорит, такой живой, конечно же, французским девушкам нужно быть убедительнее, чем английские пулемёты… она знает, наполнясь плачем по его невинности, что он ни с кем не был там, что длф него французские девушки всё ещё прекрасные и далёкие агенты Любви….</text:span></text:span></text:p>
      <text:p text:style-name="P614"><text:span text:style-name="Source_20_Text"><text:span text:style-name="T1928">В Лени, сейчас, ничто не выдаёт её долгое занятие профессией, ничто. Она то прежнее дитя, на которую он заглядывался на дорожках парка, или встречал топавшей домой по переулкам в горбушечно-коричневом свете, её лицо, в ту пору довольно широкое, склонялось вниз, светлые брови взъерошены, сумка с книгами на спине, руки в карманах фартука… отдельные камни в стене были белыми как мука… </text:span></text:span><text:span text:style-name="Source_20_Text"><text:span text:style-name="T1929">может она его ещё как-то встречала, но он был старше, всегда с друзьями….</text:span></text:span></text:p>
      <text:p text:style-name="P615"><text:span text:style-name="Source_20_Text"><text:span text:style-name="T1930">Теперь они все немного утихомирились вокруг них, стали внимательными, даже застенчивыми, рады за Ричарда и Лени. «</text:span></text:span><text:span text:style-name="Source_20_Text"><text:span text:style-name="T1931">Лучше позже, чем никогда!»</text:span></text:span><text:span text:style-name="Source_20_Text"><text:span text:style-name="T1925">– </text:span></text:span><text:span text:style-name="Source_20_Text"><text:span text:style-name="T1931">провозглашает Зигги своим ускоренным голосом коротышки, приподымаясь на цыпочки разлить Майское вино всем по </text:span></text:span><text:span text:style-name="Source_20_Text"><text:span text:style-name="T1932">стаканам</text:span></text:span><text:span text:style-name="Source_20_Text"><text:span text:style-name="T1931">. </text:span></text:span><text:span text:style-name="Source_20_Text"><text:span text:style-name="T1933">Лени отправляется сделать новую стрижку и чуть осветлить волосы и Ребекка идёт </text:span></text:span><text:soft-page-break/><text:span text:style-name="Source_20_Text"><text:span text:style-name="T1933">вместе с ней. </text:span></text:span><text:span text:style-name="Source_20_Text"><text:span text:style-name="T1934">Они говорят, в первый раз, о планах и будущем. Без прикосновений, Ричард и она полюбили, как им нужно было ещё тогда. Само собой, <text:s/>он заберёт её с собою….</text:span></text:span></text:p>
      <text:p text:style-name="P616"><text:span text:style-name="Source_20_Text"><text:span text:style-name="T1935">Старые друзья по Гимназии встречаются в последние дни, приходят с экзотической едой и винами, с новыми наркотиками, намного проще и честнее в вопросах секса. Никто не спешит одеться. </text:span></text:span><text:span text:style-name="Source_20_Text"><text:span text:style-name="T1936">Они не прячут свои обнажённые тела. Никто не чувствует встревоженности или ущемлённости из-за размеров её груди или его члена…. Это всё так прекрасно всех освежает. </text:span></text:span><text:span text:style-name="Source_20_Text"><text:span text:style-name="T1937">Лени привыкает к своему новому имени «Лени Хирш», даже порой когда она сидит с Ричардом за столиком кафе поутру: «Лени Хирш», и он-таки улыбается, в замешательстве, пытается отвести взгляд, но ен может избежать её глаз и наконец оборачивается к ней открыто, громко смеётся, смехом чистой радости, протягивает руку, ладонь его милой руки, охватить её лицо….</text:span></text:span></text:p>
      <text:p text:style-name="P618"><text:span text:style-name="Source_20_Text"><text:span text:style-name="T1938">Ранним вечером на многоярусных </text:span></text:span><text:span text:style-name="Source_20_Text"><text:span text:style-name="T1939">балконах, террасах, слушатели в группах на разных уровнях, все смотрят вниз, в направлении общего центра, галереи молодых женщин </text:span></text:span><text:span text:style-name="Source_20_Text"><text:span text:style-name="T1940">с зелёными листьями вкруг их талий, вечнозелёные деревья, лужайки, течение воды и национальной торжественности, Президент, посреди его обращения к Бундестагу, <text:s/>его знакомым голосом с забитым носом, </text:span></text:span><text:span text:style-name="Source_20_Text"><text:span text:style-name="T1941">о гигантских военных ассигнованиях, вдруг останавливается:</text:span></text:span><text:span text:style-name="Source_20_Text"><text:span text:style-name="T1056">– «</text:span></text:span><text:span text:style-name="Source_20_Text"><text:span text:style-name="T1186">О, поебать...» <text:s/></text:span></text:span><text:span text:style-name="Source_20_Text"><text:span text:style-name="T1381">Fickt es,</text:span></text:span><text:span text:style-name="Source_20_Text"><text:span text:style-name="T1186"> фраза, что вскоре станет бессмертной, звенит до небес, прокатывается над страной, </text:span></text:span><text:span text:style-name="Source_20_Text"><text:span text:style-name="T1381"><text:s/>Ja, fickt es! </text:span></text:span><text:span text:style-name="Source_20_Text"><text:span text:style-name="T1056">–«</text:span></text:span><text:span text:style-name="Source_20_Text"><text:span text:style-name="T1187">Я возвращаю всех солдат домой. Мы закроем все оружейные заводы, мы утопим всё вооружение в море. Мне тошно от войны. Мне тошно просыпаться каждое утро со страхом погибнуть». И вдруг стало невозможно ненавидеть его дальше: он такой же человек, такой же смертный как все люди. Состоятся новые выборы. От Левых выставляется женщина, чьё имя никак не оглашается, но все понимают, что это Роза Люксембург. Все прочие кандидаты окажутся такими неспособными и бесцветными, что никто не станет за них голосовать. У Революции окажется шанс. Президент обещал.</text:span></text:span></text:p>
      <text:p text:style-name="P619"><text:span text:style-name="Source_20_Text"><text:span text:style-name="T1188">Невероятно весело в бассейнах, среди друзей. Истинное веселье: события в диалектических процессах не могут вызывать такой взрыв в сердце. Каждый становится любовью….</text:span></text:span></text:p>
      <text:p text:style-name="P666"><text:span text:style-name="Source_20_Text"><text:span text:style-name="T1985">Армия ЛЮБОВНИКОВ МОЖЕТ БЫТЬ ПОБЕЖДЕНА.</text:span></text:span></text:p>
      <text:p text:style-name="P634"><text:span text:style-name="Source_20_Text"><text:span text:style-name="T1891">Руди и Ваня затеяли спор об уличной тактике. Где-то кап</text:span></text:span><text:span text:style-name="Source_20_Text"><text:span text:style-name="T1986">л</text:span></text:span><text:span text:style-name="Source_20_Text"><text:span text:style-name="T1891">ет вода. </text:span></text:span><text:span text:style-name="Source_20_Text"><text:span text:style-name="T1986">Улица нагоняет, даёт чувствовать себя повсюду. </text:span></text:span><text:span text:style-name="Source_20_Text"><text:span text:style-name="T1987">Лени знает это и ненавидит. Ни минуты покоя… приходится доверять чужакам, которые могут работать на полицию, если не сейчас, то потом, когда улица станет для них пустыннее, чем они в состоянии выдержать… Как бы ей хотелось найти способ оградить ребёнка от этого, но возможно это уж слишком поздно. Франц—Франц никогда не выходил на улицу надолго. Всегда </text:span></text:span><text:span text:style-name="Source_20_Text"><text:span text:style-name="T1988">какие-то</text:span></text:span><text:span text:style-name="Source_20_Text"><text:span text:style-name="T1987"> оправдания. </text:span></text:span><text:span text:style-name="Source_20_Text"><text:span text:style-name="T1989">Беспокоился о безопасности, попасть в кадр кого-нибудь из фотографов в кожаных куртках, которые всегда по краям демонстрации. Или же: </text:span></text:span><text:span text:style-name="Source_20_Text"><text:span text:style-name="T1056">–«</text:span></text:span><text:span text:style-name="Source_20_Text"><text:span text:style-name="T1190">Но как же с Ильзе? А если там будет драка?» Если будет драка, как нам быть с Францем?</text:span></text:span></text:p>
      <text:p text:style-name="P634"><text:span text:style-name="Source_20_Text"><text:span text:style-name="T1190">Она пыталась объяснить ему про уровень на который выходишь, впрыгиваешь обеими ногами, когда утрачиваешь свой страх, страха нет вовсе, ты вошёл в момент, чётко вписался в его бороздки, металлически серые но мягкие как латекс, и сейчас фигуры танцуют, каждая отрепетировано в точности где есть, вспых коленок под жемчужной юбкой, когда девушка в косынке склоняется поднять булыжник, </text:span></text:span><text:span text:style-name="Source_20_Text"><text:span text:style-name="T1191">мужчина в чёрном костюме и коричневой безрукавке схвачен полицейскими, вцепились по одному в каждую руку, пытаются вскинуть его голову, он скалится, </text:span></text:span><text:span text:style-name="Source_20_Text"><text:span text:style-name="T1192">пожилой либерал в грязном бежевом пальто, делает шаг назад избежать мчащегося демонстранта, оглядывается поверх лацкана как-ты-посмел или смотри-мне, стёкла его очков наполнены пыланьем зимнего неба. Наступает момент и его возможности.</text:span></text:span></text:p>
      <text:p text:style-name="P635"><text:span text:style-name="Source_20_Text"><text:span text:style-name="T1192">Она даже пыталась, с помощью той математики, насколько поняла когда-то, объяснить это Францу как Δt приближающееся к нулю, вечно приближающееся, отрезки времени становятся всё тоньше и тоньше, череда комнат со стенами всё серебрянее, прозрачней, с приближением к чистому свету нуля….</text:span></text:span></text:p>
      <text:p text:style-name="P636"><text:span text:style-name="Source_20_Text"><text:span text:style-name="T1193">Но он качал головой: </text:span></text:span><text:span text:style-name="Source_20_Text"><text:span text:style-name="T1056">–«</text:span></text:span><text:span text:style-name="Source_20_Text"><text:span text:style-name="T1193">Это разное, Лени. Важно довести функцию до её предела. </text:span></text:span><text:span text:style-name="Source_20_Text"><text:span text:style-name="T1192">Δt </text:span></text:span><text:span text:style-name="Source_20_Text"><text:span text:style-name="T1193">всего лишь способ достичь этого.»</text:span></text:span></text:p>
      <text:p text:style-name="P637"><text:soft-page-break/><text:span text:style-name="Source_20_Text"><text:span text:style-name="T1193">У него есть, то есть был, этот способ лишать вещи всякой восхитительности всего парой слов. </text:span></text:span><text:span text:style-name="Source_20_Text"><text:span text:style-name="T1194">И даже не подбирал слова: у него это получалось инстинктивно. Когда они ходили в кино, он <text:s/>засыпал там. Он заснул во время </text:span></text:span><text:span text:style-name="Source_20_Text"><text:span text:style-name="T1382">Нибелунгов</text:span></text:span><text:span text:style-name="Source_20_Text"><text:span text:style-name="T1194">. </text:span></text:span><text:span text:style-name="Source_20_Text"><text:span text:style-name="T1195">Пропустил как Атилла ворвался с Востока уничтожить Бургундцев. Франц любил кино, но так он смотрел фильмы, заснёт-проснётся. «Ты человек причины-и-следствия»,</text:span></text:span><text:span text:style-name="Source_20_Text"><text:span text:style-name="T1056">– </text:span></text:span><text:span text:style-name="Source_20_Text"><text:span text:style-name="T1195">восклицала она. Как он увязывал фрагменты, которые смотрел пока не закроются глаза?</text:span></text:span></text:p>
      <text:p text:style-name="P638"><text:span text:style-name="Source_20_Text"><text:span text:style-name="T1196">Он был человеком причины-и-следствия: безжалостно развенчивал к её астрологию, сначала изложит, с чем она согласится, а потом опровергнет. «Приливы, радиопомехи, до черта всякой всячины. Невозможно, чтобы изменения там произвели перемены тут….»</text:span></text:span></text:p>
      <text:p text:style-name="P639"><text:span text:style-name="Source_20_Text"><text:span text:style-name="T1056">– </text:span></text:span><text:span text:style-name="Source_20_Text"><text:span text:style-name="T1197">Не произвели,</text:span></text:span><text:span text:style-name="Source_20_Text"><text:span text:style-name="T1056">– </text:span></text:span><text:span text:style-name="Source_20_Text"><text:span text:style-name="T1197">защищалась она,</text:span></text:span><text:span text:style-name="Source_20_Text"><text:span text:style-name="T1056">– </text:span></text:span><text:span text:style-name="Source_20_Text"><text:span text:style-name="T1197">не причинили. Всё идёт вместе. Параллельно, не друг за другом. Метафора. Знаки и симптомы. Наложение на разные системы координат, я не знаю...</text:span></text:span><text:span text:style-name="Source_20_Text"><text:span text:style-name="T1056">– </text:span></text:span><text:span text:style-name="Source_20_Text"><text:span text:style-name="T1197">Она не знала и просто лишь хотела достучаться до него.</text:span></text:span></text:p>
      <text:p text:style-name="P639"><text:span text:style-name="Source_20_Text"><text:span text:style-name="T1197">Но он ответил: </text:span></text:span><text:span text:style-name="Source_20_Text"><text:span text:style-name="T1056">–«</text:span></text:span><text:span text:style-name="Source_20_Text"><text:span text:style-name="T1197">Попробуй спроектируй что-то в этом роде и чтобы работало».</text:span></text:span></text:p>
      <text:p text:style-name="P640"><text:span text:style-name="Source_20_Text"><text:span text:style-name="T1198">Они посмотрели <text:s/></text:span></text:span><text:span text:style-name="Source_20_Text"><text:span text:style-name="T1383">Die Frau im Mond</text:span></text:span><text:span text:style-name="Source_20_Text"><text:span text:style-name="T1198">. Франца фильм позабавил, он стал снисходительным, придирался к техническим деталям. Он знал кого-то из людей, которые работали над спецэффектами. Лени увидела мечту полёта. Одну из многих возможных. Реальный полёт и мечты полёта идут вместе. Они часть одного движения. Не А потом В, а вместе….</text:span></text:span></text:p>
      <text:p text:style-name="P641"><text:span text:style-name="Source_20_Text"><text:span text:style-name="T1199">Разве с ним что-то могло быть надолго? </text:span></text:span><text:span text:style-name="Source_20_Text"><text:span text:style-name="T1200">Если бы Еврейский волк Пфламбаум не поджёг свою собственную фабрику возле канала, Франц, возможно, и зарабатывал бы им на жизнь занимаясь невозможными проектами Еврея изобрести краску с узорами, растворяя кристалл за терпеливым кристаллом, контролируя температуры с навязчивой аккуратностью, чтобы после охлаждения аморфный сгусток смог, на этот раз смог, вдруг переключиться, застыть полосками, крапинками, звёздами Соломона—</text:span></text:span><text:span text:style-name="Source_20_Text"><text:span text:style-name="T1201">вместо того, чтоб однажды ранним утром найти почернелые руины, банки краски взорвавшиеся громадными выплесками малинового и бутылочно-зелёного, вонь обугленной древесины и керосина, Пфламбаума заламывающего руки, вей, вей, вей, пронырливый лицемер. Всё ради страховки.</text:span></text:span></text:p>
      <text:p text:style-name="P642"><text:span text:style-name="Source_20_Text"><text:span text:style-name="T1202">Так что Франц и Лени какое-то время здорово голодали, а Ильзе росла у неё в животе каждый день. Всё что подворачивалось было физическим трудом, за который почти не платили. Это его убивало. Потом он встретил старого друга из ВТШ в Мюнхене, однажды ночью на болотистой окраине.</text:span></text:span></text:p>
      <text:p text:style-name="P643"><text:span text:style-name="Source_20_Text"><text:span text:style-name="T1203">Он не был дома весь день, пролетарский муж, расклеивал афиши фильма фантазии какого-то счастливчика Макса Шлепцига, а Лени лежала беременной <text:s/>пока боль в спине не заставляла её перевернуться в их меблированном мусорном ящике в последнем из многоквартирных </text:span></text:span><text:span text:style-name="Source_20_Text"><text:span text:style-name="T1384">Hinterhöfe</text:span></text:span><text:span text:style-name="Source_20_Text"><text:span text:style-name="T1203">. Уже давно стемнело и было жутко холодно, когда он докончил последнее ведро клея, а все афиши на своих местах дожидались пока их обоссут, сорвут, измалюют свастиками. </text:span></text:span><text:span text:style-name="Source_20_Text"><text:span text:style-name="T1204">(Наверно, это была местная дешёвка для заполнения квоты. Возможно, случилась опечатка, но когда он пришёл в кинотеатр в указанную в договоре дату, там всё было темно, пол в фойе усыпан кусками штукатурки, а внутри раздавались <text:s/>жуткие крушащие удары, </text:span></text:span><text:span text:style-name="Source_20_Text"><text:span text:style-name="T1205">звук бригады</text:span></text:span><text:span text:style-name="Source_20_Text"><text:span text:style-name="T1204"> разрушения, </text:span></text:span><text:span text:style-name="Source_20_Text"><text:span text:style-name="T1205">только голосов не слышно, и даже света он не разглядел в глубине… он позвал, но раз</text:span></text:span><text:span text:style-name="Source_20_Text"><text:span text:style-name="T1206">гром</text:span></text:span><text:span text:style-name="Source_20_Text"><text:span text:style-name="T1205"> продолжалось, громкий скрежет в потрохах позади <text:s/>электрической бегущей строки, которая тоже, как он заметил, была отключена….) </text:span></text:span><text:span text:style-name="Source_20_Text"><text:span text:style-name="T1206">Он побрёл, смертельно усталый, на несколько миль к северу, в Райникендорф, квартал небольших фабрик, ржавеющей жести крыш, борделей, </text:span></text:span><text:span text:style-name="Source_20_Text"><text:span text:style-name="T1209">хижин</text:span></text:span><text:span text:style-name="Source_20_Text"><text:span text:style-name="T1206">, кирпичных пристроек в ночь и заброшенность, ремонтных мастерских, где вода в бочках для охлаждения деталей застоялась и заросла. Редкие розбрызги света. Пустота, сорняки на участках, на улицах ни души: </text:span></text:span><text:span text:style-name="Source_20_Text"><text:span text:style-name="T1207">одна из окраин, где каждую ночь бьётся стекло. Должно быт</text:span></text:span><text:span text:style-name="Source_20_Text"><text:span text:style-name="T1209">ь</text:span></text:span><text:span text:style-name="Source_20_Text"><text:span text:style-name="T1207"> это ветер притащил его вдоль грязной дороги, мимо старой воинской части, которую теперь заняла полиция, </text:span></text:span><text:span text:style-name="Source_20_Text"><text:span text:style-name="T1209">среди бараков и будок с инструментами к проволочному забору с воротами. Ворота оказались открытыми и он двинулся дальше. Ему послышался звук, где-то впереди. Однажды летом перед Мировой Войной, он на каникулах был в Шафхаузене вместе со своими родителями </text:span></text:span><text:soft-page-break/><text:span text:style-name="Source_20_Text"><text:span text:style-name="T1209">и они на электрическом трамвае поехали к Рейнским Водопадам. </text:span></text:span><text:span text:style-name="Source_20_Text"><text:span text:style-name="T1210">Они спустились по лестнице и вышли к деревянному павильону с остроконечной крышей—всё вокруг было облаками, радугами, каплями сверкающими огнём. И гул водопада. </text:span></text:span><text:span text:style-name="Source_20_Text"><text:span text:style-name="T1211">Он держался за руки обоих, Мутти и Папи приподняли его в холодном облаке из брызгов, почти невозможно разглядеть деревья наверху приникшие к краю зелёной мокрой полосой, или маленькие прогулочные катера внизу, что подходили прямо к месту падения струй в Рейн. Но сейчас, в зимнем сердце Райникендорфа, он былодин, с пустыми руками, спотыкался по замёрзшей грязи старой свалки боеприпасов, заросшей берёзами и ивами, тянувшейся в темноте вверх к холмам и вниз к болотам. </text:span></text:span><text:span text:style-name="Source_20_Text"><text:span text:style-name="T1212">Бетонные коробки бараков и десятиметровых насыпей высились неподалёку, а за ними звук, звук водопада, <text:s/>нарастал, окликая из его воспоминаний. </text:span></text:span><text:span text:style-name="Source_20_Text"><text:span text:style-name="T1213">Такими были призраки нашедшие Франца, не привидения людей, но форм энергии, абстракций….</text:span></text:span></text:p>
      <text:p text:style-name="P643"><text:span text:style-name="Source_20_Text"><text:span text:style-name="T1214">В просвете между насыпями он увидал маленькое серебристое яйцо, с пламенем чистым и ровным, что исходило снизу, освещая фигуры людей в костюмах, свитерах, пальто, наблюдавших из бункеров или траншей. Это была ракета на своём стенде: статичное испытание.</text:span></text:span></text:p>
      <text:p text:style-name="P643"><text:span text:style-name="Source_20_Text"><text:span text:style-name="T1214">Звук начал меняться, прерываясь время от времени. Удивлённому Францу он не </text:span></text:span><text:span text:style-name="Source_20_Text"><text:span text:style-name="T1218">по</text:span></text:span><text:span text:style-name="Source_20_Text"><text:span text:style-name="T1214">казался зловещим, просто другим. Но свет стал ярче и наблюдающие фигуры вдруг бросились в укрытия, ракета взревела и издала протяжный </text:span></text:span><text:span text:style-name="Source_20_Text"><text:span text:style-name="T1215">треск</text:span></text:span><text:span text:style-name="Source_20_Text"><text:span text:style-name="T1214">, голоса ор</text:span></text:span><text:span text:style-name="Source_20_Text"><text:span text:style-name="T1215">ут</text:span></text:span><text:span text:style-name="Source_20_Text"><text:span text:style-name="T1214"> </text:span></text:span><text:span text:style-name="Source_20_Text"><text:span text:style-name="T1385">ложись</text:span></text:span><text:span text:style-name="Source_20_Text"><text:span text:style-name="T1214"> и он шлёпнулся в грязь как раз в момент, когда серебряная штука </text:span></text:span><text:span text:style-name="Source_20_Text"><text:span text:style-name="T1216">разлетелась на куски с ужасным взрывом, метал прошелестел сквозь воздух где он только что стоял, </text:span></text:span><text:span text:style-name="Source_20_Text"><text:span text:style-name="T1217">Франц прижимается к земле, в ушах звон, ничего не чувствует, ни даже холода, на какое-то время не понять остался ли он ещё в своём теле….</text:span></text:span></text:p>
      <text:p text:style-name="P644"><text:span text:style-name="Source_20_Text"><text:span text:style-name="T1219">Приблизились бегущие ноги. Он посмотрел вверх и увидел Курта Мондаугена. Ветер всей этой очи, а может и всего года, свёл их вместе. Так он потом начал думать, что это был ветер. Большая часть жирка школьника теперь сменилась мускулами, волосы редели, цвет лица темнее, чем Францу попадался в ту зиму на улицах, тёмный даже в бетонных складках тени </text:span></text:span><text:span text:style-name="Source_20_Text"><text:span text:style-name="T1220">от пламени расплескавшегося топлива ракеты, но это был точно Мондауген, семь или восемь лет прошло, а они узнали друг друга мгновенно. Когда-то жили в одной и той же мансарде полной сквозняков в Мюнхене на Либигштрассе. (Адрес в то время казался Францу счастливым предзнамен</text:span></text:span><text:span text:style-name="Source_20_Text"><text:span text:style-name="T1221">о</text:span></text:span><text:span text:style-name="Source_20_Text"><text:span text:style-name="T1220">ванием, потому что Юстус фон Либиг</text:span></text:span><text:span text:style-name="Source_20_Text"><text:span text:style-name="T1219"> </text:span></text:span><text:span text:style-name="Source_20_Text"><text:span text:style-name="T1221">был одним из его героев, героем химии. Позднее, в подтверждение, курс теории полимеров читал Профессор-Доктор Ласло Джамф, последний в истинной последовательности, от Либига к Августу Вильгельму фон Хофману, к Герберту Ганистеру, к Ласло Джамфу, прямая цепочка, причина-и-следствие). Они ездили в одном и том же </text:span></text:span><text:span text:style-name="Source_20_Text"><text:span text:style-name="T1222">дребезжащем </text:span></text:span><text:span text:style-name="Source_20_Text"><text:span text:style-name="T1386">Schnellbahnwagen</text:span></text:span><text:span text:style-name="Source_20_Text"><text:span text:style-name="T1222"> с тремя контактными дугами хрупкими как ноги насекомого, скрипящими по проводу над головой в ВТШ: Мондауген был на отделении электро-инженерии. По окончании, он уехал в Юго-Западную Африку с каким-то радио-исследовальским проектом.</text:span></text:span><text:span text:style-name="Source_20_Text"><text:span text:style-name="T1219"> </text:span></text:span><text:span text:style-name="Source_20_Text"><text:span text:style-name="T1222">Какое-то время они переписывались, потом прекратили. </text:span></text:span></text:p>
      <text:p text:style-name="P645"><text:span text:style-name="Source_20_Text"><text:span text:style-name="T1223">Их воссоединение продолжалось допоздна в пивном зале Рейникендорфа, старшекурсники орущие среди пьяниц из рабочего класса, разгульные грандиозные поминки по испытанию ракеты—шкрябанье по влажным бумажным салфеткам, все говорят одновременно вокруг заставленного бокалами стола, спорят сквозь дым и шум </text:span></text:span><text:span text:style-name="Source_20_Text"><text:span text:style-name="T1224">исток </text:span></text:span><text:span text:style-name="Source_20_Text"><text:span text:style-name="T1223">тепл</text:span></text:span><text:span text:style-name="Source_20_Text"><text:span text:style-name="T1224">а</text:span></text:span><text:span text:style-name="Source_20_Text"><text:span text:style-name="T1223">, специфический импульс, толкающий поток….</text:span></text:span></text:p>
      <text:p text:style-name="P646"><text:span text:style-name="Source_20_Text"><text:span text:style-name="T1223">– </text:span></text:span><text:span text:style-name="Source_20_Text"><text:span text:style-name="T1225">Это был провал,</text:span></text:span><text:span text:style-name="Source_20_Text"><text:span text:style-name="T1223">– </text:span></text:span><text:span text:style-name="Source_20_Text"><text:span text:style-name="T1226">Франц, пошатываясь под электрической лампочкой в три или четыре часа утра, с широкой улыбкой на лице,</text:span></text:span><text:span text:style-name="Source_20_Text"><text:span text:style-name="T1223">– </text:span></text:span><text:span text:style-name="Source_20_Text"><text:span text:style-name="T1226">не удалось, Лени, но они говорят лишь об успехе! Двадцать килограммов сдвинулись на несколько секунд, но </text:span></text:span><text:span text:style-name="Source_20_Text"><text:span text:style-name="T1387">этого никто раньше не делал</text:span></text:span><text:span text:style-name="Source_20_Text"><text:span text:style-name="T1226">. Я бы не поверил Лени я видел нечто, </text:span></text:span><text:span text:style-name="Source_20_Text"><text:span text:style-name="T1227">чего</text:span></text:span><text:span text:style-name="Source_20_Text"><text:span text:style-name="T1226"> никто раньше не делал….</text:span></text:span></text:p>
      <text:p text:style-name="P647"><text:span text:style-name="Source_20_Text"><text:span text:style-name="T1228">Он хотел обвинить её, как она понимает, в желании доводить его до отчаяния. Но она лишь хотела, чтоб он повзрослел. Что за разновидность </text:span></text:span><text:span text:style-name="Source_20_Text"><text:span text:style-name="T1388">Wandervögel</text:span></text:span><text:span text:style-name="Source_20_Text"><text:span text:style-name="T1228"> идиотизма бегать всю ночь по болоту называя себя Обществом Навигации в Пространстве?</text:span></text:span></text:p>
      <text:p text:style-name="P648"><text:soft-page-break/><text:span text:style-name="Source_20_Text"><text:span text:style-name="T1229">Лени выросла в Любеке, в ряду </text:span></text:span><text:span text:style-name="Source_20_Text"><text:span text:style-name="T1389">kleinbürger</text:span></text:span><text:span text:style-name="Source_20_Text"><text:span text:style-name="T1229"> домиков вдоль Траве. </text:span></text:span><text:span text:style-name="Source_20_Text"><text:span text:style-name="T1230">Гладкие деревья на равном расстоянии вдоль обращённого к реке края её мощёной улицы склоняли свои длинные ветви над водой. Из окна своей спальни виднелся сдвоенный шпиль Купола возносящегося над крышами. Её затхлое существование в задних дворах Берлина было просто декомпрессионной камерой—</text:span></text:span><text:span text:style-name="Source_20_Text"><text:span text:style-name="T1390">должно</text:span></text:span><text:span text:style-name="Source_20_Text"><text:span text:style-name="T1230"> быть. Её выход из всполошённой мещанской сдавленности, с оплатой в лучшие времена, после Революции.</text:span></text:span></text:p>
      <text:p text:style-name="P649"><text:span text:style-name="Source_20_Text"><text:span text:style-name="T1231">Франц, в шутку, часто называл её «Ленин». </text:span></text:span><text:span text:style-name="Source_20_Text"><text:span text:style-name="T1232">Тут никогда не было сомнений кто из них активный, кто пассивный—но она всё-таки надеялась, что он перерастёт это. Она говорила с психиатрами, знает о германских мужчинах в пору созревания. Растянутся на спине в лугах и среди гор, глядя в небо мастурбируют, тоскуя. Судьба ждёт, тьма заложенная в состав летнего ветра. Судьба предаст тебя, сокрушит твои идеалы, сдаст тебя в то же самое отвратное </text:span></text:span><text:span text:style-name="Source_20_Text"><text:span text:style-name="T1391">Bürgerlichkeit, </text:span></text:span><text:span text:style-name="Source_20_Text"><text:span text:style-name="T1232"><text:s/>что и твоего отца посасывающего трубку на воскресной прогулке после церкви мимо ряда домов вдоль реки—обрядит тебя в серую униформу ещё одного семейного человека, и не скуля будешь отбывать свой срок, перелетать от боли к долгу, от веселья к работе, от преданности к нейтральности. </text:span></text:span><text:span text:style-name="Source_20_Text"><text:span text:style-name="T1233">Судьба всё это сделает с тобой. </text:span></text:span></text:p>
      <text:p text:style-name="P650"><text:span text:style-name="Source_20_Text"><text:span text:style-name="T1234">Франц любил её невротически, по-мазохистски, он принадлежал ей и верил, что она сможет унести его на своей спине куда-то, где Судьба не сможет достать. </text:span></text:span><text:span text:style-name="Source_20_Text"><text:span text:style-name="T1235">Можно подумать это гравитация. Однажды ночью, наполовину проснувшись, он зарылся лицом ей в подмышку, бормоча: –«Твои крылья… о, Лени, твои крылья...»</text:span></text:span></text:p>
      <text:p text:style-name="P651"><text:span text:style-name="Source_20_Text"><text:span text:style-name="T1235">Но её крыльев хватит лишь для собственного веса и, она надеется, для Ильзе на какое-то время. Франц мёртвый груз. Пусть ищет себе полёт на </text:span></text:span><text:span text:style-name="Source_20_Text"><text:span text:style-name="T1392">Raketenflugplatz</text:span></text:span><text:span text:style-name="Source_20_Text"><text:span text:style-name="T1235">, где его будут использовать милитаристы и картели. Пусть летит на мёртвую луну, если есть охота….</text:span></text:span></text:p>
      <text:p text:style-name="P652"><text:span text:style-name="Source_20_Text"><text:span text:style-name="T1236">Ильзе проснулась, и плачет. Весь день ничего не ела. Надо всё-таки пойти к Петеру. У него молоко найдётся. Ребекка протягивает остатки горбушки, которую она ела:</text:span></text:span><text:span text:style-name="Source_20_Text"><text:span text:style-name="T1235"> –«</text:span></text:span><text:span text:style-name="Source_20_Text"><text:span text:style-name="T1236">Будешь?»</text:span></text:span></text:p>
      <text:p text:style-name="P652"><text:span text:style-name="Source_20_Text"><text:span text:style-name="T1237">Не такая уж она и Еврейка. Отчего половина всех известных Левых</text:span></text:span><text:span text:style-name="Source_20_Text"><text:span text:style-name="T1236"> <text:s/></text:span></text:span><text:span text:style-name="Source_20_Text"><text:span text:style-name="T1237">Евреи? Она тут же себе напомнила, что и Маркс был из них. Расовая тяга к книгам, к теории, раввинская любовь к громким спорам… Она отдаёт горбушку ребёнку, поднимает её.</text:span></text:span></text:p>
      <text:p text:style-name="P653"><text:span text:style-name="Source_20_Text"><text:span text:style-name="T1235">– </text:span></text:span><text:span text:style-name="Source_20_Text"><text:span text:style-name="T1237">Если он сюда придёт, скажи ты меня не видела.</text:span></text:span></text:p>
      <text:p text:style-name="P653"><text:span text:style-name="Source_20_Text"><text:span text:style-name="T1237">Они пришли к Петеру Сачса совсем в темноте. У него вот-вот начнётся сеанс. Она тут же почувствовала </text:span></text:span><text:span text:style-name="Source_20_Text"><text:span text:style-name="T1238">какое</text:span></text:span><text:span text:style-name="Source_20_Text"><text:span text:style-name="T1237"> </text:span></text:span><text:span text:style-name="Source_20_Text"><text:span text:style-name="T1238">блядское</text:span></text:span><text:span text:style-name="Source_20_Text"><text:span text:style-name="T1237"> на ней пальто и </text:span></text:span><text:span text:style-name="Source_20_Text"><text:span text:style-name="T1238">ситцевое платье (подол слишком короток), стоптанные туфли в городской пыли, и полное отсутствие драгоценностей. Опять рефлексы среднего класса… остатки их, она надеется. Но большинство женщин стары. Остальные </text:span></text:span><text:span text:style-name="Source_20_Text"><text:span text:style-name="T1393">чересчур</text:span></text:span><text:span text:style-name="Source_20_Text"><text:span text:style-name="T1238"> роскошны. Хмм. Мужчин собралось больше, чем обычно. Лени подмечает на лацканах, тут и там, серебряные свастики. </text:span></text:span><text:span text:style-name="Source_20_Text"><text:span text:style-name="T1239">На столах отличные вина 21-го и 22-го. </text:span></text:span><text:span text:style-name="Source_20_Text"><text:span text:style-name="T1394">Schloss Vollrads, Zeltinger, Piesporter—</text:span></text:span><text:span text:style-name="Source_20_Text"><text:span text:style-name="T1239">тут Особый Случай.</text:span></text:span></text:p>
      <text:p text:style-name="P654"><text:span text:style-name="Source_20_Text"><text:span text:style-name="T1239">В эту ночь цель вступить в контакт с покойным министром иностранных дел Вальтером Ратенау. В Гимназии Лени пела с другими детьми очаровательный уличный напев той поры:</text:span></text:span></text:p>
      <text:p text:style-name="P654"><text:span text:style-name="Source_20_Text"><text:span text:style-name="T1239"/></text:span></text:p>
      <text:p text:style-name="P654"><text:span text:style-name="Source_20_Text"><text:span text:style-name="T1394">Knallt ab den Juden Rathenau,</text:span></text:span></text:p>
      <text:p text:style-name="P654"><text:span text:style-name="Source_20_Text"><text:span text:style-name="T1394">Die gottverdammte Judensau . . </text:span></text:span><text:span text:style-name="Source_20_Text"><text:span text:style-name="T1239">.</text:span></text:span></text:p>
      <text:p text:style-name="P654"><text:span text:style-name="Source_20_Text"><text:span text:style-name="T1239"/></text:span></text:p>
      <text:p text:style-name="P654"><text:span text:style-name="Source_20_Text"><text:span text:style-name="T1239">После его убийства она несколько недель вообще не пела, в уверенности, что если пение и не принесло его, то во всяком было пророчеством, заклятием….</text:span></text:span></text:p>
      <text:p text:style-name="P655"><text:span text:style-name="Source_20_Text"><text:span text:style-name="T1240">В эту ночь будут специфичные послания. Вопросы к бывшему министру. Идёт процесс мягкого отсева. Для безопасности. Только определённым гостям позволено пройти в гостиную Сачсы. Пропущенные остаются снаружи, болтают, показывают свои дёсна от напряжения, разводят руками…. Большой скандал вокруг ИГ Фарбен <text:s/>на этой неделе </text:span></text:span><text:span text:style-name="Source_20_Text"><text:span text:style-name="T1241">по поводу несчастного филиала Шпотбилигфилм АГ, чьё руководство в полном составе будет вычищено за предложение в ведомство OKW по вооружениям проекта для изобретения нового передаваемого </text:span></text:span><text:soft-page-break/><text:span text:style-name="Source_20_Text"><text:span text:style-name="T1241">по воздуху луча, который сделает всё население, в радиусе десяти километров, абсолютно слепыми. Отдел проверок ИГ вовремя перехватил предложение. Бедняги в <text:s/>Шпотбилигфилм. Их коллективному сознанию не дошло как такое оружие скажется на рынке красок после следующей войны. </text:span></text:span><text:span text:style-name="Source_20_Text"><text:span text:style-name="T1242">Снова менталитет Сумерков Богов. Оружие было известно как С-5227, где «С</text:span></text:span><text:span text:style-name="Source_20_Text"><text:span text:style-name="T1241">» </text:span></text:span><text:span text:style-name="Source_20_Text"><text:span text:style-name="T1242">стоит за «свет», ещё один комичный немецкий эфемизм, как «А» в обозначении ракеты, которая стоит за «агрегат», или сама ИГ, </text:span></text:span><text:span text:style-name="Source_20_Text"><text:span text:style-name="T1395">Interessengemeinschaft</text:span></text:span><text:span text:style-name="Source_20_Text"><text:span text:style-name="T1242">, Товарищество по Интересам… а что насчёт случая катализаторного отравления в Праге—</text:span></text:span><text:span text:style-name="Source_20_Text"><text:span text:style-name="T1243">правда ли, что Штат Группы VI b при Химическом Реагировании на Аномальности вылетел на восток со статусом чрезвычайности, и что это комплексное отравление, как от селения, так и от теллурия… имена ядов отрезвляют беседу, как упоминание рака….</text:span></text:span></text:p>
      <text:p text:style-name="P667"><text:span text:style-name="Source_20_Text"><text:span text:style-name="T1244">Элита, которые сядут сегодня, представители корпоративной толпы Нацистов, </text:span></text:span><text:span text:style-name="Source_20_Text"><text:span text:style-name="T1245">среди которой Лени разглядела кого бы ещё, если не Генерального Директора Смарагда изфилиала ИГ, который был заинтересован, какое-то время, в её муже. Но потом резко контракт был прекращён. Загадочно, малость зловще, хотя в те дни всё можно было сваливать на экономику….</text:span></text:span></text:p>
      <text:p text:style-name="P668"><text:span text:style-name="Source_20_Text"><text:span text:style-name="T1246">В толпе глаза её встрелили взгляд Петера. «Я ушла от него»,– шепнула она кивая, когда они пожимали руки. </text:span></text:span></text:p>
      <text:p text:style-name="P668"><text:span text:style-name="Source_20_Text"><text:span text:style-name="T1246">– Можешь уложить Ильзе в какой-то из спален. Позже поговорим, ладно?– В его глазах заметна некая фавновская косинка. Примет ли он, что она не </text:span></text:span><text:span text:style-name="Source_20_Text"><text:span text:style-name="T1396">его</text:span></text:span><text:span text:style-name="Source_20_Text"><text:span text:style-name="T1246">, так же, как не принадлежала Францу?</text:span></text:span></text:p>
      <text:p text:style-name="P668"><text:span text:style-name="Source_20_Text"><text:span text:style-name="T1246">– Да, конечно. Что происходит?</text:span></text:span></text:p>
      <text:p text:style-name="P668"><text:span text:style-name="Source_20_Text"><text:span text:style-name="T1246">Он фыркает, выражая </text:span></text:span><text:span text:style-name="Source_20_Text"><text:span text:style-name="T1396">они мне не сказали</text:span></text:span><text:span text:style-name="Source_20_Text"><text:span text:style-name="T1246">. Они используют его—всегда использовали, различные они, вот уже десять лет. </text:span></text:span><text:span text:style-name="Source_20_Text"><text:span text:style-name="T1247">Но он никогда не знает каким образом, разве что в редком случае, по намёку, перехватив улыбки. </text:span></text:span><text:span text:style-name="Source_20_Text"><text:span text:style-name="T1248">Кривое и навсегда затуманенное зеркало, улыбки клиентов….</text:span></text:span></text:p>
      <text:p text:style-name="P669"><text:span text:style-name="Source_20_Text"><text:span text:style-name="T1249">Зачем им нужен Ратенау в эту ночь? Что Цезарь на самом деле сказал своему протеже, когда рухнул? <text:s/></text:span></text:span><text:span text:style-name="Source_20_Text"><text:span text:style-name="T1397">Et tu, Brute,</text:span></text:span><text:span text:style-name="Source_20_Text"><text:span text:style-name="T1249"> официальная ложь, а чего ещё от них ждать—что ровным счётом ничего не говорит. <text:s/>Момент убийства является мигом, когда сходятся власть и незнание власти, Смерть как свидетель. Когда кто-тоо говорит с другим, то не затем, чтоб скоротать денёк всякими </text:span></text:span><text:span text:style-name="Source_20_Text"><text:span text:style-name="T1397">et-tu-Brute. </text:span></text:span><text:span text:style-name="Source_20_Text"><text:span text:style-name="T1249">Передаётся истина настолько жуткая, что история—в <text:s/>лучшем случае сговор, не всегда между джентльменами, облапошить—ни за что не примет её. </text:span></text:span><text:span text:style-name="Source_20_Text"><text:span text:style-name="T1250">Истину заглушат, или, во времена особой элегантности, переоденут во что-то другое. Что Ратенау, через минуту, годы спустя в новом потустороннем существовании, </text:span></text:span><text:span text:style-name="Source_20_Text"><text:span text:style-name="T1251">может сказать о былом распределении? </text:span></text:span><text:span text:style-name="Source_20_Text"><text:span text:style-name="T1252">Наверное, ничего настолько невероятного, что он мог сказать в момент когда шок шибанул его смертные нервы, когда вкрылился Ангел….</text:span></text:span></text:p>
      <text:p text:style-name="P670"><text:span text:style-name="Source_20_Text"><text:span text:style-name="T1253">Но они разберутся. Ратенау—согласно историям—был пророком и архитектором картелизованного государства. Из того, что начиналось как маленькое бюро в Военном Ведомстве в Берлине, он координировал экономику Германии во время Мировой Войны, контролировал снабжение, квоты и цены, прорезал и разбивал барьеры секретнсти и владения, что отделяли фирму от фирмы—корпоративный Бисмарк, перед властью которого ни одна книга <text:s/>бухгалтерского учёта не была слишком привилегированной, ни одно соглашение слишком тайным. Его отец, Эмиль Ратенау, основал AEG, Общую Электрическую Компанию Германии, но молодой Вальтер оказался больш</text:span></text:span><text:span text:style-name="Source_20_Text"><text:span text:style-name="T1254">е</text:span></text:span><text:span text:style-name="Source_20_Text"><text:span text:style-name="T1253">, чем </text:span></text:span><text:span text:style-name="Source_20_Text"><text:span text:style-name="T1254">какой-другой индустриальный наследник</text:span></text:span><text:span text:style-name="Source_20_Text"><text:span text:style-name="T1253">—</text:span></text:span><text:span text:style-name="Source_20_Text"><text:span text:style-name="T1254">он был философом провидящим послевоенное Государство. Он рассматривал длившуюся войну как мировую революцию, из которой не предстанет ни Красный коммунизм, ни бесконтрольные Правые, но рациональная структура, в которой бизнес станет истиной властью по праву</text:span></text:span><text:span text:style-name="Source_20_Text"><text:span text:style-name="T1253">—</text:span></text:span><text:span text:style-name="Source_20_Text"><text:span text:style-name="T1254">структура основанная, тут нечему удивляться, на той, что он создал в Германии для ведения Мировой Войны. </text:span></text:span></text:p>
      <text:p text:style-name="P671"><text:span text:style-name="Source_20_Text"><text:span text:style-name="T1254">Такова официальная версия. Достаточно грандиозная. Но Генеральный Директор Смарагд и коллеги собрались тут не затем, чтоб им вещалито, во что верят даже массы. </text:span></text:span><text:span text:style-name="Source_20_Text"><text:span text:style-name="T1255">Это даже может</text:span></text:span><text:span text:style-name="Source_20_Text"><text:span text:style-name="T1253">—</text:span></text:span><text:soft-page-break/><text:span text:style-name="Source_20_Text"><text:span text:style-name="T1255">при достаточно параноидальном взгляде</text:span></text:span><text:span text:style-name="Source_20_Text"><text:span text:style-name="T1253">—</text:span></text:span><text:span text:style-name="Source_20_Text"><text:span text:style-name="T1255">выглядеть сотрудничеством тут, между обоими сторонами Стены, материей и духом. Что они знают </text:span></text:span><text:span text:style-name="Source_20_Text"><text:span text:style-name="T1398">такое</text:span></text:span><text:span text:style-name="Source_20_Text"><text:span text:style-name="T1255">, чего не знают бесправные? Какая жуткая структура сокрыта видом разнообразия и предпринимательства? </text:span></text:span></text:p>
      <text:p text:style-name="P672"><text:span text:style-name="Source_20_Text"><text:span text:style-name="T1256">Юмор висельника. Чортова настольная игра. Смарагд не может всерьёз поверить ни в одно из этого, Смарагд техник и управляющий. Ему могут понадобиться лишь знаки, предзнаменования, <text:s/>подтверждения чему-то уже существующему, что-то над чем можно похихикать в </text:span></text:span><text:span text:style-name="Source_20_Text"><text:span text:style-name="T1399">Herrenklub</text:span></text:span><text:span text:style-name="Source_20_Text"><text:span text:style-name="T1256">—«у нас теперь есть даже благословение Еврея!» </text:span></text:span><text:span text:style-name="Source_20_Text"><text:span text:style-name="T1257">Что ни </text:span></text:span><text:span text:style-name="Source_20_Text"><text:span text:style-name="T1258">п</text:span></text:span><text:span text:style-name="Source_20_Text"><text:span text:style-name="T1257">ришло бы в эту ночь через медиума, они исказят, подредактируют в благословение. Это измывательство над разреженными. </text:span></text:span></text:p>
      <text:p text:style-name="P673"><text:span text:style-name="Source_20_Text"><text:span text:style-name="T1257">Лени находит диван в тихом углу комнаты забитой китайской слоновой костью и шёлковыми запонами, ложится, свесив одну икру, и пытается отдохнуть. Сейчас Франц уже дома с ракетного поля, моргает под лампочкой, пока соседка фрау Зильбершлаг передаёт последнее послание Лени. Послания этойц ночи, рождённые в огнях Берлина… </text:span></text:span><text:span text:style-name="Source_20_Text"><text:span text:style-name="T1259">неоновых, накаливания, звёздными… послания вплетаются в сеть информации, которую никто не в силах избежать….</text:span></text:span></text:p>
      <text:p text:style-name="P674"><text:span text:style-name="Source_20_Text"><text:span text:style-name="T1259">– </text:span></text:span><text:span text:style-name="Source_20_Text"><text:span text:style-name="T1260">Путь ясен,</text:span></text:span><text:span text:style-name="Source_20_Text"><text:span text:style-name="T1259">– </text:span></text:span><text:span text:style-name="Source_20_Text"><text:span text:style-name="T1260">голос движет губами Сачсы и напряжённо белым горлом.</text:span></text:span><text:span text:style-name="Source_20_Text"><text:span text:style-name="T1259">– </text:span></text:span><text:span text:style-name="Source_20_Text"><text:span text:style-name="T1261">Вы там вынуждены следовать ему во времени шаг за шагом. Однако, тут возможно видеть всю форму сразу—не мне, я ещё не настолько продвинулся—но многим это известно как ясное присутствие… вообще-то «форма» не подходящее слово…. Позвольте быть откровенным с вами. Мне труднее смотреть с вашей точки зрения. Прблемы, с которыми вы возможно сталкиваетесь, даже самого глобального значения, многим из нас тут кажутся тривиальными отклонениями. Вы ступили на извилистую неровную дорогу, которая вам кажется широкой и прямой, Автобан, по которому можете двигаться без помех. Есть ли смысл для меня говорить вам, что кажущееся вам реальным всего лишь иллюзия? Я не знаю станете ли вы слушать или пропустите мимо у</text:span></text:span><text:span text:style-name="Source_20_Text"><text:span text:style-name="T1262">ш</text:span></text:span><text:span text:style-name="Source_20_Text"><text:span text:style-name="T1261">ей. </text:span></text:span><text:span text:style-name="Source_20_Text"><text:span text:style-name="T1262">Вы хотите знать лишь про свой путь, ваш Автобан.</text:span></text:span></text:p>
      <text:p text:style-name="P675"><text:span text:style-name="Source_20_Text"><text:span text:style-name="T1259">– </text:span></text:span><text:span text:style-name="Source_20_Text"><text:span text:style-name="T1262">Хорошо. Анилиновый пурпур: возьмите за образец. Изобретение пурпура, выход на ваш уровень этого цвета. Вы слушаете Генеральный Директор?</text:span></text:span></text:p>
      <text:p text:style-name="P675"><text:span text:style-name="Source_20_Text"><text:span text:style-name="T1259">– </text:span></text:span><text:span text:style-name="Source_20_Text"><text:span text:style-name="T1262">Я слушаю, херр Ратенау,</text:span></text:span><text:span text:style-name="Source_20_Text"><text:span text:style-name="T1259">– </text:span></text:span><text:span text:style-name="Source_20_Text"><text:span text:style-name="T1262">отвечает Смарагд из ИГ Фарбен.</text:span></text:span></text:p>
      <text:p text:style-name="P675"><text:span text:style-name="Source_20_Text"><text:span text:style-name="T1259">– </text:span></text:span><text:span text:style-name="Source_20_Text"><text:span text:style-name="T1262">Тирский пурпур, ализарин и индиго, другие краски угольной смолы присутствуют, но важнейший анилиновый пурпур. Вильям Перкин открыл его в Англии, но его обучал Хофман, которого обучал Либиг. </text:span></text:span><text:span text:style-name="Source_20_Text"><text:span text:style-name="T1263">Тут замешана последовательность. Если это кармическое, то в очень ограниченном смысле… другой англичанин, Герберт Ганистер, и поколение химиков, которых он обучил…. Затем открытие Онерина. Спросите своего сотрудника Вимпе, он эксперт по цикловым бензилизохинилинам. Исследуйте клинические эффекты наркотика. Я не знаю. Кажется вам следует посмотреть в том направлении. Оно сливается с линией пурпур,Перкин-Ганистер. Н</text:span></text:span><text:span text:style-name="Source_20_Text"><text:span text:style-name="T1265">о</text:span></text:span><text:span text:style-name="Source_20_Text"><text:span text:style-name="T1263"> всё, что у меня есть, это молекула, набросок… Метаонерин, как сульфат. Не в Германии, а в Соединённых Штатах. Тут есть связь с Соединёнными Штатами. Связь с Россией. Отчего, по-вашему, фон Малцан и я </text:span></text:span><text:span text:style-name="Source_20_Text"><text:span text:style-name="T1265">настойчиво </text:span></text:span><text:span text:style-name="Source_20_Text"><text:span text:style-name="T1263">провели договор Раппало? Это было необходимым шагом на восток. Вимпе может вам рассказать. </text:span></text:span><text:span text:style-name="Source_20_Text"><text:span text:style-name="T1264">Этот <text:s/></text:span></text:span><text:span text:style-name="Source_20_Text"><text:span text:style-name="T1400">V-Mann</text:span></text:span><text:span text:style-name="Source_20_Text"><text:span text:style-name="T1264"> тоже был там. </text:span></text:span><text:span text:style-name="Source_20_Text"><text:span text:style-name="T1265">Отчего, по-вашему, мы так добивались, чтобы Крупп продавал им сельскохозяйственную технику? </text:span></text:span><text:span text:style-name="Source_20_Text"><text:span text:style-name="T1266">Это было частью процесса. В то время я не понимал этого так ясно, как сейчас. Но я знал что мне следует делать.</text:span></text:span></text:p>
      <text:p text:style-name="P676"><text:span text:style-name="Source_20_Text"><text:span text:style-name="T1259">– </text:span></text:span><text:span text:style-name="Source_20_Text"><text:span text:style-name="T1266">Взгляните на уголь и сталь. Есть место где они встречаются. Интерфейсом между между углём и сталью служит угольная смола. Представьте уголь, глубоко в земле, мертвенно чёрный, никакого света, сама субстанция смерти. Смерти древней, доисторической, видов, которые мы </text:span></text:span><text:span text:style-name="Source_20_Text"><text:span text:style-name="T1401">никогда не увидим</text:span></text:span><text:span text:style-name="Source_20_Text"><text:span text:style-name="T1266">. </text:span></text:span><text:span text:style-name="Source_20_Text"><text:span text:style-name="T1267">По наростающей, всё более старые, чёрные, глубинные в слоях вечной ночи. Над поверхностью прокатывается сталь, огненная, яркая. Но для производства стали угольные смолы, более тёмные и тяжёлые, должны быть извлечены из изначального угля. Экскремент Земли, очищенный для облагораживания сияющей стали. Переданный дальше.</text:span></text:span></text:p>
      <text:p text:style-name="P676"><text:span text:style-name="Source_20_Text"><text:span text:style-name="T1259">– </text:span></text:span><text:span text:style-name="Source_20_Text"><text:span text:style-name="T1268">Мы считали это индустриальным процессом. Но в этом было больше. Мы передали угольные смолы. </text:span></text:span><text:span text:style-name="Source_20_Text"><text:span text:style-name="T1269">Тысячи различных молекул ожидали в пропущенном дерьме. Вот знак </text:span></text:span><text:soft-page-break/><text:span text:style-name="Source_20_Text"><text:span text:style-name="T1269">откровения. Развития. В этом одно из значений анилинового пурпура, первого нового цвета Земли, вскочившего на свет Земли из угрюмых миль и толщи эпох. Есть и другое значение… последовательность… я пока не могу видеть так далеко….</text:span></text:span></text:p>
      <text:p text:style-name="P677"><text:span text:style-name="Source_20_Text"><text:span text:style-name="T1259">– </text:span></text:span><text:span text:style-name="Source_20_Text"><text:span text:style-name="T1269">Но всё это лишь прикидывается жизнью. Истинное продвижение идёт не от смерти к некоему возрождению. Но от смерти к смерти преобразованной. Лучше всего попытайтесь полимеризовать пару мёртвых молекул. Однако, полимеризация не воскрешение. Я имею ввиду вашу ИГ, Генеральный Директор.</text:span></text:span></text:p>
      <text:p text:style-name="P678"><text:span text:style-name="Source_20_Text"><text:span text:style-name="T1259">– </text:span></text:span><text:span text:style-name="Source_20_Text"><text:span text:style-name="T1402">Нашу</text:span></text:span><text:span text:style-name="Source_20_Text"><text:span text:style-name="T1270"> ИГ, я бы сказал,</text:span></text:span><text:span text:style-name="Source_20_Text"><text:span text:style-name="T1259">– </text:span></text:span><text:span text:style-name="Source_20_Text"><text:span text:style-name="T1270">отвечает Смарагд с более, чем обычной натянутостью и холодом.</text:span></text:span></text:p>
      <text:p text:style-name="P679"><text:span text:style-name="Source_20_Text"><text:span text:style-name="T1259">– </text:span></text:span><text:span text:style-name="Source_20_Text"><text:span text:style-name="T1271">Называйте как хотите. Хоть и союзом, если вам так нравится. Я здесь насколько вам потребуюсь. Вы не обязаны слушать. Вы думаете, что вы бы предпочли услышать о том, что вы зовёте жизнью: растущий органический Картель. Но это лишь ещё одна иллюзия. Очень умный робот. Чем динамичнее он кажется вам, тем глубже и мертвей, на самом деле, становится. Взгляните на дымогарные трубы, как они размножаются, </text:span></text:span><text:span text:style-name="Source_20_Text"><text:span text:style-name="T1272">распыляя отходы изначальных отходов над всё более обширными массами города. Структурно, они превосходят всё в противостоянии компрессии. Дымогарная труба может выстоять в любом взрыве—даже противостоять ударной волне от этих новых космических бомб,</text:span></text:span><text:span text:style-name="Source_20_Text"><text:span text:style-name="T1259">– </text:span></text:span><text:span text:style-name="Source_20_Text"><text:span text:style-name="T1272">некоторое перешёптывание вокруг стола на это</text:span></text:span><text:span text:style-name="Source_20_Text"><text:span text:style-name="T1259">– </text:span></text:span><text:span text:style-name="Source_20_Text"><text:span text:style-name="T1272">как вам известно. Получается, устойчивость структур вспомагающих смерти. Смерть превращённая в больше смерти. Совершенств</text:span></text:span><text:span text:style-name="Source_20_Text"><text:span text:style-name="T1274">у</text:span></text:span><text:span text:style-name="Source_20_Text"><text:span text:style-name="T1272">ет своё правление, точно так же как похороненный уголь становится плотнее и покрывается большими толщами—эпоха поверх эпохи, город поверх разрушенного города. </text:span></text:span><text:span text:style-name="Source_20_Text"><text:span text:style-name="T1273">В этом знак притворщицы Смерти.</text:span></text:span></text:p>
      <text:p text:style-name="P680"><text:span text:style-name="Source_20_Text"><text:span text:style-name="T1259">– </text:span></text:span><text:span text:style-name="Source_20_Text"><text:span text:style-name="T1273">Эти знаки реальны. Они также симптомы процесса. Процесс следует одной и той же форме, одной и той же структуре. Чтобы постичь это, вам следует руководствоваться знаками. Все разговоры о причине и следствии, это мирская история, а мирская история тактика для диверсий. Полезна для вас, джентльмены, но нам здесь ни к чему. Если хотите знать истину—полагаю мне она известна—вам нужно углубиться в технологию этих материй. Даже в сердца некоторых молекул—это ведь они, в конце концов, диктуют температуры, давления, скорость теченияцены, доходы, форму башен….</text:span></text:span></text:p>
      <text:p text:style-name="P681"><text:span text:style-name="Source_20_Text"><text:span text:style-name="T1259">– <text:s/></text:span></text:span><text:span text:style-name="Source_20_Text"><text:span text:style-name="T1274">Вам следует задаться двумя вопросами. Первый, в чём истинная природа синтеза? И следующий: в чём истинная природа контроля?</text:span></text:span></text:p>
      <text:p text:style-name="P681"><text:span text:style-name="Source_20_Text"><text:span text:style-name="T1259">– </text:span></text:span><text:span text:style-name="Source_20_Text"><text:span text:style-name="T1274">Вам кажется, что вы знаете, вы цепляетесь за свои убеждения. Но рано или поздно, вам придётся с ними расстаться.</text:span></text:span></text:p>
      <text:p text:style-name="P681"><text:span text:style-name="Source_20_Text"><text:span text:style-name="T1274">Затяжная тишина. Некоторое шевеление на стульях вокруг стола, однако спаренные мизинцы <text:s/>удерживают соприкосновение.</text:span></text:span></text:p>
      <text:p text:style-name="P682"><text:span text:style-name="Source_20_Text"><text:span text:style-name="T1259">– </text:span></text:span><text:span text:style-name="Source_20_Text"><text:span text:style-name="T1274">Херр Ратенау, </text:span></text:span><text:span text:style-name="Source_20_Text"><text:span text:style-name="T1275">вы можете сказать мне прямо,</text:span></text:span><text:span text:style-name="Source_20_Text"><text:span text:style-name="T1259">– </text:span></text:span><text:span text:style-name="Source_20_Text"><text:span text:style-name="T1274">этой Хайнц Риппенштос, </text:span></text:span><text:span text:style-name="Source_20_Text"><text:span text:style-name="T1275">шальной </text:span></text:span><text:span text:style-name="Source_20_Text"><text:span text:style-name="T1274"><text:s/>нацистский </text:span></text:span><text:span text:style-name="Source_20_Text"><text:span text:style-name="T1275">шутник и перекати-поле. Сидящие начинают хихикать и Петер Сачса возвращается в свою комнату.</text:span></text:span><text:span text:style-name="Source_20_Text"><text:span text:style-name="T1259">– <text:s/></text:span></text:span><text:span text:style-name="Source_20_Text"><text:span text:style-name="T1275">Так Бог вправду Еврей?</text:span></text:span></text:p>
      <text:p text:style-name="P682"><draw:frame draw:style-name="fr2" draw:name="Image20" text:anchor-type="paragraph" svg:x="0.1665in" svg:y="0.0673in" svg:width="6.9252in" svg:height="0.3661in" draw:z-index="20"><draw:image xlink:href="Pictures/1000000000000B720000009B428C9716555D8079.png" xlink:type="simple" xlink:show="embed" xlink:actuate="onLoad" loext:mime-type="image/png"/></draw:frame><text:span text:style-name="Source_20_Text"><text:span text:style-name="T127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adornments="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indent="0.2402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rward" style:family="paragraph" style:parent-style-name="Standard">
      <style:paragraph-properties fo:margin-left="0in" fo:margin-right="0in" fo:text-indent="0in" style:auto-text-indent="false"/>
      <style:text-properties fo:language="ru" fo:country="RU" fo:font-style="normal" officeooo:rsid="00b50481" style:font-style-asian="normal" style:font-style-complex="normal"/>
    </style:style>
    <style:style style:name="Header" style:family="paragraph" style:parent-style-name="Standard" style:class="extra">
      <style:paragraph-properties fo:margin-left="0in" fo:margin-right="0in" fo:text-align="center" style:justify-single-word="false" fo:text-indent="0in" style:auto-text-indent="false"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center" style:justify-single-word="false"/>
      <style:text-properties style:font-name="Times New Roman Cyr" fo:font-family="'Times New Roman Cyr'" style:font-style-name="Regular" style:font-family-generic="roman" style:font-pitch="variable"/>
    </style:style>
    <style:style style:name="indent-big" style:family="paragraph" style:parent-style-name="Standard">
      <style:paragraph-properties fo:margin-left="0in" fo:margin-right="0in" fo:text-align="center" style:justify-single-word="false" fo:text-indent="2.2402in" style:auto-text-indent="false"/>
      <style:text-properties fo:language="ru" fo:country="RU" fo:font-style="normal" officeooo:rsid="01061190" style:font-style-asian="normal" style:font-style-complex="normal"/>
    </style:style>
    <style:style style:name="big-left-indent" style:family="paragraph" style:parent-style-name="indent-big" style:master-page-name="">
      <style:paragraph-properties fo:margin-left="0in" fo:margin-right="0in" fo:text-align="start" style:justify-single-word="false" fo:text-indent="4.2402in" style:auto-text-indent="false" style:page-number="auto"/>
    </style:style>
    <style:style style:name="Figure" style:family="paragraph" style:parent-style-name="Caption"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enter" style:family="paragraph" style:parent-style-name="forward">
      <style:paragraph-properties fo:text-align="center" style:justify-single-word="false"/>
      <style:text-properties fo:font-variant="small-caps"/>
    </style:style>
    <style:style style:name="center-norm" style:family="paragraph" style:parent-style-name="center">
      <style:paragraph-properties fo:text-align="center" style:justify-single-word="false"/>
      <style:text-properties fo:font-variant="normal" fo:text-transform="none"/>
    </style:style>
    <style:style style:name="caps" style:family="paragraph" style:parent-style-name="indent-big">
      <style:paragraph-properties fo:margin-left="0in" fo:margin-right="0in" fo:text-align="start" style:justify-single-word="false" fo:text-indent="2.1in" style:auto-text-indent="true"/>
      <style:text-properties fo:text-transform="uppercas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nobord" style:family="graphic" style:parent-style-name="Formula">
      <style:graphic-properties svg:width="2.3953in" svg:height="0.4571in" svg:x="2.2654in" svg:y="0.1717in" fo:margin-left="0.0791in" fo:margin-right="0.0791in" fo:margin-top="0in" fo:margin-bottom="0in" style:vertical-pos="from-top" style:horizontal-pos="from-left" style:horizontal-rel="paragraph" fo:background-color="transparent" draw:fill="none" draw:fill-color="#729fcf" fo:padding="0.0201in" fo:border="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07T18:16:57.515658693</meta:creation-date>
    <dc:date>2020-11-10T15:43:06.506048375</dc:date>
    <meta:editing-duration>P6DT13H51M41S</meta:editing-duration>
    <meta:editing-cycles>1745</meta:editing-cycles>
    <meta:generator>LibreOffice/6.1.5.2$Linux_X86_64 LibreOffice_project/10$Build-2</meta:generator>
    <meta:document-statistic meta:table-count="0" meta:image-count="20" meta:object-count="1" meta:page-count="113" meta:paragraph-count="992" meta:word-count="62318" meta:character-count="424450" meta:non-whitespace-character-count="362904"/>
  </office:meta>
</office:document-meta>
</file>

<file path=Object 1/content.xml><?xml version="1.0" encoding="utf-8"?>
<math xmlns="http://www.w3.org/1998/Math/MathML" display="block">
  <semantics>
    <mrow>
      <msup>
        <mi mathvariant="italic">Ne</mi>
        <mrow>
          <mo stretchy="false">−</mo>
          <mi>m</mi>
        </mrow>
      </msup>
      <mrow>
        <mo fence="true" stretchy="false">(</mo>
        <mrow>
          <mrow>
            <mn>1</mn>
            <mo stretchy="false">+</mo>
            <mi>m</mi>
            <mo stretchy="false">+</mo>
            <mfrac>
              <msup>
                <mi>m</mi>
                <mn>2</mn>
              </msup>
              <mrow>
                <mn>2</mn>
                <mi>!</mi>
              </mrow>
            </mfrac>
            <mo stretchy="false">+</mo>
            <mfrac>
              <msup>
                <mi>m</mi>
                <mn>3</mn>
              </msup>
              <mrow>
                <mn>3</mn>
                <mi>!</mi>
              </mrow>
            </mfrac>
            <mo stretchy="false">+</mo>
            <mn>...</mn>
            <mo stretchy="false">+</mo>
            <mfrac>
              <msup>
                <mi>m</mi>
                <mrow>
                  <mi>n</mi>
                  <mo stretchy="false">−</mo>
                  <mn>1</mn>
                </mrow>
              </msup>
              <mrow>
                <mrow>
                  <mi>n</mi>
                  <mo stretchy="false">−</mo>
                  <mn>1</mn>
                </mrow>
                <mi>!</mi>
              </mrow>
            </mfrac>
          </mrow>
        </mrow>
        <mo fence="true" stretchy="false">)</mo>
      </mrow>
      <mi>,</mi>
    </mrow>
    <annotation encoding="StarMath 5.0">Ne^{-m}(1  +  m  +  {m^{2}} over {2!}  +  {m^{3}} over {3!}  + ... +  {m^{n-1}} over {n-1!}), </annotation>
  </semantics>
</math>
</file>